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8.327cm"/>
    </style:style>
    <style:style style:name="co12" style:family="table-column">
      <style:table-column-properties fo:break-before="auto" style:column-width="0.474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9" style:family="table-cell" style:parent-style-name="Default" style:data-style-name="N0"/>
    <style:style style:name="ce11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M2];[$HTML.$C$1];[.$B2];[$HTML.$D$1];[.$B2];[$HTML.$E$1];[.$B2];[$HTML.$F$1];[.$B2];[$HTML.$G$1])" office:value-type="string" office:string-value="&lt;div class=&quot;card&quot; id=&quot;main-R-1&quot;&gt;&lt;img width=&quot;115&quot; heidht=&quot;160&quot; src=&quot;https://one-draw.jp/ijinden/cardlist/R01/card/R_001.png&quot; /&gt;&lt;div class=&quot;numCopies&quot; id=&quot;main-R-1-numCopies&quot;&gt;0&lt;/div&gt;&lt;button type=&quot;button&quot; class=&quot;pop&quot; onclick=&quot;popCardMain('R-1');&quot;&gt;-&lt;/button&gt;&lt;button type=&quot;button&quot; class=&quot;push&quot; onclick=&quot;pushCardMain('R-1');&quot;&gt;+&lt;/button&gt;&lt;button type=&quot;button&quot; class=&quot;drop&quot; onclick=&quot;dropCardMain('R-1');&quot;&gt;↓&lt;/button&gt;&lt;/div&gt;" calcext:value-type="string">
            <text:p>&lt;div class="card" id="main-R-1"&gt;&lt;img width="115" heidht="160" src="https://one-draw.jp/ijinden/cardlist/R01/card/R_001.png" /&gt;&lt;div class="numCopies" id="main-R-1-numCopies"&gt;0&lt;/div&gt;&lt;button type="button" class="pop" onclick="popCardMain('R-1');"&gt;-&lt;/button&gt;&lt;button type="button" class="push" onclick="pushCardMain('R-1');"&gt;+&lt;/button&gt;&lt;button type="button" class="drop" onclick="dropCardMain('R-1');"&gt;↓&lt;/button&gt;&lt;/div&gt;</text:p>
          </table:table-cell>
          <table:table-cell table:formula="of:=CONCATENATE([$HTML.$A$2];[.$B2];[$HTML.$B$2];[.$M2];[$HTML.$C$2];[.$B2];[$HTML.$D$2];[.$B2];[$HTML.$E$2];[.$B2];[$HTML.$F$2];[.$B2];[$HTML.$G$2])" office:value-type="string" office:string-value="&lt;div class=&quot;card&quot; id=&quot;side-R-1&quot;&gt;&lt;img width=&quot;115&quot; heidht=&quot;160&quot; src=&quot;https://one-draw.jp/ijinden/cardlist/R01/card/R_001.png&quot; /&gt;&lt;div class=&quot;numCopies&quot; id=&quot;side-R-1-numCopies&quot;&gt;0&lt;/div&gt;&lt;button type=&quot;button&quot; class=&quot;pop&quot; onclick=&quot;popCardSide('R-1');&quot;&gt;-&lt;/button&gt;&lt;button type=&quot;button&quot; class=&quot;push&quot; onclick=&quot;pushCardSide('R-1');&quot;&gt;+&lt;/button&gt;&lt;button type=&quot;button&quot; class=&quot;raise&quot; onclick=&quot;raiseCardSide('R-1');&quot;&gt;↑&lt;/button&gt;&lt;/div&gt;" calcext:value-type="string">
            <text:p>&lt;div class="card" id="side-R-1"&gt;&lt;img width="115" heidht="160" src="https://one-draw.jp/ijinden/cardlist/R01/card/R_001.png" /&gt;&lt;div class="numCopies" id="side-R-1-numCopies"&gt;0&lt;/div&gt;&lt;button type="button" class="pop" onclick="popCardSide('R-1');"&gt;-&lt;/button&gt;&lt;button type="button" class="push" onclick="pushCardSide('R-1');"&gt;+&lt;/button&gt;&lt;button type="button" class="raise" onclick="raiseCardSide('R-1');"&gt;↑&lt;/button&gt;&lt;/div&gt;</text:p>
          </table:table-cell>
          <table:table-cell table:formula="of:=CONCATENATE([$HTML.$A$3];[.B2];[$HTML.$B$3];[.F2];[$HTML.$C$3];[.H2];[$HTML.$D$3];[.J2];[$HTML.$E$3];[.B2];[$HTML.$F$3];[.D2];[$HTML.$G$3];[.I2];[$HTML.$H$3];[.G2];[$HTML.$I$3];[.K2];[$HTML.$J$3];[.B2];[$HTML.$K$3];[.B2];[$HTML.$L$3];[.B2];[$HTML.$M$3];[.B2];[$HTML.$N$3];[.B2];[$HTML.$O$3];[.B2];[$HTML.$P$3])" office:value-type="string" office:string-value="&lt;tr id=&quot;table-R-1&quot; data-expansion=&quot;10&quot; data-type=&quot;1&quot; data-color=&quot;10&quot;&gt;&lt;td&gt;R-1&lt;/td&gt;&lt;td&gt;上杉謙信&lt;/td&gt;&lt;td&gt;赤&lt;/td&gt;&lt;td&gt;イジン&lt;/td&gt;&lt;td&gt;6&lt;/td&gt;&lt;td&gt;&lt;button type=&quot;button&quot; onclick=&quot;popCardMain('R-1')&quot;&gt;-&lt;/button&gt;&lt;/td&gt;&lt;td id=&quot;table-main-R-1-numCopies&quot;&gt;0&lt;/td&gt;&lt;td&gt;&lt;button type=&quot;button&quot; onclick=&quot;pushCardMain('R-1')&quot;&gt;+&lt;/button&gt;&lt;/td&gt;&lt;td&gt;&lt;button type=&quot;button&quot; onclick=&quot;popCardSide('R-1')&quot;&gt;-&lt;/button&gt;&lt;/td&gt;&lt;td id=&quot;table-side-R-1-numCopies&quot;&gt;0&lt;/td&gt;&lt;td&gt;&lt;button type=&quot;button&quot; onclick=&quot;pushCardSide('R-1')&quot;&gt;+&lt;/button&gt;&lt;/td&gt;&lt;/tr&gt;" calcext:value-type="string">
            <text:p>&lt;tr id="table-R-1" data-expansion="10" data-type="1" data-color="10"&gt;&lt;td&gt;R-1&lt;/td&gt;&lt;td&gt;上杉謙信&lt;/td&gt;&lt;td&gt;赤&lt;/td&gt;&lt;td&gt;イジン&lt;/td&gt;&lt;td&gt;6&lt;/td&gt;&lt;td&gt;&lt;button type="button" onclick="popCardMain('R-1')"&gt;-&lt;/button&gt;&lt;/td&gt;&lt;td id="table-main-R-1-numCopies"&gt;0&lt;/td&gt;&lt;td&gt;&lt;button type="button" onclick="pushCardMain('R-1')"&gt;+&lt;/button&gt;&lt;/td&gt;&lt;td&gt;&lt;button type="button" onclick="popCardSide('R-1')"&gt;-&lt;/button&gt;&lt;/td&gt;&lt;td id="table-side-R-1-numCopies"&gt;0&lt;/td&gt;&lt;td&gt;&lt;button type="button" onclick="pushCardSide('R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M3];[$HTML.$C$1];[.$B3];[$HTML.$D$1];[.$B3];[$HTML.$E$1];[.$B3];[$HTML.$F$1];[.$B3];[$HTML.$G$1])" office:value-type="string" office:string-value="&lt;div class=&quot;card&quot; id=&quot;main-R-2&quot;&gt;&lt;img width=&quot;115&quot; heidht=&quot;160&quot; src=&quot;https://one-draw.jp/ijinden/cardlist/R01/card/R_002.png&quot; /&gt;&lt;div class=&quot;numCopies&quot; id=&quot;main-R-2-numCopies&quot;&gt;0&lt;/div&gt;&lt;button type=&quot;button&quot; class=&quot;pop&quot; onclick=&quot;popCardMain('R-2');&quot;&gt;-&lt;/button&gt;&lt;button type=&quot;button&quot; class=&quot;push&quot; onclick=&quot;pushCardMain('R-2');&quot;&gt;+&lt;/button&gt;&lt;button type=&quot;button&quot; class=&quot;drop&quot; onclick=&quot;dropCardMain('R-2');&quot;&gt;↓&lt;/button&gt;&lt;/div&gt;" calcext:value-type="string">
            <text:p>&lt;div class="card" id="main-R-2"&gt;&lt;img width="115" heidht="160" src="https://one-draw.jp/ijinden/cardlist/R01/card/R_002.png" /&gt;&lt;div class="numCopies" id="main-R-2-numCopies"&gt;0&lt;/div&gt;&lt;button type="button" class="pop" onclick="popCardMain('R-2');"&gt;-&lt;/button&gt;&lt;button type="button" class="push" onclick="pushCardMain('R-2');"&gt;+&lt;/button&gt;&lt;button type="button" class="drop" onclick="dropCardMain('R-2');"&gt;↓&lt;/button&gt;&lt;/div&gt;</text:p>
          </table:table-cell>
          <table:table-cell table:formula="of:=CONCATENATE([$HTML.$A$2];[.$B3];[$HTML.$B$2];[.$M3];[$HTML.$C$2];[.$B3];[$HTML.$D$2];[.$B3];[$HTML.$E$2];[.$B3];[$HTML.$F$2];[.$B3];[$HTML.$G$2])" office:value-type="string" office:string-value="&lt;div class=&quot;card&quot; id=&quot;side-R-2&quot;&gt;&lt;img width=&quot;115&quot; heidht=&quot;160&quot; src=&quot;https://one-draw.jp/ijinden/cardlist/R01/card/R_002.png&quot; /&gt;&lt;div class=&quot;numCopies&quot; id=&quot;side-R-2-numCopies&quot;&gt;0&lt;/div&gt;&lt;button type=&quot;button&quot; class=&quot;pop&quot; onclick=&quot;popCardSide('R-2');&quot;&gt;-&lt;/button&gt;&lt;button type=&quot;button&quot; class=&quot;push&quot; onclick=&quot;pushCardSide('R-2');&quot;&gt;+&lt;/button&gt;&lt;button type=&quot;button&quot; class=&quot;raise&quot; onclick=&quot;raiseCardSide('R-2');&quot;&gt;↑&lt;/button&gt;&lt;/div&gt;" calcext:value-type="string">
            <text:p>&lt;div class="card" id="side-R-2"&gt;&lt;img width="115" heidht="160" src="https://one-draw.jp/ijinden/cardlist/R01/card/R_002.png" /&gt;&lt;div class="numCopies" id="side-R-2-numCopies"&gt;0&lt;/div&gt;&lt;button type="button" class="pop" onclick="popCardSide('R-2');"&gt;-&lt;/button&gt;&lt;button type="button" class="push" onclick="pushCardSide('R-2');"&gt;+&lt;/button&gt;&lt;button type="button" class="raise" onclick="raiseCardSide('R-2');"&gt;↑&lt;/button&gt;&lt;/div&gt;</text:p>
          </table:table-cell>
          <table:table-cell table:formula="of:=CONCATENATE([$HTML.$A$3];[.B3];[$HTML.$B$3];[.F3];[$HTML.$C$3];[.H3];[$HTML.$D$3];[.J3];[$HTML.$E$3];[.B3];[$HTML.$F$3];[.D3];[$HTML.$G$3];[.I3];[$HTML.$H$3];[.G3];[$HTML.$I$3];[.K3];[$HTML.$J$3];[.B3];[$HTML.$K$3];[.B3];[$HTML.$L$3];[.B3];[$HTML.$M$3];[.B3];[$HTML.$N$3];[.B3];[$HTML.$O$3];[.B3];[$HTML.$P$3])" office:value-type="string" office:string-value="&lt;tr id=&quot;table-R-2&quot; data-expansion=&quot;10&quot; data-type=&quot;1&quot; data-color=&quot;10&quot;&gt;&lt;td&gt;R-2&lt;/td&gt;&lt;td&gt;源義経&lt;/td&gt;&lt;td&gt;赤&lt;/td&gt;&lt;td&gt;イジン&lt;/td&gt;&lt;td&gt;1&lt;/td&gt;&lt;td&gt;&lt;button type=&quot;button&quot; onclick=&quot;popCardMain('R-2')&quot;&gt;-&lt;/button&gt;&lt;/td&gt;&lt;td id=&quot;table-main-R-2-numCopies&quot;&gt;0&lt;/td&gt;&lt;td&gt;&lt;button type=&quot;button&quot; onclick=&quot;pushCardMain('R-2')&quot;&gt;+&lt;/button&gt;&lt;/td&gt;&lt;td&gt;&lt;button type=&quot;button&quot; onclick=&quot;popCardSide('R-2')&quot;&gt;-&lt;/button&gt;&lt;/td&gt;&lt;td id=&quot;table-side-R-2-numCopies&quot;&gt;0&lt;/td&gt;&lt;td&gt;&lt;button type=&quot;button&quot; onclick=&quot;pushCardSide('R-2')&quot;&gt;+&lt;/button&gt;&lt;/td&gt;&lt;/tr&gt;" calcext:value-type="string">
            <text:p>&lt;tr id="table-R-2" data-expansion="10" data-type="1" data-color="10"&gt;&lt;td&gt;R-2&lt;/td&gt;&lt;td&gt;源義経&lt;/td&gt;&lt;td&gt;赤&lt;/td&gt;&lt;td&gt;イジン&lt;/td&gt;&lt;td&gt;1&lt;/td&gt;&lt;td&gt;&lt;button type="button" onclick="popCardMain('R-2')"&gt;-&lt;/button&gt;&lt;/td&gt;&lt;td id="table-main-R-2-numCopies"&gt;0&lt;/td&gt;&lt;td&gt;&lt;button type="button" onclick="pushCardMain('R-2')"&gt;+&lt;/button&gt;&lt;/td&gt;&lt;td&gt;&lt;button type="button" onclick="popCardSide('R-2')"&gt;-&lt;/button&gt;&lt;/td&gt;&lt;td id="table-side-R-2-numCopies"&gt;0&lt;/td&gt;&lt;td&gt;&lt;button type="button" onclick="pushCardSide('R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M4];[$HTML.$C$1];[.$B4];[$HTML.$D$1];[.$B4];[$HTML.$E$1];[.$B4];[$HTML.$F$1];[.$B4];[$HTML.$G$1])" office:value-type="string" office:string-value="&lt;div class=&quot;card&quot; id=&quot;main-R-3&quot;&gt;&lt;img width=&quot;115&quot; heidht=&quot;160&quot; src=&quot;https://one-draw.jp/ijinden/cardlist/R01/card/R_003.png&quot; /&gt;&lt;div class=&quot;numCopies&quot; id=&quot;main-R-3-numCopies&quot;&gt;0&lt;/div&gt;&lt;button type=&quot;button&quot; class=&quot;pop&quot; onclick=&quot;popCardMain('R-3');&quot;&gt;-&lt;/button&gt;&lt;button type=&quot;button&quot; class=&quot;push&quot; onclick=&quot;pushCardMain('R-3');&quot;&gt;+&lt;/button&gt;&lt;button type=&quot;button&quot; class=&quot;drop&quot; onclick=&quot;dropCardMain('R-3');&quot;&gt;↓&lt;/button&gt;&lt;/div&gt;" calcext:value-type="string">
            <text:p>&lt;div class="card" id="main-R-3"&gt;&lt;img width="115" heidht="160" src="https://one-draw.jp/ijinden/cardlist/R01/card/R_003.png" /&gt;&lt;div class="numCopies" id="main-R-3-numCopies"&gt;0&lt;/div&gt;&lt;button type="button" class="pop" onclick="popCardMain('R-3');"&gt;-&lt;/button&gt;&lt;button type="button" class="push" onclick="pushCardMain('R-3');"&gt;+&lt;/button&gt;&lt;button type="button" class="drop" onclick="dropCardMain('R-3');"&gt;↓&lt;/button&gt;&lt;/div&gt;</text:p>
          </table:table-cell>
          <table:table-cell table:formula="of:=CONCATENATE([$HTML.$A$2];[.$B4];[$HTML.$B$2];[.$M4];[$HTML.$C$2];[.$B4];[$HTML.$D$2];[.$B4];[$HTML.$E$2];[.$B4];[$HTML.$F$2];[.$B4];[$HTML.$G$2])" office:value-type="string" office:string-value="&lt;div class=&quot;card&quot; id=&quot;side-R-3&quot;&gt;&lt;img width=&quot;115&quot; heidht=&quot;160&quot; src=&quot;https://one-draw.jp/ijinden/cardlist/R01/card/R_003.png&quot; /&gt;&lt;div class=&quot;numCopies&quot; id=&quot;side-R-3-numCopies&quot;&gt;0&lt;/div&gt;&lt;button type=&quot;button&quot; class=&quot;pop&quot; onclick=&quot;popCardSide('R-3');&quot;&gt;-&lt;/button&gt;&lt;button type=&quot;button&quot; class=&quot;push&quot; onclick=&quot;pushCardSide('R-3');&quot;&gt;+&lt;/button&gt;&lt;button type=&quot;button&quot; class=&quot;raise&quot; onclick=&quot;raiseCardSide('R-3');&quot;&gt;↑&lt;/button&gt;&lt;/div&gt;" calcext:value-type="string">
            <text:p>&lt;div class="card" id="side-R-3"&gt;&lt;img width="115" heidht="160" src="https://one-draw.jp/ijinden/cardlist/R01/card/R_003.png" /&gt;&lt;div class="numCopies" id="side-R-3-numCopies"&gt;0&lt;/div&gt;&lt;button type="button" class="pop" onclick="popCardSide('R-3');"&gt;-&lt;/button&gt;&lt;button type="button" class="push" onclick="pushCardSide('R-3');"&gt;+&lt;/button&gt;&lt;button type="button" class="raise" onclick="raiseCardSide('R-3');"&gt;↑&lt;/button&gt;&lt;/div&gt;</text:p>
          </table:table-cell>
          <table:table-cell table:formula="of:=CONCATENATE([$HTML.$A$3];[.B4];[$HTML.$B$3];[.F4];[$HTML.$C$3];[.H4];[$HTML.$D$3];[.J4];[$HTML.$E$3];[.B4];[$HTML.$F$3];[.D4];[$HTML.$G$3];[.I4];[$HTML.$H$3];[.G4];[$HTML.$I$3];[.K4];[$HTML.$J$3];[.B4];[$HTML.$K$3];[.B4];[$HTML.$L$3];[.B4];[$HTML.$M$3];[.B4];[$HTML.$N$3];[.B4];[$HTML.$O$3];[.B4];[$HTML.$P$3])" office:value-type="string" office:string-value="&lt;tr id=&quot;table-R-3&quot; data-expansion=&quot;10&quot; data-type=&quot;1&quot; data-color=&quot;10&quot;&gt;&lt;td&gt;R-3&lt;/td&gt;&lt;td&gt;武田勝頼&lt;/td&gt;&lt;td&gt;赤&lt;/td&gt;&lt;td&gt;イジン&lt;/td&gt;&lt;td&gt;2&lt;/td&gt;&lt;td&gt;&lt;button type=&quot;button&quot; onclick=&quot;popCardMain('R-3')&quot;&gt;-&lt;/button&gt;&lt;/td&gt;&lt;td id=&quot;table-main-R-3-numCopies&quot;&gt;0&lt;/td&gt;&lt;td&gt;&lt;button type=&quot;button&quot; onclick=&quot;pushCardMain('R-3')&quot;&gt;+&lt;/button&gt;&lt;/td&gt;&lt;td&gt;&lt;button type=&quot;button&quot; onclick=&quot;popCardSide('R-3')&quot;&gt;-&lt;/button&gt;&lt;/td&gt;&lt;td id=&quot;table-side-R-3-numCopies&quot;&gt;0&lt;/td&gt;&lt;td&gt;&lt;button type=&quot;button&quot; onclick=&quot;pushCardSide('R-3')&quot;&gt;+&lt;/button&gt;&lt;/td&gt;&lt;/tr&gt;" calcext:value-type="string">
            <text:p>&lt;tr id="table-R-3" data-expansion="10" data-type="1" data-color="10"&gt;&lt;td&gt;R-3&lt;/td&gt;&lt;td&gt;武田勝頼&lt;/td&gt;&lt;td&gt;赤&lt;/td&gt;&lt;td&gt;イジン&lt;/td&gt;&lt;td&gt;2&lt;/td&gt;&lt;td&gt;&lt;button type="button" onclick="popCardMain('R-3')"&gt;-&lt;/button&gt;&lt;/td&gt;&lt;td id="table-main-R-3-numCopies"&gt;0&lt;/td&gt;&lt;td&gt;&lt;button type="button" onclick="pushCardMain('R-3')"&gt;+&lt;/button&gt;&lt;/td&gt;&lt;td&gt;&lt;button type="button" onclick="popCardSide('R-3')"&gt;-&lt;/button&gt;&lt;/td&gt;&lt;td id="table-side-R-3-numCopies"&gt;0&lt;/td&gt;&lt;td&gt;&lt;button type="button" onclick="pushCardSide('R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M5];[$HTML.$C$1];[.$B5];[$HTML.$D$1];[.$B5];[$HTML.$E$1];[.$B5];[$HTML.$F$1];[.$B5];[$HTML.$G$1])" office:value-type="string" office:string-value="&lt;div class=&quot;card&quot; id=&quot;main-R-4&quot;&gt;&lt;img width=&quot;115&quot; heidht=&quot;160&quot; src=&quot;https://one-draw.jp/ijinden/cardlist/R01/card/R_004.png&quot; /&gt;&lt;div class=&quot;numCopies&quot; id=&quot;main-R-4-numCopies&quot;&gt;0&lt;/div&gt;&lt;button type=&quot;button&quot; class=&quot;pop&quot; onclick=&quot;popCardMain('R-4');&quot;&gt;-&lt;/button&gt;&lt;button type=&quot;button&quot; class=&quot;push&quot; onclick=&quot;pushCardMain('R-4');&quot;&gt;+&lt;/button&gt;&lt;button type=&quot;button&quot; class=&quot;drop&quot; onclick=&quot;dropCardMain('R-4');&quot;&gt;↓&lt;/button&gt;&lt;/div&gt;" calcext:value-type="string">
            <text:p>&lt;div class="card" id="main-R-4"&gt;&lt;img width="115" heidht="160" src="https://one-draw.jp/ijinden/cardlist/R01/card/R_004.png" /&gt;&lt;div class="numCopies" id="main-R-4-numCopies"&gt;0&lt;/div&gt;&lt;button type="button" class="pop" onclick="popCardMain('R-4');"&gt;-&lt;/button&gt;&lt;button type="button" class="push" onclick="pushCardMain('R-4');"&gt;+&lt;/button&gt;&lt;button type="button" class="drop" onclick="dropCardMain('R-4');"&gt;↓&lt;/button&gt;&lt;/div&gt;</text:p>
          </table:table-cell>
          <table:table-cell table:formula="of:=CONCATENATE([$HTML.$A$2];[.$B5];[$HTML.$B$2];[.$M5];[$HTML.$C$2];[.$B5];[$HTML.$D$2];[.$B5];[$HTML.$E$2];[.$B5];[$HTML.$F$2];[.$B5];[$HTML.$G$2])" office:value-type="string" office:string-value="&lt;div class=&quot;card&quot; id=&quot;side-R-4&quot;&gt;&lt;img width=&quot;115&quot; heidht=&quot;160&quot; src=&quot;https://one-draw.jp/ijinden/cardlist/R01/card/R_004.png&quot; /&gt;&lt;div class=&quot;numCopies&quot; id=&quot;side-R-4-numCopies&quot;&gt;0&lt;/div&gt;&lt;button type=&quot;button&quot; class=&quot;pop&quot; onclick=&quot;popCardSide('R-4');&quot;&gt;-&lt;/button&gt;&lt;button type=&quot;button&quot; class=&quot;push&quot; onclick=&quot;pushCardSide('R-4');&quot;&gt;+&lt;/button&gt;&lt;button type=&quot;button&quot; class=&quot;raise&quot; onclick=&quot;raiseCardSide('R-4');&quot;&gt;↑&lt;/button&gt;&lt;/div&gt;" calcext:value-type="string">
            <text:p>&lt;div class="card" id="side-R-4"&gt;&lt;img width="115" heidht="160" src="https://one-draw.jp/ijinden/cardlist/R01/card/R_004.png" /&gt;&lt;div class="numCopies" id="side-R-4-numCopies"&gt;0&lt;/div&gt;&lt;button type="button" class="pop" onclick="popCardSide('R-4');"&gt;-&lt;/button&gt;&lt;button type="button" class="push" onclick="pushCardSide('R-4');"&gt;+&lt;/button&gt;&lt;button type="button" class="raise" onclick="raiseCardSide('R-4');"&gt;↑&lt;/button&gt;&lt;/div&gt;</text:p>
          </table:table-cell>
          <table:table-cell table:formula="of:=CONCATENATE([$HTML.$A$3];[.B5];[$HTML.$B$3];[.F5];[$HTML.$C$3];[.H5];[$HTML.$D$3];[.J5];[$HTML.$E$3];[.B5];[$HTML.$F$3];[.D5];[$HTML.$G$3];[.I5];[$HTML.$H$3];[.G5];[$HTML.$I$3];[.K5];[$HTML.$J$3];[.B5];[$HTML.$K$3];[.B5];[$HTML.$L$3];[.B5];[$HTML.$M$3];[.B5];[$HTML.$N$3];[.B5];[$HTML.$O$3];[.B5];[$HTML.$P$3])" office:value-type="string" office:string-value="&lt;tr id=&quot;table-R-4&quot; data-expansion=&quot;10&quot; data-type=&quot;1&quot; data-color=&quot;10&quot;&gt;&lt;td&gt;R-4&lt;/td&gt;&lt;td&gt;ヴラド・ツェペシュ&lt;/td&gt;&lt;td&gt;赤&lt;/td&gt;&lt;td&gt;イジン&lt;/td&gt;&lt;td&gt;3&lt;/td&gt;&lt;td&gt;&lt;button type=&quot;button&quot; onclick=&quot;popCardMain('R-4')&quot;&gt;-&lt;/button&gt;&lt;/td&gt;&lt;td id=&quot;table-main-R-4-numCopies&quot;&gt;0&lt;/td&gt;&lt;td&gt;&lt;button type=&quot;button&quot; onclick=&quot;pushCardMain('R-4')&quot;&gt;+&lt;/button&gt;&lt;/td&gt;&lt;td&gt;&lt;button type=&quot;button&quot; onclick=&quot;popCardSide('R-4')&quot;&gt;-&lt;/button&gt;&lt;/td&gt;&lt;td id=&quot;table-side-R-4-numCopies&quot;&gt;0&lt;/td&gt;&lt;td&gt;&lt;button type=&quot;button&quot; onclick=&quot;pushCardSide('R-4')&quot;&gt;+&lt;/button&gt;&lt;/td&gt;&lt;/tr&gt;" calcext:value-type="string">
            <text:p>&lt;tr id="table-R-4" data-expansion="10" data-type="1" data-color="10"&gt;&lt;td&gt;R-4&lt;/td&gt;&lt;td&gt;ヴラド・ツェペシュ&lt;/td&gt;&lt;td&gt;赤&lt;/td&gt;&lt;td&gt;イジン&lt;/td&gt;&lt;td&gt;3&lt;/td&gt;&lt;td&gt;&lt;button type="button" onclick="popCardMain('R-4')"&gt;-&lt;/button&gt;&lt;/td&gt;&lt;td id="table-main-R-4-numCopies"&gt;0&lt;/td&gt;&lt;td&gt;&lt;button type="button" onclick="pushCardMain('R-4')"&gt;+&lt;/button&gt;&lt;/td&gt;&lt;td&gt;&lt;button type="button" onclick="popCardSide('R-4')"&gt;-&lt;/button&gt;&lt;/td&gt;&lt;td id="table-side-R-4-numCopies"&gt;0&lt;/td&gt;&lt;td&gt;&lt;button type="button" onclick="pushCardSide('R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M6];[$HTML.$C$1];[.$B6];[$HTML.$D$1];[.$B6];[$HTML.$E$1];[.$B6];[$HTML.$F$1];[.$B6];[$HTML.$G$1])" office:value-type="string" office:string-value="&lt;div class=&quot;card&quot; id=&quot;main-R-5&quot;&gt;&lt;img width=&quot;115&quot; heidht=&quot;160&quot; src=&quot;https://one-draw.jp/ijinden/cardlist/R01/card/R_005.png&quot; /&gt;&lt;div class=&quot;numCopies&quot; id=&quot;main-R-5-numCopies&quot;&gt;0&lt;/div&gt;&lt;button type=&quot;button&quot; class=&quot;pop&quot; onclick=&quot;popCardMain('R-5');&quot;&gt;-&lt;/button&gt;&lt;button type=&quot;button&quot; class=&quot;push&quot; onclick=&quot;pushCardMain('R-5');&quot;&gt;+&lt;/button&gt;&lt;button type=&quot;button&quot; class=&quot;drop&quot; onclick=&quot;dropCardMain('R-5');&quot;&gt;↓&lt;/button&gt;&lt;/div&gt;" calcext:value-type="string">
            <text:p>&lt;div class="card" id="main-R-5"&gt;&lt;img width="115" heidht="160" src="https://one-draw.jp/ijinden/cardlist/R01/card/R_005.png" /&gt;&lt;div class="numCopies" id="main-R-5-numCopies"&gt;0&lt;/div&gt;&lt;button type="button" class="pop" onclick="popCardMain('R-5');"&gt;-&lt;/button&gt;&lt;button type="button" class="push" onclick="pushCardMain('R-5');"&gt;+&lt;/button&gt;&lt;button type="button" class="drop" onclick="dropCardMain('R-5');"&gt;↓&lt;/button&gt;&lt;/div&gt;</text:p>
          </table:table-cell>
          <table:table-cell table:formula="of:=CONCATENATE([$HTML.$A$2];[.$B6];[$HTML.$B$2];[.$M6];[$HTML.$C$2];[.$B6];[$HTML.$D$2];[.$B6];[$HTML.$E$2];[.$B6];[$HTML.$F$2];[.$B6];[$HTML.$G$2])" office:value-type="string" office:string-value="&lt;div class=&quot;card&quot; id=&quot;side-R-5&quot;&gt;&lt;img width=&quot;115&quot; heidht=&quot;160&quot; src=&quot;https://one-draw.jp/ijinden/cardlist/R01/card/R_005.png&quot; /&gt;&lt;div class=&quot;numCopies&quot; id=&quot;side-R-5-numCopies&quot;&gt;0&lt;/div&gt;&lt;button type=&quot;button&quot; class=&quot;pop&quot; onclick=&quot;popCardSide('R-5');&quot;&gt;-&lt;/button&gt;&lt;button type=&quot;button&quot; class=&quot;push&quot; onclick=&quot;pushCardSide('R-5');&quot;&gt;+&lt;/button&gt;&lt;button type=&quot;button&quot; class=&quot;raise&quot; onclick=&quot;raiseCardSide('R-5');&quot;&gt;↑&lt;/button&gt;&lt;/div&gt;" calcext:value-type="string">
            <text:p>&lt;div class="card" id="side-R-5"&gt;&lt;img width="115" heidht="160" src="https://one-draw.jp/ijinden/cardlist/R01/card/R_005.png" /&gt;&lt;div class="numCopies" id="side-R-5-numCopies"&gt;0&lt;/div&gt;&lt;button type="button" class="pop" onclick="popCardSide('R-5');"&gt;-&lt;/button&gt;&lt;button type="button" class="push" onclick="pushCardSide('R-5');"&gt;+&lt;/button&gt;&lt;button type="button" class="raise" onclick="raiseCardSide('R-5');"&gt;↑&lt;/button&gt;&lt;/div&gt;</text:p>
          </table:table-cell>
          <table:table-cell table:formula="of:=CONCATENATE([$HTML.$A$3];[.B6];[$HTML.$B$3];[.F6];[$HTML.$C$3];[.H6];[$HTML.$D$3];[.J6];[$HTML.$E$3];[.B6];[$HTML.$F$3];[.D6];[$HTML.$G$3];[.I6];[$HTML.$H$3];[.G6];[$HTML.$I$3];[.K6];[$HTML.$J$3];[.B6];[$HTML.$K$3];[.B6];[$HTML.$L$3];[.B6];[$HTML.$M$3];[.B6];[$HTML.$N$3];[.B6];[$HTML.$O$3];[.B6];[$HTML.$P$3])" office:value-type="string" office:string-value="&lt;tr id=&quot;table-R-5&quot; data-expansion=&quot;10&quot; data-type=&quot;1&quot; data-color=&quot;10&quot;&gt;&lt;td&gt;R-5&lt;/td&gt;&lt;td&gt;坂上田村麻呂&lt;/td&gt;&lt;td&gt;赤&lt;/td&gt;&lt;td&gt;イジン&lt;/td&gt;&lt;td&gt;4&lt;/td&gt;&lt;td&gt;&lt;button type=&quot;button&quot; onclick=&quot;popCardMain('R-5')&quot;&gt;-&lt;/button&gt;&lt;/td&gt;&lt;td id=&quot;table-main-R-5-numCopies&quot;&gt;0&lt;/td&gt;&lt;td&gt;&lt;button type=&quot;button&quot; onclick=&quot;pushCardMain('R-5')&quot;&gt;+&lt;/button&gt;&lt;/td&gt;&lt;td&gt;&lt;button type=&quot;button&quot; onclick=&quot;popCardSide('R-5')&quot;&gt;-&lt;/button&gt;&lt;/td&gt;&lt;td id=&quot;table-side-R-5-numCopies&quot;&gt;0&lt;/td&gt;&lt;td&gt;&lt;button type=&quot;button&quot; onclick=&quot;pushCardSide('R-5')&quot;&gt;+&lt;/button&gt;&lt;/td&gt;&lt;/tr&gt;" calcext:value-type="string">
            <text:p>&lt;tr id="table-R-5" data-expansion="10" data-type="1" data-color="10"&gt;&lt;td&gt;R-5&lt;/td&gt;&lt;td&gt;坂上田村麻呂&lt;/td&gt;&lt;td&gt;赤&lt;/td&gt;&lt;td&gt;イジン&lt;/td&gt;&lt;td&gt;4&lt;/td&gt;&lt;td&gt;&lt;button type="button" onclick="popCardMain('R-5')"&gt;-&lt;/button&gt;&lt;/td&gt;&lt;td id="table-main-R-5-numCopies"&gt;0&lt;/td&gt;&lt;td&gt;&lt;button type="button" onclick="pushCardMain('R-5')"&gt;+&lt;/button&gt;&lt;/td&gt;&lt;td&gt;&lt;button type="button" onclick="popCardSide('R-5')"&gt;-&lt;/button&gt;&lt;/td&gt;&lt;td id="table-side-R-5-numCopies"&gt;0&lt;/td&gt;&lt;td&gt;&lt;button type="button" onclick="pushCardSide('R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M7];[$HTML.$C$1];[.$B7];[$HTML.$D$1];[.$B7];[$HTML.$E$1];[.$B7];[$HTML.$F$1];[.$B7];[$HTML.$G$1])" office:value-type="string" office:string-value="&lt;div class=&quot;card&quot; id=&quot;main-R-6&quot;&gt;&lt;img width=&quot;115&quot; heidht=&quot;160&quot; src=&quot;https://one-draw.jp/ijinden/cardlist/R01/card/R_006.png&quot; /&gt;&lt;div class=&quot;numCopies&quot; id=&quot;main-R-6-numCopies&quot;&gt;0&lt;/div&gt;&lt;button type=&quot;button&quot; class=&quot;pop&quot; onclick=&quot;popCardMain('R-6');&quot;&gt;-&lt;/button&gt;&lt;button type=&quot;button&quot; class=&quot;push&quot; onclick=&quot;pushCardMain('R-6');&quot;&gt;+&lt;/button&gt;&lt;button type=&quot;button&quot; class=&quot;drop&quot; onclick=&quot;dropCardMain('R-6');&quot;&gt;↓&lt;/button&gt;&lt;/div&gt;" calcext:value-type="string">
            <text:p>&lt;div class="card" id="main-R-6"&gt;&lt;img width="115" heidht="160" src="https://one-draw.jp/ijinden/cardlist/R01/card/R_006.png" /&gt;&lt;div class="numCopies" id="main-R-6-numCopies"&gt;0&lt;/div&gt;&lt;button type="button" class="pop" onclick="popCardMain('R-6');"&gt;-&lt;/button&gt;&lt;button type="button" class="push" onclick="pushCardMain('R-6');"&gt;+&lt;/button&gt;&lt;button type="button" class="drop" onclick="dropCardMain('R-6');"&gt;↓&lt;/button&gt;&lt;/div&gt;</text:p>
          </table:table-cell>
          <table:table-cell table:formula="of:=CONCATENATE([$HTML.$A$2];[.$B7];[$HTML.$B$2];[.$M7];[$HTML.$C$2];[.$B7];[$HTML.$D$2];[.$B7];[$HTML.$E$2];[.$B7];[$HTML.$F$2];[.$B7];[$HTML.$G$2])" office:value-type="string" office:string-value="&lt;div class=&quot;card&quot; id=&quot;side-R-6&quot;&gt;&lt;img width=&quot;115&quot; heidht=&quot;160&quot; src=&quot;https://one-draw.jp/ijinden/cardlist/R01/card/R_006.png&quot; /&gt;&lt;div class=&quot;numCopies&quot; id=&quot;side-R-6-numCopies&quot;&gt;0&lt;/div&gt;&lt;button type=&quot;button&quot; class=&quot;pop&quot; onclick=&quot;popCardSide('R-6');&quot;&gt;-&lt;/button&gt;&lt;button type=&quot;button&quot; class=&quot;push&quot; onclick=&quot;pushCardSide('R-6');&quot;&gt;+&lt;/button&gt;&lt;button type=&quot;button&quot; class=&quot;raise&quot; onclick=&quot;raiseCardSide('R-6');&quot;&gt;↑&lt;/button&gt;&lt;/div&gt;" calcext:value-type="string">
            <text:p>&lt;div class="card" id="side-R-6"&gt;&lt;img width="115" heidht="160" src="https://one-draw.jp/ijinden/cardlist/R01/card/R_006.png" /&gt;&lt;div class="numCopies" id="side-R-6-numCopies"&gt;0&lt;/div&gt;&lt;button type="button" class="pop" onclick="popCardSide('R-6');"&gt;-&lt;/button&gt;&lt;button type="button" class="push" onclick="pushCardSide('R-6');"&gt;+&lt;/button&gt;&lt;button type="button" class="raise" onclick="raiseCardSide('R-6');"&gt;↑&lt;/button&gt;&lt;/div&gt;</text:p>
          </table:table-cell>
          <table:table-cell table:formula="of:=CONCATENATE([$HTML.$A$3];[.B7];[$HTML.$B$3];[.F7];[$HTML.$C$3];[.H7];[$HTML.$D$3];[.J7];[$HTML.$E$3];[.B7];[$HTML.$F$3];[.D7];[$HTML.$G$3];[.I7];[$HTML.$H$3];[.G7];[$HTML.$I$3];[.K7];[$HTML.$J$3];[.B7];[$HTML.$K$3];[.B7];[$HTML.$L$3];[.B7];[$HTML.$M$3];[.B7];[$HTML.$N$3];[.B7];[$HTML.$O$3];[.B7];[$HTML.$P$3])" office:value-type="string" office:string-value="&lt;tr id=&quot;table-R-6&quot; data-expansion=&quot;10&quot; data-type=&quot;1&quot; data-color=&quot;10&quot;&gt;&lt;td&gt;R-6&lt;/td&gt;&lt;td&gt;楠木正成&lt;/td&gt;&lt;td&gt;赤&lt;/td&gt;&lt;td&gt;イジン&lt;/td&gt;&lt;td&gt;5&lt;/td&gt;&lt;td&gt;&lt;button type=&quot;button&quot; onclick=&quot;popCardMain('R-6')&quot;&gt;-&lt;/button&gt;&lt;/td&gt;&lt;td id=&quot;table-main-R-6-numCopies&quot;&gt;0&lt;/td&gt;&lt;td&gt;&lt;button type=&quot;button&quot; onclick=&quot;pushCardMain('R-6')&quot;&gt;+&lt;/button&gt;&lt;/td&gt;&lt;td&gt;&lt;button type=&quot;button&quot; onclick=&quot;popCardSide('R-6')&quot;&gt;-&lt;/button&gt;&lt;/td&gt;&lt;td id=&quot;table-side-R-6-numCopies&quot;&gt;0&lt;/td&gt;&lt;td&gt;&lt;button type=&quot;button&quot; onclick=&quot;pushCardSide('R-6')&quot;&gt;+&lt;/button&gt;&lt;/td&gt;&lt;/tr&gt;" calcext:value-type="string">
            <text:p>&lt;tr id="table-R-6" data-expansion="10" data-type="1" data-color="10"&gt;&lt;td&gt;R-6&lt;/td&gt;&lt;td&gt;楠木正成&lt;/td&gt;&lt;td&gt;赤&lt;/td&gt;&lt;td&gt;イジン&lt;/td&gt;&lt;td&gt;5&lt;/td&gt;&lt;td&gt;&lt;button type="button" onclick="popCardMain('R-6')"&gt;-&lt;/button&gt;&lt;/td&gt;&lt;td id="table-main-R-6-numCopies"&gt;0&lt;/td&gt;&lt;td&gt;&lt;button type="button" onclick="pushCardMain('R-6')"&gt;+&lt;/button&gt;&lt;/td&gt;&lt;td&gt;&lt;button type="button" onclick="popCardSide('R-6')"&gt;-&lt;/button&gt;&lt;/td&gt;&lt;td id="table-side-R-6-numCopies"&gt;0&lt;/td&gt;&lt;td&gt;&lt;button type="button" onclick="pushCardSide('R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M8];[$HTML.$C$1];[.$B8];[$HTML.$D$1];[.$B8];[$HTML.$E$1];[.$B8];[$HTML.$F$1];[.$B8];[$HTML.$G$1])" office:value-type="string" office:string-value="&lt;div class=&quot;card&quot; id=&quot;main-R-7&quot;&gt;&lt;img width=&quot;115&quot; heidht=&quot;160&quot; src=&quot;https://one-draw.jp/ijinden/cardlist/R01/card/R_007.png&quot; /&gt;&lt;div class=&quot;numCopies&quot; id=&quot;main-R-7-numCopies&quot;&gt;0&lt;/div&gt;&lt;button type=&quot;button&quot; class=&quot;pop&quot; onclick=&quot;popCardMain('R-7');&quot;&gt;-&lt;/button&gt;&lt;button type=&quot;button&quot; class=&quot;push&quot; onclick=&quot;pushCardMain('R-7');&quot;&gt;+&lt;/button&gt;&lt;button type=&quot;button&quot; class=&quot;drop&quot; onclick=&quot;dropCardMain('R-7');&quot;&gt;↓&lt;/button&gt;&lt;/div&gt;" calcext:value-type="string">
            <text:p>&lt;div class="card" id="main-R-7"&gt;&lt;img width="115" heidht="160" src="https://one-draw.jp/ijinden/cardlist/R01/card/R_007.png" /&gt;&lt;div class="numCopies" id="main-R-7-numCopies"&gt;0&lt;/div&gt;&lt;button type="button" class="pop" onclick="popCardMain('R-7');"&gt;-&lt;/button&gt;&lt;button type="button" class="push" onclick="pushCardMain('R-7');"&gt;+&lt;/button&gt;&lt;button type="button" class="drop" onclick="dropCardMain('R-7');"&gt;↓&lt;/button&gt;&lt;/div&gt;</text:p>
          </table:table-cell>
          <table:table-cell table:formula="of:=CONCATENATE([$HTML.$A$2];[.$B8];[$HTML.$B$2];[.$M8];[$HTML.$C$2];[.$B8];[$HTML.$D$2];[.$B8];[$HTML.$E$2];[.$B8];[$HTML.$F$2];[.$B8];[$HTML.$G$2])" office:value-type="string" office:string-value="&lt;div class=&quot;card&quot; id=&quot;side-R-7&quot;&gt;&lt;img width=&quot;115&quot; heidht=&quot;160&quot; src=&quot;https://one-draw.jp/ijinden/cardlist/R01/card/R_007.png&quot; /&gt;&lt;div class=&quot;numCopies&quot; id=&quot;side-R-7-numCopies&quot;&gt;0&lt;/div&gt;&lt;button type=&quot;button&quot; class=&quot;pop&quot; onclick=&quot;popCardSide('R-7');&quot;&gt;-&lt;/button&gt;&lt;button type=&quot;button&quot; class=&quot;push&quot; onclick=&quot;pushCardSide('R-7');&quot;&gt;+&lt;/button&gt;&lt;button type=&quot;button&quot; class=&quot;raise&quot; onclick=&quot;raiseCardSide('R-7');&quot;&gt;↑&lt;/button&gt;&lt;/div&gt;" calcext:value-type="string">
            <text:p>&lt;div class="card" id="side-R-7"&gt;&lt;img width="115" heidht="160" src="https://one-draw.jp/ijinden/cardlist/R01/card/R_007.png" /&gt;&lt;div class="numCopies" id="side-R-7-numCopies"&gt;0&lt;/div&gt;&lt;button type="button" class="pop" onclick="popCardSide('R-7');"&gt;-&lt;/button&gt;&lt;button type="button" class="push" onclick="pushCardSide('R-7');"&gt;+&lt;/button&gt;&lt;button type="button" class="raise" onclick="raiseCardSide('R-7');"&gt;↑&lt;/button&gt;&lt;/div&gt;</text:p>
          </table:table-cell>
          <table:table-cell table:formula="of:=CONCATENATE([$HTML.$A$3];[.B8];[$HTML.$B$3];[.F8];[$HTML.$C$3];[.H8];[$HTML.$D$3];[.J8];[$HTML.$E$3];[.B8];[$HTML.$F$3];[.D8];[$HTML.$G$3];[.I8];[$HTML.$H$3];[.G8];[$HTML.$I$3];[.K8];[$HTML.$J$3];[.B8];[$HTML.$K$3];[.B8];[$HTML.$L$3];[.B8];[$HTML.$M$3];[.B8];[$HTML.$N$3];[.B8];[$HTML.$O$3];[.B8];[$HTML.$P$3])" office:value-type="string" office:string-value="&lt;tr id=&quot;table-R-7&quot; data-expansion=&quot;10&quot; data-type=&quot;1&quot; data-color=&quot;10&quot;&gt;&lt;td&gt;R-7&lt;/td&gt;&lt;td&gt;ジェームズ・バトラー・ヒコック&lt;/td&gt;&lt;td&gt;赤&lt;/td&gt;&lt;td&gt;イジン&lt;/td&gt;&lt;td&gt;5&lt;/td&gt;&lt;td&gt;&lt;button type=&quot;button&quot; onclick=&quot;popCardMain('R-7')&quot;&gt;-&lt;/button&gt;&lt;/td&gt;&lt;td id=&quot;table-main-R-7-numCopies&quot;&gt;0&lt;/td&gt;&lt;td&gt;&lt;button type=&quot;button&quot; onclick=&quot;pushCardMain('R-7')&quot;&gt;+&lt;/button&gt;&lt;/td&gt;&lt;td&gt;&lt;button type=&quot;button&quot; onclick=&quot;popCardSide('R-7')&quot;&gt;-&lt;/button&gt;&lt;/td&gt;&lt;td id=&quot;table-side-R-7-numCopies&quot;&gt;0&lt;/td&gt;&lt;td&gt;&lt;button type=&quot;button&quot; onclick=&quot;pushCardSide('R-7')&quot;&gt;+&lt;/button&gt;&lt;/td&gt;&lt;/tr&gt;" calcext:value-type="string">
            <text:p>&lt;tr id="table-R-7" data-expansion="10" data-type="1" data-color="10"&gt;&lt;td&gt;R-7&lt;/td&gt;&lt;td&gt;ジェームズ・バトラー・ヒコック&lt;/td&gt;&lt;td&gt;赤&lt;/td&gt;&lt;td&gt;イジン&lt;/td&gt;&lt;td&gt;5&lt;/td&gt;&lt;td&gt;&lt;button type="button" onclick="popCardMain('R-7')"&gt;-&lt;/button&gt;&lt;/td&gt;&lt;td id="table-main-R-7-numCopies"&gt;0&lt;/td&gt;&lt;td&gt;&lt;button type="button" onclick="pushCardMain('R-7')"&gt;+&lt;/button&gt;&lt;/td&gt;&lt;td&gt;&lt;button type="button" onclick="popCardSide('R-7')"&gt;-&lt;/button&gt;&lt;/td&gt;&lt;td id="table-side-R-7-numCopies"&gt;0&lt;/td&gt;&lt;td&gt;&lt;button type="button" onclick="pushCardSide('R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M9];[$HTML.$C$1];[.$B9];[$HTML.$D$1];[.$B9];[$HTML.$E$1];[.$B9];[$HTML.$F$1];[.$B9];[$HTML.$G$1])" office:value-type="string" office:string-value="&lt;div class=&quot;card&quot; id=&quot;main-R-8&quot;&gt;&lt;img width=&quot;115&quot; heidht=&quot;160&quot; src=&quot;https://one-draw.jp/ijinden/cardlist/R01/card/R_008.png&quot; /&gt;&lt;div class=&quot;numCopies&quot; id=&quot;main-R-8-numCopies&quot;&gt;0&lt;/div&gt;&lt;button type=&quot;button&quot; class=&quot;pop&quot; onclick=&quot;popCardMain('R-8');&quot;&gt;-&lt;/button&gt;&lt;button type=&quot;button&quot; class=&quot;push&quot; onclick=&quot;pushCardMain('R-8');&quot;&gt;+&lt;/button&gt;&lt;button type=&quot;button&quot; class=&quot;drop&quot; onclick=&quot;dropCardMain('R-8');&quot;&gt;↓&lt;/button&gt;&lt;/div&gt;" calcext:value-type="string">
            <text:p>&lt;div class="card" id="main-R-8"&gt;&lt;img width="115" heidht="160" src="https://one-draw.jp/ijinden/cardlist/R01/card/R_008.png" /&gt;&lt;div class="numCopies" id="main-R-8-numCopies"&gt;0&lt;/div&gt;&lt;button type="button" class="pop" onclick="popCardMain('R-8');"&gt;-&lt;/button&gt;&lt;button type="button" class="push" onclick="pushCardMain('R-8');"&gt;+&lt;/button&gt;&lt;button type="button" class="drop" onclick="dropCardMain('R-8');"&gt;↓&lt;/button&gt;&lt;/div&gt;</text:p>
          </table:table-cell>
          <table:table-cell table:formula="of:=CONCATENATE([$HTML.$A$2];[.$B9];[$HTML.$B$2];[.$M9];[$HTML.$C$2];[.$B9];[$HTML.$D$2];[.$B9];[$HTML.$E$2];[.$B9];[$HTML.$F$2];[.$B9];[$HTML.$G$2])" office:value-type="string" office:string-value="&lt;div class=&quot;card&quot; id=&quot;side-R-8&quot;&gt;&lt;img width=&quot;115&quot; heidht=&quot;160&quot; src=&quot;https://one-draw.jp/ijinden/cardlist/R01/card/R_008.png&quot; /&gt;&lt;div class=&quot;numCopies&quot; id=&quot;side-R-8-numCopies&quot;&gt;0&lt;/div&gt;&lt;button type=&quot;button&quot; class=&quot;pop&quot; onclick=&quot;popCardSide('R-8');&quot;&gt;-&lt;/button&gt;&lt;button type=&quot;button&quot; class=&quot;push&quot; onclick=&quot;pushCardSide('R-8');&quot;&gt;+&lt;/button&gt;&lt;button type=&quot;button&quot; class=&quot;raise&quot; onclick=&quot;raiseCardSide('R-8');&quot;&gt;↑&lt;/button&gt;&lt;/div&gt;" calcext:value-type="string">
            <text:p>&lt;div class="card" id="side-R-8"&gt;&lt;img width="115" heidht="160" src="https://one-draw.jp/ijinden/cardlist/R01/card/R_008.png" /&gt;&lt;div class="numCopies" id="side-R-8-numCopies"&gt;0&lt;/div&gt;&lt;button type="button" class="pop" onclick="popCardSide('R-8');"&gt;-&lt;/button&gt;&lt;button type="button" class="push" onclick="pushCardSide('R-8');"&gt;+&lt;/button&gt;&lt;button type="button" class="raise" onclick="raiseCardSide('R-8');"&gt;↑&lt;/button&gt;&lt;/div&gt;</text:p>
          </table:table-cell>
          <table:table-cell table:formula="of:=CONCATENATE([$HTML.$A$3];[.B9];[$HTML.$B$3];[.F9];[$HTML.$C$3];[.H9];[$HTML.$D$3];[.J9];[$HTML.$E$3];[.B9];[$HTML.$F$3];[.D9];[$HTML.$G$3];[.I9];[$HTML.$H$3];[.G9];[$HTML.$I$3];[.K9];[$HTML.$J$3];[.B9];[$HTML.$K$3];[.B9];[$HTML.$L$3];[.B9];[$HTML.$M$3];[.B9];[$HTML.$N$3];[.B9];[$HTML.$O$3];[.B9];[$HTML.$P$3])" office:value-type="string" office:string-value="&lt;tr id=&quot;table-R-8&quot; data-expansion=&quot;10&quot; data-type=&quot;1&quot; data-color=&quot;10&quot;&gt;&lt;td&gt;R-8&lt;/td&gt;&lt;td&gt;アレクサンドロス大王&lt;/td&gt;&lt;td&gt;赤&lt;/td&gt;&lt;td&gt;イジン&lt;/td&gt;&lt;td&gt;6&lt;/td&gt;&lt;td&gt;&lt;button type=&quot;button&quot; onclick=&quot;popCardMain('R-8')&quot;&gt;-&lt;/button&gt;&lt;/td&gt;&lt;td id=&quot;table-main-R-8-numCopies&quot;&gt;0&lt;/td&gt;&lt;td&gt;&lt;button type=&quot;button&quot; onclick=&quot;pushCardMain('R-8')&quot;&gt;+&lt;/button&gt;&lt;/td&gt;&lt;td&gt;&lt;button type=&quot;button&quot; onclick=&quot;popCardSide('R-8')&quot;&gt;-&lt;/button&gt;&lt;/td&gt;&lt;td id=&quot;table-side-R-8-numCopies&quot;&gt;0&lt;/td&gt;&lt;td&gt;&lt;button type=&quot;button&quot; onclick=&quot;pushCardSide('R-8')&quot;&gt;+&lt;/button&gt;&lt;/td&gt;&lt;/tr&gt;" calcext:value-type="string">
            <text:p>&lt;tr id="table-R-8" data-expansion="10" data-type="1" data-color="10"&gt;&lt;td&gt;R-8&lt;/td&gt;&lt;td&gt;アレクサンドロス大王&lt;/td&gt;&lt;td&gt;赤&lt;/td&gt;&lt;td&gt;イジン&lt;/td&gt;&lt;td&gt;6&lt;/td&gt;&lt;td&gt;&lt;button type="button" onclick="popCardMain('R-8')"&gt;-&lt;/button&gt;&lt;/td&gt;&lt;td id="table-main-R-8-numCopies"&gt;0&lt;/td&gt;&lt;td&gt;&lt;button type="button" onclick="pushCardMain('R-8')"&gt;+&lt;/button&gt;&lt;/td&gt;&lt;td&gt;&lt;button type="button" onclick="popCardSide('R-8')"&gt;-&lt;/button&gt;&lt;/td&gt;&lt;td id="table-side-R-8-numCopies"&gt;0&lt;/td&gt;&lt;td&gt;&lt;button type="button" onclick="pushCardSide('R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M10];[$HTML.$C$1];[.$B10];[$HTML.$D$1];[.$B10];[$HTML.$E$1];[.$B10];[$HTML.$F$1];[.$B10];[$HTML.$G$1])" office:value-type="string" office:string-value="&lt;div class=&quot;card&quot; id=&quot;main-R-9&quot;&gt;&lt;img width=&quot;115&quot; heidht=&quot;160&quot; src=&quot;https://one-draw.jp/ijinden/cardlist/R01/card/R_009.png&quot; /&gt;&lt;div class=&quot;numCopies&quot; id=&quot;main-R-9-numCopies&quot;&gt;0&lt;/div&gt;&lt;button type=&quot;button&quot; class=&quot;pop&quot; onclick=&quot;popCardMain('R-9');&quot;&gt;-&lt;/button&gt;&lt;button type=&quot;button&quot; class=&quot;push&quot; onclick=&quot;pushCardMain('R-9');&quot;&gt;+&lt;/button&gt;&lt;button type=&quot;button&quot; class=&quot;drop&quot; onclick=&quot;dropCardMain('R-9');&quot;&gt;↓&lt;/button&gt;&lt;/div&gt;" calcext:value-type="string">
            <text:p>&lt;div class="card" id="main-R-9"&gt;&lt;img width="115" heidht="160" src="https://one-draw.jp/ijinden/cardlist/R01/card/R_009.png" /&gt;&lt;div class="numCopies" id="main-R-9-numCopies"&gt;0&lt;/div&gt;&lt;button type="button" class="pop" onclick="popCardMain('R-9');"&gt;-&lt;/button&gt;&lt;button type="button" class="push" onclick="pushCardMain('R-9');"&gt;+&lt;/button&gt;&lt;button type="button" class="drop" onclick="dropCardMain('R-9');"&gt;↓&lt;/button&gt;&lt;/div&gt;</text:p>
          </table:table-cell>
          <table:table-cell table:formula="of:=CONCATENATE([$HTML.$A$2];[.$B10];[$HTML.$B$2];[.$M10];[$HTML.$C$2];[.$B10];[$HTML.$D$2];[.$B10];[$HTML.$E$2];[.$B10];[$HTML.$F$2];[.$B10];[$HTML.$G$2])" office:value-type="string" office:string-value="&lt;div class=&quot;card&quot; id=&quot;side-R-9&quot;&gt;&lt;img width=&quot;115&quot; heidht=&quot;160&quot; src=&quot;https://one-draw.jp/ijinden/cardlist/R01/card/R_009.png&quot; /&gt;&lt;div class=&quot;numCopies&quot; id=&quot;side-R-9-numCopies&quot;&gt;0&lt;/div&gt;&lt;button type=&quot;button&quot; class=&quot;pop&quot; onclick=&quot;popCardSide('R-9');&quot;&gt;-&lt;/button&gt;&lt;button type=&quot;button&quot; class=&quot;push&quot; onclick=&quot;pushCardSide('R-9');&quot;&gt;+&lt;/button&gt;&lt;button type=&quot;button&quot; class=&quot;raise&quot; onclick=&quot;raiseCardSide('R-9');&quot;&gt;↑&lt;/button&gt;&lt;/div&gt;" calcext:value-type="string">
            <text:p>&lt;div class="card" id="side-R-9"&gt;&lt;img width="115" heidht="160" src="https://one-draw.jp/ijinden/cardlist/R01/card/R_009.png" /&gt;&lt;div class="numCopies" id="side-R-9-numCopies"&gt;0&lt;/div&gt;&lt;button type="button" class="pop" onclick="popCardSide('R-9');"&gt;-&lt;/button&gt;&lt;button type="button" class="push" onclick="pushCardSide('R-9');"&gt;+&lt;/button&gt;&lt;button type="button" class="raise" onclick="raiseCardSide('R-9');"&gt;↑&lt;/button&gt;&lt;/div&gt;</text:p>
          </table:table-cell>
          <table:table-cell table:formula="of:=CONCATENATE([$HTML.$A$3];[.B10];[$HTML.$B$3];[.F10];[$HTML.$C$3];[.H10];[$HTML.$D$3];[.J10];[$HTML.$E$3];[.B10];[$HTML.$F$3];[.D10];[$HTML.$G$3];[.I10];[$HTML.$H$3];[.G10];[$HTML.$I$3];[.K10];[$HTML.$J$3];[.B10];[$HTML.$K$3];[.B10];[$HTML.$L$3];[.B10];[$HTML.$M$3];[.B10];[$HTML.$N$3];[.B10];[$HTML.$O$3];[.B10];[$HTML.$P$3])" office:value-type="string" office:string-value="&lt;tr id=&quot;table-R-9&quot; data-expansion=&quot;10&quot; data-type=&quot;2&quot; data-color=&quot;10&quot;&gt;&lt;td&gt;R-9&lt;/td&gt;&lt;td&gt;神剣眠る氏社&lt;/td&gt;&lt;td&gt;赤&lt;/td&gt;&lt;td&gt;ハイケイ&lt;/td&gt;&lt;td&gt;2&lt;/td&gt;&lt;td&gt;&lt;button type=&quot;button&quot; onclick=&quot;popCardMain('R-9')&quot;&gt;-&lt;/button&gt;&lt;/td&gt;&lt;td id=&quot;table-main-R-9-numCopies&quot;&gt;0&lt;/td&gt;&lt;td&gt;&lt;button type=&quot;button&quot; onclick=&quot;pushCardMain('R-9')&quot;&gt;+&lt;/button&gt;&lt;/td&gt;&lt;td&gt;&lt;button type=&quot;button&quot; onclick=&quot;popCardSide('R-9')&quot;&gt;-&lt;/button&gt;&lt;/td&gt;&lt;td id=&quot;table-side-R-9-numCopies&quot;&gt;0&lt;/td&gt;&lt;td&gt;&lt;button type=&quot;button&quot; onclick=&quot;pushCardSide('R-9')&quot;&gt;+&lt;/button&gt;&lt;/td&gt;&lt;/tr&gt;" calcext:value-type="string">
            <text:p>&lt;tr id="table-R-9" data-expansion="10" data-type="2" data-color="10"&gt;&lt;td&gt;R-9&lt;/td&gt;&lt;td&gt;神剣眠る氏社&lt;/td&gt;&lt;td&gt;赤&lt;/td&gt;&lt;td&gt;ハイケイ&lt;/td&gt;&lt;td&gt;2&lt;/td&gt;&lt;td&gt;&lt;button type="button" onclick="popCardMain('R-9')"&gt;-&lt;/button&gt;&lt;/td&gt;&lt;td id="table-main-R-9-numCopies"&gt;0&lt;/td&gt;&lt;td&gt;&lt;button type="button" onclick="pushCardMain('R-9')"&gt;+&lt;/button&gt;&lt;/td&gt;&lt;td&gt;&lt;button type="button" onclick="popCardSide('R-9')"&gt;-&lt;/button&gt;&lt;/td&gt;&lt;td id="table-side-R-9-numCopies"&gt;0&lt;/td&gt;&lt;td&gt;&lt;button type="button" onclick="pushCardSide('R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M11];[$HTML.$C$1];[.$B11];[$HTML.$D$1];[.$B11];[$HTML.$E$1];[.$B11];[$HTML.$F$1];[.$B11];[$HTML.$G$1])" office:value-type="string" office:string-value="&lt;div class=&quot;card&quot; id=&quot;main-R-10&quot;&gt;&lt;img width=&quot;115&quot; heidht=&quot;160&quot; src=&quot;https://one-draw.jp/ijinden/cardlist/R01/card/R_010.png&quot; /&gt;&lt;div class=&quot;numCopies&quot; id=&quot;main-R-10-numCopies&quot;&gt;0&lt;/div&gt;&lt;button type=&quot;button&quot; class=&quot;pop&quot; onclick=&quot;popCardMain('R-10');&quot;&gt;-&lt;/button&gt;&lt;button type=&quot;button&quot; class=&quot;push&quot; onclick=&quot;pushCardMain('R-10');&quot;&gt;+&lt;/button&gt;&lt;button type=&quot;button&quot; class=&quot;drop&quot; onclick=&quot;dropCardMain('R-10');&quot;&gt;↓&lt;/button&gt;&lt;/div&gt;" calcext:value-type="string">
            <text:p>&lt;div class="card" id="main-R-10"&gt;&lt;img width="115" heidht="160" src="https://one-draw.jp/ijinden/cardlist/R01/card/R_010.png" /&gt;&lt;div class="numCopies" id="main-R-10-numCopies"&gt;0&lt;/div&gt;&lt;button type="button" class="pop" onclick="popCardMain('R-10');"&gt;-&lt;/button&gt;&lt;button type="button" class="push" onclick="pushCardMain('R-10');"&gt;+&lt;/button&gt;&lt;button type="button" class="drop" onclick="dropCardMain('R-10');"&gt;↓&lt;/button&gt;&lt;/div&gt;</text:p>
          </table:table-cell>
          <table:table-cell table:formula="of:=CONCATENATE([$HTML.$A$2];[.$B11];[$HTML.$B$2];[.$M11];[$HTML.$C$2];[.$B11];[$HTML.$D$2];[.$B11];[$HTML.$E$2];[.$B11];[$HTML.$F$2];[.$B11];[$HTML.$G$2])" office:value-type="string" office:string-value="&lt;div class=&quot;card&quot; id=&quot;side-R-10&quot;&gt;&lt;img width=&quot;115&quot; heidht=&quot;160&quot; src=&quot;https://one-draw.jp/ijinden/cardlist/R01/card/R_010.png&quot; /&gt;&lt;div class=&quot;numCopies&quot; id=&quot;side-R-10-numCopies&quot;&gt;0&lt;/div&gt;&lt;button type=&quot;button&quot; class=&quot;pop&quot; onclick=&quot;popCardSide('R-10');&quot;&gt;-&lt;/button&gt;&lt;button type=&quot;button&quot; class=&quot;push&quot; onclick=&quot;pushCardSide('R-10');&quot;&gt;+&lt;/button&gt;&lt;button type=&quot;button&quot; class=&quot;raise&quot; onclick=&quot;raiseCardSide('R-10');&quot;&gt;↑&lt;/button&gt;&lt;/div&gt;" calcext:value-type="string">
            <text:p>&lt;div class="card" id="side-R-10"&gt;&lt;img width="115" heidht="160" src="https://one-draw.jp/ijinden/cardlist/R01/card/R_010.png" /&gt;&lt;div class="numCopies" id="side-R-10-numCopies"&gt;0&lt;/div&gt;&lt;button type="button" class="pop" onclick="popCardSide('R-10');"&gt;-&lt;/button&gt;&lt;button type="button" class="push" onclick="pushCardSide('R-10');"&gt;+&lt;/button&gt;&lt;button type="button" class="raise" onclick="raiseCardSide('R-10');"&gt;↑&lt;/button&gt;&lt;/div&gt;</text:p>
          </table:table-cell>
          <table:table-cell table:formula="of:=CONCATENATE([$HTML.$A$3];[.B11];[$HTML.$B$3];[.F11];[$HTML.$C$3];[.H11];[$HTML.$D$3];[.J11];[$HTML.$E$3];[.B11];[$HTML.$F$3];[.D11];[$HTML.$G$3];[.I11];[$HTML.$H$3];[.G11];[$HTML.$I$3];[.K11];[$HTML.$J$3];[.B11];[$HTML.$K$3];[.B11];[$HTML.$L$3];[.B11];[$HTML.$M$3];[.B11];[$HTML.$N$3];[.B11];[$HTML.$O$3];[.B11];[$HTML.$P$3])" office:value-type="string" office:string-value="&lt;tr id=&quot;table-R-10&quot; data-expansion=&quot;10&quot; data-type=&quot;2&quot; data-color=&quot;10&quot;&gt;&lt;td&gt;R-10&lt;/td&gt;&lt;td&gt;連なる天守閣&lt;/td&gt;&lt;td&gt;赤&lt;/td&gt;&lt;td&gt;ハイケイ&lt;/td&gt;&lt;td&gt;3&lt;/td&gt;&lt;td&gt;&lt;button type=&quot;button&quot; onclick=&quot;popCardMain('R-10')&quot;&gt;-&lt;/button&gt;&lt;/td&gt;&lt;td id=&quot;table-main-R-10-numCopies&quot;&gt;0&lt;/td&gt;&lt;td&gt;&lt;button type=&quot;button&quot; onclick=&quot;pushCardMain('R-10')&quot;&gt;+&lt;/button&gt;&lt;/td&gt;&lt;td&gt;&lt;button type=&quot;button&quot; onclick=&quot;popCardSide('R-10')&quot;&gt;-&lt;/button&gt;&lt;/td&gt;&lt;td id=&quot;table-side-R-10-numCopies&quot;&gt;0&lt;/td&gt;&lt;td&gt;&lt;button type=&quot;button&quot; onclick=&quot;pushCardSide('R-10')&quot;&gt;+&lt;/button&gt;&lt;/td&gt;&lt;/tr&gt;" calcext:value-type="string">
            <text:p>&lt;tr id="table-R-10" data-expansion="10" data-type="2" data-color="10"&gt;&lt;td&gt;R-10&lt;/td&gt;&lt;td&gt;連なる天守閣&lt;/td&gt;&lt;td&gt;赤&lt;/td&gt;&lt;td&gt;ハイケイ&lt;/td&gt;&lt;td&gt;3&lt;/td&gt;&lt;td&gt;&lt;button type="button" onclick="popCardMain('R-10')"&gt;-&lt;/button&gt;&lt;/td&gt;&lt;td id="table-main-R-10-numCopies"&gt;0&lt;/td&gt;&lt;td&gt;&lt;button type="button" onclick="pushCardMain('R-10')"&gt;+&lt;/button&gt;&lt;/td&gt;&lt;td&gt;&lt;button type="button" onclick="popCardSide('R-10')"&gt;-&lt;/button&gt;&lt;/td&gt;&lt;td id="table-side-R-10-numCopies"&gt;0&lt;/td&gt;&lt;td&gt;&lt;button type="button" onclick="pushCardSide('R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M12];[$HTML.$C$1];[.$B12];[$HTML.$D$1];[.$B12];[$HTML.$E$1];[.$B12];[$HTML.$F$1];[.$B12];[$HTML.$G$1])" office:value-type="string" office:string-value="&lt;div class=&quot;card&quot; id=&quot;main-R-11&quot;&gt;&lt;img width=&quot;115&quot; heidht=&quot;160&quot; src=&quot;https://one-draw.jp/ijinden/cardlist/R01/card/R_011.png&quot; /&gt;&lt;div class=&quot;numCopies&quot; id=&quot;main-R-11-numCopies&quot;&gt;0&lt;/div&gt;&lt;button type=&quot;button&quot; class=&quot;pop&quot; onclick=&quot;popCardMain('R-11');&quot;&gt;-&lt;/button&gt;&lt;button type=&quot;button&quot; class=&quot;push&quot; onclick=&quot;pushCardMain('R-11');&quot;&gt;+&lt;/button&gt;&lt;button type=&quot;button&quot; class=&quot;drop&quot; onclick=&quot;dropCardMain('R-11');&quot;&gt;↓&lt;/button&gt;&lt;/div&gt;" calcext:value-type="string">
            <text:p>&lt;div class="card" id="main-R-11"&gt;&lt;img width="115" heidht="160" src="https://one-draw.jp/ijinden/cardlist/R01/card/R_011.png" /&gt;&lt;div class="numCopies" id="main-R-11-numCopies"&gt;0&lt;/div&gt;&lt;button type="button" class="pop" onclick="popCardMain('R-11');"&gt;-&lt;/button&gt;&lt;button type="button" class="push" onclick="pushCardMain('R-11');"&gt;+&lt;/button&gt;&lt;button type="button" class="drop" onclick="dropCardMain('R-11');"&gt;↓&lt;/button&gt;&lt;/div&gt;</text:p>
          </table:table-cell>
          <table:table-cell table:formula="of:=CONCATENATE([$HTML.$A$2];[.$B12];[$HTML.$B$2];[.$M12];[$HTML.$C$2];[.$B12];[$HTML.$D$2];[.$B12];[$HTML.$E$2];[.$B12];[$HTML.$F$2];[.$B12];[$HTML.$G$2])" office:value-type="string" office:string-value="&lt;div class=&quot;card&quot; id=&quot;side-R-11&quot;&gt;&lt;img width=&quot;115&quot; heidht=&quot;160&quot; src=&quot;https://one-draw.jp/ijinden/cardlist/R01/card/R_011.png&quot; /&gt;&lt;div class=&quot;numCopies&quot; id=&quot;side-R-11-numCopies&quot;&gt;0&lt;/div&gt;&lt;button type=&quot;button&quot; class=&quot;pop&quot; onclick=&quot;popCardSide('R-11');&quot;&gt;-&lt;/button&gt;&lt;button type=&quot;button&quot; class=&quot;push&quot; onclick=&quot;pushCardSide('R-11');&quot;&gt;+&lt;/button&gt;&lt;button type=&quot;button&quot; class=&quot;raise&quot; onclick=&quot;raiseCardSide('R-11');&quot;&gt;↑&lt;/button&gt;&lt;/div&gt;" calcext:value-type="string">
            <text:p>&lt;div class="card" id="side-R-11"&gt;&lt;img width="115" heidht="160" src="https://one-draw.jp/ijinden/cardlist/R01/card/R_011.png" /&gt;&lt;div class="numCopies" id="side-R-11-numCopies"&gt;0&lt;/div&gt;&lt;button type="button" class="pop" onclick="popCardSide('R-11');"&gt;-&lt;/button&gt;&lt;button type="button" class="push" onclick="pushCardSide('R-11');"&gt;+&lt;/button&gt;&lt;button type="button" class="raise" onclick="raiseCardSide('R-11');"&gt;↑&lt;/button&gt;&lt;/div&gt;</text:p>
          </table:table-cell>
          <table:table-cell table:formula="of:=CONCATENATE([$HTML.$A$3];[.B12];[$HTML.$B$3];[.F12];[$HTML.$C$3];[.H12];[$HTML.$D$3];[.J12];[$HTML.$E$3];[.B12];[$HTML.$F$3];[.D12];[$HTML.$G$3];[.I12];[$HTML.$H$3];[.G12];[$HTML.$I$3];[.K12];[$HTML.$J$3];[.B12];[$HTML.$K$3];[.B12];[$HTML.$L$3];[.B12];[$HTML.$M$3];[.B12];[$HTML.$N$3];[.B12];[$HTML.$O$3];[.B12];[$HTML.$P$3])" office:value-type="string" office:string-value="&lt;tr id=&quot;table-R-11&quot; data-expansion=&quot;10&quot; data-type=&quot;3&quot; data-color=&quot;10&quot;&gt;&lt;td&gt;R-11&lt;/td&gt;&lt;td&gt;ロイヤリティ&lt;/td&gt;&lt;td&gt;赤&lt;/td&gt;&lt;td&gt;マホウ&lt;/td&gt;&lt;td&gt;3&lt;/td&gt;&lt;td&gt;&lt;button type=&quot;button&quot; onclick=&quot;popCardMain('R-11')&quot;&gt;-&lt;/button&gt;&lt;/td&gt;&lt;td id=&quot;table-main-R-11-numCopies&quot;&gt;0&lt;/td&gt;&lt;td&gt;&lt;button type=&quot;button&quot; onclick=&quot;pushCardMain('R-11')&quot;&gt;+&lt;/button&gt;&lt;/td&gt;&lt;td&gt;&lt;button type=&quot;button&quot; onclick=&quot;popCardSide('R-11')&quot;&gt;-&lt;/button&gt;&lt;/td&gt;&lt;td id=&quot;table-side-R-11-numCopies&quot;&gt;0&lt;/td&gt;&lt;td&gt;&lt;button type=&quot;button&quot; onclick=&quot;pushCardSide('R-11')&quot;&gt;+&lt;/button&gt;&lt;/td&gt;&lt;/tr&gt;" calcext:value-type="string">
            <text:p>&lt;tr id="table-R-11" data-expansion="10" data-type="3" data-color="10"&gt;&lt;td&gt;R-11&lt;/td&gt;&lt;td&gt;ロイヤリティ&lt;/td&gt;&lt;td&gt;赤&lt;/td&gt;&lt;td&gt;マホウ&lt;/td&gt;&lt;td&gt;3&lt;/td&gt;&lt;td&gt;&lt;button type="button" onclick="popCardMain('R-11')"&gt;-&lt;/button&gt;&lt;/td&gt;&lt;td id="table-main-R-11-numCopies"&gt;0&lt;/td&gt;&lt;td&gt;&lt;button type="button" onclick="pushCardMain('R-11')"&gt;+&lt;/button&gt;&lt;/td&gt;&lt;td&gt;&lt;button type="button" onclick="popCardSide('R-11')"&gt;-&lt;/button&gt;&lt;/td&gt;&lt;td id="table-side-R-11-numCopies"&gt;0&lt;/td&gt;&lt;td&gt;&lt;button type="button" onclick="pushCardSide('R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M13];[$HTML.$C$1];[.$B13];[$HTML.$D$1];[.$B13];[$HTML.$E$1];[.$B13];[$HTML.$F$1];[.$B13];[$HTML.$G$1])" office:value-type="string" office:string-value="&lt;div class=&quot;card&quot; id=&quot;main-R-12&quot;&gt;&lt;img width=&quot;115&quot; heidht=&quot;160&quot; src=&quot;https://one-draw.jp/ijinden/cardlist/R01/card/R_012.png&quot; /&gt;&lt;div class=&quot;numCopies&quot; id=&quot;main-R-12-numCopies&quot;&gt;0&lt;/div&gt;&lt;button type=&quot;button&quot; class=&quot;pop&quot; onclick=&quot;popCardMain('R-12');&quot;&gt;-&lt;/button&gt;&lt;button type=&quot;button&quot; class=&quot;push&quot; onclick=&quot;pushCardMain('R-12');&quot;&gt;+&lt;/button&gt;&lt;button type=&quot;button&quot; class=&quot;drop&quot; onclick=&quot;dropCardMain('R-12');&quot;&gt;↓&lt;/button&gt;&lt;/div&gt;" calcext:value-type="string">
            <text:p>&lt;div class="card" id="main-R-12"&gt;&lt;img width="115" heidht="160" src="https://one-draw.jp/ijinden/cardlist/R01/card/R_012.png" /&gt;&lt;div class="numCopies" id="main-R-12-numCopies"&gt;0&lt;/div&gt;&lt;button type="button" class="pop" onclick="popCardMain('R-12');"&gt;-&lt;/button&gt;&lt;button type="button" class="push" onclick="pushCardMain('R-12');"&gt;+&lt;/button&gt;&lt;button type="button" class="drop" onclick="dropCardMain('R-12');"&gt;↓&lt;/button&gt;&lt;/div&gt;</text:p>
          </table:table-cell>
          <table:table-cell table:formula="of:=CONCATENATE([$HTML.$A$2];[.$B13];[$HTML.$B$2];[.$M13];[$HTML.$C$2];[.$B13];[$HTML.$D$2];[.$B13];[$HTML.$E$2];[.$B13];[$HTML.$F$2];[.$B13];[$HTML.$G$2])" office:value-type="string" office:string-value="&lt;div class=&quot;card&quot; id=&quot;side-R-12&quot;&gt;&lt;img width=&quot;115&quot; heidht=&quot;160&quot; src=&quot;https://one-draw.jp/ijinden/cardlist/R01/card/R_012.png&quot; /&gt;&lt;div class=&quot;numCopies&quot; id=&quot;side-R-12-numCopies&quot;&gt;0&lt;/div&gt;&lt;button type=&quot;button&quot; class=&quot;pop&quot; onclick=&quot;popCardSide('R-12');&quot;&gt;-&lt;/button&gt;&lt;button type=&quot;button&quot; class=&quot;push&quot; onclick=&quot;pushCardSide('R-12');&quot;&gt;+&lt;/button&gt;&lt;button type=&quot;button&quot; class=&quot;raise&quot; onclick=&quot;raiseCardSide('R-12');&quot;&gt;↑&lt;/button&gt;&lt;/div&gt;" calcext:value-type="string">
            <text:p>&lt;div class="card" id="side-R-12"&gt;&lt;img width="115" heidht="160" src="https://one-draw.jp/ijinden/cardlist/R01/card/R_012.png" /&gt;&lt;div class="numCopies" id="side-R-12-numCopies"&gt;0&lt;/div&gt;&lt;button type="button" class="pop" onclick="popCardSide('R-12');"&gt;-&lt;/button&gt;&lt;button type="button" class="push" onclick="pushCardSide('R-12');"&gt;+&lt;/button&gt;&lt;button type="button" class="raise" onclick="raiseCardSide('R-12');"&gt;↑&lt;/button&gt;&lt;/div&gt;</text:p>
          </table:table-cell>
          <table:table-cell table:formula="of:=CONCATENATE([$HTML.$A$3];[.B13];[$HTML.$B$3];[.F13];[$HTML.$C$3];[.H13];[$HTML.$D$3];[.J13];[$HTML.$E$3];[.B13];[$HTML.$F$3];[.D13];[$HTML.$G$3];[.I13];[$HTML.$H$3];[.G13];[$HTML.$I$3];[.K13];[$HTML.$J$3];[.B13];[$HTML.$K$3];[.B13];[$HTML.$L$3];[.B13];[$HTML.$M$3];[.B13];[$HTML.$N$3];[.B13];[$HTML.$O$3];[.B13];[$HTML.$P$3])" office:value-type="string" office:string-value="&lt;tr id=&quot;table-R-12&quot; data-expansion=&quot;10&quot; data-type=&quot;3&quot; data-color=&quot;10&quot;&gt;&lt;td&gt;R-12&lt;/td&gt;&lt;td&gt;デスペラード&lt;/td&gt;&lt;td&gt;赤&lt;/td&gt;&lt;td&gt;マホウ&lt;/td&gt;&lt;td&gt;3&lt;/td&gt;&lt;td&gt;&lt;button type=&quot;button&quot; onclick=&quot;popCardMain('R-12')&quot;&gt;-&lt;/button&gt;&lt;/td&gt;&lt;td id=&quot;table-main-R-12-numCopies&quot;&gt;0&lt;/td&gt;&lt;td&gt;&lt;button type=&quot;button&quot; onclick=&quot;pushCardMain('R-12')&quot;&gt;+&lt;/button&gt;&lt;/td&gt;&lt;td&gt;&lt;button type=&quot;button&quot; onclick=&quot;popCardSide('R-12')&quot;&gt;-&lt;/button&gt;&lt;/td&gt;&lt;td id=&quot;table-side-R-12-numCopies&quot;&gt;0&lt;/td&gt;&lt;td&gt;&lt;button type=&quot;button&quot; onclick=&quot;pushCardSide('R-12')&quot;&gt;+&lt;/button&gt;&lt;/td&gt;&lt;/tr&gt;" calcext:value-type="string">
            <text:p>&lt;tr id="table-R-12" data-expansion="10" data-type="3" data-color="10"&gt;&lt;td&gt;R-12&lt;/td&gt;&lt;td&gt;デスペラード&lt;/td&gt;&lt;td&gt;赤&lt;/td&gt;&lt;td&gt;マホウ&lt;/td&gt;&lt;td&gt;3&lt;/td&gt;&lt;td&gt;&lt;button type="button" onclick="popCardMain('R-12')"&gt;-&lt;/button&gt;&lt;/td&gt;&lt;td id="table-main-R-12-numCopies"&gt;0&lt;/td&gt;&lt;td&gt;&lt;button type="button" onclick="pushCardMain('R-12')"&gt;+&lt;/button&gt;&lt;/td&gt;&lt;td&gt;&lt;button type="button" onclick="popCardSide('R-12')"&gt;-&lt;/button&gt;&lt;/td&gt;&lt;td id="table-side-R-12-numCopies"&gt;0&lt;/td&gt;&lt;td&gt;&lt;button type="button" onclick="pushCardSide('R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M14];[$HTML.$C$1];[.$B14];[$HTML.$D$1];[.$B14];[$HTML.$E$1];[.$B14];[$HTML.$F$1];[.$B14];[$HTML.$G$1])" office:value-type="string" office:string-value="&lt;div class=&quot;card&quot; id=&quot;main-R-13&quot;&gt;&lt;img width=&quot;115&quot; heidht=&quot;160&quot; src=&quot;https://one-draw.jp/ijinden/cardlist/R01/card/R_013.png&quot; /&gt;&lt;div class=&quot;numCopies&quot; id=&quot;main-R-13-numCopies&quot;&gt;0&lt;/div&gt;&lt;button type=&quot;button&quot; class=&quot;pop&quot; onclick=&quot;popCardMain('R-13');&quot;&gt;-&lt;/button&gt;&lt;button type=&quot;button&quot; class=&quot;push&quot; onclick=&quot;pushCardMain('R-13');&quot;&gt;+&lt;/button&gt;&lt;button type=&quot;button&quot; class=&quot;drop&quot; onclick=&quot;dropCardMain('R-13');&quot;&gt;↓&lt;/button&gt;&lt;/div&gt;" calcext:value-type="string">
            <text:p>&lt;div class="card" id="main-R-13"&gt;&lt;img width="115" heidht="160" src="https://one-draw.jp/ijinden/cardlist/R01/card/R_013.png" /&gt;&lt;div class="numCopies" id="main-R-13-numCopies"&gt;0&lt;/div&gt;&lt;button type="button" class="pop" onclick="popCardMain('R-13');"&gt;-&lt;/button&gt;&lt;button type="button" class="push" onclick="pushCardMain('R-13');"&gt;+&lt;/button&gt;&lt;button type="button" class="drop" onclick="dropCardMain('R-13');"&gt;↓&lt;/button&gt;&lt;/div&gt;</text:p>
          </table:table-cell>
          <table:table-cell table:formula="of:=CONCATENATE([$HTML.$A$2];[.$B14];[$HTML.$B$2];[.$M14];[$HTML.$C$2];[.$B14];[$HTML.$D$2];[.$B14];[$HTML.$E$2];[.$B14];[$HTML.$F$2];[.$B14];[$HTML.$G$2])" office:value-type="string" office:string-value="&lt;div class=&quot;card&quot; id=&quot;side-R-13&quot;&gt;&lt;img width=&quot;115&quot; heidht=&quot;160&quot; src=&quot;https://one-draw.jp/ijinden/cardlist/R01/card/R_013.png&quot; /&gt;&lt;div class=&quot;numCopies&quot; id=&quot;side-R-13-numCopies&quot;&gt;0&lt;/div&gt;&lt;button type=&quot;button&quot; class=&quot;pop&quot; onclick=&quot;popCardSide('R-13');&quot;&gt;-&lt;/button&gt;&lt;button type=&quot;button&quot; class=&quot;push&quot; onclick=&quot;pushCardSide('R-13');&quot;&gt;+&lt;/button&gt;&lt;button type=&quot;button&quot; class=&quot;raise&quot; onclick=&quot;raiseCardSide('R-13');&quot;&gt;↑&lt;/button&gt;&lt;/div&gt;" calcext:value-type="string">
            <text:p>&lt;div class="card" id="side-R-13"&gt;&lt;img width="115" heidht="160" src="https://one-draw.jp/ijinden/cardlist/R01/card/R_013.png" /&gt;&lt;div class="numCopies" id="side-R-13-numCopies"&gt;0&lt;/div&gt;&lt;button type="button" class="pop" onclick="popCardSide('R-13');"&gt;-&lt;/button&gt;&lt;button type="button" class="push" onclick="pushCardSide('R-13');"&gt;+&lt;/button&gt;&lt;button type="button" class="raise" onclick="raiseCardSide('R-13');"&gt;↑&lt;/button&gt;&lt;/div&gt;</text:p>
          </table:table-cell>
          <table:table-cell table:formula="of:=CONCATENATE([$HTML.$A$3];[.B14];[$HTML.$B$3];[.F14];[$HTML.$C$3];[.H14];[$HTML.$D$3];[.J14];[$HTML.$E$3];[.B14];[$HTML.$F$3];[.D14];[$HTML.$G$3];[.I14];[$HTML.$H$3];[.G14];[$HTML.$I$3];[.K14];[$HTML.$J$3];[.B14];[$HTML.$K$3];[.B14];[$HTML.$L$3];[.B14];[$HTML.$M$3];[.B14];[$HTML.$N$3];[.B14];[$HTML.$O$3];[.B14];[$HTML.$P$3])" office:value-type="string" office:string-value="&lt;tr id=&quot;table-R-13&quot; data-expansion=&quot;10&quot; data-type=&quot;4&quot; data-color=&quot;10&quot;&gt;&lt;td&gt;R-13&lt;/td&gt;&lt;td&gt;レッドストーン&lt;/td&gt;&lt;td&gt;赤&lt;/td&gt;&lt;td&gt;マリョク&lt;/td&gt;&lt;td&gt;1&lt;/td&gt;&lt;td&gt;&lt;button type=&quot;button&quot; onclick=&quot;popCardMain('R-13')&quot;&gt;-&lt;/button&gt;&lt;/td&gt;&lt;td id=&quot;table-main-R-13-numCopies&quot;&gt;0&lt;/td&gt;&lt;td&gt;&lt;button type=&quot;button&quot; onclick=&quot;pushCardMain('R-13')&quot;&gt;+&lt;/button&gt;&lt;/td&gt;&lt;td&gt;&lt;button type=&quot;button&quot; onclick=&quot;popCardSide('R-13')&quot;&gt;-&lt;/button&gt;&lt;/td&gt;&lt;td id=&quot;table-side-R-13-numCopies&quot;&gt;0&lt;/td&gt;&lt;td&gt;&lt;button type=&quot;button&quot; onclick=&quot;pushCardSide('R-13')&quot;&gt;+&lt;/button&gt;&lt;/td&gt;&lt;/tr&gt;" calcext:value-type="string">
            <text:p>&lt;tr id="table-R-13" data-expansion="10" data-type="4" data-color="10"&gt;&lt;td&gt;R-13&lt;/td&gt;&lt;td&gt;レッドストーン&lt;/td&gt;&lt;td&gt;赤&lt;/td&gt;&lt;td&gt;マリョク&lt;/td&gt;&lt;td&gt;1&lt;/td&gt;&lt;td&gt;&lt;button type="button" onclick="popCardMain('R-13')"&gt;-&lt;/button&gt;&lt;/td&gt;&lt;td id="table-main-R-13-numCopies"&gt;0&lt;/td&gt;&lt;td&gt;&lt;button type="button" onclick="pushCardMain('R-13')"&gt;+&lt;/button&gt;&lt;/td&gt;&lt;td&gt;&lt;button type="button" onclick="popCardSide('R-13')"&gt;-&lt;/button&gt;&lt;/td&gt;&lt;td id="table-side-R-13-numCopies"&gt;0&lt;/td&gt;&lt;td&gt;&lt;button type="button" onclick="pushCardSide('R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M15];[$HTML.$C$1];[.$B15];[$HTML.$D$1];[.$B15];[$HTML.$E$1];[.$B15];[$HTML.$F$1];[.$B15];[$HTML.$G$1])" office:value-type="string" office:string-value="&lt;div class=&quot;card&quot; id=&quot;main-B-1&quot;&gt;&lt;img width=&quot;115&quot; heidht=&quot;160&quot; src=&quot;https://one-draw.jp/ijinden/cardlist/B01/card/B_001.png&quot; /&gt;&lt;div class=&quot;numCopies&quot; id=&quot;main-B-1-numCopies&quot;&gt;0&lt;/div&gt;&lt;button type=&quot;button&quot; class=&quot;pop&quot; onclick=&quot;popCardMain('B-1');&quot;&gt;-&lt;/button&gt;&lt;button type=&quot;button&quot; class=&quot;push&quot; onclick=&quot;pushCardMain('B-1');&quot;&gt;+&lt;/button&gt;&lt;button type=&quot;button&quot; class=&quot;drop&quot; onclick=&quot;dropCardMain('B-1');&quot;&gt;↓&lt;/button&gt;&lt;/div&gt;" calcext:value-type="string">
            <text:p>&lt;div class="card" id="main-B-1"&gt;&lt;img width="115" heidht="160" src="https://one-draw.jp/ijinden/cardlist/B01/card/B_001.png" /&gt;&lt;div class="numCopies" id="main-B-1-numCopies"&gt;0&lt;/div&gt;&lt;button type="button" class="pop" onclick="popCardMain('B-1');"&gt;-&lt;/button&gt;&lt;button type="button" class="push" onclick="pushCardMain('B-1');"&gt;+&lt;/button&gt;&lt;button type="button" class="drop" onclick="dropCardMain('B-1');"&gt;↓&lt;/button&gt;&lt;/div&gt;</text:p>
          </table:table-cell>
          <table:table-cell table:formula="of:=CONCATENATE([$HTML.$A$2];[.$B15];[$HTML.$B$2];[.$M15];[$HTML.$C$2];[.$B15];[$HTML.$D$2];[.$B15];[$HTML.$E$2];[.$B15];[$HTML.$F$2];[.$B15];[$HTML.$G$2])" office:value-type="string" office:string-value="&lt;div class=&quot;card&quot; id=&quot;side-B-1&quot;&gt;&lt;img width=&quot;115&quot; heidht=&quot;160&quot; src=&quot;https://one-draw.jp/ijinden/cardlist/B01/card/B_001.png&quot; /&gt;&lt;div class=&quot;numCopies&quot; id=&quot;side-B-1-numCopies&quot;&gt;0&lt;/div&gt;&lt;button type=&quot;button&quot; class=&quot;pop&quot; onclick=&quot;popCardSide('B-1');&quot;&gt;-&lt;/button&gt;&lt;button type=&quot;button&quot; class=&quot;push&quot; onclick=&quot;pushCardSide('B-1');&quot;&gt;+&lt;/button&gt;&lt;button type=&quot;button&quot; class=&quot;raise&quot; onclick=&quot;raiseCardSide('B-1');&quot;&gt;↑&lt;/button&gt;&lt;/div&gt;" calcext:value-type="string">
            <text:p>&lt;div class="card" id="side-B-1"&gt;&lt;img width="115" heidht="160" src="https://one-draw.jp/ijinden/cardlist/B01/card/B_001.png" /&gt;&lt;div class="numCopies" id="side-B-1-numCopies"&gt;0&lt;/div&gt;&lt;button type="button" class="pop" onclick="popCardSide('B-1');"&gt;-&lt;/button&gt;&lt;button type="button" class="push" onclick="pushCardSide('B-1');"&gt;+&lt;/button&gt;&lt;button type="button" class="raise" onclick="raiseCardSide('B-1');"&gt;↑&lt;/button&gt;&lt;/div&gt;</text:p>
          </table:table-cell>
          <table:table-cell table:formula="of:=CONCATENATE([$HTML.$A$3];[.B15];[$HTML.$B$3];[.F15];[$HTML.$C$3];[.H15];[$HTML.$D$3];[.J15];[$HTML.$E$3];[.B15];[$HTML.$F$3];[.D15];[$HTML.$G$3];[.I15];[$HTML.$H$3];[.G15];[$HTML.$I$3];[.K15];[$HTML.$J$3];[.B15];[$HTML.$K$3];[.B15];[$HTML.$L$3];[.B15];[$HTML.$M$3];[.B15];[$HTML.$N$3];[.B15];[$HTML.$O$3];[.B15];[$HTML.$P$3])" office:value-type="string" office:string-value="&lt;tr id=&quot;table-B-1&quot; data-expansion=&quot;11&quot; data-type=&quot;1&quot; data-color=&quot;20&quot;&gt;&lt;td&gt;B-1&lt;/td&gt;&lt;td&gt;レオナルド・ダ・ヴィンチ&lt;/td&gt;&lt;td&gt;青&lt;/td&gt;&lt;td&gt;イジン&lt;/td&gt;&lt;td&gt;6&lt;/td&gt;&lt;td&gt;&lt;button type=&quot;button&quot; onclick=&quot;popCardMain('B-1')&quot;&gt;-&lt;/button&gt;&lt;/td&gt;&lt;td id=&quot;table-main-B-1-numCopies&quot;&gt;0&lt;/td&gt;&lt;td&gt;&lt;button type=&quot;button&quot; onclick=&quot;pushCardMain('B-1')&quot;&gt;+&lt;/button&gt;&lt;/td&gt;&lt;td&gt;&lt;button type=&quot;button&quot; onclick=&quot;popCardSide('B-1')&quot;&gt;-&lt;/button&gt;&lt;/td&gt;&lt;td id=&quot;table-side-B-1-numCopies&quot;&gt;0&lt;/td&gt;&lt;td&gt;&lt;button type=&quot;button&quot; onclick=&quot;pushCardSide('B-1')&quot;&gt;+&lt;/button&gt;&lt;/td&gt;&lt;/tr&gt;" calcext:value-type="string">
            <text:p>&lt;tr id="table-B-1" data-expansion="11" data-type="1" data-color="20"&gt;&lt;td&gt;B-1&lt;/td&gt;&lt;td&gt;レオナルド・ダ・ヴィンチ&lt;/td&gt;&lt;td&gt;青&lt;/td&gt;&lt;td&gt;イジン&lt;/td&gt;&lt;td&gt;6&lt;/td&gt;&lt;td&gt;&lt;button type="button" onclick="popCardMain('B-1')"&gt;-&lt;/button&gt;&lt;/td&gt;&lt;td id="table-main-B-1-numCopies"&gt;0&lt;/td&gt;&lt;td&gt;&lt;button type="button" onclick="pushCardMain('B-1')"&gt;+&lt;/button&gt;&lt;/td&gt;&lt;td&gt;&lt;button type="button" onclick="popCardSide('B-1')"&gt;-&lt;/button&gt;&lt;/td&gt;&lt;td id="table-side-B-1-numCopies"&gt;0&lt;/td&gt;&lt;td&gt;&lt;button type="button" onclick="pushCardSide('B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M16];[$HTML.$C$1];[.$B16];[$HTML.$D$1];[.$B16];[$HTML.$E$1];[.$B16];[$HTML.$F$1];[.$B16];[$HTML.$G$1])" office:value-type="string" office:string-value="&lt;div class=&quot;card&quot; id=&quot;main-B-2&quot;&gt;&lt;img width=&quot;115&quot; heidht=&quot;160&quot; src=&quot;https://one-draw.jp/ijinden/cardlist/B01/card/B_002.png&quot; /&gt;&lt;div class=&quot;numCopies&quot; id=&quot;main-B-2-numCopies&quot;&gt;0&lt;/div&gt;&lt;button type=&quot;button&quot; class=&quot;pop&quot; onclick=&quot;popCardMain('B-2');&quot;&gt;-&lt;/button&gt;&lt;button type=&quot;button&quot; class=&quot;push&quot; onclick=&quot;pushCardMain('B-2');&quot;&gt;+&lt;/button&gt;&lt;button type=&quot;button&quot; class=&quot;drop&quot; onclick=&quot;dropCardMain('B-2');&quot;&gt;↓&lt;/button&gt;&lt;/div&gt;" calcext:value-type="string">
            <text:p>&lt;div class="card" id="main-B-2"&gt;&lt;img width="115" heidht="160" src="https://one-draw.jp/ijinden/cardlist/B01/card/B_002.png" /&gt;&lt;div class="numCopies" id="main-B-2-numCopies"&gt;0&lt;/div&gt;&lt;button type="button" class="pop" onclick="popCardMain('B-2');"&gt;-&lt;/button&gt;&lt;button type="button" class="push" onclick="pushCardMain('B-2');"&gt;+&lt;/button&gt;&lt;button type="button" class="drop" onclick="dropCardMain('B-2');"&gt;↓&lt;/button&gt;&lt;/div&gt;</text:p>
          </table:table-cell>
          <table:table-cell table:formula="of:=CONCATENATE([$HTML.$A$2];[.$B16];[$HTML.$B$2];[.$M16];[$HTML.$C$2];[.$B16];[$HTML.$D$2];[.$B16];[$HTML.$E$2];[.$B16];[$HTML.$F$2];[.$B16];[$HTML.$G$2])" office:value-type="string" office:string-value="&lt;div class=&quot;card&quot; id=&quot;side-B-2&quot;&gt;&lt;img width=&quot;115&quot; heidht=&quot;160&quot; src=&quot;https://one-draw.jp/ijinden/cardlist/B01/card/B_002.png&quot; /&gt;&lt;div class=&quot;numCopies&quot; id=&quot;side-B-2-numCopies&quot;&gt;0&lt;/div&gt;&lt;button type=&quot;button&quot; class=&quot;pop&quot; onclick=&quot;popCardSide('B-2');&quot;&gt;-&lt;/button&gt;&lt;button type=&quot;button&quot; class=&quot;push&quot; onclick=&quot;pushCardSide('B-2');&quot;&gt;+&lt;/button&gt;&lt;button type=&quot;button&quot; class=&quot;raise&quot; onclick=&quot;raiseCardSide('B-2');&quot;&gt;↑&lt;/button&gt;&lt;/div&gt;" calcext:value-type="string">
            <text:p>&lt;div class="card" id="side-B-2"&gt;&lt;img width="115" heidht="160" src="https://one-draw.jp/ijinden/cardlist/B01/card/B_002.png" /&gt;&lt;div class="numCopies" id="side-B-2-numCopies"&gt;0&lt;/div&gt;&lt;button type="button" class="pop" onclick="popCardSide('B-2');"&gt;-&lt;/button&gt;&lt;button type="button" class="push" onclick="pushCardSide('B-2');"&gt;+&lt;/button&gt;&lt;button type="button" class="raise" onclick="raiseCardSide('B-2');"&gt;↑&lt;/button&gt;&lt;/div&gt;</text:p>
          </table:table-cell>
          <table:table-cell table:formula="of:=CONCATENATE([$HTML.$A$3];[.B16];[$HTML.$B$3];[.F16];[$HTML.$C$3];[.H16];[$HTML.$D$3];[.J16];[$HTML.$E$3];[.B16];[$HTML.$F$3];[.D16];[$HTML.$G$3];[.I16];[$HTML.$H$3];[.G16];[$HTML.$I$3];[.K16];[$HTML.$J$3];[.B16];[$HTML.$K$3];[.B16];[$HTML.$L$3];[.B16];[$HTML.$M$3];[.B16];[$HTML.$N$3];[.B16];[$HTML.$O$3];[.B16];[$HTML.$P$3])" office:value-type="string" office:string-value="&lt;tr id=&quot;table-B-2&quot; data-expansion=&quot;11&quot; data-type=&quot;1&quot; data-color=&quot;20&quot;&gt;&lt;td&gt;B-2&lt;/td&gt;&lt;td&gt;ヴァスコ・ダ・ガマ&lt;/td&gt;&lt;td&gt;青&lt;/td&gt;&lt;td&gt;イジン&lt;/td&gt;&lt;td&gt;1&lt;/td&gt;&lt;td&gt;&lt;button type=&quot;button&quot; onclick=&quot;popCardMain('B-2')&quot;&gt;-&lt;/button&gt;&lt;/td&gt;&lt;td id=&quot;table-main-B-2-numCopies&quot;&gt;0&lt;/td&gt;&lt;td&gt;&lt;button type=&quot;button&quot; onclick=&quot;pushCardMain('B-2')&quot;&gt;+&lt;/button&gt;&lt;/td&gt;&lt;td&gt;&lt;button type=&quot;button&quot; onclick=&quot;popCardSide('B-2')&quot;&gt;-&lt;/button&gt;&lt;/td&gt;&lt;td id=&quot;table-side-B-2-numCopies&quot;&gt;0&lt;/td&gt;&lt;td&gt;&lt;button type=&quot;button&quot; onclick=&quot;pushCardSide('B-2')&quot;&gt;+&lt;/button&gt;&lt;/td&gt;&lt;/tr&gt;" calcext:value-type="string">
            <text:p>&lt;tr id="table-B-2" data-expansion="11" data-type="1" data-color="20"&gt;&lt;td&gt;B-2&lt;/td&gt;&lt;td&gt;ヴァスコ・ダ・ガマ&lt;/td&gt;&lt;td&gt;青&lt;/td&gt;&lt;td&gt;イジン&lt;/td&gt;&lt;td&gt;1&lt;/td&gt;&lt;td&gt;&lt;button type="button" onclick="popCardMain('B-2')"&gt;-&lt;/button&gt;&lt;/td&gt;&lt;td id="table-main-B-2-numCopies"&gt;0&lt;/td&gt;&lt;td&gt;&lt;button type="button" onclick="pushCardMain('B-2')"&gt;+&lt;/button&gt;&lt;/td&gt;&lt;td&gt;&lt;button type="button" onclick="popCardSide('B-2')"&gt;-&lt;/button&gt;&lt;/td&gt;&lt;td id="table-side-B-2-numCopies"&gt;0&lt;/td&gt;&lt;td&gt;&lt;button type="button" onclick="pushCardSide('B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M17];[$HTML.$C$1];[.$B17];[$HTML.$D$1];[.$B17];[$HTML.$E$1];[.$B17];[$HTML.$F$1];[.$B17];[$HTML.$G$1])" office:value-type="string" office:string-value="&lt;div class=&quot;card&quot; id=&quot;main-B-3&quot;&gt;&lt;img width=&quot;115&quot; heidht=&quot;160&quot; src=&quot;https://one-draw.jp/ijinden/cardlist/B01/card/B_003.png&quot; /&gt;&lt;div class=&quot;numCopies&quot; id=&quot;main-B-3-numCopies&quot;&gt;0&lt;/div&gt;&lt;button type=&quot;button&quot; class=&quot;pop&quot; onclick=&quot;popCardMain('B-3');&quot;&gt;-&lt;/button&gt;&lt;button type=&quot;button&quot; class=&quot;push&quot; onclick=&quot;pushCardMain('B-3');&quot;&gt;+&lt;/button&gt;&lt;button type=&quot;button&quot; class=&quot;drop&quot; onclick=&quot;dropCardMain('B-3');&quot;&gt;↓&lt;/button&gt;&lt;/div&gt;" calcext:value-type="string">
            <text:p>&lt;div class="card" id="main-B-3"&gt;&lt;img width="115" heidht="160" src="https://one-draw.jp/ijinden/cardlist/B01/card/B_003.png" /&gt;&lt;div class="numCopies" id="main-B-3-numCopies"&gt;0&lt;/div&gt;&lt;button type="button" class="pop" onclick="popCardMain('B-3');"&gt;-&lt;/button&gt;&lt;button type="button" class="push" onclick="pushCardMain('B-3');"&gt;+&lt;/button&gt;&lt;button type="button" class="drop" onclick="dropCardMain('B-3');"&gt;↓&lt;/button&gt;&lt;/div&gt;</text:p>
          </table:table-cell>
          <table:table-cell table:formula="of:=CONCATENATE([$HTML.$A$2];[.$B17];[$HTML.$B$2];[.$M17];[$HTML.$C$2];[.$B17];[$HTML.$D$2];[.$B17];[$HTML.$E$2];[.$B17];[$HTML.$F$2];[.$B17];[$HTML.$G$2])" office:value-type="string" office:string-value="&lt;div class=&quot;card&quot; id=&quot;side-B-3&quot;&gt;&lt;img width=&quot;115&quot; heidht=&quot;160&quot; src=&quot;https://one-draw.jp/ijinden/cardlist/B01/card/B_003.png&quot; /&gt;&lt;div class=&quot;numCopies&quot; id=&quot;side-B-3-numCopies&quot;&gt;0&lt;/div&gt;&lt;button type=&quot;button&quot; class=&quot;pop&quot; onclick=&quot;popCardSide('B-3');&quot;&gt;-&lt;/button&gt;&lt;button type=&quot;button&quot; class=&quot;push&quot; onclick=&quot;pushCardSide('B-3');&quot;&gt;+&lt;/button&gt;&lt;button type=&quot;button&quot; class=&quot;raise&quot; onclick=&quot;raiseCardSide('B-3');&quot;&gt;↑&lt;/button&gt;&lt;/div&gt;" calcext:value-type="string">
            <text:p>&lt;div class="card" id="side-B-3"&gt;&lt;img width="115" heidht="160" src="https://one-draw.jp/ijinden/cardlist/B01/card/B_003.png" /&gt;&lt;div class="numCopies" id="side-B-3-numCopies"&gt;0&lt;/div&gt;&lt;button type="button" class="pop" onclick="popCardSide('B-3');"&gt;-&lt;/button&gt;&lt;button type="button" class="push" onclick="pushCardSide('B-3');"&gt;+&lt;/button&gt;&lt;button type="button" class="raise" onclick="raiseCardSide('B-3');"&gt;↑&lt;/button&gt;&lt;/div&gt;</text:p>
          </table:table-cell>
          <table:table-cell table:formula="of:=CONCATENATE([$HTML.$A$3];[.B17];[$HTML.$B$3];[.F17];[$HTML.$C$3];[.H17];[$HTML.$D$3];[.J17];[$HTML.$E$3];[.B17];[$HTML.$F$3];[.D17];[$HTML.$G$3];[.I17];[$HTML.$H$3];[.G17];[$HTML.$I$3];[.K17];[$HTML.$J$3];[.B17];[$HTML.$K$3];[.B17];[$HTML.$L$3];[.B17];[$HTML.$M$3];[.B17];[$HTML.$N$3];[.B17];[$HTML.$O$3];[.B17];[$HTML.$P$3])" office:value-type="string" office:string-value="&lt;tr id=&quot;table-B-3&quot; data-expansion=&quot;11&quot; data-type=&quot;1&quot; data-color=&quot;20&quot;&gt;&lt;td&gt;B-3&lt;/td&gt;&lt;td&gt;好太王&lt;/td&gt;&lt;td&gt;青&lt;/td&gt;&lt;td&gt;イジン&lt;/td&gt;&lt;td&gt;2&lt;/td&gt;&lt;td&gt;&lt;button type=&quot;button&quot; onclick=&quot;popCardMain('B-3')&quot;&gt;-&lt;/button&gt;&lt;/td&gt;&lt;td id=&quot;table-main-B-3-numCopies&quot;&gt;0&lt;/td&gt;&lt;td&gt;&lt;button type=&quot;button&quot; onclick=&quot;pushCardMain('B-3')&quot;&gt;+&lt;/button&gt;&lt;/td&gt;&lt;td&gt;&lt;button type=&quot;button&quot; onclick=&quot;popCardSide('B-3')&quot;&gt;-&lt;/button&gt;&lt;/td&gt;&lt;td id=&quot;table-side-B-3-numCopies&quot;&gt;0&lt;/td&gt;&lt;td&gt;&lt;button type=&quot;button&quot; onclick=&quot;pushCardSide('B-3')&quot;&gt;+&lt;/button&gt;&lt;/td&gt;&lt;/tr&gt;" calcext:value-type="string">
            <text:p>&lt;tr id="table-B-3" data-expansion="11" data-type="1" data-color="20"&gt;&lt;td&gt;B-3&lt;/td&gt;&lt;td&gt;好太王&lt;/td&gt;&lt;td&gt;青&lt;/td&gt;&lt;td&gt;イジン&lt;/td&gt;&lt;td&gt;2&lt;/td&gt;&lt;td&gt;&lt;button type="button" onclick="popCardMain('B-3')"&gt;-&lt;/button&gt;&lt;/td&gt;&lt;td id="table-main-B-3-numCopies"&gt;0&lt;/td&gt;&lt;td&gt;&lt;button type="button" onclick="pushCardMain('B-3')"&gt;+&lt;/button&gt;&lt;/td&gt;&lt;td&gt;&lt;button type="button" onclick="popCardSide('B-3')"&gt;-&lt;/button&gt;&lt;/td&gt;&lt;td id="table-side-B-3-numCopies"&gt;0&lt;/td&gt;&lt;td&gt;&lt;button type="button" onclick="pushCardSide('B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M18];[$HTML.$C$1];[.$B18];[$HTML.$D$1];[.$B18];[$HTML.$E$1];[.$B18];[$HTML.$F$1];[.$B18];[$HTML.$G$1])" office:value-type="string" office:string-value="&lt;div class=&quot;card&quot; id=&quot;main-B-4&quot;&gt;&lt;img width=&quot;115&quot; heidht=&quot;160&quot; src=&quot;https://one-draw.jp/ijinden/cardlist/B01/card/B_004.png&quot; /&gt;&lt;div class=&quot;numCopies&quot; id=&quot;main-B-4-numCopies&quot;&gt;0&lt;/div&gt;&lt;button type=&quot;button&quot; class=&quot;pop&quot; onclick=&quot;popCardMain('B-4');&quot;&gt;-&lt;/button&gt;&lt;button type=&quot;button&quot; class=&quot;push&quot; onclick=&quot;pushCardMain('B-4');&quot;&gt;+&lt;/button&gt;&lt;button type=&quot;button&quot; class=&quot;drop&quot; onclick=&quot;dropCardMain('B-4');&quot;&gt;↓&lt;/button&gt;&lt;/div&gt;" calcext:value-type="string">
            <text:p>&lt;div class="card" id="main-B-4"&gt;&lt;img width="115" heidht="160" src="https://one-draw.jp/ijinden/cardlist/B01/card/B_004.png" /&gt;&lt;div class="numCopies" id="main-B-4-numCopies"&gt;0&lt;/div&gt;&lt;button type="button" class="pop" onclick="popCardMain('B-4');"&gt;-&lt;/button&gt;&lt;button type="button" class="push" onclick="pushCardMain('B-4');"&gt;+&lt;/button&gt;&lt;button type="button" class="drop" onclick="dropCardMain('B-4');"&gt;↓&lt;/button&gt;&lt;/div&gt;</text:p>
          </table:table-cell>
          <table:table-cell table:formula="of:=CONCATENATE([$HTML.$A$2];[.$B18];[$HTML.$B$2];[.$M18];[$HTML.$C$2];[.$B18];[$HTML.$D$2];[.$B18];[$HTML.$E$2];[.$B18];[$HTML.$F$2];[.$B18];[$HTML.$G$2])" office:value-type="string" office:string-value="&lt;div class=&quot;card&quot; id=&quot;side-B-4&quot;&gt;&lt;img width=&quot;115&quot; heidht=&quot;160&quot; src=&quot;https://one-draw.jp/ijinden/cardlist/B01/card/B_004.png&quot; /&gt;&lt;div class=&quot;numCopies&quot; id=&quot;side-B-4-numCopies&quot;&gt;0&lt;/div&gt;&lt;button type=&quot;button&quot; class=&quot;pop&quot; onclick=&quot;popCardSide('B-4');&quot;&gt;-&lt;/button&gt;&lt;button type=&quot;button&quot; class=&quot;push&quot; onclick=&quot;pushCardSide('B-4');&quot;&gt;+&lt;/button&gt;&lt;button type=&quot;button&quot; class=&quot;raise&quot; onclick=&quot;raiseCardSide('B-4');&quot;&gt;↑&lt;/button&gt;&lt;/div&gt;" calcext:value-type="string">
            <text:p>&lt;div class="card" id="side-B-4"&gt;&lt;img width="115" heidht="160" src="https://one-draw.jp/ijinden/cardlist/B01/card/B_004.png" /&gt;&lt;div class="numCopies" id="side-B-4-numCopies"&gt;0&lt;/div&gt;&lt;button type="button" class="pop" onclick="popCardSide('B-4');"&gt;-&lt;/button&gt;&lt;button type="button" class="push" onclick="pushCardSide('B-4');"&gt;+&lt;/button&gt;&lt;button type="button" class="raise" onclick="raiseCardSide('B-4');"&gt;↑&lt;/button&gt;&lt;/div&gt;</text:p>
          </table:table-cell>
          <table:table-cell table:formula="of:=CONCATENATE([$HTML.$A$3];[.B18];[$HTML.$B$3];[.F18];[$HTML.$C$3];[.H18];[$HTML.$D$3];[.J18];[$HTML.$E$3];[.B18];[$HTML.$F$3];[.D18];[$HTML.$G$3];[.I18];[$HTML.$H$3];[.G18];[$HTML.$I$3];[.K18];[$HTML.$J$3];[.B18];[$HTML.$K$3];[.B18];[$HTML.$L$3];[.B18];[$HTML.$M$3];[.B18];[$HTML.$N$3];[.B18];[$HTML.$O$3];[.B18];[$HTML.$P$3])" office:value-type="string" office:string-value="&lt;tr id=&quot;table-B-4&quot; data-expansion=&quot;11&quot; data-type=&quot;1&quot; data-color=&quot;20&quot;&gt;&lt;td&gt;B-4&lt;/td&gt;&lt;td&gt;フェルディナンド・マゼラン&lt;/td&gt;&lt;td&gt;青&lt;/td&gt;&lt;td&gt;イジン&lt;/td&gt;&lt;td&gt;3&lt;/td&gt;&lt;td&gt;&lt;button type=&quot;button&quot; onclick=&quot;popCardMain('B-4')&quot;&gt;-&lt;/button&gt;&lt;/td&gt;&lt;td id=&quot;table-main-B-4-numCopies&quot;&gt;0&lt;/td&gt;&lt;td&gt;&lt;button type=&quot;button&quot; onclick=&quot;pushCardMain('B-4')&quot;&gt;+&lt;/button&gt;&lt;/td&gt;&lt;td&gt;&lt;button type=&quot;button&quot; onclick=&quot;popCardSide('B-4')&quot;&gt;-&lt;/button&gt;&lt;/td&gt;&lt;td id=&quot;table-side-B-4-numCopies&quot;&gt;0&lt;/td&gt;&lt;td&gt;&lt;button type=&quot;button&quot; onclick=&quot;pushCardSide('B-4')&quot;&gt;+&lt;/button&gt;&lt;/td&gt;&lt;/tr&gt;" calcext:value-type="string">
            <text:p>&lt;tr id="table-B-4" data-expansion="11" data-type="1" data-color="20"&gt;&lt;td&gt;B-4&lt;/td&gt;&lt;td&gt;フェルディナンド・マゼラン&lt;/td&gt;&lt;td&gt;青&lt;/td&gt;&lt;td&gt;イジン&lt;/td&gt;&lt;td&gt;3&lt;/td&gt;&lt;td&gt;&lt;button type="button" onclick="popCardMain('B-4')"&gt;-&lt;/button&gt;&lt;/td&gt;&lt;td id="table-main-B-4-numCopies"&gt;0&lt;/td&gt;&lt;td&gt;&lt;button type="button" onclick="pushCardMain('B-4')"&gt;+&lt;/button&gt;&lt;/td&gt;&lt;td&gt;&lt;button type="button" onclick="popCardSide('B-4')"&gt;-&lt;/button&gt;&lt;/td&gt;&lt;td id="table-side-B-4-numCopies"&gt;0&lt;/td&gt;&lt;td&gt;&lt;button type="button" onclick="pushCardSide('B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M19];[$HTML.$C$1];[.$B19];[$HTML.$D$1];[.$B19];[$HTML.$E$1];[.$B19];[$HTML.$F$1];[.$B19];[$HTML.$G$1])" office:value-type="string" office:string-value="&lt;div class=&quot;card&quot; id=&quot;main-B-5&quot;&gt;&lt;img width=&quot;115&quot; heidht=&quot;160&quot; src=&quot;https://one-draw.jp/ijinden/cardlist/B01/card/B_005.png&quot; /&gt;&lt;div class=&quot;numCopies&quot; id=&quot;main-B-5-numCopies&quot;&gt;0&lt;/div&gt;&lt;button type=&quot;button&quot; class=&quot;pop&quot; onclick=&quot;popCardMain('B-5');&quot;&gt;-&lt;/button&gt;&lt;button type=&quot;button&quot; class=&quot;push&quot; onclick=&quot;pushCardMain('B-5');&quot;&gt;+&lt;/button&gt;&lt;button type=&quot;button&quot; class=&quot;drop&quot; onclick=&quot;dropCardMain('B-5');&quot;&gt;↓&lt;/button&gt;&lt;/div&gt;" calcext:value-type="string">
            <text:p>&lt;div class="card" id="main-B-5"&gt;&lt;img width="115" heidht="160" src="https://one-draw.jp/ijinden/cardlist/B01/card/B_005.png" /&gt;&lt;div class="numCopies" id="main-B-5-numCopies"&gt;0&lt;/div&gt;&lt;button type="button" class="pop" onclick="popCardMain('B-5');"&gt;-&lt;/button&gt;&lt;button type="button" class="push" onclick="pushCardMain('B-5');"&gt;+&lt;/button&gt;&lt;button type="button" class="drop" onclick="dropCardMain('B-5');"&gt;↓&lt;/button&gt;&lt;/div&gt;</text:p>
          </table:table-cell>
          <table:table-cell table:formula="of:=CONCATENATE([$HTML.$A$2];[.$B19];[$HTML.$B$2];[.$M19];[$HTML.$C$2];[.$B19];[$HTML.$D$2];[.$B19];[$HTML.$E$2];[.$B19];[$HTML.$F$2];[.$B19];[$HTML.$G$2])" office:value-type="string" office:string-value="&lt;div class=&quot;card&quot; id=&quot;side-B-5&quot;&gt;&lt;img width=&quot;115&quot; heidht=&quot;160&quot; src=&quot;https://one-draw.jp/ijinden/cardlist/B01/card/B_005.png&quot; /&gt;&lt;div class=&quot;numCopies&quot; id=&quot;side-B-5-numCopies&quot;&gt;0&lt;/div&gt;&lt;button type=&quot;button&quot; class=&quot;pop&quot; onclick=&quot;popCardSide('B-5');&quot;&gt;-&lt;/button&gt;&lt;button type=&quot;button&quot; class=&quot;push&quot; onclick=&quot;pushCardSide('B-5');&quot;&gt;+&lt;/button&gt;&lt;button type=&quot;button&quot; class=&quot;raise&quot; onclick=&quot;raiseCardSide('B-5');&quot;&gt;↑&lt;/button&gt;&lt;/div&gt;" calcext:value-type="string">
            <text:p>&lt;div class="card" id="side-B-5"&gt;&lt;img width="115" heidht="160" src="https://one-draw.jp/ijinden/cardlist/B01/card/B_005.png" /&gt;&lt;div class="numCopies" id="side-B-5-numCopies"&gt;0&lt;/div&gt;&lt;button type="button" class="pop" onclick="popCardSide('B-5');"&gt;-&lt;/button&gt;&lt;button type="button" class="push" onclick="pushCardSide('B-5');"&gt;+&lt;/button&gt;&lt;button type="button" class="raise" onclick="raiseCardSide('B-5');"&gt;↑&lt;/button&gt;&lt;/div&gt;</text:p>
          </table:table-cell>
          <table:table-cell table:formula="of:=CONCATENATE([$HTML.$A$3];[.B19];[$HTML.$B$3];[.F19];[$HTML.$C$3];[.H19];[$HTML.$D$3];[.J19];[$HTML.$E$3];[.B19];[$HTML.$F$3];[.D19];[$HTML.$G$3];[.I19];[$HTML.$H$3];[.G19];[$HTML.$I$3];[.K19];[$HTML.$J$3];[.B19];[$HTML.$K$3];[.B19];[$HTML.$L$3];[.B19];[$HTML.$M$3];[.B19];[$HTML.$N$3];[.B19];[$HTML.$O$3];[.B19];[$HTML.$P$3])" office:value-type="string" office:string-value="&lt;tr id=&quot;table-B-5&quot; data-expansion=&quot;11&quot; data-type=&quot;1&quot; data-color=&quot;20&quot;&gt;&lt;td&gt;B-5&lt;/td&gt;&lt;td&gt;ラファエロ・サンティ&lt;/td&gt;&lt;td&gt;青&lt;/td&gt;&lt;td&gt;イジン&lt;/td&gt;&lt;td&gt;3&lt;/td&gt;&lt;td&gt;&lt;button type=&quot;button&quot; onclick=&quot;popCardMain('B-5')&quot;&gt;-&lt;/button&gt;&lt;/td&gt;&lt;td id=&quot;table-main-B-5-numCopies&quot;&gt;0&lt;/td&gt;&lt;td&gt;&lt;button type=&quot;button&quot; onclick=&quot;pushCardMain('B-5')&quot;&gt;+&lt;/button&gt;&lt;/td&gt;&lt;td&gt;&lt;button type=&quot;button&quot; onclick=&quot;popCardSide('B-5')&quot;&gt;-&lt;/button&gt;&lt;/td&gt;&lt;td id=&quot;table-side-B-5-numCopies&quot;&gt;0&lt;/td&gt;&lt;td&gt;&lt;button type=&quot;button&quot; onclick=&quot;pushCardSide('B-5')&quot;&gt;+&lt;/button&gt;&lt;/td&gt;&lt;/tr&gt;" calcext:value-type="string">
            <text:p>&lt;tr id="table-B-5" data-expansion="11" data-type="1" data-color="20"&gt;&lt;td&gt;B-5&lt;/td&gt;&lt;td&gt;ラファエロ・サンティ&lt;/td&gt;&lt;td&gt;青&lt;/td&gt;&lt;td&gt;イジン&lt;/td&gt;&lt;td&gt;3&lt;/td&gt;&lt;td&gt;&lt;button type="button" onclick="popCardMain('B-5')"&gt;-&lt;/button&gt;&lt;/td&gt;&lt;td id="table-main-B-5-numCopies"&gt;0&lt;/td&gt;&lt;td&gt;&lt;button type="button" onclick="pushCardMain('B-5')"&gt;+&lt;/button&gt;&lt;/td&gt;&lt;td&gt;&lt;button type="button" onclick="popCardSide('B-5')"&gt;-&lt;/button&gt;&lt;/td&gt;&lt;td id="table-side-B-5-numCopies"&gt;0&lt;/td&gt;&lt;td&gt;&lt;button type="button" onclick="pushCardSide('B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M20];[$HTML.$C$1];[.$B20];[$HTML.$D$1];[.$B20];[$HTML.$E$1];[.$B20];[$HTML.$F$1];[.$B20];[$HTML.$G$1])" office:value-type="string" office:string-value="&lt;div class=&quot;card&quot; id=&quot;main-B-6&quot;&gt;&lt;img width=&quot;115&quot; heidht=&quot;160&quot; src=&quot;https://one-draw.jp/ijinden/cardlist/B01/card/B_006.png&quot; /&gt;&lt;div class=&quot;numCopies&quot; id=&quot;main-B-6-numCopies&quot;&gt;0&lt;/div&gt;&lt;button type=&quot;button&quot; class=&quot;pop&quot; onclick=&quot;popCardMain('B-6');&quot;&gt;-&lt;/button&gt;&lt;button type=&quot;button&quot; class=&quot;push&quot; onclick=&quot;pushCardMain('B-6');&quot;&gt;+&lt;/button&gt;&lt;button type=&quot;button&quot; class=&quot;drop&quot; onclick=&quot;dropCardMain('B-6');&quot;&gt;↓&lt;/button&gt;&lt;/div&gt;" calcext:value-type="string">
            <text:p>&lt;div class="card" id="main-B-6"&gt;&lt;img width="115" heidht="160" src="https://one-draw.jp/ijinden/cardlist/B01/card/B_006.png" /&gt;&lt;div class="numCopies" id="main-B-6-numCopies"&gt;0&lt;/div&gt;&lt;button type="button" class="pop" onclick="popCardMain('B-6');"&gt;-&lt;/button&gt;&lt;button type="button" class="push" onclick="pushCardMain('B-6');"&gt;+&lt;/button&gt;&lt;button type="button" class="drop" onclick="dropCardMain('B-6');"&gt;↓&lt;/button&gt;&lt;/div&gt;</text:p>
          </table:table-cell>
          <table:table-cell table:formula="of:=CONCATENATE([$HTML.$A$2];[.$B20];[$HTML.$B$2];[.$M20];[$HTML.$C$2];[.$B20];[$HTML.$D$2];[.$B20];[$HTML.$E$2];[.$B20];[$HTML.$F$2];[.$B20];[$HTML.$G$2])" office:value-type="string" office:string-value="&lt;div class=&quot;card&quot; id=&quot;side-B-6&quot;&gt;&lt;img width=&quot;115&quot; heidht=&quot;160&quot; src=&quot;https://one-draw.jp/ijinden/cardlist/B01/card/B_006.png&quot; /&gt;&lt;div class=&quot;numCopies&quot; id=&quot;side-B-6-numCopies&quot;&gt;0&lt;/div&gt;&lt;button type=&quot;button&quot; class=&quot;pop&quot; onclick=&quot;popCardSide('B-6');&quot;&gt;-&lt;/button&gt;&lt;button type=&quot;button&quot; class=&quot;push&quot; onclick=&quot;pushCardSide('B-6');&quot;&gt;+&lt;/button&gt;&lt;button type=&quot;button&quot; class=&quot;raise&quot; onclick=&quot;raiseCardSide('B-6');&quot;&gt;↑&lt;/button&gt;&lt;/div&gt;" calcext:value-type="string">
            <text:p>&lt;div class="card" id="side-B-6"&gt;&lt;img width="115" heidht="160" src="https://one-draw.jp/ijinden/cardlist/B01/card/B_006.png" /&gt;&lt;div class="numCopies" id="side-B-6-numCopies"&gt;0&lt;/div&gt;&lt;button type="button" class="pop" onclick="popCardSide('B-6');"&gt;-&lt;/button&gt;&lt;button type="button" class="push" onclick="pushCardSide('B-6');"&gt;+&lt;/button&gt;&lt;button type="button" class="raise" onclick="raiseCardSide('B-6');"&gt;↑&lt;/button&gt;&lt;/div&gt;</text:p>
          </table:table-cell>
          <table:table-cell table:formula="of:=CONCATENATE([$HTML.$A$3];[.B20];[$HTML.$B$3];[.F20];[$HTML.$C$3];[.H20];[$HTML.$D$3];[.J20];[$HTML.$E$3];[.B20];[$HTML.$F$3];[.D20];[$HTML.$G$3];[.I20];[$HTML.$H$3];[.G20];[$HTML.$I$3];[.K20];[$HTML.$J$3];[.B20];[$HTML.$K$3];[.B20];[$HTML.$L$3];[.B20];[$HTML.$M$3];[.B20];[$HTML.$N$3];[.B20];[$HTML.$O$3];[.B20];[$HTML.$P$3])" office:value-type="string" office:string-value="&lt;tr id=&quot;table-B-6&quot; data-expansion=&quot;11&quot; data-type=&quot;1&quot; data-color=&quot;20&quot;&gt;&lt;td&gt;B-6&lt;/td&gt;&lt;td&gt;ジャン・カルヴァン&lt;/td&gt;&lt;td&gt;青&lt;/td&gt;&lt;td&gt;イジン&lt;/td&gt;&lt;td&gt;2&lt;/td&gt;&lt;td&gt;&lt;button type=&quot;button&quot; onclick=&quot;popCardMain('B-6')&quot;&gt;-&lt;/button&gt;&lt;/td&gt;&lt;td id=&quot;table-main-B-6-numCopies&quot;&gt;0&lt;/td&gt;&lt;td&gt;&lt;button type=&quot;button&quot; onclick=&quot;pushCardMain('B-6')&quot;&gt;+&lt;/button&gt;&lt;/td&gt;&lt;td&gt;&lt;button type=&quot;button&quot; onclick=&quot;popCardSide('B-6')&quot;&gt;-&lt;/button&gt;&lt;/td&gt;&lt;td id=&quot;table-side-B-6-numCopies&quot;&gt;0&lt;/td&gt;&lt;td&gt;&lt;button type=&quot;button&quot; onclick=&quot;pushCardSide('B-6')&quot;&gt;+&lt;/button&gt;&lt;/td&gt;&lt;/tr&gt;" calcext:value-type="string">
            <text:p>&lt;tr id="table-B-6" data-expansion="11" data-type="1" data-color="20"&gt;&lt;td&gt;B-6&lt;/td&gt;&lt;td&gt;ジャン・カルヴァン&lt;/td&gt;&lt;td&gt;青&lt;/td&gt;&lt;td&gt;イジン&lt;/td&gt;&lt;td&gt;2&lt;/td&gt;&lt;td&gt;&lt;button type="button" onclick="popCardMain('B-6')"&gt;-&lt;/button&gt;&lt;/td&gt;&lt;td id="table-main-B-6-numCopies"&gt;0&lt;/td&gt;&lt;td&gt;&lt;button type="button" onclick="pushCardMain('B-6')"&gt;+&lt;/button&gt;&lt;/td&gt;&lt;td&gt;&lt;button type="button" onclick="popCardSide('B-6')"&gt;-&lt;/button&gt;&lt;/td&gt;&lt;td id="table-side-B-6-numCopies"&gt;0&lt;/td&gt;&lt;td&gt;&lt;button type="button" onclick="pushCardSide('B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M21];[$HTML.$C$1];[.$B21];[$HTML.$D$1];[.$B21];[$HTML.$E$1];[.$B21];[$HTML.$F$1];[.$B21];[$HTML.$G$1])" office:value-type="string" office:string-value="&lt;div class=&quot;card&quot; id=&quot;main-B-7&quot;&gt;&lt;img width=&quot;115&quot; heidht=&quot;160&quot; src=&quot;https://one-draw.jp/ijinden/cardlist/B01/card/B_007.png&quot; /&gt;&lt;div class=&quot;numCopies&quot; id=&quot;main-B-7-numCopies&quot;&gt;0&lt;/div&gt;&lt;button type=&quot;button&quot; class=&quot;pop&quot; onclick=&quot;popCardMain('B-7');&quot;&gt;-&lt;/button&gt;&lt;button type=&quot;button&quot; class=&quot;push&quot; onclick=&quot;pushCardMain('B-7');&quot;&gt;+&lt;/button&gt;&lt;button type=&quot;button&quot; class=&quot;drop&quot; onclick=&quot;dropCardMain('B-7');&quot;&gt;↓&lt;/button&gt;&lt;/div&gt;" calcext:value-type="string">
            <text:p>&lt;div class="card" id="main-B-7"&gt;&lt;img width="115" heidht="160" src="https://one-draw.jp/ijinden/cardlist/B01/card/B_007.png" /&gt;&lt;div class="numCopies" id="main-B-7-numCopies"&gt;0&lt;/div&gt;&lt;button type="button" class="pop" onclick="popCardMain('B-7');"&gt;-&lt;/button&gt;&lt;button type="button" class="push" onclick="pushCardMain('B-7');"&gt;+&lt;/button&gt;&lt;button type="button" class="drop" onclick="dropCardMain('B-7');"&gt;↓&lt;/button&gt;&lt;/div&gt;</text:p>
          </table:table-cell>
          <table:table-cell table:formula="of:=CONCATENATE([$HTML.$A$2];[.$B21];[$HTML.$B$2];[.$M21];[$HTML.$C$2];[.$B21];[$HTML.$D$2];[.$B21];[$HTML.$E$2];[.$B21];[$HTML.$F$2];[.$B21];[$HTML.$G$2])" office:value-type="string" office:string-value="&lt;div class=&quot;card&quot; id=&quot;side-B-7&quot;&gt;&lt;img width=&quot;115&quot; heidht=&quot;160&quot; src=&quot;https://one-draw.jp/ijinden/cardlist/B01/card/B_007.png&quot; /&gt;&lt;div class=&quot;numCopies&quot; id=&quot;side-B-7-numCopies&quot;&gt;0&lt;/div&gt;&lt;button type=&quot;button&quot; class=&quot;pop&quot; onclick=&quot;popCardSide('B-7');&quot;&gt;-&lt;/button&gt;&lt;button type=&quot;button&quot; class=&quot;push&quot; onclick=&quot;pushCardSide('B-7');&quot;&gt;+&lt;/button&gt;&lt;button type=&quot;button&quot; class=&quot;raise&quot; onclick=&quot;raiseCardSide('B-7');&quot;&gt;↑&lt;/button&gt;&lt;/div&gt;" calcext:value-type="string">
            <text:p>&lt;div class="card" id="side-B-7"&gt;&lt;img width="115" heidht="160" src="https://one-draw.jp/ijinden/cardlist/B01/card/B_007.png" /&gt;&lt;div class="numCopies" id="side-B-7-numCopies"&gt;0&lt;/div&gt;&lt;button type="button" class="pop" onclick="popCardSide('B-7');"&gt;-&lt;/button&gt;&lt;button type="button" class="push" onclick="pushCardSide('B-7');"&gt;+&lt;/button&gt;&lt;button type="button" class="raise" onclick="raiseCardSide('B-7');"&gt;↑&lt;/button&gt;&lt;/div&gt;</text:p>
          </table:table-cell>
          <table:table-cell table:formula="of:=CONCATENATE([$HTML.$A$3];[.B21];[$HTML.$B$3];[.F21];[$HTML.$C$3];[.H21];[$HTML.$D$3];[.J21];[$HTML.$E$3];[.B21];[$HTML.$F$3];[.D21];[$HTML.$G$3];[.I21];[$HTML.$H$3];[.G21];[$HTML.$I$3];[.K21];[$HTML.$J$3];[.B21];[$HTML.$K$3];[.B21];[$HTML.$L$3];[.B21];[$HTML.$M$3];[.B21];[$HTML.$N$3];[.B21];[$HTML.$O$3];[.B21];[$HTML.$P$3])" office:value-type="string" office:string-value="&lt;tr id=&quot;table-B-7&quot; data-expansion=&quot;11&quot; data-type=&quot;1&quot; data-color=&quot;20&quot;&gt;&lt;td&gt;B-7&lt;/td&gt;&lt;td&gt;武帝&lt;/td&gt;&lt;td&gt;青&lt;/td&gt;&lt;td&gt;イジン&lt;/td&gt;&lt;td&gt;3&lt;/td&gt;&lt;td&gt;&lt;button type=&quot;button&quot; onclick=&quot;popCardMain('B-7')&quot;&gt;-&lt;/button&gt;&lt;/td&gt;&lt;td id=&quot;table-main-B-7-numCopies&quot;&gt;0&lt;/td&gt;&lt;td&gt;&lt;button type=&quot;button&quot; onclick=&quot;pushCardMain('B-7')&quot;&gt;+&lt;/button&gt;&lt;/td&gt;&lt;td&gt;&lt;button type=&quot;button&quot; onclick=&quot;popCardSide('B-7')&quot;&gt;-&lt;/button&gt;&lt;/td&gt;&lt;td id=&quot;table-side-B-7-numCopies&quot;&gt;0&lt;/td&gt;&lt;td&gt;&lt;button type=&quot;button&quot; onclick=&quot;pushCardSide('B-7')&quot;&gt;+&lt;/button&gt;&lt;/td&gt;&lt;/tr&gt;" calcext:value-type="string">
            <text:p>&lt;tr id="table-B-7" data-expansion="11" data-type="1" data-color="20"&gt;&lt;td&gt;B-7&lt;/td&gt;&lt;td&gt;武帝&lt;/td&gt;&lt;td&gt;青&lt;/td&gt;&lt;td&gt;イジン&lt;/td&gt;&lt;td&gt;3&lt;/td&gt;&lt;td&gt;&lt;button type="button" onclick="popCardMain('B-7')"&gt;-&lt;/button&gt;&lt;/td&gt;&lt;td id="table-main-B-7-numCopies"&gt;0&lt;/td&gt;&lt;td&gt;&lt;button type="button" onclick="pushCardMain('B-7')"&gt;+&lt;/button&gt;&lt;/td&gt;&lt;td&gt;&lt;button type="button" onclick="popCardSide('B-7')"&gt;-&lt;/button&gt;&lt;/td&gt;&lt;td id="table-side-B-7-numCopies"&gt;0&lt;/td&gt;&lt;td&gt;&lt;button type="button" onclick="pushCardSide('B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M22];[$HTML.$C$1];[.$B22];[$HTML.$D$1];[.$B22];[$HTML.$E$1];[.$B22];[$HTML.$F$1];[.$B22];[$HTML.$G$1])" office:value-type="string" office:string-value="&lt;div class=&quot;card&quot; id=&quot;main-B-8&quot;&gt;&lt;img width=&quot;115&quot; heidht=&quot;160&quot; src=&quot;https://one-draw.jp/ijinden/cardlist/B01/card/B_008.png&quot; /&gt;&lt;div class=&quot;numCopies&quot; id=&quot;main-B-8-numCopies&quot;&gt;0&lt;/div&gt;&lt;button type=&quot;button&quot; class=&quot;pop&quot; onclick=&quot;popCardMain('B-8');&quot;&gt;-&lt;/button&gt;&lt;button type=&quot;button&quot; class=&quot;push&quot; onclick=&quot;pushCardMain('B-8');&quot;&gt;+&lt;/button&gt;&lt;button type=&quot;button&quot; class=&quot;drop&quot; onclick=&quot;dropCardMain('B-8');&quot;&gt;↓&lt;/button&gt;&lt;/div&gt;" calcext:value-type="string">
            <text:p>&lt;div class="card" id="main-B-8"&gt;&lt;img width="115" heidht="160" src="https://one-draw.jp/ijinden/cardlist/B01/card/B_008.png" /&gt;&lt;div class="numCopies" id="main-B-8-numCopies"&gt;0&lt;/div&gt;&lt;button type="button" class="pop" onclick="popCardMain('B-8');"&gt;-&lt;/button&gt;&lt;button type="button" class="push" onclick="pushCardMain('B-8');"&gt;+&lt;/button&gt;&lt;button type="button" class="drop" onclick="dropCardMain('B-8');"&gt;↓&lt;/button&gt;&lt;/div&gt;</text:p>
          </table:table-cell>
          <table:table-cell table:formula="of:=CONCATENATE([$HTML.$A$2];[.$B22];[$HTML.$B$2];[.$M22];[$HTML.$C$2];[.$B22];[$HTML.$D$2];[.$B22];[$HTML.$E$2];[.$B22];[$HTML.$F$2];[.$B22];[$HTML.$G$2])" office:value-type="string" office:string-value="&lt;div class=&quot;card&quot; id=&quot;side-B-8&quot;&gt;&lt;img width=&quot;115&quot; heidht=&quot;160&quot; src=&quot;https://one-draw.jp/ijinden/cardlist/B01/card/B_008.png&quot; /&gt;&lt;div class=&quot;numCopies&quot; id=&quot;side-B-8-numCopies&quot;&gt;0&lt;/div&gt;&lt;button type=&quot;button&quot; class=&quot;pop&quot; onclick=&quot;popCardSide('B-8');&quot;&gt;-&lt;/button&gt;&lt;button type=&quot;button&quot; class=&quot;push&quot; onclick=&quot;pushCardSide('B-8');&quot;&gt;+&lt;/button&gt;&lt;button type=&quot;button&quot; class=&quot;raise&quot; onclick=&quot;raiseCardSide('B-8');&quot;&gt;↑&lt;/button&gt;&lt;/div&gt;" calcext:value-type="string">
            <text:p>&lt;div class="card" id="side-B-8"&gt;&lt;img width="115" heidht="160" src="https://one-draw.jp/ijinden/cardlist/B01/card/B_008.png" /&gt;&lt;div class="numCopies" id="side-B-8-numCopies"&gt;0&lt;/div&gt;&lt;button type="button" class="pop" onclick="popCardSide('B-8');"&gt;-&lt;/button&gt;&lt;button type="button" class="push" onclick="pushCardSide('B-8');"&gt;+&lt;/button&gt;&lt;button type="button" class="raise" onclick="raiseCardSide('B-8');"&gt;↑&lt;/button&gt;&lt;/div&gt;</text:p>
          </table:table-cell>
          <table:table-cell table:formula="of:=CONCATENATE([$HTML.$A$3];[.B22];[$HTML.$B$3];[.F22];[$HTML.$C$3];[.H22];[$HTML.$D$3];[.J22];[$HTML.$E$3];[.B22];[$HTML.$F$3];[.D22];[$HTML.$G$3];[.I22];[$HTML.$H$3];[.G22];[$HTML.$I$3];[.K22];[$HTML.$J$3];[.B22];[$HTML.$K$3];[.B22];[$HTML.$L$3];[.B22];[$HTML.$M$3];[.B22];[$HTML.$N$3];[.B22];[$HTML.$O$3];[.B22];[$HTML.$P$3])" office:value-type="string" office:string-value="&lt;tr id=&quot;table-B-8&quot; data-expansion=&quot;11&quot; data-type=&quot;1&quot; data-color=&quot;20&quot;&gt;&lt;td&gt;B-8&lt;/td&gt;&lt;td&gt;楊貴妃&lt;/td&gt;&lt;td&gt;青&lt;/td&gt;&lt;td&gt;イジン&lt;/td&gt;&lt;td&gt;5&lt;/td&gt;&lt;td&gt;&lt;button type=&quot;button&quot; onclick=&quot;popCardMain('B-8')&quot;&gt;-&lt;/button&gt;&lt;/td&gt;&lt;td id=&quot;table-main-B-8-numCopies&quot;&gt;0&lt;/td&gt;&lt;td&gt;&lt;button type=&quot;button&quot; onclick=&quot;pushCardMain('B-8')&quot;&gt;+&lt;/button&gt;&lt;/td&gt;&lt;td&gt;&lt;button type=&quot;button&quot; onclick=&quot;popCardSide('B-8')&quot;&gt;-&lt;/button&gt;&lt;/td&gt;&lt;td id=&quot;table-side-B-8-numCopies&quot;&gt;0&lt;/td&gt;&lt;td&gt;&lt;button type=&quot;button&quot; onclick=&quot;pushCardSide('B-8')&quot;&gt;+&lt;/button&gt;&lt;/td&gt;&lt;/tr&gt;" calcext:value-type="string">
            <text:p>&lt;tr id="table-B-8" data-expansion="11" data-type="1" data-color="20"&gt;&lt;td&gt;B-8&lt;/td&gt;&lt;td&gt;楊貴妃&lt;/td&gt;&lt;td&gt;青&lt;/td&gt;&lt;td&gt;イジン&lt;/td&gt;&lt;td&gt;5&lt;/td&gt;&lt;td&gt;&lt;button type="button" onclick="popCardMain('B-8')"&gt;-&lt;/button&gt;&lt;/td&gt;&lt;td id="table-main-B-8-numCopies"&gt;0&lt;/td&gt;&lt;td&gt;&lt;button type="button" onclick="pushCardMain('B-8')"&gt;+&lt;/button&gt;&lt;/td&gt;&lt;td&gt;&lt;button type="button" onclick="popCardSide('B-8')"&gt;-&lt;/button&gt;&lt;/td&gt;&lt;td id="table-side-B-8-numCopies"&gt;0&lt;/td&gt;&lt;td&gt;&lt;button type="button" onclick="pushCardSide('B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M23];[$HTML.$C$1];[.$B23];[$HTML.$D$1];[.$B23];[$HTML.$E$1];[.$B23];[$HTML.$F$1];[.$B23];[$HTML.$G$1])" office:value-type="string" office:string-value="&lt;div class=&quot;card&quot; id=&quot;main-B-9&quot;&gt;&lt;img width=&quot;115&quot; heidht=&quot;160&quot; src=&quot;https://one-draw.jp/ijinden/cardlist/B01/card/B_009.png&quot; /&gt;&lt;div class=&quot;numCopies&quot; id=&quot;main-B-9-numCopies&quot;&gt;0&lt;/div&gt;&lt;button type=&quot;button&quot; class=&quot;pop&quot; onclick=&quot;popCardMain('B-9');&quot;&gt;-&lt;/button&gt;&lt;button type=&quot;button&quot; class=&quot;push&quot; onclick=&quot;pushCardMain('B-9');&quot;&gt;+&lt;/button&gt;&lt;button type=&quot;button&quot; class=&quot;drop&quot; onclick=&quot;dropCardMain('B-9');&quot;&gt;↓&lt;/button&gt;&lt;/div&gt;" calcext:value-type="string">
            <text:p>&lt;div class="card" id="main-B-9"&gt;&lt;img width="115" heidht="160" src="https://one-draw.jp/ijinden/cardlist/B01/card/B_009.png" /&gt;&lt;div class="numCopies" id="main-B-9-numCopies"&gt;0&lt;/div&gt;&lt;button type="button" class="pop" onclick="popCardMain('B-9');"&gt;-&lt;/button&gt;&lt;button type="button" class="push" onclick="pushCardMain('B-9');"&gt;+&lt;/button&gt;&lt;button type="button" class="drop" onclick="dropCardMain('B-9');"&gt;↓&lt;/button&gt;&lt;/div&gt;</text:p>
          </table:table-cell>
          <table:table-cell table:formula="of:=CONCATENATE([$HTML.$A$2];[.$B23];[$HTML.$B$2];[.$M23];[$HTML.$C$2];[.$B23];[$HTML.$D$2];[.$B23];[$HTML.$E$2];[.$B23];[$HTML.$F$2];[.$B23];[$HTML.$G$2])" office:value-type="string" office:string-value="&lt;div class=&quot;card&quot; id=&quot;side-B-9&quot;&gt;&lt;img width=&quot;115&quot; heidht=&quot;160&quot; src=&quot;https://one-draw.jp/ijinden/cardlist/B01/card/B_009.png&quot; /&gt;&lt;div class=&quot;numCopies&quot; id=&quot;side-B-9-numCopies&quot;&gt;0&lt;/div&gt;&lt;button type=&quot;button&quot; class=&quot;pop&quot; onclick=&quot;popCardSide('B-9');&quot;&gt;-&lt;/button&gt;&lt;button type=&quot;button&quot; class=&quot;push&quot; onclick=&quot;pushCardSide('B-9');&quot;&gt;+&lt;/button&gt;&lt;button type=&quot;button&quot; class=&quot;raise&quot; onclick=&quot;raiseCardSide('B-9');&quot;&gt;↑&lt;/button&gt;&lt;/div&gt;" calcext:value-type="string">
            <text:p>&lt;div class="card" id="side-B-9"&gt;&lt;img width="115" heidht="160" src="https://one-draw.jp/ijinden/cardlist/B01/card/B_009.png" /&gt;&lt;div class="numCopies" id="side-B-9-numCopies"&gt;0&lt;/div&gt;&lt;button type="button" class="pop" onclick="popCardSide('B-9');"&gt;-&lt;/button&gt;&lt;button type="button" class="push" onclick="pushCardSide('B-9');"&gt;+&lt;/button&gt;&lt;button type="button" class="raise" onclick="raiseCardSide('B-9');"&gt;↑&lt;/button&gt;&lt;/div&gt;</text:p>
          </table:table-cell>
          <table:table-cell table:formula="of:=CONCATENATE([$HTML.$A$3];[.B23];[$HTML.$B$3];[.F23];[$HTML.$C$3];[.H23];[$HTML.$D$3];[.J23];[$HTML.$E$3];[.B23];[$HTML.$F$3];[.D23];[$HTML.$G$3];[.I23];[$HTML.$H$3];[.G23];[$HTML.$I$3];[.K23];[$HTML.$J$3];[.B23];[$HTML.$K$3];[.B23];[$HTML.$L$3];[.B23];[$HTML.$M$3];[.B23];[$HTML.$N$3];[.B23];[$HTML.$O$3];[.B23];[$HTML.$P$3])" office:value-type="string" office:string-value="&lt;tr id=&quot;table-B-9&quot; data-expansion=&quot;11&quot; data-type=&quot;2&quot; data-color=&quot;20&quot;&gt;&lt;td&gt;B-9&lt;/td&gt;&lt;td&gt;モナ・リザ&lt;/td&gt;&lt;td&gt;青&lt;/td&gt;&lt;td&gt;ハイケイ&lt;/td&gt;&lt;td&gt;2&lt;/td&gt;&lt;td&gt;&lt;button type=&quot;button&quot; onclick=&quot;popCardMain('B-9')&quot;&gt;-&lt;/button&gt;&lt;/td&gt;&lt;td id=&quot;table-main-B-9-numCopies&quot;&gt;0&lt;/td&gt;&lt;td&gt;&lt;button type=&quot;button&quot; onclick=&quot;pushCardMain('B-9')&quot;&gt;+&lt;/button&gt;&lt;/td&gt;&lt;td&gt;&lt;button type=&quot;button&quot; onclick=&quot;popCardSide('B-9')&quot;&gt;-&lt;/button&gt;&lt;/td&gt;&lt;td id=&quot;table-side-B-9-numCopies&quot;&gt;0&lt;/td&gt;&lt;td&gt;&lt;button type=&quot;button&quot; onclick=&quot;pushCardSide('B-9')&quot;&gt;+&lt;/button&gt;&lt;/td&gt;&lt;/tr&gt;" calcext:value-type="string">
            <text:p>&lt;tr id="table-B-9" data-expansion="11" data-type="2" data-color="20"&gt;&lt;td&gt;B-9&lt;/td&gt;&lt;td&gt;モナ・リザ&lt;/td&gt;&lt;td&gt;青&lt;/td&gt;&lt;td&gt;ハイケイ&lt;/td&gt;&lt;td&gt;2&lt;/td&gt;&lt;td&gt;&lt;button type="button" onclick="popCardMain('B-9')"&gt;-&lt;/button&gt;&lt;/td&gt;&lt;td id="table-main-B-9-numCopies"&gt;0&lt;/td&gt;&lt;td&gt;&lt;button type="button" onclick="pushCardMain('B-9')"&gt;+&lt;/button&gt;&lt;/td&gt;&lt;td&gt;&lt;button type="button" onclick="popCardSide('B-9')"&gt;-&lt;/button&gt;&lt;/td&gt;&lt;td id="table-side-B-9-numCopies"&gt;0&lt;/td&gt;&lt;td&gt;&lt;button type="button" onclick="pushCardSide('B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M24];[$HTML.$C$1];[.$B24];[$HTML.$D$1];[.$B24];[$HTML.$E$1];[.$B24];[$HTML.$F$1];[.$B24];[$HTML.$G$1])" office:value-type="string" office:string-value="&lt;div class=&quot;card&quot; id=&quot;main-B-10&quot;&gt;&lt;img width=&quot;115&quot; heidht=&quot;160&quot; src=&quot;https://one-draw.jp/ijinden/cardlist/B01/card/B_010.png&quot; /&gt;&lt;div class=&quot;numCopies&quot; id=&quot;main-B-10-numCopies&quot;&gt;0&lt;/div&gt;&lt;button type=&quot;button&quot; class=&quot;pop&quot; onclick=&quot;popCardMain('B-10');&quot;&gt;-&lt;/button&gt;&lt;button type=&quot;button&quot; class=&quot;push&quot; onclick=&quot;pushCardMain('B-10');&quot;&gt;+&lt;/button&gt;&lt;button type=&quot;button&quot; class=&quot;drop&quot; onclick=&quot;dropCardMain('B-10');&quot;&gt;↓&lt;/button&gt;&lt;/div&gt;" calcext:value-type="string">
            <text:p>&lt;div class="card" id="main-B-10"&gt;&lt;img width="115" heidht="160" src="https://one-draw.jp/ijinden/cardlist/B01/card/B_010.png" /&gt;&lt;div class="numCopies" id="main-B-10-numCopies"&gt;0&lt;/div&gt;&lt;button type="button" class="pop" onclick="popCardMain('B-10');"&gt;-&lt;/button&gt;&lt;button type="button" class="push" onclick="pushCardMain('B-10');"&gt;+&lt;/button&gt;&lt;button type="button" class="drop" onclick="dropCardMain('B-10');"&gt;↓&lt;/button&gt;&lt;/div&gt;</text:p>
          </table:table-cell>
          <table:table-cell table:formula="of:=CONCATENATE([$HTML.$A$2];[.$B24];[$HTML.$B$2];[.$M24];[$HTML.$C$2];[.$B24];[$HTML.$D$2];[.$B24];[$HTML.$E$2];[.$B24];[$HTML.$F$2];[.$B24];[$HTML.$G$2])" office:value-type="string" office:string-value="&lt;div class=&quot;card&quot; id=&quot;side-B-10&quot;&gt;&lt;img width=&quot;115&quot; heidht=&quot;160&quot; src=&quot;https://one-draw.jp/ijinden/cardlist/B01/card/B_010.png&quot; /&gt;&lt;div class=&quot;numCopies&quot; id=&quot;side-B-10-numCopies&quot;&gt;0&lt;/div&gt;&lt;button type=&quot;button&quot; class=&quot;pop&quot; onclick=&quot;popCardSide('B-10');&quot;&gt;-&lt;/button&gt;&lt;button type=&quot;button&quot; class=&quot;push&quot; onclick=&quot;pushCardSide('B-10');&quot;&gt;+&lt;/button&gt;&lt;button type=&quot;button&quot; class=&quot;raise&quot; onclick=&quot;raiseCardSide('B-10');&quot;&gt;↑&lt;/button&gt;&lt;/div&gt;" calcext:value-type="string">
            <text:p>&lt;div class="card" id="side-B-10"&gt;&lt;img width="115" heidht="160" src="https://one-draw.jp/ijinden/cardlist/B01/card/B_010.png" /&gt;&lt;div class="numCopies" id="side-B-10-numCopies"&gt;0&lt;/div&gt;&lt;button type="button" class="pop" onclick="popCardSide('B-10');"&gt;-&lt;/button&gt;&lt;button type="button" class="push" onclick="pushCardSide('B-10');"&gt;+&lt;/button&gt;&lt;button type="button" class="raise" onclick="raiseCardSide('B-10');"&gt;↑&lt;/button&gt;&lt;/div&gt;</text:p>
          </table:table-cell>
          <table:table-cell table:formula="of:=CONCATENATE([$HTML.$A$3];[.B24];[$HTML.$B$3];[.F24];[$HTML.$C$3];[.H24];[$HTML.$D$3];[.J24];[$HTML.$E$3];[.B24];[$HTML.$F$3];[.D24];[$HTML.$G$3];[.I24];[$HTML.$H$3];[.G24];[$HTML.$I$3];[.K24];[$HTML.$J$3];[.B24];[$HTML.$K$3];[.B24];[$HTML.$L$3];[.B24];[$HTML.$M$3];[.B24];[$HTML.$N$3];[.B24];[$HTML.$O$3];[.B24];[$HTML.$P$3])" office:value-type="string" office:string-value="&lt;tr id=&quot;table-B-10&quot; data-expansion=&quot;11&quot; data-type=&quot;2&quot; data-color=&quot;20&quot;&gt;&lt;td&gt;B-10&lt;/td&gt;&lt;td&gt;革命の広場&lt;/td&gt;&lt;td&gt;青&lt;/td&gt;&lt;td&gt;ハイケイ&lt;/td&gt;&lt;td&gt;3&lt;/td&gt;&lt;td&gt;&lt;button type=&quot;button&quot; onclick=&quot;popCardMain('B-10')&quot;&gt;-&lt;/button&gt;&lt;/td&gt;&lt;td id=&quot;table-main-B-10-numCopies&quot;&gt;0&lt;/td&gt;&lt;td&gt;&lt;button type=&quot;button&quot; onclick=&quot;pushCardMain('B-10')&quot;&gt;+&lt;/button&gt;&lt;/td&gt;&lt;td&gt;&lt;button type=&quot;button&quot; onclick=&quot;popCardSide('B-10')&quot;&gt;-&lt;/button&gt;&lt;/td&gt;&lt;td id=&quot;table-side-B-10-numCopies&quot;&gt;0&lt;/td&gt;&lt;td&gt;&lt;button type=&quot;button&quot; onclick=&quot;pushCardSide('B-10')&quot;&gt;+&lt;/button&gt;&lt;/td&gt;&lt;/tr&gt;" calcext:value-type="string">
            <text:p>&lt;tr id="table-B-10" data-expansion="11" data-type="2" data-color="20"&gt;&lt;td&gt;B-10&lt;/td&gt;&lt;td&gt;革命の広場&lt;/td&gt;&lt;td&gt;青&lt;/td&gt;&lt;td&gt;ハイケイ&lt;/td&gt;&lt;td&gt;3&lt;/td&gt;&lt;td&gt;&lt;button type="button" onclick="popCardMain('B-10')"&gt;-&lt;/button&gt;&lt;/td&gt;&lt;td id="table-main-B-10-numCopies"&gt;0&lt;/td&gt;&lt;td&gt;&lt;button type="button" onclick="pushCardMain('B-10')"&gt;+&lt;/button&gt;&lt;/td&gt;&lt;td&gt;&lt;button type="button" onclick="popCardSide('B-10')"&gt;-&lt;/button&gt;&lt;/td&gt;&lt;td id="table-side-B-10-numCopies"&gt;0&lt;/td&gt;&lt;td&gt;&lt;button type="button" onclick="pushCardSide('B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M25];[$HTML.$C$1];[.$B25];[$HTML.$D$1];[.$B25];[$HTML.$E$1];[.$B25];[$HTML.$F$1];[.$B25];[$HTML.$G$1])" office:value-type="string" office:string-value="&lt;div class=&quot;card&quot; id=&quot;main-B-11&quot;&gt;&lt;img width=&quot;115&quot; heidht=&quot;160&quot; src=&quot;https://one-draw.jp/ijinden/cardlist/B01/card/B_011.png&quot; /&gt;&lt;div class=&quot;numCopies&quot; id=&quot;main-B-11-numCopies&quot;&gt;0&lt;/div&gt;&lt;button type=&quot;button&quot; class=&quot;pop&quot; onclick=&quot;popCardMain('B-11');&quot;&gt;-&lt;/button&gt;&lt;button type=&quot;button&quot; class=&quot;push&quot; onclick=&quot;pushCardMain('B-11');&quot;&gt;+&lt;/button&gt;&lt;button type=&quot;button&quot; class=&quot;drop&quot; onclick=&quot;dropCardMain('B-11');&quot;&gt;↓&lt;/button&gt;&lt;/div&gt;" calcext:value-type="string">
            <text:p>&lt;div class="card" id="main-B-11"&gt;&lt;img width="115" heidht="160" src="https://one-draw.jp/ijinden/cardlist/B01/card/B_011.png" /&gt;&lt;div class="numCopies" id="main-B-11-numCopies"&gt;0&lt;/div&gt;&lt;button type="button" class="pop" onclick="popCardMain('B-11');"&gt;-&lt;/button&gt;&lt;button type="button" class="push" onclick="pushCardMain('B-11');"&gt;+&lt;/button&gt;&lt;button type="button" class="drop" onclick="dropCardMain('B-11');"&gt;↓&lt;/button&gt;&lt;/div&gt;</text:p>
          </table:table-cell>
          <table:table-cell table:formula="of:=CONCATENATE([$HTML.$A$2];[.$B25];[$HTML.$B$2];[.$M25];[$HTML.$C$2];[.$B25];[$HTML.$D$2];[.$B25];[$HTML.$E$2];[.$B25];[$HTML.$F$2];[.$B25];[$HTML.$G$2])" office:value-type="string" office:string-value="&lt;div class=&quot;card&quot; id=&quot;side-B-11&quot;&gt;&lt;img width=&quot;115&quot; heidht=&quot;160&quot; src=&quot;https://one-draw.jp/ijinden/cardlist/B01/card/B_011.png&quot; /&gt;&lt;div class=&quot;numCopies&quot; id=&quot;side-B-11-numCopies&quot;&gt;0&lt;/div&gt;&lt;button type=&quot;button&quot; class=&quot;pop&quot; onclick=&quot;popCardSide('B-11');&quot;&gt;-&lt;/button&gt;&lt;button type=&quot;button&quot; class=&quot;push&quot; onclick=&quot;pushCardSide('B-11');&quot;&gt;+&lt;/button&gt;&lt;button type=&quot;button&quot; class=&quot;raise&quot; onclick=&quot;raiseCardSide('B-11');&quot;&gt;↑&lt;/button&gt;&lt;/div&gt;" calcext:value-type="string">
            <text:p>&lt;div class="card" id="side-B-11"&gt;&lt;img width="115" heidht="160" src="https://one-draw.jp/ijinden/cardlist/B01/card/B_011.png" /&gt;&lt;div class="numCopies" id="side-B-11-numCopies"&gt;0&lt;/div&gt;&lt;button type="button" class="pop" onclick="popCardSide('B-11');"&gt;-&lt;/button&gt;&lt;button type="button" class="push" onclick="pushCardSide('B-11');"&gt;+&lt;/button&gt;&lt;button type="button" class="raise" onclick="raiseCardSide('B-11');"&gt;↑&lt;/button&gt;&lt;/div&gt;</text:p>
          </table:table-cell>
          <table:table-cell table:formula="of:=CONCATENATE([$HTML.$A$3];[.B25];[$HTML.$B$3];[.F25];[$HTML.$C$3];[.H25];[$HTML.$D$3];[.J25];[$HTML.$E$3];[.B25];[$HTML.$F$3];[.D25];[$HTML.$G$3];[.I25];[$HTML.$H$3];[.G25];[$HTML.$I$3];[.K25];[$HTML.$J$3];[.B25];[$HTML.$K$3];[.B25];[$HTML.$L$3];[.B25];[$HTML.$M$3];[.B25];[$HTML.$N$3];[.B25];[$HTML.$O$3];[.B25];[$HTML.$P$3])" office:value-type="string" office:string-value="&lt;tr id=&quot;table-B-11&quot; data-expansion=&quot;11&quot; data-type=&quot;3&quot; data-color=&quot;20&quot;&gt;&lt;td&gt;B-11&lt;/td&gt;&lt;td&gt;フリート&lt;/td&gt;&lt;td&gt;青&lt;/td&gt;&lt;td&gt;マホウ&lt;/td&gt;&lt;td&gt;3&lt;/td&gt;&lt;td&gt;&lt;button type=&quot;button&quot; onclick=&quot;popCardMain('B-11')&quot;&gt;-&lt;/button&gt;&lt;/td&gt;&lt;td id=&quot;table-main-B-11-numCopies&quot;&gt;0&lt;/td&gt;&lt;td&gt;&lt;button type=&quot;button&quot; onclick=&quot;pushCardMain('B-11')&quot;&gt;+&lt;/button&gt;&lt;/td&gt;&lt;td&gt;&lt;button type=&quot;button&quot; onclick=&quot;popCardSide('B-11')&quot;&gt;-&lt;/button&gt;&lt;/td&gt;&lt;td id=&quot;table-side-B-11-numCopies&quot;&gt;0&lt;/td&gt;&lt;td&gt;&lt;button type=&quot;button&quot; onclick=&quot;pushCardSide('B-11')&quot;&gt;+&lt;/button&gt;&lt;/td&gt;&lt;/tr&gt;" calcext:value-type="string">
            <text:p>&lt;tr id="table-B-11" data-expansion="11" data-type="3" data-color="20"&gt;&lt;td&gt;B-11&lt;/td&gt;&lt;td&gt;フリート&lt;/td&gt;&lt;td&gt;青&lt;/td&gt;&lt;td&gt;マホウ&lt;/td&gt;&lt;td&gt;3&lt;/td&gt;&lt;td&gt;&lt;button type="button" onclick="popCardMain('B-11')"&gt;-&lt;/button&gt;&lt;/td&gt;&lt;td id="table-main-B-11-numCopies"&gt;0&lt;/td&gt;&lt;td&gt;&lt;button type="button" onclick="pushCardMain('B-11')"&gt;+&lt;/button&gt;&lt;/td&gt;&lt;td&gt;&lt;button type="button" onclick="popCardSide('B-11')"&gt;-&lt;/button&gt;&lt;/td&gt;&lt;td id="table-side-B-11-numCopies"&gt;0&lt;/td&gt;&lt;td&gt;&lt;button type="button" onclick="pushCardSide('B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M26];[$HTML.$C$1];[.$B26];[$HTML.$D$1];[.$B26];[$HTML.$E$1];[.$B26];[$HTML.$F$1];[.$B26];[$HTML.$G$1])" office:value-type="string" office:string-value="&lt;div class=&quot;card&quot; id=&quot;main-B-12&quot;&gt;&lt;img width=&quot;115&quot; heidht=&quot;160&quot; src=&quot;https://one-draw.jp/ijinden/cardlist/B01/card/B_012.png&quot; /&gt;&lt;div class=&quot;numCopies&quot; id=&quot;main-B-12-numCopies&quot;&gt;0&lt;/div&gt;&lt;button type=&quot;button&quot; class=&quot;pop&quot; onclick=&quot;popCardMain('B-12');&quot;&gt;-&lt;/button&gt;&lt;button type=&quot;button&quot; class=&quot;push&quot; onclick=&quot;pushCardMain('B-12');&quot;&gt;+&lt;/button&gt;&lt;button type=&quot;button&quot; class=&quot;drop&quot; onclick=&quot;dropCardMain('B-12');&quot;&gt;↓&lt;/button&gt;&lt;/div&gt;" calcext:value-type="string">
            <text:p>&lt;div class="card" id="main-B-12"&gt;&lt;img width="115" heidht="160" src="https://one-draw.jp/ijinden/cardlist/B01/card/B_012.png" /&gt;&lt;div class="numCopies" id="main-B-12-numCopies"&gt;0&lt;/div&gt;&lt;button type="button" class="pop" onclick="popCardMain('B-12');"&gt;-&lt;/button&gt;&lt;button type="button" class="push" onclick="pushCardMain('B-12');"&gt;+&lt;/button&gt;&lt;button type="button" class="drop" onclick="dropCardMain('B-12');"&gt;↓&lt;/button&gt;&lt;/div&gt;</text:p>
          </table:table-cell>
          <table:table-cell table:formula="of:=CONCATENATE([$HTML.$A$2];[.$B26];[$HTML.$B$2];[.$M26];[$HTML.$C$2];[.$B26];[$HTML.$D$2];[.$B26];[$HTML.$E$2];[.$B26];[$HTML.$F$2];[.$B26];[$HTML.$G$2])" office:value-type="string" office:string-value="&lt;div class=&quot;card&quot; id=&quot;side-B-12&quot;&gt;&lt;img width=&quot;115&quot; heidht=&quot;160&quot; src=&quot;https://one-draw.jp/ijinden/cardlist/B01/card/B_012.png&quot; /&gt;&lt;div class=&quot;numCopies&quot; id=&quot;side-B-12-numCopies&quot;&gt;0&lt;/div&gt;&lt;button type=&quot;button&quot; class=&quot;pop&quot; onclick=&quot;popCardSide('B-12');&quot;&gt;-&lt;/button&gt;&lt;button type=&quot;button&quot; class=&quot;push&quot; onclick=&quot;pushCardSide('B-12');&quot;&gt;+&lt;/button&gt;&lt;button type=&quot;button&quot; class=&quot;raise&quot; onclick=&quot;raiseCardSide('B-12');&quot;&gt;↑&lt;/button&gt;&lt;/div&gt;" calcext:value-type="string">
            <text:p>&lt;div class="card" id="side-B-12"&gt;&lt;img width="115" heidht="160" src="https://one-draw.jp/ijinden/cardlist/B01/card/B_012.png" /&gt;&lt;div class="numCopies" id="side-B-12-numCopies"&gt;0&lt;/div&gt;&lt;button type="button" class="pop" onclick="popCardSide('B-12');"&gt;-&lt;/button&gt;&lt;button type="button" class="push" onclick="pushCardSide('B-12');"&gt;+&lt;/button&gt;&lt;button type="button" class="raise" onclick="raiseCardSide('B-12');"&gt;↑&lt;/button&gt;&lt;/div&gt;</text:p>
          </table:table-cell>
          <table:table-cell table:formula="of:=CONCATENATE([$HTML.$A$3];[.B26];[$HTML.$B$3];[.F26];[$HTML.$C$3];[.H26];[$HTML.$D$3];[.J26];[$HTML.$E$3];[.B26];[$HTML.$F$3];[.D26];[$HTML.$G$3];[.I26];[$HTML.$H$3];[.G26];[$HTML.$I$3];[.K26];[$HTML.$J$3];[.B26];[$HTML.$K$3];[.B26];[$HTML.$L$3];[.B26];[$HTML.$M$3];[.B26];[$HTML.$N$3];[.B26];[$HTML.$O$3];[.B26];[$HTML.$P$3])" office:value-type="string" office:string-value="&lt;tr id=&quot;table-B-12&quot; data-expansion=&quot;11&quot; data-type=&quot;3&quot; data-color=&quot;20&quot;&gt;&lt;td&gt;B-12&lt;/td&gt;&lt;td&gt;ドローイング&lt;/td&gt;&lt;td&gt;青&lt;/td&gt;&lt;td&gt;マホウ&lt;/td&gt;&lt;td&gt;3&lt;/td&gt;&lt;td&gt;&lt;button type=&quot;button&quot; onclick=&quot;popCardMain('B-12')&quot;&gt;-&lt;/button&gt;&lt;/td&gt;&lt;td id=&quot;table-main-B-12-numCopies&quot;&gt;0&lt;/td&gt;&lt;td&gt;&lt;button type=&quot;button&quot; onclick=&quot;pushCardMain('B-12')&quot;&gt;+&lt;/button&gt;&lt;/td&gt;&lt;td&gt;&lt;button type=&quot;button&quot; onclick=&quot;popCardSide('B-12')&quot;&gt;-&lt;/button&gt;&lt;/td&gt;&lt;td id=&quot;table-side-B-12-numCopies&quot;&gt;0&lt;/td&gt;&lt;td&gt;&lt;button type=&quot;button&quot; onclick=&quot;pushCardSide('B-12')&quot;&gt;+&lt;/button&gt;&lt;/td&gt;&lt;/tr&gt;" calcext:value-type="string">
            <text:p>&lt;tr id="table-B-12" data-expansion="11" data-type="3" data-color="20"&gt;&lt;td&gt;B-12&lt;/td&gt;&lt;td&gt;ドローイング&lt;/td&gt;&lt;td&gt;青&lt;/td&gt;&lt;td&gt;マホウ&lt;/td&gt;&lt;td&gt;3&lt;/td&gt;&lt;td&gt;&lt;button type="button" onclick="popCardMain('B-12')"&gt;-&lt;/button&gt;&lt;/td&gt;&lt;td id="table-main-B-12-numCopies"&gt;0&lt;/td&gt;&lt;td&gt;&lt;button type="button" onclick="pushCardMain('B-12')"&gt;+&lt;/button&gt;&lt;/td&gt;&lt;td&gt;&lt;button type="button" onclick="popCardSide('B-12')"&gt;-&lt;/button&gt;&lt;/td&gt;&lt;td id="table-side-B-12-numCopies"&gt;0&lt;/td&gt;&lt;td&gt;&lt;button type="button" onclick="pushCardSide('B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M27];[$HTML.$C$1];[.$B27];[$HTML.$D$1];[.$B27];[$HTML.$E$1];[.$B27];[$HTML.$F$1];[.$B27];[$HTML.$G$1])" office:value-type="string" office:string-value="&lt;div class=&quot;card&quot; id=&quot;main-B-13&quot;&gt;&lt;img width=&quot;115&quot; heidht=&quot;160&quot; src=&quot;https://one-draw.jp/ijinden/cardlist/B01/card/B_013.png&quot; /&gt;&lt;div class=&quot;numCopies&quot; id=&quot;main-B-13-numCopies&quot;&gt;0&lt;/div&gt;&lt;button type=&quot;button&quot; class=&quot;pop&quot; onclick=&quot;popCardMain('B-13');&quot;&gt;-&lt;/button&gt;&lt;button type=&quot;button&quot; class=&quot;push&quot; onclick=&quot;pushCardMain('B-13');&quot;&gt;+&lt;/button&gt;&lt;button type=&quot;button&quot; class=&quot;drop&quot; onclick=&quot;dropCardMain('B-13');&quot;&gt;↓&lt;/button&gt;&lt;/div&gt;" calcext:value-type="string">
            <text:p>&lt;div class="card" id="main-B-13"&gt;&lt;img width="115" heidht="160" src="https://one-draw.jp/ijinden/cardlist/B01/card/B_013.png" /&gt;&lt;div class="numCopies" id="main-B-13-numCopies"&gt;0&lt;/div&gt;&lt;button type="button" class="pop" onclick="popCardMain('B-13');"&gt;-&lt;/button&gt;&lt;button type="button" class="push" onclick="pushCardMain('B-13');"&gt;+&lt;/button&gt;&lt;button type="button" class="drop" onclick="dropCardMain('B-13');"&gt;↓&lt;/button&gt;&lt;/div&gt;</text:p>
          </table:table-cell>
          <table:table-cell table:formula="of:=CONCATENATE([$HTML.$A$2];[.$B27];[$HTML.$B$2];[.$M27];[$HTML.$C$2];[.$B27];[$HTML.$D$2];[.$B27];[$HTML.$E$2];[.$B27];[$HTML.$F$2];[.$B27];[$HTML.$G$2])" office:value-type="string" office:string-value="&lt;div class=&quot;card&quot; id=&quot;side-B-13&quot;&gt;&lt;img width=&quot;115&quot; heidht=&quot;160&quot; src=&quot;https://one-draw.jp/ijinden/cardlist/B01/card/B_013.png&quot; /&gt;&lt;div class=&quot;numCopies&quot; id=&quot;side-B-13-numCopies&quot;&gt;0&lt;/div&gt;&lt;button type=&quot;button&quot; class=&quot;pop&quot; onclick=&quot;popCardSide('B-13');&quot;&gt;-&lt;/button&gt;&lt;button type=&quot;button&quot; class=&quot;push&quot; onclick=&quot;pushCardSide('B-13');&quot;&gt;+&lt;/button&gt;&lt;button type=&quot;button&quot; class=&quot;raise&quot; onclick=&quot;raiseCardSide('B-13');&quot;&gt;↑&lt;/button&gt;&lt;/div&gt;" calcext:value-type="string">
            <text:p>&lt;div class="card" id="side-B-13"&gt;&lt;img width="115" heidht="160" src="https://one-draw.jp/ijinden/cardlist/B01/card/B_013.png" /&gt;&lt;div class="numCopies" id="side-B-13-numCopies"&gt;0&lt;/div&gt;&lt;button type="button" class="pop" onclick="popCardSide('B-13');"&gt;-&lt;/button&gt;&lt;button type="button" class="push" onclick="pushCardSide('B-13');"&gt;+&lt;/button&gt;&lt;button type="button" class="raise" onclick="raiseCardSide('B-13');"&gt;↑&lt;/button&gt;&lt;/div&gt;</text:p>
          </table:table-cell>
          <table:table-cell table:formula="of:=CONCATENATE([$HTML.$A$3];[.B27];[$HTML.$B$3];[.F27];[$HTML.$C$3];[.H27];[$HTML.$D$3];[.J27];[$HTML.$E$3];[.B27];[$HTML.$F$3];[.D27];[$HTML.$G$3];[.I27];[$HTML.$H$3];[.G27];[$HTML.$I$3];[.K27];[$HTML.$J$3];[.B27];[$HTML.$K$3];[.B27];[$HTML.$L$3];[.B27];[$HTML.$M$3];[.B27];[$HTML.$N$3];[.B27];[$HTML.$O$3];[.B27];[$HTML.$P$3])" office:value-type="string" office:string-value="&lt;tr id=&quot;table-B-13&quot; data-expansion=&quot;11&quot; data-type=&quot;4&quot; data-color=&quot;20&quot;&gt;&lt;td&gt;B-13&lt;/td&gt;&lt;td&gt;ブルーストーン&lt;/td&gt;&lt;td&gt;青&lt;/td&gt;&lt;td&gt;マリョク&lt;/td&gt;&lt;td&gt;1&lt;/td&gt;&lt;td&gt;&lt;button type=&quot;button&quot; onclick=&quot;popCardMain('B-13')&quot;&gt;-&lt;/button&gt;&lt;/td&gt;&lt;td id=&quot;table-main-B-13-numCopies&quot;&gt;0&lt;/td&gt;&lt;td&gt;&lt;button type=&quot;button&quot; onclick=&quot;pushCardMain('B-13')&quot;&gt;+&lt;/button&gt;&lt;/td&gt;&lt;td&gt;&lt;button type=&quot;button&quot; onclick=&quot;popCardSide('B-13')&quot;&gt;-&lt;/button&gt;&lt;/td&gt;&lt;td id=&quot;table-side-B-13-numCopies&quot;&gt;0&lt;/td&gt;&lt;td&gt;&lt;button type=&quot;button&quot; onclick=&quot;pushCardSide('B-13')&quot;&gt;+&lt;/button&gt;&lt;/td&gt;&lt;/tr&gt;" calcext:value-type="string">
            <text:p>&lt;tr id="table-B-13" data-expansion="11" data-type="4" data-color="20"&gt;&lt;td&gt;B-13&lt;/td&gt;&lt;td&gt;ブルーストーン&lt;/td&gt;&lt;td&gt;青&lt;/td&gt;&lt;td&gt;マリョク&lt;/td&gt;&lt;td&gt;1&lt;/td&gt;&lt;td&gt;&lt;button type="button" onclick="popCardMain('B-13')"&gt;-&lt;/button&gt;&lt;/td&gt;&lt;td id="table-main-B-13-numCopies"&gt;0&lt;/td&gt;&lt;td&gt;&lt;button type="button" onclick="pushCardMain('B-13')"&gt;+&lt;/button&gt;&lt;/td&gt;&lt;td&gt;&lt;button type="button" onclick="popCardSide('B-13')"&gt;-&lt;/button&gt;&lt;/td&gt;&lt;td id="table-side-B-13-numCopies"&gt;0&lt;/td&gt;&lt;td&gt;&lt;button type="button" onclick="pushCardSide('B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M28];[$HTML.$C$1];[.$B28];[$HTML.$D$1];[.$B28];[$HTML.$E$1];[.$B28];[$HTML.$F$1];[.$B28];[$HTML.$G$1])" office:value-type="string" office:string-value="&lt;div class=&quot;card&quot; id=&quot;main-G-1&quot;&gt;&lt;img width=&quot;115&quot; heidht=&quot;160&quot; src=&quot;https://one-draw.jp/ijinden/cardlist/G01/card/G_001.png&quot; /&gt;&lt;div class=&quot;numCopies&quot; id=&quot;main-G-1-numCopies&quot;&gt;0&lt;/div&gt;&lt;button type=&quot;button&quot; class=&quot;pop&quot; onclick=&quot;popCardMain('G-1');&quot;&gt;-&lt;/button&gt;&lt;button type=&quot;button&quot; class=&quot;push&quot; onclick=&quot;pushCardMain('G-1');&quot;&gt;+&lt;/button&gt;&lt;button type=&quot;button&quot; class=&quot;drop&quot; onclick=&quot;dropCardMain('G-1');&quot;&gt;↓&lt;/button&gt;&lt;/div&gt;" calcext:value-type="string">
            <text:p>&lt;div class="card" id="main-G-1"&gt;&lt;img width="115" heidht="160" src="https://one-draw.jp/ijinden/cardlist/G01/card/G_001.png" /&gt;&lt;div class="numCopies" id="main-G-1-numCopies"&gt;0&lt;/div&gt;&lt;button type="button" class="pop" onclick="popCardMain('G-1');"&gt;-&lt;/button&gt;&lt;button type="button" class="push" onclick="pushCardMain('G-1');"&gt;+&lt;/button&gt;&lt;button type="button" class="drop" onclick="dropCardMain('G-1');"&gt;↓&lt;/button&gt;&lt;/div&gt;</text:p>
          </table:table-cell>
          <table:table-cell table:formula="of:=CONCATENATE([$HTML.$A$2];[.$B28];[$HTML.$B$2];[.$M28];[$HTML.$C$2];[.$B28];[$HTML.$D$2];[.$B28];[$HTML.$E$2];[.$B28];[$HTML.$F$2];[.$B28];[$HTML.$G$2])" office:value-type="string" office:string-value="&lt;div class=&quot;card&quot; id=&quot;side-G-1&quot;&gt;&lt;img width=&quot;115&quot; heidht=&quot;160&quot; src=&quot;https://one-draw.jp/ijinden/cardlist/G01/card/G_001.png&quot; /&gt;&lt;div class=&quot;numCopies&quot; id=&quot;side-G-1-numCopies&quot;&gt;0&lt;/div&gt;&lt;button type=&quot;button&quot; class=&quot;pop&quot; onclick=&quot;popCardSide('G-1');&quot;&gt;-&lt;/button&gt;&lt;button type=&quot;button&quot; class=&quot;push&quot; onclick=&quot;pushCardSide('G-1');&quot;&gt;+&lt;/button&gt;&lt;button type=&quot;button&quot; class=&quot;raise&quot; onclick=&quot;raiseCardSide('G-1');&quot;&gt;↑&lt;/button&gt;&lt;/div&gt;" calcext:value-type="string">
            <text:p>&lt;div class="card" id="side-G-1"&gt;&lt;img width="115" heidht="160" src="https://one-draw.jp/ijinden/cardlist/G01/card/G_001.png" /&gt;&lt;div class="numCopies" id="side-G-1-numCopies"&gt;0&lt;/div&gt;&lt;button type="button" class="pop" onclick="popCardSide('G-1');"&gt;-&lt;/button&gt;&lt;button type="button" class="push" onclick="pushCardSide('G-1');"&gt;+&lt;/button&gt;&lt;button type="button" class="raise" onclick="raiseCardSide('G-1');"&gt;↑&lt;/button&gt;&lt;/div&gt;</text:p>
          </table:table-cell>
          <table:table-cell table:formula="of:=CONCATENATE([$HTML.$A$3];[.B28];[$HTML.$B$3];[.F28];[$HTML.$C$3];[.H28];[$HTML.$D$3];[.J28];[$HTML.$E$3];[.B28];[$HTML.$F$3];[.D28];[$HTML.$G$3];[.I28];[$HTML.$H$3];[.G28];[$HTML.$I$3];[.K28];[$HTML.$J$3];[.B28];[$HTML.$K$3];[.B28];[$HTML.$L$3];[.B28];[$HTML.$M$3];[.B28];[$HTML.$N$3];[.B28];[$HTML.$O$3];[.B28];[$HTML.$P$3])" office:value-type="string" office:string-value="&lt;tr id=&quot;table-G-1&quot; data-expansion=&quot;12&quot; data-type=&quot;1&quot; data-color=&quot;30&quot;&gt;&lt;td&gt;G-1&lt;/td&gt;&lt;td&gt;出雲の阿国&lt;/td&gt;&lt;td&gt;緑&lt;/td&gt;&lt;td&gt;イジン&lt;/td&gt;&lt;td&gt;5&lt;/td&gt;&lt;td&gt;&lt;button type=&quot;button&quot; onclick=&quot;popCardMain('G-1')&quot;&gt;-&lt;/button&gt;&lt;/td&gt;&lt;td id=&quot;table-main-G-1-numCopies&quot;&gt;0&lt;/td&gt;&lt;td&gt;&lt;button type=&quot;button&quot; onclick=&quot;pushCardMain('G-1')&quot;&gt;+&lt;/button&gt;&lt;/td&gt;&lt;td&gt;&lt;button type=&quot;button&quot; onclick=&quot;popCardSide('G-1')&quot;&gt;-&lt;/button&gt;&lt;/td&gt;&lt;td id=&quot;table-side-G-1-numCopies&quot;&gt;0&lt;/td&gt;&lt;td&gt;&lt;button type=&quot;button&quot; onclick=&quot;pushCardSide('G-1')&quot;&gt;+&lt;/button&gt;&lt;/td&gt;&lt;/tr&gt;" calcext:value-type="string">
            <text:p>&lt;tr id="table-G-1" data-expansion="12" data-type="1" data-color="30"&gt;&lt;td&gt;G-1&lt;/td&gt;&lt;td&gt;出雲の阿国&lt;/td&gt;&lt;td&gt;緑&lt;/td&gt;&lt;td&gt;イジン&lt;/td&gt;&lt;td&gt;5&lt;/td&gt;&lt;td&gt;&lt;button type="button" onclick="popCardMain('G-1')"&gt;-&lt;/button&gt;&lt;/td&gt;&lt;td id="table-main-G-1-numCopies"&gt;0&lt;/td&gt;&lt;td&gt;&lt;button type="button" onclick="pushCardMain('G-1')"&gt;+&lt;/button&gt;&lt;/td&gt;&lt;td&gt;&lt;button type="button" onclick="popCardSide('G-1')"&gt;-&lt;/button&gt;&lt;/td&gt;&lt;td id="table-side-G-1-numCopies"&gt;0&lt;/td&gt;&lt;td&gt;&lt;button type="button" onclick="pushCardSide('G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M29];[$HTML.$C$1];[.$B29];[$HTML.$D$1];[.$B29];[$HTML.$E$1];[.$B29];[$HTML.$F$1];[.$B29];[$HTML.$G$1])" office:value-type="string" office:string-value="&lt;div class=&quot;card&quot; id=&quot;main-G-2&quot;&gt;&lt;img width=&quot;115&quot; heidht=&quot;160&quot; src=&quot;https://one-draw.jp/ijinden/cardlist/G01/card/G_002.png&quot; /&gt;&lt;div class=&quot;numCopies&quot; id=&quot;main-G-2-numCopies&quot;&gt;0&lt;/div&gt;&lt;button type=&quot;button&quot; class=&quot;pop&quot; onclick=&quot;popCardMain('G-2');&quot;&gt;-&lt;/button&gt;&lt;button type=&quot;button&quot; class=&quot;push&quot; onclick=&quot;pushCardMain('G-2');&quot;&gt;+&lt;/button&gt;&lt;button type=&quot;button&quot; class=&quot;drop&quot; onclick=&quot;dropCardMain('G-2');&quot;&gt;↓&lt;/button&gt;&lt;/div&gt;" calcext:value-type="string">
            <text:p>&lt;div class="card" id="main-G-2"&gt;&lt;img width="115" heidht="160" src="https://one-draw.jp/ijinden/cardlist/G01/card/G_002.png" /&gt;&lt;div class="numCopies" id="main-G-2-numCopies"&gt;0&lt;/div&gt;&lt;button type="button" class="pop" onclick="popCardMain('G-2');"&gt;-&lt;/button&gt;&lt;button type="button" class="push" onclick="pushCardMain('G-2');"&gt;+&lt;/button&gt;&lt;button type="button" class="drop" onclick="dropCardMain('G-2');"&gt;↓&lt;/button&gt;&lt;/div&gt;</text:p>
          </table:table-cell>
          <table:table-cell table:formula="of:=CONCATENATE([$HTML.$A$2];[.$B29];[$HTML.$B$2];[.$M29];[$HTML.$C$2];[.$B29];[$HTML.$D$2];[.$B29];[$HTML.$E$2];[.$B29];[$HTML.$F$2];[.$B29];[$HTML.$G$2])" office:value-type="string" office:string-value="&lt;div class=&quot;card&quot; id=&quot;side-G-2&quot;&gt;&lt;img width=&quot;115&quot; heidht=&quot;160&quot; src=&quot;https://one-draw.jp/ijinden/cardlist/G01/card/G_002.png&quot; /&gt;&lt;div class=&quot;numCopies&quot; id=&quot;side-G-2-numCopies&quot;&gt;0&lt;/div&gt;&lt;button type=&quot;button&quot; class=&quot;pop&quot; onclick=&quot;popCardSide('G-2');&quot;&gt;-&lt;/button&gt;&lt;button type=&quot;button&quot; class=&quot;push&quot; onclick=&quot;pushCardSide('G-2');&quot;&gt;+&lt;/button&gt;&lt;button type=&quot;button&quot; class=&quot;raise&quot; onclick=&quot;raiseCardSide('G-2');&quot;&gt;↑&lt;/button&gt;&lt;/div&gt;" calcext:value-type="string">
            <text:p>&lt;div class="card" id="side-G-2"&gt;&lt;img width="115" heidht="160" src="https://one-draw.jp/ijinden/cardlist/G01/card/G_002.png" /&gt;&lt;div class="numCopies" id="side-G-2-numCopies"&gt;0&lt;/div&gt;&lt;button type="button" class="pop" onclick="popCardSide('G-2');"&gt;-&lt;/button&gt;&lt;button type="button" class="push" onclick="pushCardSide('G-2');"&gt;+&lt;/button&gt;&lt;button type="button" class="raise" onclick="raiseCardSide('G-2');"&gt;↑&lt;/button&gt;&lt;/div&gt;</text:p>
          </table:table-cell>
          <table:table-cell table:formula="of:=CONCATENATE([$HTML.$A$3];[.B29];[$HTML.$B$3];[.F29];[$HTML.$C$3];[.H29];[$HTML.$D$3];[.J29];[$HTML.$E$3];[.B29];[$HTML.$F$3];[.D29];[$HTML.$G$3];[.I29];[$HTML.$H$3];[.G29];[$HTML.$I$3];[.K29];[$HTML.$J$3];[.B29];[$HTML.$K$3];[.B29];[$HTML.$L$3];[.B29];[$HTML.$M$3];[.B29];[$HTML.$N$3];[.B29];[$HTML.$O$3];[.B29];[$HTML.$P$3])" office:value-type="string" office:string-value="&lt;tr id=&quot;table-G-2&quot; data-expansion=&quot;12&quot; data-type=&quot;1&quot; data-color=&quot;30&quot;&gt;&lt;td&gt;G-2&lt;/td&gt;&lt;td&gt;卑弥呼&lt;/td&gt;&lt;td&gt;緑&lt;/td&gt;&lt;td&gt;イジン&lt;/td&gt;&lt;td&gt;1&lt;/td&gt;&lt;td&gt;&lt;button type=&quot;button&quot; onclick=&quot;popCardMain('G-2')&quot;&gt;-&lt;/button&gt;&lt;/td&gt;&lt;td id=&quot;table-main-G-2-numCopies&quot;&gt;0&lt;/td&gt;&lt;td&gt;&lt;button type=&quot;button&quot; onclick=&quot;pushCardMain('G-2')&quot;&gt;+&lt;/button&gt;&lt;/td&gt;&lt;td&gt;&lt;button type=&quot;button&quot; onclick=&quot;popCardSide('G-2')&quot;&gt;-&lt;/button&gt;&lt;/td&gt;&lt;td id=&quot;table-side-G-2-numCopies&quot;&gt;0&lt;/td&gt;&lt;td&gt;&lt;button type=&quot;button&quot; onclick=&quot;pushCardSide('G-2')&quot;&gt;+&lt;/button&gt;&lt;/td&gt;&lt;/tr&gt;" calcext:value-type="string">
            <text:p>&lt;tr id="table-G-2" data-expansion="12" data-type="1" data-color="30"&gt;&lt;td&gt;G-2&lt;/td&gt;&lt;td&gt;卑弥呼&lt;/td&gt;&lt;td&gt;緑&lt;/td&gt;&lt;td&gt;イジン&lt;/td&gt;&lt;td&gt;1&lt;/td&gt;&lt;td&gt;&lt;button type="button" onclick="popCardMain('G-2')"&gt;-&lt;/button&gt;&lt;/td&gt;&lt;td id="table-main-G-2-numCopies"&gt;0&lt;/td&gt;&lt;td&gt;&lt;button type="button" onclick="pushCardMain('G-2')"&gt;+&lt;/button&gt;&lt;/td&gt;&lt;td&gt;&lt;button type="button" onclick="popCardSide('G-2')"&gt;-&lt;/button&gt;&lt;/td&gt;&lt;td id="table-side-G-2-numCopies"&gt;0&lt;/td&gt;&lt;td&gt;&lt;button type="button" onclick="pushCardSide('G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M30];[$HTML.$C$1];[.$B30];[$HTML.$D$1];[.$B30];[$HTML.$E$1];[.$B30];[$HTML.$F$1];[.$B30];[$HTML.$G$1])" office:value-type="string" office:string-value="&lt;div class=&quot;card&quot; id=&quot;main-G-3&quot;&gt;&lt;img width=&quot;115&quot; heidht=&quot;160&quot; src=&quot;https://one-draw.jp/ijinden/cardlist/G01/card/G_003.png&quot; /&gt;&lt;div class=&quot;numCopies&quot; id=&quot;main-G-3-numCopies&quot;&gt;0&lt;/div&gt;&lt;button type=&quot;button&quot; class=&quot;pop&quot; onclick=&quot;popCardMain('G-3');&quot;&gt;-&lt;/button&gt;&lt;button type=&quot;button&quot; class=&quot;push&quot; onclick=&quot;pushCardMain('G-3');&quot;&gt;+&lt;/button&gt;&lt;button type=&quot;button&quot; class=&quot;drop&quot; onclick=&quot;dropCardMain('G-3');&quot;&gt;↓&lt;/button&gt;&lt;/div&gt;" calcext:value-type="string">
            <text:p>&lt;div class="card" id="main-G-3"&gt;&lt;img width="115" heidht="160" src="https://one-draw.jp/ijinden/cardlist/G01/card/G_003.png" /&gt;&lt;div class="numCopies" id="main-G-3-numCopies"&gt;0&lt;/div&gt;&lt;button type="button" class="pop" onclick="popCardMain('G-3');"&gt;-&lt;/button&gt;&lt;button type="button" class="push" onclick="pushCardMain('G-3');"&gt;+&lt;/button&gt;&lt;button type="button" class="drop" onclick="dropCardMain('G-3');"&gt;↓&lt;/button&gt;&lt;/div&gt;</text:p>
          </table:table-cell>
          <table:table-cell table:formula="of:=CONCATENATE([$HTML.$A$2];[.$B30];[$HTML.$B$2];[.$M30];[$HTML.$C$2];[.$B30];[$HTML.$D$2];[.$B30];[$HTML.$E$2];[.$B30];[$HTML.$F$2];[.$B30];[$HTML.$G$2])" office:value-type="string" office:string-value="&lt;div class=&quot;card&quot; id=&quot;side-G-3&quot;&gt;&lt;img width=&quot;115&quot; heidht=&quot;160&quot; src=&quot;https://one-draw.jp/ijinden/cardlist/G01/card/G_003.png&quot; /&gt;&lt;div class=&quot;numCopies&quot; id=&quot;side-G-3-numCopies&quot;&gt;0&lt;/div&gt;&lt;button type=&quot;button&quot; class=&quot;pop&quot; onclick=&quot;popCardSide('G-3');&quot;&gt;-&lt;/button&gt;&lt;button type=&quot;button&quot; class=&quot;push&quot; onclick=&quot;pushCardSide('G-3');&quot;&gt;+&lt;/button&gt;&lt;button type=&quot;button&quot; class=&quot;raise&quot; onclick=&quot;raiseCardSide('G-3');&quot;&gt;↑&lt;/button&gt;&lt;/div&gt;" calcext:value-type="string">
            <text:p>&lt;div class="card" id="side-G-3"&gt;&lt;img width="115" heidht="160" src="https://one-draw.jp/ijinden/cardlist/G01/card/G_003.png" /&gt;&lt;div class="numCopies" id="side-G-3-numCopies"&gt;0&lt;/div&gt;&lt;button type="button" class="pop" onclick="popCardSide('G-3');"&gt;-&lt;/button&gt;&lt;button type="button" class="push" onclick="pushCardSide('G-3');"&gt;+&lt;/button&gt;&lt;button type="button" class="raise" onclick="raiseCardSide('G-3');"&gt;↑&lt;/button&gt;&lt;/div&gt;</text:p>
          </table:table-cell>
          <table:table-cell table:formula="of:=CONCATENATE([$HTML.$A$3];[.B30];[$HTML.$B$3];[.F30];[$HTML.$C$3];[.H30];[$HTML.$D$3];[.J30];[$HTML.$E$3];[.B30];[$HTML.$F$3];[.D30];[$HTML.$G$3];[.I30];[$HTML.$H$3];[.G30];[$HTML.$I$3];[.K30];[$HTML.$J$3];[.B30];[$HTML.$K$3];[.B30];[$HTML.$L$3];[.B30];[$HTML.$M$3];[.B30];[$HTML.$N$3];[.B30];[$HTML.$O$3];[.B30];[$HTML.$P$3])" office:value-type="string" office:string-value="&lt;tr id=&quot;table-G-3&quot; data-expansion=&quot;12&quot; data-type=&quot;1&quot; data-color=&quot;30&quot;&gt;&lt;td&gt;G-3&lt;/td&gt;&lt;td&gt;アテルイ&lt;/td&gt;&lt;td&gt;緑&lt;/td&gt;&lt;td&gt;イジン&lt;/td&gt;&lt;td&gt;3&lt;/td&gt;&lt;td&gt;&lt;button type=&quot;button&quot; onclick=&quot;popCardMain('G-3')&quot;&gt;-&lt;/button&gt;&lt;/td&gt;&lt;td id=&quot;table-main-G-3-numCopies&quot;&gt;0&lt;/td&gt;&lt;td&gt;&lt;button type=&quot;button&quot; onclick=&quot;pushCardMain('G-3')&quot;&gt;+&lt;/button&gt;&lt;/td&gt;&lt;td&gt;&lt;button type=&quot;button&quot; onclick=&quot;popCardSide('G-3')&quot;&gt;-&lt;/button&gt;&lt;/td&gt;&lt;td id=&quot;table-side-G-3-numCopies&quot;&gt;0&lt;/td&gt;&lt;td&gt;&lt;button type=&quot;button&quot; onclick=&quot;pushCardSide('G-3')&quot;&gt;+&lt;/button&gt;&lt;/td&gt;&lt;/tr&gt;" calcext:value-type="string">
            <text:p>&lt;tr id="table-G-3" data-expansion="12" data-type="1" data-color="30"&gt;&lt;td&gt;G-3&lt;/td&gt;&lt;td&gt;アテルイ&lt;/td&gt;&lt;td&gt;緑&lt;/td&gt;&lt;td&gt;イジン&lt;/td&gt;&lt;td&gt;3&lt;/td&gt;&lt;td&gt;&lt;button type="button" onclick="popCardMain('G-3')"&gt;-&lt;/button&gt;&lt;/td&gt;&lt;td id="table-main-G-3-numCopies"&gt;0&lt;/td&gt;&lt;td&gt;&lt;button type="button" onclick="pushCardMain('G-3')"&gt;+&lt;/button&gt;&lt;/td&gt;&lt;td&gt;&lt;button type="button" onclick="popCardSide('G-3')"&gt;-&lt;/button&gt;&lt;/td&gt;&lt;td id="table-side-G-3-numCopies"&gt;0&lt;/td&gt;&lt;td&gt;&lt;button type="button" onclick="pushCardSide('G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M31];[$HTML.$C$1];[.$B31];[$HTML.$D$1];[.$B31];[$HTML.$E$1];[.$B31];[$HTML.$F$1];[.$B31];[$HTML.$G$1])" office:value-type="string" office:string-value="&lt;div class=&quot;card&quot; id=&quot;main-G-4&quot;&gt;&lt;img width=&quot;115&quot; heidht=&quot;160&quot; src=&quot;https://one-draw.jp/ijinden/cardlist/G01/card/G_004.png&quot; /&gt;&lt;div class=&quot;numCopies&quot; id=&quot;main-G-4-numCopies&quot;&gt;0&lt;/div&gt;&lt;button type=&quot;button&quot; class=&quot;pop&quot; onclick=&quot;popCardMain('G-4');&quot;&gt;-&lt;/button&gt;&lt;button type=&quot;button&quot; class=&quot;push&quot; onclick=&quot;pushCardMain('G-4');&quot;&gt;+&lt;/button&gt;&lt;button type=&quot;button&quot; class=&quot;drop&quot; onclick=&quot;dropCardMain('G-4');&quot;&gt;↓&lt;/button&gt;&lt;/div&gt;" calcext:value-type="string">
            <text:p>&lt;div class="card" id="main-G-4"&gt;&lt;img width="115" heidht="160" src="https://one-draw.jp/ijinden/cardlist/G01/card/G_004.png" /&gt;&lt;div class="numCopies" id="main-G-4-numCopies"&gt;0&lt;/div&gt;&lt;button type="button" class="pop" onclick="popCardMain('G-4');"&gt;-&lt;/button&gt;&lt;button type="button" class="push" onclick="pushCardMain('G-4');"&gt;+&lt;/button&gt;&lt;button type="button" class="drop" onclick="dropCardMain('G-4');"&gt;↓&lt;/button&gt;&lt;/div&gt;</text:p>
          </table:table-cell>
          <table:table-cell table:formula="of:=CONCATENATE([$HTML.$A$2];[.$B31];[$HTML.$B$2];[.$M31];[$HTML.$C$2];[.$B31];[$HTML.$D$2];[.$B31];[$HTML.$E$2];[.$B31];[$HTML.$F$2];[.$B31];[$HTML.$G$2])" office:value-type="string" office:string-value="&lt;div class=&quot;card&quot; id=&quot;side-G-4&quot;&gt;&lt;img width=&quot;115&quot; heidht=&quot;160&quot; src=&quot;https://one-draw.jp/ijinden/cardlist/G01/card/G_004.png&quot; /&gt;&lt;div class=&quot;numCopies&quot; id=&quot;side-G-4-numCopies&quot;&gt;0&lt;/div&gt;&lt;button type=&quot;button&quot; class=&quot;pop&quot; onclick=&quot;popCardSide('G-4');&quot;&gt;-&lt;/button&gt;&lt;button type=&quot;button&quot; class=&quot;push&quot; onclick=&quot;pushCardSide('G-4');&quot;&gt;+&lt;/button&gt;&lt;button type=&quot;button&quot; class=&quot;raise&quot; onclick=&quot;raiseCardSide('G-4');&quot;&gt;↑&lt;/button&gt;&lt;/div&gt;" calcext:value-type="string">
            <text:p>&lt;div class="card" id="side-G-4"&gt;&lt;img width="115" heidht="160" src="https://one-draw.jp/ijinden/cardlist/G01/card/G_004.png" /&gt;&lt;div class="numCopies" id="side-G-4-numCopies"&gt;0&lt;/div&gt;&lt;button type="button" class="pop" onclick="popCardSide('G-4');"&gt;-&lt;/button&gt;&lt;button type="button" class="push" onclick="pushCardSide('G-4');"&gt;+&lt;/button&gt;&lt;button type="button" class="raise" onclick="raiseCardSide('G-4');"&gt;↑&lt;/button&gt;&lt;/div&gt;</text:p>
          </table:table-cell>
          <table:table-cell table:formula="of:=CONCATENATE([$HTML.$A$3];[.B31];[$HTML.$B$3];[.F31];[$HTML.$C$3];[.H31];[$HTML.$D$3];[.J31];[$HTML.$E$3];[.B31];[$HTML.$F$3];[.D31];[$HTML.$G$3];[.I31];[$HTML.$H$3];[.G31];[$HTML.$I$3];[.K31];[$HTML.$J$3];[.B31];[$HTML.$K$3];[.B31];[$HTML.$L$3];[.B31];[$HTML.$M$3];[.B31];[$HTML.$N$3];[.B31];[$HTML.$O$3];[.B31];[$HTML.$P$3])" office:value-type="string" office:string-value="&lt;tr id=&quot;table-G-4&quot; data-expansion=&quot;12&quot; data-type=&quot;1&quot; data-color=&quot;30&quot;&gt;&lt;td&gt;G-4&lt;/td&gt;&lt;td&gt;紀貫之&lt;/td&gt;&lt;td&gt;緑&lt;/td&gt;&lt;td&gt;イジン&lt;/td&gt;&lt;td&gt;2&lt;/td&gt;&lt;td&gt;&lt;button type=&quot;button&quot; onclick=&quot;popCardMain('G-4')&quot;&gt;-&lt;/button&gt;&lt;/td&gt;&lt;td id=&quot;table-main-G-4-numCopies&quot;&gt;0&lt;/td&gt;&lt;td&gt;&lt;button type=&quot;button&quot; onclick=&quot;pushCardMain('G-4')&quot;&gt;+&lt;/button&gt;&lt;/td&gt;&lt;td&gt;&lt;button type=&quot;button&quot; onclick=&quot;popCardSide('G-4')&quot;&gt;-&lt;/button&gt;&lt;/td&gt;&lt;td id=&quot;table-side-G-4-numCopies&quot;&gt;0&lt;/td&gt;&lt;td&gt;&lt;button type=&quot;button&quot; onclick=&quot;pushCardSide('G-4')&quot;&gt;+&lt;/button&gt;&lt;/td&gt;&lt;/tr&gt;" calcext:value-type="string">
            <text:p>&lt;tr id="table-G-4" data-expansion="12" data-type="1" data-color="30"&gt;&lt;td&gt;G-4&lt;/td&gt;&lt;td&gt;紀貫之&lt;/td&gt;&lt;td&gt;緑&lt;/td&gt;&lt;td&gt;イジン&lt;/td&gt;&lt;td&gt;2&lt;/td&gt;&lt;td&gt;&lt;button type="button" onclick="popCardMain('G-4')"&gt;-&lt;/button&gt;&lt;/td&gt;&lt;td id="table-main-G-4-numCopies"&gt;0&lt;/td&gt;&lt;td&gt;&lt;button type="button" onclick="pushCardMain('G-4')"&gt;+&lt;/button&gt;&lt;/td&gt;&lt;td&gt;&lt;button type="button" onclick="popCardSide('G-4')"&gt;-&lt;/button&gt;&lt;/td&gt;&lt;td id="table-side-G-4-numCopies"&gt;0&lt;/td&gt;&lt;td&gt;&lt;button type="button" onclick="pushCardSide('G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M32];[$HTML.$C$1];[.$B32];[$HTML.$D$1];[.$B32];[$HTML.$E$1];[.$B32];[$HTML.$F$1];[.$B32];[$HTML.$G$1])" office:value-type="string" office:string-value="&lt;div class=&quot;card&quot; id=&quot;main-G-5&quot;&gt;&lt;img width=&quot;115&quot; heidht=&quot;160&quot; src=&quot;https://one-draw.jp/ijinden/cardlist/G01/card/G_005.png&quot; /&gt;&lt;div class=&quot;numCopies&quot; id=&quot;main-G-5-numCopies&quot;&gt;0&lt;/div&gt;&lt;button type=&quot;button&quot; class=&quot;pop&quot; onclick=&quot;popCardMain('G-5');&quot;&gt;-&lt;/button&gt;&lt;button type=&quot;button&quot; class=&quot;push&quot; onclick=&quot;pushCardMain('G-5');&quot;&gt;+&lt;/button&gt;&lt;button type=&quot;button&quot; class=&quot;drop&quot; onclick=&quot;dropCardMain('G-5');&quot;&gt;↓&lt;/button&gt;&lt;/div&gt;" calcext:value-type="string">
            <text:p>&lt;div class="card" id="main-G-5"&gt;&lt;img width="115" heidht="160" src="https://one-draw.jp/ijinden/cardlist/G01/card/G_005.png" /&gt;&lt;div class="numCopies" id="main-G-5-numCopies"&gt;0&lt;/div&gt;&lt;button type="button" class="pop" onclick="popCardMain('G-5');"&gt;-&lt;/button&gt;&lt;button type="button" class="push" onclick="pushCardMain('G-5');"&gt;+&lt;/button&gt;&lt;button type="button" class="drop" onclick="dropCardMain('G-5');"&gt;↓&lt;/button&gt;&lt;/div&gt;</text:p>
          </table:table-cell>
          <table:table-cell table:formula="of:=CONCATENATE([$HTML.$A$2];[.$B32];[$HTML.$B$2];[.$M32];[$HTML.$C$2];[.$B32];[$HTML.$D$2];[.$B32];[$HTML.$E$2];[.$B32];[$HTML.$F$2];[.$B32];[$HTML.$G$2])" office:value-type="string" office:string-value="&lt;div class=&quot;card&quot; id=&quot;side-G-5&quot;&gt;&lt;img width=&quot;115&quot; heidht=&quot;160&quot; src=&quot;https://one-draw.jp/ijinden/cardlist/G01/card/G_005.png&quot; /&gt;&lt;div class=&quot;numCopies&quot; id=&quot;side-G-5-numCopies&quot;&gt;0&lt;/div&gt;&lt;button type=&quot;button&quot; class=&quot;pop&quot; onclick=&quot;popCardSide('G-5');&quot;&gt;-&lt;/button&gt;&lt;button type=&quot;button&quot; class=&quot;push&quot; onclick=&quot;pushCardSide('G-5');&quot;&gt;+&lt;/button&gt;&lt;button type=&quot;button&quot; class=&quot;raise&quot; onclick=&quot;raiseCardSide('G-5');&quot;&gt;↑&lt;/button&gt;&lt;/div&gt;" calcext:value-type="string">
            <text:p>&lt;div class="card" id="side-G-5"&gt;&lt;img width="115" heidht="160" src="https://one-draw.jp/ijinden/cardlist/G01/card/G_005.png" /&gt;&lt;div class="numCopies" id="side-G-5-numCopies"&gt;0&lt;/div&gt;&lt;button type="button" class="pop" onclick="popCardSide('G-5');"&gt;-&lt;/button&gt;&lt;button type="button" class="push" onclick="pushCardSide('G-5');"&gt;+&lt;/button&gt;&lt;button type="button" class="raise" onclick="raiseCardSide('G-5');"&gt;↑&lt;/button&gt;&lt;/div&gt;</text:p>
          </table:table-cell>
          <table:table-cell table:formula="of:=CONCATENATE([$HTML.$A$3];[.B32];[$HTML.$B$3];[.F32];[$HTML.$C$3];[.H32];[$HTML.$D$3];[.J32];[$HTML.$E$3];[.B32];[$HTML.$F$3];[.D32];[$HTML.$G$3];[.I32];[$HTML.$H$3];[.G32];[$HTML.$I$3];[.K32];[$HTML.$J$3];[.B32];[$HTML.$K$3];[.B32];[$HTML.$L$3];[.B32];[$HTML.$M$3];[.B32];[$HTML.$N$3];[.B32];[$HTML.$O$3];[.B32];[$HTML.$P$3])" office:value-type="string" office:string-value="&lt;tr id=&quot;table-G-5&quot; data-expansion=&quot;12&quot; data-type=&quot;1&quot; data-color=&quot;30&quot;&gt;&lt;td&gt;G-5&lt;/td&gt;&lt;td&gt;阿倍仲麻呂&lt;/td&gt;&lt;td&gt;緑&lt;/td&gt;&lt;td&gt;イジン&lt;/td&gt;&lt;td&gt;4&lt;/td&gt;&lt;td&gt;&lt;button type=&quot;button&quot; onclick=&quot;popCardMain('G-5')&quot;&gt;-&lt;/button&gt;&lt;/td&gt;&lt;td id=&quot;table-main-G-5-numCopies&quot;&gt;0&lt;/td&gt;&lt;td&gt;&lt;button type=&quot;button&quot; onclick=&quot;pushCardMain('G-5')&quot;&gt;+&lt;/button&gt;&lt;/td&gt;&lt;td&gt;&lt;button type=&quot;button&quot; onclick=&quot;popCardSide('G-5')&quot;&gt;-&lt;/button&gt;&lt;/td&gt;&lt;td id=&quot;table-side-G-5-numCopies&quot;&gt;0&lt;/td&gt;&lt;td&gt;&lt;button type=&quot;button&quot; onclick=&quot;pushCardSide('G-5')&quot;&gt;+&lt;/button&gt;&lt;/td&gt;&lt;/tr&gt;" calcext:value-type="string">
            <text:p>&lt;tr id="table-G-5" data-expansion="12" data-type="1" data-color="30"&gt;&lt;td&gt;G-5&lt;/td&gt;&lt;td&gt;阿倍仲麻呂&lt;/td&gt;&lt;td&gt;緑&lt;/td&gt;&lt;td&gt;イジン&lt;/td&gt;&lt;td&gt;4&lt;/td&gt;&lt;td&gt;&lt;button type="button" onclick="popCardMain('G-5')"&gt;-&lt;/button&gt;&lt;/td&gt;&lt;td id="table-main-G-5-numCopies"&gt;0&lt;/td&gt;&lt;td&gt;&lt;button type="button" onclick="pushCardMain('G-5')"&gt;+&lt;/button&gt;&lt;/td&gt;&lt;td&gt;&lt;button type="button" onclick="popCardSide('G-5')"&gt;-&lt;/button&gt;&lt;/td&gt;&lt;td id="table-side-G-5-numCopies"&gt;0&lt;/td&gt;&lt;td&gt;&lt;button type="button" onclick="pushCardSide('G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M33];[$HTML.$C$1];[.$B33];[$HTML.$D$1];[.$B33];[$HTML.$E$1];[.$B33];[$HTML.$F$1];[.$B33];[$HTML.$G$1])" office:value-type="string" office:string-value="&lt;div class=&quot;card&quot; id=&quot;main-G-6&quot;&gt;&lt;img width=&quot;115&quot; heidht=&quot;160&quot; src=&quot;https://one-draw.jp/ijinden/cardlist/G01/card/G_006.png&quot; /&gt;&lt;div class=&quot;numCopies&quot; id=&quot;main-G-6-numCopies&quot;&gt;0&lt;/div&gt;&lt;button type=&quot;button&quot; class=&quot;pop&quot; onclick=&quot;popCardMain('G-6');&quot;&gt;-&lt;/button&gt;&lt;button type=&quot;button&quot; class=&quot;push&quot; onclick=&quot;pushCardMain('G-6');&quot;&gt;+&lt;/button&gt;&lt;button type=&quot;button&quot; class=&quot;drop&quot; onclick=&quot;dropCardMain('G-6');&quot;&gt;↓&lt;/button&gt;&lt;/div&gt;" calcext:value-type="string">
            <text:p>&lt;div class="card" id="main-G-6"&gt;&lt;img width="115" heidht="160" src="https://one-draw.jp/ijinden/cardlist/G01/card/G_006.png" /&gt;&lt;div class="numCopies" id="main-G-6-numCopies"&gt;0&lt;/div&gt;&lt;button type="button" class="pop" onclick="popCardMain('G-6');"&gt;-&lt;/button&gt;&lt;button type="button" class="push" onclick="pushCardMain('G-6');"&gt;+&lt;/button&gt;&lt;button type="button" class="drop" onclick="dropCardMain('G-6');"&gt;↓&lt;/button&gt;&lt;/div&gt;</text:p>
          </table:table-cell>
          <table:table-cell table:formula="of:=CONCATENATE([$HTML.$A$2];[.$B33];[$HTML.$B$2];[.$M33];[$HTML.$C$2];[.$B33];[$HTML.$D$2];[.$B33];[$HTML.$E$2];[.$B33];[$HTML.$F$2];[.$B33];[$HTML.$G$2])" office:value-type="string" office:string-value="&lt;div class=&quot;card&quot; id=&quot;side-G-6&quot;&gt;&lt;img width=&quot;115&quot; heidht=&quot;160&quot; src=&quot;https://one-draw.jp/ijinden/cardlist/G01/card/G_006.png&quot; /&gt;&lt;div class=&quot;numCopies&quot; id=&quot;side-G-6-numCopies&quot;&gt;0&lt;/div&gt;&lt;button type=&quot;button&quot; class=&quot;pop&quot; onclick=&quot;popCardSide('G-6');&quot;&gt;-&lt;/button&gt;&lt;button type=&quot;button&quot; class=&quot;push&quot; onclick=&quot;pushCardSide('G-6');&quot;&gt;+&lt;/button&gt;&lt;button type=&quot;button&quot; class=&quot;raise&quot; onclick=&quot;raiseCardSide('G-6');&quot;&gt;↑&lt;/button&gt;&lt;/div&gt;" calcext:value-type="string">
            <text:p>&lt;div class="card" id="side-G-6"&gt;&lt;img width="115" heidht="160" src="https://one-draw.jp/ijinden/cardlist/G01/card/G_006.png" /&gt;&lt;div class="numCopies" id="side-G-6-numCopies"&gt;0&lt;/div&gt;&lt;button type="button" class="pop" onclick="popCardSide('G-6');"&gt;-&lt;/button&gt;&lt;button type="button" class="push" onclick="pushCardSide('G-6');"&gt;+&lt;/button&gt;&lt;button type="button" class="raise" onclick="raiseCardSide('G-6');"&gt;↑&lt;/button&gt;&lt;/div&gt;</text:p>
          </table:table-cell>
          <table:table-cell table:formula="of:=CONCATENATE([$HTML.$A$3];[.B33];[$HTML.$B$3];[.F33];[$HTML.$C$3];[.H33];[$HTML.$D$3];[.J33];[$HTML.$E$3];[.B33];[$HTML.$F$3];[.D33];[$HTML.$G$3];[.I33];[$HTML.$H$3];[.G33];[$HTML.$I$3];[.K33];[$HTML.$J$3];[.B33];[$HTML.$K$3];[.B33];[$HTML.$L$3];[.B33];[$HTML.$M$3];[.B33];[$HTML.$N$3];[.B33];[$HTML.$O$3];[.B33];[$HTML.$P$3])" office:value-type="string" office:string-value="&lt;tr id=&quot;table-G-6&quot; data-expansion=&quot;12&quot; data-type=&quot;1&quot; data-color=&quot;30&quot;&gt;&lt;td&gt;G-6&lt;/td&gt;&lt;td&gt;葛飾北斎&lt;/td&gt;&lt;td&gt;緑&lt;/td&gt;&lt;td&gt;イジン&lt;/td&gt;&lt;td&gt;3&lt;/td&gt;&lt;td&gt;&lt;button type=&quot;button&quot; onclick=&quot;popCardMain('G-6')&quot;&gt;-&lt;/button&gt;&lt;/td&gt;&lt;td id=&quot;table-main-G-6-numCopies&quot;&gt;0&lt;/td&gt;&lt;td&gt;&lt;button type=&quot;button&quot; onclick=&quot;pushCardMain('G-6')&quot;&gt;+&lt;/button&gt;&lt;/td&gt;&lt;td&gt;&lt;button type=&quot;button&quot; onclick=&quot;popCardSide('G-6')&quot;&gt;-&lt;/button&gt;&lt;/td&gt;&lt;td id=&quot;table-side-G-6-numCopies&quot;&gt;0&lt;/td&gt;&lt;td&gt;&lt;button type=&quot;button&quot; onclick=&quot;pushCardSide('G-6')&quot;&gt;+&lt;/button&gt;&lt;/td&gt;&lt;/tr&gt;" calcext:value-type="string">
            <text:p>&lt;tr id="table-G-6" data-expansion="12" data-type="1" data-color="30"&gt;&lt;td&gt;G-6&lt;/td&gt;&lt;td&gt;葛飾北斎&lt;/td&gt;&lt;td&gt;緑&lt;/td&gt;&lt;td&gt;イジン&lt;/td&gt;&lt;td&gt;3&lt;/td&gt;&lt;td&gt;&lt;button type="button" onclick="popCardMain('G-6')"&gt;-&lt;/button&gt;&lt;/td&gt;&lt;td id="table-main-G-6-numCopies"&gt;0&lt;/td&gt;&lt;td&gt;&lt;button type="button" onclick="pushCardMain('G-6')"&gt;+&lt;/button&gt;&lt;/td&gt;&lt;td&gt;&lt;button type="button" onclick="popCardSide('G-6')"&gt;-&lt;/button&gt;&lt;/td&gt;&lt;td id="table-side-G-6-numCopies"&gt;0&lt;/td&gt;&lt;td&gt;&lt;button type="button" onclick="pushCardSide('G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M34];[$HTML.$C$1];[.$B34];[$HTML.$D$1];[.$B34];[$HTML.$E$1];[.$B34];[$HTML.$F$1];[.$B34];[$HTML.$G$1])" office:value-type="string" office:string-value="&lt;div class=&quot;card&quot; id=&quot;main-G-7&quot;&gt;&lt;img width=&quot;115&quot; heidht=&quot;160&quot; src=&quot;https://one-draw.jp/ijinden/cardlist/G01/card/G_007.png&quot; /&gt;&lt;div class=&quot;numCopies&quot; id=&quot;main-G-7-numCopies&quot;&gt;0&lt;/div&gt;&lt;button type=&quot;button&quot; class=&quot;pop&quot; onclick=&quot;popCardMain('G-7');&quot;&gt;-&lt;/button&gt;&lt;button type=&quot;button&quot; class=&quot;push&quot; onclick=&quot;pushCardMain('G-7');&quot;&gt;+&lt;/button&gt;&lt;button type=&quot;button&quot; class=&quot;drop&quot; onclick=&quot;dropCardMain('G-7');&quot;&gt;↓&lt;/button&gt;&lt;/div&gt;" calcext:value-type="string">
            <text:p>&lt;div class="card" id="main-G-7"&gt;&lt;img width="115" heidht="160" src="https://one-draw.jp/ijinden/cardlist/G01/card/G_007.png" /&gt;&lt;div class="numCopies" id="main-G-7-numCopies"&gt;0&lt;/div&gt;&lt;button type="button" class="pop" onclick="popCardMain('G-7');"&gt;-&lt;/button&gt;&lt;button type="button" class="push" onclick="pushCardMain('G-7');"&gt;+&lt;/button&gt;&lt;button type="button" class="drop" onclick="dropCardMain('G-7');"&gt;↓&lt;/button&gt;&lt;/div&gt;</text:p>
          </table:table-cell>
          <table:table-cell table:formula="of:=CONCATENATE([$HTML.$A$2];[.$B34];[$HTML.$B$2];[.$M34];[$HTML.$C$2];[.$B34];[$HTML.$D$2];[.$B34];[$HTML.$E$2];[.$B34];[$HTML.$F$2];[.$B34];[$HTML.$G$2])" office:value-type="string" office:string-value="&lt;div class=&quot;card&quot; id=&quot;side-G-7&quot;&gt;&lt;img width=&quot;115&quot; heidht=&quot;160&quot; src=&quot;https://one-draw.jp/ijinden/cardlist/G01/card/G_007.png&quot; /&gt;&lt;div class=&quot;numCopies&quot; id=&quot;side-G-7-numCopies&quot;&gt;0&lt;/div&gt;&lt;button type=&quot;button&quot; class=&quot;pop&quot; onclick=&quot;popCardSide('G-7');&quot;&gt;-&lt;/button&gt;&lt;button type=&quot;button&quot; class=&quot;push&quot; onclick=&quot;pushCardSide('G-7');&quot;&gt;+&lt;/button&gt;&lt;button type=&quot;button&quot; class=&quot;raise&quot; onclick=&quot;raiseCardSide('G-7');&quot;&gt;↑&lt;/button&gt;&lt;/div&gt;" calcext:value-type="string">
            <text:p>&lt;div class="card" id="side-G-7"&gt;&lt;img width="115" heidht="160" src="https://one-draw.jp/ijinden/cardlist/G01/card/G_007.png" /&gt;&lt;div class="numCopies" id="side-G-7-numCopies"&gt;0&lt;/div&gt;&lt;button type="button" class="pop" onclick="popCardSide('G-7');"&gt;-&lt;/button&gt;&lt;button type="button" class="push" onclick="pushCardSide('G-7');"&gt;+&lt;/button&gt;&lt;button type="button" class="raise" onclick="raiseCardSide('G-7');"&gt;↑&lt;/button&gt;&lt;/div&gt;</text:p>
          </table:table-cell>
          <table:table-cell table:formula="of:=CONCATENATE([$HTML.$A$3];[.B34];[$HTML.$B$3];[.F34];[$HTML.$C$3];[.H34];[$HTML.$D$3];[.J34];[$HTML.$E$3];[.B34];[$HTML.$F$3];[.D34];[$HTML.$G$3];[.I34];[$HTML.$H$3];[.G34];[$HTML.$I$3];[.K34];[$HTML.$J$3];[.B34];[$HTML.$K$3];[.B34];[$HTML.$L$3];[.B34];[$HTML.$M$3];[.B34];[$HTML.$N$3];[.B34];[$HTML.$O$3];[.B34];[$HTML.$P$3])" office:value-type="string" office:string-value="&lt;tr id=&quot;table-G-7&quot; data-expansion=&quot;12&quot; data-type=&quot;1&quot; data-color=&quot;30&quot;&gt;&lt;td&gt;G-7&lt;/td&gt;&lt;td&gt;藤原定家&lt;/td&gt;&lt;td&gt;緑&lt;/td&gt;&lt;td&gt;イジン&lt;/td&gt;&lt;td&gt;4&lt;/td&gt;&lt;td&gt;&lt;button type=&quot;button&quot; onclick=&quot;popCardMain('G-7')&quot;&gt;-&lt;/button&gt;&lt;/td&gt;&lt;td id=&quot;table-main-G-7-numCopies&quot;&gt;0&lt;/td&gt;&lt;td&gt;&lt;button type=&quot;button&quot; onclick=&quot;pushCardMain('G-7')&quot;&gt;+&lt;/button&gt;&lt;/td&gt;&lt;td&gt;&lt;button type=&quot;button&quot; onclick=&quot;popCardSide('G-7')&quot;&gt;-&lt;/button&gt;&lt;/td&gt;&lt;td id=&quot;table-side-G-7-numCopies&quot;&gt;0&lt;/td&gt;&lt;td&gt;&lt;button type=&quot;button&quot; onclick=&quot;pushCardSide('G-7')&quot;&gt;+&lt;/button&gt;&lt;/td&gt;&lt;/tr&gt;" calcext:value-type="string">
            <text:p>&lt;tr id="table-G-7" data-expansion="12" data-type="1" data-color="30"&gt;&lt;td&gt;G-7&lt;/td&gt;&lt;td&gt;藤原定家&lt;/td&gt;&lt;td&gt;緑&lt;/td&gt;&lt;td&gt;イジン&lt;/td&gt;&lt;td&gt;4&lt;/td&gt;&lt;td&gt;&lt;button type="button" onclick="popCardMain('G-7')"&gt;-&lt;/button&gt;&lt;/td&gt;&lt;td id="table-main-G-7-numCopies"&gt;0&lt;/td&gt;&lt;td&gt;&lt;button type="button" onclick="pushCardMain('G-7')"&gt;+&lt;/button&gt;&lt;/td&gt;&lt;td&gt;&lt;button type="button" onclick="popCardSide('G-7')"&gt;-&lt;/button&gt;&lt;/td&gt;&lt;td id="table-side-G-7-numCopies"&gt;0&lt;/td&gt;&lt;td&gt;&lt;button type="button" onclick="pushCardSide('G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M35];[$HTML.$C$1];[.$B35];[$HTML.$D$1];[.$B35];[$HTML.$E$1];[.$B35];[$HTML.$F$1];[.$B35];[$HTML.$G$1])" office:value-type="string" office:string-value="&lt;div class=&quot;card&quot; id=&quot;main-G-8&quot;&gt;&lt;img width=&quot;115&quot; heidht=&quot;160&quot; src=&quot;https://one-draw.jp/ijinden/cardlist/G01/card/G_008.png&quot; /&gt;&lt;div class=&quot;numCopies&quot; id=&quot;main-G-8-numCopies&quot;&gt;0&lt;/div&gt;&lt;button type=&quot;button&quot; class=&quot;pop&quot; onclick=&quot;popCardMain('G-8');&quot;&gt;-&lt;/button&gt;&lt;button type=&quot;button&quot; class=&quot;push&quot; onclick=&quot;pushCardMain('G-8');&quot;&gt;+&lt;/button&gt;&lt;button type=&quot;button&quot; class=&quot;drop&quot; onclick=&quot;dropCardMain('G-8');&quot;&gt;↓&lt;/button&gt;&lt;/div&gt;" calcext:value-type="string">
            <text:p>&lt;div class="card" id="main-G-8"&gt;&lt;img width="115" heidht="160" src="https://one-draw.jp/ijinden/cardlist/G01/card/G_008.png" /&gt;&lt;div class="numCopies" id="main-G-8-numCopies"&gt;0&lt;/div&gt;&lt;button type="button" class="pop" onclick="popCardMain('G-8');"&gt;-&lt;/button&gt;&lt;button type="button" class="push" onclick="pushCardMain('G-8');"&gt;+&lt;/button&gt;&lt;button type="button" class="drop" onclick="dropCardMain('G-8');"&gt;↓&lt;/button&gt;&lt;/div&gt;</text:p>
          </table:table-cell>
          <table:table-cell table:formula="of:=CONCATENATE([$HTML.$A$2];[.$B35];[$HTML.$B$2];[.$M35];[$HTML.$C$2];[.$B35];[$HTML.$D$2];[.$B35];[$HTML.$E$2];[.$B35];[$HTML.$F$2];[.$B35];[$HTML.$G$2])" office:value-type="string" office:string-value="&lt;div class=&quot;card&quot; id=&quot;side-G-8&quot;&gt;&lt;img width=&quot;115&quot; heidht=&quot;160&quot; src=&quot;https://one-draw.jp/ijinden/cardlist/G01/card/G_008.png&quot; /&gt;&lt;div class=&quot;numCopies&quot; id=&quot;side-G-8-numCopies&quot;&gt;0&lt;/div&gt;&lt;button type=&quot;button&quot; class=&quot;pop&quot; onclick=&quot;popCardSide('G-8');&quot;&gt;-&lt;/button&gt;&lt;button type=&quot;button&quot; class=&quot;push&quot; onclick=&quot;pushCardSide('G-8');&quot;&gt;+&lt;/button&gt;&lt;button type=&quot;button&quot; class=&quot;raise&quot; onclick=&quot;raiseCardSide('G-8');&quot;&gt;↑&lt;/button&gt;&lt;/div&gt;" calcext:value-type="string">
            <text:p>&lt;div class="card" id="side-G-8"&gt;&lt;img width="115" heidht="160" src="https://one-draw.jp/ijinden/cardlist/G01/card/G_008.png" /&gt;&lt;div class="numCopies" id="side-G-8-numCopies"&gt;0&lt;/div&gt;&lt;button type="button" class="pop" onclick="popCardSide('G-8');"&gt;-&lt;/button&gt;&lt;button type="button" class="push" onclick="pushCardSide('G-8');"&gt;+&lt;/button&gt;&lt;button type="button" class="raise" onclick="raiseCardSide('G-8');"&gt;↑&lt;/button&gt;&lt;/div&gt;</text:p>
          </table:table-cell>
          <table:table-cell table:formula="of:=CONCATENATE([$HTML.$A$3];[.B35];[$HTML.$B$3];[.F35];[$HTML.$C$3];[.H35];[$HTML.$D$3];[.J35];[$HTML.$E$3];[.B35];[$HTML.$F$3];[.D35];[$HTML.$G$3];[.I35];[$HTML.$H$3];[.G35];[$HTML.$I$3];[.K35];[$HTML.$J$3];[.B35];[$HTML.$K$3];[.B35];[$HTML.$L$3];[.B35];[$HTML.$M$3];[.B35];[$HTML.$N$3];[.B35];[$HTML.$O$3];[.B35];[$HTML.$P$3])" office:value-type="string" office:string-value="&lt;tr id=&quot;table-G-8&quot; data-expansion=&quot;12&quot; data-type=&quot;1&quot; data-color=&quot;30&quot;&gt;&lt;td&gt;G-8&lt;/td&gt;&lt;td&gt;最澄&lt;/td&gt;&lt;td&gt;緑&lt;/td&gt;&lt;td&gt;イジン&lt;/td&gt;&lt;td&gt;8&lt;/td&gt;&lt;td&gt;&lt;button type=&quot;button&quot; onclick=&quot;popCardMain('G-8')&quot;&gt;-&lt;/button&gt;&lt;/td&gt;&lt;td id=&quot;table-main-G-8-numCopies&quot;&gt;0&lt;/td&gt;&lt;td&gt;&lt;button type=&quot;button&quot; onclick=&quot;pushCardMain('G-8')&quot;&gt;+&lt;/button&gt;&lt;/td&gt;&lt;td&gt;&lt;button type=&quot;button&quot; onclick=&quot;popCardSide('G-8')&quot;&gt;-&lt;/button&gt;&lt;/td&gt;&lt;td id=&quot;table-side-G-8-numCopies&quot;&gt;0&lt;/td&gt;&lt;td&gt;&lt;button type=&quot;button&quot; onclick=&quot;pushCardSide('G-8')&quot;&gt;+&lt;/button&gt;&lt;/td&gt;&lt;/tr&gt;" calcext:value-type="string">
            <text:p>&lt;tr id="table-G-8" data-expansion="12" data-type="1" data-color="30"&gt;&lt;td&gt;G-8&lt;/td&gt;&lt;td&gt;最澄&lt;/td&gt;&lt;td&gt;緑&lt;/td&gt;&lt;td&gt;イジン&lt;/td&gt;&lt;td&gt;8&lt;/td&gt;&lt;td&gt;&lt;button type="button" onclick="popCardMain('G-8')"&gt;-&lt;/button&gt;&lt;/td&gt;&lt;td id="table-main-G-8-numCopies"&gt;0&lt;/td&gt;&lt;td&gt;&lt;button type="button" onclick="pushCardMain('G-8')"&gt;+&lt;/button&gt;&lt;/td&gt;&lt;td&gt;&lt;button type="button" onclick="popCardSide('G-8')"&gt;-&lt;/button&gt;&lt;/td&gt;&lt;td id="table-side-G-8-numCopies"&gt;0&lt;/td&gt;&lt;td&gt;&lt;button type="button" onclick="pushCardSide('G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M36];[$HTML.$C$1];[.$B36];[$HTML.$D$1];[.$B36];[$HTML.$E$1];[.$B36];[$HTML.$F$1];[.$B36];[$HTML.$G$1])" office:value-type="string" office:string-value="&lt;div class=&quot;card&quot; id=&quot;main-G-9&quot;&gt;&lt;img width=&quot;115&quot; heidht=&quot;160&quot; src=&quot;https://one-draw.jp/ijinden/cardlist/G01/card/G_009.png&quot; /&gt;&lt;div class=&quot;numCopies&quot; id=&quot;main-G-9-numCopies&quot;&gt;0&lt;/div&gt;&lt;button type=&quot;button&quot; class=&quot;pop&quot; onclick=&quot;popCardMain('G-9');&quot;&gt;-&lt;/button&gt;&lt;button type=&quot;button&quot; class=&quot;push&quot; onclick=&quot;pushCardMain('G-9');&quot;&gt;+&lt;/button&gt;&lt;button type=&quot;button&quot; class=&quot;drop&quot; onclick=&quot;dropCardMain('G-9');&quot;&gt;↓&lt;/button&gt;&lt;/div&gt;" calcext:value-type="string">
            <text:p>&lt;div class="card" id="main-G-9"&gt;&lt;img width="115" heidht="160" src="https://one-draw.jp/ijinden/cardlist/G01/card/G_009.png" /&gt;&lt;div class="numCopies" id="main-G-9-numCopies"&gt;0&lt;/div&gt;&lt;button type="button" class="pop" onclick="popCardMain('G-9');"&gt;-&lt;/button&gt;&lt;button type="button" class="push" onclick="pushCardMain('G-9');"&gt;+&lt;/button&gt;&lt;button type="button" class="drop" onclick="dropCardMain('G-9');"&gt;↓&lt;/button&gt;&lt;/div&gt;</text:p>
          </table:table-cell>
          <table:table-cell table:formula="of:=CONCATENATE([$HTML.$A$2];[.$B36];[$HTML.$B$2];[.$M36];[$HTML.$C$2];[.$B36];[$HTML.$D$2];[.$B36];[$HTML.$E$2];[.$B36];[$HTML.$F$2];[.$B36];[$HTML.$G$2])" office:value-type="string" office:string-value="&lt;div class=&quot;card&quot; id=&quot;side-G-9&quot;&gt;&lt;img width=&quot;115&quot; heidht=&quot;160&quot; src=&quot;https://one-draw.jp/ijinden/cardlist/G01/card/G_009.png&quot; /&gt;&lt;div class=&quot;numCopies&quot; id=&quot;side-G-9-numCopies&quot;&gt;0&lt;/div&gt;&lt;button type=&quot;button&quot; class=&quot;pop&quot; onclick=&quot;popCardSide('G-9');&quot;&gt;-&lt;/button&gt;&lt;button type=&quot;button&quot; class=&quot;push&quot; onclick=&quot;pushCardSide('G-9');&quot;&gt;+&lt;/button&gt;&lt;button type=&quot;button&quot; class=&quot;raise&quot; onclick=&quot;raiseCardSide('G-9');&quot;&gt;↑&lt;/button&gt;&lt;/div&gt;" calcext:value-type="string">
            <text:p>&lt;div class="card" id="side-G-9"&gt;&lt;img width="115" heidht="160" src="https://one-draw.jp/ijinden/cardlist/G01/card/G_009.png" /&gt;&lt;div class="numCopies" id="side-G-9-numCopies"&gt;0&lt;/div&gt;&lt;button type="button" class="pop" onclick="popCardSide('G-9');"&gt;-&lt;/button&gt;&lt;button type="button" class="push" onclick="pushCardSide('G-9');"&gt;+&lt;/button&gt;&lt;button type="button" class="raise" onclick="raiseCardSide('G-9');"&gt;↑&lt;/button&gt;&lt;/div&gt;</text:p>
          </table:table-cell>
          <table:table-cell table:formula="of:=CONCATENATE([$HTML.$A$3];[.B36];[$HTML.$B$3];[.F36];[$HTML.$C$3];[.H36];[$HTML.$D$3];[.J36];[$HTML.$E$3];[.B36];[$HTML.$F$3];[.D36];[$HTML.$G$3];[.I36];[$HTML.$H$3];[.G36];[$HTML.$I$3];[.K36];[$HTML.$J$3];[.B36];[$HTML.$K$3];[.B36];[$HTML.$L$3];[.B36];[$HTML.$M$3];[.B36];[$HTML.$N$3];[.B36];[$HTML.$O$3];[.B36];[$HTML.$P$3])" office:value-type="string" office:string-value="&lt;tr id=&quot;table-G-9&quot; data-expansion=&quot;12&quot; data-type=&quot;2&quot; data-color=&quot;30&quot;&gt;&lt;td&gt;G-9&lt;/td&gt;&lt;td&gt;阿弥陀堂&lt;/td&gt;&lt;td&gt;緑&lt;/td&gt;&lt;td&gt;ハイケイ&lt;/td&gt;&lt;td&gt;4&lt;/td&gt;&lt;td&gt;&lt;button type=&quot;button&quot; onclick=&quot;popCardMain('G-9')&quot;&gt;-&lt;/button&gt;&lt;/td&gt;&lt;td id=&quot;table-main-G-9-numCopies&quot;&gt;0&lt;/td&gt;&lt;td&gt;&lt;button type=&quot;button&quot; onclick=&quot;pushCardMain('G-9')&quot;&gt;+&lt;/button&gt;&lt;/td&gt;&lt;td&gt;&lt;button type=&quot;button&quot; onclick=&quot;popCardSide('G-9')&quot;&gt;-&lt;/button&gt;&lt;/td&gt;&lt;td id=&quot;table-side-G-9-numCopies&quot;&gt;0&lt;/td&gt;&lt;td&gt;&lt;button type=&quot;button&quot; onclick=&quot;pushCardSide('G-9')&quot;&gt;+&lt;/button&gt;&lt;/td&gt;&lt;/tr&gt;" calcext:value-type="string">
            <text:p>&lt;tr id="table-G-9" data-expansion="12" data-type="2" data-color="30"&gt;&lt;td&gt;G-9&lt;/td&gt;&lt;td&gt;阿弥陀堂&lt;/td&gt;&lt;td&gt;緑&lt;/td&gt;&lt;td&gt;ハイケイ&lt;/td&gt;&lt;td&gt;4&lt;/td&gt;&lt;td&gt;&lt;button type="button" onclick="popCardMain('G-9')"&gt;-&lt;/button&gt;&lt;/td&gt;&lt;td id="table-main-G-9-numCopies"&gt;0&lt;/td&gt;&lt;td&gt;&lt;button type="button" onclick="pushCardMain('G-9')"&gt;+&lt;/button&gt;&lt;/td&gt;&lt;td&gt;&lt;button type="button" onclick="popCardSide('G-9')"&gt;-&lt;/button&gt;&lt;/td&gt;&lt;td id="table-side-G-9-numCopies"&gt;0&lt;/td&gt;&lt;td&gt;&lt;button type="button" onclick="pushCardSide('G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M37];[$HTML.$C$1];[.$B37];[$HTML.$D$1];[.$B37];[$HTML.$E$1];[.$B37];[$HTML.$F$1];[.$B37];[$HTML.$G$1])" office:value-type="string" office:string-value="&lt;div class=&quot;card&quot; id=&quot;main-G-10&quot;&gt;&lt;img width=&quot;115&quot; heidht=&quot;160&quot; src=&quot;https://one-draw.jp/ijinden/cardlist/G01/card/G_010.png&quot; /&gt;&lt;div class=&quot;numCopies&quot; id=&quot;main-G-10-numCopies&quot;&gt;0&lt;/div&gt;&lt;button type=&quot;button&quot; class=&quot;pop&quot; onclick=&quot;popCardMain('G-10');&quot;&gt;-&lt;/button&gt;&lt;button type=&quot;button&quot; class=&quot;push&quot; onclick=&quot;pushCardMain('G-10');&quot;&gt;+&lt;/button&gt;&lt;button type=&quot;button&quot; class=&quot;drop&quot; onclick=&quot;dropCardMain('G-10');&quot;&gt;↓&lt;/button&gt;&lt;/div&gt;" calcext:value-type="string">
            <text:p>&lt;div class="card" id="main-G-10"&gt;&lt;img width="115" heidht="160" src="https://one-draw.jp/ijinden/cardlist/G01/card/G_010.png" /&gt;&lt;div class="numCopies" id="main-G-10-numCopies"&gt;0&lt;/div&gt;&lt;button type="button" class="pop" onclick="popCardMain('G-10');"&gt;-&lt;/button&gt;&lt;button type="button" class="push" onclick="pushCardMain('G-10');"&gt;+&lt;/button&gt;&lt;button type="button" class="drop" onclick="dropCardMain('G-10');"&gt;↓&lt;/button&gt;&lt;/div&gt;</text:p>
          </table:table-cell>
          <table:table-cell table:formula="of:=CONCATENATE([$HTML.$A$2];[.$B37];[$HTML.$B$2];[.$M37];[$HTML.$C$2];[.$B37];[$HTML.$D$2];[.$B37];[$HTML.$E$2];[.$B37];[$HTML.$F$2];[.$B37];[$HTML.$G$2])" office:value-type="string" office:string-value="&lt;div class=&quot;card&quot; id=&quot;side-G-10&quot;&gt;&lt;img width=&quot;115&quot; heidht=&quot;160&quot; src=&quot;https://one-draw.jp/ijinden/cardlist/G01/card/G_010.png&quot; /&gt;&lt;div class=&quot;numCopies&quot; id=&quot;side-G-10-numCopies&quot;&gt;0&lt;/div&gt;&lt;button type=&quot;button&quot; class=&quot;pop&quot; onclick=&quot;popCardSide('G-10');&quot;&gt;-&lt;/button&gt;&lt;button type=&quot;button&quot; class=&quot;push&quot; onclick=&quot;pushCardSide('G-10');&quot;&gt;+&lt;/button&gt;&lt;button type=&quot;button&quot; class=&quot;raise&quot; onclick=&quot;raiseCardSide('G-10');&quot;&gt;↑&lt;/button&gt;&lt;/div&gt;" calcext:value-type="string">
            <text:p>&lt;div class="card" id="side-G-10"&gt;&lt;img width="115" heidht="160" src="https://one-draw.jp/ijinden/cardlist/G01/card/G_010.png" /&gt;&lt;div class="numCopies" id="side-G-10-numCopies"&gt;0&lt;/div&gt;&lt;button type="button" class="pop" onclick="popCardSide('G-10');"&gt;-&lt;/button&gt;&lt;button type="button" class="push" onclick="pushCardSide('G-10');"&gt;+&lt;/button&gt;&lt;button type="button" class="raise" onclick="raiseCardSide('G-10');"&gt;↑&lt;/button&gt;&lt;/div&gt;</text:p>
          </table:table-cell>
          <table:table-cell table:formula="of:=CONCATENATE([$HTML.$A$3];[.B37];[$HTML.$B$3];[.F37];[$HTML.$C$3];[.H37];[$HTML.$D$3];[.J37];[$HTML.$E$3];[.B37];[$HTML.$F$3];[.D37];[$HTML.$G$3];[.I37];[$HTML.$H$3];[.G37];[$HTML.$I$3];[.K37];[$HTML.$J$3];[.B37];[$HTML.$K$3];[.B37];[$HTML.$L$3];[.B37];[$HTML.$M$3];[.B37];[$HTML.$N$3];[.B37];[$HTML.$O$3];[.B37];[$HTML.$P$3])" office:value-type="string" office:string-value="&lt;tr id=&quot;table-G-10&quot; data-expansion=&quot;12&quot; data-type=&quot;2&quot; data-color=&quot;30&quot;&gt;&lt;td&gt;G-10&lt;/td&gt;&lt;td&gt;毘盧遮那仏像&lt;/td&gt;&lt;td&gt;緑&lt;/td&gt;&lt;td&gt;ハイケイ&lt;/td&gt;&lt;td&gt;6&lt;/td&gt;&lt;td&gt;&lt;button type=&quot;button&quot; onclick=&quot;popCardMain('G-10')&quot;&gt;-&lt;/button&gt;&lt;/td&gt;&lt;td id=&quot;table-main-G-10-numCopies&quot;&gt;0&lt;/td&gt;&lt;td&gt;&lt;button type=&quot;button&quot; onclick=&quot;pushCardMain('G-10')&quot;&gt;+&lt;/button&gt;&lt;/td&gt;&lt;td&gt;&lt;button type=&quot;button&quot; onclick=&quot;popCardSide('G-10')&quot;&gt;-&lt;/button&gt;&lt;/td&gt;&lt;td id=&quot;table-side-G-10-numCopies&quot;&gt;0&lt;/td&gt;&lt;td&gt;&lt;button type=&quot;button&quot; onclick=&quot;pushCardSide('G-10')&quot;&gt;+&lt;/button&gt;&lt;/td&gt;&lt;/tr&gt;" calcext:value-type="string">
            <text:p>&lt;tr id="table-G-10" data-expansion="12" data-type="2" data-color="30"&gt;&lt;td&gt;G-10&lt;/td&gt;&lt;td&gt;毘盧遮那仏像&lt;/td&gt;&lt;td&gt;緑&lt;/td&gt;&lt;td&gt;ハイケイ&lt;/td&gt;&lt;td&gt;6&lt;/td&gt;&lt;td&gt;&lt;button type="button" onclick="popCardMain('G-10')"&gt;-&lt;/button&gt;&lt;/td&gt;&lt;td id="table-main-G-10-numCopies"&gt;0&lt;/td&gt;&lt;td&gt;&lt;button type="button" onclick="pushCardMain('G-10')"&gt;+&lt;/button&gt;&lt;/td&gt;&lt;td&gt;&lt;button type="button" onclick="popCardSide('G-10')"&gt;-&lt;/button&gt;&lt;/td&gt;&lt;td id="table-side-G-10-numCopies"&gt;0&lt;/td&gt;&lt;td&gt;&lt;button type="button" onclick="pushCardSide('G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M38];[$HTML.$C$1];[.$B38];[$HTML.$D$1];[.$B38];[$HTML.$E$1];[.$B38];[$HTML.$F$1];[.$B38];[$HTML.$G$1])" office:value-type="string" office:string-value="&lt;div class=&quot;card&quot; id=&quot;main-G-11&quot;&gt;&lt;img width=&quot;115&quot; heidht=&quot;160&quot; src=&quot;https://one-draw.jp/ijinden/cardlist/G01/card/G_011.png&quot; /&gt;&lt;div class=&quot;numCopies&quot; id=&quot;main-G-11-numCopies&quot;&gt;0&lt;/div&gt;&lt;button type=&quot;button&quot; class=&quot;pop&quot; onclick=&quot;popCardMain('G-11');&quot;&gt;-&lt;/button&gt;&lt;button type=&quot;button&quot; class=&quot;push&quot; onclick=&quot;pushCardMain('G-11');&quot;&gt;+&lt;/button&gt;&lt;button type=&quot;button&quot; class=&quot;drop&quot; onclick=&quot;dropCardMain('G-11');&quot;&gt;↓&lt;/button&gt;&lt;/div&gt;" calcext:value-type="string">
            <text:p>&lt;div class="card" id="main-G-11"&gt;&lt;img width="115" heidht="160" src="https://one-draw.jp/ijinden/cardlist/G01/card/G_011.png" /&gt;&lt;div class="numCopies" id="main-G-11-numCopies"&gt;0&lt;/div&gt;&lt;button type="button" class="pop" onclick="popCardMain('G-11');"&gt;-&lt;/button&gt;&lt;button type="button" class="push" onclick="pushCardMain('G-11');"&gt;+&lt;/button&gt;&lt;button type="button" class="drop" onclick="dropCardMain('G-11');"&gt;↓&lt;/button&gt;&lt;/div&gt;</text:p>
          </table:table-cell>
          <table:table-cell table:formula="of:=CONCATENATE([$HTML.$A$2];[.$B38];[$HTML.$B$2];[.$M38];[$HTML.$C$2];[.$B38];[$HTML.$D$2];[.$B38];[$HTML.$E$2];[.$B38];[$HTML.$F$2];[.$B38];[$HTML.$G$2])" office:value-type="string" office:string-value="&lt;div class=&quot;card&quot; id=&quot;side-G-11&quot;&gt;&lt;img width=&quot;115&quot; heidht=&quot;160&quot; src=&quot;https://one-draw.jp/ijinden/cardlist/G01/card/G_011.png&quot; /&gt;&lt;div class=&quot;numCopies&quot; id=&quot;side-G-11-numCopies&quot;&gt;0&lt;/div&gt;&lt;button type=&quot;button&quot; class=&quot;pop&quot; onclick=&quot;popCardSide('G-11');&quot;&gt;-&lt;/button&gt;&lt;button type=&quot;button&quot; class=&quot;push&quot; onclick=&quot;pushCardSide('G-11');&quot;&gt;+&lt;/button&gt;&lt;button type=&quot;button&quot; class=&quot;raise&quot; onclick=&quot;raiseCardSide('G-11');&quot;&gt;↑&lt;/button&gt;&lt;/div&gt;" calcext:value-type="string">
            <text:p>&lt;div class="card" id="side-G-11"&gt;&lt;img width="115" heidht="160" src="https://one-draw.jp/ijinden/cardlist/G01/card/G_011.png" /&gt;&lt;div class="numCopies" id="side-G-11-numCopies"&gt;0&lt;/div&gt;&lt;button type="button" class="pop" onclick="popCardSide('G-11');"&gt;-&lt;/button&gt;&lt;button type="button" class="push" onclick="pushCardSide('G-11');"&gt;+&lt;/button&gt;&lt;button type="button" class="raise" onclick="raiseCardSide('G-11');"&gt;↑&lt;/button&gt;&lt;/div&gt;</text:p>
          </table:table-cell>
          <table:table-cell table:formula="of:=CONCATENATE([$HTML.$A$3];[.B38];[$HTML.$B$3];[.F38];[$HTML.$C$3];[.H38];[$HTML.$D$3];[.J38];[$HTML.$E$3];[.B38];[$HTML.$F$3];[.D38];[$HTML.$G$3];[.I38];[$HTML.$H$3];[.G38];[$HTML.$I$3];[.K38];[$HTML.$J$3];[.B38];[$HTML.$K$3];[.B38];[$HTML.$L$3];[.B38];[$HTML.$M$3];[.B38];[$HTML.$N$3];[.B38];[$HTML.$O$3];[.B38];[$HTML.$P$3])" office:value-type="string" office:string-value="&lt;tr id=&quot;table-G-11&quot; data-expansion=&quot;12&quot; data-type=&quot;3&quot; data-color=&quot;30&quot;&gt;&lt;td&gt;G-11&lt;/td&gt;&lt;td&gt;グロウ&lt;/td&gt;&lt;td&gt;緑&lt;/td&gt;&lt;td&gt;マホウ&lt;/td&gt;&lt;td&gt;3&lt;/td&gt;&lt;td&gt;&lt;button type=&quot;button&quot; onclick=&quot;popCardMain('G-11')&quot;&gt;-&lt;/button&gt;&lt;/td&gt;&lt;td id=&quot;table-main-G-11-numCopies&quot;&gt;0&lt;/td&gt;&lt;td&gt;&lt;button type=&quot;button&quot; onclick=&quot;pushCardMain('G-11')&quot;&gt;+&lt;/button&gt;&lt;/td&gt;&lt;td&gt;&lt;button type=&quot;button&quot; onclick=&quot;popCardSide('G-11')&quot;&gt;-&lt;/button&gt;&lt;/td&gt;&lt;td id=&quot;table-side-G-11-numCopies&quot;&gt;0&lt;/td&gt;&lt;td&gt;&lt;button type=&quot;button&quot; onclick=&quot;pushCardSide('G-11')&quot;&gt;+&lt;/button&gt;&lt;/td&gt;&lt;/tr&gt;" calcext:value-type="string">
            <text:p>&lt;tr id="table-G-11" data-expansion="12" data-type="3" data-color="30"&gt;&lt;td&gt;G-11&lt;/td&gt;&lt;td&gt;グロウ&lt;/td&gt;&lt;td&gt;緑&lt;/td&gt;&lt;td&gt;マホウ&lt;/td&gt;&lt;td&gt;3&lt;/td&gt;&lt;td&gt;&lt;button type="button" onclick="popCardMain('G-11')"&gt;-&lt;/button&gt;&lt;/td&gt;&lt;td id="table-main-G-11-numCopies"&gt;0&lt;/td&gt;&lt;td&gt;&lt;button type="button" onclick="pushCardMain('G-11')"&gt;+&lt;/button&gt;&lt;/td&gt;&lt;td&gt;&lt;button type="button" onclick="popCardSide('G-11')"&gt;-&lt;/button&gt;&lt;/td&gt;&lt;td id="table-side-G-11-numCopies"&gt;0&lt;/td&gt;&lt;td&gt;&lt;button type="button" onclick="pushCardSide('G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M39];[$HTML.$C$1];[.$B39];[$HTML.$D$1];[.$B39];[$HTML.$E$1];[.$B39];[$HTML.$F$1];[.$B39];[$HTML.$G$1])" office:value-type="string" office:string-value="&lt;div class=&quot;card&quot; id=&quot;main-G-12&quot;&gt;&lt;img width=&quot;115&quot; heidht=&quot;160&quot; src=&quot;https://one-draw.jp/ijinden/cardlist/G01/card/G_012.png&quot; /&gt;&lt;div class=&quot;numCopies&quot; id=&quot;main-G-12-numCopies&quot;&gt;0&lt;/div&gt;&lt;button type=&quot;button&quot; class=&quot;pop&quot; onclick=&quot;popCardMain('G-12');&quot;&gt;-&lt;/button&gt;&lt;button type=&quot;button&quot; class=&quot;push&quot; onclick=&quot;pushCardMain('G-12');&quot;&gt;+&lt;/button&gt;&lt;button type=&quot;button&quot; class=&quot;drop&quot; onclick=&quot;dropCardMain('G-12');&quot;&gt;↓&lt;/button&gt;&lt;/div&gt;" calcext:value-type="string">
            <text:p>&lt;div class="card" id="main-G-12"&gt;&lt;img width="115" heidht="160" src="https://one-draw.jp/ijinden/cardlist/G01/card/G_012.png" /&gt;&lt;div class="numCopies" id="main-G-12-numCopies"&gt;0&lt;/div&gt;&lt;button type="button" class="pop" onclick="popCardMain('G-12');"&gt;-&lt;/button&gt;&lt;button type="button" class="push" onclick="pushCardMain('G-12');"&gt;+&lt;/button&gt;&lt;button type="button" class="drop" onclick="dropCardMain('G-12');"&gt;↓&lt;/button&gt;&lt;/div&gt;</text:p>
          </table:table-cell>
          <table:table-cell table:formula="of:=CONCATENATE([$HTML.$A$2];[.$B39];[$HTML.$B$2];[.$M39];[$HTML.$C$2];[.$B39];[$HTML.$D$2];[.$B39];[$HTML.$E$2];[.$B39];[$HTML.$F$2];[.$B39];[$HTML.$G$2])" office:value-type="string" office:string-value="&lt;div class=&quot;card&quot; id=&quot;side-G-12&quot;&gt;&lt;img width=&quot;115&quot; heidht=&quot;160&quot; src=&quot;https://one-draw.jp/ijinden/cardlist/G01/card/G_012.png&quot; /&gt;&lt;div class=&quot;numCopies&quot; id=&quot;side-G-12-numCopies&quot;&gt;0&lt;/div&gt;&lt;button type=&quot;button&quot; class=&quot;pop&quot; onclick=&quot;popCardSide('G-12');&quot;&gt;-&lt;/button&gt;&lt;button type=&quot;button&quot; class=&quot;push&quot; onclick=&quot;pushCardSide('G-12');&quot;&gt;+&lt;/button&gt;&lt;button type=&quot;button&quot; class=&quot;raise&quot; onclick=&quot;raiseCardSide('G-12');&quot;&gt;↑&lt;/button&gt;&lt;/div&gt;" calcext:value-type="string">
            <text:p>&lt;div class="card" id="side-G-12"&gt;&lt;img width="115" heidht="160" src="https://one-draw.jp/ijinden/cardlist/G01/card/G_012.png" /&gt;&lt;div class="numCopies" id="side-G-12-numCopies"&gt;0&lt;/div&gt;&lt;button type="button" class="pop" onclick="popCardSide('G-12');"&gt;-&lt;/button&gt;&lt;button type="button" class="push" onclick="pushCardSide('G-12');"&gt;+&lt;/button&gt;&lt;button type="button" class="raise" onclick="raiseCardSide('G-12');"&gt;↑&lt;/button&gt;&lt;/div&gt;</text:p>
          </table:table-cell>
          <table:table-cell table:formula="of:=CONCATENATE([$HTML.$A$3];[.B39];[$HTML.$B$3];[.F39];[$HTML.$C$3];[.H39];[$HTML.$D$3];[.J39];[$HTML.$E$3];[.B39];[$HTML.$F$3];[.D39];[$HTML.$G$3];[.I39];[$HTML.$H$3];[.G39];[$HTML.$I$3];[.K39];[$HTML.$J$3];[.B39];[$HTML.$K$3];[.B39];[$HTML.$L$3];[.B39];[$HTML.$M$3];[.B39];[$HTML.$N$3];[.B39];[$HTML.$O$3];[.B39];[$HTML.$P$3])" office:value-type="string" office:string-value="&lt;tr id=&quot;table-G-12&quot; data-expansion=&quot;12&quot; data-type=&quot;3&quot; data-color=&quot;30&quot;&gt;&lt;td&gt;G-12&lt;/td&gt;&lt;td&gt;ギャザリング&lt;/td&gt;&lt;td&gt;緑&lt;/td&gt;&lt;td&gt;マホウ&lt;/td&gt;&lt;td&gt;5&lt;/td&gt;&lt;td&gt;&lt;button type=&quot;button&quot; onclick=&quot;popCardMain('G-12')&quot;&gt;-&lt;/button&gt;&lt;/td&gt;&lt;td id=&quot;table-main-G-12-numCopies&quot;&gt;0&lt;/td&gt;&lt;td&gt;&lt;button type=&quot;button&quot; onclick=&quot;pushCardMain('G-12')&quot;&gt;+&lt;/button&gt;&lt;/td&gt;&lt;td&gt;&lt;button type=&quot;button&quot; onclick=&quot;popCardSide('G-12')&quot;&gt;-&lt;/button&gt;&lt;/td&gt;&lt;td id=&quot;table-side-G-12-numCopies&quot;&gt;0&lt;/td&gt;&lt;td&gt;&lt;button type=&quot;button&quot; onclick=&quot;pushCardSide('G-12')&quot;&gt;+&lt;/button&gt;&lt;/td&gt;&lt;/tr&gt;" calcext:value-type="string">
            <text:p>&lt;tr id="table-G-12" data-expansion="12" data-type="3" data-color="30"&gt;&lt;td&gt;G-12&lt;/td&gt;&lt;td&gt;ギャザリング&lt;/td&gt;&lt;td&gt;緑&lt;/td&gt;&lt;td&gt;マホウ&lt;/td&gt;&lt;td&gt;5&lt;/td&gt;&lt;td&gt;&lt;button type="button" onclick="popCardMain('G-12')"&gt;-&lt;/button&gt;&lt;/td&gt;&lt;td id="table-main-G-12-numCopies"&gt;0&lt;/td&gt;&lt;td&gt;&lt;button type="button" onclick="pushCardMain('G-12')"&gt;+&lt;/button&gt;&lt;/td&gt;&lt;td&gt;&lt;button type="button" onclick="popCardSide('G-12')"&gt;-&lt;/button&gt;&lt;/td&gt;&lt;td id="table-side-G-12-numCopies"&gt;0&lt;/td&gt;&lt;td&gt;&lt;button type="button" onclick="pushCardSide('G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M40];[$HTML.$C$1];[.$B40];[$HTML.$D$1];[.$B40];[$HTML.$E$1];[.$B40];[$HTML.$F$1];[.$B40];[$HTML.$G$1])" office:value-type="string" office:string-value="&lt;div class=&quot;card&quot; id=&quot;main-G-13&quot;&gt;&lt;img width=&quot;115&quot; heidht=&quot;160&quot; src=&quot;https://one-draw.jp/ijinden/cardlist/G01/card/G_013.png&quot; /&gt;&lt;div class=&quot;numCopies&quot; id=&quot;main-G-13-numCopies&quot;&gt;0&lt;/div&gt;&lt;button type=&quot;button&quot; class=&quot;pop&quot; onclick=&quot;popCardMain('G-13');&quot;&gt;-&lt;/button&gt;&lt;button type=&quot;button&quot; class=&quot;push&quot; onclick=&quot;pushCardMain('G-13');&quot;&gt;+&lt;/button&gt;&lt;button type=&quot;button&quot; class=&quot;drop&quot; onclick=&quot;dropCardMain('G-13');&quot;&gt;↓&lt;/button&gt;&lt;/div&gt;" calcext:value-type="string">
            <text:p>&lt;div class="card" id="main-G-13"&gt;&lt;img width="115" heidht="160" src="https://one-draw.jp/ijinden/cardlist/G01/card/G_013.png" /&gt;&lt;div class="numCopies" id="main-G-13-numCopies"&gt;0&lt;/div&gt;&lt;button type="button" class="pop" onclick="popCardMain('G-13');"&gt;-&lt;/button&gt;&lt;button type="button" class="push" onclick="pushCardMain('G-13');"&gt;+&lt;/button&gt;&lt;button type="button" class="drop" onclick="dropCardMain('G-13');"&gt;↓&lt;/button&gt;&lt;/div&gt;</text:p>
          </table:table-cell>
          <table:table-cell table:formula="of:=CONCATENATE([$HTML.$A$2];[.$B40];[$HTML.$B$2];[.$M40];[$HTML.$C$2];[.$B40];[$HTML.$D$2];[.$B40];[$HTML.$E$2];[.$B40];[$HTML.$F$2];[.$B40];[$HTML.$G$2])" office:value-type="string" office:string-value="&lt;div class=&quot;card&quot; id=&quot;side-G-13&quot;&gt;&lt;img width=&quot;115&quot; heidht=&quot;160&quot; src=&quot;https://one-draw.jp/ijinden/cardlist/G01/card/G_013.png&quot; /&gt;&lt;div class=&quot;numCopies&quot; id=&quot;side-G-13-numCopies&quot;&gt;0&lt;/div&gt;&lt;button type=&quot;button&quot; class=&quot;pop&quot; onclick=&quot;popCardSide('G-13');&quot;&gt;-&lt;/button&gt;&lt;button type=&quot;button&quot; class=&quot;push&quot; onclick=&quot;pushCardSide('G-13');&quot;&gt;+&lt;/button&gt;&lt;button type=&quot;button&quot; class=&quot;raise&quot; onclick=&quot;raiseCardSide('G-13');&quot;&gt;↑&lt;/button&gt;&lt;/div&gt;" calcext:value-type="string">
            <text:p>&lt;div class="card" id="side-G-13"&gt;&lt;img width="115" heidht="160" src="https://one-draw.jp/ijinden/cardlist/G01/card/G_013.png" /&gt;&lt;div class="numCopies" id="side-G-13-numCopies"&gt;0&lt;/div&gt;&lt;button type="button" class="pop" onclick="popCardSide('G-13');"&gt;-&lt;/button&gt;&lt;button type="button" class="push" onclick="pushCardSide('G-13');"&gt;+&lt;/button&gt;&lt;button type="button" class="raise" onclick="raiseCardSide('G-13');"&gt;↑&lt;/button&gt;&lt;/div&gt;</text:p>
          </table:table-cell>
          <table:table-cell table:formula="of:=CONCATENATE([$HTML.$A$3];[.B40];[$HTML.$B$3];[.F40];[$HTML.$C$3];[.H40];[$HTML.$D$3];[.J40];[$HTML.$E$3];[.B40];[$HTML.$F$3];[.D40];[$HTML.$G$3];[.I40];[$HTML.$H$3];[.G40];[$HTML.$I$3];[.K40];[$HTML.$J$3];[.B40];[$HTML.$K$3];[.B40];[$HTML.$L$3];[.B40];[$HTML.$M$3];[.B40];[$HTML.$N$3];[.B40];[$HTML.$O$3];[.B40];[$HTML.$P$3])" office:value-type="string" office:string-value="&lt;tr id=&quot;table-G-13&quot; data-expansion=&quot;12&quot; data-type=&quot;4&quot; data-color=&quot;30&quot;&gt;&lt;td&gt;G-13&lt;/td&gt;&lt;td&gt;グリーンストーン&lt;/td&gt;&lt;td&gt;緑&lt;/td&gt;&lt;td&gt;マリョク&lt;/td&gt;&lt;td&gt;1&lt;/td&gt;&lt;td&gt;&lt;button type=&quot;button&quot; onclick=&quot;popCardMain('G-13')&quot;&gt;-&lt;/button&gt;&lt;/td&gt;&lt;td id=&quot;table-main-G-13-numCopies&quot;&gt;0&lt;/td&gt;&lt;td&gt;&lt;button type=&quot;button&quot; onclick=&quot;pushCardMain('G-13')&quot;&gt;+&lt;/button&gt;&lt;/td&gt;&lt;td&gt;&lt;button type=&quot;button&quot; onclick=&quot;popCardSide('G-13')&quot;&gt;-&lt;/button&gt;&lt;/td&gt;&lt;td id=&quot;table-side-G-13-numCopies&quot;&gt;0&lt;/td&gt;&lt;td&gt;&lt;button type=&quot;button&quot; onclick=&quot;pushCardSide('G-13')&quot;&gt;+&lt;/button&gt;&lt;/td&gt;&lt;/tr&gt;" calcext:value-type="string">
            <text:p>&lt;tr id="table-G-13" data-expansion="12" data-type="4" data-color="30"&gt;&lt;td&gt;G-13&lt;/td&gt;&lt;td&gt;グリーンストーン&lt;/td&gt;&lt;td&gt;緑&lt;/td&gt;&lt;td&gt;マリョク&lt;/td&gt;&lt;td&gt;1&lt;/td&gt;&lt;td&gt;&lt;button type="button" onclick="popCardMain('G-13')"&gt;-&lt;/button&gt;&lt;/td&gt;&lt;td id="table-main-G-13-numCopies"&gt;0&lt;/td&gt;&lt;td&gt;&lt;button type="button" onclick="pushCardMain('G-13')"&gt;+&lt;/button&gt;&lt;/td&gt;&lt;td&gt;&lt;button type="button" onclick="popCardSide('G-13')"&gt;-&lt;/button&gt;&lt;/td&gt;&lt;td id="table-side-G-13-numCopies"&gt;0&lt;/td&gt;&lt;td&gt;&lt;button type="button" onclick="pushCardSide('G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M41];[$HTML.$C$1];[.$B41];[$HTML.$D$1];[.$B41];[$HTML.$E$1];[.$B41];[$HTML.$F$1];[.$B41];[$HTML.$G$1])" office:value-type="string" office:string-value="&lt;div class=&quot;card&quot; id=&quot;main-1-1&quot;&gt;&lt;img width=&quot;115&quot; heidht=&quot;160&quot; src=&quot;https://one-draw.jp/ijinden/cardlist/001/card/01_001.png&quot; /&gt;&lt;div class=&quot;numCopies&quot; id=&quot;main-1-1-numCopies&quot;&gt;0&lt;/div&gt;&lt;button type=&quot;button&quot; class=&quot;pop&quot; onclick=&quot;popCardMain('1-1');&quot;&gt;-&lt;/button&gt;&lt;button type=&quot;button&quot; class=&quot;push&quot; onclick=&quot;pushCardMain('1-1');&quot;&gt;+&lt;/button&gt;&lt;button type=&quot;button&quot; class=&quot;drop&quot; onclick=&quot;dropCardMain('1-1');&quot;&gt;↓&lt;/button&gt;&lt;/div&gt;" calcext:value-type="string">
            <text:p>&lt;div class="card" id="main-1-1"&gt;&lt;img width="115" heidht="160" src="https://one-draw.jp/ijinden/cardlist/001/card/01_001.png" /&gt;&lt;div class="numCopies" id="main-1-1-numCopies"&gt;0&lt;/div&gt;&lt;button type="button" class="pop" onclick="popCardMain('1-1');"&gt;-&lt;/button&gt;&lt;button type="button" class="push" onclick="pushCardMain('1-1');"&gt;+&lt;/button&gt;&lt;button type="button" class="drop" onclick="dropCardMain('1-1');"&gt;↓&lt;/button&gt;&lt;/div&gt;</text:p>
          </table:table-cell>
          <table:table-cell table:formula="of:=CONCATENATE([$HTML.$A$2];[.$B41];[$HTML.$B$2];[.$M41];[$HTML.$C$2];[.$B41];[$HTML.$D$2];[.$B41];[$HTML.$E$2];[.$B41];[$HTML.$F$2];[.$B41];[$HTML.$G$2])" office:value-type="string" office:string-value="&lt;div class=&quot;card&quot; id=&quot;side-1-1&quot;&gt;&lt;img width=&quot;115&quot; heidht=&quot;160&quot; src=&quot;https://one-draw.jp/ijinden/cardlist/001/card/01_001.png&quot; /&gt;&lt;div class=&quot;numCopies&quot; id=&quot;side-1-1-numCopies&quot;&gt;0&lt;/div&gt;&lt;button type=&quot;button&quot; class=&quot;pop&quot; onclick=&quot;popCardSide('1-1');&quot;&gt;-&lt;/button&gt;&lt;button type=&quot;button&quot; class=&quot;push&quot; onclick=&quot;pushCardSide('1-1');&quot;&gt;+&lt;/button&gt;&lt;button type=&quot;button&quot; class=&quot;raise&quot; onclick=&quot;raiseCardSide('1-1');&quot;&gt;↑&lt;/button&gt;&lt;/div&gt;" calcext:value-type="string">
            <text:p>&lt;div class="card" id="side-1-1"&gt;&lt;img width="115" heidht="160" src="https://one-draw.jp/ijinden/cardlist/001/card/01_001.png" /&gt;&lt;div class="numCopies" id="side-1-1-numCopies"&gt;0&lt;/div&gt;&lt;button type="button" class="pop" onclick="popCardSide('1-1');"&gt;-&lt;/button&gt;&lt;button type="button" class="push" onclick="pushCardSide('1-1');"&gt;+&lt;/button&gt;&lt;button type="button" class="raise" onclick="raiseCardSide('1-1');"&gt;↑&lt;/button&gt;&lt;/div&gt;</text:p>
          </table:table-cell>
          <table:table-cell table:formula="of:=CONCATENATE([$HTML.$A$3];[.B41];[$HTML.$B$3];[.F41];[$HTML.$C$3];[.H41];[$HTML.$D$3];[.J41];[$HTML.$E$3];[.B41];[$HTML.$F$3];[.D41];[$HTML.$G$3];[.I41];[$HTML.$H$3];[.G41];[$HTML.$I$3];[.K41];[$HTML.$J$3];[.B41];[$HTML.$K$3];[.B41];[$HTML.$L$3];[.B41];[$HTML.$M$3];[.B41];[$HTML.$N$3];[.B41];[$HTML.$O$3];[.B41];[$HTML.$P$3])" office:value-type="string" office:string-value="&lt;tr id=&quot;table-1-1&quot; data-expansion=&quot;15&quot; data-type=&quot;1&quot; data-color=&quot;10&quot;&gt;&lt;td&gt;1-1&lt;/td&gt;&lt;td&gt;織田信長&lt;/td&gt;&lt;td&gt;赤&lt;/td&gt;&lt;td&gt;イジン&lt;/td&gt;&lt;td&gt;4&lt;/td&gt;&lt;td&gt;&lt;button type=&quot;button&quot; onclick=&quot;popCardMain('1-1')&quot;&gt;-&lt;/button&gt;&lt;/td&gt;&lt;td id=&quot;table-main-1-1-numCopies&quot;&gt;0&lt;/td&gt;&lt;td&gt;&lt;button type=&quot;button&quot; onclick=&quot;pushCardMain('1-1')&quot;&gt;+&lt;/button&gt;&lt;/td&gt;&lt;td&gt;&lt;button type=&quot;button&quot; onclick=&quot;popCardSide('1-1')&quot;&gt;-&lt;/button&gt;&lt;/td&gt;&lt;td id=&quot;table-side-1-1-numCopies&quot;&gt;0&lt;/td&gt;&lt;td&gt;&lt;button type=&quot;button&quot; onclick=&quot;pushCardSide('1-1')&quot;&gt;+&lt;/button&gt;&lt;/td&gt;&lt;/tr&gt;" calcext:value-type="string">
            <text:p>&lt;tr id="table-1-1" data-expansion="15" data-type="1" data-color="10"&gt;&lt;td&gt;1-1&lt;/td&gt;&lt;td&gt;織田信長&lt;/td&gt;&lt;td&gt;赤&lt;/td&gt;&lt;td&gt;イジン&lt;/td&gt;&lt;td&gt;4&lt;/td&gt;&lt;td&gt;&lt;button type="button" onclick="popCardMain('1-1')"&gt;-&lt;/button&gt;&lt;/td&gt;&lt;td id="table-main-1-1-numCopies"&gt;0&lt;/td&gt;&lt;td&gt;&lt;button type="button" onclick="pushCardMain('1-1')"&gt;+&lt;/button&gt;&lt;/td&gt;&lt;td&gt;&lt;button type="button" onclick="popCardSide('1-1')"&gt;-&lt;/button&gt;&lt;/td&gt;&lt;td id="table-side-1-1-numCopies"&gt;0&lt;/td&gt;&lt;td&gt;&lt;button type="button" onclick="pushCardSide('1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M42];[$HTML.$C$1];[.$B42];[$HTML.$D$1];[.$B42];[$HTML.$E$1];[.$B42];[$HTML.$F$1];[.$B42];[$HTML.$G$1])" office:value-type="string" office:string-value="&lt;div class=&quot;card&quot; id=&quot;main-1-2&quot;&gt;&lt;img width=&quot;115&quot; heidht=&quot;160&quot; src=&quot;https://one-draw.jp/ijinden/cardlist/001/card/01_002.png&quot; /&gt;&lt;div class=&quot;numCopies&quot; id=&quot;main-1-2-numCopies&quot;&gt;0&lt;/div&gt;&lt;button type=&quot;button&quot; class=&quot;pop&quot; onclick=&quot;popCardMain('1-2');&quot;&gt;-&lt;/button&gt;&lt;button type=&quot;button&quot; class=&quot;push&quot; onclick=&quot;pushCardMain('1-2');&quot;&gt;+&lt;/button&gt;&lt;button type=&quot;button&quot; class=&quot;drop&quot; onclick=&quot;dropCardMain('1-2');&quot;&gt;↓&lt;/button&gt;&lt;/div&gt;" calcext:value-type="string">
            <text:p>&lt;div class="card" id="main-1-2"&gt;&lt;img width="115" heidht="160" src="https://one-draw.jp/ijinden/cardlist/001/card/01_002.png" /&gt;&lt;div class="numCopies" id="main-1-2-numCopies"&gt;0&lt;/div&gt;&lt;button type="button" class="pop" onclick="popCardMain('1-2');"&gt;-&lt;/button&gt;&lt;button type="button" class="push" onclick="pushCardMain('1-2');"&gt;+&lt;/button&gt;&lt;button type="button" class="drop" onclick="dropCardMain('1-2');"&gt;↓&lt;/button&gt;&lt;/div&gt;</text:p>
          </table:table-cell>
          <table:table-cell table:formula="of:=CONCATENATE([$HTML.$A$2];[.$B42];[$HTML.$B$2];[.$M42];[$HTML.$C$2];[.$B42];[$HTML.$D$2];[.$B42];[$HTML.$E$2];[.$B42];[$HTML.$F$2];[.$B42];[$HTML.$G$2])" office:value-type="string" office:string-value="&lt;div class=&quot;card&quot; id=&quot;side-1-2&quot;&gt;&lt;img width=&quot;115&quot; heidht=&quot;160&quot; src=&quot;https://one-draw.jp/ijinden/cardlist/001/card/01_002.png&quot; /&gt;&lt;div class=&quot;numCopies&quot; id=&quot;side-1-2-numCopies&quot;&gt;0&lt;/div&gt;&lt;button type=&quot;button&quot; class=&quot;pop&quot; onclick=&quot;popCardSide('1-2');&quot;&gt;-&lt;/button&gt;&lt;button type=&quot;button&quot; class=&quot;push&quot; onclick=&quot;pushCardSide('1-2');&quot;&gt;+&lt;/button&gt;&lt;button type=&quot;button&quot; class=&quot;raise&quot; onclick=&quot;raiseCardSide('1-2');&quot;&gt;↑&lt;/button&gt;&lt;/div&gt;" calcext:value-type="string">
            <text:p>&lt;div class="card" id="side-1-2"&gt;&lt;img width="115" heidht="160" src="https://one-draw.jp/ijinden/cardlist/001/card/01_002.png" /&gt;&lt;div class="numCopies" id="side-1-2-numCopies"&gt;0&lt;/div&gt;&lt;button type="button" class="pop" onclick="popCardSide('1-2');"&gt;-&lt;/button&gt;&lt;button type="button" class="push" onclick="pushCardSide('1-2');"&gt;+&lt;/button&gt;&lt;button type="button" class="raise" onclick="raiseCardSide('1-2');"&gt;↑&lt;/button&gt;&lt;/div&gt;</text:p>
          </table:table-cell>
          <table:table-cell table:formula="of:=CONCATENATE([$HTML.$A$3];[.B42];[$HTML.$B$3];[.F42];[$HTML.$C$3];[.H42];[$HTML.$D$3];[.J42];[$HTML.$E$3];[.B42];[$HTML.$F$3];[.D42];[$HTML.$G$3];[.I42];[$HTML.$H$3];[.G42];[$HTML.$I$3];[.K42];[$HTML.$J$3];[.B42];[$HTML.$K$3];[.B42];[$HTML.$L$3];[.B42];[$HTML.$M$3];[.B42];[$HTML.$N$3];[.B42];[$HTML.$O$3];[.B42];[$HTML.$P$3])" office:value-type="string" office:string-value="&lt;tr id=&quot;table-1-2&quot; data-expansion=&quot;15&quot; data-type=&quot;1&quot; data-color=&quot;10&quot;&gt;&lt;td&gt;1-2&lt;/td&gt;&lt;td&gt;クレオパトラ&lt;/td&gt;&lt;td&gt;赤&lt;/td&gt;&lt;td&gt;イジン&lt;/td&gt;&lt;td&gt;5&lt;/td&gt;&lt;td&gt;&lt;button type=&quot;button&quot; onclick=&quot;popCardMain('1-2')&quot;&gt;-&lt;/button&gt;&lt;/td&gt;&lt;td id=&quot;table-main-1-2-numCopies&quot;&gt;0&lt;/td&gt;&lt;td&gt;&lt;button type=&quot;button&quot; onclick=&quot;pushCardMain('1-2')&quot;&gt;+&lt;/button&gt;&lt;/td&gt;&lt;td&gt;&lt;button type=&quot;button&quot; onclick=&quot;popCardSide('1-2')&quot;&gt;-&lt;/button&gt;&lt;/td&gt;&lt;td id=&quot;table-side-1-2-numCopies&quot;&gt;0&lt;/td&gt;&lt;td&gt;&lt;button type=&quot;button&quot; onclick=&quot;pushCardSide('1-2')&quot;&gt;+&lt;/button&gt;&lt;/td&gt;&lt;/tr&gt;" calcext:value-type="string">
            <text:p>&lt;tr id="table-1-2" data-expansion="15" data-type="1" data-color="10"&gt;&lt;td&gt;1-2&lt;/td&gt;&lt;td&gt;クレオパトラ&lt;/td&gt;&lt;td&gt;赤&lt;/td&gt;&lt;td&gt;イジン&lt;/td&gt;&lt;td&gt;5&lt;/td&gt;&lt;td&gt;&lt;button type="button" onclick="popCardMain('1-2')"&gt;-&lt;/button&gt;&lt;/td&gt;&lt;td id="table-main-1-2-numCopies"&gt;0&lt;/td&gt;&lt;td&gt;&lt;button type="button" onclick="pushCardMain('1-2')"&gt;+&lt;/button&gt;&lt;/td&gt;&lt;td&gt;&lt;button type="button" onclick="popCardSide('1-2')"&gt;-&lt;/button&gt;&lt;/td&gt;&lt;td id="table-side-1-2-numCopies"&gt;0&lt;/td&gt;&lt;td&gt;&lt;button type="button" onclick="pushCardSide('1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M43];[$HTML.$C$1];[.$B43];[$HTML.$D$1];[.$B43];[$HTML.$E$1];[.$B43];[$HTML.$F$1];[.$B43];[$HTML.$G$1])" office:value-type="string" office:string-value="&lt;div class=&quot;card&quot; id=&quot;main-1-3&quot;&gt;&lt;img width=&quot;115&quot; heidht=&quot;160&quot; src=&quot;https://one-draw.jp/ijinden/cardlist/001/card/01_003.png&quot; /&gt;&lt;div class=&quot;numCopies&quot; id=&quot;main-1-3-numCopies&quot;&gt;0&lt;/div&gt;&lt;button type=&quot;button&quot; class=&quot;pop&quot; onclick=&quot;popCardMain('1-3');&quot;&gt;-&lt;/button&gt;&lt;button type=&quot;button&quot; class=&quot;push&quot; onclick=&quot;pushCardMain('1-3');&quot;&gt;+&lt;/button&gt;&lt;button type=&quot;button&quot; class=&quot;drop&quot; onclick=&quot;dropCardMain('1-3');&quot;&gt;↓&lt;/button&gt;&lt;/div&gt;" calcext:value-type="string">
            <text:p>&lt;div class="card" id="main-1-3"&gt;&lt;img width="115" heidht="160" src="https://one-draw.jp/ijinden/cardlist/001/card/01_003.png" /&gt;&lt;div class="numCopies" id="main-1-3-numCopies"&gt;0&lt;/div&gt;&lt;button type="button" class="pop" onclick="popCardMain('1-3');"&gt;-&lt;/button&gt;&lt;button type="button" class="push" onclick="pushCardMain('1-3');"&gt;+&lt;/button&gt;&lt;button type="button" class="drop" onclick="dropCardMain('1-3');"&gt;↓&lt;/button&gt;&lt;/div&gt;</text:p>
          </table:table-cell>
          <table:table-cell table:formula="of:=CONCATENATE([$HTML.$A$2];[.$B43];[$HTML.$B$2];[.$M43];[$HTML.$C$2];[.$B43];[$HTML.$D$2];[.$B43];[$HTML.$E$2];[.$B43];[$HTML.$F$2];[.$B43];[$HTML.$G$2])" office:value-type="string" office:string-value="&lt;div class=&quot;card&quot; id=&quot;side-1-3&quot;&gt;&lt;img width=&quot;115&quot; heidht=&quot;160&quot; src=&quot;https://one-draw.jp/ijinden/cardlist/001/card/01_003.png&quot; /&gt;&lt;div class=&quot;numCopies&quot; id=&quot;side-1-3-numCopies&quot;&gt;0&lt;/div&gt;&lt;button type=&quot;button&quot; class=&quot;pop&quot; onclick=&quot;popCardSide('1-3');&quot;&gt;-&lt;/button&gt;&lt;button type=&quot;button&quot; class=&quot;push&quot; onclick=&quot;pushCardSide('1-3');&quot;&gt;+&lt;/button&gt;&lt;button type=&quot;button&quot; class=&quot;raise&quot; onclick=&quot;raiseCardSide('1-3');&quot;&gt;↑&lt;/button&gt;&lt;/div&gt;" calcext:value-type="string">
            <text:p>&lt;div class="card" id="side-1-3"&gt;&lt;img width="115" heidht="160" src="https://one-draw.jp/ijinden/cardlist/001/card/01_003.png" /&gt;&lt;div class="numCopies" id="side-1-3-numCopies"&gt;0&lt;/div&gt;&lt;button type="button" class="pop" onclick="popCardSide('1-3');"&gt;-&lt;/button&gt;&lt;button type="button" class="push" onclick="pushCardSide('1-3');"&gt;+&lt;/button&gt;&lt;button type="button" class="raise" onclick="raiseCardSide('1-3');"&gt;↑&lt;/button&gt;&lt;/div&gt;</text:p>
          </table:table-cell>
          <table:table-cell table:formula="of:=CONCATENATE([$HTML.$A$3];[.B43];[$HTML.$B$3];[.F43];[$HTML.$C$3];[.H43];[$HTML.$D$3];[.J43];[$HTML.$E$3];[.B43];[$HTML.$F$3];[.D43];[$HTML.$G$3];[.I43];[$HTML.$H$3];[.G43];[$HTML.$I$3];[.K43];[$HTML.$J$3];[.B43];[$HTML.$K$3];[.B43];[$HTML.$L$3];[.B43];[$HTML.$M$3];[.B43];[$HTML.$N$3];[.B43];[$HTML.$O$3];[.B43];[$HTML.$P$3])" office:value-type="string" office:string-value="&lt;tr id=&quot;table-1-3&quot; data-expansion=&quot;15&quot; data-type=&quot;1&quot; data-color=&quot;20&quot;&gt;&lt;td&gt;1-3&lt;/td&gt;&lt;td&gt;マルティン・ルター&lt;/td&gt;&lt;td&gt;青&lt;/td&gt;&lt;td&gt;イジン&lt;/td&gt;&lt;td&gt;3&lt;/td&gt;&lt;td&gt;&lt;button type=&quot;button&quot; onclick=&quot;popCardMain('1-3')&quot;&gt;-&lt;/button&gt;&lt;/td&gt;&lt;td id=&quot;table-main-1-3-numCopies&quot;&gt;0&lt;/td&gt;&lt;td&gt;&lt;button type=&quot;button&quot; onclick=&quot;pushCardMain('1-3')&quot;&gt;+&lt;/button&gt;&lt;/td&gt;&lt;td&gt;&lt;button type=&quot;button&quot; onclick=&quot;popCardSide('1-3')&quot;&gt;-&lt;/button&gt;&lt;/td&gt;&lt;td id=&quot;table-side-1-3-numCopies&quot;&gt;0&lt;/td&gt;&lt;td&gt;&lt;button type=&quot;button&quot; onclick=&quot;pushCardSide('1-3')&quot;&gt;+&lt;/button&gt;&lt;/td&gt;&lt;/tr&gt;" calcext:value-type="string">
            <text:p>&lt;tr id="table-1-3" data-expansion="15" data-type="1" data-color="20"&gt;&lt;td&gt;1-3&lt;/td&gt;&lt;td&gt;マルティン・ルター&lt;/td&gt;&lt;td&gt;青&lt;/td&gt;&lt;td&gt;イジン&lt;/td&gt;&lt;td&gt;3&lt;/td&gt;&lt;td&gt;&lt;button type="button" onclick="popCardMain('1-3')"&gt;-&lt;/button&gt;&lt;/td&gt;&lt;td id="table-main-1-3-numCopies"&gt;0&lt;/td&gt;&lt;td&gt;&lt;button type="button" onclick="pushCardMain('1-3')"&gt;+&lt;/button&gt;&lt;/td&gt;&lt;td&gt;&lt;button type="button" onclick="popCardSide('1-3')"&gt;-&lt;/button&gt;&lt;/td&gt;&lt;td id="table-side-1-3-numCopies"&gt;0&lt;/td&gt;&lt;td&gt;&lt;button type="button" onclick="pushCardSide('1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M44];[$HTML.$C$1];[.$B44];[$HTML.$D$1];[.$B44];[$HTML.$E$1];[.$B44];[$HTML.$F$1];[.$B44];[$HTML.$G$1])" office:value-type="string" office:string-value="&lt;div class=&quot;card&quot; id=&quot;main-1-4&quot;&gt;&lt;img width=&quot;115&quot; heidht=&quot;160&quot; src=&quot;https://one-draw.jp/ijinden/cardlist/001/card/01_004.png&quot; /&gt;&lt;div class=&quot;numCopies&quot; id=&quot;main-1-4-numCopies&quot;&gt;0&lt;/div&gt;&lt;button type=&quot;button&quot; class=&quot;pop&quot; onclick=&quot;popCardMain('1-4');&quot;&gt;-&lt;/button&gt;&lt;button type=&quot;button&quot; class=&quot;push&quot; onclick=&quot;pushCardMain('1-4');&quot;&gt;+&lt;/button&gt;&lt;button type=&quot;button&quot; class=&quot;drop&quot; onclick=&quot;dropCardMain('1-4');&quot;&gt;↓&lt;/button&gt;&lt;/div&gt;" calcext:value-type="string">
            <text:p>&lt;div class="card" id="main-1-4"&gt;&lt;img width="115" heidht="160" src="https://one-draw.jp/ijinden/cardlist/001/card/01_004.png" /&gt;&lt;div class="numCopies" id="main-1-4-numCopies"&gt;0&lt;/div&gt;&lt;button type="button" class="pop" onclick="popCardMain('1-4');"&gt;-&lt;/button&gt;&lt;button type="button" class="push" onclick="pushCardMain('1-4');"&gt;+&lt;/button&gt;&lt;button type="button" class="drop" onclick="dropCardMain('1-4');"&gt;↓&lt;/button&gt;&lt;/div&gt;</text:p>
          </table:table-cell>
          <table:table-cell table:formula="of:=CONCATENATE([$HTML.$A$2];[.$B44];[$HTML.$B$2];[.$M44];[$HTML.$C$2];[.$B44];[$HTML.$D$2];[.$B44];[$HTML.$E$2];[.$B44];[$HTML.$F$2];[.$B44];[$HTML.$G$2])" office:value-type="string" office:string-value="&lt;div class=&quot;card&quot; id=&quot;side-1-4&quot;&gt;&lt;img width=&quot;115&quot; heidht=&quot;160&quot; src=&quot;https://one-draw.jp/ijinden/cardlist/001/card/01_004.png&quot; /&gt;&lt;div class=&quot;numCopies&quot; id=&quot;side-1-4-numCopies&quot;&gt;0&lt;/div&gt;&lt;button type=&quot;button&quot; class=&quot;pop&quot; onclick=&quot;popCardSide('1-4');&quot;&gt;-&lt;/button&gt;&lt;button type=&quot;button&quot; class=&quot;push&quot; onclick=&quot;pushCardSide('1-4');&quot;&gt;+&lt;/button&gt;&lt;button type=&quot;button&quot; class=&quot;raise&quot; onclick=&quot;raiseCardSide('1-4');&quot;&gt;↑&lt;/button&gt;&lt;/div&gt;" calcext:value-type="string">
            <text:p>&lt;div class="card" id="side-1-4"&gt;&lt;img width="115" heidht="160" src="https://one-draw.jp/ijinden/cardlist/001/card/01_004.png" /&gt;&lt;div class="numCopies" id="side-1-4-numCopies"&gt;0&lt;/div&gt;&lt;button type="button" class="pop" onclick="popCardSide('1-4');"&gt;-&lt;/button&gt;&lt;button type="button" class="push" onclick="pushCardSide('1-4');"&gt;+&lt;/button&gt;&lt;button type="button" class="raise" onclick="raiseCardSide('1-4');"&gt;↑&lt;/button&gt;&lt;/div&gt;</text:p>
          </table:table-cell>
          <table:table-cell table:formula="of:=CONCATENATE([$HTML.$A$3];[.B44];[$HTML.$B$3];[.F44];[$HTML.$C$3];[.H44];[$HTML.$D$3];[.J44];[$HTML.$E$3];[.B44];[$HTML.$F$3];[.D44];[$HTML.$G$3];[.I44];[$HTML.$H$3];[.G44];[$HTML.$I$3];[.K44];[$HTML.$J$3];[.B44];[$HTML.$K$3];[.B44];[$HTML.$L$3];[.B44];[$HTML.$M$3];[.B44];[$HTML.$N$3];[.B44];[$HTML.$O$3];[.B44];[$HTML.$P$3])" office:value-type="string" office:string-value="&lt;tr id=&quot;table-1-4&quot; data-expansion=&quot;15&quot; data-type=&quot;1&quot; data-color=&quot;20&quot;&gt;&lt;td&gt;1-4&lt;/td&gt;&lt;td&gt;クリストファー・コロンブス&lt;/td&gt;&lt;td&gt;青&lt;/td&gt;&lt;td&gt;イジン&lt;/td&gt;&lt;td&gt;6&lt;/td&gt;&lt;td&gt;&lt;button type=&quot;button&quot; onclick=&quot;popCardMain('1-4')&quot;&gt;-&lt;/button&gt;&lt;/td&gt;&lt;td id=&quot;table-main-1-4-numCopies&quot;&gt;0&lt;/td&gt;&lt;td&gt;&lt;button type=&quot;button&quot; onclick=&quot;pushCardMain('1-4')&quot;&gt;+&lt;/button&gt;&lt;/td&gt;&lt;td&gt;&lt;button type=&quot;button&quot; onclick=&quot;popCardSide('1-4')&quot;&gt;-&lt;/button&gt;&lt;/td&gt;&lt;td id=&quot;table-side-1-4-numCopies&quot;&gt;0&lt;/td&gt;&lt;td&gt;&lt;button type=&quot;button&quot; onclick=&quot;pushCardSide('1-4')&quot;&gt;+&lt;/button&gt;&lt;/td&gt;&lt;/tr&gt;" calcext:value-type="string">
            <text:p>&lt;tr id="table-1-4" data-expansion="15" data-type="1" data-color="20"&gt;&lt;td&gt;1-4&lt;/td&gt;&lt;td&gt;クリストファー・コロンブス&lt;/td&gt;&lt;td&gt;青&lt;/td&gt;&lt;td&gt;イジン&lt;/td&gt;&lt;td&gt;6&lt;/td&gt;&lt;td&gt;&lt;button type="button" onclick="popCardMain('1-4')"&gt;-&lt;/button&gt;&lt;/td&gt;&lt;td id="table-main-1-4-numCopies"&gt;0&lt;/td&gt;&lt;td&gt;&lt;button type="button" onclick="pushCardMain('1-4')"&gt;+&lt;/button&gt;&lt;/td&gt;&lt;td&gt;&lt;button type="button" onclick="popCardSide('1-4')"&gt;-&lt;/button&gt;&lt;/td&gt;&lt;td id="table-side-1-4-numCopies"&gt;0&lt;/td&gt;&lt;td&gt;&lt;button type="button" onclick="pushCardSide('1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M45];[$HTML.$C$1];[.$B45];[$HTML.$D$1];[.$B45];[$HTML.$E$1];[.$B45];[$HTML.$F$1];[.$B45];[$HTML.$G$1])" office:value-type="string" office:string-value="&lt;div class=&quot;card&quot; id=&quot;main-1-5&quot;&gt;&lt;img width=&quot;115&quot; heidht=&quot;160&quot; src=&quot;https://one-draw.jp/ijinden/cardlist/001/card/01_005.png&quot; /&gt;&lt;div class=&quot;numCopies&quot; id=&quot;main-1-5-numCopies&quot;&gt;0&lt;/div&gt;&lt;button type=&quot;button&quot; class=&quot;pop&quot; onclick=&quot;popCardMain('1-5');&quot;&gt;-&lt;/button&gt;&lt;button type=&quot;button&quot; class=&quot;push&quot; onclick=&quot;pushCardMain('1-5');&quot;&gt;+&lt;/button&gt;&lt;button type=&quot;button&quot; class=&quot;drop&quot; onclick=&quot;dropCardMain('1-5');&quot;&gt;↓&lt;/button&gt;&lt;/div&gt;" calcext:value-type="string">
            <text:p>&lt;div class="card" id="main-1-5"&gt;&lt;img width="115" heidht="160" src="https://one-draw.jp/ijinden/cardlist/001/card/01_005.png" /&gt;&lt;div class="numCopies" id="main-1-5-numCopies"&gt;0&lt;/div&gt;&lt;button type="button" class="pop" onclick="popCardMain('1-5');"&gt;-&lt;/button&gt;&lt;button type="button" class="push" onclick="pushCardMain('1-5');"&gt;+&lt;/button&gt;&lt;button type="button" class="drop" onclick="dropCardMain('1-5');"&gt;↓&lt;/button&gt;&lt;/div&gt;</text:p>
          </table:table-cell>
          <table:table-cell table:formula="of:=CONCATENATE([$HTML.$A$2];[.$B45];[$HTML.$B$2];[.$M45];[$HTML.$C$2];[.$B45];[$HTML.$D$2];[.$B45];[$HTML.$E$2];[.$B45];[$HTML.$F$2];[.$B45];[$HTML.$G$2])" office:value-type="string" office:string-value="&lt;div class=&quot;card&quot; id=&quot;side-1-5&quot;&gt;&lt;img width=&quot;115&quot; heidht=&quot;160&quot; src=&quot;https://one-draw.jp/ijinden/cardlist/001/card/01_005.png&quot; /&gt;&lt;div class=&quot;numCopies&quot; id=&quot;side-1-5-numCopies&quot;&gt;0&lt;/div&gt;&lt;button type=&quot;button&quot; class=&quot;pop&quot; onclick=&quot;popCardSide('1-5');&quot;&gt;-&lt;/button&gt;&lt;button type=&quot;button&quot; class=&quot;push&quot; onclick=&quot;pushCardSide('1-5');&quot;&gt;+&lt;/button&gt;&lt;button type=&quot;button&quot; class=&quot;raise&quot; onclick=&quot;raiseCardSide('1-5');&quot;&gt;↑&lt;/button&gt;&lt;/div&gt;" calcext:value-type="string">
            <text:p>&lt;div class="card" id="side-1-5"&gt;&lt;img width="115" heidht="160" src="https://one-draw.jp/ijinden/cardlist/001/card/01_005.png" /&gt;&lt;div class="numCopies" id="side-1-5-numCopies"&gt;0&lt;/div&gt;&lt;button type="button" class="pop" onclick="popCardSide('1-5');"&gt;-&lt;/button&gt;&lt;button type="button" class="push" onclick="pushCardSide('1-5');"&gt;+&lt;/button&gt;&lt;button type="button" class="raise" onclick="raiseCardSide('1-5');"&gt;↑&lt;/button&gt;&lt;/div&gt;</text:p>
          </table:table-cell>
          <table:table-cell table:formula="of:=CONCATENATE([$HTML.$A$3];[.B45];[$HTML.$B$3];[.F45];[$HTML.$C$3];[.H45];[$HTML.$D$3];[.J45];[$HTML.$E$3];[.B45];[$HTML.$F$3];[.D45];[$HTML.$G$3];[.I45];[$HTML.$H$3];[.G45];[$HTML.$I$3];[.K45];[$HTML.$J$3];[.B45];[$HTML.$K$3];[.B45];[$HTML.$L$3];[.B45];[$HTML.$M$3];[.B45];[$HTML.$N$3];[.B45];[$HTML.$O$3];[.B45];[$HTML.$P$3])" office:value-type="string" office:string-value="&lt;tr id=&quot;table-1-5&quot; data-expansion=&quot;15&quot; data-type=&quot;1&quot; data-color=&quot;30&quot;&gt;&lt;td&gt;1-5&lt;/td&gt;&lt;td&gt;ヴォルフガング・アマデウス・モーツァルト&lt;/td&gt;&lt;td&gt;緑&lt;/td&gt;&lt;td&gt;イジン&lt;/td&gt;&lt;td&gt;7&lt;/td&gt;&lt;td&gt;&lt;button type=&quot;button&quot; onclick=&quot;popCardMain('1-5')&quot;&gt;-&lt;/button&gt;&lt;/td&gt;&lt;td id=&quot;table-main-1-5-numCopies&quot;&gt;0&lt;/td&gt;&lt;td&gt;&lt;button type=&quot;button&quot; onclick=&quot;pushCardMain('1-5')&quot;&gt;+&lt;/button&gt;&lt;/td&gt;&lt;td&gt;&lt;button type=&quot;button&quot; onclick=&quot;popCardSide('1-5')&quot;&gt;-&lt;/button&gt;&lt;/td&gt;&lt;td id=&quot;table-side-1-5-numCopies&quot;&gt;0&lt;/td&gt;&lt;td&gt;&lt;button type=&quot;button&quot; onclick=&quot;pushCardSide('1-5')&quot;&gt;+&lt;/button&gt;&lt;/td&gt;&lt;/tr&gt;" calcext:value-type="string">
            <text:p>&lt;tr id="table-1-5" data-expansion="15" data-type="1" data-color="30"&gt;&lt;td&gt;1-5&lt;/td&gt;&lt;td&gt;ヴォルフガング・アマデウス・モーツァルト&lt;/td&gt;&lt;td&gt;緑&lt;/td&gt;&lt;td&gt;イジン&lt;/td&gt;&lt;td&gt;7&lt;/td&gt;&lt;td&gt;&lt;button type="button" onclick="popCardMain('1-5')"&gt;-&lt;/button&gt;&lt;/td&gt;&lt;td id="table-main-1-5-numCopies"&gt;0&lt;/td&gt;&lt;td&gt;&lt;button type="button" onclick="pushCardMain('1-5')"&gt;+&lt;/button&gt;&lt;/td&gt;&lt;td&gt;&lt;button type="button" onclick="popCardSide('1-5')"&gt;-&lt;/button&gt;&lt;/td&gt;&lt;td id="table-side-1-5-numCopies"&gt;0&lt;/td&gt;&lt;td&gt;&lt;button type="button" onclick="pushCardSide('1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M46];[$HTML.$C$1];[.$B46];[$HTML.$D$1];[.$B46];[$HTML.$E$1];[.$B46];[$HTML.$F$1];[.$B46];[$HTML.$G$1])" office:value-type="string" office:string-value="&lt;div class=&quot;card&quot; id=&quot;main-1-6&quot;&gt;&lt;img width=&quot;115&quot; heidht=&quot;160&quot; src=&quot;https://one-draw.jp/ijinden/cardlist/001/card/01_006.png&quot; /&gt;&lt;div class=&quot;numCopies&quot; id=&quot;main-1-6-numCopies&quot;&gt;0&lt;/div&gt;&lt;button type=&quot;button&quot; class=&quot;pop&quot; onclick=&quot;popCardMain('1-6');&quot;&gt;-&lt;/button&gt;&lt;button type=&quot;button&quot; class=&quot;push&quot; onclick=&quot;pushCardMain('1-6');&quot;&gt;+&lt;/button&gt;&lt;button type=&quot;button&quot; class=&quot;drop&quot; onclick=&quot;dropCardMain('1-6');&quot;&gt;↓&lt;/button&gt;&lt;/div&gt;" calcext:value-type="string">
            <text:p>&lt;div class="card" id="main-1-6"&gt;&lt;img width="115" heidht="160" src="https://one-draw.jp/ijinden/cardlist/001/card/01_006.png" /&gt;&lt;div class="numCopies" id="main-1-6-numCopies"&gt;0&lt;/div&gt;&lt;button type="button" class="pop" onclick="popCardMain('1-6');"&gt;-&lt;/button&gt;&lt;button type="button" class="push" onclick="pushCardMain('1-6');"&gt;+&lt;/button&gt;&lt;button type="button" class="drop" onclick="dropCardMain('1-6');"&gt;↓&lt;/button&gt;&lt;/div&gt;</text:p>
          </table:table-cell>
          <table:table-cell table:formula="of:=CONCATENATE([$HTML.$A$2];[.$B46];[$HTML.$B$2];[.$M46];[$HTML.$C$2];[.$B46];[$HTML.$D$2];[.$B46];[$HTML.$E$2];[.$B46];[$HTML.$F$2];[.$B46];[$HTML.$G$2])" office:value-type="string" office:string-value="&lt;div class=&quot;card&quot; id=&quot;side-1-6&quot;&gt;&lt;img width=&quot;115&quot; heidht=&quot;160&quot; src=&quot;https://one-draw.jp/ijinden/cardlist/001/card/01_006.png&quot; /&gt;&lt;div class=&quot;numCopies&quot; id=&quot;side-1-6-numCopies&quot;&gt;0&lt;/div&gt;&lt;button type=&quot;button&quot; class=&quot;pop&quot; onclick=&quot;popCardSide('1-6');&quot;&gt;-&lt;/button&gt;&lt;button type=&quot;button&quot; class=&quot;push&quot; onclick=&quot;pushCardSide('1-6');&quot;&gt;+&lt;/button&gt;&lt;button type=&quot;button&quot; class=&quot;raise&quot; onclick=&quot;raiseCardSide('1-6');&quot;&gt;↑&lt;/button&gt;&lt;/div&gt;" calcext:value-type="string">
            <text:p>&lt;div class="card" id="side-1-6"&gt;&lt;img width="115" heidht="160" src="https://one-draw.jp/ijinden/cardlist/001/card/01_006.png" /&gt;&lt;div class="numCopies" id="side-1-6-numCopies"&gt;0&lt;/div&gt;&lt;button type="button" class="pop" onclick="popCardSide('1-6');"&gt;-&lt;/button&gt;&lt;button type="button" class="push" onclick="pushCardSide('1-6');"&gt;+&lt;/button&gt;&lt;button type="button" class="raise" onclick="raiseCardSide('1-6');"&gt;↑&lt;/button&gt;&lt;/div&gt;</text:p>
          </table:table-cell>
          <table:table-cell table:formula="of:=CONCATENATE([$HTML.$A$3];[.B46];[$HTML.$B$3];[.F46];[$HTML.$C$3];[.H46];[$HTML.$D$3];[.J46];[$HTML.$E$3];[.B46];[$HTML.$F$3];[.D46];[$HTML.$G$3];[.I46];[$HTML.$H$3];[.G46];[$HTML.$I$3];[.K46];[$HTML.$J$3];[.B46];[$HTML.$K$3];[.B46];[$HTML.$L$3];[.B46];[$HTML.$M$3];[.B46];[$HTML.$N$3];[.B46];[$HTML.$O$3];[.B46];[$HTML.$P$3])" office:value-type="string" office:string-value="&lt;tr id=&quot;table-1-6&quot; data-expansion=&quot;15&quot; data-type=&quot;1&quot; data-color=&quot;30&quot;&gt;&lt;td&gt;1-6&lt;/td&gt;&lt;td&gt;紫式部&lt;/td&gt;&lt;td&gt;緑&lt;/td&gt;&lt;td&gt;イジン&lt;/td&gt;&lt;td&gt;8&lt;/td&gt;&lt;td&gt;&lt;button type=&quot;button&quot; onclick=&quot;popCardMain('1-6')&quot;&gt;-&lt;/button&gt;&lt;/td&gt;&lt;td id=&quot;table-main-1-6-numCopies&quot;&gt;0&lt;/td&gt;&lt;td&gt;&lt;button type=&quot;button&quot; onclick=&quot;pushCardMain('1-6')&quot;&gt;+&lt;/button&gt;&lt;/td&gt;&lt;td&gt;&lt;button type=&quot;button&quot; onclick=&quot;popCardSide('1-6')&quot;&gt;-&lt;/button&gt;&lt;/td&gt;&lt;td id=&quot;table-side-1-6-numCopies&quot;&gt;0&lt;/td&gt;&lt;td&gt;&lt;button type=&quot;button&quot; onclick=&quot;pushCardSide('1-6')&quot;&gt;+&lt;/button&gt;&lt;/td&gt;&lt;/tr&gt;" calcext:value-type="string">
            <text:p>&lt;tr id="table-1-6" data-expansion="15" data-type="1" data-color="30"&gt;&lt;td&gt;1-6&lt;/td&gt;&lt;td&gt;紫式部&lt;/td&gt;&lt;td&gt;緑&lt;/td&gt;&lt;td&gt;イジン&lt;/td&gt;&lt;td&gt;8&lt;/td&gt;&lt;td&gt;&lt;button type="button" onclick="popCardMain('1-6')"&gt;-&lt;/button&gt;&lt;/td&gt;&lt;td id="table-main-1-6-numCopies"&gt;0&lt;/td&gt;&lt;td&gt;&lt;button type="button" onclick="pushCardMain('1-6')"&gt;+&lt;/button&gt;&lt;/td&gt;&lt;td&gt;&lt;button type="button" onclick="popCardSide('1-6')"&gt;-&lt;/button&gt;&lt;/td&gt;&lt;td id="table-side-1-6-numCopies"&gt;0&lt;/td&gt;&lt;td&gt;&lt;button type="button" onclick="pushCardSide('1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M47];[$HTML.$C$1];[.$B47];[$HTML.$D$1];[.$B47];[$HTML.$E$1];[.$B47];[$HTML.$F$1];[.$B47];[$HTML.$G$1])" office:value-type="string" office:string-value="&lt;div class=&quot;card&quot; id=&quot;main-1-7&quot;&gt;&lt;img width=&quot;115&quot; heidht=&quot;160&quot; src=&quot;https://one-draw.jp/ijinden/cardlist/001/card/01_007.png&quot; /&gt;&lt;div class=&quot;numCopies&quot; id=&quot;main-1-7-numCopies&quot;&gt;0&lt;/div&gt;&lt;button type=&quot;button&quot; class=&quot;pop&quot; onclick=&quot;popCardMain('1-7');&quot;&gt;-&lt;/button&gt;&lt;button type=&quot;button&quot; class=&quot;push&quot; onclick=&quot;pushCardMain('1-7');&quot;&gt;+&lt;/button&gt;&lt;button type=&quot;button&quot; class=&quot;drop&quot; onclick=&quot;dropCardMain('1-7');&quot;&gt;↓&lt;/button&gt;&lt;/div&gt;" calcext:value-type="string">
            <text:p>&lt;div class="card" id="main-1-7"&gt;&lt;img width="115" heidht="160" src="https://one-draw.jp/ijinden/cardlist/001/card/01_007.png" /&gt;&lt;div class="numCopies" id="main-1-7-numCopies"&gt;0&lt;/div&gt;&lt;button type="button" class="pop" onclick="popCardMain('1-7');"&gt;-&lt;/button&gt;&lt;button type="button" class="push" onclick="pushCardMain('1-7');"&gt;+&lt;/button&gt;&lt;button type="button" class="drop" onclick="dropCardMain('1-7');"&gt;↓&lt;/button&gt;&lt;/div&gt;</text:p>
          </table:table-cell>
          <table:table-cell table:formula="of:=CONCATENATE([$HTML.$A$2];[.$B47];[$HTML.$B$2];[.$M47];[$HTML.$C$2];[.$B47];[$HTML.$D$2];[.$B47];[$HTML.$E$2];[.$B47];[$HTML.$F$2];[.$B47];[$HTML.$G$2])" office:value-type="string" office:string-value="&lt;div class=&quot;card&quot; id=&quot;side-1-7&quot;&gt;&lt;img width=&quot;115&quot; heidht=&quot;160&quot; src=&quot;https://one-draw.jp/ijinden/cardlist/001/card/01_007.png&quot; /&gt;&lt;div class=&quot;numCopies&quot; id=&quot;side-1-7-numCopies&quot;&gt;0&lt;/div&gt;&lt;button type=&quot;button&quot; class=&quot;pop&quot; onclick=&quot;popCardSide('1-7');&quot;&gt;-&lt;/button&gt;&lt;button type=&quot;button&quot; class=&quot;push&quot; onclick=&quot;pushCardSide('1-7');&quot;&gt;+&lt;/button&gt;&lt;button type=&quot;button&quot; class=&quot;raise&quot; onclick=&quot;raiseCardSide('1-7');&quot;&gt;↑&lt;/button&gt;&lt;/div&gt;" calcext:value-type="string">
            <text:p>&lt;div class="card" id="side-1-7"&gt;&lt;img width="115" heidht="160" src="https://one-draw.jp/ijinden/cardlist/001/card/01_007.png" /&gt;&lt;div class="numCopies" id="side-1-7-numCopies"&gt;0&lt;/div&gt;&lt;button type="button" class="pop" onclick="popCardSide('1-7');"&gt;-&lt;/button&gt;&lt;button type="button" class="push" onclick="pushCardSide('1-7');"&gt;+&lt;/button&gt;&lt;button type="button" class="raise" onclick="raiseCardSide('1-7');"&gt;↑&lt;/button&gt;&lt;/div&gt;</text:p>
          </table:table-cell>
          <table:table-cell table:formula="of:=CONCATENATE([$HTML.$A$3];[.B47];[$HTML.$B$3];[.F47];[$HTML.$C$3];[.H47];[$HTML.$D$3];[.J47];[$HTML.$E$3];[.B47];[$HTML.$F$3];[.D47];[$HTML.$G$3];[.I47];[$HTML.$H$3];[.G47];[$HTML.$I$3];[.K47];[$HTML.$J$3];[.B47];[$HTML.$K$3];[.B47];[$HTML.$L$3];[.B47];[$HTML.$M$3];[.B47];[$HTML.$N$3];[.B47];[$HTML.$O$3];[.B47];[$HTML.$P$3])" office:value-type="string" office:string-value="&lt;tr id=&quot;table-1-7&quot; data-expansion=&quot;15&quot; data-type=&quot;1&quot; data-color=&quot;10&quot;&gt;&lt;td&gt;1-7&lt;/td&gt;&lt;td&gt;マーサ・ジェーン・カナリー&lt;/td&gt;&lt;td&gt;赤&lt;/td&gt;&lt;td&gt;イジン&lt;/td&gt;&lt;td&gt;1&lt;/td&gt;&lt;td&gt;&lt;button type=&quot;button&quot; onclick=&quot;popCardMain('1-7')&quot;&gt;-&lt;/button&gt;&lt;/td&gt;&lt;td id=&quot;table-main-1-7-numCopies&quot;&gt;0&lt;/td&gt;&lt;td&gt;&lt;button type=&quot;button&quot; onclick=&quot;pushCardMain('1-7')&quot;&gt;+&lt;/button&gt;&lt;/td&gt;&lt;td&gt;&lt;button type=&quot;button&quot; onclick=&quot;popCardSide('1-7')&quot;&gt;-&lt;/button&gt;&lt;/td&gt;&lt;td id=&quot;table-side-1-7-numCopies&quot;&gt;0&lt;/td&gt;&lt;td&gt;&lt;button type=&quot;button&quot; onclick=&quot;pushCardSide('1-7')&quot;&gt;+&lt;/button&gt;&lt;/td&gt;&lt;/tr&gt;" calcext:value-type="string">
            <text:p>&lt;tr id="table-1-7" data-expansion="15" data-type="1" data-color="10"&gt;&lt;td&gt;1-7&lt;/td&gt;&lt;td&gt;マーサ・ジェーン・カナリー&lt;/td&gt;&lt;td&gt;赤&lt;/td&gt;&lt;td&gt;イジン&lt;/td&gt;&lt;td&gt;1&lt;/td&gt;&lt;td&gt;&lt;button type="button" onclick="popCardMain('1-7')"&gt;-&lt;/button&gt;&lt;/td&gt;&lt;td id="table-main-1-7-numCopies"&gt;0&lt;/td&gt;&lt;td&gt;&lt;button type="button" onclick="pushCardMain('1-7')"&gt;+&lt;/button&gt;&lt;/td&gt;&lt;td&gt;&lt;button type="button" onclick="popCardSide('1-7')"&gt;-&lt;/button&gt;&lt;/td&gt;&lt;td id="table-side-1-7-numCopies"&gt;0&lt;/td&gt;&lt;td&gt;&lt;button type="button" onclick="pushCardSide('1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M48];[$HTML.$C$1];[.$B48];[$HTML.$D$1];[.$B48];[$HTML.$E$1];[.$B48];[$HTML.$F$1];[.$B48];[$HTML.$G$1])" office:value-type="string" office:string-value="&lt;div class=&quot;card&quot; id=&quot;main-1-8&quot;&gt;&lt;img width=&quot;115&quot; heidht=&quot;160&quot; src=&quot;https://one-draw.jp/ijinden/cardlist/001/card/01_008.png&quot; /&gt;&lt;div class=&quot;numCopies&quot; id=&quot;main-1-8-numCopies&quot;&gt;0&lt;/div&gt;&lt;button type=&quot;button&quot; class=&quot;pop&quot; onclick=&quot;popCardMain('1-8');&quot;&gt;-&lt;/button&gt;&lt;button type=&quot;button&quot; class=&quot;push&quot; onclick=&quot;pushCardMain('1-8');&quot;&gt;+&lt;/button&gt;&lt;button type=&quot;button&quot; class=&quot;drop&quot; onclick=&quot;dropCardMain('1-8');&quot;&gt;↓&lt;/button&gt;&lt;/div&gt;" calcext:value-type="string">
            <text:p>&lt;div class="card" id="main-1-8"&gt;&lt;img width="115" heidht="160" src="https://one-draw.jp/ijinden/cardlist/001/card/01_008.png" /&gt;&lt;div class="numCopies" id="main-1-8-numCopies"&gt;0&lt;/div&gt;&lt;button type="button" class="pop" onclick="popCardMain('1-8');"&gt;-&lt;/button&gt;&lt;button type="button" class="push" onclick="pushCardMain('1-8');"&gt;+&lt;/button&gt;&lt;button type="button" class="drop" onclick="dropCardMain('1-8');"&gt;↓&lt;/button&gt;&lt;/div&gt;</text:p>
          </table:table-cell>
          <table:table-cell table:formula="of:=CONCATENATE([$HTML.$A$2];[.$B48];[$HTML.$B$2];[.$M48];[$HTML.$C$2];[.$B48];[$HTML.$D$2];[.$B48];[$HTML.$E$2];[.$B48];[$HTML.$F$2];[.$B48];[$HTML.$G$2])" office:value-type="string" office:string-value="&lt;div class=&quot;card&quot; id=&quot;side-1-8&quot;&gt;&lt;img width=&quot;115&quot; heidht=&quot;160&quot; src=&quot;https://one-draw.jp/ijinden/cardlist/001/card/01_008.png&quot; /&gt;&lt;div class=&quot;numCopies&quot; id=&quot;side-1-8-numCopies&quot;&gt;0&lt;/div&gt;&lt;button type=&quot;button&quot; class=&quot;pop&quot; onclick=&quot;popCardSide('1-8');&quot;&gt;-&lt;/button&gt;&lt;button type=&quot;button&quot; class=&quot;push&quot; onclick=&quot;pushCardSide('1-8');&quot;&gt;+&lt;/button&gt;&lt;button type=&quot;button&quot; class=&quot;raise&quot; onclick=&quot;raiseCardSide('1-8');&quot;&gt;↑&lt;/button&gt;&lt;/div&gt;" calcext:value-type="string">
            <text:p>&lt;div class="card" id="side-1-8"&gt;&lt;img width="115" heidht="160" src="https://one-draw.jp/ijinden/cardlist/001/card/01_008.png" /&gt;&lt;div class="numCopies" id="side-1-8-numCopies"&gt;0&lt;/div&gt;&lt;button type="button" class="pop" onclick="popCardSide('1-8');"&gt;-&lt;/button&gt;&lt;button type="button" class="push" onclick="pushCardSide('1-8');"&gt;+&lt;/button&gt;&lt;button type="button" class="raise" onclick="raiseCardSide('1-8');"&gt;↑&lt;/button&gt;&lt;/div&gt;</text:p>
          </table:table-cell>
          <table:table-cell table:formula="of:=CONCATENATE([$HTML.$A$3];[.B48];[$HTML.$B$3];[.F48];[$HTML.$C$3];[.H48];[$HTML.$D$3];[.J48];[$HTML.$E$3];[.B48];[$HTML.$F$3];[.D48];[$HTML.$G$3];[.I48];[$HTML.$H$3];[.G48];[$HTML.$I$3];[.K48];[$HTML.$J$3];[.B48];[$HTML.$K$3];[.B48];[$HTML.$L$3];[.B48];[$HTML.$M$3];[.B48];[$HTML.$N$3];[.B48];[$HTML.$O$3];[.B48];[$HTML.$P$3])" office:value-type="string" office:string-value="&lt;tr id=&quot;table-1-8&quot; data-expansion=&quot;15&quot; data-type=&quot;1&quot; data-color=&quot;10&quot;&gt;&lt;td&gt;1-8&lt;/td&gt;&lt;td&gt;明智光秀&lt;/td&gt;&lt;td&gt;赤&lt;/td&gt;&lt;td&gt;イジン&lt;/td&gt;&lt;td&gt;2&lt;/td&gt;&lt;td&gt;&lt;button type=&quot;button&quot; onclick=&quot;popCardMain('1-8')&quot;&gt;-&lt;/button&gt;&lt;/td&gt;&lt;td id=&quot;table-main-1-8-numCopies&quot;&gt;0&lt;/td&gt;&lt;td&gt;&lt;button type=&quot;button&quot; onclick=&quot;pushCardMain('1-8')&quot;&gt;+&lt;/button&gt;&lt;/td&gt;&lt;td&gt;&lt;button type=&quot;button&quot; onclick=&quot;popCardSide('1-8')&quot;&gt;-&lt;/button&gt;&lt;/td&gt;&lt;td id=&quot;table-side-1-8-numCopies&quot;&gt;0&lt;/td&gt;&lt;td&gt;&lt;button type=&quot;button&quot; onclick=&quot;pushCardSide('1-8')&quot;&gt;+&lt;/button&gt;&lt;/td&gt;&lt;/tr&gt;" calcext:value-type="string">
            <text:p>&lt;tr id="table-1-8" data-expansion="15" data-type="1" data-color="10"&gt;&lt;td&gt;1-8&lt;/td&gt;&lt;td&gt;明智光秀&lt;/td&gt;&lt;td&gt;赤&lt;/td&gt;&lt;td&gt;イジン&lt;/td&gt;&lt;td&gt;2&lt;/td&gt;&lt;td&gt;&lt;button type="button" onclick="popCardMain('1-8')"&gt;-&lt;/button&gt;&lt;/td&gt;&lt;td id="table-main-1-8-numCopies"&gt;0&lt;/td&gt;&lt;td&gt;&lt;button type="button" onclick="pushCardMain('1-8')"&gt;+&lt;/button&gt;&lt;/td&gt;&lt;td&gt;&lt;button type="button" onclick="popCardSide('1-8')"&gt;-&lt;/button&gt;&lt;/td&gt;&lt;td id="table-side-1-8-numCopies"&gt;0&lt;/td&gt;&lt;td&gt;&lt;button type="button" onclick="pushCardSide('1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M49];[$HTML.$C$1];[.$B49];[$HTML.$D$1];[.$B49];[$HTML.$E$1];[.$B49];[$HTML.$F$1];[.$B49];[$HTML.$G$1])" office:value-type="string" office:string-value="&lt;div class=&quot;card&quot; id=&quot;main-1-9&quot;&gt;&lt;img width=&quot;115&quot; heidht=&quot;160&quot; src=&quot;https://one-draw.jp/ijinden/cardlist/001/card/01_009.png&quot; /&gt;&lt;div class=&quot;numCopies&quot; id=&quot;main-1-9-numCopies&quot;&gt;0&lt;/div&gt;&lt;button type=&quot;button&quot; class=&quot;pop&quot; onclick=&quot;popCardMain('1-9');&quot;&gt;-&lt;/button&gt;&lt;button type=&quot;button&quot; class=&quot;push&quot; onclick=&quot;pushCardMain('1-9');&quot;&gt;+&lt;/button&gt;&lt;button type=&quot;button&quot; class=&quot;drop&quot; onclick=&quot;dropCardMain('1-9');&quot;&gt;↓&lt;/button&gt;&lt;/div&gt;" calcext:value-type="string">
            <text:p>&lt;div class="card" id="main-1-9"&gt;&lt;img width="115" heidht="160" src="https://one-draw.jp/ijinden/cardlist/001/card/01_009.png" /&gt;&lt;div class="numCopies" id="main-1-9-numCopies"&gt;0&lt;/div&gt;&lt;button type="button" class="pop" onclick="popCardMain('1-9');"&gt;-&lt;/button&gt;&lt;button type="button" class="push" onclick="pushCardMain('1-9');"&gt;+&lt;/button&gt;&lt;button type="button" class="drop" onclick="dropCardMain('1-9');"&gt;↓&lt;/button&gt;&lt;/div&gt;</text:p>
          </table:table-cell>
          <table:table-cell table:formula="of:=CONCATENATE([$HTML.$A$2];[.$B49];[$HTML.$B$2];[.$M49];[$HTML.$C$2];[.$B49];[$HTML.$D$2];[.$B49];[$HTML.$E$2];[.$B49];[$HTML.$F$2];[.$B49];[$HTML.$G$2])" office:value-type="string" office:string-value="&lt;div class=&quot;card&quot; id=&quot;side-1-9&quot;&gt;&lt;img width=&quot;115&quot; heidht=&quot;160&quot; src=&quot;https://one-draw.jp/ijinden/cardlist/001/card/01_009.png&quot; /&gt;&lt;div class=&quot;numCopies&quot; id=&quot;side-1-9-numCopies&quot;&gt;0&lt;/div&gt;&lt;button type=&quot;button&quot; class=&quot;pop&quot; onclick=&quot;popCardSide('1-9');&quot;&gt;-&lt;/button&gt;&lt;button type=&quot;button&quot; class=&quot;push&quot; onclick=&quot;pushCardSide('1-9');&quot;&gt;+&lt;/button&gt;&lt;button type=&quot;button&quot; class=&quot;raise&quot; onclick=&quot;raiseCardSide('1-9');&quot;&gt;↑&lt;/button&gt;&lt;/div&gt;" calcext:value-type="string">
            <text:p>&lt;div class="card" id="side-1-9"&gt;&lt;img width="115" heidht="160" src="https://one-draw.jp/ijinden/cardlist/001/card/01_009.png" /&gt;&lt;div class="numCopies" id="side-1-9-numCopies"&gt;0&lt;/div&gt;&lt;button type="button" class="pop" onclick="popCardSide('1-9');"&gt;-&lt;/button&gt;&lt;button type="button" class="push" onclick="pushCardSide('1-9');"&gt;+&lt;/button&gt;&lt;button type="button" class="raise" onclick="raiseCardSide('1-9');"&gt;↑&lt;/button&gt;&lt;/div&gt;</text:p>
          </table:table-cell>
          <table:table-cell table:formula="of:=CONCATENATE([$HTML.$A$3];[.B49];[$HTML.$B$3];[.F49];[$HTML.$C$3];[.H49];[$HTML.$D$3];[.J49];[$HTML.$E$3];[.B49];[$HTML.$F$3];[.D49];[$HTML.$G$3];[.I49];[$HTML.$H$3];[.G49];[$HTML.$I$3];[.K49];[$HTML.$J$3];[.B49];[$HTML.$K$3];[.B49];[$HTML.$L$3];[.B49];[$HTML.$M$3];[.B49];[$HTML.$N$3];[.B49];[$HTML.$O$3];[.B49];[$HTML.$P$3])" office:value-type="string" office:string-value="&lt;tr id=&quot;table-1-9&quot; data-expansion=&quot;15&quot; data-type=&quot;1&quot; data-color=&quot;10&quot;&gt;&lt;td&gt;1-9&lt;/td&gt;&lt;td&gt;藤原純友&lt;/td&gt;&lt;td&gt;赤&lt;/td&gt;&lt;td&gt;イジン&lt;/td&gt;&lt;td&gt;2&lt;/td&gt;&lt;td&gt;&lt;button type=&quot;button&quot; onclick=&quot;popCardMain('1-9')&quot;&gt;-&lt;/button&gt;&lt;/td&gt;&lt;td id=&quot;table-main-1-9-numCopies&quot;&gt;0&lt;/td&gt;&lt;td&gt;&lt;button type=&quot;button&quot; onclick=&quot;pushCardMain('1-9')&quot;&gt;+&lt;/button&gt;&lt;/td&gt;&lt;td&gt;&lt;button type=&quot;button&quot; onclick=&quot;popCardSide('1-9')&quot;&gt;-&lt;/button&gt;&lt;/td&gt;&lt;td id=&quot;table-side-1-9-numCopies&quot;&gt;0&lt;/td&gt;&lt;td&gt;&lt;button type=&quot;button&quot; onclick=&quot;pushCardSide('1-9')&quot;&gt;+&lt;/button&gt;&lt;/td&gt;&lt;/tr&gt;" calcext:value-type="string">
            <text:p>&lt;tr id="table-1-9" data-expansion="15" data-type="1" data-color="10"&gt;&lt;td&gt;1-9&lt;/td&gt;&lt;td&gt;藤原純友&lt;/td&gt;&lt;td&gt;赤&lt;/td&gt;&lt;td&gt;イジン&lt;/td&gt;&lt;td&gt;2&lt;/td&gt;&lt;td&gt;&lt;button type="button" onclick="popCardMain('1-9')"&gt;-&lt;/button&gt;&lt;/td&gt;&lt;td id="table-main-1-9-numCopies"&gt;0&lt;/td&gt;&lt;td&gt;&lt;button type="button" onclick="pushCardMain('1-9')"&gt;+&lt;/button&gt;&lt;/td&gt;&lt;td&gt;&lt;button type="button" onclick="popCardSide('1-9')"&gt;-&lt;/button&gt;&lt;/td&gt;&lt;td id="table-side-1-9-numCopies"&gt;0&lt;/td&gt;&lt;td&gt;&lt;button type="button" onclick="pushCardSide('1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M50];[$HTML.$C$1];[.$B50];[$HTML.$D$1];[.$B50];[$HTML.$E$1];[.$B50];[$HTML.$F$1];[.$B50];[$HTML.$G$1])" office:value-type="string" office:string-value="&lt;div class=&quot;card&quot; id=&quot;main-1-10&quot;&gt;&lt;img width=&quot;115&quot; heidht=&quot;160&quot; src=&quot;https://one-draw.jp/ijinden/cardlist/001/card/01_010.png&quot; /&gt;&lt;div class=&quot;numCopies&quot; id=&quot;main-1-10-numCopies&quot;&gt;0&lt;/div&gt;&lt;button type=&quot;button&quot; class=&quot;pop&quot; onclick=&quot;popCardMain('1-10');&quot;&gt;-&lt;/button&gt;&lt;button type=&quot;button&quot; class=&quot;push&quot; onclick=&quot;pushCardMain('1-10');&quot;&gt;+&lt;/button&gt;&lt;button type=&quot;button&quot; class=&quot;drop&quot; onclick=&quot;dropCardMain('1-10');&quot;&gt;↓&lt;/button&gt;&lt;/div&gt;" calcext:value-type="string">
            <text:p>&lt;div class="card" id="main-1-10"&gt;&lt;img width="115" heidht="160" src="https://one-draw.jp/ijinden/cardlist/001/card/01_010.png" /&gt;&lt;div class="numCopies" id="main-1-10-numCopies"&gt;0&lt;/div&gt;&lt;button type="button" class="pop" onclick="popCardMain('1-10');"&gt;-&lt;/button&gt;&lt;button type="button" class="push" onclick="pushCardMain('1-10');"&gt;+&lt;/button&gt;&lt;button type="button" class="drop" onclick="dropCardMain('1-10');"&gt;↓&lt;/button&gt;&lt;/div&gt;</text:p>
          </table:table-cell>
          <table:table-cell table:formula="of:=CONCATENATE([$HTML.$A$2];[.$B50];[$HTML.$B$2];[.$M50];[$HTML.$C$2];[.$B50];[$HTML.$D$2];[.$B50];[$HTML.$E$2];[.$B50];[$HTML.$F$2];[.$B50];[$HTML.$G$2])" office:value-type="string" office:string-value="&lt;div class=&quot;card&quot; id=&quot;side-1-10&quot;&gt;&lt;img width=&quot;115&quot; heidht=&quot;160&quot; src=&quot;https://one-draw.jp/ijinden/cardlist/001/card/01_010.png&quot; /&gt;&lt;div class=&quot;numCopies&quot; id=&quot;side-1-10-numCopies&quot;&gt;0&lt;/div&gt;&lt;button type=&quot;button&quot; class=&quot;pop&quot; onclick=&quot;popCardSide('1-10');&quot;&gt;-&lt;/button&gt;&lt;button type=&quot;button&quot; class=&quot;push&quot; onclick=&quot;pushCardSide('1-10');&quot;&gt;+&lt;/button&gt;&lt;button type=&quot;button&quot; class=&quot;raise&quot; onclick=&quot;raiseCardSide('1-10');&quot;&gt;↑&lt;/button&gt;&lt;/div&gt;" calcext:value-type="string">
            <text:p>&lt;div class="card" id="side-1-10"&gt;&lt;img width="115" heidht="160" src="https://one-draw.jp/ijinden/cardlist/001/card/01_010.png" /&gt;&lt;div class="numCopies" id="side-1-10-numCopies"&gt;0&lt;/div&gt;&lt;button type="button" class="pop" onclick="popCardSide('1-10');"&gt;-&lt;/button&gt;&lt;button type="button" class="push" onclick="pushCardSide('1-10');"&gt;+&lt;/button&gt;&lt;button type="button" class="raise" onclick="raiseCardSide('1-10');"&gt;↑&lt;/button&gt;&lt;/div&gt;</text:p>
          </table:table-cell>
          <table:table-cell table:formula="of:=CONCATENATE([$HTML.$A$3];[.B50];[$HTML.$B$3];[.F50];[$HTML.$C$3];[.H50];[$HTML.$D$3];[.J50];[$HTML.$E$3];[.B50];[$HTML.$F$3];[.D50];[$HTML.$G$3];[.I50];[$HTML.$H$3];[.G50];[$HTML.$I$3];[.K50];[$HTML.$J$3];[.B50];[$HTML.$K$3];[.B50];[$HTML.$L$3];[.B50];[$HTML.$M$3];[.B50];[$HTML.$N$3];[.B50];[$HTML.$O$3];[.B50];[$HTML.$P$3])" office:value-type="string" office:string-value="&lt;tr id=&quot;table-1-10&quot; data-expansion=&quot;15&quot; data-type=&quot;1&quot; data-color=&quot;10&quot;&gt;&lt;td&gt;1-10&lt;/td&gt;&lt;td&gt;徳川家康&lt;/td&gt;&lt;td&gt;赤&lt;/td&gt;&lt;td&gt;イジン&lt;/td&gt;&lt;td&gt;3&lt;/td&gt;&lt;td&gt;&lt;button type=&quot;button&quot; onclick=&quot;popCardMain('1-10')&quot;&gt;-&lt;/button&gt;&lt;/td&gt;&lt;td id=&quot;table-main-1-10-numCopies&quot;&gt;0&lt;/td&gt;&lt;td&gt;&lt;button type=&quot;button&quot; onclick=&quot;pushCardMain('1-10')&quot;&gt;+&lt;/button&gt;&lt;/td&gt;&lt;td&gt;&lt;button type=&quot;button&quot; onclick=&quot;popCardSide('1-10')&quot;&gt;-&lt;/button&gt;&lt;/td&gt;&lt;td id=&quot;table-side-1-10-numCopies&quot;&gt;0&lt;/td&gt;&lt;td&gt;&lt;button type=&quot;button&quot; onclick=&quot;pushCardSide('1-10')&quot;&gt;+&lt;/button&gt;&lt;/td&gt;&lt;/tr&gt;" calcext:value-type="string">
            <text:p>&lt;tr id="table-1-10" data-expansion="15" data-type="1" data-color="10"&gt;&lt;td&gt;1-10&lt;/td&gt;&lt;td&gt;徳川家康&lt;/td&gt;&lt;td&gt;赤&lt;/td&gt;&lt;td&gt;イジン&lt;/td&gt;&lt;td&gt;3&lt;/td&gt;&lt;td&gt;&lt;button type="button" onclick="popCardMain('1-10')"&gt;-&lt;/button&gt;&lt;/td&gt;&lt;td id="table-main-1-10-numCopies"&gt;0&lt;/td&gt;&lt;td&gt;&lt;button type="button" onclick="pushCardMain('1-10')"&gt;+&lt;/button&gt;&lt;/td&gt;&lt;td&gt;&lt;button type="button" onclick="popCardSide('1-10')"&gt;-&lt;/button&gt;&lt;/td&gt;&lt;td id="table-side-1-10-numCopies"&gt;0&lt;/td&gt;&lt;td&gt;&lt;button type="button" onclick="pushCardSide('1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M51];[$HTML.$C$1];[.$B51];[$HTML.$D$1];[.$B51];[$HTML.$E$1];[.$B51];[$HTML.$F$1];[.$B51];[$HTML.$G$1])" office:value-type="string" office:string-value="&lt;div class=&quot;card&quot; id=&quot;main-1-11&quot;&gt;&lt;img width=&quot;115&quot; heidht=&quot;160&quot; src=&quot;https://one-draw.jp/ijinden/cardlist/001/card/01_011.png&quot; /&gt;&lt;div class=&quot;numCopies&quot; id=&quot;main-1-11-numCopies&quot;&gt;0&lt;/div&gt;&lt;button type=&quot;button&quot; class=&quot;pop&quot; onclick=&quot;popCardMain('1-11');&quot;&gt;-&lt;/button&gt;&lt;button type=&quot;button&quot; class=&quot;push&quot; onclick=&quot;pushCardMain('1-11');&quot;&gt;+&lt;/button&gt;&lt;button type=&quot;button&quot; class=&quot;drop&quot; onclick=&quot;dropCardMain('1-11');&quot;&gt;↓&lt;/button&gt;&lt;/div&gt;" calcext:value-type="string">
            <text:p>&lt;div class="card" id="main-1-11"&gt;&lt;img width="115" heidht="160" src="https://one-draw.jp/ijinden/cardlist/001/card/01_011.png" /&gt;&lt;div class="numCopies" id="main-1-11-numCopies"&gt;0&lt;/div&gt;&lt;button type="button" class="pop" onclick="popCardMain('1-11');"&gt;-&lt;/button&gt;&lt;button type="button" class="push" onclick="pushCardMain('1-11');"&gt;+&lt;/button&gt;&lt;button type="button" class="drop" onclick="dropCardMain('1-11');"&gt;↓&lt;/button&gt;&lt;/div&gt;</text:p>
          </table:table-cell>
          <table:table-cell table:formula="of:=CONCATENATE([$HTML.$A$2];[.$B51];[$HTML.$B$2];[.$M51];[$HTML.$C$2];[.$B51];[$HTML.$D$2];[.$B51];[$HTML.$E$2];[.$B51];[$HTML.$F$2];[.$B51];[$HTML.$G$2])" office:value-type="string" office:string-value="&lt;div class=&quot;card&quot; id=&quot;side-1-11&quot;&gt;&lt;img width=&quot;115&quot; heidht=&quot;160&quot; src=&quot;https://one-draw.jp/ijinden/cardlist/001/card/01_011.png&quot; /&gt;&lt;div class=&quot;numCopies&quot; id=&quot;side-1-11-numCopies&quot;&gt;0&lt;/div&gt;&lt;button type=&quot;button&quot; class=&quot;pop&quot; onclick=&quot;popCardSide('1-11');&quot;&gt;-&lt;/button&gt;&lt;button type=&quot;button&quot; class=&quot;push&quot; onclick=&quot;pushCardSide('1-11');&quot;&gt;+&lt;/button&gt;&lt;button type=&quot;button&quot; class=&quot;raise&quot; onclick=&quot;raiseCardSide('1-11');&quot;&gt;↑&lt;/button&gt;&lt;/div&gt;" calcext:value-type="string">
            <text:p>&lt;div class="card" id="side-1-11"&gt;&lt;img width="115" heidht="160" src="https://one-draw.jp/ijinden/cardlist/001/card/01_011.png" /&gt;&lt;div class="numCopies" id="side-1-11-numCopies"&gt;0&lt;/div&gt;&lt;button type="button" class="pop" onclick="popCardSide('1-11');"&gt;-&lt;/button&gt;&lt;button type="button" class="push" onclick="pushCardSide('1-11');"&gt;+&lt;/button&gt;&lt;button type="button" class="raise" onclick="raiseCardSide('1-11');"&gt;↑&lt;/button&gt;&lt;/div&gt;</text:p>
          </table:table-cell>
          <table:table-cell table:formula="of:=CONCATENATE([$HTML.$A$3];[.B51];[$HTML.$B$3];[.F51];[$HTML.$C$3];[.H51];[$HTML.$D$3];[.J51];[$HTML.$E$3];[.B51];[$HTML.$F$3];[.D51];[$HTML.$G$3];[.I51];[$HTML.$H$3];[.G51];[$HTML.$I$3];[.K51];[$HTML.$J$3];[.B51];[$HTML.$K$3];[.B51];[$HTML.$L$3];[.B51];[$HTML.$M$3];[.B51];[$HTML.$N$3];[.B51];[$HTML.$O$3];[.B51];[$HTML.$P$3])" office:value-type="string" office:string-value="&lt;tr id=&quot;table-1-11&quot; data-expansion=&quot;15&quot; data-type=&quot;1&quot; data-color=&quot;10&quot;&gt;&lt;td&gt;1-11&lt;/td&gt;&lt;td&gt;直江兼続&lt;/td&gt;&lt;td&gt;赤&lt;/td&gt;&lt;td&gt;イジン&lt;/td&gt;&lt;td&gt;3&lt;/td&gt;&lt;td&gt;&lt;button type=&quot;button&quot; onclick=&quot;popCardMain('1-11')&quot;&gt;-&lt;/button&gt;&lt;/td&gt;&lt;td id=&quot;table-main-1-11-numCopies&quot;&gt;0&lt;/td&gt;&lt;td&gt;&lt;button type=&quot;button&quot; onclick=&quot;pushCardMain('1-11')&quot;&gt;+&lt;/button&gt;&lt;/td&gt;&lt;td&gt;&lt;button type=&quot;button&quot; onclick=&quot;popCardSide('1-11')&quot;&gt;-&lt;/button&gt;&lt;/td&gt;&lt;td id=&quot;table-side-1-11-numCopies&quot;&gt;0&lt;/td&gt;&lt;td&gt;&lt;button type=&quot;button&quot; onclick=&quot;pushCardSide('1-11')&quot;&gt;+&lt;/button&gt;&lt;/td&gt;&lt;/tr&gt;" calcext:value-type="string">
            <text:p>&lt;tr id="table-1-11" data-expansion="15" data-type="1" data-color="10"&gt;&lt;td&gt;1-11&lt;/td&gt;&lt;td&gt;直江兼続&lt;/td&gt;&lt;td&gt;赤&lt;/td&gt;&lt;td&gt;イジン&lt;/td&gt;&lt;td&gt;3&lt;/td&gt;&lt;td&gt;&lt;button type="button" onclick="popCardMain('1-11')"&gt;-&lt;/button&gt;&lt;/td&gt;&lt;td id="table-main-1-11-numCopies"&gt;0&lt;/td&gt;&lt;td&gt;&lt;button type="button" onclick="pushCardMain('1-11')"&gt;+&lt;/button&gt;&lt;/td&gt;&lt;td&gt;&lt;button type="button" onclick="popCardSide('1-11')"&gt;-&lt;/button&gt;&lt;/td&gt;&lt;td id="table-side-1-11-numCopies"&gt;0&lt;/td&gt;&lt;td&gt;&lt;button type="button" onclick="pushCardSide('1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M52];[$HTML.$C$1];[.$B52];[$HTML.$D$1];[.$B52];[$HTML.$E$1];[.$B52];[$HTML.$F$1];[.$B52];[$HTML.$G$1])" office:value-type="string" office:string-value="&lt;div class=&quot;card&quot; id=&quot;main-1-12&quot;&gt;&lt;img width=&quot;115&quot; heidht=&quot;160&quot; src=&quot;https://one-draw.jp/ijinden/cardlist/001/card/01_012.png&quot; /&gt;&lt;div class=&quot;numCopies&quot; id=&quot;main-1-12-numCopies&quot;&gt;0&lt;/div&gt;&lt;button type=&quot;button&quot; class=&quot;pop&quot; onclick=&quot;popCardMain('1-12');&quot;&gt;-&lt;/button&gt;&lt;button type=&quot;button&quot; class=&quot;push&quot; onclick=&quot;pushCardMain('1-12');&quot;&gt;+&lt;/button&gt;&lt;button type=&quot;button&quot; class=&quot;drop&quot; onclick=&quot;dropCardMain('1-12');&quot;&gt;↓&lt;/button&gt;&lt;/div&gt;" calcext:value-type="string">
            <text:p>&lt;div class="card" id="main-1-12"&gt;&lt;img width="115" heidht="160" src="https://one-draw.jp/ijinden/cardlist/001/card/01_012.png" /&gt;&lt;div class="numCopies" id="main-1-12-numCopies"&gt;0&lt;/div&gt;&lt;button type="button" class="pop" onclick="popCardMain('1-12');"&gt;-&lt;/button&gt;&lt;button type="button" class="push" onclick="pushCardMain('1-12');"&gt;+&lt;/button&gt;&lt;button type="button" class="drop" onclick="dropCardMain('1-12');"&gt;↓&lt;/button&gt;&lt;/div&gt;</text:p>
          </table:table-cell>
          <table:table-cell table:formula="of:=CONCATENATE([$HTML.$A$2];[.$B52];[$HTML.$B$2];[.$M52];[$HTML.$C$2];[.$B52];[$HTML.$D$2];[.$B52];[$HTML.$E$2];[.$B52];[$HTML.$F$2];[.$B52];[$HTML.$G$2])" office:value-type="string" office:string-value="&lt;div class=&quot;card&quot; id=&quot;side-1-12&quot;&gt;&lt;img width=&quot;115&quot; heidht=&quot;160&quot; src=&quot;https://one-draw.jp/ijinden/cardlist/001/card/01_012.png&quot; /&gt;&lt;div class=&quot;numCopies&quot; id=&quot;side-1-12-numCopies&quot;&gt;0&lt;/div&gt;&lt;button type=&quot;button&quot; class=&quot;pop&quot; onclick=&quot;popCardSide('1-12');&quot;&gt;-&lt;/button&gt;&lt;button type=&quot;button&quot; class=&quot;push&quot; onclick=&quot;pushCardSide('1-12');&quot;&gt;+&lt;/button&gt;&lt;button type=&quot;button&quot; class=&quot;raise&quot; onclick=&quot;raiseCardSide('1-12');&quot;&gt;↑&lt;/button&gt;&lt;/div&gt;" calcext:value-type="string">
            <text:p>&lt;div class="card" id="side-1-12"&gt;&lt;img width="115" heidht="160" src="https://one-draw.jp/ijinden/cardlist/001/card/01_012.png" /&gt;&lt;div class="numCopies" id="side-1-12-numCopies"&gt;0&lt;/div&gt;&lt;button type="button" class="pop" onclick="popCardSide('1-12');"&gt;-&lt;/button&gt;&lt;button type="button" class="push" onclick="pushCardSide('1-12');"&gt;+&lt;/button&gt;&lt;button type="button" class="raise" onclick="raiseCardSide('1-12');"&gt;↑&lt;/button&gt;&lt;/div&gt;</text:p>
          </table:table-cell>
          <table:table-cell table:formula="of:=CONCATENATE([$HTML.$A$3];[.B52];[$HTML.$B$3];[.F52];[$HTML.$C$3];[.H52];[$HTML.$D$3];[.J52];[$HTML.$E$3];[.B52];[$HTML.$F$3];[.D52];[$HTML.$G$3];[.I52];[$HTML.$H$3];[.G52];[$HTML.$I$3];[.K52];[$HTML.$J$3];[.B52];[$HTML.$K$3];[.B52];[$HTML.$L$3];[.B52];[$HTML.$M$3];[.B52];[$HTML.$N$3];[.B52];[$HTML.$O$3];[.B52];[$HTML.$P$3])" office:value-type="string" office:string-value="&lt;tr id=&quot;table-1-12&quot; data-expansion=&quot;15&quot; data-type=&quot;1&quot; data-color=&quot;10&quot;&gt;&lt;td&gt;1-12&lt;/td&gt;&lt;td&gt;藤原頼通&lt;/td&gt;&lt;td&gt;赤&lt;/td&gt;&lt;td&gt;イジン&lt;/td&gt;&lt;td&gt;3&lt;/td&gt;&lt;td&gt;&lt;button type=&quot;button&quot; onclick=&quot;popCardMain('1-12')&quot;&gt;-&lt;/button&gt;&lt;/td&gt;&lt;td id=&quot;table-main-1-12-numCopies&quot;&gt;0&lt;/td&gt;&lt;td&gt;&lt;button type=&quot;button&quot; onclick=&quot;pushCardMain('1-12')&quot;&gt;+&lt;/button&gt;&lt;/td&gt;&lt;td&gt;&lt;button type=&quot;button&quot; onclick=&quot;popCardSide('1-12')&quot;&gt;-&lt;/button&gt;&lt;/td&gt;&lt;td id=&quot;table-side-1-12-numCopies&quot;&gt;0&lt;/td&gt;&lt;td&gt;&lt;button type=&quot;button&quot; onclick=&quot;pushCardSide('1-12')&quot;&gt;+&lt;/button&gt;&lt;/td&gt;&lt;/tr&gt;" calcext:value-type="string">
            <text:p>&lt;tr id="table-1-12" data-expansion="15" data-type="1" data-color="10"&gt;&lt;td&gt;1-12&lt;/td&gt;&lt;td&gt;藤原頼通&lt;/td&gt;&lt;td&gt;赤&lt;/td&gt;&lt;td&gt;イジン&lt;/td&gt;&lt;td&gt;3&lt;/td&gt;&lt;td&gt;&lt;button type="button" onclick="popCardMain('1-12')"&gt;-&lt;/button&gt;&lt;/td&gt;&lt;td id="table-main-1-12-numCopies"&gt;0&lt;/td&gt;&lt;td&gt;&lt;button type="button" onclick="pushCardMain('1-12')"&gt;+&lt;/button&gt;&lt;/td&gt;&lt;td&gt;&lt;button type="button" onclick="popCardSide('1-12')"&gt;-&lt;/button&gt;&lt;/td&gt;&lt;td id="table-side-1-12-numCopies"&gt;0&lt;/td&gt;&lt;td&gt;&lt;button type="button" onclick="pushCardSide('1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M53];[$HTML.$C$1];[.$B53];[$HTML.$D$1];[.$B53];[$HTML.$E$1];[.$B53];[$HTML.$F$1];[.$B53];[$HTML.$G$1])" office:value-type="string" office:string-value="&lt;div class=&quot;card&quot; id=&quot;main-1-13&quot;&gt;&lt;img width=&quot;115&quot; heidht=&quot;160&quot; src=&quot;https://one-draw.jp/ijinden/cardlist/001/card/01_013.png&quot; /&gt;&lt;div class=&quot;numCopies&quot; id=&quot;main-1-13-numCopies&quot;&gt;0&lt;/div&gt;&lt;button type=&quot;button&quot; class=&quot;pop&quot; onclick=&quot;popCardMain('1-13');&quot;&gt;-&lt;/button&gt;&lt;button type=&quot;button&quot; class=&quot;push&quot; onclick=&quot;pushCardMain('1-13');&quot;&gt;+&lt;/button&gt;&lt;button type=&quot;button&quot; class=&quot;drop&quot; onclick=&quot;dropCardMain('1-13');&quot;&gt;↓&lt;/button&gt;&lt;/div&gt;" calcext:value-type="string">
            <text:p>&lt;div class="card" id="main-1-13"&gt;&lt;img width="115" heidht="160" src="https://one-draw.jp/ijinden/cardlist/001/card/01_013.png" /&gt;&lt;div class="numCopies" id="main-1-13-numCopies"&gt;0&lt;/div&gt;&lt;button type="button" class="pop" onclick="popCardMain('1-13');"&gt;-&lt;/button&gt;&lt;button type="button" class="push" onclick="pushCardMain('1-13');"&gt;+&lt;/button&gt;&lt;button type="button" class="drop" onclick="dropCardMain('1-13');"&gt;↓&lt;/button&gt;&lt;/div&gt;</text:p>
          </table:table-cell>
          <table:table-cell table:formula="of:=CONCATENATE([$HTML.$A$2];[.$B53];[$HTML.$B$2];[.$M53];[$HTML.$C$2];[.$B53];[$HTML.$D$2];[.$B53];[$HTML.$E$2];[.$B53];[$HTML.$F$2];[.$B53];[$HTML.$G$2])" office:value-type="string" office:string-value="&lt;div class=&quot;card&quot; id=&quot;side-1-13&quot;&gt;&lt;img width=&quot;115&quot; heidht=&quot;160&quot; src=&quot;https://one-draw.jp/ijinden/cardlist/001/card/01_013.png&quot; /&gt;&lt;div class=&quot;numCopies&quot; id=&quot;side-1-13-numCopies&quot;&gt;0&lt;/div&gt;&lt;button type=&quot;button&quot; class=&quot;pop&quot; onclick=&quot;popCardSide('1-13');&quot;&gt;-&lt;/button&gt;&lt;button type=&quot;button&quot; class=&quot;push&quot; onclick=&quot;pushCardSide('1-13');&quot;&gt;+&lt;/button&gt;&lt;button type=&quot;button&quot; class=&quot;raise&quot; onclick=&quot;raiseCardSide('1-13');&quot;&gt;↑&lt;/button&gt;&lt;/div&gt;" calcext:value-type="string">
            <text:p>&lt;div class="card" id="side-1-13"&gt;&lt;img width="115" heidht="160" src="https://one-draw.jp/ijinden/cardlist/001/card/01_013.png" /&gt;&lt;div class="numCopies" id="side-1-13-numCopies"&gt;0&lt;/div&gt;&lt;button type="button" class="pop" onclick="popCardSide('1-13');"&gt;-&lt;/button&gt;&lt;button type="button" class="push" onclick="pushCardSide('1-13');"&gt;+&lt;/button&gt;&lt;button type="button" class="raise" onclick="raiseCardSide('1-13');"&gt;↑&lt;/button&gt;&lt;/div&gt;</text:p>
          </table:table-cell>
          <table:table-cell table:formula="of:=CONCATENATE([$HTML.$A$3];[.B53];[$HTML.$B$3];[.F53];[$HTML.$C$3];[.H53];[$HTML.$D$3];[.J53];[$HTML.$E$3];[.B53];[$HTML.$F$3];[.D53];[$HTML.$G$3];[.I53];[$HTML.$H$3];[.G53];[$HTML.$I$3];[.K53];[$HTML.$J$3];[.B53];[$HTML.$K$3];[.B53];[$HTML.$L$3];[.B53];[$HTML.$M$3];[.B53];[$HTML.$N$3];[.B53];[$HTML.$O$3];[.B53];[$HTML.$P$3])" office:value-type="string" office:string-value="&lt;tr id=&quot;table-1-13&quot; data-expansion=&quot;15&quot; data-type=&quot;1&quot; data-color=&quot;10&quot;&gt;&lt;td&gt;1-13&lt;/td&gt;&lt;td&gt;北条政子&lt;/td&gt;&lt;td&gt;赤&lt;/td&gt;&lt;td&gt;イジン&lt;/td&gt;&lt;td&gt;3&lt;/td&gt;&lt;td&gt;&lt;button type=&quot;button&quot; onclick=&quot;popCardMain('1-13')&quot;&gt;-&lt;/button&gt;&lt;/td&gt;&lt;td id=&quot;table-main-1-13-numCopies&quot;&gt;0&lt;/td&gt;&lt;td&gt;&lt;button type=&quot;button&quot; onclick=&quot;pushCardMain('1-13')&quot;&gt;+&lt;/button&gt;&lt;/td&gt;&lt;td&gt;&lt;button type=&quot;button&quot; onclick=&quot;popCardSide('1-13')&quot;&gt;-&lt;/button&gt;&lt;/td&gt;&lt;td id=&quot;table-side-1-13-numCopies&quot;&gt;0&lt;/td&gt;&lt;td&gt;&lt;button type=&quot;button&quot; onclick=&quot;pushCardSide('1-13')&quot;&gt;+&lt;/button&gt;&lt;/td&gt;&lt;/tr&gt;" calcext:value-type="string">
            <text:p>&lt;tr id="table-1-13" data-expansion="15" data-type="1" data-color="10"&gt;&lt;td&gt;1-13&lt;/td&gt;&lt;td&gt;北条政子&lt;/td&gt;&lt;td&gt;赤&lt;/td&gt;&lt;td&gt;イジン&lt;/td&gt;&lt;td&gt;3&lt;/td&gt;&lt;td&gt;&lt;button type="button" onclick="popCardMain('1-13')"&gt;-&lt;/button&gt;&lt;/td&gt;&lt;td id="table-main-1-13-numCopies"&gt;0&lt;/td&gt;&lt;td&gt;&lt;button type="button" onclick="pushCardMain('1-13')"&gt;+&lt;/button&gt;&lt;/td&gt;&lt;td&gt;&lt;button type="button" onclick="popCardSide('1-13')"&gt;-&lt;/button&gt;&lt;/td&gt;&lt;td id="table-side-1-13-numCopies"&gt;0&lt;/td&gt;&lt;td&gt;&lt;button type="button" onclick="pushCardSide('1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M54];[$HTML.$C$1];[.$B54];[$HTML.$D$1];[.$B54];[$HTML.$E$1];[.$B54];[$HTML.$F$1];[.$B54];[$HTML.$G$1])" office:value-type="string" office:string-value="&lt;div class=&quot;card&quot; id=&quot;main-1-14&quot;&gt;&lt;img width=&quot;115&quot; heidht=&quot;160&quot; src=&quot;https://one-draw.jp/ijinden/cardlist/001/card/01_014.png&quot; /&gt;&lt;div class=&quot;numCopies&quot; id=&quot;main-1-14-numCopies&quot;&gt;0&lt;/div&gt;&lt;button type=&quot;button&quot; class=&quot;pop&quot; onclick=&quot;popCardMain('1-14');&quot;&gt;-&lt;/button&gt;&lt;button type=&quot;button&quot; class=&quot;push&quot; onclick=&quot;pushCardMain('1-14');&quot;&gt;+&lt;/button&gt;&lt;button type=&quot;button&quot; class=&quot;drop&quot; onclick=&quot;dropCardMain('1-14');&quot;&gt;↓&lt;/button&gt;&lt;/div&gt;" calcext:value-type="string">
            <text:p>&lt;div class="card" id="main-1-14"&gt;&lt;img width="115" heidht="160" src="https://one-draw.jp/ijinden/cardlist/001/card/01_014.png" /&gt;&lt;div class="numCopies" id="main-1-14-numCopies"&gt;0&lt;/div&gt;&lt;button type="button" class="pop" onclick="popCardMain('1-14');"&gt;-&lt;/button&gt;&lt;button type="button" class="push" onclick="pushCardMain('1-14');"&gt;+&lt;/button&gt;&lt;button type="button" class="drop" onclick="dropCardMain('1-14');"&gt;↓&lt;/button&gt;&lt;/div&gt;</text:p>
          </table:table-cell>
          <table:table-cell table:formula="of:=CONCATENATE([$HTML.$A$2];[.$B54];[$HTML.$B$2];[.$M54];[$HTML.$C$2];[.$B54];[$HTML.$D$2];[.$B54];[$HTML.$E$2];[.$B54];[$HTML.$F$2];[.$B54];[$HTML.$G$2])" office:value-type="string" office:string-value="&lt;div class=&quot;card&quot; id=&quot;side-1-14&quot;&gt;&lt;img width=&quot;115&quot; heidht=&quot;160&quot; src=&quot;https://one-draw.jp/ijinden/cardlist/001/card/01_014.png&quot; /&gt;&lt;div class=&quot;numCopies&quot; id=&quot;side-1-14-numCopies&quot;&gt;0&lt;/div&gt;&lt;button type=&quot;button&quot; class=&quot;pop&quot; onclick=&quot;popCardSide('1-14');&quot;&gt;-&lt;/button&gt;&lt;button type=&quot;button&quot; class=&quot;push&quot; onclick=&quot;pushCardSide('1-14');&quot;&gt;+&lt;/button&gt;&lt;button type=&quot;button&quot; class=&quot;raise&quot; onclick=&quot;raiseCardSide('1-14');&quot;&gt;↑&lt;/button&gt;&lt;/div&gt;" calcext:value-type="string">
            <text:p>&lt;div class="card" id="side-1-14"&gt;&lt;img width="115" heidht="160" src="https://one-draw.jp/ijinden/cardlist/001/card/01_014.png" /&gt;&lt;div class="numCopies" id="side-1-14-numCopies"&gt;0&lt;/div&gt;&lt;button type="button" class="pop" onclick="popCardSide('1-14');"&gt;-&lt;/button&gt;&lt;button type="button" class="push" onclick="pushCardSide('1-14');"&gt;+&lt;/button&gt;&lt;button type="button" class="raise" onclick="raiseCardSide('1-14');"&gt;↑&lt;/button&gt;&lt;/div&gt;</text:p>
          </table:table-cell>
          <table:table-cell table:formula="of:=CONCATENATE([$HTML.$A$3];[.B54];[$HTML.$B$3];[.F54];[$HTML.$C$3];[.H54];[$HTML.$D$3];[.J54];[$HTML.$E$3];[.B54];[$HTML.$F$3];[.D54];[$HTML.$G$3];[.I54];[$HTML.$H$3];[.G54];[$HTML.$I$3];[.K54];[$HTML.$J$3];[.B54];[$HTML.$K$3];[.B54];[$HTML.$L$3];[.B54];[$HTML.$M$3];[.B54];[$HTML.$N$3];[.B54];[$HTML.$O$3];[.B54];[$HTML.$P$3])" office:value-type="string" office:string-value="&lt;tr id=&quot;table-1-14&quot; data-expansion=&quot;15&quot; data-type=&quot;1&quot; data-color=&quot;10&quot;&gt;&lt;td&gt;1-14&lt;/td&gt;&lt;td&gt;ジョージ・アームストロング・カスター&lt;/td&gt;&lt;td&gt;赤&lt;/td&gt;&lt;td&gt;イジン&lt;/td&gt;&lt;td&gt;4&lt;/td&gt;&lt;td&gt;&lt;button type=&quot;button&quot; onclick=&quot;popCardMain('1-14')&quot;&gt;-&lt;/button&gt;&lt;/td&gt;&lt;td id=&quot;table-main-1-14-numCopies&quot;&gt;0&lt;/td&gt;&lt;td&gt;&lt;button type=&quot;button&quot; onclick=&quot;pushCardMain('1-14')&quot;&gt;+&lt;/button&gt;&lt;/td&gt;&lt;td&gt;&lt;button type=&quot;button&quot; onclick=&quot;popCardSide('1-14')&quot;&gt;-&lt;/button&gt;&lt;/td&gt;&lt;td id=&quot;table-side-1-14-numCopies&quot;&gt;0&lt;/td&gt;&lt;td&gt;&lt;button type=&quot;button&quot; onclick=&quot;pushCardSide('1-14')&quot;&gt;+&lt;/button&gt;&lt;/td&gt;&lt;/tr&gt;" calcext:value-type="string">
            <text:p>&lt;tr id="table-1-14" data-expansion="15" data-type="1" data-color="10"&gt;&lt;td&gt;1-14&lt;/td&gt;&lt;td&gt;ジョージ・アームストロング・カスター&lt;/td&gt;&lt;td&gt;赤&lt;/td&gt;&lt;td&gt;イジン&lt;/td&gt;&lt;td&gt;4&lt;/td&gt;&lt;td&gt;&lt;button type="button" onclick="popCardMain('1-14')"&gt;-&lt;/button&gt;&lt;/td&gt;&lt;td id="table-main-1-14-numCopies"&gt;0&lt;/td&gt;&lt;td&gt;&lt;button type="button" onclick="pushCardMain('1-14')"&gt;+&lt;/button&gt;&lt;/td&gt;&lt;td&gt;&lt;button type="button" onclick="popCardSide('1-14')"&gt;-&lt;/button&gt;&lt;/td&gt;&lt;td id="table-side-1-14-numCopies"&gt;0&lt;/td&gt;&lt;td&gt;&lt;button type="button" onclick="pushCardSide('1-1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M55];[$HTML.$C$1];[.$B55];[$HTML.$D$1];[.$B55];[$HTML.$E$1];[.$B55];[$HTML.$F$1];[.$B55];[$HTML.$G$1])" office:value-type="string" office:string-value="&lt;div class=&quot;card&quot; id=&quot;main-1-15&quot;&gt;&lt;img width=&quot;115&quot; heidht=&quot;160&quot; src=&quot;https://one-draw.jp/ijinden/cardlist/001/card/01_015.png&quot; /&gt;&lt;div class=&quot;numCopies&quot; id=&quot;main-1-15-numCopies&quot;&gt;0&lt;/div&gt;&lt;button type=&quot;button&quot; class=&quot;pop&quot; onclick=&quot;popCardMain('1-15');&quot;&gt;-&lt;/button&gt;&lt;button type=&quot;button&quot; class=&quot;push&quot; onclick=&quot;pushCardMain('1-15');&quot;&gt;+&lt;/button&gt;&lt;button type=&quot;button&quot; class=&quot;drop&quot; onclick=&quot;dropCardMain('1-15');&quot;&gt;↓&lt;/button&gt;&lt;/div&gt;" calcext:value-type="string">
            <text:p>&lt;div class="card" id="main-1-15"&gt;&lt;img width="115" heidht="160" src="https://one-draw.jp/ijinden/cardlist/001/card/01_015.png" /&gt;&lt;div class="numCopies" id="main-1-15-numCopies"&gt;0&lt;/div&gt;&lt;button type="button" class="pop" onclick="popCardMain('1-15');"&gt;-&lt;/button&gt;&lt;button type="button" class="push" onclick="pushCardMain('1-15');"&gt;+&lt;/button&gt;&lt;button type="button" class="drop" onclick="dropCardMain('1-15');"&gt;↓&lt;/button&gt;&lt;/div&gt;</text:p>
          </table:table-cell>
          <table:table-cell table:formula="of:=CONCATENATE([$HTML.$A$2];[.$B55];[$HTML.$B$2];[.$M55];[$HTML.$C$2];[.$B55];[$HTML.$D$2];[.$B55];[$HTML.$E$2];[.$B55];[$HTML.$F$2];[.$B55];[$HTML.$G$2])" office:value-type="string" office:string-value="&lt;div class=&quot;card&quot; id=&quot;side-1-15&quot;&gt;&lt;img width=&quot;115&quot; heidht=&quot;160&quot; src=&quot;https://one-draw.jp/ijinden/cardlist/001/card/01_015.png&quot; /&gt;&lt;div class=&quot;numCopies&quot; id=&quot;side-1-15-numCopies&quot;&gt;0&lt;/div&gt;&lt;button type=&quot;button&quot; class=&quot;pop&quot; onclick=&quot;popCardSide('1-15');&quot;&gt;-&lt;/button&gt;&lt;button type=&quot;button&quot; class=&quot;push&quot; onclick=&quot;pushCardSide('1-15');&quot;&gt;+&lt;/button&gt;&lt;button type=&quot;button&quot; class=&quot;raise&quot; onclick=&quot;raiseCardSide('1-15');&quot;&gt;↑&lt;/button&gt;&lt;/div&gt;" calcext:value-type="string">
            <text:p>&lt;div class="card" id="side-1-15"&gt;&lt;img width="115" heidht="160" src="https://one-draw.jp/ijinden/cardlist/001/card/01_015.png" /&gt;&lt;div class="numCopies" id="side-1-15-numCopies"&gt;0&lt;/div&gt;&lt;button type="button" class="pop" onclick="popCardSide('1-15');"&gt;-&lt;/button&gt;&lt;button type="button" class="push" onclick="pushCardSide('1-15');"&gt;+&lt;/button&gt;&lt;button type="button" class="raise" onclick="raiseCardSide('1-15');"&gt;↑&lt;/button&gt;&lt;/div&gt;</text:p>
          </table:table-cell>
          <table:table-cell table:formula="of:=CONCATENATE([$HTML.$A$3];[.B55];[$HTML.$B$3];[.F55];[$HTML.$C$3];[.H55];[$HTML.$D$3];[.J55];[$HTML.$E$3];[.B55];[$HTML.$F$3];[.D55];[$HTML.$G$3];[.I55];[$HTML.$H$3];[.G55];[$HTML.$I$3];[.K55];[$HTML.$J$3];[.B55];[$HTML.$K$3];[.B55];[$HTML.$L$3];[.B55];[$HTML.$M$3];[.B55];[$HTML.$N$3];[.B55];[$HTML.$O$3];[.B55];[$HTML.$P$3])" office:value-type="string" office:string-value="&lt;tr id=&quot;table-1-15&quot; data-expansion=&quot;15&quot; data-type=&quot;1&quot; data-color=&quot;10&quot;&gt;&lt;td&gt;1-15&lt;/td&gt;&lt;td&gt;中臣鎌足&lt;/td&gt;&lt;td&gt;赤&lt;/td&gt;&lt;td&gt;イジン&lt;/td&gt;&lt;td&gt;4&lt;/td&gt;&lt;td&gt;&lt;button type=&quot;button&quot; onclick=&quot;popCardMain('1-15')&quot;&gt;-&lt;/button&gt;&lt;/td&gt;&lt;td id=&quot;table-main-1-15-numCopies&quot;&gt;0&lt;/td&gt;&lt;td&gt;&lt;button type=&quot;button&quot; onclick=&quot;pushCardMain('1-15')&quot;&gt;+&lt;/button&gt;&lt;/td&gt;&lt;td&gt;&lt;button type=&quot;button&quot; onclick=&quot;popCardSide('1-15')&quot;&gt;-&lt;/button&gt;&lt;/td&gt;&lt;td id=&quot;table-side-1-15-numCopies&quot;&gt;0&lt;/td&gt;&lt;td&gt;&lt;button type=&quot;button&quot; onclick=&quot;pushCardSide('1-15')&quot;&gt;+&lt;/button&gt;&lt;/td&gt;&lt;/tr&gt;" calcext:value-type="string">
            <text:p>&lt;tr id="table-1-15" data-expansion="15" data-type="1" data-color="10"&gt;&lt;td&gt;1-15&lt;/td&gt;&lt;td&gt;中臣鎌足&lt;/td&gt;&lt;td&gt;赤&lt;/td&gt;&lt;td&gt;イジン&lt;/td&gt;&lt;td&gt;4&lt;/td&gt;&lt;td&gt;&lt;button type="button" onclick="popCardMain('1-15')"&gt;-&lt;/button&gt;&lt;/td&gt;&lt;td id="table-main-1-15-numCopies"&gt;0&lt;/td&gt;&lt;td&gt;&lt;button type="button" onclick="pushCardMain('1-15')"&gt;+&lt;/button&gt;&lt;/td&gt;&lt;td&gt;&lt;button type="button" onclick="popCardSide('1-15')"&gt;-&lt;/button&gt;&lt;/td&gt;&lt;td id="table-side-1-15-numCopies"&gt;0&lt;/td&gt;&lt;td&gt;&lt;button type="button" onclick="pushCardSide('1-1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M56];[$HTML.$C$1];[.$B56];[$HTML.$D$1];[.$B56];[$HTML.$E$1];[.$B56];[$HTML.$F$1];[.$B56];[$HTML.$G$1])" office:value-type="string" office:string-value="&lt;div class=&quot;card&quot; id=&quot;main-1-16&quot;&gt;&lt;img width=&quot;115&quot; heidht=&quot;160&quot; src=&quot;https://one-draw.jp/ijinden/cardlist/001/card/01_016.png&quot; /&gt;&lt;div class=&quot;numCopies&quot; id=&quot;main-1-16-numCopies&quot;&gt;0&lt;/div&gt;&lt;button type=&quot;button&quot; class=&quot;pop&quot; onclick=&quot;popCardMain('1-16');&quot;&gt;-&lt;/button&gt;&lt;button type=&quot;button&quot; class=&quot;push&quot; onclick=&quot;pushCardMain('1-16');&quot;&gt;+&lt;/button&gt;&lt;button type=&quot;button&quot; class=&quot;drop&quot; onclick=&quot;dropCardMain('1-16');&quot;&gt;↓&lt;/button&gt;&lt;/div&gt;" calcext:value-type="string">
            <text:p>&lt;div class="card" id="main-1-16"&gt;&lt;img width="115" heidht="160" src="https://one-draw.jp/ijinden/cardlist/001/card/01_016.png" /&gt;&lt;div class="numCopies" id="main-1-16-numCopies"&gt;0&lt;/div&gt;&lt;button type="button" class="pop" onclick="popCardMain('1-16');"&gt;-&lt;/button&gt;&lt;button type="button" class="push" onclick="pushCardMain('1-16');"&gt;+&lt;/button&gt;&lt;button type="button" class="drop" onclick="dropCardMain('1-16');"&gt;↓&lt;/button&gt;&lt;/div&gt;</text:p>
          </table:table-cell>
          <table:table-cell table:formula="of:=CONCATENATE([$HTML.$A$2];[.$B56];[$HTML.$B$2];[.$M56];[$HTML.$C$2];[.$B56];[$HTML.$D$2];[.$B56];[$HTML.$E$2];[.$B56];[$HTML.$F$2];[.$B56];[$HTML.$G$2])" office:value-type="string" office:string-value="&lt;div class=&quot;card&quot; id=&quot;side-1-16&quot;&gt;&lt;img width=&quot;115&quot; heidht=&quot;160&quot; src=&quot;https://one-draw.jp/ijinden/cardlist/001/card/01_016.png&quot; /&gt;&lt;div class=&quot;numCopies&quot; id=&quot;side-1-16-numCopies&quot;&gt;0&lt;/div&gt;&lt;button type=&quot;button&quot; class=&quot;pop&quot; onclick=&quot;popCardSide('1-16');&quot;&gt;-&lt;/button&gt;&lt;button type=&quot;button&quot; class=&quot;push&quot; onclick=&quot;pushCardSide('1-16');&quot;&gt;+&lt;/button&gt;&lt;button type=&quot;button&quot; class=&quot;raise&quot; onclick=&quot;raiseCardSide('1-16');&quot;&gt;↑&lt;/button&gt;&lt;/div&gt;" calcext:value-type="string">
            <text:p>&lt;div class="card" id="side-1-16"&gt;&lt;img width="115" heidht="160" src="https://one-draw.jp/ijinden/cardlist/001/card/01_016.png" /&gt;&lt;div class="numCopies" id="side-1-16-numCopies"&gt;0&lt;/div&gt;&lt;button type="button" class="pop" onclick="popCardSide('1-16');"&gt;-&lt;/button&gt;&lt;button type="button" class="push" onclick="pushCardSide('1-16');"&gt;+&lt;/button&gt;&lt;button type="button" class="raise" onclick="raiseCardSide('1-16');"&gt;↑&lt;/button&gt;&lt;/div&gt;</text:p>
          </table:table-cell>
          <table:table-cell table:formula="of:=CONCATENATE([$HTML.$A$3];[.B56];[$HTML.$B$3];[.F56];[$HTML.$C$3];[.H56];[$HTML.$D$3];[.J56];[$HTML.$E$3];[.B56];[$HTML.$F$3];[.D56];[$HTML.$G$3];[.I56];[$HTML.$H$3];[.G56];[$HTML.$I$3];[.K56];[$HTML.$J$3];[.B56];[$HTML.$K$3];[.B56];[$HTML.$L$3];[.B56];[$HTML.$M$3];[.B56];[$HTML.$N$3];[.B56];[$HTML.$O$3];[.B56];[$HTML.$P$3])" office:value-type="string" office:string-value="&lt;tr id=&quot;table-1-16&quot; data-expansion=&quot;15&quot; data-type=&quot;1&quot; data-color=&quot;10&quot;&gt;&lt;td&gt;1-16&lt;/td&gt;&lt;td&gt;マルクス・アントニウス&lt;/td&gt;&lt;td&gt;赤&lt;/td&gt;&lt;td&gt;イジン&lt;/td&gt;&lt;td&gt;4&lt;/td&gt;&lt;td&gt;&lt;button type=&quot;button&quot; onclick=&quot;popCardMain('1-16')&quot;&gt;-&lt;/button&gt;&lt;/td&gt;&lt;td id=&quot;table-main-1-16-numCopies&quot;&gt;0&lt;/td&gt;&lt;td&gt;&lt;button type=&quot;button&quot; onclick=&quot;pushCardMain('1-16')&quot;&gt;+&lt;/button&gt;&lt;/td&gt;&lt;td&gt;&lt;button type=&quot;button&quot; onclick=&quot;popCardSide('1-16')&quot;&gt;-&lt;/button&gt;&lt;/td&gt;&lt;td id=&quot;table-side-1-16-numCopies&quot;&gt;0&lt;/td&gt;&lt;td&gt;&lt;button type=&quot;button&quot; onclick=&quot;pushCardSide('1-16')&quot;&gt;+&lt;/button&gt;&lt;/td&gt;&lt;/tr&gt;" calcext:value-type="string">
            <text:p>&lt;tr id="table-1-16" data-expansion="15" data-type="1" data-color="10"&gt;&lt;td&gt;1-16&lt;/td&gt;&lt;td&gt;マルクス・アントニウス&lt;/td&gt;&lt;td&gt;赤&lt;/td&gt;&lt;td&gt;イジン&lt;/td&gt;&lt;td&gt;4&lt;/td&gt;&lt;td&gt;&lt;button type="button" onclick="popCardMain('1-16')"&gt;-&lt;/button&gt;&lt;/td&gt;&lt;td id="table-main-1-16-numCopies"&gt;0&lt;/td&gt;&lt;td&gt;&lt;button type="button" onclick="pushCardMain('1-16')"&gt;+&lt;/button&gt;&lt;/td&gt;&lt;td&gt;&lt;button type="button" onclick="popCardSide('1-16')"&gt;-&lt;/button&gt;&lt;/td&gt;&lt;td id="table-side-1-16-numCopies"&gt;0&lt;/td&gt;&lt;td&gt;&lt;button type="button" onclick="pushCardSide('1-1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M57];[$HTML.$C$1];[.$B57];[$HTML.$D$1];[.$B57];[$HTML.$E$1];[.$B57];[$HTML.$F$1];[.$B57];[$HTML.$G$1])" office:value-type="string" office:string-value="&lt;div class=&quot;card&quot; id=&quot;main-1-17&quot;&gt;&lt;img width=&quot;115&quot; heidht=&quot;160&quot; src=&quot;https://one-draw.jp/ijinden/cardlist/001/card/01_017.png&quot; /&gt;&lt;div class=&quot;numCopies&quot; id=&quot;main-1-17-numCopies&quot;&gt;0&lt;/div&gt;&lt;button type=&quot;button&quot; class=&quot;pop&quot; onclick=&quot;popCardMain('1-17');&quot;&gt;-&lt;/button&gt;&lt;button type=&quot;button&quot; class=&quot;push&quot; onclick=&quot;pushCardMain('1-17');&quot;&gt;+&lt;/button&gt;&lt;button type=&quot;button&quot; class=&quot;drop&quot; onclick=&quot;dropCardMain('1-17');&quot;&gt;↓&lt;/button&gt;&lt;/div&gt;" calcext:value-type="string">
            <text:p>&lt;div class="card" id="main-1-17"&gt;&lt;img width="115" heidht="160" src="https://one-draw.jp/ijinden/cardlist/001/card/01_017.png" /&gt;&lt;div class="numCopies" id="main-1-17-numCopies"&gt;0&lt;/div&gt;&lt;button type="button" class="pop" onclick="popCardMain('1-17');"&gt;-&lt;/button&gt;&lt;button type="button" class="push" onclick="pushCardMain('1-17');"&gt;+&lt;/button&gt;&lt;button type="button" class="drop" onclick="dropCardMain('1-17');"&gt;↓&lt;/button&gt;&lt;/div&gt;</text:p>
          </table:table-cell>
          <table:table-cell table:formula="of:=CONCATENATE([$HTML.$A$2];[.$B57];[$HTML.$B$2];[.$M57];[$HTML.$C$2];[.$B57];[$HTML.$D$2];[.$B57];[$HTML.$E$2];[.$B57];[$HTML.$F$2];[.$B57];[$HTML.$G$2])" office:value-type="string" office:string-value="&lt;div class=&quot;card&quot; id=&quot;side-1-17&quot;&gt;&lt;img width=&quot;115&quot; heidht=&quot;160&quot; src=&quot;https://one-draw.jp/ijinden/cardlist/001/card/01_017.png&quot; /&gt;&lt;div class=&quot;numCopies&quot; id=&quot;side-1-17-numCopies&quot;&gt;0&lt;/div&gt;&lt;button type=&quot;button&quot; class=&quot;pop&quot; onclick=&quot;popCardSide('1-17');&quot;&gt;-&lt;/button&gt;&lt;button type=&quot;button&quot; class=&quot;push&quot; onclick=&quot;pushCardSide('1-17');&quot;&gt;+&lt;/button&gt;&lt;button type=&quot;button&quot; class=&quot;raise&quot; onclick=&quot;raiseCardSide('1-17');&quot;&gt;↑&lt;/button&gt;&lt;/div&gt;" calcext:value-type="string">
            <text:p>&lt;div class="card" id="side-1-17"&gt;&lt;img width="115" heidht="160" src="https://one-draw.jp/ijinden/cardlist/001/card/01_017.png" /&gt;&lt;div class="numCopies" id="side-1-17-numCopies"&gt;0&lt;/div&gt;&lt;button type="button" class="pop" onclick="popCardSide('1-17');"&gt;-&lt;/button&gt;&lt;button type="button" class="push" onclick="pushCardSide('1-17');"&gt;+&lt;/button&gt;&lt;button type="button" class="raise" onclick="raiseCardSide('1-17');"&gt;↑&lt;/button&gt;&lt;/div&gt;</text:p>
          </table:table-cell>
          <table:table-cell table:formula="of:=CONCATENATE([$HTML.$A$3];[.B57];[$HTML.$B$3];[.F57];[$HTML.$C$3];[.H57];[$HTML.$D$3];[.J57];[$HTML.$E$3];[.B57];[$HTML.$F$3];[.D57];[$HTML.$G$3];[.I57];[$HTML.$H$3];[.G57];[$HTML.$I$3];[.K57];[$HTML.$J$3];[.B57];[$HTML.$K$3];[.B57];[$HTML.$L$3];[.B57];[$HTML.$M$3];[.B57];[$HTML.$N$3];[.B57];[$HTML.$O$3];[.B57];[$HTML.$P$3])" office:value-type="string" office:string-value="&lt;tr id=&quot;table-1-17&quot; data-expansion=&quot;15&quot; data-type=&quot;1&quot; data-color=&quot;10&quot;&gt;&lt;td&gt;1-17&lt;/td&gt;&lt;td&gt;藤原道長&lt;/td&gt;&lt;td&gt;赤&lt;/td&gt;&lt;td&gt;イジン&lt;/td&gt;&lt;td&gt;5&lt;/td&gt;&lt;td&gt;&lt;button type=&quot;button&quot; onclick=&quot;popCardMain('1-17')&quot;&gt;-&lt;/button&gt;&lt;/td&gt;&lt;td id=&quot;table-main-1-17-numCopies&quot;&gt;0&lt;/td&gt;&lt;td&gt;&lt;button type=&quot;button&quot; onclick=&quot;pushCardMain('1-17')&quot;&gt;+&lt;/button&gt;&lt;/td&gt;&lt;td&gt;&lt;button type=&quot;button&quot; onclick=&quot;popCardSide('1-17')&quot;&gt;-&lt;/button&gt;&lt;/td&gt;&lt;td id=&quot;table-side-1-17-numCopies&quot;&gt;0&lt;/td&gt;&lt;td&gt;&lt;button type=&quot;button&quot; onclick=&quot;pushCardSide('1-17')&quot;&gt;+&lt;/button&gt;&lt;/td&gt;&lt;/tr&gt;" calcext:value-type="string">
            <text:p>&lt;tr id="table-1-17" data-expansion="15" data-type="1" data-color="10"&gt;&lt;td&gt;1-17&lt;/td&gt;&lt;td&gt;藤原道長&lt;/td&gt;&lt;td&gt;赤&lt;/td&gt;&lt;td&gt;イジン&lt;/td&gt;&lt;td&gt;5&lt;/td&gt;&lt;td&gt;&lt;button type="button" onclick="popCardMain('1-17')"&gt;-&lt;/button&gt;&lt;/td&gt;&lt;td id="table-main-1-17-numCopies"&gt;0&lt;/td&gt;&lt;td&gt;&lt;button type="button" onclick="pushCardMain('1-17')"&gt;+&lt;/button&gt;&lt;/td&gt;&lt;td&gt;&lt;button type="button" onclick="popCardSide('1-17')"&gt;-&lt;/button&gt;&lt;/td&gt;&lt;td id="table-side-1-17-numCopies"&gt;0&lt;/td&gt;&lt;td&gt;&lt;button type="button" onclick="pushCardSide('1-1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M58];[$HTML.$C$1];[.$B58];[$HTML.$D$1];[.$B58];[$HTML.$E$1];[.$B58];[$HTML.$F$1];[.$B58];[$HTML.$G$1])" office:value-type="string" office:string-value="&lt;div class=&quot;card&quot; id=&quot;main-1-18&quot;&gt;&lt;img width=&quot;115&quot; heidht=&quot;160&quot; src=&quot;https://one-draw.jp/ijinden/cardlist/001/card/01_018.png&quot; /&gt;&lt;div class=&quot;numCopies&quot; id=&quot;main-1-18-numCopies&quot;&gt;0&lt;/div&gt;&lt;button type=&quot;button&quot; class=&quot;pop&quot; onclick=&quot;popCardMain('1-18');&quot;&gt;-&lt;/button&gt;&lt;button type=&quot;button&quot; class=&quot;push&quot; onclick=&quot;pushCardMain('1-18');&quot;&gt;+&lt;/button&gt;&lt;button type=&quot;button&quot; class=&quot;drop&quot; onclick=&quot;dropCardMain('1-18');&quot;&gt;↓&lt;/button&gt;&lt;/div&gt;" calcext:value-type="string">
            <text:p>&lt;div class="card" id="main-1-18"&gt;&lt;img width="115" heidht="160" src="https://one-draw.jp/ijinden/cardlist/001/card/01_018.png" /&gt;&lt;div class="numCopies" id="main-1-18-numCopies"&gt;0&lt;/div&gt;&lt;button type="button" class="pop" onclick="popCardMain('1-18');"&gt;-&lt;/button&gt;&lt;button type="button" class="push" onclick="pushCardMain('1-18');"&gt;+&lt;/button&gt;&lt;button type="button" class="drop" onclick="dropCardMain('1-18');"&gt;↓&lt;/button&gt;&lt;/div&gt;</text:p>
          </table:table-cell>
          <table:table-cell table:formula="of:=CONCATENATE([$HTML.$A$2];[.$B58];[$HTML.$B$2];[.$M58];[$HTML.$C$2];[.$B58];[$HTML.$D$2];[.$B58];[$HTML.$E$2];[.$B58];[$HTML.$F$2];[.$B58];[$HTML.$G$2])" office:value-type="string" office:string-value="&lt;div class=&quot;card&quot; id=&quot;side-1-18&quot;&gt;&lt;img width=&quot;115&quot; heidht=&quot;160&quot; src=&quot;https://one-draw.jp/ijinden/cardlist/001/card/01_018.png&quot; /&gt;&lt;div class=&quot;numCopies&quot; id=&quot;side-1-18-numCopies&quot;&gt;0&lt;/div&gt;&lt;button type=&quot;button&quot; class=&quot;pop&quot; onclick=&quot;popCardSide('1-18');&quot;&gt;-&lt;/button&gt;&lt;button type=&quot;button&quot; class=&quot;push&quot; onclick=&quot;pushCardSide('1-18');&quot;&gt;+&lt;/button&gt;&lt;button type=&quot;button&quot; class=&quot;raise&quot; onclick=&quot;raiseCardSide('1-18');&quot;&gt;↑&lt;/button&gt;&lt;/div&gt;" calcext:value-type="string">
            <text:p>&lt;div class="card" id="side-1-18"&gt;&lt;img width="115" heidht="160" src="https://one-draw.jp/ijinden/cardlist/001/card/01_018.png" /&gt;&lt;div class="numCopies" id="side-1-18-numCopies"&gt;0&lt;/div&gt;&lt;button type="button" class="pop" onclick="popCardSide('1-18');"&gt;-&lt;/button&gt;&lt;button type="button" class="push" onclick="pushCardSide('1-18');"&gt;+&lt;/button&gt;&lt;button type="button" class="raise" onclick="raiseCardSide('1-18');"&gt;↑&lt;/button&gt;&lt;/div&gt;</text:p>
          </table:table-cell>
          <table:table-cell table:formula="of:=CONCATENATE([$HTML.$A$3];[.B58];[$HTML.$B$3];[.F58];[$HTML.$C$3];[.H58];[$HTML.$D$3];[.J58];[$HTML.$E$3];[.B58];[$HTML.$F$3];[.D58];[$HTML.$G$3];[.I58];[$HTML.$H$3];[.G58];[$HTML.$I$3];[.K58];[$HTML.$J$3];[.B58];[$HTML.$K$3];[.B58];[$HTML.$L$3];[.B58];[$HTML.$M$3];[.B58];[$HTML.$N$3];[.B58];[$HTML.$O$3];[.B58];[$HTML.$P$3])" office:value-type="string" office:string-value="&lt;tr id=&quot;table-1-18&quot; data-expansion=&quot;15&quot; data-type=&quot;1&quot; data-color=&quot;10&quot;&gt;&lt;td&gt;1-18&lt;/td&gt;&lt;td&gt;源頼朝&lt;/td&gt;&lt;td&gt;赤&lt;/td&gt;&lt;td&gt;イジン&lt;/td&gt;&lt;td&gt;5&lt;/td&gt;&lt;td&gt;&lt;button type=&quot;button&quot; onclick=&quot;popCardMain('1-18')&quot;&gt;-&lt;/button&gt;&lt;/td&gt;&lt;td id=&quot;table-main-1-18-numCopies&quot;&gt;0&lt;/td&gt;&lt;td&gt;&lt;button type=&quot;button&quot; onclick=&quot;pushCardMain('1-18')&quot;&gt;+&lt;/button&gt;&lt;/td&gt;&lt;td&gt;&lt;button type=&quot;button&quot; onclick=&quot;popCardSide('1-18')&quot;&gt;-&lt;/button&gt;&lt;/td&gt;&lt;td id=&quot;table-side-1-18-numCopies&quot;&gt;0&lt;/td&gt;&lt;td&gt;&lt;button type=&quot;button&quot; onclick=&quot;pushCardSide('1-18')&quot;&gt;+&lt;/button&gt;&lt;/td&gt;&lt;/tr&gt;" calcext:value-type="string">
            <text:p>&lt;tr id="table-1-18" data-expansion="15" data-type="1" data-color="10"&gt;&lt;td&gt;1-18&lt;/td&gt;&lt;td&gt;源頼朝&lt;/td&gt;&lt;td&gt;赤&lt;/td&gt;&lt;td&gt;イジン&lt;/td&gt;&lt;td&gt;5&lt;/td&gt;&lt;td&gt;&lt;button type="button" onclick="popCardMain('1-18')"&gt;-&lt;/button&gt;&lt;/td&gt;&lt;td id="table-main-1-18-numCopies"&gt;0&lt;/td&gt;&lt;td&gt;&lt;button type="button" onclick="pushCardMain('1-18')"&gt;+&lt;/button&gt;&lt;/td&gt;&lt;td&gt;&lt;button type="button" onclick="popCardSide('1-18')"&gt;-&lt;/button&gt;&lt;/td&gt;&lt;td id="table-side-1-18-numCopies"&gt;0&lt;/td&gt;&lt;td&gt;&lt;button type="button" onclick="pushCardSide('1-1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M59];[$HTML.$C$1];[.$B59];[$HTML.$D$1];[.$B59];[$HTML.$E$1];[.$B59];[$HTML.$F$1];[.$B59];[$HTML.$G$1])" office:value-type="string" office:string-value="&lt;div class=&quot;card&quot; id=&quot;main-1-19&quot;&gt;&lt;img width=&quot;115&quot; heidht=&quot;160&quot; src=&quot;https://one-draw.jp/ijinden/cardlist/001/card/01_019.png&quot; /&gt;&lt;div class=&quot;numCopies&quot; id=&quot;main-1-19-numCopies&quot;&gt;0&lt;/div&gt;&lt;button type=&quot;button&quot; class=&quot;pop&quot; onclick=&quot;popCardMain('1-19');&quot;&gt;-&lt;/button&gt;&lt;button type=&quot;button&quot; class=&quot;push&quot; onclick=&quot;pushCardMain('1-19');&quot;&gt;+&lt;/button&gt;&lt;button type=&quot;button&quot; class=&quot;drop&quot; onclick=&quot;dropCardMain('1-19');&quot;&gt;↓&lt;/button&gt;&lt;/div&gt;" calcext:value-type="string">
            <text:p>&lt;div class="card" id="main-1-19"&gt;&lt;img width="115" heidht="160" src="https://one-draw.jp/ijinden/cardlist/001/card/01_019.png" /&gt;&lt;div class="numCopies" id="main-1-19-numCopies"&gt;0&lt;/div&gt;&lt;button type="button" class="pop" onclick="popCardMain('1-19');"&gt;-&lt;/button&gt;&lt;button type="button" class="push" onclick="pushCardMain('1-19');"&gt;+&lt;/button&gt;&lt;button type="button" class="drop" onclick="dropCardMain('1-19');"&gt;↓&lt;/button&gt;&lt;/div&gt;</text:p>
          </table:table-cell>
          <table:table-cell table:formula="of:=CONCATENATE([$HTML.$A$2];[.$B59];[$HTML.$B$2];[.$M59];[$HTML.$C$2];[.$B59];[$HTML.$D$2];[.$B59];[$HTML.$E$2];[.$B59];[$HTML.$F$2];[.$B59];[$HTML.$G$2])" office:value-type="string" office:string-value="&lt;div class=&quot;card&quot; id=&quot;side-1-19&quot;&gt;&lt;img width=&quot;115&quot; heidht=&quot;160&quot; src=&quot;https://one-draw.jp/ijinden/cardlist/001/card/01_019.png&quot; /&gt;&lt;div class=&quot;numCopies&quot; id=&quot;side-1-19-numCopies&quot;&gt;0&lt;/div&gt;&lt;button type=&quot;button&quot; class=&quot;pop&quot; onclick=&quot;popCardSide('1-19');&quot;&gt;-&lt;/button&gt;&lt;button type=&quot;button&quot; class=&quot;push&quot; onclick=&quot;pushCardSide('1-19');&quot;&gt;+&lt;/button&gt;&lt;button type=&quot;button&quot; class=&quot;raise&quot; onclick=&quot;raiseCardSide('1-19');&quot;&gt;↑&lt;/button&gt;&lt;/div&gt;" calcext:value-type="string">
            <text:p>&lt;div class="card" id="side-1-19"&gt;&lt;img width="115" heidht="160" src="https://one-draw.jp/ijinden/cardlist/001/card/01_019.png" /&gt;&lt;div class="numCopies" id="side-1-19-numCopies"&gt;0&lt;/div&gt;&lt;button type="button" class="pop" onclick="popCardSide('1-19');"&gt;-&lt;/button&gt;&lt;button type="button" class="push" onclick="pushCardSide('1-19');"&gt;+&lt;/button&gt;&lt;button type="button" class="raise" onclick="raiseCardSide('1-19');"&gt;↑&lt;/button&gt;&lt;/div&gt;</text:p>
          </table:table-cell>
          <table:table-cell table:formula="of:=CONCATENATE([$HTML.$A$3];[.B59];[$HTML.$B$3];[.F59];[$HTML.$C$3];[.H59];[$HTML.$D$3];[.J59];[$HTML.$E$3];[.B59];[$HTML.$F$3];[.D59];[$HTML.$G$3];[.I59];[$HTML.$H$3];[.G59];[$HTML.$I$3];[.K59];[$HTML.$J$3];[.B59];[$HTML.$K$3];[.B59];[$HTML.$L$3];[.B59];[$HTML.$M$3];[.B59];[$HTML.$N$3];[.B59];[$HTML.$O$3];[.B59];[$HTML.$P$3])" office:value-type="string" office:string-value="&lt;tr id=&quot;table-1-19&quot; data-expansion=&quot;15&quot; data-type=&quot;1&quot; data-color=&quot;10&quot;&gt;&lt;td&gt;1-19&lt;/td&gt;&lt;td&gt;ガイウス・ユリウス・カエサル&lt;/td&gt;&lt;td&gt;赤&lt;/td&gt;&lt;td&gt;イジン&lt;/td&gt;&lt;td&gt;7&lt;/td&gt;&lt;td&gt;&lt;button type=&quot;button&quot; onclick=&quot;popCardMain('1-19')&quot;&gt;-&lt;/button&gt;&lt;/td&gt;&lt;td id=&quot;table-main-1-19-numCopies&quot;&gt;0&lt;/td&gt;&lt;td&gt;&lt;button type=&quot;button&quot; onclick=&quot;pushCardMain('1-19')&quot;&gt;+&lt;/button&gt;&lt;/td&gt;&lt;td&gt;&lt;button type=&quot;button&quot; onclick=&quot;popCardSide('1-19')&quot;&gt;-&lt;/button&gt;&lt;/td&gt;&lt;td id=&quot;table-side-1-19-numCopies&quot;&gt;0&lt;/td&gt;&lt;td&gt;&lt;button type=&quot;button&quot; onclick=&quot;pushCardSide('1-19')&quot;&gt;+&lt;/button&gt;&lt;/td&gt;&lt;/tr&gt;" calcext:value-type="string">
            <text:p>&lt;tr id="table-1-19" data-expansion="15" data-type="1" data-color="10"&gt;&lt;td&gt;1-19&lt;/td&gt;&lt;td&gt;ガイウス・ユリウス・カエサル&lt;/td&gt;&lt;td&gt;赤&lt;/td&gt;&lt;td&gt;イジン&lt;/td&gt;&lt;td&gt;7&lt;/td&gt;&lt;td&gt;&lt;button type="button" onclick="popCardMain('1-19')"&gt;-&lt;/button&gt;&lt;/td&gt;&lt;td id="table-main-1-19-numCopies"&gt;0&lt;/td&gt;&lt;td&gt;&lt;button type="button" onclick="pushCardMain('1-19')"&gt;+&lt;/button&gt;&lt;/td&gt;&lt;td&gt;&lt;button type="button" onclick="popCardSide('1-19')"&gt;-&lt;/button&gt;&lt;/td&gt;&lt;td id="table-side-1-19-numCopies"&gt;0&lt;/td&gt;&lt;td&gt;&lt;button type="button" onclick="pushCardSide('1-1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M60];[$HTML.$C$1];[.$B60];[$HTML.$D$1];[.$B60];[$HTML.$E$1];[.$B60];[$HTML.$F$1];[.$B60];[$HTML.$G$1])" office:value-type="string" office:string-value="&lt;div class=&quot;card&quot; id=&quot;main-1-20&quot;&gt;&lt;img width=&quot;115&quot; heidht=&quot;160&quot; src=&quot;https://one-draw.jp/ijinden/cardlist/001/card/01_020.png&quot; /&gt;&lt;div class=&quot;numCopies&quot; id=&quot;main-1-20-numCopies&quot;&gt;0&lt;/div&gt;&lt;button type=&quot;button&quot; class=&quot;pop&quot; onclick=&quot;popCardMain('1-20');&quot;&gt;-&lt;/button&gt;&lt;button type=&quot;button&quot; class=&quot;push&quot; onclick=&quot;pushCardMain('1-20');&quot;&gt;+&lt;/button&gt;&lt;button type=&quot;button&quot; class=&quot;drop&quot; onclick=&quot;dropCardMain('1-20');&quot;&gt;↓&lt;/button&gt;&lt;/div&gt;" calcext:value-type="string">
            <text:p>&lt;div class="card" id="main-1-20"&gt;&lt;img width="115" heidht="160" src="https://one-draw.jp/ijinden/cardlist/001/card/01_020.png" /&gt;&lt;div class="numCopies" id="main-1-20-numCopies"&gt;0&lt;/div&gt;&lt;button type="button" class="pop" onclick="popCardMain('1-20');"&gt;-&lt;/button&gt;&lt;button type="button" class="push" onclick="pushCardMain('1-20');"&gt;+&lt;/button&gt;&lt;button type="button" class="drop" onclick="dropCardMain('1-20');"&gt;↓&lt;/button&gt;&lt;/div&gt;</text:p>
          </table:table-cell>
          <table:table-cell table:formula="of:=CONCATENATE([$HTML.$A$2];[.$B60];[$HTML.$B$2];[.$M60];[$HTML.$C$2];[.$B60];[$HTML.$D$2];[.$B60];[$HTML.$E$2];[.$B60];[$HTML.$F$2];[.$B60];[$HTML.$G$2])" office:value-type="string" office:string-value="&lt;div class=&quot;card&quot; id=&quot;side-1-20&quot;&gt;&lt;img width=&quot;115&quot; heidht=&quot;160&quot; src=&quot;https://one-draw.jp/ijinden/cardlist/001/card/01_020.png&quot; /&gt;&lt;div class=&quot;numCopies&quot; id=&quot;side-1-20-numCopies&quot;&gt;0&lt;/div&gt;&lt;button type=&quot;button&quot; class=&quot;pop&quot; onclick=&quot;popCardSide('1-20');&quot;&gt;-&lt;/button&gt;&lt;button type=&quot;button&quot; class=&quot;push&quot; onclick=&quot;pushCardSide('1-20');&quot;&gt;+&lt;/button&gt;&lt;button type=&quot;button&quot; class=&quot;raise&quot; onclick=&quot;raiseCardSide('1-20');&quot;&gt;↑&lt;/button&gt;&lt;/div&gt;" calcext:value-type="string">
            <text:p>&lt;div class="card" id="side-1-20"&gt;&lt;img width="115" heidht="160" src="https://one-draw.jp/ijinden/cardlist/001/card/01_020.png" /&gt;&lt;div class="numCopies" id="side-1-20-numCopies"&gt;0&lt;/div&gt;&lt;button type="button" class="pop" onclick="popCardSide('1-20');"&gt;-&lt;/button&gt;&lt;button type="button" class="push" onclick="pushCardSide('1-20');"&gt;+&lt;/button&gt;&lt;button type="button" class="raise" onclick="raiseCardSide('1-20');"&gt;↑&lt;/button&gt;&lt;/div&gt;</text:p>
          </table:table-cell>
          <table:table-cell table:formula="of:=CONCATENATE([$HTML.$A$3];[.B60];[$HTML.$B$3];[.F60];[$HTML.$C$3];[.H60];[$HTML.$D$3];[.J60];[$HTML.$E$3];[.B60];[$HTML.$F$3];[.D60];[$HTML.$G$3];[.I60];[$HTML.$H$3];[.G60];[$HTML.$I$3];[.K60];[$HTML.$J$3];[.B60];[$HTML.$K$3];[.B60];[$HTML.$L$3];[.B60];[$HTML.$M$3];[.B60];[$HTML.$N$3];[.B60];[$HTML.$O$3];[.B60];[$HTML.$P$3])" office:value-type="string" office:string-value="&lt;tr id=&quot;table-1-20&quot; data-expansion=&quot;15&quot; data-type=&quot;1&quot; data-color=&quot;20&quot;&gt;&lt;td&gt;1-20&lt;/td&gt;&lt;td&gt;ハンス・アクセル・フォン・フェルセン&lt;/td&gt;&lt;td&gt;青&lt;/td&gt;&lt;td&gt;イジン&lt;/td&gt;&lt;td&gt;1&lt;/td&gt;&lt;td&gt;&lt;button type=&quot;button&quot; onclick=&quot;popCardMain('1-20')&quot;&gt;-&lt;/button&gt;&lt;/td&gt;&lt;td id=&quot;table-main-1-20-numCopies&quot;&gt;0&lt;/td&gt;&lt;td&gt;&lt;button type=&quot;button&quot; onclick=&quot;pushCardMain('1-20')&quot;&gt;+&lt;/button&gt;&lt;/td&gt;&lt;td&gt;&lt;button type=&quot;button&quot; onclick=&quot;popCardSide('1-20')&quot;&gt;-&lt;/button&gt;&lt;/td&gt;&lt;td id=&quot;table-side-1-20-numCopies&quot;&gt;0&lt;/td&gt;&lt;td&gt;&lt;button type=&quot;button&quot; onclick=&quot;pushCardSide('1-20')&quot;&gt;+&lt;/button&gt;&lt;/td&gt;&lt;/tr&gt;" calcext:value-type="string">
            <text:p>&lt;tr id="table-1-20" data-expansion="15" data-type="1" data-color="20"&gt;&lt;td&gt;1-20&lt;/td&gt;&lt;td&gt;ハンス・アクセル・フォン・フェルセン&lt;/td&gt;&lt;td&gt;青&lt;/td&gt;&lt;td&gt;イジン&lt;/td&gt;&lt;td&gt;1&lt;/td&gt;&lt;td&gt;&lt;button type="button" onclick="popCardMain('1-20')"&gt;-&lt;/button&gt;&lt;/td&gt;&lt;td id="table-main-1-20-numCopies"&gt;0&lt;/td&gt;&lt;td&gt;&lt;button type="button" onclick="pushCardMain('1-20')"&gt;+&lt;/button&gt;&lt;/td&gt;&lt;td&gt;&lt;button type="button" onclick="popCardSide('1-20')"&gt;-&lt;/button&gt;&lt;/td&gt;&lt;td id="table-side-1-20-numCopies"&gt;0&lt;/td&gt;&lt;td&gt;&lt;button type="button" onclick="pushCardSide('1-2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M61];[$HTML.$C$1];[.$B61];[$HTML.$D$1];[.$B61];[$HTML.$E$1];[.$B61];[$HTML.$F$1];[.$B61];[$HTML.$G$1])" office:value-type="string" office:string-value="&lt;div class=&quot;card&quot; id=&quot;main-1-21&quot;&gt;&lt;img width=&quot;115&quot; heidht=&quot;160&quot; src=&quot;https://one-draw.jp/ijinden/cardlist/001/card/01_021.png&quot; /&gt;&lt;div class=&quot;numCopies&quot; id=&quot;main-1-21-numCopies&quot;&gt;0&lt;/div&gt;&lt;button type=&quot;button&quot; class=&quot;pop&quot; onclick=&quot;popCardMain('1-21');&quot;&gt;-&lt;/button&gt;&lt;button type=&quot;button&quot; class=&quot;push&quot; onclick=&quot;pushCardMain('1-21');&quot;&gt;+&lt;/button&gt;&lt;button type=&quot;button&quot; class=&quot;drop&quot; onclick=&quot;dropCardMain('1-21');&quot;&gt;↓&lt;/button&gt;&lt;/div&gt;" calcext:value-type="string">
            <text:p>&lt;div class="card" id="main-1-21"&gt;&lt;img width="115" heidht="160" src="https://one-draw.jp/ijinden/cardlist/001/card/01_021.png" /&gt;&lt;div class="numCopies" id="main-1-21-numCopies"&gt;0&lt;/div&gt;&lt;button type="button" class="pop" onclick="popCardMain('1-21');"&gt;-&lt;/button&gt;&lt;button type="button" class="push" onclick="pushCardMain('1-21');"&gt;+&lt;/button&gt;&lt;button type="button" class="drop" onclick="dropCardMain('1-21');"&gt;↓&lt;/button&gt;&lt;/div&gt;</text:p>
          </table:table-cell>
          <table:table-cell table:formula="of:=CONCATENATE([$HTML.$A$2];[.$B61];[$HTML.$B$2];[.$M61];[$HTML.$C$2];[.$B61];[$HTML.$D$2];[.$B61];[$HTML.$E$2];[.$B61];[$HTML.$F$2];[.$B61];[$HTML.$G$2])" office:value-type="string" office:string-value="&lt;div class=&quot;card&quot; id=&quot;side-1-21&quot;&gt;&lt;img width=&quot;115&quot; heidht=&quot;160&quot; src=&quot;https://one-draw.jp/ijinden/cardlist/001/card/01_021.png&quot; /&gt;&lt;div class=&quot;numCopies&quot; id=&quot;side-1-21-numCopies&quot;&gt;0&lt;/div&gt;&lt;button type=&quot;button&quot; class=&quot;pop&quot; onclick=&quot;popCardSide('1-21');&quot;&gt;-&lt;/button&gt;&lt;button type=&quot;button&quot; class=&quot;push&quot; onclick=&quot;pushCardSide('1-21');&quot;&gt;+&lt;/button&gt;&lt;button type=&quot;button&quot; class=&quot;raise&quot; onclick=&quot;raiseCardSide('1-21');&quot;&gt;↑&lt;/button&gt;&lt;/div&gt;" calcext:value-type="string">
            <text:p>&lt;div class="card" id="side-1-21"&gt;&lt;img width="115" heidht="160" src="https://one-draw.jp/ijinden/cardlist/001/card/01_021.png" /&gt;&lt;div class="numCopies" id="side-1-21-numCopies"&gt;0&lt;/div&gt;&lt;button type="button" class="pop" onclick="popCardSide('1-21');"&gt;-&lt;/button&gt;&lt;button type="button" class="push" onclick="pushCardSide('1-21');"&gt;+&lt;/button&gt;&lt;button type="button" class="raise" onclick="raiseCardSide('1-21');"&gt;↑&lt;/button&gt;&lt;/div&gt;</text:p>
          </table:table-cell>
          <table:table-cell table:formula="of:=CONCATENATE([$HTML.$A$3];[.B61];[$HTML.$B$3];[.F61];[$HTML.$C$3];[.H61];[$HTML.$D$3];[.J61];[$HTML.$E$3];[.B61];[$HTML.$F$3];[.D61];[$HTML.$G$3];[.I61];[$HTML.$H$3];[.G61];[$HTML.$I$3];[.K61];[$HTML.$J$3];[.B61];[$HTML.$K$3];[.B61];[$HTML.$L$3];[.B61];[$HTML.$M$3];[.B61];[$HTML.$N$3];[.B61];[$HTML.$O$3];[.B61];[$HTML.$P$3])" office:value-type="string" office:string-value="&lt;tr id=&quot;table-1-21&quot; data-expansion=&quot;15&quot; data-type=&quot;1&quot; data-color=&quot;20&quot;&gt;&lt;td&gt;1-21&lt;/td&gt;&lt;td&gt;鑑真&lt;/td&gt;&lt;td&gt;青&lt;/td&gt;&lt;td&gt;イジン&lt;/td&gt;&lt;td&gt;2&lt;/td&gt;&lt;td&gt;&lt;button type=&quot;button&quot; onclick=&quot;popCardMain('1-21')&quot;&gt;-&lt;/button&gt;&lt;/td&gt;&lt;td id=&quot;table-main-1-21-numCopies&quot;&gt;0&lt;/td&gt;&lt;td&gt;&lt;button type=&quot;button&quot; onclick=&quot;pushCardMain('1-21')&quot;&gt;+&lt;/button&gt;&lt;/td&gt;&lt;td&gt;&lt;button type=&quot;button&quot; onclick=&quot;popCardSide('1-21')&quot;&gt;-&lt;/button&gt;&lt;/td&gt;&lt;td id=&quot;table-side-1-21-numCopies&quot;&gt;0&lt;/td&gt;&lt;td&gt;&lt;button type=&quot;button&quot; onclick=&quot;pushCardSide('1-21')&quot;&gt;+&lt;/button&gt;&lt;/td&gt;&lt;/tr&gt;" calcext:value-type="string">
            <text:p>&lt;tr id="table-1-21" data-expansion="15" data-type="1" data-color="20"&gt;&lt;td&gt;1-21&lt;/td&gt;&lt;td&gt;鑑真&lt;/td&gt;&lt;td&gt;青&lt;/td&gt;&lt;td&gt;イジン&lt;/td&gt;&lt;td&gt;2&lt;/td&gt;&lt;td&gt;&lt;button type="button" onclick="popCardMain('1-21')"&gt;-&lt;/button&gt;&lt;/td&gt;&lt;td id="table-main-1-21-numCopies"&gt;0&lt;/td&gt;&lt;td&gt;&lt;button type="button" onclick="pushCardMain('1-21')"&gt;+&lt;/button&gt;&lt;/td&gt;&lt;td&gt;&lt;button type="button" onclick="popCardSide('1-21')"&gt;-&lt;/button&gt;&lt;/td&gt;&lt;td id="table-side-1-21-numCopies"&gt;0&lt;/td&gt;&lt;td&gt;&lt;button type="button" onclick="pushCardSide('1-2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M62];[$HTML.$C$1];[.$B62];[$HTML.$D$1];[.$B62];[$HTML.$E$1];[.$B62];[$HTML.$F$1];[.$B62];[$HTML.$G$1])" office:value-type="string" office:string-value="&lt;div class=&quot;card&quot; id=&quot;main-1-22&quot;&gt;&lt;img width=&quot;115&quot; heidht=&quot;160&quot; src=&quot;https://one-draw.jp/ijinden/cardlist/001/card/01_022.png&quot; /&gt;&lt;div class=&quot;numCopies&quot; id=&quot;main-1-22-numCopies&quot;&gt;0&lt;/div&gt;&lt;button type=&quot;button&quot; class=&quot;pop&quot; onclick=&quot;popCardMain('1-22');&quot;&gt;-&lt;/button&gt;&lt;button type=&quot;button&quot; class=&quot;push&quot; onclick=&quot;pushCardMain('1-22');&quot;&gt;+&lt;/button&gt;&lt;button type=&quot;button&quot; class=&quot;drop&quot; onclick=&quot;dropCardMain('1-22');&quot;&gt;↓&lt;/button&gt;&lt;/div&gt;" calcext:value-type="string">
            <text:p>&lt;div class="card" id="main-1-22"&gt;&lt;img width="115" heidht="160" src="https://one-draw.jp/ijinden/cardlist/001/card/01_022.png" /&gt;&lt;div class="numCopies" id="main-1-22-numCopies"&gt;0&lt;/div&gt;&lt;button type="button" class="pop" onclick="popCardMain('1-22');"&gt;-&lt;/button&gt;&lt;button type="button" class="push" onclick="pushCardMain('1-22');"&gt;+&lt;/button&gt;&lt;button type="button" class="drop" onclick="dropCardMain('1-22');"&gt;↓&lt;/button&gt;&lt;/div&gt;</text:p>
          </table:table-cell>
          <table:table-cell table:formula="of:=CONCATENATE([$HTML.$A$2];[.$B62];[$HTML.$B$2];[.$M62];[$HTML.$C$2];[.$B62];[$HTML.$D$2];[.$B62];[$HTML.$E$2];[.$B62];[$HTML.$F$2];[.$B62];[$HTML.$G$2])" office:value-type="string" office:string-value="&lt;div class=&quot;card&quot; id=&quot;side-1-22&quot;&gt;&lt;img width=&quot;115&quot; heidht=&quot;160&quot; src=&quot;https://one-draw.jp/ijinden/cardlist/001/card/01_022.png&quot; /&gt;&lt;div class=&quot;numCopies&quot; id=&quot;side-1-22-numCopies&quot;&gt;0&lt;/div&gt;&lt;button type=&quot;button&quot; class=&quot;pop&quot; onclick=&quot;popCardSide('1-22');&quot;&gt;-&lt;/button&gt;&lt;button type=&quot;button&quot; class=&quot;push&quot; onclick=&quot;pushCardSide('1-22');&quot;&gt;+&lt;/button&gt;&lt;button type=&quot;button&quot; class=&quot;raise&quot; onclick=&quot;raiseCardSide('1-22');&quot;&gt;↑&lt;/button&gt;&lt;/div&gt;" calcext:value-type="string">
            <text:p>&lt;div class="card" id="side-1-22"&gt;&lt;img width="115" heidht="160" src="https://one-draw.jp/ijinden/cardlist/001/card/01_022.png" /&gt;&lt;div class="numCopies" id="side-1-22-numCopies"&gt;0&lt;/div&gt;&lt;button type="button" class="pop" onclick="popCardSide('1-22');"&gt;-&lt;/button&gt;&lt;button type="button" class="push" onclick="pushCardSide('1-22');"&gt;+&lt;/button&gt;&lt;button type="button" class="raise" onclick="raiseCardSide('1-22');"&gt;↑&lt;/button&gt;&lt;/div&gt;</text:p>
          </table:table-cell>
          <table:table-cell table:formula="of:=CONCATENATE([$HTML.$A$3];[.B62];[$HTML.$B$3];[.F62];[$HTML.$C$3];[.H62];[$HTML.$D$3];[.J62];[$HTML.$E$3];[.B62];[$HTML.$F$3];[.D62];[$HTML.$G$3];[.I62];[$HTML.$H$3];[.G62];[$HTML.$I$3];[.K62];[$HTML.$J$3];[.B62];[$HTML.$K$3];[.B62];[$HTML.$L$3];[.B62];[$HTML.$M$3];[.B62];[$HTML.$N$3];[.B62];[$HTML.$O$3];[.B62];[$HTML.$P$3])" office:value-type="string" office:string-value="&lt;tr id=&quot;table-1-22&quot; data-expansion=&quot;15&quot; data-type=&quot;1&quot; data-color=&quot;20&quot;&gt;&lt;td&gt;1-22&lt;/td&gt;&lt;td&gt;ジャンヌ・ダルク&lt;/td&gt;&lt;td&gt;青&lt;/td&gt;&lt;td&gt;イジン&lt;/td&gt;&lt;td&gt;2&lt;/td&gt;&lt;td&gt;&lt;button type=&quot;button&quot; onclick=&quot;popCardMain('1-22')&quot;&gt;-&lt;/button&gt;&lt;/td&gt;&lt;td id=&quot;table-main-1-22-numCopies&quot;&gt;0&lt;/td&gt;&lt;td&gt;&lt;button type=&quot;button&quot; onclick=&quot;pushCardMain('1-22')&quot;&gt;+&lt;/button&gt;&lt;/td&gt;&lt;td&gt;&lt;button type=&quot;button&quot; onclick=&quot;popCardSide('1-22')&quot;&gt;-&lt;/button&gt;&lt;/td&gt;&lt;td id=&quot;table-side-1-22-numCopies&quot;&gt;0&lt;/td&gt;&lt;td&gt;&lt;button type=&quot;button&quot; onclick=&quot;pushCardSide('1-22')&quot;&gt;+&lt;/button&gt;&lt;/td&gt;&lt;/tr&gt;" calcext:value-type="string">
            <text:p>&lt;tr id="table-1-22" data-expansion="15" data-type="1" data-color="20"&gt;&lt;td&gt;1-22&lt;/td&gt;&lt;td&gt;ジャンヌ・ダルク&lt;/td&gt;&lt;td&gt;青&lt;/td&gt;&lt;td&gt;イジン&lt;/td&gt;&lt;td&gt;2&lt;/td&gt;&lt;td&gt;&lt;button type="button" onclick="popCardMain('1-22')"&gt;-&lt;/button&gt;&lt;/td&gt;&lt;td id="table-main-1-22-numCopies"&gt;0&lt;/td&gt;&lt;td&gt;&lt;button type="button" onclick="pushCardMain('1-22')"&gt;+&lt;/button&gt;&lt;/td&gt;&lt;td&gt;&lt;button type="button" onclick="popCardSide('1-22')"&gt;-&lt;/button&gt;&lt;/td&gt;&lt;td id="table-side-1-22-numCopies"&gt;0&lt;/td&gt;&lt;td&gt;&lt;button type="button" onclick="pushCardSide('1-2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M63];[$HTML.$C$1];[.$B63];[$HTML.$D$1];[.$B63];[$HTML.$E$1];[.$B63];[$HTML.$F$1];[.$B63];[$HTML.$G$1])" office:value-type="string" office:string-value="&lt;div class=&quot;card&quot; id=&quot;main-1-23&quot;&gt;&lt;img width=&quot;115&quot; heidht=&quot;160&quot; src=&quot;https://one-draw.jp/ijinden/cardlist/001/card/01_023.png&quot; /&gt;&lt;div class=&quot;numCopies&quot; id=&quot;main-1-23-numCopies&quot;&gt;0&lt;/div&gt;&lt;button type=&quot;button&quot; class=&quot;pop&quot; onclick=&quot;popCardMain('1-23');&quot;&gt;-&lt;/button&gt;&lt;button type=&quot;button&quot; class=&quot;push&quot; onclick=&quot;pushCardMain('1-23');&quot;&gt;+&lt;/button&gt;&lt;button type=&quot;button&quot; class=&quot;drop&quot; onclick=&quot;dropCardMain('1-23');&quot;&gt;↓&lt;/button&gt;&lt;/div&gt;" calcext:value-type="string">
            <text:p>&lt;div class="card" id="main-1-23"&gt;&lt;img width="115" heidht="160" src="https://one-draw.jp/ijinden/cardlist/001/card/01_023.png" /&gt;&lt;div class="numCopies" id="main-1-23-numCopies"&gt;0&lt;/div&gt;&lt;button type="button" class="pop" onclick="popCardMain('1-23');"&gt;-&lt;/button&gt;&lt;button type="button" class="push" onclick="pushCardMain('1-23');"&gt;+&lt;/button&gt;&lt;button type="button" class="drop" onclick="dropCardMain('1-23');"&gt;↓&lt;/button&gt;&lt;/div&gt;</text:p>
          </table:table-cell>
          <table:table-cell table:formula="of:=CONCATENATE([$HTML.$A$2];[.$B63];[$HTML.$B$2];[.$M63];[$HTML.$C$2];[.$B63];[$HTML.$D$2];[.$B63];[$HTML.$E$2];[.$B63];[$HTML.$F$2];[.$B63];[$HTML.$G$2])" office:value-type="string" office:string-value="&lt;div class=&quot;card&quot; id=&quot;side-1-23&quot;&gt;&lt;img width=&quot;115&quot; heidht=&quot;160&quot; src=&quot;https://one-draw.jp/ijinden/cardlist/001/card/01_023.png&quot; /&gt;&lt;div class=&quot;numCopies&quot; id=&quot;side-1-23-numCopies&quot;&gt;0&lt;/div&gt;&lt;button type=&quot;button&quot; class=&quot;pop&quot; onclick=&quot;popCardSide('1-23');&quot;&gt;-&lt;/button&gt;&lt;button type=&quot;button&quot; class=&quot;push&quot; onclick=&quot;pushCardSide('1-23');&quot;&gt;+&lt;/button&gt;&lt;button type=&quot;button&quot; class=&quot;raise&quot; onclick=&quot;raiseCardSide('1-23');&quot;&gt;↑&lt;/button&gt;&lt;/div&gt;" calcext:value-type="string">
            <text:p>&lt;div class="card" id="side-1-23"&gt;&lt;img width="115" heidht="160" src="https://one-draw.jp/ijinden/cardlist/001/card/01_023.png" /&gt;&lt;div class="numCopies" id="side-1-23-numCopies"&gt;0&lt;/div&gt;&lt;button type="button" class="pop" onclick="popCardSide('1-23');"&gt;-&lt;/button&gt;&lt;button type="button" class="push" onclick="pushCardSide('1-23');"&gt;+&lt;/button&gt;&lt;button type="button" class="raise" onclick="raiseCardSide('1-23');"&gt;↑&lt;/button&gt;&lt;/div&gt;</text:p>
          </table:table-cell>
          <table:table-cell table:formula="of:=CONCATENATE([$HTML.$A$3];[.B63];[$HTML.$B$3];[.F63];[$HTML.$C$3];[.H63];[$HTML.$D$3];[.J63];[$HTML.$E$3];[.B63];[$HTML.$F$3];[.D63];[$HTML.$G$3];[.I63];[$HTML.$H$3];[.G63];[$HTML.$I$3];[.K63];[$HTML.$J$3];[.B63];[$HTML.$K$3];[.B63];[$HTML.$L$3];[.B63];[$HTML.$M$3];[.B63];[$HTML.$N$3];[.B63];[$HTML.$O$3];[.B63];[$HTML.$P$3])" office:value-type="string" office:string-value="&lt;tr id=&quot;table-1-23&quot; data-expansion=&quot;15&quot; data-type=&quot;1&quot; data-color=&quot;20&quot;&gt;&lt;td&gt;1-23&lt;/td&gt;&lt;td&gt;ドナテッロ&lt;/td&gt;&lt;td&gt;青&lt;/td&gt;&lt;td&gt;イジン&lt;/td&gt;&lt;td&gt;2&lt;/td&gt;&lt;td&gt;&lt;button type=&quot;button&quot; onclick=&quot;popCardMain('1-23')&quot;&gt;-&lt;/button&gt;&lt;/td&gt;&lt;td id=&quot;table-main-1-23-numCopies&quot;&gt;0&lt;/td&gt;&lt;td&gt;&lt;button type=&quot;button&quot; onclick=&quot;pushCardMain('1-23')&quot;&gt;+&lt;/button&gt;&lt;/td&gt;&lt;td&gt;&lt;button type=&quot;button&quot; onclick=&quot;popCardSide('1-23')&quot;&gt;-&lt;/button&gt;&lt;/td&gt;&lt;td id=&quot;table-side-1-23-numCopies&quot;&gt;0&lt;/td&gt;&lt;td&gt;&lt;button type=&quot;button&quot; onclick=&quot;pushCardSide('1-23')&quot;&gt;+&lt;/button&gt;&lt;/td&gt;&lt;/tr&gt;" calcext:value-type="string">
            <text:p>&lt;tr id="table-1-23" data-expansion="15" data-type="1" data-color="20"&gt;&lt;td&gt;1-23&lt;/td&gt;&lt;td&gt;ドナテッロ&lt;/td&gt;&lt;td&gt;青&lt;/td&gt;&lt;td&gt;イジン&lt;/td&gt;&lt;td&gt;2&lt;/td&gt;&lt;td&gt;&lt;button type="button" onclick="popCardMain('1-23')"&gt;-&lt;/button&gt;&lt;/td&gt;&lt;td id="table-main-1-23-numCopies"&gt;0&lt;/td&gt;&lt;td&gt;&lt;button type="button" onclick="pushCardMain('1-23')"&gt;+&lt;/button&gt;&lt;/td&gt;&lt;td&gt;&lt;button type="button" onclick="popCardSide('1-23')"&gt;-&lt;/button&gt;&lt;/td&gt;&lt;td id="table-side-1-23-numCopies"&gt;0&lt;/td&gt;&lt;td&gt;&lt;button type="button" onclick="pushCardSide('1-2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M64];[$HTML.$C$1];[.$B64];[$HTML.$D$1];[.$B64];[$HTML.$E$1];[.$B64];[$HTML.$F$1];[.$B64];[$HTML.$G$1])" office:value-type="string" office:string-value="&lt;div class=&quot;card&quot; id=&quot;main-1-24&quot;&gt;&lt;img width=&quot;115&quot; heidht=&quot;160&quot; src=&quot;https://one-draw.jp/ijinden/cardlist/001/card/01_024.png&quot; /&gt;&lt;div class=&quot;numCopies&quot; id=&quot;main-1-24-numCopies&quot;&gt;0&lt;/div&gt;&lt;button type=&quot;button&quot; class=&quot;pop&quot; onclick=&quot;popCardMain('1-24');&quot;&gt;-&lt;/button&gt;&lt;button type=&quot;button&quot; class=&quot;push&quot; onclick=&quot;pushCardMain('1-24');&quot;&gt;+&lt;/button&gt;&lt;button type=&quot;button&quot; class=&quot;drop&quot; onclick=&quot;dropCardMain('1-24');&quot;&gt;↓&lt;/button&gt;&lt;/div&gt;" calcext:value-type="string">
            <text:p>&lt;div class="card" id="main-1-24"&gt;&lt;img width="115" heidht="160" src="https://one-draw.jp/ijinden/cardlist/001/card/01_024.png" /&gt;&lt;div class="numCopies" id="main-1-24-numCopies"&gt;0&lt;/div&gt;&lt;button type="button" class="pop" onclick="popCardMain('1-24');"&gt;-&lt;/button&gt;&lt;button type="button" class="push" onclick="pushCardMain('1-24');"&gt;+&lt;/button&gt;&lt;button type="button" class="drop" onclick="dropCardMain('1-24');"&gt;↓&lt;/button&gt;&lt;/div&gt;</text:p>
          </table:table-cell>
          <table:table-cell table:formula="of:=CONCATENATE([$HTML.$A$2];[.$B64];[$HTML.$B$2];[.$M64];[$HTML.$C$2];[.$B64];[$HTML.$D$2];[.$B64];[$HTML.$E$2];[.$B64];[$HTML.$F$2];[.$B64];[$HTML.$G$2])" office:value-type="string" office:string-value="&lt;div class=&quot;card&quot; id=&quot;side-1-24&quot;&gt;&lt;img width=&quot;115&quot; heidht=&quot;160&quot; src=&quot;https://one-draw.jp/ijinden/cardlist/001/card/01_024.png&quot; /&gt;&lt;div class=&quot;numCopies&quot; id=&quot;side-1-24-numCopies&quot;&gt;0&lt;/div&gt;&lt;button type=&quot;button&quot; class=&quot;pop&quot; onclick=&quot;popCardSide('1-24');&quot;&gt;-&lt;/button&gt;&lt;button type=&quot;button&quot; class=&quot;push&quot; onclick=&quot;pushCardSide('1-24');&quot;&gt;+&lt;/button&gt;&lt;button type=&quot;button&quot; class=&quot;raise&quot; onclick=&quot;raiseCardSide('1-24');&quot;&gt;↑&lt;/button&gt;&lt;/div&gt;" calcext:value-type="string">
            <text:p>&lt;div class="card" id="side-1-24"&gt;&lt;img width="115" heidht="160" src="https://one-draw.jp/ijinden/cardlist/001/card/01_024.png" /&gt;&lt;div class="numCopies" id="side-1-24-numCopies"&gt;0&lt;/div&gt;&lt;button type="button" class="pop" onclick="popCardSide('1-24');"&gt;-&lt;/button&gt;&lt;button type="button" class="push" onclick="pushCardSide('1-24');"&gt;+&lt;/button&gt;&lt;button type="button" class="raise" onclick="raiseCardSide('1-24');"&gt;↑&lt;/button&gt;&lt;/div&gt;</text:p>
          </table:table-cell>
          <table:table-cell table:formula="of:=CONCATENATE([$HTML.$A$3];[.B64];[$HTML.$B$3];[.F64];[$HTML.$C$3];[.H64];[$HTML.$D$3];[.J64];[$HTML.$E$3];[.B64];[$HTML.$F$3];[.D64];[$HTML.$G$3];[.I64];[$HTML.$H$3];[.G64];[$HTML.$I$3];[.K64];[$HTML.$J$3];[.B64];[$HTML.$K$3];[.B64];[$HTML.$L$3];[.B64];[$HTML.$M$3];[.B64];[$HTML.$N$3];[.B64];[$HTML.$O$3];[.B64];[$HTML.$P$3])" office:value-type="string" office:string-value="&lt;tr id=&quot;table-1-24&quot; data-expansion=&quot;15&quot; data-type=&quot;1&quot; data-color=&quot;20&quot;&gt;&lt;td&gt;1-24&lt;/td&gt;&lt;td&gt;孔子&lt;/td&gt;&lt;td&gt;青&lt;/td&gt;&lt;td&gt;イジン&lt;/td&gt;&lt;td&gt;3&lt;/td&gt;&lt;td&gt;&lt;button type=&quot;button&quot; onclick=&quot;popCardMain('1-24')&quot;&gt;-&lt;/button&gt;&lt;/td&gt;&lt;td id=&quot;table-main-1-24-numCopies&quot;&gt;0&lt;/td&gt;&lt;td&gt;&lt;button type=&quot;button&quot; onclick=&quot;pushCardMain('1-24')&quot;&gt;+&lt;/button&gt;&lt;/td&gt;&lt;td&gt;&lt;button type=&quot;button&quot; onclick=&quot;popCardSide('1-24')&quot;&gt;-&lt;/button&gt;&lt;/td&gt;&lt;td id=&quot;table-side-1-24-numCopies&quot;&gt;0&lt;/td&gt;&lt;td&gt;&lt;button type=&quot;button&quot; onclick=&quot;pushCardSide('1-24')&quot;&gt;+&lt;/button&gt;&lt;/td&gt;&lt;/tr&gt;" calcext:value-type="string">
            <text:p>&lt;tr id="table-1-24" data-expansion="15" data-type="1" data-color="20"&gt;&lt;td&gt;1-24&lt;/td&gt;&lt;td&gt;孔子&lt;/td&gt;&lt;td&gt;青&lt;/td&gt;&lt;td&gt;イジン&lt;/td&gt;&lt;td&gt;3&lt;/td&gt;&lt;td&gt;&lt;button type="button" onclick="popCardMain('1-24')"&gt;-&lt;/button&gt;&lt;/td&gt;&lt;td id="table-main-1-24-numCopies"&gt;0&lt;/td&gt;&lt;td&gt;&lt;button type="button" onclick="pushCardMain('1-24')"&gt;+&lt;/button&gt;&lt;/td&gt;&lt;td&gt;&lt;button type="button" onclick="popCardSide('1-24')"&gt;-&lt;/button&gt;&lt;/td&gt;&lt;td id="table-side-1-24-numCopies"&gt;0&lt;/td&gt;&lt;td&gt;&lt;button type="button" onclick="pushCardSide('1-2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M65];[$HTML.$C$1];[.$B65];[$HTML.$D$1];[.$B65];[$HTML.$E$1];[.$B65];[$HTML.$F$1];[.$B65];[$HTML.$G$1])" office:value-type="string" office:string-value="&lt;div class=&quot;card&quot; id=&quot;main-1-25&quot;&gt;&lt;img width=&quot;115&quot; heidht=&quot;160&quot; src=&quot;https://one-draw.jp/ijinden/cardlist/001/card/01_025.png&quot; /&gt;&lt;div class=&quot;numCopies&quot; id=&quot;main-1-25-numCopies&quot;&gt;0&lt;/div&gt;&lt;button type=&quot;button&quot; class=&quot;pop&quot; onclick=&quot;popCardMain('1-25');&quot;&gt;-&lt;/button&gt;&lt;button type=&quot;button&quot; class=&quot;push&quot; onclick=&quot;pushCardMain('1-25');&quot;&gt;+&lt;/button&gt;&lt;button type=&quot;button&quot; class=&quot;drop&quot; onclick=&quot;dropCardMain('1-25');&quot;&gt;↓&lt;/button&gt;&lt;/div&gt;" calcext:value-type="string">
            <text:p>&lt;div class="card" id="main-1-25"&gt;&lt;img width="115" heidht="160" src="https://one-draw.jp/ijinden/cardlist/001/card/01_025.png" /&gt;&lt;div class="numCopies" id="main-1-25-numCopies"&gt;0&lt;/div&gt;&lt;button type="button" class="pop" onclick="popCardMain('1-25');"&gt;-&lt;/button&gt;&lt;button type="button" class="push" onclick="pushCardMain('1-25');"&gt;+&lt;/button&gt;&lt;button type="button" class="drop" onclick="dropCardMain('1-25');"&gt;↓&lt;/button&gt;&lt;/div&gt;</text:p>
          </table:table-cell>
          <table:table-cell table:formula="of:=CONCATENATE([$HTML.$A$2];[.$B65];[$HTML.$B$2];[.$M65];[$HTML.$C$2];[.$B65];[$HTML.$D$2];[.$B65];[$HTML.$E$2];[.$B65];[$HTML.$F$2];[.$B65];[$HTML.$G$2])" office:value-type="string" office:string-value="&lt;div class=&quot;card&quot; id=&quot;side-1-25&quot;&gt;&lt;img width=&quot;115&quot; heidht=&quot;160&quot; src=&quot;https://one-draw.jp/ijinden/cardlist/001/card/01_025.png&quot; /&gt;&lt;div class=&quot;numCopies&quot; id=&quot;side-1-25-numCopies&quot;&gt;0&lt;/div&gt;&lt;button type=&quot;button&quot; class=&quot;pop&quot; onclick=&quot;popCardSide('1-25');&quot;&gt;-&lt;/button&gt;&lt;button type=&quot;button&quot; class=&quot;push&quot; onclick=&quot;pushCardSide('1-25');&quot;&gt;+&lt;/button&gt;&lt;button type=&quot;button&quot; class=&quot;raise&quot; onclick=&quot;raiseCardSide('1-25');&quot;&gt;↑&lt;/button&gt;&lt;/div&gt;" calcext:value-type="string">
            <text:p>&lt;div class="card" id="side-1-25"&gt;&lt;img width="115" heidht="160" src="https://one-draw.jp/ijinden/cardlist/001/card/01_025.png" /&gt;&lt;div class="numCopies" id="side-1-25-numCopies"&gt;0&lt;/div&gt;&lt;button type="button" class="pop" onclick="popCardSide('1-25');"&gt;-&lt;/button&gt;&lt;button type="button" class="push" onclick="pushCardSide('1-25');"&gt;+&lt;/button&gt;&lt;button type="button" class="raise" onclick="raiseCardSide('1-25');"&gt;↑&lt;/button&gt;&lt;/div&gt;</text:p>
          </table:table-cell>
          <table:table-cell table:formula="of:=CONCATENATE([$HTML.$A$3];[.B65];[$HTML.$B$3];[.F65];[$HTML.$C$3];[.H65];[$HTML.$D$3];[.J65];[$HTML.$E$3];[.B65];[$HTML.$F$3];[.D65];[$HTML.$G$3];[.I65];[$HTML.$H$3];[.G65];[$HTML.$I$3];[.K65];[$HTML.$J$3];[.B65];[$HTML.$K$3];[.B65];[$HTML.$L$3];[.B65];[$HTML.$M$3];[.B65];[$HTML.$N$3];[.B65];[$HTML.$O$3];[.B65];[$HTML.$P$3])" office:value-type="string" office:string-value="&lt;tr id=&quot;table-1-25&quot; data-expansion=&quot;15&quot; data-type=&quot;1&quot; data-color=&quot;20&quot;&gt;&lt;td&gt;1-25&lt;/td&gt;&lt;td&gt;始皇帝&lt;/td&gt;&lt;td&gt;青&lt;/td&gt;&lt;td&gt;イジン&lt;/td&gt;&lt;td&gt;5&lt;/td&gt;&lt;td&gt;&lt;button type=&quot;button&quot; onclick=&quot;popCardMain('1-25')&quot;&gt;-&lt;/button&gt;&lt;/td&gt;&lt;td id=&quot;table-main-1-25-numCopies&quot;&gt;0&lt;/td&gt;&lt;td&gt;&lt;button type=&quot;button&quot; onclick=&quot;pushCardMain('1-25')&quot;&gt;+&lt;/button&gt;&lt;/td&gt;&lt;td&gt;&lt;button type=&quot;button&quot; onclick=&quot;popCardSide('1-25')&quot;&gt;-&lt;/button&gt;&lt;/td&gt;&lt;td id=&quot;table-side-1-25-numCopies&quot;&gt;0&lt;/td&gt;&lt;td&gt;&lt;button type=&quot;button&quot; onclick=&quot;pushCardSide('1-25')&quot;&gt;+&lt;/button&gt;&lt;/td&gt;&lt;/tr&gt;" calcext:value-type="string">
            <text:p>&lt;tr id="table-1-25" data-expansion="15" data-type="1" data-color="20"&gt;&lt;td&gt;1-25&lt;/td&gt;&lt;td&gt;始皇帝&lt;/td&gt;&lt;td&gt;青&lt;/td&gt;&lt;td&gt;イジン&lt;/td&gt;&lt;td&gt;5&lt;/td&gt;&lt;td&gt;&lt;button type="button" onclick="popCardMain('1-25')"&gt;-&lt;/button&gt;&lt;/td&gt;&lt;td id="table-main-1-25-numCopies"&gt;0&lt;/td&gt;&lt;td&gt;&lt;button type="button" onclick="pushCardMain('1-25')"&gt;+&lt;/button&gt;&lt;/td&gt;&lt;td&gt;&lt;button type="button" onclick="popCardSide('1-25')"&gt;-&lt;/button&gt;&lt;/td&gt;&lt;td id="table-side-1-25-numCopies"&gt;0&lt;/td&gt;&lt;td&gt;&lt;button type="button" onclick="pushCardSide('1-2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M66];[$HTML.$C$1];[.$B66];[$HTML.$D$1];[.$B66];[$HTML.$E$1];[.$B66];[$HTML.$F$1];[.$B66];[$HTML.$G$1])" office:value-type="string" office:string-value="&lt;div class=&quot;card&quot; id=&quot;main-1-26&quot;&gt;&lt;img width=&quot;115&quot; heidht=&quot;160&quot; src=&quot;https://one-draw.jp/ijinden/cardlist/001/card/01_026.png&quot; /&gt;&lt;div class=&quot;numCopies&quot; id=&quot;main-1-26-numCopies&quot;&gt;0&lt;/div&gt;&lt;button type=&quot;button&quot; class=&quot;pop&quot; onclick=&quot;popCardMain('1-26');&quot;&gt;-&lt;/button&gt;&lt;button type=&quot;button&quot; class=&quot;push&quot; onclick=&quot;pushCardMain('1-26');&quot;&gt;+&lt;/button&gt;&lt;button type=&quot;button&quot; class=&quot;drop&quot; onclick=&quot;dropCardMain('1-26');&quot;&gt;↓&lt;/button&gt;&lt;/div&gt;" calcext:value-type="string">
            <text:p>&lt;div class="card" id="main-1-26"&gt;&lt;img width="115" heidht="160" src="https://one-draw.jp/ijinden/cardlist/001/card/01_026.png" /&gt;&lt;div class="numCopies" id="main-1-26-numCopies"&gt;0&lt;/div&gt;&lt;button type="button" class="pop" onclick="popCardMain('1-26');"&gt;-&lt;/button&gt;&lt;button type="button" class="push" onclick="pushCardMain('1-26');"&gt;+&lt;/button&gt;&lt;button type="button" class="drop" onclick="dropCardMain('1-26');"&gt;↓&lt;/button&gt;&lt;/div&gt;</text:p>
          </table:table-cell>
          <table:table-cell table:formula="of:=CONCATENATE([$HTML.$A$2];[.$B66];[$HTML.$B$2];[.$M66];[$HTML.$C$2];[.$B66];[$HTML.$D$2];[.$B66];[$HTML.$E$2];[.$B66];[$HTML.$F$2];[.$B66];[$HTML.$G$2])" office:value-type="string" office:string-value="&lt;div class=&quot;card&quot; id=&quot;side-1-26&quot;&gt;&lt;img width=&quot;115&quot; heidht=&quot;160&quot; src=&quot;https://one-draw.jp/ijinden/cardlist/001/card/01_026.png&quot; /&gt;&lt;div class=&quot;numCopies&quot; id=&quot;side-1-26-numCopies&quot;&gt;0&lt;/div&gt;&lt;button type=&quot;button&quot; class=&quot;pop&quot; onclick=&quot;popCardSide('1-26');&quot;&gt;-&lt;/button&gt;&lt;button type=&quot;button&quot; class=&quot;push&quot; onclick=&quot;pushCardSide('1-26');&quot;&gt;+&lt;/button&gt;&lt;button type=&quot;button&quot; class=&quot;raise&quot; onclick=&quot;raiseCardSide('1-26');&quot;&gt;↑&lt;/button&gt;&lt;/div&gt;" calcext:value-type="string">
            <text:p>&lt;div class="card" id="side-1-26"&gt;&lt;img width="115" heidht="160" src="https://one-draw.jp/ijinden/cardlist/001/card/01_026.png" /&gt;&lt;div class="numCopies" id="side-1-26-numCopies"&gt;0&lt;/div&gt;&lt;button type="button" class="pop" onclick="popCardSide('1-26');"&gt;-&lt;/button&gt;&lt;button type="button" class="push" onclick="pushCardSide('1-26');"&gt;+&lt;/button&gt;&lt;button type="button" class="raise" onclick="raiseCardSide('1-26');"&gt;↑&lt;/button&gt;&lt;/div&gt;</text:p>
          </table:table-cell>
          <table:table-cell table:formula="of:=CONCATENATE([$HTML.$A$3];[.B66];[$HTML.$B$3];[.F66];[$HTML.$C$3];[.H66];[$HTML.$D$3];[.J66];[$HTML.$E$3];[.B66];[$HTML.$F$3];[.D66];[$HTML.$G$3];[.I66];[$HTML.$H$3];[.G66];[$HTML.$I$3];[.K66];[$HTML.$J$3];[.B66];[$HTML.$K$3];[.B66];[$HTML.$L$3];[.B66];[$HTML.$M$3];[.B66];[$HTML.$N$3];[.B66];[$HTML.$O$3];[.B66];[$HTML.$P$3])" office:value-type="string" office:string-value="&lt;tr id=&quot;table-1-26&quot; data-expansion=&quot;15&quot; data-type=&quot;1&quot; data-color=&quot;20&quot;&gt;&lt;td&gt;1-26&lt;/td&gt;&lt;td&gt;メアリー1世&lt;/td&gt;&lt;td&gt;青&lt;/td&gt;&lt;td&gt;イジン&lt;/td&gt;&lt;td&gt;3&lt;/td&gt;&lt;td&gt;&lt;button type=&quot;button&quot; onclick=&quot;popCardMain('1-26')&quot;&gt;-&lt;/button&gt;&lt;/td&gt;&lt;td id=&quot;table-main-1-26-numCopies&quot;&gt;0&lt;/td&gt;&lt;td&gt;&lt;button type=&quot;button&quot; onclick=&quot;pushCardMain('1-26')&quot;&gt;+&lt;/button&gt;&lt;/td&gt;&lt;td&gt;&lt;button type=&quot;button&quot; onclick=&quot;popCardSide('1-26')&quot;&gt;-&lt;/button&gt;&lt;/td&gt;&lt;td id=&quot;table-side-1-26-numCopies&quot;&gt;0&lt;/td&gt;&lt;td&gt;&lt;button type=&quot;button&quot; onclick=&quot;pushCardSide('1-26')&quot;&gt;+&lt;/button&gt;&lt;/td&gt;&lt;/tr&gt;" calcext:value-type="string">
            <text:p>&lt;tr id="table-1-26" data-expansion="15" data-type="1" data-color="20"&gt;&lt;td&gt;1-26&lt;/td&gt;&lt;td&gt;メアリー1世&lt;/td&gt;&lt;td&gt;青&lt;/td&gt;&lt;td&gt;イジン&lt;/td&gt;&lt;td&gt;3&lt;/td&gt;&lt;td&gt;&lt;button type="button" onclick="popCardMain('1-26')"&gt;-&lt;/button&gt;&lt;/td&gt;&lt;td id="table-main-1-26-numCopies"&gt;0&lt;/td&gt;&lt;td&gt;&lt;button type="button" onclick="pushCardMain('1-26')"&gt;+&lt;/button&gt;&lt;/td&gt;&lt;td&gt;&lt;button type="button" onclick="popCardSide('1-26')"&gt;-&lt;/button&gt;&lt;/td&gt;&lt;td id="table-side-1-26-numCopies"&gt;0&lt;/td&gt;&lt;td&gt;&lt;button type="button" onclick="pushCardSide('1-2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M67];[$HTML.$C$1];[.$B67];[$HTML.$D$1];[.$B67];[$HTML.$E$1];[.$B67];[$HTML.$F$1];[.$B67];[$HTML.$G$1])" office:value-type="string" office:string-value="&lt;div class=&quot;card&quot; id=&quot;main-1-27&quot;&gt;&lt;img width=&quot;115&quot; heidht=&quot;160&quot; src=&quot;https://one-draw.jp/ijinden/cardlist/001/card/01_027.png&quot; /&gt;&lt;div class=&quot;numCopies&quot; id=&quot;main-1-27-numCopies&quot;&gt;0&lt;/div&gt;&lt;button type=&quot;button&quot; class=&quot;pop&quot; onclick=&quot;popCardMain('1-27');&quot;&gt;-&lt;/button&gt;&lt;button type=&quot;button&quot; class=&quot;push&quot; onclick=&quot;pushCardMain('1-27');&quot;&gt;+&lt;/button&gt;&lt;button type=&quot;button&quot; class=&quot;drop&quot; onclick=&quot;dropCardMain('1-27');&quot;&gt;↓&lt;/button&gt;&lt;/div&gt;" calcext:value-type="string">
            <text:p>&lt;div class="card" id="main-1-27"&gt;&lt;img width="115" heidht="160" src="https://one-draw.jp/ijinden/cardlist/001/card/01_027.png" /&gt;&lt;div class="numCopies" id="main-1-27-numCopies"&gt;0&lt;/div&gt;&lt;button type="button" class="pop" onclick="popCardMain('1-27');"&gt;-&lt;/button&gt;&lt;button type="button" class="push" onclick="pushCardMain('1-27');"&gt;+&lt;/button&gt;&lt;button type="button" class="drop" onclick="dropCardMain('1-27');"&gt;↓&lt;/button&gt;&lt;/div&gt;</text:p>
          </table:table-cell>
          <table:table-cell table:formula="of:=CONCATENATE([$HTML.$A$2];[.$B67];[$HTML.$B$2];[.$M67];[$HTML.$C$2];[.$B67];[$HTML.$D$2];[.$B67];[$HTML.$E$2];[.$B67];[$HTML.$F$2];[.$B67];[$HTML.$G$2])" office:value-type="string" office:string-value="&lt;div class=&quot;card&quot; id=&quot;side-1-27&quot;&gt;&lt;img width=&quot;115&quot; heidht=&quot;160&quot; src=&quot;https://one-draw.jp/ijinden/cardlist/001/card/01_027.png&quot; /&gt;&lt;div class=&quot;numCopies&quot; id=&quot;side-1-27-numCopies&quot;&gt;0&lt;/div&gt;&lt;button type=&quot;button&quot; class=&quot;pop&quot; onclick=&quot;popCardSide('1-27');&quot;&gt;-&lt;/button&gt;&lt;button type=&quot;button&quot; class=&quot;push&quot; onclick=&quot;pushCardSide('1-27');&quot;&gt;+&lt;/button&gt;&lt;button type=&quot;button&quot; class=&quot;raise&quot; onclick=&quot;raiseCardSide('1-27');&quot;&gt;↑&lt;/button&gt;&lt;/div&gt;" calcext:value-type="string">
            <text:p>&lt;div class="card" id="side-1-27"&gt;&lt;img width="115" heidht="160" src="https://one-draw.jp/ijinden/cardlist/001/card/01_027.png" /&gt;&lt;div class="numCopies" id="side-1-27-numCopies"&gt;0&lt;/div&gt;&lt;button type="button" class="pop" onclick="popCardSide('1-27');"&gt;-&lt;/button&gt;&lt;button type="button" class="push" onclick="pushCardSide('1-27');"&gt;+&lt;/button&gt;&lt;button type="button" class="raise" onclick="raiseCardSide('1-27');"&gt;↑&lt;/button&gt;&lt;/div&gt;</text:p>
          </table:table-cell>
          <table:table-cell table:formula="of:=CONCATENATE([$HTML.$A$3];[.B67];[$HTML.$B$3];[.F67];[$HTML.$C$3];[.H67];[$HTML.$D$3];[.J67];[$HTML.$E$3];[.B67];[$HTML.$F$3];[.D67];[$HTML.$G$3];[.I67];[$HTML.$H$3];[.G67];[$HTML.$I$3];[.K67];[$HTML.$J$3];[.B67];[$HTML.$K$3];[.B67];[$HTML.$L$3];[.B67];[$HTML.$M$3];[.B67];[$HTML.$N$3];[.B67];[$HTML.$O$3];[.B67];[$HTML.$P$3])" office:value-type="string" office:string-value="&lt;tr id=&quot;table-1-27&quot; data-expansion=&quot;15&quot; data-type=&quot;1&quot; data-color=&quot;20&quot;&gt;&lt;td&gt;1-27&lt;/td&gt;&lt;td&gt;玄宗&lt;/td&gt;&lt;td&gt;青&lt;/td&gt;&lt;td&gt;イジン&lt;/td&gt;&lt;td&gt;4&lt;/td&gt;&lt;td&gt;&lt;button type=&quot;button&quot; onclick=&quot;popCardMain('1-27')&quot;&gt;-&lt;/button&gt;&lt;/td&gt;&lt;td id=&quot;table-main-1-27-numCopies&quot;&gt;0&lt;/td&gt;&lt;td&gt;&lt;button type=&quot;button&quot; onclick=&quot;pushCardMain('1-27')&quot;&gt;+&lt;/button&gt;&lt;/td&gt;&lt;td&gt;&lt;button type=&quot;button&quot; onclick=&quot;popCardSide('1-27')&quot;&gt;-&lt;/button&gt;&lt;/td&gt;&lt;td id=&quot;table-side-1-27-numCopies&quot;&gt;0&lt;/td&gt;&lt;td&gt;&lt;button type=&quot;button&quot; onclick=&quot;pushCardSide('1-27')&quot;&gt;+&lt;/button&gt;&lt;/td&gt;&lt;/tr&gt;" calcext:value-type="string">
            <text:p>&lt;tr id="table-1-27" data-expansion="15" data-type="1" data-color="20"&gt;&lt;td&gt;1-27&lt;/td&gt;&lt;td&gt;玄宗&lt;/td&gt;&lt;td&gt;青&lt;/td&gt;&lt;td&gt;イジン&lt;/td&gt;&lt;td&gt;4&lt;/td&gt;&lt;td&gt;&lt;button type="button" onclick="popCardMain('1-27')"&gt;-&lt;/button&gt;&lt;/td&gt;&lt;td id="table-main-1-27-numCopies"&gt;0&lt;/td&gt;&lt;td&gt;&lt;button type="button" onclick="pushCardMain('1-27')"&gt;+&lt;/button&gt;&lt;/td&gt;&lt;td&gt;&lt;button type="button" onclick="popCardSide('1-27')"&gt;-&lt;/button&gt;&lt;/td&gt;&lt;td id="table-side-1-27-numCopies"&gt;0&lt;/td&gt;&lt;td&gt;&lt;button type="button" onclick="pushCardSide('1-2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M68];[$HTML.$C$1];[.$B68];[$HTML.$D$1];[.$B68];[$HTML.$E$1];[.$B68];[$HTML.$F$1];[.$B68];[$HTML.$G$1])" office:value-type="string" office:string-value="&lt;div class=&quot;card&quot; id=&quot;main-1-28&quot;&gt;&lt;img width=&quot;115&quot; heidht=&quot;160&quot; src=&quot;https://one-draw.jp/ijinden/cardlist/001/card/01_028.png&quot; /&gt;&lt;div class=&quot;numCopies&quot; id=&quot;main-1-28-numCopies&quot;&gt;0&lt;/div&gt;&lt;button type=&quot;button&quot; class=&quot;pop&quot; onclick=&quot;popCardMain('1-28');&quot;&gt;-&lt;/button&gt;&lt;button type=&quot;button&quot; class=&quot;push&quot; onclick=&quot;pushCardMain('1-28');&quot;&gt;+&lt;/button&gt;&lt;button type=&quot;button&quot; class=&quot;drop&quot; onclick=&quot;dropCardMain('1-28');&quot;&gt;↓&lt;/button&gt;&lt;/div&gt;" calcext:value-type="string">
            <text:p>&lt;div class="card" id="main-1-28"&gt;&lt;img width="115" heidht="160" src="https://one-draw.jp/ijinden/cardlist/001/card/01_028.png" /&gt;&lt;div class="numCopies" id="main-1-28-numCopies"&gt;0&lt;/div&gt;&lt;button type="button" class="pop" onclick="popCardMain('1-28');"&gt;-&lt;/button&gt;&lt;button type="button" class="push" onclick="pushCardMain('1-28');"&gt;+&lt;/button&gt;&lt;button type="button" class="drop" onclick="dropCardMain('1-28');"&gt;↓&lt;/button&gt;&lt;/div&gt;</text:p>
          </table:table-cell>
          <table:table-cell table:formula="of:=CONCATENATE([$HTML.$A$2];[.$B68];[$HTML.$B$2];[.$M68];[$HTML.$C$2];[.$B68];[$HTML.$D$2];[.$B68];[$HTML.$E$2];[.$B68];[$HTML.$F$2];[.$B68];[$HTML.$G$2])" office:value-type="string" office:string-value="&lt;div class=&quot;card&quot; id=&quot;side-1-28&quot;&gt;&lt;img width=&quot;115&quot; heidht=&quot;160&quot; src=&quot;https://one-draw.jp/ijinden/cardlist/001/card/01_028.png&quot; /&gt;&lt;div class=&quot;numCopies&quot; id=&quot;side-1-28-numCopies&quot;&gt;0&lt;/div&gt;&lt;button type=&quot;button&quot; class=&quot;pop&quot; onclick=&quot;popCardSide('1-28');&quot;&gt;-&lt;/button&gt;&lt;button type=&quot;button&quot; class=&quot;push&quot; onclick=&quot;pushCardSide('1-28');&quot;&gt;+&lt;/button&gt;&lt;button type=&quot;button&quot; class=&quot;raise&quot; onclick=&quot;raiseCardSide('1-28');&quot;&gt;↑&lt;/button&gt;&lt;/div&gt;" calcext:value-type="string">
            <text:p>&lt;div class="card" id="side-1-28"&gt;&lt;img width="115" heidht="160" src="https://one-draw.jp/ijinden/cardlist/001/card/01_028.png" /&gt;&lt;div class="numCopies" id="side-1-28-numCopies"&gt;0&lt;/div&gt;&lt;button type="button" class="pop" onclick="popCardSide('1-28');"&gt;-&lt;/button&gt;&lt;button type="button" class="push" onclick="pushCardSide('1-28');"&gt;+&lt;/button&gt;&lt;button type="button" class="raise" onclick="raiseCardSide('1-28');"&gt;↑&lt;/button&gt;&lt;/div&gt;</text:p>
          </table:table-cell>
          <table:table-cell table:formula="of:=CONCATENATE([$HTML.$A$3];[.B68];[$HTML.$B$3];[.F68];[$HTML.$C$3];[.H68];[$HTML.$D$3];[.J68];[$HTML.$E$3];[.B68];[$HTML.$F$3];[.D68];[$HTML.$G$3];[.I68];[$HTML.$H$3];[.G68];[$HTML.$I$3];[.K68];[$HTML.$J$3];[.B68];[$HTML.$K$3];[.B68];[$HTML.$L$3];[.B68];[$HTML.$M$3];[.B68];[$HTML.$N$3];[.B68];[$HTML.$O$3];[.B68];[$HTML.$P$3])" office:value-type="string" office:string-value="&lt;tr id=&quot;table-1-28&quot; data-expansion=&quot;15&quot; data-type=&quot;1&quot; data-color=&quot;20&quot;&gt;&lt;td&gt;1-28&lt;/td&gt;&lt;td&gt;シャルル7世&lt;/td&gt;&lt;td&gt;青&lt;/td&gt;&lt;td&gt;イジン&lt;/td&gt;&lt;td&gt;4&lt;/td&gt;&lt;td&gt;&lt;button type=&quot;button&quot; onclick=&quot;popCardMain('1-28')&quot;&gt;-&lt;/button&gt;&lt;/td&gt;&lt;td id=&quot;table-main-1-28-numCopies&quot;&gt;0&lt;/td&gt;&lt;td&gt;&lt;button type=&quot;button&quot; onclick=&quot;pushCardMain('1-28')&quot;&gt;+&lt;/button&gt;&lt;/td&gt;&lt;td&gt;&lt;button type=&quot;button&quot; onclick=&quot;popCardSide('1-28')&quot;&gt;-&lt;/button&gt;&lt;/td&gt;&lt;td id=&quot;table-side-1-28-numCopies&quot;&gt;0&lt;/td&gt;&lt;td&gt;&lt;button type=&quot;button&quot; onclick=&quot;pushCardSide('1-28')&quot;&gt;+&lt;/button&gt;&lt;/td&gt;&lt;/tr&gt;" calcext:value-type="string">
            <text:p>&lt;tr id="table-1-28" data-expansion="15" data-type="1" data-color="20"&gt;&lt;td&gt;1-28&lt;/td&gt;&lt;td&gt;シャルル7世&lt;/td&gt;&lt;td&gt;青&lt;/td&gt;&lt;td&gt;イジン&lt;/td&gt;&lt;td&gt;4&lt;/td&gt;&lt;td&gt;&lt;button type="button" onclick="popCardMain('1-28')"&gt;-&lt;/button&gt;&lt;/td&gt;&lt;td id="table-main-1-28-numCopies"&gt;0&lt;/td&gt;&lt;td&gt;&lt;button type="button" onclick="pushCardMain('1-28')"&gt;+&lt;/button&gt;&lt;/td&gt;&lt;td&gt;&lt;button type="button" onclick="popCardSide('1-28')"&gt;-&lt;/button&gt;&lt;/td&gt;&lt;td id="table-side-1-28-numCopies"&gt;0&lt;/td&gt;&lt;td&gt;&lt;button type="button" onclick="pushCardSide('1-2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M69];[$HTML.$C$1];[.$B69];[$HTML.$D$1];[.$B69];[$HTML.$E$1];[.$B69];[$HTML.$F$1];[.$B69];[$HTML.$G$1])" office:value-type="string" office:string-value="&lt;div class=&quot;card&quot; id=&quot;main-1-29&quot;&gt;&lt;img width=&quot;115&quot; heidht=&quot;160&quot; src=&quot;https://one-draw.jp/ijinden/cardlist/001/card/01_029.png&quot; /&gt;&lt;div class=&quot;numCopies&quot; id=&quot;main-1-29-numCopies&quot;&gt;0&lt;/div&gt;&lt;button type=&quot;button&quot; class=&quot;pop&quot; onclick=&quot;popCardMain('1-29');&quot;&gt;-&lt;/button&gt;&lt;button type=&quot;button&quot; class=&quot;push&quot; onclick=&quot;pushCardMain('1-29');&quot;&gt;+&lt;/button&gt;&lt;button type=&quot;button&quot; class=&quot;drop&quot; onclick=&quot;dropCardMain('1-29');&quot;&gt;↓&lt;/button&gt;&lt;/div&gt;" calcext:value-type="string">
            <text:p>&lt;div class="card" id="main-1-29"&gt;&lt;img width="115" heidht="160" src="https://one-draw.jp/ijinden/cardlist/001/card/01_029.png" /&gt;&lt;div class="numCopies" id="main-1-29-numCopies"&gt;0&lt;/div&gt;&lt;button type="button" class="pop" onclick="popCardMain('1-29');"&gt;-&lt;/button&gt;&lt;button type="button" class="push" onclick="pushCardMain('1-29');"&gt;+&lt;/button&gt;&lt;button type="button" class="drop" onclick="dropCardMain('1-29');"&gt;↓&lt;/button&gt;&lt;/div&gt;</text:p>
          </table:table-cell>
          <table:table-cell table:formula="of:=CONCATENATE([$HTML.$A$2];[.$B69];[$HTML.$B$2];[.$M69];[$HTML.$C$2];[.$B69];[$HTML.$D$2];[.$B69];[$HTML.$E$2];[.$B69];[$HTML.$F$2];[.$B69];[$HTML.$G$2])" office:value-type="string" office:string-value="&lt;div class=&quot;card&quot; id=&quot;side-1-29&quot;&gt;&lt;img width=&quot;115&quot; heidht=&quot;160&quot; src=&quot;https://one-draw.jp/ijinden/cardlist/001/card/01_029.png&quot; /&gt;&lt;div class=&quot;numCopies&quot; id=&quot;side-1-29-numCopies&quot;&gt;0&lt;/div&gt;&lt;button type=&quot;button&quot; class=&quot;pop&quot; onclick=&quot;popCardSide('1-29');&quot;&gt;-&lt;/button&gt;&lt;button type=&quot;button&quot; class=&quot;push&quot; onclick=&quot;pushCardSide('1-29');&quot;&gt;+&lt;/button&gt;&lt;button type=&quot;button&quot; class=&quot;raise&quot; onclick=&quot;raiseCardSide('1-29');&quot;&gt;↑&lt;/button&gt;&lt;/div&gt;" calcext:value-type="string">
            <text:p>&lt;div class="card" id="side-1-29"&gt;&lt;img width="115" heidht="160" src="https://one-draw.jp/ijinden/cardlist/001/card/01_029.png" /&gt;&lt;div class="numCopies" id="side-1-29-numCopies"&gt;0&lt;/div&gt;&lt;button type="button" class="pop" onclick="popCardSide('1-29');"&gt;-&lt;/button&gt;&lt;button type="button" class="push" onclick="pushCardSide('1-29');"&gt;+&lt;/button&gt;&lt;button type="button" class="raise" onclick="raiseCardSide('1-29');"&gt;↑&lt;/button&gt;&lt;/div&gt;</text:p>
          </table:table-cell>
          <table:table-cell table:formula="of:=CONCATENATE([$HTML.$A$3];[.B69];[$HTML.$B$3];[.F69];[$HTML.$C$3];[.H69];[$HTML.$D$3];[.J69];[$HTML.$E$3];[.B69];[$HTML.$F$3];[.D69];[$HTML.$G$3];[.I69];[$HTML.$H$3];[.G69];[$HTML.$I$3];[.K69];[$HTML.$J$3];[.B69];[$HTML.$K$3];[.B69];[$HTML.$L$3];[.B69];[$HTML.$M$3];[.B69];[$HTML.$N$3];[.B69];[$HTML.$O$3];[.B69];[$HTML.$P$3])" office:value-type="string" office:string-value="&lt;tr id=&quot;table-1-29&quot; data-expansion=&quot;15&quot; data-type=&quot;1&quot; data-color=&quot;20&quot;&gt;&lt;td&gt;1-29&lt;/td&gt;&lt;td&gt;フランシスコ・ザビエル&lt;/td&gt;&lt;td&gt;青&lt;/td&gt;&lt;td&gt;イジン&lt;/td&gt;&lt;td&gt;4&lt;/td&gt;&lt;td&gt;&lt;button type=&quot;button&quot; onclick=&quot;popCardMain('1-29')&quot;&gt;-&lt;/button&gt;&lt;/td&gt;&lt;td id=&quot;table-main-1-29-numCopies&quot;&gt;0&lt;/td&gt;&lt;td&gt;&lt;button type=&quot;button&quot; onclick=&quot;pushCardMain('1-29')&quot;&gt;+&lt;/button&gt;&lt;/td&gt;&lt;td&gt;&lt;button type=&quot;button&quot; onclick=&quot;popCardSide('1-29')&quot;&gt;-&lt;/button&gt;&lt;/td&gt;&lt;td id=&quot;table-side-1-29-numCopies&quot;&gt;0&lt;/td&gt;&lt;td&gt;&lt;button type=&quot;button&quot; onclick=&quot;pushCardSide('1-29')&quot;&gt;+&lt;/button&gt;&lt;/td&gt;&lt;/tr&gt;" calcext:value-type="string">
            <text:p>&lt;tr id="table-1-29" data-expansion="15" data-type="1" data-color="20"&gt;&lt;td&gt;1-29&lt;/td&gt;&lt;td&gt;フランシスコ・ザビエル&lt;/td&gt;&lt;td&gt;青&lt;/td&gt;&lt;td&gt;イジン&lt;/td&gt;&lt;td&gt;4&lt;/td&gt;&lt;td&gt;&lt;button type="button" onclick="popCardMain('1-29')"&gt;-&lt;/button&gt;&lt;/td&gt;&lt;td id="table-main-1-29-numCopies"&gt;0&lt;/td&gt;&lt;td&gt;&lt;button type="button" onclick="pushCardMain('1-29')"&gt;+&lt;/button&gt;&lt;/td&gt;&lt;td&gt;&lt;button type="button" onclick="popCardSide('1-29')"&gt;-&lt;/button&gt;&lt;/td&gt;&lt;td id="table-side-1-29-numCopies"&gt;0&lt;/td&gt;&lt;td&gt;&lt;button type="button" onclick="pushCardSide('1-2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M70];[$HTML.$C$1];[.$B70];[$HTML.$D$1];[.$B70];[$HTML.$E$1];[.$B70];[$HTML.$F$1];[.$B70];[$HTML.$G$1])" office:value-type="string" office:string-value="&lt;div class=&quot;card&quot; id=&quot;main-1-30&quot;&gt;&lt;img width=&quot;115&quot; heidht=&quot;160&quot; src=&quot;https://one-draw.jp/ijinden/cardlist/001/card/01_030.png&quot; /&gt;&lt;div class=&quot;numCopies&quot; id=&quot;main-1-30-numCopies&quot;&gt;0&lt;/div&gt;&lt;button type=&quot;button&quot; class=&quot;pop&quot; onclick=&quot;popCardMain('1-30');&quot;&gt;-&lt;/button&gt;&lt;button type=&quot;button&quot; class=&quot;push&quot; onclick=&quot;pushCardMain('1-30');&quot;&gt;+&lt;/button&gt;&lt;button type=&quot;button&quot; class=&quot;drop&quot; onclick=&quot;dropCardMain('1-30');&quot;&gt;↓&lt;/button&gt;&lt;/div&gt;" calcext:value-type="string">
            <text:p>&lt;div class="card" id="main-1-30"&gt;&lt;img width="115" heidht="160" src="https://one-draw.jp/ijinden/cardlist/001/card/01_030.png" /&gt;&lt;div class="numCopies" id="main-1-30-numCopies"&gt;0&lt;/div&gt;&lt;button type="button" class="pop" onclick="popCardMain('1-30');"&gt;-&lt;/button&gt;&lt;button type="button" class="push" onclick="pushCardMain('1-30');"&gt;+&lt;/button&gt;&lt;button type="button" class="drop" onclick="dropCardMain('1-30');"&gt;↓&lt;/button&gt;&lt;/div&gt;</text:p>
          </table:table-cell>
          <table:table-cell table:formula="of:=CONCATENATE([$HTML.$A$2];[.$B70];[$HTML.$B$2];[.$M70];[$HTML.$C$2];[.$B70];[$HTML.$D$2];[.$B70];[$HTML.$E$2];[.$B70];[$HTML.$F$2];[.$B70];[$HTML.$G$2])" office:value-type="string" office:string-value="&lt;div class=&quot;card&quot; id=&quot;side-1-30&quot;&gt;&lt;img width=&quot;115&quot; heidht=&quot;160&quot; src=&quot;https://one-draw.jp/ijinden/cardlist/001/card/01_030.png&quot; /&gt;&lt;div class=&quot;numCopies&quot; id=&quot;side-1-30-numCopies&quot;&gt;0&lt;/div&gt;&lt;button type=&quot;button&quot; class=&quot;pop&quot; onclick=&quot;popCardSide('1-30');&quot;&gt;-&lt;/button&gt;&lt;button type=&quot;button&quot; class=&quot;push&quot; onclick=&quot;pushCardSide('1-30');&quot;&gt;+&lt;/button&gt;&lt;button type=&quot;button&quot; class=&quot;raise&quot; onclick=&quot;raiseCardSide('1-30');&quot;&gt;↑&lt;/button&gt;&lt;/div&gt;" calcext:value-type="string">
            <text:p>&lt;div class="card" id="side-1-30"&gt;&lt;img width="115" heidht="160" src="https://one-draw.jp/ijinden/cardlist/001/card/01_030.png" /&gt;&lt;div class="numCopies" id="side-1-30-numCopies"&gt;0&lt;/div&gt;&lt;button type="button" class="pop" onclick="popCardSide('1-30');"&gt;-&lt;/button&gt;&lt;button type="button" class="push" onclick="pushCardSide('1-30');"&gt;+&lt;/button&gt;&lt;button type="button" class="raise" onclick="raiseCardSide('1-30');"&gt;↑&lt;/button&gt;&lt;/div&gt;</text:p>
          </table:table-cell>
          <table:table-cell table:formula="of:=CONCATENATE([$HTML.$A$3];[.B70];[$HTML.$B$3];[.F70];[$HTML.$C$3];[.H70];[$HTML.$D$3];[.J70];[$HTML.$E$3];[.B70];[$HTML.$F$3];[.D70];[$HTML.$G$3];[.I70];[$HTML.$H$3];[.G70];[$HTML.$I$3];[.K70];[$HTML.$J$3];[.B70];[$HTML.$K$3];[.B70];[$HTML.$L$3];[.B70];[$HTML.$M$3];[.B70];[$HTML.$N$3];[.B70];[$HTML.$O$3];[.B70];[$HTML.$P$3])" office:value-type="string" office:string-value="&lt;tr id=&quot;table-1-30&quot; data-expansion=&quot;15&quot; data-type=&quot;1&quot; data-color=&quot;20&quot;&gt;&lt;td&gt;1-30&lt;/td&gt;&lt;td&gt;チンギス・ハン&lt;/td&gt;&lt;td&gt;青&lt;/td&gt;&lt;td&gt;イジン&lt;/td&gt;&lt;td&gt;5&lt;/td&gt;&lt;td&gt;&lt;button type=&quot;button&quot; onclick=&quot;popCardMain('1-30')&quot;&gt;-&lt;/button&gt;&lt;/td&gt;&lt;td id=&quot;table-main-1-30-numCopies&quot;&gt;0&lt;/td&gt;&lt;td&gt;&lt;button type=&quot;button&quot; onclick=&quot;pushCardMain('1-30')&quot;&gt;+&lt;/button&gt;&lt;/td&gt;&lt;td&gt;&lt;button type=&quot;button&quot; onclick=&quot;popCardSide('1-30')&quot;&gt;-&lt;/button&gt;&lt;/td&gt;&lt;td id=&quot;table-side-1-30-numCopies&quot;&gt;0&lt;/td&gt;&lt;td&gt;&lt;button type=&quot;button&quot; onclick=&quot;pushCardSide('1-30')&quot;&gt;+&lt;/button&gt;&lt;/td&gt;&lt;/tr&gt;" calcext:value-type="string">
            <text:p>&lt;tr id="table-1-30" data-expansion="15" data-type="1" data-color="20"&gt;&lt;td&gt;1-30&lt;/td&gt;&lt;td&gt;チンギス・ハン&lt;/td&gt;&lt;td&gt;青&lt;/td&gt;&lt;td&gt;イジン&lt;/td&gt;&lt;td&gt;5&lt;/td&gt;&lt;td&gt;&lt;button type="button" onclick="popCardMain('1-30')"&gt;-&lt;/button&gt;&lt;/td&gt;&lt;td id="table-main-1-30-numCopies"&gt;0&lt;/td&gt;&lt;td&gt;&lt;button type="button" onclick="pushCardMain('1-30')"&gt;+&lt;/button&gt;&lt;/td&gt;&lt;td&gt;&lt;button type="button" onclick="popCardSide('1-30')"&gt;-&lt;/button&gt;&lt;/td&gt;&lt;td id="table-side-1-30-numCopies"&gt;0&lt;/td&gt;&lt;td&gt;&lt;button type="button" onclick="pushCardSide('1-3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M71];[$HTML.$C$1];[.$B71];[$HTML.$D$1];[.$B71];[$HTML.$E$1];[.$B71];[$HTML.$F$1];[.$B71];[$HTML.$G$1])" office:value-type="string" office:string-value="&lt;div class=&quot;card&quot; id=&quot;main-1-31&quot;&gt;&lt;img width=&quot;115&quot; heidht=&quot;160&quot; src=&quot;https://one-draw.jp/ijinden/cardlist/001/card/01_031.png&quot; /&gt;&lt;div class=&quot;numCopies&quot; id=&quot;main-1-31-numCopies&quot;&gt;0&lt;/div&gt;&lt;button type=&quot;button&quot; class=&quot;pop&quot; onclick=&quot;popCardMain('1-31');&quot;&gt;-&lt;/button&gt;&lt;button type=&quot;button&quot; class=&quot;push&quot; onclick=&quot;pushCardMain('1-31');&quot;&gt;+&lt;/button&gt;&lt;button type=&quot;button&quot; class=&quot;drop&quot; onclick=&quot;dropCardMain('1-31');&quot;&gt;↓&lt;/button&gt;&lt;/div&gt;" calcext:value-type="string">
            <text:p>&lt;div class="card" id="main-1-31"&gt;&lt;img width="115" heidht="160" src="https://one-draw.jp/ijinden/cardlist/001/card/01_031.png" /&gt;&lt;div class="numCopies" id="main-1-31-numCopies"&gt;0&lt;/div&gt;&lt;button type="button" class="pop" onclick="popCardMain('1-31');"&gt;-&lt;/button&gt;&lt;button type="button" class="push" onclick="pushCardMain('1-31');"&gt;+&lt;/button&gt;&lt;button type="button" class="drop" onclick="dropCardMain('1-31');"&gt;↓&lt;/button&gt;&lt;/div&gt;</text:p>
          </table:table-cell>
          <table:table-cell table:formula="of:=CONCATENATE([$HTML.$A$2];[.$B71];[$HTML.$B$2];[.$M71];[$HTML.$C$2];[.$B71];[$HTML.$D$2];[.$B71];[$HTML.$E$2];[.$B71];[$HTML.$F$2];[.$B71];[$HTML.$G$2])" office:value-type="string" office:string-value="&lt;div class=&quot;card&quot; id=&quot;side-1-31&quot;&gt;&lt;img width=&quot;115&quot; heidht=&quot;160&quot; src=&quot;https://one-draw.jp/ijinden/cardlist/001/card/01_031.png&quot; /&gt;&lt;div class=&quot;numCopies&quot; id=&quot;side-1-31-numCopies&quot;&gt;0&lt;/div&gt;&lt;button type=&quot;button&quot; class=&quot;pop&quot; onclick=&quot;popCardSide('1-31');&quot;&gt;-&lt;/button&gt;&lt;button type=&quot;button&quot; class=&quot;push&quot; onclick=&quot;pushCardSide('1-31');&quot;&gt;+&lt;/button&gt;&lt;button type=&quot;button&quot; class=&quot;raise&quot; onclick=&quot;raiseCardSide('1-31');&quot;&gt;↑&lt;/button&gt;&lt;/div&gt;" calcext:value-type="string">
            <text:p>&lt;div class="card" id="side-1-31"&gt;&lt;img width="115" heidht="160" src="https://one-draw.jp/ijinden/cardlist/001/card/01_031.png" /&gt;&lt;div class="numCopies" id="side-1-31-numCopies"&gt;0&lt;/div&gt;&lt;button type="button" class="pop" onclick="popCardSide('1-31');"&gt;-&lt;/button&gt;&lt;button type="button" class="push" onclick="pushCardSide('1-31');"&gt;+&lt;/button&gt;&lt;button type="button" class="raise" onclick="raiseCardSide('1-31');"&gt;↑&lt;/button&gt;&lt;/div&gt;</text:p>
          </table:table-cell>
          <table:table-cell table:formula="of:=CONCATENATE([$HTML.$A$3];[.B71];[$HTML.$B$3];[.F71];[$HTML.$C$3];[.H71];[$HTML.$D$3];[.J71];[$HTML.$E$3];[.B71];[$HTML.$F$3];[.D71];[$HTML.$G$3];[.I71];[$HTML.$H$3];[.G71];[$HTML.$I$3];[.K71];[$HTML.$J$3];[.B71];[$HTML.$K$3];[.B71];[$HTML.$L$3];[.B71];[$HTML.$M$3];[.B71];[$HTML.$N$3];[.B71];[$HTML.$O$3];[.B71];[$HTML.$P$3])" office:value-type="string" office:string-value="&lt;tr id=&quot;table-1-31&quot; data-expansion=&quot;15&quot; data-type=&quot;1&quot; data-color=&quot;20&quot;&gt;&lt;td&gt;1-31&lt;/td&gt;&lt;td&gt;ミケランジェロ&lt;/td&gt;&lt;td&gt;青&lt;/td&gt;&lt;td&gt;イジン&lt;/td&gt;&lt;td&gt;5&lt;/td&gt;&lt;td&gt;&lt;button type=&quot;button&quot; onclick=&quot;popCardMain('1-31')&quot;&gt;-&lt;/button&gt;&lt;/td&gt;&lt;td id=&quot;table-main-1-31-numCopies&quot;&gt;0&lt;/td&gt;&lt;td&gt;&lt;button type=&quot;button&quot; onclick=&quot;pushCardMain('1-31')&quot;&gt;+&lt;/button&gt;&lt;/td&gt;&lt;td&gt;&lt;button type=&quot;button&quot; onclick=&quot;popCardSide('1-31')&quot;&gt;-&lt;/button&gt;&lt;/td&gt;&lt;td id=&quot;table-side-1-31-numCopies&quot;&gt;0&lt;/td&gt;&lt;td&gt;&lt;button type=&quot;button&quot; onclick=&quot;pushCardSide('1-31')&quot;&gt;+&lt;/button&gt;&lt;/td&gt;&lt;/tr&gt;" calcext:value-type="string">
            <text:p>&lt;tr id="table-1-31" data-expansion="15" data-type="1" data-color="20"&gt;&lt;td&gt;1-31&lt;/td&gt;&lt;td&gt;ミケランジェロ&lt;/td&gt;&lt;td&gt;青&lt;/td&gt;&lt;td&gt;イジン&lt;/td&gt;&lt;td&gt;5&lt;/td&gt;&lt;td&gt;&lt;button type="button" onclick="popCardMain('1-31')"&gt;-&lt;/button&gt;&lt;/td&gt;&lt;td id="table-main-1-31-numCopies"&gt;0&lt;/td&gt;&lt;td&gt;&lt;button type="button" onclick="pushCardMain('1-31')"&gt;+&lt;/button&gt;&lt;/td&gt;&lt;td&gt;&lt;button type="button" onclick="popCardSide('1-31')"&gt;-&lt;/button&gt;&lt;/td&gt;&lt;td id="table-side-1-31-numCopies"&gt;0&lt;/td&gt;&lt;td&gt;&lt;button type="button" onclick="pushCardSide('1-3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M72];[$HTML.$C$1];[.$B72];[$HTML.$D$1];[.$B72];[$HTML.$E$1];[.$B72];[$HTML.$F$1];[.$B72];[$HTML.$G$1])" office:value-type="string" office:string-value="&lt;div class=&quot;card&quot; id=&quot;main-1-32&quot;&gt;&lt;img width=&quot;115&quot; heidht=&quot;160&quot; src=&quot;https://one-draw.jp/ijinden/cardlist/001/card/01_032.png&quot; /&gt;&lt;div class=&quot;numCopies&quot; id=&quot;main-1-32-numCopies&quot;&gt;0&lt;/div&gt;&lt;button type=&quot;button&quot; class=&quot;pop&quot; onclick=&quot;popCardMain('1-32');&quot;&gt;-&lt;/button&gt;&lt;button type=&quot;button&quot; class=&quot;push&quot; onclick=&quot;pushCardMain('1-32');&quot;&gt;+&lt;/button&gt;&lt;button type=&quot;button&quot; class=&quot;drop&quot; onclick=&quot;dropCardMain('1-32');&quot;&gt;↓&lt;/button&gt;&lt;/div&gt;" calcext:value-type="string">
            <text:p>&lt;div class="card" id="main-1-32"&gt;&lt;img width="115" heidht="160" src="https://one-draw.jp/ijinden/cardlist/001/card/01_032.png" /&gt;&lt;div class="numCopies" id="main-1-32-numCopies"&gt;0&lt;/div&gt;&lt;button type="button" class="pop" onclick="popCardMain('1-32');"&gt;-&lt;/button&gt;&lt;button type="button" class="push" onclick="pushCardMain('1-32');"&gt;+&lt;/button&gt;&lt;button type="button" class="drop" onclick="dropCardMain('1-32');"&gt;↓&lt;/button&gt;&lt;/div&gt;</text:p>
          </table:table-cell>
          <table:table-cell table:formula="of:=CONCATENATE([$HTML.$A$2];[.$B72];[$HTML.$B$2];[.$M72];[$HTML.$C$2];[.$B72];[$HTML.$D$2];[.$B72];[$HTML.$E$2];[.$B72];[$HTML.$F$2];[.$B72];[$HTML.$G$2])" office:value-type="string" office:string-value="&lt;div class=&quot;card&quot; id=&quot;side-1-32&quot;&gt;&lt;img width=&quot;115&quot; heidht=&quot;160&quot; src=&quot;https://one-draw.jp/ijinden/cardlist/001/card/01_032.png&quot; /&gt;&lt;div class=&quot;numCopies&quot; id=&quot;side-1-32-numCopies&quot;&gt;0&lt;/div&gt;&lt;button type=&quot;button&quot; class=&quot;pop&quot; onclick=&quot;popCardSide('1-32');&quot;&gt;-&lt;/button&gt;&lt;button type=&quot;button&quot; class=&quot;push&quot; onclick=&quot;pushCardSide('1-32');&quot;&gt;+&lt;/button&gt;&lt;button type=&quot;button&quot; class=&quot;raise&quot; onclick=&quot;raiseCardSide('1-32');&quot;&gt;↑&lt;/button&gt;&lt;/div&gt;" calcext:value-type="string">
            <text:p>&lt;div class="card" id="side-1-32"&gt;&lt;img width="115" heidht="160" src="https://one-draw.jp/ijinden/cardlist/001/card/01_032.png" /&gt;&lt;div class="numCopies" id="side-1-32-numCopies"&gt;0&lt;/div&gt;&lt;button type="button" class="pop" onclick="popCardSide('1-32');"&gt;-&lt;/button&gt;&lt;button type="button" class="push" onclick="pushCardSide('1-32');"&gt;+&lt;/button&gt;&lt;button type="button" class="raise" onclick="raiseCardSide('1-32');"&gt;↑&lt;/button&gt;&lt;/div&gt;</text:p>
          </table:table-cell>
          <table:table-cell table:formula="of:=CONCATENATE([$HTML.$A$3];[.B72];[$HTML.$B$3];[.F72];[$HTML.$C$3];[.H72];[$HTML.$D$3];[.J72];[$HTML.$E$3];[.B72];[$HTML.$F$3];[.D72];[$HTML.$G$3];[.I72];[$HTML.$H$3];[.G72];[$HTML.$I$3];[.K72];[$HTML.$J$3];[.B72];[$HTML.$K$3];[.B72];[$HTML.$L$3];[.B72];[$HTML.$M$3];[.B72];[$HTML.$N$3];[.B72];[$HTML.$O$3];[.B72];[$HTML.$P$3])" office:value-type="string" office:string-value="&lt;tr id=&quot;table-1-32&quot; data-expansion=&quot;15&quot; data-type=&quot;1&quot; data-color=&quot;20&quot;&gt;&lt;td&gt;1-32&lt;/td&gt;&lt;td&gt;マリー・アントワネット&lt;/td&gt;&lt;td&gt;青&lt;/td&gt;&lt;td&gt;イジン&lt;/td&gt;&lt;td&gt;6&lt;/td&gt;&lt;td&gt;&lt;button type=&quot;button&quot; onclick=&quot;popCardMain('1-32')&quot;&gt;-&lt;/button&gt;&lt;/td&gt;&lt;td id=&quot;table-main-1-32-numCopies&quot;&gt;0&lt;/td&gt;&lt;td&gt;&lt;button type=&quot;button&quot; onclick=&quot;pushCardMain('1-32')&quot;&gt;+&lt;/button&gt;&lt;/td&gt;&lt;td&gt;&lt;button type=&quot;button&quot; onclick=&quot;popCardSide('1-32')&quot;&gt;-&lt;/button&gt;&lt;/td&gt;&lt;td id=&quot;table-side-1-32-numCopies&quot;&gt;0&lt;/td&gt;&lt;td&gt;&lt;button type=&quot;button&quot; onclick=&quot;pushCardSide('1-32')&quot;&gt;+&lt;/button&gt;&lt;/td&gt;&lt;/tr&gt;" calcext:value-type="string">
            <text:p>&lt;tr id="table-1-32" data-expansion="15" data-type="1" data-color="20"&gt;&lt;td&gt;1-32&lt;/td&gt;&lt;td&gt;マリー・アントワネット&lt;/td&gt;&lt;td&gt;青&lt;/td&gt;&lt;td&gt;イジン&lt;/td&gt;&lt;td&gt;6&lt;/td&gt;&lt;td&gt;&lt;button type="button" onclick="popCardMain('1-32')"&gt;-&lt;/button&gt;&lt;/td&gt;&lt;td id="table-main-1-32-numCopies"&gt;0&lt;/td&gt;&lt;td&gt;&lt;button type="button" onclick="pushCardMain('1-32')"&gt;+&lt;/button&gt;&lt;/td&gt;&lt;td&gt;&lt;button type="button" onclick="popCardSide('1-32')"&gt;-&lt;/button&gt;&lt;/td&gt;&lt;td id="table-side-1-32-numCopies"&gt;0&lt;/td&gt;&lt;td&gt;&lt;button type="button" onclick="pushCardSide('1-3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M73];[$HTML.$C$1];[.$B73];[$HTML.$D$1];[.$B73];[$HTML.$E$1];[.$B73];[$HTML.$F$1];[.$B73];[$HTML.$G$1])" office:value-type="string" office:string-value="&lt;div class=&quot;card&quot; id=&quot;main-1-33&quot;&gt;&lt;img width=&quot;115&quot; heidht=&quot;160&quot; src=&quot;https://one-draw.jp/ijinden/cardlist/001/card/01_033.png&quot; /&gt;&lt;div class=&quot;numCopies&quot; id=&quot;main-1-33-numCopies&quot;&gt;0&lt;/div&gt;&lt;button type=&quot;button&quot; class=&quot;pop&quot; onclick=&quot;popCardMain('1-33');&quot;&gt;-&lt;/button&gt;&lt;button type=&quot;button&quot; class=&quot;push&quot; onclick=&quot;pushCardMain('1-33');&quot;&gt;+&lt;/button&gt;&lt;button type=&quot;button&quot; class=&quot;drop&quot; onclick=&quot;dropCardMain('1-33');&quot;&gt;↓&lt;/button&gt;&lt;/div&gt;" calcext:value-type="string">
            <text:p>&lt;div class="card" id="main-1-33"&gt;&lt;img width="115" heidht="160" src="https://one-draw.jp/ijinden/cardlist/001/card/01_033.png" /&gt;&lt;div class="numCopies" id="main-1-33-numCopies"&gt;0&lt;/div&gt;&lt;button type="button" class="pop" onclick="popCardMain('1-33');"&gt;-&lt;/button&gt;&lt;button type="button" class="push" onclick="pushCardMain('1-33');"&gt;+&lt;/button&gt;&lt;button type="button" class="drop" onclick="dropCardMain('1-33');"&gt;↓&lt;/button&gt;&lt;/div&gt;</text:p>
          </table:table-cell>
          <table:table-cell table:formula="of:=CONCATENATE([$HTML.$A$2];[.$B73];[$HTML.$B$2];[.$M73];[$HTML.$C$2];[.$B73];[$HTML.$D$2];[.$B73];[$HTML.$E$2];[.$B73];[$HTML.$F$2];[.$B73];[$HTML.$G$2])" office:value-type="string" office:string-value="&lt;div class=&quot;card&quot; id=&quot;side-1-33&quot;&gt;&lt;img width=&quot;115&quot; heidht=&quot;160&quot; src=&quot;https://one-draw.jp/ijinden/cardlist/001/card/01_033.png&quot; /&gt;&lt;div class=&quot;numCopies&quot; id=&quot;side-1-33-numCopies&quot;&gt;0&lt;/div&gt;&lt;button type=&quot;button&quot; class=&quot;pop&quot; onclick=&quot;popCardSide('1-33');&quot;&gt;-&lt;/button&gt;&lt;button type=&quot;button&quot; class=&quot;push&quot; onclick=&quot;pushCardSide('1-33');&quot;&gt;+&lt;/button&gt;&lt;button type=&quot;button&quot; class=&quot;raise&quot; onclick=&quot;raiseCardSide('1-33');&quot;&gt;↑&lt;/button&gt;&lt;/div&gt;" calcext:value-type="string">
            <text:p>&lt;div class="card" id="side-1-33"&gt;&lt;img width="115" heidht="160" src="https://one-draw.jp/ijinden/cardlist/001/card/01_033.png" /&gt;&lt;div class="numCopies" id="side-1-33-numCopies"&gt;0&lt;/div&gt;&lt;button type="button" class="pop" onclick="popCardSide('1-33');"&gt;-&lt;/button&gt;&lt;button type="button" class="push" onclick="pushCardSide('1-33');"&gt;+&lt;/button&gt;&lt;button type="button" class="raise" onclick="raiseCardSide('1-33');"&gt;↑&lt;/button&gt;&lt;/div&gt;</text:p>
          </table:table-cell>
          <table:table-cell table:formula="of:=CONCATENATE([$HTML.$A$3];[.B73];[$HTML.$B$3];[.F73];[$HTML.$C$3];[.H73];[$HTML.$D$3];[.J73];[$HTML.$E$3];[.B73];[$HTML.$F$3];[.D73];[$HTML.$G$3];[.I73];[$HTML.$H$3];[.G73];[$HTML.$I$3];[.K73];[$HTML.$J$3];[.B73];[$HTML.$K$3];[.B73];[$HTML.$L$3];[.B73];[$HTML.$M$3];[.B73];[$HTML.$N$3];[.B73];[$HTML.$O$3];[.B73];[$HTML.$P$3])" office:value-type="string" office:string-value="&lt;tr id=&quot;table-1-33&quot; data-expansion=&quot;15&quot; data-type=&quot;1&quot; data-color=&quot;30&quot;&gt;&lt;td&gt;1-33&lt;/td&gt;&lt;td&gt;千利休&lt;/td&gt;&lt;td&gt;緑&lt;/td&gt;&lt;td&gt;イジン&lt;/td&gt;&lt;td&gt;1&lt;/td&gt;&lt;td&gt;&lt;button type=&quot;button&quot; onclick=&quot;popCardMain('1-33')&quot;&gt;-&lt;/button&gt;&lt;/td&gt;&lt;td id=&quot;table-main-1-33-numCopies&quot;&gt;0&lt;/td&gt;&lt;td&gt;&lt;button type=&quot;button&quot; onclick=&quot;pushCardMain('1-33')&quot;&gt;+&lt;/button&gt;&lt;/td&gt;&lt;td&gt;&lt;button type=&quot;button&quot; onclick=&quot;popCardSide('1-33')&quot;&gt;-&lt;/button&gt;&lt;/td&gt;&lt;td id=&quot;table-side-1-33-numCopies&quot;&gt;0&lt;/td&gt;&lt;td&gt;&lt;button type=&quot;button&quot; onclick=&quot;pushCardSide('1-33')&quot;&gt;+&lt;/button&gt;&lt;/td&gt;&lt;/tr&gt;" calcext:value-type="string">
            <text:p>&lt;tr id="table-1-33" data-expansion="15" data-type="1" data-color="30"&gt;&lt;td&gt;1-33&lt;/td&gt;&lt;td&gt;千利休&lt;/td&gt;&lt;td&gt;緑&lt;/td&gt;&lt;td&gt;イジン&lt;/td&gt;&lt;td&gt;1&lt;/td&gt;&lt;td&gt;&lt;button type="button" onclick="popCardMain('1-33')"&gt;-&lt;/button&gt;&lt;/td&gt;&lt;td id="table-main-1-33-numCopies"&gt;0&lt;/td&gt;&lt;td&gt;&lt;button type="button" onclick="pushCardMain('1-33')"&gt;+&lt;/button&gt;&lt;/td&gt;&lt;td&gt;&lt;button type="button" onclick="popCardSide('1-33')"&gt;-&lt;/button&gt;&lt;/td&gt;&lt;td id="table-side-1-33-numCopies"&gt;0&lt;/td&gt;&lt;td&gt;&lt;button type="button" onclick="pushCardSide('1-3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M74];[$HTML.$C$1];[.$B74];[$HTML.$D$1];[.$B74];[$HTML.$E$1];[.$B74];[$HTML.$F$1];[.$B74];[$HTML.$G$1])" office:value-type="string" office:string-value="&lt;div class=&quot;card&quot; id=&quot;main-1-34&quot;&gt;&lt;img width=&quot;115&quot; heidht=&quot;160&quot; src=&quot;https://one-draw.jp/ijinden/cardlist/001/card/01_034.png&quot; /&gt;&lt;div class=&quot;numCopies&quot; id=&quot;main-1-34-numCopies&quot;&gt;0&lt;/div&gt;&lt;button type=&quot;button&quot; class=&quot;pop&quot; onclick=&quot;popCardMain('1-34');&quot;&gt;-&lt;/button&gt;&lt;button type=&quot;button&quot; class=&quot;push&quot; onclick=&quot;pushCardMain('1-34');&quot;&gt;+&lt;/button&gt;&lt;button type=&quot;button&quot; class=&quot;drop&quot; onclick=&quot;dropCardMain('1-34');&quot;&gt;↓&lt;/button&gt;&lt;/div&gt;" calcext:value-type="string">
            <text:p>&lt;div class="card" id="main-1-34"&gt;&lt;img width="115" heidht="160" src="https://one-draw.jp/ijinden/cardlist/001/card/01_034.png" /&gt;&lt;div class="numCopies" id="main-1-34-numCopies"&gt;0&lt;/div&gt;&lt;button type="button" class="pop" onclick="popCardMain('1-34');"&gt;-&lt;/button&gt;&lt;button type="button" class="push" onclick="pushCardMain('1-34');"&gt;+&lt;/button&gt;&lt;button type="button" class="drop" onclick="dropCardMain('1-34');"&gt;↓&lt;/button&gt;&lt;/div&gt;</text:p>
          </table:table-cell>
          <table:table-cell table:formula="of:=CONCATENATE([$HTML.$A$2];[.$B74];[$HTML.$B$2];[.$M74];[$HTML.$C$2];[.$B74];[$HTML.$D$2];[.$B74];[$HTML.$E$2];[.$B74];[$HTML.$F$2];[.$B74];[$HTML.$G$2])" office:value-type="string" office:string-value="&lt;div class=&quot;card&quot; id=&quot;side-1-34&quot;&gt;&lt;img width=&quot;115&quot; heidht=&quot;160&quot; src=&quot;https://one-draw.jp/ijinden/cardlist/001/card/01_034.png&quot; /&gt;&lt;div class=&quot;numCopies&quot; id=&quot;side-1-34-numCopies&quot;&gt;0&lt;/div&gt;&lt;button type=&quot;button&quot; class=&quot;pop&quot; onclick=&quot;popCardSide('1-34');&quot;&gt;-&lt;/button&gt;&lt;button type=&quot;button&quot; class=&quot;push&quot; onclick=&quot;pushCardSide('1-34');&quot;&gt;+&lt;/button&gt;&lt;button type=&quot;button&quot; class=&quot;raise&quot; onclick=&quot;raiseCardSide('1-34');&quot;&gt;↑&lt;/button&gt;&lt;/div&gt;" calcext:value-type="string">
            <text:p>&lt;div class="card" id="side-1-34"&gt;&lt;img width="115" heidht="160" src="https://one-draw.jp/ijinden/cardlist/001/card/01_034.png" /&gt;&lt;div class="numCopies" id="side-1-34-numCopies"&gt;0&lt;/div&gt;&lt;button type="button" class="pop" onclick="popCardSide('1-34');"&gt;-&lt;/button&gt;&lt;button type="button" class="push" onclick="pushCardSide('1-34');"&gt;+&lt;/button&gt;&lt;button type="button" class="raise" onclick="raiseCardSide('1-34');"&gt;↑&lt;/button&gt;&lt;/div&gt;</text:p>
          </table:table-cell>
          <table:table-cell table:formula="of:=CONCATENATE([$HTML.$A$3];[.B74];[$HTML.$B$3];[.F74];[$HTML.$C$3];[.H74];[$HTML.$D$3];[.J74];[$HTML.$E$3];[.B74];[$HTML.$F$3];[.D74];[$HTML.$G$3];[.I74];[$HTML.$H$3];[.G74];[$HTML.$I$3];[.K74];[$HTML.$J$3];[.B74];[$HTML.$K$3];[.B74];[$HTML.$L$3];[.B74];[$HTML.$M$3];[.B74];[$HTML.$N$3];[.B74];[$HTML.$O$3];[.B74];[$HTML.$P$3])" office:value-type="string" office:string-value="&lt;tr id=&quot;table-1-34&quot; data-expansion=&quot;15&quot; data-type=&quot;1&quot; data-color=&quot;30&quot;&gt;&lt;td&gt;1-34&lt;/td&gt;&lt;td&gt;狩野永徳&lt;/td&gt;&lt;td&gt;緑&lt;/td&gt;&lt;td&gt;イジン&lt;/td&gt;&lt;td&gt;2&lt;/td&gt;&lt;td&gt;&lt;button type=&quot;button&quot; onclick=&quot;popCardMain('1-34')&quot;&gt;-&lt;/button&gt;&lt;/td&gt;&lt;td id=&quot;table-main-1-34-numCopies&quot;&gt;0&lt;/td&gt;&lt;td&gt;&lt;button type=&quot;button&quot; onclick=&quot;pushCardMain('1-34')&quot;&gt;+&lt;/button&gt;&lt;/td&gt;&lt;td&gt;&lt;button type=&quot;button&quot; onclick=&quot;popCardSide('1-34')&quot;&gt;-&lt;/button&gt;&lt;/td&gt;&lt;td id=&quot;table-side-1-34-numCopies&quot;&gt;0&lt;/td&gt;&lt;td&gt;&lt;button type=&quot;button&quot; onclick=&quot;pushCardSide('1-34')&quot;&gt;+&lt;/button&gt;&lt;/td&gt;&lt;/tr&gt;" calcext:value-type="string">
            <text:p>&lt;tr id="table-1-34" data-expansion="15" data-type="1" data-color="30"&gt;&lt;td&gt;1-34&lt;/td&gt;&lt;td&gt;狩野永徳&lt;/td&gt;&lt;td&gt;緑&lt;/td&gt;&lt;td&gt;イジン&lt;/td&gt;&lt;td&gt;2&lt;/td&gt;&lt;td&gt;&lt;button type="button" onclick="popCardMain('1-34')"&gt;-&lt;/button&gt;&lt;/td&gt;&lt;td id="table-main-1-34-numCopies"&gt;0&lt;/td&gt;&lt;td&gt;&lt;button type="button" onclick="pushCardMain('1-34')"&gt;+&lt;/button&gt;&lt;/td&gt;&lt;td&gt;&lt;button type="button" onclick="popCardSide('1-34')"&gt;-&lt;/button&gt;&lt;/td&gt;&lt;td id="table-side-1-34-numCopies"&gt;0&lt;/td&gt;&lt;td&gt;&lt;button type="button" onclick="pushCardSide('1-3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M75];[$HTML.$C$1];[.$B75];[$HTML.$D$1];[.$B75];[$HTML.$E$1];[.$B75];[$HTML.$F$1];[.$B75];[$HTML.$G$1])" office:value-type="string" office:string-value="&lt;div class=&quot;card&quot; id=&quot;main-1-35&quot;&gt;&lt;img width=&quot;115&quot; heidht=&quot;160&quot; src=&quot;https://one-draw.jp/ijinden/cardlist/001/card/01_035.png&quot; /&gt;&lt;div class=&quot;numCopies&quot; id=&quot;main-1-35-numCopies&quot;&gt;0&lt;/div&gt;&lt;button type=&quot;button&quot; class=&quot;pop&quot; onclick=&quot;popCardMain('1-35');&quot;&gt;-&lt;/button&gt;&lt;button type=&quot;button&quot; class=&quot;push&quot; onclick=&quot;pushCardMain('1-35');&quot;&gt;+&lt;/button&gt;&lt;button type=&quot;button&quot; class=&quot;drop&quot; onclick=&quot;dropCardMain('1-35');&quot;&gt;↓&lt;/button&gt;&lt;/div&gt;" calcext:value-type="string">
            <text:p>&lt;div class="card" id="main-1-35"&gt;&lt;img width="115" heidht="160" src="https://one-draw.jp/ijinden/cardlist/001/card/01_035.png" /&gt;&lt;div class="numCopies" id="main-1-35-numCopies"&gt;0&lt;/div&gt;&lt;button type="button" class="pop" onclick="popCardMain('1-35');"&gt;-&lt;/button&gt;&lt;button type="button" class="push" onclick="pushCardMain('1-35');"&gt;+&lt;/button&gt;&lt;button type="button" class="drop" onclick="dropCardMain('1-35');"&gt;↓&lt;/button&gt;&lt;/div&gt;</text:p>
          </table:table-cell>
          <table:table-cell table:formula="of:=CONCATENATE([$HTML.$A$2];[.$B75];[$HTML.$B$2];[.$M75];[$HTML.$C$2];[.$B75];[$HTML.$D$2];[.$B75];[$HTML.$E$2];[.$B75];[$HTML.$F$2];[.$B75];[$HTML.$G$2])" office:value-type="string" office:string-value="&lt;div class=&quot;card&quot; id=&quot;side-1-35&quot;&gt;&lt;img width=&quot;115&quot; heidht=&quot;160&quot; src=&quot;https://one-draw.jp/ijinden/cardlist/001/card/01_035.png&quot; /&gt;&lt;div class=&quot;numCopies&quot; id=&quot;side-1-35-numCopies&quot;&gt;0&lt;/div&gt;&lt;button type=&quot;button&quot; class=&quot;pop&quot; onclick=&quot;popCardSide('1-35');&quot;&gt;-&lt;/button&gt;&lt;button type=&quot;button&quot; class=&quot;push&quot; onclick=&quot;pushCardSide('1-35');&quot;&gt;+&lt;/button&gt;&lt;button type=&quot;button&quot; class=&quot;raise&quot; onclick=&quot;raiseCardSide('1-35');&quot;&gt;↑&lt;/button&gt;&lt;/div&gt;" calcext:value-type="string">
            <text:p>&lt;div class="card" id="side-1-35"&gt;&lt;img width="115" heidht="160" src="https://one-draw.jp/ijinden/cardlist/001/card/01_035.png" /&gt;&lt;div class="numCopies" id="side-1-35-numCopies"&gt;0&lt;/div&gt;&lt;button type="button" class="pop" onclick="popCardSide('1-35');"&gt;-&lt;/button&gt;&lt;button type="button" class="push" onclick="pushCardSide('1-35');"&gt;+&lt;/button&gt;&lt;button type="button" class="raise" onclick="raiseCardSide('1-35');"&gt;↑&lt;/button&gt;&lt;/div&gt;</text:p>
          </table:table-cell>
          <table:table-cell table:formula="of:=CONCATENATE([$HTML.$A$3];[.B75];[$HTML.$B$3];[.F75];[$HTML.$C$3];[.H75];[$HTML.$D$3];[.J75];[$HTML.$E$3];[.B75];[$HTML.$F$3];[.D75];[$HTML.$G$3];[.I75];[$HTML.$H$3];[.G75];[$HTML.$I$3];[.K75];[$HTML.$J$3];[.B75];[$HTML.$K$3];[.B75];[$HTML.$L$3];[.B75];[$HTML.$M$3];[.B75];[$HTML.$N$3];[.B75];[$HTML.$O$3];[.B75];[$HTML.$P$3])" office:value-type="string" office:string-value="&lt;tr id=&quot;table-1-35&quot; data-expansion=&quot;15&quot; data-type=&quot;1&quot; data-color=&quot;30&quot;&gt;&lt;td&gt;1-35&lt;/td&gt;&lt;td&gt;安倍晴明&lt;/td&gt;&lt;td&gt;緑&lt;/td&gt;&lt;td&gt;イジン&lt;/td&gt;&lt;td&gt;3&lt;/td&gt;&lt;td&gt;&lt;button type=&quot;button&quot; onclick=&quot;popCardMain('1-35')&quot;&gt;-&lt;/button&gt;&lt;/td&gt;&lt;td id=&quot;table-main-1-35-numCopies&quot;&gt;0&lt;/td&gt;&lt;td&gt;&lt;button type=&quot;button&quot; onclick=&quot;pushCardMain('1-35')&quot;&gt;+&lt;/button&gt;&lt;/td&gt;&lt;td&gt;&lt;button type=&quot;button&quot; onclick=&quot;popCardSide('1-35')&quot;&gt;-&lt;/button&gt;&lt;/td&gt;&lt;td id=&quot;table-side-1-35-numCopies&quot;&gt;0&lt;/td&gt;&lt;td&gt;&lt;button type=&quot;button&quot; onclick=&quot;pushCardSide('1-35')&quot;&gt;+&lt;/button&gt;&lt;/td&gt;&lt;/tr&gt;" calcext:value-type="string">
            <text:p>&lt;tr id="table-1-35" data-expansion="15" data-type="1" data-color="30"&gt;&lt;td&gt;1-35&lt;/td&gt;&lt;td&gt;安倍晴明&lt;/td&gt;&lt;td&gt;緑&lt;/td&gt;&lt;td&gt;イジン&lt;/td&gt;&lt;td&gt;3&lt;/td&gt;&lt;td&gt;&lt;button type="button" onclick="popCardMain('1-35')"&gt;-&lt;/button&gt;&lt;/td&gt;&lt;td id="table-main-1-35-numCopies"&gt;0&lt;/td&gt;&lt;td&gt;&lt;button type="button" onclick="pushCardMain('1-35')"&gt;+&lt;/button&gt;&lt;/td&gt;&lt;td&gt;&lt;button type="button" onclick="popCardSide('1-35')"&gt;-&lt;/button&gt;&lt;/td&gt;&lt;td id="table-side-1-35-numCopies"&gt;0&lt;/td&gt;&lt;td&gt;&lt;button type="button" onclick="pushCardSide('1-3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M76];[$HTML.$C$1];[.$B76];[$HTML.$D$1];[.$B76];[$HTML.$E$1];[.$B76];[$HTML.$F$1];[.$B76];[$HTML.$G$1])" office:value-type="string" office:string-value="&lt;div class=&quot;card&quot; id=&quot;main-1-36&quot;&gt;&lt;img width=&quot;115&quot; heidht=&quot;160&quot; src=&quot;https://one-draw.jp/ijinden/cardlist/001/card/01_036.png&quot; /&gt;&lt;div class=&quot;numCopies&quot; id=&quot;main-1-36-numCopies&quot;&gt;0&lt;/div&gt;&lt;button type=&quot;button&quot; class=&quot;pop&quot; onclick=&quot;popCardMain('1-36');&quot;&gt;-&lt;/button&gt;&lt;button type=&quot;button&quot; class=&quot;push&quot; onclick=&quot;pushCardMain('1-36');&quot;&gt;+&lt;/button&gt;&lt;button type=&quot;button&quot; class=&quot;drop&quot; onclick=&quot;dropCardMain('1-36');&quot;&gt;↓&lt;/button&gt;&lt;/div&gt;" calcext:value-type="string">
            <text:p>&lt;div class="card" id="main-1-36"&gt;&lt;img width="115" heidht="160" src="https://one-draw.jp/ijinden/cardlist/001/card/01_036.png" /&gt;&lt;div class="numCopies" id="main-1-36-numCopies"&gt;0&lt;/div&gt;&lt;button type="button" class="pop" onclick="popCardMain('1-36');"&gt;-&lt;/button&gt;&lt;button type="button" class="push" onclick="pushCardMain('1-36');"&gt;+&lt;/button&gt;&lt;button type="button" class="drop" onclick="dropCardMain('1-36');"&gt;↓&lt;/button&gt;&lt;/div&gt;</text:p>
          </table:table-cell>
          <table:table-cell table:formula="of:=CONCATENATE([$HTML.$A$2];[.$B76];[$HTML.$B$2];[.$M76];[$HTML.$C$2];[.$B76];[$HTML.$D$2];[.$B76];[$HTML.$E$2];[.$B76];[$HTML.$F$2];[.$B76];[$HTML.$G$2])" office:value-type="string" office:string-value="&lt;div class=&quot;card&quot; id=&quot;side-1-36&quot;&gt;&lt;img width=&quot;115&quot; heidht=&quot;160&quot; src=&quot;https://one-draw.jp/ijinden/cardlist/001/card/01_036.png&quot; /&gt;&lt;div class=&quot;numCopies&quot; id=&quot;side-1-36-numCopies&quot;&gt;0&lt;/div&gt;&lt;button type=&quot;button&quot; class=&quot;pop&quot; onclick=&quot;popCardSide('1-36');&quot;&gt;-&lt;/button&gt;&lt;button type=&quot;button&quot; class=&quot;push&quot; onclick=&quot;pushCardSide('1-36');&quot;&gt;+&lt;/button&gt;&lt;button type=&quot;button&quot; class=&quot;raise&quot; onclick=&quot;raiseCardSide('1-36');&quot;&gt;↑&lt;/button&gt;&lt;/div&gt;" calcext:value-type="string">
            <text:p>&lt;div class="card" id="side-1-36"&gt;&lt;img width="115" heidht="160" src="https://one-draw.jp/ijinden/cardlist/001/card/01_036.png" /&gt;&lt;div class="numCopies" id="side-1-36-numCopies"&gt;0&lt;/div&gt;&lt;button type="button" class="pop" onclick="popCardSide('1-36');"&gt;-&lt;/button&gt;&lt;button type="button" class="push" onclick="pushCardSide('1-36');"&gt;+&lt;/button&gt;&lt;button type="button" class="raise" onclick="raiseCardSide('1-36');"&gt;↑&lt;/button&gt;&lt;/div&gt;</text:p>
          </table:table-cell>
          <table:table-cell table:formula="of:=CONCATENATE([$HTML.$A$3];[.B76];[$HTML.$B$3];[.F76];[$HTML.$C$3];[.H76];[$HTML.$D$3];[.J76];[$HTML.$E$3];[.B76];[$HTML.$F$3];[.D76];[$HTML.$G$3];[.I76];[$HTML.$H$3];[.G76];[$HTML.$I$3];[.K76];[$HTML.$J$3];[.B76];[$HTML.$K$3];[.B76];[$HTML.$L$3];[.B76];[$HTML.$M$3];[.B76];[$HTML.$N$3];[.B76];[$HTML.$O$3];[.B76];[$HTML.$P$3])" office:value-type="string" office:string-value="&lt;tr id=&quot;table-1-36&quot; data-expansion=&quot;15&quot; data-type=&quot;1&quot; data-color=&quot;30&quot;&gt;&lt;td&gt;1-36&lt;/td&gt;&lt;td&gt;吉田兼好&lt;/td&gt;&lt;td&gt;緑&lt;/td&gt;&lt;td&gt;イジン&lt;/td&gt;&lt;td&gt;3&lt;/td&gt;&lt;td&gt;&lt;button type=&quot;button&quot; onclick=&quot;popCardMain('1-36')&quot;&gt;-&lt;/button&gt;&lt;/td&gt;&lt;td id=&quot;table-main-1-36-numCopies&quot;&gt;0&lt;/td&gt;&lt;td&gt;&lt;button type=&quot;button&quot; onclick=&quot;pushCardMain('1-36')&quot;&gt;+&lt;/button&gt;&lt;/td&gt;&lt;td&gt;&lt;button type=&quot;button&quot; onclick=&quot;popCardSide('1-36')&quot;&gt;-&lt;/button&gt;&lt;/td&gt;&lt;td id=&quot;table-side-1-36-numCopies&quot;&gt;0&lt;/td&gt;&lt;td&gt;&lt;button type=&quot;button&quot; onclick=&quot;pushCardSide('1-36')&quot;&gt;+&lt;/button&gt;&lt;/td&gt;&lt;/tr&gt;" calcext:value-type="string">
            <text:p>&lt;tr id="table-1-36" data-expansion="15" data-type="1" data-color="30"&gt;&lt;td&gt;1-36&lt;/td&gt;&lt;td&gt;吉田兼好&lt;/td&gt;&lt;td&gt;緑&lt;/td&gt;&lt;td&gt;イジン&lt;/td&gt;&lt;td&gt;3&lt;/td&gt;&lt;td&gt;&lt;button type="button" onclick="popCardMain('1-36')"&gt;-&lt;/button&gt;&lt;/td&gt;&lt;td id="table-main-1-36-numCopies"&gt;0&lt;/td&gt;&lt;td&gt;&lt;button type="button" onclick="pushCardMain('1-36')"&gt;+&lt;/button&gt;&lt;/td&gt;&lt;td&gt;&lt;button type="button" onclick="popCardSide('1-36')"&gt;-&lt;/button&gt;&lt;/td&gt;&lt;td id="table-side-1-36-numCopies"&gt;0&lt;/td&gt;&lt;td&gt;&lt;button type="button" onclick="pushCardSide('1-3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M77];[$HTML.$C$1];[.$B77];[$HTML.$D$1];[.$B77];[$HTML.$E$1];[.$B77];[$HTML.$F$1];[.$B77];[$HTML.$G$1])" office:value-type="string" office:string-value="&lt;div class=&quot;card&quot; id=&quot;main-1-37&quot;&gt;&lt;img width=&quot;115&quot; heidht=&quot;160&quot; src=&quot;https://one-draw.jp/ijinden/cardlist/001/card/01_037.png&quot; /&gt;&lt;div class=&quot;numCopies&quot; id=&quot;main-1-37-numCopies&quot;&gt;0&lt;/div&gt;&lt;button type=&quot;button&quot; class=&quot;pop&quot; onclick=&quot;popCardMain('1-37');&quot;&gt;-&lt;/button&gt;&lt;button type=&quot;button&quot; class=&quot;push&quot; onclick=&quot;pushCardMain('1-37');&quot;&gt;+&lt;/button&gt;&lt;button type=&quot;button&quot; class=&quot;drop&quot; onclick=&quot;dropCardMain('1-37');&quot;&gt;↓&lt;/button&gt;&lt;/div&gt;" calcext:value-type="string">
            <text:p>&lt;div class="card" id="main-1-37"&gt;&lt;img width="115" heidht="160" src="https://one-draw.jp/ijinden/cardlist/001/card/01_037.png" /&gt;&lt;div class="numCopies" id="main-1-37-numCopies"&gt;0&lt;/div&gt;&lt;button type="button" class="pop" onclick="popCardMain('1-37');"&gt;-&lt;/button&gt;&lt;button type="button" class="push" onclick="pushCardMain('1-37');"&gt;+&lt;/button&gt;&lt;button type="button" class="drop" onclick="dropCardMain('1-37');"&gt;↓&lt;/button&gt;&lt;/div&gt;</text:p>
          </table:table-cell>
          <table:table-cell table:formula="of:=CONCATENATE([$HTML.$A$2];[.$B77];[$HTML.$B$2];[.$M77];[$HTML.$C$2];[.$B77];[$HTML.$D$2];[.$B77];[$HTML.$E$2];[.$B77];[$HTML.$F$2];[.$B77];[$HTML.$G$2])" office:value-type="string" office:string-value="&lt;div class=&quot;card&quot; id=&quot;side-1-37&quot;&gt;&lt;img width=&quot;115&quot; heidht=&quot;160&quot; src=&quot;https://one-draw.jp/ijinden/cardlist/001/card/01_037.png&quot; /&gt;&lt;div class=&quot;numCopies&quot; id=&quot;side-1-37-numCopies&quot;&gt;0&lt;/div&gt;&lt;button type=&quot;button&quot; class=&quot;pop&quot; onclick=&quot;popCardSide('1-37');&quot;&gt;-&lt;/button&gt;&lt;button type=&quot;button&quot; class=&quot;push&quot; onclick=&quot;pushCardSide('1-37');&quot;&gt;+&lt;/button&gt;&lt;button type=&quot;button&quot; class=&quot;raise&quot; onclick=&quot;raiseCardSide('1-37');&quot;&gt;↑&lt;/button&gt;&lt;/div&gt;" calcext:value-type="string">
            <text:p>&lt;div class="card" id="side-1-37"&gt;&lt;img width="115" heidht="160" src="https://one-draw.jp/ijinden/cardlist/001/card/01_037.png" /&gt;&lt;div class="numCopies" id="side-1-37-numCopies"&gt;0&lt;/div&gt;&lt;button type="button" class="pop" onclick="popCardSide('1-37');"&gt;-&lt;/button&gt;&lt;button type="button" class="push" onclick="pushCardSide('1-37');"&gt;+&lt;/button&gt;&lt;button type="button" class="raise" onclick="raiseCardSide('1-37');"&gt;↑&lt;/button&gt;&lt;/div&gt;</text:p>
          </table:table-cell>
          <table:table-cell table:formula="of:=CONCATENATE([$HTML.$A$3];[.B77];[$HTML.$B$3];[.F77];[$HTML.$C$3];[.H77];[$HTML.$D$3];[.J77];[$HTML.$E$3];[.B77];[$HTML.$F$3];[.D77];[$HTML.$G$3];[.I77];[$HTML.$H$3];[.G77];[$HTML.$I$3];[.K77];[$HTML.$J$3];[.B77];[$HTML.$K$3];[.B77];[$HTML.$L$3];[.B77];[$HTML.$M$3];[.B77];[$HTML.$N$3];[.B77];[$HTML.$O$3];[.B77];[$HTML.$P$3])" office:value-type="string" office:string-value="&lt;tr id=&quot;table-1-37&quot; data-expansion=&quot;15&quot; data-type=&quot;1&quot; data-color=&quot;30&quot;&gt;&lt;td&gt;1-37&lt;/td&gt;&lt;td&gt;蘆屋道満&lt;/td&gt;&lt;td&gt;緑&lt;/td&gt;&lt;td&gt;イジン&lt;/td&gt;&lt;td&gt;4&lt;/td&gt;&lt;td&gt;&lt;button type=&quot;button&quot; onclick=&quot;popCardMain('1-37')&quot;&gt;-&lt;/button&gt;&lt;/td&gt;&lt;td id=&quot;table-main-1-37-numCopies&quot;&gt;0&lt;/td&gt;&lt;td&gt;&lt;button type=&quot;button&quot; onclick=&quot;pushCardMain('1-37')&quot;&gt;+&lt;/button&gt;&lt;/td&gt;&lt;td&gt;&lt;button type=&quot;button&quot; onclick=&quot;popCardSide('1-37')&quot;&gt;-&lt;/button&gt;&lt;/td&gt;&lt;td id=&quot;table-side-1-37-numCopies&quot;&gt;0&lt;/td&gt;&lt;td&gt;&lt;button type=&quot;button&quot; onclick=&quot;pushCardSide('1-37')&quot;&gt;+&lt;/button&gt;&lt;/td&gt;&lt;/tr&gt;" calcext:value-type="string">
            <text:p>&lt;tr id="table-1-37" data-expansion="15" data-type="1" data-color="30"&gt;&lt;td&gt;1-37&lt;/td&gt;&lt;td&gt;蘆屋道満&lt;/td&gt;&lt;td&gt;緑&lt;/td&gt;&lt;td&gt;イジン&lt;/td&gt;&lt;td&gt;4&lt;/td&gt;&lt;td&gt;&lt;button type="button" onclick="popCardMain('1-37')"&gt;-&lt;/button&gt;&lt;/td&gt;&lt;td id="table-main-1-37-numCopies"&gt;0&lt;/td&gt;&lt;td&gt;&lt;button type="button" onclick="pushCardMain('1-37')"&gt;+&lt;/button&gt;&lt;/td&gt;&lt;td&gt;&lt;button type="button" onclick="popCardSide('1-37')"&gt;-&lt;/button&gt;&lt;/td&gt;&lt;td id="table-side-1-37-numCopies"&gt;0&lt;/td&gt;&lt;td&gt;&lt;button type="button" onclick="pushCardSide('1-3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M78];[$HTML.$C$1];[.$B78];[$HTML.$D$1];[.$B78];[$HTML.$E$1];[.$B78];[$HTML.$F$1];[.$B78];[$HTML.$G$1])" office:value-type="string" office:string-value="&lt;div class=&quot;card&quot; id=&quot;main-1-38&quot;&gt;&lt;img width=&quot;115&quot; heidht=&quot;160&quot; src=&quot;https://one-draw.jp/ijinden/cardlist/001/card/01_038.png&quot; /&gt;&lt;div class=&quot;numCopies&quot; id=&quot;main-1-38-numCopies&quot;&gt;0&lt;/div&gt;&lt;button type=&quot;button&quot; class=&quot;pop&quot; onclick=&quot;popCardMain('1-38');&quot;&gt;-&lt;/button&gt;&lt;button type=&quot;button&quot; class=&quot;push&quot; onclick=&quot;pushCardMain('1-38');&quot;&gt;+&lt;/button&gt;&lt;button type=&quot;button&quot; class=&quot;drop&quot; onclick=&quot;dropCardMain('1-38');&quot;&gt;↓&lt;/button&gt;&lt;/div&gt;" calcext:value-type="string">
            <text:p>&lt;div class="card" id="main-1-38"&gt;&lt;img width="115" heidht="160" src="https://one-draw.jp/ijinden/cardlist/001/card/01_038.png" /&gt;&lt;div class="numCopies" id="main-1-38-numCopies"&gt;0&lt;/div&gt;&lt;button type="button" class="pop" onclick="popCardMain('1-38');"&gt;-&lt;/button&gt;&lt;button type="button" class="push" onclick="pushCardMain('1-38');"&gt;+&lt;/button&gt;&lt;button type="button" class="drop" onclick="dropCardMain('1-38');"&gt;↓&lt;/button&gt;&lt;/div&gt;</text:p>
          </table:table-cell>
          <table:table-cell table:formula="of:=CONCATENATE([$HTML.$A$2];[.$B78];[$HTML.$B$2];[.$M78];[$HTML.$C$2];[.$B78];[$HTML.$D$2];[.$B78];[$HTML.$E$2];[.$B78];[$HTML.$F$2];[.$B78];[$HTML.$G$2])" office:value-type="string" office:string-value="&lt;div class=&quot;card&quot; id=&quot;side-1-38&quot;&gt;&lt;img width=&quot;115&quot; heidht=&quot;160&quot; src=&quot;https://one-draw.jp/ijinden/cardlist/001/card/01_038.png&quot; /&gt;&lt;div class=&quot;numCopies&quot; id=&quot;side-1-38-numCopies&quot;&gt;0&lt;/div&gt;&lt;button type=&quot;button&quot; class=&quot;pop&quot; onclick=&quot;popCardSide('1-38');&quot;&gt;-&lt;/button&gt;&lt;button type=&quot;button&quot; class=&quot;push&quot; onclick=&quot;pushCardSide('1-38');&quot;&gt;+&lt;/button&gt;&lt;button type=&quot;button&quot; class=&quot;raise&quot; onclick=&quot;raiseCardSide('1-38');&quot;&gt;↑&lt;/button&gt;&lt;/div&gt;" calcext:value-type="string">
            <text:p>&lt;div class="card" id="side-1-38"&gt;&lt;img width="115" heidht="160" src="https://one-draw.jp/ijinden/cardlist/001/card/01_038.png" /&gt;&lt;div class="numCopies" id="side-1-38-numCopies"&gt;0&lt;/div&gt;&lt;button type="button" class="pop" onclick="popCardSide('1-38');"&gt;-&lt;/button&gt;&lt;button type="button" class="push" onclick="pushCardSide('1-38');"&gt;+&lt;/button&gt;&lt;button type="button" class="raise" onclick="raiseCardSide('1-38');"&gt;↑&lt;/button&gt;&lt;/div&gt;</text:p>
          </table:table-cell>
          <table:table-cell table:formula="of:=CONCATENATE([$HTML.$A$3];[.B78];[$HTML.$B$3];[.F78];[$HTML.$C$3];[.H78];[$HTML.$D$3];[.J78];[$HTML.$E$3];[.B78];[$HTML.$F$3];[.D78];[$HTML.$G$3];[.I78];[$HTML.$H$3];[.G78];[$HTML.$I$3];[.K78];[$HTML.$J$3];[.B78];[$HTML.$K$3];[.B78];[$HTML.$L$3];[.B78];[$HTML.$M$3];[.B78];[$HTML.$N$3];[.B78];[$HTML.$O$3];[.B78];[$HTML.$P$3])" office:value-type="string" office:string-value="&lt;tr id=&quot;table-1-38&quot; data-expansion=&quot;15&quot; data-type=&quot;1&quot; data-color=&quot;30&quot;&gt;&lt;td&gt;1-38&lt;/td&gt;&lt;td&gt;鴨長明&lt;/td&gt;&lt;td&gt;緑&lt;/td&gt;&lt;td&gt;イジン&lt;/td&gt;&lt;td&gt;4&lt;/td&gt;&lt;td&gt;&lt;button type=&quot;button&quot; onclick=&quot;popCardMain('1-38')&quot;&gt;-&lt;/button&gt;&lt;/td&gt;&lt;td id=&quot;table-main-1-38-numCopies&quot;&gt;0&lt;/td&gt;&lt;td&gt;&lt;button type=&quot;button&quot; onclick=&quot;pushCardMain('1-38')&quot;&gt;+&lt;/button&gt;&lt;/td&gt;&lt;td&gt;&lt;button type=&quot;button&quot; onclick=&quot;popCardSide('1-38')&quot;&gt;-&lt;/button&gt;&lt;/td&gt;&lt;td id=&quot;table-side-1-38-numCopies&quot;&gt;0&lt;/td&gt;&lt;td&gt;&lt;button type=&quot;button&quot; onclick=&quot;pushCardSide('1-38')&quot;&gt;+&lt;/button&gt;&lt;/td&gt;&lt;/tr&gt;" calcext:value-type="string">
            <text:p>&lt;tr id="table-1-38" data-expansion="15" data-type="1" data-color="30"&gt;&lt;td&gt;1-38&lt;/td&gt;&lt;td&gt;鴨長明&lt;/td&gt;&lt;td&gt;緑&lt;/td&gt;&lt;td&gt;イジン&lt;/td&gt;&lt;td&gt;4&lt;/td&gt;&lt;td&gt;&lt;button type="button" onclick="popCardMain('1-38')"&gt;-&lt;/button&gt;&lt;/td&gt;&lt;td id="table-main-1-38-numCopies"&gt;0&lt;/td&gt;&lt;td&gt;&lt;button type="button" onclick="pushCardMain('1-38')"&gt;+&lt;/button&gt;&lt;/td&gt;&lt;td&gt;&lt;button type="button" onclick="popCardSide('1-38')"&gt;-&lt;/button&gt;&lt;/td&gt;&lt;td id="table-side-1-38-numCopies"&gt;0&lt;/td&gt;&lt;td&gt;&lt;button type="button" onclick="pushCardSide('1-3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M79];[$HTML.$C$1];[.$B79];[$HTML.$D$1];[.$B79];[$HTML.$E$1];[.$B79];[$HTML.$F$1];[.$B79];[$HTML.$G$1])" office:value-type="string" office:string-value="&lt;div class=&quot;card&quot; id=&quot;main-1-39&quot;&gt;&lt;img width=&quot;115&quot; heidht=&quot;160&quot; src=&quot;https://one-draw.jp/ijinden/cardlist/001/card/01_039.png&quot; /&gt;&lt;div class=&quot;numCopies&quot; id=&quot;main-1-39-numCopies&quot;&gt;0&lt;/div&gt;&lt;button type=&quot;button&quot; class=&quot;pop&quot; onclick=&quot;popCardMain('1-39');&quot;&gt;-&lt;/button&gt;&lt;button type=&quot;button&quot; class=&quot;push&quot; onclick=&quot;pushCardMain('1-39');&quot;&gt;+&lt;/button&gt;&lt;button type=&quot;button&quot; class=&quot;drop&quot; onclick=&quot;dropCardMain('1-39');&quot;&gt;↓&lt;/button&gt;&lt;/div&gt;" calcext:value-type="string">
            <text:p>&lt;div class="card" id="main-1-39"&gt;&lt;img width="115" heidht="160" src="https://one-draw.jp/ijinden/cardlist/001/card/01_039.png" /&gt;&lt;div class="numCopies" id="main-1-39-numCopies"&gt;0&lt;/div&gt;&lt;button type="button" class="pop" onclick="popCardMain('1-39');"&gt;-&lt;/button&gt;&lt;button type="button" class="push" onclick="pushCardMain('1-39');"&gt;+&lt;/button&gt;&lt;button type="button" class="drop" onclick="dropCardMain('1-39');"&gt;↓&lt;/button&gt;&lt;/div&gt;</text:p>
          </table:table-cell>
          <table:table-cell table:formula="of:=CONCATENATE([$HTML.$A$2];[.$B79];[$HTML.$B$2];[.$M79];[$HTML.$C$2];[.$B79];[$HTML.$D$2];[.$B79];[$HTML.$E$2];[.$B79];[$HTML.$F$2];[.$B79];[$HTML.$G$2])" office:value-type="string" office:string-value="&lt;div class=&quot;card&quot; id=&quot;side-1-39&quot;&gt;&lt;img width=&quot;115&quot; heidht=&quot;160&quot; src=&quot;https://one-draw.jp/ijinden/cardlist/001/card/01_039.png&quot; /&gt;&lt;div class=&quot;numCopies&quot; id=&quot;side-1-39-numCopies&quot;&gt;0&lt;/div&gt;&lt;button type=&quot;button&quot; class=&quot;pop&quot; onclick=&quot;popCardSide('1-39');&quot;&gt;-&lt;/button&gt;&lt;button type=&quot;button&quot; class=&quot;push&quot; onclick=&quot;pushCardSide('1-39');&quot;&gt;+&lt;/button&gt;&lt;button type=&quot;button&quot; class=&quot;raise&quot; onclick=&quot;raiseCardSide('1-39');&quot;&gt;↑&lt;/button&gt;&lt;/div&gt;" calcext:value-type="string">
            <text:p>&lt;div class="card" id="side-1-39"&gt;&lt;img width="115" heidht="160" src="https://one-draw.jp/ijinden/cardlist/001/card/01_039.png" /&gt;&lt;div class="numCopies" id="side-1-39-numCopies"&gt;0&lt;/div&gt;&lt;button type="button" class="pop" onclick="popCardSide('1-39');"&gt;-&lt;/button&gt;&lt;button type="button" class="push" onclick="pushCardSide('1-39');"&gt;+&lt;/button&gt;&lt;button type="button" class="raise" onclick="raiseCardSide('1-39');"&gt;↑&lt;/button&gt;&lt;/div&gt;</text:p>
          </table:table-cell>
          <table:table-cell table:formula="of:=CONCATENATE([$HTML.$A$3];[.B79];[$HTML.$B$3];[.F79];[$HTML.$C$3];[.H79];[$HTML.$D$3];[.J79];[$HTML.$E$3];[.B79];[$HTML.$F$3];[.D79];[$HTML.$G$3];[.I79];[$HTML.$H$3];[.G79];[$HTML.$I$3];[.K79];[$HTML.$J$3];[.B79];[$HTML.$K$3];[.B79];[$HTML.$L$3];[.B79];[$HTML.$M$3];[.B79];[$HTML.$N$3];[.B79];[$HTML.$O$3];[.B79];[$HTML.$P$3])" office:value-type="string" office:string-value="&lt;tr id=&quot;table-1-39&quot; data-expansion=&quot;15&quot; data-type=&quot;1&quot; data-color=&quot;30&quot;&gt;&lt;td&gt;1-39&lt;/td&gt;&lt;td&gt;ヨハン・ゼバスティアン・バッハ&lt;/td&gt;&lt;td&gt;緑&lt;/td&gt;&lt;td&gt;イジン&lt;/td&gt;&lt;td&gt;4&lt;/td&gt;&lt;td&gt;&lt;button type=&quot;button&quot; onclick=&quot;popCardMain('1-39')&quot;&gt;-&lt;/button&gt;&lt;/td&gt;&lt;td id=&quot;table-main-1-39-numCopies&quot;&gt;0&lt;/td&gt;&lt;td&gt;&lt;button type=&quot;button&quot; onclick=&quot;pushCardMain('1-39')&quot;&gt;+&lt;/button&gt;&lt;/td&gt;&lt;td&gt;&lt;button type=&quot;button&quot; onclick=&quot;popCardSide('1-39')&quot;&gt;-&lt;/button&gt;&lt;/td&gt;&lt;td id=&quot;table-side-1-39-numCopies&quot;&gt;0&lt;/td&gt;&lt;td&gt;&lt;button type=&quot;button&quot; onclick=&quot;pushCardSide('1-39')&quot;&gt;+&lt;/button&gt;&lt;/td&gt;&lt;/tr&gt;" calcext:value-type="string">
            <text:p>&lt;tr id="table-1-39" data-expansion="15" data-type="1" data-color="30"&gt;&lt;td&gt;1-39&lt;/td&gt;&lt;td&gt;ヨハン・ゼバスティアン・バッハ&lt;/td&gt;&lt;td&gt;緑&lt;/td&gt;&lt;td&gt;イジン&lt;/td&gt;&lt;td&gt;4&lt;/td&gt;&lt;td&gt;&lt;button type="button" onclick="popCardMain('1-39')"&gt;-&lt;/button&gt;&lt;/td&gt;&lt;td id="table-main-1-39-numCopies"&gt;0&lt;/td&gt;&lt;td&gt;&lt;button type="button" onclick="pushCardMain('1-39')"&gt;+&lt;/button&gt;&lt;/td&gt;&lt;td&gt;&lt;button type="button" onclick="popCardSide('1-39')"&gt;-&lt;/button&gt;&lt;/td&gt;&lt;td id="table-side-1-39-numCopies"&gt;0&lt;/td&gt;&lt;td&gt;&lt;button type="button" onclick="pushCardSide('1-3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M80];[$HTML.$C$1];[.$B80];[$HTML.$D$1];[.$B80];[$HTML.$E$1];[.$B80];[$HTML.$F$1];[.$B80];[$HTML.$G$1])" office:value-type="string" office:string-value="&lt;div class=&quot;card&quot; id=&quot;main-1-40&quot;&gt;&lt;img width=&quot;115&quot; heidht=&quot;160&quot; src=&quot;https://one-draw.jp/ijinden/cardlist/001/card/01_040.png&quot; /&gt;&lt;div class=&quot;numCopies&quot; id=&quot;main-1-40-numCopies&quot;&gt;0&lt;/div&gt;&lt;button type=&quot;button&quot; class=&quot;pop&quot; onclick=&quot;popCardMain('1-40');&quot;&gt;-&lt;/button&gt;&lt;button type=&quot;button&quot; class=&quot;push&quot; onclick=&quot;pushCardMain('1-40');&quot;&gt;+&lt;/button&gt;&lt;button type=&quot;button&quot; class=&quot;drop&quot; onclick=&quot;dropCardMain('1-40');&quot;&gt;↓&lt;/button&gt;&lt;/div&gt;" calcext:value-type="string">
            <text:p>&lt;div class="card" id="main-1-40"&gt;&lt;img width="115" heidht="160" src="https://one-draw.jp/ijinden/cardlist/001/card/01_040.png" /&gt;&lt;div class="numCopies" id="main-1-40-numCopies"&gt;0&lt;/div&gt;&lt;button type="button" class="pop" onclick="popCardMain('1-40');"&gt;-&lt;/button&gt;&lt;button type="button" class="push" onclick="pushCardMain('1-40');"&gt;+&lt;/button&gt;&lt;button type="button" class="drop" onclick="dropCardMain('1-40');"&gt;↓&lt;/button&gt;&lt;/div&gt;</text:p>
          </table:table-cell>
          <table:table-cell table:formula="of:=CONCATENATE([$HTML.$A$2];[.$B80];[$HTML.$B$2];[.$M80];[$HTML.$C$2];[.$B80];[$HTML.$D$2];[.$B80];[$HTML.$E$2];[.$B80];[$HTML.$F$2];[.$B80];[$HTML.$G$2])" office:value-type="string" office:string-value="&lt;div class=&quot;card&quot; id=&quot;side-1-40&quot;&gt;&lt;img width=&quot;115&quot; heidht=&quot;160&quot; src=&quot;https://one-draw.jp/ijinden/cardlist/001/card/01_040.png&quot; /&gt;&lt;div class=&quot;numCopies&quot; id=&quot;side-1-40-numCopies&quot;&gt;0&lt;/div&gt;&lt;button type=&quot;button&quot; class=&quot;pop&quot; onclick=&quot;popCardSide('1-40');&quot;&gt;-&lt;/button&gt;&lt;button type=&quot;button&quot; class=&quot;push&quot; onclick=&quot;pushCardSide('1-40');&quot;&gt;+&lt;/button&gt;&lt;button type=&quot;button&quot; class=&quot;raise&quot; onclick=&quot;raiseCardSide('1-40');&quot;&gt;↑&lt;/button&gt;&lt;/div&gt;" calcext:value-type="string">
            <text:p>&lt;div class="card" id="side-1-40"&gt;&lt;img width="115" heidht="160" src="https://one-draw.jp/ijinden/cardlist/001/card/01_040.png" /&gt;&lt;div class="numCopies" id="side-1-40-numCopies"&gt;0&lt;/div&gt;&lt;button type="button" class="pop" onclick="popCardSide('1-40');"&gt;-&lt;/button&gt;&lt;button type="button" class="push" onclick="pushCardSide('1-40');"&gt;+&lt;/button&gt;&lt;button type="button" class="raise" onclick="raiseCardSide('1-40');"&gt;↑&lt;/button&gt;&lt;/div&gt;</text:p>
          </table:table-cell>
          <table:table-cell table:formula="of:=CONCATENATE([$HTML.$A$3];[.B80];[$HTML.$B$3];[.F80];[$HTML.$C$3];[.H80];[$HTML.$D$3];[.J80];[$HTML.$E$3];[.B80];[$HTML.$F$3];[.D80];[$HTML.$G$3];[.I80];[$HTML.$H$3];[.G80];[$HTML.$I$3];[.K80];[$HTML.$J$3];[.B80];[$HTML.$K$3];[.B80];[$HTML.$L$3];[.B80];[$HTML.$M$3];[.B80];[$HTML.$N$3];[.B80];[$HTML.$O$3];[.B80];[$HTML.$P$3])" office:value-type="string" office:string-value="&lt;tr id=&quot;table-1-40&quot; data-expansion=&quot;15&quot; data-type=&quot;1&quot; data-color=&quot;30&quot;&gt;&lt;td&gt;1-40&lt;/td&gt;&lt;td&gt;大伴家持&lt;/td&gt;&lt;td&gt;緑&lt;/td&gt;&lt;td&gt;イジン&lt;/td&gt;&lt;td&gt;5&lt;/td&gt;&lt;td&gt;&lt;button type=&quot;button&quot; onclick=&quot;popCardMain('1-40')&quot;&gt;-&lt;/button&gt;&lt;/td&gt;&lt;td id=&quot;table-main-1-40-numCopies&quot;&gt;0&lt;/td&gt;&lt;td&gt;&lt;button type=&quot;button&quot; onclick=&quot;pushCardMain('1-40')&quot;&gt;+&lt;/button&gt;&lt;/td&gt;&lt;td&gt;&lt;button type=&quot;button&quot; onclick=&quot;popCardSide('1-40')&quot;&gt;-&lt;/button&gt;&lt;/td&gt;&lt;td id=&quot;table-side-1-40-numCopies&quot;&gt;0&lt;/td&gt;&lt;td&gt;&lt;button type=&quot;button&quot; onclick=&quot;pushCardSide('1-40')&quot;&gt;+&lt;/button&gt;&lt;/td&gt;&lt;/tr&gt;" calcext:value-type="string">
            <text:p>&lt;tr id="table-1-40" data-expansion="15" data-type="1" data-color="30"&gt;&lt;td&gt;1-40&lt;/td&gt;&lt;td&gt;大伴家持&lt;/td&gt;&lt;td&gt;緑&lt;/td&gt;&lt;td&gt;イジン&lt;/td&gt;&lt;td&gt;5&lt;/td&gt;&lt;td&gt;&lt;button type="button" onclick="popCardMain('1-40')"&gt;-&lt;/button&gt;&lt;/td&gt;&lt;td id="table-main-1-40-numCopies"&gt;0&lt;/td&gt;&lt;td&gt;&lt;button type="button" onclick="pushCardMain('1-40')"&gt;+&lt;/button&gt;&lt;/td&gt;&lt;td&gt;&lt;button type="button" onclick="popCardSide('1-40')"&gt;-&lt;/button&gt;&lt;/td&gt;&lt;td id="table-side-1-40-numCopies"&gt;0&lt;/td&gt;&lt;td&gt;&lt;button type="button" onclick="pushCardSide('1-4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M81];[$HTML.$C$1];[.$B81];[$HTML.$D$1];[.$B81];[$HTML.$E$1];[.$B81];[$HTML.$F$1];[.$B81];[$HTML.$G$1])" office:value-type="string" office:string-value="&lt;div class=&quot;card&quot; id=&quot;main-1-41&quot;&gt;&lt;img width=&quot;115&quot; heidht=&quot;160&quot; src=&quot;https://one-draw.jp/ijinden/cardlist/001/card/01_041.png&quot; /&gt;&lt;div class=&quot;numCopies&quot; id=&quot;main-1-41-numCopies&quot;&gt;0&lt;/div&gt;&lt;button type=&quot;button&quot; class=&quot;pop&quot; onclick=&quot;popCardMain('1-41');&quot;&gt;-&lt;/button&gt;&lt;button type=&quot;button&quot; class=&quot;push&quot; onclick=&quot;pushCardMain('1-41');&quot;&gt;+&lt;/button&gt;&lt;button type=&quot;button&quot; class=&quot;drop&quot; onclick=&quot;dropCardMain('1-41');&quot;&gt;↓&lt;/button&gt;&lt;/div&gt;" calcext:value-type="string">
            <text:p>&lt;div class="card" id="main-1-41"&gt;&lt;img width="115" heidht="160" src="https://one-draw.jp/ijinden/cardlist/001/card/01_041.png" /&gt;&lt;div class="numCopies" id="main-1-41-numCopies"&gt;0&lt;/div&gt;&lt;button type="button" class="pop" onclick="popCardMain('1-41');"&gt;-&lt;/button&gt;&lt;button type="button" class="push" onclick="pushCardMain('1-41');"&gt;+&lt;/button&gt;&lt;button type="button" class="drop" onclick="dropCardMain('1-41');"&gt;↓&lt;/button&gt;&lt;/div&gt;</text:p>
          </table:table-cell>
          <table:table-cell table:formula="of:=CONCATENATE([$HTML.$A$2];[.$B81];[$HTML.$B$2];[.$M81];[$HTML.$C$2];[.$B81];[$HTML.$D$2];[.$B81];[$HTML.$E$2];[.$B81];[$HTML.$F$2];[.$B81];[$HTML.$G$2])" office:value-type="string" office:string-value="&lt;div class=&quot;card&quot; id=&quot;side-1-41&quot;&gt;&lt;img width=&quot;115&quot; heidht=&quot;160&quot; src=&quot;https://one-draw.jp/ijinden/cardlist/001/card/01_041.png&quot; /&gt;&lt;div class=&quot;numCopies&quot; id=&quot;side-1-41-numCopies&quot;&gt;0&lt;/div&gt;&lt;button type=&quot;button&quot; class=&quot;pop&quot; onclick=&quot;popCardSide('1-41');&quot;&gt;-&lt;/button&gt;&lt;button type=&quot;button&quot; class=&quot;push&quot; onclick=&quot;pushCardSide('1-41');&quot;&gt;+&lt;/button&gt;&lt;button type=&quot;button&quot; class=&quot;raise&quot; onclick=&quot;raiseCardSide('1-41');&quot;&gt;↑&lt;/button&gt;&lt;/div&gt;" calcext:value-type="string">
            <text:p>&lt;div class="card" id="side-1-41"&gt;&lt;img width="115" heidht="160" src="https://one-draw.jp/ijinden/cardlist/001/card/01_041.png" /&gt;&lt;div class="numCopies" id="side-1-41-numCopies"&gt;0&lt;/div&gt;&lt;button type="button" class="pop" onclick="popCardSide('1-41');"&gt;-&lt;/button&gt;&lt;button type="button" class="push" onclick="pushCardSide('1-41');"&gt;+&lt;/button&gt;&lt;button type="button" class="raise" onclick="raiseCardSide('1-41');"&gt;↑&lt;/button&gt;&lt;/div&gt;</text:p>
          </table:table-cell>
          <table:table-cell table:formula="of:=CONCATENATE([$HTML.$A$3];[.B81];[$HTML.$B$3];[.F81];[$HTML.$C$3];[.H81];[$HTML.$D$3];[.J81];[$HTML.$E$3];[.B81];[$HTML.$F$3];[.D81];[$HTML.$G$3];[.I81];[$HTML.$H$3];[.G81];[$HTML.$I$3];[.K81];[$HTML.$J$3];[.B81];[$HTML.$K$3];[.B81];[$HTML.$L$3];[.B81];[$HTML.$M$3];[.B81];[$HTML.$N$3];[.B81];[$HTML.$O$3];[.B81];[$HTML.$P$3])" office:value-type="string" office:string-value="&lt;tr id=&quot;table-1-41&quot; data-expansion=&quot;15&quot; data-type=&quot;1&quot; data-color=&quot;30&quot;&gt;&lt;td&gt;1-41&lt;/td&gt;&lt;td&gt;フランツ・ペーター・シューベルト&lt;/td&gt;&lt;td&gt;緑&lt;/td&gt;&lt;td&gt;イジン&lt;/td&gt;&lt;td&gt;5&lt;/td&gt;&lt;td&gt;&lt;button type=&quot;button&quot; onclick=&quot;popCardMain('1-41')&quot;&gt;-&lt;/button&gt;&lt;/td&gt;&lt;td id=&quot;table-main-1-41-numCopies&quot;&gt;0&lt;/td&gt;&lt;td&gt;&lt;button type=&quot;button&quot; onclick=&quot;pushCardMain('1-41')&quot;&gt;+&lt;/button&gt;&lt;/td&gt;&lt;td&gt;&lt;button type=&quot;button&quot; onclick=&quot;popCardSide('1-41')&quot;&gt;-&lt;/button&gt;&lt;/td&gt;&lt;td id=&quot;table-side-1-41-numCopies&quot;&gt;0&lt;/td&gt;&lt;td&gt;&lt;button type=&quot;button&quot; onclick=&quot;pushCardSide('1-41')&quot;&gt;+&lt;/button&gt;&lt;/td&gt;&lt;/tr&gt;" calcext:value-type="string">
            <text:p>&lt;tr id="table-1-41" data-expansion="15" data-type="1" data-color="30"&gt;&lt;td&gt;1-41&lt;/td&gt;&lt;td&gt;フランツ・ペーター・シューベルト&lt;/td&gt;&lt;td&gt;緑&lt;/td&gt;&lt;td&gt;イジン&lt;/td&gt;&lt;td&gt;5&lt;/td&gt;&lt;td&gt;&lt;button type="button" onclick="popCardMain('1-41')"&gt;-&lt;/button&gt;&lt;/td&gt;&lt;td id="table-main-1-41-numCopies"&gt;0&lt;/td&gt;&lt;td&gt;&lt;button type="button" onclick="pushCardMain('1-41')"&gt;+&lt;/button&gt;&lt;/td&gt;&lt;td&gt;&lt;button type="button" onclick="popCardSide('1-41')"&gt;-&lt;/button&gt;&lt;/td&gt;&lt;td id="table-side-1-41-numCopies"&gt;0&lt;/td&gt;&lt;td&gt;&lt;button type="button" onclick="pushCardSide('1-4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M82];[$HTML.$C$1];[.$B82];[$HTML.$D$1];[.$B82];[$HTML.$E$1];[.$B82];[$HTML.$F$1];[.$B82];[$HTML.$G$1])" office:value-type="string" office:string-value="&lt;div class=&quot;card&quot; id=&quot;main-1-42&quot;&gt;&lt;img width=&quot;115&quot; heidht=&quot;160&quot; src=&quot;https://one-draw.jp/ijinden/cardlist/001/card/01_042.png&quot; /&gt;&lt;div class=&quot;numCopies&quot; id=&quot;main-1-42-numCopies&quot;&gt;0&lt;/div&gt;&lt;button type=&quot;button&quot; class=&quot;pop&quot; onclick=&quot;popCardMain('1-42');&quot;&gt;-&lt;/button&gt;&lt;button type=&quot;button&quot; class=&quot;push&quot; onclick=&quot;pushCardMain('1-42');&quot;&gt;+&lt;/button&gt;&lt;button type=&quot;button&quot; class=&quot;drop&quot; onclick=&quot;dropCardMain('1-42');&quot;&gt;↓&lt;/button&gt;&lt;/div&gt;" calcext:value-type="string">
            <text:p>&lt;div class="card" id="main-1-42"&gt;&lt;img width="115" heidht="160" src="https://one-draw.jp/ijinden/cardlist/001/card/01_042.png" /&gt;&lt;div class="numCopies" id="main-1-42-numCopies"&gt;0&lt;/div&gt;&lt;button type="button" class="pop" onclick="popCardMain('1-42');"&gt;-&lt;/button&gt;&lt;button type="button" class="push" onclick="pushCardMain('1-42');"&gt;+&lt;/button&gt;&lt;button type="button" class="drop" onclick="dropCardMain('1-42');"&gt;↓&lt;/button&gt;&lt;/div&gt;</text:p>
          </table:table-cell>
          <table:table-cell table:formula="of:=CONCATENATE([$HTML.$A$2];[.$B82];[$HTML.$B$2];[.$M82];[$HTML.$C$2];[.$B82];[$HTML.$D$2];[.$B82];[$HTML.$E$2];[.$B82];[$HTML.$F$2];[.$B82];[$HTML.$G$2])" office:value-type="string" office:string-value="&lt;div class=&quot;card&quot; id=&quot;side-1-42&quot;&gt;&lt;img width=&quot;115&quot; heidht=&quot;160&quot; src=&quot;https://one-draw.jp/ijinden/cardlist/001/card/01_042.png&quot; /&gt;&lt;div class=&quot;numCopies&quot; id=&quot;side-1-42-numCopies&quot;&gt;0&lt;/div&gt;&lt;button type=&quot;button&quot; class=&quot;pop&quot; onclick=&quot;popCardSide('1-42');&quot;&gt;-&lt;/button&gt;&lt;button type=&quot;button&quot; class=&quot;push&quot; onclick=&quot;pushCardSide('1-42');&quot;&gt;+&lt;/button&gt;&lt;button type=&quot;button&quot; class=&quot;raise&quot; onclick=&quot;raiseCardSide('1-42');&quot;&gt;↑&lt;/button&gt;&lt;/div&gt;" calcext:value-type="string">
            <text:p>&lt;div class="card" id="side-1-42"&gt;&lt;img width="115" heidht="160" src="https://one-draw.jp/ijinden/cardlist/001/card/01_042.png" /&gt;&lt;div class="numCopies" id="side-1-42-numCopies"&gt;0&lt;/div&gt;&lt;button type="button" class="pop" onclick="popCardSide('1-42');"&gt;-&lt;/button&gt;&lt;button type="button" class="push" onclick="pushCardSide('1-42');"&gt;+&lt;/button&gt;&lt;button type="button" class="raise" onclick="raiseCardSide('1-42');"&gt;↑&lt;/button&gt;&lt;/div&gt;</text:p>
          </table:table-cell>
          <table:table-cell table:formula="of:=CONCATENATE([$HTML.$A$3];[.B82];[$HTML.$B$3];[.F82];[$HTML.$C$3];[.H82];[$HTML.$D$3];[.J82];[$HTML.$E$3];[.B82];[$HTML.$F$3];[.D82];[$HTML.$G$3];[.I82];[$HTML.$H$3];[.G82];[$HTML.$I$3];[.K82];[$HTML.$J$3];[.B82];[$HTML.$K$3];[.B82];[$HTML.$L$3];[.B82];[$HTML.$M$3];[.B82];[$HTML.$N$3];[.B82];[$HTML.$O$3];[.B82];[$HTML.$P$3])" office:value-type="string" office:string-value="&lt;tr id=&quot;table-1-42&quot; data-expansion=&quot;15&quot; data-type=&quot;1&quot; data-color=&quot;30&quot;&gt;&lt;td&gt;1-42&lt;/td&gt;&lt;td&gt;空海&lt;/td&gt;&lt;td&gt;緑&lt;/td&gt;&lt;td&gt;イジン&lt;/td&gt;&lt;td&gt;6&lt;/td&gt;&lt;td&gt;&lt;button type=&quot;button&quot; onclick=&quot;popCardMain('1-42')&quot;&gt;-&lt;/button&gt;&lt;/td&gt;&lt;td id=&quot;table-main-1-42-numCopies&quot;&gt;0&lt;/td&gt;&lt;td&gt;&lt;button type=&quot;button&quot; onclick=&quot;pushCardMain('1-42')&quot;&gt;+&lt;/button&gt;&lt;/td&gt;&lt;td&gt;&lt;button type=&quot;button&quot; onclick=&quot;popCardSide('1-42')&quot;&gt;-&lt;/button&gt;&lt;/td&gt;&lt;td id=&quot;table-side-1-42-numCopies&quot;&gt;0&lt;/td&gt;&lt;td&gt;&lt;button type=&quot;button&quot; onclick=&quot;pushCardSide('1-42')&quot;&gt;+&lt;/button&gt;&lt;/td&gt;&lt;/tr&gt;" calcext:value-type="string">
            <text:p>&lt;tr id="table-1-42" data-expansion="15" data-type="1" data-color="30"&gt;&lt;td&gt;1-42&lt;/td&gt;&lt;td&gt;空海&lt;/td&gt;&lt;td&gt;緑&lt;/td&gt;&lt;td&gt;イジン&lt;/td&gt;&lt;td&gt;6&lt;/td&gt;&lt;td&gt;&lt;button type="button" onclick="popCardMain('1-42')"&gt;-&lt;/button&gt;&lt;/td&gt;&lt;td id="table-main-1-42-numCopies"&gt;0&lt;/td&gt;&lt;td&gt;&lt;button type="button" onclick="pushCardMain('1-42')"&gt;+&lt;/button&gt;&lt;/td&gt;&lt;td&gt;&lt;button type="button" onclick="popCardSide('1-42')"&gt;-&lt;/button&gt;&lt;/td&gt;&lt;td id="table-side-1-42-numCopies"&gt;0&lt;/td&gt;&lt;td&gt;&lt;button type="button" onclick="pushCardSide('1-4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M83];[$HTML.$C$1];[.$B83];[$HTML.$D$1];[.$B83];[$HTML.$E$1];[.$B83];[$HTML.$F$1];[.$B83];[$HTML.$G$1])" office:value-type="string" office:string-value="&lt;div class=&quot;card&quot; id=&quot;main-1-43&quot;&gt;&lt;img width=&quot;115&quot; heidht=&quot;160&quot; src=&quot;https://one-draw.jp/ijinden/cardlist/001/card/01_043.png&quot; /&gt;&lt;div class=&quot;numCopies&quot; id=&quot;main-1-43-numCopies&quot;&gt;0&lt;/div&gt;&lt;button type=&quot;button&quot; class=&quot;pop&quot; onclick=&quot;popCardMain('1-43');&quot;&gt;-&lt;/button&gt;&lt;button type=&quot;button&quot; class=&quot;push&quot; onclick=&quot;pushCardMain('1-43');&quot;&gt;+&lt;/button&gt;&lt;button type=&quot;button&quot; class=&quot;drop&quot; onclick=&quot;dropCardMain('1-43');&quot;&gt;↓&lt;/button&gt;&lt;/div&gt;" calcext:value-type="string">
            <text:p>&lt;div class="card" id="main-1-43"&gt;&lt;img width="115" heidht="160" src="https://one-draw.jp/ijinden/cardlist/001/card/01_043.png" /&gt;&lt;div class="numCopies" id="main-1-43-numCopies"&gt;0&lt;/div&gt;&lt;button type="button" class="pop" onclick="popCardMain('1-43');"&gt;-&lt;/button&gt;&lt;button type="button" class="push" onclick="pushCardMain('1-43');"&gt;+&lt;/button&gt;&lt;button type="button" class="drop" onclick="dropCardMain('1-43');"&gt;↓&lt;/button&gt;&lt;/div&gt;</text:p>
          </table:table-cell>
          <table:table-cell table:formula="of:=CONCATENATE([$HTML.$A$2];[.$B83];[$HTML.$B$2];[.$M83];[$HTML.$C$2];[.$B83];[$HTML.$D$2];[.$B83];[$HTML.$E$2];[.$B83];[$HTML.$F$2];[.$B83];[$HTML.$G$2])" office:value-type="string" office:string-value="&lt;div class=&quot;card&quot; id=&quot;side-1-43&quot;&gt;&lt;img width=&quot;115&quot; heidht=&quot;160&quot; src=&quot;https://one-draw.jp/ijinden/cardlist/001/card/01_043.png&quot; /&gt;&lt;div class=&quot;numCopies&quot; id=&quot;side-1-43-numCopies&quot;&gt;0&lt;/div&gt;&lt;button type=&quot;button&quot; class=&quot;pop&quot; onclick=&quot;popCardSide('1-43');&quot;&gt;-&lt;/button&gt;&lt;button type=&quot;button&quot; class=&quot;push&quot; onclick=&quot;pushCardSide('1-43');&quot;&gt;+&lt;/button&gt;&lt;button type=&quot;button&quot; class=&quot;raise&quot; onclick=&quot;raiseCardSide('1-43');&quot;&gt;↑&lt;/button&gt;&lt;/div&gt;" calcext:value-type="string">
            <text:p>&lt;div class="card" id="side-1-43"&gt;&lt;img width="115" heidht="160" src="https://one-draw.jp/ijinden/cardlist/001/card/01_043.png" /&gt;&lt;div class="numCopies" id="side-1-43-numCopies"&gt;0&lt;/div&gt;&lt;button type="button" class="pop" onclick="popCardSide('1-43');"&gt;-&lt;/button&gt;&lt;button type="button" class="push" onclick="pushCardSide('1-43');"&gt;+&lt;/button&gt;&lt;button type="button" class="raise" onclick="raiseCardSide('1-43');"&gt;↑&lt;/button&gt;&lt;/div&gt;</text:p>
          </table:table-cell>
          <table:table-cell table:formula="of:=CONCATENATE([$HTML.$A$3];[.B83];[$HTML.$B$3];[.F83];[$HTML.$C$3];[.H83];[$HTML.$D$3];[.J83];[$HTML.$E$3];[.B83];[$HTML.$F$3];[.D83];[$HTML.$G$3];[.I83];[$HTML.$H$3];[.G83];[$HTML.$I$3];[.K83];[$HTML.$J$3];[.B83];[$HTML.$K$3];[.B83];[$HTML.$L$3];[.B83];[$HTML.$M$3];[.B83];[$HTML.$N$3];[.B83];[$HTML.$O$3];[.B83];[$HTML.$P$3])" office:value-type="string" office:string-value="&lt;tr id=&quot;table-1-43&quot; data-expansion=&quot;15&quot; data-type=&quot;1&quot; data-color=&quot;30&quot;&gt;&lt;td&gt;1-43&lt;/td&gt;&lt;td&gt;清少納言&lt;/td&gt;&lt;td&gt;緑&lt;/td&gt;&lt;td&gt;イジン&lt;/td&gt;&lt;td&gt;6&lt;/td&gt;&lt;td&gt;&lt;button type=&quot;button&quot; onclick=&quot;popCardMain('1-43')&quot;&gt;-&lt;/button&gt;&lt;/td&gt;&lt;td id=&quot;table-main-1-43-numCopies&quot;&gt;0&lt;/td&gt;&lt;td&gt;&lt;button type=&quot;button&quot; onclick=&quot;pushCardMain('1-43')&quot;&gt;+&lt;/button&gt;&lt;/td&gt;&lt;td&gt;&lt;button type=&quot;button&quot; onclick=&quot;popCardSide('1-43')&quot;&gt;-&lt;/button&gt;&lt;/td&gt;&lt;td id=&quot;table-side-1-43-numCopies&quot;&gt;0&lt;/td&gt;&lt;td&gt;&lt;button type=&quot;button&quot; onclick=&quot;pushCardSide('1-43')&quot;&gt;+&lt;/button&gt;&lt;/td&gt;&lt;/tr&gt;" calcext:value-type="string">
            <text:p>&lt;tr id="table-1-43" data-expansion="15" data-type="1" data-color="30"&gt;&lt;td&gt;1-43&lt;/td&gt;&lt;td&gt;清少納言&lt;/td&gt;&lt;td&gt;緑&lt;/td&gt;&lt;td&gt;イジン&lt;/td&gt;&lt;td&gt;6&lt;/td&gt;&lt;td&gt;&lt;button type="button" onclick="popCardMain('1-43')"&gt;-&lt;/button&gt;&lt;/td&gt;&lt;td id="table-main-1-43-numCopies"&gt;0&lt;/td&gt;&lt;td&gt;&lt;button type="button" onclick="pushCardMain('1-43')"&gt;+&lt;/button&gt;&lt;/td&gt;&lt;td&gt;&lt;button type="button" onclick="popCardSide('1-43')"&gt;-&lt;/button&gt;&lt;/td&gt;&lt;td id="table-side-1-43-numCopies"&gt;0&lt;/td&gt;&lt;td&gt;&lt;button type="button" onclick="pushCardSide('1-4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M84];[$HTML.$C$1];[.$B84];[$HTML.$D$1];[.$B84];[$HTML.$E$1];[.$B84];[$HTML.$F$1];[.$B84];[$HTML.$G$1])" office:value-type="string" office:string-value="&lt;div class=&quot;card&quot; id=&quot;main-1-44&quot;&gt;&lt;img width=&quot;115&quot; heidht=&quot;160&quot; src=&quot;https://one-draw.jp/ijinden/cardlist/001/card/01_044.png&quot; /&gt;&lt;div class=&quot;numCopies&quot; id=&quot;main-1-44-numCopies&quot;&gt;0&lt;/div&gt;&lt;button type=&quot;button&quot; class=&quot;pop&quot; onclick=&quot;popCardMain('1-44');&quot;&gt;-&lt;/button&gt;&lt;button type=&quot;button&quot; class=&quot;push&quot; onclick=&quot;pushCardMain('1-44');&quot;&gt;+&lt;/button&gt;&lt;button type=&quot;button&quot; class=&quot;drop&quot; onclick=&quot;dropCardMain('1-44');&quot;&gt;↓&lt;/button&gt;&lt;/div&gt;" calcext:value-type="string">
            <text:p>&lt;div class="card" id="main-1-44"&gt;&lt;img width="115" heidht="160" src="https://one-draw.jp/ijinden/cardlist/001/card/01_044.png" /&gt;&lt;div class="numCopies" id="main-1-44-numCopies"&gt;0&lt;/div&gt;&lt;button type="button" class="pop" onclick="popCardMain('1-44');"&gt;-&lt;/button&gt;&lt;button type="button" class="push" onclick="pushCardMain('1-44');"&gt;+&lt;/button&gt;&lt;button type="button" class="drop" onclick="dropCardMain('1-44');"&gt;↓&lt;/button&gt;&lt;/div&gt;</text:p>
          </table:table-cell>
          <table:table-cell table:formula="of:=CONCATENATE([$HTML.$A$2];[.$B84];[$HTML.$B$2];[.$M84];[$HTML.$C$2];[.$B84];[$HTML.$D$2];[.$B84];[$HTML.$E$2];[.$B84];[$HTML.$F$2];[.$B84];[$HTML.$G$2])" office:value-type="string" office:string-value="&lt;div class=&quot;card&quot; id=&quot;side-1-44&quot;&gt;&lt;img width=&quot;115&quot; heidht=&quot;160&quot; src=&quot;https://one-draw.jp/ijinden/cardlist/001/card/01_044.png&quot; /&gt;&lt;div class=&quot;numCopies&quot; id=&quot;side-1-44-numCopies&quot;&gt;0&lt;/div&gt;&lt;button type=&quot;button&quot; class=&quot;pop&quot; onclick=&quot;popCardSide('1-44');&quot;&gt;-&lt;/button&gt;&lt;button type=&quot;button&quot; class=&quot;push&quot; onclick=&quot;pushCardSide('1-44');&quot;&gt;+&lt;/button&gt;&lt;button type=&quot;button&quot; class=&quot;raise&quot; onclick=&quot;raiseCardSide('1-44');&quot;&gt;↑&lt;/button&gt;&lt;/div&gt;" calcext:value-type="string">
            <text:p>&lt;div class="card" id="side-1-44"&gt;&lt;img width="115" heidht="160" src="https://one-draw.jp/ijinden/cardlist/001/card/01_044.png" /&gt;&lt;div class="numCopies" id="side-1-44-numCopies"&gt;0&lt;/div&gt;&lt;button type="button" class="pop" onclick="popCardSide('1-44');"&gt;-&lt;/button&gt;&lt;button type="button" class="push" onclick="pushCardSide('1-44');"&gt;+&lt;/button&gt;&lt;button type="button" class="raise" onclick="raiseCardSide('1-44');"&gt;↑&lt;/button&gt;&lt;/div&gt;</text:p>
          </table:table-cell>
          <table:table-cell table:formula="of:=CONCATENATE([$HTML.$A$3];[.B84];[$HTML.$B$3];[.F84];[$HTML.$C$3];[.H84];[$HTML.$D$3];[.J84];[$HTML.$E$3];[.B84];[$HTML.$F$3];[.D84];[$HTML.$G$3];[.I84];[$HTML.$H$3];[.G84];[$HTML.$I$3];[.K84];[$HTML.$J$3];[.B84];[$HTML.$K$3];[.B84];[$HTML.$L$3];[.B84];[$HTML.$M$3];[.B84];[$HTML.$N$3];[.B84];[$HTML.$O$3];[.B84];[$HTML.$P$3])" office:value-type="string" office:string-value="&lt;tr id=&quot;table-1-44&quot; data-expansion=&quot;15&quot; data-type=&quot;1&quot; data-color=&quot;30&quot;&gt;&lt;td&gt;1-44&lt;/td&gt;&lt;td&gt;ルートヴィヒ・ヴァン・ベートーヴェン&lt;/td&gt;&lt;td&gt;緑&lt;/td&gt;&lt;td&gt;イジン&lt;/td&gt;&lt;td&gt;6&lt;/td&gt;&lt;td&gt;&lt;button type=&quot;button&quot; onclick=&quot;popCardMain('1-44')&quot;&gt;-&lt;/button&gt;&lt;/td&gt;&lt;td id=&quot;table-main-1-44-numCopies&quot;&gt;0&lt;/td&gt;&lt;td&gt;&lt;button type=&quot;button&quot; onclick=&quot;pushCardMain('1-44')&quot;&gt;+&lt;/button&gt;&lt;/td&gt;&lt;td&gt;&lt;button type=&quot;button&quot; onclick=&quot;popCardSide('1-44')&quot;&gt;-&lt;/button&gt;&lt;/td&gt;&lt;td id=&quot;table-side-1-44-numCopies&quot;&gt;0&lt;/td&gt;&lt;td&gt;&lt;button type=&quot;button&quot; onclick=&quot;pushCardSide('1-44')&quot;&gt;+&lt;/button&gt;&lt;/td&gt;&lt;/tr&gt;" calcext:value-type="string">
            <text:p>&lt;tr id="table-1-44" data-expansion="15" data-type="1" data-color="30"&gt;&lt;td&gt;1-44&lt;/td&gt;&lt;td&gt;ルートヴィヒ・ヴァン・ベートーヴェン&lt;/td&gt;&lt;td&gt;緑&lt;/td&gt;&lt;td&gt;イジン&lt;/td&gt;&lt;td&gt;6&lt;/td&gt;&lt;td&gt;&lt;button type="button" onclick="popCardMain('1-44')"&gt;-&lt;/button&gt;&lt;/td&gt;&lt;td id="table-main-1-44-numCopies"&gt;0&lt;/td&gt;&lt;td&gt;&lt;button type="button" onclick="pushCardMain('1-44')"&gt;+&lt;/button&gt;&lt;/td&gt;&lt;td&gt;&lt;button type="button" onclick="popCardSide('1-44')"&gt;-&lt;/button&gt;&lt;/td&gt;&lt;td id="table-side-1-44-numCopies"&gt;0&lt;/td&gt;&lt;td&gt;&lt;button type="button" onclick="pushCardSide('1-4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M85];[$HTML.$C$1];[.$B85];[$HTML.$D$1];[.$B85];[$HTML.$E$1];[.$B85];[$HTML.$F$1];[.$B85];[$HTML.$G$1])" office:value-type="string" office:string-value="&lt;div class=&quot;card&quot; id=&quot;main-1-45&quot;&gt;&lt;img width=&quot;115&quot; heidht=&quot;160&quot; src=&quot;https://one-draw.jp/ijinden/cardlist/001/card/01_045.png&quot; /&gt;&lt;div class=&quot;numCopies&quot; id=&quot;main-1-45-numCopies&quot;&gt;0&lt;/div&gt;&lt;button type=&quot;button&quot; class=&quot;pop&quot; onclick=&quot;popCardMain('1-45');&quot;&gt;-&lt;/button&gt;&lt;button type=&quot;button&quot; class=&quot;push&quot; onclick=&quot;pushCardMain('1-45');&quot;&gt;+&lt;/button&gt;&lt;button type=&quot;button&quot; class=&quot;drop&quot; onclick=&quot;dropCardMain('1-45');&quot;&gt;↓&lt;/button&gt;&lt;/div&gt;" calcext:value-type="string">
            <text:p>&lt;div class="card" id="main-1-45"&gt;&lt;img width="115" heidht="160" src="https://one-draw.jp/ijinden/cardlist/001/card/01_045.png" /&gt;&lt;div class="numCopies" id="main-1-45-numCopies"&gt;0&lt;/div&gt;&lt;button type="button" class="pop" onclick="popCardMain('1-45');"&gt;-&lt;/button&gt;&lt;button type="button" class="push" onclick="pushCardMain('1-45');"&gt;+&lt;/button&gt;&lt;button type="button" class="drop" onclick="dropCardMain('1-45');"&gt;↓&lt;/button&gt;&lt;/div&gt;</text:p>
          </table:table-cell>
          <table:table-cell table:formula="of:=CONCATENATE([$HTML.$A$2];[.$B85];[$HTML.$B$2];[.$M85];[$HTML.$C$2];[.$B85];[$HTML.$D$2];[.$B85];[$HTML.$E$2];[.$B85];[$HTML.$F$2];[.$B85];[$HTML.$G$2])" office:value-type="string" office:string-value="&lt;div class=&quot;card&quot; id=&quot;side-1-45&quot;&gt;&lt;img width=&quot;115&quot; heidht=&quot;160&quot; src=&quot;https://one-draw.jp/ijinden/cardlist/001/card/01_045.png&quot; /&gt;&lt;div class=&quot;numCopies&quot; id=&quot;side-1-45-numCopies&quot;&gt;0&lt;/div&gt;&lt;button type=&quot;button&quot; class=&quot;pop&quot; onclick=&quot;popCardSide('1-45');&quot;&gt;-&lt;/button&gt;&lt;button type=&quot;button&quot; class=&quot;push&quot; onclick=&quot;pushCardSide('1-45');&quot;&gt;+&lt;/button&gt;&lt;button type=&quot;button&quot; class=&quot;raise&quot; onclick=&quot;raiseCardSide('1-45');&quot;&gt;↑&lt;/button&gt;&lt;/div&gt;" calcext:value-type="string">
            <text:p>&lt;div class="card" id="side-1-45"&gt;&lt;img width="115" heidht="160" src="https://one-draw.jp/ijinden/cardlist/001/card/01_045.png" /&gt;&lt;div class="numCopies" id="side-1-45-numCopies"&gt;0&lt;/div&gt;&lt;button type="button" class="pop" onclick="popCardSide('1-45');"&gt;-&lt;/button&gt;&lt;button type="button" class="push" onclick="pushCardSide('1-45');"&gt;+&lt;/button&gt;&lt;button type="button" class="raise" onclick="raiseCardSide('1-45');"&gt;↑&lt;/button&gt;&lt;/div&gt;</text:p>
          </table:table-cell>
          <table:table-cell table:formula="of:=CONCATENATE([$HTML.$A$3];[.B85];[$HTML.$B$3];[.F85];[$HTML.$C$3];[.H85];[$HTML.$D$3];[.J85];[$HTML.$E$3];[.B85];[$HTML.$F$3];[.D85];[$HTML.$G$3];[.I85];[$HTML.$H$3];[.G85];[$HTML.$I$3];[.K85];[$HTML.$J$3];[.B85];[$HTML.$K$3];[.B85];[$HTML.$L$3];[.B85];[$HTML.$M$3];[.B85];[$HTML.$N$3];[.B85];[$HTML.$O$3];[.B85];[$HTML.$P$3])" office:value-type="string" office:string-value="&lt;tr id=&quot;table-1-45&quot; data-expansion=&quot;15&quot; data-type=&quot;1&quot; data-color=&quot;30&quot;&gt;&lt;td&gt;1-45&lt;/td&gt;&lt;td&gt;行基&lt;/td&gt;&lt;td&gt;緑&lt;/td&gt;&lt;td&gt;イジン&lt;/td&gt;&lt;td&gt;7&lt;/td&gt;&lt;td&gt;&lt;button type=&quot;button&quot; onclick=&quot;popCardMain('1-45')&quot;&gt;-&lt;/button&gt;&lt;/td&gt;&lt;td id=&quot;table-main-1-45-numCopies&quot;&gt;0&lt;/td&gt;&lt;td&gt;&lt;button type=&quot;button&quot; onclick=&quot;pushCardMain('1-45')&quot;&gt;+&lt;/button&gt;&lt;/td&gt;&lt;td&gt;&lt;button type=&quot;button&quot; onclick=&quot;popCardSide('1-45')&quot;&gt;-&lt;/button&gt;&lt;/td&gt;&lt;td id=&quot;table-side-1-45-numCopies&quot;&gt;0&lt;/td&gt;&lt;td&gt;&lt;button type=&quot;button&quot; onclick=&quot;pushCardSide('1-45')&quot;&gt;+&lt;/button&gt;&lt;/td&gt;&lt;/tr&gt;" calcext:value-type="string">
            <text:p>&lt;tr id="table-1-45" data-expansion="15" data-type="1" data-color="30"&gt;&lt;td&gt;1-45&lt;/td&gt;&lt;td&gt;行基&lt;/td&gt;&lt;td&gt;緑&lt;/td&gt;&lt;td&gt;イジン&lt;/td&gt;&lt;td&gt;7&lt;/td&gt;&lt;td&gt;&lt;button type="button" onclick="popCardMain('1-45')"&gt;-&lt;/button&gt;&lt;/td&gt;&lt;td id="table-main-1-45-numCopies"&gt;0&lt;/td&gt;&lt;td&gt;&lt;button type="button" onclick="pushCardMain('1-45')"&gt;+&lt;/button&gt;&lt;/td&gt;&lt;td&gt;&lt;button type="button" onclick="popCardSide('1-45')"&gt;-&lt;/button&gt;&lt;/td&gt;&lt;td id="table-side-1-45-numCopies"&gt;0&lt;/td&gt;&lt;td&gt;&lt;button type="button" onclick="pushCardSide('1-4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M86];[$HTML.$C$1];[.$B86];[$HTML.$D$1];[.$B86];[$HTML.$E$1];[.$B86];[$HTML.$F$1];[.$B86];[$HTML.$G$1])" office:value-type="string" office:string-value="&lt;div class=&quot;card&quot; id=&quot;main-1-46&quot;&gt;&lt;img width=&quot;115&quot; heidht=&quot;160&quot; src=&quot;https://one-draw.jp/ijinden/cardlist/001/card/01_046.png&quot; /&gt;&lt;div class=&quot;numCopies&quot; id=&quot;main-1-46-numCopies&quot;&gt;0&lt;/div&gt;&lt;button type=&quot;button&quot; class=&quot;pop&quot; onclick=&quot;popCardMain('1-46');&quot;&gt;-&lt;/button&gt;&lt;button type=&quot;button&quot; class=&quot;push&quot; onclick=&quot;pushCardMain('1-46');&quot;&gt;+&lt;/button&gt;&lt;button type=&quot;button&quot; class=&quot;drop&quot; onclick=&quot;dropCardMain('1-46');&quot;&gt;↓&lt;/button&gt;&lt;/div&gt;" calcext:value-type="string">
            <text:p>&lt;div class="card" id="main-1-46"&gt;&lt;img width="115" heidht="160" src="https://one-draw.jp/ijinden/cardlist/001/card/01_046.png" /&gt;&lt;div class="numCopies" id="main-1-46-numCopies"&gt;0&lt;/div&gt;&lt;button type="button" class="pop" onclick="popCardMain('1-46');"&gt;-&lt;/button&gt;&lt;button type="button" class="push" onclick="pushCardMain('1-46');"&gt;+&lt;/button&gt;&lt;button type="button" class="drop" onclick="dropCardMain('1-46');"&gt;↓&lt;/button&gt;&lt;/div&gt;</text:p>
          </table:table-cell>
          <table:table-cell table:formula="of:=CONCATENATE([$HTML.$A$2];[.$B86];[$HTML.$B$2];[.$M86];[$HTML.$C$2];[.$B86];[$HTML.$D$2];[.$B86];[$HTML.$E$2];[.$B86];[$HTML.$F$2];[.$B86];[$HTML.$G$2])" office:value-type="string" office:string-value="&lt;div class=&quot;card&quot; id=&quot;side-1-46&quot;&gt;&lt;img width=&quot;115&quot; heidht=&quot;160&quot; src=&quot;https://one-draw.jp/ijinden/cardlist/001/card/01_046.png&quot; /&gt;&lt;div class=&quot;numCopies&quot; id=&quot;side-1-46-numCopies&quot;&gt;0&lt;/div&gt;&lt;button type=&quot;button&quot; class=&quot;pop&quot; onclick=&quot;popCardSide('1-46');&quot;&gt;-&lt;/button&gt;&lt;button type=&quot;button&quot; class=&quot;push&quot; onclick=&quot;pushCardSide('1-46');&quot;&gt;+&lt;/button&gt;&lt;button type=&quot;button&quot; class=&quot;raise&quot; onclick=&quot;raiseCardSide('1-46');&quot;&gt;↑&lt;/button&gt;&lt;/div&gt;" calcext:value-type="string">
            <text:p>&lt;div class="card" id="side-1-46"&gt;&lt;img width="115" heidht="160" src="https://one-draw.jp/ijinden/cardlist/001/card/01_046.png" /&gt;&lt;div class="numCopies" id="side-1-46-numCopies"&gt;0&lt;/div&gt;&lt;button type="button" class="pop" onclick="popCardSide('1-46');"&gt;-&lt;/button&gt;&lt;button type="button" class="push" onclick="pushCardSide('1-46');"&gt;+&lt;/button&gt;&lt;button type="button" class="raise" onclick="raiseCardSide('1-46');"&gt;↑&lt;/button&gt;&lt;/div&gt;</text:p>
          </table:table-cell>
          <table:table-cell table:formula="of:=CONCATENATE([$HTML.$A$3];[.B86];[$HTML.$B$3];[.F86];[$HTML.$C$3];[.H86];[$HTML.$D$3];[.J86];[$HTML.$E$3];[.B86];[$HTML.$F$3];[.D86];[$HTML.$G$3];[.I86];[$HTML.$H$3];[.G86];[$HTML.$I$3];[.K86];[$HTML.$J$3];[.B86];[$HTML.$K$3];[.B86];[$HTML.$L$3];[.B86];[$HTML.$M$3];[.B86];[$HTML.$N$3];[.B86];[$HTML.$O$3];[.B86];[$HTML.$P$3])" office:value-type="string" office:string-value="&lt;tr id=&quot;table-1-46&quot; data-expansion=&quot;15&quot; data-type=&quot;2&quot; data-color=&quot;10&quot;&gt;&lt;td&gt;1-46&lt;/td&gt;&lt;td&gt;武者の蔵&lt;/td&gt;&lt;td&gt;赤&lt;/td&gt;&lt;td&gt;ハイケイ&lt;/td&gt;&lt;td&gt;4&lt;/td&gt;&lt;td&gt;&lt;button type=&quot;button&quot; onclick=&quot;popCardMain('1-46')&quot;&gt;-&lt;/button&gt;&lt;/td&gt;&lt;td id=&quot;table-main-1-46-numCopies&quot;&gt;0&lt;/td&gt;&lt;td&gt;&lt;button type=&quot;button&quot; onclick=&quot;pushCardMain('1-46')&quot;&gt;+&lt;/button&gt;&lt;/td&gt;&lt;td&gt;&lt;button type=&quot;button&quot; onclick=&quot;popCardSide('1-46')&quot;&gt;-&lt;/button&gt;&lt;/td&gt;&lt;td id=&quot;table-side-1-46-numCopies&quot;&gt;0&lt;/td&gt;&lt;td&gt;&lt;button type=&quot;button&quot; onclick=&quot;pushCardSide('1-46')&quot;&gt;+&lt;/button&gt;&lt;/td&gt;&lt;/tr&gt;" calcext:value-type="string">
            <text:p>&lt;tr id="table-1-46" data-expansion="15" data-type="2" data-color="10"&gt;&lt;td&gt;1-46&lt;/td&gt;&lt;td&gt;武者の蔵&lt;/td&gt;&lt;td&gt;赤&lt;/td&gt;&lt;td&gt;ハイケイ&lt;/td&gt;&lt;td&gt;4&lt;/td&gt;&lt;td&gt;&lt;button type="button" onclick="popCardMain('1-46')"&gt;-&lt;/button&gt;&lt;/td&gt;&lt;td id="table-main-1-46-numCopies"&gt;0&lt;/td&gt;&lt;td&gt;&lt;button type="button" onclick="pushCardMain('1-46')"&gt;+&lt;/button&gt;&lt;/td&gt;&lt;td&gt;&lt;button type="button" onclick="popCardSide('1-46')"&gt;-&lt;/button&gt;&lt;/td&gt;&lt;td id="table-side-1-46-numCopies"&gt;0&lt;/td&gt;&lt;td&gt;&lt;button type="button" onclick="pushCardSide('1-4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M87];[$HTML.$C$1];[.$B87];[$HTML.$D$1];[.$B87];[$HTML.$E$1];[.$B87];[$HTML.$F$1];[.$B87];[$HTML.$G$1])" office:value-type="string" office:string-value="&lt;div class=&quot;card&quot; id=&quot;main-1-47&quot;&gt;&lt;img width=&quot;115&quot; heidht=&quot;160&quot; src=&quot;https://one-draw.jp/ijinden/cardlist/001/card/01_047.png&quot; /&gt;&lt;div class=&quot;numCopies&quot; id=&quot;main-1-47-numCopies&quot;&gt;0&lt;/div&gt;&lt;button type=&quot;button&quot; class=&quot;pop&quot; onclick=&quot;popCardMain('1-47');&quot;&gt;-&lt;/button&gt;&lt;button type=&quot;button&quot; class=&quot;push&quot; onclick=&quot;pushCardMain('1-47');&quot;&gt;+&lt;/button&gt;&lt;button type=&quot;button&quot; class=&quot;drop&quot; onclick=&quot;dropCardMain('1-47');&quot;&gt;↓&lt;/button&gt;&lt;/div&gt;" calcext:value-type="string">
            <text:p>&lt;div class="card" id="main-1-47"&gt;&lt;img width="115" heidht="160" src="https://one-draw.jp/ijinden/cardlist/001/card/01_047.png" /&gt;&lt;div class="numCopies" id="main-1-47-numCopies"&gt;0&lt;/div&gt;&lt;button type="button" class="pop" onclick="popCardMain('1-47');"&gt;-&lt;/button&gt;&lt;button type="button" class="push" onclick="pushCardMain('1-47');"&gt;+&lt;/button&gt;&lt;button type="button" class="drop" onclick="dropCardMain('1-47');"&gt;↓&lt;/button&gt;&lt;/div&gt;</text:p>
          </table:table-cell>
          <table:table-cell table:formula="of:=CONCATENATE([$HTML.$A$2];[.$B87];[$HTML.$B$2];[.$M87];[$HTML.$C$2];[.$B87];[$HTML.$D$2];[.$B87];[$HTML.$E$2];[.$B87];[$HTML.$F$2];[.$B87];[$HTML.$G$2])" office:value-type="string" office:string-value="&lt;div class=&quot;card&quot; id=&quot;side-1-47&quot;&gt;&lt;img width=&quot;115&quot; heidht=&quot;160&quot; src=&quot;https://one-draw.jp/ijinden/cardlist/001/card/01_047.png&quot; /&gt;&lt;div class=&quot;numCopies&quot; id=&quot;side-1-47-numCopies&quot;&gt;0&lt;/div&gt;&lt;button type=&quot;button&quot; class=&quot;pop&quot; onclick=&quot;popCardSide('1-47');&quot;&gt;-&lt;/button&gt;&lt;button type=&quot;button&quot; class=&quot;push&quot; onclick=&quot;pushCardSide('1-47');&quot;&gt;+&lt;/button&gt;&lt;button type=&quot;button&quot; class=&quot;raise&quot; onclick=&quot;raiseCardSide('1-47');&quot;&gt;↑&lt;/button&gt;&lt;/div&gt;" calcext:value-type="string">
            <text:p>&lt;div class="card" id="side-1-47"&gt;&lt;img width="115" heidht="160" src="https://one-draw.jp/ijinden/cardlist/001/card/01_047.png" /&gt;&lt;div class="numCopies" id="side-1-47-numCopies"&gt;0&lt;/div&gt;&lt;button type="button" class="pop" onclick="popCardSide('1-47');"&gt;-&lt;/button&gt;&lt;button type="button" class="push" onclick="pushCardSide('1-47');"&gt;+&lt;/button&gt;&lt;button type="button" class="raise" onclick="raiseCardSide('1-47');"&gt;↑&lt;/button&gt;&lt;/div&gt;</text:p>
          </table:table-cell>
          <table:table-cell table:formula="of:=CONCATENATE([$HTML.$A$3];[.B87];[$HTML.$B$3];[.F87];[$HTML.$C$3];[.H87];[$HTML.$D$3];[.J87];[$HTML.$E$3];[.B87];[$HTML.$F$3];[.D87];[$HTML.$G$3];[.I87];[$HTML.$H$3];[.G87];[$HTML.$I$3];[.K87];[$HTML.$J$3];[.B87];[$HTML.$K$3];[.B87];[$HTML.$L$3];[.B87];[$HTML.$M$3];[.B87];[$HTML.$N$3];[.B87];[$HTML.$O$3];[.B87];[$HTML.$P$3])" office:value-type="string" office:string-value="&lt;tr id=&quot;table-1-47&quot; data-expansion=&quot;15&quot; data-type=&quot;2&quot; data-color=&quot;20&quot;&gt;&lt;td&gt;1-47&lt;/td&gt;&lt;td&gt;純白の塔&lt;/td&gt;&lt;td&gt;青&lt;/td&gt;&lt;td&gt;ハイケイ&lt;/td&gt;&lt;td&gt;4&lt;/td&gt;&lt;td&gt;&lt;button type=&quot;button&quot; onclick=&quot;popCardMain('1-47')&quot;&gt;-&lt;/button&gt;&lt;/td&gt;&lt;td id=&quot;table-main-1-47-numCopies&quot;&gt;0&lt;/td&gt;&lt;td&gt;&lt;button type=&quot;button&quot; onclick=&quot;pushCardMain('1-47')&quot;&gt;+&lt;/button&gt;&lt;/td&gt;&lt;td&gt;&lt;button type=&quot;button&quot; onclick=&quot;popCardSide('1-47')&quot;&gt;-&lt;/button&gt;&lt;/td&gt;&lt;td id=&quot;table-side-1-47-numCopies&quot;&gt;0&lt;/td&gt;&lt;td&gt;&lt;button type=&quot;button&quot; onclick=&quot;pushCardSide('1-47')&quot;&gt;+&lt;/button&gt;&lt;/td&gt;&lt;/tr&gt;" calcext:value-type="string">
            <text:p>&lt;tr id="table-1-47" data-expansion="15" data-type="2" data-color="20"&gt;&lt;td&gt;1-47&lt;/td&gt;&lt;td&gt;純白の塔&lt;/td&gt;&lt;td&gt;青&lt;/td&gt;&lt;td&gt;ハイケイ&lt;/td&gt;&lt;td&gt;4&lt;/td&gt;&lt;td&gt;&lt;button type="button" onclick="popCardMain('1-47')"&gt;-&lt;/button&gt;&lt;/td&gt;&lt;td id="table-main-1-47-numCopies"&gt;0&lt;/td&gt;&lt;td&gt;&lt;button type="button" onclick="pushCardMain('1-47')"&gt;+&lt;/button&gt;&lt;/td&gt;&lt;td&gt;&lt;button type="button" onclick="popCardSide('1-47')"&gt;-&lt;/button&gt;&lt;/td&gt;&lt;td id="table-side-1-47-numCopies"&gt;0&lt;/td&gt;&lt;td&gt;&lt;button type="button" onclick="pushCardSide('1-4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M88];[$HTML.$C$1];[.$B88];[$HTML.$D$1];[.$B88];[$HTML.$E$1];[.$B88];[$HTML.$F$1];[.$B88];[$HTML.$G$1])" office:value-type="string" office:string-value="&lt;div class=&quot;card&quot; id=&quot;main-1-48&quot;&gt;&lt;img width=&quot;115&quot; heidht=&quot;160&quot; src=&quot;https://one-draw.jp/ijinden/cardlist/001/card/01_048.png&quot; /&gt;&lt;div class=&quot;numCopies&quot; id=&quot;main-1-48-numCopies&quot;&gt;0&lt;/div&gt;&lt;button type=&quot;button&quot; class=&quot;pop&quot; onclick=&quot;popCardMain('1-48');&quot;&gt;-&lt;/button&gt;&lt;button type=&quot;button&quot; class=&quot;push&quot; onclick=&quot;pushCardMain('1-48');&quot;&gt;+&lt;/button&gt;&lt;button type=&quot;button&quot; class=&quot;drop&quot; onclick=&quot;dropCardMain('1-48');&quot;&gt;↓&lt;/button&gt;&lt;/div&gt;" calcext:value-type="string">
            <text:p>&lt;div class="card" id="main-1-48"&gt;&lt;img width="115" heidht="160" src="https://one-draw.jp/ijinden/cardlist/001/card/01_048.png" /&gt;&lt;div class="numCopies" id="main-1-48-numCopies"&gt;0&lt;/div&gt;&lt;button type="button" class="pop" onclick="popCardMain('1-48');"&gt;-&lt;/button&gt;&lt;button type="button" class="push" onclick="pushCardMain('1-48');"&gt;+&lt;/button&gt;&lt;button type="button" class="drop" onclick="dropCardMain('1-48');"&gt;↓&lt;/button&gt;&lt;/div&gt;</text:p>
          </table:table-cell>
          <table:table-cell table:formula="of:=CONCATENATE([$HTML.$A$2];[.$B88];[$HTML.$B$2];[.$M88];[$HTML.$C$2];[.$B88];[$HTML.$D$2];[.$B88];[$HTML.$E$2];[.$B88];[$HTML.$F$2];[.$B88];[$HTML.$G$2])" office:value-type="string" office:string-value="&lt;div class=&quot;card&quot; id=&quot;side-1-48&quot;&gt;&lt;img width=&quot;115&quot; heidht=&quot;160&quot; src=&quot;https://one-draw.jp/ijinden/cardlist/001/card/01_048.png&quot; /&gt;&lt;div class=&quot;numCopies&quot; id=&quot;side-1-48-numCopies&quot;&gt;0&lt;/div&gt;&lt;button type=&quot;button&quot; class=&quot;pop&quot; onclick=&quot;popCardSide('1-48');&quot;&gt;-&lt;/button&gt;&lt;button type=&quot;button&quot; class=&quot;push&quot; onclick=&quot;pushCardSide('1-48');&quot;&gt;+&lt;/button&gt;&lt;button type=&quot;button&quot; class=&quot;raise&quot; onclick=&quot;raiseCardSide('1-48');&quot;&gt;↑&lt;/button&gt;&lt;/div&gt;" calcext:value-type="string">
            <text:p>&lt;div class="card" id="side-1-48"&gt;&lt;img width="115" heidht="160" src="https://one-draw.jp/ijinden/cardlist/001/card/01_048.png" /&gt;&lt;div class="numCopies" id="side-1-48-numCopies"&gt;0&lt;/div&gt;&lt;button type="button" class="pop" onclick="popCardSide('1-48');"&gt;-&lt;/button&gt;&lt;button type="button" class="push" onclick="pushCardSide('1-48');"&gt;+&lt;/button&gt;&lt;button type="button" class="raise" onclick="raiseCardSide('1-48');"&gt;↑&lt;/button&gt;&lt;/div&gt;</text:p>
          </table:table-cell>
          <table:table-cell table:formula="of:=CONCATENATE([$HTML.$A$3];[.B88];[$HTML.$B$3];[.F88];[$HTML.$C$3];[.H88];[$HTML.$D$3];[.J88];[$HTML.$E$3];[.B88];[$HTML.$F$3];[.D88];[$HTML.$G$3];[.I88];[$HTML.$H$3];[.G88];[$HTML.$I$3];[.K88];[$HTML.$J$3];[.B88];[$HTML.$K$3];[.B88];[$HTML.$L$3];[.B88];[$HTML.$M$3];[.B88];[$HTML.$N$3];[.B88];[$HTML.$O$3];[.B88];[$HTML.$P$3])" office:value-type="string" office:string-value="&lt;tr id=&quot;table-1-48&quot; data-expansion=&quot;15&quot; data-type=&quot;2&quot; data-color=&quot;20&quot;&gt;&lt;td&gt;1-48&lt;/td&gt;&lt;td&gt;円形闘技場&lt;/td&gt;&lt;td&gt;青&lt;/td&gt;&lt;td&gt;ハイケイ&lt;/td&gt;&lt;td&gt;5&lt;/td&gt;&lt;td&gt;&lt;button type=&quot;button&quot; onclick=&quot;popCardMain('1-48')&quot;&gt;-&lt;/button&gt;&lt;/td&gt;&lt;td id=&quot;table-main-1-48-numCopies&quot;&gt;0&lt;/td&gt;&lt;td&gt;&lt;button type=&quot;button&quot; onclick=&quot;pushCardMain('1-48')&quot;&gt;+&lt;/button&gt;&lt;/td&gt;&lt;td&gt;&lt;button type=&quot;button&quot; onclick=&quot;popCardSide('1-48')&quot;&gt;-&lt;/button&gt;&lt;/td&gt;&lt;td id=&quot;table-side-1-48-numCopies&quot;&gt;0&lt;/td&gt;&lt;td&gt;&lt;button type=&quot;button&quot; onclick=&quot;pushCardSide('1-48')&quot;&gt;+&lt;/button&gt;&lt;/td&gt;&lt;/tr&gt;" calcext:value-type="string">
            <text:p>&lt;tr id="table-1-48" data-expansion="15" data-type="2" data-color="20"&gt;&lt;td&gt;1-48&lt;/td&gt;&lt;td&gt;円形闘技場&lt;/td&gt;&lt;td&gt;青&lt;/td&gt;&lt;td&gt;ハイケイ&lt;/td&gt;&lt;td&gt;5&lt;/td&gt;&lt;td&gt;&lt;button type="button" onclick="popCardMain('1-48')"&gt;-&lt;/button&gt;&lt;/td&gt;&lt;td id="table-main-1-48-numCopies"&gt;0&lt;/td&gt;&lt;td&gt;&lt;button type="button" onclick="pushCardMain('1-48')"&gt;+&lt;/button&gt;&lt;/td&gt;&lt;td&gt;&lt;button type="button" onclick="popCardSide('1-48')"&gt;-&lt;/button&gt;&lt;/td&gt;&lt;td id="table-side-1-48-numCopies"&gt;0&lt;/td&gt;&lt;td&gt;&lt;button type="button" onclick="pushCardSide('1-4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M89];[$HTML.$C$1];[.$B89];[$HTML.$D$1];[.$B89];[$HTML.$E$1];[.$B89];[$HTML.$F$1];[.$B89];[$HTML.$G$1])" office:value-type="string" office:string-value="&lt;div class=&quot;card&quot; id=&quot;main-1-49&quot;&gt;&lt;img width=&quot;115&quot; heidht=&quot;160&quot; src=&quot;https://one-draw.jp/ijinden/cardlist/001/card/01_049.png&quot; /&gt;&lt;div class=&quot;numCopies&quot; id=&quot;main-1-49-numCopies&quot;&gt;0&lt;/div&gt;&lt;button type=&quot;button&quot; class=&quot;pop&quot; onclick=&quot;popCardMain('1-49');&quot;&gt;-&lt;/button&gt;&lt;button type=&quot;button&quot; class=&quot;push&quot; onclick=&quot;pushCardMain('1-49');&quot;&gt;+&lt;/button&gt;&lt;button type=&quot;button&quot; class=&quot;drop&quot; onclick=&quot;dropCardMain('1-49');&quot;&gt;↓&lt;/button&gt;&lt;/div&gt;" calcext:value-type="string">
            <text:p>&lt;div class="card" id="main-1-49"&gt;&lt;img width="115" heidht="160" src="https://one-draw.jp/ijinden/cardlist/001/card/01_049.png" /&gt;&lt;div class="numCopies" id="main-1-49-numCopies"&gt;0&lt;/div&gt;&lt;button type="button" class="pop" onclick="popCardMain('1-49');"&gt;-&lt;/button&gt;&lt;button type="button" class="push" onclick="pushCardMain('1-49');"&gt;+&lt;/button&gt;&lt;button type="button" class="drop" onclick="dropCardMain('1-49');"&gt;↓&lt;/button&gt;&lt;/div&gt;</text:p>
          </table:table-cell>
          <table:table-cell table:formula="of:=CONCATENATE([$HTML.$A$2];[.$B89];[$HTML.$B$2];[.$M89];[$HTML.$C$2];[.$B89];[$HTML.$D$2];[.$B89];[$HTML.$E$2];[.$B89];[$HTML.$F$2];[.$B89];[$HTML.$G$2])" office:value-type="string" office:string-value="&lt;div class=&quot;card&quot; id=&quot;side-1-49&quot;&gt;&lt;img width=&quot;115&quot; heidht=&quot;160&quot; src=&quot;https://one-draw.jp/ijinden/cardlist/001/card/01_049.png&quot; /&gt;&lt;div class=&quot;numCopies&quot; id=&quot;side-1-49-numCopies&quot;&gt;0&lt;/div&gt;&lt;button type=&quot;button&quot; class=&quot;pop&quot; onclick=&quot;popCardSide('1-49');&quot;&gt;-&lt;/button&gt;&lt;button type=&quot;button&quot; class=&quot;push&quot; onclick=&quot;pushCardSide('1-49');&quot;&gt;+&lt;/button&gt;&lt;button type=&quot;button&quot; class=&quot;raise&quot; onclick=&quot;raiseCardSide('1-49');&quot;&gt;↑&lt;/button&gt;&lt;/div&gt;" calcext:value-type="string">
            <text:p>&lt;div class="card" id="side-1-49"&gt;&lt;img width="115" heidht="160" src="https://one-draw.jp/ijinden/cardlist/001/card/01_049.png" /&gt;&lt;div class="numCopies" id="side-1-49-numCopies"&gt;0&lt;/div&gt;&lt;button type="button" class="pop" onclick="popCardSide('1-49');"&gt;-&lt;/button&gt;&lt;button type="button" class="push" onclick="pushCardSide('1-49');"&gt;+&lt;/button&gt;&lt;button type="button" class="raise" onclick="raiseCardSide('1-49');"&gt;↑&lt;/button&gt;&lt;/div&gt;</text:p>
          </table:table-cell>
          <table:table-cell table:formula="of:=CONCATENATE([$HTML.$A$3];[.B89];[$HTML.$B$3];[.F89];[$HTML.$C$3];[.H89];[$HTML.$D$3];[.J89];[$HTML.$E$3];[.B89];[$HTML.$F$3];[.D89];[$HTML.$G$3];[.I89];[$HTML.$H$3];[.G89];[$HTML.$I$3];[.K89];[$HTML.$J$3];[.B89];[$HTML.$K$3];[.B89];[$HTML.$L$3];[.B89];[$HTML.$M$3];[.B89];[$HTML.$N$3];[.B89];[$HTML.$O$3];[.B89];[$HTML.$P$3])" office:value-type="string" office:string-value="&lt;tr id=&quot;table-1-49&quot; data-expansion=&quot;15&quot; data-type=&quot;2&quot; data-color=&quot;30&quot;&gt;&lt;td&gt;1-49&lt;/td&gt;&lt;td&gt;巨大古墳&lt;/td&gt;&lt;td&gt;緑&lt;/td&gt;&lt;td&gt;ハイケイ&lt;/td&gt;&lt;td&gt;2&lt;/td&gt;&lt;td&gt;&lt;button type=&quot;button&quot; onclick=&quot;popCardMain('1-49')&quot;&gt;-&lt;/button&gt;&lt;/td&gt;&lt;td id=&quot;table-main-1-49-numCopies&quot;&gt;0&lt;/td&gt;&lt;td&gt;&lt;button type=&quot;button&quot; onclick=&quot;pushCardMain('1-49')&quot;&gt;+&lt;/button&gt;&lt;/td&gt;&lt;td&gt;&lt;button type=&quot;button&quot; onclick=&quot;popCardSide('1-49')&quot;&gt;-&lt;/button&gt;&lt;/td&gt;&lt;td id=&quot;table-side-1-49-numCopies&quot;&gt;0&lt;/td&gt;&lt;td&gt;&lt;button type=&quot;button&quot; onclick=&quot;pushCardSide('1-49')&quot;&gt;+&lt;/button&gt;&lt;/td&gt;&lt;/tr&gt;" calcext:value-type="string">
            <text:p>&lt;tr id="table-1-49" data-expansion="15" data-type="2" data-color="30"&gt;&lt;td&gt;1-49&lt;/td&gt;&lt;td&gt;巨大古墳&lt;/td&gt;&lt;td&gt;緑&lt;/td&gt;&lt;td&gt;ハイケイ&lt;/td&gt;&lt;td&gt;2&lt;/td&gt;&lt;td&gt;&lt;button type="button" onclick="popCardMain('1-49')"&gt;-&lt;/button&gt;&lt;/td&gt;&lt;td id="table-main-1-49-numCopies"&gt;0&lt;/td&gt;&lt;td&gt;&lt;button type="button" onclick="pushCardMain('1-49')"&gt;+&lt;/button&gt;&lt;/td&gt;&lt;td&gt;&lt;button type="button" onclick="popCardSide('1-49')"&gt;-&lt;/button&gt;&lt;/td&gt;&lt;td id="table-side-1-49-numCopies"&gt;0&lt;/td&gt;&lt;td&gt;&lt;button type="button" onclick="pushCardSide('1-4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M90];[$HTML.$C$1];[.$B90];[$HTML.$D$1];[.$B90];[$HTML.$E$1];[.$B90];[$HTML.$F$1];[.$B90];[$HTML.$G$1])" office:value-type="string" office:string-value="&lt;div class=&quot;card&quot; id=&quot;main-1-50&quot;&gt;&lt;img width=&quot;115&quot; heidht=&quot;160&quot; src=&quot;https://one-draw.jp/ijinden/cardlist/001/card/01_050.png&quot; /&gt;&lt;div class=&quot;numCopies&quot; id=&quot;main-1-50-numCopies&quot;&gt;0&lt;/div&gt;&lt;button type=&quot;button&quot; class=&quot;pop&quot; onclick=&quot;popCardMain('1-50');&quot;&gt;-&lt;/button&gt;&lt;button type=&quot;button&quot; class=&quot;push&quot; onclick=&quot;pushCardMain('1-50');&quot;&gt;+&lt;/button&gt;&lt;button type=&quot;button&quot; class=&quot;drop&quot; onclick=&quot;dropCardMain('1-50');&quot;&gt;↓&lt;/button&gt;&lt;/div&gt;" calcext:value-type="string">
            <text:p>&lt;div class="card" id="main-1-50"&gt;&lt;img width="115" heidht="160" src="https://one-draw.jp/ijinden/cardlist/001/card/01_050.png" /&gt;&lt;div class="numCopies" id="main-1-50-numCopies"&gt;0&lt;/div&gt;&lt;button type="button" class="pop" onclick="popCardMain('1-50');"&gt;-&lt;/button&gt;&lt;button type="button" class="push" onclick="pushCardMain('1-50');"&gt;+&lt;/button&gt;&lt;button type="button" class="drop" onclick="dropCardMain('1-50');"&gt;↓&lt;/button&gt;&lt;/div&gt;</text:p>
          </table:table-cell>
          <table:table-cell table:formula="of:=CONCATENATE([$HTML.$A$2];[.$B90];[$HTML.$B$2];[.$M90];[$HTML.$C$2];[.$B90];[$HTML.$D$2];[.$B90];[$HTML.$E$2];[.$B90];[$HTML.$F$2];[.$B90];[$HTML.$G$2])" office:value-type="string" office:string-value="&lt;div class=&quot;card&quot; id=&quot;side-1-50&quot;&gt;&lt;img width=&quot;115&quot; heidht=&quot;160&quot; src=&quot;https://one-draw.jp/ijinden/cardlist/001/card/01_050.png&quot; /&gt;&lt;div class=&quot;numCopies&quot; id=&quot;side-1-50-numCopies&quot;&gt;0&lt;/div&gt;&lt;button type=&quot;button&quot; class=&quot;pop&quot; onclick=&quot;popCardSide('1-50');&quot;&gt;-&lt;/button&gt;&lt;button type=&quot;button&quot; class=&quot;push&quot; onclick=&quot;pushCardSide('1-50');&quot;&gt;+&lt;/button&gt;&lt;button type=&quot;button&quot; class=&quot;raise&quot; onclick=&quot;raiseCardSide('1-50');&quot;&gt;↑&lt;/button&gt;&lt;/div&gt;" calcext:value-type="string">
            <text:p>&lt;div class="card" id="side-1-50"&gt;&lt;img width="115" heidht="160" src="https://one-draw.jp/ijinden/cardlist/001/card/01_050.png" /&gt;&lt;div class="numCopies" id="side-1-50-numCopies"&gt;0&lt;/div&gt;&lt;button type="button" class="pop" onclick="popCardSide('1-50');"&gt;-&lt;/button&gt;&lt;button type="button" class="push" onclick="pushCardSide('1-50');"&gt;+&lt;/button&gt;&lt;button type="button" class="raise" onclick="raiseCardSide('1-50');"&gt;↑&lt;/button&gt;&lt;/div&gt;</text:p>
          </table:table-cell>
          <table:table-cell table:formula="of:=CONCATENATE([$HTML.$A$3];[.B90];[$HTML.$B$3];[.F90];[$HTML.$C$3];[.H90];[$HTML.$D$3];[.J90];[$HTML.$E$3];[.B90];[$HTML.$F$3];[.D90];[$HTML.$G$3];[.I90];[$HTML.$H$3];[.G90];[$HTML.$I$3];[.K90];[$HTML.$J$3];[.B90];[$HTML.$K$3];[.B90];[$HTML.$L$3];[.B90];[$HTML.$M$3];[.B90];[$HTML.$N$3];[.B90];[$HTML.$O$3];[.B90];[$HTML.$P$3])" office:value-type="string" office:string-value="&lt;tr id=&quot;table-1-50&quot; data-expansion=&quot;15&quot; data-type=&quot;2&quot; data-color=&quot;30&quot;&gt;&lt;td&gt;1-50&lt;/td&gt;&lt;td&gt;魔除けの社&lt;/td&gt;&lt;td&gt;緑&lt;/td&gt;&lt;td&gt;ハイケイ&lt;/td&gt;&lt;td&gt;3&lt;/td&gt;&lt;td&gt;&lt;button type=&quot;button&quot; onclick=&quot;popCardMain('1-50')&quot;&gt;-&lt;/button&gt;&lt;/td&gt;&lt;td id=&quot;table-main-1-50-numCopies&quot;&gt;0&lt;/td&gt;&lt;td&gt;&lt;button type=&quot;button&quot; onclick=&quot;pushCardMain('1-50')&quot;&gt;+&lt;/button&gt;&lt;/td&gt;&lt;td&gt;&lt;button type=&quot;button&quot; onclick=&quot;popCardSide('1-50')&quot;&gt;-&lt;/button&gt;&lt;/td&gt;&lt;td id=&quot;table-side-1-50-numCopies&quot;&gt;0&lt;/td&gt;&lt;td&gt;&lt;button type=&quot;button&quot; onclick=&quot;pushCardSide('1-50')&quot;&gt;+&lt;/button&gt;&lt;/td&gt;&lt;/tr&gt;" calcext:value-type="string">
            <text:p>&lt;tr id="table-1-50" data-expansion="15" data-type="2" data-color="30"&gt;&lt;td&gt;1-50&lt;/td&gt;&lt;td&gt;魔除けの社&lt;/td&gt;&lt;td&gt;緑&lt;/td&gt;&lt;td&gt;ハイケイ&lt;/td&gt;&lt;td&gt;3&lt;/td&gt;&lt;td&gt;&lt;button type="button" onclick="popCardMain('1-50')"&gt;-&lt;/button&gt;&lt;/td&gt;&lt;td id="table-main-1-50-numCopies"&gt;0&lt;/td&gt;&lt;td&gt;&lt;button type="button" onclick="pushCardMain('1-50')"&gt;+&lt;/button&gt;&lt;/td&gt;&lt;td&gt;&lt;button type="button" onclick="popCardSide('1-50')"&gt;-&lt;/button&gt;&lt;/td&gt;&lt;td id="table-side-1-50-numCopies"&gt;0&lt;/td&gt;&lt;td&gt;&lt;button type="button" onclick="pushCardSide('1-5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M91];[$HTML.$C$1];[.$B91];[$HTML.$D$1];[.$B91];[$HTML.$E$1];[.$B91];[$HTML.$F$1];[.$B91];[$HTML.$G$1])" office:value-type="string" office:string-value="&lt;div class=&quot;card&quot; id=&quot;main-1-51&quot;&gt;&lt;img width=&quot;115&quot; heidht=&quot;160&quot; src=&quot;https://one-draw.jp/ijinden/cardlist/001/card/01_051.png&quot; /&gt;&lt;div class=&quot;numCopies&quot; id=&quot;main-1-51-numCopies&quot;&gt;0&lt;/div&gt;&lt;button type=&quot;button&quot; class=&quot;pop&quot; onclick=&quot;popCardMain('1-51');&quot;&gt;-&lt;/button&gt;&lt;button type=&quot;button&quot; class=&quot;push&quot; onclick=&quot;pushCardMain('1-51');&quot;&gt;+&lt;/button&gt;&lt;button type=&quot;button&quot; class=&quot;drop&quot; onclick=&quot;dropCardMain('1-51');&quot;&gt;↓&lt;/button&gt;&lt;/div&gt;" calcext:value-type="string">
            <text:p>&lt;div class="card" id="main-1-51"&gt;&lt;img width="115" heidht="160" src="https://one-draw.jp/ijinden/cardlist/001/card/01_051.png" /&gt;&lt;div class="numCopies" id="main-1-51-numCopies"&gt;0&lt;/div&gt;&lt;button type="button" class="pop" onclick="popCardMain('1-51');"&gt;-&lt;/button&gt;&lt;button type="button" class="push" onclick="pushCardMain('1-51');"&gt;+&lt;/button&gt;&lt;button type="button" class="drop" onclick="dropCardMain('1-51');"&gt;↓&lt;/button&gt;&lt;/div&gt;</text:p>
          </table:table-cell>
          <table:table-cell table:formula="of:=CONCATENATE([$HTML.$A$2];[.$B91];[$HTML.$B$2];[.$M91];[$HTML.$C$2];[.$B91];[$HTML.$D$2];[.$B91];[$HTML.$E$2];[.$B91];[$HTML.$F$2];[.$B91];[$HTML.$G$2])" office:value-type="string" office:string-value="&lt;div class=&quot;card&quot; id=&quot;side-1-51&quot;&gt;&lt;img width=&quot;115&quot; heidht=&quot;160&quot; src=&quot;https://one-draw.jp/ijinden/cardlist/001/card/01_051.png&quot; /&gt;&lt;div class=&quot;numCopies&quot; id=&quot;side-1-51-numCopies&quot;&gt;0&lt;/div&gt;&lt;button type=&quot;button&quot; class=&quot;pop&quot; onclick=&quot;popCardSide('1-51');&quot;&gt;-&lt;/button&gt;&lt;button type=&quot;button&quot; class=&quot;push&quot; onclick=&quot;pushCardSide('1-51');&quot;&gt;+&lt;/button&gt;&lt;button type=&quot;button&quot; class=&quot;raise&quot; onclick=&quot;raiseCardSide('1-51');&quot;&gt;↑&lt;/button&gt;&lt;/div&gt;" calcext:value-type="string">
            <text:p>&lt;div class="card" id="side-1-51"&gt;&lt;img width="115" heidht="160" src="https://one-draw.jp/ijinden/cardlist/001/card/01_051.png" /&gt;&lt;div class="numCopies" id="side-1-51-numCopies"&gt;0&lt;/div&gt;&lt;button type="button" class="pop" onclick="popCardSide('1-51');"&gt;-&lt;/button&gt;&lt;button type="button" class="push" onclick="pushCardSide('1-51');"&gt;+&lt;/button&gt;&lt;button type="button" class="raise" onclick="raiseCardSide('1-51');"&gt;↑&lt;/button&gt;&lt;/div&gt;</text:p>
          </table:table-cell>
          <table:table-cell table:formula="of:=CONCATENATE([$HTML.$A$3];[.B91];[$HTML.$B$3];[.F91];[$HTML.$C$3];[.H91];[$HTML.$D$3];[.J91];[$HTML.$E$3];[.B91];[$HTML.$F$3];[.D91];[$HTML.$G$3];[.I91];[$HTML.$H$3];[.G91];[$HTML.$I$3];[.K91];[$HTML.$J$3];[.B91];[$HTML.$K$3];[.B91];[$HTML.$L$3];[.B91];[$HTML.$M$3];[.B91];[$HTML.$N$3];[.B91];[$HTML.$O$3];[.B91];[$HTML.$P$3])" office:value-type="string" office:string-value="&lt;tr id=&quot;table-1-51&quot; data-expansion=&quot;15&quot; data-type=&quot;2&quot; data-color=&quot;30&quot;&gt;&lt;td&gt;1-51&lt;/td&gt;&lt;td&gt;冨嶽三十六景&lt;/td&gt;&lt;td&gt;緑&lt;/td&gt;&lt;td&gt;ハイケイ&lt;/td&gt;&lt;td&gt;5&lt;/td&gt;&lt;td&gt;&lt;button type=&quot;button&quot; onclick=&quot;popCardMain('1-51')&quot;&gt;-&lt;/button&gt;&lt;/td&gt;&lt;td id=&quot;table-main-1-51-numCopies&quot;&gt;0&lt;/td&gt;&lt;td&gt;&lt;button type=&quot;button&quot; onclick=&quot;pushCardMain('1-51')&quot;&gt;+&lt;/button&gt;&lt;/td&gt;&lt;td&gt;&lt;button type=&quot;button&quot; onclick=&quot;popCardSide('1-51')&quot;&gt;-&lt;/button&gt;&lt;/td&gt;&lt;td id=&quot;table-side-1-51-numCopies&quot;&gt;0&lt;/td&gt;&lt;td&gt;&lt;button type=&quot;button&quot; onclick=&quot;pushCardSide('1-51')&quot;&gt;+&lt;/button&gt;&lt;/td&gt;&lt;/tr&gt;" calcext:value-type="string">
            <text:p>&lt;tr id="table-1-51" data-expansion="15" data-type="2" data-color="30"&gt;&lt;td&gt;1-51&lt;/td&gt;&lt;td&gt;冨嶽三十六景&lt;/td&gt;&lt;td&gt;緑&lt;/td&gt;&lt;td&gt;ハイケイ&lt;/td&gt;&lt;td&gt;5&lt;/td&gt;&lt;td&gt;&lt;button type="button" onclick="popCardMain('1-51')"&gt;-&lt;/button&gt;&lt;/td&gt;&lt;td id="table-main-1-51-numCopies"&gt;0&lt;/td&gt;&lt;td&gt;&lt;button type="button" onclick="pushCardMain('1-51')"&gt;+&lt;/button&gt;&lt;/td&gt;&lt;td&gt;&lt;button type="button" onclick="popCardSide('1-51')"&gt;-&lt;/button&gt;&lt;/td&gt;&lt;td id="table-side-1-51-numCopies"&gt;0&lt;/td&gt;&lt;td&gt;&lt;button type="button" onclick="pushCardSide('1-5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M92];[$HTML.$C$1];[.$B92];[$HTML.$D$1];[.$B92];[$HTML.$E$1];[.$B92];[$HTML.$F$1];[.$B92];[$HTML.$G$1])" office:value-type="string" office:string-value="&lt;div class=&quot;card&quot; id=&quot;main-1-52&quot;&gt;&lt;img width=&quot;115&quot; heidht=&quot;160&quot; src=&quot;https://one-draw.jp/ijinden/cardlist/001/card/01_052.png&quot; /&gt;&lt;div class=&quot;numCopies&quot; id=&quot;main-1-52-numCopies&quot;&gt;0&lt;/div&gt;&lt;button type=&quot;button&quot; class=&quot;pop&quot; onclick=&quot;popCardMain('1-52');&quot;&gt;-&lt;/button&gt;&lt;button type=&quot;button&quot; class=&quot;push&quot; onclick=&quot;pushCardMain('1-52');&quot;&gt;+&lt;/button&gt;&lt;button type=&quot;button&quot; class=&quot;drop&quot; onclick=&quot;dropCardMain('1-52');&quot;&gt;↓&lt;/button&gt;&lt;/div&gt;" calcext:value-type="string">
            <text:p>&lt;div class="card" id="main-1-52"&gt;&lt;img width="115" heidht="160" src="https://one-draw.jp/ijinden/cardlist/001/card/01_052.png" /&gt;&lt;div class="numCopies" id="main-1-52-numCopies"&gt;0&lt;/div&gt;&lt;button type="button" class="pop" onclick="popCardMain('1-52');"&gt;-&lt;/button&gt;&lt;button type="button" class="push" onclick="pushCardMain('1-52');"&gt;+&lt;/button&gt;&lt;button type="button" class="drop" onclick="dropCardMain('1-52');"&gt;↓&lt;/button&gt;&lt;/div&gt;</text:p>
          </table:table-cell>
          <table:table-cell table:formula="of:=CONCATENATE([$HTML.$A$2];[.$B92];[$HTML.$B$2];[.$M92];[$HTML.$C$2];[.$B92];[$HTML.$D$2];[.$B92];[$HTML.$E$2];[.$B92];[$HTML.$F$2];[.$B92];[$HTML.$G$2])" office:value-type="string" office:string-value="&lt;div class=&quot;card&quot; id=&quot;side-1-52&quot;&gt;&lt;img width=&quot;115&quot; heidht=&quot;160&quot; src=&quot;https://one-draw.jp/ijinden/cardlist/001/card/01_052.png&quot; /&gt;&lt;div class=&quot;numCopies&quot; id=&quot;side-1-52-numCopies&quot;&gt;0&lt;/div&gt;&lt;button type=&quot;button&quot; class=&quot;pop&quot; onclick=&quot;popCardSide('1-52');&quot;&gt;-&lt;/button&gt;&lt;button type=&quot;button&quot; class=&quot;push&quot; onclick=&quot;pushCardSide('1-52');&quot;&gt;+&lt;/button&gt;&lt;button type=&quot;button&quot; class=&quot;raise&quot; onclick=&quot;raiseCardSide('1-52');&quot;&gt;↑&lt;/button&gt;&lt;/div&gt;" calcext:value-type="string">
            <text:p>&lt;div class="card" id="side-1-52"&gt;&lt;img width="115" heidht="160" src="https://one-draw.jp/ijinden/cardlist/001/card/01_052.png" /&gt;&lt;div class="numCopies" id="side-1-52-numCopies"&gt;0&lt;/div&gt;&lt;button type="button" class="pop" onclick="popCardSide('1-52');"&gt;-&lt;/button&gt;&lt;button type="button" class="push" onclick="pushCardSide('1-52');"&gt;+&lt;/button&gt;&lt;button type="button" class="raise" onclick="raiseCardSide('1-52');"&gt;↑&lt;/button&gt;&lt;/div&gt;</text:p>
          </table:table-cell>
          <table:table-cell table:formula="of:=CONCATENATE([$HTML.$A$3];[.B92];[$HTML.$B$3];[.F92];[$HTML.$C$3];[.H92];[$HTML.$D$3];[.J92];[$HTML.$E$3];[.B92];[$HTML.$F$3];[.D92];[$HTML.$G$3];[.I92];[$HTML.$H$3];[.G92];[$HTML.$I$3];[.K92];[$HTML.$J$3];[.B92];[$HTML.$K$3];[.B92];[$HTML.$L$3];[.B92];[$HTML.$M$3];[.B92];[$HTML.$N$3];[.B92];[$HTML.$O$3];[.B92];[$HTML.$P$3])" office:value-type="string" office:string-value="&lt;tr id=&quot;table-1-52&quot; data-expansion=&quot;15&quot; data-type=&quot;3&quot; data-color=&quot;10&quot;&gt;&lt;td&gt;1-52&lt;/td&gt;&lt;td&gt;バレット&lt;/td&gt;&lt;td&gt;赤&lt;/td&gt;&lt;td&gt;マホウ&lt;/td&gt;&lt;td&gt;3&lt;/td&gt;&lt;td&gt;&lt;button type=&quot;button&quot; onclick=&quot;popCardMain('1-52')&quot;&gt;-&lt;/button&gt;&lt;/td&gt;&lt;td id=&quot;table-main-1-52-numCopies&quot;&gt;0&lt;/td&gt;&lt;td&gt;&lt;button type=&quot;button&quot; onclick=&quot;pushCardMain('1-52')&quot;&gt;+&lt;/button&gt;&lt;/td&gt;&lt;td&gt;&lt;button type=&quot;button&quot; onclick=&quot;popCardSide('1-52')&quot;&gt;-&lt;/button&gt;&lt;/td&gt;&lt;td id=&quot;table-side-1-52-numCopies&quot;&gt;0&lt;/td&gt;&lt;td&gt;&lt;button type=&quot;button&quot; onclick=&quot;pushCardSide('1-52')&quot;&gt;+&lt;/button&gt;&lt;/td&gt;&lt;/tr&gt;" calcext:value-type="string">
            <text:p>&lt;tr id="table-1-52" data-expansion="15" data-type="3" data-color="10"&gt;&lt;td&gt;1-52&lt;/td&gt;&lt;td&gt;バレット&lt;/td&gt;&lt;td&gt;赤&lt;/td&gt;&lt;td&gt;マホウ&lt;/td&gt;&lt;td&gt;3&lt;/td&gt;&lt;td&gt;&lt;button type="button" onclick="popCardMain('1-52')"&gt;-&lt;/button&gt;&lt;/td&gt;&lt;td id="table-main-1-52-numCopies"&gt;0&lt;/td&gt;&lt;td&gt;&lt;button type="button" onclick="pushCardMain('1-52')"&gt;+&lt;/button&gt;&lt;/td&gt;&lt;td&gt;&lt;button type="button" onclick="popCardSide('1-52')"&gt;-&lt;/button&gt;&lt;/td&gt;&lt;td id="table-side-1-52-numCopies"&gt;0&lt;/td&gt;&lt;td&gt;&lt;button type="button" onclick="pushCardSide('1-5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M93];[$HTML.$C$1];[.$B93];[$HTML.$D$1];[.$B93];[$HTML.$E$1];[.$B93];[$HTML.$F$1];[.$B93];[$HTML.$G$1])" office:value-type="string" office:string-value="&lt;div class=&quot;card&quot; id=&quot;main-1-53&quot;&gt;&lt;img width=&quot;115&quot; heidht=&quot;160&quot; src=&quot;https://one-draw.jp/ijinden/cardlist/001/card/01_053.png&quot; /&gt;&lt;div class=&quot;numCopies&quot; id=&quot;main-1-53-numCopies&quot;&gt;0&lt;/div&gt;&lt;button type=&quot;button&quot; class=&quot;pop&quot; onclick=&quot;popCardMain('1-53');&quot;&gt;-&lt;/button&gt;&lt;button type=&quot;button&quot; class=&quot;push&quot; onclick=&quot;pushCardMain('1-53');&quot;&gt;+&lt;/button&gt;&lt;button type=&quot;button&quot; class=&quot;drop&quot; onclick=&quot;dropCardMain('1-53');&quot;&gt;↓&lt;/button&gt;&lt;/div&gt;" calcext:value-type="string">
            <text:p>&lt;div class="card" id="main-1-53"&gt;&lt;img width="115" heidht="160" src="https://one-draw.jp/ijinden/cardlist/001/card/01_053.png" /&gt;&lt;div class="numCopies" id="main-1-53-numCopies"&gt;0&lt;/div&gt;&lt;button type="button" class="pop" onclick="popCardMain('1-53');"&gt;-&lt;/button&gt;&lt;button type="button" class="push" onclick="pushCardMain('1-53');"&gt;+&lt;/button&gt;&lt;button type="button" class="drop" onclick="dropCardMain('1-53');"&gt;↓&lt;/button&gt;&lt;/div&gt;</text:p>
          </table:table-cell>
          <table:table-cell table:formula="of:=CONCATENATE([$HTML.$A$2];[.$B93];[$HTML.$B$2];[.$M93];[$HTML.$C$2];[.$B93];[$HTML.$D$2];[.$B93];[$HTML.$E$2];[.$B93];[$HTML.$F$2];[.$B93];[$HTML.$G$2])" office:value-type="string" office:string-value="&lt;div class=&quot;card&quot; id=&quot;side-1-53&quot;&gt;&lt;img width=&quot;115&quot; heidht=&quot;160&quot; src=&quot;https://one-draw.jp/ijinden/cardlist/001/card/01_053.png&quot; /&gt;&lt;div class=&quot;numCopies&quot; id=&quot;side-1-53-numCopies&quot;&gt;0&lt;/div&gt;&lt;button type=&quot;button&quot; class=&quot;pop&quot; onclick=&quot;popCardSide('1-53');&quot;&gt;-&lt;/button&gt;&lt;button type=&quot;button&quot; class=&quot;push&quot; onclick=&quot;pushCardSide('1-53');&quot;&gt;+&lt;/button&gt;&lt;button type=&quot;button&quot; class=&quot;raise&quot; onclick=&quot;raiseCardSide('1-53');&quot;&gt;↑&lt;/button&gt;&lt;/div&gt;" calcext:value-type="string">
            <text:p>&lt;div class="card" id="side-1-53"&gt;&lt;img width="115" heidht="160" src="https://one-draw.jp/ijinden/cardlist/001/card/01_053.png" /&gt;&lt;div class="numCopies" id="side-1-53-numCopies"&gt;0&lt;/div&gt;&lt;button type="button" class="pop" onclick="popCardSide('1-53');"&gt;-&lt;/button&gt;&lt;button type="button" class="push" onclick="pushCardSide('1-53');"&gt;+&lt;/button&gt;&lt;button type="button" class="raise" onclick="raiseCardSide('1-53');"&gt;↑&lt;/button&gt;&lt;/div&gt;</text:p>
          </table:table-cell>
          <table:table-cell table:formula="of:=CONCATENATE([$HTML.$A$3];[.B93];[$HTML.$B$3];[.F93];[$HTML.$C$3];[.H93];[$HTML.$D$3];[.J93];[$HTML.$E$3];[.B93];[$HTML.$F$3];[.D93];[$HTML.$G$3];[.I93];[$HTML.$H$3];[.G93];[$HTML.$I$3];[.K93];[$HTML.$J$3];[.B93];[$HTML.$K$3];[.B93];[$HTML.$L$3];[.B93];[$HTML.$M$3];[.B93];[$HTML.$N$3];[.B93];[$HTML.$O$3];[.B93];[$HTML.$P$3])" office:value-type="string" office:string-value="&lt;tr id=&quot;table-1-53&quot; data-expansion=&quot;15&quot; data-type=&quot;3&quot; data-color=&quot;10&quot;&gt;&lt;td&gt;1-53&lt;/td&gt;&lt;td&gt;チャンピオン&lt;/td&gt;&lt;td&gt;赤&lt;/td&gt;&lt;td&gt;マホウ&lt;/td&gt;&lt;td&gt;4&lt;/td&gt;&lt;td&gt;&lt;button type=&quot;button&quot; onclick=&quot;popCardMain('1-53')&quot;&gt;-&lt;/button&gt;&lt;/td&gt;&lt;td id=&quot;table-main-1-53-numCopies&quot;&gt;0&lt;/td&gt;&lt;td&gt;&lt;button type=&quot;button&quot; onclick=&quot;pushCardMain('1-53')&quot;&gt;+&lt;/button&gt;&lt;/td&gt;&lt;td&gt;&lt;button type=&quot;button&quot; onclick=&quot;popCardSide('1-53')&quot;&gt;-&lt;/button&gt;&lt;/td&gt;&lt;td id=&quot;table-side-1-53-numCopies&quot;&gt;0&lt;/td&gt;&lt;td&gt;&lt;button type=&quot;button&quot; onclick=&quot;pushCardSide('1-53')&quot;&gt;+&lt;/button&gt;&lt;/td&gt;&lt;/tr&gt;" calcext:value-type="string">
            <text:p>&lt;tr id="table-1-53" data-expansion="15" data-type="3" data-color="10"&gt;&lt;td&gt;1-53&lt;/td&gt;&lt;td&gt;チャンピオン&lt;/td&gt;&lt;td&gt;赤&lt;/td&gt;&lt;td&gt;マホウ&lt;/td&gt;&lt;td&gt;4&lt;/td&gt;&lt;td&gt;&lt;button type="button" onclick="popCardMain('1-53')"&gt;-&lt;/button&gt;&lt;/td&gt;&lt;td id="table-main-1-53-numCopies"&gt;0&lt;/td&gt;&lt;td&gt;&lt;button type="button" onclick="pushCardMain('1-53')"&gt;+&lt;/button&gt;&lt;/td&gt;&lt;td&gt;&lt;button type="button" onclick="popCardSide('1-53')"&gt;-&lt;/button&gt;&lt;/td&gt;&lt;td id="table-side-1-53-numCopies"&gt;0&lt;/td&gt;&lt;td&gt;&lt;button type="button" onclick="pushCardSide('1-5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M94];[$HTML.$C$1];[.$B94];[$HTML.$D$1];[.$B94];[$HTML.$E$1];[.$B94];[$HTML.$F$1];[.$B94];[$HTML.$G$1])" office:value-type="string" office:string-value="&lt;div class=&quot;card&quot; id=&quot;main-1-54&quot;&gt;&lt;img width=&quot;115&quot; heidht=&quot;160&quot; src=&quot;https://one-draw.jp/ijinden/cardlist/001/card/01_054.png&quot; /&gt;&lt;div class=&quot;numCopies&quot; id=&quot;main-1-54-numCopies&quot;&gt;0&lt;/div&gt;&lt;button type=&quot;button&quot; class=&quot;pop&quot; onclick=&quot;popCardMain('1-54');&quot;&gt;-&lt;/button&gt;&lt;button type=&quot;button&quot; class=&quot;push&quot; onclick=&quot;pushCardMain('1-54');&quot;&gt;+&lt;/button&gt;&lt;button type=&quot;button&quot; class=&quot;drop&quot; onclick=&quot;dropCardMain('1-54');&quot;&gt;↓&lt;/button&gt;&lt;/div&gt;" calcext:value-type="string">
            <text:p>&lt;div class="card" id="main-1-54"&gt;&lt;img width="115" heidht="160" src="https://one-draw.jp/ijinden/cardlist/001/card/01_054.png" /&gt;&lt;div class="numCopies" id="main-1-54-numCopies"&gt;0&lt;/div&gt;&lt;button type="button" class="pop" onclick="popCardMain('1-54');"&gt;-&lt;/button&gt;&lt;button type="button" class="push" onclick="pushCardMain('1-54');"&gt;+&lt;/button&gt;&lt;button type="button" class="drop" onclick="dropCardMain('1-54');"&gt;↓&lt;/button&gt;&lt;/div&gt;</text:p>
          </table:table-cell>
          <table:table-cell table:formula="of:=CONCATENATE([$HTML.$A$2];[.$B94];[$HTML.$B$2];[.$M94];[$HTML.$C$2];[.$B94];[$HTML.$D$2];[.$B94];[$HTML.$E$2];[.$B94];[$HTML.$F$2];[.$B94];[$HTML.$G$2])" office:value-type="string" office:string-value="&lt;div class=&quot;card&quot; id=&quot;side-1-54&quot;&gt;&lt;img width=&quot;115&quot; heidht=&quot;160&quot; src=&quot;https://one-draw.jp/ijinden/cardlist/001/card/01_054.png&quot; /&gt;&lt;div class=&quot;numCopies&quot; id=&quot;side-1-54-numCopies&quot;&gt;0&lt;/div&gt;&lt;button type=&quot;button&quot; class=&quot;pop&quot; onclick=&quot;popCardSide('1-54');&quot;&gt;-&lt;/button&gt;&lt;button type=&quot;button&quot; class=&quot;push&quot; onclick=&quot;pushCardSide('1-54');&quot;&gt;+&lt;/button&gt;&lt;button type=&quot;button&quot; class=&quot;raise&quot; onclick=&quot;raiseCardSide('1-54');&quot;&gt;↑&lt;/button&gt;&lt;/div&gt;" calcext:value-type="string">
            <text:p>&lt;div class="card" id="side-1-54"&gt;&lt;img width="115" heidht="160" src="https://one-draw.jp/ijinden/cardlist/001/card/01_054.png" /&gt;&lt;div class="numCopies" id="side-1-54-numCopies"&gt;0&lt;/div&gt;&lt;button type="button" class="pop" onclick="popCardSide('1-54');"&gt;-&lt;/button&gt;&lt;button type="button" class="push" onclick="pushCardSide('1-54');"&gt;+&lt;/button&gt;&lt;button type="button" class="raise" onclick="raiseCardSide('1-54');"&gt;↑&lt;/button&gt;&lt;/div&gt;</text:p>
          </table:table-cell>
          <table:table-cell table:formula="of:=CONCATENATE([$HTML.$A$3];[.B94];[$HTML.$B$3];[.F94];[$HTML.$C$3];[.H94];[$HTML.$D$3];[.J94];[$HTML.$E$3];[.B94];[$HTML.$F$3];[.D94];[$HTML.$G$3];[.I94];[$HTML.$H$3];[.G94];[$HTML.$I$3];[.K94];[$HTML.$J$3];[.B94];[$HTML.$K$3];[.B94];[$HTML.$L$3];[.B94];[$HTML.$M$3];[.B94];[$HTML.$N$3];[.B94];[$HTML.$O$3];[.B94];[$HTML.$P$3])" office:value-type="string" office:string-value="&lt;tr id=&quot;table-1-54&quot; data-expansion=&quot;15&quot; data-type=&quot;3&quot; data-color=&quot;10&quot;&gt;&lt;td&gt;1-54&lt;/td&gt;&lt;td&gt;ファイナルアタック&lt;/td&gt;&lt;td&gt;赤&lt;/td&gt;&lt;td&gt;マホウ&lt;/td&gt;&lt;td&gt;6&lt;/td&gt;&lt;td&gt;&lt;button type=&quot;button&quot; onclick=&quot;popCardMain('1-54')&quot;&gt;-&lt;/button&gt;&lt;/td&gt;&lt;td id=&quot;table-main-1-54-numCopies&quot;&gt;0&lt;/td&gt;&lt;td&gt;&lt;button type=&quot;button&quot; onclick=&quot;pushCardMain('1-54')&quot;&gt;+&lt;/button&gt;&lt;/td&gt;&lt;td&gt;&lt;button type=&quot;button&quot; onclick=&quot;popCardSide('1-54')&quot;&gt;-&lt;/button&gt;&lt;/td&gt;&lt;td id=&quot;table-side-1-54-numCopies&quot;&gt;0&lt;/td&gt;&lt;td&gt;&lt;button type=&quot;button&quot; onclick=&quot;pushCardSide('1-54')&quot;&gt;+&lt;/button&gt;&lt;/td&gt;&lt;/tr&gt;" calcext:value-type="string">
            <text:p>&lt;tr id="table-1-54" data-expansion="15" data-type="3" data-color="10"&gt;&lt;td&gt;1-54&lt;/td&gt;&lt;td&gt;ファイナルアタック&lt;/td&gt;&lt;td&gt;赤&lt;/td&gt;&lt;td&gt;マホウ&lt;/td&gt;&lt;td&gt;6&lt;/td&gt;&lt;td&gt;&lt;button type="button" onclick="popCardMain('1-54')"&gt;-&lt;/button&gt;&lt;/td&gt;&lt;td id="table-main-1-54-numCopies"&gt;0&lt;/td&gt;&lt;td&gt;&lt;button type="button" onclick="pushCardMain('1-54')"&gt;+&lt;/button&gt;&lt;/td&gt;&lt;td&gt;&lt;button type="button" onclick="popCardSide('1-54')"&gt;-&lt;/button&gt;&lt;/td&gt;&lt;td id="table-side-1-54-numCopies"&gt;0&lt;/td&gt;&lt;td&gt;&lt;button type="button" onclick="pushCardSide('1-5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M95];[$HTML.$C$1];[.$B95];[$HTML.$D$1];[.$B95];[$HTML.$E$1];[.$B95];[$HTML.$F$1];[.$B95];[$HTML.$G$1])" office:value-type="string" office:string-value="&lt;div class=&quot;card&quot; id=&quot;main-1-55&quot;&gt;&lt;img width=&quot;115&quot; heidht=&quot;160&quot; src=&quot;https://one-draw.jp/ijinden/cardlist/001/card/01_055.png&quot; /&gt;&lt;div class=&quot;numCopies&quot; id=&quot;main-1-55-numCopies&quot;&gt;0&lt;/div&gt;&lt;button type=&quot;button&quot; class=&quot;pop&quot; onclick=&quot;popCardMain('1-55');&quot;&gt;-&lt;/button&gt;&lt;button type=&quot;button&quot; class=&quot;push&quot; onclick=&quot;pushCardMain('1-55');&quot;&gt;+&lt;/button&gt;&lt;button type=&quot;button&quot; class=&quot;drop&quot; onclick=&quot;dropCardMain('1-55');&quot;&gt;↓&lt;/button&gt;&lt;/div&gt;" calcext:value-type="string">
            <text:p>&lt;div class="card" id="main-1-55"&gt;&lt;img width="115" heidht="160" src="https://one-draw.jp/ijinden/cardlist/001/card/01_055.png" /&gt;&lt;div class="numCopies" id="main-1-55-numCopies"&gt;0&lt;/div&gt;&lt;button type="button" class="pop" onclick="popCardMain('1-55');"&gt;-&lt;/button&gt;&lt;button type="button" class="push" onclick="pushCardMain('1-55');"&gt;+&lt;/button&gt;&lt;button type="button" class="drop" onclick="dropCardMain('1-55');"&gt;↓&lt;/button&gt;&lt;/div&gt;</text:p>
          </table:table-cell>
          <table:table-cell table:formula="of:=CONCATENATE([$HTML.$A$2];[.$B95];[$HTML.$B$2];[.$M95];[$HTML.$C$2];[.$B95];[$HTML.$D$2];[.$B95];[$HTML.$E$2];[.$B95];[$HTML.$F$2];[.$B95];[$HTML.$G$2])" office:value-type="string" office:string-value="&lt;div class=&quot;card&quot; id=&quot;side-1-55&quot;&gt;&lt;img width=&quot;115&quot; heidht=&quot;160&quot; src=&quot;https://one-draw.jp/ijinden/cardlist/001/card/01_055.png&quot; /&gt;&lt;div class=&quot;numCopies&quot; id=&quot;side-1-55-numCopies&quot;&gt;0&lt;/div&gt;&lt;button type=&quot;button&quot; class=&quot;pop&quot; onclick=&quot;popCardSide('1-55');&quot;&gt;-&lt;/button&gt;&lt;button type=&quot;button&quot; class=&quot;push&quot; onclick=&quot;pushCardSide('1-55');&quot;&gt;+&lt;/button&gt;&lt;button type=&quot;button&quot; class=&quot;raise&quot; onclick=&quot;raiseCardSide('1-55');&quot;&gt;↑&lt;/button&gt;&lt;/div&gt;" calcext:value-type="string">
            <text:p>&lt;div class="card" id="side-1-55"&gt;&lt;img width="115" heidht="160" src="https://one-draw.jp/ijinden/cardlist/001/card/01_055.png" /&gt;&lt;div class="numCopies" id="side-1-55-numCopies"&gt;0&lt;/div&gt;&lt;button type="button" class="pop" onclick="popCardSide('1-55');"&gt;-&lt;/button&gt;&lt;button type="button" class="push" onclick="pushCardSide('1-55');"&gt;+&lt;/button&gt;&lt;button type="button" class="raise" onclick="raiseCardSide('1-55');"&gt;↑&lt;/button&gt;&lt;/div&gt;</text:p>
          </table:table-cell>
          <table:table-cell table:formula="of:=CONCATENATE([$HTML.$A$3];[.B95];[$HTML.$B$3];[.F95];[$HTML.$C$3];[.H95];[$HTML.$D$3];[.J95];[$HTML.$E$3];[.B95];[$HTML.$F$3];[.D95];[$HTML.$G$3];[.I95];[$HTML.$H$3];[.G95];[$HTML.$I$3];[.K95];[$HTML.$J$3];[.B95];[$HTML.$K$3];[.B95];[$HTML.$L$3];[.B95];[$HTML.$M$3];[.B95];[$HTML.$N$3];[.B95];[$HTML.$O$3];[.B95];[$HTML.$P$3])" office:value-type="string" office:string-value="&lt;tr id=&quot;table-1-55&quot; data-expansion=&quot;15&quot; data-type=&quot;3&quot; data-color=&quot;20&quot;&gt;&lt;td&gt;1-55&lt;/td&gt;&lt;td&gt;ストーム&lt;/td&gt;&lt;td&gt;青&lt;/td&gt;&lt;td&gt;マホウ&lt;/td&gt;&lt;td&gt;2&lt;/td&gt;&lt;td&gt;&lt;button type=&quot;button&quot; onclick=&quot;popCardMain('1-55')&quot;&gt;-&lt;/button&gt;&lt;/td&gt;&lt;td id=&quot;table-main-1-55-numCopies&quot;&gt;0&lt;/td&gt;&lt;td&gt;&lt;button type=&quot;button&quot; onclick=&quot;pushCardMain('1-55')&quot;&gt;+&lt;/button&gt;&lt;/td&gt;&lt;td&gt;&lt;button type=&quot;button&quot; onclick=&quot;popCardSide('1-55')&quot;&gt;-&lt;/button&gt;&lt;/td&gt;&lt;td id=&quot;table-side-1-55-numCopies&quot;&gt;0&lt;/td&gt;&lt;td&gt;&lt;button type=&quot;button&quot; onclick=&quot;pushCardSide('1-55')&quot;&gt;+&lt;/button&gt;&lt;/td&gt;&lt;/tr&gt;" calcext:value-type="string">
            <text:p>&lt;tr id="table-1-55" data-expansion="15" data-type="3" data-color="20"&gt;&lt;td&gt;1-55&lt;/td&gt;&lt;td&gt;ストーム&lt;/td&gt;&lt;td&gt;青&lt;/td&gt;&lt;td&gt;マホウ&lt;/td&gt;&lt;td&gt;2&lt;/td&gt;&lt;td&gt;&lt;button type="button" onclick="popCardMain('1-55')"&gt;-&lt;/button&gt;&lt;/td&gt;&lt;td id="table-main-1-55-numCopies"&gt;0&lt;/td&gt;&lt;td&gt;&lt;button type="button" onclick="pushCardMain('1-55')"&gt;+&lt;/button&gt;&lt;/td&gt;&lt;td&gt;&lt;button type="button" onclick="popCardSide('1-55')"&gt;-&lt;/button&gt;&lt;/td&gt;&lt;td id="table-side-1-55-numCopies"&gt;0&lt;/td&gt;&lt;td&gt;&lt;button type="button" onclick="pushCardSide('1-5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M96];[$HTML.$C$1];[.$B96];[$HTML.$D$1];[.$B96];[$HTML.$E$1];[.$B96];[$HTML.$F$1];[.$B96];[$HTML.$G$1])" office:value-type="string" office:string-value="&lt;div class=&quot;card&quot; id=&quot;main-1-56&quot;&gt;&lt;img width=&quot;115&quot; heidht=&quot;160&quot; src=&quot;https://one-draw.jp/ijinden/cardlist/001/card/01_056.png&quot; /&gt;&lt;div class=&quot;numCopies&quot; id=&quot;main-1-56-numCopies&quot;&gt;0&lt;/div&gt;&lt;button type=&quot;button&quot; class=&quot;pop&quot; onclick=&quot;popCardMain('1-56');&quot;&gt;-&lt;/button&gt;&lt;button type=&quot;button&quot; class=&quot;push&quot; onclick=&quot;pushCardMain('1-56');&quot;&gt;+&lt;/button&gt;&lt;button type=&quot;button&quot; class=&quot;drop&quot; onclick=&quot;dropCardMain('1-56');&quot;&gt;↓&lt;/button&gt;&lt;/div&gt;" calcext:value-type="string">
            <text:p>&lt;div class="card" id="main-1-56"&gt;&lt;img width="115" heidht="160" src="https://one-draw.jp/ijinden/cardlist/001/card/01_056.png" /&gt;&lt;div class="numCopies" id="main-1-56-numCopies"&gt;0&lt;/div&gt;&lt;button type="button" class="pop" onclick="popCardMain('1-56');"&gt;-&lt;/button&gt;&lt;button type="button" class="push" onclick="pushCardMain('1-56');"&gt;+&lt;/button&gt;&lt;button type="button" class="drop" onclick="dropCardMain('1-56');"&gt;↓&lt;/button&gt;&lt;/div&gt;</text:p>
          </table:table-cell>
          <table:table-cell table:formula="of:=CONCATENATE([$HTML.$A$2];[.$B96];[$HTML.$B$2];[.$M96];[$HTML.$C$2];[.$B96];[$HTML.$D$2];[.$B96];[$HTML.$E$2];[.$B96];[$HTML.$F$2];[.$B96];[$HTML.$G$2])" office:value-type="string" office:string-value="&lt;div class=&quot;card&quot; id=&quot;side-1-56&quot;&gt;&lt;img width=&quot;115&quot; heidht=&quot;160&quot; src=&quot;https://one-draw.jp/ijinden/cardlist/001/card/01_056.png&quot; /&gt;&lt;div class=&quot;numCopies&quot; id=&quot;side-1-56-numCopies&quot;&gt;0&lt;/div&gt;&lt;button type=&quot;button&quot; class=&quot;pop&quot; onclick=&quot;popCardSide('1-56');&quot;&gt;-&lt;/button&gt;&lt;button type=&quot;button&quot; class=&quot;push&quot; onclick=&quot;pushCardSide('1-56');&quot;&gt;+&lt;/button&gt;&lt;button type=&quot;button&quot; class=&quot;raise&quot; onclick=&quot;raiseCardSide('1-56');&quot;&gt;↑&lt;/button&gt;&lt;/div&gt;" calcext:value-type="string">
            <text:p>&lt;div class="card" id="side-1-56"&gt;&lt;img width="115" heidht="160" src="https://one-draw.jp/ijinden/cardlist/001/card/01_056.png" /&gt;&lt;div class="numCopies" id="side-1-56-numCopies"&gt;0&lt;/div&gt;&lt;button type="button" class="pop" onclick="popCardSide('1-56');"&gt;-&lt;/button&gt;&lt;button type="button" class="push" onclick="pushCardSide('1-56');"&gt;+&lt;/button&gt;&lt;button type="button" class="raise" onclick="raiseCardSide('1-56');"&gt;↑&lt;/button&gt;&lt;/div&gt;</text:p>
          </table:table-cell>
          <table:table-cell table:formula="of:=CONCATENATE([$HTML.$A$3];[.B96];[$HTML.$B$3];[.F96];[$HTML.$C$3];[.H96];[$HTML.$D$3];[.J96];[$HTML.$E$3];[.B96];[$HTML.$F$3];[.D96];[$HTML.$G$3];[.I96];[$HTML.$H$3];[.G96];[$HTML.$I$3];[.K96];[$HTML.$J$3];[.B96];[$HTML.$K$3];[.B96];[$HTML.$L$3];[.B96];[$HTML.$M$3];[.B96];[$HTML.$N$3];[.B96];[$HTML.$O$3];[.B96];[$HTML.$P$3])" office:value-type="string" office:string-value="&lt;tr id=&quot;table-1-56&quot; data-expansion=&quot;15&quot; data-type=&quot;3&quot; data-color=&quot;20&quot;&gt;&lt;td&gt;1-56&lt;/td&gt;&lt;td&gt;リバイバル&lt;/td&gt;&lt;td&gt;青&lt;/td&gt;&lt;td&gt;マホウ&lt;/td&gt;&lt;td&gt;4&lt;/td&gt;&lt;td&gt;&lt;button type=&quot;button&quot; onclick=&quot;popCardMain('1-56')&quot;&gt;-&lt;/button&gt;&lt;/td&gt;&lt;td id=&quot;table-main-1-56-numCopies&quot;&gt;0&lt;/td&gt;&lt;td&gt;&lt;button type=&quot;button&quot; onclick=&quot;pushCardMain('1-56')&quot;&gt;+&lt;/button&gt;&lt;/td&gt;&lt;td&gt;&lt;button type=&quot;button&quot; onclick=&quot;popCardSide('1-56')&quot;&gt;-&lt;/button&gt;&lt;/td&gt;&lt;td id=&quot;table-side-1-56-numCopies&quot;&gt;0&lt;/td&gt;&lt;td&gt;&lt;button type=&quot;button&quot; onclick=&quot;pushCardSide('1-56')&quot;&gt;+&lt;/button&gt;&lt;/td&gt;&lt;/tr&gt;" calcext:value-type="string">
            <text:p>&lt;tr id="table-1-56" data-expansion="15" data-type="3" data-color="20"&gt;&lt;td&gt;1-56&lt;/td&gt;&lt;td&gt;リバイバル&lt;/td&gt;&lt;td&gt;青&lt;/td&gt;&lt;td&gt;マホウ&lt;/td&gt;&lt;td&gt;4&lt;/td&gt;&lt;td&gt;&lt;button type="button" onclick="popCardMain('1-56')"&gt;-&lt;/button&gt;&lt;/td&gt;&lt;td id="table-main-1-56-numCopies"&gt;0&lt;/td&gt;&lt;td&gt;&lt;button type="button" onclick="pushCardMain('1-56')"&gt;+&lt;/button&gt;&lt;/td&gt;&lt;td&gt;&lt;button type="button" onclick="popCardSide('1-56')"&gt;-&lt;/button&gt;&lt;/td&gt;&lt;td id="table-side-1-56-numCopies"&gt;0&lt;/td&gt;&lt;td&gt;&lt;button type="button" onclick="pushCardSide('1-5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M97];[$HTML.$C$1];[.$B97];[$HTML.$D$1];[.$B97];[$HTML.$E$1];[.$B97];[$HTML.$F$1];[.$B97];[$HTML.$G$1])" office:value-type="string" office:string-value="&lt;div class=&quot;card&quot; id=&quot;main-1-57&quot;&gt;&lt;img width=&quot;115&quot; heidht=&quot;160&quot; src=&quot;https://one-draw.jp/ijinden/cardlist/001/card/01_057.png&quot; /&gt;&lt;div class=&quot;numCopies&quot; id=&quot;main-1-57-numCopies&quot;&gt;0&lt;/div&gt;&lt;button type=&quot;button&quot; class=&quot;pop&quot; onclick=&quot;popCardMain('1-57');&quot;&gt;-&lt;/button&gt;&lt;button type=&quot;button&quot; class=&quot;push&quot; onclick=&quot;pushCardMain('1-57');&quot;&gt;+&lt;/button&gt;&lt;button type=&quot;button&quot; class=&quot;drop&quot; onclick=&quot;dropCardMain('1-57');&quot;&gt;↓&lt;/button&gt;&lt;/div&gt;" calcext:value-type="string">
            <text:p>&lt;div class="card" id="main-1-57"&gt;&lt;img width="115" heidht="160" src="https://one-draw.jp/ijinden/cardlist/001/card/01_057.png" /&gt;&lt;div class="numCopies" id="main-1-57-numCopies"&gt;0&lt;/div&gt;&lt;button type="button" class="pop" onclick="popCardMain('1-57');"&gt;-&lt;/button&gt;&lt;button type="button" class="push" onclick="pushCardMain('1-57');"&gt;+&lt;/button&gt;&lt;button type="button" class="drop" onclick="dropCardMain('1-57');"&gt;↓&lt;/button&gt;&lt;/div&gt;</text:p>
          </table:table-cell>
          <table:table-cell table:formula="of:=CONCATENATE([$HTML.$A$2];[.$B97];[$HTML.$B$2];[.$M97];[$HTML.$C$2];[.$B97];[$HTML.$D$2];[.$B97];[$HTML.$E$2];[.$B97];[$HTML.$F$2];[.$B97];[$HTML.$G$2])" office:value-type="string" office:string-value="&lt;div class=&quot;card&quot; id=&quot;side-1-57&quot;&gt;&lt;img width=&quot;115&quot; heidht=&quot;160&quot; src=&quot;https://one-draw.jp/ijinden/cardlist/001/card/01_057.png&quot; /&gt;&lt;div class=&quot;numCopies&quot; id=&quot;side-1-57-numCopies&quot;&gt;0&lt;/div&gt;&lt;button type=&quot;button&quot; class=&quot;pop&quot; onclick=&quot;popCardSide('1-57');&quot;&gt;-&lt;/button&gt;&lt;button type=&quot;button&quot; class=&quot;push&quot; onclick=&quot;pushCardSide('1-57');&quot;&gt;+&lt;/button&gt;&lt;button type=&quot;button&quot; class=&quot;raise&quot; onclick=&quot;raiseCardSide('1-57');&quot;&gt;↑&lt;/button&gt;&lt;/div&gt;" calcext:value-type="string">
            <text:p>&lt;div class="card" id="side-1-57"&gt;&lt;img width="115" heidht="160" src="https://one-draw.jp/ijinden/cardlist/001/card/01_057.png" /&gt;&lt;div class="numCopies" id="side-1-57-numCopies"&gt;0&lt;/div&gt;&lt;button type="button" class="pop" onclick="popCardSide('1-57');"&gt;-&lt;/button&gt;&lt;button type="button" class="push" onclick="pushCardSide('1-57');"&gt;+&lt;/button&gt;&lt;button type="button" class="raise" onclick="raiseCardSide('1-57');"&gt;↑&lt;/button&gt;&lt;/div&gt;</text:p>
          </table:table-cell>
          <table:table-cell table:formula="of:=CONCATENATE([$HTML.$A$3];[.B97];[$HTML.$B$3];[.F97];[$HTML.$C$3];[.H97];[$HTML.$D$3];[.J97];[$HTML.$E$3];[.B97];[$HTML.$F$3];[.D97];[$HTML.$G$3];[.I97];[$HTML.$H$3];[.G97];[$HTML.$I$3];[.K97];[$HTML.$J$3];[.B97];[$HTML.$K$3];[.B97];[$HTML.$L$3];[.B97];[$HTML.$M$3];[.B97];[$HTML.$N$3];[.B97];[$HTML.$O$3];[.B97];[$HTML.$P$3])" office:value-type="string" office:string-value="&lt;tr id=&quot;table-1-57&quot; data-expansion=&quot;15&quot; data-type=&quot;3&quot; data-color=&quot;30&quot;&gt;&lt;td&gt;1-57&lt;/td&gt;&lt;td&gt;エイジング&lt;/td&gt;&lt;td&gt;緑&lt;/td&gt;&lt;td&gt;マホウ&lt;/td&gt;&lt;td&gt;4&lt;/td&gt;&lt;td&gt;&lt;button type=&quot;button&quot; onclick=&quot;popCardMain('1-57')&quot;&gt;-&lt;/button&gt;&lt;/td&gt;&lt;td id=&quot;table-main-1-57-numCopies&quot;&gt;0&lt;/td&gt;&lt;td&gt;&lt;button type=&quot;button&quot; onclick=&quot;pushCardMain('1-57')&quot;&gt;+&lt;/button&gt;&lt;/td&gt;&lt;td&gt;&lt;button type=&quot;button&quot; onclick=&quot;popCardSide('1-57')&quot;&gt;-&lt;/button&gt;&lt;/td&gt;&lt;td id=&quot;table-side-1-57-numCopies&quot;&gt;0&lt;/td&gt;&lt;td&gt;&lt;button type=&quot;button&quot; onclick=&quot;pushCardSide('1-57')&quot;&gt;+&lt;/button&gt;&lt;/td&gt;&lt;/tr&gt;" calcext:value-type="string">
            <text:p>&lt;tr id="table-1-57" data-expansion="15" data-type="3" data-color="30"&gt;&lt;td&gt;1-57&lt;/td&gt;&lt;td&gt;エイジング&lt;/td&gt;&lt;td&gt;緑&lt;/td&gt;&lt;td&gt;マホウ&lt;/td&gt;&lt;td&gt;4&lt;/td&gt;&lt;td&gt;&lt;button type="button" onclick="popCardMain('1-57')"&gt;-&lt;/button&gt;&lt;/td&gt;&lt;td id="table-main-1-57-numCopies"&gt;0&lt;/td&gt;&lt;td&gt;&lt;button type="button" onclick="pushCardMain('1-57')"&gt;+&lt;/button&gt;&lt;/td&gt;&lt;td&gt;&lt;button type="button" onclick="popCardSide('1-57')"&gt;-&lt;/button&gt;&lt;/td&gt;&lt;td id="table-side-1-57-numCopies"&gt;0&lt;/td&gt;&lt;td&gt;&lt;button type="button" onclick="pushCardSide('1-5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M98];[$HTML.$C$1];[.$B98];[$HTML.$D$1];[.$B98];[$HTML.$E$1];[.$B98];[$HTML.$F$1];[.$B98];[$HTML.$G$1])" office:value-type="string" office:string-value="&lt;div class=&quot;card&quot; id=&quot;main-1-58&quot;&gt;&lt;img width=&quot;115&quot; heidht=&quot;160&quot; src=&quot;https://one-draw.jp/ijinden/cardlist/001/card/01_058.png&quot; /&gt;&lt;div class=&quot;numCopies&quot; id=&quot;main-1-58-numCopies&quot;&gt;0&lt;/div&gt;&lt;button type=&quot;button&quot; class=&quot;pop&quot; onclick=&quot;popCardMain('1-58');&quot;&gt;-&lt;/button&gt;&lt;button type=&quot;button&quot; class=&quot;push&quot; onclick=&quot;pushCardMain('1-58');&quot;&gt;+&lt;/button&gt;&lt;button type=&quot;button&quot; class=&quot;drop&quot; onclick=&quot;dropCardMain('1-58');&quot;&gt;↓&lt;/button&gt;&lt;/div&gt;" calcext:value-type="string">
            <text:p>&lt;div class="card" id="main-1-58"&gt;&lt;img width="115" heidht="160" src="https://one-draw.jp/ijinden/cardlist/001/card/01_058.png" /&gt;&lt;div class="numCopies" id="main-1-58-numCopies"&gt;0&lt;/div&gt;&lt;button type="button" class="pop" onclick="popCardMain('1-58');"&gt;-&lt;/button&gt;&lt;button type="button" class="push" onclick="pushCardMain('1-58');"&gt;+&lt;/button&gt;&lt;button type="button" class="drop" onclick="dropCardMain('1-58');"&gt;↓&lt;/button&gt;&lt;/div&gt;</text:p>
          </table:table-cell>
          <table:table-cell table:formula="of:=CONCATENATE([$HTML.$A$2];[.$B98];[$HTML.$B$2];[.$M98];[$HTML.$C$2];[.$B98];[$HTML.$D$2];[.$B98];[$HTML.$E$2];[.$B98];[$HTML.$F$2];[.$B98];[$HTML.$G$2])" office:value-type="string" office:string-value="&lt;div class=&quot;card&quot; id=&quot;side-1-58&quot;&gt;&lt;img width=&quot;115&quot; heidht=&quot;160&quot; src=&quot;https://one-draw.jp/ijinden/cardlist/001/card/01_058.png&quot; /&gt;&lt;div class=&quot;numCopies&quot; id=&quot;side-1-58-numCopies&quot;&gt;0&lt;/div&gt;&lt;button type=&quot;button&quot; class=&quot;pop&quot; onclick=&quot;popCardSide('1-58');&quot;&gt;-&lt;/button&gt;&lt;button type=&quot;button&quot; class=&quot;push&quot; onclick=&quot;pushCardSide('1-58');&quot;&gt;+&lt;/button&gt;&lt;button type=&quot;button&quot; class=&quot;raise&quot; onclick=&quot;raiseCardSide('1-58');&quot;&gt;↑&lt;/button&gt;&lt;/div&gt;" calcext:value-type="string">
            <text:p>&lt;div class="card" id="side-1-58"&gt;&lt;img width="115" heidht="160" src="https://one-draw.jp/ijinden/cardlist/001/card/01_058.png" /&gt;&lt;div class="numCopies" id="side-1-58-numCopies"&gt;0&lt;/div&gt;&lt;button type="button" class="pop" onclick="popCardSide('1-58');"&gt;-&lt;/button&gt;&lt;button type="button" class="push" onclick="pushCardSide('1-58');"&gt;+&lt;/button&gt;&lt;button type="button" class="raise" onclick="raiseCardSide('1-58');"&gt;↑&lt;/button&gt;&lt;/div&gt;</text:p>
          </table:table-cell>
          <table:table-cell table:formula="of:=CONCATENATE([$HTML.$A$3];[.B98];[$HTML.$B$3];[.F98];[$HTML.$C$3];[.H98];[$HTML.$D$3];[.J98];[$HTML.$E$3];[.B98];[$HTML.$F$3];[.D98];[$HTML.$G$3];[.I98];[$HTML.$H$3];[.G98];[$HTML.$I$3];[.K98];[$HTML.$J$3];[.B98];[$HTML.$K$3];[.B98];[$HTML.$L$3];[.B98];[$HTML.$M$3];[.B98];[$HTML.$N$3];[.B98];[$HTML.$O$3];[.B98];[$HTML.$P$3])" office:value-type="string" office:string-value="&lt;tr id=&quot;table-1-58&quot; data-expansion=&quot;15&quot; data-type=&quot;4&quot; data-color=&quot;10&quot;&gt;&lt;td&gt;1-58&lt;/td&gt;&lt;td&gt;カンテラ&lt;/td&gt;&lt;td&gt;赤&lt;/td&gt;&lt;td&gt;マリョク&lt;/td&gt;&lt;td&gt;1&lt;/td&gt;&lt;td&gt;&lt;button type=&quot;button&quot; onclick=&quot;popCardMain('1-58')&quot;&gt;-&lt;/button&gt;&lt;/td&gt;&lt;td id=&quot;table-main-1-58-numCopies&quot;&gt;0&lt;/td&gt;&lt;td&gt;&lt;button type=&quot;button&quot; onclick=&quot;pushCardMain('1-58')&quot;&gt;+&lt;/button&gt;&lt;/td&gt;&lt;td&gt;&lt;button type=&quot;button&quot; onclick=&quot;popCardSide('1-58')&quot;&gt;-&lt;/button&gt;&lt;/td&gt;&lt;td id=&quot;table-side-1-58-numCopies&quot;&gt;0&lt;/td&gt;&lt;td&gt;&lt;button type=&quot;button&quot; onclick=&quot;pushCardSide('1-58')&quot;&gt;+&lt;/button&gt;&lt;/td&gt;&lt;/tr&gt;" calcext:value-type="string">
            <text:p>&lt;tr id="table-1-58" data-expansion="15" data-type="4" data-color="10"&gt;&lt;td&gt;1-58&lt;/td&gt;&lt;td&gt;カンテラ&lt;/td&gt;&lt;td&gt;赤&lt;/td&gt;&lt;td&gt;マリョク&lt;/td&gt;&lt;td&gt;1&lt;/td&gt;&lt;td&gt;&lt;button type="button" onclick="popCardMain('1-58')"&gt;-&lt;/button&gt;&lt;/td&gt;&lt;td id="table-main-1-58-numCopies"&gt;0&lt;/td&gt;&lt;td&gt;&lt;button type="button" onclick="pushCardMain('1-58')"&gt;+&lt;/button&gt;&lt;/td&gt;&lt;td&gt;&lt;button type="button" onclick="popCardSide('1-58')"&gt;-&lt;/button&gt;&lt;/td&gt;&lt;td id="table-side-1-58-numCopies"&gt;0&lt;/td&gt;&lt;td&gt;&lt;button type="button" onclick="pushCardSide('1-5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M99];[$HTML.$C$1];[.$B99];[$HTML.$D$1];[.$B99];[$HTML.$E$1];[.$B99];[$HTML.$F$1];[.$B99];[$HTML.$G$1])" office:value-type="string" office:string-value="&lt;div class=&quot;card&quot; id=&quot;main-1-59&quot;&gt;&lt;img width=&quot;115&quot; heidht=&quot;160&quot; src=&quot;https://one-draw.jp/ijinden/cardlist/001/card/01_059.png&quot; /&gt;&lt;div class=&quot;numCopies&quot; id=&quot;main-1-59-numCopies&quot;&gt;0&lt;/div&gt;&lt;button type=&quot;button&quot; class=&quot;pop&quot; onclick=&quot;popCardMain('1-59');&quot;&gt;-&lt;/button&gt;&lt;button type=&quot;button&quot; class=&quot;push&quot; onclick=&quot;pushCardMain('1-59');&quot;&gt;+&lt;/button&gt;&lt;button type=&quot;button&quot; class=&quot;drop&quot; onclick=&quot;dropCardMain('1-59');&quot;&gt;↓&lt;/button&gt;&lt;/div&gt;" calcext:value-type="string">
            <text:p>&lt;div class="card" id="main-1-59"&gt;&lt;img width="115" heidht="160" src="https://one-draw.jp/ijinden/cardlist/001/card/01_059.png" /&gt;&lt;div class="numCopies" id="main-1-59-numCopies"&gt;0&lt;/div&gt;&lt;button type="button" class="pop" onclick="popCardMain('1-59');"&gt;-&lt;/button&gt;&lt;button type="button" class="push" onclick="pushCardMain('1-59');"&gt;+&lt;/button&gt;&lt;button type="button" class="drop" onclick="dropCardMain('1-59');"&gt;↓&lt;/button&gt;&lt;/div&gt;</text:p>
          </table:table-cell>
          <table:table-cell table:formula="of:=CONCATENATE([$HTML.$A$2];[.$B99];[$HTML.$B$2];[.$M99];[$HTML.$C$2];[.$B99];[$HTML.$D$2];[.$B99];[$HTML.$E$2];[.$B99];[$HTML.$F$2];[.$B99];[$HTML.$G$2])" office:value-type="string" office:string-value="&lt;div class=&quot;card&quot; id=&quot;side-1-59&quot;&gt;&lt;img width=&quot;115&quot; heidht=&quot;160&quot; src=&quot;https://one-draw.jp/ijinden/cardlist/001/card/01_059.png&quot; /&gt;&lt;div class=&quot;numCopies&quot; id=&quot;side-1-59-numCopies&quot;&gt;0&lt;/div&gt;&lt;button type=&quot;button&quot; class=&quot;pop&quot; onclick=&quot;popCardSide('1-59');&quot;&gt;-&lt;/button&gt;&lt;button type=&quot;button&quot; class=&quot;push&quot; onclick=&quot;pushCardSide('1-59');&quot;&gt;+&lt;/button&gt;&lt;button type=&quot;button&quot; class=&quot;raise&quot; onclick=&quot;raiseCardSide('1-59');&quot;&gt;↑&lt;/button&gt;&lt;/div&gt;" calcext:value-type="string">
            <text:p>&lt;div class="card" id="side-1-59"&gt;&lt;img width="115" heidht="160" src="https://one-draw.jp/ijinden/cardlist/001/card/01_059.png" /&gt;&lt;div class="numCopies" id="side-1-59-numCopies"&gt;0&lt;/div&gt;&lt;button type="button" class="pop" onclick="popCardSide('1-59');"&gt;-&lt;/button&gt;&lt;button type="button" class="push" onclick="pushCardSide('1-59');"&gt;+&lt;/button&gt;&lt;button type="button" class="raise" onclick="raiseCardSide('1-59');"&gt;↑&lt;/button&gt;&lt;/div&gt;</text:p>
          </table:table-cell>
          <table:table-cell table:formula="of:=CONCATENATE([$HTML.$A$3];[.B99];[$HTML.$B$3];[.F99];[$HTML.$C$3];[.H99];[$HTML.$D$3];[.J99];[$HTML.$E$3];[.B99];[$HTML.$F$3];[.D99];[$HTML.$G$3];[.I99];[$HTML.$H$3];[.G99];[$HTML.$I$3];[.K99];[$HTML.$J$3];[.B99];[$HTML.$K$3];[.B99];[$HTML.$L$3];[.B99];[$HTML.$M$3];[.B99];[$HTML.$N$3];[.B99];[$HTML.$O$3];[.B99];[$HTML.$P$3])" office:value-type="string" office:string-value="&lt;tr id=&quot;table-1-59&quot; data-expansion=&quot;15&quot; data-type=&quot;4&quot; data-color=&quot;10&quot;&gt;&lt;td&gt;1-59&lt;/td&gt;&lt;td&gt;ファイアソード&lt;/td&gt;&lt;td&gt;赤&lt;/td&gt;&lt;td&gt;マリョク&lt;/td&gt;&lt;td&gt;1&lt;/td&gt;&lt;td&gt;&lt;button type=&quot;button&quot; onclick=&quot;popCardMain('1-59')&quot;&gt;-&lt;/button&gt;&lt;/td&gt;&lt;td id=&quot;table-main-1-59-numCopies&quot;&gt;0&lt;/td&gt;&lt;td&gt;&lt;button type=&quot;button&quot; onclick=&quot;pushCardMain('1-59')&quot;&gt;+&lt;/button&gt;&lt;/td&gt;&lt;td&gt;&lt;button type=&quot;button&quot; onclick=&quot;popCardSide('1-59')&quot;&gt;-&lt;/button&gt;&lt;/td&gt;&lt;td id=&quot;table-side-1-59-numCopies&quot;&gt;0&lt;/td&gt;&lt;td&gt;&lt;button type=&quot;button&quot; onclick=&quot;pushCardSide('1-59')&quot;&gt;+&lt;/button&gt;&lt;/td&gt;&lt;/tr&gt;" calcext:value-type="string">
            <text:p>&lt;tr id="table-1-59" data-expansion="15" data-type="4" data-color="10"&gt;&lt;td&gt;1-59&lt;/td&gt;&lt;td&gt;ファイアソード&lt;/td&gt;&lt;td&gt;赤&lt;/td&gt;&lt;td&gt;マリョク&lt;/td&gt;&lt;td&gt;1&lt;/td&gt;&lt;td&gt;&lt;button type="button" onclick="popCardMain('1-59')"&gt;-&lt;/button&gt;&lt;/td&gt;&lt;td id="table-main-1-59-numCopies"&gt;0&lt;/td&gt;&lt;td&gt;&lt;button type="button" onclick="pushCardMain('1-59')"&gt;+&lt;/button&gt;&lt;/td&gt;&lt;td&gt;&lt;button type="button" onclick="popCardSide('1-59')"&gt;-&lt;/button&gt;&lt;/td&gt;&lt;td id="table-side-1-59-numCopies"&gt;0&lt;/td&gt;&lt;td&gt;&lt;button type="button" onclick="pushCardSide('1-5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M100];[$HTML.$C$1];[.$B100];[$HTML.$D$1];[.$B100];[$HTML.$E$1];[.$B100];[$HTML.$F$1];[.$B100];[$HTML.$G$1])" office:value-type="string" office:string-value="&lt;div class=&quot;card&quot; id=&quot;main-1-60&quot;&gt;&lt;img width=&quot;115&quot; heidht=&quot;160&quot; src=&quot;https://one-draw.jp/ijinden/cardlist/001/card/01_060.png&quot; /&gt;&lt;div class=&quot;numCopies&quot; id=&quot;main-1-60-numCopies&quot;&gt;0&lt;/div&gt;&lt;button type=&quot;button&quot; class=&quot;pop&quot; onclick=&quot;popCardMain('1-60');&quot;&gt;-&lt;/button&gt;&lt;button type=&quot;button&quot; class=&quot;push&quot; onclick=&quot;pushCardMain('1-60');&quot;&gt;+&lt;/button&gt;&lt;button type=&quot;button&quot; class=&quot;drop&quot; onclick=&quot;dropCardMain('1-60');&quot;&gt;↓&lt;/button&gt;&lt;/div&gt;" calcext:value-type="string">
            <text:p>&lt;div class="card" id="main-1-60"&gt;&lt;img width="115" heidht="160" src="https://one-draw.jp/ijinden/cardlist/001/card/01_060.png" /&gt;&lt;div class="numCopies" id="main-1-60-numCopies"&gt;0&lt;/div&gt;&lt;button type="button" class="pop" onclick="popCardMain('1-60');"&gt;-&lt;/button&gt;&lt;button type="button" class="push" onclick="pushCardMain('1-60');"&gt;+&lt;/button&gt;&lt;button type="button" class="drop" onclick="dropCardMain('1-60');"&gt;↓&lt;/button&gt;&lt;/div&gt;</text:p>
          </table:table-cell>
          <table:table-cell table:formula="of:=CONCATENATE([$HTML.$A$2];[.$B100];[$HTML.$B$2];[.$M100];[$HTML.$C$2];[.$B100];[$HTML.$D$2];[.$B100];[$HTML.$E$2];[.$B100];[$HTML.$F$2];[.$B100];[$HTML.$G$2])" office:value-type="string" office:string-value="&lt;div class=&quot;card&quot; id=&quot;side-1-60&quot;&gt;&lt;img width=&quot;115&quot; heidht=&quot;160&quot; src=&quot;https://one-draw.jp/ijinden/cardlist/001/card/01_060.png&quot; /&gt;&lt;div class=&quot;numCopies&quot; id=&quot;side-1-60-numCopies&quot;&gt;0&lt;/div&gt;&lt;button type=&quot;button&quot; class=&quot;pop&quot; onclick=&quot;popCardSide('1-60');&quot;&gt;-&lt;/button&gt;&lt;button type=&quot;button&quot; class=&quot;push&quot; onclick=&quot;pushCardSide('1-60');&quot;&gt;+&lt;/button&gt;&lt;button type=&quot;button&quot; class=&quot;raise&quot; onclick=&quot;raiseCardSide('1-60');&quot;&gt;↑&lt;/button&gt;&lt;/div&gt;" calcext:value-type="string">
            <text:p>&lt;div class="card" id="side-1-60"&gt;&lt;img width="115" heidht="160" src="https://one-draw.jp/ijinden/cardlist/001/card/01_060.png" /&gt;&lt;div class="numCopies" id="side-1-60-numCopies"&gt;0&lt;/div&gt;&lt;button type="button" class="pop" onclick="popCardSide('1-60');"&gt;-&lt;/button&gt;&lt;button type="button" class="push" onclick="pushCardSide('1-60');"&gt;+&lt;/button&gt;&lt;button type="button" class="raise" onclick="raiseCardSide('1-60');"&gt;↑&lt;/button&gt;&lt;/div&gt;</text:p>
          </table:table-cell>
          <table:table-cell table:formula="of:=CONCATENATE([$HTML.$A$3];[.B100];[$HTML.$B$3];[.F100];[$HTML.$C$3];[.H100];[$HTML.$D$3];[.J100];[$HTML.$E$3];[.B100];[$HTML.$F$3];[.D100];[$HTML.$G$3];[.I100];[$HTML.$H$3];[.G100];[$HTML.$I$3];[.K100];[$HTML.$J$3];[.B100];[$HTML.$K$3];[.B100];[$HTML.$L$3];[.B100];[$HTML.$M$3];[.B100];[$HTML.$N$3];[.B100];[$HTML.$O$3];[.B100];[$HTML.$P$3])" office:value-type="string" office:string-value="&lt;tr id=&quot;table-1-60&quot; data-expansion=&quot;15&quot; data-type=&quot;4&quot; data-color=&quot;10&quot;&gt;&lt;td&gt;1-60&lt;/td&gt;&lt;td&gt;髭切&lt;/td&gt;&lt;td&gt;赤&lt;/td&gt;&lt;td&gt;マリョク&lt;/td&gt;&lt;td&gt;1&lt;/td&gt;&lt;td&gt;&lt;button type=&quot;button&quot; onclick=&quot;popCardMain('1-60')&quot;&gt;-&lt;/button&gt;&lt;/td&gt;&lt;td id=&quot;table-main-1-60-numCopies&quot;&gt;0&lt;/td&gt;&lt;td&gt;&lt;button type=&quot;button&quot; onclick=&quot;pushCardMain('1-60')&quot;&gt;+&lt;/button&gt;&lt;/td&gt;&lt;td&gt;&lt;button type=&quot;button&quot; onclick=&quot;popCardSide('1-60')&quot;&gt;-&lt;/button&gt;&lt;/td&gt;&lt;td id=&quot;table-side-1-60-numCopies&quot;&gt;0&lt;/td&gt;&lt;td&gt;&lt;button type=&quot;button&quot; onclick=&quot;pushCardSide('1-60')&quot;&gt;+&lt;/button&gt;&lt;/td&gt;&lt;/tr&gt;" calcext:value-type="string">
            <text:p>&lt;tr id="table-1-60" data-expansion="15" data-type="4" data-color="10"&gt;&lt;td&gt;1-60&lt;/td&gt;&lt;td&gt;髭切&lt;/td&gt;&lt;td&gt;赤&lt;/td&gt;&lt;td&gt;マリョク&lt;/td&gt;&lt;td&gt;1&lt;/td&gt;&lt;td&gt;&lt;button type="button" onclick="popCardMain('1-60')"&gt;-&lt;/button&gt;&lt;/td&gt;&lt;td id="table-main-1-60-numCopies"&gt;0&lt;/td&gt;&lt;td&gt;&lt;button type="button" onclick="pushCardMain('1-60')"&gt;+&lt;/button&gt;&lt;/td&gt;&lt;td&gt;&lt;button type="button" onclick="popCardSide('1-60')"&gt;-&lt;/button&gt;&lt;/td&gt;&lt;td id="table-side-1-60-numCopies"&gt;0&lt;/td&gt;&lt;td&gt;&lt;button type="button" onclick="pushCardSide('1-6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M101];[$HTML.$C$1];[.$B101];[$HTML.$D$1];[.$B101];[$HTML.$E$1];[.$B101];[$HTML.$F$1];[.$B101];[$HTML.$G$1])" office:value-type="string" office:string-value="&lt;div class=&quot;card&quot; id=&quot;main-1-61&quot;&gt;&lt;img width=&quot;115&quot; heidht=&quot;160&quot; src=&quot;https://one-draw.jp/ijinden/cardlist/001/card/01_061.png&quot; /&gt;&lt;div class=&quot;numCopies&quot; id=&quot;main-1-61-numCopies&quot;&gt;0&lt;/div&gt;&lt;button type=&quot;button&quot; class=&quot;pop&quot; onclick=&quot;popCardMain('1-61');&quot;&gt;-&lt;/button&gt;&lt;button type=&quot;button&quot; class=&quot;push&quot; onclick=&quot;pushCardMain('1-61');&quot;&gt;+&lt;/button&gt;&lt;button type=&quot;button&quot; class=&quot;drop&quot; onclick=&quot;dropCardMain('1-61');&quot;&gt;↓&lt;/button&gt;&lt;/div&gt;" calcext:value-type="string">
            <text:p>&lt;div class="card" id="main-1-61"&gt;&lt;img width="115" heidht="160" src="https://one-draw.jp/ijinden/cardlist/001/card/01_061.png" /&gt;&lt;div class="numCopies" id="main-1-61-numCopies"&gt;0&lt;/div&gt;&lt;button type="button" class="pop" onclick="popCardMain('1-61');"&gt;-&lt;/button&gt;&lt;button type="button" class="push" onclick="pushCardMain('1-61');"&gt;+&lt;/button&gt;&lt;button type="button" class="drop" onclick="dropCardMain('1-61');"&gt;↓&lt;/button&gt;&lt;/div&gt;</text:p>
          </table:table-cell>
          <table:table-cell table:formula="of:=CONCATENATE([$HTML.$A$2];[.$B101];[$HTML.$B$2];[.$M101];[$HTML.$C$2];[.$B101];[$HTML.$D$2];[.$B101];[$HTML.$E$2];[.$B101];[$HTML.$F$2];[.$B101];[$HTML.$G$2])" office:value-type="string" office:string-value="&lt;div class=&quot;card&quot; id=&quot;side-1-61&quot;&gt;&lt;img width=&quot;115&quot; heidht=&quot;160&quot; src=&quot;https://one-draw.jp/ijinden/cardlist/001/card/01_061.png&quot; /&gt;&lt;div class=&quot;numCopies&quot; id=&quot;side-1-61-numCopies&quot;&gt;0&lt;/div&gt;&lt;button type=&quot;button&quot; class=&quot;pop&quot; onclick=&quot;popCardSide('1-61');&quot;&gt;-&lt;/button&gt;&lt;button type=&quot;button&quot; class=&quot;push&quot; onclick=&quot;pushCardSide('1-61');&quot;&gt;+&lt;/button&gt;&lt;button type=&quot;button&quot; class=&quot;raise&quot; onclick=&quot;raiseCardSide('1-61');&quot;&gt;↑&lt;/button&gt;&lt;/div&gt;" calcext:value-type="string">
            <text:p>&lt;div class="card" id="side-1-61"&gt;&lt;img width="115" heidht="160" src="https://one-draw.jp/ijinden/cardlist/001/card/01_061.png" /&gt;&lt;div class="numCopies" id="side-1-61-numCopies"&gt;0&lt;/div&gt;&lt;button type="button" class="pop" onclick="popCardSide('1-61');"&gt;-&lt;/button&gt;&lt;button type="button" class="push" onclick="pushCardSide('1-61');"&gt;+&lt;/button&gt;&lt;button type="button" class="raise" onclick="raiseCardSide('1-61');"&gt;↑&lt;/button&gt;&lt;/div&gt;</text:p>
          </table:table-cell>
          <table:table-cell table:formula="of:=CONCATENATE([$HTML.$A$3];[.B101];[$HTML.$B$3];[.F101];[$HTML.$C$3];[.H101];[$HTML.$D$3];[.J101];[$HTML.$E$3];[.B101];[$HTML.$F$3];[.D101];[$HTML.$G$3];[.I101];[$HTML.$H$3];[.G101];[$HTML.$I$3];[.K101];[$HTML.$J$3];[.B101];[$HTML.$K$3];[.B101];[$HTML.$L$3];[.B101];[$HTML.$M$3];[.B101];[$HTML.$N$3];[.B101];[$HTML.$O$3];[.B101];[$HTML.$P$3])" office:value-type="string" office:string-value="&lt;tr id=&quot;table-1-61&quot; data-expansion=&quot;15&quot; data-type=&quot;4&quot; data-color=&quot;10&quot;&gt;&lt;td&gt;1-61&lt;/td&gt;&lt;td&gt;レッドオーブ&lt;/td&gt;&lt;td&gt;赤&lt;/td&gt;&lt;td&gt;マリョク&lt;/td&gt;&lt;td&gt;2&lt;/td&gt;&lt;td&gt;&lt;button type=&quot;button&quot; onclick=&quot;popCardMain('1-61')&quot;&gt;-&lt;/button&gt;&lt;/td&gt;&lt;td id=&quot;table-main-1-61-numCopies&quot;&gt;0&lt;/td&gt;&lt;td&gt;&lt;button type=&quot;button&quot; onclick=&quot;pushCardMain('1-61')&quot;&gt;+&lt;/button&gt;&lt;/td&gt;&lt;td&gt;&lt;button type=&quot;button&quot; onclick=&quot;popCardSide('1-61')&quot;&gt;-&lt;/button&gt;&lt;/td&gt;&lt;td id=&quot;table-side-1-61-numCopies&quot;&gt;0&lt;/td&gt;&lt;td&gt;&lt;button type=&quot;button&quot; onclick=&quot;pushCardSide('1-61')&quot;&gt;+&lt;/button&gt;&lt;/td&gt;&lt;/tr&gt;" calcext:value-type="string">
            <text:p>&lt;tr id="table-1-61" data-expansion="15" data-type="4" data-color="10"&gt;&lt;td&gt;1-61&lt;/td&gt;&lt;td&gt;レッドオーブ&lt;/td&gt;&lt;td&gt;赤&lt;/td&gt;&lt;td&gt;マリョク&lt;/td&gt;&lt;td&gt;2&lt;/td&gt;&lt;td&gt;&lt;button type="button" onclick="popCardMain('1-61')"&gt;-&lt;/button&gt;&lt;/td&gt;&lt;td id="table-main-1-61-numCopies"&gt;0&lt;/td&gt;&lt;td&gt;&lt;button type="button" onclick="pushCardMain('1-61')"&gt;+&lt;/button&gt;&lt;/td&gt;&lt;td&gt;&lt;button type="button" onclick="popCardSide('1-61')"&gt;-&lt;/button&gt;&lt;/td&gt;&lt;td id="table-side-1-61-numCopies"&gt;0&lt;/td&gt;&lt;td&gt;&lt;button type="button" onclick="pushCardSide('1-6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M102];[$HTML.$C$1];[.$B102];[$HTML.$D$1];[.$B102];[$HTML.$E$1];[.$B102];[$HTML.$F$1];[.$B102];[$HTML.$G$1])" office:value-type="string" office:string-value="&lt;div class=&quot;card&quot; id=&quot;main-1-62&quot;&gt;&lt;img width=&quot;115&quot; heidht=&quot;160&quot; src=&quot;https://one-draw.jp/ijinden/cardlist/001/card/01_062.png&quot; /&gt;&lt;div class=&quot;numCopies&quot; id=&quot;main-1-62-numCopies&quot;&gt;0&lt;/div&gt;&lt;button type=&quot;button&quot; class=&quot;pop&quot; onclick=&quot;popCardMain('1-62');&quot;&gt;-&lt;/button&gt;&lt;button type=&quot;button&quot; class=&quot;push&quot; onclick=&quot;pushCardMain('1-62');&quot;&gt;+&lt;/button&gt;&lt;button type=&quot;button&quot; class=&quot;drop&quot; onclick=&quot;dropCardMain('1-62');&quot;&gt;↓&lt;/button&gt;&lt;/div&gt;" calcext:value-type="string">
            <text:p>&lt;div class="card" id="main-1-62"&gt;&lt;img width="115" heidht="160" src="https://one-draw.jp/ijinden/cardlist/001/card/01_062.png" /&gt;&lt;div class="numCopies" id="main-1-62-numCopies"&gt;0&lt;/div&gt;&lt;button type="button" class="pop" onclick="popCardMain('1-62');"&gt;-&lt;/button&gt;&lt;button type="button" class="push" onclick="pushCardMain('1-62');"&gt;+&lt;/button&gt;&lt;button type="button" class="drop" onclick="dropCardMain('1-62');"&gt;↓&lt;/button&gt;&lt;/div&gt;</text:p>
          </table:table-cell>
          <table:table-cell table:formula="of:=CONCATENATE([$HTML.$A$2];[.$B102];[$HTML.$B$2];[.$M102];[$HTML.$C$2];[.$B102];[$HTML.$D$2];[.$B102];[$HTML.$E$2];[.$B102];[$HTML.$F$2];[.$B102];[$HTML.$G$2])" office:value-type="string" office:string-value="&lt;div class=&quot;card&quot; id=&quot;side-1-62&quot;&gt;&lt;img width=&quot;115&quot; heidht=&quot;160&quot; src=&quot;https://one-draw.jp/ijinden/cardlist/001/card/01_062.png&quot; /&gt;&lt;div class=&quot;numCopies&quot; id=&quot;side-1-62-numCopies&quot;&gt;0&lt;/div&gt;&lt;button type=&quot;button&quot; class=&quot;pop&quot; onclick=&quot;popCardSide('1-62');&quot;&gt;-&lt;/button&gt;&lt;button type=&quot;button&quot; class=&quot;push&quot; onclick=&quot;pushCardSide('1-62');&quot;&gt;+&lt;/button&gt;&lt;button type=&quot;button&quot; class=&quot;raise&quot; onclick=&quot;raiseCardSide('1-62');&quot;&gt;↑&lt;/button&gt;&lt;/div&gt;" calcext:value-type="string">
            <text:p>&lt;div class="card" id="side-1-62"&gt;&lt;img width="115" heidht="160" src="https://one-draw.jp/ijinden/cardlist/001/card/01_062.png" /&gt;&lt;div class="numCopies" id="side-1-62-numCopies"&gt;0&lt;/div&gt;&lt;button type="button" class="pop" onclick="popCardSide('1-62');"&gt;-&lt;/button&gt;&lt;button type="button" class="push" onclick="pushCardSide('1-62');"&gt;+&lt;/button&gt;&lt;button type="button" class="raise" onclick="raiseCardSide('1-62');"&gt;↑&lt;/button&gt;&lt;/div&gt;</text:p>
          </table:table-cell>
          <table:table-cell table:formula="of:=CONCATENATE([$HTML.$A$3];[.B102];[$HTML.$B$3];[.F102];[$HTML.$C$3];[.H102];[$HTML.$D$3];[.J102];[$HTML.$E$3];[.B102];[$HTML.$F$3];[.D102];[$HTML.$G$3];[.I102];[$HTML.$H$3];[.G102];[$HTML.$I$3];[.K102];[$HTML.$J$3];[.B102];[$HTML.$K$3];[.B102];[$HTML.$L$3];[.B102];[$HTML.$M$3];[.B102];[$HTML.$N$3];[.B102];[$HTML.$O$3];[.B102];[$HTML.$P$3])" office:value-type="string" office:string-value="&lt;tr id=&quot;table-1-62&quot; data-expansion=&quot;15&quot; data-type=&quot;4&quot; data-color=&quot;20&quot;&gt;&lt;td&gt;1-62&lt;/td&gt;&lt;td&gt;ウォーターポット&lt;/td&gt;&lt;td&gt;青&lt;/td&gt;&lt;td&gt;マリョク&lt;/td&gt;&lt;td&gt;1&lt;/td&gt;&lt;td&gt;&lt;button type=&quot;button&quot; onclick=&quot;popCardMain('1-62')&quot;&gt;-&lt;/button&gt;&lt;/td&gt;&lt;td id=&quot;table-main-1-62-numCopies&quot;&gt;0&lt;/td&gt;&lt;td&gt;&lt;button type=&quot;button&quot; onclick=&quot;pushCardMain('1-62')&quot;&gt;+&lt;/button&gt;&lt;/td&gt;&lt;td&gt;&lt;button type=&quot;button&quot; onclick=&quot;popCardSide('1-62')&quot;&gt;-&lt;/button&gt;&lt;/td&gt;&lt;td id=&quot;table-side-1-62-numCopies&quot;&gt;0&lt;/td&gt;&lt;td&gt;&lt;button type=&quot;button&quot; onclick=&quot;pushCardSide('1-62')&quot;&gt;+&lt;/button&gt;&lt;/td&gt;&lt;/tr&gt;" calcext:value-type="string">
            <text:p>&lt;tr id="table-1-62" data-expansion="15" data-type="4" data-color="20"&gt;&lt;td&gt;1-62&lt;/td&gt;&lt;td&gt;ウォーターポット&lt;/td&gt;&lt;td&gt;青&lt;/td&gt;&lt;td&gt;マリョク&lt;/td&gt;&lt;td&gt;1&lt;/td&gt;&lt;td&gt;&lt;button type="button" onclick="popCardMain('1-62')"&gt;-&lt;/button&gt;&lt;/td&gt;&lt;td id="table-main-1-62-numCopies"&gt;0&lt;/td&gt;&lt;td&gt;&lt;button type="button" onclick="pushCardMain('1-62')"&gt;+&lt;/button&gt;&lt;/td&gt;&lt;td&gt;&lt;button type="button" onclick="popCardSide('1-62')"&gt;-&lt;/button&gt;&lt;/td&gt;&lt;td id="table-side-1-62-numCopies"&gt;0&lt;/td&gt;&lt;td&gt;&lt;button type="button" onclick="pushCardSide('1-6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M103];[$HTML.$C$1];[.$B103];[$HTML.$D$1];[.$B103];[$HTML.$E$1];[.$B103];[$HTML.$F$1];[.$B103];[$HTML.$G$1])" office:value-type="string" office:string-value="&lt;div class=&quot;card&quot; id=&quot;main-1-63&quot;&gt;&lt;img width=&quot;115&quot; heidht=&quot;160&quot; src=&quot;https://one-draw.jp/ijinden/cardlist/001/card/01_063.png&quot; /&gt;&lt;div class=&quot;numCopies&quot; id=&quot;main-1-63-numCopies&quot;&gt;0&lt;/div&gt;&lt;button type=&quot;button&quot; class=&quot;pop&quot; onclick=&quot;popCardMain('1-63');&quot;&gt;-&lt;/button&gt;&lt;button type=&quot;button&quot; class=&quot;push&quot; onclick=&quot;pushCardMain('1-63');&quot;&gt;+&lt;/button&gt;&lt;button type=&quot;button&quot; class=&quot;drop&quot; onclick=&quot;dropCardMain('1-63');&quot;&gt;↓&lt;/button&gt;&lt;/div&gt;" calcext:value-type="string">
            <text:p>&lt;div class="card" id="main-1-63"&gt;&lt;img width="115" heidht="160" src="https://one-draw.jp/ijinden/cardlist/001/card/01_063.png" /&gt;&lt;div class="numCopies" id="main-1-63-numCopies"&gt;0&lt;/div&gt;&lt;button type="button" class="pop" onclick="popCardMain('1-63');"&gt;-&lt;/button&gt;&lt;button type="button" class="push" onclick="pushCardMain('1-63');"&gt;+&lt;/button&gt;&lt;button type="button" class="drop" onclick="dropCardMain('1-63');"&gt;↓&lt;/button&gt;&lt;/div&gt;</text:p>
          </table:table-cell>
          <table:table-cell table:formula="of:=CONCATENATE([$HTML.$A$2];[.$B103];[$HTML.$B$2];[.$M103];[$HTML.$C$2];[.$B103];[$HTML.$D$2];[.$B103];[$HTML.$E$2];[.$B103];[$HTML.$F$2];[.$B103];[$HTML.$G$2])" office:value-type="string" office:string-value="&lt;div class=&quot;card&quot; id=&quot;side-1-63&quot;&gt;&lt;img width=&quot;115&quot; heidht=&quot;160&quot; src=&quot;https://one-draw.jp/ijinden/cardlist/001/card/01_063.png&quot; /&gt;&lt;div class=&quot;numCopies&quot; id=&quot;side-1-63-numCopies&quot;&gt;0&lt;/div&gt;&lt;button type=&quot;button&quot; class=&quot;pop&quot; onclick=&quot;popCardSide('1-63');&quot;&gt;-&lt;/button&gt;&lt;button type=&quot;button&quot; class=&quot;push&quot; onclick=&quot;pushCardSide('1-63');&quot;&gt;+&lt;/button&gt;&lt;button type=&quot;button&quot; class=&quot;raise&quot; onclick=&quot;raiseCardSide('1-63');&quot;&gt;↑&lt;/button&gt;&lt;/div&gt;" calcext:value-type="string">
            <text:p>&lt;div class="card" id="side-1-63"&gt;&lt;img width="115" heidht="160" src="https://one-draw.jp/ijinden/cardlist/001/card/01_063.png" /&gt;&lt;div class="numCopies" id="side-1-63-numCopies"&gt;0&lt;/div&gt;&lt;button type="button" class="pop" onclick="popCardSide('1-63');"&gt;-&lt;/button&gt;&lt;button type="button" class="push" onclick="pushCardSide('1-63');"&gt;+&lt;/button&gt;&lt;button type="button" class="raise" onclick="raiseCardSide('1-63');"&gt;↑&lt;/button&gt;&lt;/div&gt;</text:p>
          </table:table-cell>
          <table:table-cell table:formula="of:=CONCATENATE([$HTML.$A$3];[.B103];[$HTML.$B$3];[.F103];[$HTML.$C$3];[.H103];[$HTML.$D$3];[.J103];[$HTML.$E$3];[.B103];[$HTML.$F$3];[.D103];[$HTML.$G$3];[.I103];[$HTML.$H$3];[.G103];[$HTML.$I$3];[.K103];[$HTML.$J$3];[.B103];[$HTML.$K$3];[.B103];[$HTML.$L$3];[.B103];[$HTML.$M$3];[.B103];[$HTML.$N$3];[.B103];[$HTML.$O$3];[.B103];[$HTML.$P$3])" office:value-type="string" office:string-value="&lt;tr id=&quot;table-1-63&quot; data-expansion=&quot;15&quot; data-type=&quot;4&quot; data-color=&quot;20&quot;&gt;&lt;td&gt;1-63&lt;/td&gt;&lt;td&gt;アイスソード&lt;/td&gt;&lt;td&gt;青&lt;/td&gt;&lt;td&gt;マリョク&lt;/td&gt;&lt;td&gt;1&lt;/td&gt;&lt;td&gt;&lt;button type=&quot;button&quot; onclick=&quot;popCardMain('1-63')&quot;&gt;-&lt;/button&gt;&lt;/td&gt;&lt;td id=&quot;table-main-1-63-numCopies&quot;&gt;0&lt;/td&gt;&lt;td&gt;&lt;button type=&quot;button&quot; onclick=&quot;pushCardMain('1-63')&quot;&gt;+&lt;/button&gt;&lt;/td&gt;&lt;td&gt;&lt;button type=&quot;button&quot; onclick=&quot;popCardSide('1-63')&quot;&gt;-&lt;/button&gt;&lt;/td&gt;&lt;td id=&quot;table-side-1-63-numCopies&quot;&gt;0&lt;/td&gt;&lt;td&gt;&lt;button type=&quot;button&quot; onclick=&quot;pushCardSide('1-63')&quot;&gt;+&lt;/button&gt;&lt;/td&gt;&lt;/tr&gt;" calcext:value-type="string">
            <text:p>&lt;tr id="table-1-63" data-expansion="15" data-type="4" data-color="20"&gt;&lt;td&gt;1-63&lt;/td&gt;&lt;td&gt;アイスソード&lt;/td&gt;&lt;td&gt;青&lt;/td&gt;&lt;td&gt;マリョク&lt;/td&gt;&lt;td&gt;1&lt;/td&gt;&lt;td&gt;&lt;button type="button" onclick="popCardMain('1-63')"&gt;-&lt;/button&gt;&lt;/td&gt;&lt;td id="table-main-1-63-numCopies"&gt;0&lt;/td&gt;&lt;td&gt;&lt;button type="button" onclick="pushCardMain('1-63')"&gt;+&lt;/button&gt;&lt;/td&gt;&lt;td&gt;&lt;button type="button" onclick="popCardSide('1-63')"&gt;-&lt;/button&gt;&lt;/td&gt;&lt;td id="table-side-1-63-numCopies"&gt;0&lt;/td&gt;&lt;td&gt;&lt;button type="button" onclick="pushCardSide('1-6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M104];[$HTML.$C$1];[.$B104];[$HTML.$D$1];[.$B104];[$HTML.$E$1];[.$B104];[$HTML.$F$1];[.$B104];[$HTML.$G$1])" office:value-type="string" office:string-value="&lt;div class=&quot;card&quot; id=&quot;main-1-64&quot;&gt;&lt;img width=&quot;115&quot; heidht=&quot;160&quot; src=&quot;https://one-draw.jp/ijinden/cardlist/001/card/01_064.png&quot; /&gt;&lt;div class=&quot;numCopies&quot; id=&quot;main-1-64-numCopies&quot;&gt;0&lt;/div&gt;&lt;button type=&quot;button&quot; class=&quot;pop&quot; onclick=&quot;popCardMain('1-64');&quot;&gt;-&lt;/button&gt;&lt;button type=&quot;button&quot; class=&quot;push&quot; onclick=&quot;pushCardMain('1-64');&quot;&gt;+&lt;/button&gt;&lt;button type=&quot;button&quot; class=&quot;drop&quot; onclick=&quot;dropCardMain('1-64');&quot;&gt;↓&lt;/button&gt;&lt;/div&gt;" calcext:value-type="string">
            <text:p>&lt;div class="card" id="main-1-64"&gt;&lt;img width="115" heidht="160" src="https://one-draw.jp/ijinden/cardlist/001/card/01_064.png" /&gt;&lt;div class="numCopies" id="main-1-64-numCopies"&gt;0&lt;/div&gt;&lt;button type="button" class="pop" onclick="popCardMain('1-64');"&gt;-&lt;/button&gt;&lt;button type="button" class="push" onclick="pushCardMain('1-64');"&gt;+&lt;/button&gt;&lt;button type="button" class="drop" onclick="dropCardMain('1-64');"&gt;↓&lt;/button&gt;&lt;/div&gt;</text:p>
          </table:table-cell>
          <table:table-cell table:formula="of:=CONCATENATE([$HTML.$A$2];[.$B104];[$HTML.$B$2];[.$M104];[$HTML.$C$2];[.$B104];[$HTML.$D$2];[.$B104];[$HTML.$E$2];[.$B104];[$HTML.$F$2];[.$B104];[$HTML.$G$2])" office:value-type="string" office:string-value="&lt;div class=&quot;card&quot; id=&quot;side-1-64&quot;&gt;&lt;img width=&quot;115&quot; heidht=&quot;160&quot; src=&quot;https://one-draw.jp/ijinden/cardlist/001/card/01_064.png&quot; /&gt;&lt;div class=&quot;numCopies&quot; id=&quot;side-1-64-numCopies&quot;&gt;0&lt;/div&gt;&lt;button type=&quot;button&quot; class=&quot;pop&quot; onclick=&quot;popCardSide('1-64');&quot;&gt;-&lt;/button&gt;&lt;button type=&quot;button&quot; class=&quot;push&quot; onclick=&quot;pushCardSide('1-64');&quot;&gt;+&lt;/button&gt;&lt;button type=&quot;button&quot; class=&quot;raise&quot; onclick=&quot;raiseCardSide('1-64');&quot;&gt;↑&lt;/button&gt;&lt;/div&gt;" calcext:value-type="string">
            <text:p>&lt;div class="card" id="side-1-64"&gt;&lt;img width="115" heidht="160" src="https://one-draw.jp/ijinden/cardlist/001/card/01_064.png" /&gt;&lt;div class="numCopies" id="side-1-64-numCopies"&gt;0&lt;/div&gt;&lt;button type="button" class="pop" onclick="popCardSide('1-64');"&gt;-&lt;/button&gt;&lt;button type="button" class="push" onclick="pushCardSide('1-64');"&gt;+&lt;/button&gt;&lt;button type="button" class="raise" onclick="raiseCardSide('1-64');"&gt;↑&lt;/button&gt;&lt;/div&gt;</text:p>
          </table:table-cell>
          <table:table-cell table:formula="of:=CONCATENATE([$HTML.$A$3];[.B104];[$HTML.$B$3];[.F104];[$HTML.$C$3];[.H104];[$HTML.$D$3];[.J104];[$HTML.$E$3];[.B104];[$HTML.$F$3];[.D104];[$HTML.$G$3];[.I104];[$HTML.$H$3];[.G104];[$HTML.$I$3];[.K104];[$HTML.$J$3];[.B104];[$HTML.$K$3];[.B104];[$HTML.$L$3];[.B104];[$HTML.$M$3];[.B104];[$HTML.$N$3];[.B104];[$HTML.$O$3];[.B104];[$HTML.$P$3])" office:value-type="string" office:string-value="&lt;tr id=&quot;table-1-64&quot; data-expansion=&quot;15&quot; data-type=&quot;4&quot; data-color=&quot;20&quot;&gt;&lt;td&gt;1-64&lt;/td&gt;&lt;td&gt;羅針盤&lt;/td&gt;&lt;td&gt;青&lt;/td&gt;&lt;td&gt;マリョク&lt;/td&gt;&lt;td&gt;1&lt;/td&gt;&lt;td&gt;&lt;button type=&quot;button&quot; onclick=&quot;popCardMain('1-64')&quot;&gt;-&lt;/button&gt;&lt;/td&gt;&lt;td id=&quot;table-main-1-64-numCopies&quot;&gt;0&lt;/td&gt;&lt;td&gt;&lt;button type=&quot;button&quot; onclick=&quot;pushCardMain('1-64')&quot;&gt;+&lt;/button&gt;&lt;/td&gt;&lt;td&gt;&lt;button type=&quot;button&quot; onclick=&quot;popCardSide('1-64')&quot;&gt;-&lt;/button&gt;&lt;/td&gt;&lt;td id=&quot;table-side-1-64-numCopies&quot;&gt;0&lt;/td&gt;&lt;td&gt;&lt;button type=&quot;button&quot; onclick=&quot;pushCardSide('1-64')&quot;&gt;+&lt;/button&gt;&lt;/td&gt;&lt;/tr&gt;" calcext:value-type="string">
            <text:p>&lt;tr id="table-1-64" data-expansion="15" data-type="4" data-color="20"&gt;&lt;td&gt;1-64&lt;/td&gt;&lt;td&gt;羅針盤&lt;/td&gt;&lt;td&gt;青&lt;/td&gt;&lt;td&gt;マリョク&lt;/td&gt;&lt;td&gt;1&lt;/td&gt;&lt;td&gt;&lt;button type="button" onclick="popCardMain('1-64')"&gt;-&lt;/button&gt;&lt;/td&gt;&lt;td id="table-main-1-64-numCopies"&gt;0&lt;/td&gt;&lt;td&gt;&lt;button type="button" onclick="pushCardMain('1-64')"&gt;+&lt;/button&gt;&lt;/td&gt;&lt;td&gt;&lt;button type="button" onclick="popCardSide('1-64')"&gt;-&lt;/button&gt;&lt;/td&gt;&lt;td id="table-side-1-64-numCopies"&gt;0&lt;/td&gt;&lt;td&gt;&lt;button type="button" onclick="pushCardSide('1-6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M105];[$HTML.$C$1];[.$B105];[$HTML.$D$1];[.$B105];[$HTML.$E$1];[.$B105];[$HTML.$F$1];[.$B105];[$HTML.$G$1])" office:value-type="string" office:string-value="&lt;div class=&quot;card&quot; id=&quot;main-1-65&quot;&gt;&lt;img width=&quot;115&quot; heidht=&quot;160&quot; src=&quot;https://one-draw.jp/ijinden/cardlist/001/card/01_065.png&quot; /&gt;&lt;div class=&quot;numCopies&quot; id=&quot;main-1-65-numCopies&quot;&gt;0&lt;/div&gt;&lt;button type=&quot;button&quot; class=&quot;pop&quot; onclick=&quot;popCardMain('1-65');&quot;&gt;-&lt;/button&gt;&lt;button type=&quot;button&quot; class=&quot;push&quot; onclick=&quot;pushCardMain('1-65');&quot;&gt;+&lt;/button&gt;&lt;button type=&quot;button&quot; class=&quot;drop&quot; onclick=&quot;dropCardMain('1-65');&quot;&gt;↓&lt;/button&gt;&lt;/div&gt;" calcext:value-type="string">
            <text:p>&lt;div class="card" id="main-1-65"&gt;&lt;img width="115" heidht="160" src="https://one-draw.jp/ijinden/cardlist/001/card/01_065.png" /&gt;&lt;div class="numCopies" id="main-1-65-numCopies"&gt;0&lt;/div&gt;&lt;button type="button" class="pop" onclick="popCardMain('1-65');"&gt;-&lt;/button&gt;&lt;button type="button" class="push" onclick="pushCardMain('1-65');"&gt;+&lt;/button&gt;&lt;button type="button" class="drop" onclick="dropCardMain('1-65');"&gt;↓&lt;/button&gt;&lt;/div&gt;</text:p>
          </table:table-cell>
          <table:table-cell table:formula="of:=CONCATENATE([$HTML.$A$2];[.$B105];[$HTML.$B$2];[.$M105];[$HTML.$C$2];[.$B105];[$HTML.$D$2];[.$B105];[$HTML.$E$2];[.$B105];[$HTML.$F$2];[.$B105];[$HTML.$G$2])" office:value-type="string" office:string-value="&lt;div class=&quot;card&quot; id=&quot;side-1-65&quot;&gt;&lt;img width=&quot;115&quot; heidht=&quot;160&quot; src=&quot;https://one-draw.jp/ijinden/cardlist/001/card/01_065.png&quot; /&gt;&lt;div class=&quot;numCopies&quot; id=&quot;side-1-65-numCopies&quot;&gt;0&lt;/div&gt;&lt;button type=&quot;button&quot; class=&quot;pop&quot; onclick=&quot;popCardSide('1-65');&quot;&gt;-&lt;/button&gt;&lt;button type=&quot;button&quot; class=&quot;push&quot; onclick=&quot;pushCardSide('1-65');&quot;&gt;+&lt;/button&gt;&lt;button type=&quot;button&quot; class=&quot;raise&quot; onclick=&quot;raiseCardSide('1-65');&quot;&gt;↑&lt;/button&gt;&lt;/div&gt;" calcext:value-type="string">
            <text:p>&lt;div class="card" id="side-1-65"&gt;&lt;img width="115" heidht="160" src="https://one-draw.jp/ijinden/cardlist/001/card/01_065.png" /&gt;&lt;div class="numCopies" id="side-1-65-numCopies"&gt;0&lt;/div&gt;&lt;button type="button" class="pop" onclick="popCardSide('1-65');"&gt;-&lt;/button&gt;&lt;button type="button" class="push" onclick="pushCardSide('1-65');"&gt;+&lt;/button&gt;&lt;button type="button" class="raise" onclick="raiseCardSide('1-65');"&gt;↑&lt;/button&gt;&lt;/div&gt;</text:p>
          </table:table-cell>
          <table:table-cell table:formula="of:=CONCATENATE([$HTML.$A$3];[.B105];[$HTML.$B$3];[.F105];[$HTML.$C$3];[.H105];[$HTML.$D$3];[.J105];[$HTML.$E$3];[.B105];[$HTML.$F$3];[.D105];[$HTML.$G$3];[.I105];[$HTML.$H$3];[.G105];[$HTML.$I$3];[.K105];[$HTML.$J$3];[.B105];[$HTML.$K$3];[.B105];[$HTML.$L$3];[.B105];[$HTML.$M$3];[.B105];[$HTML.$N$3];[.B105];[$HTML.$O$3];[.B105];[$HTML.$P$3])" office:value-type="string" office:string-value="&lt;tr id=&quot;table-1-65&quot; data-expansion=&quot;15&quot; data-type=&quot;4&quot; data-color=&quot;20&quot;&gt;&lt;td&gt;1-65&lt;/td&gt;&lt;td&gt;ブルーオーブ&lt;/td&gt;&lt;td&gt;青&lt;/td&gt;&lt;td&gt;マリョク&lt;/td&gt;&lt;td&gt;2&lt;/td&gt;&lt;td&gt;&lt;button type=&quot;button&quot; onclick=&quot;popCardMain('1-65')&quot;&gt;-&lt;/button&gt;&lt;/td&gt;&lt;td id=&quot;table-main-1-65-numCopies&quot;&gt;0&lt;/td&gt;&lt;td&gt;&lt;button type=&quot;button&quot; onclick=&quot;pushCardMain('1-65')&quot;&gt;+&lt;/button&gt;&lt;/td&gt;&lt;td&gt;&lt;button type=&quot;button&quot; onclick=&quot;popCardSide('1-65')&quot;&gt;-&lt;/button&gt;&lt;/td&gt;&lt;td id=&quot;table-side-1-65-numCopies&quot;&gt;0&lt;/td&gt;&lt;td&gt;&lt;button type=&quot;button&quot; onclick=&quot;pushCardSide('1-65')&quot;&gt;+&lt;/button&gt;&lt;/td&gt;&lt;/tr&gt;" calcext:value-type="string">
            <text:p>&lt;tr id="table-1-65" data-expansion="15" data-type="4" data-color="20"&gt;&lt;td&gt;1-65&lt;/td&gt;&lt;td&gt;ブルーオーブ&lt;/td&gt;&lt;td&gt;青&lt;/td&gt;&lt;td&gt;マリョク&lt;/td&gt;&lt;td&gt;2&lt;/td&gt;&lt;td&gt;&lt;button type="button" onclick="popCardMain('1-65')"&gt;-&lt;/button&gt;&lt;/td&gt;&lt;td id="table-main-1-65-numCopies"&gt;0&lt;/td&gt;&lt;td&gt;&lt;button type="button" onclick="pushCardMain('1-65')"&gt;+&lt;/button&gt;&lt;/td&gt;&lt;td&gt;&lt;button type="button" onclick="popCardSide('1-65')"&gt;-&lt;/button&gt;&lt;/td&gt;&lt;td id="table-side-1-65-numCopies"&gt;0&lt;/td&gt;&lt;td&gt;&lt;button type="button" onclick="pushCardSide('1-6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M106];[$HTML.$C$1];[.$B106];[$HTML.$D$1];[.$B106];[$HTML.$E$1];[.$B106];[$HTML.$F$1];[.$B106];[$HTML.$G$1])" office:value-type="string" office:string-value="&lt;div class=&quot;card&quot; id=&quot;main-1-66&quot;&gt;&lt;img width=&quot;115&quot; heidht=&quot;160&quot; src=&quot;https://one-draw.jp/ijinden/cardlist/001/card/01_066.png&quot; /&gt;&lt;div class=&quot;numCopies&quot; id=&quot;main-1-66-numCopies&quot;&gt;0&lt;/div&gt;&lt;button type=&quot;button&quot; class=&quot;pop&quot; onclick=&quot;popCardMain('1-66');&quot;&gt;-&lt;/button&gt;&lt;button type=&quot;button&quot; class=&quot;push&quot; onclick=&quot;pushCardMain('1-66');&quot;&gt;+&lt;/button&gt;&lt;button type=&quot;button&quot; class=&quot;drop&quot; onclick=&quot;dropCardMain('1-66');&quot;&gt;↓&lt;/button&gt;&lt;/div&gt;" calcext:value-type="string">
            <text:p>&lt;div class="card" id="main-1-66"&gt;&lt;img width="115" heidht="160" src="https://one-draw.jp/ijinden/cardlist/001/card/01_066.png" /&gt;&lt;div class="numCopies" id="main-1-66-numCopies"&gt;0&lt;/div&gt;&lt;button type="button" class="pop" onclick="popCardMain('1-66');"&gt;-&lt;/button&gt;&lt;button type="button" class="push" onclick="pushCardMain('1-66');"&gt;+&lt;/button&gt;&lt;button type="button" class="drop" onclick="dropCardMain('1-66');"&gt;↓&lt;/button&gt;&lt;/div&gt;</text:p>
          </table:table-cell>
          <table:table-cell table:formula="of:=CONCATENATE([$HTML.$A$2];[.$B106];[$HTML.$B$2];[.$M106];[$HTML.$C$2];[.$B106];[$HTML.$D$2];[.$B106];[$HTML.$E$2];[.$B106];[$HTML.$F$2];[.$B106];[$HTML.$G$2])" office:value-type="string" office:string-value="&lt;div class=&quot;card&quot; id=&quot;side-1-66&quot;&gt;&lt;img width=&quot;115&quot; heidht=&quot;160&quot; src=&quot;https://one-draw.jp/ijinden/cardlist/001/card/01_066.png&quot; /&gt;&lt;div class=&quot;numCopies&quot; id=&quot;side-1-66-numCopies&quot;&gt;0&lt;/div&gt;&lt;button type=&quot;button&quot; class=&quot;pop&quot; onclick=&quot;popCardSide('1-66');&quot;&gt;-&lt;/button&gt;&lt;button type=&quot;button&quot; class=&quot;push&quot; onclick=&quot;pushCardSide('1-66');&quot;&gt;+&lt;/button&gt;&lt;button type=&quot;button&quot; class=&quot;raise&quot; onclick=&quot;raiseCardSide('1-66');&quot;&gt;↑&lt;/button&gt;&lt;/div&gt;" calcext:value-type="string">
            <text:p>&lt;div class="card" id="side-1-66"&gt;&lt;img width="115" heidht="160" src="https://one-draw.jp/ijinden/cardlist/001/card/01_066.png" /&gt;&lt;div class="numCopies" id="side-1-66-numCopies"&gt;0&lt;/div&gt;&lt;button type="button" class="pop" onclick="popCardSide('1-66');"&gt;-&lt;/button&gt;&lt;button type="button" class="push" onclick="pushCardSide('1-66');"&gt;+&lt;/button&gt;&lt;button type="button" class="raise" onclick="raiseCardSide('1-66');"&gt;↑&lt;/button&gt;&lt;/div&gt;</text:p>
          </table:table-cell>
          <table:table-cell table:formula="of:=CONCATENATE([$HTML.$A$3];[.B106];[$HTML.$B$3];[.F106];[$HTML.$C$3];[.H106];[$HTML.$D$3];[.J106];[$HTML.$E$3];[.B106];[$HTML.$F$3];[.D106];[$HTML.$G$3];[.I106];[$HTML.$H$3];[.G106];[$HTML.$I$3];[.K106];[$HTML.$J$3];[.B106];[$HTML.$K$3];[.B106];[$HTML.$L$3];[.B106];[$HTML.$M$3];[.B106];[$HTML.$N$3];[.B106];[$HTML.$O$3];[.B106];[$HTML.$P$3])" office:value-type="string" office:string-value="&lt;tr id=&quot;table-1-66&quot; data-expansion=&quot;15&quot; data-type=&quot;4&quot; data-color=&quot;30&quot;&gt;&lt;td&gt;1-66&lt;/td&gt;&lt;td&gt;ポプリ&lt;/td&gt;&lt;td&gt;緑&lt;/td&gt;&lt;td&gt;マリョク&lt;/td&gt;&lt;td&gt;1&lt;/td&gt;&lt;td&gt;&lt;button type=&quot;button&quot; onclick=&quot;popCardMain('1-66')&quot;&gt;-&lt;/button&gt;&lt;/td&gt;&lt;td id=&quot;table-main-1-66-numCopies&quot;&gt;0&lt;/td&gt;&lt;td&gt;&lt;button type=&quot;button&quot; onclick=&quot;pushCardMain('1-66')&quot;&gt;+&lt;/button&gt;&lt;/td&gt;&lt;td&gt;&lt;button type=&quot;button&quot; onclick=&quot;popCardSide('1-66')&quot;&gt;-&lt;/button&gt;&lt;/td&gt;&lt;td id=&quot;table-side-1-66-numCopies&quot;&gt;0&lt;/td&gt;&lt;td&gt;&lt;button type=&quot;button&quot; onclick=&quot;pushCardSide('1-66')&quot;&gt;+&lt;/button&gt;&lt;/td&gt;&lt;/tr&gt;" calcext:value-type="string">
            <text:p>&lt;tr id="table-1-66" data-expansion="15" data-type="4" data-color="30"&gt;&lt;td&gt;1-66&lt;/td&gt;&lt;td&gt;ポプリ&lt;/td&gt;&lt;td&gt;緑&lt;/td&gt;&lt;td&gt;マリョク&lt;/td&gt;&lt;td&gt;1&lt;/td&gt;&lt;td&gt;&lt;button type="button" onclick="popCardMain('1-66')"&gt;-&lt;/button&gt;&lt;/td&gt;&lt;td id="table-main-1-66-numCopies"&gt;0&lt;/td&gt;&lt;td&gt;&lt;button type="button" onclick="pushCardMain('1-66')"&gt;+&lt;/button&gt;&lt;/td&gt;&lt;td&gt;&lt;button type="button" onclick="popCardSide('1-66')"&gt;-&lt;/button&gt;&lt;/td&gt;&lt;td id="table-side-1-66-numCopies"&gt;0&lt;/td&gt;&lt;td&gt;&lt;button type="button" onclick="pushCardSide('1-6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M107];[$HTML.$C$1];[.$B107];[$HTML.$D$1];[.$B107];[$HTML.$E$1];[.$B107];[$HTML.$F$1];[.$B107];[$HTML.$G$1])" office:value-type="string" office:string-value="&lt;div class=&quot;card&quot; id=&quot;main-1-67&quot;&gt;&lt;img width=&quot;115&quot; heidht=&quot;160&quot; src=&quot;https://one-draw.jp/ijinden/cardlist/001/card/01_067.png&quot; /&gt;&lt;div class=&quot;numCopies&quot; id=&quot;main-1-67-numCopies&quot;&gt;0&lt;/div&gt;&lt;button type=&quot;button&quot; class=&quot;pop&quot; onclick=&quot;popCardMain('1-67');&quot;&gt;-&lt;/button&gt;&lt;button type=&quot;button&quot; class=&quot;push&quot; onclick=&quot;pushCardMain('1-67');&quot;&gt;+&lt;/button&gt;&lt;button type=&quot;button&quot; class=&quot;drop&quot; onclick=&quot;dropCardMain('1-67');&quot;&gt;↓&lt;/button&gt;&lt;/div&gt;" calcext:value-type="string">
            <text:p>&lt;div class="card" id="main-1-67"&gt;&lt;img width="115" heidht="160" src="https://one-draw.jp/ijinden/cardlist/001/card/01_067.png" /&gt;&lt;div class="numCopies" id="main-1-67-numCopies"&gt;0&lt;/div&gt;&lt;button type="button" class="pop" onclick="popCardMain('1-67');"&gt;-&lt;/button&gt;&lt;button type="button" class="push" onclick="pushCardMain('1-67');"&gt;+&lt;/button&gt;&lt;button type="button" class="drop" onclick="dropCardMain('1-67');"&gt;↓&lt;/button&gt;&lt;/div&gt;</text:p>
          </table:table-cell>
          <table:table-cell table:formula="of:=CONCATENATE([$HTML.$A$2];[.$B107];[$HTML.$B$2];[.$M107];[$HTML.$C$2];[.$B107];[$HTML.$D$2];[.$B107];[$HTML.$E$2];[.$B107];[$HTML.$F$2];[.$B107];[$HTML.$G$2])" office:value-type="string" office:string-value="&lt;div class=&quot;card&quot; id=&quot;side-1-67&quot;&gt;&lt;img width=&quot;115&quot; heidht=&quot;160&quot; src=&quot;https://one-draw.jp/ijinden/cardlist/001/card/01_067.png&quot; /&gt;&lt;div class=&quot;numCopies&quot; id=&quot;side-1-67-numCopies&quot;&gt;0&lt;/div&gt;&lt;button type=&quot;button&quot; class=&quot;pop&quot; onclick=&quot;popCardSide('1-67');&quot;&gt;-&lt;/button&gt;&lt;button type=&quot;button&quot; class=&quot;push&quot; onclick=&quot;pushCardSide('1-67');&quot;&gt;+&lt;/button&gt;&lt;button type=&quot;button&quot; class=&quot;raise&quot; onclick=&quot;raiseCardSide('1-67');&quot;&gt;↑&lt;/button&gt;&lt;/div&gt;" calcext:value-type="string">
            <text:p>&lt;div class="card" id="side-1-67"&gt;&lt;img width="115" heidht="160" src="https://one-draw.jp/ijinden/cardlist/001/card/01_067.png" /&gt;&lt;div class="numCopies" id="side-1-67-numCopies"&gt;0&lt;/div&gt;&lt;button type="button" class="pop" onclick="popCardSide('1-67');"&gt;-&lt;/button&gt;&lt;button type="button" class="push" onclick="pushCardSide('1-67');"&gt;+&lt;/button&gt;&lt;button type="button" class="raise" onclick="raiseCardSide('1-67');"&gt;↑&lt;/button&gt;&lt;/div&gt;</text:p>
          </table:table-cell>
          <table:table-cell table:formula="of:=CONCATENATE([$HTML.$A$3];[.B107];[$HTML.$B$3];[.F107];[$HTML.$C$3];[.H107];[$HTML.$D$3];[.J107];[$HTML.$E$3];[.B107];[$HTML.$F$3];[.D107];[$HTML.$G$3];[.I107];[$HTML.$H$3];[.G107];[$HTML.$I$3];[.K107];[$HTML.$J$3];[.B107];[$HTML.$K$3];[.B107];[$HTML.$L$3];[.B107];[$HTML.$M$3];[.B107];[$HTML.$N$3];[.B107];[$HTML.$O$3];[.B107];[$HTML.$P$3])" office:value-type="string" office:string-value="&lt;tr id=&quot;table-1-67&quot; data-expansion=&quot;15&quot; data-type=&quot;4&quot; data-color=&quot;30&quot;&gt;&lt;td&gt;1-67&lt;/td&gt;&lt;td&gt;ウッドスタッフ&lt;/td&gt;&lt;td&gt;緑&lt;/td&gt;&lt;td&gt;マリョク&lt;/td&gt;&lt;td&gt;1&lt;/td&gt;&lt;td&gt;&lt;button type=&quot;button&quot; onclick=&quot;popCardMain('1-67')&quot;&gt;-&lt;/button&gt;&lt;/td&gt;&lt;td id=&quot;table-main-1-67-numCopies&quot;&gt;0&lt;/td&gt;&lt;td&gt;&lt;button type=&quot;button&quot; onclick=&quot;pushCardMain('1-67')&quot;&gt;+&lt;/button&gt;&lt;/td&gt;&lt;td&gt;&lt;button type=&quot;button&quot; onclick=&quot;popCardSide('1-67')&quot;&gt;-&lt;/button&gt;&lt;/td&gt;&lt;td id=&quot;table-side-1-67-numCopies&quot;&gt;0&lt;/td&gt;&lt;td&gt;&lt;button type=&quot;button&quot; onclick=&quot;pushCardSide('1-67')&quot;&gt;+&lt;/button&gt;&lt;/td&gt;&lt;/tr&gt;" calcext:value-type="string">
            <text:p>&lt;tr id="table-1-67" data-expansion="15" data-type="4" data-color="30"&gt;&lt;td&gt;1-67&lt;/td&gt;&lt;td&gt;ウッドスタッフ&lt;/td&gt;&lt;td&gt;緑&lt;/td&gt;&lt;td&gt;マリョク&lt;/td&gt;&lt;td&gt;1&lt;/td&gt;&lt;td&gt;&lt;button type="button" onclick="popCardMain('1-67')"&gt;-&lt;/button&gt;&lt;/td&gt;&lt;td id="table-main-1-67-numCopies"&gt;0&lt;/td&gt;&lt;td&gt;&lt;button type="button" onclick="pushCardMain('1-67')"&gt;+&lt;/button&gt;&lt;/td&gt;&lt;td&gt;&lt;button type="button" onclick="popCardSide('1-67')"&gt;-&lt;/button&gt;&lt;/td&gt;&lt;td id="table-side-1-67-numCopies"&gt;0&lt;/td&gt;&lt;td&gt;&lt;button type="button" onclick="pushCardSide('1-6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M108];[$HTML.$C$1];[.$B108];[$HTML.$D$1];[.$B108];[$HTML.$E$1];[.$B108];[$HTML.$F$1];[.$B108];[$HTML.$G$1])" office:value-type="string" office:string-value="&lt;div class=&quot;card&quot; id=&quot;main-1-68&quot;&gt;&lt;img width=&quot;115&quot; heidht=&quot;160&quot; src=&quot;https://one-draw.jp/ijinden/cardlist/001/card/01_068.png&quot; /&gt;&lt;div class=&quot;numCopies&quot; id=&quot;main-1-68-numCopies&quot;&gt;0&lt;/div&gt;&lt;button type=&quot;button&quot; class=&quot;pop&quot; onclick=&quot;popCardMain('1-68');&quot;&gt;-&lt;/button&gt;&lt;button type=&quot;button&quot; class=&quot;push&quot; onclick=&quot;pushCardMain('1-68');&quot;&gt;+&lt;/button&gt;&lt;button type=&quot;button&quot; class=&quot;drop&quot; onclick=&quot;dropCardMain('1-68');&quot;&gt;↓&lt;/button&gt;&lt;/div&gt;" calcext:value-type="string">
            <text:p>&lt;div class="card" id="main-1-68"&gt;&lt;img width="115" heidht="160" src="https://one-draw.jp/ijinden/cardlist/001/card/01_068.png" /&gt;&lt;div class="numCopies" id="main-1-68-numCopies"&gt;0&lt;/div&gt;&lt;button type="button" class="pop" onclick="popCardMain('1-68');"&gt;-&lt;/button&gt;&lt;button type="button" class="push" onclick="pushCardMain('1-68');"&gt;+&lt;/button&gt;&lt;button type="button" class="drop" onclick="dropCardMain('1-68');"&gt;↓&lt;/button&gt;&lt;/div&gt;</text:p>
          </table:table-cell>
          <table:table-cell table:formula="of:=CONCATENATE([$HTML.$A$2];[.$B108];[$HTML.$B$2];[.$M108];[$HTML.$C$2];[.$B108];[$HTML.$D$2];[.$B108];[$HTML.$E$2];[.$B108];[$HTML.$F$2];[.$B108];[$HTML.$G$2])" office:value-type="string" office:string-value="&lt;div class=&quot;card&quot; id=&quot;side-1-68&quot;&gt;&lt;img width=&quot;115&quot; heidht=&quot;160&quot; src=&quot;https://one-draw.jp/ijinden/cardlist/001/card/01_068.png&quot; /&gt;&lt;div class=&quot;numCopies&quot; id=&quot;side-1-68-numCopies&quot;&gt;0&lt;/div&gt;&lt;button type=&quot;button&quot; class=&quot;pop&quot; onclick=&quot;popCardSide('1-68');&quot;&gt;-&lt;/button&gt;&lt;button type=&quot;button&quot; class=&quot;push&quot; onclick=&quot;pushCardSide('1-68');&quot;&gt;+&lt;/button&gt;&lt;button type=&quot;button&quot; class=&quot;raise&quot; onclick=&quot;raiseCardSide('1-68');&quot;&gt;↑&lt;/button&gt;&lt;/div&gt;" calcext:value-type="string">
            <text:p>&lt;div class="card" id="side-1-68"&gt;&lt;img width="115" heidht="160" src="https://one-draw.jp/ijinden/cardlist/001/card/01_068.png" /&gt;&lt;div class="numCopies" id="side-1-68-numCopies"&gt;0&lt;/div&gt;&lt;button type="button" class="pop" onclick="popCardSide('1-68');"&gt;-&lt;/button&gt;&lt;button type="button" class="push" onclick="pushCardSide('1-68');"&gt;+&lt;/button&gt;&lt;button type="button" class="raise" onclick="raiseCardSide('1-68');"&gt;↑&lt;/button&gt;&lt;/div&gt;</text:p>
          </table:table-cell>
          <table:table-cell table:formula="of:=CONCATENATE([$HTML.$A$3];[.B108];[$HTML.$B$3];[.F108];[$HTML.$C$3];[.H108];[$HTML.$D$3];[.J108];[$HTML.$E$3];[.B108];[$HTML.$F$3];[.D108];[$HTML.$G$3];[.I108];[$HTML.$H$3];[.G108];[$HTML.$I$3];[.K108];[$HTML.$J$3];[.B108];[$HTML.$K$3];[.B108];[$HTML.$L$3];[.B108];[$HTML.$M$3];[.B108];[$HTML.$N$3];[.B108];[$HTML.$O$3];[.B108];[$HTML.$P$3])" office:value-type="string" office:string-value="&lt;tr id=&quot;table-1-68&quot; data-expansion=&quot;15&quot; data-type=&quot;4&quot; data-color=&quot;30&quot;&gt;&lt;td&gt;1-68&lt;/td&gt;&lt;td&gt;万葉集&lt;/td&gt;&lt;td&gt;緑&lt;/td&gt;&lt;td&gt;マリョク&lt;/td&gt;&lt;td&gt;1&lt;/td&gt;&lt;td&gt;&lt;button type=&quot;button&quot; onclick=&quot;popCardMain('1-68')&quot;&gt;-&lt;/button&gt;&lt;/td&gt;&lt;td id=&quot;table-main-1-68-numCopies&quot;&gt;0&lt;/td&gt;&lt;td&gt;&lt;button type=&quot;button&quot; onclick=&quot;pushCardMain('1-68')&quot;&gt;+&lt;/button&gt;&lt;/td&gt;&lt;td&gt;&lt;button type=&quot;button&quot; onclick=&quot;popCardSide('1-68')&quot;&gt;-&lt;/button&gt;&lt;/td&gt;&lt;td id=&quot;table-side-1-68-numCopies&quot;&gt;0&lt;/td&gt;&lt;td&gt;&lt;button type=&quot;button&quot; onclick=&quot;pushCardSide('1-68')&quot;&gt;+&lt;/button&gt;&lt;/td&gt;&lt;/tr&gt;" calcext:value-type="string">
            <text:p>&lt;tr id="table-1-68" data-expansion="15" data-type="4" data-color="30"&gt;&lt;td&gt;1-68&lt;/td&gt;&lt;td&gt;万葉集&lt;/td&gt;&lt;td&gt;緑&lt;/td&gt;&lt;td&gt;マリョク&lt;/td&gt;&lt;td&gt;1&lt;/td&gt;&lt;td&gt;&lt;button type="button" onclick="popCardMain('1-68')"&gt;-&lt;/button&gt;&lt;/td&gt;&lt;td id="table-main-1-68-numCopies"&gt;0&lt;/td&gt;&lt;td&gt;&lt;button type="button" onclick="pushCardMain('1-68')"&gt;+&lt;/button&gt;&lt;/td&gt;&lt;td&gt;&lt;button type="button" onclick="popCardSide('1-68')"&gt;-&lt;/button&gt;&lt;/td&gt;&lt;td id="table-side-1-68-numCopies"&gt;0&lt;/td&gt;&lt;td&gt;&lt;button type="button" onclick="pushCardSide('1-6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M109];[$HTML.$C$1];[.$B109];[$HTML.$D$1];[.$B109];[$HTML.$E$1];[.$B109];[$HTML.$F$1];[.$B109];[$HTML.$G$1])" office:value-type="string" office:string-value="&lt;div class=&quot;card&quot; id=&quot;main-1-69&quot;&gt;&lt;img width=&quot;115&quot; heidht=&quot;160&quot; src=&quot;https://one-draw.jp/ijinden/cardlist/001/card/01_069.png&quot; /&gt;&lt;div class=&quot;numCopies&quot; id=&quot;main-1-69-numCopies&quot;&gt;0&lt;/div&gt;&lt;button type=&quot;button&quot; class=&quot;pop&quot; onclick=&quot;popCardMain('1-69');&quot;&gt;-&lt;/button&gt;&lt;button type=&quot;button&quot; class=&quot;push&quot; onclick=&quot;pushCardMain('1-69');&quot;&gt;+&lt;/button&gt;&lt;button type=&quot;button&quot; class=&quot;drop&quot; onclick=&quot;dropCardMain('1-69');&quot;&gt;↓&lt;/button&gt;&lt;/div&gt;" calcext:value-type="string">
            <text:p>&lt;div class="card" id="main-1-69"&gt;&lt;img width="115" heidht="160" src="https://one-draw.jp/ijinden/cardlist/001/card/01_069.png" /&gt;&lt;div class="numCopies" id="main-1-69-numCopies"&gt;0&lt;/div&gt;&lt;button type="button" class="pop" onclick="popCardMain('1-69');"&gt;-&lt;/button&gt;&lt;button type="button" class="push" onclick="pushCardMain('1-69');"&gt;+&lt;/button&gt;&lt;button type="button" class="drop" onclick="dropCardMain('1-69');"&gt;↓&lt;/button&gt;&lt;/div&gt;</text:p>
          </table:table-cell>
          <table:table-cell table:formula="of:=CONCATENATE([$HTML.$A$2];[.$B109];[$HTML.$B$2];[.$M109];[$HTML.$C$2];[.$B109];[$HTML.$D$2];[.$B109];[$HTML.$E$2];[.$B109];[$HTML.$F$2];[.$B109];[$HTML.$G$2])" office:value-type="string" office:string-value="&lt;div class=&quot;card&quot; id=&quot;side-1-69&quot;&gt;&lt;img width=&quot;115&quot; heidht=&quot;160&quot; src=&quot;https://one-draw.jp/ijinden/cardlist/001/card/01_069.png&quot; /&gt;&lt;div class=&quot;numCopies&quot; id=&quot;side-1-69-numCopies&quot;&gt;0&lt;/div&gt;&lt;button type=&quot;button&quot; class=&quot;pop&quot; onclick=&quot;popCardSide('1-69');&quot;&gt;-&lt;/button&gt;&lt;button type=&quot;button&quot; class=&quot;push&quot; onclick=&quot;pushCardSide('1-69');&quot;&gt;+&lt;/button&gt;&lt;button type=&quot;button&quot; class=&quot;raise&quot; onclick=&quot;raiseCardSide('1-69');&quot;&gt;↑&lt;/button&gt;&lt;/div&gt;" calcext:value-type="string">
            <text:p>&lt;div class="card" id="side-1-69"&gt;&lt;img width="115" heidht="160" src="https://one-draw.jp/ijinden/cardlist/001/card/01_069.png" /&gt;&lt;div class="numCopies" id="side-1-69-numCopies"&gt;0&lt;/div&gt;&lt;button type="button" class="pop" onclick="popCardSide('1-69');"&gt;-&lt;/button&gt;&lt;button type="button" class="push" onclick="pushCardSide('1-69');"&gt;+&lt;/button&gt;&lt;button type="button" class="raise" onclick="raiseCardSide('1-69');"&gt;↑&lt;/button&gt;&lt;/div&gt;</text:p>
          </table:table-cell>
          <table:table-cell table:formula="of:=CONCATENATE([$HTML.$A$3];[.B109];[$HTML.$B$3];[.F109];[$HTML.$C$3];[.H109];[$HTML.$D$3];[.J109];[$HTML.$E$3];[.B109];[$HTML.$F$3];[.D109];[$HTML.$G$3];[.I109];[$HTML.$H$3];[.G109];[$HTML.$I$3];[.K109];[$HTML.$J$3];[.B109];[$HTML.$K$3];[.B109];[$HTML.$L$3];[.B109];[$HTML.$M$3];[.B109];[$HTML.$N$3];[.B109];[$HTML.$O$3];[.B109];[$HTML.$P$3])" office:value-type="string" office:string-value="&lt;tr id=&quot;table-1-69&quot; data-expansion=&quot;15&quot; data-type=&quot;4&quot; data-color=&quot;30&quot;&gt;&lt;td&gt;1-69&lt;/td&gt;&lt;td&gt;グリーンオーブ&lt;/td&gt;&lt;td&gt;緑&lt;/td&gt;&lt;td&gt;マリョク&lt;/td&gt;&lt;td&gt;2&lt;/td&gt;&lt;td&gt;&lt;button type=&quot;button&quot; onclick=&quot;popCardMain('1-69')&quot;&gt;-&lt;/button&gt;&lt;/td&gt;&lt;td id=&quot;table-main-1-69-numCopies&quot;&gt;0&lt;/td&gt;&lt;td&gt;&lt;button type=&quot;button&quot; onclick=&quot;pushCardMain('1-69')&quot;&gt;+&lt;/button&gt;&lt;/td&gt;&lt;td&gt;&lt;button type=&quot;button&quot; onclick=&quot;popCardSide('1-69')&quot;&gt;-&lt;/button&gt;&lt;/td&gt;&lt;td id=&quot;table-side-1-69-numCopies&quot;&gt;0&lt;/td&gt;&lt;td&gt;&lt;button type=&quot;button&quot; onclick=&quot;pushCardSide('1-69')&quot;&gt;+&lt;/button&gt;&lt;/td&gt;&lt;/tr&gt;" calcext:value-type="string">
            <text:p>&lt;tr id="table-1-69" data-expansion="15" data-type="4" data-color="30"&gt;&lt;td&gt;1-69&lt;/td&gt;&lt;td&gt;グリーンオーブ&lt;/td&gt;&lt;td&gt;緑&lt;/td&gt;&lt;td&gt;マリョク&lt;/td&gt;&lt;td&gt;2&lt;/td&gt;&lt;td&gt;&lt;button type="button" onclick="popCardMain('1-69')"&gt;-&lt;/button&gt;&lt;/td&gt;&lt;td id="table-main-1-69-numCopies"&gt;0&lt;/td&gt;&lt;td&gt;&lt;button type="button" onclick="pushCardMain('1-69')"&gt;+&lt;/button&gt;&lt;/td&gt;&lt;td&gt;&lt;button type="button" onclick="popCardSide('1-69')"&gt;-&lt;/button&gt;&lt;/td&gt;&lt;td id="table-side-1-69-numCopies"&gt;0&lt;/td&gt;&lt;td&gt;&lt;button type="button" onclick="pushCardSide('1-6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M110];[$HTML.$C$1];[.$B110];[$HTML.$D$1];[.$B110];[$HTML.$E$1];[.$B110];[$HTML.$F$1];[.$B110];[$HTML.$G$1])" office:value-type="string" office:string-value="&lt;div class=&quot;card&quot; id=&quot;main-1-70&quot;&gt;&lt;img width=&quot;115&quot; heidht=&quot;160&quot; src=&quot;https://one-draw.jp/ijinden/cardlist/001/card/01_070.png&quot; /&gt;&lt;div class=&quot;numCopies&quot; id=&quot;main-1-70-numCopies&quot;&gt;0&lt;/div&gt;&lt;button type=&quot;button&quot; class=&quot;pop&quot; onclick=&quot;popCardMain('1-70');&quot;&gt;-&lt;/button&gt;&lt;button type=&quot;button&quot; class=&quot;push&quot; onclick=&quot;pushCardMain('1-70');&quot;&gt;+&lt;/button&gt;&lt;button type=&quot;button&quot; class=&quot;drop&quot; onclick=&quot;dropCardMain('1-70');&quot;&gt;↓&lt;/button&gt;&lt;/div&gt;" calcext:value-type="string">
            <text:p>&lt;div class="card" id="main-1-70"&gt;&lt;img width="115" heidht="160" src="https://one-draw.jp/ijinden/cardlist/001/card/01_070.png" /&gt;&lt;div class="numCopies" id="main-1-70-numCopies"&gt;0&lt;/div&gt;&lt;button type="button" class="pop" onclick="popCardMain('1-70');"&gt;-&lt;/button&gt;&lt;button type="button" class="push" onclick="pushCardMain('1-70');"&gt;+&lt;/button&gt;&lt;button type="button" class="drop" onclick="dropCardMain('1-70');"&gt;↓&lt;/button&gt;&lt;/div&gt;</text:p>
          </table:table-cell>
          <table:table-cell table:formula="of:=CONCATENATE([$HTML.$A$2];[.$B110];[$HTML.$B$2];[.$M110];[$HTML.$C$2];[.$B110];[$HTML.$D$2];[.$B110];[$HTML.$E$2];[.$B110];[$HTML.$F$2];[.$B110];[$HTML.$G$2])" office:value-type="string" office:string-value="&lt;div class=&quot;card&quot; id=&quot;side-1-70&quot;&gt;&lt;img width=&quot;115&quot; heidht=&quot;160&quot; src=&quot;https://one-draw.jp/ijinden/cardlist/001/card/01_070.png&quot; /&gt;&lt;div class=&quot;numCopies&quot; id=&quot;side-1-70-numCopies&quot;&gt;0&lt;/div&gt;&lt;button type=&quot;button&quot; class=&quot;pop&quot; onclick=&quot;popCardSide('1-70');&quot;&gt;-&lt;/button&gt;&lt;button type=&quot;button&quot; class=&quot;push&quot; onclick=&quot;pushCardSide('1-70');&quot;&gt;+&lt;/button&gt;&lt;button type=&quot;button&quot; class=&quot;raise&quot; onclick=&quot;raiseCardSide('1-70');&quot;&gt;↑&lt;/button&gt;&lt;/div&gt;" calcext:value-type="string">
            <text:p>&lt;div class="card" id="side-1-70"&gt;&lt;img width="115" heidht="160" src="https://one-draw.jp/ijinden/cardlist/001/card/01_070.png" /&gt;&lt;div class="numCopies" id="side-1-70-numCopies"&gt;0&lt;/div&gt;&lt;button type="button" class="pop" onclick="popCardSide('1-70');"&gt;-&lt;/button&gt;&lt;button type="button" class="push" onclick="pushCardSide('1-70');"&gt;+&lt;/button&gt;&lt;button type="button" class="raise" onclick="raiseCardSide('1-70');"&gt;↑&lt;/button&gt;&lt;/div&gt;</text:p>
          </table:table-cell>
          <table:table-cell table:formula="of:=CONCATENATE([$HTML.$A$3];[.B110];[$HTML.$B$3];[.F110];[$HTML.$C$3];[.H110];[$HTML.$D$3];[.J110];[$HTML.$E$3];[.B110];[$HTML.$F$3];[.D110];[$HTML.$G$3];[.I110];[$HTML.$H$3];[.G110];[$HTML.$I$3];[.K110];[$HTML.$J$3];[.B110];[$HTML.$K$3];[.B110];[$HTML.$L$3];[.B110];[$HTML.$M$3];[.B110];[$HTML.$N$3];[.B110];[$HTML.$O$3];[.B110];[$HTML.$P$3])" office:value-type="string" office:string-value="&lt;tr id=&quot;table-1-70&quot; data-expansion=&quot;15&quot; data-type=&quot;1&quot; data-color=&quot;10&quot;&gt;&lt;td&gt;1-70&lt;/td&gt;&lt;td&gt;ビスマルク&lt;/td&gt;&lt;td&gt;赤&lt;/td&gt;&lt;td&gt;イジン&lt;/td&gt;&lt;td&gt;3&lt;/td&gt;&lt;td&gt;&lt;button type=&quot;button&quot; onclick=&quot;popCardMain('1-70')&quot;&gt;-&lt;/button&gt;&lt;/td&gt;&lt;td id=&quot;table-main-1-70-numCopies&quot;&gt;0&lt;/td&gt;&lt;td&gt;&lt;button type=&quot;button&quot; onclick=&quot;pushCardMain('1-70')&quot;&gt;+&lt;/button&gt;&lt;/td&gt;&lt;td&gt;&lt;button type=&quot;button&quot; onclick=&quot;popCardSide('1-70')&quot;&gt;-&lt;/button&gt;&lt;/td&gt;&lt;td id=&quot;table-side-1-70-numCopies&quot;&gt;0&lt;/td&gt;&lt;td&gt;&lt;button type=&quot;button&quot; onclick=&quot;pushCardSide('1-70')&quot;&gt;+&lt;/button&gt;&lt;/td&gt;&lt;/tr&gt;" calcext:value-type="string">
            <text:p>&lt;tr id="table-1-70" data-expansion="15" data-type="1" data-color="10"&gt;&lt;td&gt;1-70&lt;/td&gt;&lt;td&gt;ビスマルク&lt;/td&gt;&lt;td&gt;赤&lt;/td&gt;&lt;td&gt;イジン&lt;/td&gt;&lt;td&gt;3&lt;/td&gt;&lt;td&gt;&lt;button type="button" onclick="popCardMain('1-70')"&gt;-&lt;/button&gt;&lt;/td&gt;&lt;td id="table-main-1-70-numCopies"&gt;0&lt;/td&gt;&lt;td&gt;&lt;button type="button" onclick="pushCardMain('1-70')"&gt;+&lt;/button&gt;&lt;/td&gt;&lt;td&gt;&lt;button type="button" onclick="popCardSide('1-70')"&gt;-&lt;/button&gt;&lt;/td&gt;&lt;td id="table-side-1-70-numCopies"&gt;0&lt;/td&gt;&lt;td&gt;&lt;button type="button" onclick="pushCardSide('1-7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M111];[$HTML.$C$1];[.$B111];[$HTML.$D$1];[.$B111];[$HTML.$E$1];[.$B111];[$HTML.$F$1];[.$B111];[$HTML.$G$1])" office:value-type="string" office:string-value="&lt;div class=&quot;card&quot; id=&quot;main-1-71&quot;&gt;&lt;img width=&quot;115&quot; heidht=&quot;160&quot; src=&quot;https://one-draw.jp/ijinden/cardlist/001/card/01_071.png&quot; /&gt;&lt;div class=&quot;numCopies&quot; id=&quot;main-1-71-numCopies&quot;&gt;0&lt;/div&gt;&lt;button type=&quot;button&quot; class=&quot;pop&quot; onclick=&quot;popCardMain('1-71');&quot;&gt;-&lt;/button&gt;&lt;button type=&quot;button&quot; class=&quot;push&quot; onclick=&quot;pushCardMain('1-71');&quot;&gt;+&lt;/button&gt;&lt;button type=&quot;button&quot; class=&quot;drop&quot; onclick=&quot;dropCardMain('1-71');&quot;&gt;↓&lt;/button&gt;&lt;/div&gt;" calcext:value-type="string">
            <text:p>&lt;div class="card" id="main-1-71"&gt;&lt;img width="115" heidht="160" src="https://one-draw.jp/ijinden/cardlist/001/card/01_071.png" /&gt;&lt;div class="numCopies" id="main-1-71-numCopies"&gt;0&lt;/div&gt;&lt;button type="button" class="pop" onclick="popCardMain('1-71');"&gt;-&lt;/button&gt;&lt;button type="button" class="push" onclick="pushCardMain('1-71');"&gt;+&lt;/button&gt;&lt;button type="button" class="drop" onclick="dropCardMain('1-71');"&gt;↓&lt;/button&gt;&lt;/div&gt;</text:p>
          </table:table-cell>
          <table:table-cell table:formula="of:=CONCATENATE([$HTML.$A$2];[.$B111];[$HTML.$B$2];[.$M111];[$HTML.$C$2];[.$B111];[$HTML.$D$2];[.$B111];[$HTML.$E$2];[.$B111];[$HTML.$F$2];[.$B111];[$HTML.$G$2])" office:value-type="string" office:string-value="&lt;div class=&quot;card&quot; id=&quot;side-1-71&quot;&gt;&lt;img width=&quot;115&quot; heidht=&quot;160&quot; src=&quot;https://one-draw.jp/ijinden/cardlist/001/card/01_071.png&quot; /&gt;&lt;div class=&quot;numCopies&quot; id=&quot;side-1-71-numCopies&quot;&gt;0&lt;/div&gt;&lt;button type=&quot;button&quot; class=&quot;pop&quot; onclick=&quot;popCardSide('1-71');&quot;&gt;-&lt;/button&gt;&lt;button type=&quot;button&quot; class=&quot;push&quot; onclick=&quot;pushCardSide('1-71');&quot;&gt;+&lt;/button&gt;&lt;button type=&quot;button&quot; class=&quot;raise&quot; onclick=&quot;raiseCardSide('1-71');&quot;&gt;↑&lt;/button&gt;&lt;/div&gt;" calcext:value-type="string">
            <text:p>&lt;div class="card" id="side-1-71"&gt;&lt;img width="115" heidht="160" src="https://one-draw.jp/ijinden/cardlist/001/card/01_071.png" /&gt;&lt;div class="numCopies" id="side-1-71-numCopies"&gt;0&lt;/div&gt;&lt;button type="button" class="pop" onclick="popCardSide('1-71');"&gt;-&lt;/button&gt;&lt;button type="button" class="push" onclick="pushCardSide('1-71');"&gt;+&lt;/button&gt;&lt;button type="button" class="raise" onclick="raiseCardSide('1-71');"&gt;↑&lt;/button&gt;&lt;/div&gt;</text:p>
          </table:table-cell>
          <table:table-cell table:formula="of:=CONCATENATE([$HTML.$A$3];[.B111];[$HTML.$B$3];[.F111];[$HTML.$C$3];[.H111];[$HTML.$D$3];[.J111];[$HTML.$E$3];[.B111];[$HTML.$F$3];[.D111];[$HTML.$G$3];[.I111];[$HTML.$H$3];[.G111];[$HTML.$I$3];[.K111];[$HTML.$J$3];[.B111];[$HTML.$K$3];[.B111];[$HTML.$L$3];[.B111];[$HTML.$M$3];[.B111];[$HTML.$N$3];[.B111];[$HTML.$O$3];[.B111];[$HTML.$P$3])" office:value-type="string" office:string-value="&lt;tr id=&quot;table-1-71&quot; data-expansion=&quot;15&quot; data-type=&quot;1&quot; data-color=&quot;10&quot;&gt;&lt;td&gt;1-71&lt;/td&gt;&lt;td&gt;ミュンツァー&lt;/td&gt;&lt;td&gt;赤&lt;/td&gt;&lt;td&gt;イジン&lt;/td&gt;&lt;td&gt;1&lt;/td&gt;&lt;td&gt;&lt;button type=&quot;button&quot; onclick=&quot;popCardMain('1-71')&quot;&gt;-&lt;/button&gt;&lt;/td&gt;&lt;td id=&quot;table-main-1-71-numCopies&quot;&gt;0&lt;/td&gt;&lt;td&gt;&lt;button type=&quot;button&quot; onclick=&quot;pushCardMain('1-71')&quot;&gt;+&lt;/button&gt;&lt;/td&gt;&lt;td&gt;&lt;button type=&quot;button&quot; onclick=&quot;popCardSide('1-71')&quot;&gt;-&lt;/button&gt;&lt;/td&gt;&lt;td id=&quot;table-side-1-71-numCopies&quot;&gt;0&lt;/td&gt;&lt;td&gt;&lt;button type=&quot;button&quot; onclick=&quot;pushCardSide('1-71')&quot;&gt;+&lt;/button&gt;&lt;/td&gt;&lt;/tr&gt;" calcext:value-type="string">
            <text:p>&lt;tr id="table-1-71" data-expansion="15" data-type="1" data-color="10"&gt;&lt;td&gt;1-71&lt;/td&gt;&lt;td&gt;ミュンツァー&lt;/td&gt;&lt;td&gt;赤&lt;/td&gt;&lt;td&gt;イジン&lt;/td&gt;&lt;td&gt;1&lt;/td&gt;&lt;td&gt;&lt;button type="button" onclick="popCardMain('1-71')"&gt;-&lt;/button&gt;&lt;/td&gt;&lt;td id="table-main-1-71-numCopies"&gt;0&lt;/td&gt;&lt;td&gt;&lt;button type="button" onclick="pushCardMain('1-71')"&gt;+&lt;/button&gt;&lt;/td&gt;&lt;td&gt;&lt;button type="button" onclick="popCardSide('1-71')"&gt;-&lt;/button&gt;&lt;/td&gt;&lt;td id="table-side-1-71-numCopies"&gt;0&lt;/td&gt;&lt;td&gt;&lt;button type="button" onclick="pushCardSide('1-7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M112];[$HTML.$C$1];[.$B112];[$HTML.$D$1];[.$B112];[$HTML.$E$1];[.$B112];[$HTML.$F$1];[.$B112];[$HTML.$G$1])" office:value-type="string" office:string-value="&lt;div class=&quot;card&quot; id=&quot;main-1-72&quot;&gt;&lt;img width=&quot;115&quot; heidht=&quot;160&quot; src=&quot;https://one-draw.jp/ijinden/cardlist/001/card/01_072.png&quot; /&gt;&lt;div class=&quot;numCopies&quot; id=&quot;main-1-72-numCopies&quot;&gt;0&lt;/div&gt;&lt;button type=&quot;button&quot; class=&quot;pop&quot; onclick=&quot;popCardMain('1-72');&quot;&gt;-&lt;/button&gt;&lt;button type=&quot;button&quot; class=&quot;push&quot; onclick=&quot;pushCardMain('1-72');&quot;&gt;+&lt;/button&gt;&lt;button type=&quot;button&quot; class=&quot;drop&quot; onclick=&quot;dropCardMain('1-72');&quot;&gt;↓&lt;/button&gt;&lt;/div&gt;" calcext:value-type="string">
            <text:p>&lt;div class="card" id="main-1-72"&gt;&lt;img width="115" heidht="160" src="https://one-draw.jp/ijinden/cardlist/001/card/01_072.png" /&gt;&lt;div class="numCopies" id="main-1-72-numCopies"&gt;0&lt;/div&gt;&lt;button type="button" class="pop" onclick="popCardMain('1-72');"&gt;-&lt;/button&gt;&lt;button type="button" class="push" onclick="pushCardMain('1-72');"&gt;+&lt;/button&gt;&lt;button type="button" class="drop" onclick="dropCardMain('1-72');"&gt;↓&lt;/button&gt;&lt;/div&gt;</text:p>
          </table:table-cell>
          <table:table-cell table:formula="of:=CONCATENATE([$HTML.$A$2];[.$B112];[$HTML.$B$2];[.$M112];[$HTML.$C$2];[.$B112];[$HTML.$D$2];[.$B112];[$HTML.$E$2];[.$B112];[$HTML.$F$2];[.$B112];[$HTML.$G$2])" office:value-type="string" office:string-value="&lt;div class=&quot;card&quot; id=&quot;side-1-72&quot;&gt;&lt;img width=&quot;115&quot; heidht=&quot;160&quot; src=&quot;https://one-draw.jp/ijinden/cardlist/001/card/01_072.png&quot; /&gt;&lt;div class=&quot;numCopies&quot; id=&quot;side-1-72-numCopies&quot;&gt;0&lt;/div&gt;&lt;button type=&quot;button&quot; class=&quot;pop&quot; onclick=&quot;popCardSide('1-72');&quot;&gt;-&lt;/button&gt;&lt;button type=&quot;button&quot; class=&quot;push&quot; onclick=&quot;pushCardSide('1-72');&quot;&gt;+&lt;/button&gt;&lt;button type=&quot;button&quot; class=&quot;raise&quot; onclick=&quot;raiseCardSide('1-72');&quot;&gt;↑&lt;/button&gt;&lt;/div&gt;" calcext:value-type="string">
            <text:p>&lt;div class="card" id="side-1-72"&gt;&lt;img width="115" heidht="160" src="https://one-draw.jp/ijinden/cardlist/001/card/01_072.png" /&gt;&lt;div class="numCopies" id="side-1-72-numCopies"&gt;0&lt;/div&gt;&lt;button type="button" class="pop" onclick="popCardSide('1-72');"&gt;-&lt;/button&gt;&lt;button type="button" class="push" onclick="pushCardSide('1-72');"&gt;+&lt;/button&gt;&lt;button type="button" class="raise" onclick="raiseCardSide('1-72');"&gt;↑&lt;/button&gt;&lt;/div&gt;</text:p>
          </table:table-cell>
          <table:table-cell table:formula="of:=CONCATENATE([$HTML.$A$3];[.B112];[$HTML.$B$3];[.F112];[$HTML.$C$3];[.H112];[$HTML.$D$3];[.J112];[$HTML.$E$3];[.B112];[$HTML.$F$3];[.D112];[$HTML.$G$3];[.I112];[$HTML.$H$3];[.G112];[$HTML.$I$3];[.K112];[$HTML.$J$3];[.B112];[$HTML.$K$3];[.B112];[$HTML.$L$3];[.B112];[$HTML.$M$3];[.B112];[$HTML.$N$3];[.B112];[$HTML.$O$3];[.B112];[$HTML.$P$3])" office:value-type="string" office:string-value="&lt;tr id=&quot;table-1-72&quot; data-expansion=&quot;15&quot; data-type=&quot;1&quot; data-color=&quot;10&quot;&gt;&lt;td&gt;1-72&lt;/td&gt;&lt;td&gt;大江広元&lt;/td&gt;&lt;td&gt;赤&lt;/td&gt;&lt;td&gt;イジン&lt;/td&gt;&lt;td&gt;2&lt;/td&gt;&lt;td&gt;&lt;button type=&quot;button&quot; onclick=&quot;popCardMain('1-72')&quot;&gt;-&lt;/button&gt;&lt;/td&gt;&lt;td id=&quot;table-main-1-72-numCopies&quot;&gt;0&lt;/td&gt;&lt;td&gt;&lt;button type=&quot;button&quot; onclick=&quot;pushCardMain('1-72')&quot;&gt;+&lt;/button&gt;&lt;/td&gt;&lt;td&gt;&lt;button type=&quot;button&quot; onclick=&quot;popCardSide('1-72')&quot;&gt;-&lt;/button&gt;&lt;/td&gt;&lt;td id=&quot;table-side-1-72-numCopies&quot;&gt;0&lt;/td&gt;&lt;td&gt;&lt;button type=&quot;button&quot; onclick=&quot;pushCardSide('1-72')&quot;&gt;+&lt;/button&gt;&lt;/td&gt;&lt;/tr&gt;" calcext:value-type="string">
            <text:p>&lt;tr id="table-1-72" data-expansion="15" data-type="1" data-color="10"&gt;&lt;td&gt;1-72&lt;/td&gt;&lt;td&gt;大江広元&lt;/td&gt;&lt;td&gt;赤&lt;/td&gt;&lt;td&gt;イジン&lt;/td&gt;&lt;td&gt;2&lt;/td&gt;&lt;td&gt;&lt;button type="button" onclick="popCardMain('1-72')"&gt;-&lt;/button&gt;&lt;/td&gt;&lt;td id="table-main-1-72-numCopies"&gt;0&lt;/td&gt;&lt;td&gt;&lt;button type="button" onclick="pushCardMain('1-72')"&gt;+&lt;/button&gt;&lt;/td&gt;&lt;td&gt;&lt;button type="button" onclick="popCardSide('1-72')"&gt;-&lt;/button&gt;&lt;/td&gt;&lt;td id="table-side-1-72-numCopies"&gt;0&lt;/td&gt;&lt;td&gt;&lt;button type="button" onclick="pushCardSide('1-7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M113];[$HTML.$C$1];[.$B113];[$HTML.$D$1];[.$B113];[$HTML.$E$1];[.$B113];[$HTML.$F$1];[.$B113];[$HTML.$G$1])" office:value-type="string" office:string-value="&lt;div class=&quot;card&quot; id=&quot;main-1-73&quot;&gt;&lt;img width=&quot;115&quot; heidht=&quot;160&quot; src=&quot;https://one-draw.jp/ijinden/cardlist/001/card/01_073.png&quot; /&gt;&lt;div class=&quot;numCopies&quot; id=&quot;main-1-73-numCopies&quot;&gt;0&lt;/div&gt;&lt;button type=&quot;button&quot; class=&quot;pop&quot; onclick=&quot;popCardMain('1-73');&quot;&gt;-&lt;/button&gt;&lt;button type=&quot;button&quot; class=&quot;push&quot; onclick=&quot;pushCardMain('1-73');&quot;&gt;+&lt;/button&gt;&lt;button type=&quot;button&quot; class=&quot;drop&quot; onclick=&quot;dropCardMain('1-73');&quot;&gt;↓&lt;/button&gt;&lt;/div&gt;" calcext:value-type="string">
            <text:p>&lt;div class="card" id="main-1-73"&gt;&lt;img width="115" heidht="160" src="https://one-draw.jp/ijinden/cardlist/001/card/01_073.png" /&gt;&lt;div class="numCopies" id="main-1-73-numCopies"&gt;0&lt;/div&gt;&lt;button type="button" class="pop" onclick="popCardMain('1-73');"&gt;-&lt;/button&gt;&lt;button type="button" class="push" onclick="pushCardMain('1-73');"&gt;+&lt;/button&gt;&lt;button type="button" class="drop" onclick="dropCardMain('1-73');"&gt;↓&lt;/button&gt;&lt;/div&gt;</text:p>
          </table:table-cell>
          <table:table-cell table:formula="of:=CONCATENATE([$HTML.$A$2];[.$B113];[$HTML.$B$2];[.$M113];[$HTML.$C$2];[.$B113];[$HTML.$D$2];[.$B113];[$HTML.$E$2];[.$B113];[$HTML.$F$2];[.$B113];[$HTML.$G$2])" office:value-type="string" office:string-value="&lt;div class=&quot;card&quot; id=&quot;side-1-73&quot;&gt;&lt;img width=&quot;115&quot; heidht=&quot;160&quot; src=&quot;https://one-draw.jp/ijinden/cardlist/001/card/01_073.png&quot; /&gt;&lt;div class=&quot;numCopies&quot; id=&quot;side-1-73-numCopies&quot;&gt;0&lt;/div&gt;&lt;button type=&quot;button&quot; class=&quot;pop&quot; onclick=&quot;popCardSide('1-73');&quot;&gt;-&lt;/button&gt;&lt;button type=&quot;button&quot; class=&quot;push&quot; onclick=&quot;pushCardSide('1-73');&quot;&gt;+&lt;/button&gt;&lt;button type=&quot;button&quot; class=&quot;raise&quot; onclick=&quot;raiseCardSide('1-73');&quot;&gt;↑&lt;/button&gt;&lt;/div&gt;" calcext:value-type="string">
            <text:p>&lt;div class="card" id="side-1-73"&gt;&lt;img width="115" heidht="160" src="https://one-draw.jp/ijinden/cardlist/001/card/01_073.png" /&gt;&lt;div class="numCopies" id="side-1-73-numCopies"&gt;0&lt;/div&gt;&lt;button type="button" class="pop" onclick="popCardSide('1-73');"&gt;-&lt;/button&gt;&lt;button type="button" class="push" onclick="pushCardSide('1-73');"&gt;+&lt;/button&gt;&lt;button type="button" class="raise" onclick="raiseCardSide('1-73');"&gt;↑&lt;/button&gt;&lt;/div&gt;</text:p>
          </table:table-cell>
          <table:table-cell table:formula="of:=CONCATENATE([$HTML.$A$3];[.B113];[$HTML.$B$3];[.F113];[$HTML.$C$3];[.H113];[$HTML.$D$3];[.J113];[$HTML.$E$3];[.B113];[$HTML.$F$3];[.D113];[$HTML.$G$3];[.I113];[$HTML.$H$3];[.G113];[$HTML.$I$3];[.K113];[$HTML.$J$3];[.B113];[$HTML.$K$3];[.B113];[$HTML.$L$3];[.B113];[$HTML.$M$3];[.B113];[$HTML.$N$3];[.B113];[$HTML.$O$3];[.B113];[$HTML.$P$3])" office:value-type="string" office:string-value="&lt;tr id=&quot;table-1-73&quot; data-expansion=&quot;15&quot; data-type=&quot;1&quot; data-color=&quot;20&quot;&gt;&lt;td&gt;1-73&lt;/td&gt;&lt;td&gt;グスタフ2世アドルフ&lt;/td&gt;&lt;td&gt;青&lt;/td&gt;&lt;td&gt;イジン&lt;/td&gt;&lt;td&gt;4&lt;/td&gt;&lt;td&gt;&lt;button type=&quot;button&quot; onclick=&quot;popCardMain('1-73')&quot;&gt;-&lt;/button&gt;&lt;/td&gt;&lt;td id=&quot;table-main-1-73-numCopies&quot;&gt;0&lt;/td&gt;&lt;td&gt;&lt;button type=&quot;button&quot; onclick=&quot;pushCardMain('1-73')&quot;&gt;+&lt;/button&gt;&lt;/td&gt;&lt;td&gt;&lt;button type=&quot;button&quot; onclick=&quot;popCardSide('1-73')&quot;&gt;-&lt;/button&gt;&lt;/td&gt;&lt;td id=&quot;table-side-1-73-numCopies&quot;&gt;0&lt;/td&gt;&lt;td&gt;&lt;button type=&quot;button&quot; onclick=&quot;pushCardSide('1-73')&quot;&gt;+&lt;/button&gt;&lt;/td&gt;&lt;/tr&gt;" calcext:value-type="string">
            <text:p>&lt;tr id="table-1-73" data-expansion="15" data-type="1" data-color="20"&gt;&lt;td&gt;1-73&lt;/td&gt;&lt;td&gt;グスタフ2世アドルフ&lt;/td&gt;&lt;td&gt;青&lt;/td&gt;&lt;td&gt;イジン&lt;/td&gt;&lt;td&gt;4&lt;/td&gt;&lt;td&gt;&lt;button type="button" onclick="popCardMain('1-73')"&gt;-&lt;/button&gt;&lt;/td&gt;&lt;td id="table-main-1-73-numCopies"&gt;0&lt;/td&gt;&lt;td&gt;&lt;button type="button" onclick="pushCardMain('1-73')"&gt;+&lt;/button&gt;&lt;/td&gt;&lt;td&gt;&lt;button type="button" onclick="popCardSide('1-73')"&gt;-&lt;/button&gt;&lt;/td&gt;&lt;td id="table-side-1-73-numCopies"&gt;0&lt;/td&gt;&lt;td&gt;&lt;button type="button" onclick="pushCardSide('1-7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M114];[$HTML.$C$1];[.$B114];[$HTML.$D$1];[.$B114];[$HTML.$E$1];[.$B114];[$HTML.$F$1];[.$B114];[$HTML.$G$1])" office:value-type="string" office:string-value="&lt;div class=&quot;card&quot; id=&quot;main-1-74&quot;&gt;&lt;img width=&quot;115&quot; heidht=&quot;160&quot; src=&quot;https://one-draw.jp/ijinden/cardlist/001/card/01_074.png&quot; /&gt;&lt;div class=&quot;numCopies&quot; id=&quot;main-1-74-numCopies&quot;&gt;0&lt;/div&gt;&lt;button type=&quot;button&quot; class=&quot;pop&quot; onclick=&quot;popCardMain('1-74');&quot;&gt;-&lt;/button&gt;&lt;button type=&quot;button&quot; class=&quot;push&quot; onclick=&quot;pushCardMain('1-74');&quot;&gt;+&lt;/button&gt;&lt;button type=&quot;button&quot; class=&quot;drop&quot; onclick=&quot;dropCardMain('1-74');&quot;&gt;↓&lt;/button&gt;&lt;/div&gt;" calcext:value-type="string">
            <text:p>&lt;div class="card" id="main-1-74"&gt;&lt;img width="115" heidht="160" src="https://one-draw.jp/ijinden/cardlist/001/card/01_074.png" /&gt;&lt;div class="numCopies" id="main-1-74-numCopies"&gt;0&lt;/div&gt;&lt;button type="button" class="pop" onclick="popCardMain('1-74');"&gt;-&lt;/button&gt;&lt;button type="button" class="push" onclick="pushCardMain('1-74');"&gt;+&lt;/button&gt;&lt;button type="button" class="drop" onclick="dropCardMain('1-74');"&gt;↓&lt;/button&gt;&lt;/div&gt;</text:p>
          </table:table-cell>
          <table:table-cell table:formula="of:=CONCATENATE([$HTML.$A$2];[.$B114];[$HTML.$B$2];[.$M114];[$HTML.$C$2];[.$B114];[$HTML.$D$2];[.$B114];[$HTML.$E$2];[.$B114];[$HTML.$F$2];[.$B114];[$HTML.$G$2])" office:value-type="string" office:string-value="&lt;div class=&quot;card&quot; id=&quot;side-1-74&quot;&gt;&lt;img width=&quot;115&quot; heidht=&quot;160&quot; src=&quot;https://one-draw.jp/ijinden/cardlist/001/card/01_074.png&quot; /&gt;&lt;div class=&quot;numCopies&quot; id=&quot;side-1-74-numCopies&quot;&gt;0&lt;/div&gt;&lt;button type=&quot;button&quot; class=&quot;pop&quot; onclick=&quot;popCardSide('1-74');&quot;&gt;-&lt;/button&gt;&lt;button type=&quot;button&quot; class=&quot;push&quot; onclick=&quot;pushCardSide('1-74');&quot;&gt;+&lt;/button&gt;&lt;button type=&quot;button&quot; class=&quot;raise&quot; onclick=&quot;raiseCardSide('1-74');&quot;&gt;↑&lt;/button&gt;&lt;/div&gt;" calcext:value-type="string">
            <text:p>&lt;div class="card" id="side-1-74"&gt;&lt;img width="115" heidht="160" src="https://one-draw.jp/ijinden/cardlist/001/card/01_074.png" /&gt;&lt;div class="numCopies" id="side-1-74-numCopies"&gt;0&lt;/div&gt;&lt;button type="button" class="pop" onclick="popCardSide('1-74');"&gt;-&lt;/button&gt;&lt;button type="button" class="push" onclick="pushCardSide('1-74');"&gt;+&lt;/button&gt;&lt;button type="button" class="raise" onclick="raiseCardSide('1-74');"&gt;↑&lt;/button&gt;&lt;/div&gt;</text:p>
          </table:table-cell>
          <table:table-cell table:formula="of:=CONCATENATE([$HTML.$A$3];[.B114];[$HTML.$B$3];[.F114];[$HTML.$C$3];[.H114];[$HTML.$D$3];[.J114];[$HTML.$E$3];[.B114];[$HTML.$F$3];[.D114];[$HTML.$G$3];[.I114];[$HTML.$H$3];[.G114];[$HTML.$I$3];[.K114];[$HTML.$J$3];[.B114];[$HTML.$K$3];[.B114];[$HTML.$L$3];[.B114];[$HTML.$M$3];[.B114];[$HTML.$N$3];[.B114];[$HTML.$O$3];[.B114];[$HTML.$P$3])" office:value-type="string" office:string-value="&lt;tr id=&quot;table-1-74&quot; data-expansion=&quot;15&quot; data-type=&quot;1&quot; data-color=&quot;20&quot;&gt;&lt;td&gt;1-74&lt;/td&gt;&lt;td&gt;オリバー・クロムウェル&lt;/td&gt;&lt;td&gt;青&lt;/td&gt;&lt;td&gt;イジン&lt;/td&gt;&lt;td&gt;4&lt;/td&gt;&lt;td&gt;&lt;button type=&quot;button&quot; onclick=&quot;popCardMain('1-74')&quot;&gt;-&lt;/button&gt;&lt;/td&gt;&lt;td id=&quot;table-main-1-74-numCopies&quot;&gt;0&lt;/td&gt;&lt;td&gt;&lt;button type=&quot;button&quot; onclick=&quot;pushCardMain('1-74')&quot;&gt;+&lt;/button&gt;&lt;/td&gt;&lt;td&gt;&lt;button type=&quot;button&quot; onclick=&quot;popCardSide('1-74')&quot;&gt;-&lt;/button&gt;&lt;/td&gt;&lt;td id=&quot;table-side-1-74-numCopies&quot;&gt;0&lt;/td&gt;&lt;td&gt;&lt;button type=&quot;button&quot; onclick=&quot;pushCardSide('1-74')&quot;&gt;+&lt;/button&gt;&lt;/td&gt;&lt;/tr&gt;" calcext:value-type="string">
            <text:p>&lt;tr id="table-1-74" data-expansion="15" data-type="1" data-color="20"&gt;&lt;td&gt;1-74&lt;/td&gt;&lt;td&gt;オリバー・クロムウェル&lt;/td&gt;&lt;td&gt;青&lt;/td&gt;&lt;td&gt;イジン&lt;/td&gt;&lt;td&gt;4&lt;/td&gt;&lt;td&gt;&lt;button type="button" onclick="popCardMain('1-74')"&gt;-&lt;/button&gt;&lt;/td&gt;&lt;td id="table-main-1-74-numCopies"&gt;0&lt;/td&gt;&lt;td&gt;&lt;button type="button" onclick="pushCardMain('1-74')"&gt;+&lt;/button&gt;&lt;/td&gt;&lt;td&gt;&lt;button type="button" onclick="popCardSide('1-74')"&gt;-&lt;/button&gt;&lt;/td&gt;&lt;td id="table-side-1-74-numCopies"&gt;0&lt;/td&gt;&lt;td&gt;&lt;button type="button" onclick="pushCardSide('1-7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M115];[$HTML.$C$1];[.$B115];[$HTML.$D$1];[.$B115];[$HTML.$E$1];[.$B115];[$HTML.$F$1];[.$B115];[$HTML.$G$1])" office:value-type="string" office:string-value="&lt;div class=&quot;card&quot; id=&quot;main-1-75&quot;&gt;&lt;img width=&quot;115&quot; heidht=&quot;160&quot; src=&quot;https://one-draw.jp/ijinden/cardlist/001/card/01_075.png&quot; /&gt;&lt;div class=&quot;numCopies&quot; id=&quot;main-1-75-numCopies&quot;&gt;0&lt;/div&gt;&lt;button type=&quot;button&quot; class=&quot;pop&quot; onclick=&quot;popCardMain('1-75');&quot;&gt;-&lt;/button&gt;&lt;button type=&quot;button&quot; class=&quot;push&quot; onclick=&quot;pushCardMain('1-75');&quot;&gt;+&lt;/button&gt;&lt;button type=&quot;button&quot; class=&quot;drop&quot; onclick=&quot;dropCardMain('1-75');&quot;&gt;↓&lt;/button&gt;&lt;/div&gt;" calcext:value-type="string">
            <text:p>&lt;div class="card" id="main-1-75"&gt;&lt;img width="115" heidht="160" src="https://one-draw.jp/ijinden/cardlist/001/card/01_075.png" /&gt;&lt;div class="numCopies" id="main-1-75-numCopies"&gt;0&lt;/div&gt;&lt;button type="button" class="pop" onclick="popCardMain('1-75');"&gt;-&lt;/button&gt;&lt;button type="button" class="push" onclick="pushCardMain('1-75');"&gt;+&lt;/button&gt;&lt;button type="button" class="drop" onclick="dropCardMain('1-75');"&gt;↓&lt;/button&gt;&lt;/div&gt;</text:p>
          </table:table-cell>
          <table:table-cell table:formula="of:=CONCATENATE([$HTML.$A$2];[.$B115];[$HTML.$B$2];[.$M115];[$HTML.$C$2];[.$B115];[$HTML.$D$2];[.$B115];[$HTML.$E$2];[.$B115];[$HTML.$F$2];[.$B115];[$HTML.$G$2])" office:value-type="string" office:string-value="&lt;div class=&quot;card&quot; id=&quot;side-1-75&quot;&gt;&lt;img width=&quot;115&quot; heidht=&quot;160&quot; src=&quot;https://one-draw.jp/ijinden/cardlist/001/card/01_075.png&quot; /&gt;&lt;div class=&quot;numCopies&quot; id=&quot;side-1-75-numCopies&quot;&gt;0&lt;/div&gt;&lt;button type=&quot;button&quot; class=&quot;pop&quot; onclick=&quot;popCardSide('1-75');&quot;&gt;-&lt;/button&gt;&lt;button type=&quot;button&quot; class=&quot;push&quot; onclick=&quot;pushCardSide('1-75');&quot;&gt;+&lt;/button&gt;&lt;button type=&quot;button&quot; class=&quot;raise&quot; onclick=&quot;raiseCardSide('1-75');&quot;&gt;↑&lt;/button&gt;&lt;/div&gt;" calcext:value-type="string">
            <text:p>&lt;div class="card" id="side-1-75"&gt;&lt;img width="115" heidht="160" src="https://one-draw.jp/ijinden/cardlist/001/card/01_075.png" /&gt;&lt;div class="numCopies" id="side-1-75-numCopies"&gt;0&lt;/div&gt;&lt;button type="button" class="pop" onclick="popCardSide('1-75');"&gt;-&lt;/button&gt;&lt;button type="button" class="push" onclick="pushCardSide('1-75');"&gt;+&lt;/button&gt;&lt;button type="button" class="raise" onclick="raiseCardSide('1-75');"&gt;↑&lt;/button&gt;&lt;/div&gt;</text:p>
          </table:table-cell>
          <table:table-cell table:formula="of:=CONCATENATE([$HTML.$A$3];[.B115];[$HTML.$B$3];[.F115];[$HTML.$C$3];[.H115];[$HTML.$D$3];[.J115];[$HTML.$E$3];[.B115];[$HTML.$F$3];[.D115];[$HTML.$G$3];[.I115];[$HTML.$H$3];[.G115];[$HTML.$I$3];[.K115];[$HTML.$J$3];[.B115];[$HTML.$K$3];[.B115];[$HTML.$L$3];[.B115];[$HTML.$M$3];[.B115];[$HTML.$N$3];[.B115];[$HTML.$O$3];[.B115];[$HTML.$P$3])" office:value-type="string" office:string-value="&lt;tr id=&quot;table-1-75&quot; data-expansion=&quot;15&quot; data-type=&quot;1&quot; data-color=&quot;20&quot;&gt;&lt;td&gt;1-75&lt;/td&gt;&lt;td&gt;衛青&lt;/td&gt;&lt;td&gt;青&lt;/td&gt;&lt;td&gt;イジン&lt;/td&gt;&lt;td&gt;4&lt;/td&gt;&lt;td&gt;&lt;button type=&quot;button&quot; onclick=&quot;popCardMain('1-75')&quot;&gt;-&lt;/button&gt;&lt;/td&gt;&lt;td id=&quot;table-main-1-75-numCopies&quot;&gt;0&lt;/td&gt;&lt;td&gt;&lt;button type=&quot;button&quot; onclick=&quot;pushCardMain('1-75')&quot;&gt;+&lt;/button&gt;&lt;/td&gt;&lt;td&gt;&lt;button type=&quot;button&quot; onclick=&quot;popCardSide('1-75')&quot;&gt;-&lt;/button&gt;&lt;/td&gt;&lt;td id=&quot;table-side-1-75-numCopies&quot;&gt;0&lt;/td&gt;&lt;td&gt;&lt;button type=&quot;button&quot; onclick=&quot;pushCardSide('1-75')&quot;&gt;+&lt;/button&gt;&lt;/td&gt;&lt;/tr&gt;" calcext:value-type="string">
            <text:p>&lt;tr id="table-1-75" data-expansion="15" data-type="1" data-color="20"&gt;&lt;td&gt;1-75&lt;/td&gt;&lt;td&gt;衛青&lt;/td&gt;&lt;td&gt;青&lt;/td&gt;&lt;td&gt;イジン&lt;/td&gt;&lt;td&gt;4&lt;/td&gt;&lt;td&gt;&lt;button type="button" onclick="popCardMain('1-75')"&gt;-&lt;/button&gt;&lt;/td&gt;&lt;td id="table-main-1-75-numCopies"&gt;0&lt;/td&gt;&lt;td&gt;&lt;button type="button" onclick="pushCardMain('1-75')"&gt;+&lt;/button&gt;&lt;/td&gt;&lt;td&gt;&lt;button type="button" onclick="popCardSide('1-75')"&gt;-&lt;/button&gt;&lt;/td&gt;&lt;td id="table-side-1-75-numCopies"&gt;0&lt;/td&gt;&lt;td&gt;&lt;button type="button" onclick="pushCardSide('1-7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M116];[$HTML.$C$1];[.$B116];[$HTML.$D$1];[.$B116];[$HTML.$E$1];[.$B116];[$HTML.$F$1];[.$B116];[$HTML.$G$1])" office:value-type="string" office:string-value="&lt;div class=&quot;card&quot; id=&quot;main-1-76&quot;&gt;&lt;img width=&quot;115&quot; heidht=&quot;160&quot; src=&quot;https://one-draw.jp/ijinden/cardlist/001/card/01_076.png&quot; /&gt;&lt;div class=&quot;numCopies&quot; id=&quot;main-1-76-numCopies&quot;&gt;0&lt;/div&gt;&lt;button type=&quot;button&quot; class=&quot;pop&quot; onclick=&quot;popCardMain('1-76');&quot;&gt;-&lt;/button&gt;&lt;button type=&quot;button&quot; class=&quot;push&quot; onclick=&quot;pushCardMain('1-76');&quot;&gt;+&lt;/button&gt;&lt;button type=&quot;button&quot; class=&quot;drop&quot; onclick=&quot;dropCardMain('1-76');&quot;&gt;↓&lt;/button&gt;&lt;/div&gt;" calcext:value-type="string">
            <text:p>&lt;div class="card" id="main-1-76"&gt;&lt;img width="115" heidht="160" src="https://one-draw.jp/ijinden/cardlist/001/card/01_076.png" /&gt;&lt;div class="numCopies" id="main-1-76-numCopies"&gt;0&lt;/div&gt;&lt;button type="button" class="pop" onclick="popCardMain('1-76');"&gt;-&lt;/button&gt;&lt;button type="button" class="push" onclick="pushCardMain('1-76');"&gt;+&lt;/button&gt;&lt;button type="button" class="drop" onclick="dropCardMain('1-76');"&gt;↓&lt;/button&gt;&lt;/div&gt;</text:p>
          </table:table-cell>
          <table:table-cell table:formula="of:=CONCATENATE([$HTML.$A$2];[.$B116];[$HTML.$B$2];[.$M116];[$HTML.$C$2];[.$B116];[$HTML.$D$2];[.$B116];[$HTML.$E$2];[.$B116];[$HTML.$F$2];[.$B116];[$HTML.$G$2])" office:value-type="string" office:string-value="&lt;div class=&quot;card&quot; id=&quot;side-1-76&quot;&gt;&lt;img width=&quot;115&quot; heidht=&quot;160&quot; src=&quot;https://one-draw.jp/ijinden/cardlist/001/card/01_076.png&quot; /&gt;&lt;div class=&quot;numCopies&quot; id=&quot;side-1-76-numCopies&quot;&gt;0&lt;/div&gt;&lt;button type=&quot;button&quot; class=&quot;pop&quot; onclick=&quot;popCardSide('1-76');&quot;&gt;-&lt;/button&gt;&lt;button type=&quot;button&quot; class=&quot;push&quot; onclick=&quot;pushCardSide('1-76');&quot;&gt;+&lt;/button&gt;&lt;button type=&quot;button&quot; class=&quot;raise&quot; onclick=&quot;raiseCardSide('1-76');&quot;&gt;↑&lt;/button&gt;&lt;/div&gt;" calcext:value-type="string">
            <text:p>&lt;div class="card" id="side-1-76"&gt;&lt;img width="115" heidht="160" src="https://one-draw.jp/ijinden/cardlist/001/card/01_076.png" /&gt;&lt;div class="numCopies" id="side-1-76-numCopies"&gt;0&lt;/div&gt;&lt;button type="button" class="pop" onclick="popCardSide('1-76');"&gt;-&lt;/button&gt;&lt;button type="button" class="push" onclick="pushCardSide('1-76');"&gt;+&lt;/button&gt;&lt;button type="button" class="raise" onclick="raiseCardSide('1-76');"&gt;↑&lt;/button&gt;&lt;/div&gt;</text:p>
          </table:table-cell>
          <table:table-cell table:formula="of:=CONCATENATE([$HTML.$A$3];[.B116];[$HTML.$B$3];[.F116];[$HTML.$C$3];[.H116];[$HTML.$D$3];[.J116];[$HTML.$E$3];[.B116];[$HTML.$F$3];[.D116];[$HTML.$G$3];[.I116];[$HTML.$H$3];[.G116];[$HTML.$I$3];[.K116];[$HTML.$J$3];[.B116];[$HTML.$K$3];[.B116];[$HTML.$L$3];[.B116];[$HTML.$M$3];[.B116];[$HTML.$N$3];[.B116];[$HTML.$O$3];[.B116];[$HTML.$P$3])" office:value-type="string" office:string-value="&lt;tr id=&quot;table-1-76&quot; data-expansion=&quot;15&quot; data-type=&quot;1&quot; data-color=&quot;30&quot;&gt;&lt;td&gt;1-76&lt;/td&gt;&lt;td&gt;シーボルト&lt;/td&gt;&lt;td&gt;緑&lt;/td&gt;&lt;td&gt;イジン&lt;/td&gt;&lt;td&gt;5&lt;/td&gt;&lt;td&gt;&lt;button type=&quot;button&quot; onclick=&quot;popCardMain('1-76')&quot;&gt;-&lt;/button&gt;&lt;/td&gt;&lt;td id=&quot;table-main-1-76-numCopies&quot;&gt;0&lt;/td&gt;&lt;td&gt;&lt;button type=&quot;button&quot; onclick=&quot;pushCardMain('1-76')&quot;&gt;+&lt;/button&gt;&lt;/td&gt;&lt;td&gt;&lt;button type=&quot;button&quot; onclick=&quot;popCardSide('1-76')&quot;&gt;-&lt;/button&gt;&lt;/td&gt;&lt;td id=&quot;table-side-1-76-numCopies&quot;&gt;0&lt;/td&gt;&lt;td&gt;&lt;button type=&quot;button&quot; onclick=&quot;pushCardSide('1-76')&quot;&gt;+&lt;/button&gt;&lt;/td&gt;&lt;/tr&gt;" calcext:value-type="string">
            <text:p>&lt;tr id="table-1-76" data-expansion="15" data-type="1" data-color="30"&gt;&lt;td&gt;1-76&lt;/td&gt;&lt;td&gt;シーボルト&lt;/td&gt;&lt;td&gt;緑&lt;/td&gt;&lt;td&gt;イジン&lt;/td&gt;&lt;td&gt;5&lt;/td&gt;&lt;td&gt;&lt;button type="button" onclick="popCardMain('1-76')"&gt;-&lt;/button&gt;&lt;/td&gt;&lt;td id="table-main-1-76-numCopies"&gt;0&lt;/td&gt;&lt;td&gt;&lt;button type="button" onclick="pushCardMain('1-76')"&gt;+&lt;/button&gt;&lt;/td&gt;&lt;td&gt;&lt;button type="button" onclick="popCardSide('1-76')"&gt;-&lt;/button&gt;&lt;/td&gt;&lt;td id="table-side-1-76-numCopies"&gt;0&lt;/td&gt;&lt;td&gt;&lt;button type="button" onclick="pushCardSide('1-7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M117];[$HTML.$C$1];[.$B117];[$HTML.$D$1];[.$B117];[$HTML.$E$1];[.$B117];[$HTML.$F$1];[.$B117];[$HTML.$G$1])" office:value-type="string" office:string-value="&lt;div class=&quot;card&quot; id=&quot;main-1-77&quot;&gt;&lt;img width=&quot;115&quot; heidht=&quot;160&quot; src=&quot;https://one-draw.jp/ijinden/cardlist/001/card/01_077.png&quot; /&gt;&lt;div class=&quot;numCopies&quot; id=&quot;main-1-77-numCopies&quot;&gt;0&lt;/div&gt;&lt;button type=&quot;button&quot; class=&quot;pop&quot; onclick=&quot;popCardMain('1-77');&quot;&gt;-&lt;/button&gt;&lt;button type=&quot;button&quot; class=&quot;push&quot; onclick=&quot;pushCardMain('1-77');&quot;&gt;+&lt;/button&gt;&lt;button type=&quot;button&quot; class=&quot;drop&quot; onclick=&quot;dropCardMain('1-77');&quot;&gt;↓&lt;/button&gt;&lt;/div&gt;" calcext:value-type="string">
            <text:p>&lt;div class="card" id="main-1-77"&gt;&lt;img width="115" heidht="160" src="https://one-draw.jp/ijinden/cardlist/001/card/01_077.png" /&gt;&lt;div class="numCopies" id="main-1-77-numCopies"&gt;0&lt;/div&gt;&lt;button type="button" class="pop" onclick="popCardMain('1-77');"&gt;-&lt;/button&gt;&lt;button type="button" class="push" onclick="pushCardMain('1-77');"&gt;+&lt;/button&gt;&lt;button type="button" class="drop" onclick="dropCardMain('1-77');"&gt;↓&lt;/button&gt;&lt;/div&gt;</text:p>
          </table:table-cell>
          <table:table-cell table:formula="of:=CONCATENATE([$HTML.$A$2];[.$B117];[$HTML.$B$2];[.$M117];[$HTML.$C$2];[.$B117];[$HTML.$D$2];[.$B117];[$HTML.$E$2];[.$B117];[$HTML.$F$2];[.$B117];[$HTML.$G$2])" office:value-type="string" office:string-value="&lt;div class=&quot;card&quot; id=&quot;side-1-77&quot;&gt;&lt;img width=&quot;115&quot; heidht=&quot;160&quot; src=&quot;https://one-draw.jp/ijinden/cardlist/001/card/01_077.png&quot; /&gt;&lt;div class=&quot;numCopies&quot; id=&quot;side-1-77-numCopies&quot;&gt;0&lt;/div&gt;&lt;button type=&quot;button&quot; class=&quot;pop&quot; onclick=&quot;popCardSide('1-77');&quot;&gt;-&lt;/button&gt;&lt;button type=&quot;button&quot; class=&quot;push&quot; onclick=&quot;pushCardSide('1-77');&quot;&gt;+&lt;/button&gt;&lt;button type=&quot;button&quot; class=&quot;raise&quot; onclick=&quot;raiseCardSide('1-77');&quot;&gt;↑&lt;/button&gt;&lt;/div&gt;" calcext:value-type="string">
            <text:p>&lt;div class="card" id="side-1-77"&gt;&lt;img width="115" heidht="160" src="https://one-draw.jp/ijinden/cardlist/001/card/01_077.png" /&gt;&lt;div class="numCopies" id="side-1-77-numCopies"&gt;0&lt;/div&gt;&lt;button type="button" class="pop" onclick="popCardSide('1-77');"&gt;-&lt;/button&gt;&lt;button type="button" class="push" onclick="pushCardSide('1-77');"&gt;+&lt;/button&gt;&lt;button type="button" class="raise" onclick="raiseCardSide('1-77');"&gt;↑&lt;/button&gt;&lt;/div&gt;</text:p>
          </table:table-cell>
          <table:table-cell table:formula="of:=CONCATENATE([$HTML.$A$3];[.B117];[$HTML.$B$3];[.F117];[$HTML.$C$3];[.H117];[$HTML.$D$3];[.J117];[$HTML.$E$3];[.B117];[$HTML.$F$3];[.D117];[$HTML.$G$3];[.I117];[$HTML.$H$3];[.G117];[$HTML.$I$3];[.K117];[$HTML.$J$3];[.B117];[$HTML.$K$3];[.B117];[$HTML.$L$3];[.B117];[$HTML.$M$3];[.B117];[$HTML.$N$3];[.B117];[$HTML.$O$3];[.B117];[$HTML.$P$3])" office:value-type="string" office:string-value="&lt;tr id=&quot;table-1-77&quot; data-expansion=&quot;15&quot; data-type=&quot;1&quot; data-color=&quot;30&quot;&gt;&lt;td&gt;1-77&lt;/td&gt;&lt;td&gt;乾隆帝&lt;/td&gt;&lt;td&gt;緑&lt;/td&gt;&lt;td&gt;イジン&lt;/td&gt;&lt;td&gt;2&lt;/td&gt;&lt;td&gt;&lt;button type=&quot;button&quot; onclick=&quot;popCardMain('1-77')&quot;&gt;-&lt;/button&gt;&lt;/td&gt;&lt;td id=&quot;table-main-1-77-numCopies&quot;&gt;0&lt;/td&gt;&lt;td&gt;&lt;button type=&quot;button&quot; onclick=&quot;pushCardMain('1-77')&quot;&gt;+&lt;/button&gt;&lt;/td&gt;&lt;td&gt;&lt;button type=&quot;button&quot; onclick=&quot;popCardSide('1-77')&quot;&gt;-&lt;/button&gt;&lt;/td&gt;&lt;td id=&quot;table-side-1-77-numCopies&quot;&gt;0&lt;/td&gt;&lt;td&gt;&lt;button type=&quot;button&quot; onclick=&quot;pushCardSide('1-77')&quot;&gt;+&lt;/button&gt;&lt;/td&gt;&lt;/tr&gt;" calcext:value-type="string">
            <text:p>&lt;tr id="table-1-77" data-expansion="15" data-type="1" data-color="30"&gt;&lt;td&gt;1-77&lt;/td&gt;&lt;td&gt;乾隆帝&lt;/td&gt;&lt;td&gt;緑&lt;/td&gt;&lt;td&gt;イジン&lt;/td&gt;&lt;td&gt;2&lt;/td&gt;&lt;td&gt;&lt;button type="button" onclick="popCardMain('1-77')"&gt;-&lt;/button&gt;&lt;/td&gt;&lt;td id="table-main-1-77-numCopies"&gt;0&lt;/td&gt;&lt;td&gt;&lt;button type="button" onclick="pushCardMain('1-77')"&gt;+&lt;/button&gt;&lt;/td&gt;&lt;td&gt;&lt;button type="button" onclick="popCardSide('1-77')"&gt;-&lt;/button&gt;&lt;/td&gt;&lt;td id="table-side-1-77-numCopies"&gt;0&lt;/td&gt;&lt;td&gt;&lt;button type="button" onclick="pushCardSide('1-7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M118];[$HTML.$C$1];[.$B118];[$HTML.$D$1];[.$B118];[$HTML.$E$1];[.$B118];[$HTML.$F$1];[.$B118];[$HTML.$G$1])" office:value-type="string" office:string-value="&lt;div class=&quot;card&quot; id=&quot;main-1-78&quot;&gt;&lt;img width=&quot;115&quot; heidht=&quot;160&quot; src=&quot;https://one-draw.jp/ijinden/cardlist/001/card/01_078.png&quot; /&gt;&lt;div class=&quot;numCopies&quot; id=&quot;main-1-78-numCopies&quot;&gt;0&lt;/div&gt;&lt;button type=&quot;button&quot; class=&quot;pop&quot; onclick=&quot;popCardMain('1-78');&quot;&gt;-&lt;/button&gt;&lt;button type=&quot;button&quot; class=&quot;push&quot; onclick=&quot;pushCardMain('1-78');&quot;&gt;+&lt;/button&gt;&lt;button type=&quot;button&quot; class=&quot;drop&quot; onclick=&quot;dropCardMain('1-78');&quot;&gt;↓&lt;/button&gt;&lt;/div&gt;" calcext:value-type="string">
            <text:p>&lt;div class="card" id="main-1-78"&gt;&lt;img width="115" heidht="160" src="https://one-draw.jp/ijinden/cardlist/001/card/01_078.png" /&gt;&lt;div class="numCopies" id="main-1-78-numCopies"&gt;0&lt;/div&gt;&lt;button type="button" class="pop" onclick="popCardMain('1-78');"&gt;-&lt;/button&gt;&lt;button type="button" class="push" onclick="pushCardMain('1-78');"&gt;+&lt;/button&gt;&lt;button type="button" class="drop" onclick="dropCardMain('1-78');"&gt;↓&lt;/button&gt;&lt;/div&gt;</text:p>
          </table:table-cell>
          <table:table-cell table:formula="of:=CONCATENATE([$HTML.$A$2];[.$B118];[$HTML.$B$2];[.$M118];[$HTML.$C$2];[.$B118];[$HTML.$D$2];[.$B118];[$HTML.$E$2];[.$B118];[$HTML.$F$2];[.$B118];[$HTML.$G$2])" office:value-type="string" office:string-value="&lt;div class=&quot;card&quot; id=&quot;side-1-78&quot;&gt;&lt;img width=&quot;115&quot; heidht=&quot;160&quot; src=&quot;https://one-draw.jp/ijinden/cardlist/001/card/01_078.png&quot; /&gt;&lt;div class=&quot;numCopies&quot; id=&quot;side-1-78-numCopies&quot;&gt;0&lt;/div&gt;&lt;button type=&quot;button&quot; class=&quot;pop&quot; onclick=&quot;popCardSide('1-78');&quot;&gt;-&lt;/button&gt;&lt;button type=&quot;button&quot; class=&quot;push&quot; onclick=&quot;pushCardSide('1-78');&quot;&gt;+&lt;/button&gt;&lt;button type=&quot;button&quot; class=&quot;raise&quot; onclick=&quot;raiseCardSide('1-78');&quot;&gt;↑&lt;/button&gt;&lt;/div&gt;" calcext:value-type="string">
            <text:p>&lt;div class="card" id="side-1-78"&gt;&lt;img width="115" heidht="160" src="https://one-draw.jp/ijinden/cardlist/001/card/01_078.png" /&gt;&lt;div class="numCopies" id="side-1-78-numCopies"&gt;0&lt;/div&gt;&lt;button type="button" class="pop" onclick="popCardSide('1-78');"&gt;-&lt;/button&gt;&lt;button type="button" class="push" onclick="pushCardSide('1-78');"&gt;+&lt;/button&gt;&lt;button type="button" class="raise" onclick="raiseCardSide('1-78');"&gt;↑&lt;/button&gt;&lt;/div&gt;</text:p>
          </table:table-cell>
          <table:table-cell table:formula="of:=CONCATENATE([$HTML.$A$3];[.B118];[$HTML.$B$3];[.F118];[$HTML.$C$3];[.H118];[$HTML.$D$3];[.J118];[$HTML.$E$3];[.B118];[$HTML.$F$3];[.D118];[$HTML.$G$3];[.I118];[$HTML.$H$3];[.G118];[$HTML.$I$3];[.K118];[$HTML.$J$3];[.B118];[$HTML.$K$3];[.B118];[$HTML.$L$3];[.B118];[$HTML.$M$3];[.B118];[$HTML.$N$3];[.B118];[$HTML.$O$3];[.B118];[$HTML.$P$3])" office:value-type="string" office:string-value="&lt;tr id=&quot;table-1-78&quot; data-expansion=&quot;15&quot; data-type=&quot;1&quot; data-color=&quot;30&quot;&gt;&lt;td&gt;1-78&lt;/td&gt;&lt;td&gt;小野好古&lt;/td&gt;&lt;td&gt;緑&lt;/td&gt;&lt;td&gt;イジン&lt;/td&gt;&lt;td&gt;3&lt;/td&gt;&lt;td&gt;&lt;button type=&quot;button&quot; onclick=&quot;popCardMain('1-78')&quot;&gt;-&lt;/button&gt;&lt;/td&gt;&lt;td id=&quot;table-main-1-78-numCopies&quot;&gt;0&lt;/td&gt;&lt;td&gt;&lt;button type=&quot;button&quot; onclick=&quot;pushCardMain('1-78')&quot;&gt;+&lt;/button&gt;&lt;/td&gt;&lt;td&gt;&lt;button type=&quot;button&quot; onclick=&quot;popCardSide('1-78')&quot;&gt;-&lt;/button&gt;&lt;/td&gt;&lt;td id=&quot;table-side-1-78-numCopies&quot;&gt;0&lt;/td&gt;&lt;td&gt;&lt;button type=&quot;button&quot; onclick=&quot;pushCardSide('1-78')&quot;&gt;+&lt;/button&gt;&lt;/td&gt;&lt;/tr&gt;" calcext:value-type="string">
            <text:p>&lt;tr id="table-1-78" data-expansion="15" data-type="1" data-color="30"&gt;&lt;td&gt;1-78&lt;/td&gt;&lt;td&gt;小野好古&lt;/td&gt;&lt;td&gt;緑&lt;/td&gt;&lt;td&gt;イジン&lt;/td&gt;&lt;td&gt;3&lt;/td&gt;&lt;td&gt;&lt;button type="button" onclick="popCardMain('1-78')"&gt;-&lt;/button&gt;&lt;/td&gt;&lt;td id="table-main-1-78-numCopies"&gt;0&lt;/td&gt;&lt;td&gt;&lt;button type="button" onclick="pushCardMain('1-78')"&gt;+&lt;/button&gt;&lt;/td&gt;&lt;td&gt;&lt;button type="button" onclick="popCardSide('1-78')"&gt;-&lt;/button&gt;&lt;/td&gt;&lt;td id="table-side-1-78-numCopies"&gt;0&lt;/td&gt;&lt;td&gt;&lt;button type="button" onclick="pushCardSide('1-7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M119];[$HTML.$C$1];[.$B119];[$HTML.$D$1];[.$B119];[$HTML.$E$1];[.$B119];[$HTML.$F$1];[.$B119];[$HTML.$G$1])" office:value-type="string" office:string-value="&lt;div class=&quot;card&quot; id=&quot;main-1-79&quot;&gt;&lt;img width=&quot;115&quot; heidht=&quot;160&quot; src=&quot;https://one-draw.jp/ijinden/cardlist/001/card/01_079.png&quot; /&gt;&lt;div class=&quot;numCopies&quot; id=&quot;main-1-79-numCopies&quot;&gt;0&lt;/div&gt;&lt;button type=&quot;button&quot; class=&quot;pop&quot; onclick=&quot;popCardMain('1-79');&quot;&gt;-&lt;/button&gt;&lt;button type=&quot;button&quot; class=&quot;push&quot; onclick=&quot;pushCardMain('1-79');&quot;&gt;+&lt;/button&gt;&lt;button type=&quot;button&quot; class=&quot;drop&quot; onclick=&quot;dropCardMain('1-79');&quot;&gt;↓&lt;/button&gt;&lt;/div&gt;" calcext:value-type="string">
            <text:p>&lt;div class="card" id="main-1-79"&gt;&lt;img width="115" heidht="160" src="https://one-draw.jp/ijinden/cardlist/001/card/01_079.png" /&gt;&lt;div class="numCopies" id="main-1-79-numCopies"&gt;0&lt;/div&gt;&lt;button type="button" class="pop" onclick="popCardMain('1-79');"&gt;-&lt;/button&gt;&lt;button type="button" class="push" onclick="pushCardMain('1-79');"&gt;+&lt;/button&gt;&lt;button type="button" class="drop" onclick="dropCardMain('1-79');"&gt;↓&lt;/button&gt;&lt;/div&gt;</text:p>
          </table:table-cell>
          <table:table-cell table:formula="of:=CONCATENATE([$HTML.$A$2];[.$B119];[$HTML.$B$2];[.$M119];[$HTML.$C$2];[.$B119];[$HTML.$D$2];[.$B119];[$HTML.$E$2];[.$B119];[$HTML.$F$2];[.$B119];[$HTML.$G$2])" office:value-type="string" office:string-value="&lt;div class=&quot;card&quot; id=&quot;side-1-79&quot;&gt;&lt;img width=&quot;115&quot; heidht=&quot;160&quot; src=&quot;https://one-draw.jp/ijinden/cardlist/001/card/01_079.png&quot; /&gt;&lt;div class=&quot;numCopies&quot; id=&quot;side-1-79-numCopies&quot;&gt;0&lt;/div&gt;&lt;button type=&quot;button&quot; class=&quot;pop&quot; onclick=&quot;popCardSide('1-79');&quot;&gt;-&lt;/button&gt;&lt;button type=&quot;button&quot; class=&quot;push&quot; onclick=&quot;pushCardSide('1-79');&quot;&gt;+&lt;/button&gt;&lt;button type=&quot;button&quot; class=&quot;raise&quot; onclick=&quot;raiseCardSide('1-79');&quot;&gt;↑&lt;/button&gt;&lt;/div&gt;" calcext:value-type="string">
            <text:p>&lt;div class="card" id="side-1-79"&gt;&lt;img width="115" heidht="160" src="https://one-draw.jp/ijinden/cardlist/001/card/01_079.png" /&gt;&lt;div class="numCopies" id="side-1-79-numCopies"&gt;0&lt;/div&gt;&lt;button type="button" class="pop" onclick="popCardSide('1-79');"&gt;-&lt;/button&gt;&lt;button type="button" class="push" onclick="pushCardSide('1-79');"&gt;+&lt;/button&gt;&lt;button type="button" class="raise" onclick="raiseCardSide('1-79');"&gt;↑&lt;/button&gt;&lt;/div&gt;</text:p>
          </table:table-cell>
          <table:table-cell table:formula="of:=CONCATENATE([$HTML.$A$3];[.B119];[$HTML.$B$3];[.F119];[$HTML.$C$3];[.H119];[$HTML.$D$3];[.J119];[$HTML.$E$3];[.B119];[$HTML.$F$3];[.D119];[$HTML.$G$3];[.I119];[$HTML.$H$3];[.G119];[$HTML.$I$3];[.K119];[$HTML.$J$3];[.B119];[$HTML.$K$3];[.B119];[$HTML.$L$3];[.B119];[$HTML.$M$3];[.B119];[$HTML.$N$3];[.B119];[$HTML.$O$3];[.B119];[$HTML.$P$3])" office:value-type="string" office:string-value="&lt;tr id=&quot;table-1-79&quot; data-expansion=&quot;15&quot; data-type=&quot;1&quot; data-color=&quot;30&quot;&gt;&lt;td&gt;1-79&lt;/td&gt;&lt;td&gt;アレッサンドロ・ヴァリニャーノ&lt;/td&gt;&lt;td&gt;緑&lt;/td&gt;&lt;td&gt;イジン&lt;/td&gt;&lt;td&gt;5&lt;/td&gt;&lt;td&gt;&lt;button type=&quot;button&quot; onclick=&quot;popCardMain('1-79')&quot;&gt;-&lt;/button&gt;&lt;/td&gt;&lt;td id=&quot;table-main-1-79-numCopies&quot;&gt;0&lt;/td&gt;&lt;td&gt;&lt;button type=&quot;button&quot; onclick=&quot;pushCardMain('1-79')&quot;&gt;+&lt;/button&gt;&lt;/td&gt;&lt;td&gt;&lt;button type=&quot;button&quot; onclick=&quot;popCardSide('1-79')&quot;&gt;-&lt;/button&gt;&lt;/td&gt;&lt;td id=&quot;table-side-1-79-numCopies&quot;&gt;0&lt;/td&gt;&lt;td&gt;&lt;button type=&quot;button&quot; onclick=&quot;pushCardSide('1-79')&quot;&gt;+&lt;/button&gt;&lt;/td&gt;&lt;/tr&gt;" calcext:value-type="string">
            <text:p>&lt;tr id="table-1-79" data-expansion="15" data-type="1" data-color="30"&gt;&lt;td&gt;1-79&lt;/td&gt;&lt;td&gt;アレッサンドロ・ヴァリニャーノ&lt;/td&gt;&lt;td&gt;緑&lt;/td&gt;&lt;td&gt;イジン&lt;/td&gt;&lt;td&gt;5&lt;/td&gt;&lt;td&gt;&lt;button type="button" onclick="popCardMain('1-79')"&gt;-&lt;/button&gt;&lt;/td&gt;&lt;td id="table-main-1-79-numCopies"&gt;0&lt;/td&gt;&lt;td&gt;&lt;button type="button" onclick="pushCardMain('1-79')"&gt;+&lt;/button&gt;&lt;/td&gt;&lt;td&gt;&lt;button type="button" onclick="popCardSide('1-79')"&gt;-&lt;/button&gt;&lt;/td&gt;&lt;td id="table-side-1-79-numCopies"&gt;0&lt;/td&gt;&lt;td&gt;&lt;button type="button" onclick="pushCardSide('1-7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M120];[$HTML.$C$1];[.$B120];[$HTML.$D$1];[.$B120];[$HTML.$E$1];[.$B120];[$HTML.$F$1];[.$B120];[$HTML.$G$1])" office:value-type="string" office:string-value="&lt;div class=&quot;card&quot; id=&quot;main-1-80&quot;&gt;&lt;img width=&quot;115&quot; heidht=&quot;160&quot; src=&quot;https://one-draw.jp/ijinden/cardlist/001/card/01_080.png&quot; /&gt;&lt;div class=&quot;numCopies&quot; id=&quot;main-1-80-numCopies&quot;&gt;0&lt;/div&gt;&lt;button type=&quot;button&quot; class=&quot;pop&quot; onclick=&quot;popCardMain('1-80');&quot;&gt;-&lt;/button&gt;&lt;button type=&quot;button&quot; class=&quot;push&quot; onclick=&quot;pushCardMain('1-80');&quot;&gt;+&lt;/button&gt;&lt;button type=&quot;button&quot; class=&quot;drop&quot; onclick=&quot;dropCardMain('1-80');&quot;&gt;↓&lt;/button&gt;&lt;/div&gt;" calcext:value-type="string">
            <text:p>&lt;div class="card" id="main-1-80"&gt;&lt;img width="115" heidht="160" src="https://one-draw.jp/ijinden/cardlist/001/card/01_080.png" /&gt;&lt;div class="numCopies" id="main-1-80-numCopies"&gt;0&lt;/div&gt;&lt;button type="button" class="pop" onclick="popCardMain('1-80');"&gt;-&lt;/button&gt;&lt;button type="button" class="push" onclick="pushCardMain('1-80');"&gt;+&lt;/button&gt;&lt;button type="button" class="drop" onclick="dropCardMain('1-80');"&gt;↓&lt;/button&gt;&lt;/div&gt;</text:p>
          </table:table-cell>
          <table:table-cell table:formula="of:=CONCATENATE([$HTML.$A$2];[.$B120];[$HTML.$B$2];[.$M120];[$HTML.$C$2];[.$B120];[$HTML.$D$2];[.$B120];[$HTML.$E$2];[.$B120];[$HTML.$F$2];[.$B120];[$HTML.$G$2])" office:value-type="string" office:string-value="&lt;div class=&quot;card&quot; id=&quot;side-1-80&quot;&gt;&lt;img width=&quot;115&quot; heidht=&quot;160&quot; src=&quot;https://one-draw.jp/ijinden/cardlist/001/card/01_080.png&quot; /&gt;&lt;div class=&quot;numCopies&quot; id=&quot;side-1-80-numCopies&quot;&gt;0&lt;/div&gt;&lt;button type=&quot;button&quot; class=&quot;pop&quot; onclick=&quot;popCardSide('1-80');&quot;&gt;-&lt;/button&gt;&lt;button type=&quot;button&quot; class=&quot;push&quot; onclick=&quot;pushCardSide('1-80');&quot;&gt;+&lt;/button&gt;&lt;button type=&quot;button&quot; class=&quot;raise&quot; onclick=&quot;raiseCardSide('1-80');&quot;&gt;↑&lt;/button&gt;&lt;/div&gt;" calcext:value-type="string">
            <text:p>&lt;div class="card" id="side-1-80"&gt;&lt;img width="115" heidht="160" src="https://one-draw.jp/ijinden/cardlist/001/card/01_080.png" /&gt;&lt;div class="numCopies" id="side-1-80-numCopies"&gt;0&lt;/div&gt;&lt;button type="button" class="pop" onclick="popCardSide('1-80');"&gt;-&lt;/button&gt;&lt;button type="button" class="push" onclick="pushCardSide('1-80');"&gt;+&lt;/button&gt;&lt;button type="button" class="raise" onclick="raiseCardSide('1-80');"&gt;↑&lt;/button&gt;&lt;/div&gt;</text:p>
          </table:table-cell>
          <table:table-cell table:formula="of:=CONCATENATE([$HTML.$A$3];[.B120];[$HTML.$B$3];[.F120];[$HTML.$C$3];[.H120];[$HTML.$D$3];[.J120];[$HTML.$E$3];[.B120];[$HTML.$F$3];[.D120];[$HTML.$G$3];[.I120];[$HTML.$H$3];[.G120];[$HTML.$I$3];[.K120];[$HTML.$J$3];[.B120];[$HTML.$K$3];[.B120];[$HTML.$L$3];[.B120];[$HTML.$M$3];[.B120];[$HTML.$N$3];[.B120];[$HTML.$O$3];[.B120];[$HTML.$P$3])" office:value-type="string" office:string-value="&lt;tr id=&quot;table-1-80&quot; data-expansion=&quot;15&quot; data-type=&quot;1&quot; data-color=&quot;30&quot;&gt;&lt;td&gt;1-80&lt;/td&gt;&lt;td&gt;角倉了以&lt;/td&gt;&lt;td&gt;緑&lt;/td&gt;&lt;td&gt;イジン&lt;/td&gt;&lt;td&gt;6&lt;/td&gt;&lt;td&gt;&lt;button type=&quot;button&quot; onclick=&quot;popCardMain('1-80')&quot;&gt;-&lt;/button&gt;&lt;/td&gt;&lt;td id=&quot;table-main-1-80-numCopies&quot;&gt;0&lt;/td&gt;&lt;td&gt;&lt;button type=&quot;button&quot; onclick=&quot;pushCardMain('1-80')&quot;&gt;+&lt;/button&gt;&lt;/td&gt;&lt;td&gt;&lt;button type=&quot;button&quot; onclick=&quot;popCardSide('1-80')&quot;&gt;-&lt;/button&gt;&lt;/td&gt;&lt;td id=&quot;table-side-1-80-numCopies&quot;&gt;0&lt;/td&gt;&lt;td&gt;&lt;button type=&quot;button&quot; onclick=&quot;pushCardSide('1-80')&quot;&gt;+&lt;/button&gt;&lt;/td&gt;&lt;/tr&gt;" calcext:value-type="string">
            <text:p>&lt;tr id="table-1-80" data-expansion="15" data-type="1" data-color="30"&gt;&lt;td&gt;1-80&lt;/td&gt;&lt;td&gt;角倉了以&lt;/td&gt;&lt;td&gt;緑&lt;/td&gt;&lt;td&gt;イジン&lt;/td&gt;&lt;td&gt;6&lt;/td&gt;&lt;td&gt;&lt;button type="button" onclick="popCardMain('1-80')"&gt;-&lt;/button&gt;&lt;/td&gt;&lt;td id="table-main-1-80-numCopies"&gt;0&lt;/td&gt;&lt;td&gt;&lt;button type="button" onclick="pushCardMain('1-80')"&gt;+&lt;/button&gt;&lt;/td&gt;&lt;td&gt;&lt;button type="button" onclick="popCardSide('1-80')"&gt;-&lt;/button&gt;&lt;/td&gt;&lt;td id="table-side-1-80-numCopies"&gt;0&lt;/td&gt;&lt;td&gt;&lt;button type="button" onclick="pushCardSide('1-8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M121];[$HTML.$C$1];[.$B121];[$HTML.$D$1];[.$B121];[$HTML.$E$1];[.$B121];[$HTML.$F$1];[.$B121];[$HTML.$G$1])" office:value-type="string" office:string-value="&lt;div class=&quot;card&quot; id=&quot;main-Y-1&quot;&gt;&lt;img width=&quot;115&quot; heidht=&quot;160&quot; src=&quot;https://one-draw.jp/ijinden/cardlist/Y01/card/02_Y_001.png&quot; /&gt;&lt;div class=&quot;numCopies&quot; id=&quot;main-Y-1-numCopies&quot;&gt;0&lt;/div&gt;&lt;button type=&quot;button&quot; class=&quot;pop&quot; onclick=&quot;popCardMain('Y-1');&quot;&gt;-&lt;/button&gt;&lt;button type=&quot;button&quot; class=&quot;push&quot; onclick=&quot;pushCardMain('Y-1');&quot;&gt;+&lt;/button&gt;&lt;button type=&quot;button&quot; class=&quot;drop&quot; onclick=&quot;dropCardMain('Y-1');&quot;&gt;↓&lt;/button&gt;&lt;/div&gt;" calcext:value-type="string">
            <text:p>&lt;div class="card" id="main-Y-1"&gt;&lt;img width="115" heidht="160" src="https://one-draw.jp/ijinden/cardlist/Y01/card/02_Y_001.png" /&gt;&lt;div class="numCopies" id="main-Y-1-numCopies"&gt;0&lt;/div&gt;&lt;button type="button" class="pop" onclick="popCardMain('Y-1');"&gt;-&lt;/button&gt;&lt;button type="button" class="push" onclick="pushCardMain('Y-1');"&gt;+&lt;/button&gt;&lt;button type="button" class="drop" onclick="dropCardMain('Y-1');"&gt;↓&lt;/button&gt;&lt;/div&gt;</text:p>
          </table:table-cell>
          <table:table-cell table:formula="of:=CONCATENATE([$HTML.$A$2];[.$B121];[$HTML.$B$2];[.$M121];[$HTML.$C$2];[.$B121];[$HTML.$D$2];[.$B121];[$HTML.$E$2];[.$B121];[$HTML.$F$2];[.$B121];[$HTML.$G$2])" office:value-type="string" office:string-value="&lt;div class=&quot;card&quot; id=&quot;side-Y-1&quot;&gt;&lt;img width=&quot;115&quot; heidht=&quot;160&quot; src=&quot;https://one-draw.jp/ijinden/cardlist/Y01/card/02_Y_001.png&quot; /&gt;&lt;div class=&quot;numCopies&quot; id=&quot;side-Y-1-numCopies&quot;&gt;0&lt;/div&gt;&lt;button type=&quot;button&quot; class=&quot;pop&quot; onclick=&quot;popCardSide('Y-1');&quot;&gt;-&lt;/button&gt;&lt;button type=&quot;button&quot; class=&quot;push&quot; onclick=&quot;pushCardSide('Y-1');&quot;&gt;+&lt;/button&gt;&lt;button type=&quot;button&quot; class=&quot;raise&quot; onclick=&quot;raiseCardSide('Y-1');&quot;&gt;↑&lt;/button&gt;&lt;/div&gt;" calcext:value-type="string">
            <text:p>&lt;div class="card" id="side-Y-1"&gt;&lt;img width="115" heidht="160" src="https://one-draw.jp/ijinden/cardlist/Y01/card/02_Y_001.png" /&gt;&lt;div class="numCopies" id="side-Y-1-numCopies"&gt;0&lt;/div&gt;&lt;button type="button" class="pop" onclick="popCardSide('Y-1');"&gt;-&lt;/button&gt;&lt;button type="button" class="push" onclick="pushCardSide('Y-1');"&gt;+&lt;/button&gt;&lt;button type="button" class="raise" onclick="raiseCardSide('Y-1');"&gt;↑&lt;/button&gt;&lt;/div&gt;</text:p>
          </table:table-cell>
          <table:table-cell table:formula="of:=CONCATENATE([$HTML.$A$3];[.B121];[$HTML.$B$3];[.F121];[$HTML.$C$3];[.H121];[$HTML.$D$3];[.J121];[$HTML.$E$3];[.B121];[$HTML.$F$3];[.D121];[$HTML.$G$3];[.I121];[$HTML.$H$3];[.G121];[$HTML.$I$3];[.K121];[$HTML.$J$3];[.B121];[$HTML.$K$3];[.B121];[$HTML.$L$3];[.B121];[$HTML.$M$3];[.B121];[$HTML.$N$3];[.B121];[$HTML.$O$3];[.B121];[$HTML.$P$3])" office:value-type="string" office:string-value="&lt;tr id=&quot;table-Y-1&quot; data-expansion=&quot;20&quot; data-type=&quot;1&quot; data-color=&quot;40&quot;&gt;&lt;td&gt;Y-1&lt;/td&gt;&lt;td&gt;諸葛亮&lt;/td&gt;&lt;td&gt;黄&lt;/td&gt;&lt;td&gt;イジン&lt;/td&gt;&lt;td&gt;6&lt;/td&gt;&lt;td&gt;&lt;button type=&quot;button&quot; onclick=&quot;popCardMain('Y-1')&quot;&gt;-&lt;/button&gt;&lt;/td&gt;&lt;td id=&quot;table-main-Y-1-numCopies&quot;&gt;0&lt;/td&gt;&lt;td&gt;&lt;button type=&quot;button&quot; onclick=&quot;pushCardMain('Y-1')&quot;&gt;+&lt;/button&gt;&lt;/td&gt;&lt;td&gt;&lt;button type=&quot;button&quot; onclick=&quot;popCardSide('Y-1')&quot;&gt;-&lt;/button&gt;&lt;/td&gt;&lt;td id=&quot;table-side-Y-1-numCopies&quot;&gt;0&lt;/td&gt;&lt;td&gt;&lt;button type=&quot;button&quot; onclick=&quot;pushCardSide('Y-1')&quot;&gt;+&lt;/button&gt;&lt;/td&gt;&lt;/tr&gt;" calcext:value-type="string">
            <text:p>&lt;tr id="table-Y-1" data-expansion="20" data-type="1" data-color="40"&gt;&lt;td&gt;Y-1&lt;/td&gt;&lt;td&gt;諸葛亮&lt;/td&gt;&lt;td&gt;黄&lt;/td&gt;&lt;td&gt;イジン&lt;/td&gt;&lt;td&gt;6&lt;/td&gt;&lt;td&gt;&lt;button type="button" onclick="popCardMain('Y-1')"&gt;-&lt;/button&gt;&lt;/td&gt;&lt;td id="table-main-Y-1-numCopies"&gt;0&lt;/td&gt;&lt;td&gt;&lt;button type="button" onclick="pushCardMain('Y-1')"&gt;+&lt;/button&gt;&lt;/td&gt;&lt;td&gt;&lt;button type="button" onclick="popCardSide('Y-1')"&gt;-&lt;/button&gt;&lt;/td&gt;&lt;td id="table-side-Y-1-numCopies"&gt;0&lt;/td&gt;&lt;td&gt;&lt;button type="button" onclick="pushCardSide('Y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M122];[$HTML.$C$1];[.$B122];[$HTML.$D$1];[.$B122];[$HTML.$E$1];[.$B122];[$HTML.$F$1];[.$B122];[$HTML.$G$1])" office:value-type="string" office:string-value="&lt;div class=&quot;card&quot; id=&quot;main-Y-2&quot;&gt;&lt;img width=&quot;115&quot; heidht=&quot;160&quot; src=&quot;https://one-draw.jp/ijinden/cardlist/Y01/card/02_Y_002.png&quot; /&gt;&lt;div class=&quot;numCopies&quot; id=&quot;main-Y-2-numCopies&quot;&gt;0&lt;/div&gt;&lt;button type=&quot;button&quot; class=&quot;pop&quot; onclick=&quot;popCardMain('Y-2');&quot;&gt;-&lt;/button&gt;&lt;button type=&quot;button&quot; class=&quot;push&quot; onclick=&quot;pushCardMain('Y-2');&quot;&gt;+&lt;/button&gt;&lt;button type=&quot;button&quot; class=&quot;drop&quot; onclick=&quot;dropCardMain('Y-2');&quot;&gt;↓&lt;/button&gt;&lt;/div&gt;" calcext:value-type="string">
            <text:p>&lt;div class="card" id="main-Y-2"&gt;&lt;img width="115" heidht="160" src="https://one-draw.jp/ijinden/cardlist/Y01/card/02_Y_002.png" /&gt;&lt;div class="numCopies" id="main-Y-2-numCopies"&gt;0&lt;/div&gt;&lt;button type="button" class="pop" onclick="popCardMain('Y-2');"&gt;-&lt;/button&gt;&lt;button type="button" class="push" onclick="pushCardMain('Y-2');"&gt;+&lt;/button&gt;&lt;button type="button" class="drop" onclick="dropCardMain('Y-2');"&gt;↓&lt;/button&gt;&lt;/div&gt;</text:p>
          </table:table-cell>
          <table:table-cell table:formula="of:=CONCATENATE([$HTML.$A$2];[.$B122];[$HTML.$B$2];[.$M122];[$HTML.$C$2];[.$B122];[$HTML.$D$2];[.$B122];[$HTML.$E$2];[.$B122];[$HTML.$F$2];[.$B122];[$HTML.$G$2])" office:value-type="string" office:string-value="&lt;div class=&quot;card&quot; id=&quot;side-Y-2&quot;&gt;&lt;img width=&quot;115&quot; heidht=&quot;160&quot; src=&quot;https://one-draw.jp/ijinden/cardlist/Y01/card/02_Y_002.png&quot; /&gt;&lt;div class=&quot;numCopies&quot; id=&quot;side-Y-2-numCopies&quot;&gt;0&lt;/div&gt;&lt;button type=&quot;button&quot; class=&quot;pop&quot; onclick=&quot;popCardSide('Y-2');&quot;&gt;-&lt;/button&gt;&lt;button type=&quot;button&quot; class=&quot;push&quot; onclick=&quot;pushCardSide('Y-2');&quot;&gt;+&lt;/button&gt;&lt;button type=&quot;button&quot; class=&quot;raise&quot; onclick=&quot;raiseCardSide('Y-2');&quot;&gt;↑&lt;/button&gt;&lt;/div&gt;" calcext:value-type="string">
            <text:p>&lt;div class="card" id="side-Y-2"&gt;&lt;img width="115" heidht="160" src="https://one-draw.jp/ijinden/cardlist/Y01/card/02_Y_002.png" /&gt;&lt;div class="numCopies" id="side-Y-2-numCopies"&gt;0&lt;/div&gt;&lt;button type="button" class="pop" onclick="popCardSide('Y-2');"&gt;-&lt;/button&gt;&lt;button type="button" class="push" onclick="pushCardSide('Y-2');"&gt;+&lt;/button&gt;&lt;button type="button" class="raise" onclick="raiseCardSide('Y-2');"&gt;↑&lt;/button&gt;&lt;/div&gt;</text:p>
          </table:table-cell>
          <table:table-cell table:formula="of:=CONCATENATE([$HTML.$A$3];[.B122];[$HTML.$B$3];[.F122];[$HTML.$C$3];[.H122];[$HTML.$D$3];[.J122];[$HTML.$E$3];[.B122];[$HTML.$F$3];[.D122];[$HTML.$G$3];[.I122];[$HTML.$H$3];[.G122];[$HTML.$I$3];[.K122];[$HTML.$J$3];[.B122];[$HTML.$K$3];[.B122];[$HTML.$L$3];[.B122];[$HTML.$M$3];[.B122];[$HTML.$N$3];[.B122];[$HTML.$O$3];[.B122];[$HTML.$P$3])" office:value-type="string" office:string-value="&lt;tr id=&quot;table-Y-2&quot; data-expansion=&quot;20&quot; data-type=&quot;1&quot; data-color=&quot;40&quot;&gt;&lt;td&gt;Y-2&lt;/td&gt;&lt;td&gt;今川義元&lt;/td&gt;&lt;td&gt;黄&lt;/td&gt;&lt;td&gt;イジン&lt;/td&gt;&lt;td&gt;2&lt;/td&gt;&lt;td&gt;&lt;button type=&quot;button&quot; onclick=&quot;popCardMain('Y-2')&quot;&gt;-&lt;/button&gt;&lt;/td&gt;&lt;td id=&quot;table-main-Y-2-numCopies&quot;&gt;0&lt;/td&gt;&lt;td&gt;&lt;button type=&quot;button&quot; onclick=&quot;pushCardMain('Y-2')&quot;&gt;+&lt;/button&gt;&lt;/td&gt;&lt;td&gt;&lt;button type=&quot;button&quot; onclick=&quot;popCardSide('Y-2')&quot;&gt;-&lt;/button&gt;&lt;/td&gt;&lt;td id=&quot;table-side-Y-2-numCopies&quot;&gt;0&lt;/td&gt;&lt;td&gt;&lt;button type=&quot;button&quot; onclick=&quot;pushCardSide('Y-2')&quot;&gt;+&lt;/button&gt;&lt;/td&gt;&lt;/tr&gt;" calcext:value-type="string">
            <text:p>&lt;tr id="table-Y-2" data-expansion="20" data-type="1" data-color="40"&gt;&lt;td&gt;Y-2&lt;/td&gt;&lt;td&gt;今川義元&lt;/td&gt;&lt;td&gt;黄&lt;/td&gt;&lt;td&gt;イジン&lt;/td&gt;&lt;td&gt;2&lt;/td&gt;&lt;td&gt;&lt;button type="button" onclick="popCardMain('Y-2')"&gt;-&lt;/button&gt;&lt;/td&gt;&lt;td id="table-main-Y-2-numCopies"&gt;0&lt;/td&gt;&lt;td&gt;&lt;button type="button" onclick="pushCardMain('Y-2')"&gt;+&lt;/button&gt;&lt;/td&gt;&lt;td&gt;&lt;button type="button" onclick="popCardSide('Y-2')"&gt;-&lt;/button&gt;&lt;/td&gt;&lt;td id="table-side-Y-2-numCopies"&gt;0&lt;/td&gt;&lt;td&gt;&lt;button type="button" onclick="pushCardSide('Y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M123];[$HTML.$C$1];[.$B123];[$HTML.$D$1];[.$B123];[$HTML.$E$1];[.$B123];[$HTML.$F$1];[.$B123];[$HTML.$G$1])" office:value-type="string" office:string-value="&lt;div class=&quot;card&quot; id=&quot;main-Y-3&quot;&gt;&lt;img width=&quot;115&quot; heidht=&quot;160&quot; src=&quot;https://one-draw.jp/ijinden/cardlist/Y01/card/02_Y_003.png&quot; /&gt;&lt;div class=&quot;numCopies&quot; id=&quot;main-Y-3-numCopies&quot;&gt;0&lt;/div&gt;&lt;button type=&quot;button&quot; class=&quot;pop&quot; onclick=&quot;popCardMain('Y-3');&quot;&gt;-&lt;/button&gt;&lt;button type=&quot;button&quot; class=&quot;push&quot; onclick=&quot;pushCardMain('Y-3');&quot;&gt;+&lt;/button&gt;&lt;button type=&quot;button&quot; class=&quot;drop&quot; onclick=&quot;dropCardMain('Y-3');&quot;&gt;↓&lt;/button&gt;&lt;/div&gt;" calcext:value-type="string">
            <text:p>&lt;div class="card" id="main-Y-3"&gt;&lt;img width="115" heidht="160" src="https://one-draw.jp/ijinden/cardlist/Y01/card/02_Y_003.png" /&gt;&lt;div class="numCopies" id="main-Y-3-numCopies"&gt;0&lt;/div&gt;&lt;button type="button" class="pop" onclick="popCardMain('Y-3');"&gt;-&lt;/button&gt;&lt;button type="button" class="push" onclick="pushCardMain('Y-3');"&gt;+&lt;/button&gt;&lt;button type="button" class="drop" onclick="dropCardMain('Y-3');"&gt;↓&lt;/button&gt;&lt;/div&gt;</text:p>
          </table:table-cell>
          <table:table-cell table:formula="of:=CONCATENATE([$HTML.$A$2];[.$B123];[$HTML.$B$2];[.$M123];[$HTML.$C$2];[.$B123];[$HTML.$D$2];[.$B123];[$HTML.$E$2];[.$B123];[$HTML.$F$2];[.$B123];[$HTML.$G$2])" office:value-type="string" office:string-value="&lt;div class=&quot;card&quot; id=&quot;side-Y-3&quot;&gt;&lt;img width=&quot;115&quot; heidht=&quot;160&quot; src=&quot;https://one-draw.jp/ijinden/cardlist/Y01/card/02_Y_003.png&quot; /&gt;&lt;div class=&quot;numCopies&quot; id=&quot;side-Y-3-numCopies&quot;&gt;0&lt;/div&gt;&lt;button type=&quot;button&quot; class=&quot;pop&quot; onclick=&quot;popCardSide('Y-3');&quot;&gt;-&lt;/button&gt;&lt;button type=&quot;button&quot; class=&quot;push&quot; onclick=&quot;pushCardSide('Y-3');&quot;&gt;+&lt;/button&gt;&lt;button type=&quot;button&quot; class=&quot;raise&quot; onclick=&quot;raiseCardSide('Y-3');&quot;&gt;↑&lt;/button&gt;&lt;/div&gt;" calcext:value-type="string">
            <text:p>&lt;div class="card" id="side-Y-3"&gt;&lt;img width="115" heidht="160" src="https://one-draw.jp/ijinden/cardlist/Y01/card/02_Y_003.png" /&gt;&lt;div class="numCopies" id="side-Y-3-numCopies"&gt;0&lt;/div&gt;&lt;button type="button" class="pop" onclick="popCardSide('Y-3');"&gt;-&lt;/button&gt;&lt;button type="button" class="push" onclick="pushCardSide('Y-3');"&gt;+&lt;/button&gt;&lt;button type="button" class="raise" onclick="raiseCardSide('Y-3');"&gt;↑&lt;/button&gt;&lt;/div&gt;</text:p>
          </table:table-cell>
          <table:table-cell table:formula="of:=CONCATENATE([$HTML.$A$3];[.B123];[$HTML.$B$3];[.F123];[$HTML.$C$3];[.H123];[$HTML.$D$3];[.J123];[$HTML.$E$3];[.B123];[$HTML.$F$3];[.D123];[$HTML.$G$3];[.I123];[$HTML.$H$3];[.G123];[$HTML.$I$3];[.K123];[$HTML.$J$3];[.B123];[$HTML.$K$3];[.B123];[$HTML.$L$3];[.B123];[$HTML.$M$3];[.B123];[$HTML.$N$3];[.B123];[$HTML.$O$3];[.B123];[$HTML.$P$3])" office:value-type="string" office:string-value="&lt;tr id=&quot;table-Y-3&quot; data-expansion=&quot;20&quot; data-type=&quot;1&quot; data-color=&quot;40&quot;&gt;&lt;td&gt;Y-3&lt;/td&gt;&lt;td&gt;周瑜&lt;/td&gt;&lt;td&gt;黄&lt;/td&gt;&lt;td&gt;イジン&lt;/td&gt;&lt;td&gt;4&lt;/td&gt;&lt;td&gt;&lt;button type=&quot;button&quot; onclick=&quot;popCardMain('Y-3')&quot;&gt;-&lt;/button&gt;&lt;/td&gt;&lt;td id=&quot;table-main-Y-3-numCopies&quot;&gt;0&lt;/td&gt;&lt;td&gt;&lt;button type=&quot;button&quot; onclick=&quot;pushCardMain('Y-3')&quot;&gt;+&lt;/button&gt;&lt;/td&gt;&lt;td&gt;&lt;button type=&quot;button&quot; onclick=&quot;popCardSide('Y-3')&quot;&gt;-&lt;/button&gt;&lt;/td&gt;&lt;td id=&quot;table-side-Y-3-numCopies&quot;&gt;0&lt;/td&gt;&lt;td&gt;&lt;button type=&quot;button&quot; onclick=&quot;pushCardSide('Y-3')&quot;&gt;+&lt;/button&gt;&lt;/td&gt;&lt;/tr&gt;" calcext:value-type="string">
            <text:p>&lt;tr id="table-Y-3" data-expansion="20" data-type="1" data-color="40"&gt;&lt;td&gt;Y-3&lt;/td&gt;&lt;td&gt;周瑜&lt;/td&gt;&lt;td&gt;黄&lt;/td&gt;&lt;td&gt;イジン&lt;/td&gt;&lt;td&gt;4&lt;/td&gt;&lt;td&gt;&lt;button type="button" onclick="popCardMain('Y-3')"&gt;-&lt;/button&gt;&lt;/td&gt;&lt;td id="table-main-Y-3-numCopies"&gt;0&lt;/td&gt;&lt;td&gt;&lt;button type="button" onclick="pushCardMain('Y-3')"&gt;+&lt;/button&gt;&lt;/td&gt;&lt;td&gt;&lt;button type="button" onclick="popCardSide('Y-3')"&gt;-&lt;/button&gt;&lt;/td&gt;&lt;td id="table-side-Y-3-numCopies"&gt;0&lt;/td&gt;&lt;td&gt;&lt;button type="button" onclick="pushCardSide('Y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M124];[$HTML.$C$1];[.$B124];[$HTML.$D$1];[.$B124];[$HTML.$E$1];[.$B124];[$HTML.$F$1];[.$B124];[$HTML.$G$1])" office:value-type="string" office:string-value="&lt;div class=&quot;card&quot; id=&quot;main-Y-4&quot;&gt;&lt;img width=&quot;115&quot; heidht=&quot;160&quot; src=&quot;https://one-draw.jp/ijinden/cardlist/Y01/card/02_Y_004.png&quot; /&gt;&lt;div class=&quot;numCopies&quot; id=&quot;main-Y-4-numCopies&quot;&gt;0&lt;/div&gt;&lt;button type=&quot;button&quot; class=&quot;pop&quot; onclick=&quot;popCardMain('Y-4');&quot;&gt;-&lt;/button&gt;&lt;button type=&quot;button&quot; class=&quot;push&quot; onclick=&quot;pushCardMain('Y-4');&quot;&gt;+&lt;/button&gt;&lt;button type=&quot;button&quot; class=&quot;drop&quot; onclick=&quot;dropCardMain('Y-4');&quot;&gt;↓&lt;/button&gt;&lt;/div&gt;" calcext:value-type="string">
            <text:p>&lt;div class="card" id="main-Y-4"&gt;&lt;img width="115" heidht="160" src="https://one-draw.jp/ijinden/cardlist/Y01/card/02_Y_004.png" /&gt;&lt;div class="numCopies" id="main-Y-4-numCopies"&gt;0&lt;/div&gt;&lt;button type="button" class="pop" onclick="popCardMain('Y-4');"&gt;-&lt;/button&gt;&lt;button type="button" class="push" onclick="pushCardMain('Y-4');"&gt;+&lt;/button&gt;&lt;button type="button" class="drop" onclick="dropCardMain('Y-4');"&gt;↓&lt;/button&gt;&lt;/div&gt;</text:p>
          </table:table-cell>
          <table:table-cell table:formula="of:=CONCATENATE([$HTML.$A$2];[.$B124];[$HTML.$B$2];[.$M124];[$HTML.$C$2];[.$B124];[$HTML.$D$2];[.$B124];[$HTML.$E$2];[.$B124];[$HTML.$F$2];[.$B124];[$HTML.$G$2])" office:value-type="string" office:string-value="&lt;div class=&quot;card&quot; id=&quot;side-Y-4&quot;&gt;&lt;img width=&quot;115&quot; heidht=&quot;160&quot; src=&quot;https://one-draw.jp/ijinden/cardlist/Y01/card/02_Y_004.png&quot; /&gt;&lt;div class=&quot;numCopies&quot; id=&quot;side-Y-4-numCopies&quot;&gt;0&lt;/div&gt;&lt;button type=&quot;button&quot; class=&quot;pop&quot; onclick=&quot;popCardSide('Y-4');&quot;&gt;-&lt;/button&gt;&lt;button type=&quot;button&quot; class=&quot;push&quot; onclick=&quot;pushCardSide('Y-4');&quot;&gt;+&lt;/button&gt;&lt;button type=&quot;button&quot; class=&quot;raise&quot; onclick=&quot;raiseCardSide('Y-4');&quot;&gt;↑&lt;/button&gt;&lt;/div&gt;" calcext:value-type="string">
            <text:p>&lt;div class="card" id="side-Y-4"&gt;&lt;img width="115" heidht="160" src="https://one-draw.jp/ijinden/cardlist/Y01/card/02_Y_004.png" /&gt;&lt;div class="numCopies" id="side-Y-4-numCopies"&gt;0&lt;/div&gt;&lt;button type="button" class="pop" onclick="popCardSide('Y-4');"&gt;-&lt;/button&gt;&lt;button type="button" class="push" onclick="pushCardSide('Y-4');"&gt;+&lt;/button&gt;&lt;button type="button" class="raise" onclick="raiseCardSide('Y-4');"&gt;↑&lt;/button&gt;&lt;/div&gt;</text:p>
          </table:table-cell>
          <table:table-cell table:formula="of:=CONCATENATE([$HTML.$A$3];[.B124];[$HTML.$B$3];[.F124];[$HTML.$C$3];[.H124];[$HTML.$D$3];[.J124];[$HTML.$E$3];[.B124];[$HTML.$F$3];[.D124];[$HTML.$G$3];[.I124];[$HTML.$H$3];[.G124];[$HTML.$I$3];[.K124];[$HTML.$J$3];[.B124];[$HTML.$K$3];[.B124];[$HTML.$L$3];[.B124];[$HTML.$M$3];[.B124];[$HTML.$N$3];[.B124];[$HTML.$O$3];[.B124];[$HTML.$P$3])" office:value-type="string" office:string-value="&lt;tr id=&quot;table-Y-4&quot; data-expansion=&quot;20&quot; data-type=&quot;1&quot; data-color=&quot;40&quot;&gt;&lt;td&gt;Y-4&lt;/td&gt;&lt;td&gt;孫権&lt;/td&gt;&lt;td&gt;黄&lt;/td&gt;&lt;td&gt;イジン&lt;/td&gt;&lt;td&gt;5&lt;/td&gt;&lt;td&gt;&lt;button type=&quot;button&quot; onclick=&quot;popCardMain('Y-4')&quot;&gt;-&lt;/button&gt;&lt;/td&gt;&lt;td id=&quot;table-main-Y-4-numCopies&quot;&gt;0&lt;/td&gt;&lt;td&gt;&lt;button type=&quot;button&quot; onclick=&quot;pushCardMain('Y-4')&quot;&gt;+&lt;/button&gt;&lt;/td&gt;&lt;td&gt;&lt;button type=&quot;button&quot; onclick=&quot;popCardSide('Y-4')&quot;&gt;-&lt;/button&gt;&lt;/td&gt;&lt;td id=&quot;table-side-Y-4-numCopies&quot;&gt;0&lt;/td&gt;&lt;td&gt;&lt;button type=&quot;button&quot; onclick=&quot;pushCardSide('Y-4')&quot;&gt;+&lt;/button&gt;&lt;/td&gt;&lt;/tr&gt;" calcext:value-type="string">
            <text:p>&lt;tr id="table-Y-4" data-expansion="20" data-type="1" data-color="40"&gt;&lt;td&gt;Y-4&lt;/td&gt;&lt;td&gt;孫権&lt;/td&gt;&lt;td&gt;黄&lt;/td&gt;&lt;td&gt;イジン&lt;/td&gt;&lt;td&gt;5&lt;/td&gt;&lt;td&gt;&lt;button type="button" onclick="popCardMain('Y-4')"&gt;-&lt;/button&gt;&lt;/td&gt;&lt;td id="table-main-Y-4-numCopies"&gt;0&lt;/td&gt;&lt;td&gt;&lt;button type="button" onclick="pushCardMain('Y-4')"&gt;+&lt;/button&gt;&lt;/td&gt;&lt;td&gt;&lt;button type="button" onclick="popCardSide('Y-4')"&gt;-&lt;/button&gt;&lt;/td&gt;&lt;td id="table-side-Y-4-numCopies"&gt;0&lt;/td&gt;&lt;td&gt;&lt;button type="button" onclick="pushCardSide('Y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M125];[$HTML.$C$1];[.$B125];[$HTML.$D$1];[.$B125];[$HTML.$E$1];[.$B125];[$HTML.$F$1];[.$B125];[$HTML.$G$1])" office:value-type="string" office:string-value="&lt;div class=&quot;card&quot; id=&quot;main-Y-5&quot;&gt;&lt;img width=&quot;115&quot; heidht=&quot;160&quot; src=&quot;https://one-draw.jp/ijinden/cardlist/Y01/card/02_Y_005.png&quot; /&gt;&lt;div class=&quot;numCopies&quot; id=&quot;main-Y-5-numCopies&quot;&gt;0&lt;/div&gt;&lt;button type=&quot;button&quot; class=&quot;pop&quot; onclick=&quot;popCardMain('Y-5');&quot;&gt;-&lt;/button&gt;&lt;button type=&quot;button&quot; class=&quot;push&quot; onclick=&quot;pushCardMain('Y-5');&quot;&gt;+&lt;/button&gt;&lt;button type=&quot;button&quot; class=&quot;drop&quot; onclick=&quot;dropCardMain('Y-5');&quot;&gt;↓&lt;/button&gt;&lt;/div&gt;" calcext:value-type="string">
            <text:p>&lt;div class="card" id="main-Y-5"&gt;&lt;img width="115" heidht="160" src="https://one-draw.jp/ijinden/cardlist/Y01/card/02_Y_005.png" /&gt;&lt;div class="numCopies" id="main-Y-5-numCopies"&gt;0&lt;/div&gt;&lt;button type="button" class="pop" onclick="popCardMain('Y-5');"&gt;-&lt;/button&gt;&lt;button type="button" class="push" onclick="pushCardMain('Y-5');"&gt;+&lt;/button&gt;&lt;button type="button" class="drop" onclick="dropCardMain('Y-5');"&gt;↓&lt;/button&gt;&lt;/div&gt;</text:p>
          </table:table-cell>
          <table:table-cell table:formula="of:=CONCATENATE([$HTML.$A$2];[.$B125];[$HTML.$B$2];[.$M125];[$HTML.$C$2];[.$B125];[$HTML.$D$2];[.$B125];[$HTML.$E$2];[.$B125];[$HTML.$F$2];[.$B125];[$HTML.$G$2])" office:value-type="string" office:string-value="&lt;div class=&quot;card&quot; id=&quot;side-Y-5&quot;&gt;&lt;img width=&quot;115&quot; heidht=&quot;160&quot; src=&quot;https://one-draw.jp/ijinden/cardlist/Y01/card/02_Y_005.png&quot; /&gt;&lt;div class=&quot;numCopies&quot; id=&quot;side-Y-5-numCopies&quot;&gt;0&lt;/div&gt;&lt;button type=&quot;button&quot; class=&quot;pop&quot; onclick=&quot;popCardSide('Y-5');&quot;&gt;-&lt;/button&gt;&lt;button type=&quot;button&quot; class=&quot;push&quot; onclick=&quot;pushCardSide('Y-5');&quot;&gt;+&lt;/button&gt;&lt;button type=&quot;button&quot; class=&quot;raise&quot; onclick=&quot;raiseCardSide('Y-5');&quot;&gt;↑&lt;/button&gt;&lt;/div&gt;" calcext:value-type="string">
            <text:p>&lt;div class="card" id="side-Y-5"&gt;&lt;img width="115" heidht="160" src="https://one-draw.jp/ijinden/cardlist/Y01/card/02_Y_005.png" /&gt;&lt;div class="numCopies" id="side-Y-5-numCopies"&gt;0&lt;/div&gt;&lt;button type="button" class="pop" onclick="popCardSide('Y-5');"&gt;-&lt;/button&gt;&lt;button type="button" class="push" onclick="pushCardSide('Y-5');"&gt;+&lt;/button&gt;&lt;button type="button" class="raise" onclick="raiseCardSide('Y-5');"&gt;↑&lt;/button&gt;&lt;/div&gt;</text:p>
          </table:table-cell>
          <table:table-cell table:formula="of:=CONCATENATE([$HTML.$A$3];[.B125];[$HTML.$B$3];[.F125];[$HTML.$C$3];[.H125];[$HTML.$D$3];[.J125];[$HTML.$E$3];[.B125];[$HTML.$F$3];[.D125];[$HTML.$G$3];[.I125];[$HTML.$H$3];[.G125];[$HTML.$I$3];[.K125];[$HTML.$J$3];[.B125];[$HTML.$K$3];[.B125];[$HTML.$L$3];[.B125];[$HTML.$M$3];[.B125];[$HTML.$N$3];[.B125];[$HTML.$O$3];[.B125];[$HTML.$P$3])" office:value-type="string" office:string-value="&lt;tr id=&quot;table-Y-5&quot; data-expansion=&quot;20&quot; data-type=&quot;1&quot; data-color=&quot;40&quot;&gt;&lt;td&gt;Y-5&lt;/td&gt;&lt;td&gt;シャクシャイン&lt;/td&gt;&lt;td&gt;黄&lt;/td&gt;&lt;td&gt;イジン&lt;/td&gt;&lt;td&gt;7&lt;/td&gt;&lt;td&gt;&lt;button type=&quot;button&quot; onclick=&quot;popCardMain('Y-5')&quot;&gt;-&lt;/button&gt;&lt;/td&gt;&lt;td id=&quot;table-main-Y-5-numCopies&quot;&gt;0&lt;/td&gt;&lt;td&gt;&lt;button type=&quot;button&quot; onclick=&quot;pushCardMain('Y-5')&quot;&gt;+&lt;/button&gt;&lt;/td&gt;&lt;td&gt;&lt;button type=&quot;button&quot; onclick=&quot;popCardSide('Y-5')&quot;&gt;-&lt;/button&gt;&lt;/td&gt;&lt;td id=&quot;table-side-Y-5-numCopies&quot;&gt;0&lt;/td&gt;&lt;td&gt;&lt;button type=&quot;button&quot; onclick=&quot;pushCardSide('Y-5')&quot;&gt;+&lt;/button&gt;&lt;/td&gt;&lt;/tr&gt;" calcext:value-type="string">
            <text:p>&lt;tr id="table-Y-5" data-expansion="20" data-type="1" data-color="40"&gt;&lt;td&gt;Y-5&lt;/td&gt;&lt;td&gt;シャクシャイン&lt;/td&gt;&lt;td&gt;黄&lt;/td&gt;&lt;td&gt;イジン&lt;/td&gt;&lt;td&gt;7&lt;/td&gt;&lt;td&gt;&lt;button type="button" onclick="popCardMain('Y-5')"&gt;-&lt;/button&gt;&lt;/td&gt;&lt;td id="table-main-Y-5-numCopies"&gt;0&lt;/td&gt;&lt;td&gt;&lt;button type="button" onclick="pushCardMain('Y-5')"&gt;+&lt;/button&gt;&lt;/td&gt;&lt;td&gt;&lt;button type="button" onclick="popCardSide('Y-5')"&gt;-&lt;/button&gt;&lt;/td&gt;&lt;td id="table-side-Y-5-numCopies"&gt;0&lt;/td&gt;&lt;td&gt;&lt;button type="button" onclick="pushCardSide('Y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M126];[$HTML.$C$1];[.$B126];[$HTML.$D$1];[.$B126];[$HTML.$E$1];[.$B126];[$HTML.$F$1];[.$B126];[$HTML.$G$1])" office:value-type="string" office:string-value="&lt;div class=&quot;card&quot; id=&quot;main-Y-6&quot;&gt;&lt;img width=&quot;115&quot; heidht=&quot;160&quot; src=&quot;https://one-draw.jp/ijinden/cardlist/Y01/card/02_Y_006.png&quot; /&gt;&lt;div class=&quot;numCopies&quot; id=&quot;main-Y-6-numCopies&quot;&gt;0&lt;/div&gt;&lt;button type=&quot;button&quot; class=&quot;pop&quot; onclick=&quot;popCardMain('Y-6');&quot;&gt;-&lt;/button&gt;&lt;button type=&quot;button&quot; class=&quot;push&quot; onclick=&quot;pushCardMain('Y-6');&quot;&gt;+&lt;/button&gt;&lt;button type=&quot;button&quot; class=&quot;drop&quot; onclick=&quot;dropCardMain('Y-6');&quot;&gt;↓&lt;/button&gt;&lt;/div&gt;" calcext:value-type="string">
            <text:p>&lt;div class="card" id="main-Y-6"&gt;&lt;img width="115" heidht="160" src="https://one-draw.jp/ijinden/cardlist/Y01/card/02_Y_006.png" /&gt;&lt;div class="numCopies" id="main-Y-6-numCopies"&gt;0&lt;/div&gt;&lt;button type="button" class="pop" onclick="popCardMain('Y-6');"&gt;-&lt;/button&gt;&lt;button type="button" class="push" onclick="pushCardMain('Y-6');"&gt;+&lt;/button&gt;&lt;button type="button" class="drop" onclick="dropCardMain('Y-6');"&gt;↓&lt;/button&gt;&lt;/div&gt;</text:p>
          </table:table-cell>
          <table:table-cell table:formula="of:=CONCATENATE([$HTML.$A$2];[.$B126];[$HTML.$B$2];[.$M126];[$HTML.$C$2];[.$B126];[$HTML.$D$2];[.$B126];[$HTML.$E$2];[.$B126];[$HTML.$F$2];[.$B126];[$HTML.$G$2])" office:value-type="string" office:string-value="&lt;div class=&quot;card&quot; id=&quot;side-Y-6&quot;&gt;&lt;img width=&quot;115&quot; heidht=&quot;160&quot; src=&quot;https://one-draw.jp/ijinden/cardlist/Y01/card/02_Y_006.png&quot; /&gt;&lt;div class=&quot;numCopies&quot; id=&quot;side-Y-6-numCopies&quot;&gt;0&lt;/div&gt;&lt;button type=&quot;button&quot; class=&quot;pop&quot; onclick=&quot;popCardSide('Y-6');&quot;&gt;-&lt;/button&gt;&lt;button type=&quot;button&quot; class=&quot;push&quot; onclick=&quot;pushCardSide('Y-6');&quot;&gt;+&lt;/button&gt;&lt;button type=&quot;button&quot; class=&quot;raise&quot; onclick=&quot;raiseCardSide('Y-6');&quot;&gt;↑&lt;/button&gt;&lt;/div&gt;" calcext:value-type="string">
            <text:p>&lt;div class="card" id="side-Y-6"&gt;&lt;img width="115" heidht="160" src="https://one-draw.jp/ijinden/cardlist/Y01/card/02_Y_006.png" /&gt;&lt;div class="numCopies" id="side-Y-6-numCopies"&gt;0&lt;/div&gt;&lt;button type="button" class="pop" onclick="popCardSide('Y-6');"&gt;-&lt;/button&gt;&lt;button type="button" class="push" onclick="pushCardSide('Y-6');"&gt;+&lt;/button&gt;&lt;button type="button" class="raise" onclick="raiseCardSide('Y-6');"&gt;↑&lt;/button&gt;&lt;/div&gt;</text:p>
          </table:table-cell>
          <table:table-cell table:formula="of:=CONCATENATE([$HTML.$A$3];[.B126];[$HTML.$B$3];[.F126];[$HTML.$C$3];[.H126];[$HTML.$D$3];[.J126];[$HTML.$E$3];[.B126];[$HTML.$F$3];[.D126];[$HTML.$G$3];[.I126];[$HTML.$H$3];[.G126];[$HTML.$I$3];[.K126];[$HTML.$J$3];[.B126];[$HTML.$K$3];[.B126];[$HTML.$L$3];[.B126];[$HTML.$M$3];[.B126];[$HTML.$N$3];[.B126];[$HTML.$O$3];[.B126];[$HTML.$P$3])" office:value-type="string" office:string-value="&lt;tr id=&quot;table-Y-6&quot; data-expansion=&quot;20&quot; data-type=&quot;1&quot; data-color=&quot;40&quot;&gt;&lt;td&gt;Y-6&lt;/td&gt;&lt;td&gt;フビライ・ハン&lt;/td&gt;&lt;td&gt;黄&lt;/td&gt;&lt;td&gt;イジン&lt;/td&gt;&lt;td&gt;6&lt;/td&gt;&lt;td&gt;&lt;button type=&quot;button&quot; onclick=&quot;popCardMain('Y-6')&quot;&gt;-&lt;/button&gt;&lt;/td&gt;&lt;td id=&quot;table-main-Y-6-numCopies&quot;&gt;0&lt;/td&gt;&lt;td&gt;&lt;button type=&quot;button&quot; onclick=&quot;pushCardMain('Y-6')&quot;&gt;+&lt;/button&gt;&lt;/td&gt;&lt;td&gt;&lt;button type=&quot;button&quot; onclick=&quot;popCardSide('Y-6')&quot;&gt;-&lt;/button&gt;&lt;/td&gt;&lt;td id=&quot;table-side-Y-6-numCopies&quot;&gt;0&lt;/td&gt;&lt;td&gt;&lt;button type=&quot;button&quot; onclick=&quot;pushCardSide('Y-6')&quot;&gt;+&lt;/button&gt;&lt;/td&gt;&lt;/tr&gt;" calcext:value-type="string">
            <text:p>&lt;tr id="table-Y-6" data-expansion="20" data-type="1" data-color="40"&gt;&lt;td&gt;Y-6&lt;/td&gt;&lt;td&gt;フビライ・ハン&lt;/td&gt;&lt;td&gt;黄&lt;/td&gt;&lt;td&gt;イジン&lt;/td&gt;&lt;td&gt;6&lt;/td&gt;&lt;td&gt;&lt;button type="button" onclick="popCardMain('Y-6')"&gt;-&lt;/button&gt;&lt;/td&gt;&lt;td id="table-main-Y-6-numCopies"&gt;0&lt;/td&gt;&lt;td&gt;&lt;button type="button" onclick="pushCardMain('Y-6')"&gt;+&lt;/button&gt;&lt;/td&gt;&lt;td&gt;&lt;button type="button" onclick="popCardSide('Y-6')"&gt;-&lt;/button&gt;&lt;/td&gt;&lt;td id="table-side-Y-6-numCopies"&gt;0&lt;/td&gt;&lt;td&gt;&lt;button type="button" onclick="pushCardSide('Y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M127];[$HTML.$C$1];[.$B127];[$HTML.$D$1];[.$B127];[$HTML.$E$1];[.$B127];[$HTML.$F$1];[.$B127];[$HTML.$G$1])" office:value-type="string" office:string-value="&lt;div class=&quot;card&quot; id=&quot;main-Y-7&quot;&gt;&lt;img width=&quot;115&quot; heidht=&quot;160&quot; src=&quot;https://one-draw.jp/ijinden/cardlist/Y01/card/02_Y_007.png&quot; /&gt;&lt;div class=&quot;numCopies&quot; id=&quot;main-Y-7-numCopies&quot;&gt;0&lt;/div&gt;&lt;button type=&quot;button&quot; class=&quot;pop&quot; onclick=&quot;popCardMain('Y-7');&quot;&gt;-&lt;/button&gt;&lt;button type=&quot;button&quot; class=&quot;push&quot; onclick=&quot;pushCardMain('Y-7');&quot;&gt;+&lt;/button&gt;&lt;button type=&quot;button&quot; class=&quot;drop&quot; onclick=&quot;dropCardMain('Y-7');&quot;&gt;↓&lt;/button&gt;&lt;/div&gt;" calcext:value-type="string">
            <text:p>&lt;div class="card" id="main-Y-7"&gt;&lt;img width="115" heidht="160" src="https://one-draw.jp/ijinden/cardlist/Y01/card/02_Y_007.png" /&gt;&lt;div class="numCopies" id="main-Y-7-numCopies"&gt;0&lt;/div&gt;&lt;button type="button" class="pop" onclick="popCardMain('Y-7');"&gt;-&lt;/button&gt;&lt;button type="button" class="push" onclick="pushCardMain('Y-7');"&gt;+&lt;/button&gt;&lt;button type="button" class="drop" onclick="dropCardMain('Y-7');"&gt;↓&lt;/button&gt;&lt;/div&gt;</text:p>
          </table:table-cell>
          <table:table-cell table:formula="of:=CONCATENATE([$HTML.$A$2];[.$B127];[$HTML.$B$2];[.$M127];[$HTML.$C$2];[.$B127];[$HTML.$D$2];[.$B127];[$HTML.$E$2];[.$B127];[$HTML.$F$2];[.$B127];[$HTML.$G$2])" office:value-type="string" office:string-value="&lt;div class=&quot;card&quot; id=&quot;side-Y-7&quot;&gt;&lt;img width=&quot;115&quot; heidht=&quot;160&quot; src=&quot;https://one-draw.jp/ijinden/cardlist/Y01/card/02_Y_007.png&quot; /&gt;&lt;div class=&quot;numCopies&quot; id=&quot;side-Y-7-numCopies&quot;&gt;0&lt;/div&gt;&lt;button type=&quot;button&quot; class=&quot;pop&quot; onclick=&quot;popCardSide('Y-7');&quot;&gt;-&lt;/button&gt;&lt;button type=&quot;button&quot; class=&quot;push&quot; onclick=&quot;pushCardSide('Y-7');&quot;&gt;+&lt;/button&gt;&lt;button type=&quot;button&quot; class=&quot;raise&quot; onclick=&quot;raiseCardSide('Y-7');&quot;&gt;↑&lt;/button&gt;&lt;/div&gt;" calcext:value-type="string">
            <text:p>&lt;div class="card" id="side-Y-7"&gt;&lt;img width="115" heidht="160" src="https://one-draw.jp/ijinden/cardlist/Y01/card/02_Y_007.png" /&gt;&lt;div class="numCopies" id="side-Y-7-numCopies"&gt;0&lt;/div&gt;&lt;button type="button" class="pop" onclick="popCardSide('Y-7');"&gt;-&lt;/button&gt;&lt;button type="button" class="push" onclick="pushCardSide('Y-7');"&gt;+&lt;/button&gt;&lt;button type="button" class="raise" onclick="raiseCardSide('Y-7');"&gt;↑&lt;/button&gt;&lt;/div&gt;</text:p>
          </table:table-cell>
          <table:table-cell table:formula="of:=CONCATENATE([$HTML.$A$3];[.B127];[$HTML.$B$3];[.F127];[$HTML.$C$3];[.H127];[$HTML.$D$3];[.J127];[$HTML.$E$3];[.B127];[$HTML.$F$3];[.D127];[$HTML.$G$3];[.I127];[$HTML.$H$3];[.G127];[$HTML.$I$3];[.K127];[$HTML.$J$3];[.B127];[$HTML.$K$3];[.B127];[$HTML.$L$3];[.B127];[$HTML.$M$3];[.B127];[$HTML.$N$3];[.B127];[$HTML.$O$3];[.B127];[$HTML.$P$3])" office:value-type="string" office:string-value="&lt;tr id=&quot;table-Y-7&quot; data-expansion=&quot;20&quot; data-type=&quot;1&quot; data-color=&quot;40&quot;&gt;&lt;td&gt;Y-7&lt;/td&gt;&lt;td&gt;足利義教&lt;/td&gt;&lt;td&gt;黄&lt;/td&gt;&lt;td&gt;イジン&lt;/td&gt;&lt;td&gt;2&lt;/td&gt;&lt;td&gt;&lt;button type=&quot;button&quot; onclick=&quot;popCardMain('Y-7')&quot;&gt;-&lt;/button&gt;&lt;/td&gt;&lt;td id=&quot;table-main-Y-7-numCopies&quot;&gt;0&lt;/td&gt;&lt;td&gt;&lt;button type=&quot;button&quot; onclick=&quot;pushCardMain('Y-7')&quot;&gt;+&lt;/button&gt;&lt;/td&gt;&lt;td&gt;&lt;button type=&quot;button&quot; onclick=&quot;popCardSide('Y-7')&quot;&gt;-&lt;/button&gt;&lt;/td&gt;&lt;td id=&quot;table-side-Y-7-numCopies&quot;&gt;0&lt;/td&gt;&lt;td&gt;&lt;button type=&quot;button&quot; onclick=&quot;pushCardSide('Y-7')&quot;&gt;+&lt;/button&gt;&lt;/td&gt;&lt;/tr&gt;" calcext:value-type="string">
            <text:p>&lt;tr id="table-Y-7" data-expansion="20" data-type="1" data-color="40"&gt;&lt;td&gt;Y-7&lt;/td&gt;&lt;td&gt;足利義教&lt;/td&gt;&lt;td&gt;黄&lt;/td&gt;&lt;td&gt;イジン&lt;/td&gt;&lt;td&gt;2&lt;/td&gt;&lt;td&gt;&lt;button type="button" onclick="popCardMain('Y-7')"&gt;-&lt;/button&gt;&lt;/td&gt;&lt;td id="table-main-Y-7-numCopies"&gt;0&lt;/td&gt;&lt;td&gt;&lt;button type="button" onclick="pushCardMain('Y-7')"&gt;+&lt;/button&gt;&lt;/td&gt;&lt;td&gt;&lt;button type="button" onclick="popCardSide('Y-7')"&gt;-&lt;/button&gt;&lt;/td&gt;&lt;td id="table-side-Y-7-numCopies"&gt;0&lt;/td&gt;&lt;td&gt;&lt;button type="button" onclick="pushCardSide('Y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M128];[$HTML.$C$1];[.$B128];[$HTML.$D$1];[.$B128];[$HTML.$E$1];[.$B128];[$HTML.$F$1];[.$B128];[$HTML.$G$1])" office:value-type="string" office:string-value="&lt;div class=&quot;card&quot; id=&quot;main-Y-8&quot;&gt;&lt;img width=&quot;115&quot; heidht=&quot;160&quot; src=&quot;https://one-draw.jp/ijinden/cardlist/Y01/card/02_Y_008.png&quot; /&gt;&lt;div class=&quot;numCopies&quot; id=&quot;main-Y-8-numCopies&quot;&gt;0&lt;/div&gt;&lt;button type=&quot;button&quot; class=&quot;pop&quot; onclick=&quot;popCardMain('Y-8');&quot;&gt;-&lt;/button&gt;&lt;button type=&quot;button&quot; class=&quot;push&quot; onclick=&quot;pushCardMain('Y-8');&quot;&gt;+&lt;/button&gt;&lt;button type=&quot;button&quot; class=&quot;drop&quot; onclick=&quot;dropCardMain('Y-8');&quot;&gt;↓&lt;/button&gt;&lt;/div&gt;" calcext:value-type="string">
            <text:p>&lt;div class="card" id="main-Y-8"&gt;&lt;img width="115" heidht="160" src="https://one-draw.jp/ijinden/cardlist/Y01/card/02_Y_008.png" /&gt;&lt;div class="numCopies" id="main-Y-8-numCopies"&gt;0&lt;/div&gt;&lt;button type="button" class="pop" onclick="popCardMain('Y-8');"&gt;-&lt;/button&gt;&lt;button type="button" class="push" onclick="pushCardMain('Y-8');"&gt;+&lt;/button&gt;&lt;button type="button" class="drop" onclick="dropCardMain('Y-8');"&gt;↓&lt;/button&gt;&lt;/div&gt;</text:p>
          </table:table-cell>
          <table:table-cell table:formula="of:=CONCATENATE([$HTML.$A$2];[.$B128];[$HTML.$B$2];[.$M128];[$HTML.$C$2];[.$B128];[$HTML.$D$2];[.$B128];[$HTML.$E$2];[.$B128];[$HTML.$F$2];[.$B128];[$HTML.$G$2])" office:value-type="string" office:string-value="&lt;div class=&quot;card&quot; id=&quot;side-Y-8&quot;&gt;&lt;img width=&quot;115&quot; heidht=&quot;160&quot; src=&quot;https://one-draw.jp/ijinden/cardlist/Y01/card/02_Y_008.png&quot; /&gt;&lt;div class=&quot;numCopies&quot; id=&quot;side-Y-8-numCopies&quot;&gt;0&lt;/div&gt;&lt;button type=&quot;button&quot; class=&quot;pop&quot; onclick=&quot;popCardSide('Y-8');&quot;&gt;-&lt;/button&gt;&lt;button type=&quot;button&quot; class=&quot;push&quot; onclick=&quot;pushCardSide('Y-8');&quot;&gt;+&lt;/button&gt;&lt;button type=&quot;button&quot; class=&quot;raise&quot; onclick=&quot;raiseCardSide('Y-8');&quot;&gt;↑&lt;/button&gt;&lt;/div&gt;" calcext:value-type="string">
            <text:p>&lt;div class="card" id="side-Y-8"&gt;&lt;img width="115" heidht="160" src="https://one-draw.jp/ijinden/cardlist/Y01/card/02_Y_008.png" /&gt;&lt;div class="numCopies" id="side-Y-8-numCopies"&gt;0&lt;/div&gt;&lt;button type="button" class="pop" onclick="popCardSide('Y-8');"&gt;-&lt;/button&gt;&lt;button type="button" class="push" onclick="pushCardSide('Y-8');"&gt;+&lt;/button&gt;&lt;button type="button" class="raise" onclick="raiseCardSide('Y-8');"&gt;↑&lt;/button&gt;&lt;/div&gt;</text:p>
          </table:table-cell>
          <table:table-cell table:formula="of:=CONCATENATE([$HTML.$A$3];[.B128];[$HTML.$B$3];[.F128];[$HTML.$C$3];[.H128];[$HTML.$D$3];[.J128];[$HTML.$E$3];[.B128];[$HTML.$F$3];[.D128];[$HTML.$G$3];[.I128];[$HTML.$H$3];[.G128];[$HTML.$I$3];[.K128];[$HTML.$J$3];[.B128];[$HTML.$K$3];[.B128];[$HTML.$L$3];[.B128];[$HTML.$M$3];[.B128];[$HTML.$N$3];[.B128];[$HTML.$O$3];[.B128];[$HTML.$P$3])" office:value-type="string" office:string-value="&lt;tr id=&quot;table-Y-8&quot; data-expansion=&quot;20&quot; data-type=&quot;1&quot; data-color=&quot;40&quot;&gt;&lt;td&gt;Y-8&lt;/td&gt;&lt;td&gt;ヴィジェ＝ルブラン&lt;/td&gt;&lt;td&gt;黄&lt;/td&gt;&lt;td&gt;イジン&lt;/td&gt;&lt;td&gt;1&lt;/td&gt;&lt;td&gt;&lt;button type=&quot;button&quot; onclick=&quot;popCardMain('Y-8')&quot;&gt;-&lt;/button&gt;&lt;/td&gt;&lt;td id=&quot;table-main-Y-8-numCopies&quot;&gt;0&lt;/td&gt;&lt;td&gt;&lt;button type=&quot;button&quot; onclick=&quot;pushCardMain('Y-8')&quot;&gt;+&lt;/button&gt;&lt;/td&gt;&lt;td&gt;&lt;button type=&quot;button&quot; onclick=&quot;popCardSide('Y-8')&quot;&gt;-&lt;/button&gt;&lt;/td&gt;&lt;td id=&quot;table-side-Y-8-numCopies&quot;&gt;0&lt;/td&gt;&lt;td&gt;&lt;button type=&quot;button&quot; onclick=&quot;pushCardSide('Y-8')&quot;&gt;+&lt;/button&gt;&lt;/td&gt;&lt;/tr&gt;" calcext:value-type="string">
            <text:p>&lt;tr id="table-Y-8" data-expansion="20" data-type="1" data-color="40"&gt;&lt;td&gt;Y-8&lt;/td&gt;&lt;td&gt;ヴィジェ＝ルブラン&lt;/td&gt;&lt;td&gt;黄&lt;/td&gt;&lt;td&gt;イジン&lt;/td&gt;&lt;td&gt;1&lt;/td&gt;&lt;td&gt;&lt;button type="button" onclick="popCardMain('Y-8')"&gt;-&lt;/button&gt;&lt;/td&gt;&lt;td id="table-main-Y-8-numCopies"&gt;0&lt;/td&gt;&lt;td&gt;&lt;button type="button" onclick="pushCardMain('Y-8')"&gt;+&lt;/button&gt;&lt;/td&gt;&lt;td&gt;&lt;button type="button" onclick="popCardSide('Y-8')"&gt;-&lt;/button&gt;&lt;/td&gt;&lt;td id="table-side-Y-8-numCopies"&gt;0&lt;/td&gt;&lt;td&gt;&lt;button type="button" onclick="pushCardSide('Y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M129];[$HTML.$C$1];[.$B129];[$HTML.$D$1];[.$B129];[$HTML.$E$1];[.$B129];[$HTML.$F$1];[.$B129];[$HTML.$G$1])" office:value-type="string" office:string-value="&lt;div class=&quot;card&quot; id=&quot;main-Y-9&quot;&gt;&lt;img width=&quot;115&quot; heidht=&quot;160&quot; src=&quot;https://one-draw.jp/ijinden/cardlist/Y01/card/02_Y_009.png&quot; /&gt;&lt;div class=&quot;numCopies&quot; id=&quot;main-Y-9-numCopies&quot;&gt;0&lt;/div&gt;&lt;button type=&quot;button&quot; class=&quot;pop&quot; onclick=&quot;popCardMain('Y-9');&quot;&gt;-&lt;/button&gt;&lt;button type=&quot;button&quot; class=&quot;push&quot; onclick=&quot;pushCardMain('Y-9');&quot;&gt;+&lt;/button&gt;&lt;button type=&quot;button&quot; class=&quot;drop&quot; onclick=&quot;dropCardMain('Y-9');&quot;&gt;↓&lt;/button&gt;&lt;/div&gt;" calcext:value-type="string">
            <text:p>&lt;div class="card" id="main-Y-9"&gt;&lt;img width="115" heidht="160" src="https://one-draw.jp/ijinden/cardlist/Y01/card/02_Y_009.png" /&gt;&lt;div class="numCopies" id="main-Y-9-numCopies"&gt;0&lt;/div&gt;&lt;button type="button" class="pop" onclick="popCardMain('Y-9');"&gt;-&lt;/button&gt;&lt;button type="button" class="push" onclick="pushCardMain('Y-9');"&gt;+&lt;/button&gt;&lt;button type="button" class="drop" onclick="dropCardMain('Y-9');"&gt;↓&lt;/button&gt;&lt;/div&gt;</text:p>
          </table:table-cell>
          <table:table-cell table:formula="of:=CONCATENATE([$HTML.$A$2];[.$B129];[$HTML.$B$2];[.$M129];[$HTML.$C$2];[.$B129];[$HTML.$D$2];[.$B129];[$HTML.$E$2];[.$B129];[$HTML.$F$2];[.$B129];[$HTML.$G$2])" office:value-type="string" office:string-value="&lt;div class=&quot;card&quot; id=&quot;side-Y-9&quot;&gt;&lt;img width=&quot;115&quot; heidht=&quot;160&quot; src=&quot;https://one-draw.jp/ijinden/cardlist/Y01/card/02_Y_009.png&quot; /&gt;&lt;div class=&quot;numCopies&quot; id=&quot;side-Y-9-numCopies&quot;&gt;0&lt;/div&gt;&lt;button type=&quot;button&quot; class=&quot;pop&quot; onclick=&quot;popCardSide('Y-9');&quot;&gt;-&lt;/button&gt;&lt;button type=&quot;button&quot; class=&quot;push&quot; onclick=&quot;pushCardSide('Y-9');&quot;&gt;+&lt;/button&gt;&lt;button type=&quot;button&quot; class=&quot;raise&quot; onclick=&quot;raiseCardSide('Y-9');&quot;&gt;↑&lt;/button&gt;&lt;/div&gt;" calcext:value-type="string">
            <text:p>&lt;div class="card" id="side-Y-9"&gt;&lt;img width="115" heidht="160" src="https://one-draw.jp/ijinden/cardlist/Y01/card/02_Y_009.png" /&gt;&lt;div class="numCopies" id="side-Y-9-numCopies"&gt;0&lt;/div&gt;&lt;button type="button" class="pop" onclick="popCardSide('Y-9');"&gt;-&lt;/button&gt;&lt;button type="button" class="push" onclick="pushCardSide('Y-9');"&gt;+&lt;/button&gt;&lt;button type="button" class="raise" onclick="raiseCardSide('Y-9');"&gt;↑&lt;/button&gt;&lt;/div&gt;</text:p>
          </table:table-cell>
          <table:table-cell table:formula="of:=CONCATENATE([$HTML.$A$3];[.B129];[$HTML.$B$3];[.F129];[$HTML.$C$3];[.H129];[$HTML.$D$3];[.J129];[$HTML.$E$3];[.B129];[$HTML.$F$3];[.D129];[$HTML.$G$3];[.I129];[$HTML.$H$3];[.G129];[$HTML.$I$3];[.K129];[$HTML.$J$3];[.B129];[$HTML.$K$3];[.B129];[$HTML.$L$3];[.B129];[$HTML.$M$3];[.B129];[$HTML.$N$3];[.B129];[$HTML.$O$3];[.B129];[$HTML.$P$3])" office:value-type="string" office:string-value="&lt;tr id=&quot;table-Y-9&quot; data-expansion=&quot;20&quot; data-type=&quot;2&quot; data-color=&quot;40&quot;&gt;&lt;td&gt;Y-9&lt;/td&gt;&lt;td&gt;英傑集う大河&lt;/td&gt;&lt;td&gt;黄&lt;/td&gt;&lt;td&gt;ハイケイ&lt;/td&gt;&lt;td&gt;3&lt;/td&gt;&lt;td&gt;&lt;button type=&quot;button&quot; onclick=&quot;popCardMain('Y-9')&quot;&gt;-&lt;/button&gt;&lt;/td&gt;&lt;td id=&quot;table-main-Y-9-numCopies&quot;&gt;0&lt;/td&gt;&lt;td&gt;&lt;button type=&quot;button&quot; onclick=&quot;pushCardMain('Y-9')&quot;&gt;+&lt;/button&gt;&lt;/td&gt;&lt;td&gt;&lt;button type=&quot;button&quot; onclick=&quot;popCardSide('Y-9')&quot;&gt;-&lt;/button&gt;&lt;/td&gt;&lt;td id=&quot;table-side-Y-9-numCopies&quot;&gt;0&lt;/td&gt;&lt;td&gt;&lt;button type=&quot;button&quot; onclick=&quot;pushCardSide('Y-9')&quot;&gt;+&lt;/button&gt;&lt;/td&gt;&lt;/tr&gt;" calcext:value-type="string">
            <text:p>&lt;tr id="table-Y-9" data-expansion="20" data-type="2" data-color="40"&gt;&lt;td&gt;Y-9&lt;/td&gt;&lt;td&gt;英傑集う大河&lt;/td&gt;&lt;td&gt;黄&lt;/td&gt;&lt;td&gt;ハイケイ&lt;/td&gt;&lt;td&gt;3&lt;/td&gt;&lt;td&gt;&lt;button type="button" onclick="popCardMain('Y-9')"&gt;-&lt;/button&gt;&lt;/td&gt;&lt;td id="table-main-Y-9-numCopies"&gt;0&lt;/td&gt;&lt;td&gt;&lt;button type="button" onclick="pushCardMain('Y-9')"&gt;+&lt;/button&gt;&lt;/td&gt;&lt;td&gt;&lt;button type="button" onclick="popCardSide('Y-9')"&gt;-&lt;/button&gt;&lt;/td&gt;&lt;td id="table-side-Y-9-numCopies"&gt;0&lt;/td&gt;&lt;td&gt;&lt;button type="button" onclick="pushCardSide('Y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M130];[$HTML.$C$1];[.$B130];[$HTML.$D$1];[.$B130];[$HTML.$E$1];[.$B130];[$HTML.$F$1];[.$B130];[$HTML.$G$1])" office:value-type="string" office:string-value="&lt;div class=&quot;card&quot; id=&quot;main-Y-10&quot;&gt;&lt;img width=&quot;115&quot; heidht=&quot;160&quot; src=&quot;https://one-draw.jp/ijinden/cardlist/Y01/card/02_Y_010.png&quot; /&gt;&lt;div class=&quot;numCopies&quot; id=&quot;main-Y-10-numCopies&quot;&gt;0&lt;/div&gt;&lt;button type=&quot;button&quot; class=&quot;pop&quot; onclick=&quot;popCardMain('Y-10');&quot;&gt;-&lt;/button&gt;&lt;button type=&quot;button&quot; class=&quot;push&quot; onclick=&quot;pushCardMain('Y-10');&quot;&gt;+&lt;/button&gt;&lt;button type=&quot;button&quot; class=&quot;drop&quot; onclick=&quot;dropCardMain('Y-10');&quot;&gt;↓&lt;/button&gt;&lt;/div&gt;" calcext:value-type="string">
            <text:p>&lt;div class="card" id="main-Y-10"&gt;&lt;img width="115" heidht="160" src="https://one-draw.jp/ijinden/cardlist/Y01/card/02_Y_010.png" /&gt;&lt;div class="numCopies" id="main-Y-10-numCopies"&gt;0&lt;/div&gt;&lt;button type="button" class="pop" onclick="popCardMain('Y-10');"&gt;-&lt;/button&gt;&lt;button type="button" class="push" onclick="pushCardMain('Y-10');"&gt;+&lt;/button&gt;&lt;button type="button" class="drop" onclick="dropCardMain('Y-10');"&gt;↓&lt;/button&gt;&lt;/div&gt;</text:p>
          </table:table-cell>
          <table:table-cell table:formula="of:=CONCATENATE([$HTML.$A$2];[.$B130];[$HTML.$B$2];[.$M130];[$HTML.$C$2];[.$B130];[$HTML.$D$2];[.$B130];[$HTML.$E$2];[.$B130];[$HTML.$F$2];[.$B130];[$HTML.$G$2])" office:value-type="string" office:string-value="&lt;div class=&quot;card&quot; id=&quot;side-Y-10&quot;&gt;&lt;img width=&quot;115&quot; heidht=&quot;160&quot; src=&quot;https://one-draw.jp/ijinden/cardlist/Y01/card/02_Y_010.png&quot; /&gt;&lt;div class=&quot;numCopies&quot; id=&quot;side-Y-10-numCopies&quot;&gt;0&lt;/div&gt;&lt;button type=&quot;button&quot; class=&quot;pop&quot; onclick=&quot;popCardSide('Y-10');&quot;&gt;-&lt;/button&gt;&lt;button type=&quot;button&quot; class=&quot;push&quot; onclick=&quot;pushCardSide('Y-10');&quot;&gt;+&lt;/button&gt;&lt;button type=&quot;button&quot; class=&quot;raise&quot; onclick=&quot;raiseCardSide('Y-10');&quot;&gt;↑&lt;/button&gt;&lt;/div&gt;" calcext:value-type="string">
            <text:p>&lt;div class="card" id="side-Y-10"&gt;&lt;img width="115" heidht="160" src="https://one-draw.jp/ijinden/cardlist/Y01/card/02_Y_010.png" /&gt;&lt;div class="numCopies" id="side-Y-10-numCopies"&gt;0&lt;/div&gt;&lt;button type="button" class="pop" onclick="popCardSide('Y-10');"&gt;-&lt;/button&gt;&lt;button type="button" class="push" onclick="pushCardSide('Y-10');"&gt;+&lt;/button&gt;&lt;button type="button" class="raise" onclick="raiseCardSide('Y-10');"&gt;↑&lt;/button&gt;&lt;/div&gt;</text:p>
          </table:table-cell>
          <table:table-cell table:formula="of:=CONCATENATE([$HTML.$A$3];[.B130];[$HTML.$B$3];[.F130];[$HTML.$C$3];[.H130];[$HTML.$D$3];[.J130];[$HTML.$E$3];[.B130];[$HTML.$F$3];[.D130];[$HTML.$G$3];[.I130];[$HTML.$H$3];[.G130];[$HTML.$I$3];[.K130];[$HTML.$J$3];[.B130];[$HTML.$K$3];[.B130];[$HTML.$L$3];[.B130];[$HTML.$M$3];[.B130];[$HTML.$N$3];[.B130];[$HTML.$O$3];[.B130];[$HTML.$P$3])" office:value-type="string" office:string-value="&lt;tr id=&quot;table-Y-10&quot; data-expansion=&quot;20&quot; data-type=&quot;2&quot; data-color=&quot;40&quot;&gt;&lt;td&gt;Y-10&lt;/td&gt;&lt;td&gt;地上の紫微垣&lt;/td&gt;&lt;td&gt;黄&lt;/td&gt;&lt;td&gt;ハイケイ&lt;/td&gt;&lt;td&gt;2&lt;/td&gt;&lt;td&gt;&lt;button type=&quot;button&quot; onclick=&quot;popCardMain('Y-10')&quot;&gt;-&lt;/button&gt;&lt;/td&gt;&lt;td id=&quot;table-main-Y-10-numCopies&quot;&gt;0&lt;/td&gt;&lt;td&gt;&lt;button type=&quot;button&quot; onclick=&quot;pushCardMain('Y-10')&quot;&gt;+&lt;/button&gt;&lt;/td&gt;&lt;td&gt;&lt;button type=&quot;button&quot; onclick=&quot;popCardSide('Y-10')&quot;&gt;-&lt;/button&gt;&lt;/td&gt;&lt;td id=&quot;table-side-Y-10-numCopies&quot;&gt;0&lt;/td&gt;&lt;td&gt;&lt;button type=&quot;button&quot; onclick=&quot;pushCardSide('Y-10')&quot;&gt;+&lt;/button&gt;&lt;/td&gt;&lt;/tr&gt;" calcext:value-type="string">
            <text:p>&lt;tr id="table-Y-10" data-expansion="20" data-type="2" data-color="40"&gt;&lt;td&gt;Y-10&lt;/td&gt;&lt;td&gt;地上の紫微垣&lt;/td&gt;&lt;td&gt;黄&lt;/td&gt;&lt;td&gt;ハイケイ&lt;/td&gt;&lt;td&gt;2&lt;/td&gt;&lt;td&gt;&lt;button type="button" onclick="popCardMain('Y-10')"&gt;-&lt;/button&gt;&lt;/td&gt;&lt;td id="table-main-Y-10-numCopies"&gt;0&lt;/td&gt;&lt;td&gt;&lt;button type="button" onclick="pushCardMain('Y-10')"&gt;+&lt;/button&gt;&lt;/td&gt;&lt;td&gt;&lt;button type="button" onclick="popCardSide('Y-10')"&gt;-&lt;/button&gt;&lt;/td&gt;&lt;td id="table-side-Y-10-numCopies"&gt;0&lt;/td&gt;&lt;td&gt;&lt;button type="button" onclick="pushCardSide('Y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M131];[$HTML.$C$1];[.$B131];[$HTML.$D$1];[.$B131];[$HTML.$E$1];[.$B131];[$HTML.$F$1];[.$B131];[$HTML.$G$1])" office:value-type="string" office:string-value="&lt;div class=&quot;card&quot; id=&quot;main-Y-11&quot;&gt;&lt;img width=&quot;115&quot; heidht=&quot;160&quot; src=&quot;https://one-draw.jp/ijinden/cardlist/Y01/card/02_Y_011.png&quot; /&gt;&lt;div class=&quot;numCopies&quot; id=&quot;main-Y-11-numCopies&quot;&gt;0&lt;/div&gt;&lt;button type=&quot;button&quot; class=&quot;pop&quot; onclick=&quot;popCardMain('Y-11');&quot;&gt;-&lt;/button&gt;&lt;button type=&quot;button&quot; class=&quot;push&quot; onclick=&quot;pushCardMain('Y-11');&quot;&gt;+&lt;/button&gt;&lt;button type=&quot;button&quot; class=&quot;drop&quot; onclick=&quot;dropCardMain('Y-11');&quot;&gt;↓&lt;/button&gt;&lt;/div&gt;" calcext:value-type="string">
            <text:p>&lt;div class="card" id="main-Y-11"&gt;&lt;img width="115" heidht="160" src="https://one-draw.jp/ijinden/cardlist/Y01/card/02_Y_011.png" /&gt;&lt;div class="numCopies" id="main-Y-11-numCopies"&gt;0&lt;/div&gt;&lt;button type="button" class="pop" onclick="popCardMain('Y-11');"&gt;-&lt;/button&gt;&lt;button type="button" class="push" onclick="pushCardMain('Y-11');"&gt;+&lt;/button&gt;&lt;button type="button" class="drop" onclick="dropCardMain('Y-11');"&gt;↓&lt;/button&gt;&lt;/div&gt;</text:p>
          </table:table-cell>
          <table:table-cell table:formula="of:=CONCATENATE([$HTML.$A$2];[.$B131];[$HTML.$B$2];[.$M131];[$HTML.$C$2];[.$B131];[$HTML.$D$2];[.$B131];[$HTML.$E$2];[.$B131];[$HTML.$F$2];[.$B131];[$HTML.$G$2])" office:value-type="string" office:string-value="&lt;div class=&quot;card&quot; id=&quot;side-Y-11&quot;&gt;&lt;img width=&quot;115&quot; heidht=&quot;160&quot; src=&quot;https://one-draw.jp/ijinden/cardlist/Y01/card/02_Y_011.png&quot; /&gt;&lt;div class=&quot;numCopies&quot; id=&quot;side-Y-11-numCopies&quot;&gt;0&lt;/div&gt;&lt;button type=&quot;button&quot; class=&quot;pop&quot; onclick=&quot;popCardSide('Y-11');&quot;&gt;-&lt;/button&gt;&lt;button type=&quot;button&quot; class=&quot;push&quot; onclick=&quot;pushCardSide('Y-11');&quot;&gt;+&lt;/button&gt;&lt;button type=&quot;button&quot; class=&quot;raise&quot; onclick=&quot;raiseCardSide('Y-11');&quot;&gt;↑&lt;/button&gt;&lt;/div&gt;" calcext:value-type="string">
            <text:p>&lt;div class="card" id="side-Y-11"&gt;&lt;img width="115" heidht="160" src="https://one-draw.jp/ijinden/cardlist/Y01/card/02_Y_011.png" /&gt;&lt;div class="numCopies" id="side-Y-11-numCopies"&gt;0&lt;/div&gt;&lt;button type="button" class="pop" onclick="popCardSide('Y-11');"&gt;-&lt;/button&gt;&lt;button type="button" class="push" onclick="pushCardSide('Y-11');"&gt;+&lt;/button&gt;&lt;button type="button" class="raise" onclick="raiseCardSide('Y-11');"&gt;↑&lt;/button&gt;&lt;/div&gt;</text:p>
          </table:table-cell>
          <table:table-cell table:formula="of:=CONCATENATE([$HTML.$A$3];[.B131];[$HTML.$B$3];[.F131];[$HTML.$C$3];[.H131];[$HTML.$D$3];[.J131];[$HTML.$E$3];[.B131];[$HTML.$F$3];[.D131];[$HTML.$G$3];[.I131];[$HTML.$H$3];[.G131];[$HTML.$I$3];[.K131];[$HTML.$J$3];[.B131];[$HTML.$K$3];[.B131];[$HTML.$L$3];[.B131];[$HTML.$M$3];[.B131];[$HTML.$N$3];[.B131];[$HTML.$O$3];[.B131];[$HTML.$P$3])" office:value-type="string" office:string-value="&lt;tr id=&quot;table-Y-11&quot; data-expansion=&quot;20&quot; data-type=&quot;3&quot; data-color=&quot;40&quot;&gt;&lt;td&gt;Y-11&lt;/td&gt;&lt;td&gt;ネハン&lt;/td&gt;&lt;td&gt;黄&lt;/td&gt;&lt;td&gt;マホウ&lt;/td&gt;&lt;td&gt;2&lt;/td&gt;&lt;td&gt;&lt;button type=&quot;button&quot; onclick=&quot;popCardMain('Y-11')&quot;&gt;-&lt;/button&gt;&lt;/td&gt;&lt;td id=&quot;table-main-Y-11-numCopies&quot;&gt;0&lt;/td&gt;&lt;td&gt;&lt;button type=&quot;button&quot; onclick=&quot;pushCardMain('Y-11')&quot;&gt;+&lt;/button&gt;&lt;/td&gt;&lt;td&gt;&lt;button type=&quot;button&quot; onclick=&quot;popCardSide('Y-11')&quot;&gt;-&lt;/button&gt;&lt;/td&gt;&lt;td id=&quot;table-side-Y-11-numCopies&quot;&gt;0&lt;/td&gt;&lt;td&gt;&lt;button type=&quot;button&quot; onclick=&quot;pushCardSide('Y-11')&quot;&gt;+&lt;/button&gt;&lt;/td&gt;&lt;/tr&gt;" calcext:value-type="string">
            <text:p>&lt;tr id="table-Y-11" data-expansion="20" data-type="3" data-color="40"&gt;&lt;td&gt;Y-11&lt;/td&gt;&lt;td&gt;ネハン&lt;/td&gt;&lt;td&gt;黄&lt;/td&gt;&lt;td&gt;マホウ&lt;/td&gt;&lt;td&gt;2&lt;/td&gt;&lt;td&gt;&lt;button type="button" onclick="popCardMain('Y-11')"&gt;-&lt;/button&gt;&lt;/td&gt;&lt;td id="table-main-Y-11-numCopies"&gt;0&lt;/td&gt;&lt;td&gt;&lt;button type="button" onclick="pushCardMain('Y-11')"&gt;+&lt;/button&gt;&lt;/td&gt;&lt;td&gt;&lt;button type="button" onclick="popCardSide('Y-11')"&gt;-&lt;/button&gt;&lt;/td&gt;&lt;td id="table-side-Y-11-numCopies"&gt;0&lt;/td&gt;&lt;td&gt;&lt;button type="button" onclick="pushCardSide('Y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M132];[$HTML.$C$1];[.$B132];[$HTML.$D$1];[.$B132];[$HTML.$E$1];[.$B132];[$HTML.$F$1];[.$B132];[$HTML.$G$1])" office:value-type="string" office:string-value="&lt;div class=&quot;card&quot; id=&quot;main-Y-12&quot;&gt;&lt;img width=&quot;115&quot; heidht=&quot;160&quot; src=&quot;https://one-draw.jp/ijinden/cardlist/Y01/card/02_Y_012.png&quot; /&gt;&lt;div class=&quot;numCopies&quot; id=&quot;main-Y-12-numCopies&quot;&gt;0&lt;/div&gt;&lt;button type=&quot;button&quot; class=&quot;pop&quot; onclick=&quot;popCardMain('Y-12');&quot;&gt;-&lt;/button&gt;&lt;button type=&quot;button&quot; class=&quot;push&quot; onclick=&quot;pushCardMain('Y-12');&quot;&gt;+&lt;/button&gt;&lt;button type=&quot;button&quot; class=&quot;drop&quot; onclick=&quot;dropCardMain('Y-12');&quot;&gt;↓&lt;/button&gt;&lt;/div&gt;" calcext:value-type="string">
            <text:p>&lt;div class="card" id="main-Y-12"&gt;&lt;img width="115" heidht="160" src="https://one-draw.jp/ijinden/cardlist/Y01/card/02_Y_012.png" /&gt;&lt;div class="numCopies" id="main-Y-12-numCopies"&gt;0&lt;/div&gt;&lt;button type="button" class="pop" onclick="popCardMain('Y-12');"&gt;-&lt;/button&gt;&lt;button type="button" class="push" onclick="pushCardMain('Y-12');"&gt;+&lt;/button&gt;&lt;button type="button" class="drop" onclick="dropCardMain('Y-12');"&gt;↓&lt;/button&gt;&lt;/div&gt;</text:p>
          </table:table-cell>
          <table:table-cell table:formula="of:=CONCATENATE([$HTML.$A$2];[.$B132];[$HTML.$B$2];[.$M132];[$HTML.$C$2];[.$B132];[$HTML.$D$2];[.$B132];[$HTML.$E$2];[.$B132];[$HTML.$F$2];[.$B132];[$HTML.$G$2])" office:value-type="string" office:string-value="&lt;div class=&quot;card&quot; id=&quot;side-Y-12&quot;&gt;&lt;img width=&quot;115&quot; heidht=&quot;160&quot; src=&quot;https://one-draw.jp/ijinden/cardlist/Y01/card/02_Y_012.png&quot; /&gt;&lt;div class=&quot;numCopies&quot; id=&quot;side-Y-12-numCopies&quot;&gt;0&lt;/div&gt;&lt;button type=&quot;button&quot; class=&quot;pop&quot; onclick=&quot;popCardSide('Y-12');&quot;&gt;-&lt;/button&gt;&lt;button type=&quot;button&quot; class=&quot;push&quot; onclick=&quot;pushCardSide('Y-12');&quot;&gt;+&lt;/button&gt;&lt;button type=&quot;button&quot; class=&quot;raise&quot; onclick=&quot;raiseCardSide('Y-12');&quot;&gt;↑&lt;/button&gt;&lt;/div&gt;" calcext:value-type="string">
            <text:p>&lt;div class="card" id="side-Y-12"&gt;&lt;img width="115" heidht="160" src="https://one-draw.jp/ijinden/cardlist/Y01/card/02_Y_012.png" /&gt;&lt;div class="numCopies" id="side-Y-12-numCopies"&gt;0&lt;/div&gt;&lt;button type="button" class="pop" onclick="popCardSide('Y-12');"&gt;-&lt;/button&gt;&lt;button type="button" class="push" onclick="pushCardSide('Y-12');"&gt;+&lt;/button&gt;&lt;button type="button" class="raise" onclick="raiseCardSide('Y-12');"&gt;↑&lt;/button&gt;&lt;/div&gt;</text:p>
          </table:table-cell>
          <table:table-cell table:formula="of:=CONCATENATE([$HTML.$A$3];[.B132];[$HTML.$B$3];[.F132];[$HTML.$C$3];[.H132];[$HTML.$D$3];[.J132];[$HTML.$E$3];[.B132];[$HTML.$F$3];[.D132];[$HTML.$G$3];[.I132];[$HTML.$H$3];[.G132];[$HTML.$I$3];[.K132];[$HTML.$J$3];[.B132];[$HTML.$K$3];[.B132];[$HTML.$L$3];[.B132];[$HTML.$M$3];[.B132];[$HTML.$N$3];[.B132];[$HTML.$O$3];[.B132];[$HTML.$P$3])" office:value-type="string" office:string-value="&lt;tr id=&quot;table-Y-12&quot; data-expansion=&quot;20&quot; data-type=&quot;3&quot; data-color=&quot;40&quot;&gt;&lt;td&gt;Y-12&lt;/td&gt;&lt;td&gt;レクイエム&lt;/td&gt;&lt;td&gt;黄&lt;/td&gt;&lt;td&gt;マホウ&lt;/td&gt;&lt;td&gt;1&lt;/td&gt;&lt;td&gt;&lt;button type=&quot;button&quot; onclick=&quot;popCardMain('Y-12')&quot;&gt;-&lt;/button&gt;&lt;/td&gt;&lt;td id=&quot;table-main-Y-12-numCopies&quot;&gt;0&lt;/td&gt;&lt;td&gt;&lt;button type=&quot;button&quot; onclick=&quot;pushCardMain('Y-12')&quot;&gt;+&lt;/button&gt;&lt;/td&gt;&lt;td&gt;&lt;button type=&quot;button&quot; onclick=&quot;popCardSide('Y-12')&quot;&gt;-&lt;/button&gt;&lt;/td&gt;&lt;td id=&quot;table-side-Y-12-numCopies&quot;&gt;0&lt;/td&gt;&lt;td&gt;&lt;button type=&quot;button&quot; onclick=&quot;pushCardSide('Y-12')&quot;&gt;+&lt;/button&gt;&lt;/td&gt;&lt;/tr&gt;" calcext:value-type="string">
            <text:p>&lt;tr id="table-Y-12" data-expansion="20" data-type="3" data-color="40"&gt;&lt;td&gt;Y-12&lt;/td&gt;&lt;td&gt;レクイエム&lt;/td&gt;&lt;td&gt;黄&lt;/td&gt;&lt;td&gt;マホウ&lt;/td&gt;&lt;td&gt;1&lt;/td&gt;&lt;td&gt;&lt;button type="button" onclick="popCardMain('Y-12')"&gt;-&lt;/button&gt;&lt;/td&gt;&lt;td id="table-main-Y-12-numCopies"&gt;0&lt;/td&gt;&lt;td&gt;&lt;button type="button" onclick="pushCardMain('Y-12')"&gt;+&lt;/button&gt;&lt;/td&gt;&lt;td&gt;&lt;button type="button" onclick="popCardSide('Y-12')"&gt;-&lt;/button&gt;&lt;/td&gt;&lt;td id="table-side-Y-12-numCopies"&gt;0&lt;/td&gt;&lt;td&gt;&lt;button type="button" onclick="pushCardSide('Y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M133];[$HTML.$C$1];[.$B133];[$HTML.$D$1];[.$B133];[$HTML.$E$1];[.$B133];[$HTML.$F$1];[.$B133];[$HTML.$G$1])" office:value-type="string" office:string-value="&lt;div class=&quot;card&quot; id=&quot;main-Y-13&quot;&gt;&lt;img width=&quot;115&quot; heidht=&quot;160&quot; src=&quot;https://one-draw.jp/ijinden/cardlist/Y01/card/02_Y_013.png&quot; /&gt;&lt;div class=&quot;numCopies&quot; id=&quot;main-Y-13-numCopies&quot;&gt;0&lt;/div&gt;&lt;button type=&quot;button&quot; class=&quot;pop&quot; onclick=&quot;popCardMain('Y-13');&quot;&gt;-&lt;/button&gt;&lt;button type=&quot;button&quot; class=&quot;push&quot; onclick=&quot;pushCardMain('Y-13');&quot;&gt;+&lt;/button&gt;&lt;button type=&quot;button&quot; class=&quot;drop&quot; onclick=&quot;dropCardMain('Y-13');&quot;&gt;↓&lt;/button&gt;&lt;/div&gt;" calcext:value-type="string">
            <text:p>&lt;div class="card" id="main-Y-13"&gt;&lt;img width="115" heidht="160" src="https://one-draw.jp/ijinden/cardlist/Y01/card/02_Y_013.png" /&gt;&lt;div class="numCopies" id="main-Y-13-numCopies"&gt;0&lt;/div&gt;&lt;button type="button" class="pop" onclick="popCardMain('Y-13');"&gt;-&lt;/button&gt;&lt;button type="button" class="push" onclick="pushCardMain('Y-13');"&gt;+&lt;/button&gt;&lt;button type="button" class="drop" onclick="dropCardMain('Y-13');"&gt;↓&lt;/button&gt;&lt;/div&gt;</text:p>
          </table:table-cell>
          <table:table-cell table:formula="of:=CONCATENATE([$HTML.$A$2];[.$B133];[$HTML.$B$2];[.$M133];[$HTML.$C$2];[.$B133];[$HTML.$D$2];[.$B133];[$HTML.$E$2];[.$B133];[$HTML.$F$2];[.$B133];[$HTML.$G$2])" office:value-type="string" office:string-value="&lt;div class=&quot;card&quot; id=&quot;side-Y-13&quot;&gt;&lt;img width=&quot;115&quot; heidht=&quot;160&quot; src=&quot;https://one-draw.jp/ijinden/cardlist/Y01/card/02_Y_013.png&quot; /&gt;&lt;div class=&quot;numCopies&quot; id=&quot;side-Y-13-numCopies&quot;&gt;0&lt;/div&gt;&lt;button type=&quot;button&quot; class=&quot;pop&quot; onclick=&quot;popCardSide('Y-13');&quot;&gt;-&lt;/button&gt;&lt;button type=&quot;button&quot; class=&quot;push&quot; onclick=&quot;pushCardSide('Y-13');&quot;&gt;+&lt;/button&gt;&lt;button type=&quot;button&quot; class=&quot;raise&quot; onclick=&quot;raiseCardSide('Y-13');&quot;&gt;↑&lt;/button&gt;&lt;/div&gt;" calcext:value-type="string">
            <text:p>&lt;div class="card" id="side-Y-13"&gt;&lt;img width="115" heidht="160" src="https://one-draw.jp/ijinden/cardlist/Y01/card/02_Y_013.png" /&gt;&lt;div class="numCopies" id="side-Y-13-numCopies"&gt;0&lt;/div&gt;&lt;button type="button" class="pop" onclick="popCardSide('Y-13');"&gt;-&lt;/button&gt;&lt;button type="button" class="push" onclick="pushCardSide('Y-13');"&gt;+&lt;/button&gt;&lt;button type="button" class="raise" onclick="raiseCardSide('Y-13');"&gt;↑&lt;/button&gt;&lt;/div&gt;</text:p>
          </table:table-cell>
          <table:table-cell table:formula="of:=CONCATENATE([$HTML.$A$3];[.B133];[$HTML.$B$3];[.F133];[$HTML.$C$3];[.H133];[$HTML.$D$3];[.J133];[$HTML.$E$3];[.B133];[$HTML.$F$3];[.D133];[$HTML.$G$3];[.I133];[$HTML.$H$3];[.G133];[$HTML.$I$3];[.K133];[$HTML.$J$3];[.B133];[$HTML.$K$3];[.B133];[$HTML.$L$3];[.B133];[$HTML.$M$3];[.B133];[$HTML.$N$3];[.B133];[$HTML.$O$3];[.B133];[$HTML.$P$3])" office:value-type="string" office:string-value="&lt;tr id=&quot;table-Y-13&quot; data-expansion=&quot;20&quot; data-type=&quot;4&quot; data-color=&quot;40&quot;&gt;&lt;td&gt;Y-13&lt;/td&gt;&lt;td&gt;イエローストーン&lt;/td&gt;&lt;td&gt;黄&lt;/td&gt;&lt;td&gt;マリョク&lt;/td&gt;&lt;td&gt;1&lt;/td&gt;&lt;td&gt;&lt;button type=&quot;button&quot; onclick=&quot;popCardMain('Y-13')&quot;&gt;-&lt;/button&gt;&lt;/td&gt;&lt;td id=&quot;table-main-Y-13-numCopies&quot;&gt;0&lt;/td&gt;&lt;td&gt;&lt;button type=&quot;button&quot; onclick=&quot;pushCardMain('Y-13')&quot;&gt;+&lt;/button&gt;&lt;/td&gt;&lt;td&gt;&lt;button type=&quot;button&quot; onclick=&quot;popCardSide('Y-13')&quot;&gt;-&lt;/button&gt;&lt;/td&gt;&lt;td id=&quot;table-side-Y-13-numCopies&quot;&gt;0&lt;/td&gt;&lt;td&gt;&lt;button type=&quot;button&quot; onclick=&quot;pushCardSide('Y-13')&quot;&gt;+&lt;/button&gt;&lt;/td&gt;&lt;/tr&gt;" calcext:value-type="string">
            <text:p>&lt;tr id="table-Y-13" data-expansion="20" data-type="4" data-color="40"&gt;&lt;td&gt;Y-13&lt;/td&gt;&lt;td&gt;イエローストーン&lt;/td&gt;&lt;td&gt;黄&lt;/td&gt;&lt;td&gt;マリョク&lt;/td&gt;&lt;td&gt;1&lt;/td&gt;&lt;td&gt;&lt;button type="button" onclick="popCardMain('Y-13')"&gt;-&lt;/button&gt;&lt;/td&gt;&lt;td id="table-main-Y-13-numCopies"&gt;0&lt;/td&gt;&lt;td&gt;&lt;button type="button" onclick="pushCardMain('Y-13')"&gt;+&lt;/button&gt;&lt;/td&gt;&lt;td&gt;&lt;button type="button" onclick="popCardSide('Y-13')"&gt;-&lt;/button&gt;&lt;/td&gt;&lt;td id="table-side-Y-13-numCopies"&gt;0&lt;/td&gt;&lt;td&gt;&lt;button type="button" onclick="pushCardSide('Y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M134];[$HTML.$C$1];[.$B134];[$HTML.$D$1];[.$B134];[$HTML.$E$1];[.$B134];[$HTML.$F$1];[.$B134];[$HTML.$G$1])" office:value-type="string" office:string-value="&lt;div class=&quot;card&quot; id=&quot;main-2-1&quot;&gt;&lt;img width=&quot;115&quot; heidht=&quot;160&quot; src=&quot;https://one-draw.jp/ijinden/cardlist/002/card/02_001.png&quot; /&gt;&lt;div class=&quot;numCopies&quot; id=&quot;main-2-1-numCopies&quot;&gt;0&lt;/div&gt;&lt;button type=&quot;button&quot; class=&quot;pop&quot; onclick=&quot;popCardMain('2-1');&quot;&gt;-&lt;/button&gt;&lt;button type=&quot;button&quot; class=&quot;push&quot; onclick=&quot;pushCardMain('2-1');&quot;&gt;+&lt;/button&gt;&lt;button type=&quot;button&quot; class=&quot;drop&quot; onclick=&quot;dropCardMain('2-1');&quot;&gt;↓&lt;/button&gt;&lt;/div&gt;" calcext:value-type="string">
            <text:p>&lt;div class="card" id="main-2-1"&gt;&lt;img width="115" heidht="160" src="https://one-draw.jp/ijinden/cardlist/002/card/02_001.png" /&gt;&lt;div class="numCopies" id="main-2-1-numCopies"&gt;0&lt;/div&gt;&lt;button type="button" class="pop" onclick="popCardMain('2-1');"&gt;-&lt;/button&gt;&lt;button type="button" class="push" onclick="pushCardMain('2-1');"&gt;+&lt;/button&gt;&lt;button type="button" class="drop" onclick="dropCardMain('2-1');"&gt;↓&lt;/button&gt;&lt;/div&gt;</text:p>
          </table:table-cell>
          <table:table-cell table:formula="of:=CONCATENATE([$HTML.$A$2];[.$B134];[$HTML.$B$2];[.$M134];[$HTML.$C$2];[.$B134];[$HTML.$D$2];[.$B134];[$HTML.$E$2];[.$B134];[$HTML.$F$2];[.$B134];[$HTML.$G$2])" office:value-type="string" office:string-value="&lt;div class=&quot;card&quot; id=&quot;side-2-1&quot;&gt;&lt;img width=&quot;115&quot; heidht=&quot;160&quot; src=&quot;https://one-draw.jp/ijinden/cardlist/002/card/02_001.png&quot; /&gt;&lt;div class=&quot;numCopies&quot; id=&quot;side-2-1-numCopies&quot;&gt;0&lt;/div&gt;&lt;button type=&quot;button&quot; class=&quot;pop&quot; onclick=&quot;popCardSide('2-1');&quot;&gt;-&lt;/button&gt;&lt;button type=&quot;button&quot; class=&quot;push&quot; onclick=&quot;pushCardSide('2-1');&quot;&gt;+&lt;/button&gt;&lt;button type=&quot;button&quot; class=&quot;raise&quot; onclick=&quot;raiseCardSide('2-1');&quot;&gt;↑&lt;/button&gt;&lt;/div&gt;" calcext:value-type="string">
            <text:p>&lt;div class="card" id="side-2-1"&gt;&lt;img width="115" heidht="160" src="https://one-draw.jp/ijinden/cardlist/002/card/02_001.png" /&gt;&lt;div class="numCopies" id="side-2-1-numCopies"&gt;0&lt;/div&gt;&lt;button type="button" class="pop" onclick="popCardSide('2-1');"&gt;-&lt;/button&gt;&lt;button type="button" class="push" onclick="pushCardSide('2-1');"&gt;+&lt;/button&gt;&lt;button type="button" class="raise" onclick="raiseCardSide('2-1');"&gt;↑&lt;/button&gt;&lt;/div&gt;</text:p>
          </table:table-cell>
          <table:table-cell table:formula="of:=CONCATENATE([$HTML.$A$3];[.B134];[$HTML.$B$3];[.F134];[$HTML.$C$3];[.H134];[$HTML.$D$3];[.J134];[$HTML.$E$3];[.B134];[$HTML.$F$3];[.D134];[$HTML.$G$3];[.I134];[$HTML.$H$3];[.G134];[$HTML.$I$3];[.K134];[$HTML.$J$3];[.B134];[$HTML.$K$3];[.B134];[$HTML.$L$3];[.B134];[$HTML.$M$3];[.B134];[$HTML.$N$3];[.B134];[$HTML.$O$3];[.B134];[$HTML.$P$3])" office:value-type="string" office:string-value="&lt;tr id=&quot;table-2-1&quot; data-expansion=&quot;25&quot; data-type=&quot;1&quot; data-color=&quot;10&quot;&gt;&lt;td&gt;2-1&lt;/td&gt;&lt;td&gt;天草四郎&lt;/td&gt;&lt;td&gt;赤&lt;/td&gt;&lt;td&gt;イジン&lt;/td&gt;&lt;td&gt;3&lt;/td&gt;&lt;td&gt;&lt;button type=&quot;button&quot; onclick=&quot;popCardMain('2-1')&quot;&gt;-&lt;/button&gt;&lt;/td&gt;&lt;td id=&quot;table-main-2-1-numCopies&quot;&gt;0&lt;/td&gt;&lt;td&gt;&lt;button type=&quot;button&quot; onclick=&quot;pushCardMain('2-1')&quot;&gt;+&lt;/button&gt;&lt;/td&gt;&lt;td&gt;&lt;button type=&quot;button&quot; onclick=&quot;popCardSide('2-1')&quot;&gt;-&lt;/button&gt;&lt;/td&gt;&lt;td id=&quot;table-side-2-1-numCopies&quot;&gt;0&lt;/td&gt;&lt;td&gt;&lt;button type=&quot;button&quot; onclick=&quot;pushCardSide('2-1')&quot;&gt;+&lt;/button&gt;&lt;/td&gt;&lt;/tr&gt;" calcext:value-type="string">
            <text:p>&lt;tr id="table-2-1" data-expansion="25" data-type="1" data-color="10"&gt;&lt;td&gt;2-1&lt;/td&gt;&lt;td&gt;天草四郎&lt;/td&gt;&lt;td&gt;赤&lt;/td&gt;&lt;td&gt;イジン&lt;/td&gt;&lt;td&gt;3&lt;/td&gt;&lt;td&gt;&lt;button type="button" onclick="popCardMain('2-1')"&gt;-&lt;/button&gt;&lt;/td&gt;&lt;td id="table-main-2-1-numCopies"&gt;0&lt;/td&gt;&lt;td&gt;&lt;button type="button" onclick="pushCardMain('2-1')"&gt;+&lt;/button&gt;&lt;/td&gt;&lt;td&gt;&lt;button type="button" onclick="popCardSide('2-1')"&gt;-&lt;/button&gt;&lt;/td&gt;&lt;td id="table-side-2-1-numCopies"&gt;0&lt;/td&gt;&lt;td&gt;&lt;button type="button" onclick="pushCardSide('2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M135];[$HTML.$C$1];[.$B135];[$HTML.$D$1];[.$B135];[$HTML.$E$1];[.$B135];[$HTML.$F$1];[.$B135];[$HTML.$G$1])" office:value-type="string" office:string-value="&lt;div class=&quot;card&quot; id=&quot;main-2-2&quot;&gt;&lt;img width=&quot;115&quot; heidht=&quot;160&quot; src=&quot;https://one-draw.jp/ijinden/cardlist/002/card/02_002.png&quot; /&gt;&lt;div class=&quot;numCopies&quot; id=&quot;main-2-2-numCopies&quot;&gt;0&lt;/div&gt;&lt;button type=&quot;button&quot; class=&quot;pop&quot; onclick=&quot;popCardMain('2-2');&quot;&gt;-&lt;/button&gt;&lt;button type=&quot;button&quot; class=&quot;push&quot; onclick=&quot;pushCardMain('2-2');&quot;&gt;+&lt;/button&gt;&lt;button type=&quot;button&quot; class=&quot;drop&quot; onclick=&quot;dropCardMain('2-2');&quot;&gt;↓&lt;/button&gt;&lt;/div&gt;" calcext:value-type="string">
            <text:p>&lt;div class="card" id="main-2-2"&gt;&lt;img width="115" heidht="160" src="https://one-draw.jp/ijinden/cardlist/002/card/02_002.png" /&gt;&lt;div class="numCopies" id="main-2-2-numCopies"&gt;0&lt;/div&gt;&lt;button type="button" class="pop" onclick="popCardMain('2-2');"&gt;-&lt;/button&gt;&lt;button type="button" class="push" onclick="pushCardMain('2-2');"&gt;+&lt;/button&gt;&lt;button type="button" class="drop" onclick="dropCardMain('2-2');"&gt;↓&lt;/button&gt;&lt;/div&gt;</text:p>
          </table:table-cell>
          <table:table-cell table:formula="of:=CONCATENATE([$HTML.$A$2];[.$B135];[$HTML.$B$2];[.$M135];[$HTML.$C$2];[.$B135];[$HTML.$D$2];[.$B135];[$HTML.$E$2];[.$B135];[$HTML.$F$2];[.$B135];[$HTML.$G$2])" office:value-type="string" office:string-value="&lt;div class=&quot;card&quot; id=&quot;side-2-2&quot;&gt;&lt;img width=&quot;115&quot; heidht=&quot;160&quot; src=&quot;https://one-draw.jp/ijinden/cardlist/002/card/02_002.png&quot; /&gt;&lt;div class=&quot;numCopies&quot; id=&quot;side-2-2-numCopies&quot;&gt;0&lt;/div&gt;&lt;button type=&quot;button&quot; class=&quot;pop&quot; onclick=&quot;popCardSide('2-2');&quot;&gt;-&lt;/button&gt;&lt;button type=&quot;button&quot; class=&quot;push&quot; onclick=&quot;pushCardSide('2-2');&quot;&gt;+&lt;/button&gt;&lt;button type=&quot;button&quot; class=&quot;raise&quot; onclick=&quot;raiseCardSide('2-2');&quot;&gt;↑&lt;/button&gt;&lt;/div&gt;" calcext:value-type="string">
            <text:p>&lt;div class="card" id="side-2-2"&gt;&lt;img width="115" heidht="160" src="https://one-draw.jp/ijinden/cardlist/002/card/02_002.png" /&gt;&lt;div class="numCopies" id="side-2-2-numCopies"&gt;0&lt;/div&gt;&lt;button type="button" class="pop" onclick="popCardSide('2-2');"&gt;-&lt;/button&gt;&lt;button type="button" class="push" onclick="pushCardSide('2-2');"&gt;+&lt;/button&gt;&lt;button type="button" class="raise" onclick="raiseCardSide('2-2');"&gt;↑&lt;/button&gt;&lt;/div&gt;</text:p>
          </table:table-cell>
          <table:table-cell table:formula="of:=CONCATENATE([$HTML.$A$3];[.B135];[$HTML.$B$3];[.F135];[$HTML.$C$3];[.H135];[$HTML.$D$3];[.J135];[$HTML.$E$3];[.B135];[$HTML.$F$3];[.D135];[$HTML.$G$3];[.I135];[$HTML.$H$3];[.G135];[$HTML.$I$3];[.K135];[$HTML.$J$3];[.B135];[$HTML.$K$3];[.B135];[$HTML.$L$3];[.B135];[$HTML.$M$3];[.B135];[$HTML.$N$3];[.B135];[$HTML.$O$3];[.B135];[$HTML.$P$3])" office:value-type="string" office:string-value="&lt;tr id=&quot;table-2-2&quot; data-expansion=&quot;25&quot; data-type=&quot;1&quot; data-color=&quot;20&quot;&gt;&lt;td&gt;2-2&lt;/td&gt;&lt;td&gt;ピョートル大帝&lt;/td&gt;&lt;td&gt;青&lt;/td&gt;&lt;td&gt;イジン&lt;/td&gt;&lt;td&gt;5&lt;/td&gt;&lt;td&gt;&lt;button type=&quot;button&quot; onclick=&quot;popCardMain('2-2')&quot;&gt;-&lt;/button&gt;&lt;/td&gt;&lt;td id=&quot;table-main-2-2-numCopies&quot;&gt;0&lt;/td&gt;&lt;td&gt;&lt;button type=&quot;button&quot; onclick=&quot;pushCardMain('2-2')&quot;&gt;+&lt;/button&gt;&lt;/td&gt;&lt;td&gt;&lt;button type=&quot;button&quot; onclick=&quot;popCardSide('2-2')&quot;&gt;-&lt;/button&gt;&lt;/td&gt;&lt;td id=&quot;table-side-2-2-numCopies&quot;&gt;0&lt;/td&gt;&lt;td&gt;&lt;button type=&quot;button&quot; onclick=&quot;pushCardSide('2-2')&quot;&gt;+&lt;/button&gt;&lt;/td&gt;&lt;/tr&gt;" calcext:value-type="string">
            <text:p>&lt;tr id="table-2-2" data-expansion="25" data-type="1" data-color="20"&gt;&lt;td&gt;2-2&lt;/td&gt;&lt;td&gt;ピョートル大帝&lt;/td&gt;&lt;td&gt;青&lt;/td&gt;&lt;td&gt;イジン&lt;/td&gt;&lt;td&gt;5&lt;/td&gt;&lt;td&gt;&lt;button type="button" onclick="popCardMain('2-2')"&gt;-&lt;/button&gt;&lt;/td&gt;&lt;td id="table-main-2-2-numCopies"&gt;0&lt;/td&gt;&lt;td&gt;&lt;button type="button" onclick="pushCardMain('2-2')"&gt;+&lt;/button&gt;&lt;/td&gt;&lt;td&gt;&lt;button type="button" onclick="popCardSide('2-2')"&gt;-&lt;/button&gt;&lt;/td&gt;&lt;td id="table-side-2-2-numCopies"&gt;0&lt;/td&gt;&lt;td&gt;&lt;button type="button" onclick="pushCardSide('2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M136];[$HTML.$C$1];[.$B136];[$HTML.$D$1];[.$B136];[$HTML.$E$1];[.$B136];[$HTML.$F$1];[.$B136];[$HTML.$G$1])" office:value-type="string" office:string-value="&lt;div class=&quot;card&quot; id=&quot;main-2-3&quot;&gt;&lt;img width=&quot;115&quot; heidht=&quot;160&quot; src=&quot;https://one-draw.jp/ijinden/cardlist/002/card/02_003.png&quot; /&gt;&lt;div class=&quot;numCopies&quot; id=&quot;main-2-3-numCopies&quot;&gt;0&lt;/div&gt;&lt;button type=&quot;button&quot; class=&quot;pop&quot; onclick=&quot;popCardMain('2-3');&quot;&gt;-&lt;/button&gt;&lt;button type=&quot;button&quot; class=&quot;push&quot; onclick=&quot;pushCardMain('2-3');&quot;&gt;+&lt;/button&gt;&lt;button type=&quot;button&quot; class=&quot;drop&quot; onclick=&quot;dropCardMain('2-3');&quot;&gt;↓&lt;/button&gt;&lt;/div&gt;" calcext:value-type="string">
            <text:p>&lt;div class="card" id="main-2-3"&gt;&lt;img width="115" heidht="160" src="https://one-draw.jp/ijinden/cardlist/002/card/02_003.png" /&gt;&lt;div class="numCopies" id="main-2-3-numCopies"&gt;0&lt;/div&gt;&lt;button type="button" class="pop" onclick="popCardMain('2-3');"&gt;-&lt;/button&gt;&lt;button type="button" class="push" onclick="pushCardMain('2-3');"&gt;+&lt;/button&gt;&lt;button type="button" class="drop" onclick="dropCardMain('2-3');"&gt;↓&lt;/button&gt;&lt;/div&gt;</text:p>
          </table:table-cell>
          <table:table-cell table:formula="of:=CONCATENATE([$HTML.$A$2];[.$B136];[$HTML.$B$2];[.$M136];[$HTML.$C$2];[.$B136];[$HTML.$D$2];[.$B136];[$HTML.$E$2];[.$B136];[$HTML.$F$2];[.$B136];[$HTML.$G$2])" office:value-type="string" office:string-value="&lt;div class=&quot;card&quot; id=&quot;side-2-3&quot;&gt;&lt;img width=&quot;115&quot; heidht=&quot;160&quot; src=&quot;https://one-draw.jp/ijinden/cardlist/002/card/02_003.png&quot; /&gt;&lt;div class=&quot;numCopies&quot; id=&quot;side-2-3-numCopies&quot;&gt;0&lt;/div&gt;&lt;button type=&quot;button&quot; class=&quot;pop&quot; onclick=&quot;popCardSide('2-3');&quot;&gt;-&lt;/button&gt;&lt;button type=&quot;button&quot; class=&quot;push&quot; onclick=&quot;pushCardSide('2-3');&quot;&gt;+&lt;/button&gt;&lt;button type=&quot;button&quot; class=&quot;raise&quot; onclick=&quot;raiseCardSide('2-3');&quot;&gt;↑&lt;/button&gt;&lt;/div&gt;" calcext:value-type="string">
            <text:p>&lt;div class="card" id="side-2-3"&gt;&lt;img width="115" heidht="160" src="https://one-draw.jp/ijinden/cardlist/002/card/02_003.png" /&gt;&lt;div class="numCopies" id="side-2-3-numCopies"&gt;0&lt;/div&gt;&lt;button type="button" class="pop" onclick="popCardSide('2-3');"&gt;-&lt;/button&gt;&lt;button type="button" class="push" onclick="pushCardSide('2-3');"&gt;+&lt;/button&gt;&lt;button type="button" class="raise" onclick="raiseCardSide('2-3');"&gt;↑&lt;/button&gt;&lt;/div&gt;</text:p>
          </table:table-cell>
          <table:table-cell table:formula="of:=CONCATENATE([$HTML.$A$3];[.B136];[$HTML.$B$3];[.F136];[$HTML.$C$3];[.H136];[$HTML.$D$3];[.J136];[$HTML.$E$3];[.B136];[$HTML.$F$3];[.D136];[$HTML.$G$3];[.I136];[$HTML.$H$3];[.G136];[$HTML.$I$3];[.K136];[$HTML.$J$3];[.B136];[$HTML.$K$3];[.B136];[$HTML.$L$3];[.B136];[$HTML.$M$3];[.B136];[$HTML.$N$3];[.B136];[$HTML.$O$3];[.B136];[$HTML.$P$3])" office:value-type="string" office:string-value="&lt;tr id=&quot;table-2-3&quot; data-expansion=&quot;25&quot; data-type=&quot;1&quot; data-color=&quot;30&quot;&gt;&lt;td&gt;2-3&lt;/td&gt;&lt;td&gt;エイブラハム・リンカン&lt;/td&gt;&lt;td&gt;緑&lt;/td&gt;&lt;td&gt;イジン&lt;/td&gt;&lt;td&gt;9&lt;/td&gt;&lt;td&gt;&lt;button type=&quot;button&quot; onclick=&quot;popCardMain('2-3')&quot;&gt;-&lt;/button&gt;&lt;/td&gt;&lt;td id=&quot;table-main-2-3-numCopies&quot;&gt;0&lt;/td&gt;&lt;td&gt;&lt;button type=&quot;button&quot; onclick=&quot;pushCardMain('2-3')&quot;&gt;+&lt;/button&gt;&lt;/td&gt;&lt;td&gt;&lt;button type=&quot;button&quot; onclick=&quot;popCardSide('2-3')&quot;&gt;-&lt;/button&gt;&lt;/td&gt;&lt;td id=&quot;table-side-2-3-numCopies&quot;&gt;0&lt;/td&gt;&lt;td&gt;&lt;button type=&quot;button&quot; onclick=&quot;pushCardSide('2-3')&quot;&gt;+&lt;/button&gt;&lt;/td&gt;&lt;/tr&gt;" calcext:value-type="string">
            <text:p>&lt;tr id="table-2-3" data-expansion="25" data-type="1" data-color="30"&gt;&lt;td&gt;2-3&lt;/td&gt;&lt;td&gt;エイブラハム・リンカン&lt;/td&gt;&lt;td&gt;緑&lt;/td&gt;&lt;td&gt;イジン&lt;/td&gt;&lt;td&gt;9&lt;/td&gt;&lt;td&gt;&lt;button type="button" onclick="popCardMain('2-3')"&gt;-&lt;/button&gt;&lt;/td&gt;&lt;td id="table-main-2-3-numCopies"&gt;0&lt;/td&gt;&lt;td&gt;&lt;button type="button" onclick="pushCardMain('2-3')"&gt;+&lt;/button&gt;&lt;/td&gt;&lt;td&gt;&lt;button type="button" onclick="popCardSide('2-3')"&gt;-&lt;/button&gt;&lt;/td&gt;&lt;td id="table-side-2-3-numCopies"&gt;0&lt;/td&gt;&lt;td&gt;&lt;button type="button" onclick="pushCardSide('2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M137];[$HTML.$C$1];[.$B137];[$HTML.$D$1];[.$B137];[$HTML.$E$1];[.$B137];[$HTML.$F$1];[.$B137];[$HTML.$G$1])" office:value-type="string" office:string-value="&lt;div class=&quot;card&quot; id=&quot;main-2-4&quot;&gt;&lt;img width=&quot;115&quot; heidht=&quot;160&quot; src=&quot;https://one-draw.jp/ijinden/cardlist/002/card/02_004.png&quot; /&gt;&lt;div class=&quot;numCopies&quot; id=&quot;main-2-4-numCopies&quot;&gt;0&lt;/div&gt;&lt;button type=&quot;button&quot; class=&quot;pop&quot; onclick=&quot;popCardMain('2-4');&quot;&gt;-&lt;/button&gt;&lt;button type=&quot;button&quot; class=&quot;push&quot; onclick=&quot;pushCardMain('2-4');&quot;&gt;+&lt;/button&gt;&lt;button type=&quot;button&quot; class=&quot;drop&quot; onclick=&quot;dropCardMain('2-4');&quot;&gt;↓&lt;/button&gt;&lt;/div&gt;" calcext:value-type="string">
            <text:p>&lt;div class="card" id="main-2-4"&gt;&lt;img width="115" heidht="160" src="https://one-draw.jp/ijinden/cardlist/002/card/02_004.png" /&gt;&lt;div class="numCopies" id="main-2-4-numCopies"&gt;0&lt;/div&gt;&lt;button type="button" class="pop" onclick="popCardMain('2-4');"&gt;-&lt;/button&gt;&lt;button type="button" class="push" onclick="pushCardMain('2-4');"&gt;+&lt;/button&gt;&lt;button type="button" class="drop" onclick="dropCardMain('2-4');"&gt;↓&lt;/button&gt;&lt;/div&gt;</text:p>
          </table:table-cell>
          <table:table-cell table:formula="of:=CONCATENATE([$HTML.$A$2];[.$B137];[$HTML.$B$2];[.$M137];[$HTML.$C$2];[.$B137];[$HTML.$D$2];[.$B137];[$HTML.$E$2];[.$B137];[$HTML.$F$2];[.$B137];[$HTML.$G$2])" office:value-type="string" office:string-value="&lt;div class=&quot;card&quot; id=&quot;side-2-4&quot;&gt;&lt;img width=&quot;115&quot; heidht=&quot;160&quot; src=&quot;https://one-draw.jp/ijinden/cardlist/002/card/02_004.png&quot; /&gt;&lt;div class=&quot;numCopies&quot; id=&quot;side-2-4-numCopies&quot;&gt;0&lt;/div&gt;&lt;button type=&quot;button&quot; class=&quot;pop&quot; onclick=&quot;popCardSide('2-4');&quot;&gt;-&lt;/button&gt;&lt;button type=&quot;button&quot; class=&quot;push&quot; onclick=&quot;pushCardSide('2-4');&quot;&gt;+&lt;/button&gt;&lt;button type=&quot;button&quot; class=&quot;raise&quot; onclick=&quot;raiseCardSide('2-4');&quot;&gt;↑&lt;/button&gt;&lt;/div&gt;" calcext:value-type="string">
            <text:p>&lt;div class="card" id="side-2-4"&gt;&lt;img width="115" heidht="160" src="https://one-draw.jp/ijinden/cardlist/002/card/02_004.png" /&gt;&lt;div class="numCopies" id="side-2-4-numCopies"&gt;0&lt;/div&gt;&lt;button type="button" class="pop" onclick="popCardSide('2-4');"&gt;-&lt;/button&gt;&lt;button type="button" class="push" onclick="pushCardSide('2-4');"&gt;+&lt;/button&gt;&lt;button type="button" class="raise" onclick="raiseCardSide('2-4');"&gt;↑&lt;/button&gt;&lt;/div&gt;</text:p>
          </table:table-cell>
          <table:table-cell table:formula="of:=CONCATENATE([$HTML.$A$3];[.B137];[$HTML.$B$3];[.F137];[$HTML.$C$3];[.H137];[$HTML.$D$3];[.J137];[$HTML.$E$3];[.B137];[$HTML.$F$3];[.D137];[$HTML.$G$3];[.I137];[$HTML.$H$3];[.G137];[$HTML.$I$3];[.K137];[$HTML.$J$3];[.B137];[$HTML.$K$3];[.B137];[$HTML.$L$3];[.B137];[$HTML.$M$3];[.B137];[$HTML.$N$3];[.B137];[$HTML.$O$3];[.B137];[$HTML.$P$3])" office:value-type="string" office:string-value="&lt;tr id=&quot;table-2-4&quot; data-expansion=&quot;25&quot; data-type=&quot;1&quot; data-color=&quot;40&quot;&gt;&lt;td&gt;2-4&lt;/td&gt;&lt;td&gt;アイザック・ニュートン&lt;/td&gt;&lt;td&gt;黄&lt;/td&gt;&lt;td&gt;イジン&lt;/td&gt;&lt;td&gt;8&lt;/td&gt;&lt;td&gt;&lt;button type=&quot;button&quot; onclick=&quot;popCardMain('2-4')&quot;&gt;-&lt;/button&gt;&lt;/td&gt;&lt;td id=&quot;table-main-2-4-numCopies&quot;&gt;0&lt;/td&gt;&lt;td&gt;&lt;button type=&quot;button&quot; onclick=&quot;pushCardMain('2-4')&quot;&gt;+&lt;/button&gt;&lt;/td&gt;&lt;td&gt;&lt;button type=&quot;button&quot; onclick=&quot;popCardSide('2-4')&quot;&gt;-&lt;/button&gt;&lt;/td&gt;&lt;td id=&quot;table-side-2-4-numCopies&quot;&gt;0&lt;/td&gt;&lt;td&gt;&lt;button type=&quot;button&quot; onclick=&quot;pushCardSide('2-4')&quot;&gt;+&lt;/button&gt;&lt;/td&gt;&lt;/tr&gt;" calcext:value-type="string">
            <text:p>&lt;tr id="table-2-4" data-expansion="25" data-type="1" data-color="40"&gt;&lt;td&gt;2-4&lt;/td&gt;&lt;td&gt;アイザック・ニュートン&lt;/td&gt;&lt;td&gt;黄&lt;/td&gt;&lt;td&gt;イジン&lt;/td&gt;&lt;td&gt;8&lt;/td&gt;&lt;td&gt;&lt;button type="button" onclick="popCardMain('2-4')"&gt;-&lt;/button&gt;&lt;/td&gt;&lt;td id="table-main-2-4-numCopies"&gt;0&lt;/td&gt;&lt;td&gt;&lt;button type="button" onclick="pushCardMain('2-4')"&gt;+&lt;/button&gt;&lt;/td&gt;&lt;td&gt;&lt;button type="button" onclick="popCardSide('2-4')"&gt;-&lt;/button&gt;&lt;/td&gt;&lt;td id="table-side-2-4-numCopies"&gt;0&lt;/td&gt;&lt;td&gt;&lt;button type="button" onclick="pushCardSide('2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M138];[$HTML.$C$1];[.$B138];[$HTML.$D$1];[.$B138];[$HTML.$E$1];[.$B138];[$HTML.$F$1];[.$B138];[$HTML.$G$1])" office:value-type="string" office:string-value="&lt;div class=&quot;card&quot; id=&quot;main-2-5&quot;&gt;&lt;img width=&quot;115&quot; heidht=&quot;160&quot; src=&quot;https://one-draw.jp/ijinden/cardlist/002/card/02_005.png&quot; /&gt;&lt;div class=&quot;numCopies&quot; id=&quot;main-2-5-numCopies&quot;&gt;0&lt;/div&gt;&lt;button type=&quot;button&quot; class=&quot;pop&quot; onclick=&quot;popCardMain('2-5');&quot;&gt;-&lt;/button&gt;&lt;button type=&quot;button&quot; class=&quot;push&quot; onclick=&quot;pushCardMain('2-5');&quot;&gt;+&lt;/button&gt;&lt;button type=&quot;button&quot; class=&quot;drop&quot; onclick=&quot;dropCardMain('2-5');&quot;&gt;↓&lt;/button&gt;&lt;/div&gt;" calcext:value-type="string">
            <text:p>&lt;div class="card" id="main-2-5"&gt;&lt;img width="115" heidht="160" src="https://one-draw.jp/ijinden/cardlist/002/card/02_005.png" /&gt;&lt;div class="numCopies" id="main-2-5-numCopies"&gt;0&lt;/div&gt;&lt;button type="button" class="pop" onclick="popCardMain('2-5');"&gt;-&lt;/button&gt;&lt;button type="button" class="push" onclick="pushCardMain('2-5');"&gt;+&lt;/button&gt;&lt;button type="button" class="drop" onclick="dropCardMain('2-5');"&gt;↓&lt;/button&gt;&lt;/div&gt;</text:p>
          </table:table-cell>
          <table:table-cell table:formula="of:=CONCATENATE([$HTML.$A$2];[.$B138];[$HTML.$B$2];[.$M138];[$HTML.$C$2];[.$B138];[$HTML.$D$2];[.$B138];[$HTML.$E$2];[.$B138];[$HTML.$F$2];[.$B138];[$HTML.$G$2])" office:value-type="string" office:string-value="&lt;div class=&quot;card&quot; id=&quot;side-2-5&quot;&gt;&lt;img width=&quot;115&quot; heidht=&quot;160&quot; src=&quot;https://one-draw.jp/ijinden/cardlist/002/card/02_005.png&quot; /&gt;&lt;div class=&quot;numCopies&quot; id=&quot;side-2-5-numCopies&quot;&gt;0&lt;/div&gt;&lt;button type=&quot;button&quot; class=&quot;pop&quot; onclick=&quot;popCardSide('2-5');&quot;&gt;-&lt;/button&gt;&lt;button type=&quot;button&quot; class=&quot;push&quot; onclick=&quot;pushCardSide('2-5');&quot;&gt;+&lt;/button&gt;&lt;button type=&quot;button&quot; class=&quot;raise&quot; onclick=&quot;raiseCardSide('2-5');&quot;&gt;↑&lt;/button&gt;&lt;/div&gt;" calcext:value-type="string">
            <text:p>&lt;div class="card" id="side-2-5"&gt;&lt;img width="115" heidht="160" src="https://one-draw.jp/ijinden/cardlist/002/card/02_005.png" /&gt;&lt;div class="numCopies" id="side-2-5-numCopies"&gt;0&lt;/div&gt;&lt;button type="button" class="pop" onclick="popCardSide('2-5');"&gt;-&lt;/button&gt;&lt;button type="button" class="push" onclick="pushCardSide('2-5');"&gt;+&lt;/button&gt;&lt;button type="button" class="raise" onclick="raiseCardSide('2-5');"&gt;↑&lt;/button&gt;&lt;/div&gt;</text:p>
          </table:table-cell>
          <table:table-cell table:formula="of:=CONCATENATE([$HTML.$A$3];[.B138];[$HTML.$B$3];[.F138];[$HTML.$C$3];[.H138];[$HTML.$D$3];[.J138];[$HTML.$E$3];[.B138];[$HTML.$F$3];[.D138];[$HTML.$G$3];[.I138];[$HTML.$H$3];[.G138];[$HTML.$I$3];[.K138];[$HTML.$J$3];[.B138];[$HTML.$K$3];[.B138];[$HTML.$L$3];[.B138];[$HTML.$M$3];[.B138];[$HTML.$N$3];[.B138];[$HTML.$O$3];[.B138];[$HTML.$P$3])" office:value-type="string" office:string-value="&lt;tr id=&quot;table-2-5&quot; data-expansion=&quot;25&quot; data-type=&quot;1&quot; data-color=&quot;40&quot;&gt;&lt;td&gt;2-5&lt;/td&gt;&lt;td&gt;親鸞&lt;/td&gt;&lt;td&gt;黄&lt;/td&gt;&lt;td&gt;イジン&lt;/td&gt;&lt;td&gt;4&lt;/td&gt;&lt;td&gt;&lt;button type=&quot;button&quot; onclick=&quot;popCardMain('2-5')&quot;&gt;-&lt;/button&gt;&lt;/td&gt;&lt;td id=&quot;table-main-2-5-numCopies&quot;&gt;0&lt;/td&gt;&lt;td&gt;&lt;button type=&quot;button&quot; onclick=&quot;pushCardMain('2-5')&quot;&gt;+&lt;/button&gt;&lt;/td&gt;&lt;td&gt;&lt;button type=&quot;button&quot; onclick=&quot;popCardSide('2-5')&quot;&gt;-&lt;/button&gt;&lt;/td&gt;&lt;td id=&quot;table-side-2-5-numCopies&quot;&gt;0&lt;/td&gt;&lt;td&gt;&lt;button type=&quot;button&quot; onclick=&quot;pushCardSide('2-5')&quot;&gt;+&lt;/button&gt;&lt;/td&gt;&lt;/tr&gt;" calcext:value-type="string">
            <text:p>&lt;tr id="table-2-5" data-expansion="25" data-type="1" data-color="40"&gt;&lt;td&gt;2-5&lt;/td&gt;&lt;td&gt;親鸞&lt;/td&gt;&lt;td&gt;黄&lt;/td&gt;&lt;td&gt;イジン&lt;/td&gt;&lt;td&gt;4&lt;/td&gt;&lt;td&gt;&lt;button type="button" onclick="popCardMain('2-5')"&gt;-&lt;/button&gt;&lt;/td&gt;&lt;td id="table-main-2-5-numCopies"&gt;0&lt;/td&gt;&lt;td&gt;&lt;button type="button" onclick="pushCardMain('2-5')"&gt;+&lt;/button&gt;&lt;/td&gt;&lt;td&gt;&lt;button type="button" onclick="popCardSide('2-5')"&gt;-&lt;/button&gt;&lt;/td&gt;&lt;td id="table-side-2-5-numCopies"&gt;0&lt;/td&gt;&lt;td&gt;&lt;button type="button" onclick="pushCardSide('2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M139];[$HTML.$C$1];[.$B139];[$HTML.$D$1];[.$B139];[$HTML.$E$1];[.$B139];[$HTML.$F$1];[.$B139];[$HTML.$G$1])" office:value-type="string" office:string-value="&lt;div class=&quot;card&quot; id=&quot;main-2-6&quot;&gt;&lt;img width=&quot;115&quot; heidht=&quot;160&quot; src=&quot;https://one-draw.jp/ijinden/cardlist/002/card/02_006.png&quot; /&gt;&lt;div class=&quot;numCopies&quot; id=&quot;main-2-6-numCopies&quot;&gt;0&lt;/div&gt;&lt;button type=&quot;button&quot; class=&quot;pop&quot; onclick=&quot;popCardMain('2-6');&quot;&gt;-&lt;/button&gt;&lt;button type=&quot;button&quot; class=&quot;push&quot; onclick=&quot;pushCardMain('2-6');&quot;&gt;+&lt;/button&gt;&lt;button type=&quot;button&quot; class=&quot;drop&quot; onclick=&quot;dropCardMain('2-6');&quot;&gt;↓&lt;/button&gt;&lt;/div&gt;" calcext:value-type="string">
            <text:p>&lt;div class="card" id="main-2-6"&gt;&lt;img width="115" heidht="160" src="https://one-draw.jp/ijinden/cardlist/002/card/02_006.png" /&gt;&lt;div class="numCopies" id="main-2-6-numCopies"&gt;0&lt;/div&gt;&lt;button type="button" class="pop" onclick="popCardMain('2-6');"&gt;-&lt;/button&gt;&lt;button type="button" class="push" onclick="pushCardMain('2-6');"&gt;+&lt;/button&gt;&lt;button type="button" class="drop" onclick="dropCardMain('2-6');"&gt;↓&lt;/button&gt;&lt;/div&gt;</text:p>
          </table:table-cell>
          <table:table-cell table:formula="of:=CONCATENATE([$HTML.$A$2];[.$B139];[$HTML.$B$2];[.$M139];[$HTML.$C$2];[.$B139];[$HTML.$D$2];[.$B139];[$HTML.$E$2];[.$B139];[$HTML.$F$2];[.$B139];[$HTML.$G$2])" office:value-type="string" office:string-value="&lt;div class=&quot;card&quot; id=&quot;side-2-6&quot;&gt;&lt;img width=&quot;115&quot; heidht=&quot;160&quot; src=&quot;https://one-draw.jp/ijinden/cardlist/002/card/02_006.png&quot; /&gt;&lt;div class=&quot;numCopies&quot; id=&quot;side-2-6-numCopies&quot;&gt;0&lt;/div&gt;&lt;button type=&quot;button&quot; class=&quot;pop&quot; onclick=&quot;popCardSide('2-6');&quot;&gt;-&lt;/button&gt;&lt;button type=&quot;button&quot; class=&quot;push&quot; onclick=&quot;pushCardSide('2-6');&quot;&gt;+&lt;/button&gt;&lt;button type=&quot;button&quot; class=&quot;raise&quot; onclick=&quot;raiseCardSide('2-6');&quot;&gt;↑&lt;/button&gt;&lt;/div&gt;" calcext:value-type="string">
            <text:p>&lt;div class="card" id="side-2-6"&gt;&lt;img width="115" heidht="160" src="https://one-draw.jp/ijinden/cardlist/002/card/02_006.png" /&gt;&lt;div class="numCopies" id="side-2-6-numCopies"&gt;0&lt;/div&gt;&lt;button type="button" class="pop" onclick="popCardSide('2-6');"&gt;-&lt;/button&gt;&lt;button type="button" class="push" onclick="pushCardSide('2-6');"&gt;+&lt;/button&gt;&lt;button type="button" class="raise" onclick="raiseCardSide('2-6');"&gt;↑&lt;/button&gt;&lt;/div&gt;</text:p>
          </table:table-cell>
          <table:table-cell table:formula="of:=CONCATENATE([$HTML.$A$3];[.B139];[$HTML.$B$3];[.F139];[$HTML.$C$3];[.H139];[$HTML.$D$3];[.J139];[$HTML.$E$3];[.B139];[$HTML.$F$3];[.D139];[$HTML.$G$3];[.I139];[$HTML.$H$3];[.G139];[$HTML.$I$3];[.K139];[$HTML.$J$3];[.B139];[$HTML.$K$3];[.B139];[$HTML.$L$3];[.B139];[$HTML.$M$3];[.B139];[$HTML.$N$3];[.B139];[$HTML.$O$3];[.B139];[$HTML.$P$3])" office:value-type="string" office:string-value="&lt;tr id=&quot;table-2-6&quot; data-expansion=&quot;25&quot; data-type=&quot;1&quot; data-color=&quot;40&quot;&gt;&lt;td&gt;2-6&lt;/td&gt;&lt;td&gt;ナポレオン・ボナパルト&lt;/td&gt;&lt;td&gt;黄&lt;/td&gt;&lt;td&gt;イジン&lt;/td&gt;&lt;td&gt;7&lt;/td&gt;&lt;td&gt;&lt;button type=&quot;button&quot; onclick=&quot;popCardMain('2-6')&quot;&gt;-&lt;/button&gt;&lt;/td&gt;&lt;td id=&quot;table-main-2-6-numCopies&quot;&gt;0&lt;/td&gt;&lt;td&gt;&lt;button type=&quot;button&quot; onclick=&quot;pushCardMain('2-6')&quot;&gt;+&lt;/button&gt;&lt;/td&gt;&lt;td&gt;&lt;button type=&quot;button&quot; onclick=&quot;popCardSide('2-6')&quot;&gt;-&lt;/button&gt;&lt;/td&gt;&lt;td id=&quot;table-side-2-6-numCopies&quot;&gt;0&lt;/td&gt;&lt;td&gt;&lt;button type=&quot;button&quot; onclick=&quot;pushCardSide('2-6')&quot;&gt;+&lt;/button&gt;&lt;/td&gt;&lt;/tr&gt;" calcext:value-type="string">
            <text:p>&lt;tr id="table-2-6" data-expansion="25" data-type="1" data-color="40"&gt;&lt;td&gt;2-6&lt;/td&gt;&lt;td&gt;ナポレオン・ボナパルト&lt;/td&gt;&lt;td&gt;黄&lt;/td&gt;&lt;td&gt;イジン&lt;/td&gt;&lt;td&gt;7&lt;/td&gt;&lt;td&gt;&lt;button type="button" onclick="popCardMain('2-6')"&gt;-&lt;/button&gt;&lt;/td&gt;&lt;td id="table-main-2-6-numCopies"&gt;0&lt;/td&gt;&lt;td&gt;&lt;button type="button" onclick="pushCardMain('2-6')"&gt;+&lt;/button&gt;&lt;/td&gt;&lt;td&gt;&lt;button type="button" onclick="popCardSide('2-6')"&gt;-&lt;/button&gt;&lt;/td&gt;&lt;td id="table-side-2-6-numCopies"&gt;0&lt;/td&gt;&lt;td&gt;&lt;button type="button" onclick="pushCardSide('2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M140];[$HTML.$C$1];[.$B140];[$HTML.$D$1];[.$B140];[$HTML.$E$1];[.$B140];[$HTML.$F$1];[.$B140];[$HTML.$G$1])" office:value-type="string" office:string-value="&lt;div class=&quot;card&quot; id=&quot;main-2-7&quot;&gt;&lt;img width=&quot;115&quot; heidht=&quot;160&quot; src=&quot;https://one-draw.jp/ijinden/cardlist/002/card/02_007.png&quot; /&gt;&lt;div class=&quot;numCopies&quot; id=&quot;main-2-7-numCopies&quot;&gt;0&lt;/div&gt;&lt;button type=&quot;button&quot; class=&quot;pop&quot; onclick=&quot;popCardMain('2-7');&quot;&gt;-&lt;/button&gt;&lt;button type=&quot;button&quot; class=&quot;push&quot; onclick=&quot;pushCardMain('2-7');&quot;&gt;+&lt;/button&gt;&lt;button type=&quot;button&quot; class=&quot;drop&quot; onclick=&quot;dropCardMain('2-7');&quot;&gt;↓&lt;/button&gt;&lt;/div&gt;" calcext:value-type="string">
            <text:p>&lt;div class="card" id="main-2-7"&gt;&lt;img width="115" heidht="160" src="https://one-draw.jp/ijinden/cardlist/002/card/02_007.png" /&gt;&lt;div class="numCopies" id="main-2-7-numCopies"&gt;0&lt;/div&gt;&lt;button type="button" class="pop" onclick="popCardMain('2-7');"&gt;-&lt;/button&gt;&lt;button type="button" class="push" onclick="pushCardMain('2-7');"&gt;+&lt;/button&gt;&lt;button type="button" class="drop" onclick="dropCardMain('2-7');"&gt;↓&lt;/button&gt;&lt;/div&gt;</text:p>
          </table:table-cell>
          <table:table-cell table:formula="of:=CONCATENATE([$HTML.$A$2];[.$B140];[$HTML.$B$2];[.$M140];[$HTML.$C$2];[.$B140];[$HTML.$D$2];[.$B140];[$HTML.$E$2];[.$B140];[$HTML.$F$2];[.$B140];[$HTML.$G$2])" office:value-type="string" office:string-value="&lt;div class=&quot;card&quot; id=&quot;side-2-7&quot;&gt;&lt;img width=&quot;115&quot; heidht=&quot;160&quot; src=&quot;https://one-draw.jp/ijinden/cardlist/002/card/02_007.png&quot; /&gt;&lt;div class=&quot;numCopies&quot; id=&quot;side-2-7-numCopies&quot;&gt;0&lt;/div&gt;&lt;button type=&quot;button&quot; class=&quot;pop&quot; onclick=&quot;popCardSide('2-7');&quot;&gt;-&lt;/button&gt;&lt;button type=&quot;button&quot; class=&quot;push&quot; onclick=&quot;pushCardSide('2-7');&quot;&gt;+&lt;/button&gt;&lt;button type=&quot;button&quot; class=&quot;raise&quot; onclick=&quot;raiseCardSide('2-7');&quot;&gt;↑&lt;/button&gt;&lt;/div&gt;" calcext:value-type="string">
            <text:p>&lt;div class="card" id="side-2-7"&gt;&lt;img width="115" heidht="160" src="https://one-draw.jp/ijinden/cardlist/002/card/02_007.png" /&gt;&lt;div class="numCopies" id="side-2-7-numCopies"&gt;0&lt;/div&gt;&lt;button type="button" class="pop" onclick="popCardSide('2-7');"&gt;-&lt;/button&gt;&lt;button type="button" class="push" onclick="pushCardSide('2-7');"&gt;+&lt;/button&gt;&lt;button type="button" class="raise" onclick="raiseCardSide('2-7');"&gt;↑&lt;/button&gt;&lt;/div&gt;</text:p>
          </table:table-cell>
          <table:table-cell table:formula="of:=CONCATENATE([$HTML.$A$3];[.B140];[$HTML.$B$3];[.F140];[$HTML.$C$3];[.H140];[$HTML.$D$3];[.J140];[$HTML.$E$3];[.B140];[$HTML.$F$3];[.D140];[$HTML.$G$3];[.I140];[$HTML.$H$3];[.G140];[$HTML.$I$3];[.K140];[$HTML.$J$3];[.B140];[$HTML.$K$3];[.B140];[$HTML.$L$3];[.B140];[$HTML.$M$3];[.B140];[$HTML.$N$3];[.B140];[$HTML.$O$3];[.B140];[$HTML.$P$3])" office:value-type="string" office:string-value="&lt;tr id=&quot;table-2-7&quot; data-expansion=&quot;25&quot; data-type=&quot;1&quot; data-color=&quot;10&quot;&gt;&lt;td&gt;2-7&lt;/td&gt;&lt;td&gt;日野富子&lt;/td&gt;&lt;td&gt;赤&lt;/td&gt;&lt;td&gt;イジン&lt;/td&gt;&lt;td&gt;2&lt;/td&gt;&lt;td&gt;&lt;button type=&quot;button&quot; onclick=&quot;popCardMain('2-7')&quot;&gt;-&lt;/button&gt;&lt;/td&gt;&lt;td id=&quot;table-main-2-7-numCopies&quot;&gt;0&lt;/td&gt;&lt;td&gt;&lt;button type=&quot;button&quot; onclick=&quot;pushCardMain('2-7')&quot;&gt;+&lt;/button&gt;&lt;/td&gt;&lt;td&gt;&lt;button type=&quot;button&quot; onclick=&quot;popCardSide('2-7')&quot;&gt;-&lt;/button&gt;&lt;/td&gt;&lt;td id=&quot;table-side-2-7-numCopies&quot;&gt;0&lt;/td&gt;&lt;td&gt;&lt;button type=&quot;button&quot; onclick=&quot;pushCardSide('2-7')&quot;&gt;+&lt;/button&gt;&lt;/td&gt;&lt;/tr&gt;" calcext:value-type="string">
            <text:p>&lt;tr id="table-2-7" data-expansion="25" data-type="1" data-color="10"&gt;&lt;td&gt;2-7&lt;/td&gt;&lt;td&gt;日野富子&lt;/td&gt;&lt;td&gt;赤&lt;/td&gt;&lt;td&gt;イジン&lt;/td&gt;&lt;td&gt;2&lt;/td&gt;&lt;td&gt;&lt;button type="button" onclick="popCardMain('2-7')"&gt;-&lt;/button&gt;&lt;/td&gt;&lt;td id="table-main-2-7-numCopies"&gt;0&lt;/td&gt;&lt;td&gt;&lt;button type="button" onclick="pushCardMain('2-7')"&gt;+&lt;/button&gt;&lt;/td&gt;&lt;td&gt;&lt;button type="button" onclick="popCardSide('2-7')"&gt;-&lt;/button&gt;&lt;/td&gt;&lt;td id="table-side-2-7-numCopies"&gt;0&lt;/td&gt;&lt;td&gt;&lt;button type="button" onclick="pushCardSide('2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M141];[$HTML.$C$1];[.$B141];[$HTML.$D$1];[.$B141];[$HTML.$E$1];[.$B141];[$HTML.$F$1];[.$B141];[$HTML.$G$1])" office:value-type="string" office:string-value="&lt;div class=&quot;card&quot; id=&quot;main-2-8&quot;&gt;&lt;img width=&quot;115&quot; heidht=&quot;160&quot; src=&quot;https://one-draw.jp/ijinden/cardlist/002/card/02_008.png&quot; /&gt;&lt;div class=&quot;numCopies&quot; id=&quot;main-2-8-numCopies&quot;&gt;0&lt;/div&gt;&lt;button type=&quot;button&quot; class=&quot;pop&quot; onclick=&quot;popCardMain('2-8');&quot;&gt;-&lt;/button&gt;&lt;button type=&quot;button&quot; class=&quot;push&quot; onclick=&quot;pushCardMain('2-8');&quot;&gt;+&lt;/button&gt;&lt;button type=&quot;button&quot; class=&quot;drop&quot; onclick=&quot;dropCardMain('2-8');&quot;&gt;↓&lt;/button&gt;&lt;/div&gt;" calcext:value-type="string">
            <text:p>&lt;div class="card" id="main-2-8"&gt;&lt;img width="115" heidht="160" src="https://one-draw.jp/ijinden/cardlist/002/card/02_008.png" /&gt;&lt;div class="numCopies" id="main-2-8-numCopies"&gt;0&lt;/div&gt;&lt;button type="button" class="pop" onclick="popCardMain('2-8');"&gt;-&lt;/button&gt;&lt;button type="button" class="push" onclick="pushCardMain('2-8');"&gt;+&lt;/button&gt;&lt;button type="button" class="drop" onclick="dropCardMain('2-8');"&gt;↓&lt;/button&gt;&lt;/div&gt;</text:p>
          </table:table-cell>
          <table:table-cell table:formula="of:=CONCATENATE([$HTML.$A$2];[.$B141];[$HTML.$B$2];[.$M141];[$HTML.$C$2];[.$B141];[$HTML.$D$2];[.$B141];[$HTML.$E$2];[.$B141];[$HTML.$F$2];[.$B141];[$HTML.$G$2])" office:value-type="string" office:string-value="&lt;div class=&quot;card&quot; id=&quot;side-2-8&quot;&gt;&lt;img width=&quot;115&quot; heidht=&quot;160&quot; src=&quot;https://one-draw.jp/ijinden/cardlist/002/card/02_008.png&quot; /&gt;&lt;div class=&quot;numCopies&quot; id=&quot;side-2-8-numCopies&quot;&gt;0&lt;/div&gt;&lt;button type=&quot;button&quot; class=&quot;pop&quot; onclick=&quot;popCardSide('2-8');&quot;&gt;-&lt;/button&gt;&lt;button type=&quot;button&quot; class=&quot;push&quot; onclick=&quot;pushCardSide('2-8');&quot;&gt;+&lt;/button&gt;&lt;button type=&quot;button&quot; class=&quot;raise&quot; onclick=&quot;raiseCardSide('2-8');&quot;&gt;↑&lt;/button&gt;&lt;/div&gt;" calcext:value-type="string">
            <text:p>&lt;div class="card" id="side-2-8"&gt;&lt;img width="115" heidht="160" src="https://one-draw.jp/ijinden/cardlist/002/card/02_008.png" /&gt;&lt;div class="numCopies" id="side-2-8-numCopies"&gt;0&lt;/div&gt;&lt;button type="button" class="pop" onclick="popCardSide('2-8');"&gt;-&lt;/button&gt;&lt;button type="button" class="push" onclick="pushCardSide('2-8');"&gt;+&lt;/button&gt;&lt;button type="button" class="raise" onclick="raiseCardSide('2-8');"&gt;↑&lt;/button&gt;&lt;/div&gt;</text:p>
          </table:table-cell>
          <table:table-cell table:formula="of:=CONCATENATE([$HTML.$A$3];[.B141];[$HTML.$B$3];[.F141];[$HTML.$C$3];[.H141];[$HTML.$D$3];[.J141];[$HTML.$E$3];[.B141];[$HTML.$F$3];[.D141];[$HTML.$G$3];[.I141];[$HTML.$H$3];[.G141];[$HTML.$I$3];[.K141];[$HTML.$J$3];[.B141];[$HTML.$K$3];[.B141];[$HTML.$L$3];[.B141];[$HTML.$M$3];[.B141];[$HTML.$N$3];[.B141];[$HTML.$O$3];[.B141];[$HTML.$P$3])" office:value-type="string" office:string-value="&lt;tr id=&quot;table-2-8&quot; data-expansion=&quot;25&quot; data-type=&quot;1&quot; data-color=&quot;10&quot;&gt;&lt;td&gt;2-8&lt;/td&gt;&lt;td&gt;豊臣秀吉&lt;/td&gt;&lt;td&gt;赤&lt;/td&gt;&lt;td&gt;イジン&lt;/td&gt;&lt;td&gt;10&lt;/td&gt;&lt;td&gt;&lt;button type=&quot;button&quot; onclick=&quot;popCardMain('2-8')&quot;&gt;-&lt;/button&gt;&lt;/td&gt;&lt;td id=&quot;table-main-2-8-numCopies&quot;&gt;0&lt;/td&gt;&lt;td&gt;&lt;button type=&quot;button&quot; onclick=&quot;pushCardMain('2-8')&quot;&gt;+&lt;/button&gt;&lt;/td&gt;&lt;td&gt;&lt;button type=&quot;button&quot; onclick=&quot;popCardSide('2-8')&quot;&gt;-&lt;/button&gt;&lt;/td&gt;&lt;td id=&quot;table-side-2-8-numCopies&quot;&gt;0&lt;/td&gt;&lt;td&gt;&lt;button type=&quot;button&quot; onclick=&quot;pushCardSide('2-8')&quot;&gt;+&lt;/button&gt;&lt;/td&gt;&lt;/tr&gt;" calcext:value-type="string">
            <text:p>&lt;tr id="table-2-8" data-expansion="25" data-type="1" data-color="10"&gt;&lt;td&gt;2-8&lt;/td&gt;&lt;td&gt;豊臣秀吉&lt;/td&gt;&lt;td&gt;赤&lt;/td&gt;&lt;td&gt;イジン&lt;/td&gt;&lt;td&gt;10&lt;/td&gt;&lt;td&gt;&lt;button type="button" onclick="popCardMain('2-8')"&gt;-&lt;/button&gt;&lt;/td&gt;&lt;td id="table-main-2-8-numCopies"&gt;0&lt;/td&gt;&lt;td&gt;&lt;button type="button" onclick="pushCardMain('2-8')"&gt;+&lt;/button&gt;&lt;/td&gt;&lt;td&gt;&lt;button type="button" onclick="popCardSide('2-8')"&gt;-&lt;/button&gt;&lt;/td&gt;&lt;td id="table-side-2-8-numCopies"&gt;0&lt;/td&gt;&lt;td&gt;&lt;button type="button" onclick="pushCardSide('2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M142];[$HTML.$C$1];[.$B142];[$HTML.$D$1];[.$B142];[$HTML.$E$1];[.$B142];[$HTML.$F$1];[.$B142];[$HTML.$G$1])" office:value-type="string" office:string-value="&lt;div class=&quot;card&quot; id=&quot;main-2-9&quot;&gt;&lt;img width=&quot;115&quot; heidht=&quot;160&quot; src=&quot;https://one-draw.jp/ijinden/cardlist/002/card/02_009.png&quot; /&gt;&lt;div class=&quot;numCopies&quot; id=&quot;main-2-9-numCopies&quot;&gt;0&lt;/div&gt;&lt;button type=&quot;button&quot; class=&quot;pop&quot; onclick=&quot;popCardMain('2-9');&quot;&gt;-&lt;/button&gt;&lt;button type=&quot;button&quot; class=&quot;push&quot; onclick=&quot;pushCardMain('2-9');&quot;&gt;+&lt;/button&gt;&lt;button type=&quot;button&quot; class=&quot;drop&quot; onclick=&quot;dropCardMain('2-9');&quot;&gt;↓&lt;/button&gt;&lt;/div&gt;" calcext:value-type="string">
            <text:p>&lt;div class="card" id="main-2-9"&gt;&lt;img width="115" heidht="160" src="https://one-draw.jp/ijinden/cardlist/002/card/02_009.png" /&gt;&lt;div class="numCopies" id="main-2-9-numCopies"&gt;0&lt;/div&gt;&lt;button type="button" class="pop" onclick="popCardMain('2-9');"&gt;-&lt;/button&gt;&lt;button type="button" class="push" onclick="pushCardMain('2-9');"&gt;+&lt;/button&gt;&lt;button type="button" class="drop" onclick="dropCardMain('2-9');"&gt;↓&lt;/button&gt;&lt;/div&gt;</text:p>
          </table:table-cell>
          <table:table-cell table:formula="of:=CONCATENATE([$HTML.$A$2];[.$B142];[$HTML.$B$2];[.$M142];[$HTML.$C$2];[.$B142];[$HTML.$D$2];[.$B142];[$HTML.$E$2];[.$B142];[$HTML.$F$2];[.$B142];[$HTML.$G$2])" office:value-type="string" office:string-value="&lt;div class=&quot;card&quot; id=&quot;side-2-9&quot;&gt;&lt;img width=&quot;115&quot; heidht=&quot;160&quot; src=&quot;https://one-draw.jp/ijinden/cardlist/002/card/02_009.png&quot; /&gt;&lt;div class=&quot;numCopies&quot; id=&quot;side-2-9-numCopies&quot;&gt;0&lt;/div&gt;&lt;button type=&quot;button&quot; class=&quot;pop&quot; onclick=&quot;popCardSide('2-9');&quot;&gt;-&lt;/button&gt;&lt;button type=&quot;button&quot; class=&quot;push&quot; onclick=&quot;pushCardSide('2-9');&quot;&gt;+&lt;/button&gt;&lt;button type=&quot;button&quot; class=&quot;raise&quot; onclick=&quot;raiseCardSide('2-9');&quot;&gt;↑&lt;/button&gt;&lt;/div&gt;" calcext:value-type="string">
            <text:p>&lt;div class="card" id="side-2-9"&gt;&lt;img width="115" heidht="160" src="https://one-draw.jp/ijinden/cardlist/002/card/02_009.png" /&gt;&lt;div class="numCopies" id="side-2-9-numCopies"&gt;0&lt;/div&gt;&lt;button type="button" class="pop" onclick="popCardSide('2-9');"&gt;-&lt;/button&gt;&lt;button type="button" class="push" onclick="pushCardSide('2-9');"&gt;+&lt;/button&gt;&lt;button type="button" class="raise" onclick="raiseCardSide('2-9');"&gt;↑&lt;/button&gt;&lt;/div&gt;</text:p>
          </table:table-cell>
          <table:table-cell table:formula="of:=CONCATENATE([$HTML.$A$3];[.B142];[$HTML.$B$3];[.F142];[$HTML.$C$3];[.H142];[$HTML.$D$3];[.J142];[$HTML.$E$3];[.B142];[$HTML.$F$3];[.D142];[$HTML.$G$3];[.I142];[$HTML.$H$3];[.G142];[$HTML.$I$3];[.K142];[$HTML.$J$3];[.B142];[$HTML.$K$3];[.B142];[$HTML.$L$3];[.B142];[$HTML.$M$3];[.B142];[$HTML.$N$3];[.B142];[$HTML.$O$3];[.B142];[$HTML.$P$3])" office:value-type="string" office:string-value="&lt;tr id=&quot;table-2-9&quot; data-expansion=&quot;25&quot; data-type=&quot;1&quot; data-color=&quot;10&quot;&gt;&lt;td&gt;2-9&lt;/td&gt;&lt;td&gt;石田三成&lt;/td&gt;&lt;td&gt;赤&lt;/td&gt;&lt;td&gt;イジン&lt;/td&gt;&lt;td&gt;5&lt;/td&gt;&lt;td&gt;&lt;button type=&quot;button&quot; onclick=&quot;popCardMain('2-9')&quot;&gt;-&lt;/button&gt;&lt;/td&gt;&lt;td id=&quot;table-main-2-9-numCopies&quot;&gt;0&lt;/td&gt;&lt;td&gt;&lt;button type=&quot;button&quot; onclick=&quot;pushCardMain('2-9')&quot;&gt;+&lt;/button&gt;&lt;/td&gt;&lt;td&gt;&lt;button type=&quot;button&quot; onclick=&quot;popCardSide('2-9')&quot;&gt;-&lt;/button&gt;&lt;/td&gt;&lt;td id=&quot;table-side-2-9-numCopies&quot;&gt;0&lt;/td&gt;&lt;td&gt;&lt;button type=&quot;button&quot; onclick=&quot;pushCardSide('2-9')&quot;&gt;+&lt;/button&gt;&lt;/td&gt;&lt;/tr&gt;" calcext:value-type="string">
            <text:p>&lt;tr id="table-2-9" data-expansion="25" data-type="1" data-color="10"&gt;&lt;td&gt;2-9&lt;/td&gt;&lt;td&gt;石田三成&lt;/td&gt;&lt;td&gt;赤&lt;/td&gt;&lt;td&gt;イジン&lt;/td&gt;&lt;td&gt;5&lt;/td&gt;&lt;td&gt;&lt;button type="button" onclick="popCardMain('2-9')"&gt;-&lt;/button&gt;&lt;/td&gt;&lt;td id="table-main-2-9-numCopies"&gt;0&lt;/td&gt;&lt;td&gt;&lt;button type="button" onclick="pushCardMain('2-9')"&gt;+&lt;/button&gt;&lt;/td&gt;&lt;td&gt;&lt;button type="button" onclick="popCardSide('2-9')"&gt;-&lt;/button&gt;&lt;/td&gt;&lt;td id="table-side-2-9-numCopies"&gt;0&lt;/td&gt;&lt;td&gt;&lt;button type="button" onclick="pushCardSide('2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M143];[$HTML.$C$1];[.$B143];[$HTML.$D$1];[.$B143];[$HTML.$E$1];[.$B143];[$HTML.$F$1];[.$B143];[$HTML.$G$1])" office:value-type="string" office:string-value="&lt;div class=&quot;card&quot; id=&quot;main-2-10&quot;&gt;&lt;img width=&quot;115&quot; heidht=&quot;160&quot; src=&quot;https://one-draw.jp/ijinden/cardlist/002/card/02_010.png&quot; /&gt;&lt;div class=&quot;numCopies&quot; id=&quot;main-2-10-numCopies&quot;&gt;0&lt;/div&gt;&lt;button type=&quot;button&quot; class=&quot;pop&quot; onclick=&quot;popCardMain('2-10');&quot;&gt;-&lt;/button&gt;&lt;button type=&quot;button&quot; class=&quot;push&quot; onclick=&quot;pushCardMain('2-10');&quot;&gt;+&lt;/button&gt;&lt;button type=&quot;button&quot; class=&quot;drop&quot; onclick=&quot;dropCardMain('2-10');&quot;&gt;↓&lt;/button&gt;&lt;/div&gt;" calcext:value-type="string">
            <text:p>&lt;div class="card" id="main-2-10"&gt;&lt;img width="115" heidht="160" src="https://one-draw.jp/ijinden/cardlist/002/card/02_010.png" /&gt;&lt;div class="numCopies" id="main-2-10-numCopies"&gt;0&lt;/div&gt;&lt;button type="button" class="pop" onclick="popCardMain('2-10');"&gt;-&lt;/button&gt;&lt;button type="button" class="push" onclick="pushCardMain('2-10');"&gt;+&lt;/button&gt;&lt;button type="button" class="drop" onclick="dropCardMain('2-10');"&gt;↓&lt;/button&gt;&lt;/div&gt;</text:p>
          </table:table-cell>
          <table:table-cell table:formula="of:=CONCATENATE([$HTML.$A$2];[.$B143];[$HTML.$B$2];[.$M143];[$HTML.$C$2];[.$B143];[$HTML.$D$2];[.$B143];[$HTML.$E$2];[.$B143];[$HTML.$F$2];[.$B143];[$HTML.$G$2])" office:value-type="string" office:string-value="&lt;div class=&quot;card&quot; id=&quot;side-2-10&quot;&gt;&lt;img width=&quot;115&quot; heidht=&quot;160&quot; src=&quot;https://one-draw.jp/ijinden/cardlist/002/card/02_010.png&quot; /&gt;&lt;div class=&quot;numCopies&quot; id=&quot;side-2-10-numCopies&quot;&gt;0&lt;/div&gt;&lt;button type=&quot;button&quot; class=&quot;pop&quot; onclick=&quot;popCardSide('2-10');&quot;&gt;-&lt;/button&gt;&lt;button type=&quot;button&quot; class=&quot;push&quot; onclick=&quot;pushCardSide('2-10');&quot;&gt;+&lt;/button&gt;&lt;button type=&quot;button&quot; class=&quot;raise&quot; onclick=&quot;raiseCardSide('2-10');&quot;&gt;↑&lt;/button&gt;&lt;/div&gt;" calcext:value-type="string">
            <text:p>&lt;div class="card" id="side-2-10"&gt;&lt;img width="115" heidht="160" src="https://one-draw.jp/ijinden/cardlist/002/card/02_010.png" /&gt;&lt;div class="numCopies" id="side-2-10-numCopies"&gt;0&lt;/div&gt;&lt;button type="button" class="pop" onclick="popCardSide('2-10');"&gt;-&lt;/button&gt;&lt;button type="button" class="push" onclick="pushCardSide('2-10');"&gt;+&lt;/button&gt;&lt;button type="button" class="raise" onclick="raiseCardSide('2-10');"&gt;↑&lt;/button&gt;&lt;/div&gt;</text:p>
          </table:table-cell>
          <table:table-cell table:formula="of:=CONCATENATE([$HTML.$A$3];[.B143];[$HTML.$B$3];[.F143];[$HTML.$C$3];[.H143];[$HTML.$D$3];[.J143];[$HTML.$E$3];[.B143];[$HTML.$F$3];[.D143];[$HTML.$G$3];[.I143];[$HTML.$H$3];[.G143];[$HTML.$I$3];[.K143];[$HTML.$J$3];[.B143];[$HTML.$K$3];[.B143];[$HTML.$L$3];[.B143];[$HTML.$M$3];[.B143];[$HTML.$N$3];[.B143];[$HTML.$O$3];[.B143];[$HTML.$P$3])" office:value-type="string" office:string-value="&lt;tr id=&quot;table-2-10&quot; data-expansion=&quot;25&quot; data-type=&quot;1&quot; data-color=&quot;10&quot;&gt;&lt;td&gt;2-10&lt;/td&gt;&lt;td&gt;栄西&lt;/td&gt;&lt;td&gt;赤&lt;/td&gt;&lt;td&gt;イジン&lt;/td&gt;&lt;td&gt;1&lt;/td&gt;&lt;td&gt;&lt;button type=&quot;button&quot; onclick=&quot;popCardMain('2-10')&quot;&gt;-&lt;/button&gt;&lt;/td&gt;&lt;td id=&quot;table-main-2-10-numCopies&quot;&gt;0&lt;/td&gt;&lt;td&gt;&lt;button type=&quot;button&quot; onclick=&quot;pushCardMain('2-10')&quot;&gt;+&lt;/button&gt;&lt;/td&gt;&lt;td&gt;&lt;button type=&quot;button&quot; onclick=&quot;popCardSide('2-10')&quot;&gt;-&lt;/button&gt;&lt;/td&gt;&lt;td id=&quot;table-side-2-10-numCopies&quot;&gt;0&lt;/td&gt;&lt;td&gt;&lt;button type=&quot;button&quot; onclick=&quot;pushCardSide('2-10')&quot;&gt;+&lt;/button&gt;&lt;/td&gt;&lt;/tr&gt;" calcext:value-type="string">
            <text:p>&lt;tr id="table-2-10" data-expansion="25" data-type="1" data-color="10"&gt;&lt;td&gt;2-10&lt;/td&gt;&lt;td&gt;栄西&lt;/td&gt;&lt;td&gt;赤&lt;/td&gt;&lt;td&gt;イジン&lt;/td&gt;&lt;td&gt;1&lt;/td&gt;&lt;td&gt;&lt;button type="button" onclick="popCardMain('2-10')"&gt;-&lt;/button&gt;&lt;/td&gt;&lt;td id="table-main-2-10-numCopies"&gt;0&lt;/td&gt;&lt;td&gt;&lt;button type="button" onclick="pushCardMain('2-10')"&gt;+&lt;/button&gt;&lt;/td&gt;&lt;td&gt;&lt;button type="button" onclick="popCardSide('2-10')"&gt;-&lt;/button&gt;&lt;/td&gt;&lt;td id="table-side-2-10-numCopies"&gt;0&lt;/td&gt;&lt;td&gt;&lt;button type="button" onclick="pushCardSide('2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M144];[$HTML.$C$1];[.$B144];[$HTML.$D$1];[.$B144];[$HTML.$E$1];[.$B144];[$HTML.$F$1];[.$B144];[$HTML.$G$1])" office:value-type="string" office:string-value="&lt;div class=&quot;card&quot; id=&quot;main-2-11&quot;&gt;&lt;img width=&quot;115&quot; heidht=&quot;160&quot; src=&quot;https://one-draw.jp/ijinden/cardlist/002/card/02_011.png&quot; /&gt;&lt;div class=&quot;numCopies&quot; id=&quot;main-2-11-numCopies&quot;&gt;0&lt;/div&gt;&lt;button type=&quot;button&quot; class=&quot;pop&quot; onclick=&quot;popCardMain('2-11');&quot;&gt;-&lt;/button&gt;&lt;button type=&quot;button&quot; class=&quot;push&quot; onclick=&quot;pushCardMain('2-11');&quot;&gt;+&lt;/button&gt;&lt;button type=&quot;button&quot; class=&quot;drop&quot; onclick=&quot;dropCardMain('2-11');&quot;&gt;↓&lt;/button&gt;&lt;/div&gt;" calcext:value-type="string">
            <text:p>&lt;div class="card" id="main-2-11"&gt;&lt;img width="115" heidht="160" src="https://one-draw.jp/ijinden/cardlist/002/card/02_011.png" /&gt;&lt;div class="numCopies" id="main-2-11-numCopies"&gt;0&lt;/div&gt;&lt;button type="button" class="pop" onclick="popCardMain('2-11');"&gt;-&lt;/button&gt;&lt;button type="button" class="push" onclick="pushCardMain('2-11');"&gt;+&lt;/button&gt;&lt;button type="button" class="drop" onclick="dropCardMain('2-11');"&gt;↓&lt;/button&gt;&lt;/div&gt;</text:p>
          </table:table-cell>
          <table:table-cell table:formula="of:=CONCATENATE([$HTML.$A$2];[.$B144];[$HTML.$B$2];[.$M144];[$HTML.$C$2];[.$B144];[$HTML.$D$2];[.$B144];[$HTML.$E$2];[.$B144];[$HTML.$F$2];[.$B144];[$HTML.$G$2])" office:value-type="string" office:string-value="&lt;div class=&quot;card&quot; id=&quot;side-2-11&quot;&gt;&lt;img width=&quot;115&quot; heidht=&quot;160&quot; src=&quot;https://one-draw.jp/ijinden/cardlist/002/card/02_011.png&quot; /&gt;&lt;div class=&quot;numCopies&quot; id=&quot;side-2-11-numCopies&quot;&gt;0&lt;/div&gt;&lt;button type=&quot;button&quot; class=&quot;pop&quot; onclick=&quot;popCardSide('2-11');&quot;&gt;-&lt;/button&gt;&lt;button type=&quot;button&quot; class=&quot;push&quot; onclick=&quot;pushCardSide('2-11');&quot;&gt;+&lt;/button&gt;&lt;button type=&quot;button&quot; class=&quot;raise&quot; onclick=&quot;raiseCardSide('2-11');&quot;&gt;↑&lt;/button&gt;&lt;/div&gt;" calcext:value-type="string">
            <text:p>&lt;div class="card" id="side-2-11"&gt;&lt;img width="115" heidht="160" src="https://one-draw.jp/ijinden/cardlist/002/card/02_011.png" /&gt;&lt;div class="numCopies" id="side-2-11-numCopies"&gt;0&lt;/div&gt;&lt;button type="button" class="pop" onclick="popCardSide('2-11');"&gt;-&lt;/button&gt;&lt;button type="button" class="push" onclick="pushCardSide('2-11');"&gt;+&lt;/button&gt;&lt;button type="button" class="raise" onclick="raiseCardSide('2-11');"&gt;↑&lt;/button&gt;&lt;/div&gt;</text:p>
          </table:table-cell>
          <table:table-cell table:formula="of:=CONCATENATE([$HTML.$A$3];[.B144];[$HTML.$B$3];[.F144];[$HTML.$C$3];[.H144];[$HTML.$D$3];[.J144];[$HTML.$E$3];[.B144];[$HTML.$F$3];[.D144];[$HTML.$G$3];[.I144];[$HTML.$H$3];[.G144];[$HTML.$I$3];[.K144];[$HTML.$J$3];[.B144];[$HTML.$K$3];[.B144];[$HTML.$L$3];[.B144];[$HTML.$M$3];[.B144];[$HTML.$N$3];[.B144];[$HTML.$O$3];[.B144];[$HTML.$P$3])" office:value-type="string" office:string-value="&lt;tr id=&quot;table-2-11&quot; data-expansion=&quot;25&quot; data-type=&quot;1&quot; data-color=&quot;10&quot;&gt;&lt;td&gt;2-11&lt;/td&gt;&lt;td&gt;道元&lt;/td&gt;&lt;td&gt;赤&lt;/td&gt;&lt;td&gt;イジン&lt;/td&gt;&lt;td&gt;3&lt;/td&gt;&lt;td&gt;&lt;button type=&quot;button&quot; onclick=&quot;popCardMain('2-11')&quot;&gt;-&lt;/button&gt;&lt;/td&gt;&lt;td id=&quot;table-main-2-11-numCopies&quot;&gt;0&lt;/td&gt;&lt;td&gt;&lt;button type=&quot;button&quot; onclick=&quot;pushCardMain('2-11')&quot;&gt;+&lt;/button&gt;&lt;/td&gt;&lt;td&gt;&lt;button type=&quot;button&quot; onclick=&quot;popCardSide('2-11')&quot;&gt;-&lt;/button&gt;&lt;/td&gt;&lt;td id=&quot;table-side-2-11-numCopies&quot;&gt;0&lt;/td&gt;&lt;td&gt;&lt;button type=&quot;button&quot; onclick=&quot;pushCardSide('2-11')&quot;&gt;+&lt;/button&gt;&lt;/td&gt;&lt;/tr&gt;" calcext:value-type="string">
            <text:p>&lt;tr id="table-2-11" data-expansion="25" data-type="1" data-color="10"&gt;&lt;td&gt;2-11&lt;/td&gt;&lt;td&gt;道元&lt;/td&gt;&lt;td&gt;赤&lt;/td&gt;&lt;td&gt;イジン&lt;/td&gt;&lt;td&gt;3&lt;/td&gt;&lt;td&gt;&lt;button type="button" onclick="popCardMain('2-11')"&gt;-&lt;/button&gt;&lt;/td&gt;&lt;td id="table-main-2-11-numCopies"&gt;0&lt;/td&gt;&lt;td&gt;&lt;button type="button" onclick="pushCardMain('2-11')"&gt;+&lt;/button&gt;&lt;/td&gt;&lt;td&gt;&lt;button type="button" onclick="popCardSide('2-11')"&gt;-&lt;/button&gt;&lt;/td&gt;&lt;td id="table-side-2-11-numCopies"&gt;0&lt;/td&gt;&lt;td&gt;&lt;button type="button" onclick="pushCardSide('2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M145];[$HTML.$C$1];[.$B145];[$HTML.$D$1];[.$B145];[$HTML.$E$1];[.$B145];[$HTML.$F$1];[.$B145];[$HTML.$G$1])" office:value-type="string" office:string-value="&lt;div class=&quot;card&quot; id=&quot;main-2-12&quot;&gt;&lt;img width=&quot;115&quot; heidht=&quot;160&quot; src=&quot;https://one-draw.jp/ijinden/cardlist/002/card/02_012.png&quot; /&gt;&lt;div class=&quot;numCopies&quot; id=&quot;main-2-12-numCopies&quot;&gt;0&lt;/div&gt;&lt;button type=&quot;button&quot; class=&quot;pop&quot; onclick=&quot;popCardMain('2-12');&quot;&gt;-&lt;/button&gt;&lt;button type=&quot;button&quot; class=&quot;push&quot; onclick=&quot;pushCardMain('2-12');&quot;&gt;+&lt;/button&gt;&lt;button type=&quot;button&quot; class=&quot;drop&quot; onclick=&quot;dropCardMain('2-12');&quot;&gt;↓&lt;/button&gt;&lt;/div&gt;" calcext:value-type="string">
            <text:p>&lt;div class="card" id="main-2-12"&gt;&lt;img width="115" heidht="160" src="https://one-draw.jp/ijinden/cardlist/002/card/02_012.png" /&gt;&lt;div class="numCopies" id="main-2-12-numCopies"&gt;0&lt;/div&gt;&lt;button type="button" class="pop" onclick="popCardMain('2-12');"&gt;-&lt;/button&gt;&lt;button type="button" class="push" onclick="pushCardMain('2-12');"&gt;+&lt;/button&gt;&lt;button type="button" class="drop" onclick="dropCardMain('2-12');"&gt;↓&lt;/button&gt;&lt;/div&gt;</text:p>
          </table:table-cell>
          <table:table-cell table:formula="of:=CONCATENATE([$HTML.$A$2];[.$B145];[$HTML.$B$2];[.$M145];[$HTML.$C$2];[.$B145];[$HTML.$D$2];[.$B145];[$HTML.$E$2];[.$B145];[$HTML.$F$2];[.$B145];[$HTML.$G$2])" office:value-type="string" office:string-value="&lt;div class=&quot;card&quot; id=&quot;side-2-12&quot;&gt;&lt;img width=&quot;115&quot; heidht=&quot;160&quot; src=&quot;https://one-draw.jp/ijinden/cardlist/002/card/02_012.png&quot; /&gt;&lt;div class=&quot;numCopies&quot; id=&quot;side-2-12-numCopies&quot;&gt;0&lt;/div&gt;&lt;button type=&quot;button&quot; class=&quot;pop&quot; onclick=&quot;popCardSide('2-12');&quot;&gt;-&lt;/button&gt;&lt;button type=&quot;button&quot; class=&quot;push&quot; onclick=&quot;pushCardSide('2-12');&quot;&gt;+&lt;/button&gt;&lt;button type=&quot;button&quot; class=&quot;raise&quot; onclick=&quot;raiseCardSide('2-12');&quot;&gt;↑&lt;/button&gt;&lt;/div&gt;" calcext:value-type="string">
            <text:p>&lt;div class="card" id="side-2-12"&gt;&lt;img width="115" heidht="160" src="https://one-draw.jp/ijinden/cardlist/002/card/02_012.png" /&gt;&lt;div class="numCopies" id="side-2-12-numCopies"&gt;0&lt;/div&gt;&lt;button type="button" class="pop" onclick="popCardSide('2-12');"&gt;-&lt;/button&gt;&lt;button type="button" class="push" onclick="pushCardSide('2-12');"&gt;+&lt;/button&gt;&lt;button type="button" class="raise" onclick="raiseCardSide('2-12');"&gt;↑&lt;/button&gt;&lt;/div&gt;</text:p>
          </table:table-cell>
          <table:table-cell table:formula="of:=CONCATENATE([$HTML.$A$3];[.B145];[$HTML.$B$3];[.F145];[$HTML.$C$3];[.H145];[$HTML.$D$3];[.J145];[$HTML.$E$3];[.B145];[$HTML.$F$3];[.D145];[$HTML.$G$3];[.I145];[$HTML.$H$3];[.G145];[$HTML.$I$3];[.K145];[$HTML.$J$3];[.B145];[$HTML.$K$3];[.B145];[$HTML.$L$3];[.B145];[$HTML.$M$3];[.B145];[$HTML.$N$3];[.B145];[$HTML.$O$3];[.B145];[$HTML.$P$3])" office:value-type="string" office:string-value="&lt;tr id=&quot;table-2-12&quot; data-expansion=&quot;25&quot; data-type=&quot;1&quot; data-color=&quot;10&quot;&gt;&lt;td&gt;2-12&lt;/td&gt;&lt;td&gt;足利義昭&lt;/td&gt;&lt;td&gt;赤&lt;/td&gt;&lt;td&gt;イジン&lt;/td&gt;&lt;td&gt;9&lt;/td&gt;&lt;td&gt;&lt;button type=&quot;button&quot; onclick=&quot;popCardMain('2-12')&quot;&gt;-&lt;/button&gt;&lt;/td&gt;&lt;td id=&quot;table-main-2-12-numCopies&quot;&gt;0&lt;/td&gt;&lt;td&gt;&lt;button type=&quot;button&quot; onclick=&quot;pushCardMain('2-12')&quot;&gt;+&lt;/button&gt;&lt;/td&gt;&lt;td&gt;&lt;button type=&quot;button&quot; onclick=&quot;popCardSide('2-12')&quot;&gt;-&lt;/button&gt;&lt;/td&gt;&lt;td id=&quot;table-side-2-12-numCopies&quot;&gt;0&lt;/td&gt;&lt;td&gt;&lt;button type=&quot;button&quot; onclick=&quot;pushCardSide('2-12')&quot;&gt;+&lt;/button&gt;&lt;/td&gt;&lt;/tr&gt;" calcext:value-type="string">
            <text:p>&lt;tr id="table-2-12" data-expansion="25" data-type="1" data-color="10"&gt;&lt;td&gt;2-12&lt;/td&gt;&lt;td&gt;足利義昭&lt;/td&gt;&lt;td&gt;赤&lt;/td&gt;&lt;td&gt;イジン&lt;/td&gt;&lt;td&gt;9&lt;/td&gt;&lt;td&gt;&lt;button type="button" onclick="popCardMain('2-12')"&gt;-&lt;/button&gt;&lt;/td&gt;&lt;td id="table-main-2-12-numCopies"&gt;0&lt;/td&gt;&lt;td&gt;&lt;button type="button" onclick="pushCardMain('2-12')"&gt;+&lt;/button&gt;&lt;/td&gt;&lt;td&gt;&lt;button type="button" onclick="popCardSide('2-12')"&gt;-&lt;/button&gt;&lt;/td&gt;&lt;td id="table-side-2-12-numCopies"&gt;0&lt;/td&gt;&lt;td&gt;&lt;button type="button" onclick="pushCardSide('2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M146];[$HTML.$C$1];[.$B146];[$HTML.$D$1];[.$B146];[$HTML.$E$1];[.$B146];[$HTML.$F$1];[.$B146];[$HTML.$G$1])" office:value-type="string" office:string-value="&lt;div class=&quot;card&quot; id=&quot;main-2-13&quot;&gt;&lt;img width=&quot;115&quot; heidht=&quot;160&quot; src=&quot;https://one-draw.jp/ijinden/cardlist/002/card/02_013.png&quot; /&gt;&lt;div class=&quot;numCopies&quot; id=&quot;main-2-13-numCopies&quot;&gt;0&lt;/div&gt;&lt;button type=&quot;button&quot; class=&quot;pop&quot; onclick=&quot;popCardMain('2-13');&quot;&gt;-&lt;/button&gt;&lt;button type=&quot;button&quot; class=&quot;push&quot; onclick=&quot;pushCardMain('2-13');&quot;&gt;+&lt;/button&gt;&lt;button type=&quot;button&quot; class=&quot;drop&quot; onclick=&quot;dropCardMain('2-13');&quot;&gt;↓&lt;/button&gt;&lt;/div&gt;" calcext:value-type="string">
            <text:p>&lt;div class="card" id="main-2-13"&gt;&lt;img width="115" heidht="160" src="https://one-draw.jp/ijinden/cardlist/002/card/02_013.png" /&gt;&lt;div class="numCopies" id="main-2-13-numCopies"&gt;0&lt;/div&gt;&lt;button type="button" class="pop" onclick="popCardMain('2-13');"&gt;-&lt;/button&gt;&lt;button type="button" class="push" onclick="pushCardMain('2-13');"&gt;+&lt;/button&gt;&lt;button type="button" class="drop" onclick="dropCardMain('2-13');"&gt;↓&lt;/button&gt;&lt;/div&gt;</text:p>
          </table:table-cell>
          <table:table-cell table:formula="of:=CONCATENATE([$HTML.$A$2];[.$B146];[$HTML.$B$2];[.$M146];[$HTML.$C$2];[.$B146];[$HTML.$D$2];[.$B146];[$HTML.$E$2];[.$B146];[$HTML.$F$2];[.$B146];[$HTML.$G$2])" office:value-type="string" office:string-value="&lt;div class=&quot;card&quot; id=&quot;side-2-13&quot;&gt;&lt;img width=&quot;115&quot; heidht=&quot;160&quot; src=&quot;https://one-draw.jp/ijinden/cardlist/002/card/02_013.png&quot; /&gt;&lt;div class=&quot;numCopies&quot; id=&quot;side-2-13-numCopies&quot;&gt;0&lt;/div&gt;&lt;button type=&quot;button&quot; class=&quot;pop&quot; onclick=&quot;popCardSide('2-13');&quot;&gt;-&lt;/button&gt;&lt;button type=&quot;button&quot; class=&quot;push&quot; onclick=&quot;pushCardSide('2-13');&quot;&gt;+&lt;/button&gt;&lt;button type=&quot;button&quot; class=&quot;raise&quot; onclick=&quot;raiseCardSide('2-13');&quot;&gt;↑&lt;/button&gt;&lt;/div&gt;" calcext:value-type="string">
            <text:p>&lt;div class="card" id="side-2-13"&gt;&lt;img width="115" heidht="160" src="https://one-draw.jp/ijinden/cardlist/002/card/02_013.png" /&gt;&lt;div class="numCopies" id="side-2-13-numCopies"&gt;0&lt;/div&gt;&lt;button type="button" class="pop" onclick="popCardSide('2-13');"&gt;-&lt;/button&gt;&lt;button type="button" class="push" onclick="pushCardSide('2-13');"&gt;+&lt;/button&gt;&lt;button type="button" class="raise" onclick="raiseCardSide('2-13');"&gt;↑&lt;/button&gt;&lt;/div&gt;</text:p>
          </table:table-cell>
          <table:table-cell table:formula="of:=CONCATENATE([$HTML.$A$3];[.B146];[$HTML.$B$3];[.F146];[$HTML.$C$3];[.H146];[$HTML.$D$3];[.J146];[$HTML.$E$3];[.B146];[$HTML.$F$3];[.D146];[$HTML.$G$3];[.I146];[$HTML.$H$3];[.G146];[$HTML.$I$3];[.K146];[$HTML.$J$3];[.B146];[$HTML.$K$3];[.B146];[$HTML.$L$3];[.B146];[$HTML.$M$3];[.B146];[$HTML.$N$3];[.B146];[$HTML.$O$3];[.B146];[$HTML.$P$3])" office:value-type="string" office:string-value="&lt;tr id=&quot;table-2-13&quot; data-expansion=&quot;25&quot; data-type=&quot;1&quot; data-color=&quot;10&quot;&gt;&lt;td&gt;2-13&lt;/td&gt;&lt;td&gt;毛利輝元&lt;/td&gt;&lt;td&gt;赤&lt;/td&gt;&lt;td&gt;イジン&lt;/td&gt;&lt;td&gt;6&lt;/td&gt;&lt;td&gt;&lt;button type=&quot;button&quot; onclick=&quot;popCardMain('2-13')&quot;&gt;-&lt;/button&gt;&lt;/td&gt;&lt;td id=&quot;table-main-2-13-numCopies&quot;&gt;0&lt;/td&gt;&lt;td&gt;&lt;button type=&quot;button&quot; onclick=&quot;pushCardMain('2-13')&quot;&gt;+&lt;/button&gt;&lt;/td&gt;&lt;td&gt;&lt;button type=&quot;button&quot; onclick=&quot;popCardSide('2-13')&quot;&gt;-&lt;/button&gt;&lt;/td&gt;&lt;td id=&quot;table-side-2-13-numCopies&quot;&gt;0&lt;/td&gt;&lt;td&gt;&lt;button type=&quot;button&quot; onclick=&quot;pushCardSide('2-13')&quot;&gt;+&lt;/button&gt;&lt;/td&gt;&lt;/tr&gt;" calcext:value-type="string">
            <text:p>&lt;tr id="table-2-13" data-expansion="25" data-type="1" data-color="10"&gt;&lt;td&gt;2-13&lt;/td&gt;&lt;td&gt;毛利輝元&lt;/td&gt;&lt;td&gt;赤&lt;/td&gt;&lt;td&gt;イジン&lt;/td&gt;&lt;td&gt;6&lt;/td&gt;&lt;td&gt;&lt;button type="button" onclick="popCardMain('2-13')"&gt;-&lt;/button&gt;&lt;/td&gt;&lt;td id="table-main-2-13-numCopies"&gt;0&lt;/td&gt;&lt;td&gt;&lt;button type="button" onclick="pushCardMain('2-13')"&gt;+&lt;/button&gt;&lt;/td&gt;&lt;td&gt;&lt;button type="button" onclick="popCardSide('2-13')"&gt;-&lt;/button&gt;&lt;/td&gt;&lt;td id="table-side-2-13-numCopies"&gt;0&lt;/td&gt;&lt;td&gt;&lt;button type="button" onclick="pushCardSide('2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M147];[$HTML.$C$1];[.$B147];[$HTML.$D$1];[.$B147];[$HTML.$E$1];[.$B147];[$HTML.$F$1];[.$B147];[$HTML.$G$1])" office:value-type="string" office:string-value="&lt;div class=&quot;card&quot; id=&quot;main-2-14&quot;&gt;&lt;img width=&quot;115&quot; heidht=&quot;160&quot; src=&quot;https://one-draw.jp/ijinden/cardlist/002/card/02_014.png&quot; /&gt;&lt;div class=&quot;numCopies&quot; id=&quot;main-2-14-numCopies&quot;&gt;0&lt;/div&gt;&lt;button type=&quot;button&quot; class=&quot;pop&quot; onclick=&quot;popCardMain('2-14');&quot;&gt;-&lt;/button&gt;&lt;button type=&quot;button&quot; class=&quot;push&quot; onclick=&quot;pushCardMain('2-14');&quot;&gt;+&lt;/button&gt;&lt;button type=&quot;button&quot; class=&quot;drop&quot; onclick=&quot;dropCardMain('2-14');&quot;&gt;↓&lt;/button&gt;&lt;/div&gt;" calcext:value-type="string">
            <text:p>&lt;div class="card" id="main-2-14"&gt;&lt;img width="115" heidht="160" src="https://one-draw.jp/ijinden/cardlist/002/card/02_014.png" /&gt;&lt;div class="numCopies" id="main-2-14-numCopies"&gt;0&lt;/div&gt;&lt;button type="button" class="pop" onclick="popCardMain('2-14');"&gt;-&lt;/button&gt;&lt;button type="button" class="push" onclick="pushCardMain('2-14');"&gt;+&lt;/button&gt;&lt;button type="button" class="drop" onclick="dropCardMain('2-14');"&gt;↓&lt;/button&gt;&lt;/div&gt;</text:p>
          </table:table-cell>
          <table:table-cell table:formula="of:=CONCATENATE([$HTML.$A$2];[.$B147];[$HTML.$B$2];[.$M147];[$HTML.$C$2];[.$B147];[$HTML.$D$2];[.$B147];[$HTML.$E$2];[.$B147];[$HTML.$F$2];[.$B147];[$HTML.$G$2])" office:value-type="string" office:string-value="&lt;div class=&quot;card&quot; id=&quot;side-2-14&quot;&gt;&lt;img width=&quot;115&quot; heidht=&quot;160&quot; src=&quot;https://one-draw.jp/ijinden/cardlist/002/card/02_014.png&quot; /&gt;&lt;div class=&quot;numCopies&quot; id=&quot;side-2-14-numCopies&quot;&gt;0&lt;/div&gt;&lt;button type=&quot;button&quot; class=&quot;pop&quot; onclick=&quot;popCardSide('2-14');&quot;&gt;-&lt;/button&gt;&lt;button type=&quot;button&quot; class=&quot;push&quot; onclick=&quot;pushCardSide('2-14');&quot;&gt;+&lt;/button&gt;&lt;button type=&quot;button&quot; class=&quot;raise&quot; onclick=&quot;raiseCardSide('2-14');&quot;&gt;↑&lt;/button&gt;&lt;/div&gt;" calcext:value-type="string">
            <text:p>&lt;div class="card" id="side-2-14"&gt;&lt;img width="115" heidht="160" src="https://one-draw.jp/ijinden/cardlist/002/card/02_014.png" /&gt;&lt;div class="numCopies" id="side-2-14-numCopies"&gt;0&lt;/div&gt;&lt;button type="button" class="pop" onclick="popCardSide('2-14');"&gt;-&lt;/button&gt;&lt;button type="button" class="push" onclick="pushCardSide('2-14');"&gt;+&lt;/button&gt;&lt;button type="button" class="raise" onclick="raiseCardSide('2-14');"&gt;↑&lt;/button&gt;&lt;/div&gt;</text:p>
          </table:table-cell>
          <table:table-cell table:formula="of:=CONCATENATE([$HTML.$A$3];[.B147];[$HTML.$B$3];[.F147];[$HTML.$C$3];[.H147];[$HTML.$D$3];[.J147];[$HTML.$E$3];[.B147];[$HTML.$F$3];[.D147];[$HTML.$G$3];[.I147];[$HTML.$H$3];[.G147];[$HTML.$I$3];[.K147];[$HTML.$J$3];[.B147];[$HTML.$K$3];[.B147];[$HTML.$L$3];[.B147];[$HTML.$M$3];[.B147];[$HTML.$N$3];[.B147];[$HTML.$O$3];[.B147];[$HTML.$P$3])" office:value-type="string" office:string-value="&lt;tr id=&quot;table-2-14&quot; data-expansion=&quot;25&quot; data-type=&quot;1&quot; data-color=&quot;10&quot;&gt;&lt;td&gt;2-14&lt;/td&gt;&lt;td&gt;北条時政&lt;/td&gt;&lt;td&gt;赤&lt;/td&gt;&lt;td&gt;イジン&lt;/td&gt;&lt;td&gt;5&lt;/td&gt;&lt;td&gt;&lt;button type=&quot;button&quot; onclick=&quot;popCardMain('2-14')&quot;&gt;-&lt;/button&gt;&lt;/td&gt;&lt;td id=&quot;table-main-2-14-numCopies&quot;&gt;0&lt;/td&gt;&lt;td&gt;&lt;button type=&quot;button&quot; onclick=&quot;pushCardMain('2-14')&quot;&gt;+&lt;/button&gt;&lt;/td&gt;&lt;td&gt;&lt;button type=&quot;button&quot; onclick=&quot;popCardSide('2-14')&quot;&gt;-&lt;/button&gt;&lt;/td&gt;&lt;td id=&quot;table-side-2-14-numCopies&quot;&gt;0&lt;/td&gt;&lt;td&gt;&lt;button type=&quot;button&quot; onclick=&quot;pushCardSide('2-14')&quot;&gt;+&lt;/button&gt;&lt;/td&gt;&lt;/tr&gt;" calcext:value-type="string">
            <text:p>&lt;tr id="table-2-14" data-expansion="25" data-type="1" data-color="10"&gt;&lt;td&gt;2-14&lt;/td&gt;&lt;td&gt;北条時政&lt;/td&gt;&lt;td&gt;赤&lt;/td&gt;&lt;td&gt;イジン&lt;/td&gt;&lt;td&gt;5&lt;/td&gt;&lt;td&gt;&lt;button type="button" onclick="popCardMain('2-14')"&gt;-&lt;/button&gt;&lt;/td&gt;&lt;td id="table-main-2-14-numCopies"&gt;0&lt;/td&gt;&lt;td&gt;&lt;button type="button" onclick="pushCardMain('2-14')"&gt;+&lt;/button&gt;&lt;/td&gt;&lt;td&gt;&lt;button type="button" onclick="popCardSide('2-14')"&gt;-&lt;/button&gt;&lt;/td&gt;&lt;td id="table-side-2-14-numCopies"&gt;0&lt;/td&gt;&lt;td&gt;&lt;button type="button" onclick="pushCardSide('2-1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M148];[$HTML.$C$1];[.$B148];[$HTML.$D$1];[.$B148];[$HTML.$E$1];[.$B148];[$HTML.$F$1];[.$B148];[$HTML.$G$1])" office:value-type="string" office:string-value="&lt;div class=&quot;card&quot; id=&quot;main-2-15&quot;&gt;&lt;img width=&quot;115&quot; heidht=&quot;160&quot; src=&quot;https://one-draw.jp/ijinden/cardlist/002/card/02_015.png&quot; /&gt;&lt;div class=&quot;numCopies&quot; id=&quot;main-2-15-numCopies&quot;&gt;0&lt;/div&gt;&lt;button type=&quot;button&quot; class=&quot;pop&quot; onclick=&quot;popCardMain('2-15');&quot;&gt;-&lt;/button&gt;&lt;button type=&quot;button&quot; class=&quot;push&quot; onclick=&quot;pushCardMain('2-15');&quot;&gt;+&lt;/button&gt;&lt;button type=&quot;button&quot; class=&quot;drop&quot; onclick=&quot;dropCardMain('2-15');&quot;&gt;↓&lt;/button&gt;&lt;/div&gt;" calcext:value-type="string">
            <text:p>&lt;div class="card" id="main-2-15"&gt;&lt;img width="115" heidht="160" src="https://one-draw.jp/ijinden/cardlist/002/card/02_015.png" /&gt;&lt;div class="numCopies" id="main-2-15-numCopies"&gt;0&lt;/div&gt;&lt;button type="button" class="pop" onclick="popCardMain('2-15');"&gt;-&lt;/button&gt;&lt;button type="button" class="push" onclick="pushCardMain('2-15');"&gt;+&lt;/button&gt;&lt;button type="button" class="drop" onclick="dropCardMain('2-15');"&gt;↓&lt;/button&gt;&lt;/div&gt;</text:p>
          </table:table-cell>
          <table:table-cell table:formula="of:=CONCATENATE([$HTML.$A$2];[.$B148];[$HTML.$B$2];[.$M148];[$HTML.$C$2];[.$B148];[$HTML.$D$2];[.$B148];[$HTML.$E$2];[.$B148];[$HTML.$F$2];[.$B148];[$HTML.$G$2])" office:value-type="string" office:string-value="&lt;div class=&quot;card&quot; id=&quot;side-2-15&quot;&gt;&lt;img width=&quot;115&quot; heidht=&quot;160&quot; src=&quot;https://one-draw.jp/ijinden/cardlist/002/card/02_015.png&quot; /&gt;&lt;div class=&quot;numCopies&quot; id=&quot;side-2-15-numCopies&quot;&gt;0&lt;/div&gt;&lt;button type=&quot;button&quot; class=&quot;pop&quot; onclick=&quot;popCardSide('2-15');&quot;&gt;-&lt;/button&gt;&lt;button type=&quot;button&quot; class=&quot;push&quot; onclick=&quot;pushCardSide('2-15');&quot;&gt;+&lt;/button&gt;&lt;button type=&quot;button&quot; class=&quot;raise&quot; onclick=&quot;raiseCardSide('2-15');&quot;&gt;↑&lt;/button&gt;&lt;/div&gt;" calcext:value-type="string">
            <text:p>&lt;div class="card" id="side-2-15"&gt;&lt;img width="115" heidht="160" src="https://one-draw.jp/ijinden/cardlist/002/card/02_015.png" /&gt;&lt;div class="numCopies" id="side-2-15-numCopies"&gt;0&lt;/div&gt;&lt;button type="button" class="pop" onclick="popCardSide('2-15');"&gt;-&lt;/button&gt;&lt;button type="button" class="push" onclick="pushCardSide('2-15');"&gt;+&lt;/button&gt;&lt;button type="button" class="raise" onclick="raiseCardSide('2-15');"&gt;↑&lt;/button&gt;&lt;/div&gt;</text:p>
          </table:table-cell>
          <table:table-cell table:formula="of:=CONCATENATE([$HTML.$A$3];[.B148];[$HTML.$B$3];[.F148];[$HTML.$C$3];[.H148];[$HTML.$D$3];[.J148];[$HTML.$E$3];[.B148];[$HTML.$F$3];[.D148];[$HTML.$G$3];[.I148];[$HTML.$H$3];[.G148];[$HTML.$I$3];[.K148];[$HTML.$J$3];[.B148];[$HTML.$K$3];[.B148];[$HTML.$L$3];[.B148];[$HTML.$M$3];[.B148];[$HTML.$N$3];[.B148];[$HTML.$O$3];[.B148];[$HTML.$P$3])" office:value-type="string" office:string-value="&lt;tr id=&quot;table-2-15&quot; data-expansion=&quot;25&quot; data-type=&quot;1&quot; data-color=&quot;10&quot;&gt;&lt;td&gt;2-15&lt;/td&gt;&lt;td&gt;北条時宗&lt;/td&gt;&lt;td&gt;赤&lt;/td&gt;&lt;td&gt;イジン&lt;/td&gt;&lt;td&gt;7&lt;/td&gt;&lt;td&gt;&lt;button type=&quot;button&quot; onclick=&quot;popCardMain('2-15')&quot;&gt;-&lt;/button&gt;&lt;/td&gt;&lt;td id=&quot;table-main-2-15-numCopies&quot;&gt;0&lt;/td&gt;&lt;td&gt;&lt;button type=&quot;button&quot; onclick=&quot;pushCardMain('2-15')&quot;&gt;+&lt;/button&gt;&lt;/td&gt;&lt;td&gt;&lt;button type=&quot;button&quot; onclick=&quot;popCardSide('2-15')&quot;&gt;-&lt;/button&gt;&lt;/td&gt;&lt;td id=&quot;table-side-2-15-numCopies&quot;&gt;0&lt;/td&gt;&lt;td&gt;&lt;button type=&quot;button&quot; onclick=&quot;pushCardSide('2-15')&quot;&gt;+&lt;/button&gt;&lt;/td&gt;&lt;/tr&gt;" calcext:value-type="string">
            <text:p>&lt;tr id="table-2-15" data-expansion="25" data-type="1" data-color="10"&gt;&lt;td&gt;2-15&lt;/td&gt;&lt;td&gt;北条時宗&lt;/td&gt;&lt;td&gt;赤&lt;/td&gt;&lt;td&gt;イジン&lt;/td&gt;&lt;td&gt;7&lt;/td&gt;&lt;td&gt;&lt;button type="button" onclick="popCardMain('2-15')"&gt;-&lt;/button&gt;&lt;/td&gt;&lt;td id="table-main-2-15-numCopies"&gt;0&lt;/td&gt;&lt;td&gt;&lt;button type="button" onclick="pushCardMain('2-15')"&gt;+&lt;/button&gt;&lt;/td&gt;&lt;td&gt;&lt;button type="button" onclick="popCardSide('2-15')"&gt;-&lt;/button&gt;&lt;/td&gt;&lt;td id="table-side-2-15-numCopies"&gt;0&lt;/td&gt;&lt;td&gt;&lt;button type="button" onclick="pushCardSide('2-1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M149];[$HTML.$C$1];[.$B149];[$HTML.$D$1];[.$B149];[$HTML.$E$1];[.$B149];[$HTML.$F$1];[.$B149];[$HTML.$G$1])" office:value-type="string" office:string-value="&lt;div class=&quot;card&quot; id=&quot;main-2-16&quot;&gt;&lt;img width=&quot;115&quot; heidht=&quot;160&quot; src=&quot;https://one-draw.jp/ijinden/cardlist/002/card/02_016.png&quot; /&gt;&lt;div class=&quot;numCopies&quot; id=&quot;main-2-16-numCopies&quot;&gt;0&lt;/div&gt;&lt;button type=&quot;button&quot; class=&quot;pop&quot; onclick=&quot;popCardMain('2-16');&quot;&gt;-&lt;/button&gt;&lt;button type=&quot;button&quot; class=&quot;push&quot; onclick=&quot;pushCardMain('2-16');&quot;&gt;+&lt;/button&gt;&lt;button type=&quot;button&quot; class=&quot;drop&quot; onclick=&quot;dropCardMain('2-16');&quot;&gt;↓&lt;/button&gt;&lt;/div&gt;" calcext:value-type="string">
            <text:p>&lt;div class="card" id="main-2-16"&gt;&lt;img width="115" heidht="160" src="https://one-draw.jp/ijinden/cardlist/002/card/02_016.png" /&gt;&lt;div class="numCopies" id="main-2-16-numCopies"&gt;0&lt;/div&gt;&lt;button type="button" class="pop" onclick="popCardMain('2-16');"&gt;-&lt;/button&gt;&lt;button type="button" class="push" onclick="pushCardMain('2-16');"&gt;+&lt;/button&gt;&lt;button type="button" class="drop" onclick="dropCardMain('2-16');"&gt;↓&lt;/button&gt;&lt;/div&gt;</text:p>
          </table:table-cell>
          <table:table-cell table:formula="of:=CONCATENATE([$HTML.$A$2];[.$B149];[$HTML.$B$2];[.$M149];[$HTML.$C$2];[.$B149];[$HTML.$D$2];[.$B149];[$HTML.$E$2];[.$B149];[$HTML.$F$2];[.$B149];[$HTML.$G$2])" office:value-type="string" office:string-value="&lt;div class=&quot;card&quot; id=&quot;side-2-16&quot;&gt;&lt;img width=&quot;115&quot; heidht=&quot;160&quot; src=&quot;https://one-draw.jp/ijinden/cardlist/002/card/02_016.png&quot; /&gt;&lt;div class=&quot;numCopies&quot; id=&quot;side-2-16-numCopies&quot;&gt;0&lt;/div&gt;&lt;button type=&quot;button&quot; class=&quot;pop&quot; onclick=&quot;popCardSide('2-16');&quot;&gt;-&lt;/button&gt;&lt;button type=&quot;button&quot; class=&quot;push&quot; onclick=&quot;pushCardSide('2-16');&quot;&gt;+&lt;/button&gt;&lt;button type=&quot;button&quot; class=&quot;raise&quot; onclick=&quot;raiseCardSide('2-16');&quot;&gt;↑&lt;/button&gt;&lt;/div&gt;" calcext:value-type="string">
            <text:p>&lt;div class="card" id="side-2-16"&gt;&lt;img width="115" heidht="160" src="https://one-draw.jp/ijinden/cardlist/002/card/02_016.png" /&gt;&lt;div class="numCopies" id="side-2-16-numCopies"&gt;0&lt;/div&gt;&lt;button type="button" class="pop" onclick="popCardSide('2-16');"&gt;-&lt;/button&gt;&lt;button type="button" class="push" onclick="pushCardSide('2-16');"&gt;+&lt;/button&gt;&lt;button type="button" class="raise" onclick="raiseCardSide('2-16');"&gt;↑&lt;/button&gt;&lt;/div&gt;</text:p>
          </table:table-cell>
          <table:table-cell table:formula="of:=CONCATENATE([$HTML.$A$3];[.B149];[$HTML.$B$3];[.F149];[$HTML.$C$3];[.H149];[$HTML.$D$3];[.J149];[$HTML.$E$3];[.B149];[$HTML.$F$3];[.D149];[$HTML.$G$3];[.I149];[$HTML.$H$3];[.G149];[$HTML.$I$3];[.K149];[$HTML.$J$3];[.B149];[$HTML.$K$3];[.B149];[$HTML.$L$3];[.B149];[$HTML.$M$3];[.B149];[$HTML.$N$3];[.B149];[$HTML.$O$3];[.B149];[$HTML.$P$3])" office:value-type="string" office:string-value="&lt;tr id=&quot;table-2-16&quot; data-expansion=&quot;25&quot; data-type=&quot;1&quot; data-color=&quot;20&quot;&gt;&lt;td&gt;2-16&lt;/td&gt;&lt;td&gt;シャルル・ド・モンテスキュー&lt;/td&gt;&lt;td&gt;青&lt;/td&gt;&lt;td&gt;イジン&lt;/td&gt;&lt;td&gt;2&lt;/td&gt;&lt;td&gt;&lt;button type=&quot;button&quot; onclick=&quot;popCardMain('2-16')&quot;&gt;-&lt;/button&gt;&lt;/td&gt;&lt;td id=&quot;table-main-2-16-numCopies&quot;&gt;0&lt;/td&gt;&lt;td&gt;&lt;button type=&quot;button&quot; onclick=&quot;pushCardMain('2-16')&quot;&gt;+&lt;/button&gt;&lt;/td&gt;&lt;td&gt;&lt;button type=&quot;button&quot; onclick=&quot;popCardSide('2-16')&quot;&gt;-&lt;/button&gt;&lt;/td&gt;&lt;td id=&quot;table-side-2-16-numCopies&quot;&gt;0&lt;/td&gt;&lt;td&gt;&lt;button type=&quot;button&quot; onclick=&quot;pushCardSide('2-16')&quot;&gt;+&lt;/button&gt;&lt;/td&gt;&lt;/tr&gt;" calcext:value-type="string">
            <text:p>&lt;tr id="table-2-16" data-expansion="25" data-type="1" data-color="20"&gt;&lt;td&gt;2-16&lt;/td&gt;&lt;td&gt;シャルル・ド・モンテスキュー&lt;/td&gt;&lt;td&gt;青&lt;/td&gt;&lt;td&gt;イジン&lt;/td&gt;&lt;td&gt;2&lt;/td&gt;&lt;td&gt;&lt;button type="button" onclick="popCardMain('2-16')"&gt;-&lt;/button&gt;&lt;/td&gt;&lt;td id="table-main-2-16-numCopies"&gt;0&lt;/td&gt;&lt;td&gt;&lt;button type="button" onclick="pushCardMain('2-16')"&gt;+&lt;/button&gt;&lt;/td&gt;&lt;td&gt;&lt;button type="button" onclick="popCardSide('2-16')"&gt;-&lt;/button&gt;&lt;/td&gt;&lt;td id="table-side-2-16-numCopies"&gt;0&lt;/td&gt;&lt;td&gt;&lt;button type="button" onclick="pushCardSide('2-1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M150];[$HTML.$C$1];[.$B150];[$HTML.$D$1];[.$B150];[$HTML.$E$1];[.$B150];[$HTML.$F$1];[.$B150];[$HTML.$G$1])" office:value-type="string" office:string-value="&lt;div class=&quot;card&quot; id=&quot;main-2-17&quot;&gt;&lt;img width=&quot;115&quot; heidht=&quot;160&quot; src=&quot;https://one-draw.jp/ijinden/cardlist/002/card/02_017.png&quot; /&gt;&lt;div class=&quot;numCopies&quot; id=&quot;main-2-17-numCopies&quot;&gt;0&lt;/div&gt;&lt;button type=&quot;button&quot; class=&quot;pop&quot; onclick=&quot;popCardMain('2-17');&quot;&gt;-&lt;/button&gt;&lt;button type=&quot;button&quot; class=&quot;push&quot; onclick=&quot;pushCardMain('2-17');&quot;&gt;+&lt;/button&gt;&lt;button type=&quot;button&quot; class=&quot;drop&quot; onclick=&quot;dropCardMain('2-17');&quot;&gt;↓&lt;/button&gt;&lt;/div&gt;" calcext:value-type="string">
            <text:p>&lt;div class="card" id="main-2-17"&gt;&lt;img width="115" heidht="160" src="https://one-draw.jp/ijinden/cardlist/002/card/02_017.png" /&gt;&lt;div class="numCopies" id="main-2-17-numCopies"&gt;0&lt;/div&gt;&lt;button type="button" class="pop" onclick="popCardMain('2-17');"&gt;-&lt;/button&gt;&lt;button type="button" class="push" onclick="pushCardMain('2-17');"&gt;+&lt;/button&gt;&lt;button type="button" class="drop" onclick="dropCardMain('2-17');"&gt;↓&lt;/button&gt;&lt;/div&gt;</text:p>
          </table:table-cell>
          <table:table-cell table:formula="of:=CONCATENATE([$HTML.$A$2];[.$B150];[$HTML.$B$2];[.$M150];[$HTML.$C$2];[.$B150];[$HTML.$D$2];[.$B150];[$HTML.$E$2];[.$B150];[$HTML.$F$2];[.$B150];[$HTML.$G$2])" office:value-type="string" office:string-value="&lt;div class=&quot;card&quot; id=&quot;side-2-17&quot;&gt;&lt;img width=&quot;115&quot; heidht=&quot;160&quot; src=&quot;https://one-draw.jp/ijinden/cardlist/002/card/02_017.png&quot; /&gt;&lt;div class=&quot;numCopies&quot; id=&quot;side-2-17-numCopies&quot;&gt;0&lt;/div&gt;&lt;button type=&quot;button&quot; class=&quot;pop&quot; onclick=&quot;popCardSide('2-17');&quot;&gt;-&lt;/button&gt;&lt;button type=&quot;button&quot; class=&quot;push&quot; onclick=&quot;pushCardSide('2-17');&quot;&gt;+&lt;/button&gt;&lt;button type=&quot;button&quot; class=&quot;raise&quot; onclick=&quot;raiseCardSide('2-17');&quot;&gt;↑&lt;/button&gt;&lt;/div&gt;" calcext:value-type="string">
            <text:p>&lt;div class="card" id="side-2-17"&gt;&lt;img width="115" heidht="160" src="https://one-draw.jp/ijinden/cardlist/002/card/02_017.png" /&gt;&lt;div class="numCopies" id="side-2-17-numCopies"&gt;0&lt;/div&gt;&lt;button type="button" class="pop" onclick="popCardSide('2-17');"&gt;-&lt;/button&gt;&lt;button type="button" class="push" onclick="pushCardSide('2-17');"&gt;+&lt;/button&gt;&lt;button type="button" class="raise" onclick="raiseCardSide('2-17');"&gt;↑&lt;/button&gt;&lt;/div&gt;</text:p>
          </table:table-cell>
          <table:table-cell table:formula="of:=CONCATENATE([$HTML.$A$3];[.B150];[$HTML.$B$3];[.F150];[$HTML.$C$3];[.H150];[$HTML.$D$3];[.J150];[$HTML.$E$3];[.B150];[$HTML.$F$3];[.D150];[$HTML.$G$3];[.I150];[$HTML.$H$3];[.G150];[$HTML.$I$3];[.K150];[$HTML.$J$3];[.B150];[$HTML.$K$3];[.B150];[$HTML.$L$3];[.B150];[$HTML.$M$3];[.B150];[$HTML.$N$3];[.B150];[$HTML.$O$3];[.B150];[$HTML.$P$3])" office:value-type="string" office:string-value="&lt;tr id=&quot;table-2-17&quot; data-expansion=&quot;25&quot; data-type=&quot;1&quot; data-color=&quot;20&quot;&gt;&lt;td&gt;2-17&lt;/td&gt;&lt;td&gt;ジャン＝ジャック・ルソー&lt;/td&gt;&lt;td&gt;青&lt;/td&gt;&lt;td&gt;イジン&lt;/td&gt;&lt;td&gt;3&lt;/td&gt;&lt;td&gt;&lt;button type=&quot;button&quot; onclick=&quot;popCardMain('2-17')&quot;&gt;-&lt;/button&gt;&lt;/td&gt;&lt;td id=&quot;table-main-2-17-numCopies&quot;&gt;0&lt;/td&gt;&lt;td&gt;&lt;button type=&quot;button&quot; onclick=&quot;pushCardMain('2-17')&quot;&gt;+&lt;/button&gt;&lt;/td&gt;&lt;td&gt;&lt;button type=&quot;button&quot; onclick=&quot;popCardSide('2-17')&quot;&gt;-&lt;/button&gt;&lt;/td&gt;&lt;td id=&quot;table-side-2-17-numCopies&quot;&gt;0&lt;/td&gt;&lt;td&gt;&lt;button type=&quot;button&quot; onclick=&quot;pushCardSide('2-17')&quot;&gt;+&lt;/button&gt;&lt;/td&gt;&lt;/tr&gt;" calcext:value-type="string">
            <text:p>&lt;tr id="table-2-17" data-expansion="25" data-type="1" data-color="20"&gt;&lt;td&gt;2-17&lt;/td&gt;&lt;td&gt;ジャン＝ジャック・ルソー&lt;/td&gt;&lt;td&gt;青&lt;/td&gt;&lt;td&gt;イジン&lt;/td&gt;&lt;td&gt;3&lt;/td&gt;&lt;td&gt;&lt;button type="button" onclick="popCardMain('2-17')"&gt;-&lt;/button&gt;&lt;/td&gt;&lt;td id="table-main-2-17-numCopies"&gt;0&lt;/td&gt;&lt;td&gt;&lt;button type="button" onclick="pushCardMain('2-17')"&gt;+&lt;/button&gt;&lt;/td&gt;&lt;td&gt;&lt;button type="button" onclick="popCardSide('2-17')"&gt;-&lt;/button&gt;&lt;/td&gt;&lt;td id="table-side-2-17-numCopies"&gt;0&lt;/td&gt;&lt;td&gt;&lt;button type="button" onclick="pushCardSide('2-1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M151];[$HTML.$C$1];[.$B151];[$HTML.$D$1];[.$B151];[$HTML.$E$1];[.$B151];[$HTML.$F$1];[.$B151];[$HTML.$G$1])" office:value-type="string" office:string-value="&lt;div class=&quot;card&quot; id=&quot;main-2-18&quot;&gt;&lt;img width=&quot;115&quot; heidht=&quot;160&quot; src=&quot;https://one-draw.jp/ijinden/cardlist/002/card/02_018.png&quot; /&gt;&lt;div class=&quot;numCopies&quot; id=&quot;main-2-18-numCopies&quot;&gt;0&lt;/div&gt;&lt;button type=&quot;button&quot; class=&quot;pop&quot; onclick=&quot;popCardMain('2-18');&quot;&gt;-&lt;/button&gt;&lt;button type=&quot;button&quot; class=&quot;push&quot; onclick=&quot;pushCardMain('2-18');&quot;&gt;+&lt;/button&gt;&lt;button type=&quot;button&quot; class=&quot;drop&quot; onclick=&quot;dropCardMain('2-18');&quot;&gt;↓&lt;/button&gt;&lt;/div&gt;" calcext:value-type="string">
            <text:p>&lt;div class="card" id="main-2-18"&gt;&lt;img width="115" heidht="160" src="https://one-draw.jp/ijinden/cardlist/002/card/02_018.png" /&gt;&lt;div class="numCopies" id="main-2-18-numCopies"&gt;0&lt;/div&gt;&lt;button type="button" class="pop" onclick="popCardMain('2-18');"&gt;-&lt;/button&gt;&lt;button type="button" class="push" onclick="pushCardMain('2-18');"&gt;+&lt;/button&gt;&lt;button type="button" class="drop" onclick="dropCardMain('2-18');"&gt;↓&lt;/button&gt;&lt;/div&gt;</text:p>
          </table:table-cell>
          <table:table-cell table:formula="of:=CONCATENATE([$HTML.$A$2];[.$B151];[$HTML.$B$2];[.$M151];[$HTML.$C$2];[.$B151];[$HTML.$D$2];[.$B151];[$HTML.$E$2];[.$B151];[$HTML.$F$2];[.$B151];[$HTML.$G$2])" office:value-type="string" office:string-value="&lt;div class=&quot;card&quot; id=&quot;side-2-18&quot;&gt;&lt;img width=&quot;115&quot; heidht=&quot;160&quot; src=&quot;https://one-draw.jp/ijinden/cardlist/002/card/02_018.png&quot; /&gt;&lt;div class=&quot;numCopies&quot; id=&quot;side-2-18-numCopies&quot;&gt;0&lt;/div&gt;&lt;button type=&quot;button&quot; class=&quot;pop&quot; onclick=&quot;popCardSide('2-18');&quot;&gt;-&lt;/button&gt;&lt;button type=&quot;button&quot; class=&quot;push&quot; onclick=&quot;pushCardSide('2-18');&quot;&gt;+&lt;/button&gt;&lt;button type=&quot;button&quot; class=&quot;raise&quot; onclick=&quot;raiseCardSide('2-18');&quot;&gt;↑&lt;/button&gt;&lt;/div&gt;" calcext:value-type="string">
            <text:p>&lt;div class="card" id="side-2-18"&gt;&lt;img width="115" heidht="160" src="https://one-draw.jp/ijinden/cardlist/002/card/02_018.png" /&gt;&lt;div class="numCopies" id="side-2-18-numCopies"&gt;0&lt;/div&gt;&lt;button type="button" class="pop" onclick="popCardSide('2-18');"&gt;-&lt;/button&gt;&lt;button type="button" class="push" onclick="pushCardSide('2-18');"&gt;+&lt;/button&gt;&lt;button type="button" class="raise" onclick="raiseCardSide('2-18');"&gt;↑&lt;/button&gt;&lt;/div&gt;</text:p>
          </table:table-cell>
          <table:table-cell table:formula="of:=CONCATENATE([$HTML.$A$3];[.B151];[$HTML.$B$3];[.F151];[$HTML.$C$3];[.H151];[$HTML.$D$3];[.J151];[$HTML.$E$3];[.B151];[$HTML.$F$3];[.D151];[$HTML.$G$3];[.I151];[$HTML.$H$3];[.G151];[$HTML.$I$3];[.K151];[$HTML.$J$3];[.B151];[$HTML.$K$3];[.B151];[$HTML.$L$3];[.B151];[$HTML.$M$3];[.B151];[$HTML.$N$3];[.B151];[$HTML.$O$3];[.B151];[$HTML.$P$3])" office:value-type="string" office:string-value="&lt;tr id=&quot;table-2-18&quot; data-expansion=&quot;25&quot; data-type=&quot;1&quot; data-color=&quot;20&quot;&gt;&lt;td&gt;2-18&lt;/td&gt;&lt;td&gt;エカチェリーナ2世&lt;/td&gt;&lt;td&gt;青&lt;/td&gt;&lt;td&gt;イジン&lt;/td&gt;&lt;td&gt;2&lt;/td&gt;&lt;td&gt;&lt;button type=&quot;button&quot; onclick=&quot;popCardMain('2-18')&quot;&gt;-&lt;/button&gt;&lt;/td&gt;&lt;td id=&quot;table-main-2-18-numCopies&quot;&gt;0&lt;/td&gt;&lt;td&gt;&lt;button type=&quot;button&quot; onclick=&quot;pushCardMain('2-18')&quot;&gt;+&lt;/button&gt;&lt;/td&gt;&lt;td&gt;&lt;button type=&quot;button&quot; onclick=&quot;popCardSide('2-18')&quot;&gt;-&lt;/button&gt;&lt;/td&gt;&lt;td id=&quot;table-side-2-18-numCopies&quot;&gt;0&lt;/td&gt;&lt;td&gt;&lt;button type=&quot;button&quot; onclick=&quot;pushCardSide('2-18')&quot;&gt;+&lt;/button&gt;&lt;/td&gt;&lt;/tr&gt;" calcext:value-type="string">
            <text:p>&lt;tr id="table-2-18" data-expansion="25" data-type="1" data-color="20"&gt;&lt;td&gt;2-18&lt;/td&gt;&lt;td&gt;エカチェリーナ2世&lt;/td&gt;&lt;td&gt;青&lt;/td&gt;&lt;td&gt;イジン&lt;/td&gt;&lt;td&gt;2&lt;/td&gt;&lt;td&gt;&lt;button type="button" onclick="popCardMain('2-18')"&gt;-&lt;/button&gt;&lt;/td&gt;&lt;td id="table-main-2-18-numCopies"&gt;0&lt;/td&gt;&lt;td&gt;&lt;button type="button" onclick="pushCardMain('2-18')"&gt;+&lt;/button&gt;&lt;/td&gt;&lt;td&gt;&lt;button type="button" onclick="popCardSide('2-18')"&gt;-&lt;/button&gt;&lt;/td&gt;&lt;td id="table-side-2-18-numCopies"&gt;0&lt;/td&gt;&lt;td&gt;&lt;button type="button" onclick="pushCardSide('2-1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M152];[$HTML.$C$1];[.$B152];[$HTML.$D$1];[.$B152];[$HTML.$E$1];[.$B152];[$HTML.$F$1];[.$B152];[$HTML.$G$1])" office:value-type="string" office:string-value="&lt;div class=&quot;card&quot; id=&quot;main-2-19&quot;&gt;&lt;img width=&quot;115&quot; heidht=&quot;160&quot; src=&quot;https://one-draw.jp/ijinden/cardlist/002/card/02_019.png&quot; /&gt;&lt;div class=&quot;numCopies&quot; id=&quot;main-2-19-numCopies&quot;&gt;0&lt;/div&gt;&lt;button type=&quot;button&quot; class=&quot;pop&quot; onclick=&quot;popCardMain('2-19');&quot;&gt;-&lt;/button&gt;&lt;button type=&quot;button&quot; class=&quot;push&quot; onclick=&quot;pushCardMain('2-19');&quot;&gt;+&lt;/button&gt;&lt;button type=&quot;button&quot; class=&quot;drop&quot; onclick=&quot;dropCardMain('2-19');&quot;&gt;↓&lt;/button&gt;&lt;/div&gt;" calcext:value-type="string">
            <text:p>&lt;div class="card" id="main-2-19"&gt;&lt;img width="115" heidht="160" src="https://one-draw.jp/ijinden/cardlist/002/card/02_019.png" /&gt;&lt;div class="numCopies" id="main-2-19-numCopies"&gt;0&lt;/div&gt;&lt;button type="button" class="pop" onclick="popCardMain('2-19');"&gt;-&lt;/button&gt;&lt;button type="button" class="push" onclick="pushCardMain('2-19');"&gt;+&lt;/button&gt;&lt;button type="button" class="drop" onclick="dropCardMain('2-19');"&gt;↓&lt;/button&gt;&lt;/div&gt;</text:p>
          </table:table-cell>
          <table:table-cell table:formula="of:=CONCATENATE([$HTML.$A$2];[.$B152];[$HTML.$B$2];[.$M152];[$HTML.$C$2];[.$B152];[$HTML.$D$2];[.$B152];[$HTML.$E$2];[.$B152];[$HTML.$F$2];[.$B152];[$HTML.$G$2])" office:value-type="string" office:string-value="&lt;div class=&quot;card&quot; id=&quot;side-2-19&quot;&gt;&lt;img width=&quot;115&quot; heidht=&quot;160&quot; src=&quot;https://one-draw.jp/ijinden/cardlist/002/card/02_019.png&quot; /&gt;&lt;div class=&quot;numCopies&quot; id=&quot;side-2-19-numCopies&quot;&gt;0&lt;/div&gt;&lt;button type=&quot;button&quot; class=&quot;pop&quot; onclick=&quot;popCardSide('2-19');&quot;&gt;-&lt;/button&gt;&lt;button type=&quot;button&quot; class=&quot;push&quot; onclick=&quot;pushCardSide('2-19');&quot;&gt;+&lt;/button&gt;&lt;button type=&quot;button&quot; class=&quot;raise&quot; onclick=&quot;raiseCardSide('2-19');&quot;&gt;↑&lt;/button&gt;&lt;/div&gt;" calcext:value-type="string">
            <text:p>&lt;div class="card" id="side-2-19"&gt;&lt;img width="115" heidht="160" src="https://one-draw.jp/ijinden/cardlist/002/card/02_019.png" /&gt;&lt;div class="numCopies" id="side-2-19-numCopies"&gt;0&lt;/div&gt;&lt;button type="button" class="pop" onclick="popCardSide('2-19');"&gt;-&lt;/button&gt;&lt;button type="button" class="push" onclick="pushCardSide('2-19');"&gt;+&lt;/button&gt;&lt;button type="button" class="raise" onclick="raiseCardSide('2-19');"&gt;↑&lt;/button&gt;&lt;/div&gt;</text:p>
          </table:table-cell>
          <table:table-cell table:formula="of:=CONCATENATE([$HTML.$A$3];[.B152];[$HTML.$B$3];[.F152];[$HTML.$C$3];[.H152];[$HTML.$D$3];[.J152];[$HTML.$E$3];[.B152];[$HTML.$F$3];[.D152];[$HTML.$G$3];[.I152];[$HTML.$H$3];[.G152];[$HTML.$I$3];[.K152];[$HTML.$J$3];[.B152];[$HTML.$K$3];[.B152];[$HTML.$L$3];[.B152];[$HTML.$M$3];[.B152];[$HTML.$N$3];[.B152];[$HTML.$O$3];[.B152];[$HTML.$P$3])" office:value-type="string" office:string-value="&lt;tr id=&quot;table-2-19&quot; data-expansion=&quot;25&quot; data-type=&quot;1&quot; data-color=&quot;20&quot;&gt;&lt;td&gt;2-19&lt;/td&gt;&lt;td&gt;ジョン・ロック&lt;/td&gt;&lt;td&gt;青&lt;/td&gt;&lt;td&gt;イジン&lt;/td&gt;&lt;td&gt;1&lt;/td&gt;&lt;td&gt;&lt;button type=&quot;button&quot; onclick=&quot;popCardMain('2-19')&quot;&gt;-&lt;/button&gt;&lt;/td&gt;&lt;td id=&quot;table-main-2-19-numCopies&quot;&gt;0&lt;/td&gt;&lt;td&gt;&lt;button type=&quot;button&quot; onclick=&quot;pushCardMain('2-19')&quot;&gt;+&lt;/button&gt;&lt;/td&gt;&lt;td&gt;&lt;button type=&quot;button&quot; onclick=&quot;popCardSide('2-19')&quot;&gt;-&lt;/button&gt;&lt;/td&gt;&lt;td id=&quot;table-side-2-19-numCopies&quot;&gt;0&lt;/td&gt;&lt;td&gt;&lt;button type=&quot;button&quot; onclick=&quot;pushCardSide('2-19')&quot;&gt;+&lt;/button&gt;&lt;/td&gt;&lt;/tr&gt;" calcext:value-type="string">
            <text:p>&lt;tr id="table-2-19" data-expansion="25" data-type="1" data-color="20"&gt;&lt;td&gt;2-19&lt;/td&gt;&lt;td&gt;ジョン・ロック&lt;/td&gt;&lt;td&gt;青&lt;/td&gt;&lt;td&gt;イジン&lt;/td&gt;&lt;td&gt;1&lt;/td&gt;&lt;td&gt;&lt;button type="button" onclick="popCardMain('2-19')"&gt;-&lt;/button&gt;&lt;/td&gt;&lt;td id="table-main-2-19-numCopies"&gt;0&lt;/td&gt;&lt;td&gt;&lt;button type="button" onclick="pushCardMain('2-19')"&gt;+&lt;/button&gt;&lt;/td&gt;&lt;td&gt;&lt;button type="button" onclick="popCardSide('2-19')"&gt;-&lt;/button&gt;&lt;/td&gt;&lt;td id="table-side-2-19-numCopies"&gt;0&lt;/td&gt;&lt;td&gt;&lt;button type="button" onclick="pushCardSide('2-1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M153];[$HTML.$C$1];[.$B153];[$HTML.$D$1];[.$B153];[$HTML.$E$1];[.$B153];[$HTML.$F$1];[.$B153];[$HTML.$G$1])" office:value-type="string" office:string-value="&lt;div class=&quot;card&quot; id=&quot;main-2-20&quot;&gt;&lt;img width=&quot;115&quot; heidht=&quot;160&quot; src=&quot;https://one-draw.jp/ijinden/cardlist/002/card/02_020.png&quot; /&gt;&lt;div class=&quot;numCopies&quot; id=&quot;main-2-20-numCopies&quot;&gt;0&lt;/div&gt;&lt;button type=&quot;button&quot; class=&quot;pop&quot; onclick=&quot;popCardMain('2-20');&quot;&gt;-&lt;/button&gt;&lt;button type=&quot;button&quot; class=&quot;push&quot; onclick=&quot;pushCardMain('2-20');&quot;&gt;+&lt;/button&gt;&lt;button type=&quot;button&quot; class=&quot;drop&quot; onclick=&quot;dropCardMain('2-20');&quot;&gt;↓&lt;/button&gt;&lt;/div&gt;" calcext:value-type="string">
            <text:p>&lt;div class="card" id="main-2-20"&gt;&lt;img width="115" heidht="160" src="https://one-draw.jp/ijinden/cardlist/002/card/02_020.png" /&gt;&lt;div class="numCopies" id="main-2-20-numCopies"&gt;0&lt;/div&gt;&lt;button type="button" class="pop" onclick="popCardMain('2-20');"&gt;-&lt;/button&gt;&lt;button type="button" class="push" onclick="pushCardMain('2-20');"&gt;+&lt;/button&gt;&lt;button type="button" class="drop" onclick="dropCardMain('2-20');"&gt;↓&lt;/button&gt;&lt;/div&gt;</text:p>
          </table:table-cell>
          <table:table-cell table:formula="of:=CONCATENATE([$HTML.$A$2];[.$B153];[$HTML.$B$2];[.$M153];[$HTML.$C$2];[.$B153];[$HTML.$D$2];[.$B153];[$HTML.$E$2];[.$B153];[$HTML.$F$2];[.$B153];[$HTML.$G$2])" office:value-type="string" office:string-value="&lt;div class=&quot;card&quot; id=&quot;side-2-20&quot;&gt;&lt;img width=&quot;115&quot; heidht=&quot;160&quot; src=&quot;https://one-draw.jp/ijinden/cardlist/002/card/02_020.png&quot; /&gt;&lt;div class=&quot;numCopies&quot; id=&quot;side-2-20-numCopies&quot;&gt;0&lt;/div&gt;&lt;button type=&quot;button&quot; class=&quot;pop&quot; onclick=&quot;popCardSide('2-20');&quot;&gt;-&lt;/button&gt;&lt;button type=&quot;button&quot; class=&quot;push&quot; onclick=&quot;pushCardSide('2-20');&quot;&gt;+&lt;/button&gt;&lt;button type=&quot;button&quot; class=&quot;raise&quot; onclick=&quot;raiseCardSide('2-20');&quot;&gt;↑&lt;/button&gt;&lt;/div&gt;" calcext:value-type="string">
            <text:p>&lt;div class="card" id="side-2-20"&gt;&lt;img width="115" heidht="160" src="https://one-draw.jp/ijinden/cardlist/002/card/02_020.png" /&gt;&lt;div class="numCopies" id="side-2-20-numCopies"&gt;0&lt;/div&gt;&lt;button type="button" class="pop" onclick="popCardSide('2-20');"&gt;-&lt;/button&gt;&lt;button type="button" class="push" onclick="pushCardSide('2-20');"&gt;+&lt;/button&gt;&lt;button type="button" class="raise" onclick="raiseCardSide('2-20');"&gt;↑&lt;/button&gt;&lt;/div&gt;</text:p>
          </table:table-cell>
          <table:table-cell table:formula="of:=CONCATENATE([$HTML.$A$3];[.B153];[$HTML.$B$3];[.F153];[$HTML.$C$3];[.H153];[$HTML.$D$3];[.J153];[$HTML.$E$3];[.B153];[$HTML.$F$3];[.D153];[$HTML.$G$3];[.I153];[$HTML.$H$3];[.G153];[$HTML.$I$3];[.K153];[$HTML.$J$3];[.B153];[$HTML.$K$3];[.B153];[$HTML.$L$3];[.B153];[$HTML.$M$3];[.B153];[$HTML.$N$3];[.B153];[$HTML.$O$3];[.B153];[$HTML.$P$3])" office:value-type="string" office:string-value="&lt;tr id=&quot;table-2-20&quot; data-expansion=&quot;25&quot; data-type=&quot;1&quot; data-color=&quot;20&quot;&gt;&lt;td&gt;2-20&lt;/td&gt;&lt;td&gt;洪秀全&lt;/td&gt;&lt;td&gt;青&lt;/td&gt;&lt;td&gt;イジン&lt;/td&gt;&lt;td&gt;2&lt;/td&gt;&lt;td&gt;&lt;button type=&quot;button&quot; onclick=&quot;popCardMain('2-20')&quot;&gt;-&lt;/button&gt;&lt;/td&gt;&lt;td id=&quot;table-main-2-20-numCopies&quot;&gt;0&lt;/td&gt;&lt;td&gt;&lt;button type=&quot;button&quot; onclick=&quot;pushCardMain('2-20')&quot;&gt;+&lt;/button&gt;&lt;/td&gt;&lt;td&gt;&lt;button type=&quot;button&quot; onclick=&quot;popCardSide('2-20')&quot;&gt;-&lt;/button&gt;&lt;/td&gt;&lt;td id=&quot;table-side-2-20-numCopies&quot;&gt;0&lt;/td&gt;&lt;td&gt;&lt;button type=&quot;button&quot; onclick=&quot;pushCardSide('2-20')&quot;&gt;+&lt;/button&gt;&lt;/td&gt;&lt;/tr&gt;" calcext:value-type="string">
            <text:p>&lt;tr id="table-2-20" data-expansion="25" data-type="1" data-color="20"&gt;&lt;td&gt;2-20&lt;/td&gt;&lt;td&gt;洪秀全&lt;/td&gt;&lt;td&gt;青&lt;/td&gt;&lt;td&gt;イジン&lt;/td&gt;&lt;td&gt;2&lt;/td&gt;&lt;td&gt;&lt;button type="button" onclick="popCardMain('2-20')"&gt;-&lt;/button&gt;&lt;/td&gt;&lt;td id="table-main-2-20-numCopies"&gt;0&lt;/td&gt;&lt;td&gt;&lt;button type="button" onclick="pushCardMain('2-20')"&gt;+&lt;/button&gt;&lt;/td&gt;&lt;td&gt;&lt;button type="button" onclick="popCardSide('2-20')"&gt;-&lt;/button&gt;&lt;/td&gt;&lt;td id="table-side-2-20-numCopies"&gt;0&lt;/td&gt;&lt;td&gt;&lt;button type="button" onclick="pushCardSide('2-2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M154];[$HTML.$C$1];[.$B154];[$HTML.$D$1];[.$B154];[$HTML.$E$1];[.$B154];[$HTML.$F$1];[.$B154];[$HTML.$G$1])" office:value-type="string" office:string-value="&lt;div class=&quot;card&quot; id=&quot;main-2-21&quot;&gt;&lt;img width=&quot;115&quot; heidht=&quot;160&quot; src=&quot;https://one-draw.jp/ijinden/cardlist/002/card/02_021.png&quot; /&gt;&lt;div class=&quot;numCopies&quot; id=&quot;main-2-21-numCopies&quot;&gt;0&lt;/div&gt;&lt;button type=&quot;button&quot; class=&quot;pop&quot; onclick=&quot;popCardMain('2-21');&quot;&gt;-&lt;/button&gt;&lt;button type=&quot;button&quot; class=&quot;push&quot; onclick=&quot;pushCardMain('2-21');&quot;&gt;+&lt;/button&gt;&lt;button type=&quot;button&quot; class=&quot;drop&quot; onclick=&quot;dropCardMain('2-21');&quot;&gt;↓&lt;/button&gt;&lt;/div&gt;" calcext:value-type="string">
            <text:p>&lt;div class="card" id="main-2-21"&gt;&lt;img width="115" heidht="160" src="https://one-draw.jp/ijinden/cardlist/002/card/02_021.png" /&gt;&lt;div class="numCopies" id="main-2-21-numCopies"&gt;0&lt;/div&gt;&lt;button type="button" class="pop" onclick="popCardMain('2-21');"&gt;-&lt;/button&gt;&lt;button type="button" class="push" onclick="pushCardMain('2-21');"&gt;+&lt;/button&gt;&lt;button type="button" class="drop" onclick="dropCardMain('2-21');"&gt;↓&lt;/button&gt;&lt;/div&gt;</text:p>
          </table:table-cell>
          <table:table-cell table:formula="of:=CONCATENATE([$HTML.$A$2];[.$B154];[$HTML.$B$2];[.$M154];[$HTML.$C$2];[.$B154];[$HTML.$D$2];[.$B154];[$HTML.$E$2];[.$B154];[$HTML.$F$2];[.$B154];[$HTML.$G$2])" office:value-type="string" office:string-value="&lt;div class=&quot;card&quot; id=&quot;side-2-21&quot;&gt;&lt;img width=&quot;115&quot; heidht=&quot;160&quot; src=&quot;https://one-draw.jp/ijinden/cardlist/002/card/02_021.png&quot; /&gt;&lt;div class=&quot;numCopies&quot; id=&quot;side-2-21-numCopies&quot;&gt;0&lt;/div&gt;&lt;button type=&quot;button&quot; class=&quot;pop&quot; onclick=&quot;popCardSide('2-21');&quot;&gt;-&lt;/button&gt;&lt;button type=&quot;button&quot; class=&quot;push&quot; onclick=&quot;pushCardSide('2-21');&quot;&gt;+&lt;/button&gt;&lt;button type=&quot;button&quot; class=&quot;raise&quot; onclick=&quot;raiseCardSide('2-21');&quot;&gt;↑&lt;/button&gt;&lt;/div&gt;" calcext:value-type="string">
            <text:p>&lt;div class="card" id="side-2-21"&gt;&lt;img width="115" heidht="160" src="https://one-draw.jp/ijinden/cardlist/002/card/02_021.png" /&gt;&lt;div class="numCopies" id="side-2-21-numCopies"&gt;0&lt;/div&gt;&lt;button type="button" class="pop" onclick="popCardSide('2-21');"&gt;-&lt;/button&gt;&lt;button type="button" class="push" onclick="pushCardSide('2-21');"&gt;+&lt;/button&gt;&lt;button type="button" class="raise" onclick="raiseCardSide('2-21');"&gt;↑&lt;/button&gt;&lt;/div&gt;</text:p>
          </table:table-cell>
          <table:table-cell table:formula="of:=CONCATENATE([$HTML.$A$3];[.B154];[$HTML.$B$3];[.F154];[$HTML.$C$3];[.H154];[$HTML.$D$3];[.J154];[$HTML.$E$3];[.B154];[$HTML.$F$3];[.D154];[$HTML.$G$3];[.I154];[$HTML.$H$3];[.G154];[$HTML.$I$3];[.K154];[$HTML.$J$3];[.B154];[$HTML.$K$3];[.B154];[$HTML.$L$3];[.B154];[$HTML.$M$3];[.B154];[$HTML.$N$3];[.B154];[$HTML.$O$3];[.B154];[$HTML.$P$3])" office:value-type="string" office:string-value="&lt;tr id=&quot;table-2-21&quot; data-expansion=&quot;25&quot; data-type=&quot;1&quot; data-color=&quot;20&quot;&gt;&lt;td&gt;2-21&lt;/td&gt;&lt;td&gt;ジェームズ＝ワット&lt;/td&gt;&lt;td&gt;青&lt;/td&gt;&lt;td&gt;イジン&lt;/td&gt;&lt;td&gt;3&lt;/td&gt;&lt;td&gt;&lt;button type=&quot;button&quot; onclick=&quot;popCardMain('2-21')&quot;&gt;-&lt;/button&gt;&lt;/td&gt;&lt;td id=&quot;table-main-2-21-numCopies&quot;&gt;0&lt;/td&gt;&lt;td&gt;&lt;button type=&quot;button&quot; onclick=&quot;pushCardMain('2-21')&quot;&gt;+&lt;/button&gt;&lt;/td&gt;&lt;td&gt;&lt;button type=&quot;button&quot; onclick=&quot;popCardSide('2-21')&quot;&gt;-&lt;/button&gt;&lt;/td&gt;&lt;td id=&quot;table-side-2-21-numCopies&quot;&gt;0&lt;/td&gt;&lt;td&gt;&lt;button type=&quot;button&quot; onclick=&quot;pushCardSide('2-21')&quot;&gt;+&lt;/button&gt;&lt;/td&gt;&lt;/tr&gt;" calcext:value-type="string">
            <text:p>&lt;tr id="table-2-21" data-expansion="25" data-type="1" data-color="20"&gt;&lt;td&gt;2-21&lt;/td&gt;&lt;td&gt;ジェームズ＝ワット&lt;/td&gt;&lt;td&gt;青&lt;/td&gt;&lt;td&gt;イジン&lt;/td&gt;&lt;td&gt;3&lt;/td&gt;&lt;td&gt;&lt;button type="button" onclick="popCardMain('2-21')"&gt;-&lt;/button&gt;&lt;/td&gt;&lt;td id="table-main-2-21-numCopies"&gt;0&lt;/td&gt;&lt;td&gt;&lt;button type="button" onclick="pushCardMain('2-21')"&gt;+&lt;/button&gt;&lt;/td&gt;&lt;td&gt;&lt;button type="button" onclick="popCardSide('2-21')"&gt;-&lt;/button&gt;&lt;/td&gt;&lt;td id="table-side-2-21-numCopies"&gt;0&lt;/td&gt;&lt;td&gt;&lt;button type="button" onclick="pushCardSide('2-2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M155];[$HTML.$C$1];[.$B155];[$HTML.$D$1];[.$B155];[$HTML.$E$1];[.$B155];[$HTML.$F$1];[.$B155];[$HTML.$G$1])" office:value-type="string" office:string-value="&lt;div class=&quot;card&quot; id=&quot;main-2-22&quot;&gt;&lt;img width=&quot;115&quot; heidht=&quot;160&quot; src=&quot;https://one-draw.jp/ijinden/cardlist/002/card/02_022.png&quot; /&gt;&lt;div class=&quot;numCopies&quot; id=&quot;main-2-22-numCopies&quot;&gt;0&lt;/div&gt;&lt;button type=&quot;button&quot; class=&quot;pop&quot; onclick=&quot;popCardMain('2-22');&quot;&gt;-&lt;/button&gt;&lt;button type=&quot;button&quot; class=&quot;push&quot; onclick=&quot;pushCardMain('2-22');&quot;&gt;+&lt;/button&gt;&lt;button type=&quot;button&quot; class=&quot;drop&quot; onclick=&quot;dropCardMain('2-22');&quot;&gt;↓&lt;/button&gt;&lt;/div&gt;" calcext:value-type="string">
            <text:p>&lt;div class="card" id="main-2-22"&gt;&lt;img width="115" heidht="160" src="https://one-draw.jp/ijinden/cardlist/002/card/02_022.png" /&gt;&lt;div class="numCopies" id="main-2-22-numCopies"&gt;0&lt;/div&gt;&lt;button type="button" class="pop" onclick="popCardMain('2-22');"&gt;-&lt;/button&gt;&lt;button type="button" class="push" onclick="pushCardMain('2-22');"&gt;+&lt;/button&gt;&lt;button type="button" class="drop" onclick="dropCardMain('2-22');"&gt;↓&lt;/button&gt;&lt;/div&gt;</text:p>
          </table:table-cell>
          <table:table-cell table:formula="of:=CONCATENATE([$HTML.$A$2];[.$B155];[$HTML.$B$2];[.$M155];[$HTML.$C$2];[.$B155];[$HTML.$D$2];[.$B155];[$HTML.$E$2];[.$B155];[$HTML.$F$2];[.$B155];[$HTML.$G$2])" office:value-type="string" office:string-value="&lt;div class=&quot;card&quot; id=&quot;side-2-22&quot;&gt;&lt;img width=&quot;115&quot; heidht=&quot;160&quot; src=&quot;https://one-draw.jp/ijinden/cardlist/002/card/02_022.png&quot; /&gt;&lt;div class=&quot;numCopies&quot; id=&quot;side-2-22-numCopies&quot;&gt;0&lt;/div&gt;&lt;button type=&quot;button&quot; class=&quot;pop&quot; onclick=&quot;popCardSide('2-22');&quot;&gt;-&lt;/button&gt;&lt;button type=&quot;button&quot; class=&quot;push&quot; onclick=&quot;pushCardSide('2-22');&quot;&gt;+&lt;/button&gt;&lt;button type=&quot;button&quot; class=&quot;raise&quot; onclick=&quot;raiseCardSide('2-22');&quot;&gt;↑&lt;/button&gt;&lt;/div&gt;" calcext:value-type="string">
            <text:p>&lt;div class="card" id="side-2-22"&gt;&lt;img width="115" heidht="160" src="https://one-draw.jp/ijinden/cardlist/002/card/02_022.png" /&gt;&lt;div class="numCopies" id="side-2-22-numCopies"&gt;0&lt;/div&gt;&lt;button type="button" class="pop" onclick="popCardSide('2-22');"&gt;-&lt;/button&gt;&lt;button type="button" class="push" onclick="pushCardSide('2-22');"&gt;+&lt;/button&gt;&lt;button type="button" class="raise" onclick="raiseCardSide('2-22');"&gt;↑&lt;/button&gt;&lt;/div&gt;</text:p>
          </table:table-cell>
          <table:table-cell table:formula="of:=CONCATENATE([$HTML.$A$3];[.B155];[$HTML.$B$3];[.F155];[$HTML.$C$3];[.H155];[$HTML.$D$3];[.J155];[$HTML.$E$3];[.B155];[$HTML.$F$3];[.D155];[$HTML.$G$3];[.I155];[$HTML.$H$3];[.G155];[$HTML.$I$3];[.K155];[$HTML.$J$3];[.B155];[$HTML.$K$3];[.B155];[$HTML.$L$3];[.B155];[$HTML.$M$3];[.B155];[$HTML.$N$3];[.B155];[$HTML.$O$3];[.B155];[$HTML.$P$3])" office:value-type="string" office:string-value="&lt;tr id=&quot;table-2-22&quot; data-expansion=&quot;25&quot; data-type=&quot;1&quot; data-color=&quot;20&quot;&gt;&lt;td&gt;2-22&lt;/td&gt;&lt;td&gt;日蓮&lt;/td&gt;&lt;td&gt;青&lt;/td&gt;&lt;td&gt;イジン&lt;/td&gt;&lt;td&gt;4&lt;/td&gt;&lt;td&gt;&lt;button type=&quot;button&quot; onclick=&quot;popCardMain('2-22')&quot;&gt;-&lt;/button&gt;&lt;/td&gt;&lt;td id=&quot;table-main-2-22-numCopies&quot;&gt;0&lt;/td&gt;&lt;td&gt;&lt;button type=&quot;button&quot; onclick=&quot;pushCardMain('2-22')&quot;&gt;+&lt;/button&gt;&lt;/td&gt;&lt;td&gt;&lt;button type=&quot;button&quot; onclick=&quot;popCardSide('2-22')&quot;&gt;-&lt;/button&gt;&lt;/td&gt;&lt;td id=&quot;table-side-2-22-numCopies&quot;&gt;0&lt;/td&gt;&lt;td&gt;&lt;button type=&quot;button&quot; onclick=&quot;pushCardSide('2-22')&quot;&gt;+&lt;/button&gt;&lt;/td&gt;&lt;/tr&gt;" calcext:value-type="string">
            <text:p>&lt;tr id="table-2-22" data-expansion="25" data-type="1" data-color="20"&gt;&lt;td&gt;2-22&lt;/td&gt;&lt;td&gt;日蓮&lt;/td&gt;&lt;td&gt;青&lt;/td&gt;&lt;td&gt;イジン&lt;/td&gt;&lt;td&gt;4&lt;/td&gt;&lt;td&gt;&lt;button type="button" onclick="popCardMain('2-22')"&gt;-&lt;/button&gt;&lt;/td&gt;&lt;td id="table-main-2-22-numCopies"&gt;0&lt;/td&gt;&lt;td&gt;&lt;button type="button" onclick="pushCardMain('2-22')"&gt;+&lt;/button&gt;&lt;/td&gt;&lt;td&gt;&lt;button type="button" onclick="popCardSide('2-22')"&gt;-&lt;/button&gt;&lt;/td&gt;&lt;td id="table-side-2-22-numCopies"&gt;0&lt;/td&gt;&lt;td&gt;&lt;button type="button" onclick="pushCardSide('2-2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M156];[$HTML.$C$1];[.$B156];[$HTML.$D$1];[.$B156];[$HTML.$E$1];[.$B156];[$HTML.$F$1];[.$B156];[$HTML.$G$1])" office:value-type="string" office:string-value="&lt;div class=&quot;card&quot; id=&quot;main-2-23&quot;&gt;&lt;img width=&quot;115&quot; heidht=&quot;160&quot; src=&quot;https://one-draw.jp/ijinden/cardlist/002/card/02_023.png&quot; /&gt;&lt;div class=&quot;numCopies&quot; id=&quot;main-2-23-numCopies&quot;&gt;0&lt;/div&gt;&lt;button type=&quot;button&quot; class=&quot;pop&quot; onclick=&quot;popCardMain('2-23');&quot;&gt;-&lt;/button&gt;&lt;button type=&quot;button&quot; class=&quot;push&quot; onclick=&quot;pushCardMain('2-23');&quot;&gt;+&lt;/button&gt;&lt;button type=&quot;button&quot; class=&quot;drop&quot; onclick=&quot;dropCardMain('2-23');&quot;&gt;↓&lt;/button&gt;&lt;/div&gt;" calcext:value-type="string">
            <text:p>&lt;div class="card" id="main-2-23"&gt;&lt;img width="115" heidht="160" src="https://one-draw.jp/ijinden/cardlist/002/card/02_023.png" /&gt;&lt;div class="numCopies" id="main-2-23-numCopies"&gt;0&lt;/div&gt;&lt;button type="button" class="pop" onclick="popCardMain('2-23');"&gt;-&lt;/button&gt;&lt;button type="button" class="push" onclick="pushCardMain('2-23');"&gt;+&lt;/button&gt;&lt;button type="button" class="drop" onclick="dropCardMain('2-23');"&gt;↓&lt;/button&gt;&lt;/div&gt;</text:p>
          </table:table-cell>
          <table:table-cell table:formula="of:=CONCATENATE([$HTML.$A$2];[.$B156];[$HTML.$B$2];[.$M156];[$HTML.$C$2];[.$B156];[$HTML.$D$2];[.$B156];[$HTML.$E$2];[.$B156];[$HTML.$F$2];[.$B156];[$HTML.$G$2])" office:value-type="string" office:string-value="&lt;div class=&quot;card&quot; id=&quot;side-2-23&quot;&gt;&lt;img width=&quot;115&quot; heidht=&quot;160&quot; src=&quot;https://one-draw.jp/ijinden/cardlist/002/card/02_023.png&quot; /&gt;&lt;div class=&quot;numCopies&quot; id=&quot;side-2-23-numCopies&quot;&gt;0&lt;/div&gt;&lt;button type=&quot;button&quot; class=&quot;pop&quot; onclick=&quot;popCardSide('2-23');&quot;&gt;-&lt;/button&gt;&lt;button type=&quot;button&quot; class=&quot;push&quot; onclick=&quot;pushCardSide('2-23');&quot;&gt;+&lt;/button&gt;&lt;button type=&quot;button&quot; class=&quot;raise&quot; onclick=&quot;raiseCardSide('2-23');&quot;&gt;↑&lt;/button&gt;&lt;/div&gt;" calcext:value-type="string">
            <text:p>&lt;div class="card" id="side-2-23"&gt;&lt;img width="115" heidht="160" src="https://one-draw.jp/ijinden/cardlist/002/card/02_023.png" /&gt;&lt;div class="numCopies" id="side-2-23-numCopies"&gt;0&lt;/div&gt;&lt;button type="button" class="pop" onclick="popCardSide('2-23');"&gt;-&lt;/button&gt;&lt;button type="button" class="push" onclick="pushCardSide('2-23');"&gt;+&lt;/button&gt;&lt;button type="button" class="raise" onclick="raiseCardSide('2-23');"&gt;↑&lt;/button&gt;&lt;/div&gt;</text:p>
          </table:table-cell>
          <table:table-cell table:formula="of:=CONCATENATE([$HTML.$A$3];[.B156];[$HTML.$B$3];[.F156];[$HTML.$C$3];[.H156];[$HTML.$D$3];[.J156];[$HTML.$E$3];[.B156];[$HTML.$F$3];[.D156];[$HTML.$G$3];[.I156];[$HTML.$H$3];[.G156];[$HTML.$I$3];[.K156];[$HTML.$J$3];[.B156];[$HTML.$K$3];[.B156];[$HTML.$L$3];[.B156];[$HTML.$M$3];[.B156];[$HTML.$N$3];[.B156];[$HTML.$O$3];[.B156];[$HTML.$P$3])" office:value-type="string" office:string-value="&lt;tr id=&quot;table-2-23&quot; data-expansion=&quot;25&quot; data-type=&quot;1&quot; data-color=&quot;20&quot;&gt;&lt;td&gt;2-23&lt;/td&gt;&lt;td&gt;李舜臣&lt;/td&gt;&lt;td&gt;青&lt;/td&gt;&lt;td&gt;イジン&lt;/td&gt;&lt;td&gt;7&lt;/td&gt;&lt;td&gt;&lt;button type=&quot;button&quot; onclick=&quot;popCardMain('2-23')&quot;&gt;-&lt;/button&gt;&lt;/td&gt;&lt;td id=&quot;table-main-2-23-numCopies&quot;&gt;0&lt;/td&gt;&lt;td&gt;&lt;button type=&quot;button&quot; onclick=&quot;pushCardMain('2-23')&quot;&gt;+&lt;/button&gt;&lt;/td&gt;&lt;td&gt;&lt;button type=&quot;button&quot; onclick=&quot;popCardSide('2-23')&quot;&gt;-&lt;/button&gt;&lt;/td&gt;&lt;td id=&quot;table-side-2-23-numCopies&quot;&gt;0&lt;/td&gt;&lt;td&gt;&lt;button type=&quot;button&quot; onclick=&quot;pushCardSide('2-23')&quot;&gt;+&lt;/button&gt;&lt;/td&gt;&lt;/tr&gt;" calcext:value-type="string">
            <text:p>&lt;tr id="table-2-23" data-expansion="25" data-type="1" data-color="20"&gt;&lt;td&gt;2-23&lt;/td&gt;&lt;td&gt;李舜臣&lt;/td&gt;&lt;td&gt;青&lt;/td&gt;&lt;td&gt;イジン&lt;/td&gt;&lt;td&gt;7&lt;/td&gt;&lt;td&gt;&lt;button type="button" onclick="popCardMain('2-23')"&gt;-&lt;/button&gt;&lt;/td&gt;&lt;td id="table-main-2-23-numCopies"&gt;0&lt;/td&gt;&lt;td&gt;&lt;button type="button" onclick="pushCardMain('2-23')"&gt;+&lt;/button&gt;&lt;/td&gt;&lt;td&gt;&lt;button type="button" onclick="popCardSide('2-23')"&gt;-&lt;/button&gt;&lt;/td&gt;&lt;td id="table-side-2-23-numCopies"&gt;0&lt;/td&gt;&lt;td&gt;&lt;button type="button" onclick="pushCardSide('2-2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M157];[$HTML.$C$1];[.$B157];[$HTML.$D$1];[.$B157];[$HTML.$E$1];[.$B157];[$HTML.$F$1];[.$B157];[$HTML.$G$1])" office:value-type="string" office:string-value="&lt;div class=&quot;card&quot; id=&quot;main-2-24&quot;&gt;&lt;img width=&quot;115&quot; heidht=&quot;160&quot; src=&quot;https://one-draw.jp/ijinden/cardlist/002/card/02_024.png&quot; /&gt;&lt;div class=&quot;numCopies&quot; id=&quot;main-2-24-numCopies&quot;&gt;0&lt;/div&gt;&lt;button type=&quot;button&quot; class=&quot;pop&quot; onclick=&quot;popCardMain('2-24');&quot;&gt;-&lt;/button&gt;&lt;button type=&quot;button&quot; class=&quot;push&quot; onclick=&quot;pushCardMain('2-24');&quot;&gt;+&lt;/button&gt;&lt;button type=&quot;button&quot; class=&quot;drop&quot; onclick=&quot;dropCardMain('2-24');&quot;&gt;↓&lt;/button&gt;&lt;/div&gt;" calcext:value-type="string">
            <text:p>&lt;div class="card" id="main-2-24"&gt;&lt;img width="115" heidht="160" src="https://one-draw.jp/ijinden/cardlist/002/card/02_024.png" /&gt;&lt;div class="numCopies" id="main-2-24-numCopies"&gt;0&lt;/div&gt;&lt;button type="button" class="pop" onclick="popCardMain('2-24');"&gt;-&lt;/button&gt;&lt;button type="button" class="push" onclick="pushCardMain('2-24');"&gt;+&lt;/button&gt;&lt;button type="button" class="drop" onclick="dropCardMain('2-24');"&gt;↓&lt;/button&gt;&lt;/div&gt;</text:p>
          </table:table-cell>
          <table:table-cell table:formula="of:=CONCATENATE([$HTML.$A$2];[.$B157];[$HTML.$B$2];[.$M157];[$HTML.$C$2];[.$B157];[$HTML.$D$2];[.$B157];[$HTML.$E$2];[.$B157];[$HTML.$F$2];[.$B157];[$HTML.$G$2])" office:value-type="string" office:string-value="&lt;div class=&quot;card&quot; id=&quot;side-2-24&quot;&gt;&lt;img width=&quot;115&quot; heidht=&quot;160&quot; src=&quot;https://one-draw.jp/ijinden/cardlist/002/card/02_024.png&quot; /&gt;&lt;div class=&quot;numCopies&quot; id=&quot;side-2-24-numCopies&quot;&gt;0&lt;/div&gt;&lt;button type=&quot;button&quot; class=&quot;pop&quot; onclick=&quot;popCardSide('2-24');&quot;&gt;-&lt;/button&gt;&lt;button type=&quot;button&quot; class=&quot;push&quot; onclick=&quot;pushCardSide('2-24');&quot;&gt;+&lt;/button&gt;&lt;button type=&quot;button&quot; class=&quot;raise&quot; onclick=&quot;raiseCardSide('2-24');&quot;&gt;↑&lt;/button&gt;&lt;/div&gt;" calcext:value-type="string">
            <text:p>&lt;div class="card" id="side-2-24"&gt;&lt;img width="115" heidht="160" src="https://one-draw.jp/ijinden/cardlist/002/card/02_024.png" /&gt;&lt;div class="numCopies" id="side-2-24-numCopies"&gt;0&lt;/div&gt;&lt;button type="button" class="pop" onclick="popCardSide('2-24');"&gt;-&lt;/button&gt;&lt;button type="button" class="push" onclick="pushCardSide('2-24');"&gt;+&lt;/button&gt;&lt;button type="button" class="raise" onclick="raiseCardSide('2-24');"&gt;↑&lt;/button&gt;&lt;/div&gt;</text:p>
          </table:table-cell>
          <table:table-cell table:formula="of:=CONCATENATE([$HTML.$A$3];[.B157];[$HTML.$B$3];[.F157];[$HTML.$C$3];[.H157];[$HTML.$D$3];[.J157];[$HTML.$E$3];[.B157];[$HTML.$F$3];[.D157];[$HTML.$G$3];[.I157];[$HTML.$H$3];[.G157];[$HTML.$I$3];[.K157];[$HTML.$J$3];[.B157];[$HTML.$K$3];[.B157];[$HTML.$L$3];[.B157];[$HTML.$M$3];[.B157];[$HTML.$N$3];[.B157];[$HTML.$O$3];[.B157];[$HTML.$P$3])" office:value-type="string" office:string-value="&lt;tr id=&quot;table-2-24&quot; data-expansion=&quot;25&quot; data-type=&quot;1&quot; data-color=&quot;20&quot;&gt;&lt;td&gt;2-24&lt;/td&gt;&lt;td&gt;山田長政&lt;/td&gt;&lt;td&gt;青&lt;/td&gt;&lt;td&gt;イジン&lt;/td&gt;&lt;td&gt;5&lt;/td&gt;&lt;td&gt;&lt;button type=&quot;button&quot; onclick=&quot;popCardMain('2-24')&quot;&gt;-&lt;/button&gt;&lt;/td&gt;&lt;td id=&quot;table-main-2-24-numCopies&quot;&gt;0&lt;/td&gt;&lt;td&gt;&lt;button type=&quot;button&quot; onclick=&quot;pushCardMain('2-24')&quot;&gt;+&lt;/button&gt;&lt;/td&gt;&lt;td&gt;&lt;button type=&quot;button&quot; onclick=&quot;popCardSide('2-24')&quot;&gt;-&lt;/button&gt;&lt;/td&gt;&lt;td id=&quot;table-side-2-24-numCopies&quot;&gt;0&lt;/td&gt;&lt;td&gt;&lt;button type=&quot;button&quot; onclick=&quot;pushCardSide('2-24')&quot;&gt;+&lt;/button&gt;&lt;/td&gt;&lt;/tr&gt;" calcext:value-type="string">
            <text:p>&lt;tr id="table-2-24" data-expansion="25" data-type="1" data-color="20"&gt;&lt;td&gt;2-24&lt;/td&gt;&lt;td&gt;山田長政&lt;/td&gt;&lt;td&gt;青&lt;/td&gt;&lt;td&gt;イジン&lt;/td&gt;&lt;td&gt;5&lt;/td&gt;&lt;td&gt;&lt;button type="button" onclick="popCardMain('2-24')"&gt;-&lt;/button&gt;&lt;/td&gt;&lt;td id="table-main-2-24-numCopies"&gt;0&lt;/td&gt;&lt;td&gt;&lt;button type="button" onclick="pushCardMain('2-24')"&gt;+&lt;/button&gt;&lt;/td&gt;&lt;td&gt;&lt;button type="button" onclick="popCardSide('2-24')"&gt;-&lt;/button&gt;&lt;/td&gt;&lt;td id="table-side-2-24-numCopies"&gt;0&lt;/td&gt;&lt;td&gt;&lt;button type="button" onclick="pushCardSide('2-2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M158];[$HTML.$C$1];[.$B158];[$HTML.$D$1];[.$B158];[$HTML.$E$1];[.$B158];[$HTML.$F$1];[.$B158];[$HTML.$G$1])" office:value-type="string" office:string-value="&lt;div class=&quot;card&quot; id=&quot;main-2-25&quot;&gt;&lt;img width=&quot;115&quot; heidht=&quot;160&quot; src=&quot;https://one-draw.jp/ijinden/cardlist/002/card/02_025.png&quot; /&gt;&lt;div class=&quot;numCopies&quot; id=&quot;main-2-25-numCopies&quot;&gt;0&lt;/div&gt;&lt;button type=&quot;button&quot; class=&quot;pop&quot; onclick=&quot;popCardMain('2-25');&quot;&gt;-&lt;/button&gt;&lt;button type=&quot;button&quot; class=&quot;push&quot; onclick=&quot;pushCardMain('2-25');&quot;&gt;+&lt;/button&gt;&lt;button type=&quot;button&quot; class=&quot;drop&quot; onclick=&quot;dropCardMain('2-25');&quot;&gt;↓&lt;/button&gt;&lt;/div&gt;" calcext:value-type="string">
            <text:p>&lt;div class="card" id="main-2-25"&gt;&lt;img width="115" heidht="160" src="https://one-draw.jp/ijinden/cardlist/002/card/02_025.png" /&gt;&lt;div class="numCopies" id="main-2-25-numCopies"&gt;0&lt;/div&gt;&lt;button type="button" class="pop" onclick="popCardMain('2-25');"&gt;-&lt;/button&gt;&lt;button type="button" class="push" onclick="pushCardMain('2-25');"&gt;+&lt;/button&gt;&lt;button type="button" class="drop" onclick="dropCardMain('2-25');"&gt;↓&lt;/button&gt;&lt;/div&gt;</text:p>
          </table:table-cell>
          <table:table-cell table:formula="of:=CONCATENATE([$HTML.$A$2];[.$B158];[$HTML.$B$2];[.$M158];[$HTML.$C$2];[.$B158];[$HTML.$D$2];[.$B158];[$HTML.$E$2];[.$B158];[$HTML.$F$2];[.$B158];[$HTML.$G$2])" office:value-type="string" office:string-value="&lt;div class=&quot;card&quot; id=&quot;side-2-25&quot;&gt;&lt;img width=&quot;115&quot; heidht=&quot;160&quot; src=&quot;https://one-draw.jp/ijinden/cardlist/002/card/02_025.png&quot; /&gt;&lt;div class=&quot;numCopies&quot; id=&quot;side-2-25-numCopies&quot;&gt;0&lt;/div&gt;&lt;button type=&quot;button&quot; class=&quot;pop&quot; onclick=&quot;popCardSide('2-25');&quot;&gt;-&lt;/button&gt;&lt;button type=&quot;button&quot; class=&quot;push&quot; onclick=&quot;pushCardSide('2-25');&quot;&gt;+&lt;/button&gt;&lt;button type=&quot;button&quot; class=&quot;raise&quot; onclick=&quot;raiseCardSide('2-25');&quot;&gt;↑&lt;/button&gt;&lt;/div&gt;" calcext:value-type="string">
            <text:p>&lt;div class="card" id="side-2-25"&gt;&lt;img width="115" heidht="160" src="https://one-draw.jp/ijinden/cardlist/002/card/02_025.png" /&gt;&lt;div class="numCopies" id="side-2-25-numCopies"&gt;0&lt;/div&gt;&lt;button type="button" class="pop" onclick="popCardSide('2-25');"&gt;-&lt;/button&gt;&lt;button type="button" class="push" onclick="pushCardSide('2-25');"&gt;+&lt;/button&gt;&lt;button type="button" class="raise" onclick="raiseCardSide('2-25');"&gt;↑&lt;/button&gt;&lt;/div&gt;</text:p>
          </table:table-cell>
          <table:table-cell table:formula="of:=CONCATENATE([$HTML.$A$3];[.B158];[$HTML.$B$3];[.F158];[$HTML.$C$3];[.H158];[$HTML.$D$3];[.J158];[$HTML.$E$3];[.B158];[$HTML.$F$3];[.D158];[$HTML.$G$3];[.I158];[$HTML.$H$3];[.G158];[$HTML.$I$3];[.K158];[$HTML.$J$3];[.B158];[$HTML.$K$3];[.B158];[$HTML.$L$3];[.B158];[$HTML.$M$3];[.B158];[$HTML.$N$3];[.B158];[$HTML.$O$3];[.B158];[$HTML.$P$3])" office:value-type="string" office:string-value="&lt;tr id=&quot;table-2-25&quot; data-expansion=&quot;25&quot; data-type=&quot;1&quot; data-color=&quot;30&quot;&gt;&lt;td&gt;2-25&lt;/td&gt;&lt;td&gt;運慶&lt;/td&gt;&lt;td&gt;緑&lt;/td&gt;&lt;td&gt;イジン&lt;/td&gt;&lt;td&gt;6&lt;/td&gt;&lt;td&gt;&lt;button type=&quot;button&quot; onclick=&quot;popCardMain('2-25')&quot;&gt;-&lt;/button&gt;&lt;/td&gt;&lt;td id=&quot;table-main-2-25-numCopies&quot;&gt;0&lt;/td&gt;&lt;td&gt;&lt;button type=&quot;button&quot; onclick=&quot;pushCardMain('2-25')&quot;&gt;+&lt;/button&gt;&lt;/td&gt;&lt;td&gt;&lt;button type=&quot;button&quot; onclick=&quot;popCardSide('2-25')&quot;&gt;-&lt;/button&gt;&lt;/td&gt;&lt;td id=&quot;table-side-2-25-numCopies&quot;&gt;0&lt;/td&gt;&lt;td&gt;&lt;button type=&quot;button&quot; onclick=&quot;pushCardSide('2-25')&quot;&gt;+&lt;/button&gt;&lt;/td&gt;&lt;/tr&gt;" calcext:value-type="string">
            <text:p>&lt;tr id="table-2-25" data-expansion="25" data-type="1" data-color="30"&gt;&lt;td&gt;2-25&lt;/td&gt;&lt;td&gt;運慶&lt;/td&gt;&lt;td&gt;緑&lt;/td&gt;&lt;td&gt;イジン&lt;/td&gt;&lt;td&gt;6&lt;/td&gt;&lt;td&gt;&lt;button type="button" onclick="popCardMain('2-25')"&gt;-&lt;/button&gt;&lt;/td&gt;&lt;td id="table-main-2-25-numCopies"&gt;0&lt;/td&gt;&lt;td&gt;&lt;button type="button" onclick="pushCardMain('2-25')"&gt;+&lt;/button&gt;&lt;/td&gt;&lt;td&gt;&lt;button type="button" onclick="popCardSide('2-25')"&gt;-&lt;/button&gt;&lt;/td&gt;&lt;td id="table-side-2-25-numCopies"&gt;0&lt;/td&gt;&lt;td&gt;&lt;button type="button" onclick="pushCardSide('2-2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M159];[$HTML.$C$1];[.$B159];[$HTML.$D$1];[.$B159];[$HTML.$E$1];[.$B159];[$HTML.$F$1];[.$B159];[$HTML.$G$1])" office:value-type="string" office:string-value="&lt;div class=&quot;card&quot; id=&quot;main-2-26&quot;&gt;&lt;img width=&quot;115&quot; heidht=&quot;160&quot; src=&quot;https://one-draw.jp/ijinden/cardlist/002/card/02_026.png&quot; /&gt;&lt;div class=&quot;numCopies&quot; id=&quot;main-2-26-numCopies&quot;&gt;0&lt;/div&gt;&lt;button type=&quot;button&quot; class=&quot;pop&quot; onclick=&quot;popCardMain('2-26');&quot;&gt;-&lt;/button&gt;&lt;button type=&quot;button&quot; class=&quot;push&quot; onclick=&quot;pushCardMain('2-26');&quot;&gt;+&lt;/button&gt;&lt;button type=&quot;button&quot; class=&quot;drop&quot; onclick=&quot;dropCardMain('2-26');&quot;&gt;↓&lt;/button&gt;&lt;/div&gt;" calcext:value-type="string">
            <text:p>&lt;div class="card" id="main-2-26"&gt;&lt;img width="115" heidht="160" src="https://one-draw.jp/ijinden/cardlist/002/card/02_026.png" /&gt;&lt;div class="numCopies" id="main-2-26-numCopies"&gt;0&lt;/div&gt;&lt;button type="button" class="pop" onclick="popCardMain('2-26');"&gt;-&lt;/button&gt;&lt;button type="button" class="push" onclick="pushCardMain('2-26');"&gt;+&lt;/button&gt;&lt;button type="button" class="drop" onclick="dropCardMain('2-26');"&gt;↓&lt;/button&gt;&lt;/div&gt;</text:p>
          </table:table-cell>
          <table:table-cell table:formula="of:=CONCATENATE([$HTML.$A$2];[.$B159];[$HTML.$B$2];[.$M159];[$HTML.$C$2];[.$B159];[$HTML.$D$2];[.$B159];[$HTML.$E$2];[.$B159];[$HTML.$F$2];[.$B159];[$HTML.$G$2])" office:value-type="string" office:string-value="&lt;div class=&quot;card&quot; id=&quot;side-2-26&quot;&gt;&lt;img width=&quot;115&quot; heidht=&quot;160&quot; src=&quot;https://one-draw.jp/ijinden/cardlist/002/card/02_026.png&quot; /&gt;&lt;div class=&quot;numCopies&quot; id=&quot;side-2-26-numCopies&quot;&gt;0&lt;/div&gt;&lt;button type=&quot;button&quot; class=&quot;pop&quot; onclick=&quot;popCardSide('2-26');&quot;&gt;-&lt;/button&gt;&lt;button type=&quot;button&quot; class=&quot;push&quot; onclick=&quot;pushCardSide('2-26');&quot;&gt;+&lt;/button&gt;&lt;button type=&quot;button&quot; class=&quot;raise&quot; onclick=&quot;raiseCardSide('2-26');&quot;&gt;↑&lt;/button&gt;&lt;/div&gt;" calcext:value-type="string">
            <text:p>&lt;div class="card" id="side-2-26"&gt;&lt;img width="115" heidht="160" src="https://one-draw.jp/ijinden/cardlist/002/card/02_026.png" /&gt;&lt;div class="numCopies" id="side-2-26-numCopies"&gt;0&lt;/div&gt;&lt;button type="button" class="pop" onclick="popCardSide('2-26');"&gt;-&lt;/button&gt;&lt;button type="button" class="push" onclick="pushCardSide('2-26');"&gt;+&lt;/button&gt;&lt;button type="button" class="raise" onclick="raiseCardSide('2-26');"&gt;↑&lt;/button&gt;&lt;/div&gt;</text:p>
          </table:table-cell>
          <table:table-cell table:formula="of:=CONCATENATE([$HTML.$A$3];[.B159];[$HTML.$B$3];[.F159];[$HTML.$C$3];[.H159];[$HTML.$D$3];[.J159];[$HTML.$E$3];[.B159];[$HTML.$F$3];[.D159];[$HTML.$G$3];[.I159];[$HTML.$H$3];[.G159];[$HTML.$I$3];[.K159];[$HTML.$J$3];[.B159];[$HTML.$K$3];[.B159];[$HTML.$L$3];[.B159];[$HTML.$M$3];[.B159];[$HTML.$N$3];[.B159];[$HTML.$O$3];[.B159];[$HTML.$P$3])" office:value-type="string" office:string-value="&lt;tr id=&quot;table-2-26&quot; data-expansion=&quot;25&quot; data-type=&quot;1&quot; data-color=&quot;30&quot;&gt;&lt;td&gt;2-26&lt;/td&gt;&lt;td&gt;ハリエット・ビーチャー・ストウ&lt;/td&gt;&lt;td&gt;緑&lt;/td&gt;&lt;td&gt;イジン&lt;/td&gt;&lt;td&gt;2&lt;/td&gt;&lt;td&gt;&lt;button type=&quot;button&quot; onclick=&quot;popCardMain('2-26')&quot;&gt;-&lt;/button&gt;&lt;/td&gt;&lt;td id=&quot;table-main-2-26-numCopies&quot;&gt;0&lt;/td&gt;&lt;td&gt;&lt;button type=&quot;button&quot; onclick=&quot;pushCardMain('2-26')&quot;&gt;+&lt;/button&gt;&lt;/td&gt;&lt;td&gt;&lt;button type=&quot;button&quot; onclick=&quot;popCardSide('2-26')&quot;&gt;-&lt;/button&gt;&lt;/td&gt;&lt;td id=&quot;table-side-2-26-numCopies&quot;&gt;0&lt;/td&gt;&lt;td&gt;&lt;button type=&quot;button&quot; onclick=&quot;pushCardSide('2-26')&quot;&gt;+&lt;/button&gt;&lt;/td&gt;&lt;/tr&gt;" calcext:value-type="string">
            <text:p>&lt;tr id="table-2-26" data-expansion="25" data-type="1" data-color="30"&gt;&lt;td&gt;2-26&lt;/td&gt;&lt;td&gt;ハリエット・ビーチャー・ストウ&lt;/td&gt;&lt;td&gt;緑&lt;/td&gt;&lt;td&gt;イジン&lt;/td&gt;&lt;td&gt;2&lt;/td&gt;&lt;td&gt;&lt;button type="button" onclick="popCardMain('2-26')"&gt;-&lt;/button&gt;&lt;/td&gt;&lt;td id="table-main-2-26-numCopies"&gt;0&lt;/td&gt;&lt;td&gt;&lt;button type="button" onclick="pushCardMain('2-26')"&gt;+&lt;/button&gt;&lt;/td&gt;&lt;td&gt;&lt;button type="button" onclick="popCardSide('2-26')"&gt;-&lt;/button&gt;&lt;/td&gt;&lt;td id="table-side-2-26-numCopies"&gt;0&lt;/td&gt;&lt;td&gt;&lt;button type="button" onclick="pushCardSide('2-2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M160];[$HTML.$C$1];[.$B160];[$HTML.$D$1];[.$B160];[$HTML.$E$1];[.$B160];[$HTML.$F$1];[.$B160];[$HTML.$G$1])" office:value-type="string" office:string-value="&lt;div class=&quot;card&quot; id=&quot;main-2-27&quot;&gt;&lt;img width=&quot;115&quot; heidht=&quot;160&quot; src=&quot;https://one-draw.jp/ijinden/cardlist/002/card/02_027.png&quot; /&gt;&lt;div class=&quot;numCopies&quot; id=&quot;main-2-27-numCopies&quot;&gt;0&lt;/div&gt;&lt;button type=&quot;button&quot; class=&quot;pop&quot; onclick=&quot;popCardMain('2-27');&quot;&gt;-&lt;/button&gt;&lt;button type=&quot;button&quot; class=&quot;push&quot; onclick=&quot;pushCardMain('2-27');&quot;&gt;+&lt;/button&gt;&lt;button type=&quot;button&quot; class=&quot;drop&quot; onclick=&quot;dropCardMain('2-27');&quot;&gt;↓&lt;/button&gt;&lt;/div&gt;" calcext:value-type="string">
            <text:p>&lt;div class="card" id="main-2-27"&gt;&lt;img width="115" heidht="160" src="https://one-draw.jp/ijinden/cardlist/002/card/02_027.png" /&gt;&lt;div class="numCopies" id="main-2-27-numCopies"&gt;0&lt;/div&gt;&lt;button type="button" class="pop" onclick="popCardMain('2-27');"&gt;-&lt;/button&gt;&lt;button type="button" class="push" onclick="pushCardMain('2-27');"&gt;+&lt;/button&gt;&lt;button type="button" class="drop" onclick="dropCardMain('2-27');"&gt;↓&lt;/button&gt;&lt;/div&gt;</text:p>
          </table:table-cell>
          <table:table-cell table:formula="of:=CONCATENATE([$HTML.$A$2];[.$B160];[$HTML.$B$2];[.$M160];[$HTML.$C$2];[.$B160];[$HTML.$D$2];[.$B160];[$HTML.$E$2];[.$B160];[$HTML.$F$2];[.$B160];[$HTML.$G$2])" office:value-type="string" office:string-value="&lt;div class=&quot;card&quot; id=&quot;side-2-27&quot;&gt;&lt;img width=&quot;115&quot; heidht=&quot;160&quot; src=&quot;https://one-draw.jp/ijinden/cardlist/002/card/02_027.png&quot; /&gt;&lt;div class=&quot;numCopies&quot; id=&quot;side-2-27-numCopies&quot;&gt;0&lt;/div&gt;&lt;button type=&quot;button&quot; class=&quot;pop&quot; onclick=&quot;popCardSide('2-27');&quot;&gt;-&lt;/button&gt;&lt;button type=&quot;button&quot; class=&quot;push&quot; onclick=&quot;pushCardSide('2-27');&quot;&gt;+&lt;/button&gt;&lt;button type=&quot;button&quot; class=&quot;raise&quot; onclick=&quot;raiseCardSide('2-27');&quot;&gt;↑&lt;/button&gt;&lt;/div&gt;" calcext:value-type="string">
            <text:p>&lt;div class="card" id="side-2-27"&gt;&lt;img width="115" heidht="160" src="https://one-draw.jp/ijinden/cardlist/002/card/02_027.png" /&gt;&lt;div class="numCopies" id="side-2-27-numCopies"&gt;0&lt;/div&gt;&lt;button type="button" class="pop" onclick="popCardSide('2-27');"&gt;-&lt;/button&gt;&lt;button type="button" class="push" onclick="pushCardSide('2-27');"&gt;+&lt;/button&gt;&lt;button type="button" class="raise" onclick="raiseCardSide('2-27');"&gt;↑&lt;/button&gt;&lt;/div&gt;</text:p>
          </table:table-cell>
          <table:table-cell table:formula="of:=CONCATENATE([$HTML.$A$3];[.B160];[$HTML.$B$3];[.F160];[$HTML.$C$3];[.H160];[$HTML.$D$3];[.J160];[$HTML.$E$3];[.B160];[$HTML.$F$3];[.D160];[$HTML.$G$3];[.I160];[$HTML.$H$3];[.G160];[$HTML.$I$3];[.K160];[$HTML.$J$3];[.B160];[$HTML.$K$3];[.B160];[$HTML.$L$3];[.B160];[$HTML.$M$3];[.B160];[$HTML.$N$3];[.B160];[$HTML.$O$3];[.B160];[$HTML.$P$3])" office:value-type="string" office:string-value="&lt;tr id=&quot;table-2-27&quot; data-expansion=&quot;25&quot; data-type=&quot;1&quot; data-color=&quot;30&quot;&gt;&lt;td&gt;2-27&lt;/td&gt;&lt;td&gt;コシャマイン&lt;/td&gt;&lt;td&gt;緑&lt;/td&gt;&lt;td&gt;イジン&lt;/td&gt;&lt;td&gt;3&lt;/td&gt;&lt;td&gt;&lt;button type=&quot;button&quot; onclick=&quot;popCardMain('2-27')&quot;&gt;-&lt;/button&gt;&lt;/td&gt;&lt;td id=&quot;table-main-2-27-numCopies&quot;&gt;0&lt;/td&gt;&lt;td&gt;&lt;button type=&quot;button&quot; onclick=&quot;pushCardMain('2-27')&quot;&gt;+&lt;/button&gt;&lt;/td&gt;&lt;td&gt;&lt;button type=&quot;button&quot; onclick=&quot;popCardSide('2-27')&quot;&gt;-&lt;/button&gt;&lt;/td&gt;&lt;td id=&quot;table-side-2-27-numCopies&quot;&gt;0&lt;/td&gt;&lt;td&gt;&lt;button type=&quot;button&quot; onclick=&quot;pushCardSide('2-27')&quot;&gt;+&lt;/button&gt;&lt;/td&gt;&lt;/tr&gt;" calcext:value-type="string">
            <text:p>&lt;tr id="table-2-27" data-expansion="25" data-type="1" data-color="30"&gt;&lt;td&gt;2-27&lt;/td&gt;&lt;td&gt;コシャマイン&lt;/td&gt;&lt;td&gt;緑&lt;/td&gt;&lt;td&gt;イジン&lt;/td&gt;&lt;td&gt;3&lt;/td&gt;&lt;td&gt;&lt;button type="button" onclick="popCardMain('2-27')"&gt;-&lt;/button&gt;&lt;/td&gt;&lt;td id="table-main-2-27-numCopies"&gt;0&lt;/td&gt;&lt;td&gt;&lt;button type="button" onclick="pushCardMain('2-27')"&gt;+&lt;/button&gt;&lt;/td&gt;&lt;td&gt;&lt;button type="button" onclick="popCardSide('2-27')"&gt;-&lt;/button&gt;&lt;/td&gt;&lt;td id="table-side-2-27-numCopies"&gt;0&lt;/td&gt;&lt;td&gt;&lt;button type="button" onclick="pushCardSide('2-2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M161];[$HTML.$C$1];[.$B161];[$HTML.$D$1];[.$B161];[$HTML.$E$1];[.$B161];[$HTML.$F$1];[.$B161];[$HTML.$G$1])" office:value-type="string" office:string-value="&lt;div class=&quot;card&quot; id=&quot;main-2-28&quot;&gt;&lt;img width=&quot;115&quot; heidht=&quot;160&quot; src=&quot;https://one-draw.jp/ijinden/cardlist/002/card/02_028.png&quot; /&gt;&lt;div class=&quot;numCopies&quot; id=&quot;main-2-28-numCopies&quot;&gt;0&lt;/div&gt;&lt;button type=&quot;button&quot; class=&quot;pop&quot; onclick=&quot;popCardMain('2-28');&quot;&gt;-&lt;/button&gt;&lt;button type=&quot;button&quot; class=&quot;push&quot; onclick=&quot;pushCardMain('2-28');&quot;&gt;+&lt;/button&gt;&lt;button type=&quot;button&quot; class=&quot;drop&quot; onclick=&quot;dropCardMain('2-28');&quot;&gt;↓&lt;/button&gt;&lt;/div&gt;" calcext:value-type="string">
            <text:p>&lt;div class="card" id="main-2-28"&gt;&lt;img width="115" heidht="160" src="https://one-draw.jp/ijinden/cardlist/002/card/02_028.png" /&gt;&lt;div class="numCopies" id="main-2-28-numCopies"&gt;0&lt;/div&gt;&lt;button type="button" class="pop" onclick="popCardMain('2-28');"&gt;-&lt;/button&gt;&lt;button type="button" class="push" onclick="pushCardMain('2-28');"&gt;+&lt;/button&gt;&lt;button type="button" class="drop" onclick="dropCardMain('2-28');"&gt;↓&lt;/button&gt;&lt;/div&gt;</text:p>
          </table:table-cell>
          <table:table-cell table:formula="of:=CONCATENATE([$HTML.$A$2];[.$B161];[$HTML.$B$2];[.$M161];[$HTML.$C$2];[.$B161];[$HTML.$D$2];[.$B161];[$HTML.$E$2];[.$B161];[$HTML.$F$2];[.$B161];[$HTML.$G$2])" office:value-type="string" office:string-value="&lt;div class=&quot;card&quot; id=&quot;side-2-28&quot;&gt;&lt;img width=&quot;115&quot; heidht=&quot;160&quot; src=&quot;https://one-draw.jp/ijinden/cardlist/002/card/02_028.png&quot; /&gt;&lt;div class=&quot;numCopies&quot; id=&quot;side-2-28-numCopies&quot;&gt;0&lt;/div&gt;&lt;button type=&quot;button&quot; class=&quot;pop&quot; onclick=&quot;popCardSide('2-28');&quot;&gt;-&lt;/button&gt;&lt;button type=&quot;button&quot; class=&quot;push&quot; onclick=&quot;pushCardSide('2-28');&quot;&gt;+&lt;/button&gt;&lt;button type=&quot;button&quot; class=&quot;raise&quot; onclick=&quot;raiseCardSide('2-28');&quot;&gt;↑&lt;/button&gt;&lt;/div&gt;" calcext:value-type="string">
            <text:p>&lt;div class="card" id="side-2-28"&gt;&lt;img width="115" heidht="160" src="https://one-draw.jp/ijinden/cardlist/002/card/02_028.png" /&gt;&lt;div class="numCopies" id="side-2-28-numCopies"&gt;0&lt;/div&gt;&lt;button type="button" class="pop" onclick="popCardSide('2-28');"&gt;-&lt;/button&gt;&lt;button type="button" class="push" onclick="pushCardSide('2-28');"&gt;+&lt;/button&gt;&lt;button type="button" class="raise" onclick="raiseCardSide('2-28');"&gt;↑&lt;/button&gt;&lt;/div&gt;</text:p>
          </table:table-cell>
          <table:table-cell table:formula="of:=CONCATENATE([$HTML.$A$3];[.B161];[$HTML.$B$3];[.F161];[$HTML.$C$3];[.H161];[$HTML.$D$3];[.J161];[$HTML.$E$3];[.B161];[$HTML.$F$3];[.D161];[$HTML.$G$3];[.I161];[$HTML.$H$3];[.G161];[$HTML.$I$3];[.K161];[$HTML.$J$3];[.B161];[$HTML.$K$3];[.B161];[$HTML.$L$3];[.B161];[$HTML.$M$3];[.B161];[$HTML.$N$3];[.B161];[$HTML.$O$3];[.B161];[$HTML.$P$3])" office:value-type="string" office:string-value="&lt;tr id=&quot;table-2-28&quot; data-expansion=&quot;25&quot; data-type=&quot;1&quot; data-color=&quot;30&quot;&gt;&lt;td&gt;2-28&lt;/td&gt;&lt;td&gt;狩野山楽&lt;/td&gt;&lt;td&gt;緑&lt;/td&gt;&lt;td&gt;イジン&lt;/td&gt;&lt;td&gt;7&lt;/td&gt;&lt;td&gt;&lt;button type=&quot;button&quot; onclick=&quot;popCardMain('2-28')&quot;&gt;-&lt;/button&gt;&lt;/td&gt;&lt;td id=&quot;table-main-2-28-numCopies&quot;&gt;0&lt;/td&gt;&lt;td&gt;&lt;button type=&quot;button&quot; onclick=&quot;pushCardMain('2-28')&quot;&gt;+&lt;/button&gt;&lt;/td&gt;&lt;td&gt;&lt;button type=&quot;button&quot; onclick=&quot;popCardSide('2-28')&quot;&gt;-&lt;/button&gt;&lt;/td&gt;&lt;td id=&quot;table-side-2-28-numCopies&quot;&gt;0&lt;/td&gt;&lt;td&gt;&lt;button type=&quot;button&quot; onclick=&quot;pushCardSide('2-28')&quot;&gt;+&lt;/button&gt;&lt;/td&gt;&lt;/tr&gt;" calcext:value-type="string">
            <text:p>&lt;tr id="table-2-28" data-expansion="25" data-type="1" data-color="30"&gt;&lt;td&gt;2-28&lt;/td&gt;&lt;td&gt;狩野山楽&lt;/td&gt;&lt;td&gt;緑&lt;/td&gt;&lt;td&gt;イジン&lt;/td&gt;&lt;td&gt;7&lt;/td&gt;&lt;td&gt;&lt;button type="button" onclick="popCardMain('2-28')"&gt;-&lt;/button&gt;&lt;/td&gt;&lt;td id="table-main-2-28-numCopies"&gt;0&lt;/td&gt;&lt;td&gt;&lt;button type="button" onclick="pushCardMain('2-28')"&gt;+&lt;/button&gt;&lt;/td&gt;&lt;td&gt;&lt;button type="button" onclick="popCardSide('2-28')"&gt;-&lt;/button&gt;&lt;/td&gt;&lt;td id="table-side-2-28-numCopies"&gt;0&lt;/td&gt;&lt;td&gt;&lt;button type="button" onclick="pushCardSide('2-2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M162];[$HTML.$C$1];[.$B162];[$HTML.$D$1];[.$B162];[$HTML.$E$1];[.$B162];[$HTML.$F$1];[.$B162];[$HTML.$G$1])" office:value-type="string" office:string-value="&lt;div class=&quot;card&quot; id=&quot;main-2-29&quot;&gt;&lt;img width=&quot;115&quot; heidht=&quot;160&quot; src=&quot;https://one-draw.jp/ijinden/cardlist/002/card/02_029.png&quot; /&gt;&lt;div class=&quot;numCopies&quot; id=&quot;main-2-29-numCopies&quot;&gt;0&lt;/div&gt;&lt;button type=&quot;button&quot; class=&quot;pop&quot; onclick=&quot;popCardMain('2-29');&quot;&gt;-&lt;/button&gt;&lt;button type=&quot;button&quot; class=&quot;push&quot; onclick=&quot;pushCardMain('2-29');&quot;&gt;+&lt;/button&gt;&lt;button type=&quot;button&quot; class=&quot;drop&quot; onclick=&quot;dropCardMain('2-29');&quot;&gt;↓&lt;/button&gt;&lt;/div&gt;" calcext:value-type="string">
            <text:p>&lt;div class="card" id="main-2-29"&gt;&lt;img width="115" heidht="160" src="https://one-draw.jp/ijinden/cardlist/002/card/02_029.png" /&gt;&lt;div class="numCopies" id="main-2-29-numCopies"&gt;0&lt;/div&gt;&lt;button type="button" class="pop" onclick="popCardMain('2-29');"&gt;-&lt;/button&gt;&lt;button type="button" class="push" onclick="pushCardMain('2-29');"&gt;+&lt;/button&gt;&lt;button type="button" class="drop" onclick="dropCardMain('2-29');"&gt;↓&lt;/button&gt;&lt;/div&gt;</text:p>
          </table:table-cell>
          <table:table-cell table:formula="of:=CONCATENATE([$HTML.$A$2];[.$B162];[$HTML.$B$2];[.$M162];[$HTML.$C$2];[.$B162];[$HTML.$D$2];[.$B162];[$HTML.$E$2];[.$B162];[$HTML.$F$2];[.$B162];[$HTML.$G$2])" office:value-type="string" office:string-value="&lt;div class=&quot;card&quot; id=&quot;side-2-29&quot;&gt;&lt;img width=&quot;115&quot; heidht=&quot;160&quot; src=&quot;https://one-draw.jp/ijinden/cardlist/002/card/02_029.png&quot; /&gt;&lt;div class=&quot;numCopies&quot; id=&quot;side-2-29-numCopies&quot;&gt;0&lt;/div&gt;&lt;button type=&quot;button&quot; class=&quot;pop&quot; onclick=&quot;popCardSide('2-29');&quot;&gt;-&lt;/button&gt;&lt;button type=&quot;button&quot; class=&quot;push&quot; onclick=&quot;pushCardSide('2-29');&quot;&gt;+&lt;/button&gt;&lt;button type=&quot;button&quot; class=&quot;raise&quot; onclick=&quot;raiseCardSide('2-29');&quot;&gt;↑&lt;/button&gt;&lt;/div&gt;" calcext:value-type="string">
            <text:p>&lt;div class="card" id="side-2-29"&gt;&lt;img width="115" heidht="160" src="https://one-draw.jp/ijinden/cardlist/002/card/02_029.png" /&gt;&lt;div class="numCopies" id="side-2-29-numCopies"&gt;0&lt;/div&gt;&lt;button type="button" class="pop" onclick="popCardSide('2-29');"&gt;-&lt;/button&gt;&lt;button type="button" class="push" onclick="pushCardSide('2-29');"&gt;+&lt;/button&gt;&lt;button type="button" class="raise" onclick="raiseCardSide('2-29');"&gt;↑&lt;/button&gt;&lt;/div&gt;</text:p>
          </table:table-cell>
          <table:table-cell table:formula="of:=CONCATENATE([$HTML.$A$3];[.B162];[$HTML.$B$3];[.F162];[$HTML.$C$3];[.H162];[$HTML.$D$3];[.J162];[$HTML.$E$3];[.B162];[$HTML.$F$3];[.D162];[$HTML.$G$3];[.I162];[$HTML.$H$3];[.G162];[$HTML.$I$3];[.K162];[$HTML.$J$3];[.B162];[$HTML.$K$3];[.B162];[$HTML.$L$3];[.B162];[$HTML.$M$3];[.B162];[$HTML.$N$3];[.B162];[$HTML.$O$3];[.B162];[$HTML.$P$3])" office:value-type="string" office:string-value="&lt;tr id=&quot;table-2-29&quot; data-expansion=&quot;25&quot; data-type=&quot;1&quot; data-color=&quot;30&quot;&gt;&lt;td&gt;2-29&lt;/td&gt;&lt;td&gt;徳川家光&lt;/td&gt;&lt;td&gt;緑&lt;/td&gt;&lt;td&gt;イジン&lt;/td&gt;&lt;td&gt;4&lt;/td&gt;&lt;td&gt;&lt;button type=&quot;button&quot; onclick=&quot;popCardMain('2-29')&quot;&gt;-&lt;/button&gt;&lt;/td&gt;&lt;td id=&quot;table-main-2-29-numCopies&quot;&gt;0&lt;/td&gt;&lt;td&gt;&lt;button type=&quot;button&quot; onclick=&quot;pushCardMain('2-29')&quot;&gt;+&lt;/button&gt;&lt;/td&gt;&lt;td&gt;&lt;button type=&quot;button&quot; onclick=&quot;popCardSide('2-29')&quot;&gt;-&lt;/button&gt;&lt;/td&gt;&lt;td id=&quot;table-side-2-29-numCopies&quot;&gt;0&lt;/td&gt;&lt;td&gt;&lt;button type=&quot;button&quot; onclick=&quot;pushCardSide('2-29')&quot;&gt;+&lt;/button&gt;&lt;/td&gt;&lt;/tr&gt;" calcext:value-type="string">
            <text:p>&lt;tr id="table-2-29" data-expansion="25" data-type="1" data-color="30"&gt;&lt;td&gt;2-29&lt;/td&gt;&lt;td&gt;徳川家光&lt;/td&gt;&lt;td&gt;緑&lt;/td&gt;&lt;td&gt;イジン&lt;/td&gt;&lt;td&gt;4&lt;/td&gt;&lt;td&gt;&lt;button type="button" onclick="popCardMain('2-29')"&gt;-&lt;/button&gt;&lt;/td&gt;&lt;td id="table-main-2-29-numCopies"&gt;0&lt;/td&gt;&lt;td&gt;&lt;button type="button" onclick="pushCardMain('2-29')"&gt;+&lt;/button&gt;&lt;/td&gt;&lt;td&gt;&lt;button type="button" onclick="popCardSide('2-29')"&gt;-&lt;/button&gt;&lt;/td&gt;&lt;td id="table-side-2-29-numCopies"&gt;0&lt;/td&gt;&lt;td&gt;&lt;button type="button" onclick="pushCardSide('2-2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M163];[$HTML.$C$1];[.$B163];[$HTML.$D$1];[.$B163];[$HTML.$E$1];[.$B163];[$HTML.$F$1];[.$B163];[$HTML.$G$1])" office:value-type="string" office:string-value="&lt;div class=&quot;card&quot; id=&quot;main-2-30&quot;&gt;&lt;img width=&quot;115&quot; heidht=&quot;160&quot; src=&quot;https://one-draw.jp/ijinden/cardlist/002/card/02_030.png&quot; /&gt;&lt;div class=&quot;numCopies&quot; id=&quot;main-2-30-numCopies&quot;&gt;0&lt;/div&gt;&lt;button type=&quot;button&quot; class=&quot;pop&quot; onclick=&quot;popCardMain('2-30');&quot;&gt;-&lt;/button&gt;&lt;button type=&quot;button&quot; class=&quot;push&quot; onclick=&quot;pushCardMain('2-30');&quot;&gt;+&lt;/button&gt;&lt;button type=&quot;button&quot; class=&quot;drop&quot; onclick=&quot;dropCardMain('2-30');&quot;&gt;↓&lt;/button&gt;&lt;/div&gt;" calcext:value-type="string">
            <text:p>&lt;div class="card" id="main-2-30"&gt;&lt;img width="115" heidht="160" src="https://one-draw.jp/ijinden/cardlist/002/card/02_030.png" /&gt;&lt;div class="numCopies" id="main-2-30-numCopies"&gt;0&lt;/div&gt;&lt;button type="button" class="pop" onclick="popCardMain('2-30');"&gt;-&lt;/button&gt;&lt;button type="button" class="push" onclick="pushCardMain('2-30');"&gt;+&lt;/button&gt;&lt;button type="button" class="drop" onclick="dropCardMain('2-30');"&gt;↓&lt;/button&gt;&lt;/div&gt;</text:p>
          </table:table-cell>
          <table:table-cell table:formula="of:=CONCATENATE([$HTML.$A$2];[.$B163];[$HTML.$B$2];[.$M163];[$HTML.$C$2];[.$B163];[$HTML.$D$2];[.$B163];[$HTML.$E$2];[.$B163];[$HTML.$F$2];[.$B163];[$HTML.$G$2])" office:value-type="string" office:string-value="&lt;div class=&quot;card&quot; id=&quot;side-2-30&quot;&gt;&lt;img width=&quot;115&quot; heidht=&quot;160&quot; src=&quot;https://one-draw.jp/ijinden/cardlist/002/card/02_030.png&quot; /&gt;&lt;div class=&quot;numCopies&quot; id=&quot;side-2-30-numCopies&quot;&gt;0&lt;/div&gt;&lt;button type=&quot;button&quot; class=&quot;pop&quot; onclick=&quot;popCardSide('2-30');&quot;&gt;-&lt;/button&gt;&lt;button type=&quot;button&quot; class=&quot;push&quot; onclick=&quot;pushCardSide('2-30');&quot;&gt;+&lt;/button&gt;&lt;button type=&quot;button&quot; class=&quot;raise&quot; onclick=&quot;raiseCardSide('2-30');&quot;&gt;↑&lt;/button&gt;&lt;/div&gt;" calcext:value-type="string">
            <text:p>&lt;div class="card" id="side-2-30"&gt;&lt;img width="115" heidht="160" src="https://one-draw.jp/ijinden/cardlist/002/card/02_030.png" /&gt;&lt;div class="numCopies" id="side-2-30-numCopies"&gt;0&lt;/div&gt;&lt;button type="button" class="pop" onclick="popCardSide('2-30');"&gt;-&lt;/button&gt;&lt;button type="button" class="push" onclick="pushCardSide('2-30');"&gt;+&lt;/button&gt;&lt;button type="button" class="raise" onclick="raiseCardSide('2-30');"&gt;↑&lt;/button&gt;&lt;/div&gt;</text:p>
          </table:table-cell>
          <table:table-cell table:formula="of:=CONCATENATE([$HTML.$A$3];[.B163];[$HTML.$B$3];[.F163];[$HTML.$C$3];[.H163];[$HTML.$D$3];[.J163];[$HTML.$E$3];[.B163];[$HTML.$F$3];[.D163];[$HTML.$G$3];[.I163];[$HTML.$H$3];[.G163];[$HTML.$I$3];[.K163];[$HTML.$J$3];[.B163];[$HTML.$K$3];[.B163];[$HTML.$L$3];[.B163];[$HTML.$M$3];[.B163];[$HTML.$N$3];[.B163];[$HTML.$O$3];[.B163];[$HTML.$P$3])" office:value-type="string" office:string-value="&lt;tr id=&quot;table-2-30&quot; data-expansion=&quot;25&quot; data-type=&quot;1&quot; data-color=&quot;30&quot;&gt;&lt;td&gt;2-30&lt;/td&gt;&lt;td&gt;徳川綱吉&lt;/td&gt;&lt;td&gt;緑&lt;/td&gt;&lt;td&gt;イジン&lt;/td&gt;&lt;td&gt;5&lt;/td&gt;&lt;td&gt;&lt;button type=&quot;button&quot; onclick=&quot;popCardMain('2-30')&quot;&gt;-&lt;/button&gt;&lt;/td&gt;&lt;td id=&quot;table-main-2-30-numCopies&quot;&gt;0&lt;/td&gt;&lt;td&gt;&lt;button type=&quot;button&quot; onclick=&quot;pushCardMain('2-30')&quot;&gt;+&lt;/button&gt;&lt;/td&gt;&lt;td&gt;&lt;button type=&quot;button&quot; onclick=&quot;popCardSide('2-30')&quot;&gt;-&lt;/button&gt;&lt;/td&gt;&lt;td id=&quot;table-side-2-30-numCopies&quot;&gt;0&lt;/td&gt;&lt;td&gt;&lt;button type=&quot;button&quot; onclick=&quot;pushCardSide('2-30')&quot;&gt;+&lt;/button&gt;&lt;/td&gt;&lt;/tr&gt;" calcext:value-type="string">
            <text:p>&lt;tr id="table-2-30" data-expansion="25" data-type="1" data-color="30"&gt;&lt;td&gt;2-30&lt;/td&gt;&lt;td&gt;徳川綱吉&lt;/td&gt;&lt;td&gt;緑&lt;/td&gt;&lt;td&gt;イジン&lt;/td&gt;&lt;td&gt;5&lt;/td&gt;&lt;td&gt;&lt;button type="button" onclick="popCardMain('2-30')"&gt;-&lt;/button&gt;&lt;/td&gt;&lt;td id="table-main-2-30-numCopies"&gt;0&lt;/td&gt;&lt;td&gt;&lt;button type="button" onclick="pushCardMain('2-30')"&gt;+&lt;/button&gt;&lt;/td&gt;&lt;td&gt;&lt;button type="button" onclick="popCardSide('2-30')"&gt;-&lt;/button&gt;&lt;/td&gt;&lt;td id="table-side-2-30-numCopies"&gt;0&lt;/td&gt;&lt;td&gt;&lt;button type="button" onclick="pushCardSide('2-3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M164];[$HTML.$C$1];[.$B164];[$HTML.$D$1];[.$B164];[$HTML.$E$1];[.$B164];[$HTML.$F$1];[.$B164];[$HTML.$G$1])" office:value-type="string" office:string-value="&lt;div class=&quot;card&quot; id=&quot;main-2-31&quot;&gt;&lt;img width=&quot;115&quot; heidht=&quot;160&quot; src=&quot;https://one-draw.jp/ijinden/cardlist/002/card/02_031.png&quot; /&gt;&lt;div class=&quot;numCopies&quot; id=&quot;main-2-31-numCopies&quot;&gt;0&lt;/div&gt;&lt;button type=&quot;button&quot; class=&quot;pop&quot; onclick=&quot;popCardMain('2-31');&quot;&gt;-&lt;/button&gt;&lt;button type=&quot;button&quot; class=&quot;push&quot; onclick=&quot;pushCardMain('2-31');&quot;&gt;+&lt;/button&gt;&lt;button type=&quot;button&quot; class=&quot;drop&quot; onclick=&quot;dropCardMain('2-31');&quot;&gt;↓&lt;/button&gt;&lt;/div&gt;" calcext:value-type="string">
            <text:p>&lt;div class="card" id="main-2-31"&gt;&lt;img width="115" heidht="160" src="https://one-draw.jp/ijinden/cardlist/002/card/02_031.png" /&gt;&lt;div class="numCopies" id="main-2-31-numCopies"&gt;0&lt;/div&gt;&lt;button type="button" class="pop" onclick="popCardMain('2-31');"&gt;-&lt;/button&gt;&lt;button type="button" class="push" onclick="pushCardMain('2-31');"&gt;+&lt;/button&gt;&lt;button type="button" class="drop" onclick="dropCardMain('2-31');"&gt;↓&lt;/button&gt;&lt;/div&gt;</text:p>
          </table:table-cell>
          <table:table-cell table:formula="of:=CONCATENATE([$HTML.$A$2];[.$B164];[$HTML.$B$2];[.$M164];[$HTML.$C$2];[.$B164];[$HTML.$D$2];[.$B164];[$HTML.$E$2];[.$B164];[$HTML.$F$2];[.$B164];[$HTML.$G$2])" office:value-type="string" office:string-value="&lt;div class=&quot;card&quot; id=&quot;side-2-31&quot;&gt;&lt;img width=&quot;115&quot; heidht=&quot;160&quot; src=&quot;https://one-draw.jp/ijinden/cardlist/002/card/02_031.png&quot; /&gt;&lt;div class=&quot;numCopies&quot; id=&quot;side-2-31-numCopies&quot;&gt;0&lt;/div&gt;&lt;button type=&quot;button&quot; class=&quot;pop&quot; onclick=&quot;popCardSide('2-31');&quot;&gt;-&lt;/button&gt;&lt;button type=&quot;button&quot; class=&quot;push&quot; onclick=&quot;pushCardSide('2-31');&quot;&gt;+&lt;/button&gt;&lt;button type=&quot;button&quot; class=&quot;raise&quot; onclick=&quot;raiseCardSide('2-31');&quot;&gt;↑&lt;/button&gt;&lt;/div&gt;" calcext:value-type="string">
            <text:p>&lt;div class="card" id="side-2-31"&gt;&lt;img width="115" heidht="160" src="https://one-draw.jp/ijinden/cardlist/002/card/02_031.png" /&gt;&lt;div class="numCopies" id="side-2-31-numCopies"&gt;0&lt;/div&gt;&lt;button type="button" class="pop" onclick="popCardSide('2-31');"&gt;-&lt;/button&gt;&lt;button type="button" class="push" onclick="pushCardSide('2-31');"&gt;+&lt;/button&gt;&lt;button type="button" class="raise" onclick="raiseCardSide('2-31');"&gt;↑&lt;/button&gt;&lt;/div&gt;</text:p>
          </table:table-cell>
          <table:table-cell table:formula="of:=CONCATENATE([$HTML.$A$3];[.B164];[$HTML.$B$3];[.F164];[$HTML.$C$3];[.H164];[$HTML.$D$3];[.J164];[$HTML.$E$3];[.B164];[$HTML.$F$3];[.D164];[$HTML.$G$3];[.I164];[$HTML.$H$3];[.G164];[$HTML.$I$3];[.K164];[$HTML.$J$3];[.B164];[$HTML.$K$3];[.B164];[$HTML.$L$3];[.B164];[$HTML.$M$3];[.B164];[$HTML.$N$3];[.B164];[$HTML.$O$3];[.B164];[$HTML.$P$3])" office:value-type="string" office:string-value="&lt;tr id=&quot;table-2-31&quot; data-expansion=&quot;25&quot; data-type=&quot;1&quot; data-color=&quot;30&quot;&gt;&lt;td&gt;2-31&lt;/td&gt;&lt;td&gt;東洲斎写楽&lt;/td&gt;&lt;td&gt;緑&lt;/td&gt;&lt;td&gt;イジン&lt;/td&gt;&lt;td&gt;8&lt;/td&gt;&lt;td&gt;&lt;button type=&quot;button&quot; onclick=&quot;popCardMain('2-31')&quot;&gt;-&lt;/button&gt;&lt;/td&gt;&lt;td id=&quot;table-main-2-31-numCopies&quot;&gt;0&lt;/td&gt;&lt;td&gt;&lt;button type=&quot;button&quot; onclick=&quot;pushCardMain('2-31')&quot;&gt;+&lt;/button&gt;&lt;/td&gt;&lt;td&gt;&lt;button type=&quot;button&quot; onclick=&quot;popCardSide('2-31')&quot;&gt;-&lt;/button&gt;&lt;/td&gt;&lt;td id=&quot;table-side-2-31-numCopies&quot;&gt;0&lt;/td&gt;&lt;td&gt;&lt;button type=&quot;button&quot; onclick=&quot;pushCardSide('2-31')&quot;&gt;+&lt;/button&gt;&lt;/td&gt;&lt;/tr&gt;" calcext:value-type="string">
            <text:p>&lt;tr id="table-2-31" data-expansion="25" data-type="1" data-color="30"&gt;&lt;td&gt;2-31&lt;/td&gt;&lt;td&gt;東洲斎写楽&lt;/td&gt;&lt;td&gt;緑&lt;/td&gt;&lt;td&gt;イジン&lt;/td&gt;&lt;td&gt;8&lt;/td&gt;&lt;td&gt;&lt;button type="button" onclick="popCardMain('2-31')"&gt;-&lt;/button&gt;&lt;/td&gt;&lt;td id="table-main-2-31-numCopies"&gt;0&lt;/td&gt;&lt;td&gt;&lt;button type="button" onclick="pushCardMain('2-31')"&gt;+&lt;/button&gt;&lt;/td&gt;&lt;td&gt;&lt;button type="button" onclick="popCardSide('2-31')"&gt;-&lt;/button&gt;&lt;/td&gt;&lt;td id="table-side-2-31-numCopies"&gt;0&lt;/td&gt;&lt;td&gt;&lt;button type="button" onclick="pushCardSide('2-3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M165];[$HTML.$C$1];[.$B165];[$HTML.$D$1];[.$B165];[$HTML.$E$1];[.$B165];[$HTML.$F$1];[.$B165];[$HTML.$G$1])" office:value-type="string" office:string-value="&lt;div class=&quot;card&quot; id=&quot;main-2-32&quot;&gt;&lt;img width=&quot;115&quot; heidht=&quot;160&quot; src=&quot;https://one-draw.jp/ijinden/cardlist/002/card/02_032.png&quot; /&gt;&lt;div class=&quot;numCopies&quot; id=&quot;main-2-32-numCopies&quot;&gt;0&lt;/div&gt;&lt;button type=&quot;button&quot; class=&quot;pop&quot; onclick=&quot;popCardMain('2-32');&quot;&gt;-&lt;/button&gt;&lt;button type=&quot;button&quot; class=&quot;push&quot; onclick=&quot;pushCardMain('2-32');&quot;&gt;+&lt;/button&gt;&lt;button type=&quot;button&quot; class=&quot;drop&quot; onclick=&quot;dropCardMain('2-32');&quot;&gt;↓&lt;/button&gt;&lt;/div&gt;" calcext:value-type="string">
            <text:p>&lt;div class="card" id="main-2-32"&gt;&lt;img width="115" heidht="160" src="https://one-draw.jp/ijinden/cardlist/002/card/02_032.png" /&gt;&lt;div class="numCopies" id="main-2-32-numCopies"&gt;0&lt;/div&gt;&lt;button type="button" class="pop" onclick="popCardMain('2-32');"&gt;-&lt;/button&gt;&lt;button type="button" class="push" onclick="pushCardMain('2-32');"&gt;+&lt;/button&gt;&lt;button type="button" class="drop" onclick="dropCardMain('2-32');"&gt;↓&lt;/button&gt;&lt;/div&gt;</text:p>
          </table:table-cell>
          <table:table-cell table:formula="of:=CONCATENATE([$HTML.$A$2];[.$B165];[$HTML.$B$2];[.$M165];[$HTML.$C$2];[.$B165];[$HTML.$D$2];[.$B165];[$HTML.$E$2];[.$B165];[$HTML.$F$2];[.$B165];[$HTML.$G$2])" office:value-type="string" office:string-value="&lt;div class=&quot;card&quot; id=&quot;side-2-32&quot;&gt;&lt;img width=&quot;115&quot; heidht=&quot;160&quot; src=&quot;https://one-draw.jp/ijinden/cardlist/002/card/02_032.png&quot; /&gt;&lt;div class=&quot;numCopies&quot; id=&quot;side-2-32-numCopies&quot;&gt;0&lt;/div&gt;&lt;button type=&quot;button&quot; class=&quot;pop&quot; onclick=&quot;popCardSide('2-32');&quot;&gt;-&lt;/button&gt;&lt;button type=&quot;button&quot; class=&quot;push&quot; onclick=&quot;pushCardSide('2-32');&quot;&gt;+&lt;/button&gt;&lt;button type=&quot;button&quot; class=&quot;raise&quot; onclick=&quot;raiseCardSide('2-32');&quot;&gt;↑&lt;/button&gt;&lt;/div&gt;" calcext:value-type="string">
            <text:p>&lt;div class="card" id="side-2-32"&gt;&lt;img width="115" heidht="160" src="https://one-draw.jp/ijinden/cardlist/002/card/02_032.png" /&gt;&lt;div class="numCopies" id="side-2-32-numCopies"&gt;0&lt;/div&gt;&lt;button type="button" class="pop" onclick="popCardSide('2-32');"&gt;-&lt;/button&gt;&lt;button type="button" class="push" onclick="pushCardSide('2-32');"&gt;+&lt;/button&gt;&lt;button type="button" class="raise" onclick="raiseCardSide('2-32');"&gt;↑&lt;/button&gt;&lt;/div&gt;</text:p>
          </table:table-cell>
          <table:table-cell table:formula="of:=CONCATENATE([$HTML.$A$3];[.B165];[$HTML.$B$3];[.F165];[$HTML.$C$3];[.H165];[$HTML.$D$3];[.J165];[$HTML.$E$3];[.B165];[$HTML.$F$3];[.D165];[$HTML.$G$3];[.I165];[$HTML.$H$3];[.G165];[$HTML.$I$3];[.K165];[$HTML.$J$3];[.B165];[$HTML.$K$3];[.B165];[$HTML.$L$3];[.B165];[$HTML.$M$3];[.B165];[$HTML.$N$3];[.B165];[$HTML.$O$3];[.B165];[$HTML.$P$3])" office:value-type="string" office:string-value="&lt;tr id=&quot;table-2-32&quot; data-expansion=&quot;25&quot; data-type=&quot;1&quot; data-color=&quot;40&quot;&gt;&lt;td&gt;2-32&lt;/td&gt;&lt;td&gt;曹操&lt;/td&gt;&lt;td&gt;黄&lt;/td&gt;&lt;td&gt;イジン&lt;/td&gt;&lt;td&gt;4&lt;/td&gt;&lt;td&gt;&lt;button type=&quot;button&quot; onclick=&quot;popCardMain('2-32')&quot;&gt;-&lt;/button&gt;&lt;/td&gt;&lt;td id=&quot;table-main-2-32-numCopies&quot;&gt;0&lt;/td&gt;&lt;td&gt;&lt;button type=&quot;button&quot; onclick=&quot;pushCardMain('2-32')&quot;&gt;+&lt;/button&gt;&lt;/td&gt;&lt;td&gt;&lt;button type=&quot;button&quot; onclick=&quot;popCardSide('2-32')&quot;&gt;-&lt;/button&gt;&lt;/td&gt;&lt;td id=&quot;table-side-2-32-numCopies&quot;&gt;0&lt;/td&gt;&lt;td&gt;&lt;button type=&quot;button&quot; onclick=&quot;pushCardSide('2-32')&quot;&gt;+&lt;/button&gt;&lt;/td&gt;&lt;/tr&gt;" calcext:value-type="string">
            <text:p>&lt;tr id="table-2-32" data-expansion="25" data-type="1" data-color="40"&gt;&lt;td&gt;2-32&lt;/td&gt;&lt;td&gt;曹操&lt;/td&gt;&lt;td&gt;黄&lt;/td&gt;&lt;td&gt;イジン&lt;/td&gt;&lt;td&gt;4&lt;/td&gt;&lt;td&gt;&lt;button type="button" onclick="popCardMain('2-32')"&gt;-&lt;/button&gt;&lt;/td&gt;&lt;td id="table-main-2-32-numCopies"&gt;0&lt;/td&gt;&lt;td&gt;&lt;button type="button" onclick="pushCardMain('2-32')"&gt;+&lt;/button&gt;&lt;/td&gt;&lt;td&gt;&lt;button type="button" onclick="popCardSide('2-32')"&gt;-&lt;/button&gt;&lt;/td&gt;&lt;td id="table-side-2-32-numCopies"&gt;0&lt;/td&gt;&lt;td&gt;&lt;button type="button" onclick="pushCardSide('2-3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M166];[$HTML.$C$1];[.$B166];[$HTML.$D$1];[.$B166];[$HTML.$E$1];[.$B166];[$HTML.$F$1];[.$B166];[$HTML.$G$1])" office:value-type="string" office:string-value="&lt;div class=&quot;card&quot; id=&quot;main-2-33&quot;&gt;&lt;img width=&quot;115&quot; heidht=&quot;160&quot; src=&quot;https://one-draw.jp/ijinden/cardlist/002/card/02_033.png&quot; /&gt;&lt;div class=&quot;numCopies&quot; id=&quot;main-2-33-numCopies&quot;&gt;0&lt;/div&gt;&lt;button type=&quot;button&quot; class=&quot;pop&quot; onclick=&quot;popCardMain('2-33');&quot;&gt;-&lt;/button&gt;&lt;button type=&quot;button&quot; class=&quot;push&quot; onclick=&quot;pushCardMain('2-33');&quot;&gt;+&lt;/button&gt;&lt;button type=&quot;button&quot; class=&quot;drop&quot; onclick=&quot;dropCardMain('2-33');&quot;&gt;↓&lt;/button&gt;&lt;/div&gt;" calcext:value-type="string">
            <text:p>&lt;div class="card" id="main-2-33"&gt;&lt;img width="115" heidht="160" src="https://one-draw.jp/ijinden/cardlist/002/card/02_033.png" /&gt;&lt;div class="numCopies" id="main-2-33-numCopies"&gt;0&lt;/div&gt;&lt;button type="button" class="pop" onclick="popCardMain('2-33');"&gt;-&lt;/button&gt;&lt;button type="button" class="push" onclick="pushCardMain('2-33');"&gt;+&lt;/button&gt;&lt;button type="button" class="drop" onclick="dropCardMain('2-33');"&gt;↓&lt;/button&gt;&lt;/div&gt;</text:p>
          </table:table-cell>
          <table:table-cell table:formula="of:=CONCATENATE([$HTML.$A$2];[.$B166];[$HTML.$B$2];[.$M166];[$HTML.$C$2];[.$B166];[$HTML.$D$2];[.$B166];[$HTML.$E$2];[.$B166];[$HTML.$F$2];[.$B166];[$HTML.$G$2])" office:value-type="string" office:string-value="&lt;div class=&quot;card&quot; id=&quot;side-2-33&quot;&gt;&lt;img width=&quot;115&quot; heidht=&quot;160&quot; src=&quot;https://one-draw.jp/ijinden/cardlist/002/card/02_033.png&quot; /&gt;&lt;div class=&quot;numCopies&quot; id=&quot;side-2-33-numCopies&quot;&gt;0&lt;/div&gt;&lt;button type=&quot;button&quot; class=&quot;pop&quot; onclick=&quot;popCardSide('2-33');&quot;&gt;-&lt;/button&gt;&lt;button type=&quot;button&quot; class=&quot;push&quot; onclick=&quot;pushCardSide('2-33');&quot;&gt;+&lt;/button&gt;&lt;button type=&quot;button&quot; class=&quot;raise&quot; onclick=&quot;raiseCardSide('2-33');&quot;&gt;↑&lt;/button&gt;&lt;/div&gt;" calcext:value-type="string">
            <text:p>&lt;div class="card" id="side-2-33"&gt;&lt;img width="115" heidht="160" src="https://one-draw.jp/ijinden/cardlist/002/card/02_033.png" /&gt;&lt;div class="numCopies" id="side-2-33-numCopies"&gt;0&lt;/div&gt;&lt;button type="button" class="pop" onclick="popCardSide('2-33');"&gt;-&lt;/button&gt;&lt;button type="button" class="push" onclick="pushCardSide('2-33');"&gt;+&lt;/button&gt;&lt;button type="button" class="raise" onclick="raiseCardSide('2-33');"&gt;↑&lt;/button&gt;&lt;/div&gt;</text:p>
          </table:table-cell>
          <table:table-cell table:formula="of:=CONCATENATE([$HTML.$A$3];[.B166];[$HTML.$B$3];[.F166];[$HTML.$C$3];[.H166];[$HTML.$D$3];[.J166];[$HTML.$E$3];[.B166];[$HTML.$F$3];[.D166];[$HTML.$G$3];[.I166];[$HTML.$H$3];[.G166];[$HTML.$I$3];[.K166];[$HTML.$J$3];[.B166];[$HTML.$K$3];[.B166];[$HTML.$L$3];[.B166];[$HTML.$M$3];[.B166];[$HTML.$N$3];[.B166];[$HTML.$O$3];[.B166];[$HTML.$P$3])" office:value-type="string" office:string-value="&lt;tr id=&quot;table-2-33&quot; data-expansion=&quot;25&quot; data-type=&quot;1&quot; data-color=&quot;40&quot;&gt;&lt;td&gt;2-33&lt;/td&gt;&lt;td&gt;張角&lt;/td&gt;&lt;td&gt;黄&lt;/td&gt;&lt;td&gt;イジン&lt;/td&gt;&lt;td&gt;2&lt;/td&gt;&lt;td&gt;&lt;button type=&quot;button&quot; onclick=&quot;popCardMain('2-33')&quot;&gt;-&lt;/button&gt;&lt;/td&gt;&lt;td id=&quot;table-main-2-33-numCopies&quot;&gt;0&lt;/td&gt;&lt;td&gt;&lt;button type=&quot;button&quot; onclick=&quot;pushCardMain('2-33')&quot;&gt;+&lt;/button&gt;&lt;/td&gt;&lt;td&gt;&lt;button type=&quot;button&quot; onclick=&quot;popCardSide('2-33')&quot;&gt;-&lt;/button&gt;&lt;/td&gt;&lt;td id=&quot;table-side-2-33-numCopies&quot;&gt;0&lt;/td&gt;&lt;td&gt;&lt;button type=&quot;button&quot; onclick=&quot;pushCardSide('2-33')&quot;&gt;+&lt;/button&gt;&lt;/td&gt;&lt;/tr&gt;" calcext:value-type="string">
            <text:p>&lt;tr id="table-2-33" data-expansion="25" data-type="1" data-color="40"&gt;&lt;td&gt;2-33&lt;/td&gt;&lt;td&gt;張角&lt;/td&gt;&lt;td&gt;黄&lt;/td&gt;&lt;td&gt;イジン&lt;/td&gt;&lt;td&gt;2&lt;/td&gt;&lt;td&gt;&lt;button type="button" onclick="popCardMain('2-33')"&gt;-&lt;/button&gt;&lt;/td&gt;&lt;td id="table-main-2-33-numCopies"&gt;0&lt;/td&gt;&lt;td&gt;&lt;button type="button" onclick="pushCardMain('2-33')"&gt;+&lt;/button&gt;&lt;/td&gt;&lt;td&gt;&lt;button type="button" onclick="popCardSide('2-33')"&gt;-&lt;/button&gt;&lt;/td&gt;&lt;td id="table-side-2-33-numCopies"&gt;0&lt;/td&gt;&lt;td&gt;&lt;button type="button" onclick="pushCardSide('2-3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M167];[$HTML.$C$1];[.$B167];[$HTML.$D$1];[.$B167];[$HTML.$E$1];[.$B167];[$HTML.$F$1];[.$B167];[$HTML.$G$1])" office:value-type="string" office:string-value="&lt;div class=&quot;card&quot; id=&quot;main-2-34&quot;&gt;&lt;img width=&quot;115&quot; heidht=&quot;160&quot; src=&quot;https://one-draw.jp/ijinden/cardlist/002/card/02_034.png&quot; /&gt;&lt;div class=&quot;numCopies&quot; id=&quot;main-2-34-numCopies&quot;&gt;0&lt;/div&gt;&lt;button type=&quot;button&quot; class=&quot;pop&quot; onclick=&quot;popCardMain('2-34');&quot;&gt;-&lt;/button&gt;&lt;button type=&quot;button&quot; class=&quot;push&quot; onclick=&quot;pushCardMain('2-34');&quot;&gt;+&lt;/button&gt;&lt;button type=&quot;button&quot; class=&quot;drop&quot; onclick=&quot;dropCardMain('2-34');&quot;&gt;↓&lt;/button&gt;&lt;/div&gt;" calcext:value-type="string">
            <text:p>&lt;div class="card" id="main-2-34"&gt;&lt;img width="115" heidht="160" src="https://one-draw.jp/ijinden/cardlist/002/card/02_034.png" /&gt;&lt;div class="numCopies" id="main-2-34-numCopies"&gt;0&lt;/div&gt;&lt;button type="button" class="pop" onclick="popCardMain('2-34');"&gt;-&lt;/button&gt;&lt;button type="button" class="push" onclick="pushCardMain('2-34');"&gt;+&lt;/button&gt;&lt;button type="button" class="drop" onclick="dropCardMain('2-34');"&gt;↓&lt;/button&gt;&lt;/div&gt;</text:p>
          </table:table-cell>
          <table:table-cell table:formula="of:=CONCATENATE([$HTML.$A$2];[.$B167];[$HTML.$B$2];[.$M167];[$HTML.$C$2];[.$B167];[$HTML.$D$2];[.$B167];[$HTML.$E$2];[.$B167];[$HTML.$F$2];[.$B167];[$HTML.$G$2])" office:value-type="string" office:string-value="&lt;div class=&quot;card&quot; id=&quot;side-2-34&quot;&gt;&lt;img width=&quot;115&quot; heidht=&quot;160&quot; src=&quot;https://one-draw.jp/ijinden/cardlist/002/card/02_034.png&quot; /&gt;&lt;div class=&quot;numCopies&quot; id=&quot;side-2-34-numCopies&quot;&gt;0&lt;/div&gt;&lt;button type=&quot;button&quot; class=&quot;pop&quot; onclick=&quot;popCardSide('2-34');&quot;&gt;-&lt;/button&gt;&lt;button type=&quot;button&quot; class=&quot;push&quot; onclick=&quot;pushCardSide('2-34');&quot;&gt;+&lt;/button&gt;&lt;button type=&quot;button&quot; class=&quot;raise&quot; onclick=&quot;raiseCardSide('2-34');&quot;&gt;↑&lt;/button&gt;&lt;/div&gt;" calcext:value-type="string">
            <text:p>&lt;div class="card" id="side-2-34"&gt;&lt;img width="115" heidht="160" src="https://one-draw.jp/ijinden/cardlist/002/card/02_034.png" /&gt;&lt;div class="numCopies" id="side-2-34-numCopies"&gt;0&lt;/div&gt;&lt;button type="button" class="pop" onclick="popCardSide('2-34');"&gt;-&lt;/button&gt;&lt;button type="button" class="push" onclick="pushCardSide('2-34');"&gt;+&lt;/button&gt;&lt;button type="button" class="raise" onclick="raiseCardSide('2-34');"&gt;↑&lt;/button&gt;&lt;/div&gt;</text:p>
          </table:table-cell>
          <table:table-cell table:formula="of:=CONCATENATE([$HTML.$A$3];[.B167];[$HTML.$B$3];[.F167];[$HTML.$C$3];[.H167];[$HTML.$D$3];[.J167];[$HTML.$E$3];[.B167];[$HTML.$F$3];[.D167];[$HTML.$G$3];[.I167];[$HTML.$H$3];[.G167];[$HTML.$I$3];[.K167];[$HTML.$J$3];[.B167];[$HTML.$K$3];[.B167];[$HTML.$L$3];[.B167];[$HTML.$M$3];[.B167];[$HTML.$N$3];[.B167];[$HTML.$O$3];[.B167];[$HTML.$P$3])" office:value-type="string" office:string-value="&lt;tr id=&quot;table-2-34&quot; data-expansion=&quot;25&quot; data-type=&quot;1&quot; data-color=&quot;40&quot;&gt;&lt;td&gt;2-34&lt;/td&gt;&lt;td&gt;劉備&lt;/td&gt;&lt;td&gt;黄&lt;/td&gt;&lt;td&gt;イジン&lt;/td&gt;&lt;td&gt;3&lt;/td&gt;&lt;td&gt;&lt;button type=&quot;button&quot; onclick=&quot;popCardMain('2-34')&quot;&gt;-&lt;/button&gt;&lt;/td&gt;&lt;td id=&quot;table-main-2-34-numCopies&quot;&gt;0&lt;/td&gt;&lt;td&gt;&lt;button type=&quot;button&quot; onclick=&quot;pushCardMain('2-34')&quot;&gt;+&lt;/button&gt;&lt;/td&gt;&lt;td&gt;&lt;button type=&quot;button&quot; onclick=&quot;popCardSide('2-34')&quot;&gt;-&lt;/button&gt;&lt;/td&gt;&lt;td id=&quot;table-side-2-34-numCopies&quot;&gt;0&lt;/td&gt;&lt;td&gt;&lt;button type=&quot;button&quot; onclick=&quot;pushCardSide('2-34')&quot;&gt;+&lt;/button&gt;&lt;/td&gt;&lt;/tr&gt;" calcext:value-type="string">
            <text:p>&lt;tr id="table-2-34" data-expansion="25" data-type="1" data-color="40"&gt;&lt;td&gt;2-34&lt;/td&gt;&lt;td&gt;劉備&lt;/td&gt;&lt;td&gt;黄&lt;/td&gt;&lt;td&gt;イジン&lt;/td&gt;&lt;td&gt;3&lt;/td&gt;&lt;td&gt;&lt;button type="button" onclick="popCardMain('2-34')"&gt;-&lt;/button&gt;&lt;/td&gt;&lt;td id="table-main-2-34-numCopies"&gt;0&lt;/td&gt;&lt;td&gt;&lt;button type="button" onclick="pushCardMain('2-34')"&gt;+&lt;/button&gt;&lt;/td&gt;&lt;td&gt;&lt;button type="button" onclick="popCardSide('2-34')"&gt;-&lt;/button&gt;&lt;/td&gt;&lt;td id="table-side-2-34-numCopies"&gt;0&lt;/td&gt;&lt;td&gt;&lt;button type="button" onclick="pushCardSide('2-3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M168];[$HTML.$C$1];[.$B168];[$HTML.$D$1];[.$B168];[$HTML.$E$1];[.$B168];[$HTML.$F$1];[.$B168];[$HTML.$G$1])" office:value-type="string" office:string-value="&lt;div class=&quot;card&quot; id=&quot;main-2-35&quot;&gt;&lt;img width=&quot;115&quot; heidht=&quot;160&quot; src=&quot;https://one-draw.jp/ijinden/cardlist/002/card/02_035.png&quot; /&gt;&lt;div class=&quot;numCopies&quot; id=&quot;main-2-35-numCopies&quot;&gt;0&lt;/div&gt;&lt;button type=&quot;button&quot; class=&quot;pop&quot; onclick=&quot;popCardMain('2-35');&quot;&gt;-&lt;/button&gt;&lt;button type=&quot;button&quot; class=&quot;push&quot; onclick=&quot;pushCardMain('2-35');&quot;&gt;+&lt;/button&gt;&lt;button type=&quot;button&quot; class=&quot;drop&quot; onclick=&quot;dropCardMain('2-35');&quot;&gt;↓&lt;/button&gt;&lt;/div&gt;" calcext:value-type="string">
            <text:p>&lt;div class="card" id="main-2-35"&gt;&lt;img width="115" heidht="160" src="https://one-draw.jp/ijinden/cardlist/002/card/02_035.png" /&gt;&lt;div class="numCopies" id="main-2-35-numCopies"&gt;0&lt;/div&gt;&lt;button type="button" class="pop" onclick="popCardMain('2-35');"&gt;-&lt;/button&gt;&lt;button type="button" class="push" onclick="pushCardMain('2-35');"&gt;+&lt;/button&gt;&lt;button type="button" class="drop" onclick="dropCardMain('2-35');"&gt;↓&lt;/button&gt;&lt;/div&gt;</text:p>
          </table:table-cell>
          <table:table-cell table:formula="of:=CONCATENATE([$HTML.$A$2];[.$B168];[$HTML.$B$2];[.$M168];[$HTML.$C$2];[.$B168];[$HTML.$D$2];[.$B168];[$HTML.$E$2];[.$B168];[$HTML.$F$2];[.$B168];[$HTML.$G$2])" office:value-type="string" office:string-value="&lt;div class=&quot;card&quot; id=&quot;side-2-35&quot;&gt;&lt;img width=&quot;115&quot; heidht=&quot;160&quot; src=&quot;https://one-draw.jp/ijinden/cardlist/002/card/02_035.png&quot; /&gt;&lt;div class=&quot;numCopies&quot; id=&quot;side-2-35-numCopies&quot;&gt;0&lt;/div&gt;&lt;button type=&quot;button&quot; class=&quot;pop&quot; onclick=&quot;popCardSide('2-35');&quot;&gt;-&lt;/button&gt;&lt;button type=&quot;button&quot; class=&quot;push&quot; onclick=&quot;pushCardSide('2-35');&quot;&gt;+&lt;/button&gt;&lt;button type=&quot;button&quot; class=&quot;raise&quot; onclick=&quot;raiseCardSide('2-35');&quot;&gt;↑&lt;/button&gt;&lt;/div&gt;" calcext:value-type="string">
            <text:p>&lt;div class="card" id="side-2-35"&gt;&lt;img width="115" heidht="160" src="https://one-draw.jp/ijinden/cardlist/002/card/02_035.png" /&gt;&lt;div class="numCopies" id="side-2-35-numCopies"&gt;0&lt;/div&gt;&lt;button type="button" class="pop" onclick="popCardSide('2-35');"&gt;-&lt;/button&gt;&lt;button type="button" class="push" onclick="pushCardSide('2-35');"&gt;+&lt;/button&gt;&lt;button type="button" class="raise" onclick="raiseCardSide('2-35');"&gt;↑&lt;/button&gt;&lt;/div&gt;</text:p>
          </table:table-cell>
          <table:table-cell table:formula="of:=CONCATENATE([$HTML.$A$3];[.B168];[$HTML.$B$3];[.F168];[$HTML.$C$3];[.H168];[$HTML.$D$3];[.J168];[$HTML.$E$3];[.B168];[$HTML.$F$3];[.D168];[$HTML.$G$3];[.I168];[$HTML.$H$3];[.G168];[$HTML.$I$3];[.K168];[$HTML.$J$3];[.B168];[$HTML.$K$3];[.B168];[$HTML.$L$3];[.B168];[$HTML.$M$3];[.B168];[$HTML.$N$3];[.B168];[$HTML.$O$3];[.B168];[$HTML.$P$3])" office:value-type="string" office:string-value="&lt;tr id=&quot;table-2-35&quot; data-expansion=&quot;25&quot; data-type=&quot;1&quot; data-color=&quot;40&quot;&gt;&lt;td&gt;2-35&lt;/td&gt;&lt;td&gt;司馬懿&lt;/td&gt;&lt;td&gt;黄&lt;/td&gt;&lt;td&gt;イジン&lt;/td&gt;&lt;td&gt;5&lt;/td&gt;&lt;td&gt;&lt;button type=&quot;button&quot; onclick=&quot;popCardMain('2-35')&quot;&gt;-&lt;/button&gt;&lt;/td&gt;&lt;td id=&quot;table-main-2-35-numCopies&quot;&gt;0&lt;/td&gt;&lt;td&gt;&lt;button type=&quot;button&quot; onclick=&quot;pushCardMain('2-35')&quot;&gt;+&lt;/button&gt;&lt;/td&gt;&lt;td&gt;&lt;button type=&quot;button&quot; onclick=&quot;popCardSide('2-35')&quot;&gt;-&lt;/button&gt;&lt;/td&gt;&lt;td id=&quot;table-side-2-35-numCopies&quot;&gt;0&lt;/td&gt;&lt;td&gt;&lt;button type=&quot;button&quot; onclick=&quot;pushCardSide('2-35')&quot;&gt;+&lt;/button&gt;&lt;/td&gt;&lt;/tr&gt;" calcext:value-type="string">
            <text:p>&lt;tr id="table-2-35" data-expansion="25" data-type="1" data-color="40"&gt;&lt;td&gt;2-35&lt;/td&gt;&lt;td&gt;司馬懿&lt;/td&gt;&lt;td&gt;黄&lt;/td&gt;&lt;td&gt;イジン&lt;/td&gt;&lt;td&gt;5&lt;/td&gt;&lt;td&gt;&lt;button type="button" onclick="popCardMain('2-35')"&gt;-&lt;/button&gt;&lt;/td&gt;&lt;td id="table-main-2-35-numCopies"&gt;0&lt;/td&gt;&lt;td&gt;&lt;button type="button" onclick="pushCardMain('2-35')"&gt;+&lt;/button&gt;&lt;/td&gt;&lt;td&gt;&lt;button type="button" onclick="popCardSide('2-35')"&gt;-&lt;/button&gt;&lt;/td&gt;&lt;td id="table-side-2-35-numCopies"&gt;0&lt;/td&gt;&lt;td&gt;&lt;button type="button" onclick="pushCardSide('2-3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M169];[$HTML.$C$1];[.$B169];[$HTML.$D$1];[.$B169];[$HTML.$E$1];[.$B169];[$HTML.$F$1];[.$B169];[$HTML.$G$1])" office:value-type="string" office:string-value="&lt;div class=&quot;card&quot; id=&quot;main-2-36&quot;&gt;&lt;img width=&quot;115&quot; heidht=&quot;160&quot; src=&quot;https://one-draw.jp/ijinden/cardlist/002/card/02_036.png&quot; /&gt;&lt;div class=&quot;numCopies&quot; id=&quot;main-2-36-numCopies&quot;&gt;0&lt;/div&gt;&lt;button type=&quot;button&quot; class=&quot;pop&quot; onclick=&quot;popCardMain('2-36');&quot;&gt;-&lt;/button&gt;&lt;button type=&quot;button&quot; class=&quot;push&quot; onclick=&quot;pushCardMain('2-36');&quot;&gt;+&lt;/button&gt;&lt;button type=&quot;button&quot; class=&quot;drop&quot; onclick=&quot;dropCardMain('2-36');&quot;&gt;↓&lt;/button&gt;&lt;/div&gt;" calcext:value-type="string">
            <text:p>&lt;div class="card" id="main-2-36"&gt;&lt;img width="115" heidht="160" src="https://one-draw.jp/ijinden/cardlist/002/card/02_036.png" /&gt;&lt;div class="numCopies" id="main-2-36-numCopies"&gt;0&lt;/div&gt;&lt;button type="button" class="pop" onclick="popCardMain('2-36');"&gt;-&lt;/button&gt;&lt;button type="button" class="push" onclick="pushCardMain('2-36');"&gt;+&lt;/button&gt;&lt;button type="button" class="drop" onclick="dropCardMain('2-36');"&gt;↓&lt;/button&gt;&lt;/div&gt;</text:p>
          </table:table-cell>
          <table:table-cell table:formula="of:=CONCATENATE([$HTML.$A$2];[.$B169];[$HTML.$B$2];[.$M169];[$HTML.$C$2];[.$B169];[$HTML.$D$2];[.$B169];[$HTML.$E$2];[.$B169];[$HTML.$F$2];[.$B169];[$HTML.$G$2])" office:value-type="string" office:string-value="&lt;div class=&quot;card&quot; id=&quot;side-2-36&quot;&gt;&lt;img width=&quot;115&quot; heidht=&quot;160&quot; src=&quot;https://one-draw.jp/ijinden/cardlist/002/card/02_036.png&quot; /&gt;&lt;div class=&quot;numCopies&quot; id=&quot;side-2-36-numCopies&quot;&gt;0&lt;/div&gt;&lt;button type=&quot;button&quot; class=&quot;pop&quot; onclick=&quot;popCardSide('2-36');&quot;&gt;-&lt;/button&gt;&lt;button type=&quot;button&quot; class=&quot;push&quot; onclick=&quot;pushCardSide('2-36');&quot;&gt;+&lt;/button&gt;&lt;button type=&quot;button&quot; class=&quot;raise&quot; onclick=&quot;raiseCardSide('2-36');&quot;&gt;↑&lt;/button&gt;&lt;/div&gt;" calcext:value-type="string">
            <text:p>&lt;div class="card" id="side-2-36"&gt;&lt;img width="115" heidht="160" src="https://one-draw.jp/ijinden/cardlist/002/card/02_036.png" /&gt;&lt;div class="numCopies" id="side-2-36-numCopies"&gt;0&lt;/div&gt;&lt;button type="button" class="pop" onclick="popCardSide('2-36');"&gt;-&lt;/button&gt;&lt;button type="button" class="push" onclick="pushCardSide('2-36');"&gt;+&lt;/button&gt;&lt;button type="button" class="raise" onclick="raiseCardSide('2-36');"&gt;↑&lt;/button&gt;&lt;/div&gt;</text:p>
          </table:table-cell>
          <table:table-cell table:formula="of:=CONCATENATE([$HTML.$A$3];[.B169];[$HTML.$B$3];[.F169];[$HTML.$C$3];[.H169];[$HTML.$D$3];[.J169];[$HTML.$E$3];[.B169];[$HTML.$F$3];[.D169];[$HTML.$G$3];[.I169];[$HTML.$H$3];[.G169];[$HTML.$I$3];[.K169];[$HTML.$J$3];[.B169];[$HTML.$K$3];[.B169];[$HTML.$L$3];[.B169];[$HTML.$M$3];[.B169];[$HTML.$N$3];[.B169];[$HTML.$O$3];[.B169];[$HTML.$P$3])" office:value-type="string" office:string-value="&lt;tr id=&quot;table-2-36&quot; data-expansion=&quot;25&quot; data-type=&quot;1&quot; data-color=&quot;40&quot;&gt;&lt;td&gt;2-36&lt;/td&gt;&lt;td&gt;足利義政&lt;/td&gt;&lt;td&gt;黄&lt;/td&gt;&lt;td&gt;イジン&lt;/td&gt;&lt;td&gt;7&lt;/td&gt;&lt;td&gt;&lt;button type=&quot;button&quot; onclick=&quot;popCardMain('2-36')&quot;&gt;-&lt;/button&gt;&lt;/td&gt;&lt;td id=&quot;table-main-2-36-numCopies&quot;&gt;0&lt;/td&gt;&lt;td&gt;&lt;button type=&quot;button&quot; onclick=&quot;pushCardMain('2-36')&quot;&gt;+&lt;/button&gt;&lt;/td&gt;&lt;td&gt;&lt;button type=&quot;button&quot; onclick=&quot;popCardSide('2-36')&quot;&gt;-&lt;/button&gt;&lt;/td&gt;&lt;td id=&quot;table-side-2-36-numCopies&quot;&gt;0&lt;/td&gt;&lt;td&gt;&lt;button type=&quot;button&quot; onclick=&quot;pushCardSide('2-36')&quot;&gt;+&lt;/button&gt;&lt;/td&gt;&lt;/tr&gt;" calcext:value-type="string">
            <text:p>&lt;tr id="table-2-36" data-expansion="25" data-type="1" data-color="40"&gt;&lt;td&gt;2-36&lt;/td&gt;&lt;td&gt;足利義政&lt;/td&gt;&lt;td&gt;黄&lt;/td&gt;&lt;td&gt;イジン&lt;/td&gt;&lt;td&gt;7&lt;/td&gt;&lt;td&gt;&lt;button type="button" onclick="popCardMain('2-36')"&gt;-&lt;/button&gt;&lt;/td&gt;&lt;td id="table-main-2-36-numCopies"&gt;0&lt;/td&gt;&lt;td&gt;&lt;button type="button" onclick="pushCardMain('2-36')"&gt;+&lt;/button&gt;&lt;/td&gt;&lt;td&gt;&lt;button type="button" onclick="popCardSide('2-36')"&gt;-&lt;/button&gt;&lt;/td&gt;&lt;td id="table-side-2-36-numCopies"&gt;0&lt;/td&gt;&lt;td&gt;&lt;button type="button" onclick="pushCardSide('2-3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M170];[$HTML.$C$1];[.$B170];[$HTML.$D$1];[.$B170];[$HTML.$E$1];[.$B170];[$HTML.$F$1];[.$B170];[$HTML.$G$1])" office:value-type="string" office:string-value="&lt;div class=&quot;card&quot; id=&quot;main-2-37&quot;&gt;&lt;img width=&quot;115&quot; heidht=&quot;160&quot; src=&quot;https://one-draw.jp/ijinden/cardlist/002/card/02_037.png&quot; /&gt;&lt;div class=&quot;numCopies&quot; id=&quot;main-2-37-numCopies&quot;&gt;0&lt;/div&gt;&lt;button type=&quot;button&quot; class=&quot;pop&quot; onclick=&quot;popCardMain('2-37');&quot;&gt;-&lt;/button&gt;&lt;button type=&quot;button&quot; class=&quot;push&quot; onclick=&quot;pushCardMain('2-37');&quot;&gt;+&lt;/button&gt;&lt;button type=&quot;button&quot; class=&quot;drop&quot; onclick=&quot;dropCardMain('2-37');&quot;&gt;↓&lt;/button&gt;&lt;/div&gt;" calcext:value-type="string">
            <text:p>&lt;div class="card" id="main-2-37"&gt;&lt;img width="115" heidht="160" src="https://one-draw.jp/ijinden/cardlist/002/card/02_037.png" /&gt;&lt;div class="numCopies" id="main-2-37-numCopies"&gt;0&lt;/div&gt;&lt;button type="button" class="pop" onclick="popCardMain('2-37');"&gt;-&lt;/button&gt;&lt;button type="button" class="push" onclick="pushCardMain('2-37');"&gt;+&lt;/button&gt;&lt;button type="button" class="drop" onclick="dropCardMain('2-37');"&gt;↓&lt;/button&gt;&lt;/div&gt;</text:p>
          </table:table-cell>
          <table:table-cell table:formula="of:=CONCATENATE([$HTML.$A$2];[.$B170];[$HTML.$B$2];[.$M170];[$HTML.$C$2];[.$B170];[$HTML.$D$2];[.$B170];[$HTML.$E$2];[.$B170];[$HTML.$F$2];[.$B170];[$HTML.$G$2])" office:value-type="string" office:string-value="&lt;div class=&quot;card&quot; id=&quot;side-2-37&quot;&gt;&lt;img width=&quot;115&quot; heidht=&quot;160&quot; src=&quot;https://one-draw.jp/ijinden/cardlist/002/card/02_037.png&quot; /&gt;&lt;div class=&quot;numCopies&quot; id=&quot;side-2-37-numCopies&quot;&gt;0&lt;/div&gt;&lt;button type=&quot;button&quot; class=&quot;pop&quot; onclick=&quot;popCardSide('2-37');&quot;&gt;-&lt;/button&gt;&lt;button type=&quot;button&quot; class=&quot;push&quot; onclick=&quot;pushCardSide('2-37');&quot;&gt;+&lt;/button&gt;&lt;button type=&quot;button&quot; class=&quot;raise&quot; onclick=&quot;raiseCardSide('2-37');&quot;&gt;↑&lt;/button&gt;&lt;/div&gt;" calcext:value-type="string">
            <text:p>&lt;div class="card" id="side-2-37"&gt;&lt;img width="115" heidht="160" src="https://one-draw.jp/ijinden/cardlist/002/card/02_037.png" /&gt;&lt;div class="numCopies" id="side-2-37-numCopies"&gt;0&lt;/div&gt;&lt;button type="button" class="pop" onclick="popCardSide('2-37');"&gt;-&lt;/button&gt;&lt;button type="button" class="push" onclick="pushCardSide('2-37');"&gt;+&lt;/button&gt;&lt;button type="button" class="raise" onclick="raiseCardSide('2-37');"&gt;↑&lt;/button&gt;&lt;/div&gt;</text:p>
          </table:table-cell>
          <table:table-cell table:formula="of:=CONCATENATE([$HTML.$A$3];[.B170];[$HTML.$B$3];[.F170];[$HTML.$C$3];[.H170];[$HTML.$D$3];[.J170];[$HTML.$E$3];[.B170];[$HTML.$F$3];[.D170];[$HTML.$G$3];[.I170];[$HTML.$H$3];[.G170];[$HTML.$I$3];[.K170];[$HTML.$J$3];[.B170];[$HTML.$K$3];[.B170];[$HTML.$L$3];[.B170];[$HTML.$M$3];[.B170];[$HTML.$N$3];[.B170];[$HTML.$O$3];[.B170];[$HTML.$P$3])" office:value-type="string" office:string-value="&lt;tr id=&quot;table-2-37&quot; data-expansion=&quot;25&quot; data-type=&quot;1&quot; data-color=&quot;40&quot;&gt;&lt;td&gt;2-37&lt;/td&gt;&lt;td&gt;姜維&lt;/td&gt;&lt;td&gt;黄&lt;/td&gt;&lt;td&gt;イジン&lt;/td&gt;&lt;td&gt;9&lt;/td&gt;&lt;td&gt;&lt;button type=&quot;button&quot; onclick=&quot;popCardMain('2-37')&quot;&gt;-&lt;/button&gt;&lt;/td&gt;&lt;td id=&quot;table-main-2-37-numCopies&quot;&gt;0&lt;/td&gt;&lt;td&gt;&lt;button type=&quot;button&quot; onclick=&quot;pushCardMain('2-37')&quot;&gt;+&lt;/button&gt;&lt;/td&gt;&lt;td&gt;&lt;button type=&quot;button&quot; onclick=&quot;popCardSide('2-37')&quot;&gt;-&lt;/button&gt;&lt;/td&gt;&lt;td id=&quot;table-side-2-37-numCopies&quot;&gt;0&lt;/td&gt;&lt;td&gt;&lt;button type=&quot;button&quot; onclick=&quot;pushCardSide('2-37')&quot;&gt;+&lt;/button&gt;&lt;/td&gt;&lt;/tr&gt;" calcext:value-type="string">
            <text:p>&lt;tr id="table-2-37" data-expansion="25" data-type="1" data-color="40"&gt;&lt;td&gt;2-37&lt;/td&gt;&lt;td&gt;姜維&lt;/td&gt;&lt;td&gt;黄&lt;/td&gt;&lt;td&gt;イジン&lt;/td&gt;&lt;td&gt;9&lt;/td&gt;&lt;td&gt;&lt;button type="button" onclick="popCardMain('2-37')"&gt;-&lt;/button&gt;&lt;/td&gt;&lt;td id="table-main-2-37-numCopies"&gt;0&lt;/td&gt;&lt;td&gt;&lt;button type="button" onclick="pushCardMain('2-37')"&gt;+&lt;/button&gt;&lt;/td&gt;&lt;td&gt;&lt;button type="button" onclick="popCardSide('2-37')"&gt;-&lt;/button&gt;&lt;/td&gt;&lt;td id="table-side-2-37-numCopies"&gt;0&lt;/td&gt;&lt;td&gt;&lt;button type="button" onclick="pushCardSide('2-3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M171];[$HTML.$C$1];[.$B171];[$HTML.$D$1];[.$B171];[$HTML.$E$1];[.$B171];[$HTML.$F$1];[.$B171];[$HTML.$G$1])" office:value-type="string" office:string-value="&lt;div class=&quot;card&quot; id=&quot;main-2-38&quot;&gt;&lt;img width=&quot;115&quot; heidht=&quot;160&quot; src=&quot;https://one-draw.jp/ijinden/cardlist/002/card/02_038.png&quot; /&gt;&lt;div class=&quot;numCopies&quot; id=&quot;main-2-38-numCopies&quot;&gt;0&lt;/div&gt;&lt;button type=&quot;button&quot; class=&quot;pop&quot; onclick=&quot;popCardMain('2-38');&quot;&gt;-&lt;/button&gt;&lt;button type=&quot;button&quot; class=&quot;push&quot; onclick=&quot;pushCardMain('2-38');&quot;&gt;+&lt;/button&gt;&lt;button type=&quot;button&quot; class=&quot;drop&quot; onclick=&quot;dropCardMain('2-38');&quot;&gt;↓&lt;/button&gt;&lt;/div&gt;" calcext:value-type="string">
            <text:p>&lt;div class="card" id="main-2-38"&gt;&lt;img width="115" heidht="160" src="https://one-draw.jp/ijinden/cardlist/002/card/02_038.png" /&gt;&lt;div class="numCopies" id="main-2-38-numCopies"&gt;0&lt;/div&gt;&lt;button type="button" class="pop" onclick="popCardMain('2-38');"&gt;-&lt;/button&gt;&lt;button type="button" class="push" onclick="pushCardMain('2-38');"&gt;+&lt;/button&gt;&lt;button type="button" class="drop" onclick="dropCardMain('2-38');"&gt;↓&lt;/button&gt;&lt;/div&gt;</text:p>
          </table:table-cell>
          <table:table-cell table:formula="of:=CONCATENATE([$HTML.$A$2];[.$B171];[$HTML.$B$2];[.$M171];[$HTML.$C$2];[.$B171];[$HTML.$D$2];[.$B171];[$HTML.$E$2];[.$B171];[$HTML.$F$2];[.$B171];[$HTML.$G$2])" office:value-type="string" office:string-value="&lt;div class=&quot;card&quot; id=&quot;side-2-38&quot;&gt;&lt;img width=&quot;115&quot; heidht=&quot;160&quot; src=&quot;https://one-draw.jp/ijinden/cardlist/002/card/02_038.png&quot; /&gt;&lt;div class=&quot;numCopies&quot; id=&quot;side-2-38-numCopies&quot;&gt;0&lt;/div&gt;&lt;button type=&quot;button&quot; class=&quot;pop&quot; onclick=&quot;popCardSide('2-38');&quot;&gt;-&lt;/button&gt;&lt;button type=&quot;button&quot; class=&quot;push&quot; onclick=&quot;pushCardSide('2-38');&quot;&gt;+&lt;/button&gt;&lt;button type=&quot;button&quot; class=&quot;raise&quot; onclick=&quot;raiseCardSide('2-38');&quot;&gt;↑&lt;/button&gt;&lt;/div&gt;" calcext:value-type="string">
            <text:p>&lt;div class="card" id="side-2-38"&gt;&lt;img width="115" heidht="160" src="https://one-draw.jp/ijinden/cardlist/002/card/02_038.png" /&gt;&lt;div class="numCopies" id="side-2-38-numCopies"&gt;0&lt;/div&gt;&lt;button type="button" class="pop" onclick="popCardSide('2-38');"&gt;-&lt;/button&gt;&lt;button type="button" class="push" onclick="pushCardSide('2-38');"&gt;+&lt;/button&gt;&lt;button type="button" class="raise" onclick="raiseCardSide('2-38');"&gt;↑&lt;/button&gt;&lt;/div&gt;</text:p>
          </table:table-cell>
          <table:table-cell table:formula="of:=CONCATENATE([$HTML.$A$3];[.B171];[$HTML.$B$3];[.F171];[$HTML.$C$3];[.H171];[$HTML.$D$3];[.J171];[$HTML.$E$3];[.B171];[$HTML.$F$3];[.D171];[$HTML.$G$3];[.I171];[$HTML.$H$3];[.G171];[$HTML.$I$3];[.K171];[$HTML.$J$3];[.B171];[$HTML.$K$3];[.B171];[$HTML.$L$3];[.B171];[$HTML.$M$3];[.B171];[$HTML.$N$3];[.B171];[$HTML.$O$3];[.B171];[$HTML.$P$3])" office:value-type="string" office:string-value="&lt;tr id=&quot;table-2-38&quot; data-expansion=&quot;25&quot; data-type=&quot;1&quot; data-color=&quot;40&quot;&gt;&lt;td&gt;2-38&lt;/td&gt;&lt;td&gt;裴松之&lt;/td&gt;&lt;td&gt;黄&lt;/td&gt;&lt;td&gt;イジン&lt;/td&gt;&lt;td&gt;8&lt;/td&gt;&lt;td&gt;&lt;button type=&quot;button&quot; onclick=&quot;popCardMain('2-38')&quot;&gt;-&lt;/button&gt;&lt;/td&gt;&lt;td id=&quot;table-main-2-38-numCopies&quot;&gt;0&lt;/td&gt;&lt;td&gt;&lt;button type=&quot;button&quot; onclick=&quot;pushCardMain('2-38')&quot;&gt;+&lt;/button&gt;&lt;/td&gt;&lt;td&gt;&lt;button type=&quot;button&quot; onclick=&quot;popCardSide('2-38')&quot;&gt;-&lt;/button&gt;&lt;/td&gt;&lt;td id=&quot;table-side-2-38-numCopies&quot;&gt;0&lt;/td&gt;&lt;td&gt;&lt;button type=&quot;button&quot; onclick=&quot;pushCardSide('2-38')&quot;&gt;+&lt;/button&gt;&lt;/td&gt;&lt;/tr&gt;" calcext:value-type="string">
            <text:p>&lt;tr id="table-2-38" data-expansion="25" data-type="1" data-color="40"&gt;&lt;td&gt;2-38&lt;/td&gt;&lt;td&gt;裴松之&lt;/td&gt;&lt;td&gt;黄&lt;/td&gt;&lt;td&gt;イジン&lt;/td&gt;&lt;td&gt;8&lt;/td&gt;&lt;td&gt;&lt;button type="button" onclick="popCardMain('2-38')"&gt;-&lt;/button&gt;&lt;/td&gt;&lt;td id="table-main-2-38-numCopies"&gt;0&lt;/td&gt;&lt;td&gt;&lt;button type="button" onclick="pushCardMain('2-38')"&gt;+&lt;/button&gt;&lt;/td&gt;&lt;td&gt;&lt;button type="button" onclick="popCardSide('2-38')"&gt;-&lt;/button&gt;&lt;/td&gt;&lt;td id="table-side-2-38-numCopies"&gt;0&lt;/td&gt;&lt;td&gt;&lt;button type="button" onclick="pushCardSide('2-3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M172];[$HTML.$C$1];[.$B172];[$HTML.$D$1];[.$B172];[$HTML.$E$1];[.$B172];[$HTML.$F$1];[.$B172];[$HTML.$G$1])" office:value-type="string" office:string-value="&lt;div class=&quot;card&quot; id=&quot;main-2-39&quot;&gt;&lt;img width=&quot;115&quot; heidht=&quot;160&quot; src=&quot;https://one-draw.jp/ijinden/cardlist/002/card/02_039.png&quot; /&gt;&lt;div class=&quot;numCopies&quot; id=&quot;main-2-39-numCopies&quot;&gt;0&lt;/div&gt;&lt;button type=&quot;button&quot; class=&quot;pop&quot; onclick=&quot;popCardMain('2-39');&quot;&gt;-&lt;/button&gt;&lt;button type=&quot;button&quot; class=&quot;push&quot; onclick=&quot;pushCardMain('2-39');&quot;&gt;+&lt;/button&gt;&lt;button type=&quot;button&quot; class=&quot;drop&quot; onclick=&quot;dropCardMain('2-39');&quot;&gt;↓&lt;/button&gt;&lt;/div&gt;" calcext:value-type="string">
            <text:p>&lt;div class="card" id="main-2-39"&gt;&lt;img width="115" heidht="160" src="https://one-draw.jp/ijinden/cardlist/002/card/02_039.png" /&gt;&lt;div class="numCopies" id="main-2-39-numCopies"&gt;0&lt;/div&gt;&lt;button type="button" class="pop" onclick="popCardMain('2-39');"&gt;-&lt;/button&gt;&lt;button type="button" class="push" onclick="pushCardMain('2-39');"&gt;+&lt;/button&gt;&lt;button type="button" class="drop" onclick="dropCardMain('2-39');"&gt;↓&lt;/button&gt;&lt;/div&gt;</text:p>
          </table:table-cell>
          <table:table-cell table:formula="of:=CONCATENATE([$HTML.$A$2];[.$B172];[$HTML.$B$2];[.$M172];[$HTML.$C$2];[.$B172];[$HTML.$D$2];[.$B172];[$HTML.$E$2];[.$B172];[$HTML.$F$2];[.$B172];[$HTML.$G$2])" office:value-type="string" office:string-value="&lt;div class=&quot;card&quot; id=&quot;side-2-39&quot;&gt;&lt;img width=&quot;115&quot; heidht=&quot;160&quot; src=&quot;https://one-draw.jp/ijinden/cardlist/002/card/02_039.png&quot; /&gt;&lt;div class=&quot;numCopies&quot; id=&quot;side-2-39-numCopies&quot;&gt;0&lt;/div&gt;&lt;button type=&quot;button&quot; class=&quot;pop&quot; onclick=&quot;popCardSide('2-39');&quot;&gt;-&lt;/button&gt;&lt;button type=&quot;button&quot; class=&quot;push&quot; onclick=&quot;pushCardSide('2-39');&quot;&gt;+&lt;/button&gt;&lt;button type=&quot;button&quot; class=&quot;raise&quot; onclick=&quot;raiseCardSide('2-39');&quot;&gt;↑&lt;/button&gt;&lt;/div&gt;" calcext:value-type="string">
            <text:p>&lt;div class="card" id="side-2-39"&gt;&lt;img width="115" heidht="160" src="https://one-draw.jp/ijinden/cardlist/002/card/02_039.png" /&gt;&lt;div class="numCopies" id="side-2-39-numCopies"&gt;0&lt;/div&gt;&lt;button type="button" class="pop" onclick="popCardSide('2-39');"&gt;-&lt;/button&gt;&lt;button type="button" class="push" onclick="pushCardSide('2-39');"&gt;+&lt;/button&gt;&lt;button type="button" class="raise" onclick="raiseCardSide('2-39');"&gt;↑&lt;/button&gt;&lt;/div&gt;</text:p>
          </table:table-cell>
          <table:table-cell table:formula="of:=CONCATENATE([$HTML.$A$3];[.B172];[$HTML.$B$3];[.F172];[$HTML.$C$3];[.H172];[$HTML.$D$3];[.J172];[$HTML.$E$3];[.B172];[$HTML.$F$3];[.D172];[$HTML.$G$3];[.I172];[$HTML.$H$3];[.G172];[$HTML.$I$3];[.K172];[$HTML.$J$3];[.B172];[$HTML.$K$3];[.B172];[$HTML.$L$3];[.B172];[$HTML.$M$3];[.B172];[$HTML.$N$3];[.B172];[$HTML.$O$3];[.B172];[$HTML.$P$3])" office:value-type="string" office:string-value="&lt;tr id=&quot;table-2-39&quot; data-expansion=&quot;25&quot; data-type=&quot;1&quot; data-color=&quot;40&quot;&gt;&lt;td&gt;2-39&lt;/td&gt;&lt;td&gt;陳寿&lt;/td&gt;&lt;td&gt;黄&lt;/td&gt;&lt;td&gt;イジン&lt;/td&gt;&lt;td&gt;1&lt;/td&gt;&lt;td&gt;&lt;button type=&quot;button&quot; onclick=&quot;popCardMain('2-39')&quot;&gt;-&lt;/button&gt;&lt;/td&gt;&lt;td id=&quot;table-main-2-39-numCopies&quot;&gt;0&lt;/td&gt;&lt;td&gt;&lt;button type=&quot;button&quot; onclick=&quot;pushCardMain('2-39')&quot;&gt;+&lt;/button&gt;&lt;/td&gt;&lt;td&gt;&lt;button type=&quot;button&quot; onclick=&quot;popCardSide('2-39')&quot;&gt;-&lt;/button&gt;&lt;/td&gt;&lt;td id=&quot;table-side-2-39-numCopies&quot;&gt;0&lt;/td&gt;&lt;td&gt;&lt;button type=&quot;button&quot; onclick=&quot;pushCardSide('2-39')&quot;&gt;+&lt;/button&gt;&lt;/td&gt;&lt;/tr&gt;" calcext:value-type="string">
            <text:p>&lt;tr id="table-2-39" data-expansion="25" data-type="1" data-color="40"&gt;&lt;td&gt;2-39&lt;/td&gt;&lt;td&gt;陳寿&lt;/td&gt;&lt;td&gt;黄&lt;/td&gt;&lt;td&gt;イジン&lt;/td&gt;&lt;td&gt;1&lt;/td&gt;&lt;td&gt;&lt;button type="button" onclick="popCardMain('2-39')"&gt;-&lt;/button&gt;&lt;/td&gt;&lt;td id="table-main-2-39-numCopies"&gt;0&lt;/td&gt;&lt;td&gt;&lt;button type="button" onclick="pushCardMain('2-39')"&gt;+&lt;/button&gt;&lt;/td&gt;&lt;td&gt;&lt;button type="button" onclick="popCardSide('2-39')"&gt;-&lt;/button&gt;&lt;/td&gt;&lt;td id="table-side-2-39-numCopies"&gt;0&lt;/td&gt;&lt;td&gt;&lt;button type="button" onclick="pushCardSide('2-3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M173];[$HTML.$C$1];[.$B173];[$HTML.$D$1];[.$B173];[$HTML.$E$1];[.$B173];[$HTML.$F$1];[.$B173];[$HTML.$G$1])" office:value-type="string" office:string-value="&lt;div class=&quot;card&quot; id=&quot;main-2-40&quot;&gt;&lt;img width=&quot;115&quot; heidht=&quot;160&quot; src=&quot;https://one-draw.jp/ijinden/cardlist/002/card/02_040.png&quot; /&gt;&lt;div class=&quot;numCopies&quot; id=&quot;main-2-40-numCopies&quot;&gt;0&lt;/div&gt;&lt;button type=&quot;button&quot; class=&quot;pop&quot; onclick=&quot;popCardMain('2-40');&quot;&gt;-&lt;/button&gt;&lt;button type=&quot;button&quot; class=&quot;push&quot; onclick=&quot;pushCardMain('2-40');&quot;&gt;+&lt;/button&gt;&lt;button type=&quot;button&quot; class=&quot;drop&quot; onclick=&quot;dropCardMain('2-40');&quot;&gt;↓&lt;/button&gt;&lt;/div&gt;" calcext:value-type="string">
            <text:p>&lt;div class="card" id="main-2-40"&gt;&lt;img width="115" heidht="160" src="https://one-draw.jp/ijinden/cardlist/002/card/02_040.png" /&gt;&lt;div class="numCopies" id="main-2-40-numCopies"&gt;0&lt;/div&gt;&lt;button type="button" class="pop" onclick="popCardMain('2-40');"&gt;-&lt;/button&gt;&lt;button type="button" class="push" onclick="pushCardMain('2-40');"&gt;+&lt;/button&gt;&lt;button type="button" class="drop" onclick="dropCardMain('2-40');"&gt;↓&lt;/button&gt;&lt;/div&gt;</text:p>
          </table:table-cell>
          <table:table-cell table:formula="of:=CONCATENATE([$HTML.$A$2];[.$B173];[$HTML.$B$2];[.$M173];[$HTML.$C$2];[.$B173];[$HTML.$D$2];[.$B173];[$HTML.$E$2];[.$B173];[$HTML.$F$2];[.$B173];[$HTML.$G$2])" office:value-type="string" office:string-value="&lt;div class=&quot;card&quot; id=&quot;side-2-40&quot;&gt;&lt;img width=&quot;115&quot; heidht=&quot;160&quot; src=&quot;https://one-draw.jp/ijinden/cardlist/002/card/02_040.png&quot; /&gt;&lt;div class=&quot;numCopies&quot; id=&quot;side-2-40-numCopies&quot;&gt;0&lt;/div&gt;&lt;button type=&quot;button&quot; class=&quot;pop&quot; onclick=&quot;popCardSide('2-40');&quot;&gt;-&lt;/button&gt;&lt;button type=&quot;button&quot; class=&quot;push&quot; onclick=&quot;pushCardSide('2-40');&quot;&gt;+&lt;/button&gt;&lt;button type=&quot;button&quot; class=&quot;raise&quot; onclick=&quot;raiseCardSide('2-40');&quot;&gt;↑&lt;/button&gt;&lt;/div&gt;" calcext:value-type="string">
            <text:p>&lt;div class="card" id="side-2-40"&gt;&lt;img width="115" heidht="160" src="https://one-draw.jp/ijinden/cardlist/002/card/02_040.png" /&gt;&lt;div class="numCopies" id="side-2-40-numCopies"&gt;0&lt;/div&gt;&lt;button type="button" class="pop" onclick="popCardSide('2-40');"&gt;-&lt;/button&gt;&lt;button type="button" class="push" onclick="pushCardSide('2-40');"&gt;+&lt;/button&gt;&lt;button type="button" class="raise" onclick="raiseCardSide('2-40');"&gt;↑&lt;/button&gt;&lt;/div&gt;</text:p>
          </table:table-cell>
          <table:table-cell table:formula="of:=CONCATENATE([$HTML.$A$3];[.B173];[$HTML.$B$3];[.F173];[$HTML.$C$3];[.H173];[$HTML.$D$3];[.J173];[$HTML.$E$3];[.B173];[$HTML.$F$3];[.D173];[$HTML.$G$3];[.I173];[$HTML.$H$3];[.G173];[$HTML.$I$3];[.K173];[$HTML.$J$3];[.B173];[$HTML.$K$3];[.B173];[$HTML.$L$3];[.B173];[$HTML.$M$3];[.B173];[$HTML.$N$3];[.B173];[$HTML.$O$3];[.B173];[$HTML.$P$3])" office:value-type="string" office:string-value="&lt;tr id=&quot;table-2-40&quot; data-expansion=&quot;25&quot; data-type=&quot;1&quot; data-color=&quot;40&quot;&gt;&lt;td&gt;2-40&lt;/td&gt;&lt;td&gt;足利尊氏&lt;/td&gt;&lt;td&gt;黄&lt;/td&gt;&lt;td&gt;イジン&lt;/td&gt;&lt;td&gt;1&lt;/td&gt;&lt;td&gt;&lt;button type=&quot;button&quot; onclick=&quot;popCardMain('2-40')&quot;&gt;-&lt;/button&gt;&lt;/td&gt;&lt;td id=&quot;table-main-2-40-numCopies&quot;&gt;0&lt;/td&gt;&lt;td&gt;&lt;button type=&quot;button&quot; onclick=&quot;pushCardMain('2-40')&quot;&gt;+&lt;/button&gt;&lt;/td&gt;&lt;td&gt;&lt;button type=&quot;button&quot; onclick=&quot;popCardSide('2-40')&quot;&gt;-&lt;/button&gt;&lt;/td&gt;&lt;td id=&quot;table-side-2-40-numCopies&quot;&gt;0&lt;/td&gt;&lt;td&gt;&lt;button type=&quot;button&quot; onclick=&quot;pushCardSide('2-40')&quot;&gt;+&lt;/button&gt;&lt;/td&gt;&lt;/tr&gt;" calcext:value-type="string">
            <text:p>&lt;tr id="table-2-40" data-expansion="25" data-type="1" data-color="40"&gt;&lt;td&gt;2-40&lt;/td&gt;&lt;td&gt;足利尊氏&lt;/td&gt;&lt;td&gt;黄&lt;/td&gt;&lt;td&gt;イジン&lt;/td&gt;&lt;td&gt;1&lt;/td&gt;&lt;td&gt;&lt;button type="button" onclick="popCardMain('2-40')"&gt;-&lt;/button&gt;&lt;/td&gt;&lt;td id="table-main-2-40-numCopies"&gt;0&lt;/td&gt;&lt;td&gt;&lt;button type="button" onclick="pushCardMain('2-40')"&gt;+&lt;/button&gt;&lt;/td&gt;&lt;td&gt;&lt;button type="button" onclick="popCardSide('2-40')"&gt;-&lt;/button&gt;&lt;/td&gt;&lt;td id="table-side-2-40-numCopies"&gt;0&lt;/td&gt;&lt;td&gt;&lt;button type="button" onclick="pushCardSide('2-4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M174];[$HTML.$C$1];[.$B174];[$HTML.$D$1];[.$B174];[$HTML.$E$1];[.$B174];[$HTML.$F$1];[.$B174];[$HTML.$G$1])" office:value-type="string" office:string-value="&lt;div class=&quot;card&quot; id=&quot;main-2-41&quot;&gt;&lt;img width=&quot;115&quot; heidht=&quot;160&quot; src=&quot;https://one-draw.jp/ijinden/cardlist/002/card/02_041.png&quot; /&gt;&lt;div class=&quot;numCopies&quot; id=&quot;main-2-41-numCopies&quot;&gt;0&lt;/div&gt;&lt;button type=&quot;button&quot; class=&quot;pop&quot; onclick=&quot;popCardMain('2-41');&quot;&gt;-&lt;/button&gt;&lt;button type=&quot;button&quot; class=&quot;push&quot; onclick=&quot;pushCardMain('2-41');&quot;&gt;+&lt;/button&gt;&lt;button type=&quot;button&quot; class=&quot;drop&quot; onclick=&quot;dropCardMain('2-41');&quot;&gt;↓&lt;/button&gt;&lt;/div&gt;" calcext:value-type="string">
            <text:p>&lt;div class="card" id="main-2-41"&gt;&lt;img width="115" heidht="160" src="https://one-draw.jp/ijinden/cardlist/002/card/02_041.png" /&gt;&lt;div class="numCopies" id="main-2-41-numCopies"&gt;0&lt;/div&gt;&lt;button type="button" class="pop" onclick="popCardMain('2-41');"&gt;-&lt;/button&gt;&lt;button type="button" class="push" onclick="pushCardMain('2-41');"&gt;+&lt;/button&gt;&lt;button type="button" class="drop" onclick="dropCardMain('2-41');"&gt;↓&lt;/button&gt;&lt;/div&gt;</text:p>
          </table:table-cell>
          <table:table-cell table:formula="of:=CONCATENATE([$HTML.$A$2];[.$B174];[$HTML.$B$2];[.$M174];[$HTML.$C$2];[.$B174];[$HTML.$D$2];[.$B174];[$HTML.$E$2];[.$B174];[$HTML.$F$2];[.$B174];[$HTML.$G$2])" office:value-type="string" office:string-value="&lt;div class=&quot;card&quot; id=&quot;side-2-41&quot;&gt;&lt;img width=&quot;115&quot; heidht=&quot;160&quot; src=&quot;https://one-draw.jp/ijinden/cardlist/002/card/02_041.png&quot; /&gt;&lt;div class=&quot;numCopies&quot; id=&quot;side-2-41-numCopies&quot;&gt;0&lt;/div&gt;&lt;button type=&quot;button&quot; class=&quot;pop&quot; onclick=&quot;popCardSide('2-41');&quot;&gt;-&lt;/button&gt;&lt;button type=&quot;button&quot; class=&quot;push&quot; onclick=&quot;pushCardSide('2-41');&quot;&gt;+&lt;/button&gt;&lt;button type=&quot;button&quot; class=&quot;raise&quot; onclick=&quot;raiseCardSide('2-41');&quot;&gt;↑&lt;/button&gt;&lt;/div&gt;" calcext:value-type="string">
            <text:p>&lt;div class="card" id="side-2-41"&gt;&lt;img width="115" heidht="160" src="https://one-draw.jp/ijinden/cardlist/002/card/02_041.png" /&gt;&lt;div class="numCopies" id="side-2-41-numCopies"&gt;0&lt;/div&gt;&lt;button type="button" class="pop" onclick="popCardSide('2-41');"&gt;-&lt;/button&gt;&lt;button type="button" class="push" onclick="pushCardSide('2-41');"&gt;+&lt;/button&gt;&lt;button type="button" class="raise" onclick="raiseCardSide('2-41');"&gt;↑&lt;/button&gt;&lt;/div&gt;</text:p>
          </table:table-cell>
          <table:table-cell table:formula="of:=CONCATENATE([$HTML.$A$3];[.B174];[$HTML.$B$3];[.F174];[$HTML.$C$3];[.H174];[$HTML.$D$3];[.J174];[$HTML.$E$3];[.B174];[$HTML.$F$3];[.D174];[$HTML.$G$3];[.I174];[$HTML.$H$3];[.G174];[$HTML.$I$3];[.K174];[$HTML.$J$3];[.B174];[$HTML.$K$3];[.B174];[$HTML.$L$3];[.B174];[$HTML.$M$3];[.B174];[$HTML.$N$3];[.B174];[$HTML.$O$3];[.B174];[$HTML.$P$3])" office:value-type="string" office:string-value="&lt;tr id=&quot;table-2-41&quot; data-expansion=&quot;25&quot; data-type=&quot;1&quot; data-color=&quot;40&quot;&gt;&lt;td&gt;2-41&lt;/td&gt;&lt;td&gt;カール・マルクス&lt;/td&gt;&lt;td&gt;黄&lt;/td&gt;&lt;td&gt;イジン&lt;/td&gt;&lt;td&gt;1&lt;/td&gt;&lt;td&gt;&lt;button type=&quot;button&quot; onclick=&quot;popCardMain('2-41')&quot;&gt;-&lt;/button&gt;&lt;/td&gt;&lt;td id=&quot;table-main-2-41-numCopies&quot;&gt;0&lt;/td&gt;&lt;td&gt;&lt;button type=&quot;button&quot; onclick=&quot;pushCardMain('2-41')&quot;&gt;+&lt;/button&gt;&lt;/td&gt;&lt;td&gt;&lt;button type=&quot;button&quot; onclick=&quot;popCardSide('2-41')&quot;&gt;-&lt;/button&gt;&lt;/td&gt;&lt;td id=&quot;table-side-2-41-numCopies&quot;&gt;0&lt;/td&gt;&lt;td&gt;&lt;button type=&quot;button&quot; onclick=&quot;pushCardSide('2-41')&quot;&gt;+&lt;/button&gt;&lt;/td&gt;&lt;/tr&gt;" calcext:value-type="string">
            <text:p>&lt;tr id="table-2-41" data-expansion="25" data-type="1" data-color="40"&gt;&lt;td&gt;2-41&lt;/td&gt;&lt;td&gt;カール・マルクス&lt;/td&gt;&lt;td&gt;黄&lt;/td&gt;&lt;td&gt;イジン&lt;/td&gt;&lt;td&gt;1&lt;/td&gt;&lt;td&gt;&lt;button type="button" onclick="popCardMain('2-41')"&gt;-&lt;/button&gt;&lt;/td&gt;&lt;td id="table-main-2-41-numCopies"&gt;0&lt;/td&gt;&lt;td&gt;&lt;button type="button" onclick="pushCardMain('2-41')"&gt;+&lt;/button&gt;&lt;/td&gt;&lt;td&gt;&lt;button type="button" onclick="popCardSide('2-41')"&gt;-&lt;/button&gt;&lt;/td&gt;&lt;td id="table-side-2-41-numCopies"&gt;0&lt;/td&gt;&lt;td&gt;&lt;button type="button" onclick="pushCardSide('2-4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M175];[$HTML.$C$1];[.$B175];[$HTML.$D$1];[.$B175];[$HTML.$E$1];[.$B175];[$HTML.$F$1];[.$B175];[$HTML.$G$1])" office:value-type="string" office:string-value="&lt;div class=&quot;card&quot; id=&quot;main-2-42&quot;&gt;&lt;img width=&quot;115&quot; heidht=&quot;160&quot; src=&quot;https://one-draw.jp/ijinden/cardlist/002/card/02_042.png&quot; /&gt;&lt;div class=&quot;numCopies&quot; id=&quot;main-2-42-numCopies&quot;&gt;0&lt;/div&gt;&lt;button type=&quot;button&quot; class=&quot;pop&quot; onclick=&quot;popCardMain('2-42');&quot;&gt;-&lt;/button&gt;&lt;button type=&quot;button&quot; class=&quot;push&quot; onclick=&quot;pushCardMain('2-42');&quot;&gt;+&lt;/button&gt;&lt;button type=&quot;button&quot; class=&quot;drop&quot; onclick=&quot;dropCardMain('2-42');&quot;&gt;↓&lt;/button&gt;&lt;/div&gt;" calcext:value-type="string">
            <text:p>&lt;div class="card" id="main-2-42"&gt;&lt;img width="115" heidht="160" src="https://one-draw.jp/ijinden/cardlist/002/card/02_042.png" /&gt;&lt;div class="numCopies" id="main-2-42-numCopies"&gt;0&lt;/div&gt;&lt;button type="button" class="pop" onclick="popCardMain('2-42');"&gt;-&lt;/button&gt;&lt;button type="button" class="push" onclick="pushCardMain('2-42');"&gt;+&lt;/button&gt;&lt;button type="button" class="drop" onclick="dropCardMain('2-42');"&gt;↓&lt;/button&gt;&lt;/div&gt;</text:p>
          </table:table-cell>
          <table:table-cell table:formula="of:=CONCATENATE([$HTML.$A$2];[.$B175];[$HTML.$B$2];[.$M175];[$HTML.$C$2];[.$B175];[$HTML.$D$2];[.$B175];[$HTML.$E$2];[.$B175];[$HTML.$F$2];[.$B175];[$HTML.$G$2])" office:value-type="string" office:string-value="&lt;div class=&quot;card&quot; id=&quot;side-2-42&quot;&gt;&lt;img width=&quot;115&quot; heidht=&quot;160&quot; src=&quot;https://one-draw.jp/ijinden/cardlist/002/card/02_042.png&quot; /&gt;&lt;div class=&quot;numCopies&quot; id=&quot;side-2-42-numCopies&quot;&gt;0&lt;/div&gt;&lt;button type=&quot;button&quot; class=&quot;pop&quot; onclick=&quot;popCardSide('2-42');&quot;&gt;-&lt;/button&gt;&lt;button type=&quot;button&quot; class=&quot;push&quot; onclick=&quot;pushCardSide('2-42');&quot;&gt;+&lt;/button&gt;&lt;button type=&quot;button&quot; class=&quot;raise&quot; onclick=&quot;raiseCardSide('2-42');&quot;&gt;↑&lt;/button&gt;&lt;/div&gt;" calcext:value-type="string">
            <text:p>&lt;div class="card" id="side-2-42"&gt;&lt;img width="115" heidht="160" src="https://one-draw.jp/ijinden/cardlist/002/card/02_042.png" /&gt;&lt;div class="numCopies" id="side-2-42-numCopies"&gt;0&lt;/div&gt;&lt;button type="button" class="pop" onclick="popCardSide('2-42');"&gt;-&lt;/button&gt;&lt;button type="button" class="push" onclick="pushCardSide('2-42');"&gt;+&lt;/button&gt;&lt;button type="button" class="raise" onclick="raiseCardSide('2-42');"&gt;↑&lt;/button&gt;&lt;/div&gt;</text:p>
          </table:table-cell>
          <table:table-cell table:formula="of:=CONCATENATE([$HTML.$A$3];[.B175];[$HTML.$B$3];[.F175];[$HTML.$C$3];[.H175];[$HTML.$D$3];[.J175];[$HTML.$E$3];[.B175];[$HTML.$F$3];[.D175];[$HTML.$G$3];[.I175];[$HTML.$H$3];[.G175];[$HTML.$I$3];[.K175];[$HTML.$J$3];[.B175];[$HTML.$K$3];[.B175];[$HTML.$L$3];[.B175];[$HTML.$M$3];[.B175];[$HTML.$N$3];[.B175];[$HTML.$O$3];[.B175];[$HTML.$P$3])" office:value-type="string" office:string-value="&lt;tr id=&quot;table-2-42&quot; data-expansion=&quot;25&quot; data-type=&quot;1&quot; data-color=&quot;40&quot;&gt;&lt;td&gt;2-42&lt;/td&gt;&lt;td&gt;足利義満&lt;/td&gt;&lt;td&gt;黄&lt;/td&gt;&lt;td&gt;イジン&lt;/td&gt;&lt;td&gt;3&lt;/td&gt;&lt;td&gt;&lt;button type=&quot;button&quot; onclick=&quot;popCardMain('2-42')&quot;&gt;-&lt;/button&gt;&lt;/td&gt;&lt;td id=&quot;table-main-2-42-numCopies&quot;&gt;0&lt;/td&gt;&lt;td&gt;&lt;button type=&quot;button&quot; onclick=&quot;pushCardMain('2-42')&quot;&gt;+&lt;/button&gt;&lt;/td&gt;&lt;td&gt;&lt;button type=&quot;button&quot; onclick=&quot;popCardSide('2-42')&quot;&gt;-&lt;/button&gt;&lt;/td&gt;&lt;td id=&quot;table-side-2-42-numCopies&quot;&gt;0&lt;/td&gt;&lt;td&gt;&lt;button type=&quot;button&quot; onclick=&quot;pushCardSide('2-42')&quot;&gt;+&lt;/button&gt;&lt;/td&gt;&lt;/tr&gt;" calcext:value-type="string">
            <text:p>&lt;tr id="table-2-42" data-expansion="25" data-type="1" data-color="40"&gt;&lt;td&gt;2-42&lt;/td&gt;&lt;td&gt;足利義満&lt;/td&gt;&lt;td&gt;黄&lt;/td&gt;&lt;td&gt;イジン&lt;/td&gt;&lt;td&gt;3&lt;/td&gt;&lt;td&gt;&lt;button type="button" onclick="popCardMain('2-42')"&gt;-&lt;/button&gt;&lt;/td&gt;&lt;td id="table-main-2-42-numCopies"&gt;0&lt;/td&gt;&lt;td&gt;&lt;button type="button" onclick="pushCardMain('2-42')"&gt;+&lt;/button&gt;&lt;/td&gt;&lt;td&gt;&lt;button type="button" onclick="popCardSide('2-42')"&gt;-&lt;/button&gt;&lt;/td&gt;&lt;td id="table-side-2-42-numCopies"&gt;0&lt;/td&gt;&lt;td&gt;&lt;button type="button" onclick="pushCardSide('2-4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M176];[$HTML.$C$1];[.$B176];[$HTML.$D$1];[.$B176];[$HTML.$E$1];[.$B176];[$HTML.$F$1];[.$B176];[$HTML.$G$1])" office:value-type="string" office:string-value="&lt;div class=&quot;card&quot; id=&quot;main-2-43&quot;&gt;&lt;img width=&quot;115&quot; heidht=&quot;160&quot; src=&quot;https://one-draw.jp/ijinden/cardlist/002/card/02_043.png&quot; /&gt;&lt;div class=&quot;numCopies&quot; id=&quot;main-2-43-numCopies&quot;&gt;0&lt;/div&gt;&lt;button type=&quot;button&quot; class=&quot;pop&quot; onclick=&quot;popCardMain('2-43');&quot;&gt;-&lt;/button&gt;&lt;button type=&quot;button&quot; class=&quot;push&quot; onclick=&quot;pushCardMain('2-43');&quot;&gt;+&lt;/button&gt;&lt;button type=&quot;button&quot; class=&quot;drop&quot; onclick=&quot;dropCardMain('2-43');&quot;&gt;↓&lt;/button&gt;&lt;/div&gt;" calcext:value-type="string">
            <text:p>&lt;div class="card" id="main-2-43"&gt;&lt;img width="115" heidht="160" src="https://one-draw.jp/ijinden/cardlist/002/card/02_043.png" /&gt;&lt;div class="numCopies" id="main-2-43-numCopies"&gt;0&lt;/div&gt;&lt;button type="button" class="pop" onclick="popCardMain('2-43');"&gt;-&lt;/button&gt;&lt;button type="button" class="push" onclick="pushCardMain('2-43');"&gt;+&lt;/button&gt;&lt;button type="button" class="drop" onclick="dropCardMain('2-43');"&gt;↓&lt;/button&gt;&lt;/div&gt;</text:p>
          </table:table-cell>
          <table:table-cell table:formula="of:=CONCATENATE([$HTML.$A$2];[.$B176];[$HTML.$B$2];[.$M176];[$HTML.$C$2];[.$B176];[$HTML.$D$2];[.$B176];[$HTML.$E$2];[.$B176];[$HTML.$F$2];[.$B176];[$HTML.$G$2])" office:value-type="string" office:string-value="&lt;div class=&quot;card&quot; id=&quot;side-2-43&quot;&gt;&lt;img width=&quot;115&quot; heidht=&quot;160&quot; src=&quot;https://one-draw.jp/ijinden/cardlist/002/card/02_043.png&quot; /&gt;&lt;div class=&quot;numCopies&quot; id=&quot;side-2-43-numCopies&quot;&gt;0&lt;/div&gt;&lt;button type=&quot;button&quot; class=&quot;pop&quot; onclick=&quot;popCardSide('2-43');&quot;&gt;-&lt;/button&gt;&lt;button type=&quot;button&quot; class=&quot;push&quot; onclick=&quot;pushCardSide('2-43');&quot;&gt;+&lt;/button&gt;&lt;button type=&quot;button&quot; class=&quot;raise&quot; onclick=&quot;raiseCardSide('2-43');&quot;&gt;↑&lt;/button&gt;&lt;/div&gt;" calcext:value-type="string">
            <text:p>&lt;div class="card" id="side-2-43"&gt;&lt;img width="115" heidht="160" src="https://one-draw.jp/ijinden/cardlist/002/card/02_043.png" /&gt;&lt;div class="numCopies" id="side-2-43-numCopies"&gt;0&lt;/div&gt;&lt;button type="button" class="pop" onclick="popCardSide('2-43');"&gt;-&lt;/button&gt;&lt;button type="button" class="push" onclick="pushCardSide('2-43');"&gt;+&lt;/button&gt;&lt;button type="button" class="raise" onclick="raiseCardSide('2-43');"&gt;↑&lt;/button&gt;&lt;/div&gt;</text:p>
          </table:table-cell>
          <table:table-cell table:formula="of:=CONCATENATE([$HTML.$A$3];[.B176];[$HTML.$B$3];[.F176];[$HTML.$C$3];[.H176];[$HTML.$D$3];[.J176];[$HTML.$E$3];[.B176];[$HTML.$F$3];[.D176];[$HTML.$G$3];[.I176];[$HTML.$H$3];[.G176];[$HTML.$I$3];[.K176];[$HTML.$J$3];[.B176];[$HTML.$K$3];[.B176];[$HTML.$L$3];[.B176];[$HTML.$M$3];[.B176];[$HTML.$N$3];[.B176];[$HTML.$O$3];[.B176];[$HTML.$P$3])" office:value-type="string" office:string-value="&lt;tr id=&quot;table-2-43&quot; data-expansion=&quot;25&quot; data-type=&quot;1&quot; data-color=&quot;40&quot;&gt;&lt;td&gt;2-43&lt;/td&gt;&lt;td&gt;観阿弥&lt;/td&gt;&lt;td&gt;黄&lt;/td&gt;&lt;td&gt;イジン&lt;/td&gt;&lt;td&gt;3&lt;/td&gt;&lt;td&gt;&lt;button type=&quot;button&quot; onclick=&quot;popCardMain('2-43')&quot;&gt;-&lt;/button&gt;&lt;/td&gt;&lt;td id=&quot;table-main-2-43-numCopies&quot;&gt;0&lt;/td&gt;&lt;td&gt;&lt;button type=&quot;button&quot; onclick=&quot;pushCardMain('2-43')&quot;&gt;+&lt;/button&gt;&lt;/td&gt;&lt;td&gt;&lt;button type=&quot;button&quot; onclick=&quot;popCardSide('2-43')&quot;&gt;-&lt;/button&gt;&lt;/td&gt;&lt;td id=&quot;table-side-2-43-numCopies&quot;&gt;0&lt;/td&gt;&lt;td&gt;&lt;button type=&quot;button&quot; onclick=&quot;pushCardSide('2-43')&quot;&gt;+&lt;/button&gt;&lt;/td&gt;&lt;/tr&gt;" calcext:value-type="string">
            <text:p>&lt;tr id="table-2-43" data-expansion="25" data-type="1" data-color="40"&gt;&lt;td&gt;2-43&lt;/td&gt;&lt;td&gt;観阿弥&lt;/td&gt;&lt;td&gt;黄&lt;/td&gt;&lt;td&gt;イジン&lt;/td&gt;&lt;td&gt;3&lt;/td&gt;&lt;td&gt;&lt;button type="button" onclick="popCardMain('2-43')"&gt;-&lt;/button&gt;&lt;/td&gt;&lt;td id="table-main-2-43-numCopies"&gt;0&lt;/td&gt;&lt;td&gt;&lt;button type="button" onclick="pushCardMain('2-43')"&gt;+&lt;/button&gt;&lt;/td&gt;&lt;td&gt;&lt;button type="button" onclick="popCardSide('2-43')"&gt;-&lt;/button&gt;&lt;/td&gt;&lt;td id="table-side-2-43-numCopies"&gt;0&lt;/td&gt;&lt;td&gt;&lt;button type="button" onclick="pushCardSide('2-4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M177];[$HTML.$C$1];[.$B177];[$HTML.$D$1];[.$B177];[$HTML.$E$1];[.$B177];[$HTML.$F$1];[.$B177];[$HTML.$G$1])" office:value-type="string" office:string-value="&lt;div class=&quot;card&quot; id=&quot;main-2-44&quot;&gt;&lt;img width=&quot;115&quot; heidht=&quot;160&quot; src=&quot;https://one-draw.jp/ijinden/cardlist/002/card/02_044.png&quot; /&gt;&lt;div class=&quot;numCopies&quot; id=&quot;main-2-44-numCopies&quot;&gt;0&lt;/div&gt;&lt;button type=&quot;button&quot; class=&quot;pop&quot; onclick=&quot;popCardMain('2-44');&quot;&gt;-&lt;/button&gt;&lt;button type=&quot;button&quot; class=&quot;push&quot; onclick=&quot;pushCardMain('2-44');&quot;&gt;+&lt;/button&gt;&lt;button type=&quot;button&quot; class=&quot;drop&quot; onclick=&quot;dropCardMain('2-44');&quot;&gt;↓&lt;/button&gt;&lt;/div&gt;" calcext:value-type="string">
            <text:p>&lt;div class="card" id="main-2-44"&gt;&lt;img width="115" heidht="160" src="https://one-draw.jp/ijinden/cardlist/002/card/02_044.png" /&gt;&lt;div class="numCopies" id="main-2-44-numCopies"&gt;0&lt;/div&gt;&lt;button type="button" class="pop" onclick="popCardMain('2-44');"&gt;-&lt;/button&gt;&lt;button type="button" class="push" onclick="pushCardMain('2-44');"&gt;+&lt;/button&gt;&lt;button type="button" class="drop" onclick="dropCardMain('2-44');"&gt;↓&lt;/button&gt;&lt;/div&gt;</text:p>
          </table:table-cell>
          <table:table-cell table:formula="of:=CONCATENATE([$HTML.$A$2];[.$B177];[$HTML.$B$2];[.$M177];[$HTML.$C$2];[.$B177];[$HTML.$D$2];[.$B177];[$HTML.$E$2];[.$B177];[$HTML.$F$2];[.$B177];[$HTML.$G$2])" office:value-type="string" office:string-value="&lt;div class=&quot;card&quot; id=&quot;side-2-44&quot;&gt;&lt;img width=&quot;115&quot; heidht=&quot;160&quot; src=&quot;https://one-draw.jp/ijinden/cardlist/002/card/02_044.png&quot; /&gt;&lt;div class=&quot;numCopies&quot; id=&quot;side-2-44-numCopies&quot;&gt;0&lt;/div&gt;&lt;button type=&quot;button&quot; class=&quot;pop&quot; onclick=&quot;popCardSide('2-44');&quot;&gt;-&lt;/button&gt;&lt;button type=&quot;button&quot; class=&quot;push&quot; onclick=&quot;pushCardSide('2-44');&quot;&gt;+&lt;/button&gt;&lt;button type=&quot;button&quot; class=&quot;raise&quot; onclick=&quot;raiseCardSide('2-44');&quot;&gt;↑&lt;/button&gt;&lt;/div&gt;" calcext:value-type="string">
            <text:p>&lt;div class="card" id="side-2-44"&gt;&lt;img width="115" heidht="160" src="https://one-draw.jp/ijinden/cardlist/002/card/02_044.png" /&gt;&lt;div class="numCopies" id="side-2-44-numCopies"&gt;0&lt;/div&gt;&lt;button type="button" class="pop" onclick="popCardSide('2-44');"&gt;-&lt;/button&gt;&lt;button type="button" class="push" onclick="pushCardSide('2-44');"&gt;+&lt;/button&gt;&lt;button type="button" class="raise" onclick="raiseCardSide('2-44');"&gt;↑&lt;/button&gt;&lt;/div&gt;</text:p>
          </table:table-cell>
          <table:table-cell table:formula="of:=CONCATENATE([$HTML.$A$3];[.B177];[$HTML.$B$3];[.F177];[$HTML.$C$3];[.H177];[$HTML.$D$3];[.J177];[$HTML.$E$3];[.B177];[$HTML.$F$3];[.D177];[$HTML.$G$3];[.I177];[$HTML.$H$3];[.G177];[$HTML.$I$3];[.K177];[$HTML.$J$3];[.B177];[$HTML.$K$3];[.B177];[$HTML.$L$3];[.B177];[$HTML.$M$3];[.B177];[$HTML.$N$3];[.B177];[$HTML.$O$3];[.B177];[$HTML.$P$3])" office:value-type="string" office:string-value="&lt;tr id=&quot;table-2-44&quot; data-expansion=&quot;25&quot; data-type=&quot;1&quot; data-color=&quot;40&quot;&gt;&lt;td&gt;2-44&lt;/td&gt;&lt;td&gt;世阿弥&lt;/td&gt;&lt;td&gt;黄&lt;/td&gt;&lt;td&gt;イジン&lt;/td&gt;&lt;td&gt;4&lt;/td&gt;&lt;td&gt;&lt;button type=&quot;button&quot; onclick=&quot;popCardMain('2-44')&quot;&gt;-&lt;/button&gt;&lt;/td&gt;&lt;td id=&quot;table-main-2-44-numCopies&quot;&gt;0&lt;/td&gt;&lt;td&gt;&lt;button type=&quot;button&quot; onclick=&quot;pushCardMain('2-44')&quot;&gt;+&lt;/button&gt;&lt;/td&gt;&lt;td&gt;&lt;button type=&quot;button&quot; onclick=&quot;popCardSide('2-44')&quot;&gt;-&lt;/button&gt;&lt;/td&gt;&lt;td id=&quot;table-side-2-44-numCopies&quot;&gt;0&lt;/td&gt;&lt;td&gt;&lt;button type=&quot;button&quot; onclick=&quot;pushCardSide('2-44')&quot;&gt;+&lt;/button&gt;&lt;/td&gt;&lt;/tr&gt;" calcext:value-type="string">
            <text:p>&lt;tr id="table-2-44" data-expansion="25" data-type="1" data-color="40"&gt;&lt;td&gt;2-44&lt;/td&gt;&lt;td&gt;世阿弥&lt;/td&gt;&lt;td&gt;黄&lt;/td&gt;&lt;td&gt;イジン&lt;/td&gt;&lt;td&gt;4&lt;/td&gt;&lt;td&gt;&lt;button type="button" onclick="popCardMain('2-44')"&gt;-&lt;/button&gt;&lt;/td&gt;&lt;td id="table-main-2-44-numCopies"&gt;0&lt;/td&gt;&lt;td&gt;&lt;button type="button" onclick="pushCardMain('2-44')"&gt;+&lt;/button&gt;&lt;/td&gt;&lt;td&gt;&lt;button type="button" onclick="popCardSide('2-44')"&gt;-&lt;/button&gt;&lt;/td&gt;&lt;td id="table-side-2-44-numCopies"&gt;0&lt;/td&gt;&lt;td&gt;&lt;button type="button" onclick="pushCardSide('2-4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M178];[$HTML.$C$1];[.$B178];[$HTML.$D$1];[.$B178];[$HTML.$E$1];[.$B178];[$HTML.$F$1];[.$B178];[$HTML.$G$1])" office:value-type="string" office:string-value="&lt;div class=&quot;card&quot; id=&quot;main-2-45&quot;&gt;&lt;img width=&quot;115&quot; heidht=&quot;160&quot; src=&quot;https://one-draw.jp/ijinden/cardlist/002/card/02_045.png&quot; /&gt;&lt;div class=&quot;numCopies&quot; id=&quot;main-2-45-numCopies&quot;&gt;0&lt;/div&gt;&lt;button type=&quot;button&quot; class=&quot;pop&quot; onclick=&quot;popCardMain('2-45');&quot;&gt;-&lt;/button&gt;&lt;button type=&quot;button&quot; class=&quot;push&quot; onclick=&quot;pushCardMain('2-45');&quot;&gt;+&lt;/button&gt;&lt;button type=&quot;button&quot; class=&quot;drop&quot; onclick=&quot;dropCardMain('2-45');&quot;&gt;↓&lt;/button&gt;&lt;/div&gt;" calcext:value-type="string">
            <text:p>&lt;div class="card" id="main-2-45"&gt;&lt;img width="115" heidht="160" src="https://one-draw.jp/ijinden/cardlist/002/card/02_045.png" /&gt;&lt;div class="numCopies" id="main-2-45-numCopies"&gt;0&lt;/div&gt;&lt;button type="button" class="pop" onclick="popCardMain('2-45');"&gt;-&lt;/button&gt;&lt;button type="button" class="push" onclick="pushCardMain('2-45');"&gt;+&lt;/button&gt;&lt;button type="button" class="drop" onclick="dropCardMain('2-45');"&gt;↓&lt;/button&gt;&lt;/div&gt;</text:p>
          </table:table-cell>
          <table:table-cell table:formula="of:=CONCATENATE([$HTML.$A$2];[.$B178];[$HTML.$B$2];[.$M178];[$HTML.$C$2];[.$B178];[$HTML.$D$2];[.$B178];[$HTML.$E$2];[.$B178];[$HTML.$F$2];[.$B178];[$HTML.$G$2])" office:value-type="string" office:string-value="&lt;div class=&quot;card&quot; id=&quot;side-2-45&quot;&gt;&lt;img width=&quot;115&quot; heidht=&quot;160&quot; src=&quot;https://one-draw.jp/ijinden/cardlist/002/card/02_045.png&quot; /&gt;&lt;div class=&quot;numCopies&quot; id=&quot;side-2-45-numCopies&quot;&gt;0&lt;/div&gt;&lt;button type=&quot;button&quot; class=&quot;pop&quot; onclick=&quot;popCardSide('2-45');&quot;&gt;-&lt;/button&gt;&lt;button type=&quot;button&quot; class=&quot;push&quot; onclick=&quot;pushCardSide('2-45');&quot;&gt;+&lt;/button&gt;&lt;button type=&quot;button&quot; class=&quot;raise&quot; onclick=&quot;raiseCardSide('2-45');&quot;&gt;↑&lt;/button&gt;&lt;/div&gt;" calcext:value-type="string">
            <text:p>&lt;div class="card" id="side-2-45"&gt;&lt;img width="115" heidht="160" src="https://one-draw.jp/ijinden/cardlist/002/card/02_045.png" /&gt;&lt;div class="numCopies" id="side-2-45-numCopies"&gt;0&lt;/div&gt;&lt;button type="button" class="pop" onclick="popCardSide('2-45');"&gt;-&lt;/button&gt;&lt;button type="button" class="push" onclick="pushCardSide('2-45');"&gt;+&lt;/button&gt;&lt;button type="button" class="raise" onclick="raiseCardSide('2-45');"&gt;↑&lt;/button&gt;&lt;/div&gt;</text:p>
          </table:table-cell>
          <table:table-cell table:formula="of:=CONCATENATE([$HTML.$A$3];[.B178];[$HTML.$B$3];[.F178];[$HTML.$C$3];[.H178];[$HTML.$D$3];[.J178];[$HTML.$E$3];[.B178];[$HTML.$F$3];[.D178];[$HTML.$G$3];[.I178];[$HTML.$H$3];[.G178];[$HTML.$I$3];[.K178];[$HTML.$J$3];[.B178];[$HTML.$K$3];[.B178];[$HTML.$L$3];[.B178];[$HTML.$M$3];[.B178];[$HTML.$N$3];[.B178];[$HTML.$O$3];[.B178];[$HTML.$P$3])" office:value-type="string" office:string-value="&lt;tr id=&quot;table-2-45&quot; data-expansion=&quot;25&quot; data-type=&quot;1&quot; data-color=&quot;40&quot;&gt;&lt;td&gt;2-45&lt;/td&gt;&lt;td&gt;新井白石&lt;/td&gt;&lt;td&gt;黄&lt;/td&gt;&lt;td&gt;イジン&lt;/td&gt;&lt;td&gt;2&lt;/td&gt;&lt;td&gt;&lt;button type=&quot;button&quot; onclick=&quot;popCardMain('2-45')&quot;&gt;-&lt;/button&gt;&lt;/td&gt;&lt;td id=&quot;table-main-2-45-numCopies&quot;&gt;0&lt;/td&gt;&lt;td&gt;&lt;button type=&quot;button&quot; onclick=&quot;pushCardMain('2-45')&quot;&gt;+&lt;/button&gt;&lt;/td&gt;&lt;td&gt;&lt;button type=&quot;button&quot; onclick=&quot;popCardSide('2-45')&quot;&gt;-&lt;/button&gt;&lt;/td&gt;&lt;td id=&quot;table-side-2-45-numCopies&quot;&gt;0&lt;/td&gt;&lt;td&gt;&lt;button type=&quot;button&quot; onclick=&quot;pushCardSide('2-45')&quot;&gt;+&lt;/button&gt;&lt;/td&gt;&lt;/tr&gt;" calcext:value-type="string">
            <text:p>&lt;tr id="table-2-45" data-expansion="25" data-type="1" data-color="40"&gt;&lt;td&gt;2-45&lt;/td&gt;&lt;td&gt;新井白石&lt;/td&gt;&lt;td&gt;黄&lt;/td&gt;&lt;td&gt;イジン&lt;/td&gt;&lt;td&gt;2&lt;/td&gt;&lt;td&gt;&lt;button type="button" onclick="popCardMain('2-45')"&gt;-&lt;/button&gt;&lt;/td&gt;&lt;td id="table-main-2-45-numCopies"&gt;0&lt;/td&gt;&lt;td&gt;&lt;button type="button" onclick="pushCardMain('2-45')"&gt;+&lt;/button&gt;&lt;/td&gt;&lt;td&gt;&lt;button type="button" onclick="popCardSide('2-45')"&gt;-&lt;/button&gt;&lt;/td&gt;&lt;td id="table-side-2-45-numCopies"&gt;0&lt;/td&gt;&lt;td&gt;&lt;button type="button" onclick="pushCardSide('2-4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M179];[$HTML.$C$1];[.$B179];[$HTML.$D$1];[.$B179];[$HTML.$E$1];[.$B179];[$HTML.$F$1];[.$B179];[$HTML.$G$1])" office:value-type="string" office:string-value="&lt;div class=&quot;card&quot; id=&quot;main-2-46&quot;&gt;&lt;img width=&quot;115&quot; heidht=&quot;160&quot; src=&quot;https://one-draw.jp/ijinden/cardlist/002/card/02_046.png&quot; /&gt;&lt;div class=&quot;numCopies&quot; id=&quot;main-2-46-numCopies&quot;&gt;0&lt;/div&gt;&lt;button type=&quot;button&quot; class=&quot;pop&quot; onclick=&quot;popCardMain('2-46');&quot;&gt;-&lt;/button&gt;&lt;button type=&quot;button&quot; class=&quot;push&quot; onclick=&quot;pushCardMain('2-46');&quot;&gt;+&lt;/button&gt;&lt;button type=&quot;button&quot; class=&quot;drop&quot; onclick=&quot;dropCardMain('2-46');&quot;&gt;↓&lt;/button&gt;&lt;/div&gt;" calcext:value-type="string">
            <text:p>&lt;div class="card" id="main-2-46"&gt;&lt;img width="115" heidht="160" src="https://one-draw.jp/ijinden/cardlist/002/card/02_046.png" /&gt;&lt;div class="numCopies" id="main-2-46-numCopies"&gt;0&lt;/div&gt;&lt;button type="button" class="pop" onclick="popCardMain('2-46');"&gt;-&lt;/button&gt;&lt;button type="button" class="push" onclick="pushCardMain('2-46');"&gt;+&lt;/button&gt;&lt;button type="button" class="drop" onclick="dropCardMain('2-46');"&gt;↓&lt;/button&gt;&lt;/div&gt;</text:p>
          </table:table-cell>
          <table:table-cell table:formula="of:=CONCATENATE([$HTML.$A$2];[.$B179];[$HTML.$B$2];[.$M179];[$HTML.$C$2];[.$B179];[$HTML.$D$2];[.$B179];[$HTML.$E$2];[.$B179];[$HTML.$F$2];[.$B179];[$HTML.$G$2])" office:value-type="string" office:string-value="&lt;div class=&quot;card&quot; id=&quot;side-2-46&quot;&gt;&lt;img width=&quot;115&quot; heidht=&quot;160&quot; src=&quot;https://one-draw.jp/ijinden/cardlist/002/card/02_046.png&quot; /&gt;&lt;div class=&quot;numCopies&quot; id=&quot;side-2-46-numCopies&quot;&gt;0&lt;/div&gt;&lt;button type=&quot;button&quot; class=&quot;pop&quot; onclick=&quot;popCardSide('2-46');&quot;&gt;-&lt;/button&gt;&lt;button type=&quot;button&quot; class=&quot;push&quot; onclick=&quot;pushCardSide('2-46');&quot;&gt;+&lt;/button&gt;&lt;button type=&quot;button&quot; class=&quot;raise&quot; onclick=&quot;raiseCardSide('2-46');&quot;&gt;↑&lt;/button&gt;&lt;/div&gt;" calcext:value-type="string">
            <text:p>&lt;div class="card" id="side-2-46"&gt;&lt;img width="115" heidht="160" src="https://one-draw.jp/ijinden/cardlist/002/card/02_046.png" /&gt;&lt;div class="numCopies" id="side-2-46-numCopies"&gt;0&lt;/div&gt;&lt;button type="button" class="pop" onclick="popCardSide('2-46');"&gt;-&lt;/button&gt;&lt;button type="button" class="push" onclick="pushCardSide('2-46');"&gt;+&lt;/button&gt;&lt;button type="button" class="raise" onclick="raiseCardSide('2-46');"&gt;↑&lt;/button&gt;&lt;/div&gt;</text:p>
          </table:table-cell>
          <table:table-cell table:formula="of:=CONCATENATE([$HTML.$A$3];[.B179];[$HTML.$B$3];[.F179];[$HTML.$C$3];[.H179];[$HTML.$D$3];[.J179];[$HTML.$E$3];[.B179];[$HTML.$F$3];[.D179];[$HTML.$G$3];[.I179];[$HTML.$H$3];[.G179];[$HTML.$I$3];[.K179];[$HTML.$J$3];[.B179];[$HTML.$K$3];[.B179];[$HTML.$L$3];[.B179];[$HTML.$M$3];[.B179];[$HTML.$N$3];[.B179];[$HTML.$O$3];[.B179];[$HTML.$P$3])" office:value-type="string" office:string-value="&lt;tr id=&quot;table-2-46&quot; data-expansion=&quot;25&quot; data-type=&quot;1&quot; data-color=&quot;40&quot;&gt;&lt;td&gt;2-46&lt;/td&gt;&lt;td&gt;孫夫人&lt;/td&gt;&lt;td&gt;黄&lt;/td&gt;&lt;td&gt;イジン&lt;/td&gt;&lt;td&gt;4&lt;/td&gt;&lt;td&gt;&lt;button type=&quot;button&quot; onclick=&quot;popCardMain('2-46')&quot;&gt;-&lt;/button&gt;&lt;/td&gt;&lt;td id=&quot;table-main-2-46-numCopies&quot;&gt;0&lt;/td&gt;&lt;td&gt;&lt;button type=&quot;button&quot; onclick=&quot;pushCardMain('2-46')&quot;&gt;+&lt;/button&gt;&lt;/td&gt;&lt;td&gt;&lt;button type=&quot;button&quot; onclick=&quot;popCardSide('2-46')&quot;&gt;-&lt;/button&gt;&lt;/td&gt;&lt;td id=&quot;table-side-2-46-numCopies&quot;&gt;0&lt;/td&gt;&lt;td&gt;&lt;button type=&quot;button&quot; onclick=&quot;pushCardSide('2-46')&quot;&gt;+&lt;/button&gt;&lt;/td&gt;&lt;/tr&gt;" calcext:value-type="string">
            <text:p>&lt;tr id="table-2-46" data-expansion="25" data-type="1" data-color="40"&gt;&lt;td&gt;2-46&lt;/td&gt;&lt;td&gt;孫夫人&lt;/td&gt;&lt;td&gt;黄&lt;/td&gt;&lt;td&gt;イジン&lt;/td&gt;&lt;td&gt;4&lt;/td&gt;&lt;td&gt;&lt;button type="button" onclick="popCardMain('2-46')"&gt;-&lt;/button&gt;&lt;/td&gt;&lt;td id="table-main-2-46-numCopies"&gt;0&lt;/td&gt;&lt;td&gt;&lt;button type="button" onclick="pushCardMain('2-46')"&gt;+&lt;/button&gt;&lt;/td&gt;&lt;td&gt;&lt;button type="button" onclick="popCardSide('2-46')"&gt;-&lt;/button&gt;&lt;/td&gt;&lt;td id="table-side-2-46-numCopies"&gt;0&lt;/td&gt;&lt;td&gt;&lt;button type="button" onclick="pushCardSide('2-4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M180];[$HTML.$C$1];[.$B180];[$HTML.$D$1];[.$B180];[$HTML.$E$1];[.$B180];[$HTML.$F$1];[.$B180];[$HTML.$G$1])" office:value-type="string" office:string-value="&lt;div class=&quot;card&quot; id=&quot;main-2-47&quot;&gt;&lt;img width=&quot;115&quot; heidht=&quot;160&quot; src=&quot;https://one-draw.jp/ijinden/cardlist/002/card/02_047.png&quot; /&gt;&lt;div class=&quot;numCopies&quot; id=&quot;main-2-47-numCopies&quot;&gt;0&lt;/div&gt;&lt;button type=&quot;button&quot; class=&quot;pop&quot; onclick=&quot;popCardMain('2-47');&quot;&gt;-&lt;/button&gt;&lt;button type=&quot;button&quot; class=&quot;push&quot; onclick=&quot;pushCardMain('2-47');&quot;&gt;+&lt;/button&gt;&lt;button type=&quot;button&quot; class=&quot;drop&quot; onclick=&quot;dropCardMain('2-47');&quot;&gt;↓&lt;/button&gt;&lt;/div&gt;" calcext:value-type="string">
            <text:p>&lt;div class="card" id="main-2-47"&gt;&lt;img width="115" heidht="160" src="https://one-draw.jp/ijinden/cardlist/002/card/02_047.png" /&gt;&lt;div class="numCopies" id="main-2-47-numCopies"&gt;0&lt;/div&gt;&lt;button type="button" class="pop" onclick="popCardMain('2-47');"&gt;-&lt;/button&gt;&lt;button type="button" class="push" onclick="pushCardMain('2-47');"&gt;+&lt;/button&gt;&lt;button type="button" class="drop" onclick="dropCardMain('2-47');"&gt;↓&lt;/button&gt;&lt;/div&gt;</text:p>
          </table:table-cell>
          <table:table-cell table:formula="of:=CONCATENATE([$HTML.$A$2];[.$B180];[$HTML.$B$2];[.$M180];[$HTML.$C$2];[.$B180];[$HTML.$D$2];[.$B180];[$HTML.$E$2];[.$B180];[$HTML.$F$2];[.$B180];[$HTML.$G$2])" office:value-type="string" office:string-value="&lt;div class=&quot;card&quot; id=&quot;side-2-47&quot;&gt;&lt;img width=&quot;115&quot; heidht=&quot;160&quot; src=&quot;https://one-draw.jp/ijinden/cardlist/002/card/02_047.png&quot; /&gt;&lt;div class=&quot;numCopies&quot; id=&quot;side-2-47-numCopies&quot;&gt;0&lt;/div&gt;&lt;button type=&quot;button&quot; class=&quot;pop&quot; onclick=&quot;popCardSide('2-47');&quot;&gt;-&lt;/button&gt;&lt;button type=&quot;button&quot; class=&quot;push&quot; onclick=&quot;pushCardSide('2-47');&quot;&gt;+&lt;/button&gt;&lt;button type=&quot;button&quot; class=&quot;raise&quot; onclick=&quot;raiseCardSide('2-47');&quot;&gt;↑&lt;/button&gt;&lt;/div&gt;" calcext:value-type="string">
            <text:p>&lt;div class="card" id="side-2-47"&gt;&lt;img width="115" heidht="160" src="https://one-draw.jp/ijinden/cardlist/002/card/02_047.png" /&gt;&lt;div class="numCopies" id="side-2-47-numCopies"&gt;0&lt;/div&gt;&lt;button type="button" class="pop" onclick="popCardSide('2-47');"&gt;-&lt;/button&gt;&lt;button type="button" class="push" onclick="pushCardSide('2-47');"&gt;+&lt;/button&gt;&lt;button type="button" class="raise" onclick="raiseCardSide('2-47');"&gt;↑&lt;/button&gt;&lt;/div&gt;</text:p>
          </table:table-cell>
          <table:table-cell table:formula="of:=CONCATENATE([$HTML.$A$3];[.B180];[$HTML.$B$3];[.F180];[$HTML.$C$3];[.H180];[$HTML.$D$3];[.J180];[$HTML.$E$3];[.B180];[$HTML.$F$3];[.D180];[$HTML.$G$3];[.I180];[$HTML.$H$3];[.G180];[$HTML.$I$3];[.K180];[$HTML.$J$3];[.B180];[$HTML.$K$3];[.B180];[$HTML.$L$3];[.B180];[$HTML.$M$3];[.B180];[$HTML.$N$3];[.B180];[$HTML.$O$3];[.B180];[$HTML.$P$3])" office:value-type="string" office:string-value="&lt;tr id=&quot;table-2-47&quot; data-expansion=&quot;25&quot; data-type=&quot;1&quot; data-color=&quot;40&quot;&gt;&lt;td&gt;2-47&lt;/td&gt;&lt;td&gt;法然&lt;/td&gt;&lt;td&gt;黄&lt;/td&gt;&lt;td&gt;イジン&lt;/td&gt;&lt;td&gt;3&lt;/td&gt;&lt;td&gt;&lt;button type=&quot;button&quot; onclick=&quot;popCardMain('2-47')&quot;&gt;-&lt;/button&gt;&lt;/td&gt;&lt;td id=&quot;table-main-2-47-numCopies&quot;&gt;0&lt;/td&gt;&lt;td&gt;&lt;button type=&quot;button&quot; onclick=&quot;pushCardMain('2-47')&quot;&gt;+&lt;/button&gt;&lt;/td&gt;&lt;td&gt;&lt;button type=&quot;button&quot; onclick=&quot;popCardSide('2-47')&quot;&gt;-&lt;/button&gt;&lt;/td&gt;&lt;td id=&quot;table-side-2-47-numCopies&quot;&gt;0&lt;/td&gt;&lt;td&gt;&lt;button type=&quot;button&quot; onclick=&quot;pushCardSide('2-47')&quot;&gt;+&lt;/button&gt;&lt;/td&gt;&lt;/tr&gt;" calcext:value-type="string">
            <text:p>&lt;tr id="table-2-47" data-expansion="25" data-type="1" data-color="40"&gt;&lt;td&gt;2-47&lt;/td&gt;&lt;td&gt;法然&lt;/td&gt;&lt;td&gt;黄&lt;/td&gt;&lt;td&gt;イジン&lt;/td&gt;&lt;td&gt;3&lt;/td&gt;&lt;td&gt;&lt;button type="button" onclick="popCardMain('2-47')"&gt;-&lt;/button&gt;&lt;/td&gt;&lt;td id="table-main-2-47-numCopies"&gt;0&lt;/td&gt;&lt;td&gt;&lt;button type="button" onclick="pushCardMain('2-47')"&gt;+&lt;/button&gt;&lt;/td&gt;&lt;td&gt;&lt;button type="button" onclick="popCardSide('2-47')"&gt;-&lt;/button&gt;&lt;/td&gt;&lt;td id="table-side-2-47-numCopies"&gt;0&lt;/td&gt;&lt;td&gt;&lt;button type="button" onclick="pushCardSide('2-4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M181];[$HTML.$C$1];[.$B181];[$HTML.$D$1];[.$B181];[$HTML.$E$1];[.$B181];[$HTML.$F$1];[.$B181];[$HTML.$G$1])" office:value-type="string" office:string-value="&lt;div class=&quot;card&quot; id=&quot;main-2-48&quot;&gt;&lt;img width=&quot;115&quot; heidht=&quot;160&quot; src=&quot;https://one-draw.jp/ijinden/cardlist/002/card/02_048.png&quot; /&gt;&lt;div class=&quot;numCopies&quot; id=&quot;main-2-48-numCopies&quot;&gt;0&lt;/div&gt;&lt;button type=&quot;button&quot; class=&quot;pop&quot; onclick=&quot;popCardMain('2-48');&quot;&gt;-&lt;/button&gt;&lt;button type=&quot;button&quot; class=&quot;push&quot; onclick=&quot;pushCardMain('2-48');&quot;&gt;+&lt;/button&gt;&lt;button type=&quot;button&quot; class=&quot;drop&quot; onclick=&quot;dropCardMain('2-48');&quot;&gt;↓&lt;/button&gt;&lt;/div&gt;" calcext:value-type="string">
            <text:p>&lt;div class="card" id="main-2-48"&gt;&lt;img width="115" heidht="160" src="https://one-draw.jp/ijinden/cardlist/002/card/02_048.png" /&gt;&lt;div class="numCopies" id="main-2-48-numCopies"&gt;0&lt;/div&gt;&lt;button type="button" class="pop" onclick="popCardMain('2-48');"&gt;-&lt;/button&gt;&lt;button type="button" class="push" onclick="pushCardMain('2-48');"&gt;+&lt;/button&gt;&lt;button type="button" class="drop" onclick="dropCardMain('2-48');"&gt;↓&lt;/button&gt;&lt;/div&gt;</text:p>
          </table:table-cell>
          <table:table-cell table:formula="of:=CONCATENATE([$HTML.$A$2];[.$B181];[$HTML.$B$2];[.$M181];[$HTML.$C$2];[.$B181];[$HTML.$D$2];[.$B181];[$HTML.$E$2];[.$B181];[$HTML.$F$2];[.$B181];[$HTML.$G$2])" office:value-type="string" office:string-value="&lt;div class=&quot;card&quot; id=&quot;side-2-48&quot;&gt;&lt;img width=&quot;115&quot; heidht=&quot;160&quot; src=&quot;https://one-draw.jp/ijinden/cardlist/002/card/02_048.png&quot; /&gt;&lt;div class=&quot;numCopies&quot; id=&quot;side-2-48-numCopies&quot;&gt;0&lt;/div&gt;&lt;button type=&quot;button&quot; class=&quot;pop&quot; onclick=&quot;popCardSide('2-48');&quot;&gt;-&lt;/button&gt;&lt;button type=&quot;button&quot; class=&quot;push&quot; onclick=&quot;pushCardSide('2-48');&quot;&gt;+&lt;/button&gt;&lt;button type=&quot;button&quot; class=&quot;raise&quot; onclick=&quot;raiseCardSide('2-48');&quot;&gt;↑&lt;/button&gt;&lt;/div&gt;" calcext:value-type="string">
            <text:p>&lt;div class="card" id="side-2-48"&gt;&lt;img width="115" heidht="160" src="https://one-draw.jp/ijinden/cardlist/002/card/02_048.png" /&gt;&lt;div class="numCopies" id="side-2-48-numCopies"&gt;0&lt;/div&gt;&lt;button type="button" class="pop" onclick="popCardSide('2-48');"&gt;-&lt;/button&gt;&lt;button type="button" class="push" onclick="pushCardSide('2-48');"&gt;+&lt;/button&gt;&lt;button type="button" class="raise" onclick="raiseCardSide('2-48');"&gt;↑&lt;/button&gt;&lt;/div&gt;</text:p>
          </table:table-cell>
          <table:table-cell table:formula="of:=CONCATENATE([$HTML.$A$3];[.B181];[$HTML.$B$3];[.F181];[$HTML.$C$3];[.H181];[$HTML.$D$3];[.J181];[$HTML.$E$3];[.B181];[$HTML.$F$3];[.D181];[$HTML.$G$3];[.I181];[$HTML.$H$3];[.G181];[$HTML.$I$3];[.K181];[$HTML.$J$3];[.B181];[$HTML.$K$3];[.B181];[$HTML.$L$3];[.B181];[$HTML.$M$3];[.B181];[$HTML.$N$3];[.B181];[$HTML.$O$3];[.B181];[$HTML.$P$3])" office:value-type="string" office:string-value="&lt;tr id=&quot;table-2-48&quot; data-expansion=&quot;25&quot; data-type=&quot;1&quot; data-color=&quot;40&quot;&gt;&lt;td&gt;2-48&lt;/td&gt;&lt;td&gt;一遍&lt;/td&gt;&lt;td&gt;黄&lt;/td&gt;&lt;td&gt;イジン&lt;/td&gt;&lt;td&gt;5&lt;/td&gt;&lt;td&gt;&lt;button type=&quot;button&quot; onclick=&quot;popCardMain('2-48')&quot;&gt;-&lt;/button&gt;&lt;/td&gt;&lt;td id=&quot;table-main-2-48-numCopies&quot;&gt;0&lt;/td&gt;&lt;td&gt;&lt;button type=&quot;button&quot; onclick=&quot;pushCardMain('2-48')&quot;&gt;+&lt;/button&gt;&lt;/td&gt;&lt;td&gt;&lt;button type=&quot;button&quot; onclick=&quot;popCardSide('2-48')&quot;&gt;-&lt;/button&gt;&lt;/td&gt;&lt;td id=&quot;table-side-2-48-numCopies&quot;&gt;0&lt;/td&gt;&lt;td&gt;&lt;button type=&quot;button&quot; onclick=&quot;pushCardSide('2-48')&quot;&gt;+&lt;/button&gt;&lt;/td&gt;&lt;/tr&gt;" calcext:value-type="string">
            <text:p>&lt;tr id="table-2-48" data-expansion="25" data-type="1" data-color="40"&gt;&lt;td&gt;2-48&lt;/td&gt;&lt;td&gt;一遍&lt;/td&gt;&lt;td&gt;黄&lt;/td&gt;&lt;td&gt;イジン&lt;/td&gt;&lt;td&gt;5&lt;/td&gt;&lt;td&gt;&lt;button type="button" onclick="popCardMain('2-48')"&gt;-&lt;/button&gt;&lt;/td&gt;&lt;td id="table-main-2-48-numCopies"&gt;0&lt;/td&gt;&lt;td&gt;&lt;button type="button" onclick="pushCardMain('2-48')"&gt;+&lt;/button&gt;&lt;/td&gt;&lt;td&gt;&lt;button type="button" onclick="popCardSide('2-48')"&gt;-&lt;/button&gt;&lt;/td&gt;&lt;td id="table-side-2-48-numCopies"&gt;0&lt;/td&gt;&lt;td&gt;&lt;button type="button" onclick="pushCardSide('2-4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M182];[$HTML.$C$1];[.$B182];[$HTML.$D$1];[.$B182];[$HTML.$E$1];[.$B182];[$HTML.$F$1];[.$B182];[$HTML.$G$1])" office:value-type="string" office:string-value="&lt;div class=&quot;card&quot; id=&quot;main-2-49&quot;&gt;&lt;img width=&quot;115&quot; heidht=&quot;160&quot; src=&quot;https://one-draw.jp/ijinden/cardlist/002/card/02_049.png&quot; /&gt;&lt;div class=&quot;numCopies&quot; id=&quot;main-2-49-numCopies&quot;&gt;0&lt;/div&gt;&lt;button type=&quot;button&quot; class=&quot;pop&quot; onclick=&quot;popCardMain('2-49');&quot;&gt;-&lt;/button&gt;&lt;button type=&quot;button&quot; class=&quot;push&quot; onclick=&quot;pushCardMain('2-49');&quot;&gt;+&lt;/button&gt;&lt;button type=&quot;button&quot; class=&quot;drop&quot; onclick=&quot;dropCardMain('2-49');&quot;&gt;↓&lt;/button&gt;&lt;/div&gt;" calcext:value-type="string">
            <text:p>&lt;div class="card" id="main-2-49"&gt;&lt;img width="115" heidht="160" src="https://one-draw.jp/ijinden/cardlist/002/card/02_049.png" /&gt;&lt;div class="numCopies" id="main-2-49-numCopies"&gt;0&lt;/div&gt;&lt;button type="button" class="pop" onclick="popCardMain('2-49');"&gt;-&lt;/button&gt;&lt;button type="button" class="push" onclick="pushCardMain('2-49');"&gt;+&lt;/button&gt;&lt;button type="button" class="drop" onclick="dropCardMain('2-49');"&gt;↓&lt;/button&gt;&lt;/div&gt;</text:p>
          </table:table-cell>
          <table:table-cell table:formula="of:=CONCATENATE([$HTML.$A$2];[.$B182];[$HTML.$B$2];[.$M182];[$HTML.$C$2];[.$B182];[$HTML.$D$2];[.$B182];[$HTML.$E$2];[.$B182];[$HTML.$F$2];[.$B182];[$HTML.$G$2])" office:value-type="string" office:string-value="&lt;div class=&quot;card&quot; id=&quot;side-2-49&quot;&gt;&lt;img width=&quot;115&quot; heidht=&quot;160&quot; src=&quot;https://one-draw.jp/ijinden/cardlist/002/card/02_049.png&quot; /&gt;&lt;div class=&quot;numCopies&quot; id=&quot;side-2-49-numCopies&quot;&gt;0&lt;/div&gt;&lt;button type=&quot;button&quot; class=&quot;pop&quot; onclick=&quot;popCardSide('2-49');&quot;&gt;-&lt;/button&gt;&lt;button type=&quot;button&quot; class=&quot;push&quot; onclick=&quot;pushCardSide('2-49');&quot;&gt;+&lt;/button&gt;&lt;button type=&quot;button&quot; class=&quot;raise&quot; onclick=&quot;raiseCardSide('2-49');&quot;&gt;↑&lt;/button&gt;&lt;/div&gt;" calcext:value-type="string">
            <text:p>&lt;div class="card" id="side-2-49"&gt;&lt;img width="115" heidht="160" src="https://one-draw.jp/ijinden/cardlist/002/card/02_049.png" /&gt;&lt;div class="numCopies" id="side-2-49-numCopies"&gt;0&lt;/div&gt;&lt;button type="button" class="pop" onclick="popCardSide('2-49');"&gt;-&lt;/button&gt;&lt;button type="button" class="push" onclick="pushCardSide('2-49');"&gt;+&lt;/button&gt;&lt;button type="button" class="raise" onclick="raiseCardSide('2-49');"&gt;↑&lt;/button&gt;&lt;/div&gt;</text:p>
          </table:table-cell>
          <table:table-cell table:formula="of:=CONCATENATE([$HTML.$A$3];[.B182];[$HTML.$B$3];[.F182];[$HTML.$C$3];[.H182];[$HTML.$D$3];[.J182];[$HTML.$E$3];[.B182];[$HTML.$F$3];[.D182];[$HTML.$G$3];[.I182];[$HTML.$H$3];[.G182];[$HTML.$I$3];[.K182];[$HTML.$J$3];[.B182];[$HTML.$K$3];[.B182];[$HTML.$L$3];[.B182];[$HTML.$M$3];[.B182];[$HTML.$N$3];[.B182];[$HTML.$O$3];[.B182];[$HTML.$P$3])" office:value-type="string" office:string-value="&lt;tr id=&quot;table-2-49&quot; data-expansion=&quot;25&quot; data-type=&quot;2&quot; data-color=&quot;10&quot;&gt;&lt;td&gt;2-49&lt;/td&gt;&lt;td&gt;籠城戦&lt;/td&gt;&lt;td&gt;赤&lt;/td&gt;&lt;td&gt;ハイケイ&lt;/td&gt;&lt;td&gt;2&lt;/td&gt;&lt;td&gt;&lt;button type=&quot;button&quot; onclick=&quot;popCardMain('2-49')&quot;&gt;-&lt;/button&gt;&lt;/td&gt;&lt;td id=&quot;table-main-2-49-numCopies&quot;&gt;0&lt;/td&gt;&lt;td&gt;&lt;button type=&quot;button&quot; onclick=&quot;pushCardMain('2-49')&quot;&gt;+&lt;/button&gt;&lt;/td&gt;&lt;td&gt;&lt;button type=&quot;button&quot; onclick=&quot;popCardSide('2-49')&quot;&gt;-&lt;/button&gt;&lt;/td&gt;&lt;td id=&quot;table-side-2-49-numCopies&quot;&gt;0&lt;/td&gt;&lt;td&gt;&lt;button type=&quot;button&quot; onclick=&quot;pushCardSide('2-49')&quot;&gt;+&lt;/button&gt;&lt;/td&gt;&lt;/tr&gt;" calcext:value-type="string">
            <text:p>&lt;tr id="table-2-49" data-expansion="25" data-type="2" data-color="10"&gt;&lt;td&gt;2-49&lt;/td&gt;&lt;td&gt;籠城戦&lt;/td&gt;&lt;td&gt;赤&lt;/td&gt;&lt;td&gt;ハイケイ&lt;/td&gt;&lt;td&gt;2&lt;/td&gt;&lt;td&gt;&lt;button type="button" onclick="popCardMain('2-49')"&gt;-&lt;/button&gt;&lt;/td&gt;&lt;td id="table-main-2-49-numCopies"&gt;0&lt;/td&gt;&lt;td&gt;&lt;button type="button" onclick="pushCardMain('2-49')"&gt;+&lt;/button&gt;&lt;/td&gt;&lt;td&gt;&lt;button type="button" onclick="popCardSide('2-49')"&gt;-&lt;/button&gt;&lt;/td&gt;&lt;td id="table-side-2-49-numCopies"&gt;0&lt;/td&gt;&lt;td&gt;&lt;button type="button" onclick="pushCardSide('2-4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M183];[$HTML.$C$1];[.$B183];[$HTML.$D$1];[.$B183];[$HTML.$E$1];[.$B183];[$HTML.$F$1];[.$B183];[$HTML.$G$1])" office:value-type="string" office:string-value="&lt;div class=&quot;card&quot; id=&quot;main-2-50&quot;&gt;&lt;img width=&quot;115&quot; heidht=&quot;160&quot; src=&quot;https://one-draw.jp/ijinden/cardlist/002/card/02_050.png&quot; /&gt;&lt;div class=&quot;numCopies&quot; id=&quot;main-2-50-numCopies&quot;&gt;0&lt;/div&gt;&lt;button type=&quot;button&quot; class=&quot;pop&quot; onclick=&quot;popCardMain('2-50');&quot;&gt;-&lt;/button&gt;&lt;button type=&quot;button&quot; class=&quot;push&quot; onclick=&quot;pushCardMain('2-50');&quot;&gt;+&lt;/button&gt;&lt;button type=&quot;button&quot; class=&quot;drop&quot; onclick=&quot;dropCardMain('2-50');&quot;&gt;↓&lt;/button&gt;&lt;/div&gt;" calcext:value-type="string">
            <text:p>&lt;div class="card" id="main-2-50"&gt;&lt;img width="115" heidht="160" src="https://one-draw.jp/ijinden/cardlist/002/card/02_050.png" /&gt;&lt;div class="numCopies" id="main-2-50-numCopies"&gt;0&lt;/div&gt;&lt;button type="button" class="pop" onclick="popCardMain('2-50');"&gt;-&lt;/button&gt;&lt;button type="button" class="push" onclick="pushCardMain('2-50');"&gt;+&lt;/button&gt;&lt;button type="button" class="drop" onclick="dropCardMain('2-50');"&gt;↓&lt;/button&gt;&lt;/div&gt;</text:p>
          </table:table-cell>
          <table:table-cell table:formula="of:=CONCATENATE([$HTML.$A$2];[.$B183];[$HTML.$B$2];[.$M183];[$HTML.$C$2];[.$B183];[$HTML.$D$2];[.$B183];[$HTML.$E$2];[.$B183];[$HTML.$F$2];[.$B183];[$HTML.$G$2])" office:value-type="string" office:string-value="&lt;div class=&quot;card&quot; id=&quot;side-2-50&quot;&gt;&lt;img width=&quot;115&quot; heidht=&quot;160&quot; src=&quot;https://one-draw.jp/ijinden/cardlist/002/card/02_050.png&quot; /&gt;&lt;div class=&quot;numCopies&quot; id=&quot;side-2-50-numCopies&quot;&gt;0&lt;/div&gt;&lt;button type=&quot;button&quot; class=&quot;pop&quot; onclick=&quot;popCardSide('2-50');&quot;&gt;-&lt;/button&gt;&lt;button type=&quot;button&quot; class=&quot;push&quot; onclick=&quot;pushCardSide('2-50');&quot;&gt;+&lt;/button&gt;&lt;button type=&quot;button&quot; class=&quot;raise&quot; onclick=&quot;raiseCardSide('2-50');&quot;&gt;↑&lt;/button&gt;&lt;/div&gt;" calcext:value-type="string">
            <text:p>&lt;div class="card" id="side-2-50"&gt;&lt;img width="115" heidht="160" src="https://one-draw.jp/ijinden/cardlist/002/card/02_050.png" /&gt;&lt;div class="numCopies" id="side-2-50-numCopies"&gt;0&lt;/div&gt;&lt;button type="button" class="pop" onclick="popCardSide('2-50');"&gt;-&lt;/button&gt;&lt;button type="button" class="push" onclick="pushCardSide('2-50');"&gt;+&lt;/button&gt;&lt;button type="button" class="raise" onclick="raiseCardSide('2-50');"&gt;↑&lt;/button&gt;&lt;/div&gt;</text:p>
          </table:table-cell>
          <table:table-cell table:formula="of:=CONCATENATE([$HTML.$A$3];[.B183];[$HTML.$B$3];[.F183];[$HTML.$C$3];[.H183];[$HTML.$D$3];[.J183];[$HTML.$E$3];[.B183];[$HTML.$F$3];[.D183];[$HTML.$G$3];[.I183];[$HTML.$H$3];[.G183];[$HTML.$I$3];[.K183];[$HTML.$J$3];[.B183];[$HTML.$K$3];[.B183];[$HTML.$L$3];[.B183];[$HTML.$M$3];[.B183];[$HTML.$N$3];[.B183];[$HTML.$O$3];[.B183];[$HTML.$P$3])" office:value-type="string" office:string-value="&lt;tr id=&quot;table-2-50&quot; data-expansion=&quot;25&quot; data-type=&quot;2&quot; data-color=&quot;10&quot;&gt;&lt;td&gt;2-50&lt;/td&gt;&lt;td&gt;安宅船&lt;/td&gt;&lt;td&gt;赤&lt;/td&gt;&lt;td&gt;ハイケイ&lt;/td&gt;&lt;td&gt;5&lt;/td&gt;&lt;td&gt;&lt;button type=&quot;button&quot; onclick=&quot;popCardMain('2-50')&quot;&gt;-&lt;/button&gt;&lt;/td&gt;&lt;td id=&quot;table-main-2-50-numCopies&quot;&gt;0&lt;/td&gt;&lt;td&gt;&lt;button type=&quot;button&quot; onclick=&quot;pushCardMain('2-50')&quot;&gt;+&lt;/button&gt;&lt;/td&gt;&lt;td&gt;&lt;button type=&quot;button&quot; onclick=&quot;popCardSide('2-50')&quot;&gt;-&lt;/button&gt;&lt;/td&gt;&lt;td id=&quot;table-side-2-50-numCopies&quot;&gt;0&lt;/td&gt;&lt;td&gt;&lt;button type=&quot;button&quot; onclick=&quot;pushCardSide('2-50')&quot;&gt;+&lt;/button&gt;&lt;/td&gt;&lt;/tr&gt;" calcext:value-type="string">
            <text:p>&lt;tr id="table-2-50" data-expansion="25" data-type="2" data-color="10"&gt;&lt;td&gt;2-50&lt;/td&gt;&lt;td&gt;安宅船&lt;/td&gt;&lt;td&gt;赤&lt;/td&gt;&lt;td&gt;ハイケイ&lt;/td&gt;&lt;td&gt;5&lt;/td&gt;&lt;td&gt;&lt;button type="button" onclick="popCardMain('2-50')"&gt;-&lt;/button&gt;&lt;/td&gt;&lt;td id="table-main-2-50-numCopies"&gt;0&lt;/td&gt;&lt;td&gt;&lt;button type="button" onclick="pushCardMain('2-50')"&gt;+&lt;/button&gt;&lt;/td&gt;&lt;td&gt;&lt;button type="button" onclick="popCardSide('2-50')"&gt;-&lt;/button&gt;&lt;/td&gt;&lt;td id="table-side-2-50-numCopies"&gt;0&lt;/td&gt;&lt;td&gt;&lt;button type="button" onclick="pushCardSide('2-5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M184];[$HTML.$C$1];[.$B184];[$HTML.$D$1];[.$B184];[$HTML.$E$1];[.$B184];[$HTML.$F$1];[.$B184];[$HTML.$G$1])" office:value-type="string" office:string-value="&lt;div class=&quot;card&quot; id=&quot;main-2-51&quot;&gt;&lt;img width=&quot;115&quot; heidht=&quot;160&quot; src=&quot;https://one-draw.jp/ijinden/cardlist/002/card/02_051.png&quot; /&gt;&lt;div class=&quot;numCopies&quot; id=&quot;main-2-51-numCopies&quot;&gt;0&lt;/div&gt;&lt;button type=&quot;button&quot; class=&quot;pop&quot; onclick=&quot;popCardMain('2-51');&quot;&gt;-&lt;/button&gt;&lt;button type=&quot;button&quot; class=&quot;push&quot; onclick=&quot;pushCardMain('2-51');&quot;&gt;+&lt;/button&gt;&lt;button type=&quot;button&quot; class=&quot;drop&quot; onclick=&quot;dropCardMain('2-51');&quot;&gt;↓&lt;/button&gt;&lt;/div&gt;" calcext:value-type="string">
            <text:p>&lt;div class="card" id="main-2-51"&gt;&lt;img width="115" heidht="160" src="https://one-draw.jp/ijinden/cardlist/002/card/02_051.png" /&gt;&lt;div class="numCopies" id="main-2-51-numCopies"&gt;0&lt;/div&gt;&lt;button type="button" class="pop" onclick="popCardMain('2-51');"&gt;-&lt;/button&gt;&lt;button type="button" class="push" onclick="pushCardMain('2-51');"&gt;+&lt;/button&gt;&lt;button type="button" class="drop" onclick="dropCardMain('2-51');"&gt;↓&lt;/button&gt;&lt;/div&gt;</text:p>
          </table:table-cell>
          <table:table-cell table:formula="of:=CONCATENATE([$HTML.$A$2];[.$B184];[$HTML.$B$2];[.$M184];[$HTML.$C$2];[.$B184];[$HTML.$D$2];[.$B184];[$HTML.$E$2];[.$B184];[$HTML.$F$2];[.$B184];[$HTML.$G$2])" office:value-type="string" office:string-value="&lt;div class=&quot;card&quot; id=&quot;side-2-51&quot;&gt;&lt;img width=&quot;115&quot; heidht=&quot;160&quot; src=&quot;https://one-draw.jp/ijinden/cardlist/002/card/02_051.png&quot; /&gt;&lt;div class=&quot;numCopies&quot; id=&quot;side-2-51-numCopies&quot;&gt;0&lt;/div&gt;&lt;button type=&quot;button&quot; class=&quot;pop&quot; onclick=&quot;popCardSide('2-51');&quot;&gt;-&lt;/button&gt;&lt;button type=&quot;button&quot; class=&quot;push&quot; onclick=&quot;pushCardSide('2-51');&quot;&gt;+&lt;/button&gt;&lt;button type=&quot;button&quot; class=&quot;raise&quot; onclick=&quot;raiseCardSide('2-51');&quot;&gt;↑&lt;/button&gt;&lt;/div&gt;" calcext:value-type="string">
            <text:p>&lt;div class="card" id="side-2-51"&gt;&lt;img width="115" heidht="160" src="https://one-draw.jp/ijinden/cardlist/002/card/02_051.png" /&gt;&lt;div class="numCopies" id="side-2-51-numCopies"&gt;0&lt;/div&gt;&lt;button type="button" class="pop" onclick="popCardSide('2-51');"&gt;-&lt;/button&gt;&lt;button type="button" class="push" onclick="pushCardSide('2-51');"&gt;+&lt;/button&gt;&lt;button type="button" class="raise" onclick="raiseCardSide('2-51');"&gt;↑&lt;/button&gt;&lt;/div&gt;</text:p>
          </table:table-cell>
          <table:table-cell table:formula="of:=CONCATENATE([$HTML.$A$3];[.B184];[$HTML.$B$3];[.F184];[$HTML.$C$3];[.H184];[$HTML.$D$3];[.J184];[$HTML.$E$3];[.B184];[$HTML.$F$3];[.D184];[$HTML.$G$3];[.I184];[$HTML.$H$3];[.G184];[$HTML.$I$3];[.K184];[$HTML.$J$3];[.B184];[$HTML.$K$3];[.B184];[$HTML.$L$3];[.B184];[$HTML.$M$3];[.B184];[$HTML.$N$3];[.B184];[$HTML.$O$3];[.B184];[$HTML.$P$3])" office:value-type="string" office:string-value="&lt;tr id=&quot;table-2-51&quot; data-expansion=&quot;25&quot; data-type=&quot;2&quot; data-color=&quot;20&quot;&gt;&lt;td&gt;2-51&lt;/td&gt;&lt;td&gt;リヴァイアサン&lt;/td&gt;&lt;td&gt;青&lt;/td&gt;&lt;td&gt;ハイケイ&lt;/td&gt;&lt;td&gt;4&lt;/td&gt;&lt;td&gt;&lt;button type=&quot;button&quot; onclick=&quot;popCardMain('2-51')&quot;&gt;-&lt;/button&gt;&lt;/td&gt;&lt;td id=&quot;table-main-2-51-numCopies&quot;&gt;0&lt;/td&gt;&lt;td&gt;&lt;button type=&quot;button&quot; onclick=&quot;pushCardMain('2-51')&quot;&gt;+&lt;/button&gt;&lt;/td&gt;&lt;td&gt;&lt;button type=&quot;button&quot; onclick=&quot;popCardSide('2-51')&quot;&gt;-&lt;/button&gt;&lt;/td&gt;&lt;td id=&quot;table-side-2-51-numCopies&quot;&gt;0&lt;/td&gt;&lt;td&gt;&lt;button type=&quot;button&quot; onclick=&quot;pushCardSide('2-51')&quot;&gt;+&lt;/button&gt;&lt;/td&gt;&lt;/tr&gt;" calcext:value-type="string">
            <text:p>&lt;tr id="table-2-51" data-expansion="25" data-type="2" data-color="20"&gt;&lt;td&gt;2-51&lt;/td&gt;&lt;td&gt;リヴァイアサン&lt;/td&gt;&lt;td&gt;青&lt;/td&gt;&lt;td&gt;ハイケイ&lt;/td&gt;&lt;td&gt;4&lt;/td&gt;&lt;td&gt;&lt;button type="button" onclick="popCardMain('2-51')"&gt;-&lt;/button&gt;&lt;/td&gt;&lt;td id="table-main-2-51-numCopies"&gt;0&lt;/td&gt;&lt;td&gt;&lt;button type="button" onclick="pushCardMain('2-51')"&gt;+&lt;/button&gt;&lt;/td&gt;&lt;td&gt;&lt;button type="button" onclick="popCardSide('2-51')"&gt;-&lt;/button&gt;&lt;/td&gt;&lt;td id="table-side-2-51-numCopies"&gt;0&lt;/td&gt;&lt;td&gt;&lt;button type="button" onclick="pushCardSide('2-5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M185];[$HTML.$C$1];[.$B185];[$HTML.$D$1];[.$B185];[$HTML.$E$1];[.$B185];[$HTML.$F$1];[.$B185];[$HTML.$G$1])" office:value-type="string" office:string-value="&lt;div class=&quot;card&quot; id=&quot;main-2-52&quot;&gt;&lt;img width=&quot;115&quot; heidht=&quot;160&quot; src=&quot;https://one-draw.jp/ijinden/cardlist/002/card/02_052.png&quot; /&gt;&lt;div class=&quot;numCopies&quot; id=&quot;main-2-52-numCopies&quot;&gt;0&lt;/div&gt;&lt;button type=&quot;button&quot; class=&quot;pop&quot; onclick=&quot;popCardMain('2-52');&quot;&gt;-&lt;/button&gt;&lt;button type=&quot;button&quot; class=&quot;push&quot; onclick=&quot;pushCardMain('2-52');&quot;&gt;+&lt;/button&gt;&lt;button type=&quot;button&quot; class=&quot;drop&quot; onclick=&quot;dropCardMain('2-52');&quot;&gt;↓&lt;/button&gt;&lt;/div&gt;" calcext:value-type="string">
            <text:p>&lt;div class="card" id="main-2-52"&gt;&lt;img width="115" heidht="160" src="https://one-draw.jp/ijinden/cardlist/002/card/02_052.png" /&gt;&lt;div class="numCopies" id="main-2-52-numCopies"&gt;0&lt;/div&gt;&lt;button type="button" class="pop" onclick="popCardMain('2-52');"&gt;-&lt;/button&gt;&lt;button type="button" class="push" onclick="pushCardMain('2-52');"&gt;+&lt;/button&gt;&lt;button type="button" class="drop" onclick="dropCardMain('2-52');"&gt;↓&lt;/button&gt;&lt;/div&gt;</text:p>
          </table:table-cell>
          <table:table-cell table:formula="of:=CONCATENATE([$HTML.$A$2];[.$B185];[$HTML.$B$2];[.$M185];[$HTML.$C$2];[.$B185];[$HTML.$D$2];[.$B185];[$HTML.$E$2];[.$B185];[$HTML.$F$2];[.$B185];[$HTML.$G$2])" office:value-type="string" office:string-value="&lt;div class=&quot;card&quot; id=&quot;side-2-52&quot;&gt;&lt;img width=&quot;115&quot; heidht=&quot;160&quot; src=&quot;https://one-draw.jp/ijinden/cardlist/002/card/02_052.png&quot; /&gt;&lt;div class=&quot;numCopies&quot; id=&quot;side-2-52-numCopies&quot;&gt;0&lt;/div&gt;&lt;button type=&quot;button&quot; class=&quot;pop&quot; onclick=&quot;popCardSide('2-52');&quot;&gt;-&lt;/button&gt;&lt;button type=&quot;button&quot; class=&quot;push&quot; onclick=&quot;pushCardSide('2-52');&quot;&gt;+&lt;/button&gt;&lt;button type=&quot;button&quot; class=&quot;raise&quot; onclick=&quot;raiseCardSide('2-52');&quot;&gt;↑&lt;/button&gt;&lt;/div&gt;" calcext:value-type="string">
            <text:p>&lt;div class="card" id="side-2-52"&gt;&lt;img width="115" heidht="160" src="https://one-draw.jp/ijinden/cardlist/002/card/02_052.png" /&gt;&lt;div class="numCopies" id="side-2-52-numCopies"&gt;0&lt;/div&gt;&lt;button type="button" class="pop" onclick="popCardSide('2-52');"&gt;-&lt;/button&gt;&lt;button type="button" class="push" onclick="pushCardSide('2-52');"&gt;+&lt;/button&gt;&lt;button type="button" class="raise" onclick="raiseCardSide('2-52');"&gt;↑&lt;/button&gt;&lt;/div&gt;</text:p>
          </table:table-cell>
          <table:table-cell table:formula="of:=CONCATENATE([$HTML.$A$3];[.B185];[$HTML.$B$3];[.F185];[$HTML.$C$3];[.H185];[$HTML.$D$3];[.J185];[$HTML.$E$3];[.B185];[$HTML.$F$3];[.D185];[$HTML.$G$3];[.I185];[$HTML.$H$3];[.G185];[$HTML.$I$3];[.K185];[$HTML.$J$3];[.B185];[$HTML.$K$3];[.B185];[$HTML.$L$3];[.B185];[$HTML.$M$3];[.B185];[$HTML.$N$3];[.B185];[$HTML.$O$3];[.B185];[$HTML.$P$3])" office:value-type="string" office:string-value="&lt;tr id=&quot;table-2-52&quot; data-expansion=&quot;25&quot; data-type=&quot;2&quot; data-color=&quot;20&quot;&gt;&lt;td&gt;2-52&lt;/td&gt;&lt;td&gt;ガレオン船&lt;/td&gt;&lt;td&gt;青&lt;/td&gt;&lt;td&gt;ハイケイ&lt;/td&gt;&lt;td&gt;6&lt;/td&gt;&lt;td&gt;&lt;button type=&quot;button&quot; onclick=&quot;popCardMain('2-52')&quot;&gt;-&lt;/button&gt;&lt;/td&gt;&lt;td id=&quot;table-main-2-52-numCopies&quot;&gt;0&lt;/td&gt;&lt;td&gt;&lt;button type=&quot;button&quot; onclick=&quot;pushCardMain('2-52')&quot;&gt;+&lt;/button&gt;&lt;/td&gt;&lt;td&gt;&lt;button type=&quot;button&quot; onclick=&quot;popCardSide('2-52')&quot;&gt;-&lt;/button&gt;&lt;/td&gt;&lt;td id=&quot;table-side-2-52-numCopies&quot;&gt;0&lt;/td&gt;&lt;td&gt;&lt;button type=&quot;button&quot; onclick=&quot;pushCardSide('2-52')&quot;&gt;+&lt;/button&gt;&lt;/td&gt;&lt;/tr&gt;" calcext:value-type="string">
            <text:p>&lt;tr id="table-2-52" data-expansion="25" data-type="2" data-color="20"&gt;&lt;td&gt;2-52&lt;/td&gt;&lt;td&gt;ガレオン船&lt;/td&gt;&lt;td&gt;青&lt;/td&gt;&lt;td&gt;ハイケイ&lt;/td&gt;&lt;td&gt;6&lt;/td&gt;&lt;td&gt;&lt;button type="button" onclick="popCardMain('2-52')"&gt;-&lt;/button&gt;&lt;/td&gt;&lt;td id="table-main-2-52-numCopies"&gt;0&lt;/td&gt;&lt;td&gt;&lt;button type="button" onclick="pushCardMain('2-52')"&gt;+&lt;/button&gt;&lt;/td&gt;&lt;td&gt;&lt;button type="button" onclick="popCardSide('2-52')"&gt;-&lt;/button&gt;&lt;/td&gt;&lt;td id="table-side-2-52-numCopies"&gt;0&lt;/td&gt;&lt;td&gt;&lt;button type="button" onclick="pushCardSide('2-5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M186];[$HTML.$C$1];[.$B186];[$HTML.$D$1];[.$B186];[$HTML.$E$1];[.$B186];[$HTML.$F$1];[.$B186];[$HTML.$G$1])" office:value-type="string" office:string-value="&lt;div class=&quot;card&quot; id=&quot;main-2-53&quot;&gt;&lt;img width=&quot;115&quot; heidht=&quot;160&quot; src=&quot;https://one-draw.jp/ijinden/cardlist/002/card/02_053.png&quot; /&gt;&lt;div class=&quot;numCopies&quot; id=&quot;main-2-53-numCopies&quot;&gt;0&lt;/div&gt;&lt;button type=&quot;button&quot; class=&quot;pop&quot; onclick=&quot;popCardMain('2-53');&quot;&gt;-&lt;/button&gt;&lt;button type=&quot;button&quot; class=&quot;push&quot; onclick=&quot;pushCardMain('2-53');&quot;&gt;+&lt;/button&gt;&lt;button type=&quot;button&quot; class=&quot;drop&quot; onclick=&quot;dropCardMain('2-53');&quot;&gt;↓&lt;/button&gt;&lt;/div&gt;" calcext:value-type="string">
            <text:p>&lt;div class="card" id="main-2-53"&gt;&lt;img width="115" heidht="160" src="https://one-draw.jp/ijinden/cardlist/002/card/02_053.png" /&gt;&lt;div class="numCopies" id="main-2-53-numCopies"&gt;0&lt;/div&gt;&lt;button type="button" class="pop" onclick="popCardMain('2-53');"&gt;-&lt;/button&gt;&lt;button type="button" class="push" onclick="pushCardMain('2-53');"&gt;+&lt;/button&gt;&lt;button type="button" class="drop" onclick="dropCardMain('2-53');"&gt;↓&lt;/button&gt;&lt;/div&gt;</text:p>
          </table:table-cell>
          <table:table-cell table:formula="of:=CONCATENATE([$HTML.$A$2];[.$B186];[$HTML.$B$2];[.$M186];[$HTML.$C$2];[.$B186];[$HTML.$D$2];[.$B186];[$HTML.$E$2];[.$B186];[$HTML.$F$2];[.$B186];[$HTML.$G$2])" office:value-type="string" office:string-value="&lt;div class=&quot;card&quot; id=&quot;side-2-53&quot;&gt;&lt;img width=&quot;115&quot; heidht=&quot;160&quot; src=&quot;https://one-draw.jp/ijinden/cardlist/002/card/02_053.png&quot; /&gt;&lt;div class=&quot;numCopies&quot; id=&quot;side-2-53-numCopies&quot;&gt;0&lt;/div&gt;&lt;button type=&quot;button&quot; class=&quot;pop&quot; onclick=&quot;popCardSide('2-53');&quot;&gt;-&lt;/button&gt;&lt;button type=&quot;button&quot; class=&quot;push&quot; onclick=&quot;pushCardSide('2-53');&quot;&gt;+&lt;/button&gt;&lt;button type=&quot;button&quot; class=&quot;raise&quot; onclick=&quot;raiseCardSide('2-53');&quot;&gt;↑&lt;/button&gt;&lt;/div&gt;" calcext:value-type="string">
            <text:p>&lt;div class="card" id="side-2-53"&gt;&lt;img width="115" heidht="160" src="https://one-draw.jp/ijinden/cardlist/002/card/02_053.png" /&gt;&lt;div class="numCopies" id="side-2-53-numCopies"&gt;0&lt;/div&gt;&lt;button type="button" class="pop" onclick="popCardSide('2-53');"&gt;-&lt;/button&gt;&lt;button type="button" class="push" onclick="pushCardSide('2-53');"&gt;+&lt;/button&gt;&lt;button type="button" class="raise" onclick="raiseCardSide('2-53');"&gt;↑&lt;/button&gt;&lt;/div&gt;</text:p>
          </table:table-cell>
          <table:table-cell table:formula="of:=CONCATENATE([$HTML.$A$3];[.B186];[$HTML.$B$3];[.F186];[$HTML.$C$3];[.H186];[$HTML.$D$3];[.J186];[$HTML.$E$3];[.B186];[$HTML.$F$3];[.D186];[$HTML.$G$3];[.I186];[$HTML.$H$3];[.G186];[$HTML.$I$3];[.K186];[$HTML.$J$3];[.B186];[$HTML.$K$3];[.B186];[$HTML.$L$3];[.B186];[$HTML.$M$3];[.B186];[$HTML.$N$3];[.B186];[$HTML.$O$3];[.B186];[$HTML.$P$3])" office:value-type="string" office:string-value="&lt;tr id=&quot;table-2-53&quot; data-expansion=&quot;25&quot; data-type=&quot;2&quot; data-color=&quot;30&quot;&gt;&lt;td&gt;2-53&lt;/td&gt;&lt;td&gt;仁王&lt;/td&gt;&lt;td&gt;緑&lt;/td&gt;&lt;td&gt;ハイケイ&lt;/td&gt;&lt;td&gt;2&lt;/td&gt;&lt;td&gt;&lt;button type=&quot;button&quot; onclick=&quot;popCardMain('2-53')&quot;&gt;-&lt;/button&gt;&lt;/td&gt;&lt;td id=&quot;table-main-2-53-numCopies&quot;&gt;0&lt;/td&gt;&lt;td&gt;&lt;button type=&quot;button&quot; onclick=&quot;pushCardMain('2-53')&quot;&gt;+&lt;/button&gt;&lt;/td&gt;&lt;td&gt;&lt;button type=&quot;button&quot; onclick=&quot;popCardSide('2-53')&quot;&gt;-&lt;/button&gt;&lt;/td&gt;&lt;td id=&quot;table-side-2-53-numCopies&quot;&gt;0&lt;/td&gt;&lt;td&gt;&lt;button type=&quot;button&quot; onclick=&quot;pushCardSide('2-53')&quot;&gt;+&lt;/button&gt;&lt;/td&gt;&lt;/tr&gt;" calcext:value-type="string">
            <text:p>&lt;tr id="table-2-53" data-expansion="25" data-type="2" data-color="30"&gt;&lt;td&gt;2-53&lt;/td&gt;&lt;td&gt;仁王&lt;/td&gt;&lt;td&gt;緑&lt;/td&gt;&lt;td&gt;ハイケイ&lt;/td&gt;&lt;td&gt;2&lt;/td&gt;&lt;td&gt;&lt;button type="button" onclick="popCardMain('2-53')"&gt;-&lt;/button&gt;&lt;/td&gt;&lt;td id="table-main-2-53-numCopies"&gt;0&lt;/td&gt;&lt;td&gt;&lt;button type="button" onclick="pushCardMain('2-53')"&gt;+&lt;/button&gt;&lt;/td&gt;&lt;td&gt;&lt;button type="button" onclick="popCardSide('2-53')"&gt;-&lt;/button&gt;&lt;/td&gt;&lt;td id="table-side-2-53-numCopies"&gt;0&lt;/td&gt;&lt;td&gt;&lt;button type="button" onclick="pushCardSide('2-5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M187];[$HTML.$C$1];[.$B187];[$HTML.$D$1];[.$B187];[$HTML.$E$1];[.$B187];[$HTML.$F$1];[.$B187];[$HTML.$G$1])" office:value-type="string" office:string-value="&lt;div class=&quot;card&quot; id=&quot;main-2-54&quot;&gt;&lt;img width=&quot;115&quot; heidht=&quot;160&quot; src=&quot;https://one-draw.jp/ijinden/cardlist/002/card/02_054.png&quot; /&gt;&lt;div class=&quot;numCopies&quot; id=&quot;main-2-54-numCopies&quot;&gt;0&lt;/div&gt;&lt;button type=&quot;button&quot; class=&quot;pop&quot; onclick=&quot;popCardMain('2-54');&quot;&gt;-&lt;/button&gt;&lt;button type=&quot;button&quot; class=&quot;push&quot; onclick=&quot;pushCardMain('2-54');&quot;&gt;+&lt;/button&gt;&lt;button type=&quot;button&quot; class=&quot;drop&quot; onclick=&quot;dropCardMain('2-54');&quot;&gt;↓&lt;/button&gt;&lt;/div&gt;" calcext:value-type="string">
            <text:p>&lt;div class="card" id="main-2-54"&gt;&lt;img width="115" heidht="160" src="https://one-draw.jp/ijinden/cardlist/002/card/02_054.png" /&gt;&lt;div class="numCopies" id="main-2-54-numCopies"&gt;0&lt;/div&gt;&lt;button type="button" class="pop" onclick="popCardMain('2-54');"&gt;-&lt;/button&gt;&lt;button type="button" class="push" onclick="pushCardMain('2-54');"&gt;+&lt;/button&gt;&lt;button type="button" class="drop" onclick="dropCardMain('2-54');"&gt;↓&lt;/button&gt;&lt;/div&gt;</text:p>
          </table:table-cell>
          <table:table-cell table:formula="of:=CONCATENATE([$HTML.$A$2];[.$B187];[$HTML.$B$2];[.$M187];[$HTML.$C$2];[.$B187];[$HTML.$D$2];[.$B187];[$HTML.$E$2];[.$B187];[$HTML.$F$2];[.$B187];[$HTML.$G$2])" office:value-type="string" office:string-value="&lt;div class=&quot;card&quot; id=&quot;side-2-54&quot;&gt;&lt;img width=&quot;115&quot; heidht=&quot;160&quot; src=&quot;https://one-draw.jp/ijinden/cardlist/002/card/02_054.png&quot; /&gt;&lt;div class=&quot;numCopies&quot; id=&quot;side-2-54-numCopies&quot;&gt;0&lt;/div&gt;&lt;button type=&quot;button&quot; class=&quot;pop&quot; onclick=&quot;popCardSide('2-54');&quot;&gt;-&lt;/button&gt;&lt;button type=&quot;button&quot; class=&quot;push&quot; onclick=&quot;pushCardSide('2-54');&quot;&gt;+&lt;/button&gt;&lt;button type=&quot;button&quot; class=&quot;raise&quot; onclick=&quot;raiseCardSide('2-54');&quot;&gt;↑&lt;/button&gt;&lt;/div&gt;" calcext:value-type="string">
            <text:p>&lt;div class="card" id="side-2-54"&gt;&lt;img width="115" heidht="160" src="https://one-draw.jp/ijinden/cardlist/002/card/02_054.png" /&gt;&lt;div class="numCopies" id="side-2-54-numCopies"&gt;0&lt;/div&gt;&lt;button type="button" class="pop" onclick="popCardSide('2-54');"&gt;-&lt;/button&gt;&lt;button type="button" class="push" onclick="pushCardSide('2-54');"&gt;+&lt;/button&gt;&lt;button type="button" class="raise" onclick="raiseCardSide('2-54');"&gt;↑&lt;/button&gt;&lt;/div&gt;</text:p>
          </table:table-cell>
          <table:table-cell table:formula="of:=CONCATENATE([$HTML.$A$3];[.B187];[$HTML.$B$3];[.F187];[$HTML.$C$3];[.H187];[$HTML.$D$3];[.J187];[$HTML.$E$3];[.B187];[$HTML.$F$3];[.D187];[$HTML.$G$3];[.I187];[$HTML.$H$3];[.G187];[$HTML.$I$3];[.K187];[$HTML.$J$3];[.B187];[$HTML.$K$3];[.B187];[$HTML.$L$3];[.B187];[$HTML.$M$3];[.B187];[$HTML.$N$3];[.B187];[$HTML.$O$3];[.B187];[$HTML.$P$3])" office:value-type="string" office:string-value="&lt;tr id=&quot;table-2-54&quot; data-expansion=&quot;25&quot; data-type=&quot;2&quot; data-color=&quot;30&quot;&gt;&lt;td&gt;2-54&lt;/td&gt;&lt;td&gt;蒸気機関車&lt;/td&gt;&lt;td&gt;緑&lt;/td&gt;&lt;td&gt;ハイケイ&lt;/td&gt;&lt;td&gt;7&lt;/td&gt;&lt;td&gt;&lt;button type=&quot;button&quot; onclick=&quot;popCardMain('2-54')&quot;&gt;-&lt;/button&gt;&lt;/td&gt;&lt;td id=&quot;table-main-2-54-numCopies&quot;&gt;0&lt;/td&gt;&lt;td&gt;&lt;button type=&quot;button&quot; onclick=&quot;pushCardMain('2-54')&quot;&gt;+&lt;/button&gt;&lt;/td&gt;&lt;td&gt;&lt;button type=&quot;button&quot; onclick=&quot;popCardSide('2-54')&quot;&gt;-&lt;/button&gt;&lt;/td&gt;&lt;td id=&quot;table-side-2-54-numCopies&quot;&gt;0&lt;/td&gt;&lt;td&gt;&lt;button type=&quot;button&quot; onclick=&quot;pushCardSide('2-54')&quot;&gt;+&lt;/button&gt;&lt;/td&gt;&lt;/tr&gt;" calcext:value-type="string">
            <text:p>&lt;tr id="table-2-54" data-expansion="25" data-type="2" data-color="30"&gt;&lt;td&gt;2-54&lt;/td&gt;&lt;td&gt;蒸気機関車&lt;/td&gt;&lt;td&gt;緑&lt;/td&gt;&lt;td&gt;ハイケイ&lt;/td&gt;&lt;td&gt;7&lt;/td&gt;&lt;td&gt;&lt;button type="button" onclick="popCardMain('2-54')"&gt;-&lt;/button&gt;&lt;/td&gt;&lt;td id="table-main-2-54-numCopies"&gt;0&lt;/td&gt;&lt;td&gt;&lt;button type="button" onclick="pushCardMain('2-54')"&gt;+&lt;/button&gt;&lt;/td&gt;&lt;td&gt;&lt;button type="button" onclick="popCardSide('2-54')"&gt;-&lt;/button&gt;&lt;/td&gt;&lt;td id="table-side-2-54-numCopies"&gt;0&lt;/td&gt;&lt;td&gt;&lt;button type="button" onclick="pushCardSide('2-5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M188];[$HTML.$C$1];[.$B188];[$HTML.$D$1];[.$B188];[$HTML.$E$1];[.$B188];[$HTML.$F$1];[.$B188];[$HTML.$G$1])" office:value-type="string" office:string-value="&lt;div class=&quot;card&quot; id=&quot;main-2-55&quot;&gt;&lt;img width=&quot;115&quot; heidht=&quot;160&quot; src=&quot;https://one-draw.jp/ijinden/cardlist/002/card/02_055.png&quot; /&gt;&lt;div class=&quot;numCopies&quot; id=&quot;main-2-55-numCopies&quot;&gt;0&lt;/div&gt;&lt;button type=&quot;button&quot; class=&quot;pop&quot; onclick=&quot;popCardMain('2-55');&quot;&gt;-&lt;/button&gt;&lt;button type=&quot;button&quot; class=&quot;push&quot; onclick=&quot;pushCardMain('2-55');&quot;&gt;+&lt;/button&gt;&lt;button type=&quot;button&quot; class=&quot;drop&quot; onclick=&quot;dropCardMain('2-55');&quot;&gt;↓&lt;/button&gt;&lt;/div&gt;" calcext:value-type="string">
            <text:p>&lt;div class="card" id="main-2-55"&gt;&lt;img width="115" heidht="160" src="https://one-draw.jp/ijinden/cardlist/002/card/02_055.png" /&gt;&lt;div class="numCopies" id="main-2-55-numCopies"&gt;0&lt;/div&gt;&lt;button type="button" class="pop" onclick="popCardMain('2-55');"&gt;-&lt;/button&gt;&lt;button type="button" class="push" onclick="pushCardMain('2-55');"&gt;+&lt;/button&gt;&lt;button type="button" class="drop" onclick="dropCardMain('2-55');"&gt;↓&lt;/button&gt;&lt;/div&gt;</text:p>
          </table:table-cell>
          <table:table-cell table:formula="of:=CONCATENATE([$HTML.$A$2];[.$B188];[$HTML.$B$2];[.$M188];[$HTML.$C$2];[.$B188];[$HTML.$D$2];[.$B188];[$HTML.$E$2];[.$B188];[$HTML.$F$2];[.$B188];[$HTML.$G$2])" office:value-type="string" office:string-value="&lt;div class=&quot;card&quot; id=&quot;side-2-55&quot;&gt;&lt;img width=&quot;115&quot; heidht=&quot;160&quot; src=&quot;https://one-draw.jp/ijinden/cardlist/002/card/02_055.png&quot; /&gt;&lt;div class=&quot;numCopies&quot; id=&quot;side-2-55-numCopies&quot;&gt;0&lt;/div&gt;&lt;button type=&quot;button&quot; class=&quot;pop&quot; onclick=&quot;popCardSide('2-55');&quot;&gt;-&lt;/button&gt;&lt;button type=&quot;button&quot; class=&quot;push&quot; onclick=&quot;pushCardSide('2-55');&quot;&gt;+&lt;/button&gt;&lt;button type=&quot;button&quot; class=&quot;raise&quot; onclick=&quot;raiseCardSide('2-55');&quot;&gt;↑&lt;/button&gt;&lt;/div&gt;" calcext:value-type="string">
            <text:p>&lt;div class="card" id="side-2-55"&gt;&lt;img width="115" heidht="160" src="https://one-draw.jp/ijinden/cardlist/002/card/02_055.png" /&gt;&lt;div class="numCopies" id="side-2-55-numCopies"&gt;0&lt;/div&gt;&lt;button type="button" class="pop" onclick="popCardSide('2-55');"&gt;-&lt;/button&gt;&lt;button type="button" class="push" onclick="pushCardSide('2-55');"&gt;+&lt;/button&gt;&lt;button type="button" class="raise" onclick="raiseCardSide('2-55');"&gt;↑&lt;/button&gt;&lt;/div&gt;</text:p>
          </table:table-cell>
          <table:table-cell table:formula="of:=CONCATENATE([$HTML.$A$3];[.B188];[$HTML.$B$3];[.F188];[$HTML.$C$3];[.H188];[$HTML.$D$3];[.J188];[$HTML.$E$3];[.B188];[$HTML.$F$3];[.D188];[$HTML.$G$3];[.I188];[$HTML.$H$3];[.G188];[$HTML.$I$3];[.K188];[$HTML.$J$3];[.B188];[$HTML.$K$3];[.B188];[$HTML.$L$3];[.B188];[$HTML.$M$3];[.B188];[$HTML.$N$3];[.B188];[$HTML.$O$3];[.B188];[$HTML.$P$3])" office:value-type="string" office:string-value="&lt;tr id=&quot;table-2-55&quot; data-expansion=&quot;25&quot; data-type=&quot;2&quot; data-color=&quot;40&quot;&gt;&lt;td&gt;2-55&lt;/td&gt;&lt;td&gt;凱旋門&lt;/td&gt;&lt;td&gt;黄&lt;/td&gt;&lt;td&gt;ハイケイ&lt;/td&gt;&lt;td&gt;2&lt;/td&gt;&lt;td&gt;&lt;button type=&quot;button&quot; onclick=&quot;popCardMain('2-55')&quot;&gt;-&lt;/button&gt;&lt;/td&gt;&lt;td id=&quot;table-main-2-55-numCopies&quot;&gt;0&lt;/td&gt;&lt;td&gt;&lt;button type=&quot;button&quot; onclick=&quot;pushCardMain('2-55')&quot;&gt;+&lt;/button&gt;&lt;/td&gt;&lt;td&gt;&lt;button type=&quot;button&quot; onclick=&quot;popCardSide('2-55')&quot;&gt;-&lt;/button&gt;&lt;/td&gt;&lt;td id=&quot;table-side-2-55-numCopies&quot;&gt;0&lt;/td&gt;&lt;td&gt;&lt;button type=&quot;button&quot; onclick=&quot;pushCardSide('2-55')&quot;&gt;+&lt;/button&gt;&lt;/td&gt;&lt;/tr&gt;" calcext:value-type="string">
            <text:p>&lt;tr id="table-2-55" data-expansion="25" data-type="2" data-color="40"&gt;&lt;td&gt;2-55&lt;/td&gt;&lt;td&gt;凱旋門&lt;/td&gt;&lt;td&gt;黄&lt;/td&gt;&lt;td&gt;ハイケイ&lt;/td&gt;&lt;td&gt;2&lt;/td&gt;&lt;td&gt;&lt;button type="button" onclick="popCardMain('2-55')"&gt;-&lt;/button&gt;&lt;/td&gt;&lt;td id="table-main-2-55-numCopies"&gt;0&lt;/td&gt;&lt;td&gt;&lt;button type="button" onclick="pushCardMain('2-55')"&gt;+&lt;/button&gt;&lt;/td&gt;&lt;td&gt;&lt;button type="button" onclick="popCardSide('2-55')"&gt;-&lt;/button&gt;&lt;/td&gt;&lt;td id="table-side-2-55-numCopies"&gt;0&lt;/td&gt;&lt;td&gt;&lt;button type="button" onclick="pushCardSide('2-5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M189];[$HTML.$C$1];[.$B189];[$HTML.$D$1];[.$B189];[$HTML.$E$1];[.$B189];[$HTML.$F$1];[.$B189];[$HTML.$G$1])" office:value-type="string" office:string-value="&lt;div class=&quot;card&quot; id=&quot;main-2-56&quot;&gt;&lt;img width=&quot;115&quot; heidht=&quot;160&quot; src=&quot;https://one-draw.jp/ijinden/cardlist/002/card/02_056.png&quot; /&gt;&lt;div class=&quot;numCopies&quot; id=&quot;main-2-56-numCopies&quot;&gt;0&lt;/div&gt;&lt;button type=&quot;button&quot; class=&quot;pop&quot; onclick=&quot;popCardMain('2-56');&quot;&gt;-&lt;/button&gt;&lt;button type=&quot;button&quot; class=&quot;push&quot; onclick=&quot;pushCardMain('2-56');&quot;&gt;+&lt;/button&gt;&lt;button type=&quot;button&quot; class=&quot;drop&quot; onclick=&quot;dropCardMain('2-56');&quot;&gt;↓&lt;/button&gt;&lt;/div&gt;" calcext:value-type="string">
            <text:p>&lt;div class="card" id="main-2-56"&gt;&lt;img width="115" heidht="160" src="https://one-draw.jp/ijinden/cardlist/002/card/02_056.png" /&gt;&lt;div class="numCopies" id="main-2-56-numCopies"&gt;0&lt;/div&gt;&lt;button type="button" class="pop" onclick="popCardMain('2-56');"&gt;-&lt;/button&gt;&lt;button type="button" class="push" onclick="pushCardMain('2-56');"&gt;+&lt;/button&gt;&lt;button type="button" class="drop" onclick="dropCardMain('2-56');"&gt;↓&lt;/button&gt;&lt;/div&gt;</text:p>
          </table:table-cell>
          <table:table-cell table:formula="of:=CONCATENATE([$HTML.$A$2];[.$B189];[$HTML.$B$2];[.$M189];[$HTML.$C$2];[.$B189];[$HTML.$D$2];[.$B189];[$HTML.$E$2];[.$B189];[$HTML.$F$2];[.$B189];[$HTML.$G$2])" office:value-type="string" office:string-value="&lt;div class=&quot;card&quot; id=&quot;side-2-56&quot;&gt;&lt;img width=&quot;115&quot; heidht=&quot;160&quot; src=&quot;https://one-draw.jp/ijinden/cardlist/002/card/02_056.png&quot; /&gt;&lt;div class=&quot;numCopies&quot; id=&quot;side-2-56-numCopies&quot;&gt;0&lt;/div&gt;&lt;button type=&quot;button&quot; class=&quot;pop&quot; onclick=&quot;popCardSide('2-56');&quot;&gt;-&lt;/button&gt;&lt;button type=&quot;button&quot; class=&quot;push&quot; onclick=&quot;pushCardSide('2-56');&quot;&gt;+&lt;/button&gt;&lt;button type=&quot;button&quot; class=&quot;raise&quot; onclick=&quot;raiseCardSide('2-56');&quot;&gt;↑&lt;/button&gt;&lt;/div&gt;" calcext:value-type="string">
            <text:p>&lt;div class="card" id="side-2-56"&gt;&lt;img width="115" heidht="160" src="https://one-draw.jp/ijinden/cardlist/002/card/02_056.png" /&gt;&lt;div class="numCopies" id="side-2-56-numCopies"&gt;0&lt;/div&gt;&lt;button type="button" class="pop" onclick="popCardSide('2-56');"&gt;-&lt;/button&gt;&lt;button type="button" class="push" onclick="pushCardSide('2-56');"&gt;+&lt;/button&gt;&lt;button type="button" class="raise" onclick="raiseCardSide('2-56');"&gt;↑&lt;/button&gt;&lt;/div&gt;</text:p>
          </table:table-cell>
          <table:table-cell table:formula="of:=CONCATENATE([$HTML.$A$3];[.B189];[$HTML.$B$3];[.F189];[$HTML.$C$3];[.H189];[$HTML.$D$3];[.J189];[$HTML.$E$3];[.B189];[$HTML.$F$3];[.D189];[$HTML.$G$3];[.I189];[$HTML.$H$3];[.G189];[$HTML.$I$3];[.K189];[$HTML.$J$3];[.B189];[$HTML.$K$3];[.B189];[$HTML.$L$3];[.B189];[$HTML.$M$3];[.B189];[$HTML.$N$3];[.B189];[$HTML.$O$3];[.B189];[$HTML.$P$3])" office:value-type="string" office:string-value="&lt;tr id=&quot;table-2-56&quot; data-expansion=&quot;25&quot; data-type=&quot;2&quot; data-color=&quot;40&quot;&gt;&lt;td&gt;2-56&lt;/td&gt;&lt;td&gt;三層の舎利殿&lt;/td&gt;&lt;td&gt;黄&lt;/td&gt;&lt;td&gt;ハイケイ&lt;/td&gt;&lt;td&gt;3&lt;/td&gt;&lt;td&gt;&lt;button type=&quot;button&quot; onclick=&quot;popCardMain('2-56')&quot;&gt;-&lt;/button&gt;&lt;/td&gt;&lt;td id=&quot;table-main-2-56-numCopies&quot;&gt;0&lt;/td&gt;&lt;td&gt;&lt;button type=&quot;button&quot; onclick=&quot;pushCardMain('2-56')&quot;&gt;+&lt;/button&gt;&lt;/td&gt;&lt;td&gt;&lt;button type=&quot;button&quot; onclick=&quot;popCardSide('2-56')&quot;&gt;-&lt;/button&gt;&lt;/td&gt;&lt;td id=&quot;table-side-2-56-numCopies&quot;&gt;0&lt;/td&gt;&lt;td&gt;&lt;button type=&quot;button&quot; onclick=&quot;pushCardSide('2-56')&quot;&gt;+&lt;/button&gt;&lt;/td&gt;&lt;/tr&gt;" calcext:value-type="string">
            <text:p>&lt;tr id="table-2-56" data-expansion="25" data-type="2" data-color="40"&gt;&lt;td&gt;2-56&lt;/td&gt;&lt;td&gt;三層の舎利殿&lt;/td&gt;&lt;td&gt;黄&lt;/td&gt;&lt;td&gt;ハイケイ&lt;/td&gt;&lt;td&gt;3&lt;/td&gt;&lt;td&gt;&lt;button type="button" onclick="popCardMain('2-56')"&gt;-&lt;/button&gt;&lt;/td&gt;&lt;td id="table-main-2-56-numCopies"&gt;0&lt;/td&gt;&lt;td&gt;&lt;button type="button" onclick="pushCardMain('2-56')"&gt;+&lt;/button&gt;&lt;/td&gt;&lt;td&gt;&lt;button type="button" onclick="popCardSide('2-56')"&gt;-&lt;/button&gt;&lt;/td&gt;&lt;td id="table-side-2-56-numCopies"&gt;0&lt;/td&gt;&lt;td&gt;&lt;button type="button" onclick="pushCardSide('2-5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M190];[$HTML.$C$1];[.$B190];[$HTML.$D$1];[.$B190];[$HTML.$E$1];[.$B190];[$HTML.$F$1];[.$B190];[$HTML.$G$1])" office:value-type="string" office:string-value="&lt;div class=&quot;card&quot; id=&quot;main-2-57&quot;&gt;&lt;img width=&quot;115&quot; heidht=&quot;160&quot; src=&quot;https://one-draw.jp/ijinden/cardlist/002/card/02_057.png&quot; /&gt;&lt;div class=&quot;numCopies&quot; id=&quot;main-2-57-numCopies&quot;&gt;0&lt;/div&gt;&lt;button type=&quot;button&quot; class=&quot;pop&quot; onclick=&quot;popCardMain('2-57');&quot;&gt;-&lt;/button&gt;&lt;button type=&quot;button&quot; class=&quot;push&quot; onclick=&quot;pushCardMain('2-57');&quot;&gt;+&lt;/button&gt;&lt;button type=&quot;button&quot; class=&quot;drop&quot; onclick=&quot;dropCardMain('2-57');&quot;&gt;↓&lt;/button&gt;&lt;/div&gt;" calcext:value-type="string">
            <text:p>&lt;div class="card" id="main-2-57"&gt;&lt;img width="115" heidht="160" src="https://one-draw.jp/ijinden/cardlist/002/card/02_057.png" /&gt;&lt;div class="numCopies" id="main-2-57-numCopies"&gt;0&lt;/div&gt;&lt;button type="button" class="pop" onclick="popCardMain('2-57');"&gt;-&lt;/button&gt;&lt;button type="button" class="push" onclick="pushCardMain('2-57');"&gt;+&lt;/button&gt;&lt;button type="button" class="drop" onclick="dropCardMain('2-57');"&gt;↓&lt;/button&gt;&lt;/div&gt;</text:p>
          </table:table-cell>
          <table:table-cell table:formula="of:=CONCATENATE([$HTML.$A$2];[.$B190];[$HTML.$B$2];[.$M190];[$HTML.$C$2];[.$B190];[$HTML.$D$2];[.$B190];[$HTML.$E$2];[.$B190];[$HTML.$F$2];[.$B190];[$HTML.$G$2])" office:value-type="string" office:string-value="&lt;div class=&quot;card&quot; id=&quot;side-2-57&quot;&gt;&lt;img width=&quot;115&quot; heidht=&quot;160&quot; src=&quot;https://one-draw.jp/ijinden/cardlist/002/card/02_057.png&quot; /&gt;&lt;div class=&quot;numCopies&quot; id=&quot;side-2-57-numCopies&quot;&gt;0&lt;/div&gt;&lt;button type=&quot;button&quot; class=&quot;pop&quot; onclick=&quot;popCardSide('2-57');&quot;&gt;-&lt;/button&gt;&lt;button type=&quot;button&quot; class=&quot;push&quot; onclick=&quot;pushCardSide('2-57');&quot;&gt;+&lt;/button&gt;&lt;button type=&quot;button&quot; class=&quot;raise&quot; onclick=&quot;raiseCardSide('2-57');&quot;&gt;↑&lt;/button&gt;&lt;/div&gt;" calcext:value-type="string">
            <text:p>&lt;div class="card" id="side-2-57"&gt;&lt;img width="115" heidht="160" src="https://one-draw.jp/ijinden/cardlist/002/card/02_057.png" /&gt;&lt;div class="numCopies" id="side-2-57-numCopies"&gt;0&lt;/div&gt;&lt;button type="button" class="pop" onclick="popCardSide('2-57');"&gt;-&lt;/button&gt;&lt;button type="button" class="push" onclick="pushCardSide('2-57');"&gt;+&lt;/button&gt;&lt;button type="button" class="raise" onclick="raiseCardSide('2-57');"&gt;↑&lt;/button&gt;&lt;/div&gt;</text:p>
          </table:table-cell>
          <table:table-cell table:formula="of:=CONCATENATE([$HTML.$A$3];[.B190];[$HTML.$B$3];[.F190];[$HTML.$C$3];[.H190];[$HTML.$D$3];[.J190];[$HTML.$E$3];[.B190];[$HTML.$F$3];[.D190];[$HTML.$G$3];[.I190];[$HTML.$H$3];[.G190];[$HTML.$I$3];[.K190];[$HTML.$J$3];[.B190];[$HTML.$K$3];[.B190];[$HTML.$L$3];[.B190];[$HTML.$M$3];[.B190];[$HTML.$N$3];[.B190];[$HTML.$O$3];[.B190];[$HTML.$P$3])" office:value-type="string" office:string-value="&lt;tr id=&quot;table-2-57&quot; data-expansion=&quot;25&quot; data-type=&quot;3&quot; data-color=&quot;10&quot;&gt;&lt;td&gt;2-57&lt;/td&gt;&lt;td&gt;スペクター&lt;/td&gt;&lt;td&gt;赤&lt;/td&gt;&lt;td&gt;マホウ&lt;/td&gt;&lt;td&gt;7&lt;/td&gt;&lt;td&gt;&lt;button type=&quot;button&quot; onclick=&quot;popCardMain('2-57')&quot;&gt;-&lt;/button&gt;&lt;/td&gt;&lt;td id=&quot;table-main-2-57-numCopies&quot;&gt;0&lt;/td&gt;&lt;td&gt;&lt;button type=&quot;button&quot; onclick=&quot;pushCardMain('2-57')&quot;&gt;+&lt;/button&gt;&lt;/td&gt;&lt;td&gt;&lt;button type=&quot;button&quot; onclick=&quot;popCardSide('2-57')&quot;&gt;-&lt;/button&gt;&lt;/td&gt;&lt;td id=&quot;table-side-2-57-numCopies&quot;&gt;0&lt;/td&gt;&lt;td&gt;&lt;button type=&quot;button&quot; onclick=&quot;pushCardSide('2-57')&quot;&gt;+&lt;/button&gt;&lt;/td&gt;&lt;/tr&gt;" calcext:value-type="string">
            <text:p>&lt;tr id="table-2-57" data-expansion="25" data-type="3" data-color="10"&gt;&lt;td&gt;2-57&lt;/td&gt;&lt;td&gt;スペクター&lt;/td&gt;&lt;td&gt;赤&lt;/td&gt;&lt;td&gt;マホウ&lt;/td&gt;&lt;td&gt;7&lt;/td&gt;&lt;td&gt;&lt;button type="button" onclick="popCardMain('2-57')"&gt;-&lt;/button&gt;&lt;/td&gt;&lt;td id="table-main-2-57-numCopies"&gt;0&lt;/td&gt;&lt;td&gt;&lt;button type="button" onclick="pushCardMain('2-57')"&gt;+&lt;/button&gt;&lt;/td&gt;&lt;td&gt;&lt;button type="button" onclick="popCardSide('2-57')"&gt;-&lt;/button&gt;&lt;/td&gt;&lt;td id="table-side-2-57-numCopies"&gt;0&lt;/td&gt;&lt;td&gt;&lt;button type="button" onclick="pushCardSide('2-5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M191];[$HTML.$C$1];[.$B191];[$HTML.$D$1];[.$B191];[$HTML.$E$1];[.$B191];[$HTML.$F$1];[.$B191];[$HTML.$G$1])" office:value-type="string" office:string-value="&lt;div class=&quot;card&quot; id=&quot;main-2-58&quot;&gt;&lt;img width=&quot;115&quot; heidht=&quot;160&quot; src=&quot;https://one-draw.jp/ijinden/cardlist/002/card/02_058.png&quot; /&gt;&lt;div class=&quot;numCopies&quot; id=&quot;main-2-58-numCopies&quot;&gt;0&lt;/div&gt;&lt;button type=&quot;button&quot; class=&quot;pop&quot; onclick=&quot;popCardMain('2-58');&quot;&gt;-&lt;/button&gt;&lt;button type=&quot;button&quot; class=&quot;push&quot; onclick=&quot;pushCardMain('2-58');&quot;&gt;+&lt;/button&gt;&lt;button type=&quot;button&quot; class=&quot;drop&quot; onclick=&quot;dropCardMain('2-58');&quot;&gt;↓&lt;/button&gt;&lt;/div&gt;" calcext:value-type="string">
            <text:p>&lt;div class="card" id="main-2-58"&gt;&lt;img width="115" heidht="160" src="https://one-draw.jp/ijinden/cardlist/002/card/02_058.png" /&gt;&lt;div class="numCopies" id="main-2-58-numCopies"&gt;0&lt;/div&gt;&lt;button type="button" class="pop" onclick="popCardMain('2-58');"&gt;-&lt;/button&gt;&lt;button type="button" class="push" onclick="pushCardMain('2-58');"&gt;+&lt;/button&gt;&lt;button type="button" class="drop" onclick="dropCardMain('2-58');"&gt;↓&lt;/button&gt;&lt;/div&gt;</text:p>
          </table:table-cell>
          <table:table-cell table:formula="of:=CONCATENATE([$HTML.$A$2];[.$B191];[$HTML.$B$2];[.$M191];[$HTML.$C$2];[.$B191];[$HTML.$D$2];[.$B191];[$HTML.$E$2];[.$B191];[$HTML.$F$2];[.$B191];[$HTML.$G$2])" office:value-type="string" office:string-value="&lt;div class=&quot;card&quot; id=&quot;side-2-58&quot;&gt;&lt;img width=&quot;115&quot; heidht=&quot;160&quot; src=&quot;https://one-draw.jp/ijinden/cardlist/002/card/02_058.png&quot; /&gt;&lt;div class=&quot;numCopies&quot; id=&quot;side-2-58-numCopies&quot;&gt;0&lt;/div&gt;&lt;button type=&quot;button&quot; class=&quot;pop&quot; onclick=&quot;popCardSide('2-58');&quot;&gt;-&lt;/button&gt;&lt;button type=&quot;button&quot; class=&quot;push&quot; onclick=&quot;pushCardSide('2-58');&quot;&gt;+&lt;/button&gt;&lt;button type=&quot;button&quot; class=&quot;raise&quot; onclick=&quot;raiseCardSide('2-58');&quot;&gt;↑&lt;/button&gt;&lt;/div&gt;" calcext:value-type="string">
            <text:p>&lt;div class="card" id="side-2-58"&gt;&lt;img width="115" heidht="160" src="https://one-draw.jp/ijinden/cardlist/002/card/02_058.png" /&gt;&lt;div class="numCopies" id="side-2-58-numCopies"&gt;0&lt;/div&gt;&lt;button type="button" class="pop" onclick="popCardSide('2-58');"&gt;-&lt;/button&gt;&lt;button type="button" class="push" onclick="pushCardSide('2-58');"&gt;+&lt;/button&gt;&lt;button type="button" class="raise" onclick="raiseCardSide('2-58');"&gt;↑&lt;/button&gt;&lt;/div&gt;</text:p>
          </table:table-cell>
          <table:table-cell table:formula="of:=CONCATENATE([$HTML.$A$3];[.B191];[$HTML.$B$3];[.F191];[$HTML.$C$3];[.H191];[$HTML.$D$3];[.J191];[$HTML.$E$3];[.B191];[$HTML.$F$3];[.D191];[$HTML.$G$3];[.I191];[$HTML.$H$3];[.G191];[$HTML.$I$3];[.K191];[$HTML.$J$3];[.B191];[$HTML.$K$3];[.B191];[$HTML.$L$3];[.B191];[$HTML.$M$3];[.B191];[$HTML.$N$3];[.B191];[$HTML.$O$3];[.B191];[$HTML.$P$3])" office:value-type="string" office:string-value="&lt;tr id=&quot;table-2-58&quot; data-expansion=&quot;25&quot; data-type=&quot;3&quot; data-color=&quot;10&quot;&gt;&lt;td&gt;2-58&lt;/td&gt;&lt;td&gt;クイック&lt;/td&gt;&lt;td&gt;赤&lt;/td&gt;&lt;td&gt;マホウ&lt;/td&gt;&lt;td&gt;2&lt;/td&gt;&lt;td&gt;&lt;button type=&quot;button&quot; onclick=&quot;popCardMain('2-58')&quot;&gt;-&lt;/button&gt;&lt;/td&gt;&lt;td id=&quot;table-main-2-58-numCopies&quot;&gt;0&lt;/td&gt;&lt;td&gt;&lt;button type=&quot;button&quot; onclick=&quot;pushCardMain('2-58')&quot;&gt;+&lt;/button&gt;&lt;/td&gt;&lt;td&gt;&lt;button type=&quot;button&quot; onclick=&quot;popCardSide('2-58')&quot;&gt;-&lt;/button&gt;&lt;/td&gt;&lt;td id=&quot;table-side-2-58-numCopies&quot;&gt;0&lt;/td&gt;&lt;td&gt;&lt;button type=&quot;button&quot; onclick=&quot;pushCardSide('2-58')&quot;&gt;+&lt;/button&gt;&lt;/td&gt;&lt;/tr&gt;" calcext:value-type="string">
            <text:p>&lt;tr id="table-2-58" data-expansion="25" data-type="3" data-color="10"&gt;&lt;td&gt;2-58&lt;/td&gt;&lt;td&gt;クイック&lt;/td&gt;&lt;td&gt;赤&lt;/td&gt;&lt;td&gt;マホウ&lt;/td&gt;&lt;td&gt;2&lt;/td&gt;&lt;td&gt;&lt;button type="button" onclick="popCardMain('2-58')"&gt;-&lt;/button&gt;&lt;/td&gt;&lt;td id="table-main-2-58-numCopies"&gt;0&lt;/td&gt;&lt;td&gt;&lt;button type="button" onclick="pushCardMain('2-58')"&gt;+&lt;/button&gt;&lt;/td&gt;&lt;td&gt;&lt;button type="button" onclick="popCardSide('2-58')"&gt;-&lt;/button&gt;&lt;/td&gt;&lt;td id="table-side-2-58-numCopies"&gt;0&lt;/td&gt;&lt;td&gt;&lt;button type="button" onclick="pushCardSide('2-5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M192];[$HTML.$C$1];[.$B192];[$HTML.$D$1];[.$B192];[$HTML.$E$1];[.$B192];[$HTML.$F$1];[.$B192];[$HTML.$G$1])" office:value-type="string" office:string-value="&lt;div class=&quot;card&quot; id=&quot;main-2-59&quot;&gt;&lt;img width=&quot;115&quot; heidht=&quot;160&quot; src=&quot;https://one-draw.jp/ijinden/cardlist/002/card/02_059.png&quot; /&gt;&lt;div class=&quot;numCopies&quot; id=&quot;main-2-59-numCopies&quot;&gt;0&lt;/div&gt;&lt;button type=&quot;button&quot; class=&quot;pop&quot; onclick=&quot;popCardMain('2-59');&quot;&gt;-&lt;/button&gt;&lt;button type=&quot;button&quot; class=&quot;push&quot; onclick=&quot;pushCardMain('2-59');&quot;&gt;+&lt;/button&gt;&lt;button type=&quot;button&quot; class=&quot;drop&quot; onclick=&quot;dropCardMain('2-59');&quot;&gt;↓&lt;/button&gt;&lt;/div&gt;" calcext:value-type="string">
            <text:p>&lt;div class="card" id="main-2-59"&gt;&lt;img width="115" heidht="160" src="https://one-draw.jp/ijinden/cardlist/002/card/02_059.png" /&gt;&lt;div class="numCopies" id="main-2-59-numCopies"&gt;0&lt;/div&gt;&lt;button type="button" class="pop" onclick="popCardMain('2-59');"&gt;-&lt;/button&gt;&lt;button type="button" class="push" onclick="pushCardMain('2-59');"&gt;+&lt;/button&gt;&lt;button type="button" class="drop" onclick="dropCardMain('2-59');"&gt;↓&lt;/button&gt;&lt;/div&gt;</text:p>
          </table:table-cell>
          <table:table-cell table:formula="of:=CONCATENATE([$HTML.$A$2];[.$B192];[$HTML.$B$2];[.$M192];[$HTML.$C$2];[.$B192];[$HTML.$D$2];[.$B192];[$HTML.$E$2];[.$B192];[$HTML.$F$2];[.$B192];[$HTML.$G$2])" office:value-type="string" office:string-value="&lt;div class=&quot;card&quot; id=&quot;side-2-59&quot;&gt;&lt;img width=&quot;115&quot; heidht=&quot;160&quot; src=&quot;https://one-draw.jp/ijinden/cardlist/002/card/02_059.png&quot; /&gt;&lt;div class=&quot;numCopies&quot; id=&quot;side-2-59-numCopies&quot;&gt;0&lt;/div&gt;&lt;button type=&quot;button&quot; class=&quot;pop&quot; onclick=&quot;popCardSide('2-59');&quot;&gt;-&lt;/button&gt;&lt;button type=&quot;button&quot; class=&quot;push&quot; onclick=&quot;pushCardSide('2-59');&quot;&gt;+&lt;/button&gt;&lt;button type=&quot;button&quot; class=&quot;raise&quot; onclick=&quot;raiseCardSide('2-59');&quot;&gt;↑&lt;/button&gt;&lt;/div&gt;" calcext:value-type="string">
            <text:p>&lt;div class="card" id="side-2-59"&gt;&lt;img width="115" heidht="160" src="https://one-draw.jp/ijinden/cardlist/002/card/02_059.png" /&gt;&lt;div class="numCopies" id="side-2-59-numCopies"&gt;0&lt;/div&gt;&lt;button type="button" class="pop" onclick="popCardSide('2-59');"&gt;-&lt;/button&gt;&lt;button type="button" class="push" onclick="pushCardSide('2-59');"&gt;+&lt;/button&gt;&lt;button type="button" class="raise" onclick="raiseCardSide('2-59');"&gt;↑&lt;/button&gt;&lt;/div&gt;</text:p>
          </table:table-cell>
          <table:table-cell table:formula="of:=CONCATENATE([$HTML.$A$3];[.B192];[$HTML.$B$3];[.F192];[$HTML.$C$3];[.H192];[$HTML.$D$3];[.J192];[$HTML.$E$3];[.B192];[$HTML.$F$3];[.D192];[$HTML.$G$3];[.I192];[$HTML.$H$3];[.G192];[$HTML.$I$3];[.K192];[$HTML.$J$3];[.B192];[$HTML.$K$3];[.B192];[$HTML.$L$3];[.B192];[$HTML.$M$3];[.B192];[$HTML.$N$3];[.B192];[$HTML.$O$3];[.B192];[$HTML.$P$3])" office:value-type="string" office:string-value="&lt;tr id=&quot;table-2-59&quot; data-expansion=&quot;25&quot; data-type=&quot;3&quot; data-color=&quot;10&quot;&gt;&lt;td&gt;2-59&lt;/td&gt;&lt;td&gt;サモン&lt;/td&gt;&lt;td&gt;赤&lt;/td&gt;&lt;td&gt;マホウ&lt;/td&gt;&lt;td&gt;3&lt;/td&gt;&lt;td&gt;&lt;button type=&quot;button&quot; onclick=&quot;popCardMain('2-59')&quot;&gt;-&lt;/button&gt;&lt;/td&gt;&lt;td id=&quot;table-main-2-59-numCopies&quot;&gt;0&lt;/td&gt;&lt;td&gt;&lt;button type=&quot;button&quot; onclick=&quot;pushCardMain('2-59')&quot;&gt;+&lt;/button&gt;&lt;/td&gt;&lt;td&gt;&lt;button type=&quot;button&quot; onclick=&quot;popCardSide('2-59')&quot;&gt;-&lt;/button&gt;&lt;/td&gt;&lt;td id=&quot;table-side-2-59-numCopies&quot;&gt;0&lt;/td&gt;&lt;td&gt;&lt;button type=&quot;button&quot; onclick=&quot;pushCardSide('2-59')&quot;&gt;+&lt;/button&gt;&lt;/td&gt;&lt;/tr&gt;" calcext:value-type="string">
            <text:p>&lt;tr id="table-2-59" data-expansion="25" data-type="3" data-color="10"&gt;&lt;td&gt;2-59&lt;/td&gt;&lt;td&gt;サモン&lt;/td&gt;&lt;td&gt;赤&lt;/td&gt;&lt;td&gt;マホウ&lt;/td&gt;&lt;td&gt;3&lt;/td&gt;&lt;td&gt;&lt;button type="button" onclick="popCardMain('2-59')"&gt;-&lt;/button&gt;&lt;/td&gt;&lt;td id="table-main-2-59-numCopies"&gt;0&lt;/td&gt;&lt;td&gt;&lt;button type="button" onclick="pushCardMain('2-59')"&gt;+&lt;/button&gt;&lt;/td&gt;&lt;td&gt;&lt;button type="button" onclick="popCardSide('2-59')"&gt;-&lt;/button&gt;&lt;/td&gt;&lt;td id="table-side-2-59-numCopies"&gt;0&lt;/td&gt;&lt;td&gt;&lt;button type="button" onclick="pushCardSide('2-5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M193];[$HTML.$C$1];[.$B193];[$HTML.$D$1];[.$B193];[$HTML.$E$1];[.$B193];[$HTML.$F$1];[.$B193];[$HTML.$G$1])" office:value-type="string" office:string-value="&lt;div class=&quot;card&quot; id=&quot;main-2-60&quot;&gt;&lt;img width=&quot;115&quot; heidht=&quot;160&quot; src=&quot;https://one-draw.jp/ijinden/cardlist/002/card/02_060.png&quot; /&gt;&lt;div class=&quot;numCopies&quot; id=&quot;main-2-60-numCopies&quot;&gt;0&lt;/div&gt;&lt;button type=&quot;button&quot; class=&quot;pop&quot; onclick=&quot;popCardMain('2-60');&quot;&gt;-&lt;/button&gt;&lt;button type=&quot;button&quot; class=&quot;push&quot; onclick=&quot;pushCardMain('2-60');&quot;&gt;+&lt;/button&gt;&lt;button type=&quot;button&quot; class=&quot;drop&quot; onclick=&quot;dropCardMain('2-60');&quot;&gt;↓&lt;/button&gt;&lt;/div&gt;" calcext:value-type="string">
            <text:p>&lt;div class="card" id="main-2-60"&gt;&lt;img width="115" heidht="160" src="https://one-draw.jp/ijinden/cardlist/002/card/02_060.png" /&gt;&lt;div class="numCopies" id="main-2-60-numCopies"&gt;0&lt;/div&gt;&lt;button type="button" class="pop" onclick="popCardMain('2-60');"&gt;-&lt;/button&gt;&lt;button type="button" class="push" onclick="pushCardMain('2-60');"&gt;+&lt;/button&gt;&lt;button type="button" class="drop" onclick="dropCardMain('2-60');"&gt;↓&lt;/button&gt;&lt;/div&gt;</text:p>
          </table:table-cell>
          <table:table-cell table:formula="of:=CONCATENATE([$HTML.$A$2];[.$B193];[$HTML.$B$2];[.$M193];[$HTML.$C$2];[.$B193];[$HTML.$D$2];[.$B193];[$HTML.$E$2];[.$B193];[$HTML.$F$2];[.$B193];[$HTML.$G$2])" office:value-type="string" office:string-value="&lt;div class=&quot;card&quot; id=&quot;side-2-60&quot;&gt;&lt;img width=&quot;115&quot; heidht=&quot;160&quot; src=&quot;https://one-draw.jp/ijinden/cardlist/002/card/02_060.png&quot; /&gt;&lt;div class=&quot;numCopies&quot; id=&quot;side-2-60-numCopies&quot;&gt;0&lt;/div&gt;&lt;button type=&quot;button&quot; class=&quot;pop&quot; onclick=&quot;popCardSide('2-60');&quot;&gt;-&lt;/button&gt;&lt;button type=&quot;button&quot; class=&quot;push&quot; onclick=&quot;pushCardSide('2-60');&quot;&gt;+&lt;/button&gt;&lt;button type=&quot;button&quot; class=&quot;raise&quot; onclick=&quot;raiseCardSide('2-60');&quot;&gt;↑&lt;/button&gt;&lt;/div&gt;" calcext:value-type="string">
            <text:p>&lt;div class="card" id="side-2-60"&gt;&lt;img width="115" heidht="160" src="https://one-draw.jp/ijinden/cardlist/002/card/02_060.png" /&gt;&lt;div class="numCopies" id="side-2-60-numCopies"&gt;0&lt;/div&gt;&lt;button type="button" class="pop" onclick="popCardSide('2-60');"&gt;-&lt;/button&gt;&lt;button type="button" class="push" onclick="pushCardSide('2-60');"&gt;+&lt;/button&gt;&lt;button type="button" class="raise" onclick="raiseCardSide('2-60');"&gt;↑&lt;/button&gt;&lt;/div&gt;</text:p>
          </table:table-cell>
          <table:table-cell table:formula="of:=CONCATENATE([$HTML.$A$3];[.B193];[$HTML.$B$3];[.F193];[$HTML.$C$3];[.H193];[$HTML.$D$3];[.J193];[$HTML.$E$3];[.B193];[$HTML.$F$3];[.D193];[$HTML.$G$3];[.I193];[$HTML.$H$3];[.G193];[$HTML.$I$3];[.K193];[$HTML.$J$3];[.B193];[$HTML.$K$3];[.B193];[$HTML.$L$3];[.B193];[$HTML.$M$3];[.B193];[$HTML.$N$3];[.B193];[$HTML.$O$3];[.B193];[$HTML.$P$3])" office:value-type="string" office:string-value="&lt;tr id=&quot;table-2-60&quot; data-expansion=&quot;25&quot; data-type=&quot;3&quot; data-color=&quot;20&quot;&gt;&lt;td&gt;2-60&lt;/td&gt;&lt;td&gt;フェイス&lt;/td&gt;&lt;td&gt;青&lt;/td&gt;&lt;td&gt;マホウ&lt;/td&gt;&lt;td&gt;2&lt;/td&gt;&lt;td&gt;&lt;button type=&quot;button&quot; onclick=&quot;popCardMain('2-60')&quot;&gt;-&lt;/button&gt;&lt;/td&gt;&lt;td id=&quot;table-main-2-60-numCopies&quot;&gt;0&lt;/td&gt;&lt;td&gt;&lt;button type=&quot;button&quot; onclick=&quot;pushCardMain('2-60')&quot;&gt;+&lt;/button&gt;&lt;/td&gt;&lt;td&gt;&lt;button type=&quot;button&quot; onclick=&quot;popCardSide('2-60')&quot;&gt;-&lt;/button&gt;&lt;/td&gt;&lt;td id=&quot;table-side-2-60-numCopies&quot;&gt;0&lt;/td&gt;&lt;td&gt;&lt;button type=&quot;button&quot; onclick=&quot;pushCardSide('2-60')&quot;&gt;+&lt;/button&gt;&lt;/td&gt;&lt;/tr&gt;" calcext:value-type="string">
            <text:p>&lt;tr id="table-2-60" data-expansion="25" data-type="3" data-color="20"&gt;&lt;td&gt;2-60&lt;/td&gt;&lt;td&gt;フェイス&lt;/td&gt;&lt;td&gt;青&lt;/td&gt;&lt;td&gt;マホウ&lt;/td&gt;&lt;td&gt;2&lt;/td&gt;&lt;td&gt;&lt;button type="button" onclick="popCardMain('2-60')"&gt;-&lt;/button&gt;&lt;/td&gt;&lt;td id="table-main-2-60-numCopies"&gt;0&lt;/td&gt;&lt;td&gt;&lt;button type="button" onclick="pushCardMain('2-60')"&gt;+&lt;/button&gt;&lt;/td&gt;&lt;td&gt;&lt;button type="button" onclick="popCardSide('2-60')"&gt;-&lt;/button&gt;&lt;/td&gt;&lt;td id="table-side-2-60-numCopies"&gt;0&lt;/td&gt;&lt;td&gt;&lt;button type="button" onclick="pushCardSide('2-6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M194];[$HTML.$C$1];[.$B194];[$HTML.$D$1];[.$B194];[$HTML.$E$1];[.$B194];[$HTML.$F$1];[.$B194];[$HTML.$G$1])" office:value-type="string" office:string-value="&lt;div class=&quot;card&quot; id=&quot;main-2-61&quot;&gt;&lt;img width=&quot;115&quot; heidht=&quot;160&quot; src=&quot;https://one-draw.jp/ijinden/cardlist/002/card/02_061.png&quot; /&gt;&lt;div class=&quot;numCopies&quot; id=&quot;main-2-61-numCopies&quot;&gt;0&lt;/div&gt;&lt;button type=&quot;button&quot; class=&quot;pop&quot; onclick=&quot;popCardMain('2-61');&quot;&gt;-&lt;/button&gt;&lt;button type=&quot;button&quot; class=&quot;push&quot; onclick=&quot;pushCardMain('2-61');&quot;&gt;+&lt;/button&gt;&lt;button type=&quot;button&quot; class=&quot;drop&quot; onclick=&quot;dropCardMain('2-61');&quot;&gt;↓&lt;/button&gt;&lt;/div&gt;" calcext:value-type="string">
            <text:p>&lt;div class="card" id="main-2-61"&gt;&lt;img width="115" heidht="160" src="https://one-draw.jp/ijinden/cardlist/002/card/02_061.png" /&gt;&lt;div class="numCopies" id="main-2-61-numCopies"&gt;0&lt;/div&gt;&lt;button type="button" class="pop" onclick="popCardMain('2-61');"&gt;-&lt;/button&gt;&lt;button type="button" class="push" onclick="pushCardMain('2-61');"&gt;+&lt;/button&gt;&lt;button type="button" class="drop" onclick="dropCardMain('2-61');"&gt;↓&lt;/button&gt;&lt;/div&gt;</text:p>
          </table:table-cell>
          <table:table-cell table:formula="of:=CONCATENATE([$HTML.$A$2];[.$B194];[$HTML.$B$2];[.$M194];[$HTML.$C$2];[.$B194];[$HTML.$D$2];[.$B194];[$HTML.$E$2];[.$B194];[$HTML.$F$2];[.$B194];[$HTML.$G$2])" office:value-type="string" office:string-value="&lt;div class=&quot;card&quot; id=&quot;side-2-61&quot;&gt;&lt;img width=&quot;115&quot; heidht=&quot;160&quot; src=&quot;https://one-draw.jp/ijinden/cardlist/002/card/02_061.png&quot; /&gt;&lt;div class=&quot;numCopies&quot; id=&quot;side-2-61-numCopies&quot;&gt;0&lt;/div&gt;&lt;button type=&quot;button&quot; class=&quot;pop&quot; onclick=&quot;popCardSide('2-61');&quot;&gt;-&lt;/button&gt;&lt;button type=&quot;button&quot; class=&quot;push&quot; onclick=&quot;pushCardSide('2-61');&quot;&gt;+&lt;/button&gt;&lt;button type=&quot;button&quot; class=&quot;raise&quot; onclick=&quot;raiseCardSide('2-61');&quot;&gt;↑&lt;/button&gt;&lt;/div&gt;" calcext:value-type="string">
            <text:p>&lt;div class="card" id="side-2-61"&gt;&lt;img width="115" heidht="160" src="https://one-draw.jp/ijinden/cardlist/002/card/02_061.png" /&gt;&lt;div class="numCopies" id="side-2-61-numCopies"&gt;0&lt;/div&gt;&lt;button type="button" class="pop" onclick="popCardSide('2-61');"&gt;-&lt;/button&gt;&lt;button type="button" class="push" onclick="pushCardSide('2-61');"&gt;+&lt;/button&gt;&lt;button type="button" class="raise" onclick="raiseCardSide('2-61');"&gt;↑&lt;/button&gt;&lt;/div&gt;</text:p>
          </table:table-cell>
          <table:table-cell table:formula="of:=CONCATENATE([$HTML.$A$3];[.B194];[$HTML.$B$3];[.F194];[$HTML.$C$3];[.H194];[$HTML.$D$3];[.J194];[$HTML.$E$3];[.B194];[$HTML.$F$3];[.D194];[$HTML.$G$3];[.I194];[$HTML.$H$3];[.G194];[$HTML.$I$3];[.K194];[$HTML.$J$3];[.B194];[$HTML.$K$3];[.B194];[$HTML.$L$3];[.B194];[$HTML.$M$3];[.B194];[$HTML.$N$3];[.B194];[$HTML.$O$3];[.B194];[$HTML.$P$3])" office:value-type="string" office:string-value="&lt;tr id=&quot;table-2-61&quot; data-expansion=&quot;25&quot; data-type=&quot;3&quot; data-color=&quot;20&quot;&gt;&lt;td&gt;2-61&lt;/td&gt;&lt;td&gt;リドロー&lt;/td&gt;&lt;td&gt;青&lt;/td&gt;&lt;td&gt;マホウ&lt;/td&gt;&lt;td&gt;2&lt;/td&gt;&lt;td&gt;&lt;button type=&quot;button&quot; onclick=&quot;popCardMain('2-61')&quot;&gt;-&lt;/button&gt;&lt;/td&gt;&lt;td id=&quot;table-main-2-61-numCopies&quot;&gt;0&lt;/td&gt;&lt;td&gt;&lt;button type=&quot;button&quot; onclick=&quot;pushCardMain('2-61')&quot;&gt;+&lt;/button&gt;&lt;/td&gt;&lt;td&gt;&lt;button type=&quot;button&quot; onclick=&quot;popCardSide('2-61')&quot;&gt;-&lt;/button&gt;&lt;/td&gt;&lt;td id=&quot;table-side-2-61-numCopies&quot;&gt;0&lt;/td&gt;&lt;td&gt;&lt;button type=&quot;button&quot; onclick=&quot;pushCardSide('2-61')&quot;&gt;+&lt;/button&gt;&lt;/td&gt;&lt;/tr&gt;" calcext:value-type="string">
            <text:p>&lt;tr id="table-2-61" data-expansion="25" data-type="3" data-color="20"&gt;&lt;td&gt;2-61&lt;/td&gt;&lt;td&gt;リドロー&lt;/td&gt;&lt;td&gt;青&lt;/td&gt;&lt;td&gt;マホウ&lt;/td&gt;&lt;td&gt;2&lt;/td&gt;&lt;td&gt;&lt;button type="button" onclick="popCardMain('2-61')"&gt;-&lt;/button&gt;&lt;/td&gt;&lt;td id="table-main-2-61-numCopies"&gt;0&lt;/td&gt;&lt;td&gt;&lt;button type="button" onclick="pushCardMain('2-61')"&gt;+&lt;/button&gt;&lt;/td&gt;&lt;td&gt;&lt;button type="button" onclick="popCardSide('2-61')"&gt;-&lt;/button&gt;&lt;/td&gt;&lt;td id="table-side-2-61-numCopies"&gt;0&lt;/td&gt;&lt;td&gt;&lt;button type="button" onclick="pushCardSide('2-6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M195];[$HTML.$C$1];[.$B195];[$HTML.$D$1];[.$B195];[$HTML.$E$1];[.$B195];[$HTML.$F$1];[.$B195];[$HTML.$G$1])" office:value-type="string" office:string-value="&lt;div class=&quot;card&quot; id=&quot;main-2-62&quot;&gt;&lt;img width=&quot;115&quot; heidht=&quot;160&quot; src=&quot;https://one-draw.jp/ijinden/cardlist/002/card/02_062.png&quot; /&gt;&lt;div class=&quot;numCopies&quot; id=&quot;main-2-62-numCopies&quot;&gt;0&lt;/div&gt;&lt;button type=&quot;button&quot; class=&quot;pop&quot; onclick=&quot;popCardMain('2-62');&quot;&gt;-&lt;/button&gt;&lt;button type=&quot;button&quot; class=&quot;push&quot; onclick=&quot;pushCardMain('2-62');&quot;&gt;+&lt;/button&gt;&lt;button type=&quot;button&quot; class=&quot;drop&quot; onclick=&quot;dropCardMain('2-62');&quot;&gt;↓&lt;/button&gt;&lt;/div&gt;" calcext:value-type="string">
            <text:p>&lt;div class="card" id="main-2-62"&gt;&lt;img width="115" heidht="160" src="https://one-draw.jp/ijinden/cardlist/002/card/02_062.png" /&gt;&lt;div class="numCopies" id="main-2-62-numCopies"&gt;0&lt;/div&gt;&lt;button type="button" class="pop" onclick="popCardMain('2-62');"&gt;-&lt;/button&gt;&lt;button type="button" class="push" onclick="pushCardMain('2-62');"&gt;+&lt;/button&gt;&lt;button type="button" class="drop" onclick="dropCardMain('2-62');"&gt;↓&lt;/button&gt;&lt;/div&gt;</text:p>
          </table:table-cell>
          <table:table-cell table:formula="of:=CONCATENATE([$HTML.$A$2];[.$B195];[$HTML.$B$2];[.$M195];[$HTML.$C$2];[.$B195];[$HTML.$D$2];[.$B195];[$HTML.$E$2];[.$B195];[$HTML.$F$2];[.$B195];[$HTML.$G$2])" office:value-type="string" office:string-value="&lt;div class=&quot;card&quot; id=&quot;side-2-62&quot;&gt;&lt;img width=&quot;115&quot; heidht=&quot;160&quot; src=&quot;https://one-draw.jp/ijinden/cardlist/002/card/02_062.png&quot; /&gt;&lt;div class=&quot;numCopies&quot; id=&quot;side-2-62-numCopies&quot;&gt;0&lt;/div&gt;&lt;button type=&quot;button&quot; class=&quot;pop&quot; onclick=&quot;popCardSide('2-62');&quot;&gt;-&lt;/button&gt;&lt;button type=&quot;button&quot; class=&quot;push&quot; onclick=&quot;pushCardSide('2-62');&quot;&gt;+&lt;/button&gt;&lt;button type=&quot;button&quot; class=&quot;raise&quot; onclick=&quot;raiseCardSide('2-62');&quot;&gt;↑&lt;/button&gt;&lt;/div&gt;" calcext:value-type="string">
            <text:p>&lt;div class="card" id="side-2-62"&gt;&lt;img width="115" heidht="160" src="https://one-draw.jp/ijinden/cardlist/002/card/02_062.png" /&gt;&lt;div class="numCopies" id="side-2-62-numCopies"&gt;0&lt;/div&gt;&lt;button type="button" class="pop" onclick="popCardSide('2-62');"&gt;-&lt;/button&gt;&lt;button type="button" class="push" onclick="pushCardSide('2-62');"&gt;+&lt;/button&gt;&lt;button type="button" class="raise" onclick="raiseCardSide('2-62');"&gt;↑&lt;/button&gt;&lt;/div&gt;</text:p>
          </table:table-cell>
          <table:table-cell table:formula="of:=CONCATENATE([$HTML.$A$3];[.B195];[$HTML.$B$3];[.F195];[$HTML.$C$3];[.H195];[$HTML.$D$3];[.J195];[$HTML.$E$3];[.B195];[$HTML.$F$3];[.D195];[$HTML.$G$3];[.I195];[$HTML.$H$3];[.G195];[$HTML.$I$3];[.K195];[$HTML.$J$3];[.B195];[$HTML.$K$3];[.B195];[$HTML.$L$3];[.B195];[$HTML.$M$3];[.B195];[$HTML.$N$3];[.B195];[$HTML.$O$3];[.B195];[$HTML.$P$3])" office:value-type="string" office:string-value="&lt;tr id=&quot;table-2-62&quot; data-expansion=&quot;25&quot; data-type=&quot;3&quot; data-color=&quot;20&quot;&gt;&lt;td&gt;2-62&lt;/td&gt;&lt;td&gt;テンペスト&lt;/td&gt;&lt;td&gt;青&lt;/td&gt;&lt;td&gt;マホウ&lt;/td&gt;&lt;td&gt;4&lt;/td&gt;&lt;td&gt;&lt;button type=&quot;button&quot; onclick=&quot;popCardMain('2-62')&quot;&gt;-&lt;/button&gt;&lt;/td&gt;&lt;td id=&quot;table-main-2-62-numCopies&quot;&gt;0&lt;/td&gt;&lt;td&gt;&lt;button type=&quot;button&quot; onclick=&quot;pushCardMain('2-62')&quot;&gt;+&lt;/button&gt;&lt;/td&gt;&lt;td&gt;&lt;button type=&quot;button&quot; onclick=&quot;popCardSide('2-62')&quot;&gt;-&lt;/button&gt;&lt;/td&gt;&lt;td id=&quot;table-side-2-62-numCopies&quot;&gt;0&lt;/td&gt;&lt;td&gt;&lt;button type=&quot;button&quot; onclick=&quot;pushCardSide('2-62')&quot;&gt;+&lt;/button&gt;&lt;/td&gt;&lt;/tr&gt;" calcext:value-type="string">
            <text:p>&lt;tr id="table-2-62" data-expansion="25" data-type="3" data-color="20"&gt;&lt;td&gt;2-62&lt;/td&gt;&lt;td&gt;テンペスト&lt;/td&gt;&lt;td&gt;青&lt;/td&gt;&lt;td&gt;マホウ&lt;/td&gt;&lt;td&gt;4&lt;/td&gt;&lt;td&gt;&lt;button type="button" onclick="popCardMain('2-62')"&gt;-&lt;/button&gt;&lt;/td&gt;&lt;td id="table-main-2-62-numCopies"&gt;0&lt;/td&gt;&lt;td&gt;&lt;button type="button" onclick="pushCardMain('2-62')"&gt;+&lt;/button&gt;&lt;/td&gt;&lt;td&gt;&lt;button type="button" onclick="popCardSide('2-62')"&gt;-&lt;/button&gt;&lt;/td&gt;&lt;td id="table-side-2-62-numCopies"&gt;0&lt;/td&gt;&lt;td&gt;&lt;button type="button" onclick="pushCardSide('2-6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M196];[$HTML.$C$1];[.$B196];[$HTML.$D$1];[.$B196];[$HTML.$E$1];[.$B196];[$HTML.$F$1];[.$B196];[$HTML.$G$1])" office:value-type="string" office:string-value="&lt;div class=&quot;card&quot; id=&quot;main-2-63&quot;&gt;&lt;img width=&quot;115&quot; heidht=&quot;160&quot; src=&quot;https://one-draw.jp/ijinden/cardlist/002/card/02_063.png&quot; /&gt;&lt;div class=&quot;numCopies&quot; id=&quot;main-2-63-numCopies&quot;&gt;0&lt;/div&gt;&lt;button type=&quot;button&quot; class=&quot;pop&quot; onclick=&quot;popCardMain('2-63');&quot;&gt;-&lt;/button&gt;&lt;button type=&quot;button&quot; class=&quot;push&quot; onclick=&quot;pushCardMain('2-63');&quot;&gt;+&lt;/button&gt;&lt;button type=&quot;button&quot; class=&quot;drop&quot; onclick=&quot;dropCardMain('2-63');&quot;&gt;↓&lt;/button&gt;&lt;/div&gt;" calcext:value-type="string">
            <text:p>&lt;div class="card" id="main-2-63"&gt;&lt;img width="115" heidht="160" src="https://one-draw.jp/ijinden/cardlist/002/card/02_063.png" /&gt;&lt;div class="numCopies" id="main-2-63-numCopies"&gt;0&lt;/div&gt;&lt;button type="button" class="pop" onclick="popCardMain('2-63');"&gt;-&lt;/button&gt;&lt;button type="button" class="push" onclick="pushCardMain('2-63');"&gt;+&lt;/button&gt;&lt;button type="button" class="drop" onclick="dropCardMain('2-63');"&gt;↓&lt;/button&gt;&lt;/div&gt;</text:p>
          </table:table-cell>
          <table:table-cell table:formula="of:=CONCATENATE([$HTML.$A$2];[.$B196];[$HTML.$B$2];[.$M196];[$HTML.$C$2];[.$B196];[$HTML.$D$2];[.$B196];[$HTML.$E$2];[.$B196];[$HTML.$F$2];[.$B196];[$HTML.$G$2])" office:value-type="string" office:string-value="&lt;div class=&quot;card&quot; id=&quot;side-2-63&quot;&gt;&lt;img width=&quot;115&quot; heidht=&quot;160&quot; src=&quot;https://one-draw.jp/ijinden/cardlist/002/card/02_063.png&quot; /&gt;&lt;div class=&quot;numCopies&quot; id=&quot;side-2-63-numCopies&quot;&gt;0&lt;/div&gt;&lt;button type=&quot;button&quot; class=&quot;pop&quot; onclick=&quot;popCardSide('2-63');&quot;&gt;-&lt;/button&gt;&lt;button type=&quot;button&quot; class=&quot;push&quot; onclick=&quot;pushCardSide('2-63');&quot;&gt;+&lt;/button&gt;&lt;button type=&quot;button&quot; class=&quot;raise&quot; onclick=&quot;raiseCardSide('2-63');&quot;&gt;↑&lt;/button&gt;&lt;/div&gt;" calcext:value-type="string">
            <text:p>&lt;div class="card" id="side-2-63"&gt;&lt;img width="115" heidht="160" src="https://one-draw.jp/ijinden/cardlist/002/card/02_063.png" /&gt;&lt;div class="numCopies" id="side-2-63-numCopies"&gt;0&lt;/div&gt;&lt;button type="button" class="pop" onclick="popCardSide('2-63');"&gt;-&lt;/button&gt;&lt;button type="button" class="push" onclick="pushCardSide('2-63');"&gt;+&lt;/button&gt;&lt;button type="button" class="raise" onclick="raiseCardSide('2-63');"&gt;↑&lt;/button&gt;&lt;/div&gt;</text:p>
          </table:table-cell>
          <table:table-cell table:formula="of:=CONCATENATE([$HTML.$A$3];[.B196];[$HTML.$B$3];[.F196];[$HTML.$C$3];[.H196];[$HTML.$D$3];[.J196];[$HTML.$E$3];[.B196];[$HTML.$F$3];[.D196];[$HTML.$G$3];[.I196];[$HTML.$H$3];[.G196];[$HTML.$I$3];[.K196];[$HTML.$J$3];[.B196];[$HTML.$K$3];[.B196];[$HTML.$L$3];[.B196];[$HTML.$M$3];[.B196];[$HTML.$N$3];[.B196];[$HTML.$O$3];[.B196];[$HTML.$P$3])" office:value-type="string" office:string-value="&lt;tr id=&quot;table-2-63&quot; data-expansion=&quot;25&quot; data-type=&quot;3&quot; data-color=&quot;30&quot;&gt;&lt;td&gt;2-63&lt;/td&gt;&lt;td&gt;ミューテイション&lt;/td&gt;&lt;td&gt;緑&lt;/td&gt;&lt;td&gt;マホウ&lt;/td&gt;&lt;td&gt;4&lt;/td&gt;&lt;td&gt;&lt;button type=&quot;button&quot; onclick=&quot;popCardMain('2-63')&quot;&gt;-&lt;/button&gt;&lt;/td&gt;&lt;td id=&quot;table-main-2-63-numCopies&quot;&gt;0&lt;/td&gt;&lt;td&gt;&lt;button type=&quot;button&quot; onclick=&quot;pushCardMain('2-63')&quot;&gt;+&lt;/button&gt;&lt;/td&gt;&lt;td&gt;&lt;button type=&quot;button&quot; onclick=&quot;popCardSide('2-63')&quot;&gt;-&lt;/button&gt;&lt;/td&gt;&lt;td id=&quot;table-side-2-63-numCopies&quot;&gt;0&lt;/td&gt;&lt;td&gt;&lt;button type=&quot;button&quot; onclick=&quot;pushCardSide('2-63')&quot;&gt;+&lt;/button&gt;&lt;/td&gt;&lt;/tr&gt;" calcext:value-type="string">
            <text:p>&lt;tr id="table-2-63" data-expansion="25" data-type="3" data-color="30"&gt;&lt;td&gt;2-63&lt;/td&gt;&lt;td&gt;ミューテイション&lt;/td&gt;&lt;td&gt;緑&lt;/td&gt;&lt;td&gt;マホウ&lt;/td&gt;&lt;td&gt;4&lt;/td&gt;&lt;td&gt;&lt;button type="button" onclick="popCardMain('2-63')"&gt;-&lt;/button&gt;&lt;/td&gt;&lt;td id="table-main-2-63-numCopies"&gt;0&lt;/td&gt;&lt;td&gt;&lt;button type="button" onclick="pushCardMain('2-63')"&gt;+&lt;/button&gt;&lt;/td&gt;&lt;td&gt;&lt;button type="button" onclick="popCardSide('2-63')"&gt;-&lt;/button&gt;&lt;/td&gt;&lt;td id="table-side-2-63-numCopies"&gt;0&lt;/td&gt;&lt;td&gt;&lt;button type="button" onclick="pushCardSide('2-6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M197];[$HTML.$C$1];[.$B197];[$HTML.$D$1];[.$B197];[$HTML.$E$1];[.$B197];[$HTML.$F$1];[.$B197];[$HTML.$G$1])" office:value-type="string" office:string-value="&lt;div class=&quot;card&quot; id=&quot;main-2-64&quot;&gt;&lt;img width=&quot;115&quot; heidht=&quot;160&quot; src=&quot;https://one-draw.jp/ijinden/cardlist/002/card/02_064.png&quot; /&gt;&lt;div class=&quot;numCopies&quot; id=&quot;main-2-64-numCopies&quot;&gt;0&lt;/div&gt;&lt;button type=&quot;button&quot; class=&quot;pop&quot; onclick=&quot;popCardMain('2-64');&quot;&gt;-&lt;/button&gt;&lt;button type=&quot;button&quot; class=&quot;push&quot; onclick=&quot;pushCardMain('2-64');&quot;&gt;+&lt;/button&gt;&lt;button type=&quot;button&quot; class=&quot;drop&quot; onclick=&quot;dropCardMain('2-64');&quot;&gt;↓&lt;/button&gt;&lt;/div&gt;" calcext:value-type="string">
            <text:p>&lt;div class="card" id="main-2-64"&gt;&lt;img width="115" heidht="160" src="https://one-draw.jp/ijinden/cardlist/002/card/02_064.png" /&gt;&lt;div class="numCopies" id="main-2-64-numCopies"&gt;0&lt;/div&gt;&lt;button type="button" class="pop" onclick="popCardMain('2-64');"&gt;-&lt;/button&gt;&lt;button type="button" class="push" onclick="pushCardMain('2-64');"&gt;+&lt;/button&gt;&lt;button type="button" class="drop" onclick="dropCardMain('2-64');"&gt;↓&lt;/button&gt;&lt;/div&gt;</text:p>
          </table:table-cell>
          <table:table-cell table:formula="of:=CONCATENATE([$HTML.$A$2];[.$B197];[$HTML.$B$2];[.$M197];[$HTML.$C$2];[.$B197];[$HTML.$D$2];[.$B197];[$HTML.$E$2];[.$B197];[$HTML.$F$2];[.$B197];[$HTML.$G$2])" office:value-type="string" office:string-value="&lt;div class=&quot;card&quot; id=&quot;side-2-64&quot;&gt;&lt;img width=&quot;115&quot; heidht=&quot;160&quot; src=&quot;https://one-draw.jp/ijinden/cardlist/002/card/02_064.png&quot; /&gt;&lt;div class=&quot;numCopies&quot; id=&quot;side-2-64-numCopies&quot;&gt;0&lt;/div&gt;&lt;button type=&quot;button&quot; class=&quot;pop&quot; onclick=&quot;popCardSide('2-64');&quot;&gt;-&lt;/button&gt;&lt;button type=&quot;button&quot; class=&quot;push&quot; onclick=&quot;pushCardSide('2-64');&quot;&gt;+&lt;/button&gt;&lt;button type=&quot;button&quot; class=&quot;raise&quot; onclick=&quot;raiseCardSide('2-64');&quot;&gt;↑&lt;/button&gt;&lt;/div&gt;" calcext:value-type="string">
            <text:p>&lt;div class="card" id="side-2-64"&gt;&lt;img width="115" heidht="160" src="https://one-draw.jp/ijinden/cardlist/002/card/02_064.png" /&gt;&lt;div class="numCopies" id="side-2-64-numCopies"&gt;0&lt;/div&gt;&lt;button type="button" class="pop" onclick="popCardSide('2-64');"&gt;-&lt;/button&gt;&lt;button type="button" class="push" onclick="pushCardSide('2-64');"&gt;+&lt;/button&gt;&lt;button type="button" class="raise" onclick="raiseCardSide('2-64');"&gt;↑&lt;/button&gt;&lt;/div&gt;</text:p>
          </table:table-cell>
          <table:table-cell table:formula="of:=CONCATENATE([$HTML.$A$3];[.B197];[$HTML.$B$3];[.F197];[$HTML.$C$3];[.H197];[$HTML.$D$3];[.J197];[$HTML.$E$3];[.B197];[$HTML.$F$3];[.D197];[$HTML.$G$3];[.I197];[$HTML.$H$3];[.G197];[$HTML.$I$3];[.K197];[$HTML.$J$3];[.B197];[$HTML.$K$3];[.B197];[$HTML.$L$3];[.B197];[$HTML.$M$3];[.B197];[$HTML.$N$3];[.B197];[$HTML.$O$3];[.B197];[$HTML.$P$3])" office:value-type="string" office:string-value="&lt;tr id=&quot;table-2-64&quot; data-expansion=&quot;25&quot; data-type=&quot;3&quot; data-color=&quot;30&quot;&gt;&lt;td&gt;2-64&lt;/td&gt;&lt;td&gt;ライブラリー&lt;/td&gt;&lt;td&gt;緑&lt;/td&gt;&lt;td&gt;マホウ&lt;/td&gt;&lt;td&gt;5&lt;/td&gt;&lt;td&gt;&lt;button type=&quot;button&quot; onclick=&quot;popCardMain('2-64')&quot;&gt;-&lt;/button&gt;&lt;/td&gt;&lt;td id=&quot;table-main-2-64-numCopies&quot;&gt;0&lt;/td&gt;&lt;td&gt;&lt;button type=&quot;button&quot; onclick=&quot;pushCardMain('2-64')&quot;&gt;+&lt;/button&gt;&lt;/td&gt;&lt;td&gt;&lt;button type=&quot;button&quot; onclick=&quot;popCardSide('2-64')&quot;&gt;-&lt;/button&gt;&lt;/td&gt;&lt;td id=&quot;table-side-2-64-numCopies&quot;&gt;0&lt;/td&gt;&lt;td&gt;&lt;button type=&quot;button&quot; onclick=&quot;pushCardSide('2-64')&quot;&gt;+&lt;/button&gt;&lt;/td&gt;&lt;/tr&gt;" calcext:value-type="string">
            <text:p>&lt;tr id="table-2-64" data-expansion="25" data-type="3" data-color="30"&gt;&lt;td&gt;2-64&lt;/td&gt;&lt;td&gt;ライブラリー&lt;/td&gt;&lt;td&gt;緑&lt;/td&gt;&lt;td&gt;マホウ&lt;/td&gt;&lt;td&gt;5&lt;/td&gt;&lt;td&gt;&lt;button type="button" onclick="popCardMain('2-64')"&gt;-&lt;/button&gt;&lt;/td&gt;&lt;td id="table-main-2-64-numCopies"&gt;0&lt;/td&gt;&lt;td&gt;&lt;button type="button" onclick="pushCardMain('2-64')"&gt;+&lt;/button&gt;&lt;/td&gt;&lt;td&gt;&lt;button type="button" onclick="popCardSide('2-64')"&gt;-&lt;/button&gt;&lt;/td&gt;&lt;td id="table-side-2-64-numCopies"&gt;0&lt;/td&gt;&lt;td&gt;&lt;button type="button" onclick="pushCardSide('2-6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M198];[$HTML.$C$1];[.$B198];[$HTML.$D$1];[.$B198];[$HTML.$E$1];[.$B198];[$HTML.$F$1];[.$B198];[$HTML.$G$1])" office:value-type="string" office:string-value="&lt;div class=&quot;card&quot; id=&quot;main-2-65&quot;&gt;&lt;img width=&quot;115&quot; heidht=&quot;160&quot; src=&quot;https://one-draw.jp/ijinden/cardlist/002/card/02_065.png&quot; /&gt;&lt;div class=&quot;numCopies&quot; id=&quot;main-2-65-numCopies&quot;&gt;0&lt;/div&gt;&lt;button type=&quot;button&quot; class=&quot;pop&quot; onclick=&quot;popCardMain('2-65');&quot;&gt;-&lt;/button&gt;&lt;button type=&quot;button&quot; class=&quot;push&quot; onclick=&quot;pushCardMain('2-65');&quot;&gt;+&lt;/button&gt;&lt;button type=&quot;button&quot; class=&quot;drop&quot; onclick=&quot;dropCardMain('2-65');&quot;&gt;↓&lt;/button&gt;&lt;/div&gt;" calcext:value-type="string">
            <text:p>&lt;div class="card" id="main-2-65"&gt;&lt;img width="115" heidht="160" src="https://one-draw.jp/ijinden/cardlist/002/card/02_065.png" /&gt;&lt;div class="numCopies" id="main-2-65-numCopies"&gt;0&lt;/div&gt;&lt;button type="button" class="pop" onclick="popCardMain('2-65');"&gt;-&lt;/button&gt;&lt;button type="button" class="push" onclick="pushCardMain('2-65');"&gt;+&lt;/button&gt;&lt;button type="button" class="drop" onclick="dropCardMain('2-65');"&gt;↓&lt;/button&gt;&lt;/div&gt;</text:p>
          </table:table-cell>
          <table:table-cell table:formula="of:=CONCATENATE([$HTML.$A$2];[.$B198];[$HTML.$B$2];[.$M198];[$HTML.$C$2];[.$B198];[$HTML.$D$2];[.$B198];[$HTML.$E$2];[.$B198];[$HTML.$F$2];[.$B198];[$HTML.$G$2])" office:value-type="string" office:string-value="&lt;div class=&quot;card&quot; id=&quot;side-2-65&quot;&gt;&lt;img width=&quot;115&quot; heidht=&quot;160&quot; src=&quot;https://one-draw.jp/ijinden/cardlist/002/card/02_065.png&quot; /&gt;&lt;div class=&quot;numCopies&quot; id=&quot;side-2-65-numCopies&quot;&gt;0&lt;/div&gt;&lt;button type=&quot;button&quot; class=&quot;pop&quot; onclick=&quot;popCardSide('2-65');&quot;&gt;-&lt;/button&gt;&lt;button type=&quot;button&quot; class=&quot;push&quot; onclick=&quot;pushCardSide('2-65');&quot;&gt;+&lt;/button&gt;&lt;button type=&quot;button&quot; class=&quot;raise&quot; onclick=&quot;raiseCardSide('2-65');&quot;&gt;↑&lt;/button&gt;&lt;/div&gt;" calcext:value-type="string">
            <text:p>&lt;div class="card" id="side-2-65"&gt;&lt;img width="115" heidht="160" src="https://one-draw.jp/ijinden/cardlist/002/card/02_065.png" /&gt;&lt;div class="numCopies" id="side-2-65-numCopies"&gt;0&lt;/div&gt;&lt;button type="button" class="pop" onclick="popCardSide('2-65');"&gt;-&lt;/button&gt;&lt;button type="button" class="push" onclick="pushCardSide('2-65');"&gt;+&lt;/button&gt;&lt;button type="button" class="raise" onclick="raiseCardSide('2-65');"&gt;↑&lt;/button&gt;&lt;/div&gt;</text:p>
          </table:table-cell>
          <table:table-cell table:formula="of:=CONCATENATE([$HTML.$A$3];[.B198];[$HTML.$B$3];[.F198];[$HTML.$C$3];[.H198];[$HTML.$D$3];[.J198];[$HTML.$E$3];[.B198];[$HTML.$F$3];[.D198];[$HTML.$G$3];[.I198];[$HTML.$H$3];[.G198];[$HTML.$I$3];[.K198];[$HTML.$J$3];[.B198];[$HTML.$K$3];[.B198];[$HTML.$L$3];[.B198];[$HTML.$M$3];[.B198];[$HTML.$N$3];[.B198];[$HTML.$O$3];[.B198];[$HTML.$P$3])" office:value-type="string" office:string-value="&lt;tr id=&quot;table-2-65&quot; data-expansion=&quot;25&quot; data-type=&quot;3&quot; data-color=&quot;30&quot;&gt;&lt;td&gt;2-65&lt;/td&gt;&lt;td&gt;チャージ&lt;/td&gt;&lt;td&gt;緑&lt;/td&gt;&lt;td&gt;マホウ&lt;/td&gt;&lt;td&gt;1&lt;/td&gt;&lt;td&gt;&lt;button type=&quot;button&quot; onclick=&quot;popCardMain('2-65')&quot;&gt;-&lt;/button&gt;&lt;/td&gt;&lt;td id=&quot;table-main-2-65-numCopies&quot;&gt;0&lt;/td&gt;&lt;td&gt;&lt;button type=&quot;button&quot; onclick=&quot;pushCardMain('2-65')&quot;&gt;+&lt;/button&gt;&lt;/td&gt;&lt;td&gt;&lt;button type=&quot;button&quot; onclick=&quot;popCardSide('2-65')&quot;&gt;-&lt;/button&gt;&lt;/td&gt;&lt;td id=&quot;table-side-2-65-numCopies&quot;&gt;0&lt;/td&gt;&lt;td&gt;&lt;button type=&quot;button&quot; onclick=&quot;pushCardSide('2-65')&quot;&gt;+&lt;/button&gt;&lt;/td&gt;&lt;/tr&gt;" calcext:value-type="string">
            <text:p>&lt;tr id="table-2-65" data-expansion="25" data-type="3" data-color="30"&gt;&lt;td&gt;2-65&lt;/td&gt;&lt;td&gt;チャージ&lt;/td&gt;&lt;td&gt;緑&lt;/td&gt;&lt;td&gt;マホウ&lt;/td&gt;&lt;td&gt;1&lt;/td&gt;&lt;td&gt;&lt;button type="button" onclick="popCardMain('2-65')"&gt;-&lt;/button&gt;&lt;/td&gt;&lt;td id="table-main-2-65-numCopies"&gt;0&lt;/td&gt;&lt;td&gt;&lt;button type="button" onclick="pushCardMain('2-65')"&gt;+&lt;/button&gt;&lt;/td&gt;&lt;td&gt;&lt;button type="button" onclick="popCardSide('2-65')"&gt;-&lt;/button&gt;&lt;/td&gt;&lt;td id="table-side-2-65-numCopies"&gt;0&lt;/td&gt;&lt;td&gt;&lt;button type="button" onclick="pushCardSide('2-6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M199];[$HTML.$C$1];[.$B199];[$HTML.$D$1];[.$B199];[$HTML.$E$1];[.$B199];[$HTML.$F$1];[.$B199];[$HTML.$G$1])" office:value-type="string" office:string-value="&lt;div class=&quot;card&quot; id=&quot;main-2-66&quot;&gt;&lt;img width=&quot;115&quot; heidht=&quot;160&quot; src=&quot;https://one-draw.jp/ijinden/cardlist/002/card/02_066.png&quot; /&gt;&lt;div class=&quot;numCopies&quot; id=&quot;main-2-66-numCopies&quot;&gt;0&lt;/div&gt;&lt;button type=&quot;button&quot; class=&quot;pop&quot; onclick=&quot;popCardMain('2-66');&quot;&gt;-&lt;/button&gt;&lt;button type=&quot;button&quot; class=&quot;push&quot; onclick=&quot;pushCardMain('2-66');&quot;&gt;+&lt;/button&gt;&lt;button type=&quot;button&quot; class=&quot;drop&quot; onclick=&quot;dropCardMain('2-66');&quot;&gt;↓&lt;/button&gt;&lt;/div&gt;" calcext:value-type="string">
            <text:p>&lt;div class="card" id="main-2-66"&gt;&lt;img width="115" heidht="160" src="https://one-draw.jp/ijinden/cardlist/002/card/02_066.png" /&gt;&lt;div class="numCopies" id="main-2-66-numCopies"&gt;0&lt;/div&gt;&lt;button type="button" class="pop" onclick="popCardMain('2-66');"&gt;-&lt;/button&gt;&lt;button type="button" class="push" onclick="pushCardMain('2-66');"&gt;+&lt;/button&gt;&lt;button type="button" class="drop" onclick="dropCardMain('2-66');"&gt;↓&lt;/button&gt;&lt;/div&gt;</text:p>
          </table:table-cell>
          <table:table-cell table:formula="of:=CONCATENATE([$HTML.$A$2];[.$B199];[$HTML.$B$2];[.$M199];[$HTML.$C$2];[.$B199];[$HTML.$D$2];[.$B199];[$HTML.$E$2];[.$B199];[$HTML.$F$2];[.$B199];[$HTML.$G$2])" office:value-type="string" office:string-value="&lt;div class=&quot;card&quot; id=&quot;side-2-66&quot;&gt;&lt;img width=&quot;115&quot; heidht=&quot;160&quot; src=&quot;https://one-draw.jp/ijinden/cardlist/002/card/02_066.png&quot; /&gt;&lt;div class=&quot;numCopies&quot; id=&quot;side-2-66-numCopies&quot;&gt;0&lt;/div&gt;&lt;button type=&quot;button&quot; class=&quot;pop&quot; onclick=&quot;popCardSide('2-66');&quot;&gt;-&lt;/button&gt;&lt;button type=&quot;button&quot; class=&quot;push&quot; onclick=&quot;pushCardSide('2-66');&quot;&gt;+&lt;/button&gt;&lt;button type=&quot;button&quot; class=&quot;raise&quot; onclick=&quot;raiseCardSide('2-66');&quot;&gt;↑&lt;/button&gt;&lt;/div&gt;" calcext:value-type="string">
            <text:p>&lt;div class="card" id="side-2-66"&gt;&lt;img width="115" heidht="160" src="https://one-draw.jp/ijinden/cardlist/002/card/02_066.png" /&gt;&lt;div class="numCopies" id="side-2-66-numCopies"&gt;0&lt;/div&gt;&lt;button type="button" class="pop" onclick="popCardSide('2-66');"&gt;-&lt;/button&gt;&lt;button type="button" class="push" onclick="pushCardSide('2-66');"&gt;+&lt;/button&gt;&lt;button type="button" class="raise" onclick="raiseCardSide('2-66');"&gt;↑&lt;/button&gt;&lt;/div&gt;</text:p>
          </table:table-cell>
          <table:table-cell table:formula="of:=CONCATENATE([$HTML.$A$3];[.B199];[$HTML.$B$3];[.F199];[$HTML.$C$3];[.H199];[$HTML.$D$3];[.J199];[$HTML.$E$3];[.B199];[$HTML.$F$3];[.D199];[$HTML.$G$3];[.I199];[$HTML.$H$3];[.G199];[$HTML.$I$3];[.K199];[$HTML.$J$3];[.B199];[$HTML.$K$3];[.B199];[$HTML.$L$3];[.B199];[$HTML.$M$3];[.B199];[$HTML.$N$3];[.B199];[$HTML.$O$3];[.B199];[$HTML.$P$3])" office:value-type="string" office:string-value="&lt;tr id=&quot;table-2-66&quot; data-expansion=&quot;25&quot; data-type=&quot;3&quot; data-color=&quot;40&quot;&gt;&lt;td&gt;2-66&lt;/td&gt;&lt;td&gt;カタストロフィ&lt;/td&gt;&lt;td&gt;黄&lt;/td&gt;&lt;td&gt;マホウ&lt;/td&gt;&lt;td&gt;5&lt;/td&gt;&lt;td&gt;&lt;button type=&quot;button&quot; onclick=&quot;popCardMain('2-66')&quot;&gt;-&lt;/button&gt;&lt;/td&gt;&lt;td id=&quot;table-main-2-66-numCopies&quot;&gt;0&lt;/td&gt;&lt;td&gt;&lt;button type=&quot;button&quot; onclick=&quot;pushCardMain('2-66')&quot;&gt;+&lt;/button&gt;&lt;/td&gt;&lt;td&gt;&lt;button type=&quot;button&quot; onclick=&quot;popCardSide('2-66')&quot;&gt;-&lt;/button&gt;&lt;/td&gt;&lt;td id=&quot;table-side-2-66-numCopies&quot;&gt;0&lt;/td&gt;&lt;td&gt;&lt;button type=&quot;button&quot; onclick=&quot;pushCardSide('2-66')&quot;&gt;+&lt;/button&gt;&lt;/td&gt;&lt;/tr&gt;" calcext:value-type="string">
            <text:p>&lt;tr id="table-2-66" data-expansion="25" data-type="3" data-color="40"&gt;&lt;td&gt;2-66&lt;/td&gt;&lt;td&gt;カタストロフィ&lt;/td&gt;&lt;td&gt;黄&lt;/td&gt;&lt;td&gt;マホウ&lt;/td&gt;&lt;td&gt;5&lt;/td&gt;&lt;td&gt;&lt;button type="button" onclick="popCardMain('2-66')"&gt;-&lt;/button&gt;&lt;/td&gt;&lt;td id="table-main-2-66-numCopies"&gt;0&lt;/td&gt;&lt;td&gt;&lt;button type="button" onclick="pushCardMain('2-66')"&gt;+&lt;/button&gt;&lt;/td&gt;&lt;td&gt;&lt;button type="button" onclick="popCardSide('2-66')"&gt;-&lt;/button&gt;&lt;/td&gt;&lt;td id="table-side-2-66-numCopies"&gt;0&lt;/td&gt;&lt;td&gt;&lt;button type="button" onclick="pushCardSide('2-6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M200];[$HTML.$C$1];[.$B200];[$HTML.$D$1];[.$B200];[$HTML.$E$1];[.$B200];[$HTML.$F$1];[.$B200];[$HTML.$G$1])" office:value-type="string" office:string-value="&lt;div class=&quot;card&quot; id=&quot;main-2-67&quot;&gt;&lt;img width=&quot;115&quot; heidht=&quot;160&quot; src=&quot;https://one-draw.jp/ijinden/cardlist/002/card/02_067.png&quot; /&gt;&lt;div class=&quot;numCopies&quot; id=&quot;main-2-67-numCopies&quot;&gt;0&lt;/div&gt;&lt;button type=&quot;button&quot; class=&quot;pop&quot; onclick=&quot;popCardMain('2-67');&quot;&gt;-&lt;/button&gt;&lt;button type=&quot;button&quot; class=&quot;push&quot; onclick=&quot;pushCardMain('2-67');&quot;&gt;+&lt;/button&gt;&lt;button type=&quot;button&quot; class=&quot;drop&quot; onclick=&quot;dropCardMain('2-67');&quot;&gt;↓&lt;/button&gt;&lt;/div&gt;" calcext:value-type="string">
            <text:p>&lt;div class="card" id="main-2-67"&gt;&lt;img width="115" heidht="160" src="https://one-draw.jp/ijinden/cardlist/002/card/02_067.png" /&gt;&lt;div class="numCopies" id="main-2-67-numCopies"&gt;0&lt;/div&gt;&lt;button type="button" class="pop" onclick="popCardMain('2-67');"&gt;-&lt;/button&gt;&lt;button type="button" class="push" onclick="pushCardMain('2-67');"&gt;+&lt;/button&gt;&lt;button type="button" class="drop" onclick="dropCardMain('2-67');"&gt;↓&lt;/button&gt;&lt;/div&gt;</text:p>
          </table:table-cell>
          <table:table-cell table:formula="of:=CONCATENATE([$HTML.$A$2];[.$B200];[$HTML.$B$2];[.$M200];[$HTML.$C$2];[.$B200];[$HTML.$D$2];[.$B200];[$HTML.$E$2];[.$B200];[$HTML.$F$2];[.$B200];[$HTML.$G$2])" office:value-type="string" office:string-value="&lt;div class=&quot;card&quot; id=&quot;side-2-67&quot;&gt;&lt;img width=&quot;115&quot; heidht=&quot;160&quot; src=&quot;https://one-draw.jp/ijinden/cardlist/002/card/02_067.png&quot; /&gt;&lt;div class=&quot;numCopies&quot; id=&quot;side-2-67-numCopies&quot;&gt;0&lt;/div&gt;&lt;button type=&quot;button&quot; class=&quot;pop&quot; onclick=&quot;popCardSide('2-67');&quot;&gt;-&lt;/button&gt;&lt;button type=&quot;button&quot; class=&quot;push&quot; onclick=&quot;pushCardSide('2-67');&quot;&gt;+&lt;/button&gt;&lt;button type=&quot;button&quot; class=&quot;raise&quot; onclick=&quot;raiseCardSide('2-67');&quot;&gt;↑&lt;/button&gt;&lt;/div&gt;" calcext:value-type="string">
            <text:p>&lt;div class="card" id="side-2-67"&gt;&lt;img width="115" heidht="160" src="https://one-draw.jp/ijinden/cardlist/002/card/02_067.png" /&gt;&lt;div class="numCopies" id="side-2-67-numCopies"&gt;0&lt;/div&gt;&lt;button type="button" class="pop" onclick="popCardSide('2-67');"&gt;-&lt;/button&gt;&lt;button type="button" class="push" onclick="pushCardSide('2-67');"&gt;+&lt;/button&gt;&lt;button type="button" class="raise" onclick="raiseCardSide('2-67');"&gt;↑&lt;/button&gt;&lt;/div&gt;</text:p>
          </table:table-cell>
          <table:table-cell table:formula="of:=CONCATENATE([$HTML.$A$3];[.B200];[$HTML.$B$3];[.F200];[$HTML.$C$3];[.H200];[$HTML.$D$3];[.J200];[$HTML.$E$3];[.B200];[$HTML.$F$3];[.D200];[$HTML.$G$3];[.I200];[$HTML.$H$3];[.G200];[$HTML.$I$3];[.K200];[$HTML.$J$3];[.B200];[$HTML.$K$3];[.B200];[$HTML.$L$3];[.B200];[$HTML.$M$3];[.B200];[$HTML.$N$3];[.B200];[$HTML.$O$3];[.B200];[$HTML.$P$3])" office:value-type="string" office:string-value="&lt;tr id=&quot;table-2-67&quot; data-expansion=&quot;25&quot; data-type=&quot;3&quot; data-color=&quot;40&quot;&gt;&lt;td&gt;2-67&lt;/td&gt;&lt;td&gt;エクスキューション&lt;/td&gt;&lt;td&gt;黄&lt;/td&gt;&lt;td&gt;マホウ&lt;/td&gt;&lt;td&gt;3&lt;/td&gt;&lt;td&gt;&lt;button type=&quot;button&quot; onclick=&quot;popCardMain('2-67')&quot;&gt;-&lt;/button&gt;&lt;/td&gt;&lt;td id=&quot;table-main-2-67-numCopies&quot;&gt;0&lt;/td&gt;&lt;td&gt;&lt;button type=&quot;button&quot; onclick=&quot;pushCardMain('2-67')&quot;&gt;+&lt;/button&gt;&lt;/td&gt;&lt;td&gt;&lt;button type=&quot;button&quot; onclick=&quot;popCardSide('2-67')&quot;&gt;-&lt;/button&gt;&lt;/td&gt;&lt;td id=&quot;table-side-2-67-numCopies&quot;&gt;0&lt;/td&gt;&lt;td&gt;&lt;button type=&quot;button&quot; onclick=&quot;pushCardSide('2-67')&quot;&gt;+&lt;/button&gt;&lt;/td&gt;&lt;/tr&gt;" calcext:value-type="string">
            <text:p>&lt;tr id="table-2-67" data-expansion="25" data-type="3" data-color="40"&gt;&lt;td&gt;2-67&lt;/td&gt;&lt;td&gt;エクスキューション&lt;/td&gt;&lt;td&gt;黄&lt;/td&gt;&lt;td&gt;マホウ&lt;/td&gt;&lt;td&gt;3&lt;/td&gt;&lt;td&gt;&lt;button type="button" onclick="popCardMain('2-67')"&gt;-&lt;/button&gt;&lt;/td&gt;&lt;td id="table-main-2-67-numCopies"&gt;0&lt;/td&gt;&lt;td&gt;&lt;button type="button" onclick="pushCardMain('2-67')"&gt;+&lt;/button&gt;&lt;/td&gt;&lt;td&gt;&lt;button type="button" onclick="popCardSide('2-67')"&gt;-&lt;/button&gt;&lt;/td&gt;&lt;td id="table-side-2-67-numCopies"&gt;0&lt;/td&gt;&lt;td&gt;&lt;button type="button" onclick="pushCardSide('2-6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M201];[$HTML.$C$1];[.$B201];[$HTML.$D$1];[.$B201];[$HTML.$E$1];[.$B201];[$HTML.$F$1];[.$B201];[$HTML.$G$1])" office:value-type="string" office:string-value="&lt;div class=&quot;card&quot; id=&quot;main-2-68&quot;&gt;&lt;img width=&quot;115&quot; heidht=&quot;160&quot; src=&quot;https://one-draw.jp/ijinden/cardlist/002/card/02_068.png&quot; /&gt;&lt;div class=&quot;numCopies&quot; id=&quot;main-2-68-numCopies&quot;&gt;0&lt;/div&gt;&lt;button type=&quot;button&quot; class=&quot;pop&quot; onclick=&quot;popCardMain('2-68');&quot;&gt;-&lt;/button&gt;&lt;button type=&quot;button&quot; class=&quot;push&quot; onclick=&quot;pushCardMain('2-68');&quot;&gt;+&lt;/button&gt;&lt;button type=&quot;button&quot; class=&quot;drop&quot; onclick=&quot;dropCardMain('2-68');&quot;&gt;↓&lt;/button&gt;&lt;/div&gt;" calcext:value-type="string">
            <text:p>&lt;div class="card" id="main-2-68"&gt;&lt;img width="115" heidht="160" src="https://one-draw.jp/ijinden/cardlist/002/card/02_068.png" /&gt;&lt;div class="numCopies" id="main-2-68-numCopies"&gt;0&lt;/div&gt;&lt;button type="button" class="pop" onclick="popCardMain('2-68');"&gt;-&lt;/button&gt;&lt;button type="button" class="push" onclick="pushCardMain('2-68');"&gt;+&lt;/button&gt;&lt;button type="button" class="drop" onclick="dropCardMain('2-68');"&gt;↓&lt;/button&gt;&lt;/div&gt;</text:p>
          </table:table-cell>
          <table:table-cell table:formula="of:=CONCATENATE([$HTML.$A$2];[.$B201];[$HTML.$B$2];[.$M201];[$HTML.$C$2];[.$B201];[$HTML.$D$2];[.$B201];[$HTML.$E$2];[.$B201];[$HTML.$F$2];[.$B201];[$HTML.$G$2])" office:value-type="string" office:string-value="&lt;div class=&quot;card&quot; id=&quot;side-2-68&quot;&gt;&lt;img width=&quot;115&quot; heidht=&quot;160&quot; src=&quot;https://one-draw.jp/ijinden/cardlist/002/card/02_068.png&quot; /&gt;&lt;div class=&quot;numCopies&quot; id=&quot;side-2-68-numCopies&quot;&gt;0&lt;/div&gt;&lt;button type=&quot;button&quot; class=&quot;pop&quot; onclick=&quot;popCardSide('2-68');&quot;&gt;-&lt;/button&gt;&lt;button type=&quot;button&quot; class=&quot;push&quot; onclick=&quot;pushCardSide('2-68');&quot;&gt;+&lt;/button&gt;&lt;button type=&quot;button&quot; class=&quot;raise&quot; onclick=&quot;raiseCardSide('2-68');&quot;&gt;↑&lt;/button&gt;&lt;/div&gt;" calcext:value-type="string">
            <text:p>&lt;div class="card" id="side-2-68"&gt;&lt;img width="115" heidht="160" src="https://one-draw.jp/ijinden/cardlist/002/card/02_068.png" /&gt;&lt;div class="numCopies" id="side-2-68-numCopies"&gt;0&lt;/div&gt;&lt;button type="button" class="pop" onclick="popCardSide('2-68');"&gt;-&lt;/button&gt;&lt;button type="button" class="push" onclick="pushCardSide('2-68');"&gt;+&lt;/button&gt;&lt;button type="button" class="raise" onclick="raiseCardSide('2-68');"&gt;↑&lt;/button&gt;&lt;/div&gt;</text:p>
          </table:table-cell>
          <table:table-cell table:formula="of:=CONCATENATE([$HTML.$A$3];[.B201];[$HTML.$B$3];[.F201];[$HTML.$C$3];[.H201];[$HTML.$D$3];[.J201];[$HTML.$E$3];[.B201];[$HTML.$F$3];[.D201];[$HTML.$G$3];[.I201];[$HTML.$H$3];[.G201];[$HTML.$I$3];[.K201];[$HTML.$J$3];[.B201];[$HTML.$K$3];[.B201];[$HTML.$L$3];[.B201];[$HTML.$M$3];[.B201];[$HTML.$N$3];[.B201];[$HTML.$O$3];[.B201];[$HTML.$P$3])" office:value-type="string" office:string-value="&lt;tr id=&quot;table-2-68&quot; data-expansion=&quot;25&quot; data-type=&quot;3&quot; data-color=&quot;40&quot;&gt;&lt;td&gt;2-68&lt;/td&gt;&lt;td&gt;メロウ&lt;/td&gt;&lt;td&gt;黄&lt;/td&gt;&lt;td&gt;マホウ&lt;/td&gt;&lt;td&gt;4&lt;/td&gt;&lt;td&gt;&lt;button type=&quot;button&quot; onclick=&quot;popCardMain('2-68')&quot;&gt;-&lt;/button&gt;&lt;/td&gt;&lt;td id=&quot;table-main-2-68-numCopies&quot;&gt;0&lt;/td&gt;&lt;td&gt;&lt;button type=&quot;button&quot; onclick=&quot;pushCardMain('2-68')&quot;&gt;+&lt;/button&gt;&lt;/td&gt;&lt;td&gt;&lt;button type=&quot;button&quot; onclick=&quot;popCardSide('2-68')&quot;&gt;-&lt;/button&gt;&lt;/td&gt;&lt;td id=&quot;table-side-2-68-numCopies&quot;&gt;0&lt;/td&gt;&lt;td&gt;&lt;button type=&quot;button&quot; onclick=&quot;pushCardSide('2-68')&quot;&gt;+&lt;/button&gt;&lt;/td&gt;&lt;/tr&gt;" calcext:value-type="string">
            <text:p>&lt;tr id="table-2-68" data-expansion="25" data-type="3" data-color="40"&gt;&lt;td&gt;2-68&lt;/td&gt;&lt;td&gt;メロウ&lt;/td&gt;&lt;td&gt;黄&lt;/td&gt;&lt;td&gt;マホウ&lt;/td&gt;&lt;td&gt;4&lt;/td&gt;&lt;td&gt;&lt;button type="button" onclick="popCardMain('2-68')"&gt;-&lt;/button&gt;&lt;/td&gt;&lt;td id="table-main-2-68-numCopies"&gt;0&lt;/td&gt;&lt;td&gt;&lt;button type="button" onclick="pushCardMain('2-68')"&gt;+&lt;/button&gt;&lt;/td&gt;&lt;td&gt;&lt;button type="button" onclick="popCardSide('2-68')"&gt;-&lt;/button&gt;&lt;/td&gt;&lt;td id="table-side-2-68-numCopies"&gt;0&lt;/td&gt;&lt;td&gt;&lt;button type="button" onclick="pushCardSide('2-6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M202];[$HTML.$C$1];[.$B202];[$HTML.$D$1];[.$B202];[$HTML.$E$1];[.$B202];[$HTML.$F$1];[.$B202];[$HTML.$G$1])" office:value-type="string" office:string-value="&lt;div class=&quot;card&quot; id=&quot;main-2-69&quot;&gt;&lt;img width=&quot;115&quot; heidht=&quot;160&quot; src=&quot;https://one-draw.jp/ijinden/cardlist/002/card/02_069.png&quot; /&gt;&lt;div class=&quot;numCopies&quot; id=&quot;main-2-69-numCopies&quot;&gt;0&lt;/div&gt;&lt;button type=&quot;button&quot; class=&quot;pop&quot; onclick=&quot;popCardMain('2-69');&quot;&gt;-&lt;/button&gt;&lt;button type=&quot;button&quot; class=&quot;push&quot; onclick=&quot;pushCardMain('2-69');&quot;&gt;+&lt;/button&gt;&lt;button type=&quot;button&quot; class=&quot;drop&quot; onclick=&quot;dropCardMain('2-69');&quot;&gt;↓&lt;/button&gt;&lt;/div&gt;" calcext:value-type="string">
            <text:p>&lt;div class="card" id="main-2-69"&gt;&lt;img width="115" heidht="160" src="https://one-draw.jp/ijinden/cardlist/002/card/02_069.png" /&gt;&lt;div class="numCopies" id="main-2-69-numCopies"&gt;0&lt;/div&gt;&lt;button type="button" class="pop" onclick="popCardMain('2-69');"&gt;-&lt;/button&gt;&lt;button type="button" class="push" onclick="pushCardMain('2-69');"&gt;+&lt;/button&gt;&lt;button type="button" class="drop" onclick="dropCardMain('2-69');"&gt;↓&lt;/button&gt;&lt;/div&gt;</text:p>
          </table:table-cell>
          <table:table-cell table:formula="of:=CONCATENATE([$HTML.$A$2];[.$B202];[$HTML.$B$2];[.$M202];[$HTML.$C$2];[.$B202];[$HTML.$D$2];[.$B202];[$HTML.$E$2];[.$B202];[$HTML.$F$2];[.$B202];[$HTML.$G$2])" office:value-type="string" office:string-value="&lt;div class=&quot;card&quot; id=&quot;side-2-69&quot;&gt;&lt;img width=&quot;115&quot; heidht=&quot;160&quot; src=&quot;https://one-draw.jp/ijinden/cardlist/002/card/02_069.png&quot; /&gt;&lt;div class=&quot;numCopies&quot; id=&quot;side-2-69-numCopies&quot;&gt;0&lt;/div&gt;&lt;button type=&quot;button&quot; class=&quot;pop&quot; onclick=&quot;popCardSide('2-69');&quot;&gt;-&lt;/button&gt;&lt;button type=&quot;button&quot; class=&quot;push&quot; onclick=&quot;pushCardSide('2-69');&quot;&gt;+&lt;/button&gt;&lt;button type=&quot;button&quot; class=&quot;raise&quot; onclick=&quot;raiseCardSide('2-69');&quot;&gt;↑&lt;/button&gt;&lt;/div&gt;" calcext:value-type="string">
            <text:p>&lt;div class="card" id="side-2-69"&gt;&lt;img width="115" heidht="160" src="https://one-draw.jp/ijinden/cardlist/002/card/02_069.png" /&gt;&lt;div class="numCopies" id="side-2-69-numCopies"&gt;0&lt;/div&gt;&lt;button type="button" class="pop" onclick="popCardSide('2-69');"&gt;-&lt;/button&gt;&lt;button type="button" class="push" onclick="pushCardSide('2-69');"&gt;+&lt;/button&gt;&lt;button type="button" class="raise" onclick="raiseCardSide('2-69');"&gt;↑&lt;/button&gt;&lt;/div&gt;</text:p>
          </table:table-cell>
          <table:table-cell table:formula="of:=CONCATENATE([$HTML.$A$3];[.B202];[$HTML.$B$3];[.F202];[$HTML.$C$3];[.H202];[$HTML.$D$3];[.J202];[$HTML.$E$3];[.B202];[$HTML.$F$3];[.D202];[$HTML.$G$3];[.I202];[$HTML.$H$3];[.G202];[$HTML.$I$3];[.K202];[$HTML.$J$3];[.B202];[$HTML.$K$3];[.B202];[$HTML.$L$3];[.B202];[$HTML.$M$3];[.B202];[$HTML.$N$3];[.B202];[$HTML.$O$3];[.B202];[$HTML.$P$3])" office:value-type="string" office:string-value="&lt;tr id=&quot;table-2-69&quot; data-expansion=&quot;25&quot; data-type=&quot;3&quot; data-color=&quot;40&quot;&gt;&lt;td&gt;2-69&lt;/td&gt;&lt;td&gt;スカーレット&lt;/td&gt;&lt;td&gt;黄&lt;/td&gt;&lt;td&gt;マホウ&lt;/td&gt;&lt;td&gt;3&lt;/td&gt;&lt;td&gt;&lt;button type=&quot;button&quot; onclick=&quot;popCardMain('2-69')&quot;&gt;-&lt;/button&gt;&lt;/td&gt;&lt;td id=&quot;table-main-2-69-numCopies&quot;&gt;0&lt;/td&gt;&lt;td&gt;&lt;button type=&quot;button&quot; onclick=&quot;pushCardMain('2-69')&quot;&gt;+&lt;/button&gt;&lt;/td&gt;&lt;td&gt;&lt;button type=&quot;button&quot; onclick=&quot;popCardSide('2-69')&quot;&gt;-&lt;/button&gt;&lt;/td&gt;&lt;td id=&quot;table-side-2-69-numCopies&quot;&gt;0&lt;/td&gt;&lt;td&gt;&lt;button type=&quot;button&quot; onclick=&quot;pushCardSide('2-69')&quot;&gt;+&lt;/button&gt;&lt;/td&gt;&lt;/tr&gt;" calcext:value-type="string">
            <text:p>&lt;tr id="table-2-69" data-expansion="25" data-type="3" data-color="40"&gt;&lt;td&gt;2-69&lt;/td&gt;&lt;td&gt;スカーレット&lt;/td&gt;&lt;td&gt;黄&lt;/td&gt;&lt;td&gt;マホウ&lt;/td&gt;&lt;td&gt;3&lt;/td&gt;&lt;td&gt;&lt;button type="button" onclick="popCardMain('2-69')"&gt;-&lt;/button&gt;&lt;/td&gt;&lt;td id="table-main-2-69-numCopies"&gt;0&lt;/td&gt;&lt;td&gt;&lt;button type="button" onclick="pushCardMain('2-69')"&gt;+&lt;/button&gt;&lt;/td&gt;&lt;td&gt;&lt;button type="button" onclick="popCardSide('2-69')"&gt;-&lt;/button&gt;&lt;/td&gt;&lt;td id="table-side-2-69-numCopies"&gt;0&lt;/td&gt;&lt;td&gt;&lt;button type="button" onclick="pushCardSide('2-6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M203];[$HTML.$C$1];[.$B203];[$HTML.$D$1];[.$B203];[$HTML.$E$1];[.$B203];[$HTML.$F$1];[.$B203];[$HTML.$G$1])" office:value-type="string" office:string-value="&lt;div class=&quot;card&quot; id=&quot;main-2-70&quot;&gt;&lt;img width=&quot;115&quot; heidht=&quot;160&quot; src=&quot;https://one-draw.jp/ijinden/cardlist/002/card/02_070.png&quot; /&gt;&lt;div class=&quot;numCopies&quot; id=&quot;main-2-70-numCopies&quot;&gt;0&lt;/div&gt;&lt;button type=&quot;button&quot; class=&quot;pop&quot; onclick=&quot;popCardMain('2-70');&quot;&gt;-&lt;/button&gt;&lt;button type=&quot;button&quot; class=&quot;push&quot; onclick=&quot;pushCardMain('2-70');&quot;&gt;+&lt;/button&gt;&lt;button type=&quot;button&quot; class=&quot;drop&quot; onclick=&quot;dropCardMain('2-70');&quot;&gt;↓&lt;/button&gt;&lt;/div&gt;" calcext:value-type="string">
            <text:p>&lt;div class="card" id="main-2-70"&gt;&lt;img width="115" heidht="160" src="https://one-draw.jp/ijinden/cardlist/002/card/02_070.png" /&gt;&lt;div class="numCopies" id="main-2-70-numCopies"&gt;0&lt;/div&gt;&lt;button type="button" class="pop" onclick="popCardMain('2-70');"&gt;-&lt;/button&gt;&lt;button type="button" class="push" onclick="pushCardMain('2-70');"&gt;+&lt;/button&gt;&lt;button type="button" class="drop" onclick="dropCardMain('2-70');"&gt;↓&lt;/button&gt;&lt;/div&gt;</text:p>
          </table:table-cell>
          <table:table-cell table:formula="of:=CONCATENATE([$HTML.$A$2];[.$B203];[$HTML.$B$2];[.$M203];[$HTML.$C$2];[.$B203];[$HTML.$D$2];[.$B203];[$HTML.$E$2];[.$B203];[$HTML.$F$2];[.$B203];[$HTML.$G$2])" office:value-type="string" office:string-value="&lt;div class=&quot;card&quot; id=&quot;side-2-70&quot;&gt;&lt;img width=&quot;115&quot; heidht=&quot;160&quot; src=&quot;https://one-draw.jp/ijinden/cardlist/002/card/02_070.png&quot; /&gt;&lt;div class=&quot;numCopies&quot; id=&quot;side-2-70-numCopies&quot;&gt;0&lt;/div&gt;&lt;button type=&quot;button&quot; class=&quot;pop&quot; onclick=&quot;popCardSide('2-70');&quot;&gt;-&lt;/button&gt;&lt;button type=&quot;button&quot; class=&quot;push&quot; onclick=&quot;pushCardSide('2-70');&quot;&gt;+&lt;/button&gt;&lt;button type=&quot;button&quot; class=&quot;raise&quot; onclick=&quot;raiseCardSide('2-70');&quot;&gt;↑&lt;/button&gt;&lt;/div&gt;" calcext:value-type="string">
            <text:p>&lt;div class="card" id="side-2-70"&gt;&lt;img width="115" heidht="160" src="https://one-draw.jp/ijinden/cardlist/002/card/02_070.png" /&gt;&lt;div class="numCopies" id="side-2-70-numCopies"&gt;0&lt;/div&gt;&lt;button type="button" class="pop" onclick="popCardSide('2-70');"&gt;-&lt;/button&gt;&lt;button type="button" class="push" onclick="pushCardSide('2-70');"&gt;+&lt;/button&gt;&lt;button type="button" class="raise" onclick="raiseCardSide('2-70');"&gt;↑&lt;/button&gt;&lt;/div&gt;</text:p>
          </table:table-cell>
          <table:table-cell table:formula="of:=CONCATENATE([$HTML.$A$3];[.B203];[$HTML.$B$3];[.F203];[$HTML.$C$3];[.H203];[$HTML.$D$3];[.J203];[$HTML.$E$3];[.B203];[$HTML.$F$3];[.D203];[$HTML.$G$3];[.I203];[$HTML.$H$3];[.G203];[$HTML.$I$3];[.K203];[$HTML.$J$3];[.B203];[$HTML.$K$3];[.B203];[$HTML.$L$3];[.B203];[$HTML.$M$3];[.B203];[$HTML.$N$3];[.B203];[$HTML.$O$3];[.B203];[$HTML.$P$3])" office:value-type="string" office:string-value="&lt;tr id=&quot;table-2-70&quot; data-expansion=&quot;25&quot; data-type=&quot;3&quot; data-color=&quot;40&quot;&gt;&lt;td&gt;2-70&lt;/td&gt;&lt;td&gt;ピーコック&lt;/td&gt;&lt;td&gt;黄&lt;/td&gt;&lt;td&gt;マホウ&lt;/td&gt;&lt;td&gt;3&lt;/td&gt;&lt;td&gt;&lt;button type=&quot;button&quot; onclick=&quot;popCardMain('2-70')&quot;&gt;-&lt;/button&gt;&lt;/td&gt;&lt;td id=&quot;table-main-2-70-numCopies&quot;&gt;0&lt;/td&gt;&lt;td&gt;&lt;button type=&quot;button&quot; onclick=&quot;pushCardMain('2-70')&quot;&gt;+&lt;/button&gt;&lt;/td&gt;&lt;td&gt;&lt;button type=&quot;button&quot; onclick=&quot;popCardSide('2-70')&quot;&gt;-&lt;/button&gt;&lt;/td&gt;&lt;td id=&quot;table-side-2-70-numCopies&quot;&gt;0&lt;/td&gt;&lt;td&gt;&lt;button type=&quot;button&quot; onclick=&quot;pushCardSide('2-70')&quot;&gt;+&lt;/button&gt;&lt;/td&gt;&lt;/tr&gt;" calcext:value-type="string">
            <text:p>&lt;tr id="table-2-70" data-expansion="25" data-type="3" data-color="40"&gt;&lt;td&gt;2-70&lt;/td&gt;&lt;td&gt;ピーコック&lt;/td&gt;&lt;td&gt;黄&lt;/td&gt;&lt;td&gt;マホウ&lt;/td&gt;&lt;td&gt;3&lt;/td&gt;&lt;td&gt;&lt;button type="button" onclick="popCardMain('2-70')"&gt;-&lt;/button&gt;&lt;/td&gt;&lt;td id="table-main-2-70-numCopies"&gt;0&lt;/td&gt;&lt;td&gt;&lt;button type="button" onclick="pushCardMain('2-70')"&gt;+&lt;/button&gt;&lt;/td&gt;&lt;td&gt;&lt;button type="button" onclick="popCardSide('2-70')"&gt;-&lt;/button&gt;&lt;/td&gt;&lt;td id="table-side-2-70-numCopies"&gt;0&lt;/td&gt;&lt;td&gt;&lt;button type="button" onclick="pushCardSide('2-7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M204];[$HTML.$C$1];[.$B204];[$HTML.$D$1];[.$B204];[$HTML.$E$1];[.$B204];[$HTML.$F$1];[.$B204];[$HTML.$G$1])" office:value-type="string" office:string-value="&lt;div class=&quot;card&quot; id=&quot;main-2-71&quot;&gt;&lt;img width=&quot;115&quot; heidht=&quot;160&quot; src=&quot;https://one-draw.jp/ijinden/cardlist/002/card/02_071.png&quot; /&gt;&lt;div class=&quot;numCopies&quot; id=&quot;main-2-71-numCopies&quot;&gt;0&lt;/div&gt;&lt;button type=&quot;button&quot; class=&quot;pop&quot; onclick=&quot;popCardMain('2-71');&quot;&gt;-&lt;/button&gt;&lt;button type=&quot;button&quot; class=&quot;push&quot; onclick=&quot;pushCardMain('2-71');&quot;&gt;+&lt;/button&gt;&lt;button type=&quot;button&quot; class=&quot;drop&quot; onclick=&quot;dropCardMain('2-71');&quot;&gt;↓&lt;/button&gt;&lt;/div&gt;" calcext:value-type="string">
            <text:p>&lt;div class="card" id="main-2-71"&gt;&lt;img width="115" heidht="160" src="https://one-draw.jp/ijinden/cardlist/002/card/02_071.png" /&gt;&lt;div class="numCopies" id="main-2-71-numCopies"&gt;0&lt;/div&gt;&lt;button type="button" class="pop" onclick="popCardMain('2-71');"&gt;-&lt;/button&gt;&lt;button type="button" class="push" onclick="pushCardMain('2-71');"&gt;+&lt;/button&gt;&lt;button type="button" class="drop" onclick="dropCardMain('2-71');"&gt;↓&lt;/button&gt;&lt;/div&gt;</text:p>
          </table:table-cell>
          <table:table-cell table:formula="of:=CONCATENATE([$HTML.$A$2];[.$B204];[$HTML.$B$2];[.$M204];[$HTML.$C$2];[.$B204];[$HTML.$D$2];[.$B204];[$HTML.$E$2];[.$B204];[$HTML.$F$2];[.$B204];[$HTML.$G$2])" office:value-type="string" office:string-value="&lt;div class=&quot;card&quot; id=&quot;side-2-71&quot;&gt;&lt;img width=&quot;115&quot; heidht=&quot;160&quot; src=&quot;https://one-draw.jp/ijinden/cardlist/002/card/02_071.png&quot; /&gt;&lt;div class=&quot;numCopies&quot; id=&quot;side-2-71-numCopies&quot;&gt;0&lt;/div&gt;&lt;button type=&quot;button&quot; class=&quot;pop&quot; onclick=&quot;popCardSide('2-71');&quot;&gt;-&lt;/button&gt;&lt;button type=&quot;button&quot; class=&quot;push&quot; onclick=&quot;pushCardSide('2-71');&quot;&gt;+&lt;/button&gt;&lt;button type=&quot;button&quot; class=&quot;raise&quot; onclick=&quot;raiseCardSide('2-71');&quot;&gt;↑&lt;/button&gt;&lt;/div&gt;" calcext:value-type="string">
            <text:p>&lt;div class="card" id="side-2-71"&gt;&lt;img width="115" heidht="160" src="https://one-draw.jp/ijinden/cardlist/002/card/02_071.png" /&gt;&lt;div class="numCopies" id="side-2-71-numCopies"&gt;0&lt;/div&gt;&lt;button type="button" class="pop" onclick="popCardSide('2-71');"&gt;-&lt;/button&gt;&lt;button type="button" class="push" onclick="pushCardSide('2-71');"&gt;+&lt;/button&gt;&lt;button type="button" class="raise" onclick="raiseCardSide('2-71');"&gt;↑&lt;/button&gt;&lt;/div&gt;</text:p>
          </table:table-cell>
          <table:table-cell table:formula="of:=CONCATENATE([$HTML.$A$3];[.B204];[$HTML.$B$3];[.F204];[$HTML.$C$3];[.H204];[$HTML.$D$3];[.J204];[$HTML.$E$3];[.B204];[$HTML.$F$3];[.D204];[$HTML.$G$3];[.I204];[$HTML.$H$3];[.G204];[$HTML.$I$3];[.K204];[$HTML.$J$3];[.B204];[$HTML.$K$3];[.B204];[$HTML.$L$3];[.B204];[$HTML.$M$3];[.B204];[$HTML.$N$3];[.B204];[$HTML.$O$3];[.B204];[$HTML.$P$3])" office:value-type="string" office:string-value="&lt;tr id=&quot;table-2-71&quot; data-expansion=&quot;25&quot; data-type=&quot;3&quot; data-color=&quot;40&quot;&gt;&lt;td&gt;2-71&lt;/td&gt;&lt;td&gt;シャトルーズ&lt;/td&gt;&lt;td&gt;黄&lt;/td&gt;&lt;td&gt;マホウ&lt;/td&gt;&lt;td&gt;3&lt;/td&gt;&lt;td&gt;&lt;button type=&quot;button&quot; onclick=&quot;popCardMain('2-71')&quot;&gt;-&lt;/button&gt;&lt;/td&gt;&lt;td id=&quot;table-main-2-71-numCopies&quot;&gt;0&lt;/td&gt;&lt;td&gt;&lt;button type=&quot;button&quot; onclick=&quot;pushCardMain('2-71')&quot;&gt;+&lt;/button&gt;&lt;/td&gt;&lt;td&gt;&lt;button type=&quot;button&quot; onclick=&quot;popCardSide('2-71')&quot;&gt;-&lt;/button&gt;&lt;/td&gt;&lt;td id=&quot;table-side-2-71-numCopies&quot;&gt;0&lt;/td&gt;&lt;td&gt;&lt;button type=&quot;button&quot; onclick=&quot;pushCardSide('2-71')&quot;&gt;+&lt;/button&gt;&lt;/td&gt;&lt;/tr&gt;" calcext:value-type="string">
            <text:p>&lt;tr id="table-2-71" data-expansion="25" data-type="3" data-color="40"&gt;&lt;td&gt;2-71&lt;/td&gt;&lt;td&gt;シャトルーズ&lt;/td&gt;&lt;td&gt;黄&lt;/td&gt;&lt;td&gt;マホウ&lt;/td&gt;&lt;td&gt;3&lt;/td&gt;&lt;td&gt;&lt;button type="button" onclick="popCardMain('2-71')"&gt;-&lt;/button&gt;&lt;/td&gt;&lt;td id="table-main-2-71-numCopies"&gt;0&lt;/td&gt;&lt;td&gt;&lt;button type="button" onclick="pushCardMain('2-71')"&gt;+&lt;/button&gt;&lt;/td&gt;&lt;td&gt;&lt;button type="button" onclick="popCardSide('2-71')"&gt;-&lt;/button&gt;&lt;/td&gt;&lt;td id="table-side-2-71-numCopies"&gt;0&lt;/td&gt;&lt;td&gt;&lt;button type="button" onclick="pushCardSide('2-7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M205];[$HTML.$C$1];[.$B205];[$HTML.$D$1];[.$B205];[$HTML.$E$1];[.$B205];[$HTML.$F$1];[.$B205];[$HTML.$G$1])" office:value-type="string" office:string-value="&lt;div class=&quot;card&quot; id=&quot;main-2-72&quot;&gt;&lt;img width=&quot;115&quot; heidht=&quot;160&quot; src=&quot;https://one-draw.jp/ijinden/cardlist/002/card/02_072.png&quot; /&gt;&lt;div class=&quot;numCopies&quot; id=&quot;main-2-72-numCopies&quot;&gt;0&lt;/div&gt;&lt;button type=&quot;button&quot; class=&quot;pop&quot; onclick=&quot;popCardMain('2-72');&quot;&gt;-&lt;/button&gt;&lt;button type=&quot;button&quot; class=&quot;push&quot; onclick=&quot;pushCardMain('2-72');&quot;&gt;+&lt;/button&gt;&lt;button type=&quot;button&quot; class=&quot;drop&quot; onclick=&quot;dropCardMain('2-72');&quot;&gt;↓&lt;/button&gt;&lt;/div&gt;" calcext:value-type="string">
            <text:p>&lt;div class="card" id="main-2-72"&gt;&lt;img width="115" heidht="160" src="https://one-draw.jp/ijinden/cardlist/002/card/02_072.png" /&gt;&lt;div class="numCopies" id="main-2-72-numCopies"&gt;0&lt;/div&gt;&lt;button type="button" class="pop" onclick="popCardMain('2-72');"&gt;-&lt;/button&gt;&lt;button type="button" class="push" onclick="pushCardMain('2-72');"&gt;+&lt;/button&gt;&lt;button type="button" class="drop" onclick="dropCardMain('2-72');"&gt;↓&lt;/button&gt;&lt;/div&gt;</text:p>
          </table:table-cell>
          <table:table-cell table:formula="of:=CONCATENATE([$HTML.$A$2];[.$B205];[$HTML.$B$2];[.$M205];[$HTML.$C$2];[.$B205];[$HTML.$D$2];[.$B205];[$HTML.$E$2];[.$B205];[$HTML.$F$2];[.$B205];[$HTML.$G$2])" office:value-type="string" office:string-value="&lt;div class=&quot;card&quot; id=&quot;side-2-72&quot;&gt;&lt;img width=&quot;115&quot; heidht=&quot;160&quot; src=&quot;https://one-draw.jp/ijinden/cardlist/002/card/02_072.png&quot; /&gt;&lt;div class=&quot;numCopies&quot; id=&quot;side-2-72-numCopies&quot;&gt;0&lt;/div&gt;&lt;button type=&quot;button&quot; class=&quot;pop&quot; onclick=&quot;popCardSide('2-72');&quot;&gt;-&lt;/button&gt;&lt;button type=&quot;button&quot; class=&quot;push&quot; onclick=&quot;pushCardSide('2-72');&quot;&gt;+&lt;/button&gt;&lt;button type=&quot;button&quot; class=&quot;raise&quot; onclick=&quot;raiseCardSide('2-72');&quot;&gt;↑&lt;/button&gt;&lt;/div&gt;" calcext:value-type="string">
            <text:p>&lt;div class="card" id="side-2-72"&gt;&lt;img width="115" heidht="160" src="https://one-draw.jp/ijinden/cardlist/002/card/02_072.png" /&gt;&lt;div class="numCopies" id="side-2-72-numCopies"&gt;0&lt;/div&gt;&lt;button type="button" class="pop" onclick="popCardSide('2-72');"&gt;-&lt;/button&gt;&lt;button type="button" class="push" onclick="pushCardSide('2-72');"&gt;+&lt;/button&gt;&lt;button type="button" class="raise" onclick="raiseCardSide('2-72');"&gt;↑&lt;/button&gt;&lt;/div&gt;</text:p>
          </table:table-cell>
          <table:table-cell table:formula="of:=CONCATENATE([$HTML.$A$3];[.B205];[$HTML.$B$3];[.F205];[$HTML.$C$3];[.H205];[$HTML.$D$3];[.J205];[$HTML.$E$3];[.B205];[$HTML.$F$3];[.D205];[$HTML.$G$3];[.I205];[$HTML.$H$3];[.G205];[$HTML.$I$3];[.K205];[$HTML.$J$3];[.B205];[$HTML.$K$3];[.B205];[$HTML.$L$3];[.B205];[$HTML.$M$3];[.B205];[$HTML.$N$3];[.B205];[$HTML.$O$3];[.B205];[$HTML.$P$3])" office:value-type="string" office:string-value="&lt;tr id=&quot;table-2-72&quot; data-expansion=&quot;25&quot; data-type=&quot;4&quot; data-color=&quot;40&quot;&gt;&lt;td&gt;2-72&lt;/td&gt;&lt;td&gt;サンドグラス&lt;/td&gt;&lt;td&gt;黄&lt;/td&gt;&lt;td&gt;マリョク&lt;/td&gt;&lt;td&gt;1&lt;/td&gt;&lt;td&gt;&lt;button type=&quot;button&quot; onclick=&quot;popCardMain('2-72')&quot;&gt;-&lt;/button&gt;&lt;/td&gt;&lt;td id=&quot;table-main-2-72-numCopies&quot;&gt;0&lt;/td&gt;&lt;td&gt;&lt;button type=&quot;button&quot; onclick=&quot;pushCardMain('2-72')&quot;&gt;+&lt;/button&gt;&lt;/td&gt;&lt;td&gt;&lt;button type=&quot;button&quot; onclick=&quot;popCardSide('2-72')&quot;&gt;-&lt;/button&gt;&lt;/td&gt;&lt;td id=&quot;table-side-2-72-numCopies&quot;&gt;0&lt;/td&gt;&lt;td&gt;&lt;button type=&quot;button&quot; onclick=&quot;pushCardSide('2-72')&quot;&gt;+&lt;/button&gt;&lt;/td&gt;&lt;/tr&gt;" calcext:value-type="string">
            <text:p>&lt;tr id="table-2-72" data-expansion="25" data-type="4" data-color="40"&gt;&lt;td&gt;2-72&lt;/td&gt;&lt;td&gt;サンドグラス&lt;/td&gt;&lt;td&gt;黄&lt;/td&gt;&lt;td&gt;マリョク&lt;/td&gt;&lt;td&gt;1&lt;/td&gt;&lt;td&gt;&lt;button type="button" onclick="popCardMain('2-72')"&gt;-&lt;/button&gt;&lt;/td&gt;&lt;td id="table-main-2-72-numCopies"&gt;0&lt;/td&gt;&lt;td&gt;&lt;button type="button" onclick="pushCardMain('2-72')"&gt;+&lt;/button&gt;&lt;/td&gt;&lt;td&gt;&lt;button type="button" onclick="popCardSide('2-72')"&gt;-&lt;/button&gt;&lt;/td&gt;&lt;td id="table-side-2-72-numCopies"&gt;0&lt;/td&gt;&lt;td&gt;&lt;button type="button" onclick="pushCardSide('2-7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M206];[$HTML.$C$1];[.$B206];[$HTML.$D$1];[.$B206];[$HTML.$E$1];[.$B206];[$HTML.$F$1];[.$B206];[$HTML.$G$1])" office:value-type="string" office:string-value="&lt;div class=&quot;card&quot; id=&quot;main-2-73&quot;&gt;&lt;img width=&quot;115&quot; heidht=&quot;160&quot; src=&quot;https://one-draw.jp/ijinden/cardlist/002/card/02_073.png&quot; /&gt;&lt;div class=&quot;numCopies&quot; id=&quot;main-2-73-numCopies&quot;&gt;0&lt;/div&gt;&lt;button type=&quot;button&quot; class=&quot;pop&quot; onclick=&quot;popCardMain('2-73');&quot;&gt;-&lt;/button&gt;&lt;button type=&quot;button&quot; class=&quot;push&quot; onclick=&quot;pushCardMain('2-73');&quot;&gt;+&lt;/button&gt;&lt;button type=&quot;button&quot; class=&quot;drop&quot; onclick=&quot;dropCardMain('2-73');&quot;&gt;↓&lt;/button&gt;&lt;/div&gt;" calcext:value-type="string">
            <text:p>&lt;div class="card" id="main-2-73"&gt;&lt;img width="115" heidht="160" src="https://one-draw.jp/ijinden/cardlist/002/card/02_073.png" /&gt;&lt;div class="numCopies" id="main-2-73-numCopies"&gt;0&lt;/div&gt;&lt;button type="button" class="pop" onclick="popCardMain('2-73');"&gt;-&lt;/button&gt;&lt;button type="button" class="push" onclick="pushCardMain('2-73');"&gt;+&lt;/button&gt;&lt;button type="button" class="drop" onclick="dropCardMain('2-73');"&gt;↓&lt;/button&gt;&lt;/div&gt;</text:p>
          </table:table-cell>
          <table:table-cell table:formula="of:=CONCATENATE([$HTML.$A$2];[.$B206];[$HTML.$B$2];[.$M206];[$HTML.$C$2];[.$B206];[$HTML.$D$2];[.$B206];[$HTML.$E$2];[.$B206];[$HTML.$F$2];[.$B206];[$HTML.$G$2])" office:value-type="string" office:string-value="&lt;div class=&quot;card&quot; id=&quot;side-2-73&quot;&gt;&lt;img width=&quot;115&quot; heidht=&quot;160&quot; src=&quot;https://one-draw.jp/ijinden/cardlist/002/card/02_073.png&quot; /&gt;&lt;div class=&quot;numCopies&quot; id=&quot;side-2-73-numCopies&quot;&gt;0&lt;/div&gt;&lt;button type=&quot;button&quot; class=&quot;pop&quot; onclick=&quot;popCardSide('2-73');&quot;&gt;-&lt;/button&gt;&lt;button type=&quot;button&quot; class=&quot;push&quot; onclick=&quot;pushCardSide('2-73');&quot;&gt;+&lt;/button&gt;&lt;button type=&quot;button&quot; class=&quot;raise&quot; onclick=&quot;raiseCardSide('2-73');&quot;&gt;↑&lt;/button&gt;&lt;/div&gt;" calcext:value-type="string">
            <text:p>&lt;div class="card" id="side-2-73"&gt;&lt;img width="115" heidht="160" src="https://one-draw.jp/ijinden/cardlist/002/card/02_073.png" /&gt;&lt;div class="numCopies" id="side-2-73-numCopies"&gt;0&lt;/div&gt;&lt;button type="button" class="pop" onclick="popCardSide('2-73');"&gt;-&lt;/button&gt;&lt;button type="button" class="push" onclick="pushCardSide('2-73');"&gt;+&lt;/button&gt;&lt;button type="button" class="raise" onclick="raiseCardSide('2-73');"&gt;↑&lt;/button&gt;&lt;/div&gt;</text:p>
          </table:table-cell>
          <table:table-cell table:formula="of:=CONCATENATE([$HTML.$A$3];[.B206];[$HTML.$B$3];[.F206];[$HTML.$C$3];[.H206];[$HTML.$D$3];[.J206];[$HTML.$E$3];[.B206];[$HTML.$F$3];[.D206];[$HTML.$G$3];[.I206];[$HTML.$H$3];[.G206];[$HTML.$I$3];[.K206];[$HTML.$J$3];[.B206];[$HTML.$K$3];[.B206];[$HTML.$L$3];[.B206];[$HTML.$M$3];[.B206];[$HTML.$N$3];[.B206];[$HTML.$O$3];[.B206];[$HTML.$P$3])" office:value-type="string" office:string-value="&lt;tr id=&quot;table-2-73&quot; data-expansion=&quot;25&quot; data-type=&quot;4&quot; data-color=&quot;40&quot;&gt;&lt;td&gt;2-73&lt;/td&gt;&lt;td&gt;シルククローク&lt;/td&gt;&lt;td&gt;黄&lt;/td&gt;&lt;td&gt;マリョク&lt;/td&gt;&lt;td&gt;1&lt;/td&gt;&lt;td&gt;&lt;button type=&quot;button&quot; onclick=&quot;popCardMain('2-73')&quot;&gt;-&lt;/button&gt;&lt;/td&gt;&lt;td id=&quot;table-main-2-73-numCopies&quot;&gt;0&lt;/td&gt;&lt;td&gt;&lt;button type=&quot;button&quot; onclick=&quot;pushCardMain('2-73')&quot;&gt;+&lt;/button&gt;&lt;/td&gt;&lt;td&gt;&lt;button type=&quot;button&quot; onclick=&quot;popCardSide('2-73')&quot;&gt;-&lt;/button&gt;&lt;/td&gt;&lt;td id=&quot;table-side-2-73-numCopies&quot;&gt;0&lt;/td&gt;&lt;td&gt;&lt;button type=&quot;button&quot; onclick=&quot;pushCardSide('2-73')&quot;&gt;+&lt;/button&gt;&lt;/td&gt;&lt;/tr&gt;" calcext:value-type="string">
            <text:p>&lt;tr id="table-2-73" data-expansion="25" data-type="4" data-color="40"&gt;&lt;td&gt;2-73&lt;/td&gt;&lt;td&gt;シルククローク&lt;/td&gt;&lt;td&gt;黄&lt;/td&gt;&lt;td&gt;マリョク&lt;/td&gt;&lt;td&gt;1&lt;/td&gt;&lt;td&gt;&lt;button type="button" onclick="popCardMain('2-73')"&gt;-&lt;/button&gt;&lt;/td&gt;&lt;td id="table-main-2-73-numCopies"&gt;0&lt;/td&gt;&lt;td&gt;&lt;button type="button" onclick="pushCardMain('2-73')"&gt;+&lt;/button&gt;&lt;/td&gt;&lt;td&gt;&lt;button type="button" onclick="popCardSide('2-73')"&gt;-&lt;/button&gt;&lt;/td&gt;&lt;td id="table-side-2-73-numCopies"&gt;0&lt;/td&gt;&lt;td&gt;&lt;button type="button" onclick="pushCardSide('2-7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M207];[$HTML.$C$1];[.$B207];[$HTML.$D$1];[.$B207];[$HTML.$E$1];[.$B207];[$HTML.$F$1];[.$B207];[$HTML.$G$1])" office:value-type="string" office:string-value="&lt;div class=&quot;card&quot; id=&quot;main-2-74&quot;&gt;&lt;img width=&quot;115&quot; heidht=&quot;160&quot; src=&quot;https://one-draw.jp/ijinden/cardlist/002/card/02_074.png&quot; /&gt;&lt;div class=&quot;numCopies&quot; id=&quot;main-2-74-numCopies&quot;&gt;0&lt;/div&gt;&lt;button type=&quot;button&quot; class=&quot;pop&quot; onclick=&quot;popCardMain('2-74');&quot;&gt;-&lt;/button&gt;&lt;button type=&quot;button&quot; class=&quot;push&quot; onclick=&quot;pushCardMain('2-74');&quot;&gt;+&lt;/button&gt;&lt;button type=&quot;button&quot; class=&quot;drop&quot; onclick=&quot;dropCardMain('2-74');&quot;&gt;↓&lt;/button&gt;&lt;/div&gt;" calcext:value-type="string">
            <text:p>&lt;div class="card" id="main-2-74"&gt;&lt;img width="115" heidht="160" src="https://one-draw.jp/ijinden/cardlist/002/card/02_074.png" /&gt;&lt;div class="numCopies" id="main-2-74-numCopies"&gt;0&lt;/div&gt;&lt;button type="button" class="pop" onclick="popCardMain('2-74');"&gt;-&lt;/button&gt;&lt;button type="button" class="push" onclick="pushCardMain('2-74');"&gt;+&lt;/button&gt;&lt;button type="button" class="drop" onclick="dropCardMain('2-74');"&gt;↓&lt;/button&gt;&lt;/div&gt;</text:p>
          </table:table-cell>
          <table:table-cell table:formula="of:=CONCATENATE([$HTML.$A$2];[.$B207];[$HTML.$B$2];[.$M207];[$HTML.$C$2];[.$B207];[$HTML.$D$2];[.$B207];[$HTML.$E$2];[.$B207];[$HTML.$F$2];[.$B207];[$HTML.$G$2])" office:value-type="string" office:string-value="&lt;div class=&quot;card&quot; id=&quot;side-2-74&quot;&gt;&lt;img width=&quot;115&quot; heidht=&quot;160&quot; src=&quot;https://one-draw.jp/ijinden/cardlist/002/card/02_074.png&quot; /&gt;&lt;div class=&quot;numCopies&quot; id=&quot;side-2-74-numCopies&quot;&gt;0&lt;/div&gt;&lt;button type=&quot;button&quot; class=&quot;pop&quot; onclick=&quot;popCardSide('2-74');&quot;&gt;-&lt;/button&gt;&lt;button type=&quot;button&quot; class=&quot;push&quot; onclick=&quot;pushCardSide('2-74');&quot;&gt;+&lt;/button&gt;&lt;button type=&quot;button&quot; class=&quot;raise&quot; onclick=&quot;raiseCardSide('2-74');&quot;&gt;↑&lt;/button&gt;&lt;/div&gt;" calcext:value-type="string">
            <text:p>&lt;div class="card" id="side-2-74"&gt;&lt;img width="115" heidht="160" src="https://one-draw.jp/ijinden/cardlist/002/card/02_074.png" /&gt;&lt;div class="numCopies" id="side-2-74-numCopies"&gt;0&lt;/div&gt;&lt;button type="button" class="pop" onclick="popCardSide('2-74');"&gt;-&lt;/button&gt;&lt;button type="button" class="push" onclick="pushCardSide('2-74');"&gt;+&lt;/button&gt;&lt;button type="button" class="raise" onclick="raiseCardSide('2-74');"&gt;↑&lt;/button&gt;&lt;/div&gt;</text:p>
          </table:table-cell>
          <table:table-cell table:formula="of:=CONCATENATE([$HTML.$A$3];[.B207];[$HTML.$B$3];[.F207];[$HTML.$C$3];[.H207];[$HTML.$D$3];[.J207];[$HTML.$E$3];[.B207];[$HTML.$F$3];[.D207];[$HTML.$G$3];[.I207];[$HTML.$H$3];[.G207];[$HTML.$I$3];[.K207];[$HTML.$J$3];[.B207];[$HTML.$K$3];[.B207];[$HTML.$L$3];[.B207];[$HTML.$M$3];[.B207];[$HTML.$N$3];[.B207];[$HTML.$O$3];[.B207];[$HTML.$P$3])" office:value-type="string" office:string-value="&lt;tr id=&quot;table-2-74&quot; data-expansion=&quot;25&quot; data-type=&quot;4&quot; data-color=&quot;40&quot;&gt;&lt;td&gt;2-74&lt;/td&gt;&lt;td&gt;イエローオーブ&lt;/td&gt;&lt;td&gt;黄&lt;/td&gt;&lt;td&gt;マリョク&lt;/td&gt;&lt;td&gt;2&lt;/td&gt;&lt;td&gt;&lt;button type=&quot;button&quot; onclick=&quot;popCardMain('2-74')&quot;&gt;-&lt;/button&gt;&lt;/td&gt;&lt;td id=&quot;table-main-2-74-numCopies&quot;&gt;0&lt;/td&gt;&lt;td&gt;&lt;button type=&quot;button&quot; onclick=&quot;pushCardMain('2-74')&quot;&gt;+&lt;/button&gt;&lt;/td&gt;&lt;td&gt;&lt;button type=&quot;button&quot; onclick=&quot;popCardSide('2-74')&quot;&gt;-&lt;/button&gt;&lt;/td&gt;&lt;td id=&quot;table-side-2-74-numCopies&quot;&gt;0&lt;/td&gt;&lt;td&gt;&lt;button type=&quot;button&quot; onclick=&quot;pushCardSide('2-74')&quot;&gt;+&lt;/button&gt;&lt;/td&gt;&lt;/tr&gt;" calcext:value-type="string">
            <text:p>&lt;tr id="table-2-74" data-expansion="25" data-type="4" data-color="40"&gt;&lt;td&gt;2-74&lt;/td&gt;&lt;td&gt;イエローオーブ&lt;/td&gt;&lt;td&gt;黄&lt;/td&gt;&lt;td&gt;マリョク&lt;/td&gt;&lt;td&gt;2&lt;/td&gt;&lt;td&gt;&lt;button type="button" onclick="popCardMain('2-74')"&gt;-&lt;/button&gt;&lt;/td&gt;&lt;td id="table-main-2-74-numCopies"&gt;0&lt;/td&gt;&lt;td&gt;&lt;button type="button" onclick="pushCardMain('2-74')"&gt;+&lt;/button&gt;&lt;/td&gt;&lt;td&gt;&lt;button type="button" onclick="popCardSide('2-74')"&gt;-&lt;/button&gt;&lt;/td&gt;&lt;td id="table-side-2-74-numCopies"&gt;0&lt;/td&gt;&lt;td&gt;&lt;button type="button" onclick="pushCardSide('2-7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M208];[$HTML.$C$1];[.$B208];[$HTML.$D$1];[.$B208];[$HTML.$E$1];[.$B208];[$HTML.$F$1];[.$B208];[$HTML.$G$1])" office:value-type="string" office:string-value="&lt;div class=&quot;card&quot; id=&quot;main-2-75&quot;&gt;&lt;img width=&quot;115&quot; heidht=&quot;160&quot; src=&quot;https://one-draw.jp/ijinden/cardlist/002/card/02_075.png&quot; /&gt;&lt;div class=&quot;numCopies&quot; id=&quot;main-2-75-numCopies&quot;&gt;0&lt;/div&gt;&lt;button type=&quot;button&quot; class=&quot;pop&quot; onclick=&quot;popCardMain('2-75');&quot;&gt;-&lt;/button&gt;&lt;button type=&quot;button&quot; class=&quot;push&quot; onclick=&quot;pushCardMain('2-75');&quot;&gt;+&lt;/button&gt;&lt;button type=&quot;button&quot; class=&quot;drop&quot; onclick=&quot;dropCardMain('2-75');&quot;&gt;↓&lt;/button&gt;&lt;/div&gt;" calcext:value-type="string">
            <text:p>&lt;div class="card" id="main-2-75"&gt;&lt;img width="115" heidht="160" src="https://one-draw.jp/ijinden/cardlist/002/card/02_075.png" /&gt;&lt;div class="numCopies" id="main-2-75-numCopies"&gt;0&lt;/div&gt;&lt;button type="button" class="pop" onclick="popCardMain('2-75');"&gt;-&lt;/button&gt;&lt;button type="button" class="push" onclick="pushCardMain('2-75');"&gt;+&lt;/button&gt;&lt;button type="button" class="drop" onclick="dropCardMain('2-75');"&gt;↓&lt;/button&gt;&lt;/div&gt;</text:p>
          </table:table-cell>
          <table:table-cell table:formula="of:=CONCATENATE([$HTML.$A$2];[.$B208];[$HTML.$B$2];[.$M208];[$HTML.$C$2];[.$B208];[$HTML.$D$2];[.$B208];[$HTML.$E$2];[.$B208];[$HTML.$F$2];[.$B208];[$HTML.$G$2])" office:value-type="string" office:string-value="&lt;div class=&quot;card&quot; id=&quot;side-2-75&quot;&gt;&lt;img width=&quot;115&quot; heidht=&quot;160&quot; src=&quot;https://one-draw.jp/ijinden/cardlist/002/card/02_075.png&quot; /&gt;&lt;div class=&quot;numCopies&quot; id=&quot;side-2-75-numCopies&quot;&gt;0&lt;/div&gt;&lt;button type=&quot;button&quot; class=&quot;pop&quot; onclick=&quot;popCardSide('2-75');&quot;&gt;-&lt;/button&gt;&lt;button type=&quot;button&quot; class=&quot;push&quot; onclick=&quot;pushCardSide('2-75');&quot;&gt;+&lt;/button&gt;&lt;button type=&quot;button&quot; class=&quot;raise&quot; onclick=&quot;raiseCardSide('2-75');&quot;&gt;↑&lt;/button&gt;&lt;/div&gt;" calcext:value-type="string">
            <text:p>&lt;div class="card" id="side-2-75"&gt;&lt;img width="115" heidht="160" src="https://one-draw.jp/ijinden/cardlist/002/card/02_075.png" /&gt;&lt;div class="numCopies" id="side-2-75-numCopies"&gt;0&lt;/div&gt;&lt;button type="button" class="pop" onclick="popCardSide('2-75');"&gt;-&lt;/button&gt;&lt;button type="button" class="push" onclick="pushCardSide('2-75');"&gt;+&lt;/button&gt;&lt;button type="button" class="raise" onclick="raiseCardSide('2-75');"&gt;↑&lt;/button&gt;&lt;/div&gt;</text:p>
          </table:table-cell>
          <table:table-cell table:formula="of:=CONCATENATE([$HTML.$A$3];[.B208];[$HTML.$B$3];[.F208];[$HTML.$C$3];[.H208];[$HTML.$D$3];[.J208];[$HTML.$E$3];[.B208];[$HTML.$F$3];[.D208];[$HTML.$G$3];[.I208];[$HTML.$H$3];[.G208];[$HTML.$I$3];[.K208];[$HTML.$J$3];[.B208];[$HTML.$K$3];[.B208];[$HTML.$L$3];[.B208];[$HTML.$M$3];[.B208];[$HTML.$N$3];[.B208];[$HTML.$O$3];[.B208];[$HTML.$P$3])" office:value-type="string" office:string-value="&lt;tr id=&quot;table-2-75&quot; data-expansion=&quot;25&quot; data-type=&quot;4&quot; data-color=&quot;15&quot;&gt;&lt;td&gt;2-75&lt;/td&gt;&lt;td&gt;RYマーブルストーン&lt;/td&gt;&lt;td&gt;赤黄&lt;/td&gt;&lt;td&gt;マリョク&lt;/td&gt;&lt;td&gt;1&lt;/td&gt;&lt;td&gt;&lt;button type=&quot;button&quot; onclick=&quot;popCardMain('2-75')&quot;&gt;-&lt;/button&gt;&lt;/td&gt;&lt;td id=&quot;table-main-2-75-numCopies&quot;&gt;0&lt;/td&gt;&lt;td&gt;&lt;button type=&quot;button&quot; onclick=&quot;pushCardMain('2-75')&quot;&gt;+&lt;/button&gt;&lt;/td&gt;&lt;td&gt;&lt;button type=&quot;button&quot; onclick=&quot;popCardSide('2-75')&quot;&gt;-&lt;/button&gt;&lt;/td&gt;&lt;td id=&quot;table-side-2-75-numCopies&quot;&gt;0&lt;/td&gt;&lt;td&gt;&lt;button type=&quot;button&quot; onclick=&quot;pushCardSide('2-75')&quot;&gt;+&lt;/button&gt;&lt;/td&gt;&lt;/tr&gt;" calcext:value-type="string">
            <text:p>&lt;tr id="table-2-75" data-expansion="25" data-type="4" data-color="15"&gt;&lt;td&gt;2-75&lt;/td&gt;&lt;td&gt;RYマーブルストーン&lt;/td&gt;&lt;td&gt;赤黄&lt;/td&gt;&lt;td&gt;マリョク&lt;/td&gt;&lt;td&gt;1&lt;/td&gt;&lt;td&gt;&lt;button type="button" onclick="popCardMain('2-75')"&gt;-&lt;/button&gt;&lt;/td&gt;&lt;td id="table-main-2-75-numCopies"&gt;0&lt;/td&gt;&lt;td&gt;&lt;button type="button" onclick="pushCardMain('2-75')"&gt;+&lt;/button&gt;&lt;/td&gt;&lt;td&gt;&lt;button type="button" onclick="popCardSide('2-75')"&gt;-&lt;/button&gt;&lt;/td&gt;&lt;td id="table-side-2-75-numCopies"&gt;0&lt;/td&gt;&lt;td&gt;&lt;button type="button" onclick="pushCardSide('2-7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M209];[$HTML.$C$1];[.$B209];[$HTML.$D$1];[.$B209];[$HTML.$E$1];[.$B209];[$HTML.$F$1];[.$B209];[$HTML.$G$1])" office:value-type="string" office:string-value="&lt;div class=&quot;card&quot; id=&quot;main-2-76&quot;&gt;&lt;img width=&quot;115&quot; heidht=&quot;160&quot; src=&quot;https://one-draw.jp/ijinden/cardlist/002/card/02_076.png&quot; /&gt;&lt;div class=&quot;numCopies&quot; id=&quot;main-2-76-numCopies&quot;&gt;0&lt;/div&gt;&lt;button type=&quot;button&quot; class=&quot;pop&quot; onclick=&quot;popCardMain('2-76');&quot;&gt;-&lt;/button&gt;&lt;button type=&quot;button&quot; class=&quot;push&quot; onclick=&quot;pushCardMain('2-76');&quot;&gt;+&lt;/button&gt;&lt;button type=&quot;button&quot; class=&quot;drop&quot; onclick=&quot;dropCardMain('2-76');&quot;&gt;↓&lt;/button&gt;&lt;/div&gt;" calcext:value-type="string">
            <text:p>&lt;div class="card" id="main-2-76"&gt;&lt;img width="115" heidht="160" src="https://one-draw.jp/ijinden/cardlist/002/card/02_076.png" /&gt;&lt;div class="numCopies" id="main-2-76-numCopies"&gt;0&lt;/div&gt;&lt;button type="button" class="pop" onclick="popCardMain('2-76');"&gt;-&lt;/button&gt;&lt;button type="button" class="push" onclick="pushCardMain('2-76');"&gt;+&lt;/button&gt;&lt;button type="button" class="drop" onclick="dropCardMain('2-76');"&gt;↓&lt;/button&gt;&lt;/div&gt;</text:p>
          </table:table-cell>
          <table:table-cell table:formula="of:=CONCATENATE([$HTML.$A$2];[.$B209];[$HTML.$B$2];[.$M209];[$HTML.$C$2];[.$B209];[$HTML.$D$2];[.$B209];[$HTML.$E$2];[.$B209];[$HTML.$F$2];[.$B209];[$HTML.$G$2])" office:value-type="string" office:string-value="&lt;div class=&quot;card&quot; id=&quot;side-2-76&quot;&gt;&lt;img width=&quot;115&quot; heidht=&quot;160&quot; src=&quot;https://one-draw.jp/ijinden/cardlist/002/card/02_076.png&quot; /&gt;&lt;div class=&quot;numCopies&quot; id=&quot;side-2-76-numCopies&quot;&gt;0&lt;/div&gt;&lt;button type=&quot;button&quot; class=&quot;pop&quot; onclick=&quot;popCardSide('2-76');&quot;&gt;-&lt;/button&gt;&lt;button type=&quot;button&quot; class=&quot;push&quot; onclick=&quot;pushCardSide('2-76');&quot;&gt;+&lt;/button&gt;&lt;button type=&quot;button&quot; class=&quot;raise&quot; onclick=&quot;raiseCardSide('2-76');&quot;&gt;↑&lt;/button&gt;&lt;/div&gt;" calcext:value-type="string">
            <text:p>&lt;div class="card" id="side-2-76"&gt;&lt;img width="115" heidht="160" src="https://one-draw.jp/ijinden/cardlist/002/card/02_076.png" /&gt;&lt;div class="numCopies" id="side-2-76-numCopies"&gt;0&lt;/div&gt;&lt;button type="button" class="pop" onclick="popCardSide('2-76');"&gt;-&lt;/button&gt;&lt;button type="button" class="push" onclick="pushCardSide('2-76');"&gt;+&lt;/button&gt;&lt;button type="button" class="raise" onclick="raiseCardSide('2-76');"&gt;↑&lt;/button&gt;&lt;/div&gt;</text:p>
          </table:table-cell>
          <table:table-cell table:formula="of:=CONCATENATE([$HTML.$A$3];[.B209];[$HTML.$B$3];[.F209];[$HTML.$C$3];[.H209];[$HTML.$D$3];[.J209];[$HTML.$E$3];[.B209];[$HTML.$F$3];[.D209];[$HTML.$G$3];[.I209];[$HTML.$H$3];[.G209];[$HTML.$I$3];[.K209];[$HTML.$J$3];[.B209];[$HTML.$K$3];[.B209];[$HTML.$L$3];[.B209];[$HTML.$M$3];[.B209];[$HTML.$N$3];[.B209];[$HTML.$O$3];[.B209];[$HTML.$P$3])" office:value-type="string" office:string-value="&lt;tr id=&quot;table-2-76&quot; data-expansion=&quot;25&quot; data-type=&quot;4&quot; data-color=&quot;25&quot;&gt;&lt;td&gt;2-76&lt;/td&gt;&lt;td&gt;BYマーブルストーン&lt;/td&gt;&lt;td&gt;青黄&lt;/td&gt;&lt;td&gt;マリョク&lt;/td&gt;&lt;td&gt;1&lt;/td&gt;&lt;td&gt;&lt;button type=&quot;button&quot; onclick=&quot;popCardMain('2-76')&quot;&gt;-&lt;/button&gt;&lt;/td&gt;&lt;td id=&quot;table-main-2-76-numCopies&quot;&gt;0&lt;/td&gt;&lt;td&gt;&lt;button type=&quot;button&quot; onclick=&quot;pushCardMain('2-76')&quot;&gt;+&lt;/button&gt;&lt;/td&gt;&lt;td&gt;&lt;button type=&quot;button&quot; onclick=&quot;popCardSide('2-76')&quot;&gt;-&lt;/button&gt;&lt;/td&gt;&lt;td id=&quot;table-side-2-76-numCopies&quot;&gt;0&lt;/td&gt;&lt;td&gt;&lt;button type=&quot;button&quot; onclick=&quot;pushCardSide('2-76')&quot;&gt;+&lt;/button&gt;&lt;/td&gt;&lt;/tr&gt;" calcext:value-type="string">
            <text:p>&lt;tr id="table-2-76" data-expansion="25" data-type="4" data-color="25"&gt;&lt;td&gt;2-76&lt;/td&gt;&lt;td&gt;BYマーブルストーン&lt;/td&gt;&lt;td&gt;青黄&lt;/td&gt;&lt;td&gt;マリョク&lt;/td&gt;&lt;td&gt;1&lt;/td&gt;&lt;td&gt;&lt;button type="button" onclick="popCardMain('2-76')"&gt;-&lt;/button&gt;&lt;/td&gt;&lt;td id="table-main-2-76-numCopies"&gt;0&lt;/td&gt;&lt;td&gt;&lt;button type="button" onclick="pushCardMain('2-76')"&gt;+&lt;/button&gt;&lt;/td&gt;&lt;td&gt;&lt;button type="button" onclick="popCardSide('2-76')"&gt;-&lt;/button&gt;&lt;/td&gt;&lt;td id="table-side-2-76-numCopies"&gt;0&lt;/td&gt;&lt;td&gt;&lt;button type="button" onclick="pushCardSide('2-7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M210];[$HTML.$C$1];[.$B210];[$HTML.$D$1];[.$B210];[$HTML.$E$1];[.$B210];[$HTML.$F$1];[.$B210];[$HTML.$G$1])" office:value-type="string" office:string-value="&lt;div class=&quot;card&quot; id=&quot;main-2-77&quot;&gt;&lt;img width=&quot;115&quot; heidht=&quot;160&quot; src=&quot;https://one-draw.jp/ijinden/cardlist/002/card/02_077.png&quot; /&gt;&lt;div class=&quot;numCopies&quot; id=&quot;main-2-77-numCopies&quot;&gt;0&lt;/div&gt;&lt;button type=&quot;button&quot; class=&quot;pop&quot; onclick=&quot;popCardMain('2-77');&quot;&gt;-&lt;/button&gt;&lt;button type=&quot;button&quot; class=&quot;push&quot; onclick=&quot;pushCardMain('2-77');&quot;&gt;+&lt;/button&gt;&lt;button type=&quot;button&quot; class=&quot;drop&quot; onclick=&quot;dropCardMain('2-77');&quot;&gt;↓&lt;/button&gt;&lt;/div&gt;" calcext:value-type="string">
            <text:p>&lt;div class="card" id="main-2-77"&gt;&lt;img width="115" heidht="160" src="https://one-draw.jp/ijinden/cardlist/002/card/02_077.png" /&gt;&lt;div class="numCopies" id="main-2-77-numCopies"&gt;0&lt;/div&gt;&lt;button type="button" class="pop" onclick="popCardMain('2-77');"&gt;-&lt;/button&gt;&lt;button type="button" class="push" onclick="pushCardMain('2-77');"&gt;+&lt;/button&gt;&lt;button type="button" class="drop" onclick="dropCardMain('2-77');"&gt;↓&lt;/button&gt;&lt;/div&gt;</text:p>
          </table:table-cell>
          <table:table-cell table:formula="of:=CONCATENATE([$HTML.$A$2];[.$B210];[$HTML.$B$2];[.$M210];[$HTML.$C$2];[.$B210];[$HTML.$D$2];[.$B210];[$HTML.$E$2];[.$B210];[$HTML.$F$2];[.$B210];[$HTML.$G$2])" office:value-type="string" office:string-value="&lt;div class=&quot;card&quot; id=&quot;side-2-77&quot;&gt;&lt;img width=&quot;115&quot; heidht=&quot;160&quot; src=&quot;https://one-draw.jp/ijinden/cardlist/002/card/02_077.png&quot; /&gt;&lt;div class=&quot;numCopies&quot; id=&quot;side-2-77-numCopies&quot;&gt;0&lt;/div&gt;&lt;button type=&quot;button&quot; class=&quot;pop&quot; onclick=&quot;popCardSide('2-77');&quot;&gt;-&lt;/button&gt;&lt;button type=&quot;button&quot; class=&quot;push&quot; onclick=&quot;pushCardSide('2-77');&quot;&gt;+&lt;/button&gt;&lt;button type=&quot;button&quot; class=&quot;raise&quot; onclick=&quot;raiseCardSide('2-77');&quot;&gt;↑&lt;/button&gt;&lt;/div&gt;" calcext:value-type="string">
            <text:p>&lt;div class="card" id="side-2-77"&gt;&lt;img width="115" heidht="160" src="https://one-draw.jp/ijinden/cardlist/002/card/02_077.png" /&gt;&lt;div class="numCopies" id="side-2-77-numCopies"&gt;0&lt;/div&gt;&lt;button type="button" class="pop" onclick="popCardSide('2-77');"&gt;-&lt;/button&gt;&lt;button type="button" class="push" onclick="pushCardSide('2-77');"&gt;+&lt;/button&gt;&lt;button type="button" class="raise" onclick="raiseCardSide('2-77');"&gt;↑&lt;/button&gt;&lt;/div&gt;</text:p>
          </table:table-cell>
          <table:table-cell table:formula="of:=CONCATENATE([$HTML.$A$3];[.B210];[$HTML.$B$3];[.F210];[$HTML.$C$3];[.H210];[$HTML.$D$3];[.J210];[$HTML.$E$3];[.B210];[$HTML.$F$3];[.D210];[$HTML.$G$3];[.I210];[$HTML.$H$3];[.G210];[$HTML.$I$3];[.K210];[$HTML.$J$3];[.B210];[$HTML.$K$3];[.B210];[$HTML.$L$3];[.B210];[$HTML.$M$3];[.B210];[$HTML.$N$3];[.B210];[$HTML.$O$3];[.B210];[$HTML.$P$3])" office:value-type="string" office:string-value="&lt;tr id=&quot;table-2-77&quot; data-expansion=&quot;25&quot; data-type=&quot;4&quot; data-color=&quot;35&quot;&gt;&lt;td&gt;2-77&lt;/td&gt;&lt;td&gt;GYマーブルストーン&lt;/td&gt;&lt;td&gt;緑黄&lt;/td&gt;&lt;td&gt;マリョク&lt;/td&gt;&lt;td&gt;1&lt;/td&gt;&lt;td&gt;&lt;button type=&quot;button&quot; onclick=&quot;popCardMain('2-77')&quot;&gt;-&lt;/button&gt;&lt;/td&gt;&lt;td id=&quot;table-main-2-77-numCopies&quot;&gt;0&lt;/td&gt;&lt;td&gt;&lt;button type=&quot;button&quot; onclick=&quot;pushCardMain('2-77')&quot;&gt;+&lt;/button&gt;&lt;/td&gt;&lt;td&gt;&lt;button type=&quot;button&quot; onclick=&quot;popCardSide('2-77')&quot;&gt;-&lt;/button&gt;&lt;/td&gt;&lt;td id=&quot;table-side-2-77-numCopies&quot;&gt;0&lt;/td&gt;&lt;td&gt;&lt;button type=&quot;button&quot; onclick=&quot;pushCardSide('2-77')&quot;&gt;+&lt;/button&gt;&lt;/td&gt;&lt;/tr&gt;" calcext:value-type="string">
            <text:p>&lt;tr id="table-2-77" data-expansion="25" data-type="4" data-color="35"&gt;&lt;td&gt;2-77&lt;/td&gt;&lt;td&gt;GYマーブルストーン&lt;/td&gt;&lt;td&gt;緑黄&lt;/td&gt;&lt;td&gt;マリョク&lt;/td&gt;&lt;td&gt;1&lt;/td&gt;&lt;td&gt;&lt;button type="button" onclick="popCardMain('2-77')"&gt;-&lt;/button&gt;&lt;/td&gt;&lt;td id="table-main-2-77-numCopies"&gt;0&lt;/td&gt;&lt;td&gt;&lt;button type="button" onclick="pushCardMain('2-77')"&gt;+&lt;/button&gt;&lt;/td&gt;&lt;td&gt;&lt;button type="button" onclick="popCardSide('2-77')"&gt;-&lt;/button&gt;&lt;/td&gt;&lt;td id="table-side-2-77-numCopies"&gt;0&lt;/td&gt;&lt;td&gt;&lt;button type="button" onclick="pushCardSide('2-7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M211];[$HTML.$C$1];[.$B211];[$HTML.$D$1];[.$B211];[$HTML.$E$1];[.$B211];[$HTML.$F$1];[.$B211];[$HTML.$G$1])" office:value-type="string" office:string-value="&lt;div class=&quot;card&quot; id=&quot;main-2-78&quot;&gt;&lt;img width=&quot;115&quot; heidht=&quot;160&quot; src=&quot;https://one-draw.jp/ijinden/cardlist/002/card/02_078.png&quot; /&gt;&lt;div class=&quot;numCopies&quot; id=&quot;main-2-78-numCopies&quot;&gt;0&lt;/div&gt;&lt;button type=&quot;button&quot; class=&quot;pop&quot; onclick=&quot;popCardMain('2-78');&quot;&gt;-&lt;/button&gt;&lt;button type=&quot;button&quot; class=&quot;push&quot; onclick=&quot;pushCardMain('2-78');&quot;&gt;+&lt;/button&gt;&lt;button type=&quot;button&quot; class=&quot;drop&quot; onclick=&quot;dropCardMain('2-78');&quot;&gt;↓&lt;/button&gt;&lt;/div&gt;" calcext:value-type="string">
            <text:p>&lt;div class="card" id="main-2-78"&gt;&lt;img width="115" heidht="160" src="https://one-draw.jp/ijinden/cardlist/002/card/02_078.png" /&gt;&lt;div class="numCopies" id="main-2-78-numCopies"&gt;0&lt;/div&gt;&lt;button type="button" class="pop" onclick="popCardMain('2-78');"&gt;-&lt;/button&gt;&lt;button type="button" class="push" onclick="pushCardMain('2-78');"&gt;+&lt;/button&gt;&lt;button type="button" class="drop" onclick="dropCardMain('2-78');"&gt;↓&lt;/button&gt;&lt;/div&gt;</text:p>
          </table:table-cell>
          <table:table-cell table:formula="of:=CONCATENATE([$HTML.$A$2];[.$B211];[$HTML.$B$2];[.$M211];[$HTML.$C$2];[.$B211];[$HTML.$D$2];[.$B211];[$HTML.$E$2];[.$B211];[$HTML.$F$2];[.$B211];[$HTML.$G$2])" office:value-type="string" office:string-value="&lt;div class=&quot;card&quot; id=&quot;side-2-78&quot;&gt;&lt;img width=&quot;115&quot; heidht=&quot;160&quot; src=&quot;https://one-draw.jp/ijinden/cardlist/002/card/02_078.png&quot; /&gt;&lt;div class=&quot;numCopies&quot; id=&quot;side-2-78-numCopies&quot;&gt;0&lt;/div&gt;&lt;button type=&quot;button&quot; class=&quot;pop&quot; onclick=&quot;popCardSide('2-78');&quot;&gt;-&lt;/button&gt;&lt;button type=&quot;button&quot; class=&quot;push&quot; onclick=&quot;pushCardSide('2-78');&quot;&gt;+&lt;/button&gt;&lt;button type=&quot;button&quot; class=&quot;raise&quot; onclick=&quot;raiseCardSide('2-78');&quot;&gt;↑&lt;/button&gt;&lt;/div&gt;" calcext:value-type="string">
            <text:p>&lt;div class="card" id="side-2-78"&gt;&lt;img width="115" heidht="160" src="https://one-draw.jp/ijinden/cardlist/002/card/02_078.png" /&gt;&lt;div class="numCopies" id="side-2-78-numCopies"&gt;0&lt;/div&gt;&lt;button type="button" class="pop" onclick="popCardSide('2-78');"&gt;-&lt;/button&gt;&lt;button type="button" class="push" onclick="pushCardSide('2-78');"&gt;+&lt;/button&gt;&lt;button type="button" class="raise" onclick="raiseCardSide('2-78');"&gt;↑&lt;/button&gt;&lt;/div&gt;</text:p>
          </table:table-cell>
          <table:table-cell table:formula="of:=CONCATENATE([$HTML.$A$3];[.B211];[$HTML.$B$3];[.F211];[$HTML.$C$3];[.H211];[$HTML.$D$3];[.J211];[$HTML.$E$3];[.B211];[$HTML.$F$3];[.D211];[$HTML.$G$3];[.I211];[$HTML.$H$3];[.G211];[$HTML.$I$3];[.K211];[$HTML.$J$3];[.B211];[$HTML.$K$3];[.B211];[$HTML.$L$3];[.B211];[$HTML.$M$3];[.B211];[$HTML.$N$3];[.B211];[$HTML.$O$3];[.B211];[$HTML.$P$3])" office:value-type="string" office:string-value="&lt;tr id=&quot;table-2-78&quot; data-expansion=&quot;25&quot; data-type=&quot;4&quot; data-color=&quot;15&quot;&gt;&lt;td&gt;2-78&lt;/td&gt;&lt;td&gt;RYマーブルオーブ&lt;/td&gt;&lt;td&gt;赤黄&lt;/td&gt;&lt;td&gt;マリョク&lt;/td&gt;&lt;td&gt;2&lt;/td&gt;&lt;td&gt;&lt;button type=&quot;button&quot; onclick=&quot;popCardMain('2-78')&quot;&gt;-&lt;/button&gt;&lt;/td&gt;&lt;td id=&quot;table-main-2-78-numCopies&quot;&gt;0&lt;/td&gt;&lt;td&gt;&lt;button type=&quot;button&quot; onclick=&quot;pushCardMain('2-78')&quot;&gt;+&lt;/button&gt;&lt;/td&gt;&lt;td&gt;&lt;button type=&quot;button&quot; onclick=&quot;popCardSide('2-78')&quot;&gt;-&lt;/button&gt;&lt;/td&gt;&lt;td id=&quot;table-side-2-78-numCopies&quot;&gt;0&lt;/td&gt;&lt;td&gt;&lt;button type=&quot;button&quot; onclick=&quot;pushCardSide('2-78')&quot;&gt;+&lt;/button&gt;&lt;/td&gt;&lt;/tr&gt;" calcext:value-type="string">
            <text:p>&lt;tr id="table-2-78" data-expansion="25" data-type="4" data-color="15"&gt;&lt;td&gt;2-78&lt;/td&gt;&lt;td&gt;RYマーブルオーブ&lt;/td&gt;&lt;td&gt;赤黄&lt;/td&gt;&lt;td&gt;マリョク&lt;/td&gt;&lt;td&gt;2&lt;/td&gt;&lt;td&gt;&lt;button type="button" onclick="popCardMain('2-78')"&gt;-&lt;/button&gt;&lt;/td&gt;&lt;td id="table-main-2-78-numCopies"&gt;0&lt;/td&gt;&lt;td&gt;&lt;button type="button" onclick="pushCardMain('2-78')"&gt;+&lt;/button&gt;&lt;/td&gt;&lt;td&gt;&lt;button type="button" onclick="popCardSide('2-78')"&gt;-&lt;/button&gt;&lt;/td&gt;&lt;td id="table-side-2-78-numCopies"&gt;0&lt;/td&gt;&lt;td&gt;&lt;button type="button" onclick="pushCardSide('2-7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M212];[$HTML.$C$1];[.$B212];[$HTML.$D$1];[.$B212];[$HTML.$E$1];[.$B212];[$HTML.$F$1];[.$B212];[$HTML.$G$1])" office:value-type="string" office:string-value="&lt;div class=&quot;card&quot; id=&quot;main-2-79&quot;&gt;&lt;img width=&quot;115&quot; heidht=&quot;160&quot; src=&quot;https://one-draw.jp/ijinden/cardlist/002/card/02_079.png&quot; /&gt;&lt;div class=&quot;numCopies&quot; id=&quot;main-2-79-numCopies&quot;&gt;0&lt;/div&gt;&lt;button type=&quot;button&quot; class=&quot;pop&quot; onclick=&quot;popCardMain('2-79');&quot;&gt;-&lt;/button&gt;&lt;button type=&quot;button&quot; class=&quot;push&quot; onclick=&quot;pushCardMain('2-79');&quot;&gt;+&lt;/button&gt;&lt;button type=&quot;button&quot; class=&quot;drop&quot; onclick=&quot;dropCardMain('2-79');&quot;&gt;↓&lt;/button&gt;&lt;/div&gt;" calcext:value-type="string">
            <text:p>&lt;div class="card" id="main-2-79"&gt;&lt;img width="115" heidht="160" src="https://one-draw.jp/ijinden/cardlist/002/card/02_079.png" /&gt;&lt;div class="numCopies" id="main-2-79-numCopies"&gt;0&lt;/div&gt;&lt;button type="button" class="pop" onclick="popCardMain('2-79');"&gt;-&lt;/button&gt;&lt;button type="button" class="push" onclick="pushCardMain('2-79');"&gt;+&lt;/button&gt;&lt;button type="button" class="drop" onclick="dropCardMain('2-79');"&gt;↓&lt;/button&gt;&lt;/div&gt;</text:p>
          </table:table-cell>
          <table:table-cell table:formula="of:=CONCATENATE([$HTML.$A$2];[.$B212];[$HTML.$B$2];[.$M212];[$HTML.$C$2];[.$B212];[$HTML.$D$2];[.$B212];[$HTML.$E$2];[.$B212];[$HTML.$F$2];[.$B212];[$HTML.$G$2])" office:value-type="string" office:string-value="&lt;div class=&quot;card&quot; id=&quot;side-2-79&quot;&gt;&lt;img width=&quot;115&quot; heidht=&quot;160&quot; src=&quot;https://one-draw.jp/ijinden/cardlist/002/card/02_079.png&quot; /&gt;&lt;div class=&quot;numCopies&quot; id=&quot;side-2-79-numCopies&quot;&gt;0&lt;/div&gt;&lt;button type=&quot;button&quot; class=&quot;pop&quot; onclick=&quot;popCardSide('2-79');&quot;&gt;-&lt;/button&gt;&lt;button type=&quot;button&quot; class=&quot;push&quot; onclick=&quot;pushCardSide('2-79');&quot;&gt;+&lt;/button&gt;&lt;button type=&quot;button&quot; class=&quot;raise&quot; onclick=&quot;raiseCardSide('2-79');&quot;&gt;↑&lt;/button&gt;&lt;/div&gt;" calcext:value-type="string">
            <text:p>&lt;div class="card" id="side-2-79"&gt;&lt;img width="115" heidht="160" src="https://one-draw.jp/ijinden/cardlist/002/card/02_079.png" /&gt;&lt;div class="numCopies" id="side-2-79-numCopies"&gt;0&lt;/div&gt;&lt;button type="button" class="pop" onclick="popCardSide('2-79');"&gt;-&lt;/button&gt;&lt;button type="button" class="push" onclick="pushCardSide('2-79');"&gt;+&lt;/button&gt;&lt;button type="button" class="raise" onclick="raiseCardSide('2-79');"&gt;↑&lt;/button&gt;&lt;/div&gt;</text:p>
          </table:table-cell>
          <table:table-cell table:formula="of:=CONCATENATE([$HTML.$A$3];[.B212];[$HTML.$B$3];[.F212];[$HTML.$C$3];[.H212];[$HTML.$D$3];[.J212];[$HTML.$E$3];[.B212];[$HTML.$F$3];[.D212];[$HTML.$G$3];[.I212];[$HTML.$H$3];[.G212];[$HTML.$I$3];[.K212];[$HTML.$J$3];[.B212];[$HTML.$K$3];[.B212];[$HTML.$L$3];[.B212];[$HTML.$M$3];[.B212];[$HTML.$N$3];[.B212];[$HTML.$O$3];[.B212];[$HTML.$P$3])" office:value-type="string" office:string-value="&lt;tr id=&quot;table-2-79&quot; data-expansion=&quot;25&quot; data-type=&quot;4&quot; data-color=&quot;25&quot;&gt;&lt;td&gt;2-79&lt;/td&gt;&lt;td&gt;BYマーブルオーブ&lt;/td&gt;&lt;td&gt;青黄&lt;/td&gt;&lt;td&gt;マリョク&lt;/td&gt;&lt;td&gt;2&lt;/td&gt;&lt;td&gt;&lt;button type=&quot;button&quot; onclick=&quot;popCardMain('2-79')&quot;&gt;-&lt;/button&gt;&lt;/td&gt;&lt;td id=&quot;table-main-2-79-numCopies&quot;&gt;0&lt;/td&gt;&lt;td&gt;&lt;button type=&quot;button&quot; onclick=&quot;pushCardMain('2-79')&quot;&gt;+&lt;/button&gt;&lt;/td&gt;&lt;td&gt;&lt;button type=&quot;button&quot; onclick=&quot;popCardSide('2-79')&quot;&gt;-&lt;/button&gt;&lt;/td&gt;&lt;td id=&quot;table-side-2-79-numCopies&quot;&gt;0&lt;/td&gt;&lt;td&gt;&lt;button type=&quot;button&quot; onclick=&quot;pushCardSide('2-79')&quot;&gt;+&lt;/button&gt;&lt;/td&gt;&lt;/tr&gt;" calcext:value-type="string">
            <text:p>&lt;tr id="table-2-79" data-expansion="25" data-type="4" data-color="25"&gt;&lt;td&gt;2-79&lt;/td&gt;&lt;td&gt;BYマーブルオーブ&lt;/td&gt;&lt;td&gt;青黄&lt;/td&gt;&lt;td&gt;マリョク&lt;/td&gt;&lt;td&gt;2&lt;/td&gt;&lt;td&gt;&lt;button type="button" onclick="popCardMain('2-79')"&gt;-&lt;/button&gt;&lt;/td&gt;&lt;td id="table-main-2-79-numCopies"&gt;0&lt;/td&gt;&lt;td&gt;&lt;button type="button" onclick="pushCardMain('2-79')"&gt;+&lt;/button&gt;&lt;/td&gt;&lt;td&gt;&lt;button type="button" onclick="popCardSide('2-79')"&gt;-&lt;/button&gt;&lt;/td&gt;&lt;td id="table-side-2-79-numCopies"&gt;0&lt;/td&gt;&lt;td&gt;&lt;button type="button" onclick="pushCardSide('2-7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M213];[$HTML.$C$1];[.$B213];[$HTML.$D$1];[.$B213];[$HTML.$E$1];[.$B213];[$HTML.$F$1];[.$B213];[$HTML.$G$1])" office:value-type="string" office:string-value="&lt;div class=&quot;card&quot; id=&quot;main-2-80&quot;&gt;&lt;img width=&quot;115&quot; heidht=&quot;160&quot; src=&quot;https://one-draw.jp/ijinden/cardlist/002/card/02_080.png&quot; /&gt;&lt;div class=&quot;numCopies&quot; id=&quot;main-2-80-numCopies&quot;&gt;0&lt;/div&gt;&lt;button type=&quot;button&quot; class=&quot;pop&quot; onclick=&quot;popCardMain('2-80');&quot;&gt;-&lt;/button&gt;&lt;button type=&quot;button&quot; class=&quot;push&quot; onclick=&quot;pushCardMain('2-80');&quot;&gt;+&lt;/button&gt;&lt;button type=&quot;button&quot; class=&quot;drop&quot; onclick=&quot;dropCardMain('2-80');&quot;&gt;↓&lt;/button&gt;&lt;/div&gt;" calcext:value-type="string">
            <text:p>&lt;div class="card" id="main-2-80"&gt;&lt;img width="115" heidht="160" src="https://one-draw.jp/ijinden/cardlist/002/card/02_080.png" /&gt;&lt;div class="numCopies" id="main-2-80-numCopies"&gt;0&lt;/div&gt;&lt;button type="button" class="pop" onclick="popCardMain('2-80');"&gt;-&lt;/button&gt;&lt;button type="button" class="push" onclick="pushCardMain('2-80');"&gt;+&lt;/button&gt;&lt;button type="button" class="drop" onclick="dropCardMain('2-80');"&gt;↓&lt;/button&gt;&lt;/div&gt;</text:p>
          </table:table-cell>
          <table:table-cell table:formula="of:=CONCATENATE([$HTML.$A$2];[.$B213];[$HTML.$B$2];[.$M213];[$HTML.$C$2];[.$B213];[$HTML.$D$2];[.$B213];[$HTML.$E$2];[.$B213];[$HTML.$F$2];[.$B213];[$HTML.$G$2])" office:value-type="string" office:string-value="&lt;div class=&quot;card&quot; id=&quot;side-2-80&quot;&gt;&lt;img width=&quot;115&quot; heidht=&quot;160&quot; src=&quot;https://one-draw.jp/ijinden/cardlist/002/card/02_080.png&quot; /&gt;&lt;div class=&quot;numCopies&quot; id=&quot;side-2-80-numCopies&quot;&gt;0&lt;/div&gt;&lt;button type=&quot;button&quot; class=&quot;pop&quot; onclick=&quot;popCardSide('2-80');&quot;&gt;-&lt;/button&gt;&lt;button type=&quot;button&quot; class=&quot;push&quot; onclick=&quot;pushCardSide('2-80');&quot;&gt;+&lt;/button&gt;&lt;button type=&quot;button&quot; class=&quot;raise&quot; onclick=&quot;raiseCardSide('2-80');&quot;&gt;↑&lt;/button&gt;&lt;/div&gt;" calcext:value-type="string">
            <text:p>&lt;div class="card" id="side-2-80"&gt;&lt;img width="115" heidht="160" src="https://one-draw.jp/ijinden/cardlist/002/card/02_080.png" /&gt;&lt;div class="numCopies" id="side-2-80-numCopies"&gt;0&lt;/div&gt;&lt;button type="button" class="pop" onclick="popCardSide('2-80');"&gt;-&lt;/button&gt;&lt;button type="button" class="push" onclick="pushCardSide('2-80');"&gt;+&lt;/button&gt;&lt;button type="button" class="raise" onclick="raiseCardSide('2-80');"&gt;↑&lt;/button&gt;&lt;/div&gt;</text:p>
          </table:table-cell>
          <table:table-cell table:formula="of:=CONCATENATE([$HTML.$A$3];[.B213];[$HTML.$B$3];[.F213];[$HTML.$C$3];[.H213];[$HTML.$D$3];[.J213];[$HTML.$E$3];[.B213];[$HTML.$F$3];[.D213];[$HTML.$G$3];[.I213];[$HTML.$H$3];[.G213];[$HTML.$I$3];[.K213];[$HTML.$J$3];[.B213];[$HTML.$K$3];[.B213];[$HTML.$L$3];[.B213];[$HTML.$M$3];[.B213];[$HTML.$N$3];[.B213];[$HTML.$O$3];[.B213];[$HTML.$P$3])" office:value-type="string" office:string-value="&lt;tr id=&quot;table-2-80&quot; data-expansion=&quot;25&quot; data-type=&quot;4&quot; data-color=&quot;35&quot;&gt;&lt;td&gt;2-80&lt;/td&gt;&lt;td&gt;GYマーブルオーブ&lt;/td&gt;&lt;td&gt;緑黄&lt;/td&gt;&lt;td&gt;マリョク&lt;/td&gt;&lt;td&gt;2&lt;/td&gt;&lt;td&gt;&lt;button type=&quot;button&quot; onclick=&quot;popCardMain('2-80')&quot;&gt;-&lt;/button&gt;&lt;/td&gt;&lt;td id=&quot;table-main-2-80-numCopies&quot;&gt;0&lt;/td&gt;&lt;td&gt;&lt;button type=&quot;button&quot; onclick=&quot;pushCardMain('2-80')&quot;&gt;+&lt;/button&gt;&lt;/td&gt;&lt;td&gt;&lt;button type=&quot;button&quot; onclick=&quot;popCardSide('2-80')&quot;&gt;-&lt;/button&gt;&lt;/td&gt;&lt;td id=&quot;table-side-2-80-numCopies&quot;&gt;0&lt;/td&gt;&lt;td&gt;&lt;button type=&quot;button&quot; onclick=&quot;pushCardSide('2-80')&quot;&gt;+&lt;/button&gt;&lt;/td&gt;&lt;/tr&gt;" calcext:value-type="string">
            <text:p>&lt;tr id="table-2-80" data-expansion="25" data-type="4" data-color="35"&gt;&lt;td&gt;2-80&lt;/td&gt;&lt;td&gt;GYマーブルオーブ&lt;/td&gt;&lt;td&gt;緑黄&lt;/td&gt;&lt;td&gt;マリョク&lt;/td&gt;&lt;td&gt;2&lt;/td&gt;&lt;td&gt;&lt;button type="button" onclick="popCardMain('2-80')"&gt;-&lt;/button&gt;&lt;/td&gt;&lt;td id="table-main-2-80-numCopies"&gt;0&lt;/td&gt;&lt;td&gt;&lt;button type="button" onclick="pushCardMain('2-80')"&gt;+&lt;/button&gt;&lt;/td&gt;&lt;td&gt;&lt;button type="button" onclick="popCardSide('2-80')"&gt;-&lt;/button&gt;&lt;/td&gt;&lt;td id="table-side-2-80-numCopies"&gt;0&lt;/td&gt;&lt;td&gt;&lt;button type="button" onclick="pushCardSide('2-8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M214];[$HTML.$C$1];[.$B214];[$HTML.$D$1];[.$B214];[$HTML.$E$1];[.$B214];[$HTML.$F$1];[.$B214];[$HTML.$G$1])" office:value-type="string" office:string-value="&lt;div class=&quot;card&quot; id=&quot;main-P-1&quot;&gt;&lt;img width=&quot;115&quot; heidht=&quot;160&quot; src=&quot;https://one-draw.jp/ijinden/cardlist/P01/card/03_P_001.png&quot; /&gt;&lt;div class=&quot;numCopies&quot; id=&quot;main-P-1-numCopies&quot;&gt;0&lt;/div&gt;&lt;button type=&quot;button&quot; class=&quot;pop&quot; onclick=&quot;popCardMain('P-1');&quot;&gt;-&lt;/button&gt;&lt;button type=&quot;button&quot; class=&quot;push&quot; onclick=&quot;pushCardMain('P-1');&quot;&gt;+&lt;/button&gt;&lt;button type=&quot;button&quot; class=&quot;drop&quot; onclick=&quot;dropCardMain('P-1');&quot;&gt;↓&lt;/button&gt;&lt;/div&gt;" calcext:value-type="string">
            <text:p>&lt;div class="card" id="main-P-1"&gt;&lt;img width="115" heidht="160" src="https://one-draw.jp/ijinden/cardlist/P01/card/03_P_001.png" /&gt;&lt;div class="numCopies" id="main-P-1-numCopies"&gt;0&lt;/div&gt;&lt;button type="button" class="pop" onclick="popCardMain('P-1');"&gt;-&lt;/button&gt;&lt;button type="button" class="push" onclick="pushCardMain('P-1');"&gt;+&lt;/button&gt;&lt;button type="button" class="drop" onclick="dropCardMain('P-1');"&gt;↓&lt;/button&gt;&lt;/div&gt;</text:p>
          </table:table-cell>
          <table:table-cell table:formula="of:=CONCATENATE([$HTML.$A$2];[.$B214];[$HTML.$B$2];[.$M214];[$HTML.$C$2];[.$B214];[$HTML.$D$2];[.$B214];[$HTML.$E$2];[.$B214];[$HTML.$F$2];[.$B214];[$HTML.$G$2])" office:value-type="string" office:string-value="&lt;div class=&quot;card&quot; id=&quot;side-P-1&quot;&gt;&lt;img width=&quot;115&quot; heidht=&quot;160&quot; src=&quot;https://one-draw.jp/ijinden/cardlist/P01/card/03_P_001.png&quot; /&gt;&lt;div class=&quot;numCopies&quot; id=&quot;side-P-1-numCopies&quot;&gt;0&lt;/div&gt;&lt;button type=&quot;button&quot; class=&quot;pop&quot; onclick=&quot;popCardSide('P-1');&quot;&gt;-&lt;/button&gt;&lt;button type=&quot;button&quot; class=&quot;push&quot; onclick=&quot;pushCardSide('P-1');&quot;&gt;+&lt;/button&gt;&lt;button type=&quot;button&quot; class=&quot;raise&quot; onclick=&quot;raiseCardSide('P-1');&quot;&gt;↑&lt;/button&gt;&lt;/div&gt;" calcext:value-type="string">
            <text:p>&lt;div class="card" id="side-P-1"&gt;&lt;img width="115" heidht="160" src="https://one-draw.jp/ijinden/cardlist/P01/card/03_P_001.png" /&gt;&lt;div class="numCopies" id="side-P-1-numCopies"&gt;0&lt;/div&gt;&lt;button type="button" class="pop" onclick="popCardSide('P-1');"&gt;-&lt;/button&gt;&lt;button type="button" class="push" onclick="pushCardSide('P-1');"&gt;+&lt;/button&gt;&lt;button type="button" class="raise" onclick="raiseCardSide('P-1');"&gt;↑&lt;/button&gt;&lt;/div&gt;</text:p>
          </table:table-cell>
          <table:table-cell table:formula="of:=CONCATENATE([$HTML.$A$3];[.B214];[$HTML.$B$3];[.F214];[$HTML.$C$3];[.H214];[$HTML.$D$3];[.J214];[$HTML.$E$3];[.B214];[$HTML.$F$3];[.D214];[$HTML.$G$3];[.I214];[$HTML.$H$3];[.G214];[$HTML.$I$3];[.K214];[$HTML.$J$3];[.B214];[$HTML.$K$3];[.B214];[$HTML.$L$3];[.B214];[$HTML.$M$3];[.B214];[$HTML.$N$3];[.B214];[$HTML.$O$3];[.B214];[$HTML.$P$3])" office:value-type="string" office:string-value="&lt;tr id=&quot;table-P-1&quot; data-expansion=&quot;30&quot; data-type=&quot;1&quot; data-color=&quot;50&quot;&gt;&lt;td&gt;P-1&lt;/td&gt;&lt;td&gt;マリ・キュリー&lt;/td&gt;&lt;td&gt;紫&lt;/td&gt;&lt;td&gt;イジン&lt;/td&gt;&lt;td&gt;4&lt;/td&gt;&lt;td&gt;&lt;button type=&quot;button&quot; onclick=&quot;popCardMain('P-1')&quot;&gt;-&lt;/button&gt;&lt;/td&gt;&lt;td id=&quot;table-main-P-1-numCopies&quot;&gt;0&lt;/td&gt;&lt;td&gt;&lt;button type=&quot;button&quot; onclick=&quot;pushCardMain('P-1')&quot;&gt;+&lt;/button&gt;&lt;/td&gt;&lt;td&gt;&lt;button type=&quot;button&quot; onclick=&quot;popCardSide('P-1')&quot;&gt;-&lt;/button&gt;&lt;/td&gt;&lt;td id=&quot;table-side-P-1-numCopies&quot;&gt;0&lt;/td&gt;&lt;td&gt;&lt;button type=&quot;button&quot; onclick=&quot;pushCardSide('P-1')&quot;&gt;+&lt;/button&gt;&lt;/td&gt;&lt;/tr&gt;" calcext:value-type="string">
            <text:p>&lt;tr id="table-P-1" data-expansion="30" data-type="1" data-color="50"&gt;&lt;td&gt;P-1&lt;/td&gt;&lt;td&gt;マリ・キュリー&lt;/td&gt;&lt;td&gt;紫&lt;/td&gt;&lt;td&gt;イジン&lt;/td&gt;&lt;td&gt;4&lt;/td&gt;&lt;td&gt;&lt;button type="button" onclick="popCardMain('P-1')"&gt;-&lt;/button&gt;&lt;/td&gt;&lt;td id="table-main-P-1-numCopies"&gt;0&lt;/td&gt;&lt;td&gt;&lt;button type="button" onclick="pushCardMain('P-1')"&gt;+&lt;/button&gt;&lt;/td&gt;&lt;td&gt;&lt;button type="button" onclick="popCardSide('P-1')"&gt;-&lt;/button&gt;&lt;/td&gt;&lt;td id="table-side-P-1-numCopies"&gt;0&lt;/td&gt;&lt;td&gt;&lt;button type="button" onclick="pushCardSide('P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M215];[$HTML.$C$1];[.$B215];[$HTML.$D$1];[.$B215];[$HTML.$E$1];[.$B215];[$HTML.$F$1];[.$B215];[$HTML.$G$1])" office:value-type="string" office:string-value="&lt;div class=&quot;card&quot; id=&quot;main-P-2&quot;&gt;&lt;img width=&quot;115&quot; heidht=&quot;160&quot; src=&quot;https://one-draw.jp/ijinden/cardlist/P01/card/03_P_002.png&quot; /&gt;&lt;div class=&quot;numCopies&quot; id=&quot;main-P-2-numCopies&quot;&gt;0&lt;/div&gt;&lt;button type=&quot;button&quot; class=&quot;pop&quot; onclick=&quot;popCardMain('P-2');&quot;&gt;-&lt;/button&gt;&lt;button type=&quot;button&quot; class=&quot;push&quot; onclick=&quot;pushCardMain('P-2');&quot;&gt;+&lt;/button&gt;&lt;button type=&quot;button&quot; class=&quot;drop&quot; onclick=&quot;dropCardMain('P-2');&quot;&gt;↓&lt;/button&gt;&lt;/div&gt;" calcext:value-type="string">
            <text:p>&lt;div class="card" id="main-P-2"&gt;&lt;img width="115" heidht="160" src="https://one-draw.jp/ijinden/cardlist/P01/card/03_P_002.png" /&gt;&lt;div class="numCopies" id="main-P-2-numCopies"&gt;0&lt;/div&gt;&lt;button type="button" class="pop" onclick="popCardMain('P-2');"&gt;-&lt;/button&gt;&lt;button type="button" class="push" onclick="pushCardMain('P-2');"&gt;+&lt;/button&gt;&lt;button type="button" class="drop" onclick="dropCardMain('P-2');"&gt;↓&lt;/button&gt;&lt;/div&gt;</text:p>
          </table:table-cell>
          <table:table-cell table:formula="of:=CONCATENATE([$HTML.$A$2];[.$B215];[$HTML.$B$2];[.$M215];[$HTML.$C$2];[.$B215];[$HTML.$D$2];[.$B215];[$HTML.$E$2];[.$B215];[$HTML.$F$2];[.$B215];[$HTML.$G$2])" office:value-type="string" office:string-value="&lt;div class=&quot;card&quot; id=&quot;side-P-2&quot;&gt;&lt;img width=&quot;115&quot; heidht=&quot;160&quot; src=&quot;https://one-draw.jp/ijinden/cardlist/P01/card/03_P_002.png&quot; /&gt;&lt;div class=&quot;numCopies&quot; id=&quot;side-P-2-numCopies&quot;&gt;0&lt;/div&gt;&lt;button type=&quot;button&quot; class=&quot;pop&quot; onclick=&quot;popCardSide('P-2');&quot;&gt;-&lt;/button&gt;&lt;button type=&quot;button&quot; class=&quot;push&quot; onclick=&quot;pushCardSide('P-2');&quot;&gt;+&lt;/button&gt;&lt;button type=&quot;button&quot; class=&quot;raise&quot; onclick=&quot;raiseCardSide('P-2');&quot;&gt;↑&lt;/button&gt;&lt;/div&gt;" calcext:value-type="string">
            <text:p>&lt;div class="card" id="side-P-2"&gt;&lt;img width="115" heidht="160" src="https://one-draw.jp/ijinden/cardlist/P01/card/03_P_002.png" /&gt;&lt;div class="numCopies" id="side-P-2-numCopies"&gt;0&lt;/div&gt;&lt;button type="button" class="pop" onclick="popCardSide('P-2');"&gt;-&lt;/button&gt;&lt;button type="button" class="push" onclick="pushCardSide('P-2');"&gt;+&lt;/button&gt;&lt;button type="button" class="raise" onclick="raiseCardSide('P-2');"&gt;↑&lt;/button&gt;&lt;/div&gt;</text:p>
          </table:table-cell>
          <table:table-cell table:formula="of:=CONCATENATE([$HTML.$A$3];[.B215];[$HTML.$B$3];[.F215];[$HTML.$C$3];[.H215];[$HTML.$D$3];[.J215];[$HTML.$E$3];[.B215];[$HTML.$F$3];[.D215];[$HTML.$G$3];[.I215];[$HTML.$H$3];[.G215];[$HTML.$I$3];[.K215];[$HTML.$J$3];[.B215];[$HTML.$K$3];[.B215];[$HTML.$L$3];[.B215];[$HTML.$M$3];[.B215];[$HTML.$N$3];[.B215];[$HTML.$O$3];[.B215];[$HTML.$P$3])" office:value-type="string" office:string-value="&lt;tr id=&quot;table-P-2&quot; data-expansion=&quot;30&quot; data-type=&quot;1&quot; data-color=&quot;50&quot;&gt;&lt;td&gt;P-2&lt;/td&gt;&lt;td&gt;篤姫&lt;/td&gt;&lt;td&gt;紫&lt;/td&gt;&lt;td&gt;イジン&lt;/td&gt;&lt;td&gt;1&lt;/td&gt;&lt;td&gt;&lt;button type=&quot;button&quot; onclick=&quot;popCardMain('P-2')&quot;&gt;-&lt;/button&gt;&lt;/td&gt;&lt;td id=&quot;table-main-P-2-numCopies&quot;&gt;0&lt;/td&gt;&lt;td&gt;&lt;button type=&quot;button&quot; onclick=&quot;pushCardMain('P-2')&quot;&gt;+&lt;/button&gt;&lt;/td&gt;&lt;td&gt;&lt;button type=&quot;button&quot; onclick=&quot;popCardSide('P-2')&quot;&gt;-&lt;/button&gt;&lt;/td&gt;&lt;td id=&quot;table-side-P-2-numCopies&quot;&gt;0&lt;/td&gt;&lt;td&gt;&lt;button type=&quot;button&quot; onclick=&quot;pushCardSide('P-2')&quot;&gt;+&lt;/button&gt;&lt;/td&gt;&lt;/tr&gt;" calcext:value-type="string">
            <text:p>&lt;tr id="table-P-2" data-expansion="30" data-type="1" data-color="50"&gt;&lt;td&gt;P-2&lt;/td&gt;&lt;td&gt;篤姫&lt;/td&gt;&lt;td&gt;紫&lt;/td&gt;&lt;td&gt;イジン&lt;/td&gt;&lt;td&gt;1&lt;/td&gt;&lt;td&gt;&lt;button type="button" onclick="popCardMain('P-2')"&gt;-&lt;/button&gt;&lt;/td&gt;&lt;td id="table-main-P-2-numCopies"&gt;0&lt;/td&gt;&lt;td&gt;&lt;button type="button" onclick="pushCardMain('P-2')"&gt;+&lt;/button&gt;&lt;/td&gt;&lt;td&gt;&lt;button type="button" onclick="popCardSide('P-2')"&gt;-&lt;/button&gt;&lt;/td&gt;&lt;td id="table-side-P-2-numCopies"&gt;0&lt;/td&gt;&lt;td&gt;&lt;button type="button" onclick="pushCardSide('P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M216];[$HTML.$C$1];[.$B216];[$HTML.$D$1];[.$B216];[$HTML.$E$1];[.$B216];[$HTML.$F$1];[.$B216];[$HTML.$G$1])" office:value-type="string" office:string-value="&lt;div class=&quot;card&quot; id=&quot;main-P-3&quot;&gt;&lt;img width=&quot;115&quot; heidht=&quot;160&quot; src=&quot;https://one-draw.jp/ijinden/cardlist/P01/card/03_P_003.png&quot; /&gt;&lt;div class=&quot;numCopies&quot; id=&quot;main-P-3-numCopies&quot;&gt;0&lt;/div&gt;&lt;button type=&quot;button&quot; class=&quot;pop&quot; onclick=&quot;popCardMain('P-3');&quot;&gt;-&lt;/button&gt;&lt;button type=&quot;button&quot; class=&quot;push&quot; onclick=&quot;pushCardMain('P-3');&quot;&gt;+&lt;/button&gt;&lt;button type=&quot;button&quot; class=&quot;drop&quot; onclick=&quot;dropCardMain('P-3');&quot;&gt;↓&lt;/button&gt;&lt;/div&gt;" calcext:value-type="string">
            <text:p>&lt;div class="card" id="main-P-3"&gt;&lt;img width="115" heidht="160" src="https://one-draw.jp/ijinden/cardlist/P01/card/03_P_003.png" /&gt;&lt;div class="numCopies" id="main-P-3-numCopies"&gt;0&lt;/div&gt;&lt;button type="button" class="pop" onclick="popCardMain('P-3');"&gt;-&lt;/button&gt;&lt;button type="button" class="push" onclick="pushCardMain('P-3');"&gt;+&lt;/button&gt;&lt;button type="button" class="drop" onclick="dropCardMain('P-3');"&gt;↓&lt;/button&gt;&lt;/div&gt;</text:p>
          </table:table-cell>
          <table:table-cell table:formula="of:=CONCATENATE([$HTML.$A$2];[.$B216];[$HTML.$B$2];[.$M216];[$HTML.$C$2];[.$B216];[$HTML.$D$2];[.$B216];[$HTML.$E$2];[.$B216];[$HTML.$F$2];[.$B216];[$HTML.$G$2])" office:value-type="string" office:string-value="&lt;div class=&quot;card&quot; id=&quot;side-P-3&quot;&gt;&lt;img width=&quot;115&quot; heidht=&quot;160&quot; src=&quot;https://one-draw.jp/ijinden/cardlist/P01/card/03_P_003.png&quot; /&gt;&lt;div class=&quot;numCopies&quot; id=&quot;side-P-3-numCopies&quot;&gt;0&lt;/div&gt;&lt;button type=&quot;button&quot; class=&quot;pop&quot; onclick=&quot;popCardSide('P-3');&quot;&gt;-&lt;/button&gt;&lt;button type=&quot;button&quot; class=&quot;push&quot; onclick=&quot;pushCardSide('P-3');&quot;&gt;+&lt;/button&gt;&lt;button type=&quot;button&quot; class=&quot;raise&quot; onclick=&quot;raiseCardSide('P-3');&quot;&gt;↑&lt;/button&gt;&lt;/div&gt;" calcext:value-type="string">
            <text:p>&lt;div class="card" id="side-P-3"&gt;&lt;img width="115" heidht="160" src="https://one-draw.jp/ijinden/cardlist/P01/card/03_P_003.png" /&gt;&lt;div class="numCopies" id="side-P-3-numCopies"&gt;0&lt;/div&gt;&lt;button type="button" class="pop" onclick="popCardSide('P-3');"&gt;-&lt;/button&gt;&lt;button type="button" class="push" onclick="pushCardSide('P-3');"&gt;+&lt;/button&gt;&lt;button type="button" class="raise" onclick="raiseCardSide('P-3');"&gt;↑&lt;/button&gt;&lt;/div&gt;</text:p>
          </table:table-cell>
          <table:table-cell table:formula="of:=CONCATENATE([$HTML.$A$3];[.B216];[$HTML.$B$3];[.F216];[$HTML.$C$3];[.H216];[$HTML.$D$3];[.J216];[$HTML.$E$3];[.B216];[$HTML.$F$3];[.D216];[$HTML.$G$3];[.I216];[$HTML.$H$3];[.G216];[$HTML.$I$3];[.K216];[$HTML.$J$3];[.B216];[$HTML.$K$3];[.B216];[$HTML.$L$3];[.B216];[$HTML.$M$3];[.B216];[$HTML.$N$3];[.B216];[$HTML.$O$3];[.B216];[$HTML.$P$3])" office:value-type="string" office:string-value="&lt;tr id=&quot;table-P-3&quot; data-expansion=&quot;30&quot; data-type=&quot;1&quot; data-color=&quot;50&quot;&gt;&lt;td&gt;P-3&lt;/td&gt;&lt;td&gt;李成桂&lt;/td&gt;&lt;td&gt;紫&lt;/td&gt;&lt;td&gt;イジン&lt;/td&gt;&lt;td&gt;2&lt;/td&gt;&lt;td&gt;&lt;button type=&quot;button&quot; onclick=&quot;popCardMain('P-3')&quot;&gt;-&lt;/button&gt;&lt;/td&gt;&lt;td id=&quot;table-main-P-3-numCopies&quot;&gt;0&lt;/td&gt;&lt;td&gt;&lt;button type=&quot;button&quot; onclick=&quot;pushCardMain('P-3')&quot;&gt;+&lt;/button&gt;&lt;/td&gt;&lt;td&gt;&lt;button type=&quot;button&quot; onclick=&quot;popCardSide('P-3')&quot;&gt;-&lt;/button&gt;&lt;/td&gt;&lt;td id=&quot;table-side-P-3-numCopies&quot;&gt;0&lt;/td&gt;&lt;td&gt;&lt;button type=&quot;button&quot; onclick=&quot;pushCardSide('P-3')&quot;&gt;+&lt;/button&gt;&lt;/td&gt;&lt;/tr&gt;" calcext:value-type="string">
            <text:p>&lt;tr id="table-P-3" data-expansion="30" data-type="1" data-color="50"&gt;&lt;td&gt;P-3&lt;/td&gt;&lt;td&gt;李成桂&lt;/td&gt;&lt;td&gt;紫&lt;/td&gt;&lt;td&gt;イジン&lt;/td&gt;&lt;td&gt;2&lt;/td&gt;&lt;td&gt;&lt;button type="button" onclick="popCardMain('P-3')"&gt;-&lt;/button&gt;&lt;/td&gt;&lt;td id="table-main-P-3-numCopies"&gt;0&lt;/td&gt;&lt;td&gt;&lt;button type="button" onclick="pushCardMain('P-3')"&gt;+&lt;/button&gt;&lt;/td&gt;&lt;td&gt;&lt;button type="button" onclick="popCardSide('P-3')"&gt;-&lt;/button&gt;&lt;/td&gt;&lt;td id="table-side-P-3-numCopies"&gt;0&lt;/td&gt;&lt;td&gt;&lt;button type="button" onclick="pushCardSide('P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M217];[$HTML.$C$1];[.$B217];[$HTML.$D$1];[.$B217];[$HTML.$E$1];[.$B217];[$HTML.$F$1];[.$B217];[$HTML.$G$1])" office:value-type="string" office:string-value="&lt;div class=&quot;card&quot; id=&quot;main-P-4&quot;&gt;&lt;img width=&quot;115&quot; heidht=&quot;160&quot; src=&quot;https://one-draw.jp/ijinden/cardlist/P01/card/03_P_004.png&quot; /&gt;&lt;div class=&quot;numCopies&quot; id=&quot;main-P-4-numCopies&quot;&gt;0&lt;/div&gt;&lt;button type=&quot;button&quot; class=&quot;pop&quot; onclick=&quot;popCardMain('P-4');&quot;&gt;-&lt;/button&gt;&lt;button type=&quot;button&quot; class=&quot;push&quot; onclick=&quot;pushCardMain('P-4');&quot;&gt;+&lt;/button&gt;&lt;button type=&quot;button&quot; class=&quot;drop&quot; onclick=&quot;dropCardMain('P-4');&quot;&gt;↓&lt;/button&gt;&lt;/div&gt;" calcext:value-type="string">
            <text:p>&lt;div class="card" id="main-P-4"&gt;&lt;img width="115" heidht="160" src="https://one-draw.jp/ijinden/cardlist/P01/card/03_P_004.png" /&gt;&lt;div class="numCopies" id="main-P-4-numCopies"&gt;0&lt;/div&gt;&lt;button type="button" class="pop" onclick="popCardMain('P-4');"&gt;-&lt;/button&gt;&lt;button type="button" class="push" onclick="pushCardMain('P-4');"&gt;+&lt;/button&gt;&lt;button type="button" class="drop" onclick="dropCardMain('P-4');"&gt;↓&lt;/button&gt;&lt;/div&gt;</text:p>
          </table:table-cell>
          <table:table-cell table:formula="of:=CONCATENATE([$HTML.$A$2];[.$B217];[$HTML.$B$2];[.$M217];[$HTML.$C$2];[.$B217];[$HTML.$D$2];[.$B217];[$HTML.$E$2];[.$B217];[$HTML.$F$2];[.$B217];[$HTML.$G$2])" office:value-type="string" office:string-value="&lt;div class=&quot;card&quot; id=&quot;side-P-4&quot;&gt;&lt;img width=&quot;115&quot; heidht=&quot;160&quot; src=&quot;https://one-draw.jp/ijinden/cardlist/P01/card/03_P_004.png&quot; /&gt;&lt;div class=&quot;numCopies&quot; id=&quot;side-P-4-numCopies&quot;&gt;0&lt;/div&gt;&lt;button type=&quot;button&quot; class=&quot;pop&quot; onclick=&quot;popCardSide('P-4');&quot;&gt;-&lt;/button&gt;&lt;button type=&quot;button&quot; class=&quot;push&quot; onclick=&quot;pushCardSide('P-4');&quot;&gt;+&lt;/button&gt;&lt;button type=&quot;button&quot; class=&quot;raise&quot; onclick=&quot;raiseCardSide('P-4');&quot;&gt;↑&lt;/button&gt;&lt;/div&gt;" calcext:value-type="string">
            <text:p>&lt;div class="card" id="side-P-4"&gt;&lt;img width="115" heidht="160" src="https://one-draw.jp/ijinden/cardlist/P01/card/03_P_004.png" /&gt;&lt;div class="numCopies" id="side-P-4-numCopies"&gt;0&lt;/div&gt;&lt;button type="button" class="pop" onclick="popCardSide('P-4');"&gt;-&lt;/button&gt;&lt;button type="button" class="push" onclick="pushCardSide('P-4');"&gt;+&lt;/button&gt;&lt;button type="button" class="raise" onclick="raiseCardSide('P-4');"&gt;↑&lt;/button&gt;&lt;/div&gt;</text:p>
          </table:table-cell>
          <table:table-cell table:formula="of:=CONCATENATE([$HTML.$A$3];[.B217];[$HTML.$B$3];[.F217];[$HTML.$C$3];[.H217];[$HTML.$D$3];[.J217];[$HTML.$E$3];[.B217];[$HTML.$F$3];[.D217];[$HTML.$G$3];[.I217];[$HTML.$H$3];[.G217];[$HTML.$I$3];[.K217];[$HTML.$J$3];[.B217];[$HTML.$K$3];[.B217];[$HTML.$L$3];[.B217];[$HTML.$M$3];[.B217];[$HTML.$N$3];[.B217];[$HTML.$O$3];[.B217];[$HTML.$P$3])" office:value-type="string" office:string-value="&lt;tr id=&quot;table-P-4&quot; data-expansion=&quot;30&quot; data-type=&quot;1&quot; data-color=&quot;50&quot;&gt;&lt;td&gt;P-4&lt;/td&gt;&lt;td&gt;杉田玄白&lt;/td&gt;&lt;td&gt;紫&lt;/td&gt;&lt;td&gt;イジン&lt;/td&gt;&lt;td&gt;4&lt;/td&gt;&lt;td&gt;&lt;button type=&quot;button&quot; onclick=&quot;popCardMain('P-4')&quot;&gt;-&lt;/button&gt;&lt;/td&gt;&lt;td id=&quot;table-main-P-4-numCopies&quot;&gt;0&lt;/td&gt;&lt;td&gt;&lt;button type=&quot;button&quot; onclick=&quot;pushCardMain('P-4')&quot;&gt;+&lt;/button&gt;&lt;/td&gt;&lt;td&gt;&lt;button type=&quot;button&quot; onclick=&quot;popCardSide('P-4')&quot;&gt;-&lt;/button&gt;&lt;/td&gt;&lt;td id=&quot;table-side-P-4-numCopies&quot;&gt;0&lt;/td&gt;&lt;td&gt;&lt;button type=&quot;button&quot; onclick=&quot;pushCardSide('P-4')&quot;&gt;+&lt;/button&gt;&lt;/td&gt;&lt;/tr&gt;" calcext:value-type="string">
            <text:p>&lt;tr id="table-P-4" data-expansion="30" data-type="1" data-color="50"&gt;&lt;td&gt;P-4&lt;/td&gt;&lt;td&gt;杉田玄白&lt;/td&gt;&lt;td&gt;紫&lt;/td&gt;&lt;td&gt;イジン&lt;/td&gt;&lt;td&gt;4&lt;/td&gt;&lt;td&gt;&lt;button type="button" onclick="popCardMain('P-4')"&gt;-&lt;/button&gt;&lt;/td&gt;&lt;td id="table-main-P-4-numCopies"&gt;0&lt;/td&gt;&lt;td&gt;&lt;button type="button" onclick="pushCardMain('P-4')"&gt;+&lt;/button&gt;&lt;/td&gt;&lt;td&gt;&lt;button type="button" onclick="popCardSide('P-4')"&gt;-&lt;/button&gt;&lt;/td&gt;&lt;td id="table-side-P-4-numCopies"&gt;0&lt;/td&gt;&lt;td&gt;&lt;button type="button" onclick="pushCardSide('P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M218];[$HTML.$C$1];[.$B218];[$HTML.$D$1];[.$B218];[$HTML.$E$1];[.$B218];[$HTML.$F$1];[.$B218];[$HTML.$G$1])" office:value-type="string" office:string-value="&lt;div class=&quot;card&quot; id=&quot;main-P-5&quot;&gt;&lt;img width=&quot;115&quot; heidht=&quot;160&quot; src=&quot;https://one-draw.jp/ijinden/cardlist/P01/card/03_P_005.png&quot; /&gt;&lt;div class=&quot;numCopies&quot; id=&quot;main-P-5-numCopies&quot;&gt;0&lt;/div&gt;&lt;button type=&quot;button&quot; class=&quot;pop&quot; onclick=&quot;popCardMain('P-5');&quot;&gt;-&lt;/button&gt;&lt;button type=&quot;button&quot; class=&quot;push&quot; onclick=&quot;pushCardMain('P-5');&quot;&gt;+&lt;/button&gt;&lt;button type=&quot;button&quot; class=&quot;drop&quot; onclick=&quot;dropCardMain('P-5');&quot;&gt;↓&lt;/button&gt;&lt;/div&gt;" calcext:value-type="string">
            <text:p>&lt;div class="card" id="main-P-5"&gt;&lt;img width="115" heidht="160" src="https://one-draw.jp/ijinden/cardlist/P01/card/03_P_005.png" /&gt;&lt;div class="numCopies" id="main-P-5-numCopies"&gt;0&lt;/div&gt;&lt;button type="button" class="pop" onclick="popCardMain('P-5');"&gt;-&lt;/button&gt;&lt;button type="button" class="push" onclick="pushCardMain('P-5');"&gt;+&lt;/button&gt;&lt;button type="button" class="drop" onclick="dropCardMain('P-5');"&gt;↓&lt;/button&gt;&lt;/div&gt;</text:p>
          </table:table-cell>
          <table:table-cell table:formula="of:=CONCATENATE([$HTML.$A$2];[.$B218];[$HTML.$B$2];[.$M218];[$HTML.$C$2];[.$B218];[$HTML.$D$2];[.$B218];[$HTML.$E$2];[.$B218];[$HTML.$F$2];[.$B218];[$HTML.$G$2])" office:value-type="string" office:string-value="&lt;div class=&quot;card&quot; id=&quot;side-P-5&quot;&gt;&lt;img width=&quot;115&quot; heidht=&quot;160&quot; src=&quot;https://one-draw.jp/ijinden/cardlist/P01/card/03_P_005.png&quot; /&gt;&lt;div class=&quot;numCopies&quot; id=&quot;side-P-5-numCopies&quot;&gt;0&lt;/div&gt;&lt;button type=&quot;button&quot; class=&quot;pop&quot; onclick=&quot;popCardSide('P-5');&quot;&gt;-&lt;/button&gt;&lt;button type=&quot;button&quot; class=&quot;push&quot; onclick=&quot;pushCardSide('P-5');&quot;&gt;+&lt;/button&gt;&lt;button type=&quot;button&quot; class=&quot;raise&quot; onclick=&quot;raiseCardSide('P-5');&quot;&gt;↑&lt;/button&gt;&lt;/div&gt;" calcext:value-type="string">
            <text:p>&lt;div class="card" id="side-P-5"&gt;&lt;img width="115" heidht="160" src="https://one-draw.jp/ijinden/cardlist/P01/card/03_P_005.png" /&gt;&lt;div class="numCopies" id="side-P-5-numCopies"&gt;0&lt;/div&gt;&lt;button type="button" class="pop" onclick="popCardSide('P-5');"&gt;-&lt;/button&gt;&lt;button type="button" class="push" onclick="pushCardSide('P-5');"&gt;+&lt;/button&gt;&lt;button type="button" class="raise" onclick="raiseCardSide('P-5');"&gt;↑&lt;/button&gt;&lt;/div&gt;</text:p>
          </table:table-cell>
          <table:table-cell table:formula="of:=CONCATENATE([$HTML.$A$3];[.B218];[$HTML.$B$3];[.F218];[$HTML.$C$3];[.H218];[$HTML.$D$3];[.J218];[$HTML.$E$3];[.B218];[$HTML.$F$3];[.D218];[$HTML.$G$3];[.I218];[$HTML.$H$3];[.G218];[$HTML.$I$3];[.K218];[$HTML.$J$3];[.B218];[$HTML.$K$3];[.B218];[$HTML.$L$3];[.B218];[$HTML.$M$3];[.B218];[$HTML.$N$3];[.B218];[$HTML.$O$3];[.B218];[$HTML.$P$3])" office:value-type="string" office:string-value="&lt;tr id=&quot;table-P-5&quot; data-expansion=&quot;30&quot; data-type=&quot;1&quot; data-color=&quot;50&quot;&gt;&lt;td&gt;P-5&lt;/td&gt;&lt;td&gt;渡辺崋山&lt;/td&gt;&lt;td&gt;紫&lt;/td&gt;&lt;td&gt;イジン&lt;/td&gt;&lt;td&gt;2&lt;/td&gt;&lt;td&gt;&lt;button type=&quot;button&quot; onclick=&quot;popCardMain('P-5')&quot;&gt;-&lt;/button&gt;&lt;/td&gt;&lt;td id=&quot;table-main-P-5-numCopies&quot;&gt;0&lt;/td&gt;&lt;td&gt;&lt;button type=&quot;button&quot; onclick=&quot;pushCardMain('P-5')&quot;&gt;+&lt;/button&gt;&lt;/td&gt;&lt;td&gt;&lt;button type=&quot;button&quot; onclick=&quot;popCardSide('P-5')&quot;&gt;-&lt;/button&gt;&lt;/td&gt;&lt;td id=&quot;table-side-P-5-numCopies&quot;&gt;0&lt;/td&gt;&lt;td&gt;&lt;button type=&quot;button&quot; onclick=&quot;pushCardSide('P-5')&quot;&gt;+&lt;/button&gt;&lt;/td&gt;&lt;/tr&gt;" calcext:value-type="string">
            <text:p>&lt;tr id="table-P-5" data-expansion="30" data-type="1" data-color="50"&gt;&lt;td&gt;P-5&lt;/td&gt;&lt;td&gt;渡辺崋山&lt;/td&gt;&lt;td&gt;紫&lt;/td&gt;&lt;td&gt;イジン&lt;/td&gt;&lt;td&gt;2&lt;/td&gt;&lt;td&gt;&lt;button type="button" onclick="popCardMain('P-5')"&gt;-&lt;/button&gt;&lt;/td&gt;&lt;td id="table-main-P-5-numCopies"&gt;0&lt;/td&gt;&lt;td&gt;&lt;button type="button" onclick="pushCardMain('P-5')"&gt;+&lt;/button&gt;&lt;/td&gt;&lt;td&gt;&lt;button type="button" onclick="popCardSide('P-5')"&gt;-&lt;/button&gt;&lt;/td&gt;&lt;td id="table-side-P-5-numCopies"&gt;0&lt;/td&gt;&lt;td&gt;&lt;button type="button" onclick="pushCardSide('P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M219];[$HTML.$C$1];[.$B219];[$HTML.$D$1];[.$B219];[$HTML.$E$1];[.$B219];[$HTML.$F$1];[.$B219];[$HTML.$G$1])" office:value-type="string" office:string-value="&lt;div class=&quot;card&quot; id=&quot;main-P-6&quot;&gt;&lt;img width=&quot;115&quot; heidht=&quot;160&quot; src=&quot;https://one-draw.jp/ijinden/cardlist/P01/card/03_P_006.png&quot; /&gt;&lt;div class=&quot;numCopies&quot; id=&quot;main-P-6-numCopies&quot;&gt;0&lt;/div&gt;&lt;button type=&quot;button&quot; class=&quot;pop&quot; onclick=&quot;popCardMain('P-6');&quot;&gt;-&lt;/button&gt;&lt;button type=&quot;button&quot; class=&quot;push&quot; onclick=&quot;pushCardMain('P-6');&quot;&gt;+&lt;/button&gt;&lt;button type=&quot;button&quot; class=&quot;drop&quot; onclick=&quot;dropCardMain('P-6');&quot;&gt;↓&lt;/button&gt;&lt;/div&gt;" calcext:value-type="string">
            <text:p>&lt;div class="card" id="main-P-6"&gt;&lt;img width="115" heidht="160" src="https://one-draw.jp/ijinden/cardlist/P01/card/03_P_006.png" /&gt;&lt;div class="numCopies" id="main-P-6-numCopies"&gt;0&lt;/div&gt;&lt;button type="button" class="pop" onclick="popCardMain('P-6');"&gt;-&lt;/button&gt;&lt;button type="button" class="push" onclick="pushCardMain('P-6');"&gt;+&lt;/button&gt;&lt;button type="button" class="drop" onclick="dropCardMain('P-6');"&gt;↓&lt;/button&gt;&lt;/div&gt;</text:p>
          </table:table-cell>
          <table:table-cell table:formula="of:=CONCATENATE([$HTML.$A$2];[.$B219];[$HTML.$B$2];[.$M219];[$HTML.$C$2];[.$B219];[$HTML.$D$2];[.$B219];[$HTML.$E$2];[.$B219];[$HTML.$F$2];[.$B219];[$HTML.$G$2])" office:value-type="string" office:string-value="&lt;div class=&quot;card&quot; id=&quot;side-P-6&quot;&gt;&lt;img width=&quot;115&quot; heidht=&quot;160&quot; src=&quot;https://one-draw.jp/ijinden/cardlist/P01/card/03_P_006.png&quot; /&gt;&lt;div class=&quot;numCopies&quot; id=&quot;side-P-6-numCopies&quot;&gt;0&lt;/div&gt;&lt;button type=&quot;button&quot; class=&quot;pop&quot; onclick=&quot;popCardSide('P-6');&quot;&gt;-&lt;/button&gt;&lt;button type=&quot;button&quot; class=&quot;push&quot; onclick=&quot;pushCardSide('P-6');&quot;&gt;+&lt;/button&gt;&lt;button type=&quot;button&quot; class=&quot;raise&quot; onclick=&quot;raiseCardSide('P-6');&quot;&gt;↑&lt;/button&gt;&lt;/div&gt;" calcext:value-type="string">
            <text:p>&lt;div class="card" id="side-P-6"&gt;&lt;img width="115" heidht="160" src="https://one-draw.jp/ijinden/cardlist/P01/card/03_P_006.png" /&gt;&lt;div class="numCopies" id="side-P-6-numCopies"&gt;0&lt;/div&gt;&lt;button type="button" class="pop" onclick="popCardSide('P-6');"&gt;-&lt;/button&gt;&lt;button type="button" class="push" onclick="pushCardSide('P-6');"&gt;+&lt;/button&gt;&lt;button type="button" class="raise" onclick="raiseCardSide('P-6');"&gt;↑&lt;/button&gt;&lt;/div&gt;</text:p>
          </table:table-cell>
          <table:table-cell table:formula="of:=CONCATENATE([$HTML.$A$3];[.B219];[$HTML.$B$3];[.F219];[$HTML.$C$3];[.H219];[$HTML.$D$3];[.J219];[$HTML.$E$3];[.B219];[$HTML.$F$3];[.D219];[$HTML.$G$3];[.I219];[$HTML.$H$3];[.G219];[$HTML.$I$3];[.K219];[$HTML.$J$3];[.B219];[$HTML.$K$3];[.B219];[$HTML.$L$3];[.B219];[$HTML.$M$3];[.B219];[$HTML.$N$3];[.B219];[$HTML.$O$3];[.B219];[$HTML.$P$3])" office:value-type="string" office:string-value="&lt;tr id=&quot;table-P-6&quot; data-expansion=&quot;30&quot; data-type=&quot;1&quot; data-color=&quot;50&quot;&gt;&lt;td&gt;P-6&lt;/td&gt;&lt;td&gt;緒方洪庵&lt;/td&gt;&lt;td&gt;紫&lt;/td&gt;&lt;td&gt;イジン&lt;/td&gt;&lt;td&gt;3&lt;/td&gt;&lt;td&gt;&lt;button type=&quot;button&quot; onclick=&quot;popCardMain('P-6')&quot;&gt;-&lt;/button&gt;&lt;/td&gt;&lt;td id=&quot;table-main-P-6-numCopies&quot;&gt;0&lt;/td&gt;&lt;td&gt;&lt;button type=&quot;button&quot; onclick=&quot;pushCardMain('P-6')&quot;&gt;+&lt;/button&gt;&lt;/td&gt;&lt;td&gt;&lt;button type=&quot;button&quot; onclick=&quot;popCardSide('P-6')&quot;&gt;-&lt;/button&gt;&lt;/td&gt;&lt;td id=&quot;table-side-P-6-numCopies&quot;&gt;0&lt;/td&gt;&lt;td&gt;&lt;button type=&quot;button&quot; onclick=&quot;pushCardSide('P-6')&quot;&gt;+&lt;/button&gt;&lt;/td&gt;&lt;/tr&gt;" calcext:value-type="string">
            <text:p>&lt;tr id="table-P-6" data-expansion="30" data-type="1" data-color="50"&gt;&lt;td&gt;P-6&lt;/td&gt;&lt;td&gt;緒方洪庵&lt;/td&gt;&lt;td&gt;紫&lt;/td&gt;&lt;td&gt;イジン&lt;/td&gt;&lt;td&gt;3&lt;/td&gt;&lt;td&gt;&lt;button type="button" onclick="popCardMain('P-6')"&gt;-&lt;/button&gt;&lt;/td&gt;&lt;td id="table-main-P-6-numCopies"&gt;0&lt;/td&gt;&lt;td&gt;&lt;button type="button" onclick="pushCardMain('P-6')"&gt;+&lt;/button&gt;&lt;/td&gt;&lt;td&gt;&lt;button type="button" onclick="popCardSide('P-6')"&gt;-&lt;/button&gt;&lt;/td&gt;&lt;td id="table-side-P-6-numCopies"&gt;0&lt;/td&gt;&lt;td&gt;&lt;button type="button" onclick="pushCardSide('P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M220];[$HTML.$C$1];[.$B220];[$HTML.$D$1];[.$B220];[$HTML.$E$1];[.$B220];[$HTML.$F$1];[.$B220];[$HTML.$G$1])" office:value-type="string" office:string-value="&lt;div class=&quot;card&quot; id=&quot;main-P-7&quot;&gt;&lt;img width=&quot;115&quot; heidht=&quot;160&quot; src=&quot;https://one-draw.jp/ijinden/cardlist/P01/card/03_P_007.png&quot; /&gt;&lt;div class=&quot;numCopies&quot; id=&quot;main-P-7-numCopies&quot;&gt;0&lt;/div&gt;&lt;button type=&quot;button&quot; class=&quot;pop&quot; onclick=&quot;popCardMain('P-7');&quot;&gt;-&lt;/button&gt;&lt;button type=&quot;button&quot; class=&quot;push&quot; onclick=&quot;pushCardMain('P-7');&quot;&gt;+&lt;/button&gt;&lt;button type=&quot;button&quot; class=&quot;drop&quot; onclick=&quot;dropCardMain('P-7');&quot;&gt;↓&lt;/button&gt;&lt;/div&gt;" calcext:value-type="string">
            <text:p>&lt;div class="card" id="main-P-7"&gt;&lt;img width="115" heidht="160" src="https://one-draw.jp/ijinden/cardlist/P01/card/03_P_007.png" /&gt;&lt;div class="numCopies" id="main-P-7-numCopies"&gt;0&lt;/div&gt;&lt;button type="button" class="pop" onclick="popCardMain('P-7');"&gt;-&lt;/button&gt;&lt;button type="button" class="push" onclick="pushCardMain('P-7');"&gt;+&lt;/button&gt;&lt;button type="button" class="drop" onclick="dropCardMain('P-7');"&gt;↓&lt;/button&gt;&lt;/div&gt;</text:p>
          </table:table-cell>
          <table:table-cell table:formula="of:=CONCATENATE([$HTML.$A$2];[.$B220];[$HTML.$B$2];[.$M220];[$HTML.$C$2];[.$B220];[$HTML.$D$2];[.$B220];[$HTML.$E$2];[.$B220];[$HTML.$F$2];[.$B220];[$HTML.$G$2])" office:value-type="string" office:string-value="&lt;div class=&quot;card&quot; id=&quot;side-P-7&quot;&gt;&lt;img width=&quot;115&quot; heidht=&quot;160&quot; src=&quot;https://one-draw.jp/ijinden/cardlist/P01/card/03_P_007.png&quot; /&gt;&lt;div class=&quot;numCopies&quot; id=&quot;side-P-7-numCopies&quot;&gt;0&lt;/div&gt;&lt;button type=&quot;button&quot; class=&quot;pop&quot; onclick=&quot;popCardSide('P-7');&quot;&gt;-&lt;/button&gt;&lt;button type=&quot;button&quot; class=&quot;push&quot; onclick=&quot;pushCardSide('P-7');&quot;&gt;+&lt;/button&gt;&lt;button type=&quot;button&quot; class=&quot;raise&quot; onclick=&quot;raiseCardSide('P-7');&quot;&gt;↑&lt;/button&gt;&lt;/div&gt;" calcext:value-type="string">
            <text:p>&lt;div class="card" id="side-P-7"&gt;&lt;img width="115" heidht="160" src="https://one-draw.jp/ijinden/cardlist/P01/card/03_P_007.png" /&gt;&lt;div class="numCopies" id="side-P-7-numCopies"&gt;0&lt;/div&gt;&lt;button type="button" class="pop" onclick="popCardSide('P-7');"&gt;-&lt;/button&gt;&lt;button type="button" class="push" onclick="pushCardSide('P-7');"&gt;+&lt;/button&gt;&lt;button type="button" class="raise" onclick="raiseCardSide('P-7');"&gt;↑&lt;/button&gt;&lt;/div&gt;</text:p>
          </table:table-cell>
          <table:table-cell table:formula="of:=CONCATENATE([$HTML.$A$3];[.B220];[$HTML.$B$3];[.F220];[$HTML.$C$3];[.H220];[$HTML.$D$3];[.J220];[$HTML.$E$3];[.B220];[$HTML.$F$3];[.D220];[$HTML.$G$3];[.I220];[$HTML.$H$3];[.G220];[$HTML.$I$3];[.K220];[$HTML.$J$3];[.B220];[$HTML.$K$3];[.B220];[$HTML.$L$3];[.B220];[$HTML.$M$3];[.B220];[$HTML.$N$3];[.B220];[$HTML.$O$3];[.B220];[$HTML.$P$3])" office:value-type="string" office:string-value="&lt;tr id=&quot;table-P-7&quot; data-expansion=&quot;30&quot; data-type=&quot;1&quot; data-color=&quot;50&quot;&gt;&lt;td&gt;P-7&lt;/td&gt;&lt;td&gt;岡田以蔵&lt;/td&gt;&lt;td&gt;紫&lt;/td&gt;&lt;td&gt;イジン&lt;/td&gt;&lt;td&gt;5&lt;/td&gt;&lt;td&gt;&lt;button type=&quot;button&quot; onclick=&quot;popCardMain('P-7')&quot;&gt;-&lt;/button&gt;&lt;/td&gt;&lt;td id=&quot;table-main-P-7-numCopies&quot;&gt;0&lt;/td&gt;&lt;td&gt;&lt;button type=&quot;button&quot; onclick=&quot;pushCardMain('P-7')&quot;&gt;+&lt;/button&gt;&lt;/td&gt;&lt;td&gt;&lt;button type=&quot;button&quot; onclick=&quot;popCardSide('P-7')&quot;&gt;-&lt;/button&gt;&lt;/td&gt;&lt;td id=&quot;table-side-P-7-numCopies&quot;&gt;0&lt;/td&gt;&lt;td&gt;&lt;button type=&quot;button&quot; onclick=&quot;pushCardSide('P-7')&quot;&gt;+&lt;/button&gt;&lt;/td&gt;&lt;/tr&gt;" calcext:value-type="string">
            <text:p>&lt;tr id="table-P-7" data-expansion="30" data-type="1" data-color="50"&gt;&lt;td&gt;P-7&lt;/td&gt;&lt;td&gt;岡田以蔵&lt;/td&gt;&lt;td&gt;紫&lt;/td&gt;&lt;td&gt;イジン&lt;/td&gt;&lt;td&gt;5&lt;/td&gt;&lt;td&gt;&lt;button type="button" onclick="popCardMain('P-7')"&gt;-&lt;/button&gt;&lt;/td&gt;&lt;td id="table-main-P-7-numCopies"&gt;0&lt;/td&gt;&lt;td&gt;&lt;button type="button" onclick="pushCardMain('P-7')"&gt;+&lt;/button&gt;&lt;/td&gt;&lt;td&gt;&lt;button type="button" onclick="popCardSide('P-7')"&gt;-&lt;/button&gt;&lt;/td&gt;&lt;td id="table-side-P-7-numCopies"&gt;0&lt;/td&gt;&lt;td&gt;&lt;button type="button" onclick="pushCardSide('P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M221];[$HTML.$C$1];[.$B221];[$HTML.$D$1];[.$B221];[$HTML.$E$1];[.$B221];[$HTML.$F$1];[.$B221];[$HTML.$G$1])" office:value-type="string" office:string-value="&lt;div class=&quot;card&quot; id=&quot;main-P-8&quot;&gt;&lt;img width=&quot;115&quot; heidht=&quot;160&quot; src=&quot;https://one-draw.jp/ijinden/cardlist/P01/card/03_P_008.png&quot; /&gt;&lt;div class=&quot;numCopies&quot; id=&quot;main-P-8-numCopies&quot;&gt;0&lt;/div&gt;&lt;button type=&quot;button&quot; class=&quot;pop&quot; onclick=&quot;popCardMain('P-8');&quot;&gt;-&lt;/button&gt;&lt;button type=&quot;button&quot; class=&quot;push&quot; onclick=&quot;pushCardMain('P-8');&quot;&gt;+&lt;/button&gt;&lt;button type=&quot;button&quot; class=&quot;drop&quot; onclick=&quot;dropCardMain('P-8');&quot;&gt;↓&lt;/button&gt;&lt;/div&gt;" calcext:value-type="string">
            <text:p>&lt;div class="card" id="main-P-8"&gt;&lt;img width="115" heidht="160" src="https://one-draw.jp/ijinden/cardlist/P01/card/03_P_008.png" /&gt;&lt;div class="numCopies" id="main-P-8-numCopies"&gt;0&lt;/div&gt;&lt;button type="button" class="pop" onclick="popCardMain('P-8');"&gt;-&lt;/button&gt;&lt;button type="button" class="push" onclick="pushCardMain('P-8');"&gt;+&lt;/button&gt;&lt;button type="button" class="drop" onclick="dropCardMain('P-8');"&gt;↓&lt;/button&gt;&lt;/div&gt;</text:p>
          </table:table-cell>
          <table:table-cell table:formula="of:=CONCATENATE([$HTML.$A$2];[.$B221];[$HTML.$B$2];[.$M221];[$HTML.$C$2];[.$B221];[$HTML.$D$2];[.$B221];[$HTML.$E$2];[.$B221];[$HTML.$F$2];[.$B221];[$HTML.$G$2])" office:value-type="string" office:string-value="&lt;div class=&quot;card&quot; id=&quot;side-P-8&quot;&gt;&lt;img width=&quot;115&quot; heidht=&quot;160&quot; src=&quot;https://one-draw.jp/ijinden/cardlist/P01/card/03_P_008.png&quot; /&gt;&lt;div class=&quot;numCopies&quot; id=&quot;side-P-8-numCopies&quot;&gt;0&lt;/div&gt;&lt;button type=&quot;button&quot; class=&quot;pop&quot; onclick=&quot;popCardSide('P-8');&quot;&gt;-&lt;/button&gt;&lt;button type=&quot;button&quot; class=&quot;push&quot; onclick=&quot;pushCardSide('P-8');&quot;&gt;+&lt;/button&gt;&lt;button type=&quot;button&quot; class=&quot;raise&quot; onclick=&quot;raiseCardSide('P-8');&quot;&gt;↑&lt;/button&gt;&lt;/div&gt;" calcext:value-type="string">
            <text:p>&lt;div class="card" id="side-P-8"&gt;&lt;img width="115" heidht="160" src="https://one-draw.jp/ijinden/cardlist/P01/card/03_P_008.png" /&gt;&lt;div class="numCopies" id="side-P-8-numCopies"&gt;0&lt;/div&gt;&lt;button type="button" class="pop" onclick="popCardSide('P-8');"&gt;-&lt;/button&gt;&lt;button type="button" class="push" onclick="pushCardSide('P-8');"&gt;+&lt;/button&gt;&lt;button type="button" class="raise" onclick="raiseCardSide('P-8');"&gt;↑&lt;/button&gt;&lt;/div&gt;</text:p>
          </table:table-cell>
          <table:table-cell table:formula="of:=CONCATENATE([$HTML.$A$3];[.B221];[$HTML.$B$3];[.F221];[$HTML.$C$3];[.H221];[$HTML.$D$3];[.J221];[$HTML.$E$3];[.B221];[$HTML.$F$3];[.D221];[$HTML.$G$3];[.I221];[$HTML.$H$3];[.G221];[$HTML.$I$3];[.K221];[$HTML.$J$3];[.B221];[$HTML.$K$3];[.B221];[$HTML.$L$3];[.B221];[$HTML.$M$3];[.B221];[$HTML.$N$3];[.B221];[$HTML.$O$3];[.B221];[$HTML.$P$3])" office:value-type="string" office:string-value="&lt;tr id=&quot;table-P-8&quot; data-expansion=&quot;30&quot; data-type=&quot;1&quot; data-color=&quot;50&quot;&gt;&lt;td&gt;P-8&lt;/td&gt;&lt;td&gt;クララ・バートン&lt;/td&gt;&lt;td&gt;紫&lt;/td&gt;&lt;td&gt;イジン&lt;/td&gt;&lt;td&gt;3&lt;/td&gt;&lt;td&gt;&lt;button type=&quot;button&quot; onclick=&quot;popCardMain('P-8')&quot;&gt;-&lt;/button&gt;&lt;/td&gt;&lt;td id=&quot;table-main-P-8-numCopies&quot;&gt;0&lt;/td&gt;&lt;td&gt;&lt;button type=&quot;button&quot; onclick=&quot;pushCardMain('P-8')&quot;&gt;+&lt;/button&gt;&lt;/td&gt;&lt;td&gt;&lt;button type=&quot;button&quot; onclick=&quot;popCardSide('P-8')&quot;&gt;-&lt;/button&gt;&lt;/td&gt;&lt;td id=&quot;table-side-P-8-numCopies&quot;&gt;0&lt;/td&gt;&lt;td&gt;&lt;button type=&quot;button&quot; onclick=&quot;pushCardSide('P-8')&quot;&gt;+&lt;/button&gt;&lt;/td&gt;&lt;/tr&gt;" calcext:value-type="string">
            <text:p>&lt;tr id="table-P-8" data-expansion="30" data-type="1" data-color="50"&gt;&lt;td&gt;P-8&lt;/td&gt;&lt;td&gt;クララ・バートン&lt;/td&gt;&lt;td&gt;紫&lt;/td&gt;&lt;td&gt;イジン&lt;/td&gt;&lt;td&gt;3&lt;/td&gt;&lt;td&gt;&lt;button type="button" onclick="popCardMain('P-8')"&gt;-&lt;/button&gt;&lt;/td&gt;&lt;td id="table-main-P-8-numCopies"&gt;0&lt;/td&gt;&lt;td&gt;&lt;button type="button" onclick="pushCardMain('P-8')"&gt;+&lt;/button&gt;&lt;/td&gt;&lt;td&gt;&lt;button type="button" onclick="popCardSide('P-8')"&gt;-&lt;/button&gt;&lt;/td&gt;&lt;td id="table-side-P-8-numCopies"&gt;0&lt;/td&gt;&lt;td&gt;&lt;button type="button" onclick="pushCardSide('P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M222];[$HTML.$C$1];[.$B222];[$HTML.$D$1];[.$B222];[$HTML.$E$1];[.$B222];[$HTML.$F$1];[.$B222];[$HTML.$G$1])" office:value-type="string" office:string-value="&lt;div class=&quot;card&quot; id=&quot;main-P-9&quot;&gt;&lt;img width=&quot;115&quot; heidht=&quot;160&quot; src=&quot;https://one-draw.jp/ijinden/cardlist/P01/card/03_P_009.png&quot; /&gt;&lt;div class=&quot;numCopies&quot; id=&quot;main-P-9-numCopies&quot;&gt;0&lt;/div&gt;&lt;button type=&quot;button&quot; class=&quot;pop&quot; onclick=&quot;popCardMain('P-9');&quot;&gt;-&lt;/button&gt;&lt;button type=&quot;button&quot; class=&quot;push&quot; onclick=&quot;pushCardMain('P-9');&quot;&gt;+&lt;/button&gt;&lt;button type=&quot;button&quot; class=&quot;drop&quot; onclick=&quot;dropCardMain('P-9');&quot;&gt;↓&lt;/button&gt;&lt;/div&gt;" calcext:value-type="string">
            <text:p>&lt;div class="card" id="main-P-9"&gt;&lt;img width="115" heidht="160" src="https://one-draw.jp/ijinden/cardlist/P01/card/03_P_009.png" /&gt;&lt;div class="numCopies" id="main-P-9-numCopies"&gt;0&lt;/div&gt;&lt;button type="button" class="pop" onclick="popCardMain('P-9');"&gt;-&lt;/button&gt;&lt;button type="button" class="push" onclick="pushCardMain('P-9');"&gt;+&lt;/button&gt;&lt;button type="button" class="drop" onclick="dropCardMain('P-9');"&gt;↓&lt;/button&gt;&lt;/div&gt;</text:p>
          </table:table-cell>
          <table:table-cell table:formula="of:=CONCATENATE([$HTML.$A$2];[.$B222];[$HTML.$B$2];[.$M222];[$HTML.$C$2];[.$B222];[$HTML.$D$2];[.$B222];[$HTML.$E$2];[.$B222];[$HTML.$F$2];[.$B222];[$HTML.$G$2])" office:value-type="string" office:string-value="&lt;div class=&quot;card&quot; id=&quot;side-P-9&quot;&gt;&lt;img width=&quot;115&quot; heidht=&quot;160&quot; src=&quot;https://one-draw.jp/ijinden/cardlist/P01/card/03_P_009.png&quot; /&gt;&lt;div class=&quot;numCopies&quot; id=&quot;side-P-9-numCopies&quot;&gt;0&lt;/div&gt;&lt;button type=&quot;button&quot; class=&quot;pop&quot; onclick=&quot;popCardSide('P-9');&quot;&gt;-&lt;/button&gt;&lt;button type=&quot;button&quot; class=&quot;push&quot; onclick=&quot;pushCardSide('P-9');&quot;&gt;+&lt;/button&gt;&lt;button type=&quot;button&quot; class=&quot;raise&quot; onclick=&quot;raiseCardSide('P-9');&quot;&gt;↑&lt;/button&gt;&lt;/div&gt;" calcext:value-type="string">
            <text:p>&lt;div class="card" id="side-P-9"&gt;&lt;img width="115" heidht="160" src="https://one-draw.jp/ijinden/cardlist/P01/card/03_P_009.png" /&gt;&lt;div class="numCopies" id="side-P-9-numCopies"&gt;0&lt;/div&gt;&lt;button type="button" class="pop" onclick="popCardSide('P-9');"&gt;-&lt;/button&gt;&lt;button type="button" class="push" onclick="pushCardSide('P-9');"&gt;+&lt;/button&gt;&lt;button type="button" class="raise" onclick="raiseCardSide('P-9');"&gt;↑&lt;/button&gt;&lt;/div&gt;</text:p>
          </table:table-cell>
          <table:table-cell table:formula="of:=CONCATENATE([$HTML.$A$3];[.B222];[$HTML.$B$3];[.F222];[$HTML.$C$3];[.H222];[$HTML.$D$3];[.J222];[$HTML.$E$3];[.B222];[$HTML.$F$3];[.D222];[$HTML.$G$3];[.I222];[$HTML.$H$3];[.G222];[$HTML.$I$3];[.K222];[$HTML.$J$3];[.B222];[$HTML.$K$3];[.B222];[$HTML.$L$3];[.B222];[$HTML.$M$3];[.B222];[$HTML.$N$3];[.B222];[$HTML.$O$3];[.B222];[$HTML.$P$3])" office:value-type="string" office:string-value="&lt;tr id=&quot;table-P-9&quot; data-expansion=&quot;30&quot; data-type=&quot;2&quot; data-color=&quot;50&quot;&gt;&lt;td&gt;P-9&lt;/td&gt;&lt;td&gt;虎狼痢&lt;/td&gt;&lt;td&gt;紫&lt;/td&gt;&lt;td&gt;ハイケイ&lt;/td&gt;&lt;td&gt;6&lt;/td&gt;&lt;td&gt;&lt;button type=&quot;button&quot; onclick=&quot;popCardMain('P-9')&quot;&gt;-&lt;/button&gt;&lt;/td&gt;&lt;td id=&quot;table-main-P-9-numCopies&quot;&gt;0&lt;/td&gt;&lt;td&gt;&lt;button type=&quot;button&quot; onclick=&quot;pushCardMain('P-9')&quot;&gt;+&lt;/button&gt;&lt;/td&gt;&lt;td&gt;&lt;button type=&quot;button&quot; onclick=&quot;popCardSide('P-9')&quot;&gt;-&lt;/button&gt;&lt;/td&gt;&lt;td id=&quot;table-side-P-9-numCopies&quot;&gt;0&lt;/td&gt;&lt;td&gt;&lt;button type=&quot;button&quot; onclick=&quot;pushCardSide('P-9')&quot;&gt;+&lt;/button&gt;&lt;/td&gt;&lt;/tr&gt;" calcext:value-type="string">
            <text:p>&lt;tr id="table-P-9" data-expansion="30" data-type="2" data-color="50"&gt;&lt;td&gt;P-9&lt;/td&gt;&lt;td&gt;虎狼痢&lt;/td&gt;&lt;td&gt;紫&lt;/td&gt;&lt;td&gt;ハイケイ&lt;/td&gt;&lt;td&gt;6&lt;/td&gt;&lt;td&gt;&lt;button type="button" onclick="popCardMain('P-9')"&gt;-&lt;/button&gt;&lt;/td&gt;&lt;td id="table-main-P-9-numCopies"&gt;0&lt;/td&gt;&lt;td&gt;&lt;button type="button" onclick="pushCardMain('P-9')"&gt;+&lt;/button&gt;&lt;/td&gt;&lt;td&gt;&lt;button type="button" onclick="popCardSide('P-9')"&gt;-&lt;/button&gt;&lt;/td&gt;&lt;td id="table-side-P-9-numCopies"&gt;0&lt;/td&gt;&lt;td&gt;&lt;button type="button" onclick="pushCardSide('P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M223];[$HTML.$C$1];[.$B223];[$HTML.$D$1];[.$B223];[$HTML.$E$1];[.$B223];[$HTML.$F$1];[.$B223];[$HTML.$G$1])" office:value-type="string" office:string-value="&lt;div class=&quot;card&quot; id=&quot;main-P-10&quot;&gt;&lt;img width=&quot;115&quot; heidht=&quot;160&quot; src=&quot;https://one-draw.jp/ijinden/cardlist/P01/card/03_P_010.png&quot; /&gt;&lt;div class=&quot;numCopies&quot; id=&quot;main-P-10-numCopies&quot;&gt;0&lt;/div&gt;&lt;button type=&quot;button&quot; class=&quot;pop&quot; onclick=&quot;popCardMain('P-10');&quot;&gt;-&lt;/button&gt;&lt;button type=&quot;button&quot; class=&quot;push&quot; onclick=&quot;pushCardMain('P-10');&quot;&gt;+&lt;/button&gt;&lt;button type=&quot;button&quot; class=&quot;drop&quot; onclick=&quot;dropCardMain('P-10');&quot;&gt;↓&lt;/button&gt;&lt;/div&gt;" calcext:value-type="string">
            <text:p>&lt;div class="card" id="main-P-10"&gt;&lt;img width="115" heidht="160" src="https://one-draw.jp/ijinden/cardlist/P01/card/03_P_010.png" /&gt;&lt;div class="numCopies" id="main-P-10-numCopies"&gt;0&lt;/div&gt;&lt;button type="button" class="pop" onclick="popCardMain('P-10');"&gt;-&lt;/button&gt;&lt;button type="button" class="push" onclick="pushCardMain('P-10');"&gt;+&lt;/button&gt;&lt;button type="button" class="drop" onclick="dropCardMain('P-10');"&gt;↓&lt;/button&gt;&lt;/div&gt;</text:p>
          </table:table-cell>
          <table:table-cell table:formula="of:=CONCATENATE([$HTML.$A$2];[.$B223];[$HTML.$B$2];[.$M223];[$HTML.$C$2];[.$B223];[$HTML.$D$2];[.$B223];[$HTML.$E$2];[.$B223];[$HTML.$F$2];[.$B223];[$HTML.$G$2])" office:value-type="string" office:string-value="&lt;div class=&quot;card&quot; id=&quot;side-P-10&quot;&gt;&lt;img width=&quot;115&quot; heidht=&quot;160&quot; src=&quot;https://one-draw.jp/ijinden/cardlist/P01/card/03_P_010.png&quot; /&gt;&lt;div class=&quot;numCopies&quot; id=&quot;side-P-10-numCopies&quot;&gt;0&lt;/div&gt;&lt;button type=&quot;button&quot; class=&quot;pop&quot; onclick=&quot;popCardSide('P-10');&quot;&gt;-&lt;/button&gt;&lt;button type=&quot;button&quot; class=&quot;push&quot; onclick=&quot;pushCardSide('P-10');&quot;&gt;+&lt;/button&gt;&lt;button type=&quot;button&quot; class=&quot;raise&quot; onclick=&quot;raiseCardSide('P-10');&quot;&gt;↑&lt;/button&gt;&lt;/div&gt;" calcext:value-type="string">
            <text:p>&lt;div class="card" id="side-P-10"&gt;&lt;img width="115" heidht="160" src="https://one-draw.jp/ijinden/cardlist/P01/card/03_P_010.png" /&gt;&lt;div class="numCopies" id="side-P-10-numCopies"&gt;0&lt;/div&gt;&lt;button type="button" class="pop" onclick="popCardSide('P-10');"&gt;-&lt;/button&gt;&lt;button type="button" class="push" onclick="pushCardSide('P-10');"&gt;+&lt;/button&gt;&lt;button type="button" class="raise" onclick="raiseCardSide('P-10');"&gt;↑&lt;/button&gt;&lt;/div&gt;</text:p>
          </table:table-cell>
          <table:table-cell table:formula="of:=CONCATENATE([$HTML.$A$3];[.B223];[$HTML.$B$3];[.F223];[$HTML.$C$3];[.H223];[$HTML.$D$3];[.J223];[$HTML.$E$3];[.B223];[$HTML.$F$3];[.D223];[$HTML.$G$3];[.I223];[$HTML.$H$3];[.G223];[$HTML.$I$3];[.K223];[$HTML.$J$3];[.B223];[$HTML.$K$3];[.B223];[$HTML.$L$3];[.B223];[$HTML.$M$3];[.B223];[$HTML.$N$3];[.B223];[$HTML.$O$3];[.B223];[$HTML.$P$3])" office:value-type="string" office:string-value="&lt;tr id=&quot;table-P-10&quot; data-expansion=&quot;30&quot; data-type=&quot;2&quot; data-color=&quot;50&quot;&gt;&lt;td&gt;P-10&lt;/td&gt;&lt;td&gt;浪士集う長屋&lt;/td&gt;&lt;td&gt;紫&lt;/td&gt;&lt;td&gt;ハイケイ&lt;/td&gt;&lt;td&gt;5&lt;/td&gt;&lt;td&gt;&lt;button type=&quot;button&quot; onclick=&quot;popCardMain('P-10')&quot;&gt;-&lt;/button&gt;&lt;/td&gt;&lt;td id=&quot;table-main-P-10-numCopies&quot;&gt;0&lt;/td&gt;&lt;td&gt;&lt;button type=&quot;button&quot; onclick=&quot;pushCardMain('P-10')&quot;&gt;+&lt;/button&gt;&lt;/td&gt;&lt;td&gt;&lt;button type=&quot;button&quot; onclick=&quot;popCardSide('P-10')&quot;&gt;-&lt;/button&gt;&lt;/td&gt;&lt;td id=&quot;table-side-P-10-numCopies&quot;&gt;0&lt;/td&gt;&lt;td&gt;&lt;button type=&quot;button&quot; onclick=&quot;pushCardSide('P-10')&quot;&gt;+&lt;/button&gt;&lt;/td&gt;&lt;/tr&gt;" calcext:value-type="string">
            <text:p>&lt;tr id="table-P-10" data-expansion="30" data-type="2" data-color="50"&gt;&lt;td&gt;P-10&lt;/td&gt;&lt;td&gt;浪士集う長屋&lt;/td&gt;&lt;td&gt;紫&lt;/td&gt;&lt;td&gt;ハイケイ&lt;/td&gt;&lt;td&gt;5&lt;/td&gt;&lt;td&gt;&lt;button type="button" onclick="popCardMain('P-10')"&gt;-&lt;/button&gt;&lt;/td&gt;&lt;td id="table-main-P-10-numCopies"&gt;0&lt;/td&gt;&lt;td&gt;&lt;button type="button" onclick="pushCardMain('P-10')"&gt;+&lt;/button&gt;&lt;/td&gt;&lt;td&gt;&lt;button type="button" onclick="popCardSide('P-10')"&gt;-&lt;/button&gt;&lt;/td&gt;&lt;td id="table-side-P-10-numCopies"&gt;0&lt;/td&gt;&lt;td&gt;&lt;button type="button" onclick="pushCardSide('P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M224];[$HTML.$C$1];[.$B224];[$HTML.$D$1];[.$B224];[$HTML.$E$1];[.$B224];[$HTML.$F$1];[.$B224];[$HTML.$G$1])" office:value-type="string" office:string-value="&lt;div class=&quot;card&quot; id=&quot;main-P-11&quot;&gt;&lt;img width=&quot;115&quot; heidht=&quot;160&quot; src=&quot;https://one-draw.jp/ijinden/cardlist/P01/card/03_P_011.png&quot; /&gt;&lt;div class=&quot;numCopies&quot; id=&quot;main-P-11-numCopies&quot;&gt;0&lt;/div&gt;&lt;button type=&quot;button&quot; class=&quot;pop&quot; onclick=&quot;popCardMain('P-11');&quot;&gt;-&lt;/button&gt;&lt;button type=&quot;button&quot; class=&quot;push&quot; onclick=&quot;pushCardMain('P-11');&quot;&gt;+&lt;/button&gt;&lt;button type=&quot;button&quot; class=&quot;drop&quot; onclick=&quot;dropCardMain('P-11');&quot;&gt;↓&lt;/button&gt;&lt;/div&gt;" calcext:value-type="string">
            <text:p>&lt;div class="card" id="main-P-11"&gt;&lt;img width="115" heidht="160" src="https://one-draw.jp/ijinden/cardlist/P01/card/03_P_011.png" /&gt;&lt;div class="numCopies" id="main-P-11-numCopies"&gt;0&lt;/div&gt;&lt;button type="button" class="pop" onclick="popCardMain('P-11');"&gt;-&lt;/button&gt;&lt;button type="button" class="push" onclick="pushCardMain('P-11');"&gt;+&lt;/button&gt;&lt;button type="button" class="drop" onclick="dropCardMain('P-11');"&gt;↓&lt;/button&gt;&lt;/div&gt;</text:p>
          </table:table-cell>
          <table:table-cell table:formula="of:=CONCATENATE([$HTML.$A$2];[.$B224];[$HTML.$B$2];[.$M224];[$HTML.$C$2];[.$B224];[$HTML.$D$2];[.$B224];[$HTML.$E$2];[.$B224];[$HTML.$F$2];[.$B224];[$HTML.$G$2])" office:value-type="string" office:string-value="&lt;div class=&quot;card&quot; id=&quot;side-P-11&quot;&gt;&lt;img width=&quot;115&quot; heidht=&quot;160&quot; src=&quot;https://one-draw.jp/ijinden/cardlist/P01/card/03_P_011.png&quot; /&gt;&lt;div class=&quot;numCopies&quot; id=&quot;side-P-11-numCopies&quot;&gt;0&lt;/div&gt;&lt;button type=&quot;button&quot; class=&quot;pop&quot; onclick=&quot;popCardSide('P-11');&quot;&gt;-&lt;/button&gt;&lt;button type=&quot;button&quot; class=&quot;push&quot; onclick=&quot;pushCardSide('P-11');&quot;&gt;+&lt;/button&gt;&lt;button type=&quot;button&quot; class=&quot;raise&quot; onclick=&quot;raiseCardSide('P-11');&quot;&gt;↑&lt;/button&gt;&lt;/div&gt;" calcext:value-type="string">
            <text:p>&lt;div class="card" id="side-P-11"&gt;&lt;img width="115" heidht="160" src="https://one-draw.jp/ijinden/cardlist/P01/card/03_P_011.png" /&gt;&lt;div class="numCopies" id="side-P-11-numCopies"&gt;0&lt;/div&gt;&lt;button type="button" class="pop" onclick="popCardSide('P-11');"&gt;-&lt;/button&gt;&lt;button type="button" class="push" onclick="pushCardSide('P-11');"&gt;+&lt;/button&gt;&lt;button type="button" class="raise" onclick="raiseCardSide('P-11');"&gt;↑&lt;/button&gt;&lt;/div&gt;</text:p>
          </table:table-cell>
          <table:table-cell table:formula="of:=CONCATENATE([$HTML.$A$3];[.B224];[$HTML.$B$3];[.F224];[$HTML.$C$3];[.H224];[$HTML.$D$3];[.J224];[$HTML.$E$3];[.B224];[$HTML.$F$3];[.D224];[$HTML.$G$3];[.I224];[$HTML.$H$3];[.G224];[$HTML.$I$3];[.K224];[$HTML.$J$3];[.B224];[$HTML.$K$3];[.B224];[$HTML.$L$3];[.B224];[$HTML.$M$3];[.B224];[$HTML.$N$3];[.B224];[$HTML.$O$3];[.B224];[$HTML.$P$3])" office:value-type="string" office:string-value="&lt;tr id=&quot;table-P-11&quot; data-expansion=&quot;30&quot; data-type=&quot;3&quot; data-color=&quot;50&quot;&gt;&lt;td&gt;P-11&lt;/td&gt;&lt;td&gt;スピリットアウェイ&lt;/td&gt;&lt;td&gt;紫&lt;/td&gt;&lt;td&gt;マホウ&lt;/td&gt;&lt;td&gt;1&lt;/td&gt;&lt;td&gt;&lt;button type=&quot;button&quot; onclick=&quot;popCardMain('P-11')&quot;&gt;-&lt;/button&gt;&lt;/td&gt;&lt;td id=&quot;table-main-P-11-numCopies&quot;&gt;0&lt;/td&gt;&lt;td&gt;&lt;button type=&quot;button&quot; onclick=&quot;pushCardMain('P-11')&quot;&gt;+&lt;/button&gt;&lt;/td&gt;&lt;td&gt;&lt;button type=&quot;button&quot; onclick=&quot;popCardSide('P-11')&quot;&gt;-&lt;/button&gt;&lt;/td&gt;&lt;td id=&quot;table-side-P-11-numCopies&quot;&gt;0&lt;/td&gt;&lt;td&gt;&lt;button type=&quot;button&quot; onclick=&quot;pushCardSide('P-11')&quot;&gt;+&lt;/button&gt;&lt;/td&gt;&lt;/tr&gt;" calcext:value-type="string">
            <text:p>&lt;tr id="table-P-11" data-expansion="30" data-type="3" data-color="50"&gt;&lt;td&gt;P-11&lt;/td&gt;&lt;td&gt;スピリットアウェイ&lt;/td&gt;&lt;td&gt;紫&lt;/td&gt;&lt;td&gt;マホウ&lt;/td&gt;&lt;td&gt;1&lt;/td&gt;&lt;td&gt;&lt;button type="button" onclick="popCardMain('P-11')"&gt;-&lt;/button&gt;&lt;/td&gt;&lt;td id="table-main-P-11-numCopies"&gt;0&lt;/td&gt;&lt;td&gt;&lt;button type="button" onclick="pushCardMain('P-11')"&gt;+&lt;/button&gt;&lt;/td&gt;&lt;td&gt;&lt;button type="button" onclick="popCardSide('P-11')"&gt;-&lt;/button&gt;&lt;/td&gt;&lt;td id="table-side-P-11-numCopies"&gt;0&lt;/td&gt;&lt;td&gt;&lt;button type="button" onclick="pushCardSide('P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M225];[$HTML.$C$1];[.$B225];[$HTML.$D$1];[.$B225];[$HTML.$E$1];[.$B225];[$HTML.$F$1];[.$B225];[$HTML.$G$1])" office:value-type="string" office:string-value="&lt;div class=&quot;card&quot; id=&quot;main-P-12&quot;&gt;&lt;img width=&quot;115&quot; heidht=&quot;160&quot; src=&quot;https://one-draw.jp/ijinden/cardlist/P01/card/03_P_012.png&quot; /&gt;&lt;div class=&quot;numCopies&quot; id=&quot;main-P-12-numCopies&quot;&gt;0&lt;/div&gt;&lt;button type=&quot;button&quot; class=&quot;pop&quot; onclick=&quot;popCardMain('P-12');&quot;&gt;-&lt;/button&gt;&lt;button type=&quot;button&quot; class=&quot;push&quot; onclick=&quot;pushCardMain('P-12');&quot;&gt;+&lt;/button&gt;&lt;button type=&quot;button&quot; class=&quot;drop&quot; onclick=&quot;dropCardMain('P-12');&quot;&gt;↓&lt;/button&gt;&lt;/div&gt;" calcext:value-type="string">
            <text:p>&lt;div class="card" id="main-P-12"&gt;&lt;img width="115" heidht="160" src="https://one-draw.jp/ijinden/cardlist/P01/card/03_P_012.png" /&gt;&lt;div class="numCopies" id="main-P-12-numCopies"&gt;0&lt;/div&gt;&lt;button type="button" class="pop" onclick="popCardMain('P-12');"&gt;-&lt;/button&gt;&lt;button type="button" class="push" onclick="pushCardMain('P-12');"&gt;+&lt;/button&gt;&lt;button type="button" class="drop" onclick="dropCardMain('P-12');"&gt;↓&lt;/button&gt;&lt;/div&gt;</text:p>
          </table:table-cell>
          <table:table-cell table:formula="of:=CONCATENATE([$HTML.$A$2];[.$B225];[$HTML.$B$2];[.$M225];[$HTML.$C$2];[.$B225];[$HTML.$D$2];[.$B225];[$HTML.$E$2];[.$B225];[$HTML.$F$2];[.$B225];[$HTML.$G$2])" office:value-type="string" office:string-value="&lt;div class=&quot;card&quot; id=&quot;side-P-12&quot;&gt;&lt;img width=&quot;115&quot; heidht=&quot;160&quot; src=&quot;https://one-draw.jp/ijinden/cardlist/P01/card/03_P_012.png&quot; /&gt;&lt;div class=&quot;numCopies&quot; id=&quot;side-P-12-numCopies&quot;&gt;0&lt;/div&gt;&lt;button type=&quot;button&quot; class=&quot;pop&quot; onclick=&quot;popCardSide('P-12');&quot;&gt;-&lt;/button&gt;&lt;button type=&quot;button&quot; class=&quot;push&quot; onclick=&quot;pushCardSide('P-12');&quot;&gt;+&lt;/button&gt;&lt;button type=&quot;button&quot; class=&quot;raise&quot; onclick=&quot;raiseCardSide('P-12');&quot;&gt;↑&lt;/button&gt;&lt;/div&gt;" calcext:value-type="string">
            <text:p>&lt;div class="card" id="side-P-12"&gt;&lt;img width="115" heidht="160" src="https://one-draw.jp/ijinden/cardlist/P01/card/03_P_012.png" /&gt;&lt;div class="numCopies" id="side-P-12-numCopies"&gt;0&lt;/div&gt;&lt;button type="button" class="pop" onclick="popCardSide('P-12');"&gt;-&lt;/button&gt;&lt;button type="button" class="push" onclick="pushCardSide('P-12');"&gt;+&lt;/button&gt;&lt;button type="button" class="raise" onclick="raiseCardSide('P-12');"&gt;↑&lt;/button&gt;&lt;/div&gt;</text:p>
          </table:table-cell>
          <table:table-cell table:formula="of:=CONCATENATE([$HTML.$A$3];[.B225];[$HTML.$B$3];[.F225];[$HTML.$C$3];[.H225];[$HTML.$D$3];[.J225];[$HTML.$E$3];[.B225];[$HTML.$F$3];[.D225];[$HTML.$G$3];[.I225];[$HTML.$H$3];[.G225];[$HTML.$I$3];[.K225];[$HTML.$J$3];[.B225];[$HTML.$K$3];[.B225];[$HTML.$L$3];[.B225];[$HTML.$M$3];[.B225];[$HTML.$N$3];[.B225];[$HTML.$O$3];[.B225];[$HTML.$P$3])" office:value-type="string" office:string-value="&lt;tr id=&quot;table-P-12&quot; data-expansion=&quot;30&quot; data-type=&quot;3&quot; data-color=&quot;50&quot;&gt;&lt;td&gt;P-12&lt;/td&gt;&lt;td&gt;タイムディレイション&lt;/td&gt;&lt;td&gt;紫&lt;/td&gt;&lt;td&gt;マホウ&lt;/td&gt;&lt;td&gt;4&lt;/td&gt;&lt;td&gt;&lt;button type=&quot;button&quot; onclick=&quot;popCardMain('P-12')&quot;&gt;-&lt;/button&gt;&lt;/td&gt;&lt;td id=&quot;table-main-P-12-numCopies&quot;&gt;0&lt;/td&gt;&lt;td&gt;&lt;button type=&quot;button&quot; onclick=&quot;pushCardMain('P-12')&quot;&gt;+&lt;/button&gt;&lt;/td&gt;&lt;td&gt;&lt;button type=&quot;button&quot; onclick=&quot;popCardSide('P-12')&quot;&gt;-&lt;/button&gt;&lt;/td&gt;&lt;td id=&quot;table-side-P-12-numCopies&quot;&gt;0&lt;/td&gt;&lt;td&gt;&lt;button type=&quot;button&quot; onclick=&quot;pushCardSide('P-12')&quot;&gt;+&lt;/button&gt;&lt;/td&gt;&lt;/tr&gt;" calcext:value-type="string">
            <text:p>&lt;tr id="table-P-12" data-expansion="30" data-type="3" data-color="50"&gt;&lt;td&gt;P-12&lt;/td&gt;&lt;td&gt;タイムディレイション&lt;/td&gt;&lt;td&gt;紫&lt;/td&gt;&lt;td&gt;マホウ&lt;/td&gt;&lt;td&gt;4&lt;/td&gt;&lt;td&gt;&lt;button type="button" onclick="popCardMain('P-12')"&gt;-&lt;/button&gt;&lt;/td&gt;&lt;td id="table-main-P-12-numCopies"&gt;0&lt;/td&gt;&lt;td&gt;&lt;button type="button" onclick="pushCardMain('P-12')"&gt;+&lt;/button&gt;&lt;/td&gt;&lt;td&gt;&lt;button type="button" onclick="popCardSide('P-12')"&gt;-&lt;/button&gt;&lt;/td&gt;&lt;td id="table-side-P-12-numCopies"&gt;0&lt;/td&gt;&lt;td&gt;&lt;button type="button" onclick="pushCardSide('P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M226];[$HTML.$C$1];[.$B226];[$HTML.$D$1];[.$B226];[$HTML.$E$1];[.$B226];[$HTML.$F$1];[.$B226];[$HTML.$G$1])" office:value-type="string" office:string-value="&lt;div class=&quot;card&quot; id=&quot;main-P-13&quot;&gt;&lt;img width=&quot;115&quot; heidht=&quot;160&quot; src=&quot;https://one-draw.jp/ijinden/cardlist/P01/card/03_P_013.png&quot; /&gt;&lt;div class=&quot;numCopies&quot; id=&quot;main-P-13-numCopies&quot;&gt;0&lt;/div&gt;&lt;button type=&quot;button&quot; class=&quot;pop&quot; onclick=&quot;popCardMain('P-13');&quot;&gt;-&lt;/button&gt;&lt;button type=&quot;button&quot; class=&quot;push&quot; onclick=&quot;pushCardMain('P-13');&quot;&gt;+&lt;/button&gt;&lt;button type=&quot;button&quot; class=&quot;drop&quot; onclick=&quot;dropCardMain('P-13');&quot;&gt;↓&lt;/button&gt;&lt;/div&gt;" calcext:value-type="string">
            <text:p>&lt;div class="card" id="main-P-13"&gt;&lt;img width="115" heidht="160" src="https://one-draw.jp/ijinden/cardlist/P01/card/03_P_013.png" /&gt;&lt;div class="numCopies" id="main-P-13-numCopies"&gt;0&lt;/div&gt;&lt;button type="button" class="pop" onclick="popCardMain('P-13');"&gt;-&lt;/button&gt;&lt;button type="button" class="push" onclick="pushCardMain('P-13');"&gt;+&lt;/button&gt;&lt;button type="button" class="drop" onclick="dropCardMain('P-13');"&gt;↓&lt;/button&gt;&lt;/div&gt;</text:p>
          </table:table-cell>
          <table:table-cell table:formula="of:=CONCATENATE([$HTML.$A$2];[.$B226];[$HTML.$B$2];[.$M226];[$HTML.$C$2];[.$B226];[$HTML.$D$2];[.$B226];[$HTML.$E$2];[.$B226];[$HTML.$F$2];[.$B226];[$HTML.$G$2])" office:value-type="string" office:string-value="&lt;div class=&quot;card&quot; id=&quot;side-P-13&quot;&gt;&lt;img width=&quot;115&quot; heidht=&quot;160&quot; src=&quot;https://one-draw.jp/ijinden/cardlist/P01/card/03_P_013.png&quot; /&gt;&lt;div class=&quot;numCopies&quot; id=&quot;side-P-13-numCopies&quot;&gt;0&lt;/div&gt;&lt;button type=&quot;button&quot; class=&quot;pop&quot; onclick=&quot;popCardSide('P-13');&quot;&gt;-&lt;/button&gt;&lt;button type=&quot;button&quot; class=&quot;push&quot; onclick=&quot;pushCardSide('P-13');&quot;&gt;+&lt;/button&gt;&lt;button type=&quot;button&quot; class=&quot;raise&quot; onclick=&quot;raiseCardSide('P-13');&quot;&gt;↑&lt;/button&gt;&lt;/div&gt;" calcext:value-type="string">
            <text:p>&lt;div class="card" id="side-P-13"&gt;&lt;img width="115" heidht="160" src="https://one-draw.jp/ijinden/cardlist/P01/card/03_P_013.png" /&gt;&lt;div class="numCopies" id="side-P-13-numCopies"&gt;0&lt;/div&gt;&lt;button type="button" class="pop" onclick="popCardSide('P-13');"&gt;-&lt;/button&gt;&lt;button type="button" class="push" onclick="pushCardSide('P-13');"&gt;+&lt;/button&gt;&lt;button type="button" class="raise" onclick="raiseCardSide('P-13');"&gt;↑&lt;/button&gt;&lt;/div&gt;</text:p>
          </table:table-cell>
          <table:table-cell table:formula="of:=CONCATENATE([$HTML.$A$3];[.B226];[$HTML.$B$3];[.F226];[$HTML.$C$3];[.H226];[$HTML.$D$3];[.J226];[$HTML.$E$3];[.B226];[$HTML.$F$3];[.D226];[$HTML.$G$3];[.I226];[$HTML.$H$3];[.G226];[$HTML.$I$3];[.K226];[$HTML.$J$3];[.B226];[$HTML.$K$3];[.B226];[$HTML.$L$3];[.B226];[$HTML.$M$3];[.B226];[$HTML.$N$3];[.B226];[$HTML.$O$3];[.B226];[$HTML.$P$3])" office:value-type="string" office:string-value="&lt;tr id=&quot;table-P-13&quot; data-expansion=&quot;30&quot; data-type=&quot;4&quot; data-color=&quot;50&quot;&gt;&lt;td&gt;P-13&lt;/td&gt;&lt;td&gt;ハンドミラー&lt;/td&gt;&lt;td&gt;紫&lt;/td&gt;&lt;td&gt;マリョク&lt;/td&gt;&lt;td&gt;1&lt;/td&gt;&lt;td&gt;&lt;button type=&quot;button&quot; onclick=&quot;popCardMain('P-13')&quot;&gt;-&lt;/button&gt;&lt;/td&gt;&lt;td id=&quot;table-main-P-13-numCopies&quot;&gt;0&lt;/td&gt;&lt;td&gt;&lt;button type=&quot;button&quot; onclick=&quot;pushCardMain('P-13')&quot;&gt;+&lt;/button&gt;&lt;/td&gt;&lt;td&gt;&lt;button type=&quot;button&quot; onclick=&quot;popCardSide('P-13')&quot;&gt;-&lt;/button&gt;&lt;/td&gt;&lt;td id=&quot;table-side-P-13-numCopies&quot;&gt;0&lt;/td&gt;&lt;td&gt;&lt;button type=&quot;button&quot; onclick=&quot;pushCardSide('P-13')&quot;&gt;+&lt;/button&gt;&lt;/td&gt;&lt;/tr&gt;" calcext:value-type="string">
            <text:p>&lt;tr id="table-P-13" data-expansion="30" data-type="4" data-color="50"&gt;&lt;td&gt;P-13&lt;/td&gt;&lt;td&gt;ハンドミラー&lt;/td&gt;&lt;td&gt;紫&lt;/td&gt;&lt;td&gt;マリョク&lt;/td&gt;&lt;td&gt;1&lt;/td&gt;&lt;td&gt;&lt;button type="button" onclick="popCardMain('P-13')"&gt;-&lt;/button&gt;&lt;/td&gt;&lt;td id="table-main-P-13-numCopies"&gt;0&lt;/td&gt;&lt;td&gt;&lt;button type="button" onclick="pushCardMain('P-13')"&gt;+&lt;/button&gt;&lt;/td&gt;&lt;td&gt;&lt;button type="button" onclick="popCardSide('P-13')"&gt;-&lt;/button&gt;&lt;/td&gt;&lt;td id="table-side-P-13-numCopies"&gt;0&lt;/td&gt;&lt;td&gt;&lt;button type="button" onclick="pushCardSide('P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M227];[$HTML.$C$1];[.$B227];[$HTML.$D$1];[.$B227];[$HTML.$E$1];[.$B227];[$HTML.$F$1];[.$B227];[$HTML.$G$1])" office:value-type="string" office:string-value="&lt;div class=&quot;card&quot; id=&quot;main-P-14&quot;&gt;&lt;img width=&quot;115&quot; heidht=&quot;160&quot; src=&quot;https://one-draw.jp/ijinden/cardlist/P01/card/03_P_014.png&quot; /&gt;&lt;div class=&quot;numCopies&quot; id=&quot;main-P-14-numCopies&quot;&gt;0&lt;/div&gt;&lt;button type=&quot;button&quot; class=&quot;pop&quot; onclick=&quot;popCardMain('P-14');&quot;&gt;-&lt;/button&gt;&lt;button type=&quot;button&quot; class=&quot;push&quot; onclick=&quot;pushCardMain('P-14');&quot;&gt;+&lt;/button&gt;&lt;button type=&quot;button&quot; class=&quot;drop&quot; onclick=&quot;dropCardMain('P-14');&quot;&gt;↓&lt;/button&gt;&lt;/div&gt;" calcext:value-type="string">
            <text:p>&lt;div class="card" id="main-P-14"&gt;&lt;img width="115" heidht="160" src="https://one-draw.jp/ijinden/cardlist/P01/card/03_P_014.png" /&gt;&lt;div class="numCopies" id="main-P-14-numCopies"&gt;0&lt;/div&gt;&lt;button type="button" class="pop" onclick="popCardMain('P-14');"&gt;-&lt;/button&gt;&lt;button type="button" class="push" onclick="pushCardMain('P-14');"&gt;+&lt;/button&gt;&lt;button type="button" class="drop" onclick="dropCardMain('P-14');"&gt;↓&lt;/button&gt;&lt;/div&gt;</text:p>
          </table:table-cell>
          <table:table-cell table:formula="of:=CONCATENATE([$HTML.$A$2];[.$B227];[$HTML.$B$2];[.$M227];[$HTML.$C$2];[.$B227];[$HTML.$D$2];[.$B227];[$HTML.$E$2];[.$B227];[$HTML.$F$2];[.$B227];[$HTML.$G$2])" office:value-type="string" office:string-value="&lt;div class=&quot;card&quot; id=&quot;side-P-14&quot;&gt;&lt;img width=&quot;115&quot; heidht=&quot;160&quot; src=&quot;https://one-draw.jp/ijinden/cardlist/P01/card/03_P_014.png&quot; /&gt;&lt;div class=&quot;numCopies&quot; id=&quot;side-P-14-numCopies&quot;&gt;0&lt;/div&gt;&lt;button type=&quot;button&quot; class=&quot;pop&quot; onclick=&quot;popCardSide('P-14');&quot;&gt;-&lt;/button&gt;&lt;button type=&quot;button&quot; class=&quot;push&quot; onclick=&quot;pushCardSide('P-14');&quot;&gt;+&lt;/button&gt;&lt;button type=&quot;button&quot; class=&quot;raise&quot; onclick=&quot;raiseCardSide('P-14');&quot;&gt;↑&lt;/button&gt;&lt;/div&gt;" calcext:value-type="string">
            <text:p>&lt;div class="card" id="side-P-14"&gt;&lt;img width="115" heidht="160" src="https://one-draw.jp/ijinden/cardlist/P01/card/03_P_014.png" /&gt;&lt;div class="numCopies" id="side-P-14-numCopies"&gt;0&lt;/div&gt;&lt;button type="button" class="pop" onclick="popCardSide('P-14');"&gt;-&lt;/button&gt;&lt;button type="button" class="push" onclick="pushCardSide('P-14');"&gt;+&lt;/button&gt;&lt;button type="button" class="raise" onclick="raiseCardSide('P-14');"&gt;↑&lt;/button&gt;&lt;/div&gt;</text:p>
          </table:table-cell>
          <table:table-cell table:formula="of:=CONCATENATE([$HTML.$A$3];[.B227];[$HTML.$B$3];[.F227];[$HTML.$C$3];[.H227];[$HTML.$D$3];[.J227];[$HTML.$E$3];[.B227];[$HTML.$F$3];[.D227];[$HTML.$G$3];[.I227];[$HTML.$H$3];[.G227];[$HTML.$I$3];[.K227];[$HTML.$J$3];[.B227];[$HTML.$K$3];[.B227];[$HTML.$L$3];[.B227];[$HTML.$M$3];[.B227];[$HTML.$N$3];[.B227];[$HTML.$O$3];[.B227];[$HTML.$P$3])" office:value-type="string" office:string-value="&lt;tr id=&quot;table-P-14&quot; data-expansion=&quot;30&quot; data-type=&quot;4&quot; data-color=&quot;50&quot;&gt;&lt;td&gt;P-14&lt;/td&gt;&lt;td&gt;ブラックブレイド&lt;/td&gt;&lt;td&gt;紫&lt;/td&gt;&lt;td&gt;マリョク&lt;/td&gt;&lt;td&gt;1&lt;/td&gt;&lt;td&gt;&lt;button type=&quot;button&quot; onclick=&quot;popCardMain('P-14')&quot;&gt;-&lt;/button&gt;&lt;/td&gt;&lt;td id=&quot;table-main-P-14-numCopies&quot;&gt;0&lt;/td&gt;&lt;td&gt;&lt;button type=&quot;button&quot; onclick=&quot;pushCardMain('P-14')&quot;&gt;+&lt;/button&gt;&lt;/td&gt;&lt;td&gt;&lt;button type=&quot;button&quot; onclick=&quot;popCardSide('P-14')&quot;&gt;-&lt;/button&gt;&lt;/td&gt;&lt;td id=&quot;table-side-P-14-numCopies&quot;&gt;0&lt;/td&gt;&lt;td&gt;&lt;button type=&quot;button&quot; onclick=&quot;pushCardSide('P-14')&quot;&gt;+&lt;/button&gt;&lt;/td&gt;&lt;/tr&gt;" calcext:value-type="string">
            <text:p>&lt;tr id="table-P-14" data-expansion="30" data-type="4" data-color="50"&gt;&lt;td&gt;P-14&lt;/td&gt;&lt;td&gt;ブラックブレイド&lt;/td&gt;&lt;td&gt;紫&lt;/td&gt;&lt;td&gt;マリョク&lt;/td&gt;&lt;td&gt;1&lt;/td&gt;&lt;td&gt;&lt;button type="button" onclick="popCardMain('P-14')"&gt;-&lt;/button&gt;&lt;/td&gt;&lt;td id="table-main-P-14-numCopies"&gt;0&lt;/td&gt;&lt;td&gt;&lt;button type="button" onclick="pushCardMain('P-14')"&gt;+&lt;/button&gt;&lt;/td&gt;&lt;td&gt;&lt;button type="button" onclick="popCardSide('P-14')"&gt;-&lt;/button&gt;&lt;/td&gt;&lt;td id="table-side-P-14-numCopies"&gt;0&lt;/td&gt;&lt;td&gt;&lt;button type="button" onclick="pushCardSide('P-1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M228];[$HTML.$C$1];[.$B228];[$HTML.$D$1];[.$B228];[$HTML.$E$1];[.$B228];[$HTML.$F$1];[.$B228];[$HTML.$G$1])" office:value-type="string" office:string-value="&lt;div class=&quot;card&quot; id=&quot;main-P-15&quot;&gt;&lt;img width=&quot;115&quot; heidht=&quot;160&quot; src=&quot;https://one-draw.jp/ijinden/cardlist/P01/card/03_P_015.png&quot; /&gt;&lt;div class=&quot;numCopies&quot; id=&quot;main-P-15-numCopies&quot;&gt;0&lt;/div&gt;&lt;button type=&quot;button&quot; class=&quot;pop&quot; onclick=&quot;popCardMain('P-15');&quot;&gt;-&lt;/button&gt;&lt;button type=&quot;button&quot; class=&quot;push&quot; onclick=&quot;pushCardMain('P-15');&quot;&gt;+&lt;/button&gt;&lt;button type=&quot;button&quot; class=&quot;drop&quot; onclick=&quot;dropCardMain('P-15');&quot;&gt;↓&lt;/button&gt;&lt;/div&gt;" calcext:value-type="string">
            <text:p>&lt;div class="card" id="main-P-15"&gt;&lt;img width="115" heidht="160" src="https://one-draw.jp/ijinden/cardlist/P01/card/03_P_015.png" /&gt;&lt;div class="numCopies" id="main-P-15-numCopies"&gt;0&lt;/div&gt;&lt;button type="button" class="pop" onclick="popCardMain('P-15');"&gt;-&lt;/button&gt;&lt;button type="button" class="push" onclick="pushCardMain('P-15');"&gt;+&lt;/button&gt;&lt;button type="button" class="drop" onclick="dropCardMain('P-15');"&gt;↓&lt;/button&gt;&lt;/div&gt;</text:p>
          </table:table-cell>
          <table:table-cell table:formula="of:=CONCATENATE([$HTML.$A$2];[.$B228];[$HTML.$B$2];[.$M228];[$HTML.$C$2];[.$B228];[$HTML.$D$2];[.$B228];[$HTML.$E$2];[.$B228];[$HTML.$F$2];[.$B228];[$HTML.$G$2])" office:value-type="string" office:string-value="&lt;div class=&quot;card&quot; id=&quot;side-P-15&quot;&gt;&lt;img width=&quot;115&quot; heidht=&quot;160&quot; src=&quot;https://one-draw.jp/ijinden/cardlist/P01/card/03_P_015.png&quot; /&gt;&lt;div class=&quot;numCopies&quot; id=&quot;side-P-15-numCopies&quot;&gt;0&lt;/div&gt;&lt;button type=&quot;button&quot; class=&quot;pop&quot; onclick=&quot;popCardSide('P-15');&quot;&gt;-&lt;/button&gt;&lt;button type=&quot;button&quot; class=&quot;push&quot; onclick=&quot;pushCardSide('P-15');&quot;&gt;+&lt;/button&gt;&lt;button type=&quot;button&quot; class=&quot;raise&quot; onclick=&quot;raiseCardSide('P-15');&quot;&gt;↑&lt;/button&gt;&lt;/div&gt;" calcext:value-type="string">
            <text:p>&lt;div class="card" id="side-P-15"&gt;&lt;img width="115" heidht="160" src="https://one-draw.jp/ijinden/cardlist/P01/card/03_P_015.png" /&gt;&lt;div class="numCopies" id="side-P-15-numCopies"&gt;0&lt;/div&gt;&lt;button type="button" class="pop" onclick="popCardSide('P-15');"&gt;-&lt;/button&gt;&lt;button type="button" class="push" onclick="pushCardSide('P-15');"&gt;+&lt;/button&gt;&lt;button type="button" class="raise" onclick="raiseCardSide('P-15');"&gt;↑&lt;/button&gt;&lt;/div&gt;</text:p>
          </table:table-cell>
          <table:table-cell table:formula="of:=CONCATENATE([$HTML.$A$3];[.B228];[$HTML.$B$3];[.F228];[$HTML.$C$3];[.H228];[$HTML.$D$3];[.J228];[$HTML.$E$3];[.B228];[$HTML.$F$3];[.D228];[$HTML.$G$3];[.I228];[$HTML.$H$3];[.G228];[$HTML.$I$3];[.K228];[$HTML.$J$3];[.B228];[$HTML.$K$3];[.B228];[$HTML.$L$3];[.B228];[$HTML.$M$3];[.B228];[$HTML.$N$3];[.B228];[$HTML.$O$3];[.B228];[$HTML.$P$3])" office:value-type="string" office:string-value="&lt;tr id=&quot;table-P-15&quot; data-expansion=&quot;30&quot; data-type=&quot;4&quot; data-color=&quot;50&quot;&gt;&lt;td&gt;P-15&lt;/td&gt;&lt;td&gt;パープルオーブ&lt;/td&gt;&lt;td&gt;紫&lt;/td&gt;&lt;td&gt;マリョク&lt;/td&gt;&lt;td&gt;2&lt;/td&gt;&lt;td&gt;&lt;button type=&quot;button&quot; onclick=&quot;popCardMain('P-15')&quot;&gt;-&lt;/button&gt;&lt;/td&gt;&lt;td id=&quot;table-main-P-15-numCopies&quot;&gt;0&lt;/td&gt;&lt;td&gt;&lt;button type=&quot;button&quot; onclick=&quot;pushCardMain('P-15')&quot;&gt;+&lt;/button&gt;&lt;/td&gt;&lt;td&gt;&lt;button type=&quot;button&quot; onclick=&quot;popCardSide('P-15')&quot;&gt;-&lt;/button&gt;&lt;/td&gt;&lt;td id=&quot;table-side-P-15-numCopies&quot;&gt;0&lt;/td&gt;&lt;td&gt;&lt;button type=&quot;button&quot; onclick=&quot;pushCardSide('P-15')&quot;&gt;+&lt;/button&gt;&lt;/td&gt;&lt;/tr&gt;" calcext:value-type="string">
            <text:p>&lt;tr id="table-P-15" data-expansion="30" data-type="4" data-color="50"&gt;&lt;td&gt;P-15&lt;/td&gt;&lt;td&gt;パープルオーブ&lt;/td&gt;&lt;td&gt;紫&lt;/td&gt;&lt;td&gt;マリョク&lt;/td&gt;&lt;td&gt;2&lt;/td&gt;&lt;td&gt;&lt;button type="button" onclick="popCardMain('P-15')"&gt;-&lt;/button&gt;&lt;/td&gt;&lt;td id="table-main-P-15-numCopies"&gt;0&lt;/td&gt;&lt;td&gt;&lt;button type="button" onclick="pushCardMain('P-15')"&gt;+&lt;/button&gt;&lt;/td&gt;&lt;td&gt;&lt;button type="button" onclick="popCardSide('P-15')"&gt;-&lt;/button&gt;&lt;/td&gt;&lt;td id="table-side-P-15-numCopies"&gt;0&lt;/td&gt;&lt;td&gt;&lt;button type="button" onclick="pushCardSide('P-1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M229];[$HTML.$C$1];[.$B229];[$HTML.$D$1];[.$B229];[$HTML.$E$1];[.$B229];[$HTML.$F$1];[.$B229];[$HTML.$G$1])" office:value-type="string" office:string-value="&lt;div class=&quot;card&quot; id=&quot;main-P-16&quot;&gt;&lt;img width=&quot;115&quot; heidht=&quot;160&quot; src=&quot;https://one-draw.jp/ijinden/cardlist/P01/card/03_P_016.png&quot; /&gt;&lt;div class=&quot;numCopies&quot; id=&quot;main-P-16-numCopies&quot;&gt;0&lt;/div&gt;&lt;button type=&quot;button&quot; class=&quot;pop&quot; onclick=&quot;popCardMain('P-16');&quot;&gt;-&lt;/button&gt;&lt;button type=&quot;button&quot; class=&quot;push&quot; onclick=&quot;pushCardMain('P-16');&quot;&gt;+&lt;/button&gt;&lt;button type=&quot;button&quot; class=&quot;drop&quot; onclick=&quot;dropCardMain('P-16');&quot;&gt;↓&lt;/button&gt;&lt;/div&gt;" calcext:value-type="string">
            <text:p>&lt;div class="card" id="main-P-16"&gt;&lt;img width="115" heidht="160" src="https://one-draw.jp/ijinden/cardlist/P01/card/03_P_016.png" /&gt;&lt;div class="numCopies" id="main-P-16-numCopies"&gt;0&lt;/div&gt;&lt;button type="button" class="pop" onclick="popCardMain('P-16');"&gt;-&lt;/button&gt;&lt;button type="button" class="push" onclick="pushCardMain('P-16');"&gt;+&lt;/button&gt;&lt;button type="button" class="drop" onclick="dropCardMain('P-16');"&gt;↓&lt;/button&gt;&lt;/div&gt;</text:p>
          </table:table-cell>
          <table:table-cell table:formula="of:=CONCATENATE([$HTML.$A$2];[.$B229];[$HTML.$B$2];[.$M229];[$HTML.$C$2];[.$B229];[$HTML.$D$2];[.$B229];[$HTML.$E$2];[.$B229];[$HTML.$F$2];[.$B229];[$HTML.$G$2])" office:value-type="string" office:string-value="&lt;div class=&quot;card&quot; id=&quot;side-P-16&quot;&gt;&lt;img width=&quot;115&quot; heidht=&quot;160&quot; src=&quot;https://one-draw.jp/ijinden/cardlist/P01/card/03_P_016.png&quot; /&gt;&lt;div class=&quot;numCopies&quot; id=&quot;side-P-16-numCopies&quot;&gt;0&lt;/div&gt;&lt;button type=&quot;button&quot; class=&quot;pop&quot; onclick=&quot;popCardSide('P-16');&quot;&gt;-&lt;/button&gt;&lt;button type=&quot;button&quot; class=&quot;push&quot; onclick=&quot;pushCardSide('P-16');&quot;&gt;+&lt;/button&gt;&lt;button type=&quot;button&quot; class=&quot;raise&quot; onclick=&quot;raiseCardSide('P-16');&quot;&gt;↑&lt;/button&gt;&lt;/div&gt;" calcext:value-type="string">
            <text:p>&lt;div class="card" id="side-P-16"&gt;&lt;img width="115" heidht="160" src="https://one-draw.jp/ijinden/cardlist/P01/card/03_P_016.png" /&gt;&lt;div class="numCopies" id="side-P-16-numCopies"&gt;0&lt;/div&gt;&lt;button type="button" class="pop" onclick="popCardSide('P-16');"&gt;-&lt;/button&gt;&lt;button type="button" class="push" onclick="pushCardSide('P-16');"&gt;+&lt;/button&gt;&lt;button type="button" class="raise" onclick="raiseCardSide('P-16');"&gt;↑&lt;/button&gt;&lt;/div&gt;</text:p>
          </table:table-cell>
          <table:table-cell table:formula="of:=CONCATENATE([$HTML.$A$3];[.B229];[$HTML.$B$3];[.F229];[$HTML.$C$3];[.H229];[$HTML.$D$3];[.J229];[$HTML.$E$3];[.B229];[$HTML.$F$3];[.D229];[$HTML.$G$3];[.I229];[$HTML.$H$3];[.G229];[$HTML.$I$3];[.K229];[$HTML.$J$3];[.B229];[$HTML.$K$3];[.B229];[$HTML.$L$3];[.B229];[$HTML.$M$3];[.B229];[$HTML.$N$3];[.B229];[$HTML.$O$3];[.B229];[$HTML.$P$3])" office:value-type="string" office:string-value="&lt;tr id=&quot;table-P-16&quot; data-expansion=&quot;30&quot; data-type=&quot;4&quot; data-color=&quot;50&quot;&gt;&lt;td&gt;P-16&lt;/td&gt;&lt;td&gt;パープルストーン&lt;/td&gt;&lt;td&gt;紫&lt;/td&gt;&lt;td&gt;マリョク&lt;/td&gt;&lt;td&gt;1&lt;/td&gt;&lt;td&gt;&lt;button type=&quot;button&quot; onclick=&quot;popCardMain('P-16')&quot;&gt;-&lt;/button&gt;&lt;/td&gt;&lt;td id=&quot;table-main-P-16-numCopies&quot;&gt;0&lt;/td&gt;&lt;td&gt;&lt;button type=&quot;button&quot; onclick=&quot;pushCardMain('P-16')&quot;&gt;+&lt;/button&gt;&lt;/td&gt;&lt;td&gt;&lt;button type=&quot;button&quot; onclick=&quot;popCardSide('P-16')&quot;&gt;-&lt;/button&gt;&lt;/td&gt;&lt;td id=&quot;table-side-P-16-numCopies&quot;&gt;0&lt;/td&gt;&lt;td&gt;&lt;button type=&quot;button&quot; onclick=&quot;pushCardSide('P-16')&quot;&gt;+&lt;/button&gt;&lt;/td&gt;&lt;/tr&gt;" calcext:value-type="string">
            <text:p>&lt;tr id="table-P-16" data-expansion="30" data-type="4" data-color="50"&gt;&lt;td&gt;P-16&lt;/td&gt;&lt;td&gt;パープルストーン&lt;/td&gt;&lt;td&gt;紫&lt;/td&gt;&lt;td&gt;マリョク&lt;/td&gt;&lt;td&gt;1&lt;/td&gt;&lt;td&gt;&lt;button type="button" onclick="popCardMain('P-16')"&gt;-&lt;/button&gt;&lt;/td&gt;&lt;td id="table-main-P-16-numCopies"&gt;0&lt;/td&gt;&lt;td&gt;&lt;button type="button" onclick="pushCardMain('P-16')"&gt;+&lt;/button&gt;&lt;/td&gt;&lt;td&gt;&lt;button type="button" onclick="popCardSide('P-16')"&gt;-&lt;/button&gt;&lt;/td&gt;&lt;td id="table-side-P-16-numCopies"&gt;0&lt;/td&gt;&lt;td&gt;&lt;button type="button" onclick="pushCardSide('P-1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M230];[$HTML.$C$1];[.$B230];[$HTML.$D$1];[.$B230];[$HTML.$E$1];[.$B230];[$HTML.$F$1];[.$B230];[$HTML.$G$1])" office:value-type="string" office:string-value="&lt;div class=&quot;card&quot; id=&quot;main-3-1&quot;&gt;&lt;img width=&quot;115&quot; heidht=&quot;160&quot; src=&quot;https://one-draw.jp/ijinden/cardlist/003/card/03_001.png&quot; /&gt;&lt;div class=&quot;numCopies&quot; id=&quot;main-3-1-numCopies&quot;&gt;0&lt;/div&gt;&lt;button type=&quot;button&quot; class=&quot;pop&quot; onclick=&quot;popCardMain('3-1');&quot;&gt;-&lt;/button&gt;&lt;button type=&quot;button&quot; class=&quot;push&quot; onclick=&quot;pushCardMain('3-1');&quot;&gt;+&lt;/button&gt;&lt;button type=&quot;button&quot; class=&quot;drop&quot; onclick=&quot;dropCardMain('3-1');&quot;&gt;↓&lt;/button&gt;&lt;/div&gt;" calcext:value-type="string">
            <text:p>&lt;div class="card" id="main-3-1"&gt;&lt;img width="115" heidht="160" src="https://one-draw.jp/ijinden/cardlist/003/card/03_001.png" /&gt;&lt;div class="numCopies" id="main-3-1-numCopies"&gt;0&lt;/div&gt;&lt;button type="button" class="pop" onclick="popCardMain('3-1');"&gt;-&lt;/button&gt;&lt;button type="button" class="push" onclick="pushCardMain('3-1');"&gt;+&lt;/button&gt;&lt;button type="button" class="drop" onclick="dropCardMain('3-1');"&gt;↓&lt;/button&gt;&lt;/div&gt;</text:p>
          </table:table-cell>
          <table:table-cell table:formula="of:=CONCATENATE([$HTML.$A$2];[.$B230];[$HTML.$B$2];[.$M230];[$HTML.$C$2];[.$B230];[$HTML.$D$2];[.$B230];[$HTML.$E$2];[.$B230];[$HTML.$F$2];[.$B230];[$HTML.$G$2])" office:value-type="string" office:string-value="&lt;div class=&quot;card&quot; id=&quot;side-3-1&quot;&gt;&lt;img width=&quot;115&quot; heidht=&quot;160&quot; src=&quot;https://one-draw.jp/ijinden/cardlist/003/card/03_001.png&quot; /&gt;&lt;div class=&quot;numCopies&quot; id=&quot;side-3-1-numCopies&quot;&gt;0&lt;/div&gt;&lt;button type=&quot;button&quot; class=&quot;pop&quot; onclick=&quot;popCardSide('3-1');&quot;&gt;-&lt;/button&gt;&lt;button type=&quot;button&quot; class=&quot;push&quot; onclick=&quot;pushCardSide('3-1');&quot;&gt;+&lt;/button&gt;&lt;button type=&quot;button&quot; class=&quot;raise&quot; onclick=&quot;raiseCardSide('3-1');&quot;&gt;↑&lt;/button&gt;&lt;/div&gt;" calcext:value-type="string">
            <text:p>&lt;div class="card" id="side-3-1"&gt;&lt;img width="115" heidht="160" src="https://one-draw.jp/ijinden/cardlist/003/card/03_001.png" /&gt;&lt;div class="numCopies" id="side-3-1-numCopies"&gt;0&lt;/div&gt;&lt;button type="button" class="pop" onclick="popCardSide('3-1');"&gt;-&lt;/button&gt;&lt;button type="button" class="push" onclick="pushCardSide('3-1');"&gt;+&lt;/button&gt;&lt;button type="button" class="raise" onclick="raiseCardSide('3-1');"&gt;↑&lt;/button&gt;&lt;/div&gt;</text:p>
          </table:table-cell>
          <table:table-cell table:formula="of:=CONCATENATE([$HTML.$A$3];[.B230];[$HTML.$B$3];[.F230];[$HTML.$C$3];[.H230];[$HTML.$D$3];[.J230];[$HTML.$E$3];[.B230];[$HTML.$F$3];[.D230];[$HTML.$G$3];[.I230];[$HTML.$H$3];[.G230];[$HTML.$I$3];[.K230];[$HTML.$J$3];[.B230];[$HTML.$K$3];[.B230];[$HTML.$L$3];[.B230];[$HTML.$M$3];[.B230];[$HTML.$N$3];[.B230];[$HTML.$O$3];[.B230];[$HTML.$P$3])" office:value-type="string" office:string-value="&lt;tr id=&quot;table-3-1&quot; data-expansion=&quot;35&quot; data-type=&quot;1&quot; data-color=&quot;10&quot;&gt;&lt;td&gt;3-1&lt;/td&gt;&lt;td&gt;宮本武蔵&lt;/td&gt;&lt;td&gt;赤&lt;/td&gt;&lt;td&gt;イジン&lt;/td&gt;&lt;td&gt;5&lt;/td&gt;&lt;td&gt;&lt;button type=&quot;button&quot; onclick=&quot;popCardMain('3-1')&quot;&gt;-&lt;/button&gt;&lt;/td&gt;&lt;td id=&quot;table-main-3-1-numCopies&quot;&gt;0&lt;/td&gt;&lt;td&gt;&lt;button type=&quot;button&quot; onclick=&quot;pushCardMain('3-1')&quot;&gt;+&lt;/button&gt;&lt;/td&gt;&lt;td&gt;&lt;button type=&quot;button&quot; onclick=&quot;popCardSide('3-1')&quot;&gt;-&lt;/button&gt;&lt;/td&gt;&lt;td id=&quot;table-side-3-1-numCopies&quot;&gt;0&lt;/td&gt;&lt;td&gt;&lt;button type=&quot;button&quot; onclick=&quot;pushCardSide('3-1')&quot;&gt;+&lt;/button&gt;&lt;/td&gt;&lt;/tr&gt;" calcext:value-type="string">
            <text:p>&lt;tr id="table-3-1" data-expansion="35" data-type="1" data-color="10"&gt;&lt;td&gt;3-1&lt;/td&gt;&lt;td&gt;宮本武蔵&lt;/td&gt;&lt;td&gt;赤&lt;/td&gt;&lt;td&gt;イジン&lt;/td&gt;&lt;td&gt;5&lt;/td&gt;&lt;td&gt;&lt;button type="button" onclick="popCardMain('3-1')"&gt;-&lt;/button&gt;&lt;/td&gt;&lt;td id="table-main-3-1-numCopies"&gt;0&lt;/td&gt;&lt;td&gt;&lt;button type="button" onclick="pushCardMain('3-1')"&gt;+&lt;/button&gt;&lt;/td&gt;&lt;td&gt;&lt;button type="button" onclick="popCardSide('3-1')"&gt;-&lt;/button&gt;&lt;/td&gt;&lt;td id="table-side-3-1-numCopies"&gt;0&lt;/td&gt;&lt;td&gt;&lt;button type="button" onclick="pushCardSide('3-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M231];[$HTML.$C$1];[.$B231];[$HTML.$D$1];[.$B231];[$HTML.$E$1];[.$B231];[$HTML.$F$1];[.$B231];[$HTML.$G$1])" office:value-type="string" office:string-value="&lt;div class=&quot;card&quot; id=&quot;main-3-2&quot;&gt;&lt;img width=&quot;115&quot; heidht=&quot;160&quot; src=&quot;https://one-draw.jp/ijinden/cardlist/003/card/03_002.png&quot; /&gt;&lt;div class=&quot;numCopies&quot; id=&quot;main-3-2-numCopies&quot;&gt;0&lt;/div&gt;&lt;button type=&quot;button&quot; class=&quot;pop&quot; onclick=&quot;popCardMain('3-2');&quot;&gt;-&lt;/button&gt;&lt;button type=&quot;button&quot; class=&quot;push&quot; onclick=&quot;pushCardMain('3-2');&quot;&gt;+&lt;/button&gt;&lt;button type=&quot;button&quot; class=&quot;drop&quot; onclick=&quot;dropCardMain('3-2');&quot;&gt;↓&lt;/button&gt;&lt;/div&gt;" calcext:value-type="string">
            <text:p>&lt;div class="card" id="main-3-2"&gt;&lt;img width="115" heidht="160" src="https://one-draw.jp/ijinden/cardlist/003/card/03_002.png" /&gt;&lt;div class="numCopies" id="main-3-2-numCopies"&gt;0&lt;/div&gt;&lt;button type="button" class="pop" onclick="popCardMain('3-2');"&gt;-&lt;/button&gt;&lt;button type="button" class="push" onclick="pushCardMain('3-2');"&gt;+&lt;/button&gt;&lt;button type="button" class="drop" onclick="dropCardMain('3-2');"&gt;↓&lt;/button&gt;&lt;/div&gt;</text:p>
          </table:table-cell>
          <table:table-cell table:formula="of:=CONCATENATE([$HTML.$A$2];[.$B231];[$HTML.$B$2];[.$M231];[$HTML.$C$2];[.$B231];[$HTML.$D$2];[.$B231];[$HTML.$E$2];[.$B231];[$HTML.$F$2];[.$B231];[$HTML.$G$2])" office:value-type="string" office:string-value="&lt;div class=&quot;card&quot; id=&quot;side-3-2&quot;&gt;&lt;img width=&quot;115&quot; heidht=&quot;160&quot; src=&quot;https://one-draw.jp/ijinden/cardlist/003/card/03_002.png&quot; /&gt;&lt;div class=&quot;numCopies&quot; id=&quot;side-3-2-numCopies&quot;&gt;0&lt;/div&gt;&lt;button type=&quot;button&quot; class=&quot;pop&quot; onclick=&quot;popCardSide('3-2');&quot;&gt;-&lt;/button&gt;&lt;button type=&quot;button&quot; class=&quot;push&quot; onclick=&quot;pushCardSide('3-2');&quot;&gt;+&lt;/button&gt;&lt;button type=&quot;button&quot; class=&quot;raise&quot; onclick=&quot;raiseCardSide('3-2');&quot;&gt;↑&lt;/button&gt;&lt;/div&gt;" calcext:value-type="string">
            <text:p>&lt;div class="card" id="side-3-2"&gt;&lt;img width="115" heidht="160" src="https://one-draw.jp/ijinden/cardlist/003/card/03_002.png" /&gt;&lt;div class="numCopies" id="side-3-2-numCopies"&gt;0&lt;/div&gt;&lt;button type="button" class="pop" onclick="popCardSide('3-2');"&gt;-&lt;/button&gt;&lt;button type="button" class="push" onclick="pushCardSide('3-2');"&gt;+&lt;/button&gt;&lt;button type="button" class="raise" onclick="raiseCardSide('3-2');"&gt;↑&lt;/button&gt;&lt;/div&gt;</text:p>
          </table:table-cell>
          <table:table-cell table:formula="of:=CONCATENATE([$HTML.$A$3];[.B231];[$HTML.$B$3];[.F231];[$HTML.$C$3];[.H231];[$HTML.$D$3];[.J231];[$HTML.$E$3];[.B231];[$HTML.$F$3];[.D231];[$HTML.$G$3];[.I231];[$HTML.$H$3];[.G231];[$HTML.$I$3];[.K231];[$HTML.$J$3];[.B231];[$HTML.$K$3];[.B231];[$HTML.$L$3];[.B231];[$HTML.$M$3];[.B231];[$HTML.$N$3];[.B231];[$HTML.$O$3];[.B231];[$HTML.$P$3])" office:value-type="string" office:string-value="&lt;tr id=&quot;table-3-2&quot; data-expansion=&quot;35&quot; data-type=&quot;1&quot; data-color=&quot;10&quot;&gt;&lt;td&gt;3-2&lt;/td&gt;&lt;td&gt;エリザベス1世&lt;/td&gt;&lt;td&gt;赤&lt;/td&gt;&lt;td&gt;イジン&lt;/td&gt;&lt;td&gt;4&lt;/td&gt;&lt;td&gt;&lt;button type=&quot;button&quot; onclick=&quot;popCardMain('3-2')&quot;&gt;-&lt;/button&gt;&lt;/td&gt;&lt;td id=&quot;table-main-3-2-numCopies&quot;&gt;0&lt;/td&gt;&lt;td&gt;&lt;button type=&quot;button&quot; onclick=&quot;pushCardMain('3-2')&quot;&gt;+&lt;/button&gt;&lt;/td&gt;&lt;td&gt;&lt;button type=&quot;button&quot; onclick=&quot;popCardSide('3-2')&quot;&gt;-&lt;/button&gt;&lt;/td&gt;&lt;td id=&quot;table-side-3-2-numCopies&quot;&gt;0&lt;/td&gt;&lt;td&gt;&lt;button type=&quot;button&quot; onclick=&quot;pushCardSide('3-2')&quot;&gt;+&lt;/button&gt;&lt;/td&gt;&lt;/tr&gt;" calcext:value-type="string">
            <text:p>&lt;tr id="table-3-2" data-expansion="35" data-type="1" data-color="10"&gt;&lt;td&gt;3-2&lt;/td&gt;&lt;td&gt;エリザベス1世&lt;/td&gt;&lt;td&gt;赤&lt;/td&gt;&lt;td&gt;イジン&lt;/td&gt;&lt;td&gt;4&lt;/td&gt;&lt;td&gt;&lt;button type="button" onclick="popCardMain('3-2')"&gt;-&lt;/button&gt;&lt;/td&gt;&lt;td id="table-main-3-2-numCopies"&gt;0&lt;/td&gt;&lt;td&gt;&lt;button type="button" onclick="pushCardMain('3-2')"&gt;+&lt;/button&gt;&lt;/td&gt;&lt;td&gt;&lt;button type="button" onclick="popCardSide('3-2')"&gt;-&lt;/button&gt;&lt;/td&gt;&lt;td id="table-side-3-2-numCopies"&gt;0&lt;/td&gt;&lt;td&gt;&lt;button type="button" onclick="pushCardSide('3-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M232];[$HTML.$C$1];[.$B232];[$HTML.$D$1];[.$B232];[$HTML.$E$1];[.$B232];[$HTML.$F$1];[.$B232];[$HTML.$G$1])" office:value-type="string" office:string-value="&lt;div class=&quot;card&quot; id=&quot;main-3-3&quot;&gt;&lt;img width=&quot;115&quot; heidht=&quot;160&quot; src=&quot;https://one-draw.jp/ijinden/cardlist/003/card/03_003.png&quot; /&gt;&lt;div class=&quot;numCopies&quot; id=&quot;main-3-3-numCopies&quot;&gt;0&lt;/div&gt;&lt;button type=&quot;button&quot; class=&quot;pop&quot; onclick=&quot;popCardMain('3-3');&quot;&gt;-&lt;/button&gt;&lt;button type=&quot;button&quot; class=&quot;push&quot; onclick=&quot;pushCardMain('3-3');&quot;&gt;+&lt;/button&gt;&lt;button type=&quot;button&quot; class=&quot;drop&quot; onclick=&quot;dropCardMain('3-3');&quot;&gt;↓&lt;/button&gt;&lt;/div&gt;" calcext:value-type="string">
            <text:p>&lt;div class="card" id="main-3-3"&gt;&lt;img width="115" heidht="160" src="https://one-draw.jp/ijinden/cardlist/003/card/03_003.png" /&gt;&lt;div class="numCopies" id="main-3-3-numCopies"&gt;0&lt;/div&gt;&lt;button type="button" class="pop" onclick="popCardMain('3-3');"&gt;-&lt;/button&gt;&lt;button type="button" class="push" onclick="pushCardMain('3-3');"&gt;+&lt;/button&gt;&lt;button type="button" class="drop" onclick="dropCardMain('3-3');"&gt;↓&lt;/button&gt;&lt;/div&gt;</text:p>
          </table:table-cell>
          <table:table-cell table:formula="of:=CONCATENATE([$HTML.$A$2];[.$B232];[$HTML.$B$2];[.$M232];[$HTML.$C$2];[.$B232];[$HTML.$D$2];[.$B232];[$HTML.$E$2];[.$B232];[$HTML.$F$2];[.$B232];[$HTML.$G$2])" office:value-type="string" office:string-value="&lt;div class=&quot;card&quot; id=&quot;side-3-3&quot;&gt;&lt;img width=&quot;115&quot; heidht=&quot;160&quot; src=&quot;https://one-draw.jp/ijinden/cardlist/003/card/03_003.png&quot; /&gt;&lt;div class=&quot;numCopies&quot; id=&quot;side-3-3-numCopies&quot;&gt;0&lt;/div&gt;&lt;button type=&quot;button&quot; class=&quot;pop&quot; onclick=&quot;popCardSide('3-3');&quot;&gt;-&lt;/button&gt;&lt;button type=&quot;button&quot; class=&quot;push&quot; onclick=&quot;pushCardSide('3-3');&quot;&gt;+&lt;/button&gt;&lt;button type=&quot;button&quot; class=&quot;raise&quot; onclick=&quot;raiseCardSide('3-3');&quot;&gt;↑&lt;/button&gt;&lt;/div&gt;" calcext:value-type="string">
            <text:p>&lt;div class="card" id="side-3-3"&gt;&lt;img width="115" heidht="160" src="https://one-draw.jp/ijinden/cardlist/003/card/03_003.png" /&gt;&lt;div class="numCopies" id="side-3-3-numCopies"&gt;0&lt;/div&gt;&lt;button type="button" class="pop" onclick="popCardSide('3-3');"&gt;-&lt;/button&gt;&lt;button type="button" class="push" onclick="pushCardSide('3-3');"&gt;+&lt;/button&gt;&lt;button type="button" class="raise" onclick="raiseCardSide('3-3');"&gt;↑&lt;/button&gt;&lt;/div&gt;</text:p>
          </table:table-cell>
          <table:table-cell table:formula="of:=CONCATENATE([$HTML.$A$3];[.B232];[$HTML.$B$3];[.F232];[$HTML.$C$3];[.H232];[$HTML.$D$3];[.J232];[$HTML.$E$3];[.B232];[$HTML.$F$3];[.D232];[$HTML.$G$3];[.I232];[$HTML.$H$3];[.G232];[$HTML.$I$3];[.K232];[$HTML.$J$3];[.B232];[$HTML.$K$3];[.B232];[$HTML.$L$3];[.B232];[$HTML.$M$3];[.B232];[$HTML.$N$3];[.B232];[$HTML.$O$3];[.B232];[$HTML.$P$3])" office:value-type="string" office:string-value="&lt;tr id=&quot;table-3-3&quot; data-expansion=&quot;35&quot; data-type=&quot;1&quot; data-color=&quot;20&quot;&gt;&lt;td&gt;3-3&lt;/td&gt;&lt;td&gt;エンリケ航海王子&lt;/td&gt;&lt;td&gt;青&lt;/td&gt;&lt;td&gt;イジン&lt;/td&gt;&lt;td&gt;7&lt;/td&gt;&lt;td&gt;&lt;button type=&quot;button&quot; onclick=&quot;popCardMain('3-3')&quot;&gt;-&lt;/button&gt;&lt;/td&gt;&lt;td id=&quot;table-main-3-3-numCopies&quot;&gt;0&lt;/td&gt;&lt;td&gt;&lt;button type=&quot;button&quot; onclick=&quot;pushCardMain('3-3')&quot;&gt;+&lt;/button&gt;&lt;/td&gt;&lt;td&gt;&lt;button type=&quot;button&quot; onclick=&quot;popCardSide('3-3')&quot;&gt;-&lt;/button&gt;&lt;/td&gt;&lt;td id=&quot;table-side-3-3-numCopies&quot;&gt;0&lt;/td&gt;&lt;td&gt;&lt;button type=&quot;button&quot; onclick=&quot;pushCardSide('3-3')&quot;&gt;+&lt;/button&gt;&lt;/td&gt;&lt;/tr&gt;" calcext:value-type="string">
            <text:p>&lt;tr id="table-3-3" data-expansion="35" data-type="1" data-color="20"&gt;&lt;td&gt;3-3&lt;/td&gt;&lt;td&gt;エンリケ航海王子&lt;/td&gt;&lt;td&gt;青&lt;/td&gt;&lt;td&gt;イジン&lt;/td&gt;&lt;td&gt;7&lt;/td&gt;&lt;td&gt;&lt;button type="button" onclick="popCardMain('3-3')"&gt;-&lt;/button&gt;&lt;/td&gt;&lt;td id="table-main-3-3-numCopies"&gt;0&lt;/td&gt;&lt;td&gt;&lt;button type="button" onclick="pushCardMain('3-3')"&gt;+&lt;/button&gt;&lt;/td&gt;&lt;td&gt;&lt;button type="button" onclick="popCardSide('3-3')"&gt;-&lt;/button&gt;&lt;/td&gt;&lt;td id="table-side-3-3-numCopies"&gt;0&lt;/td&gt;&lt;td&gt;&lt;button type="button" onclick="pushCardSide('3-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M233];[$HTML.$C$1];[.$B233];[$HTML.$D$1];[.$B233];[$HTML.$E$1];[.$B233];[$HTML.$F$1];[.$B233];[$HTML.$G$1])" office:value-type="string" office:string-value="&lt;div class=&quot;card&quot; id=&quot;main-3-4&quot;&gt;&lt;img width=&quot;115&quot; heidht=&quot;160&quot; src=&quot;https://one-draw.jp/ijinden/cardlist/003/card/03_004.png&quot; /&gt;&lt;div class=&quot;numCopies&quot; id=&quot;main-3-4-numCopies&quot;&gt;0&lt;/div&gt;&lt;button type=&quot;button&quot; class=&quot;pop&quot; onclick=&quot;popCardMain('3-4');&quot;&gt;-&lt;/button&gt;&lt;button type=&quot;button&quot; class=&quot;push&quot; onclick=&quot;pushCardMain('3-4');&quot;&gt;+&lt;/button&gt;&lt;button type=&quot;button&quot; class=&quot;drop&quot; onclick=&quot;dropCardMain('3-4');&quot;&gt;↓&lt;/button&gt;&lt;/div&gt;" calcext:value-type="string">
            <text:p>&lt;div class="card" id="main-3-4"&gt;&lt;img width="115" heidht="160" src="https://one-draw.jp/ijinden/cardlist/003/card/03_004.png" /&gt;&lt;div class="numCopies" id="main-3-4-numCopies"&gt;0&lt;/div&gt;&lt;button type="button" class="pop" onclick="popCardMain('3-4');"&gt;-&lt;/button&gt;&lt;button type="button" class="push" onclick="pushCardMain('3-4');"&gt;+&lt;/button&gt;&lt;button type="button" class="drop" onclick="dropCardMain('3-4');"&gt;↓&lt;/button&gt;&lt;/div&gt;</text:p>
          </table:table-cell>
          <table:table-cell table:formula="of:=CONCATENATE([$HTML.$A$2];[.$B233];[$HTML.$B$2];[.$M233];[$HTML.$C$2];[.$B233];[$HTML.$D$2];[.$B233];[$HTML.$E$2];[.$B233];[$HTML.$F$2];[.$B233];[$HTML.$G$2])" office:value-type="string" office:string-value="&lt;div class=&quot;card&quot; id=&quot;side-3-4&quot;&gt;&lt;img width=&quot;115&quot; heidht=&quot;160&quot; src=&quot;https://one-draw.jp/ijinden/cardlist/003/card/03_004.png&quot; /&gt;&lt;div class=&quot;numCopies&quot; id=&quot;side-3-4-numCopies&quot;&gt;0&lt;/div&gt;&lt;button type=&quot;button&quot; class=&quot;pop&quot; onclick=&quot;popCardSide('3-4');&quot;&gt;-&lt;/button&gt;&lt;button type=&quot;button&quot; class=&quot;push&quot; onclick=&quot;pushCardSide('3-4');&quot;&gt;+&lt;/button&gt;&lt;button type=&quot;button&quot; class=&quot;raise&quot; onclick=&quot;raiseCardSide('3-4');&quot;&gt;↑&lt;/button&gt;&lt;/div&gt;" calcext:value-type="string">
            <text:p>&lt;div class="card" id="side-3-4"&gt;&lt;img width="115" heidht="160" src="https://one-draw.jp/ijinden/cardlist/003/card/03_004.png" /&gt;&lt;div class="numCopies" id="side-3-4-numCopies"&gt;0&lt;/div&gt;&lt;button type="button" class="pop" onclick="popCardSide('3-4');"&gt;-&lt;/button&gt;&lt;button type="button" class="push" onclick="pushCardSide('3-4');"&gt;+&lt;/button&gt;&lt;button type="button" class="raise" onclick="raiseCardSide('3-4');"&gt;↑&lt;/button&gt;&lt;/div&gt;</text:p>
          </table:table-cell>
          <table:table-cell table:formula="of:=CONCATENATE([$HTML.$A$3];[.B233];[$HTML.$B$3];[.F233];[$HTML.$C$3];[.H233];[$HTML.$D$3];[.J233];[$HTML.$E$3];[.B233];[$HTML.$F$3];[.D233];[$HTML.$G$3];[.I233];[$HTML.$H$3];[.G233];[$HTML.$I$3];[.K233];[$HTML.$J$3];[.B233];[$HTML.$K$3];[.B233];[$HTML.$L$3];[.B233];[$HTML.$M$3];[.B233];[$HTML.$N$3];[.B233];[$HTML.$O$3];[.B233];[$HTML.$P$3])" office:value-type="string" office:string-value="&lt;tr id=&quot;table-3-4&quot; data-expansion=&quot;35&quot; data-type=&quot;1&quot; data-color=&quot;20&quot;&gt;&lt;td&gt;3-4&lt;/td&gt;&lt;td&gt;吉田松陰&lt;/td&gt;&lt;td&gt;青&lt;/td&gt;&lt;td&gt;イジン&lt;/td&gt;&lt;td&gt;5&lt;/td&gt;&lt;td&gt;&lt;button type=&quot;button&quot; onclick=&quot;popCardMain('3-4')&quot;&gt;-&lt;/button&gt;&lt;/td&gt;&lt;td id=&quot;table-main-3-4-numCopies&quot;&gt;0&lt;/td&gt;&lt;td&gt;&lt;button type=&quot;button&quot; onclick=&quot;pushCardMain('3-4')&quot;&gt;+&lt;/button&gt;&lt;/td&gt;&lt;td&gt;&lt;button type=&quot;button&quot; onclick=&quot;popCardSide('3-4')&quot;&gt;-&lt;/button&gt;&lt;/td&gt;&lt;td id=&quot;table-side-3-4-numCopies&quot;&gt;0&lt;/td&gt;&lt;td&gt;&lt;button type=&quot;button&quot; onclick=&quot;pushCardSide('3-4')&quot;&gt;+&lt;/button&gt;&lt;/td&gt;&lt;/tr&gt;" calcext:value-type="string">
            <text:p>&lt;tr id="table-3-4" data-expansion="35" data-type="1" data-color="20"&gt;&lt;td&gt;3-4&lt;/td&gt;&lt;td&gt;吉田松陰&lt;/td&gt;&lt;td&gt;青&lt;/td&gt;&lt;td&gt;イジン&lt;/td&gt;&lt;td&gt;5&lt;/td&gt;&lt;td&gt;&lt;button type="button" onclick="popCardMain('3-4')"&gt;-&lt;/button&gt;&lt;/td&gt;&lt;td id="table-main-3-4-numCopies"&gt;0&lt;/td&gt;&lt;td&gt;&lt;button type="button" onclick="pushCardMain('3-4')"&gt;+&lt;/button&gt;&lt;/td&gt;&lt;td&gt;&lt;button type="button" onclick="popCardSide('3-4')"&gt;-&lt;/button&gt;&lt;/td&gt;&lt;td id="table-side-3-4-numCopies"&gt;0&lt;/td&gt;&lt;td&gt;&lt;button type="button" onclick="pushCardSide('3-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M234];[$HTML.$C$1];[.$B234];[$HTML.$D$1];[.$B234];[$HTML.$E$1];[.$B234];[$HTML.$F$1];[.$B234];[$HTML.$G$1])" office:value-type="string" office:string-value="&lt;div class=&quot;card&quot; id=&quot;main-3-5&quot;&gt;&lt;img width=&quot;115&quot; heidht=&quot;160&quot; src=&quot;https://one-draw.jp/ijinden/cardlist/003/card/03_005.png&quot; /&gt;&lt;div class=&quot;numCopies&quot; id=&quot;main-3-5-numCopies&quot;&gt;0&lt;/div&gt;&lt;button type=&quot;button&quot; class=&quot;pop&quot; onclick=&quot;popCardMain('3-5');&quot;&gt;-&lt;/button&gt;&lt;button type=&quot;button&quot; class=&quot;push&quot; onclick=&quot;pushCardMain('3-5');&quot;&gt;+&lt;/button&gt;&lt;button type=&quot;button&quot; class=&quot;drop&quot; onclick=&quot;dropCardMain('3-5');&quot;&gt;↓&lt;/button&gt;&lt;/div&gt;" calcext:value-type="string">
            <text:p>&lt;div class="card" id="main-3-5"&gt;&lt;img width="115" heidht="160" src="https://one-draw.jp/ijinden/cardlist/003/card/03_005.png" /&gt;&lt;div class="numCopies" id="main-3-5-numCopies"&gt;0&lt;/div&gt;&lt;button type="button" class="pop" onclick="popCardMain('3-5');"&gt;-&lt;/button&gt;&lt;button type="button" class="push" onclick="pushCardMain('3-5');"&gt;+&lt;/button&gt;&lt;button type="button" class="drop" onclick="dropCardMain('3-5');"&gt;↓&lt;/button&gt;&lt;/div&gt;</text:p>
          </table:table-cell>
          <table:table-cell table:formula="of:=CONCATENATE([$HTML.$A$2];[.$B234];[$HTML.$B$2];[.$M234];[$HTML.$C$2];[.$B234];[$HTML.$D$2];[.$B234];[$HTML.$E$2];[.$B234];[$HTML.$F$2];[.$B234];[$HTML.$G$2])" office:value-type="string" office:string-value="&lt;div class=&quot;card&quot; id=&quot;side-3-5&quot;&gt;&lt;img width=&quot;115&quot; heidht=&quot;160&quot; src=&quot;https://one-draw.jp/ijinden/cardlist/003/card/03_005.png&quot; /&gt;&lt;div class=&quot;numCopies&quot; id=&quot;side-3-5-numCopies&quot;&gt;0&lt;/div&gt;&lt;button type=&quot;button&quot; class=&quot;pop&quot; onclick=&quot;popCardSide('3-5');&quot;&gt;-&lt;/button&gt;&lt;button type=&quot;button&quot; class=&quot;push&quot; onclick=&quot;pushCardSide('3-5');&quot;&gt;+&lt;/button&gt;&lt;button type=&quot;button&quot; class=&quot;raise&quot; onclick=&quot;raiseCardSide('3-5');&quot;&gt;↑&lt;/button&gt;&lt;/div&gt;" calcext:value-type="string">
            <text:p>&lt;div class="card" id="side-3-5"&gt;&lt;img width="115" heidht="160" src="https://one-draw.jp/ijinden/cardlist/003/card/03_005.png" /&gt;&lt;div class="numCopies" id="side-3-5-numCopies"&gt;0&lt;/div&gt;&lt;button type="button" class="pop" onclick="popCardSide('3-5');"&gt;-&lt;/button&gt;&lt;button type="button" class="push" onclick="pushCardSide('3-5');"&gt;+&lt;/button&gt;&lt;button type="button" class="raise" onclick="raiseCardSide('3-5');"&gt;↑&lt;/button&gt;&lt;/div&gt;</text:p>
          </table:table-cell>
          <table:table-cell table:formula="of:=CONCATENATE([$HTML.$A$3];[.B234];[$HTML.$B$3];[.F234];[$HTML.$C$3];[.H234];[$HTML.$D$3];[.J234];[$HTML.$E$3];[.B234];[$HTML.$F$3];[.D234];[$HTML.$G$3];[.I234];[$HTML.$H$3];[.G234];[$HTML.$I$3];[.K234];[$HTML.$J$3];[.B234];[$HTML.$K$3];[.B234];[$HTML.$L$3];[.B234];[$HTML.$M$3];[.B234];[$HTML.$N$3];[.B234];[$HTML.$O$3];[.B234];[$HTML.$P$3])" office:value-type="string" office:string-value="&lt;tr id=&quot;table-3-5&quot; data-expansion=&quot;35&quot; data-type=&quot;1&quot; data-color=&quot;30&quot;&gt;&lt;td&gt;3-5&lt;/td&gt;&lt;td&gt;徳川光圀&lt;/td&gt;&lt;td&gt;緑&lt;/td&gt;&lt;td&gt;イジン&lt;/td&gt;&lt;td&gt;5&lt;/td&gt;&lt;td&gt;&lt;button type=&quot;button&quot; onclick=&quot;popCardMain('3-5')&quot;&gt;-&lt;/button&gt;&lt;/td&gt;&lt;td id=&quot;table-main-3-5-numCopies&quot;&gt;0&lt;/td&gt;&lt;td&gt;&lt;button type=&quot;button&quot; onclick=&quot;pushCardMain('3-5')&quot;&gt;+&lt;/button&gt;&lt;/td&gt;&lt;td&gt;&lt;button type=&quot;button&quot; onclick=&quot;popCardSide('3-5')&quot;&gt;-&lt;/button&gt;&lt;/td&gt;&lt;td id=&quot;table-side-3-5-numCopies&quot;&gt;0&lt;/td&gt;&lt;td&gt;&lt;button type=&quot;button&quot; onclick=&quot;pushCardSide('3-5')&quot;&gt;+&lt;/button&gt;&lt;/td&gt;&lt;/tr&gt;" calcext:value-type="string">
            <text:p>&lt;tr id="table-3-5" data-expansion="35" data-type="1" data-color="30"&gt;&lt;td&gt;3-5&lt;/td&gt;&lt;td&gt;徳川光圀&lt;/td&gt;&lt;td&gt;緑&lt;/td&gt;&lt;td&gt;イジン&lt;/td&gt;&lt;td&gt;5&lt;/td&gt;&lt;td&gt;&lt;button type="button" onclick="popCardMain('3-5')"&gt;-&lt;/button&gt;&lt;/td&gt;&lt;td id="table-main-3-5-numCopies"&gt;0&lt;/td&gt;&lt;td&gt;&lt;button type="button" onclick="pushCardMain('3-5')"&gt;+&lt;/button&gt;&lt;/td&gt;&lt;td&gt;&lt;button type="button" onclick="popCardSide('3-5')"&gt;-&lt;/button&gt;&lt;/td&gt;&lt;td id="table-side-3-5-numCopies"&gt;0&lt;/td&gt;&lt;td&gt;&lt;button type="button" onclick="pushCardSide('3-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M235];[$HTML.$C$1];[.$B235];[$HTML.$D$1];[.$B235];[$HTML.$E$1];[.$B235];[$HTML.$F$1];[.$B235];[$HTML.$G$1])" office:value-type="string" office:string-value="&lt;div class=&quot;card&quot; id=&quot;main-3-6&quot;&gt;&lt;img width=&quot;115&quot; heidht=&quot;160&quot; src=&quot;https://one-draw.jp/ijinden/cardlist/003/card/03_006.png&quot; /&gt;&lt;div class=&quot;numCopies&quot; id=&quot;main-3-6-numCopies&quot;&gt;0&lt;/div&gt;&lt;button type=&quot;button&quot; class=&quot;pop&quot; onclick=&quot;popCardMain('3-6');&quot;&gt;-&lt;/button&gt;&lt;button type=&quot;button&quot; class=&quot;push&quot; onclick=&quot;pushCardMain('3-6');&quot;&gt;+&lt;/button&gt;&lt;button type=&quot;button&quot; class=&quot;drop&quot; onclick=&quot;dropCardMain('3-6');&quot;&gt;↓&lt;/button&gt;&lt;/div&gt;" calcext:value-type="string">
            <text:p>&lt;div class="card" id="main-3-6"&gt;&lt;img width="115" heidht="160" src="https://one-draw.jp/ijinden/cardlist/003/card/03_006.png" /&gt;&lt;div class="numCopies" id="main-3-6-numCopies"&gt;0&lt;/div&gt;&lt;button type="button" class="pop" onclick="popCardMain('3-6');"&gt;-&lt;/button&gt;&lt;button type="button" class="push" onclick="pushCardMain('3-6');"&gt;+&lt;/button&gt;&lt;button type="button" class="drop" onclick="dropCardMain('3-6');"&gt;↓&lt;/button&gt;&lt;/div&gt;</text:p>
          </table:table-cell>
          <table:table-cell table:formula="of:=CONCATENATE([$HTML.$A$2];[.$B235];[$HTML.$B$2];[.$M235];[$HTML.$C$2];[.$B235];[$HTML.$D$2];[.$B235];[$HTML.$E$2];[.$B235];[$HTML.$F$2];[.$B235];[$HTML.$G$2])" office:value-type="string" office:string-value="&lt;div class=&quot;card&quot; id=&quot;side-3-6&quot;&gt;&lt;img width=&quot;115&quot; heidht=&quot;160&quot; src=&quot;https://one-draw.jp/ijinden/cardlist/003/card/03_006.png&quot; /&gt;&lt;div class=&quot;numCopies&quot; id=&quot;side-3-6-numCopies&quot;&gt;0&lt;/div&gt;&lt;button type=&quot;button&quot; class=&quot;pop&quot; onclick=&quot;popCardSide('3-6');&quot;&gt;-&lt;/button&gt;&lt;button type=&quot;button&quot; class=&quot;push&quot; onclick=&quot;pushCardSide('3-6');&quot;&gt;+&lt;/button&gt;&lt;button type=&quot;button&quot; class=&quot;raise&quot; onclick=&quot;raiseCardSide('3-6');&quot;&gt;↑&lt;/button&gt;&lt;/div&gt;" calcext:value-type="string">
            <text:p>&lt;div class="card" id="side-3-6"&gt;&lt;img width="115" heidht="160" src="https://one-draw.jp/ijinden/cardlist/003/card/03_006.png" /&gt;&lt;div class="numCopies" id="side-3-6-numCopies"&gt;0&lt;/div&gt;&lt;button type="button" class="pop" onclick="popCardSide('3-6');"&gt;-&lt;/button&gt;&lt;button type="button" class="push" onclick="pushCardSide('3-6');"&gt;+&lt;/button&gt;&lt;button type="button" class="raise" onclick="raiseCardSide('3-6');"&gt;↑&lt;/button&gt;&lt;/div&gt;</text:p>
          </table:table-cell>
          <table:table-cell table:formula="of:=CONCATENATE([$HTML.$A$3];[.B235];[$HTML.$B$3];[.F235];[$HTML.$C$3];[.H235];[$HTML.$D$3];[.J235];[$HTML.$E$3];[.B235];[$HTML.$F$3];[.D235];[$HTML.$G$3];[.I235];[$HTML.$H$3];[.G235];[$HTML.$I$3];[.K235];[$HTML.$J$3];[.B235];[$HTML.$K$3];[.B235];[$HTML.$L$3];[.B235];[$HTML.$M$3];[.B235];[$HTML.$N$3];[.B235];[$HTML.$O$3];[.B235];[$HTML.$P$3])" office:value-type="string" office:string-value="&lt;tr id=&quot;table-3-6&quot; data-expansion=&quot;35&quot; data-type=&quot;1&quot; data-color=&quot;30&quot;&gt;&lt;td&gt;3-6&lt;/td&gt;&lt;td&gt;葛飾応為&lt;/td&gt;&lt;td&gt;緑&lt;/td&gt;&lt;td&gt;イジン&lt;/td&gt;&lt;td&gt;7&lt;/td&gt;&lt;td&gt;&lt;button type=&quot;button&quot; onclick=&quot;popCardMain('3-6')&quot;&gt;-&lt;/button&gt;&lt;/td&gt;&lt;td id=&quot;table-main-3-6-numCopies&quot;&gt;0&lt;/td&gt;&lt;td&gt;&lt;button type=&quot;button&quot; onclick=&quot;pushCardMain('3-6')&quot;&gt;+&lt;/button&gt;&lt;/td&gt;&lt;td&gt;&lt;button type=&quot;button&quot; onclick=&quot;popCardSide('3-6')&quot;&gt;-&lt;/button&gt;&lt;/td&gt;&lt;td id=&quot;table-side-3-6-numCopies&quot;&gt;0&lt;/td&gt;&lt;td&gt;&lt;button type=&quot;button&quot; onclick=&quot;pushCardSide('3-6')&quot;&gt;+&lt;/button&gt;&lt;/td&gt;&lt;/tr&gt;" calcext:value-type="string">
            <text:p>&lt;tr id="table-3-6" data-expansion="35" data-type="1" data-color="30"&gt;&lt;td&gt;3-6&lt;/td&gt;&lt;td&gt;葛飾応為&lt;/td&gt;&lt;td&gt;緑&lt;/td&gt;&lt;td&gt;イジン&lt;/td&gt;&lt;td&gt;7&lt;/td&gt;&lt;td&gt;&lt;button type="button" onclick="popCardMain('3-6')"&gt;-&lt;/button&gt;&lt;/td&gt;&lt;td id="table-main-3-6-numCopies"&gt;0&lt;/td&gt;&lt;td&gt;&lt;button type="button" onclick="pushCardMain('3-6')"&gt;+&lt;/button&gt;&lt;/td&gt;&lt;td&gt;&lt;button type="button" onclick="popCardSide('3-6')"&gt;-&lt;/button&gt;&lt;/td&gt;&lt;td id="table-side-3-6-numCopies"&gt;0&lt;/td&gt;&lt;td&gt;&lt;button type="button" onclick="pushCardSide('3-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M236];[$HTML.$C$1];[.$B236];[$HTML.$D$1];[.$B236];[$HTML.$E$1];[.$B236];[$HTML.$F$1];[.$B236];[$HTML.$G$1])" office:value-type="string" office:string-value="&lt;div class=&quot;card&quot; id=&quot;main-3-7&quot;&gt;&lt;img width=&quot;115&quot; heidht=&quot;160&quot; src=&quot;https://one-draw.jp/ijinden/cardlist/003/card/03_007.png&quot; /&gt;&lt;div class=&quot;numCopies&quot; id=&quot;main-3-7-numCopies&quot;&gt;0&lt;/div&gt;&lt;button type=&quot;button&quot; class=&quot;pop&quot; onclick=&quot;popCardMain('3-7');&quot;&gt;-&lt;/button&gt;&lt;button type=&quot;button&quot; class=&quot;push&quot; onclick=&quot;pushCardMain('3-7');&quot;&gt;+&lt;/button&gt;&lt;button type=&quot;button&quot; class=&quot;drop&quot; onclick=&quot;dropCardMain('3-7');&quot;&gt;↓&lt;/button&gt;&lt;/div&gt;" calcext:value-type="string">
            <text:p>&lt;div class="card" id="main-3-7"&gt;&lt;img width="115" heidht="160" src="https://one-draw.jp/ijinden/cardlist/003/card/03_007.png" /&gt;&lt;div class="numCopies" id="main-3-7-numCopies"&gt;0&lt;/div&gt;&lt;button type="button" class="pop" onclick="popCardMain('3-7');"&gt;-&lt;/button&gt;&lt;button type="button" class="push" onclick="pushCardMain('3-7');"&gt;+&lt;/button&gt;&lt;button type="button" class="drop" onclick="dropCardMain('3-7');"&gt;↓&lt;/button&gt;&lt;/div&gt;</text:p>
          </table:table-cell>
          <table:table-cell table:formula="of:=CONCATENATE([$HTML.$A$2];[.$B236];[$HTML.$B$2];[.$M236];[$HTML.$C$2];[.$B236];[$HTML.$D$2];[.$B236];[$HTML.$E$2];[.$B236];[$HTML.$F$2];[.$B236];[$HTML.$G$2])" office:value-type="string" office:string-value="&lt;div class=&quot;card&quot; id=&quot;side-3-7&quot;&gt;&lt;img width=&quot;115&quot; heidht=&quot;160&quot; src=&quot;https://one-draw.jp/ijinden/cardlist/003/card/03_007.png&quot; /&gt;&lt;div class=&quot;numCopies&quot; id=&quot;side-3-7-numCopies&quot;&gt;0&lt;/div&gt;&lt;button type=&quot;button&quot; class=&quot;pop&quot; onclick=&quot;popCardSide('3-7');&quot;&gt;-&lt;/button&gt;&lt;button type=&quot;button&quot; class=&quot;push&quot; onclick=&quot;pushCardSide('3-7');&quot;&gt;+&lt;/button&gt;&lt;button type=&quot;button&quot; class=&quot;raise&quot; onclick=&quot;raiseCardSide('3-7');&quot;&gt;↑&lt;/button&gt;&lt;/div&gt;" calcext:value-type="string">
            <text:p>&lt;div class="card" id="side-3-7"&gt;&lt;img width="115" heidht="160" src="https://one-draw.jp/ijinden/cardlist/003/card/03_007.png" /&gt;&lt;div class="numCopies" id="side-3-7-numCopies"&gt;0&lt;/div&gt;&lt;button type="button" class="pop" onclick="popCardSide('3-7');"&gt;-&lt;/button&gt;&lt;button type="button" class="push" onclick="pushCardSide('3-7');"&gt;+&lt;/button&gt;&lt;button type="button" class="raise" onclick="raiseCardSide('3-7');"&gt;↑&lt;/button&gt;&lt;/div&gt;</text:p>
          </table:table-cell>
          <table:table-cell table:formula="of:=CONCATENATE([$HTML.$A$3];[.B236];[$HTML.$B$3];[.F236];[$HTML.$C$3];[.H236];[$HTML.$D$3];[.J236];[$HTML.$E$3];[.B236];[$HTML.$F$3];[.D236];[$HTML.$G$3];[.I236];[$HTML.$H$3];[.G236];[$HTML.$I$3];[.K236];[$HTML.$J$3];[.B236];[$HTML.$K$3];[.B236];[$HTML.$L$3];[.B236];[$HTML.$M$3];[.B236];[$HTML.$N$3];[.B236];[$HTML.$O$3];[.B236];[$HTML.$P$3])" office:value-type="string" office:string-value="&lt;tr id=&quot;table-3-7&quot; data-expansion=&quot;35&quot; data-type=&quot;1&quot; data-color=&quot;40&quot;&gt;&lt;td&gt;3-7&lt;/td&gt;&lt;td&gt;曹丕&lt;/td&gt;&lt;td&gt;黄&lt;/td&gt;&lt;td&gt;イジン&lt;/td&gt;&lt;td&gt;5&lt;/td&gt;&lt;td&gt;&lt;button type=&quot;button&quot; onclick=&quot;popCardMain('3-7')&quot;&gt;-&lt;/button&gt;&lt;/td&gt;&lt;td id=&quot;table-main-3-7-numCopies&quot;&gt;0&lt;/td&gt;&lt;td&gt;&lt;button type=&quot;button&quot; onclick=&quot;pushCardMain('3-7')&quot;&gt;+&lt;/button&gt;&lt;/td&gt;&lt;td&gt;&lt;button type=&quot;button&quot; onclick=&quot;popCardSide('3-7')&quot;&gt;-&lt;/button&gt;&lt;/td&gt;&lt;td id=&quot;table-side-3-7-numCopies&quot;&gt;0&lt;/td&gt;&lt;td&gt;&lt;button type=&quot;button&quot; onclick=&quot;pushCardSide('3-7')&quot;&gt;+&lt;/button&gt;&lt;/td&gt;&lt;/tr&gt;" calcext:value-type="string">
            <text:p>&lt;tr id="table-3-7" data-expansion="35" data-type="1" data-color="40"&gt;&lt;td&gt;3-7&lt;/td&gt;&lt;td&gt;曹丕&lt;/td&gt;&lt;td&gt;黄&lt;/td&gt;&lt;td&gt;イジン&lt;/td&gt;&lt;td&gt;5&lt;/td&gt;&lt;td&gt;&lt;button type="button" onclick="popCardMain('3-7')"&gt;-&lt;/button&gt;&lt;/td&gt;&lt;td id="table-main-3-7-numCopies"&gt;0&lt;/td&gt;&lt;td&gt;&lt;button type="button" onclick="pushCardMain('3-7')"&gt;+&lt;/button&gt;&lt;/td&gt;&lt;td&gt;&lt;button type="button" onclick="popCardSide('3-7')"&gt;-&lt;/button&gt;&lt;/td&gt;&lt;td id="table-side-3-7-numCopies"&gt;0&lt;/td&gt;&lt;td&gt;&lt;button type="button" onclick="pushCardSide('3-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M237];[$HTML.$C$1];[.$B237];[$HTML.$D$1];[.$B237];[$HTML.$E$1];[.$B237];[$HTML.$F$1];[.$B237];[$HTML.$G$1])" office:value-type="string" office:string-value="&lt;div class=&quot;card&quot; id=&quot;main-3-8&quot;&gt;&lt;img width=&quot;115&quot; heidht=&quot;160&quot; src=&quot;https://one-draw.jp/ijinden/cardlist/003/card/03_008.png&quot; /&gt;&lt;div class=&quot;numCopies&quot; id=&quot;main-3-8-numCopies&quot;&gt;0&lt;/div&gt;&lt;button type=&quot;button&quot; class=&quot;pop&quot; onclick=&quot;popCardMain('3-8');&quot;&gt;-&lt;/button&gt;&lt;button type=&quot;button&quot; class=&quot;push&quot; onclick=&quot;pushCardMain('3-8');&quot;&gt;+&lt;/button&gt;&lt;button type=&quot;button&quot; class=&quot;drop&quot; onclick=&quot;dropCardMain('3-8');&quot;&gt;↓&lt;/button&gt;&lt;/div&gt;" calcext:value-type="string">
            <text:p>&lt;div class="card" id="main-3-8"&gt;&lt;img width="115" heidht="160" src="https://one-draw.jp/ijinden/cardlist/003/card/03_008.png" /&gt;&lt;div class="numCopies" id="main-3-8-numCopies"&gt;0&lt;/div&gt;&lt;button type="button" class="pop" onclick="popCardMain('3-8');"&gt;-&lt;/button&gt;&lt;button type="button" class="push" onclick="pushCardMain('3-8');"&gt;+&lt;/button&gt;&lt;button type="button" class="drop" onclick="dropCardMain('3-8');"&gt;↓&lt;/button&gt;&lt;/div&gt;</text:p>
          </table:table-cell>
          <table:table-cell table:formula="of:=CONCATENATE([$HTML.$A$2];[.$B237];[$HTML.$B$2];[.$M237];[$HTML.$C$2];[.$B237];[$HTML.$D$2];[.$B237];[$HTML.$E$2];[.$B237];[$HTML.$F$2];[.$B237];[$HTML.$G$2])" office:value-type="string" office:string-value="&lt;div class=&quot;card&quot; id=&quot;side-3-8&quot;&gt;&lt;img width=&quot;115&quot; heidht=&quot;160&quot; src=&quot;https://one-draw.jp/ijinden/cardlist/003/card/03_008.png&quot; /&gt;&lt;div class=&quot;numCopies&quot; id=&quot;side-3-8-numCopies&quot;&gt;0&lt;/div&gt;&lt;button type=&quot;button&quot; class=&quot;pop&quot; onclick=&quot;popCardSide('3-8');&quot;&gt;-&lt;/button&gt;&lt;button type=&quot;button&quot; class=&quot;push&quot; onclick=&quot;pushCardSide('3-8');&quot;&gt;+&lt;/button&gt;&lt;button type=&quot;button&quot; class=&quot;raise&quot; onclick=&quot;raiseCardSide('3-8');&quot;&gt;↑&lt;/button&gt;&lt;/div&gt;" calcext:value-type="string">
            <text:p>&lt;div class="card" id="side-3-8"&gt;&lt;img width="115" heidht="160" src="https://one-draw.jp/ijinden/cardlist/003/card/03_008.png" /&gt;&lt;div class="numCopies" id="side-3-8-numCopies"&gt;0&lt;/div&gt;&lt;button type="button" class="pop" onclick="popCardSide('3-8');"&gt;-&lt;/button&gt;&lt;button type="button" class="push" onclick="pushCardSide('3-8');"&gt;+&lt;/button&gt;&lt;button type="button" class="raise" onclick="raiseCardSide('3-8');"&gt;↑&lt;/button&gt;&lt;/div&gt;</text:p>
          </table:table-cell>
          <table:table-cell table:formula="of:=CONCATENATE([$HTML.$A$3];[.B237];[$HTML.$B$3];[.F237];[$HTML.$C$3];[.H237];[$HTML.$D$3];[.J237];[$HTML.$E$3];[.B237];[$HTML.$F$3];[.D237];[$HTML.$G$3];[.I237];[$HTML.$H$3];[.G237];[$HTML.$I$3];[.K237];[$HTML.$J$3];[.B237];[$HTML.$K$3];[.B237];[$HTML.$L$3];[.B237];[$HTML.$M$3];[.B237];[$HTML.$N$3];[.B237];[$HTML.$O$3];[.B237];[$HTML.$P$3])" office:value-type="string" office:string-value="&lt;tr id=&quot;table-3-8&quot; data-expansion=&quot;35&quot; data-type=&quot;1&quot; data-color=&quot;40&quot;&gt;&lt;td&gt;3-8&lt;/td&gt;&lt;td&gt;ジェーン・オースティン&lt;/td&gt;&lt;td&gt;黄&lt;/td&gt;&lt;td&gt;イジン&lt;/td&gt;&lt;td&gt;8&lt;/td&gt;&lt;td&gt;&lt;button type=&quot;button&quot; onclick=&quot;popCardMain('3-8')&quot;&gt;-&lt;/button&gt;&lt;/td&gt;&lt;td id=&quot;table-main-3-8-numCopies&quot;&gt;0&lt;/td&gt;&lt;td&gt;&lt;button type=&quot;button&quot; onclick=&quot;pushCardMain('3-8')&quot;&gt;+&lt;/button&gt;&lt;/td&gt;&lt;td&gt;&lt;button type=&quot;button&quot; onclick=&quot;popCardSide('3-8')&quot;&gt;-&lt;/button&gt;&lt;/td&gt;&lt;td id=&quot;table-side-3-8-numCopies&quot;&gt;0&lt;/td&gt;&lt;td&gt;&lt;button type=&quot;button&quot; onclick=&quot;pushCardSide('3-8')&quot;&gt;+&lt;/button&gt;&lt;/td&gt;&lt;/tr&gt;" calcext:value-type="string">
            <text:p>&lt;tr id="table-3-8" data-expansion="35" data-type="1" data-color="40"&gt;&lt;td&gt;3-8&lt;/td&gt;&lt;td&gt;ジェーン・オースティン&lt;/td&gt;&lt;td&gt;黄&lt;/td&gt;&lt;td&gt;イジン&lt;/td&gt;&lt;td&gt;8&lt;/td&gt;&lt;td&gt;&lt;button type="button" onclick="popCardMain('3-8')"&gt;-&lt;/button&gt;&lt;/td&gt;&lt;td id="table-main-3-8-numCopies"&gt;0&lt;/td&gt;&lt;td&gt;&lt;button type="button" onclick="pushCardMain('3-8')"&gt;+&lt;/button&gt;&lt;/td&gt;&lt;td&gt;&lt;button type="button" onclick="popCardSide('3-8')"&gt;-&lt;/button&gt;&lt;/td&gt;&lt;td id="table-side-3-8-numCopies"&gt;0&lt;/td&gt;&lt;td&gt;&lt;button type="button" onclick="pushCardSide('3-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M238];[$HTML.$C$1];[.$B238];[$HTML.$D$1];[.$B238];[$HTML.$E$1];[.$B238];[$HTML.$F$1];[.$B238];[$HTML.$G$1])" office:value-type="string" office:string-value="&lt;div class=&quot;card&quot; id=&quot;main-3-9&quot;&gt;&lt;img width=&quot;115&quot; heidht=&quot;160&quot; src=&quot;https://one-draw.jp/ijinden/cardlist/003/card/03_009.png&quot; /&gt;&lt;div class=&quot;numCopies&quot; id=&quot;main-3-9-numCopies&quot;&gt;0&lt;/div&gt;&lt;button type=&quot;button&quot; class=&quot;pop&quot; onclick=&quot;popCardMain('3-9');&quot;&gt;-&lt;/button&gt;&lt;button type=&quot;button&quot; class=&quot;push&quot; onclick=&quot;pushCardMain('3-9');&quot;&gt;+&lt;/button&gt;&lt;button type=&quot;button&quot; class=&quot;drop&quot; onclick=&quot;dropCardMain('3-9');&quot;&gt;↓&lt;/button&gt;&lt;/div&gt;" calcext:value-type="string">
            <text:p>&lt;div class="card" id="main-3-9"&gt;&lt;img width="115" heidht="160" src="https://one-draw.jp/ijinden/cardlist/003/card/03_009.png" /&gt;&lt;div class="numCopies" id="main-3-9-numCopies"&gt;0&lt;/div&gt;&lt;button type="button" class="pop" onclick="popCardMain('3-9');"&gt;-&lt;/button&gt;&lt;button type="button" class="push" onclick="pushCardMain('3-9');"&gt;+&lt;/button&gt;&lt;button type="button" class="drop" onclick="dropCardMain('3-9');"&gt;↓&lt;/button&gt;&lt;/div&gt;</text:p>
          </table:table-cell>
          <table:table-cell table:formula="of:=CONCATENATE([$HTML.$A$2];[.$B238];[$HTML.$B$2];[.$M238];[$HTML.$C$2];[.$B238];[$HTML.$D$2];[.$B238];[$HTML.$E$2];[.$B238];[$HTML.$F$2];[.$B238];[$HTML.$G$2])" office:value-type="string" office:string-value="&lt;div class=&quot;card&quot; id=&quot;side-3-9&quot;&gt;&lt;img width=&quot;115&quot; heidht=&quot;160&quot; src=&quot;https://one-draw.jp/ijinden/cardlist/003/card/03_009.png&quot; /&gt;&lt;div class=&quot;numCopies&quot; id=&quot;side-3-9-numCopies&quot;&gt;0&lt;/div&gt;&lt;button type=&quot;button&quot; class=&quot;pop&quot; onclick=&quot;popCardSide('3-9');&quot;&gt;-&lt;/button&gt;&lt;button type=&quot;button&quot; class=&quot;push&quot; onclick=&quot;pushCardSide('3-9');&quot;&gt;+&lt;/button&gt;&lt;button type=&quot;button&quot; class=&quot;raise&quot; onclick=&quot;raiseCardSide('3-9');&quot;&gt;↑&lt;/button&gt;&lt;/div&gt;" calcext:value-type="string">
            <text:p>&lt;div class="card" id="side-3-9"&gt;&lt;img width="115" heidht="160" src="https://one-draw.jp/ijinden/cardlist/003/card/03_009.png" /&gt;&lt;div class="numCopies" id="side-3-9-numCopies"&gt;0&lt;/div&gt;&lt;button type="button" class="pop" onclick="popCardSide('3-9');"&gt;-&lt;/button&gt;&lt;button type="button" class="push" onclick="pushCardSide('3-9');"&gt;+&lt;/button&gt;&lt;button type="button" class="raise" onclick="raiseCardSide('3-9');"&gt;↑&lt;/button&gt;&lt;/div&gt;</text:p>
          </table:table-cell>
          <table:table-cell table:formula="of:=CONCATENATE([$HTML.$A$3];[.B238];[$HTML.$B$3];[.F238];[$HTML.$C$3];[.H238];[$HTML.$D$3];[.J238];[$HTML.$E$3];[.B238];[$HTML.$F$3];[.D238];[$HTML.$G$3];[.I238];[$HTML.$H$3];[.G238];[$HTML.$I$3];[.K238];[$HTML.$J$3];[.B238];[$HTML.$K$3];[.B238];[$HTML.$L$3];[.B238];[$HTML.$M$3];[.B238];[$HTML.$N$3];[.B238];[$HTML.$O$3];[.B238];[$HTML.$P$3])" office:value-type="string" office:string-value="&lt;tr id=&quot;table-3-9&quot; data-expansion=&quot;35&quot; data-type=&quot;1&quot; data-color=&quot;50&quot;&gt;&lt;td&gt;3-9&lt;/td&gt;&lt;td&gt;土方歳三&lt;/td&gt;&lt;td&gt;紫&lt;/td&gt;&lt;td&gt;イジン&lt;/td&gt;&lt;td&gt;6&lt;/td&gt;&lt;td&gt;&lt;button type=&quot;button&quot; onclick=&quot;popCardMain('3-9')&quot;&gt;-&lt;/button&gt;&lt;/td&gt;&lt;td id=&quot;table-main-3-9-numCopies&quot;&gt;0&lt;/td&gt;&lt;td&gt;&lt;button type=&quot;button&quot; onclick=&quot;pushCardMain('3-9')&quot;&gt;+&lt;/button&gt;&lt;/td&gt;&lt;td&gt;&lt;button type=&quot;button&quot; onclick=&quot;popCardSide('3-9')&quot;&gt;-&lt;/button&gt;&lt;/td&gt;&lt;td id=&quot;table-side-3-9-numCopies&quot;&gt;0&lt;/td&gt;&lt;td&gt;&lt;button type=&quot;button&quot; onclick=&quot;pushCardSide('3-9')&quot;&gt;+&lt;/button&gt;&lt;/td&gt;&lt;/tr&gt;" calcext:value-type="string">
            <text:p>&lt;tr id="table-3-9" data-expansion="35" data-type="1" data-color="50"&gt;&lt;td&gt;3-9&lt;/td&gt;&lt;td&gt;土方歳三&lt;/td&gt;&lt;td&gt;紫&lt;/td&gt;&lt;td&gt;イジン&lt;/td&gt;&lt;td&gt;6&lt;/td&gt;&lt;td&gt;&lt;button type="button" onclick="popCardMain('3-9')"&gt;-&lt;/button&gt;&lt;/td&gt;&lt;td id="table-main-3-9-numCopies"&gt;0&lt;/td&gt;&lt;td&gt;&lt;button type="button" onclick="pushCardMain('3-9')"&gt;+&lt;/button&gt;&lt;/td&gt;&lt;td&gt;&lt;button type="button" onclick="popCardSide('3-9')"&gt;-&lt;/button&gt;&lt;/td&gt;&lt;td id="table-side-3-9-numCopies"&gt;0&lt;/td&gt;&lt;td&gt;&lt;button type="button" onclick="pushCardSide('3-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M239];[$HTML.$C$1];[.$B239];[$HTML.$D$1];[.$B239];[$HTML.$E$1];[.$B239];[$HTML.$F$1];[.$B239];[$HTML.$G$1])" office:value-type="string" office:string-value="&lt;div class=&quot;card&quot; id=&quot;main-3-10&quot;&gt;&lt;img width=&quot;115&quot; heidht=&quot;160&quot; src=&quot;https://one-draw.jp/ijinden/cardlist/003/card/03_010.png&quot; /&gt;&lt;div class=&quot;numCopies&quot; id=&quot;main-3-10-numCopies&quot;&gt;0&lt;/div&gt;&lt;button type=&quot;button&quot; class=&quot;pop&quot; onclick=&quot;popCardMain('3-10');&quot;&gt;-&lt;/button&gt;&lt;button type=&quot;button&quot; class=&quot;push&quot; onclick=&quot;pushCardMain('3-10');&quot;&gt;+&lt;/button&gt;&lt;button type=&quot;button&quot; class=&quot;drop&quot; onclick=&quot;dropCardMain('3-10');&quot;&gt;↓&lt;/button&gt;&lt;/div&gt;" calcext:value-type="string">
            <text:p>&lt;div class="card" id="main-3-10"&gt;&lt;img width="115" heidht="160" src="https://one-draw.jp/ijinden/cardlist/003/card/03_010.png" /&gt;&lt;div class="numCopies" id="main-3-10-numCopies"&gt;0&lt;/div&gt;&lt;button type="button" class="pop" onclick="popCardMain('3-10');"&gt;-&lt;/button&gt;&lt;button type="button" class="push" onclick="pushCardMain('3-10');"&gt;+&lt;/button&gt;&lt;button type="button" class="drop" onclick="dropCardMain('3-10');"&gt;↓&lt;/button&gt;&lt;/div&gt;</text:p>
          </table:table-cell>
          <table:table-cell table:formula="of:=CONCATENATE([$HTML.$A$2];[.$B239];[$HTML.$B$2];[.$M239];[$HTML.$C$2];[.$B239];[$HTML.$D$2];[.$B239];[$HTML.$E$2];[.$B239];[$HTML.$F$2];[.$B239];[$HTML.$G$2])" office:value-type="string" office:string-value="&lt;div class=&quot;card&quot; id=&quot;side-3-10&quot;&gt;&lt;img width=&quot;115&quot; heidht=&quot;160&quot; src=&quot;https://one-draw.jp/ijinden/cardlist/003/card/03_010.png&quot; /&gt;&lt;div class=&quot;numCopies&quot; id=&quot;side-3-10-numCopies&quot;&gt;0&lt;/div&gt;&lt;button type=&quot;button&quot; class=&quot;pop&quot; onclick=&quot;popCardSide('3-10');&quot;&gt;-&lt;/button&gt;&lt;button type=&quot;button&quot; class=&quot;push&quot; onclick=&quot;pushCardSide('3-10');&quot;&gt;+&lt;/button&gt;&lt;button type=&quot;button&quot; class=&quot;raise&quot; onclick=&quot;raiseCardSide('3-10');&quot;&gt;↑&lt;/button&gt;&lt;/div&gt;" calcext:value-type="string">
            <text:p>&lt;div class="card" id="side-3-10"&gt;&lt;img width="115" heidht="160" src="https://one-draw.jp/ijinden/cardlist/003/card/03_010.png" /&gt;&lt;div class="numCopies" id="side-3-10-numCopies"&gt;0&lt;/div&gt;&lt;button type="button" class="pop" onclick="popCardSide('3-10');"&gt;-&lt;/button&gt;&lt;button type="button" class="push" onclick="pushCardSide('3-10');"&gt;+&lt;/button&gt;&lt;button type="button" class="raise" onclick="raiseCardSide('3-10');"&gt;↑&lt;/button&gt;&lt;/div&gt;</text:p>
          </table:table-cell>
          <table:table-cell table:formula="of:=CONCATENATE([$HTML.$A$3];[.B239];[$HTML.$B$3];[.F239];[$HTML.$C$3];[.H239];[$HTML.$D$3];[.J239];[$HTML.$E$3];[.B239];[$HTML.$F$3];[.D239];[$HTML.$G$3];[.I239];[$HTML.$H$3];[.G239];[$HTML.$I$3];[.K239];[$HTML.$J$3];[.B239];[$HTML.$K$3];[.B239];[$HTML.$L$3];[.B239];[$HTML.$M$3];[.B239];[$HTML.$N$3];[.B239];[$HTML.$O$3];[.B239];[$HTML.$P$3])" office:value-type="string" office:string-value="&lt;tr id=&quot;table-3-10&quot; data-expansion=&quot;35&quot; data-type=&quot;1&quot; data-color=&quot;50&quot;&gt;&lt;td&gt;3-10&lt;/td&gt;&lt;td&gt;武則天&lt;/td&gt;&lt;td&gt;紫&lt;/td&gt;&lt;td&gt;イジン&lt;/td&gt;&lt;td&gt;2&lt;/td&gt;&lt;td&gt;&lt;button type=&quot;button&quot; onclick=&quot;popCardMain('3-10')&quot;&gt;-&lt;/button&gt;&lt;/td&gt;&lt;td id=&quot;table-main-3-10-numCopies&quot;&gt;0&lt;/td&gt;&lt;td&gt;&lt;button type=&quot;button&quot; onclick=&quot;pushCardMain('3-10')&quot;&gt;+&lt;/button&gt;&lt;/td&gt;&lt;td&gt;&lt;button type=&quot;button&quot; onclick=&quot;popCardSide('3-10')&quot;&gt;-&lt;/button&gt;&lt;/td&gt;&lt;td id=&quot;table-side-3-10-numCopies&quot;&gt;0&lt;/td&gt;&lt;td&gt;&lt;button type=&quot;button&quot; onclick=&quot;pushCardSide('3-10')&quot;&gt;+&lt;/button&gt;&lt;/td&gt;&lt;/tr&gt;" calcext:value-type="string">
            <text:p>&lt;tr id="table-3-10" data-expansion="35" data-type="1" data-color="50"&gt;&lt;td&gt;3-10&lt;/td&gt;&lt;td&gt;武則天&lt;/td&gt;&lt;td&gt;紫&lt;/td&gt;&lt;td&gt;イジン&lt;/td&gt;&lt;td&gt;2&lt;/td&gt;&lt;td&gt;&lt;button type="button" onclick="popCardMain('3-10')"&gt;-&lt;/button&gt;&lt;/td&gt;&lt;td id="table-main-3-10-numCopies"&gt;0&lt;/td&gt;&lt;td&gt;&lt;button type="button" onclick="pushCardMain('3-10')"&gt;+&lt;/button&gt;&lt;/td&gt;&lt;td&gt;&lt;button type="button" onclick="popCardSide('3-10')"&gt;-&lt;/button&gt;&lt;/td&gt;&lt;td id="table-side-3-10-numCopies"&gt;0&lt;/td&gt;&lt;td&gt;&lt;button type="button" onclick="pushCardSide('3-1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M240];[$HTML.$C$1];[.$B240];[$HTML.$D$1];[.$B240];[$HTML.$E$1];[.$B240];[$HTML.$F$1];[.$B240];[$HTML.$G$1])" office:value-type="string" office:string-value="&lt;div class=&quot;card&quot; id=&quot;main-3-11&quot;&gt;&lt;img width=&quot;115&quot; heidht=&quot;160&quot; src=&quot;https://one-draw.jp/ijinden/cardlist/003/card/03_011.png&quot; /&gt;&lt;div class=&quot;numCopies&quot; id=&quot;main-3-11-numCopies&quot;&gt;0&lt;/div&gt;&lt;button type=&quot;button&quot; class=&quot;pop&quot; onclick=&quot;popCardMain('3-11');&quot;&gt;-&lt;/button&gt;&lt;button type=&quot;button&quot; class=&quot;push&quot; onclick=&quot;pushCardMain('3-11');&quot;&gt;+&lt;/button&gt;&lt;button type=&quot;button&quot; class=&quot;drop&quot; onclick=&quot;dropCardMain('3-11');&quot;&gt;↓&lt;/button&gt;&lt;/div&gt;" calcext:value-type="string">
            <text:p>&lt;div class="card" id="main-3-11"&gt;&lt;img width="115" heidht="160" src="https://one-draw.jp/ijinden/cardlist/003/card/03_011.png" /&gt;&lt;div class="numCopies" id="main-3-11-numCopies"&gt;0&lt;/div&gt;&lt;button type="button" class="pop" onclick="popCardMain('3-11');"&gt;-&lt;/button&gt;&lt;button type="button" class="push" onclick="pushCardMain('3-11');"&gt;+&lt;/button&gt;&lt;button type="button" class="drop" onclick="dropCardMain('3-11');"&gt;↓&lt;/button&gt;&lt;/div&gt;</text:p>
          </table:table-cell>
          <table:table-cell table:formula="of:=CONCATENATE([$HTML.$A$2];[.$B240];[$HTML.$B$2];[.$M240];[$HTML.$C$2];[.$B240];[$HTML.$D$2];[.$B240];[$HTML.$E$2];[.$B240];[$HTML.$F$2];[.$B240];[$HTML.$G$2])" office:value-type="string" office:string-value="&lt;div class=&quot;card&quot; id=&quot;side-3-11&quot;&gt;&lt;img width=&quot;115&quot; heidht=&quot;160&quot; src=&quot;https://one-draw.jp/ijinden/cardlist/003/card/03_011.png&quot; /&gt;&lt;div class=&quot;numCopies&quot; id=&quot;side-3-11-numCopies&quot;&gt;0&lt;/div&gt;&lt;button type=&quot;button&quot; class=&quot;pop&quot; onclick=&quot;popCardSide('3-11');&quot;&gt;-&lt;/button&gt;&lt;button type=&quot;button&quot; class=&quot;push&quot; onclick=&quot;pushCardSide('3-11');&quot;&gt;+&lt;/button&gt;&lt;button type=&quot;button&quot; class=&quot;raise&quot; onclick=&quot;raiseCardSide('3-11');&quot;&gt;↑&lt;/button&gt;&lt;/div&gt;" calcext:value-type="string">
            <text:p>&lt;div class="card" id="side-3-11"&gt;&lt;img width="115" heidht="160" src="https://one-draw.jp/ijinden/cardlist/003/card/03_011.png" /&gt;&lt;div class="numCopies" id="side-3-11-numCopies"&gt;0&lt;/div&gt;&lt;button type="button" class="pop" onclick="popCardSide('3-11');"&gt;-&lt;/button&gt;&lt;button type="button" class="push" onclick="pushCardSide('3-11');"&gt;+&lt;/button&gt;&lt;button type="button" class="raise" onclick="raiseCardSide('3-11');"&gt;↑&lt;/button&gt;&lt;/div&gt;</text:p>
          </table:table-cell>
          <table:table-cell table:formula="of:=CONCATENATE([$HTML.$A$3];[.B240];[$HTML.$B$3];[.F240];[$HTML.$C$3];[.H240];[$HTML.$D$3];[.J240];[$HTML.$E$3];[.B240];[$HTML.$F$3];[.D240];[$HTML.$G$3];[.I240];[$HTML.$H$3];[.G240];[$HTML.$I$3];[.K240];[$HTML.$J$3];[.B240];[$HTML.$K$3];[.B240];[$HTML.$L$3];[.B240];[$HTML.$M$3];[.B240];[$HTML.$N$3];[.B240];[$HTML.$O$3];[.B240];[$HTML.$P$3])" office:value-type="string" office:string-value="&lt;tr id=&quot;table-3-11&quot; data-expansion=&quot;35&quot; data-type=&quot;1&quot; data-color=&quot;10&quot;&gt;&lt;td&gt;3-11&lt;/td&gt;&lt;td&gt;ウィリアム・セシル&lt;/td&gt;&lt;td&gt;赤&lt;/td&gt;&lt;td&gt;イジン&lt;/td&gt;&lt;td&gt;4&lt;/td&gt;&lt;td&gt;&lt;button type=&quot;button&quot; onclick=&quot;popCardMain('3-11')&quot;&gt;-&lt;/button&gt;&lt;/td&gt;&lt;td id=&quot;table-main-3-11-numCopies&quot;&gt;0&lt;/td&gt;&lt;td&gt;&lt;button type=&quot;button&quot; onclick=&quot;pushCardMain('3-11')&quot;&gt;+&lt;/button&gt;&lt;/td&gt;&lt;td&gt;&lt;button type=&quot;button&quot; onclick=&quot;popCardSide('3-11')&quot;&gt;-&lt;/button&gt;&lt;/td&gt;&lt;td id=&quot;table-side-3-11-numCopies&quot;&gt;0&lt;/td&gt;&lt;td&gt;&lt;button type=&quot;button&quot; onclick=&quot;pushCardSide('3-11')&quot;&gt;+&lt;/button&gt;&lt;/td&gt;&lt;/tr&gt;" calcext:value-type="string">
            <text:p>&lt;tr id="table-3-11" data-expansion="35" data-type="1" data-color="10"&gt;&lt;td&gt;3-11&lt;/td&gt;&lt;td&gt;ウィリアム・セシル&lt;/td&gt;&lt;td&gt;赤&lt;/td&gt;&lt;td&gt;イジン&lt;/td&gt;&lt;td&gt;4&lt;/td&gt;&lt;td&gt;&lt;button type="button" onclick="popCardMain('3-11')"&gt;-&lt;/button&gt;&lt;/td&gt;&lt;td id="table-main-3-11-numCopies"&gt;0&lt;/td&gt;&lt;td&gt;&lt;button type="button" onclick="pushCardMain('3-11')"&gt;+&lt;/button&gt;&lt;/td&gt;&lt;td&gt;&lt;button type="button" onclick="popCardSide('3-11')"&gt;-&lt;/button&gt;&lt;/td&gt;&lt;td id="table-side-3-11-numCopies"&gt;0&lt;/td&gt;&lt;td&gt;&lt;button type="button" onclick="pushCardSide('3-1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M241];[$HTML.$C$1];[.$B241];[$HTML.$D$1];[.$B241];[$HTML.$E$1];[.$B241];[$HTML.$F$1];[.$B241];[$HTML.$G$1])" office:value-type="string" office:string-value="&lt;div class=&quot;card&quot; id=&quot;main-3-12&quot;&gt;&lt;img width=&quot;115&quot; heidht=&quot;160&quot; src=&quot;https://one-draw.jp/ijinden/cardlist/003/card/03_012.png&quot; /&gt;&lt;div class=&quot;numCopies&quot; id=&quot;main-3-12-numCopies&quot;&gt;0&lt;/div&gt;&lt;button type=&quot;button&quot; class=&quot;pop&quot; onclick=&quot;popCardMain('3-12');&quot;&gt;-&lt;/button&gt;&lt;button type=&quot;button&quot; class=&quot;push&quot; onclick=&quot;pushCardMain('3-12');&quot;&gt;+&lt;/button&gt;&lt;button type=&quot;button&quot; class=&quot;drop&quot; onclick=&quot;dropCardMain('3-12');&quot;&gt;↓&lt;/button&gt;&lt;/div&gt;" calcext:value-type="string">
            <text:p>&lt;div class="card" id="main-3-12"&gt;&lt;img width="115" heidht="160" src="https://one-draw.jp/ijinden/cardlist/003/card/03_012.png" /&gt;&lt;div class="numCopies" id="main-3-12-numCopies"&gt;0&lt;/div&gt;&lt;button type="button" class="pop" onclick="popCardMain('3-12');"&gt;-&lt;/button&gt;&lt;button type="button" class="push" onclick="pushCardMain('3-12');"&gt;+&lt;/button&gt;&lt;button type="button" class="drop" onclick="dropCardMain('3-12');"&gt;↓&lt;/button&gt;&lt;/div&gt;</text:p>
          </table:table-cell>
          <table:table-cell table:formula="of:=CONCATENATE([$HTML.$A$2];[.$B241];[$HTML.$B$2];[.$M241];[$HTML.$C$2];[.$B241];[$HTML.$D$2];[.$B241];[$HTML.$E$2];[.$B241];[$HTML.$F$2];[.$B241];[$HTML.$G$2])" office:value-type="string" office:string-value="&lt;div class=&quot;card&quot; id=&quot;side-3-12&quot;&gt;&lt;img width=&quot;115&quot; heidht=&quot;160&quot; src=&quot;https://one-draw.jp/ijinden/cardlist/003/card/03_012.png&quot; /&gt;&lt;div class=&quot;numCopies&quot; id=&quot;side-3-12-numCopies&quot;&gt;0&lt;/div&gt;&lt;button type=&quot;button&quot; class=&quot;pop&quot; onclick=&quot;popCardSide('3-12');&quot;&gt;-&lt;/button&gt;&lt;button type=&quot;button&quot; class=&quot;push&quot; onclick=&quot;pushCardSide('3-12');&quot;&gt;+&lt;/button&gt;&lt;button type=&quot;button&quot; class=&quot;raise&quot; onclick=&quot;raiseCardSide('3-12');&quot;&gt;↑&lt;/button&gt;&lt;/div&gt;" calcext:value-type="string">
            <text:p>&lt;div class="card" id="side-3-12"&gt;&lt;img width="115" heidht="160" src="https://one-draw.jp/ijinden/cardlist/003/card/03_012.png" /&gt;&lt;div class="numCopies" id="side-3-12-numCopies"&gt;0&lt;/div&gt;&lt;button type="button" class="pop" onclick="popCardSide('3-12');"&gt;-&lt;/button&gt;&lt;button type="button" class="push" onclick="pushCardSide('3-12');"&gt;+&lt;/button&gt;&lt;button type="button" class="raise" onclick="raiseCardSide('3-12');"&gt;↑&lt;/button&gt;&lt;/div&gt;</text:p>
          </table:table-cell>
          <table:table-cell table:formula="of:=CONCATENATE([$HTML.$A$3];[.B241];[$HTML.$B$3];[.F241];[$HTML.$C$3];[.H241];[$HTML.$D$3];[.J241];[$HTML.$E$3];[.B241];[$HTML.$F$3];[.D241];[$HTML.$G$3];[.I241];[$HTML.$H$3];[.G241];[$HTML.$I$3];[.K241];[$HTML.$J$3];[.B241];[$HTML.$K$3];[.B241];[$HTML.$L$3];[.B241];[$HTML.$M$3];[.B241];[$HTML.$N$3];[.B241];[$HTML.$O$3];[.B241];[$HTML.$P$3])" office:value-type="string" office:string-value="&lt;tr id=&quot;table-3-12&quot; data-expansion=&quot;35&quot; data-type=&quot;1&quot; data-color=&quot;10&quot;&gt;&lt;td&gt;3-12&lt;/td&gt;&lt;td&gt;イーライ・ホイットニー&lt;/td&gt;&lt;td&gt;赤&lt;/td&gt;&lt;td&gt;イジン&lt;/td&gt;&lt;td&gt;3&lt;/td&gt;&lt;td&gt;&lt;button type=&quot;button&quot; onclick=&quot;popCardMain('3-12')&quot;&gt;-&lt;/button&gt;&lt;/td&gt;&lt;td id=&quot;table-main-3-12-numCopies&quot;&gt;0&lt;/td&gt;&lt;td&gt;&lt;button type=&quot;button&quot; onclick=&quot;pushCardMain('3-12')&quot;&gt;+&lt;/button&gt;&lt;/td&gt;&lt;td&gt;&lt;button type=&quot;button&quot; onclick=&quot;popCardSide('3-12')&quot;&gt;-&lt;/button&gt;&lt;/td&gt;&lt;td id=&quot;table-side-3-12-numCopies&quot;&gt;0&lt;/td&gt;&lt;td&gt;&lt;button type=&quot;button&quot; onclick=&quot;pushCardSide('3-12')&quot;&gt;+&lt;/button&gt;&lt;/td&gt;&lt;/tr&gt;" calcext:value-type="string">
            <text:p>&lt;tr id="table-3-12" data-expansion="35" data-type="1" data-color="10"&gt;&lt;td&gt;3-12&lt;/td&gt;&lt;td&gt;イーライ・ホイットニー&lt;/td&gt;&lt;td&gt;赤&lt;/td&gt;&lt;td&gt;イジン&lt;/td&gt;&lt;td&gt;3&lt;/td&gt;&lt;td&gt;&lt;button type="button" onclick="popCardMain('3-12')"&gt;-&lt;/button&gt;&lt;/td&gt;&lt;td id="table-main-3-12-numCopies"&gt;0&lt;/td&gt;&lt;td&gt;&lt;button type="button" onclick="pushCardMain('3-12')"&gt;+&lt;/button&gt;&lt;/td&gt;&lt;td&gt;&lt;button type="button" onclick="popCardSide('3-12')"&gt;-&lt;/button&gt;&lt;/td&gt;&lt;td id="table-side-3-12-numCopies"&gt;0&lt;/td&gt;&lt;td&gt;&lt;button type="button" onclick="pushCardSide('3-1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M242];[$HTML.$C$1];[.$B242];[$HTML.$D$1];[.$B242];[$HTML.$E$1];[.$B242];[$HTML.$F$1];[.$B242];[$HTML.$G$1])" office:value-type="string" office:string-value="&lt;div class=&quot;card&quot; id=&quot;main-3-13&quot;&gt;&lt;img width=&quot;115&quot; heidht=&quot;160&quot; src=&quot;https://one-draw.jp/ijinden/cardlist/003/card/03_013.png&quot; /&gt;&lt;div class=&quot;numCopies&quot; id=&quot;main-3-13-numCopies&quot;&gt;0&lt;/div&gt;&lt;button type=&quot;button&quot; class=&quot;pop&quot; onclick=&quot;popCardMain('3-13');&quot;&gt;-&lt;/button&gt;&lt;button type=&quot;button&quot; class=&quot;push&quot; onclick=&quot;pushCardMain('3-13');&quot;&gt;+&lt;/button&gt;&lt;button type=&quot;button&quot; class=&quot;drop&quot; onclick=&quot;dropCardMain('3-13');&quot;&gt;↓&lt;/button&gt;&lt;/div&gt;" calcext:value-type="string">
            <text:p>&lt;div class="card" id="main-3-13"&gt;&lt;img width="115" heidht="160" src="https://one-draw.jp/ijinden/cardlist/003/card/03_013.png" /&gt;&lt;div class="numCopies" id="main-3-13-numCopies"&gt;0&lt;/div&gt;&lt;button type="button" class="pop" onclick="popCardMain('3-13');"&gt;-&lt;/button&gt;&lt;button type="button" class="push" onclick="pushCardMain('3-13');"&gt;+&lt;/button&gt;&lt;button type="button" class="drop" onclick="dropCardMain('3-13');"&gt;↓&lt;/button&gt;&lt;/div&gt;</text:p>
          </table:table-cell>
          <table:table-cell table:formula="of:=CONCATENATE([$HTML.$A$2];[.$B242];[$HTML.$B$2];[.$M242];[$HTML.$C$2];[.$B242];[$HTML.$D$2];[.$B242];[$HTML.$E$2];[.$B242];[$HTML.$F$2];[.$B242];[$HTML.$G$2])" office:value-type="string" office:string-value="&lt;div class=&quot;card&quot; id=&quot;side-3-13&quot;&gt;&lt;img width=&quot;115&quot; heidht=&quot;160&quot; src=&quot;https://one-draw.jp/ijinden/cardlist/003/card/03_013.png&quot; /&gt;&lt;div class=&quot;numCopies&quot; id=&quot;side-3-13-numCopies&quot;&gt;0&lt;/div&gt;&lt;button type=&quot;button&quot; class=&quot;pop&quot; onclick=&quot;popCardSide('3-13');&quot;&gt;-&lt;/button&gt;&lt;button type=&quot;button&quot; class=&quot;push&quot; onclick=&quot;pushCardSide('3-13');&quot;&gt;+&lt;/button&gt;&lt;button type=&quot;button&quot; class=&quot;raise&quot; onclick=&quot;raiseCardSide('3-13');&quot;&gt;↑&lt;/button&gt;&lt;/div&gt;" calcext:value-type="string">
            <text:p>&lt;div class="card" id="side-3-13"&gt;&lt;img width="115" heidht="160" src="https://one-draw.jp/ijinden/cardlist/003/card/03_013.png" /&gt;&lt;div class="numCopies" id="side-3-13-numCopies"&gt;0&lt;/div&gt;&lt;button type="button" class="pop" onclick="popCardSide('3-13');"&gt;-&lt;/button&gt;&lt;button type="button" class="push" onclick="pushCardSide('3-13');"&gt;+&lt;/button&gt;&lt;button type="button" class="raise" onclick="raiseCardSide('3-13');"&gt;↑&lt;/button&gt;&lt;/div&gt;</text:p>
          </table:table-cell>
          <table:table-cell table:formula="of:=CONCATENATE([$HTML.$A$3];[.B242];[$HTML.$B$3];[.F242];[$HTML.$C$3];[.H242];[$HTML.$D$3];[.J242];[$HTML.$E$3];[.B242];[$HTML.$F$3];[.D242];[$HTML.$G$3];[.I242];[$HTML.$H$3];[.G242];[$HTML.$I$3];[.K242];[$HTML.$J$3];[.B242];[$HTML.$K$3];[.B242];[$HTML.$L$3];[.B242];[$HTML.$M$3];[.B242];[$HTML.$N$3];[.B242];[$HTML.$O$3];[.B242];[$HTML.$P$3])" office:value-type="string" office:string-value="&lt;tr id=&quot;table-3-13&quot; data-expansion=&quot;35&quot; data-type=&quot;1&quot; data-color=&quot;10&quot;&gt;&lt;td&gt;3-13&lt;/td&gt;&lt;td&gt;平賀源内&lt;/td&gt;&lt;td&gt;赤&lt;/td&gt;&lt;td&gt;イジン&lt;/td&gt;&lt;td&gt;2&lt;/td&gt;&lt;td&gt;&lt;button type=&quot;button&quot; onclick=&quot;popCardMain('3-13')&quot;&gt;-&lt;/button&gt;&lt;/td&gt;&lt;td id=&quot;table-main-3-13-numCopies&quot;&gt;0&lt;/td&gt;&lt;td&gt;&lt;button type=&quot;button&quot; onclick=&quot;pushCardMain('3-13')&quot;&gt;+&lt;/button&gt;&lt;/td&gt;&lt;td&gt;&lt;button type=&quot;button&quot; onclick=&quot;popCardSide('3-13')&quot;&gt;-&lt;/button&gt;&lt;/td&gt;&lt;td id=&quot;table-side-3-13-numCopies&quot;&gt;0&lt;/td&gt;&lt;td&gt;&lt;button type=&quot;button&quot; onclick=&quot;pushCardSide('3-13')&quot;&gt;+&lt;/button&gt;&lt;/td&gt;&lt;/tr&gt;" calcext:value-type="string">
            <text:p>&lt;tr id="table-3-13" data-expansion="35" data-type="1" data-color="10"&gt;&lt;td&gt;3-13&lt;/td&gt;&lt;td&gt;平賀源内&lt;/td&gt;&lt;td&gt;赤&lt;/td&gt;&lt;td&gt;イジン&lt;/td&gt;&lt;td&gt;2&lt;/td&gt;&lt;td&gt;&lt;button type="button" onclick="popCardMain('3-13')"&gt;-&lt;/button&gt;&lt;/td&gt;&lt;td id="table-main-3-13-numCopies"&gt;0&lt;/td&gt;&lt;td&gt;&lt;button type="button" onclick="pushCardMain('3-13')"&gt;+&lt;/button&gt;&lt;/td&gt;&lt;td&gt;&lt;button type="button" onclick="popCardSide('3-13')"&gt;-&lt;/button&gt;&lt;/td&gt;&lt;td id="table-side-3-13-numCopies"&gt;0&lt;/td&gt;&lt;td&gt;&lt;button type="button" onclick="pushCardSide('3-1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M243];[$HTML.$C$1];[.$B243];[$HTML.$D$1];[.$B243];[$HTML.$E$1];[.$B243];[$HTML.$F$1];[.$B243];[$HTML.$G$1])" office:value-type="string" office:string-value="&lt;div class=&quot;card&quot; id=&quot;main-3-14&quot;&gt;&lt;img width=&quot;115&quot; heidht=&quot;160&quot; src=&quot;https://one-draw.jp/ijinden/cardlist/003/card/03_014.png&quot; /&gt;&lt;div class=&quot;numCopies&quot; id=&quot;main-3-14-numCopies&quot;&gt;0&lt;/div&gt;&lt;button type=&quot;button&quot; class=&quot;pop&quot; onclick=&quot;popCardMain('3-14');&quot;&gt;-&lt;/button&gt;&lt;button type=&quot;button&quot; class=&quot;push&quot; onclick=&quot;pushCardMain('3-14');&quot;&gt;+&lt;/button&gt;&lt;button type=&quot;button&quot; class=&quot;drop&quot; onclick=&quot;dropCardMain('3-14');&quot;&gt;↓&lt;/button&gt;&lt;/div&gt;" calcext:value-type="string">
            <text:p>&lt;div class="card" id="main-3-14"&gt;&lt;img width="115" heidht="160" src="https://one-draw.jp/ijinden/cardlist/003/card/03_014.png" /&gt;&lt;div class="numCopies" id="main-3-14-numCopies"&gt;0&lt;/div&gt;&lt;button type="button" class="pop" onclick="popCardMain('3-14');"&gt;-&lt;/button&gt;&lt;button type="button" class="push" onclick="pushCardMain('3-14');"&gt;+&lt;/button&gt;&lt;button type="button" class="drop" onclick="dropCardMain('3-14');"&gt;↓&lt;/button&gt;&lt;/div&gt;</text:p>
          </table:table-cell>
          <table:table-cell table:formula="of:=CONCATENATE([$HTML.$A$2];[.$B243];[$HTML.$B$2];[.$M243];[$HTML.$C$2];[.$B243];[$HTML.$D$2];[.$B243];[$HTML.$E$2];[.$B243];[$HTML.$F$2];[.$B243];[$HTML.$G$2])" office:value-type="string" office:string-value="&lt;div class=&quot;card&quot; id=&quot;side-3-14&quot;&gt;&lt;img width=&quot;115&quot; heidht=&quot;160&quot; src=&quot;https://one-draw.jp/ijinden/cardlist/003/card/03_014.png&quot; /&gt;&lt;div class=&quot;numCopies&quot; id=&quot;side-3-14-numCopies&quot;&gt;0&lt;/div&gt;&lt;button type=&quot;button&quot; class=&quot;pop&quot; onclick=&quot;popCardSide('3-14');&quot;&gt;-&lt;/button&gt;&lt;button type=&quot;button&quot; class=&quot;push&quot; onclick=&quot;pushCardSide('3-14');&quot;&gt;+&lt;/button&gt;&lt;button type=&quot;button&quot; class=&quot;raise&quot; onclick=&quot;raiseCardSide('3-14');&quot;&gt;↑&lt;/button&gt;&lt;/div&gt;" calcext:value-type="string">
            <text:p>&lt;div class="card" id="side-3-14"&gt;&lt;img width="115" heidht="160" src="https://one-draw.jp/ijinden/cardlist/003/card/03_014.png" /&gt;&lt;div class="numCopies" id="side-3-14-numCopies"&gt;0&lt;/div&gt;&lt;button type="button" class="pop" onclick="popCardSide('3-14');"&gt;-&lt;/button&gt;&lt;button type="button" class="push" onclick="pushCardSide('3-14');"&gt;+&lt;/button&gt;&lt;button type="button" class="raise" onclick="raiseCardSide('3-14');"&gt;↑&lt;/button&gt;&lt;/div&gt;</text:p>
          </table:table-cell>
          <table:table-cell table:formula="of:=CONCATENATE([$HTML.$A$3];[.B243];[$HTML.$B$3];[.F243];[$HTML.$C$3];[.H243];[$HTML.$D$3];[.J243];[$HTML.$E$3];[.B243];[$HTML.$F$3];[.D243];[$HTML.$G$3];[.I243];[$HTML.$H$3];[.G243];[$HTML.$I$3];[.K243];[$HTML.$J$3];[.B243];[$HTML.$K$3];[.B243];[$HTML.$L$3];[.B243];[$HTML.$M$3];[.B243];[$HTML.$N$3];[.B243];[$HTML.$O$3];[.B243];[$HTML.$P$3])" office:value-type="string" office:string-value="&lt;tr id=&quot;table-3-14&quot; data-expansion=&quot;35&quot; data-type=&quot;1&quot; data-color=&quot;10&quot;&gt;&lt;td&gt;3-14&lt;/td&gt;&lt;td&gt;ジョージ・スチーブンソン&lt;/td&gt;&lt;td&gt;赤&lt;/td&gt;&lt;td&gt;イジン&lt;/td&gt;&lt;td&gt;3&lt;/td&gt;&lt;td&gt;&lt;button type=&quot;button&quot; onclick=&quot;popCardMain('3-14')&quot;&gt;-&lt;/button&gt;&lt;/td&gt;&lt;td id=&quot;table-main-3-14-numCopies&quot;&gt;0&lt;/td&gt;&lt;td&gt;&lt;button type=&quot;button&quot; onclick=&quot;pushCardMain('3-14')&quot;&gt;+&lt;/button&gt;&lt;/td&gt;&lt;td&gt;&lt;button type=&quot;button&quot; onclick=&quot;popCardSide('3-14')&quot;&gt;-&lt;/button&gt;&lt;/td&gt;&lt;td id=&quot;table-side-3-14-numCopies&quot;&gt;0&lt;/td&gt;&lt;td&gt;&lt;button type=&quot;button&quot; onclick=&quot;pushCardSide('3-14')&quot;&gt;+&lt;/button&gt;&lt;/td&gt;&lt;/tr&gt;" calcext:value-type="string">
            <text:p>&lt;tr id="table-3-14" data-expansion="35" data-type="1" data-color="10"&gt;&lt;td&gt;3-14&lt;/td&gt;&lt;td&gt;ジョージ・スチーブンソン&lt;/td&gt;&lt;td&gt;赤&lt;/td&gt;&lt;td&gt;イジン&lt;/td&gt;&lt;td&gt;3&lt;/td&gt;&lt;td&gt;&lt;button type="button" onclick="popCardMain('3-14')"&gt;-&lt;/button&gt;&lt;/td&gt;&lt;td id="table-main-3-14-numCopies"&gt;0&lt;/td&gt;&lt;td&gt;&lt;button type="button" onclick="pushCardMain('3-14')"&gt;+&lt;/button&gt;&lt;/td&gt;&lt;td&gt;&lt;button type="button" onclick="popCardSide('3-14')"&gt;-&lt;/button&gt;&lt;/td&gt;&lt;td id="table-side-3-14-numCopies"&gt;0&lt;/td&gt;&lt;td&gt;&lt;button type="button" onclick="pushCardSide('3-1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M244];[$HTML.$C$1];[.$B244];[$HTML.$D$1];[.$B244];[$HTML.$E$1];[.$B244];[$HTML.$F$1];[.$B244];[$HTML.$G$1])" office:value-type="string" office:string-value="&lt;div class=&quot;card&quot; id=&quot;main-3-15&quot;&gt;&lt;img width=&quot;115&quot; heidht=&quot;160&quot; src=&quot;https://one-draw.jp/ijinden/cardlist/003/card/03_015.png&quot; /&gt;&lt;div class=&quot;numCopies&quot; id=&quot;main-3-15-numCopies&quot;&gt;0&lt;/div&gt;&lt;button type=&quot;button&quot; class=&quot;pop&quot; onclick=&quot;popCardMain('3-15');&quot;&gt;-&lt;/button&gt;&lt;button type=&quot;button&quot; class=&quot;push&quot; onclick=&quot;pushCardMain('3-15');&quot;&gt;+&lt;/button&gt;&lt;button type=&quot;button&quot; class=&quot;drop&quot; onclick=&quot;dropCardMain('3-15');&quot;&gt;↓&lt;/button&gt;&lt;/div&gt;" calcext:value-type="string">
            <text:p>&lt;div class="card" id="main-3-15"&gt;&lt;img width="115" heidht="160" src="https://one-draw.jp/ijinden/cardlist/003/card/03_015.png" /&gt;&lt;div class="numCopies" id="main-3-15-numCopies"&gt;0&lt;/div&gt;&lt;button type="button" class="pop" onclick="popCardMain('3-15');"&gt;-&lt;/button&gt;&lt;button type="button" class="push" onclick="pushCardMain('3-15');"&gt;+&lt;/button&gt;&lt;button type="button" class="drop" onclick="dropCardMain('3-15');"&gt;↓&lt;/button&gt;&lt;/div&gt;</text:p>
          </table:table-cell>
          <table:table-cell table:formula="of:=CONCATENATE([$HTML.$A$2];[.$B244];[$HTML.$B$2];[.$M244];[$HTML.$C$2];[.$B244];[$HTML.$D$2];[.$B244];[$HTML.$E$2];[.$B244];[$HTML.$F$2];[.$B244];[$HTML.$G$2])" office:value-type="string" office:string-value="&lt;div class=&quot;card&quot; id=&quot;side-3-15&quot;&gt;&lt;img width=&quot;115&quot; heidht=&quot;160&quot; src=&quot;https://one-draw.jp/ijinden/cardlist/003/card/03_015.png&quot; /&gt;&lt;div class=&quot;numCopies&quot; id=&quot;side-3-15-numCopies&quot;&gt;0&lt;/div&gt;&lt;button type=&quot;button&quot; class=&quot;pop&quot; onclick=&quot;popCardSide('3-15');&quot;&gt;-&lt;/button&gt;&lt;button type=&quot;button&quot; class=&quot;push&quot; onclick=&quot;pushCardSide('3-15');&quot;&gt;+&lt;/button&gt;&lt;button type=&quot;button&quot; class=&quot;raise&quot; onclick=&quot;raiseCardSide('3-15');&quot;&gt;↑&lt;/button&gt;&lt;/div&gt;" calcext:value-type="string">
            <text:p>&lt;div class="card" id="side-3-15"&gt;&lt;img width="115" heidht="160" src="https://one-draw.jp/ijinden/cardlist/003/card/03_015.png" /&gt;&lt;div class="numCopies" id="side-3-15-numCopies"&gt;0&lt;/div&gt;&lt;button type="button" class="pop" onclick="popCardSide('3-15');"&gt;-&lt;/button&gt;&lt;button type="button" class="push" onclick="pushCardSide('3-15');"&gt;+&lt;/button&gt;&lt;button type="button" class="raise" onclick="raiseCardSide('3-15');"&gt;↑&lt;/button&gt;&lt;/div&gt;</text:p>
          </table:table-cell>
          <table:table-cell table:formula="of:=CONCATENATE([$HTML.$A$3];[.B244];[$HTML.$B$3];[.F244];[$HTML.$C$3];[.H244];[$HTML.$D$3];[.J244];[$HTML.$E$3];[.B244];[$HTML.$F$3];[.D244];[$HTML.$G$3];[.I244];[$HTML.$H$3];[.G244];[$HTML.$I$3];[.K244];[$HTML.$J$3];[.B244];[$HTML.$K$3];[.B244];[$HTML.$L$3];[.B244];[$HTML.$M$3];[.B244];[$HTML.$N$3];[.B244];[$HTML.$O$3];[.B244];[$HTML.$P$3])" office:value-type="string" office:string-value="&lt;tr id=&quot;table-3-15&quot; data-expansion=&quot;35&quot; data-type=&quot;1&quot; data-color=&quot;10&quot;&gt;&lt;td&gt;3-15&lt;/td&gt;&lt;td&gt;淀殿&lt;/td&gt;&lt;td&gt;赤&lt;/td&gt;&lt;td&gt;イジン&lt;/td&gt;&lt;td&gt;5&lt;/td&gt;&lt;td&gt;&lt;button type=&quot;button&quot; onclick=&quot;popCardMain('3-15')&quot;&gt;-&lt;/button&gt;&lt;/td&gt;&lt;td id=&quot;table-main-3-15-numCopies&quot;&gt;0&lt;/td&gt;&lt;td&gt;&lt;button type=&quot;button&quot; onclick=&quot;pushCardMain('3-15')&quot;&gt;+&lt;/button&gt;&lt;/td&gt;&lt;td&gt;&lt;button type=&quot;button&quot; onclick=&quot;popCardSide('3-15')&quot;&gt;-&lt;/button&gt;&lt;/td&gt;&lt;td id=&quot;table-side-3-15-numCopies&quot;&gt;0&lt;/td&gt;&lt;td&gt;&lt;button type=&quot;button&quot; onclick=&quot;pushCardSide('3-15')&quot;&gt;+&lt;/button&gt;&lt;/td&gt;&lt;/tr&gt;" calcext:value-type="string">
            <text:p>&lt;tr id="table-3-15" data-expansion="35" data-type="1" data-color="10"&gt;&lt;td&gt;3-15&lt;/td&gt;&lt;td&gt;淀殿&lt;/td&gt;&lt;td&gt;赤&lt;/td&gt;&lt;td&gt;イジン&lt;/td&gt;&lt;td&gt;5&lt;/td&gt;&lt;td&gt;&lt;button type="button" onclick="popCardMain('3-15')"&gt;-&lt;/button&gt;&lt;/td&gt;&lt;td id="table-main-3-15-numCopies"&gt;0&lt;/td&gt;&lt;td&gt;&lt;button type="button" onclick="pushCardMain('3-15')"&gt;+&lt;/button&gt;&lt;/td&gt;&lt;td&gt;&lt;button type="button" onclick="popCardSide('3-15')"&gt;-&lt;/button&gt;&lt;/td&gt;&lt;td id="table-side-3-15-numCopies"&gt;0&lt;/td&gt;&lt;td&gt;&lt;button type="button" onclick="pushCardSide('3-1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M245];[$HTML.$C$1];[.$B245];[$HTML.$D$1];[.$B245];[$HTML.$E$1];[.$B245];[$HTML.$F$1];[.$B245];[$HTML.$G$1])" office:value-type="string" office:string-value="&lt;div class=&quot;card&quot; id=&quot;main-3-16&quot;&gt;&lt;img width=&quot;115&quot; heidht=&quot;160&quot; src=&quot;https://one-draw.jp/ijinden/cardlist/003/card/03_016.png&quot; /&gt;&lt;div class=&quot;numCopies&quot; id=&quot;main-3-16-numCopies&quot;&gt;0&lt;/div&gt;&lt;button type=&quot;button&quot; class=&quot;pop&quot; onclick=&quot;popCardMain('3-16');&quot;&gt;-&lt;/button&gt;&lt;button type=&quot;button&quot; class=&quot;push&quot; onclick=&quot;pushCardMain('3-16');&quot;&gt;+&lt;/button&gt;&lt;button type=&quot;button&quot; class=&quot;drop&quot; onclick=&quot;dropCardMain('3-16');&quot;&gt;↓&lt;/button&gt;&lt;/div&gt;" calcext:value-type="string">
            <text:p>&lt;div class="card" id="main-3-16"&gt;&lt;img width="115" heidht="160" src="https://one-draw.jp/ijinden/cardlist/003/card/03_016.png" /&gt;&lt;div class="numCopies" id="main-3-16-numCopies"&gt;0&lt;/div&gt;&lt;button type="button" class="pop" onclick="popCardMain('3-16');"&gt;-&lt;/button&gt;&lt;button type="button" class="push" onclick="pushCardMain('3-16');"&gt;+&lt;/button&gt;&lt;button type="button" class="drop" onclick="dropCardMain('3-16');"&gt;↓&lt;/button&gt;&lt;/div&gt;</text:p>
          </table:table-cell>
          <table:table-cell table:formula="of:=CONCATENATE([$HTML.$A$2];[.$B245];[$HTML.$B$2];[.$M245];[$HTML.$C$2];[.$B245];[$HTML.$D$2];[.$B245];[$HTML.$E$2];[.$B245];[$HTML.$F$2];[.$B245];[$HTML.$G$2])" office:value-type="string" office:string-value="&lt;div class=&quot;card&quot; id=&quot;side-3-16&quot;&gt;&lt;img width=&quot;115&quot; heidht=&quot;160&quot; src=&quot;https://one-draw.jp/ijinden/cardlist/003/card/03_016.png&quot; /&gt;&lt;div class=&quot;numCopies&quot; id=&quot;side-3-16-numCopies&quot;&gt;0&lt;/div&gt;&lt;button type=&quot;button&quot; class=&quot;pop&quot; onclick=&quot;popCardSide('3-16');&quot;&gt;-&lt;/button&gt;&lt;button type=&quot;button&quot; class=&quot;push&quot; onclick=&quot;pushCardSide('3-16');&quot;&gt;+&lt;/button&gt;&lt;button type=&quot;button&quot; class=&quot;raise&quot; onclick=&quot;raiseCardSide('3-16');&quot;&gt;↑&lt;/button&gt;&lt;/div&gt;" calcext:value-type="string">
            <text:p>&lt;div class="card" id="side-3-16"&gt;&lt;img width="115" heidht="160" src="https://one-draw.jp/ijinden/cardlist/003/card/03_016.png" /&gt;&lt;div class="numCopies" id="side-3-16-numCopies"&gt;0&lt;/div&gt;&lt;button type="button" class="pop" onclick="popCardSide('3-16');"&gt;-&lt;/button&gt;&lt;button type="button" class="push" onclick="pushCardSide('3-16');"&gt;+&lt;/button&gt;&lt;button type="button" class="raise" onclick="raiseCardSide('3-16');"&gt;↑&lt;/button&gt;&lt;/div&gt;</text:p>
          </table:table-cell>
          <table:table-cell table:formula="of:=CONCATENATE([$HTML.$A$3];[.B245];[$HTML.$B$3];[.F245];[$HTML.$C$3];[.H245];[$HTML.$D$3];[.J245];[$HTML.$E$3];[.B245];[$HTML.$F$3];[.D245];[$HTML.$G$3];[.I245];[$HTML.$H$3];[.G245];[$HTML.$I$3];[.K245];[$HTML.$J$3];[.B245];[$HTML.$K$3];[.B245];[$HTML.$L$3];[.B245];[$HTML.$M$3];[.B245];[$HTML.$N$3];[.B245];[$HTML.$O$3];[.B245];[$HTML.$P$3])" office:value-type="string" office:string-value="&lt;tr id=&quot;table-3-16&quot; data-expansion=&quot;35&quot; data-type=&quot;1&quot; data-color=&quot;10&quot;&gt;&lt;td&gt;3-16&lt;/td&gt;&lt;td&gt;ジョージ・ワシントン&lt;/td&gt;&lt;td&gt;赤&lt;/td&gt;&lt;td&gt;イジン&lt;/td&gt;&lt;td&gt;1&lt;/td&gt;&lt;td&gt;&lt;button type=&quot;button&quot; onclick=&quot;popCardMain('3-16')&quot;&gt;-&lt;/button&gt;&lt;/td&gt;&lt;td id=&quot;table-main-3-16-numCopies&quot;&gt;0&lt;/td&gt;&lt;td&gt;&lt;button type=&quot;button&quot; onclick=&quot;pushCardMain('3-16')&quot;&gt;+&lt;/button&gt;&lt;/td&gt;&lt;td&gt;&lt;button type=&quot;button&quot; onclick=&quot;popCardSide('3-16')&quot;&gt;-&lt;/button&gt;&lt;/td&gt;&lt;td id=&quot;table-side-3-16-numCopies&quot;&gt;0&lt;/td&gt;&lt;td&gt;&lt;button type=&quot;button&quot; onclick=&quot;pushCardSide('3-16')&quot;&gt;+&lt;/button&gt;&lt;/td&gt;&lt;/tr&gt;" calcext:value-type="string">
            <text:p>&lt;tr id="table-3-16" data-expansion="35" data-type="1" data-color="10"&gt;&lt;td&gt;3-16&lt;/td&gt;&lt;td&gt;ジョージ・ワシントン&lt;/td&gt;&lt;td&gt;赤&lt;/td&gt;&lt;td&gt;イジン&lt;/td&gt;&lt;td&gt;1&lt;/td&gt;&lt;td&gt;&lt;button type="button" onclick="popCardMain('3-16')"&gt;-&lt;/button&gt;&lt;/td&gt;&lt;td id="table-main-3-16-numCopies"&gt;0&lt;/td&gt;&lt;td&gt;&lt;button type="button" onclick="pushCardMain('3-16')"&gt;+&lt;/button&gt;&lt;/td&gt;&lt;td&gt;&lt;button type="button" onclick="popCardSide('3-16')"&gt;-&lt;/button&gt;&lt;/td&gt;&lt;td id="table-side-3-16-numCopies"&gt;0&lt;/td&gt;&lt;td&gt;&lt;button type="button" onclick="pushCardSide('3-1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M246];[$HTML.$C$1];[.$B246];[$HTML.$D$1];[.$B246];[$HTML.$E$1];[.$B246];[$HTML.$F$1];[.$B246];[$HTML.$G$1])" office:value-type="string" office:string-value="&lt;div class=&quot;card&quot; id=&quot;main-3-17&quot;&gt;&lt;img width=&quot;115&quot; heidht=&quot;160&quot; src=&quot;https://one-draw.jp/ijinden/cardlist/003/card/03_017.png&quot; /&gt;&lt;div class=&quot;numCopies&quot; id=&quot;main-3-17-numCopies&quot;&gt;0&lt;/div&gt;&lt;button type=&quot;button&quot; class=&quot;pop&quot; onclick=&quot;popCardMain('3-17');&quot;&gt;-&lt;/button&gt;&lt;button type=&quot;button&quot; class=&quot;push&quot; onclick=&quot;pushCardMain('3-17');&quot;&gt;+&lt;/button&gt;&lt;button type=&quot;button&quot; class=&quot;drop&quot; onclick=&quot;dropCardMain('3-17');&quot;&gt;↓&lt;/button&gt;&lt;/div&gt;" calcext:value-type="string">
            <text:p>&lt;div class="card" id="main-3-17"&gt;&lt;img width="115" heidht="160" src="https://one-draw.jp/ijinden/cardlist/003/card/03_017.png" /&gt;&lt;div class="numCopies" id="main-3-17-numCopies"&gt;0&lt;/div&gt;&lt;button type="button" class="pop" onclick="popCardMain('3-17');"&gt;-&lt;/button&gt;&lt;button type="button" class="push" onclick="pushCardMain('3-17');"&gt;+&lt;/button&gt;&lt;button type="button" class="drop" onclick="dropCardMain('3-17');"&gt;↓&lt;/button&gt;&lt;/div&gt;</text:p>
          </table:table-cell>
          <table:table-cell table:formula="of:=CONCATENATE([$HTML.$A$2];[.$B246];[$HTML.$B$2];[.$M246];[$HTML.$C$2];[.$B246];[$HTML.$D$2];[.$B246];[$HTML.$E$2];[.$B246];[$HTML.$F$2];[.$B246];[$HTML.$G$2])" office:value-type="string" office:string-value="&lt;div class=&quot;card&quot; id=&quot;side-3-17&quot;&gt;&lt;img width=&quot;115&quot; heidht=&quot;160&quot; src=&quot;https://one-draw.jp/ijinden/cardlist/003/card/03_017.png&quot; /&gt;&lt;div class=&quot;numCopies&quot; id=&quot;side-3-17-numCopies&quot;&gt;0&lt;/div&gt;&lt;button type=&quot;button&quot; class=&quot;pop&quot; onclick=&quot;popCardSide('3-17');&quot;&gt;-&lt;/button&gt;&lt;button type=&quot;button&quot; class=&quot;push&quot; onclick=&quot;pushCardSide('3-17');&quot;&gt;+&lt;/button&gt;&lt;button type=&quot;button&quot; class=&quot;raise&quot; onclick=&quot;raiseCardSide('3-17');&quot;&gt;↑&lt;/button&gt;&lt;/div&gt;" calcext:value-type="string">
            <text:p>&lt;div class="card" id="side-3-17"&gt;&lt;img width="115" heidht="160" src="https://one-draw.jp/ijinden/cardlist/003/card/03_017.png" /&gt;&lt;div class="numCopies" id="side-3-17-numCopies"&gt;0&lt;/div&gt;&lt;button type="button" class="pop" onclick="popCardSide('3-17');"&gt;-&lt;/button&gt;&lt;button type="button" class="push" onclick="pushCardSide('3-17');"&gt;+&lt;/button&gt;&lt;button type="button" class="raise" onclick="raiseCardSide('3-17');"&gt;↑&lt;/button&gt;&lt;/div&gt;</text:p>
          </table:table-cell>
          <table:table-cell table:formula="of:=CONCATENATE([$HTML.$A$3];[.B246];[$HTML.$B$3];[.F246];[$HTML.$C$3];[.H246];[$HTML.$D$3];[.J246];[$HTML.$E$3];[.B246];[$HTML.$F$3];[.D246];[$HTML.$G$3];[.I246];[$HTML.$H$3];[.G246];[$HTML.$I$3];[.K246];[$HTML.$J$3];[.B246];[$HTML.$K$3];[.B246];[$HTML.$L$3];[.B246];[$HTML.$M$3];[.B246];[$HTML.$N$3];[.B246];[$HTML.$O$3];[.B246];[$HTML.$P$3])" office:value-type="string" office:string-value="&lt;tr id=&quot;table-3-17&quot; data-expansion=&quot;35&quot; data-type=&quot;1&quot; data-color=&quot;10&quot;&gt;&lt;td&gt;3-17&lt;/td&gt;&lt;td&gt;大塩平八郎&lt;/td&gt;&lt;td&gt;赤&lt;/td&gt;&lt;td&gt;イジン&lt;/td&gt;&lt;td&gt;8&lt;/td&gt;&lt;td&gt;&lt;button type=&quot;button&quot; onclick=&quot;popCardMain('3-17')&quot;&gt;-&lt;/button&gt;&lt;/td&gt;&lt;td id=&quot;table-main-3-17-numCopies&quot;&gt;0&lt;/td&gt;&lt;td&gt;&lt;button type=&quot;button&quot; onclick=&quot;pushCardMain('3-17')&quot;&gt;+&lt;/button&gt;&lt;/td&gt;&lt;td&gt;&lt;button type=&quot;button&quot; onclick=&quot;popCardSide('3-17')&quot;&gt;-&lt;/button&gt;&lt;/td&gt;&lt;td id=&quot;table-side-3-17-numCopies&quot;&gt;0&lt;/td&gt;&lt;td&gt;&lt;button type=&quot;button&quot; onclick=&quot;pushCardSide('3-17')&quot;&gt;+&lt;/button&gt;&lt;/td&gt;&lt;/tr&gt;" calcext:value-type="string">
            <text:p>&lt;tr id="table-3-17" data-expansion="35" data-type="1" data-color="10"&gt;&lt;td&gt;3-17&lt;/td&gt;&lt;td&gt;大塩平八郎&lt;/td&gt;&lt;td&gt;赤&lt;/td&gt;&lt;td&gt;イジン&lt;/td&gt;&lt;td&gt;8&lt;/td&gt;&lt;td&gt;&lt;button type="button" onclick="popCardMain('3-17')"&gt;-&lt;/button&gt;&lt;/td&gt;&lt;td id="table-main-3-17-numCopies"&gt;0&lt;/td&gt;&lt;td&gt;&lt;button type="button" onclick="pushCardMain('3-17')"&gt;+&lt;/button&gt;&lt;/td&gt;&lt;td&gt;&lt;button type="button" onclick="popCardSide('3-17')"&gt;-&lt;/button&gt;&lt;/td&gt;&lt;td id="table-side-3-17-numCopies"&gt;0&lt;/td&gt;&lt;td&gt;&lt;button type="button" onclick="pushCardSide('3-1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M247];[$HTML.$C$1];[.$B247];[$HTML.$D$1];[.$B247];[$HTML.$E$1];[.$B247];[$HTML.$F$1];[.$B247];[$HTML.$G$1])" office:value-type="string" office:string-value="&lt;div class=&quot;card&quot; id=&quot;main-3-18&quot;&gt;&lt;img width=&quot;115&quot; heidht=&quot;160&quot; src=&quot;https://one-draw.jp/ijinden/cardlist/003/card/03_018.png&quot; /&gt;&lt;div class=&quot;numCopies&quot; id=&quot;main-3-18-numCopies&quot;&gt;0&lt;/div&gt;&lt;button type=&quot;button&quot; class=&quot;pop&quot; onclick=&quot;popCardMain('3-18');&quot;&gt;-&lt;/button&gt;&lt;button type=&quot;button&quot; class=&quot;push&quot; onclick=&quot;pushCardMain('3-18');&quot;&gt;+&lt;/button&gt;&lt;button type=&quot;button&quot; class=&quot;drop&quot; onclick=&quot;dropCardMain('3-18');&quot;&gt;↓&lt;/button&gt;&lt;/div&gt;" calcext:value-type="string">
            <text:p>&lt;div class="card" id="main-3-18"&gt;&lt;img width="115" heidht="160" src="https://one-draw.jp/ijinden/cardlist/003/card/03_018.png" /&gt;&lt;div class="numCopies" id="main-3-18-numCopies"&gt;0&lt;/div&gt;&lt;button type="button" class="pop" onclick="popCardMain('3-18');"&gt;-&lt;/button&gt;&lt;button type="button" class="push" onclick="pushCardMain('3-18');"&gt;+&lt;/button&gt;&lt;button type="button" class="drop" onclick="dropCardMain('3-18');"&gt;↓&lt;/button&gt;&lt;/div&gt;</text:p>
          </table:table-cell>
          <table:table-cell table:formula="of:=CONCATENATE([$HTML.$A$2];[.$B247];[$HTML.$B$2];[.$M247];[$HTML.$C$2];[.$B247];[$HTML.$D$2];[.$B247];[$HTML.$E$2];[.$B247];[$HTML.$F$2];[.$B247];[$HTML.$G$2])" office:value-type="string" office:string-value="&lt;div class=&quot;card&quot; id=&quot;side-3-18&quot;&gt;&lt;img width=&quot;115&quot; heidht=&quot;160&quot; src=&quot;https://one-draw.jp/ijinden/cardlist/003/card/03_018.png&quot; /&gt;&lt;div class=&quot;numCopies&quot; id=&quot;side-3-18-numCopies&quot;&gt;0&lt;/div&gt;&lt;button type=&quot;button&quot; class=&quot;pop&quot; onclick=&quot;popCardSide('3-18');&quot;&gt;-&lt;/button&gt;&lt;button type=&quot;button&quot; class=&quot;push&quot; onclick=&quot;pushCardSide('3-18');&quot;&gt;+&lt;/button&gt;&lt;button type=&quot;button&quot; class=&quot;raise&quot; onclick=&quot;raiseCardSide('3-18');&quot;&gt;↑&lt;/button&gt;&lt;/div&gt;" calcext:value-type="string">
            <text:p>&lt;div class="card" id="side-3-18"&gt;&lt;img width="115" heidht="160" src="https://one-draw.jp/ijinden/cardlist/003/card/03_018.png" /&gt;&lt;div class="numCopies" id="side-3-18-numCopies"&gt;0&lt;/div&gt;&lt;button type="button" class="pop" onclick="popCardSide('3-18');"&gt;-&lt;/button&gt;&lt;button type="button" class="push" onclick="pushCardSide('3-18');"&gt;+&lt;/button&gt;&lt;button type="button" class="raise" onclick="raiseCardSide('3-18');"&gt;↑&lt;/button&gt;&lt;/div&gt;</text:p>
          </table:table-cell>
          <table:table-cell table:formula="of:=CONCATENATE([$HTML.$A$3];[.B247];[$HTML.$B$3];[.F247];[$HTML.$C$3];[.H247];[$HTML.$D$3];[.J247];[$HTML.$E$3];[.B247];[$HTML.$F$3];[.D247];[$HTML.$G$3];[.I247];[$HTML.$H$3];[.G247];[$HTML.$I$3];[.K247];[$HTML.$J$3];[.B247];[$HTML.$K$3];[.B247];[$HTML.$L$3];[.B247];[$HTML.$M$3];[.B247];[$HTML.$N$3];[.B247];[$HTML.$O$3];[.B247];[$HTML.$P$3])" office:value-type="string" office:string-value="&lt;tr id=&quot;table-3-18&quot; data-expansion=&quot;35&quot; data-type=&quot;1&quot; data-color=&quot;10&quot;&gt;&lt;td&gt;3-18&lt;/td&gt;&lt;td&gt;水野忠邦&lt;/td&gt;&lt;td&gt;赤&lt;/td&gt;&lt;td&gt;イジン&lt;/td&gt;&lt;td&gt;6&lt;/td&gt;&lt;td&gt;&lt;button type=&quot;button&quot; onclick=&quot;popCardMain('3-18')&quot;&gt;-&lt;/button&gt;&lt;/td&gt;&lt;td id=&quot;table-main-3-18-numCopies&quot;&gt;0&lt;/td&gt;&lt;td&gt;&lt;button type=&quot;button&quot; onclick=&quot;pushCardMain('3-18')&quot;&gt;+&lt;/button&gt;&lt;/td&gt;&lt;td&gt;&lt;button type=&quot;button&quot; onclick=&quot;popCardSide('3-18')&quot;&gt;-&lt;/button&gt;&lt;/td&gt;&lt;td id=&quot;table-side-3-18-numCopies&quot;&gt;0&lt;/td&gt;&lt;td&gt;&lt;button type=&quot;button&quot; onclick=&quot;pushCardSide('3-18')&quot;&gt;+&lt;/button&gt;&lt;/td&gt;&lt;/tr&gt;" calcext:value-type="string">
            <text:p>&lt;tr id="table-3-18" data-expansion="35" data-type="1" data-color="10"&gt;&lt;td&gt;3-18&lt;/td&gt;&lt;td&gt;水野忠邦&lt;/td&gt;&lt;td&gt;赤&lt;/td&gt;&lt;td&gt;イジン&lt;/td&gt;&lt;td&gt;6&lt;/td&gt;&lt;td&gt;&lt;button type="button" onclick="popCardMain('3-18')"&gt;-&lt;/button&gt;&lt;/td&gt;&lt;td id="table-main-3-18-numCopies"&gt;0&lt;/td&gt;&lt;td&gt;&lt;button type="button" onclick="pushCardMain('3-18')"&gt;+&lt;/button&gt;&lt;/td&gt;&lt;td&gt;&lt;button type="button" onclick="popCardSide('3-18')"&gt;-&lt;/button&gt;&lt;/td&gt;&lt;td id="table-side-3-18-numCopies"&gt;0&lt;/td&gt;&lt;td&gt;&lt;button type="button" onclick="pushCardSide('3-1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M248];[$HTML.$C$1];[.$B248];[$HTML.$D$1];[.$B248];[$HTML.$E$1];[.$B248];[$HTML.$F$1];[.$B248];[$HTML.$G$1])" office:value-type="string" office:string-value="&lt;div class=&quot;card&quot; id=&quot;main-3-19&quot;&gt;&lt;img width=&quot;115&quot; heidht=&quot;160&quot; src=&quot;https://one-draw.jp/ijinden/cardlist/003/card/03_019.png&quot; /&gt;&lt;div class=&quot;numCopies&quot; id=&quot;main-3-19-numCopies&quot;&gt;0&lt;/div&gt;&lt;button type=&quot;button&quot; class=&quot;pop&quot; onclick=&quot;popCardMain('3-19');&quot;&gt;-&lt;/button&gt;&lt;button type=&quot;button&quot; class=&quot;push&quot; onclick=&quot;pushCardMain('3-19');&quot;&gt;+&lt;/button&gt;&lt;button type=&quot;button&quot; class=&quot;drop&quot; onclick=&quot;dropCardMain('3-19');&quot;&gt;↓&lt;/button&gt;&lt;/div&gt;" calcext:value-type="string">
            <text:p>&lt;div class="card" id="main-3-19"&gt;&lt;img width="115" heidht="160" src="https://one-draw.jp/ijinden/cardlist/003/card/03_019.png" /&gt;&lt;div class="numCopies" id="main-3-19-numCopies"&gt;0&lt;/div&gt;&lt;button type="button" class="pop" onclick="popCardMain('3-19');"&gt;-&lt;/button&gt;&lt;button type="button" class="push" onclick="pushCardMain('3-19');"&gt;+&lt;/button&gt;&lt;button type="button" class="drop" onclick="dropCardMain('3-19');"&gt;↓&lt;/button&gt;&lt;/div&gt;</text:p>
          </table:table-cell>
          <table:table-cell table:formula="of:=CONCATENATE([$HTML.$A$2];[.$B248];[$HTML.$B$2];[.$M248];[$HTML.$C$2];[.$B248];[$HTML.$D$2];[.$B248];[$HTML.$E$2];[.$B248];[$HTML.$F$2];[.$B248];[$HTML.$G$2])" office:value-type="string" office:string-value="&lt;div class=&quot;card&quot; id=&quot;side-3-19&quot;&gt;&lt;img width=&quot;115&quot; heidht=&quot;160&quot; src=&quot;https://one-draw.jp/ijinden/cardlist/003/card/03_019.png&quot; /&gt;&lt;div class=&quot;numCopies&quot; id=&quot;side-3-19-numCopies&quot;&gt;0&lt;/div&gt;&lt;button type=&quot;button&quot; class=&quot;pop&quot; onclick=&quot;popCardSide('3-19');&quot;&gt;-&lt;/button&gt;&lt;button type=&quot;button&quot; class=&quot;push&quot; onclick=&quot;pushCardSide('3-19');&quot;&gt;+&lt;/button&gt;&lt;button type=&quot;button&quot; class=&quot;raise&quot; onclick=&quot;raiseCardSide('3-19');&quot;&gt;↑&lt;/button&gt;&lt;/div&gt;" calcext:value-type="string">
            <text:p>&lt;div class="card" id="side-3-19"&gt;&lt;img width="115" heidht="160" src="https://one-draw.jp/ijinden/cardlist/003/card/03_019.png" /&gt;&lt;div class="numCopies" id="side-3-19-numCopies"&gt;0&lt;/div&gt;&lt;button type="button" class="pop" onclick="popCardSide('3-19');"&gt;-&lt;/button&gt;&lt;button type="button" class="push" onclick="pushCardSide('3-19');"&gt;+&lt;/button&gt;&lt;button type="button" class="raise" onclick="raiseCardSide('3-19');"&gt;↑&lt;/button&gt;&lt;/div&gt;</text:p>
          </table:table-cell>
          <table:table-cell table:formula="of:=CONCATENATE([$HTML.$A$3];[.B248];[$HTML.$B$3];[.F248];[$HTML.$C$3];[.H248];[$HTML.$D$3];[.J248];[$HTML.$E$3];[.B248];[$HTML.$F$3];[.D248];[$HTML.$G$3];[.I248];[$HTML.$H$3];[.G248];[$HTML.$I$3];[.K248];[$HTML.$J$3];[.B248];[$HTML.$K$3];[.B248];[$HTML.$L$3];[.B248];[$HTML.$M$3];[.B248];[$HTML.$N$3];[.B248];[$HTML.$O$3];[.B248];[$HTML.$P$3])" office:value-type="string" office:string-value="&lt;tr id=&quot;table-3-19&quot; data-expansion=&quot;35&quot; data-type=&quot;1&quot; data-color=&quot;20&quot;&gt;&lt;td&gt;3-19&lt;/td&gt;&lt;td&gt;伊達政宗&lt;/td&gt;&lt;td&gt;青&lt;/td&gt;&lt;td&gt;イジン&lt;/td&gt;&lt;td&gt;8&lt;/td&gt;&lt;td&gt;&lt;button type=&quot;button&quot; onclick=&quot;popCardMain('3-19')&quot;&gt;-&lt;/button&gt;&lt;/td&gt;&lt;td id=&quot;table-main-3-19-numCopies&quot;&gt;0&lt;/td&gt;&lt;td&gt;&lt;button type=&quot;button&quot; onclick=&quot;pushCardMain('3-19')&quot;&gt;+&lt;/button&gt;&lt;/td&gt;&lt;td&gt;&lt;button type=&quot;button&quot; onclick=&quot;popCardSide('3-19')&quot;&gt;-&lt;/button&gt;&lt;/td&gt;&lt;td id=&quot;table-side-3-19-numCopies&quot;&gt;0&lt;/td&gt;&lt;td&gt;&lt;button type=&quot;button&quot; onclick=&quot;pushCardSide('3-19')&quot;&gt;+&lt;/button&gt;&lt;/td&gt;&lt;/tr&gt;" calcext:value-type="string">
            <text:p>&lt;tr id="table-3-19" data-expansion="35" data-type="1" data-color="20"&gt;&lt;td&gt;3-19&lt;/td&gt;&lt;td&gt;伊達政宗&lt;/td&gt;&lt;td&gt;青&lt;/td&gt;&lt;td&gt;イジン&lt;/td&gt;&lt;td&gt;8&lt;/td&gt;&lt;td&gt;&lt;button type="button" onclick="popCardMain('3-19')"&gt;-&lt;/button&gt;&lt;/td&gt;&lt;td id="table-main-3-19-numCopies"&gt;0&lt;/td&gt;&lt;td&gt;&lt;button type="button" onclick="pushCardMain('3-19')"&gt;+&lt;/button&gt;&lt;/td&gt;&lt;td&gt;&lt;button type="button" onclick="popCardSide('3-19')"&gt;-&lt;/button&gt;&lt;/td&gt;&lt;td id="table-side-3-19-numCopies"&gt;0&lt;/td&gt;&lt;td&gt;&lt;button type="button" onclick="pushCardSide('3-1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M249];[$HTML.$C$1];[.$B249];[$HTML.$D$1];[.$B249];[$HTML.$E$1];[.$B249];[$HTML.$F$1];[.$B249];[$HTML.$G$1])" office:value-type="string" office:string-value="&lt;div class=&quot;card&quot; id=&quot;main-3-20&quot;&gt;&lt;img width=&quot;115&quot; heidht=&quot;160&quot; src=&quot;https://one-draw.jp/ijinden/cardlist/003/card/03_020.png&quot; /&gt;&lt;div class=&quot;numCopies&quot; id=&quot;main-3-20-numCopies&quot;&gt;0&lt;/div&gt;&lt;button type=&quot;button&quot; class=&quot;pop&quot; onclick=&quot;popCardMain('3-20');&quot;&gt;-&lt;/button&gt;&lt;button type=&quot;button&quot; class=&quot;push&quot; onclick=&quot;pushCardMain('3-20');&quot;&gt;+&lt;/button&gt;&lt;button type=&quot;button&quot; class=&quot;drop&quot; onclick=&quot;dropCardMain('3-20');&quot;&gt;↓&lt;/button&gt;&lt;/div&gt;" calcext:value-type="string">
            <text:p>&lt;div class="card" id="main-3-20"&gt;&lt;img width="115" heidht="160" src="https://one-draw.jp/ijinden/cardlist/003/card/03_020.png" /&gt;&lt;div class="numCopies" id="main-3-20-numCopies"&gt;0&lt;/div&gt;&lt;button type="button" class="pop" onclick="popCardMain('3-20');"&gt;-&lt;/button&gt;&lt;button type="button" class="push" onclick="pushCardMain('3-20');"&gt;+&lt;/button&gt;&lt;button type="button" class="drop" onclick="dropCardMain('3-20');"&gt;↓&lt;/button&gt;&lt;/div&gt;</text:p>
          </table:table-cell>
          <table:table-cell table:formula="of:=CONCATENATE([$HTML.$A$2];[.$B249];[$HTML.$B$2];[.$M249];[$HTML.$C$2];[.$B249];[$HTML.$D$2];[.$B249];[$HTML.$E$2];[.$B249];[$HTML.$F$2];[.$B249];[$HTML.$G$2])" office:value-type="string" office:string-value="&lt;div class=&quot;card&quot; id=&quot;side-3-20&quot;&gt;&lt;img width=&quot;115&quot; heidht=&quot;160&quot; src=&quot;https://one-draw.jp/ijinden/cardlist/003/card/03_020.png&quot; /&gt;&lt;div class=&quot;numCopies&quot; id=&quot;side-3-20-numCopies&quot;&gt;0&lt;/div&gt;&lt;button type=&quot;button&quot; class=&quot;pop&quot; onclick=&quot;popCardSide('3-20');&quot;&gt;-&lt;/button&gt;&lt;button type=&quot;button&quot; class=&quot;push&quot; onclick=&quot;pushCardSide('3-20');&quot;&gt;+&lt;/button&gt;&lt;button type=&quot;button&quot; class=&quot;raise&quot; onclick=&quot;raiseCardSide('3-20');&quot;&gt;↑&lt;/button&gt;&lt;/div&gt;" calcext:value-type="string">
            <text:p>&lt;div class="card" id="side-3-20"&gt;&lt;img width="115" heidht="160" src="https://one-draw.jp/ijinden/cardlist/003/card/03_020.png" /&gt;&lt;div class="numCopies" id="side-3-20-numCopies"&gt;0&lt;/div&gt;&lt;button type="button" class="pop" onclick="popCardSide('3-20');"&gt;-&lt;/button&gt;&lt;button type="button" class="push" onclick="pushCardSide('3-20');"&gt;+&lt;/button&gt;&lt;button type="button" class="raise" onclick="raiseCardSide('3-20');"&gt;↑&lt;/button&gt;&lt;/div&gt;</text:p>
          </table:table-cell>
          <table:table-cell table:formula="of:=CONCATENATE([$HTML.$A$3];[.B249];[$HTML.$B$3];[.F249];[$HTML.$C$3];[.H249];[$HTML.$D$3];[.J249];[$HTML.$E$3];[.B249];[$HTML.$F$3];[.D249];[$HTML.$G$3];[.I249];[$HTML.$H$3];[.G249];[$HTML.$I$3];[.K249];[$HTML.$J$3];[.B249];[$HTML.$K$3];[.B249];[$HTML.$L$3];[.B249];[$HTML.$M$3];[.B249];[$HTML.$N$3];[.B249];[$HTML.$O$3];[.B249];[$HTML.$P$3])" office:value-type="string" office:string-value="&lt;tr id=&quot;table-3-20&quot; data-expansion=&quot;35&quot; data-type=&quot;1&quot; data-color=&quot;20&quot;&gt;&lt;td&gt;3-20&lt;/td&gt;&lt;td&gt;バルトロメウ=ディアス&lt;/td&gt;&lt;td&gt;青&lt;/td&gt;&lt;td&gt;イジン&lt;/td&gt;&lt;td&gt;6&lt;/td&gt;&lt;td&gt;&lt;button type=&quot;button&quot; onclick=&quot;popCardMain('3-20')&quot;&gt;-&lt;/button&gt;&lt;/td&gt;&lt;td id=&quot;table-main-3-20-numCopies&quot;&gt;0&lt;/td&gt;&lt;td&gt;&lt;button type=&quot;button&quot; onclick=&quot;pushCardMain('3-20')&quot;&gt;+&lt;/button&gt;&lt;/td&gt;&lt;td&gt;&lt;button type=&quot;button&quot; onclick=&quot;popCardSide('3-20')&quot;&gt;-&lt;/button&gt;&lt;/td&gt;&lt;td id=&quot;table-side-3-20-numCopies&quot;&gt;0&lt;/td&gt;&lt;td&gt;&lt;button type=&quot;button&quot; onclick=&quot;pushCardSide('3-20')&quot;&gt;+&lt;/button&gt;&lt;/td&gt;&lt;/tr&gt;" calcext:value-type="string">
            <text:p>&lt;tr id="table-3-20" data-expansion="35" data-type="1" data-color="20"&gt;&lt;td&gt;3-20&lt;/td&gt;&lt;td&gt;バルトロメウ=ディアス&lt;/td&gt;&lt;td&gt;青&lt;/td&gt;&lt;td&gt;イジン&lt;/td&gt;&lt;td&gt;6&lt;/td&gt;&lt;td&gt;&lt;button type="button" onclick="popCardMain('3-20')"&gt;-&lt;/button&gt;&lt;/td&gt;&lt;td id="table-main-3-20-numCopies"&gt;0&lt;/td&gt;&lt;td&gt;&lt;button type="button" onclick="pushCardMain('3-20')"&gt;+&lt;/button&gt;&lt;/td&gt;&lt;td&gt;&lt;button type="button" onclick="popCardSide('3-20')"&gt;-&lt;/button&gt;&lt;/td&gt;&lt;td id="table-side-3-20-numCopies"&gt;0&lt;/td&gt;&lt;td&gt;&lt;button type="button" onclick="pushCardSide('3-2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M250];[$HTML.$C$1];[.$B250];[$HTML.$D$1];[.$B250];[$HTML.$E$1];[.$B250];[$HTML.$F$1];[.$B250];[$HTML.$G$1])" office:value-type="string" office:string-value="&lt;div class=&quot;card&quot; id=&quot;main-3-21&quot;&gt;&lt;img width=&quot;115&quot; heidht=&quot;160&quot; src=&quot;https://one-draw.jp/ijinden/cardlist/003/card/03_021.png&quot; /&gt;&lt;div class=&quot;numCopies&quot; id=&quot;main-3-21-numCopies&quot;&gt;0&lt;/div&gt;&lt;button type=&quot;button&quot; class=&quot;pop&quot; onclick=&quot;popCardMain('3-21');&quot;&gt;-&lt;/button&gt;&lt;button type=&quot;button&quot; class=&quot;push&quot; onclick=&quot;pushCardMain('3-21');&quot;&gt;+&lt;/button&gt;&lt;button type=&quot;button&quot; class=&quot;drop&quot; onclick=&quot;dropCardMain('3-21');&quot;&gt;↓&lt;/button&gt;&lt;/div&gt;" calcext:value-type="string">
            <text:p>&lt;div class="card" id="main-3-21"&gt;&lt;img width="115" heidht="160" src="https://one-draw.jp/ijinden/cardlist/003/card/03_021.png" /&gt;&lt;div class="numCopies" id="main-3-21-numCopies"&gt;0&lt;/div&gt;&lt;button type="button" class="pop" onclick="popCardMain('3-21');"&gt;-&lt;/button&gt;&lt;button type="button" class="push" onclick="pushCardMain('3-21');"&gt;+&lt;/button&gt;&lt;button type="button" class="drop" onclick="dropCardMain('3-21');"&gt;↓&lt;/button&gt;&lt;/div&gt;</text:p>
          </table:table-cell>
          <table:table-cell table:formula="of:=CONCATENATE([$HTML.$A$2];[.$B250];[$HTML.$B$2];[.$M250];[$HTML.$C$2];[.$B250];[$HTML.$D$2];[.$B250];[$HTML.$E$2];[.$B250];[$HTML.$F$2];[.$B250];[$HTML.$G$2])" office:value-type="string" office:string-value="&lt;div class=&quot;card&quot; id=&quot;side-3-21&quot;&gt;&lt;img width=&quot;115&quot; heidht=&quot;160&quot; src=&quot;https://one-draw.jp/ijinden/cardlist/003/card/03_021.png&quot; /&gt;&lt;div class=&quot;numCopies&quot; id=&quot;side-3-21-numCopies&quot;&gt;0&lt;/div&gt;&lt;button type=&quot;button&quot; class=&quot;pop&quot; onclick=&quot;popCardSide('3-21');&quot;&gt;-&lt;/button&gt;&lt;button type=&quot;button&quot; class=&quot;push&quot; onclick=&quot;pushCardSide('3-21');&quot;&gt;+&lt;/button&gt;&lt;button type=&quot;button&quot; class=&quot;raise&quot; onclick=&quot;raiseCardSide('3-21');&quot;&gt;↑&lt;/button&gt;&lt;/div&gt;" calcext:value-type="string">
            <text:p>&lt;div class="card" id="side-3-21"&gt;&lt;img width="115" heidht="160" src="https://one-draw.jp/ijinden/cardlist/003/card/03_021.png" /&gt;&lt;div class="numCopies" id="side-3-21-numCopies"&gt;0&lt;/div&gt;&lt;button type="button" class="pop" onclick="popCardSide('3-21');"&gt;-&lt;/button&gt;&lt;button type="button" class="push" onclick="pushCardSide('3-21');"&gt;+&lt;/button&gt;&lt;button type="button" class="raise" onclick="raiseCardSide('3-21');"&gt;↑&lt;/button&gt;&lt;/div&gt;</text:p>
          </table:table-cell>
          <table:table-cell table:formula="of:=CONCATENATE([$HTML.$A$3];[.B250];[$HTML.$B$3];[.F250];[$HTML.$C$3];[.H250];[$HTML.$D$3];[.J250];[$HTML.$E$3];[.B250];[$HTML.$F$3];[.D250];[$HTML.$G$3];[.I250];[$HTML.$H$3];[.G250];[$HTML.$I$3];[.K250];[$HTML.$J$3];[.B250];[$HTML.$K$3];[.B250];[$HTML.$L$3];[.B250];[$HTML.$M$3];[.B250];[$HTML.$N$3];[.B250];[$HTML.$O$3];[.B250];[$HTML.$P$3])" office:value-type="string" office:string-value="&lt;tr id=&quot;table-3-21&quot; data-expansion=&quot;35&quot; data-type=&quot;1&quot; data-color=&quot;20&quot;&gt;&lt;td&gt;3-21&lt;/td&gt;&lt;td&gt;木戸孝允&lt;/td&gt;&lt;td&gt;青&lt;/td&gt;&lt;td&gt;イジン&lt;/td&gt;&lt;td&gt;1&lt;/td&gt;&lt;td&gt;&lt;button type=&quot;button&quot; onclick=&quot;popCardMain('3-21')&quot;&gt;-&lt;/button&gt;&lt;/td&gt;&lt;td id=&quot;table-main-3-21-numCopies&quot;&gt;0&lt;/td&gt;&lt;td&gt;&lt;button type=&quot;button&quot; onclick=&quot;pushCardMain('3-21')&quot;&gt;+&lt;/button&gt;&lt;/td&gt;&lt;td&gt;&lt;button type=&quot;button&quot; onclick=&quot;popCardSide('3-21')&quot;&gt;-&lt;/button&gt;&lt;/td&gt;&lt;td id=&quot;table-side-3-21-numCopies&quot;&gt;0&lt;/td&gt;&lt;td&gt;&lt;button type=&quot;button&quot; onclick=&quot;pushCardSide('3-21')&quot;&gt;+&lt;/button&gt;&lt;/td&gt;&lt;/tr&gt;" calcext:value-type="string">
            <text:p>&lt;tr id="table-3-21" data-expansion="35" data-type="1" data-color="20"&gt;&lt;td&gt;3-21&lt;/td&gt;&lt;td&gt;木戸孝允&lt;/td&gt;&lt;td&gt;青&lt;/td&gt;&lt;td&gt;イジン&lt;/td&gt;&lt;td&gt;1&lt;/td&gt;&lt;td&gt;&lt;button type="button" onclick="popCardMain('3-21')"&gt;-&lt;/button&gt;&lt;/td&gt;&lt;td id="table-main-3-21-numCopies"&gt;0&lt;/td&gt;&lt;td&gt;&lt;button type="button" onclick="pushCardMain('3-21')"&gt;+&lt;/button&gt;&lt;/td&gt;&lt;td&gt;&lt;button type="button" onclick="popCardSide('3-21')"&gt;-&lt;/button&gt;&lt;/td&gt;&lt;td id="table-side-3-21-numCopies"&gt;0&lt;/td&gt;&lt;td&gt;&lt;button type="button" onclick="pushCardSide('3-2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M251];[$HTML.$C$1];[.$B251];[$HTML.$D$1];[.$B251];[$HTML.$E$1];[.$B251];[$HTML.$F$1];[.$B251];[$HTML.$G$1])" office:value-type="string" office:string-value="&lt;div class=&quot;card&quot; id=&quot;main-3-22&quot;&gt;&lt;img width=&quot;115&quot; heidht=&quot;160&quot; src=&quot;https://one-draw.jp/ijinden/cardlist/003/card/03_022.png&quot; /&gt;&lt;div class=&quot;numCopies&quot; id=&quot;main-3-22-numCopies&quot;&gt;0&lt;/div&gt;&lt;button type=&quot;button&quot; class=&quot;pop&quot; onclick=&quot;popCardMain('3-22');&quot;&gt;-&lt;/button&gt;&lt;button type=&quot;button&quot; class=&quot;push&quot; onclick=&quot;pushCardMain('3-22');&quot;&gt;+&lt;/button&gt;&lt;button type=&quot;button&quot; class=&quot;drop&quot; onclick=&quot;dropCardMain('3-22');&quot;&gt;↓&lt;/button&gt;&lt;/div&gt;" calcext:value-type="string">
            <text:p>&lt;div class="card" id="main-3-22"&gt;&lt;img width="115" heidht="160" src="https://one-draw.jp/ijinden/cardlist/003/card/03_022.png" /&gt;&lt;div class="numCopies" id="main-3-22-numCopies"&gt;0&lt;/div&gt;&lt;button type="button" class="pop" onclick="popCardMain('3-22');"&gt;-&lt;/button&gt;&lt;button type="button" class="push" onclick="pushCardMain('3-22');"&gt;+&lt;/button&gt;&lt;button type="button" class="drop" onclick="dropCardMain('3-22');"&gt;↓&lt;/button&gt;&lt;/div&gt;</text:p>
          </table:table-cell>
          <table:table-cell table:formula="of:=CONCATENATE([$HTML.$A$2];[.$B251];[$HTML.$B$2];[.$M251];[$HTML.$C$2];[.$B251];[$HTML.$D$2];[.$B251];[$HTML.$E$2];[.$B251];[$HTML.$F$2];[.$B251];[$HTML.$G$2])" office:value-type="string" office:string-value="&lt;div class=&quot;card&quot; id=&quot;side-3-22&quot;&gt;&lt;img width=&quot;115&quot; heidht=&quot;160&quot; src=&quot;https://one-draw.jp/ijinden/cardlist/003/card/03_022.png&quot; /&gt;&lt;div class=&quot;numCopies&quot; id=&quot;side-3-22-numCopies&quot;&gt;0&lt;/div&gt;&lt;button type=&quot;button&quot; class=&quot;pop&quot; onclick=&quot;popCardSide('3-22');&quot;&gt;-&lt;/button&gt;&lt;button type=&quot;button&quot; class=&quot;push&quot; onclick=&quot;pushCardSide('3-22');&quot;&gt;+&lt;/button&gt;&lt;button type=&quot;button&quot; class=&quot;raise&quot; onclick=&quot;raiseCardSide('3-22');&quot;&gt;↑&lt;/button&gt;&lt;/div&gt;" calcext:value-type="string">
            <text:p>&lt;div class="card" id="side-3-22"&gt;&lt;img width="115" heidht="160" src="https://one-draw.jp/ijinden/cardlist/003/card/03_022.png" /&gt;&lt;div class="numCopies" id="side-3-22-numCopies"&gt;0&lt;/div&gt;&lt;button type="button" class="pop" onclick="popCardSide('3-22');"&gt;-&lt;/button&gt;&lt;button type="button" class="push" onclick="pushCardSide('3-22');"&gt;+&lt;/button&gt;&lt;button type="button" class="raise" onclick="raiseCardSide('3-22');"&gt;↑&lt;/button&gt;&lt;/div&gt;</text:p>
          </table:table-cell>
          <table:table-cell table:formula="of:=CONCATENATE([$HTML.$A$3];[.B251];[$HTML.$B$3];[.F251];[$HTML.$C$3];[.H251];[$HTML.$D$3];[.J251];[$HTML.$E$3];[.B251];[$HTML.$F$3];[.D251];[$HTML.$G$3];[.I251];[$HTML.$H$3];[.G251];[$HTML.$I$3];[.K251];[$HTML.$J$3];[.B251];[$HTML.$K$3];[.B251];[$HTML.$L$3];[.B251];[$HTML.$M$3];[.B251];[$HTML.$N$3];[.B251];[$HTML.$O$3];[.B251];[$HTML.$P$3])" office:value-type="string" office:string-value="&lt;tr id=&quot;table-3-22&quot; data-expansion=&quot;35&quot; data-type=&quot;1&quot; data-color=&quot;20&quot;&gt;&lt;td&gt;3-22&lt;/td&gt;&lt;td&gt;高杉晋作&lt;/td&gt;&lt;td&gt;青&lt;/td&gt;&lt;td&gt;イジン&lt;/td&gt;&lt;td&gt;2&lt;/td&gt;&lt;td&gt;&lt;button type=&quot;button&quot; onclick=&quot;popCardMain('3-22')&quot;&gt;-&lt;/button&gt;&lt;/td&gt;&lt;td id=&quot;table-main-3-22-numCopies&quot;&gt;0&lt;/td&gt;&lt;td&gt;&lt;button type=&quot;button&quot; onclick=&quot;pushCardMain('3-22')&quot;&gt;+&lt;/button&gt;&lt;/td&gt;&lt;td&gt;&lt;button type=&quot;button&quot; onclick=&quot;popCardSide('3-22')&quot;&gt;-&lt;/button&gt;&lt;/td&gt;&lt;td id=&quot;table-side-3-22-numCopies&quot;&gt;0&lt;/td&gt;&lt;td&gt;&lt;button type=&quot;button&quot; onclick=&quot;pushCardSide('3-22')&quot;&gt;+&lt;/button&gt;&lt;/td&gt;&lt;/tr&gt;" calcext:value-type="string">
            <text:p>&lt;tr id="table-3-22" data-expansion="35" data-type="1" data-color="20"&gt;&lt;td&gt;3-22&lt;/td&gt;&lt;td&gt;高杉晋作&lt;/td&gt;&lt;td&gt;青&lt;/td&gt;&lt;td&gt;イジン&lt;/td&gt;&lt;td&gt;2&lt;/td&gt;&lt;td&gt;&lt;button type="button" onclick="popCardMain('3-22')"&gt;-&lt;/button&gt;&lt;/td&gt;&lt;td id="table-main-3-22-numCopies"&gt;0&lt;/td&gt;&lt;td&gt;&lt;button type="button" onclick="pushCardMain('3-22')"&gt;+&lt;/button&gt;&lt;/td&gt;&lt;td&gt;&lt;button type="button" onclick="popCardSide('3-22')"&gt;-&lt;/button&gt;&lt;/td&gt;&lt;td id="table-side-3-22-numCopies"&gt;0&lt;/td&gt;&lt;td&gt;&lt;button type="button" onclick="pushCardSide('3-2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M252];[$HTML.$C$1];[.$B252];[$HTML.$D$1];[.$B252];[$HTML.$E$1];[.$B252];[$HTML.$F$1];[.$B252];[$HTML.$G$1])" office:value-type="string" office:string-value="&lt;div class=&quot;card&quot; id=&quot;main-3-23&quot;&gt;&lt;img width=&quot;115&quot; heidht=&quot;160&quot; src=&quot;https://one-draw.jp/ijinden/cardlist/003/card/03_023.png&quot; /&gt;&lt;div class=&quot;numCopies&quot; id=&quot;main-3-23-numCopies&quot;&gt;0&lt;/div&gt;&lt;button type=&quot;button&quot; class=&quot;pop&quot; onclick=&quot;popCardMain('3-23');&quot;&gt;-&lt;/button&gt;&lt;button type=&quot;button&quot; class=&quot;push&quot; onclick=&quot;pushCardMain('3-23');&quot;&gt;+&lt;/button&gt;&lt;button type=&quot;button&quot; class=&quot;drop&quot; onclick=&quot;dropCardMain('3-23');&quot;&gt;↓&lt;/button&gt;&lt;/div&gt;" calcext:value-type="string">
            <text:p>&lt;div class="card" id="main-3-23"&gt;&lt;img width="115" heidht="160" src="https://one-draw.jp/ijinden/cardlist/003/card/03_023.png" /&gt;&lt;div class="numCopies" id="main-3-23-numCopies"&gt;0&lt;/div&gt;&lt;button type="button" class="pop" onclick="popCardMain('3-23');"&gt;-&lt;/button&gt;&lt;button type="button" class="push" onclick="pushCardMain('3-23');"&gt;+&lt;/button&gt;&lt;button type="button" class="drop" onclick="dropCardMain('3-23');"&gt;↓&lt;/button&gt;&lt;/div&gt;</text:p>
          </table:table-cell>
          <table:table-cell table:formula="of:=CONCATENATE([$HTML.$A$2];[.$B252];[$HTML.$B$2];[.$M252];[$HTML.$C$2];[.$B252];[$HTML.$D$2];[.$B252];[$HTML.$E$2];[.$B252];[$HTML.$F$2];[.$B252];[$HTML.$G$2])" office:value-type="string" office:string-value="&lt;div class=&quot;card&quot; id=&quot;side-3-23&quot;&gt;&lt;img width=&quot;115&quot; heidht=&quot;160&quot; src=&quot;https://one-draw.jp/ijinden/cardlist/003/card/03_023.png&quot; /&gt;&lt;div class=&quot;numCopies&quot; id=&quot;side-3-23-numCopies&quot;&gt;0&lt;/div&gt;&lt;button type=&quot;button&quot; class=&quot;pop&quot; onclick=&quot;popCardSide('3-23');&quot;&gt;-&lt;/button&gt;&lt;button type=&quot;button&quot; class=&quot;push&quot; onclick=&quot;pushCardSide('3-23');&quot;&gt;+&lt;/button&gt;&lt;button type=&quot;button&quot; class=&quot;raise&quot; onclick=&quot;raiseCardSide('3-23');&quot;&gt;↑&lt;/button&gt;&lt;/div&gt;" calcext:value-type="string">
            <text:p>&lt;div class="card" id="side-3-23"&gt;&lt;img width="115" heidht="160" src="https://one-draw.jp/ijinden/cardlist/003/card/03_023.png" /&gt;&lt;div class="numCopies" id="side-3-23-numCopies"&gt;0&lt;/div&gt;&lt;button type="button" class="pop" onclick="popCardSide('3-23');"&gt;-&lt;/button&gt;&lt;button type="button" class="push" onclick="pushCardSide('3-23');"&gt;+&lt;/button&gt;&lt;button type="button" class="raise" onclick="raiseCardSide('3-23');"&gt;↑&lt;/button&gt;&lt;/div&gt;</text:p>
          </table:table-cell>
          <table:table-cell table:formula="of:=CONCATENATE([$HTML.$A$3];[.B252];[$HTML.$B$3];[.F252];[$HTML.$C$3];[.H252];[$HTML.$D$3];[.J252];[$HTML.$E$3];[.B252];[$HTML.$F$3];[.D252];[$HTML.$G$3];[.I252];[$HTML.$H$3];[.G252];[$HTML.$I$3];[.K252];[$HTML.$J$3];[.B252];[$HTML.$K$3];[.B252];[$HTML.$L$3];[.B252];[$HTML.$M$3];[.B252];[$HTML.$N$3];[.B252];[$HTML.$O$3];[.B252];[$HTML.$P$3])" office:value-type="string" office:string-value="&lt;tr id=&quot;table-3-23&quot; data-expansion=&quot;35&quot; data-type=&quot;1&quot; data-color=&quot;20&quot;&gt;&lt;td&gt;3-23&lt;/td&gt;&lt;td&gt;トマス・ニューコメン&lt;/td&gt;&lt;td&gt;青&lt;/td&gt;&lt;td&gt;イジン&lt;/td&gt;&lt;td&gt;4&lt;/td&gt;&lt;td&gt;&lt;button type=&quot;button&quot; onclick=&quot;popCardMain('3-23')&quot;&gt;-&lt;/button&gt;&lt;/td&gt;&lt;td id=&quot;table-main-3-23-numCopies&quot;&gt;0&lt;/td&gt;&lt;td&gt;&lt;button type=&quot;button&quot; onclick=&quot;pushCardMain('3-23')&quot;&gt;+&lt;/button&gt;&lt;/td&gt;&lt;td&gt;&lt;button type=&quot;button&quot; onclick=&quot;popCardSide('3-23')&quot;&gt;-&lt;/button&gt;&lt;/td&gt;&lt;td id=&quot;table-side-3-23-numCopies&quot;&gt;0&lt;/td&gt;&lt;td&gt;&lt;button type=&quot;button&quot; onclick=&quot;pushCardSide('3-23')&quot;&gt;+&lt;/button&gt;&lt;/td&gt;&lt;/tr&gt;" calcext:value-type="string">
            <text:p>&lt;tr id="table-3-23" data-expansion="35" data-type="1" data-color="20"&gt;&lt;td&gt;3-23&lt;/td&gt;&lt;td&gt;トマス・ニューコメン&lt;/td&gt;&lt;td&gt;青&lt;/td&gt;&lt;td&gt;イジン&lt;/td&gt;&lt;td&gt;4&lt;/td&gt;&lt;td&gt;&lt;button type="button" onclick="popCardMain('3-23')"&gt;-&lt;/button&gt;&lt;/td&gt;&lt;td id="table-main-3-23-numCopies"&gt;0&lt;/td&gt;&lt;td&gt;&lt;button type="button" onclick="pushCardMain('3-23')"&gt;+&lt;/button&gt;&lt;/td&gt;&lt;td&gt;&lt;button type="button" onclick="popCardSide('3-23')"&gt;-&lt;/button&gt;&lt;/td&gt;&lt;td id="table-side-3-23-numCopies"&gt;0&lt;/td&gt;&lt;td&gt;&lt;button type="button" onclick="pushCardSide('3-2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M253];[$HTML.$C$1];[.$B253];[$HTML.$D$1];[.$B253];[$HTML.$E$1];[.$B253];[$HTML.$F$1];[.$B253];[$HTML.$G$1])" office:value-type="string" office:string-value="&lt;div class=&quot;card&quot; id=&quot;main-3-24&quot;&gt;&lt;img width=&quot;115&quot; heidht=&quot;160&quot; src=&quot;https://one-draw.jp/ijinden/cardlist/003/card/03_024.png&quot; /&gt;&lt;div class=&quot;numCopies&quot; id=&quot;main-3-24-numCopies&quot;&gt;0&lt;/div&gt;&lt;button type=&quot;button&quot; class=&quot;pop&quot; onclick=&quot;popCardMain('3-24');&quot;&gt;-&lt;/button&gt;&lt;button type=&quot;button&quot; class=&quot;push&quot; onclick=&quot;pushCardMain('3-24');&quot;&gt;+&lt;/button&gt;&lt;button type=&quot;button&quot; class=&quot;drop&quot; onclick=&quot;dropCardMain('3-24');&quot;&gt;↓&lt;/button&gt;&lt;/div&gt;" calcext:value-type="string">
            <text:p>&lt;div class="card" id="main-3-24"&gt;&lt;img width="115" heidht="160" src="https://one-draw.jp/ijinden/cardlist/003/card/03_024.png" /&gt;&lt;div class="numCopies" id="main-3-24-numCopies"&gt;0&lt;/div&gt;&lt;button type="button" class="pop" onclick="popCardMain('3-24');"&gt;-&lt;/button&gt;&lt;button type="button" class="push" onclick="pushCardMain('3-24');"&gt;+&lt;/button&gt;&lt;button type="button" class="drop" onclick="dropCardMain('3-24');"&gt;↓&lt;/button&gt;&lt;/div&gt;</text:p>
          </table:table-cell>
          <table:table-cell table:formula="of:=CONCATENATE([$HTML.$A$2];[.$B253];[$HTML.$B$2];[.$M253];[$HTML.$C$2];[.$B253];[$HTML.$D$2];[.$B253];[$HTML.$E$2];[.$B253];[$HTML.$F$2];[.$B253];[$HTML.$G$2])" office:value-type="string" office:string-value="&lt;div class=&quot;card&quot; id=&quot;side-3-24&quot;&gt;&lt;img width=&quot;115&quot; heidht=&quot;160&quot; src=&quot;https://one-draw.jp/ijinden/cardlist/003/card/03_024.png&quot; /&gt;&lt;div class=&quot;numCopies&quot; id=&quot;side-3-24-numCopies&quot;&gt;0&lt;/div&gt;&lt;button type=&quot;button&quot; class=&quot;pop&quot; onclick=&quot;popCardSide('3-24');&quot;&gt;-&lt;/button&gt;&lt;button type=&quot;button&quot; class=&quot;push&quot; onclick=&quot;pushCardSide('3-24');&quot;&gt;+&lt;/button&gt;&lt;button type=&quot;button&quot; class=&quot;raise&quot; onclick=&quot;raiseCardSide('3-24');&quot;&gt;↑&lt;/button&gt;&lt;/div&gt;" calcext:value-type="string">
            <text:p>&lt;div class="card" id="side-3-24"&gt;&lt;img width="115" heidht="160" src="https://one-draw.jp/ijinden/cardlist/003/card/03_024.png" /&gt;&lt;div class="numCopies" id="side-3-24-numCopies"&gt;0&lt;/div&gt;&lt;button type="button" class="pop" onclick="popCardSide('3-24');"&gt;-&lt;/button&gt;&lt;button type="button" class="push" onclick="pushCardSide('3-24');"&gt;+&lt;/button&gt;&lt;button type="button" class="raise" onclick="raiseCardSide('3-24');"&gt;↑&lt;/button&gt;&lt;/div&gt;</text:p>
          </table:table-cell>
          <table:table-cell table:formula="of:=CONCATENATE([$HTML.$A$3];[.B253];[$HTML.$B$3];[.F253];[$HTML.$C$3];[.H253];[$HTML.$D$3];[.J253];[$HTML.$E$3];[.B253];[$HTML.$F$3];[.D253];[$HTML.$G$3];[.I253];[$HTML.$H$3];[.G253];[$HTML.$I$3];[.K253];[$HTML.$J$3];[.B253];[$HTML.$K$3];[.B253];[$HTML.$L$3];[.B253];[$HTML.$M$3];[.B253];[$HTML.$N$3];[.B253];[$HTML.$O$3];[.B253];[$HTML.$P$3])" office:value-type="string" office:string-value="&lt;tr id=&quot;table-3-24&quot; data-expansion=&quot;35&quot; data-type=&quot;1&quot; data-color=&quot;20&quot;&gt;&lt;td&gt;3-24&lt;/td&gt;&lt;td&gt;アダム・ラクスマン&lt;/td&gt;&lt;td&gt;青&lt;/td&gt;&lt;td&gt;イジン&lt;/td&gt;&lt;td&gt;5&lt;/td&gt;&lt;td&gt;&lt;button type=&quot;button&quot; onclick=&quot;popCardMain('3-24')&quot;&gt;-&lt;/button&gt;&lt;/td&gt;&lt;td id=&quot;table-main-3-24-numCopies&quot;&gt;0&lt;/td&gt;&lt;td&gt;&lt;button type=&quot;button&quot; onclick=&quot;pushCardMain('3-24')&quot;&gt;+&lt;/button&gt;&lt;/td&gt;&lt;td&gt;&lt;button type=&quot;button&quot; onclick=&quot;popCardSide('3-24')&quot;&gt;-&lt;/button&gt;&lt;/td&gt;&lt;td id=&quot;table-side-3-24-numCopies&quot;&gt;0&lt;/td&gt;&lt;td&gt;&lt;button type=&quot;button&quot; onclick=&quot;pushCardSide('3-24')&quot;&gt;+&lt;/button&gt;&lt;/td&gt;&lt;/tr&gt;" calcext:value-type="string">
            <text:p>&lt;tr id="table-3-24" data-expansion="35" data-type="1" data-color="20"&gt;&lt;td&gt;3-24&lt;/td&gt;&lt;td&gt;アダム・ラクスマン&lt;/td&gt;&lt;td&gt;青&lt;/td&gt;&lt;td&gt;イジン&lt;/td&gt;&lt;td&gt;5&lt;/td&gt;&lt;td&gt;&lt;button type="button" onclick="popCardMain('3-24')"&gt;-&lt;/button&gt;&lt;/td&gt;&lt;td id="table-main-3-24-numCopies"&gt;0&lt;/td&gt;&lt;td&gt;&lt;button type="button" onclick="pushCardMain('3-24')"&gt;+&lt;/button&gt;&lt;/td&gt;&lt;td&gt;&lt;button type="button" onclick="popCardSide('3-24')"&gt;-&lt;/button&gt;&lt;/td&gt;&lt;td id="table-side-3-24-numCopies"&gt;0&lt;/td&gt;&lt;td&gt;&lt;button type="button" onclick="pushCardSide('3-2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M254];[$HTML.$C$1];[.$B254];[$HTML.$D$1];[.$B254];[$HTML.$E$1];[.$B254];[$HTML.$F$1];[.$B254];[$HTML.$G$1])" office:value-type="string" office:string-value="&lt;div class=&quot;card&quot; id=&quot;main-3-25&quot;&gt;&lt;img width=&quot;115&quot; heidht=&quot;160&quot; src=&quot;https://one-draw.jp/ijinden/cardlist/003/card/03_025.png&quot; /&gt;&lt;div class=&quot;numCopies&quot; id=&quot;main-3-25-numCopies&quot;&gt;0&lt;/div&gt;&lt;button type=&quot;button&quot; class=&quot;pop&quot; onclick=&quot;popCardMain('3-25');&quot;&gt;-&lt;/button&gt;&lt;button type=&quot;button&quot; class=&quot;push&quot; onclick=&quot;pushCardMain('3-25');&quot;&gt;+&lt;/button&gt;&lt;button type=&quot;button&quot; class=&quot;drop&quot; onclick=&quot;dropCardMain('3-25');&quot;&gt;↓&lt;/button&gt;&lt;/div&gt;" calcext:value-type="string">
            <text:p>&lt;div class="card" id="main-3-25"&gt;&lt;img width="115" heidht="160" src="https://one-draw.jp/ijinden/cardlist/003/card/03_025.png" /&gt;&lt;div class="numCopies" id="main-3-25-numCopies"&gt;0&lt;/div&gt;&lt;button type="button" class="pop" onclick="popCardMain('3-25');"&gt;-&lt;/button&gt;&lt;button type="button" class="push" onclick="pushCardMain('3-25');"&gt;+&lt;/button&gt;&lt;button type="button" class="drop" onclick="dropCardMain('3-25');"&gt;↓&lt;/button&gt;&lt;/div&gt;</text:p>
          </table:table-cell>
          <table:table-cell table:formula="of:=CONCATENATE([$HTML.$A$2];[.$B254];[$HTML.$B$2];[.$M254];[$HTML.$C$2];[.$B254];[$HTML.$D$2];[.$B254];[$HTML.$E$2];[.$B254];[$HTML.$F$2];[.$B254];[$HTML.$G$2])" office:value-type="string" office:string-value="&lt;div class=&quot;card&quot; id=&quot;side-3-25&quot;&gt;&lt;img width=&quot;115&quot; heidht=&quot;160&quot; src=&quot;https://one-draw.jp/ijinden/cardlist/003/card/03_025.png&quot; /&gt;&lt;div class=&quot;numCopies&quot; id=&quot;side-3-25-numCopies&quot;&gt;0&lt;/div&gt;&lt;button type=&quot;button&quot; class=&quot;pop&quot; onclick=&quot;popCardSide('3-25');&quot;&gt;-&lt;/button&gt;&lt;button type=&quot;button&quot; class=&quot;push&quot; onclick=&quot;pushCardSide('3-25');&quot;&gt;+&lt;/button&gt;&lt;button type=&quot;button&quot; class=&quot;raise&quot; onclick=&quot;raiseCardSide('3-25');&quot;&gt;↑&lt;/button&gt;&lt;/div&gt;" calcext:value-type="string">
            <text:p>&lt;div class="card" id="side-3-25"&gt;&lt;img width="115" heidht="160" src="https://one-draw.jp/ijinden/cardlist/003/card/03_025.png" /&gt;&lt;div class="numCopies" id="side-3-25-numCopies"&gt;0&lt;/div&gt;&lt;button type="button" class="pop" onclick="popCardSide('3-25');"&gt;-&lt;/button&gt;&lt;button type="button" class="push" onclick="pushCardSide('3-25');"&gt;+&lt;/button&gt;&lt;button type="button" class="raise" onclick="raiseCardSide('3-25');"&gt;↑&lt;/button&gt;&lt;/div&gt;</text:p>
          </table:table-cell>
          <table:table-cell table:formula="of:=CONCATENATE([$HTML.$A$3];[.B254];[$HTML.$B$3];[.F254];[$HTML.$C$3];[.H254];[$HTML.$D$3];[.J254];[$HTML.$E$3];[.B254];[$HTML.$F$3];[.D254];[$HTML.$G$3];[.I254];[$HTML.$H$3];[.G254];[$HTML.$I$3];[.K254];[$HTML.$J$3];[.B254];[$HTML.$K$3];[.B254];[$HTML.$L$3];[.B254];[$HTML.$M$3];[.B254];[$HTML.$N$3];[.B254];[$HTML.$O$3];[.B254];[$HTML.$P$3])" office:value-type="string" office:string-value="&lt;tr id=&quot;table-3-25&quot; data-expansion=&quot;35&quot; data-type=&quot;1&quot; data-color=&quot;20&quot;&gt;&lt;td&gt;3-25&lt;/td&gt;&lt;td&gt;大黒屋光太夫&lt;/td&gt;&lt;td&gt;青&lt;/td&gt;&lt;td&gt;イジン&lt;/td&gt;&lt;td&gt;2&lt;/td&gt;&lt;td&gt;&lt;button type=&quot;button&quot; onclick=&quot;popCardMain('3-25')&quot;&gt;-&lt;/button&gt;&lt;/td&gt;&lt;td id=&quot;table-main-3-25-numCopies&quot;&gt;0&lt;/td&gt;&lt;td&gt;&lt;button type=&quot;button&quot; onclick=&quot;pushCardMain('3-25')&quot;&gt;+&lt;/button&gt;&lt;/td&gt;&lt;td&gt;&lt;button type=&quot;button&quot; onclick=&quot;popCardSide('3-25')&quot;&gt;-&lt;/button&gt;&lt;/td&gt;&lt;td id=&quot;table-side-3-25-numCopies&quot;&gt;0&lt;/td&gt;&lt;td&gt;&lt;button type=&quot;button&quot; onclick=&quot;pushCardSide('3-25')&quot;&gt;+&lt;/button&gt;&lt;/td&gt;&lt;/tr&gt;" calcext:value-type="string">
            <text:p>&lt;tr id="table-3-25" data-expansion="35" data-type="1" data-color="20"&gt;&lt;td&gt;3-25&lt;/td&gt;&lt;td&gt;大黒屋光太夫&lt;/td&gt;&lt;td&gt;青&lt;/td&gt;&lt;td&gt;イジン&lt;/td&gt;&lt;td&gt;2&lt;/td&gt;&lt;td&gt;&lt;button type="button" onclick="popCardMain('3-25')"&gt;-&lt;/button&gt;&lt;/td&gt;&lt;td id="table-main-3-25-numCopies"&gt;0&lt;/td&gt;&lt;td&gt;&lt;button type="button" onclick="pushCardMain('3-25')"&gt;+&lt;/button&gt;&lt;/td&gt;&lt;td&gt;&lt;button type="button" onclick="popCardSide('3-25')"&gt;-&lt;/button&gt;&lt;/td&gt;&lt;td id="table-side-3-25-numCopies"&gt;0&lt;/td&gt;&lt;td&gt;&lt;button type="button" onclick="pushCardSide('3-2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M255];[$HTML.$C$1];[.$B255];[$HTML.$D$1];[.$B255];[$HTML.$E$1];[.$B255];[$HTML.$F$1];[.$B255];[$HTML.$G$1])" office:value-type="string" office:string-value="&lt;div class=&quot;card&quot; id=&quot;main-3-26&quot;&gt;&lt;img width=&quot;115&quot; heidht=&quot;160&quot; src=&quot;https://one-draw.jp/ijinden/cardlist/003/card/03_026.png&quot; /&gt;&lt;div class=&quot;numCopies&quot; id=&quot;main-3-26-numCopies&quot;&gt;0&lt;/div&gt;&lt;button type=&quot;button&quot; class=&quot;pop&quot; onclick=&quot;popCardMain('3-26');&quot;&gt;-&lt;/button&gt;&lt;button type=&quot;button&quot; class=&quot;push&quot; onclick=&quot;pushCardMain('3-26');&quot;&gt;+&lt;/button&gt;&lt;button type=&quot;button&quot; class=&quot;drop&quot; onclick=&quot;dropCardMain('3-26');&quot;&gt;↓&lt;/button&gt;&lt;/div&gt;" calcext:value-type="string">
            <text:p>&lt;div class="card" id="main-3-26"&gt;&lt;img width="115" heidht="160" src="https://one-draw.jp/ijinden/cardlist/003/card/03_026.png" /&gt;&lt;div class="numCopies" id="main-3-26-numCopies"&gt;0&lt;/div&gt;&lt;button type="button" class="pop" onclick="popCardMain('3-26');"&gt;-&lt;/button&gt;&lt;button type="button" class="push" onclick="pushCardMain('3-26');"&gt;+&lt;/button&gt;&lt;button type="button" class="drop" onclick="dropCardMain('3-26');"&gt;↓&lt;/button&gt;&lt;/div&gt;</text:p>
          </table:table-cell>
          <table:table-cell table:formula="of:=CONCATENATE([$HTML.$A$2];[.$B255];[$HTML.$B$2];[.$M255];[$HTML.$C$2];[.$B255];[$HTML.$D$2];[.$B255];[$HTML.$E$2];[.$B255];[$HTML.$F$2];[.$B255];[$HTML.$G$2])" office:value-type="string" office:string-value="&lt;div class=&quot;card&quot; id=&quot;side-3-26&quot;&gt;&lt;img width=&quot;115&quot; heidht=&quot;160&quot; src=&quot;https://one-draw.jp/ijinden/cardlist/003/card/03_026.png&quot; /&gt;&lt;div class=&quot;numCopies&quot; id=&quot;side-3-26-numCopies&quot;&gt;0&lt;/div&gt;&lt;button type=&quot;button&quot; class=&quot;pop&quot; onclick=&quot;popCardSide('3-26');&quot;&gt;-&lt;/button&gt;&lt;button type=&quot;button&quot; class=&quot;push&quot; onclick=&quot;pushCardSide('3-26');&quot;&gt;+&lt;/button&gt;&lt;button type=&quot;button&quot; class=&quot;raise&quot; onclick=&quot;raiseCardSide('3-26');&quot;&gt;↑&lt;/button&gt;&lt;/div&gt;" calcext:value-type="string">
            <text:p>&lt;div class="card" id="side-3-26"&gt;&lt;img width="115" heidht="160" src="https://one-draw.jp/ijinden/cardlist/003/card/03_026.png" /&gt;&lt;div class="numCopies" id="side-3-26-numCopies"&gt;0&lt;/div&gt;&lt;button type="button" class="pop" onclick="popCardSide('3-26');"&gt;-&lt;/button&gt;&lt;button type="button" class="push" onclick="pushCardSide('3-26');"&gt;+&lt;/button&gt;&lt;button type="button" class="raise" onclick="raiseCardSide('3-26');"&gt;↑&lt;/button&gt;&lt;/div&gt;</text:p>
          </table:table-cell>
          <table:table-cell table:formula="of:=CONCATENATE([$HTML.$A$3];[.B255];[$HTML.$B$3];[.F255];[$HTML.$C$3];[.H255];[$HTML.$D$3];[.J255];[$HTML.$E$3];[.B255];[$HTML.$F$3];[.D255];[$HTML.$G$3];[.I255];[$HTML.$H$3];[.G255];[$HTML.$I$3];[.K255];[$HTML.$J$3];[.B255];[$HTML.$K$3];[.B255];[$HTML.$L$3];[.B255];[$HTML.$M$3];[.B255];[$HTML.$N$3];[.B255];[$HTML.$O$3];[.B255];[$HTML.$P$3])" office:value-type="string" office:string-value="&lt;tr id=&quot;table-3-26&quot; data-expansion=&quot;35&quot; data-type=&quot;1&quot; data-color=&quot;20&quot;&gt;&lt;td&gt;3-26&lt;/td&gt;&lt;td&gt;ニコライ・レザノフ&lt;/td&gt;&lt;td&gt;青&lt;/td&gt;&lt;td&gt;イジン&lt;/td&gt;&lt;td&gt;1&lt;/td&gt;&lt;td&gt;&lt;button type=&quot;button&quot; onclick=&quot;popCardMain('3-26')&quot;&gt;-&lt;/button&gt;&lt;/td&gt;&lt;td id=&quot;table-main-3-26-numCopies&quot;&gt;0&lt;/td&gt;&lt;td&gt;&lt;button type=&quot;button&quot; onclick=&quot;pushCardMain('3-26')&quot;&gt;+&lt;/button&gt;&lt;/td&gt;&lt;td&gt;&lt;button type=&quot;button&quot; onclick=&quot;popCardSide('3-26')&quot;&gt;-&lt;/button&gt;&lt;/td&gt;&lt;td id=&quot;table-side-3-26-numCopies&quot;&gt;0&lt;/td&gt;&lt;td&gt;&lt;button type=&quot;button&quot; onclick=&quot;pushCardSide('3-26')&quot;&gt;+&lt;/button&gt;&lt;/td&gt;&lt;/tr&gt;" calcext:value-type="string">
            <text:p>&lt;tr id="table-3-26" data-expansion="35" data-type="1" data-color="20"&gt;&lt;td&gt;3-26&lt;/td&gt;&lt;td&gt;ニコライ・レザノフ&lt;/td&gt;&lt;td&gt;青&lt;/td&gt;&lt;td&gt;イジン&lt;/td&gt;&lt;td&gt;1&lt;/td&gt;&lt;td&gt;&lt;button type="button" onclick="popCardMain('3-26')"&gt;-&lt;/button&gt;&lt;/td&gt;&lt;td id="table-main-3-26-numCopies"&gt;0&lt;/td&gt;&lt;td&gt;&lt;button type="button" onclick="pushCardMain('3-26')"&gt;+&lt;/button&gt;&lt;/td&gt;&lt;td&gt;&lt;button type="button" onclick="popCardSide('3-26')"&gt;-&lt;/button&gt;&lt;/td&gt;&lt;td id="table-side-3-26-numCopies"&gt;0&lt;/td&gt;&lt;td&gt;&lt;button type="button" onclick="pushCardSide('3-2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M256];[$HTML.$C$1];[.$B256];[$HTML.$D$1];[.$B256];[$HTML.$E$1];[.$B256];[$HTML.$F$1];[.$B256];[$HTML.$G$1])" office:value-type="string" office:string-value="&lt;div class=&quot;card&quot; id=&quot;main-3-27&quot;&gt;&lt;img width=&quot;115&quot; heidht=&quot;160&quot; src=&quot;https://one-draw.jp/ijinden/cardlist/003/card/03_027.png&quot; /&gt;&lt;div class=&quot;numCopies&quot; id=&quot;main-3-27-numCopies&quot;&gt;0&lt;/div&gt;&lt;button type=&quot;button&quot; class=&quot;pop&quot; onclick=&quot;popCardMain('3-27');&quot;&gt;-&lt;/button&gt;&lt;button type=&quot;button&quot; class=&quot;push&quot; onclick=&quot;pushCardMain('3-27');&quot;&gt;+&lt;/button&gt;&lt;button type=&quot;button&quot; class=&quot;drop&quot; onclick=&quot;dropCardMain('3-27');&quot;&gt;↓&lt;/button&gt;&lt;/div&gt;" calcext:value-type="string">
            <text:p>&lt;div class="card" id="main-3-27"&gt;&lt;img width="115" heidht="160" src="https://one-draw.jp/ijinden/cardlist/003/card/03_027.png" /&gt;&lt;div class="numCopies" id="main-3-27-numCopies"&gt;0&lt;/div&gt;&lt;button type="button" class="pop" onclick="popCardMain('3-27');"&gt;-&lt;/button&gt;&lt;button type="button" class="push" onclick="pushCardMain('3-27');"&gt;+&lt;/button&gt;&lt;button type="button" class="drop" onclick="dropCardMain('3-27');"&gt;↓&lt;/button&gt;&lt;/div&gt;</text:p>
          </table:table-cell>
          <table:table-cell table:formula="of:=CONCATENATE([$HTML.$A$2];[.$B256];[$HTML.$B$2];[.$M256];[$HTML.$C$2];[.$B256];[$HTML.$D$2];[.$B256];[$HTML.$E$2];[.$B256];[$HTML.$F$2];[.$B256];[$HTML.$G$2])" office:value-type="string" office:string-value="&lt;div class=&quot;card&quot; id=&quot;side-3-27&quot;&gt;&lt;img width=&quot;115&quot; heidht=&quot;160&quot; src=&quot;https://one-draw.jp/ijinden/cardlist/003/card/03_027.png&quot; /&gt;&lt;div class=&quot;numCopies&quot; id=&quot;side-3-27-numCopies&quot;&gt;0&lt;/div&gt;&lt;button type=&quot;button&quot; class=&quot;pop&quot; onclick=&quot;popCardSide('3-27');&quot;&gt;-&lt;/button&gt;&lt;button type=&quot;button&quot; class=&quot;push&quot; onclick=&quot;pushCardSide('3-27');&quot;&gt;+&lt;/button&gt;&lt;button type=&quot;button&quot; class=&quot;raise&quot; onclick=&quot;raiseCardSide('3-27');&quot;&gt;↑&lt;/button&gt;&lt;/div&gt;" calcext:value-type="string">
            <text:p>&lt;div class="card" id="side-3-27"&gt;&lt;img width="115" heidht="160" src="https://one-draw.jp/ijinden/cardlist/003/card/03_027.png" /&gt;&lt;div class="numCopies" id="side-3-27-numCopies"&gt;0&lt;/div&gt;&lt;button type="button" class="pop" onclick="popCardSide('3-27');"&gt;-&lt;/button&gt;&lt;button type="button" class="push" onclick="pushCardSide('3-27');"&gt;+&lt;/button&gt;&lt;button type="button" class="raise" onclick="raiseCardSide('3-27');"&gt;↑&lt;/button&gt;&lt;/div&gt;</text:p>
          </table:table-cell>
          <table:table-cell table:formula="of:=CONCATENATE([$HTML.$A$3];[.B256];[$HTML.$B$3];[.F256];[$HTML.$C$3];[.H256];[$HTML.$D$3];[.J256];[$HTML.$E$3];[.B256];[$HTML.$F$3];[.D256];[$HTML.$G$3];[.I256];[$HTML.$H$3];[.G256];[$HTML.$I$3];[.K256];[$HTML.$J$3];[.B256];[$HTML.$K$3];[.B256];[$HTML.$L$3];[.B256];[$HTML.$M$3];[.B256];[$HTML.$N$3];[.B256];[$HTML.$O$3];[.B256];[$HTML.$P$3])" office:value-type="string" office:string-value="&lt;tr id=&quot;table-3-27&quot; data-expansion=&quot;35&quot; data-type=&quot;1&quot; data-color=&quot;30&quot;&gt;&lt;td&gt;3-27&lt;/td&gt;&lt;td&gt;小野小町&lt;/td&gt;&lt;td&gt;緑&lt;/td&gt;&lt;td&gt;イジン&lt;/td&gt;&lt;td&gt;3&lt;/td&gt;&lt;td&gt;&lt;button type=&quot;button&quot; onclick=&quot;popCardMain('3-27')&quot;&gt;-&lt;/button&gt;&lt;/td&gt;&lt;td id=&quot;table-main-3-27-numCopies&quot;&gt;0&lt;/td&gt;&lt;td&gt;&lt;button type=&quot;button&quot; onclick=&quot;pushCardMain('3-27')&quot;&gt;+&lt;/button&gt;&lt;/td&gt;&lt;td&gt;&lt;button type=&quot;button&quot; onclick=&quot;popCardSide('3-27')&quot;&gt;-&lt;/button&gt;&lt;/td&gt;&lt;td id=&quot;table-side-3-27-numCopies&quot;&gt;0&lt;/td&gt;&lt;td&gt;&lt;button type=&quot;button&quot; onclick=&quot;pushCardSide('3-27')&quot;&gt;+&lt;/button&gt;&lt;/td&gt;&lt;/tr&gt;" calcext:value-type="string">
            <text:p>&lt;tr id="table-3-27" data-expansion="35" data-type="1" data-color="30"&gt;&lt;td&gt;3-27&lt;/td&gt;&lt;td&gt;小野小町&lt;/td&gt;&lt;td&gt;緑&lt;/td&gt;&lt;td&gt;イジン&lt;/td&gt;&lt;td&gt;3&lt;/td&gt;&lt;td&gt;&lt;button type="button" onclick="popCardMain('3-27')"&gt;-&lt;/button&gt;&lt;/td&gt;&lt;td id="table-main-3-27-numCopies"&gt;0&lt;/td&gt;&lt;td&gt;&lt;button type="button" onclick="pushCardMain('3-27')"&gt;+&lt;/button&gt;&lt;/td&gt;&lt;td&gt;&lt;button type="button" onclick="popCardSide('3-27')"&gt;-&lt;/button&gt;&lt;/td&gt;&lt;td id="table-side-3-27-numCopies"&gt;0&lt;/td&gt;&lt;td&gt;&lt;button type="button" onclick="pushCardSide('3-2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M257];[$HTML.$C$1];[.$B257];[$HTML.$D$1];[.$B257];[$HTML.$E$1];[.$B257];[$HTML.$F$1];[.$B257];[$HTML.$G$1])" office:value-type="string" office:string-value="&lt;div class=&quot;card&quot; id=&quot;main-3-28&quot;&gt;&lt;img width=&quot;115&quot; heidht=&quot;160&quot; src=&quot;https://one-draw.jp/ijinden/cardlist/003/card/03_028.png&quot; /&gt;&lt;div class=&quot;numCopies&quot; id=&quot;main-3-28-numCopies&quot;&gt;0&lt;/div&gt;&lt;button type=&quot;button&quot; class=&quot;pop&quot; onclick=&quot;popCardMain('3-28');&quot;&gt;-&lt;/button&gt;&lt;button type=&quot;button&quot; class=&quot;push&quot; onclick=&quot;pushCardMain('3-28');&quot;&gt;+&lt;/button&gt;&lt;button type=&quot;button&quot; class=&quot;drop&quot; onclick=&quot;dropCardMain('3-28');&quot;&gt;↓&lt;/button&gt;&lt;/div&gt;" calcext:value-type="string">
            <text:p>&lt;div class="card" id="main-3-28"&gt;&lt;img width="115" heidht="160" src="https://one-draw.jp/ijinden/cardlist/003/card/03_028.png" /&gt;&lt;div class="numCopies" id="main-3-28-numCopies"&gt;0&lt;/div&gt;&lt;button type="button" class="pop" onclick="popCardMain('3-28');"&gt;-&lt;/button&gt;&lt;button type="button" class="push" onclick="pushCardMain('3-28');"&gt;+&lt;/button&gt;&lt;button type="button" class="drop" onclick="dropCardMain('3-28');"&gt;↓&lt;/button&gt;&lt;/div&gt;</text:p>
          </table:table-cell>
          <table:table-cell table:formula="of:=CONCATENATE([$HTML.$A$2];[.$B257];[$HTML.$B$2];[.$M257];[$HTML.$C$2];[.$B257];[$HTML.$D$2];[.$B257];[$HTML.$E$2];[.$B257];[$HTML.$F$2];[.$B257];[$HTML.$G$2])" office:value-type="string" office:string-value="&lt;div class=&quot;card&quot; id=&quot;side-3-28&quot;&gt;&lt;img width=&quot;115&quot; heidht=&quot;160&quot; src=&quot;https://one-draw.jp/ijinden/cardlist/003/card/03_028.png&quot; /&gt;&lt;div class=&quot;numCopies&quot; id=&quot;side-3-28-numCopies&quot;&gt;0&lt;/div&gt;&lt;button type=&quot;button&quot; class=&quot;pop&quot; onclick=&quot;popCardSide('3-28');&quot;&gt;-&lt;/button&gt;&lt;button type=&quot;button&quot; class=&quot;push&quot; onclick=&quot;pushCardSide('3-28');&quot;&gt;+&lt;/button&gt;&lt;button type=&quot;button&quot; class=&quot;raise&quot; onclick=&quot;raiseCardSide('3-28');&quot;&gt;↑&lt;/button&gt;&lt;/div&gt;" calcext:value-type="string">
            <text:p>&lt;div class="card" id="side-3-28"&gt;&lt;img width="115" heidht="160" src="https://one-draw.jp/ijinden/cardlist/003/card/03_028.png" /&gt;&lt;div class="numCopies" id="side-3-28-numCopies"&gt;0&lt;/div&gt;&lt;button type="button" class="pop" onclick="popCardSide('3-28');"&gt;-&lt;/button&gt;&lt;button type="button" class="push" onclick="pushCardSide('3-28');"&gt;+&lt;/button&gt;&lt;button type="button" class="raise" onclick="raiseCardSide('3-28');"&gt;↑&lt;/button&gt;&lt;/div&gt;</text:p>
          </table:table-cell>
          <table:table-cell table:formula="of:=CONCATENATE([$HTML.$A$3];[.B257];[$HTML.$B$3];[.F257];[$HTML.$C$3];[.H257];[$HTML.$D$3];[.J257];[$HTML.$E$3];[.B257];[$HTML.$F$3];[.D257];[$HTML.$G$3];[.I257];[$HTML.$H$3];[.G257];[$HTML.$I$3];[.K257];[$HTML.$J$3];[.B257];[$HTML.$K$3];[.B257];[$HTML.$L$3];[.B257];[$HTML.$M$3];[.B257];[$HTML.$N$3];[.B257];[$HTML.$O$3];[.B257];[$HTML.$P$3])" office:value-type="string" office:string-value="&lt;tr id=&quot;table-3-28&quot; data-expansion=&quot;35&quot; data-type=&quot;1&quot; data-color=&quot;30&quot;&gt;&lt;td&gt;3-28&lt;/td&gt;&lt;td&gt;松尾芭蕉&lt;/td&gt;&lt;td&gt;緑&lt;/td&gt;&lt;td&gt;イジン&lt;/td&gt;&lt;td&gt;3&lt;/td&gt;&lt;td&gt;&lt;button type=&quot;button&quot; onclick=&quot;popCardMain('3-28')&quot;&gt;-&lt;/button&gt;&lt;/td&gt;&lt;td id=&quot;table-main-3-28-numCopies&quot;&gt;0&lt;/td&gt;&lt;td&gt;&lt;button type=&quot;button&quot; onclick=&quot;pushCardMain('3-28')&quot;&gt;+&lt;/button&gt;&lt;/td&gt;&lt;td&gt;&lt;button type=&quot;button&quot; onclick=&quot;popCardSide('3-28')&quot;&gt;-&lt;/button&gt;&lt;/td&gt;&lt;td id=&quot;table-side-3-28-numCopies&quot;&gt;0&lt;/td&gt;&lt;td&gt;&lt;button type=&quot;button&quot; onclick=&quot;pushCardSide('3-28')&quot;&gt;+&lt;/button&gt;&lt;/td&gt;&lt;/tr&gt;" calcext:value-type="string">
            <text:p>&lt;tr id="table-3-28" data-expansion="35" data-type="1" data-color="30"&gt;&lt;td&gt;3-28&lt;/td&gt;&lt;td&gt;松尾芭蕉&lt;/td&gt;&lt;td&gt;緑&lt;/td&gt;&lt;td&gt;イジン&lt;/td&gt;&lt;td&gt;3&lt;/td&gt;&lt;td&gt;&lt;button type="button" onclick="popCardMain('3-28')"&gt;-&lt;/button&gt;&lt;/td&gt;&lt;td id="table-main-3-28-numCopies"&gt;0&lt;/td&gt;&lt;td&gt;&lt;button type="button" onclick="pushCardMain('3-28')"&gt;+&lt;/button&gt;&lt;/td&gt;&lt;td&gt;&lt;button type="button" onclick="popCardSide('3-28')"&gt;-&lt;/button&gt;&lt;/td&gt;&lt;td id="table-side-3-28-numCopies"&gt;0&lt;/td&gt;&lt;td&gt;&lt;button type="button" onclick="pushCardSide('3-2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M258];[$HTML.$C$1];[.$B258];[$HTML.$D$1];[.$B258];[$HTML.$E$1];[.$B258];[$HTML.$F$1];[.$B258];[$HTML.$G$1])" office:value-type="string" office:string-value="&lt;div class=&quot;card&quot; id=&quot;main-3-29&quot;&gt;&lt;img width=&quot;115&quot; heidht=&quot;160&quot; src=&quot;https://one-draw.jp/ijinden/cardlist/003/card/03_029.png&quot; /&gt;&lt;div class=&quot;numCopies&quot; id=&quot;main-3-29-numCopies&quot;&gt;0&lt;/div&gt;&lt;button type=&quot;button&quot; class=&quot;pop&quot; onclick=&quot;popCardMain('3-29');&quot;&gt;-&lt;/button&gt;&lt;button type=&quot;button&quot; class=&quot;push&quot; onclick=&quot;pushCardMain('3-29');&quot;&gt;+&lt;/button&gt;&lt;button type=&quot;button&quot; class=&quot;drop&quot; onclick=&quot;dropCardMain('3-29');&quot;&gt;↓&lt;/button&gt;&lt;/div&gt;" calcext:value-type="string">
            <text:p>&lt;div class="card" id="main-3-29"&gt;&lt;img width="115" heidht="160" src="https://one-draw.jp/ijinden/cardlist/003/card/03_029.png" /&gt;&lt;div class="numCopies" id="main-3-29-numCopies"&gt;0&lt;/div&gt;&lt;button type="button" class="pop" onclick="popCardMain('3-29');"&gt;-&lt;/button&gt;&lt;button type="button" class="push" onclick="pushCardMain('3-29');"&gt;+&lt;/button&gt;&lt;button type="button" class="drop" onclick="dropCardMain('3-29');"&gt;↓&lt;/button&gt;&lt;/div&gt;</text:p>
          </table:table-cell>
          <table:table-cell table:formula="of:=CONCATENATE([$HTML.$A$2];[.$B258];[$HTML.$B$2];[.$M258];[$HTML.$C$2];[.$B258];[$HTML.$D$2];[.$B258];[$HTML.$E$2];[.$B258];[$HTML.$F$2];[.$B258];[$HTML.$G$2])" office:value-type="string" office:string-value="&lt;div class=&quot;card&quot; id=&quot;side-3-29&quot;&gt;&lt;img width=&quot;115&quot; heidht=&quot;160&quot; src=&quot;https://one-draw.jp/ijinden/cardlist/003/card/03_029.png&quot; /&gt;&lt;div class=&quot;numCopies&quot; id=&quot;side-3-29-numCopies&quot;&gt;0&lt;/div&gt;&lt;button type=&quot;button&quot; class=&quot;pop&quot; onclick=&quot;popCardSide('3-29');&quot;&gt;-&lt;/button&gt;&lt;button type=&quot;button&quot; class=&quot;push&quot; onclick=&quot;pushCardSide('3-29');&quot;&gt;+&lt;/button&gt;&lt;button type=&quot;button&quot; class=&quot;raise&quot; onclick=&quot;raiseCardSide('3-29');&quot;&gt;↑&lt;/button&gt;&lt;/div&gt;" calcext:value-type="string">
            <text:p>&lt;div class="card" id="side-3-29"&gt;&lt;img width="115" heidht="160" src="https://one-draw.jp/ijinden/cardlist/003/card/03_029.png" /&gt;&lt;div class="numCopies" id="side-3-29-numCopies"&gt;0&lt;/div&gt;&lt;button type="button" class="pop" onclick="popCardSide('3-29');"&gt;-&lt;/button&gt;&lt;button type="button" class="push" onclick="pushCardSide('3-29');"&gt;+&lt;/button&gt;&lt;button type="button" class="raise" onclick="raiseCardSide('3-29');"&gt;↑&lt;/button&gt;&lt;/div&gt;</text:p>
          </table:table-cell>
          <table:table-cell table:formula="of:=CONCATENATE([$HTML.$A$3];[.B258];[$HTML.$B$3];[.F258];[$HTML.$C$3];[.H258];[$HTML.$D$3];[.J258];[$HTML.$E$3];[.B258];[$HTML.$F$3];[.D258];[$HTML.$G$3];[.I258];[$HTML.$H$3];[.G258];[$HTML.$I$3];[.K258];[$HTML.$J$3];[.B258];[$HTML.$K$3];[.B258];[$HTML.$L$3];[.B258];[$HTML.$M$3];[.B258];[$HTML.$N$3];[.B258];[$HTML.$O$3];[.B258];[$HTML.$P$3])" office:value-type="string" office:string-value="&lt;tr id=&quot;table-3-29&quot; data-expansion=&quot;35&quot; data-type=&quot;1&quot; data-color=&quot;30&quot;&gt;&lt;td&gt;3-29&lt;/td&gt;&lt;td&gt;朱舜水&lt;/td&gt;&lt;td&gt;緑&lt;/td&gt;&lt;td&gt;イジン&lt;/td&gt;&lt;td&gt;4&lt;/td&gt;&lt;td&gt;&lt;button type=&quot;button&quot; onclick=&quot;popCardMain('3-29')&quot;&gt;-&lt;/button&gt;&lt;/td&gt;&lt;td id=&quot;table-main-3-29-numCopies&quot;&gt;0&lt;/td&gt;&lt;td&gt;&lt;button type=&quot;button&quot; onclick=&quot;pushCardMain('3-29')&quot;&gt;+&lt;/button&gt;&lt;/td&gt;&lt;td&gt;&lt;button type=&quot;button&quot; onclick=&quot;popCardSide('3-29')&quot;&gt;-&lt;/button&gt;&lt;/td&gt;&lt;td id=&quot;table-side-3-29-numCopies&quot;&gt;0&lt;/td&gt;&lt;td&gt;&lt;button type=&quot;button&quot; onclick=&quot;pushCardSide('3-29')&quot;&gt;+&lt;/button&gt;&lt;/td&gt;&lt;/tr&gt;" calcext:value-type="string">
            <text:p>&lt;tr id="table-3-29" data-expansion="35" data-type="1" data-color="30"&gt;&lt;td&gt;3-29&lt;/td&gt;&lt;td&gt;朱舜水&lt;/td&gt;&lt;td&gt;緑&lt;/td&gt;&lt;td&gt;イジン&lt;/td&gt;&lt;td&gt;4&lt;/td&gt;&lt;td&gt;&lt;button type="button" onclick="popCardMain('3-29')"&gt;-&lt;/button&gt;&lt;/td&gt;&lt;td id="table-main-3-29-numCopies"&gt;0&lt;/td&gt;&lt;td&gt;&lt;button type="button" onclick="pushCardMain('3-29')"&gt;+&lt;/button&gt;&lt;/td&gt;&lt;td&gt;&lt;button type="button" onclick="popCardSide('3-29')"&gt;-&lt;/button&gt;&lt;/td&gt;&lt;td id="table-side-3-29-numCopies"&gt;0&lt;/td&gt;&lt;td&gt;&lt;button type="button" onclick="pushCardSide('3-2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M259];[$HTML.$C$1];[.$B259];[$HTML.$D$1];[.$B259];[$HTML.$E$1];[.$B259];[$HTML.$F$1];[.$B259];[$HTML.$G$1])" office:value-type="string" office:string-value="&lt;div class=&quot;card&quot; id=&quot;main-3-30&quot;&gt;&lt;img width=&quot;115&quot; heidht=&quot;160&quot; src=&quot;https://one-draw.jp/ijinden/cardlist/003/card/03_030.png&quot; /&gt;&lt;div class=&quot;numCopies&quot; id=&quot;main-3-30-numCopies&quot;&gt;0&lt;/div&gt;&lt;button type=&quot;button&quot; class=&quot;pop&quot; onclick=&quot;popCardMain('3-30');&quot;&gt;-&lt;/button&gt;&lt;button type=&quot;button&quot; class=&quot;push&quot; onclick=&quot;pushCardMain('3-30');&quot;&gt;+&lt;/button&gt;&lt;button type=&quot;button&quot; class=&quot;drop&quot; onclick=&quot;dropCardMain('3-30');&quot;&gt;↓&lt;/button&gt;&lt;/div&gt;" calcext:value-type="string">
            <text:p>&lt;div class="card" id="main-3-30"&gt;&lt;img width="115" heidht="160" src="https://one-draw.jp/ijinden/cardlist/003/card/03_030.png" /&gt;&lt;div class="numCopies" id="main-3-30-numCopies"&gt;0&lt;/div&gt;&lt;button type="button" class="pop" onclick="popCardMain('3-30');"&gt;-&lt;/button&gt;&lt;button type="button" class="push" onclick="pushCardMain('3-30');"&gt;+&lt;/button&gt;&lt;button type="button" class="drop" onclick="dropCardMain('3-30');"&gt;↓&lt;/button&gt;&lt;/div&gt;</text:p>
          </table:table-cell>
          <table:table-cell table:formula="of:=CONCATENATE([$HTML.$A$2];[.$B259];[$HTML.$B$2];[.$M259];[$HTML.$C$2];[.$B259];[$HTML.$D$2];[.$B259];[$HTML.$E$2];[.$B259];[$HTML.$F$2];[.$B259];[$HTML.$G$2])" office:value-type="string" office:string-value="&lt;div class=&quot;card&quot; id=&quot;side-3-30&quot;&gt;&lt;img width=&quot;115&quot; heidht=&quot;160&quot; src=&quot;https://one-draw.jp/ijinden/cardlist/003/card/03_030.png&quot; /&gt;&lt;div class=&quot;numCopies&quot; id=&quot;side-3-30-numCopies&quot;&gt;0&lt;/div&gt;&lt;button type=&quot;button&quot; class=&quot;pop&quot; onclick=&quot;popCardSide('3-30');&quot;&gt;-&lt;/button&gt;&lt;button type=&quot;button&quot; class=&quot;push&quot; onclick=&quot;pushCardSide('3-30');&quot;&gt;+&lt;/button&gt;&lt;button type=&quot;button&quot; class=&quot;raise&quot; onclick=&quot;raiseCardSide('3-30');&quot;&gt;↑&lt;/button&gt;&lt;/div&gt;" calcext:value-type="string">
            <text:p>&lt;div class="card" id="side-3-30"&gt;&lt;img width="115" heidht="160" src="https://one-draw.jp/ijinden/cardlist/003/card/03_030.png" /&gt;&lt;div class="numCopies" id="side-3-30-numCopies"&gt;0&lt;/div&gt;&lt;button type="button" class="pop" onclick="popCardSide('3-30');"&gt;-&lt;/button&gt;&lt;button type="button" class="push" onclick="pushCardSide('3-30');"&gt;+&lt;/button&gt;&lt;button type="button" class="raise" onclick="raiseCardSide('3-30');"&gt;↑&lt;/button&gt;&lt;/div&gt;</text:p>
          </table:table-cell>
          <table:table-cell table:formula="of:=CONCATENATE([$HTML.$A$3];[.B259];[$HTML.$B$3];[.F259];[$HTML.$C$3];[.H259];[$HTML.$D$3];[.J259];[$HTML.$E$3];[.B259];[$HTML.$F$3];[.D259];[$HTML.$G$3];[.I259];[$HTML.$H$3];[.G259];[$HTML.$I$3];[.K259];[$HTML.$J$3];[.B259];[$HTML.$K$3];[.B259];[$HTML.$L$3];[.B259];[$HTML.$M$3];[.B259];[$HTML.$N$3];[.B259];[$HTML.$O$3];[.B259];[$HTML.$P$3])" office:value-type="string" office:string-value="&lt;tr id=&quot;table-3-30&quot; data-expansion=&quot;35&quot; data-type=&quot;1&quot; data-color=&quot;30&quot;&gt;&lt;td&gt;3-30&lt;/td&gt;&lt;td&gt;井原西鶴&lt;/td&gt;&lt;td&gt;緑&lt;/td&gt;&lt;td&gt;イジン&lt;/td&gt;&lt;td&gt;2&lt;/td&gt;&lt;td&gt;&lt;button type=&quot;button&quot; onclick=&quot;popCardMain('3-30')&quot;&gt;-&lt;/button&gt;&lt;/td&gt;&lt;td id=&quot;table-main-3-30-numCopies&quot;&gt;0&lt;/td&gt;&lt;td&gt;&lt;button type=&quot;button&quot; onclick=&quot;pushCardMain('3-30')&quot;&gt;+&lt;/button&gt;&lt;/td&gt;&lt;td&gt;&lt;button type=&quot;button&quot; onclick=&quot;popCardSide('3-30')&quot;&gt;-&lt;/button&gt;&lt;/td&gt;&lt;td id=&quot;table-side-3-30-numCopies&quot;&gt;0&lt;/td&gt;&lt;td&gt;&lt;button type=&quot;button&quot; onclick=&quot;pushCardSide('3-30')&quot;&gt;+&lt;/button&gt;&lt;/td&gt;&lt;/tr&gt;" calcext:value-type="string">
            <text:p>&lt;tr id="table-3-30" data-expansion="35" data-type="1" data-color="30"&gt;&lt;td&gt;3-30&lt;/td&gt;&lt;td&gt;井原西鶴&lt;/td&gt;&lt;td&gt;緑&lt;/td&gt;&lt;td&gt;イジン&lt;/td&gt;&lt;td&gt;2&lt;/td&gt;&lt;td&gt;&lt;button type="button" onclick="popCardMain('3-30')"&gt;-&lt;/button&gt;&lt;/td&gt;&lt;td id="table-main-3-30-numCopies"&gt;0&lt;/td&gt;&lt;td&gt;&lt;button type="button" onclick="pushCardMain('3-30')"&gt;+&lt;/button&gt;&lt;/td&gt;&lt;td&gt;&lt;button type="button" onclick="popCardSide('3-30')"&gt;-&lt;/button&gt;&lt;/td&gt;&lt;td id="table-side-3-30-numCopies"&gt;0&lt;/td&gt;&lt;td&gt;&lt;button type="button" onclick="pushCardSide('3-3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M260];[$HTML.$C$1];[.$B260];[$HTML.$D$1];[.$B260];[$HTML.$E$1];[.$B260];[$HTML.$F$1];[.$B260];[$HTML.$G$1])" office:value-type="string" office:string-value="&lt;div class=&quot;card&quot; id=&quot;main-3-31&quot;&gt;&lt;img width=&quot;115&quot; heidht=&quot;160&quot; src=&quot;https://one-draw.jp/ijinden/cardlist/003/card/03_031.png&quot; /&gt;&lt;div class=&quot;numCopies&quot; id=&quot;main-3-31-numCopies&quot;&gt;0&lt;/div&gt;&lt;button type=&quot;button&quot; class=&quot;pop&quot; onclick=&quot;popCardMain('3-31');&quot;&gt;-&lt;/button&gt;&lt;button type=&quot;button&quot; class=&quot;push&quot; onclick=&quot;pushCardMain('3-31');&quot;&gt;+&lt;/button&gt;&lt;button type=&quot;button&quot; class=&quot;drop&quot; onclick=&quot;dropCardMain('3-31');&quot;&gt;↓&lt;/button&gt;&lt;/div&gt;" calcext:value-type="string">
            <text:p>&lt;div class="card" id="main-3-31"&gt;&lt;img width="115" heidht="160" src="https://one-draw.jp/ijinden/cardlist/003/card/03_031.png" /&gt;&lt;div class="numCopies" id="main-3-31-numCopies"&gt;0&lt;/div&gt;&lt;button type="button" class="pop" onclick="popCardMain('3-31');"&gt;-&lt;/button&gt;&lt;button type="button" class="push" onclick="pushCardMain('3-31');"&gt;+&lt;/button&gt;&lt;button type="button" class="drop" onclick="dropCardMain('3-31');"&gt;↓&lt;/button&gt;&lt;/div&gt;</text:p>
          </table:table-cell>
          <table:table-cell table:formula="of:=CONCATENATE([$HTML.$A$2];[.$B260];[$HTML.$B$2];[.$M260];[$HTML.$C$2];[.$B260];[$HTML.$D$2];[.$B260];[$HTML.$E$2];[.$B260];[$HTML.$F$2];[.$B260];[$HTML.$G$2])" office:value-type="string" office:string-value="&lt;div class=&quot;card&quot; id=&quot;side-3-31&quot;&gt;&lt;img width=&quot;115&quot; heidht=&quot;160&quot; src=&quot;https://one-draw.jp/ijinden/cardlist/003/card/03_031.png&quot; /&gt;&lt;div class=&quot;numCopies&quot; id=&quot;side-3-31-numCopies&quot;&gt;0&lt;/div&gt;&lt;button type=&quot;button&quot; class=&quot;pop&quot; onclick=&quot;popCardSide('3-31');&quot;&gt;-&lt;/button&gt;&lt;button type=&quot;button&quot; class=&quot;push&quot; onclick=&quot;pushCardSide('3-31');&quot;&gt;+&lt;/button&gt;&lt;button type=&quot;button&quot; class=&quot;raise&quot; onclick=&quot;raiseCardSide('3-31');&quot;&gt;↑&lt;/button&gt;&lt;/div&gt;" calcext:value-type="string">
            <text:p>&lt;div class="card" id="side-3-31"&gt;&lt;img width="115" heidht="160" src="https://one-draw.jp/ijinden/cardlist/003/card/03_031.png" /&gt;&lt;div class="numCopies" id="side-3-31-numCopies"&gt;0&lt;/div&gt;&lt;button type="button" class="pop" onclick="popCardSide('3-31');"&gt;-&lt;/button&gt;&lt;button type="button" class="push" onclick="pushCardSide('3-31');"&gt;+&lt;/button&gt;&lt;button type="button" class="raise" onclick="raiseCardSide('3-31');"&gt;↑&lt;/button&gt;&lt;/div&gt;</text:p>
          </table:table-cell>
          <table:table-cell table:formula="of:=CONCATENATE([$HTML.$A$3];[.B260];[$HTML.$B$3];[.F260];[$HTML.$C$3];[.H260];[$HTML.$D$3];[.J260];[$HTML.$E$3];[.B260];[$HTML.$F$3];[.D260];[$HTML.$G$3];[.I260];[$HTML.$H$3];[.G260];[$HTML.$I$3];[.K260];[$HTML.$J$3];[.B260];[$HTML.$K$3];[.B260];[$HTML.$L$3];[.B260];[$HTML.$M$3];[.B260];[$HTML.$N$3];[.B260];[$HTML.$O$3];[.B260];[$HTML.$P$3])" office:value-type="string" office:string-value="&lt;tr id=&quot;table-3-31&quot; data-expansion=&quot;35&quot; data-type=&quot;1&quot; data-color=&quot;30&quot;&gt;&lt;td&gt;3-31&lt;/td&gt;&lt;td&gt;近松門左衛門&lt;/td&gt;&lt;td&gt;緑&lt;/td&gt;&lt;td&gt;イジン&lt;/td&gt;&lt;td&gt;9&lt;/td&gt;&lt;td&gt;&lt;button type=&quot;button&quot; onclick=&quot;popCardMain('3-31')&quot;&gt;-&lt;/button&gt;&lt;/td&gt;&lt;td id=&quot;table-main-3-31-numCopies&quot;&gt;0&lt;/td&gt;&lt;td&gt;&lt;button type=&quot;button&quot; onclick=&quot;pushCardMain('3-31')&quot;&gt;+&lt;/button&gt;&lt;/td&gt;&lt;td&gt;&lt;button type=&quot;button&quot; onclick=&quot;popCardSide('3-31')&quot;&gt;-&lt;/button&gt;&lt;/td&gt;&lt;td id=&quot;table-side-3-31-numCopies&quot;&gt;0&lt;/td&gt;&lt;td&gt;&lt;button type=&quot;button&quot; onclick=&quot;pushCardSide('3-31')&quot;&gt;+&lt;/button&gt;&lt;/td&gt;&lt;/tr&gt;" calcext:value-type="string">
            <text:p>&lt;tr id="table-3-31" data-expansion="35" data-type="1" data-color="30"&gt;&lt;td&gt;3-31&lt;/td&gt;&lt;td&gt;近松門左衛門&lt;/td&gt;&lt;td&gt;緑&lt;/td&gt;&lt;td&gt;イジン&lt;/td&gt;&lt;td&gt;9&lt;/td&gt;&lt;td&gt;&lt;button type="button" onclick="popCardMain('3-31')"&gt;-&lt;/button&gt;&lt;/td&gt;&lt;td id="table-main-3-31-numCopies"&gt;0&lt;/td&gt;&lt;td&gt;&lt;button type="button" onclick="pushCardMain('3-31')"&gt;+&lt;/button&gt;&lt;/td&gt;&lt;td&gt;&lt;button type="button" onclick="popCardSide('3-31')"&gt;-&lt;/button&gt;&lt;/td&gt;&lt;td id="table-side-3-31-numCopies"&gt;0&lt;/td&gt;&lt;td&gt;&lt;button type="button" onclick="pushCardSide('3-3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M261];[$HTML.$C$1];[.$B261];[$HTML.$D$1];[.$B261];[$HTML.$E$1];[.$B261];[$HTML.$F$1];[.$B261];[$HTML.$G$1])" office:value-type="string" office:string-value="&lt;div class=&quot;card&quot; id=&quot;main-3-32&quot;&gt;&lt;img width=&quot;115&quot; heidht=&quot;160&quot; src=&quot;https://one-draw.jp/ijinden/cardlist/003/card/03_032.png&quot; /&gt;&lt;div class=&quot;numCopies&quot; id=&quot;main-3-32-numCopies&quot;&gt;0&lt;/div&gt;&lt;button type=&quot;button&quot; class=&quot;pop&quot; onclick=&quot;popCardMain('3-32');&quot;&gt;-&lt;/button&gt;&lt;button type=&quot;button&quot; class=&quot;push&quot; onclick=&quot;pushCardMain('3-32');&quot;&gt;+&lt;/button&gt;&lt;button type=&quot;button&quot; class=&quot;drop&quot; onclick=&quot;dropCardMain('3-32');&quot;&gt;↓&lt;/button&gt;&lt;/div&gt;" calcext:value-type="string">
            <text:p>&lt;div class="card" id="main-3-32"&gt;&lt;img width="115" heidht="160" src="https://one-draw.jp/ijinden/cardlist/003/card/03_032.png" /&gt;&lt;div class="numCopies" id="main-3-32-numCopies"&gt;0&lt;/div&gt;&lt;button type="button" class="pop" onclick="popCardMain('3-32');"&gt;-&lt;/button&gt;&lt;button type="button" class="push" onclick="pushCardMain('3-32');"&gt;+&lt;/button&gt;&lt;button type="button" class="drop" onclick="dropCardMain('3-32');"&gt;↓&lt;/button&gt;&lt;/div&gt;</text:p>
          </table:table-cell>
          <table:table-cell table:formula="of:=CONCATENATE([$HTML.$A$2];[.$B261];[$HTML.$B$2];[.$M261];[$HTML.$C$2];[.$B261];[$HTML.$D$2];[.$B261];[$HTML.$E$2];[.$B261];[$HTML.$F$2];[.$B261];[$HTML.$G$2])" office:value-type="string" office:string-value="&lt;div class=&quot;card&quot; id=&quot;side-3-32&quot;&gt;&lt;img width=&quot;115&quot; heidht=&quot;160&quot; src=&quot;https://one-draw.jp/ijinden/cardlist/003/card/03_032.png&quot; /&gt;&lt;div class=&quot;numCopies&quot; id=&quot;side-3-32-numCopies&quot;&gt;0&lt;/div&gt;&lt;button type=&quot;button&quot; class=&quot;pop&quot; onclick=&quot;popCardSide('3-32');&quot;&gt;-&lt;/button&gt;&lt;button type=&quot;button&quot; class=&quot;push&quot; onclick=&quot;pushCardSide('3-32');&quot;&gt;+&lt;/button&gt;&lt;button type=&quot;button&quot; class=&quot;raise&quot; onclick=&quot;raiseCardSide('3-32');&quot;&gt;↑&lt;/button&gt;&lt;/div&gt;" calcext:value-type="string">
            <text:p>&lt;div class="card" id="side-3-32"&gt;&lt;img width="115" heidht="160" src="https://one-draw.jp/ijinden/cardlist/003/card/03_032.png" /&gt;&lt;div class="numCopies" id="side-3-32-numCopies"&gt;0&lt;/div&gt;&lt;button type="button" class="pop" onclick="popCardSide('3-32');"&gt;-&lt;/button&gt;&lt;button type="button" class="push" onclick="pushCardSide('3-32');"&gt;+&lt;/button&gt;&lt;button type="button" class="raise" onclick="raiseCardSide('3-32');"&gt;↑&lt;/button&gt;&lt;/div&gt;</text:p>
          </table:table-cell>
          <table:table-cell table:formula="of:=CONCATENATE([$HTML.$A$3];[.B261];[$HTML.$B$3];[.F261];[$HTML.$C$3];[.H261];[$HTML.$D$3];[.J261];[$HTML.$E$3];[.B261];[$HTML.$F$3];[.D261];[$HTML.$G$3];[.I261];[$HTML.$H$3];[.G261];[$HTML.$I$3];[.K261];[$HTML.$J$3];[.B261];[$HTML.$K$3];[.B261];[$HTML.$L$3];[.B261];[$HTML.$M$3];[.B261];[$HTML.$N$3];[.B261];[$HTML.$O$3];[.B261];[$HTML.$P$3])" office:value-type="string" office:string-value="&lt;tr id=&quot;table-3-32&quot; data-expansion=&quot;35&quot; data-type=&quot;1&quot; data-color=&quot;30&quot;&gt;&lt;td&gt;3-32&lt;/td&gt;&lt;td&gt;田沼意次&lt;/td&gt;&lt;td&gt;緑&lt;/td&gt;&lt;td&gt;イジン&lt;/td&gt;&lt;td&gt;1&lt;/td&gt;&lt;td&gt;&lt;button type=&quot;button&quot; onclick=&quot;popCardMain('3-32')&quot;&gt;-&lt;/button&gt;&lt;/td&gt;&lt;td id=&quot;table-main-3-32-numCopies&quot;&gt;0&lt;/td&gt;&lt;td&gt;&lt;button type=&quot;button&quot; onclick=&quot;pushCardMain('3-32')&quot;&gt;+&lt;/button&gt;&lt;/td&gt;&lt;td&gt;&lt;button type=&quot;button&quot; onclick=&quot;popCardSide('3-32')&quot;&gt;-&lt;/button&gt;&lt;/td&gt;&lt;td id=&quot;table-side-3-32-numCopies&quot;&gt;0&lt;/td&gt;&lt;td&gt;&lt;button type=&quot;button&quot; onclick=&quot;pushCardSide('3-32')&quot;&gt;+&lt;/button&gt;&lt;/td&gt;&lt;/tr&gt;" calcext:value-type="string">
            <text:p>&lt;tr id="table-3-32" data-expansion="35" data-type="1" data-color="30"&gt;&lt;td&gt;3-32&lt;/td&gt;&lt;td&gt;田沼意次&lt;/td&gt;&lt;td&gt;緑&lt;/td&gt;&lt;td&gt;イジン&lt;/td&gt;&lt;td&gt;1&lt;/td&gt;&lt;td&gt;&lt;button type="button" onclick="popCardMain('3-32')"&gt;-&lt;/button&gt;&lt;/td&gt;&lt;td id="table-main-3-32-numCopies"&gt;0&lt;/td&gt;&lt;td&gt;&lt;button type="button" onclick="pushCardMain('3-32')"&gt;+&lt;/button&gt;&lt;/td&gt;&lt;td&gt;&lt;button type="button" onclick="popCardSide('3-32')"&gt;-&lt;/button&gt;&lt;/td&gt;&lt;td id="table-side-3-32-numCopies"&gt;0&lt;/td&gt;&lt;td&gt;&lt;button type="button" onclick="pushCardSide('3-3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M262];[$HTML.$C$1];[.$B262];[$HTML.$D$1];[.$B262];[$HTML.$E$1];[.$B262];[$HTML.$F$1];[.$B262];[$HTML.$G$1])" office:value-type="string" office:string-value="&lt;div class=&quot;card&quot; id=&quot;main-3-33&quot;&gt;&lt;img width=&quot;115&quot; heidht=&quot;160&quot; src=&quot;https://one-draw.jp/ijinden/cardlist/003/card/03_033.png&quot; /&gt;&lt;div class=&quot;numCopies&quot; id=&quot;main-3-33-numCopies&quot;&gt;0&lt;/div&gt;&lt;button type=&quot;button&quot; class=&quot;pop&quot; onclick=&quot;popCardMain('3-33');&quot;&gt;-&lt;/button&gt;&lt;button type=&quot;button&quot; class=&quot;push&quot; onclick=&quot;pushCardMain('3-33');&quot;&gt;+&lt;/button&gt;&lt;button type=&quot;button&quot; class=&quot;drop&quot; onclick=&quot;dropCardMain('3-33');&quot;&gt;↓&lt;/button&gt;&lt;/div&gt;" calcext:value-type="string">
            <text:p>&lt;div class="card" id="main-3-33"&gt;&lt;img width="115" heidht="160" src="https://one-draw.jp/ijinden/cardlist/003/card/03_033.png" /&gt;&lt;div class="numCopies" id="main-3-33-numCopies"&gt;0&lt;/div&gt;&lt;button type="button" class="pop" onclick="popCardMain('3-33');"&gt;-&lt;/button&gt;&lt;button type="button" class="push" onclick="pushCardMain('3-33');"&gt;+&lt;/button&gt;&lt;button type="button" class="drop" onclick="dropCardMain('3-33');"&gt;↓&lt;/button&gt;&lt;/div&gt;</text:p>
          </table:table-cell>
          <table:table-cell table:formula="of:=CONCATENATE([$HTML.$A$2];[.$B262];[$HTML.$B$2];[.$M262];[$HTML.$C$2];[.$B262];[$HTML.$D$2];[.$B262];[$HTML.$E$2];[.$B262];[$HTML.$F$2];[.$B262];[$HTML.$G$2])" office:value-type="string" office:string-value="&lt;div class=&quot;card&quot; id=&quot;side-3-33&quot;&gt;&lt;img width=&quot;115&quot; heidht=&quot;160&quot; src=&quot;https://one-draw.jp/ijinden/cardlist/003/card/03_033.png&quot; /&gt;&lt;div class=&quot;numCopies&quot; id=&quot;side-3-33-numCopies&quot;&gt;0&lt;/div&gt;&lt;button type=&quot;button&quot; class=&quot;pop&quot; onclick=&quot;popCardSide('3-33');&quot;&gt;-&lt;/button&gt;&lt;button type=&quot;button&quot; class=&quot;push&quot; onclick=&quot;pushCardSide('3-33');&quot;&gt;+&lt;/button&gt;&lt;button type=&quot;button&quot; class=&quot;raise&quot; onclick=&quot;raiseCardSide('3-33');&quot;&gt;↑&lt;/button&gt;&lt;/div&gt;" calcext:value-type="string">
            <text:p>&lt;div class="card" id="side-3-33"&gt;&lt;img width="115" heidht="160" src="https://one-draw.jp/ijinden/cardlist/003/card/03_033.png" /&gt;&lt;div class="numCopies" id="side-3-33-numCopies"&gt;0&lt;/div&gt;&lt;button type="button" class="pop" onclick="popCardSide('3-33');"&gt;-&lt;/button&gt;&lt;button type="button" class="push" onclick="pushCardSide('3-33');"&gt;+&lt;/button&gt;&lt;button type="button" class="raise" onclick="raiseCardSide('3-33');"&gt;↑&lt;/button&gt;&lt;/div&gt;</text:p>
          </table:table-cell>
          <table:table-cell table:formula="of:=CONCATENATE([$HTML.$A$3];[.B262];[$HTML.$B$3];[.F262];[$HTML.$C$3];[.H262];[$HTML.$D$3];[.J262];[$HTML.$E$3];[.B262];[$HTML.$F$3];[.D262];[$HTML.$G$3];[.I262];[$HTML.$H$3];[.G262];[$HTML.$I$3];[.K262];[$HTML.$J$3];[.B262];[$HTML.$K$3];[.B262];[$HTML.$L$3];[.B262];[$HTML.$M$3];[.B262];[$HTML.$N$3];[.B262];[$HTML.$O$3];[.B262];[$HTML.$P$3])" office:value-type="string" office:string-value="&lt;tr id=&quot;table-3-33&quot; data-expansion=&quot;35&quot; data-type=&quot;1&quot; data-color=&quot;30&quot;&gt;&lt;td&gt;3-33&lt;/td&gt;&lt;td&gt;高野長英&lt;/td&gt;&lt;td&gt;緑&lt;/td&gt;&lt;td&gt;イジン&lt;/td&gt;&lt;td&gt;2&lt;/td&gt;&lt;td&gt;&lt;button type=&quot;button&quot; onclick=&quot;popCardMain('3-33')&quot;&gt;-&lt;/button&gt;&lt;/td&gt;&lt;td id=&quot;table-main-3-33-numCopies&quot;&gt;0&lt;/td&gt;&lt;td&gt;&lt;button type=&quot;button&quot; onclick=&quot;pushCardMain('3-33')&quot;&gt;+&lt;/button&gt;&lt;/td&gt;&lt;td&gt;&lt;button type=&quot;button&quot; onclick=&quot;popCardSide('3-33')&quot;&gt;-&lt;/button&gt;&lt;/td&gt;&lt;td id=&quot;table-side-3-33-numCopies&quot;&gt;0&lt;/td&gt;&lt;td&gt;&lt;button type=&quot;button&quot; onclick=&quot;pushCardSide('3-33')&quot;&gt;+&lt;/button&gt;&lt;/td&gt;&lt;/tr&gt;" calcext:value-type="string">
            <text:p>&lt;tr id="table-3-33" data-expansion="35" data-type="1" data-color="30"&gt;&lt;td&gt;3-33&lt;/td&gt;&lt;td&gt;高野長英&lt;/td&gt;&lt;td&gt;緑&lt;/td&gt;&lt;td&gt;イジン&lt;/td&gt;&lt;td&gt;2&lt;/td&gt;&lt;td&gt;&lt;button type="button" onclick="popCardMain('3-33')"&gt;-&lt;/button&gt;&lt;/td&gt;&lt;td id="table-main-3-33-numCopies"&gt;0&lt;/td&gt;&lt;td&gt;&lt;button type="button" onclick="pushCardMain('3-33')"&gt;+&lt;/button&gt;&lt;/td&gt;&lt;td&gt;&lt;button type="button" onclick="popCardSide('3-33')"&gt;-&lt;/button&gt;&lt;/td&gt;&lt;td id="table-side-3-33-numCopies"&gt;0&lt;/td&gt;&lt;td&gt;&lt;button type="button" onclick="pushCardSide('3-3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M263];[$HTML.$C$1];[.$B263];[$HTML.$D$1];[.$B263];[$HTML.$E$1];[.$B263];[$HTML.$F$1];[.$B263];[$HTML.$G$1])" office:value-type="string" office:string-value="&lt;div class=&quot;card&quot; id=&quot;main-3-34&quot;&gt;&lt;img width=&quot;115&quot; heidht=&quot;160&quot; src=&quot;https://one-draw.jp/ijinden/cardlist/003/card/03_034.png&quot; /&gt;&lt;div class=&quot;numCopies&quot; id=&quot;main-3-34-numCopies&quot;&gt;0&lt;/div&gt;&lt;button type=&quot;button&quot; class=&quot;pop&quot; onclick=&quot;popCardMain('3-34');&quot;&gt;-&lt;/button&gt;&lt;button type=&quot;button&quot; class=&quot;push&quot; onclick=&quot;pushCardMain('3-34');&quot;&gt;+&lt;/button&gt;&lt;button type=&quot;button&quot; class=&quot;drop&quot; onclick=&quot;dropCardMain('3-34');&quot;&gt;↓&lt;/button&gt;&lt;/div&gt;" calcext:value-type="string">
            <text:p>&lt;div class="card" id="main-3-34"&gt;&lt;img width="115" heidht="160" src="https://one-draw.jp/ijinden/cardlist/003/card/03_034.png" /&gt;&lt;div class="numCopies" id="main-3-34-numCopies"&gt;0&lt;/div&gt;&lt;button type="button" class="pop" onclick="popCardMain('3-34');"&gt;-&lt;/button&gt;&lt;button type="button" class="push" onclick="pushCardMain('3-34');"&gt;+&lt;/button&gt;&lt;button type="button" class="drop" onclick="dropCardMain('3-34');"&gt;↓&lt;/button&gt;&lt;/div&gt;</text:p>
          </table:table-cell>
          <table:table-cell table:formula="of:=CONCATENATE([$HTML.$A$2];[.$B263];[$HTML.$B$2];[.$M263];[$HTML.$C$2];[.$B263];[$HTML.$D$2];[.$B263];[$HTML.$E$2];[.$B263];[$HTML.$F$2];[.$B263];[$HTML.$G$2])" office:value-type="string" office:string-value="&lt;div class=&quot;card&quot; id=&quot;side-3-34&quot;&gt;&lt;img width=&quot;115&quot; heidht=&quot;160&quot; src=&quot;https://one-draw.jp/ijinden/cardlist/003/card/03_034.png&quot; /&gt;&lt;div class=&quot;numCopies&quot; id=&quot;side-3-34-numCopies&quot;&gt;0&lt;/div&gt;&lt;button type=&quot;button&quot; class=&quot;pop&quot; onclick=&quot;popCardSide('3-34');&quot;&gt;-&lt;/button&gt;&lt;button type=&quot;button&quot; class=&quot;push&quot; onclick=&quot;pushCardSide('3-34');&quot;&gt;+&lt;/button&gt;&lt;button type=&quot;button&quot; class=&quot;raise&quot; onclick=&quot;raiseCardSide('3-34');&quot;&gt;↑&lt;/button&gt;&lt;/div&gt;" calcext:value-type="string">
            <text:p>&lt;div class="card" id="side-3-34"&gt;&lt;img width="115" heidht="160" src="https://one-draw.jp/ijinden/cardlist/003/card/03_034.png" /&gt;&lt;div class="numCopies" id="side-3-34-numCopies"&gt;0&lt;/div&gt;&lt;button type="button" class="pop" onclick="popCardSide('3-34');"&gt;-&lt;/button&gt;&lt;button type="button" class="push" onclick="pushCardSide('3-34');"&gt;+&lt;/button&gt;&lt;button type="button" class="raise" onclick="raiseCardSide('3-34');"&gt;↑&lt;/button&gt;&lt;/div&gt;</text:p>
          </table:table-cell>
          <table:table-cell table:formula="of:=CONCATENATE([$HTML.$A$3];[.B263];[$HTML.$B$3];[.F263];[$HTML.$C$3];[.H263];[$HTML.$D$3];[.J263];[$HTML.$E$3];[.B263];[$HTML.$F$3];[.D263];[$HTML.$G$3];[.I263];[$HTML.$H$3];[.G263];[$HTML.$I$3];[.K263];[$HTML.$J$3];[.B263];[$HTML.$K$3];[.B263];[$HTML.$L$3];[.B263];[$HTML.$M$3];[.B263];[$HTML.$N$3];[.B263];[$HTML.$O$3];[.B263];[$HTML.$P$3])" office:value-type="string" office:string-value="&lt;tr id=&quot;table-3-34&quot; data-expansion=&quot;35&quot; data-type=&quot;1&quot; data-color=&quot;30&quot;&gt;&lt;td&gt;3-34&lt;/td&gt;&lt;td&gt;菱川師宣&lt;/td&gt;&lt;td&gt;緑&lt;/td&gt;&lt;td&gt;イジン&lt;/td&gt;&lt;td&gt;6&lt;/td&gt;&lt;td&gt;&lt;button type=&quot;button&quot; onclick=&quot;popCardMain('3-34')&quot;&gt;-&lt;/button&gt;&lt;/td&gt;&lt;td id=&quot;table-main-3-34-numCopies&quot;&gt;0&lt;/td&gt;&lt;td&gt;&lt;button type=&quot;button&quot; onclick=&quot;pushCardMain('3-34')&quot;&gt;+&lt;/button&gt;&lt;/td&gt;&lt;td&gt;&lt;button type=&quot;button&quot; onclick=&quot;popCardSide('3-34')&quot;&gt;-&lt;/button&gt;&lt;/td&gt;&lt;td id=&quot;table-side-3-34-numCopies&quot;&gt;0&lt;/td&gt;&lt;td&gt;&lt;button type=&quot;button&quot; onclick=&quot;pushCardSide('3-34')&quot;&gt;+&lt;/button&gt;&lt;/td&gt;&lt;/tr&gt;" calcext:value-type="string">
            <text:p>&lt;tr id="table-3-34" data-expansion="35" data-type="1" data-color="30"&gt;&lt;td&gt;3-34&lt;/td&gt;&lt;td&gt;菱川師宣&lt;/td&gt;&lt;td&gt;緑&lt;/td&gt;&lt;td&gt;イジン&lt;/td&gt;&lt;td&gt;6&lt;/td&gt;&lt;td&gt;&lt;button type="button" onclick="popCardMain('3-34')"&gt;-&lt;/button&gt;&lt;/td&gt;&lt;td id="table-main-3-34-numCopies"&gt;0&lt;/td&gt;&lt;td&gt;&lt;button type="button" onclick="pushCardMain('3-34')"&gt;+&lt;/button&gt;&lt;/td&gt;&lt;td&gt;&lt;button type="button" onclick="popCardSide('3-34')"&gt;-&lt;/button&gt;&lt;/td&gt;&lt;td id="table-side-3-34-numCopies"&gt;0&lt;/td&gt;&lt;td&gt;&lt;button type="button" onclick="pushCardSide('3-3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M264];[$HTML.$C$1];[.$B264];[$HTML.$D$1];[.$B264];[$HTML.$E$1];[.$B264];[$HTML.$F$1];[.$B264];[$HTML.$G$1])" office:value-type="string" office:string-value="&lt;div class=&quot;card&quot; id=&quot;main-3-35&quot;&gt;&lt;img width=&quot;115&quot; heidht=&quot;160&quot; src=&quot;https://one-draw.jp/ijinden/cardlist/003/card/03_035.png&quot; /&gt;&lt;div class=&quot;numCopies&quot; id=&quot;main-3-35-numCopies&quot;&gt;0&lt;/div&gt;&lt;button type=&quot;button&quot; class=&quot;pop&quot; onclick=&quot;popCardMain('3-35');&quot;&gt;-&lt;/button&gt;&lt;button type=&quot;button&quot; class=&quot;push&quot; onclick=&quot;pushCardMain('3-35');&quot;&gt;+&lt;/button&gt;&lt;button type=&quot;button&quot; class=&quot;drop&quot; onclick=&quot;dropCardMain('3-35');&quot;&gt;↓&lt;/button&gt;&lt;/div&gt;" calcext:value-type="string">
            <text:p>&lt;div class="card" id="main-3-35"&gt;&lt;img width="115" heidht="160" src="https://one-draw.jp/ijinden/cardlist/003/card/03_035.png" /&gt;&lt;div class="numCopies" id="main-3-35-numCopies"&gt;0&lt;/div&gt;&lt;button type="button" class="pop" onclick="popCardMain('3-35');"&gt;-&lt;/button&gt;&lt;button type="button" class="push" onclick="pushCardMain('3-35');"&gt;+&lt;/button&gt;&lt;button type="button" class="drop" onclick="dropCardMain('3-35');"&gt;↓&lt;/button&gt;&lt;/div&gt;</text:p>
          </table:table-cell>
          <table:table-cell table:formula="of:=CONCATENATE([$HTML.$A$2];[.$B264];[$HTML.$B$2];[.$M264];[$HTML.$C$2];[.$B264];[$HTML.$D$2];[.$B264];[$HTML.$E$2];[.$B264];[$HTML.$F$2];[.$B264];[$HTML.$G$2])" office:value-type="string" office:string-value="&lt;div class=&quot;card&quot; id=&quot;side-3-35&quot;&gt;&lt;img width=&quot;115&quot; heidht=&quot;160&quot; src=&quot;https://one-draw.jp/ijinden/cardlist/003/card/03_035.png&quot; /&gt;&lt;div class=&quot;numCopies&quot; id=&quot;side-3-35-numCopies&quot;&gt;0&lt;/div&gt;&lt;button type=&quot;button&quot; class=&quot;pop&quot; onclick=&quot;popCardSide('3-35');&quot;&gt;-&lt;/button&gt;&lt;button type=&quot;button&quot; class=&quot;push&quot; onclick=&quot;pushCardSide('3-35');&quot;&gt;+&lt;/button&gt;&lt;button type=&quot;button&quot; class=&quot;raise&quot; onclick=&quot;raiseCardSide('3-35');&quot;&gt;↑&lt;/button&gt;&lt;/div&gt;" calcext:value-type="string">
            <text:p>&lt;div class="card" id="side-3-35"&gt;&lt;img width="115" heidht="160" src="https://one-draw.jp/ijinden/cardlist/003/card/03_035.png" /&gt;&lt;div class="numCopies" id="side-3-35-numCopies"&gt;0&lt;/div&gt;&lt;button type="button" class="pop" onclick="popCardSide('3-35');"&gt;-&lt;/button&gt;&lt;button type="button" class="push" onclick="pushCardSide('3-35');"&gt;+&lt;/button&gt;&lt;button type="button" class="raise" onclick="raiseCardSide('3-35');"&gt;↑&lt;/button&gt;&lt;/div&gt;</text:p>
          </table:table-cell>
          <table:table-cell table:formula="of:=CONCATENATE([$HTML.$A$3];[.B264];[$HTML.$B$3];[.F264];[$HTML.$C$3];[.H264];[$HTML.$D$3];[.J264];[$HTML.$E$3];[.B264];[$HTML.$F$3];[.D264];[$HTML.$G$3];[.I264];[$HTML.$H$3];[.G264];[$HTML.$I$3];[.K264];[$HTML.$J$3];[.B264];[$HTML.$K$3];[.B264];[$HTML.$L$3];[.B264];[$HTML.$M$3];[.B264];[$HTML.$N$3];[.B264];[$HTML.$O$3];[.B264];[$HTML.$P$3])" office:value-type="string" office:string-value="&lt;tr id=&quot;table-3-35&quot; data-expansion=&quot;35&quot; data-type=&quot;1&quot; data-color=&quot;40&quot;&gt;&lt;td&gt;3-35&lt;/td&gt;&lt;td&gt;徳川吉宗&lt;/td&gt;&lt;td&gt;黄&lt;/td&gt;&lt;td&gt;イジン&lt;/td&gt;&lt;td&gt;5&lt;/td&gt;&lt;td&gt;&lt;button type=&quot;button&quot; onclick=&quot;popCardMain('3-35')&quot;&gt;-&lt;/button&gt;&lt;/td&gt;&lt;td id=&quot;table-main-3-35-numCopies&quot;&gt;0&lt;/td&gt;&lt;td&gt;&lt;button type=&quot;button&quot; onclick=&quot;pushCardMain('3-35')&quot;&gt;+&lt;/button&gt;&lt;/td&gt;&lt;td&gt;&lt;button type=&quot;button&quot; onclick=&quot;popCardSide('3-35')&quot;&gt;-&lt;/button&gt;&lt;/td&gt;&lt;td id=&quot;table-side-3-35-numCopies&quot;&gt;0&lt;/td&gt;&lt;td&gt;&lt;button type=&quot;button&quot; onclick=&quot;pushCardSide('3-35')&quot;&gt;+&lt;/button&gt;&lt;/td&gt;&lt;/tr&gt;" calcext:value-type="string">
            <text:p>&lt;tr id="table-3-35" data-expansion="35" data-type="1" data-color="40"&gt;&lt;td&gt;3-35&lt;/td&gt;&lt;td&gt;徳川吉宗&lt;/td&gt;&lt;td&gt;黄&lt;/td&gt;&lt;td&gt;イジン&lt;/td&gt;&lt;td&gt;5&lt;/td&gt;&lt;td&gt;&lt;button type="button" onclick="popCardMain('3-35')"&gt;-&lt;/button&gt;&lt;/td&gt;&lt;td id="table-main-3-35-numCopies"&gt;0&lt;/td&gt;&lt;td&gt;&lt;button type="button" onclick="pushCardMain('3-35')"&gt;+&lt;/button&gt;&lt;/td&gt;&lt;td&gt;&lt;button type="button" onclick="popCardSide('3-35')"&gt;-&lt;/button&gt;&lt;/td&gt;&lt;td id="table-side-3-35-numCopies"&gt;0&lt;/td&gt;&lt;td&gt;&lt;button type="button" onclick="pushCardSide('3-3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M265];[$HTML.$C$1];[.$B265];[$HTML.$D$1];[.$B265];[$HTML.$E$1];[.$B265];[$HTML.$F$1];[.$B265];[$HTML.$G$1])" office:value-type="string" office:string-value="&lt;div class=&quot;card&quot; id=&quot;main-3-36&quot;&gt;&lt;img width=&quot;115&quot; heidht=&quot;160&quot; src=&quot;https://one-draw.jp/ijinden/cardlist/003/card/03_036.png&quot; /&gt;&lt;div class=&quot;numCopies&quot; id=&quot;main-3-36-numCopies&quot;&gt;0&lt;/div&gt;&lt;button type=&quot;button&quot; class=&quot;pop&quot; onclick=&quot;popCardMain('3-36');&quot;&gt;-&lt;/button&gt;&lt;button type=&quot;button&quot; class=&quot;push&quot; onclick=&quot;pushCardMain('3-36');&quot;&gt;+&lt;/button&gt;&lt;button type=&quot;button&quot; class=&quot;drop&quot; onclick=&quot;dropCardMain('3-36');&quot;&gt;↓&lt;/button&gt;&lt;/div&gt;" calcext:value-type="string">
            <text:p>&lt;div class="card" id="main-3-36"&gt;&lt;img width="115" heidht="160" src="https://one-draw.jp/ijinden/cardlist/003/card/03_036.png" /&gt;&lt;div class="numCopies" id="main-3-36-numCopies"&gt;0&lt;/div&gt;&lt;button type="button" class="pop" onclick="popCardMain('3-36');"&gt;-&lt;/button&gt;&lt;button type="button" class="push" onclick="pushCardMain('3-36');"&gt;+&lt;/button&gt;&lt;button type="button" class="drop" onclick="dropCardMain('3-36');"&gt;↓&lt;/button&gt;&lt;/div&gt;</text:p>
          </table:table-cell>
          <table:table-cell table:formula="of:=CONCATENATE([$HTML.$A$2];[.$B265];[$HTML.$B$2];[.$M265];[$HTML.$C$2];[.$B265];[$HTML.$D$2];[.$B265];[$HTML.$E$2];[.$B265];[$HTML.$F$2];[.$B265];[$HTML.$G$2])" office:value-type="string" office:string-value="&lt;div class=&quot;card&quot; id=&quot;side-3-36&quot;&gt;&lt;img width=&quot;115&quot; heidht=&quot;160&quot; src=&quot;https://one-draw.jp/ijinden/cardlist/003/card/03_036.png&quot; /&gt;&lt;div class=&quot;numCopies&quot; id=&quot;side-3-36-numCopies&quot;&gt;0&lt;/div&gt;&lt;button type=&quot;button&quot; class=&quot;pop&quot; onclick=&quot;popCardSide('3-36');&quot;&gt;-&lt;/button&gt;&lt;button type=&quot;button&quot; class=&quot;push&quot; onclick=&quot;pushCardSide('3-36');&quot;&gt;+&lt;/button&gt;&lt;button type=&quot;button&quot; class=&quot;raise&quot; onclick=&quot;raiseCardSide('3-36');&quot;&gt;↑&lt;/button&gt;&lt;/div&gt;" calcext:value-type="string">
            <text:p>&lt;div class="card" id="side-3-36"&gt;&lt;img width="115" heidht="160" src="https://one-draw.jp/ijinden/cardlist/003/card/03_036.png" /&gt;&lt;div class="numCopies" id="side-3-36-numCopies"&gt;0&lt;/div&gt;&lt;button type="button" class="pop" onclick="popCardSide('3-36');"&gt;-&lt;/button&gt;&lt;button type="button" class="push" onclick="pushCardSide('3-36');"&gt;+&lt;/button&gt;&lt;button type="button" class="raise" onclick="raiseCardSide('3-36');"&gt;↑&lt;/button&gt;&lt;/div&gt;</text:p>
          </table:table-cell>
          <table:table-cell table:formula="of:=CONCATENATE([$HTML.$A$3];[.B265];[$HTML.$B$3];[.F265];[$HTML.$C$3];[.H265];[$HTML.$D$3];[.J265];[$HTML.$E$3];[.B265];[$HTML.$F$3];[.D265];[$HTML.$G$3];[.I265];[$HTML.$H$3];[.G265];[$HTML.$I$3];[.K265];[$HTML.$J$3];[.B265];[$HTML.$K$3];[.B265];[$HTML.$L$3];[.B265];[$HTML.$M$3];[.B265];[$HTML.$N$3];[.B265];[$HTML.$O$3];[.B265];[$HTML.$P$3])" office:value-type="string" office:string-value="&lt;tr id=&quot;table-3-36&quot; data-expansion=&quot;35&quot; data-type=&quot;1&quot; data-color=&quot;40&quot;&gt;&lt;td&gt;3-36&lt;/td&gt;&lt;td&gt;雪舟&lt;/td&gt;&lt;td&gt;黄&lt;/td&gt;&lt;td&gt;イジン&lt;/td&gt;&lt;td&gt;1&lt;/td&gt;&lt;td&gt;&lt;button type=&quot;button&quot; onclick=&quot;popCardMain('3-36')&quot;&gt;-&lt;/button&gt;&lt;/td&gt;&lt;td id=&quot;table-main-3-36-numCopies&quot;&gt;0&lt;/td&gt;&lt;td&gt;&lt;button type=&quot;button&quot; onclick=&quot;pushCardMain('3-36')&quot;&gt;+&lt;/button&gt;&lt;/td&gt;&lt;td&gt;&lt;button type=&quot;button&quot; onclick=&quot;popCardSide('3-36')&quot;&gt;-&lt;/button&gt;&lt;/td&gt;&lt;td id=&quot;table-side-3-36-numCopies&quot;&gt;0&lt;/td&gt;&lt;td&gt;&lt;button type=&quot;button&quot; onclick=&quot;pushCardSide('3-36')&quot;&gt;+&lt;/button&gt;&lt;/td&gt;&lt;/tr&gt;" calcext:value-type="string">
            <text:p>&lt;tr id="table-3-36" data-expansion="35" data-type="1" data-color="40"&gt;&lt;td&gt;3-36&lt;/td&gt;&lt;td&gt;雪舟&lt;/td&gt;&lt;td&gt;黄&lt;/td&gt;&lt;td&gt;イジン&lt;/td&gt;&lt;td&gt;1&lt;/td&gt;&lt;td&gt;&lt;button type="button" onclick="popCardMain('3-36')"&gt;-&lt;/button&gt;&lt;/td&gt;&lt;td id="table-main-3-36-numCopies"&gt;0&lt;/td&gt;&lt;td&gt;&lt;button type="button" onclick="pushCardMain('3-36')"&gt;+&lt;/button&gt;&lt;/td&gt;&lt;td&gt;&lt;button type="button" onclick="popCardSide('3-36')"&gt;-&lt;/button&gt;&lt;/td&gt;&lt;td id="table-side-3-36-numCopies"&gt;0&lt;/td&gt;&lt;td&gt;&lt;button type="button" onclick="pushCardSide('3-3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M266];[$HTML.$C$1];[.$B266];[$HTML.$D$1];[.$B266];[$HTML.$E$1];[.$B266];[$HTML.$F$1];[.$B266];[$HTML.$G$1])" office:value-type="string" office:string-value="&lt;div class=&quot;card&quot; id=&quot;main-3-37&quot;&gt;&lt;img width=&quot;115&quot; heidht=&quot;160&quot; src=&quot;https://one-draw.jp/ijinden/cardlist/003/card/03_037.png&quot; /&gt;&lt;div class=&quot;numCopies&quot; id=&quot;main-3-37-numCopies&quot;&gt;0&lt;/div&gt;&lt;button type=&quot;button&quot; class=&quot;pop&quot; onclick=&quot;popCardMain('3-37');&quot;&gt;-&lt;/button&gt;&lt;button type=&quot;button&quot; class=&quot;push&quot; onclick=&quot;pushCardMain('3-37');&quot;&gt;+&lt;/button&gt;&lt;button type=&quot;button&quot; class=&quot;drop&quot; onclick=&quot;dropCardMain('3-37');&quot;&gt;↓&lt;/button&gt;&lt;/div&gt;" calcext:value-type="string">
            <text:p>&lt;div class="card" id="main-3-37"&gt;&lt;img width="115" heidht="160" src="https://one-draw.jp/ijinden/cardlist/003/card/03_037.png" /&gt;&lt;div class="numCopies" id="main-3-37-numCopies"&gt;0&lt;/div&gt;&lt;button type="button" class="pop" onclick="popCardMain('3-37');"&gt;-&lt;/button&gt;&lt;button type="button" class="push" onclick="pushCardMain('3-37');"&gt;+&lt;/button&gt;&lt;button type="button" class="drop" onclick="dropCardMain('3-37');"&gt;↓&lt;/button&gt;&lt;/div&gt;</text:p>
          </table:table-cell>
          <table:table-cell table:formula="of:=CONCATENATE([$HTML.$A$2];[.$B266];[$HTML.$B$2];[.$M266];[$HTML.$C$2];[.$B266];[$HTML.$D$2];[.$B266];[$HTML.$E$2];[.$B266];[$HTML.$F$2];[.$B266];[$HTML.$G$2])" office:value-type="string" office:string-value="&lt;div class=&quot;card&quot; id=&quot;side-3-37&quot;&gt;&lt;img width=&quot;115&quot; heidht=&quot;160&quot; src=&quot;https://one-draw.jp/ijinden/cardlist/003/card/03_037.png&quot; /&gt;&lt;div class=&quot;numCopies&quot; id=&quot;side-3-37-numCopies&quot;&gt;0&lt;/div&gt;&lt;button type=&quot;button&quot; class=&quot;pop&quot; onclick=&quot;popCardSide('3-37');&quot;&gt;-&lt;/button&gt;&lt;button type=&quot;button&quot; class=&quot;push&quot; onclick=&quot;pushCardSide('3-37');&quot;&gt;+&lt;/button&gt;&lt;button type=&quot;button&quot; class=&quot;raise&quot; onclick=&quot;raiseCardSide('3-37');&quot;&gt;↑&lt;/button&gt;&lt;/div&gt;" calcext:value-type="string">
            <text:p>&lt;div class="card" id="side-3-37"&gt;&lt;img width="115" heidht="160" src="https://one-draw.jp/ijinden/cardlist/003/card/03_037.png" /&gt;&lt;div class="numCopies" id="side-3-37-numCopies"&gt;0&lt;/div&gt;&lt;button type="button" class="pop" onclick="popCardSide('3-37');"&gt;-&lt;/button&gt;&lt;button type="button" class="push" onclick="pushCardSide('3-37');"&gt;+&lt;/button&gt;&lt;button type="button" class="raise" onclick="raiseCardSide('3-37');"&gt;↑&lt;/button&gt;&lt;/div&gt;</text:p>
          </table:table-cell>
          <table:table-cell table:formula="of:=CONCATENATE([$HTML.$A$3];[.B266];[$HTML.$B$3];[.F266];[$HTML.$C$3];[.H266];[$HTML.$D$3];[.J266];[$HTML.$E$3];[.B266];[$HTML.$F$3];[.D266];[$HTML.$G$3];[.I266];[$HTML.$H$3];[.G266];[$HTML.$I$3];[.K266];[$HTML.$J$3];[.B266];[$HTML.$K$3];[.B266];[$HTML.$L$3];[.B266];[$HTML.$M$3];[.B266];[$HTML.$N$3];[.B266];[$HTML.$O$3];[.B266];[$HTML.$P$3])" office:value-type="string" office:string-value="&lt;tr id=&quot;table-3-37&quot; data-expansion=&quot;35&quot; data-type=&quot;1&quot; data-color=&quot;40&quot;&gt;&lt;td&gt;3-37&lt;/td&gt;&lt;td&gt;俵屋宗達&lt;/td&gt;&lt;td&gt;黄&lt;/td&gt;&lt;td&gt;イジン&lt;/td&gt;&lt;td&gt;6&lt;/td&gt;&lt;td&gt;&lt;button type=&quot;button&quot; onclick=&quot;popCardMain('3-37')&quot;&gt;-&lt;/button&gt;&lt;/td&gt;&lt;td id=&quot;table-main-3-37-numCopies&quot;&gt;0&lt;/td&gt;&lt;td&gt;&lt;button type=&quot;button&quot; onclick=&quot;pushCardMain('3-37')&quot;&gt;+&lt;/button&gt;&lt;/td&gt;&lt;td&gt;&lt;button type=&quot;button&quot; onclick=&quot;popCardSide('3-37')&quot;&gt;-&lt;/button&gt;&lt;/td&gt;&lt;td id=&quot;table-side-3-37-numCopies&quot;&gt;0&lt;/td&gt;&lt;td&gt;&lt;button type=&quot;button&quot; onclick=&quot;pushCardSide('3-37')&quot;&gt;+&lt;/button&gt;&lt;/td&gt;&lt;/tr&gt;" calcext:value-type="string">
            <text:p>&lt;tr id="table-3-37" data-expansion="35" data-type="1" data-color="40"&gt;&lt;td&gt;3-37&lt;/td&gt;&lt;td&gt;俵屋宗達&lt;/td&gt;&lt;td&gt;黄&lt;/td&gt;&lt;td&gt;イジン&lt;/td&gt;&lt;td&gt;6&lt;/td&gt;&lt;td&gt;&lt;button type="button" onclick="popCardMain('3-37')"&gt;-&lt;/button&gt;&lt;/td&gt;&lt;td id="table-main-3-37-numCopies"&gt;0&lt;/td&gt;&lt;td&gt;&lt;button type="button" onclick="pushCardMain('3-37')"&gt;+&lt;/button&gt;&lt;/td&gt;&lt;td&gt;&lt;button type="button" onclick="popCardSide('3-37')"&gt;-&lt;/button&gt;&lt;/td&gt;&lt;td id="table-side-3-37-numCopies"&gt;0&lt;/td&gt;&lt;td&gt;&lt;button type="button" onclick="pushCardSide('3-3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M267];[$HTML.$C$1];[.$B267];[$HTML.$D$1];[.$B267];[$HTML.$E$1];[.$B267];[$HTML.$F$1];[.$B267];[$HTML.$G$1])" office:value-type="string" office:string-value="&lt;div class=&quot;card&quot; id=&quot;main-3-38&quot;&gt;&lt;img width=&quot;115&quot; heidht=&quot;160&quot; src=&quot;https://one-draw.jp/ijinden/cardlist/003/card/03_038.png&quot; /&gt;&lt;div class=&quot;numCopies&quot; id=&quot;main-3-38-numCopies&quot;&gt;0&lt;/div&gt;&lt;button type=&quot;button&quot; class=&quot;pop&quot; onclick=&quot;popCardMain('3-38');&quot;&gt;-&lt;/button&gt;&lt;button type=&quot;button&quot; class=&quot;push&quot; onclick=&quot;pushCardMain('3-38');&quot;&gt;+&lt;/button&gt;&lt;button type=&quot;button&quot; class=&quot;drop&quot; onclick=&quot;dropCardMain('3-38');&quot;&gt;↓&lt;/button&gt;&lt;/div&gt;" calcext:value-type="string">
            <text:p>&lt;div class="card" id="main-3-38"&gt;&lt;img width="115" heidht="160" src="https://one-draw.jp/ijinden/cardlist/003/card/03_038.png" /&gt;&lt;div class="numCopies" id="main-3-38-numCopies"&gt;0&lt;/div&gt;&lt;button type="button" class="pop" onclick="popCardMain('3-38');"&gt;-&lt;/button&gt;&lt;button type="button" class="push" onclick="pushCardMain('3-38');"&gt;+&lt;/button&gt;&lt;button type="button" class="drop" onclick="dropCardMain('3-38');"&gt;↓&lt;/button&gt;&lt;/div&gt;</text:p>
          </table:table-cell>
          <table:table-cell table:formula="of:=CONCATENATE([$HTML.$A$2];[.$B267];[$HTML.$B$2];[.$M267];[$HTML.$C$2];[.$B267];[$HTML.$D$2];[.$B267];[$HTML.$E$2];[.$B267];[$HTML.$F$2];[.$B267];[$HTML.$G$2])" office:value-type="string" office:string-value="&lt;div class=&quot;card&quot; id=&quot;side-3-38&quot;&gt;&lt;img width=&quot;115&quot; heidht=&quot;160&quot; src=&quot;https://one-draw.jp/ijinden/cardlist/003/card/03_038.png&quot; /&gt;&lt;div class=&quot;numCopies&quot; id=&quot;side-3-38-numCopies&quot;&gt;0&lt;/div&gt;&lt;button type=&quot;button&quot; class=&quot;pop&quot; onclick=&quot;popCardSide('3-38');&quot;&gt;-&lt;/button&gt;&lt;button type=&quot;button&quot; class=&quot;push&quot; onclick=&quot;pushCardSide('3-38');&quot;&gt;+&lt;/button&gt;&lt;button type=&quot;button&quot; class=&quot;raise&quot; onclick=&quot;raiseCardSide('3-38');&quot;&gt;↑&lt;/button&gt;&lt;/div&gt;" calcext:value-type="string">
            <text:p>&lt;div class="card" id="side-3-38"&gt;&lt;img width="115" heidht="160" src="https://one-draw.jp/ijinden/cardlist/003/card/03_038.png" /&gt;&lt;div class="numCopies" id="side-3-38-numCopies"&gt;0&lt;/div&gt;&lt;button type="button" class="pop" onclick="popCardSide('3-38');"&gt;-&lt;/button&gt;&lt;button type="button" class="push" onclick="pushCardSide('3-38');"&gt;+&lt;/button&gt;&lt;button type="button" class="raise" onclick="raiseCardSide('3-38');"&gt;↑&lt;/button&gt;&lt;/div&gt;</text:p>
          </table:table-cell>
          <table:table-cell table:formula="of:=CONCATENATE([$HTML.$A$3];[.B267];[$HTML.$B$3];[.F267];[$HTML.$C$3];[.H267];[$HTML.$D$3];[.J267];[$HTML.$E$3];[.B267];[$HTML.$F$3];[.D267];[$HTML.$G$3];[.I267];[$HTML.$H$3];[.G267];[$HTML.$I$3];[.K267];[$HTML.$J$3];[.B267];[$HTML.$K$3];[.B267];[$HTML.$L$3];[.B267];[$HTML.$M$3];[.B267];[$HTML.$N$3];[.B267];[$HTML.$O$3];[.B267];[$HTML.$P$3])" office:value-type="string" office:string-value="&lt;tr id=&quot;table-3-38&quot; data-expansion=&quot;35&quot; data-type=&quot;1&quot; data-color=&quot;40&quot;&gt;&lt;td&gt;3-38&lt;/td&gt;&lt;td&gt;司馬炎&lt;/td&gt;&lt;td&gt;黄&lt;/td&gt;&lt;td&gt;イジン&lt;/td&gt;&lt;td&gt;9&lt;/td&gt;&lt;td&gt;&lt;button type=&quot;button&quot; onclick=&quot;popCardMain('3-38')&quot;&gt;-&lt;/button&gt;&lt;/td&gt;&lt;td id=&quot;table-main-3-38-numCopies&quot;&gt;0&lt;/td&gt;&lt;td&gt;&lt;button type=&quot;button&quot; onclick=&quot;pushCardMain('3-38')&quot;&gt;+&lt;/button&gt;&lt;/td&gt;&lt;td&gt;&lt;button type=&quot;button&quot; onclick=&quot;popCardSide('3-38')&quot;&gt;-&lt;/button&gt;&lt;/td&gt;&lt;td id=&quot;table-side-3-38-numCopies&quot;&gt;0&lt;/td&gt;&lt;td&gt;&lt;button type=&quot;button&quot; onclick=&quot;pushCardSide('3-38')&quot;&gt;+&lt;/button&gt;&lt;/td&gt;&lt;/tr&gt;" calcext:value-type="string">
            <text:p>&lt;tr id="table-3-38" data-expansion="35" data-type="1" data-color="40"&gt;&lt;td&gt;3-38&lt;/td&gt;&lt;td&gt;司馬炎&lt;/td&gt;&lt;td&gt;黄&lt;/td&gt;&lt;td&gt;イジン&lt;/td&gt;&lt;td&gt;9&lt;/td&gt;&lt;td&gt;&lt;button type="button" onclick="popCardMain('3-38')"&gt;-&lt;/button&gt;&lt;/td&gt;&lt;td id="table-main-3-38-numCopies"&gt;0&lt;/td&gt;&lt;td&gt;&lt;button type="button" onclick="pushCardMain('3-38')"&gt;+&lt;/button&gt;&lt;/td&gt;&lt;td&gt;&lt;button type="button" onclick="popCardSide('3-38')"&gt;-&lt;/button&gt;&lt;/td&gt;&lt;td id="table-side-3-38-numCopies"&gt;0&lt;/td&gt;&lt;td&gt;&lt;button type="button" onclick="pushCardSide('3-3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M268];[$HTML.$C$1];[.$B268];[$HTML.$D$1];[.$B268];[$HTML.$E$1];[.$B268];[$HTML.$F$1];[.$B268];[$HTML.$G$1])" office:value-type="string" office:string-value="&lt;div class=&quot;card&quot; id=&quot;main-3-39&quot;&gt;&lt;img width=&quot;115&quot; heidht=&quot;160&quot; src=&quot;https://one-draw.jp/ijinden/cardlist/003/card/03_039.png&quot; /&gt;&lt;div class=&quot;numCopies&quot; id=&quot;main-3-39-numCopies&quot;&gt;0&lt;/div&gt;&lt;button type=&quot;button&quot; class=&quot;pop&quot; onclick=&quot;popCardMain('3-39');&quot;&gt;-&lt;/button&gt;&lt;button type=&quot;button&quot; class=&quot;push&quot; onclick=&quot;pushCardMain('3-39');&quot;&gt;+&lt;/button&gt;&lt;button type=&quot;button&quot; class=&quot;drop&quot; onclick=&quot;dropCardMain('3-39');&quot;&gt;↓&lt;/button&gt;&lt;/div&gt;" calcext:value-type="string">
            <text:p>&lt;div class="card" id="main-3-39"&gt;&lt;img width="115" heidht="160" src="https://one-draw.jp/ijinden/cardlist/003/card/03_039.png" /&gt;&lt;div class="numCopies" id="main-3-39-numCopies"&gt;0&lt;/div&gt;&lt;button type="button" class="pop" onclick="popCardMain('3-39');"&gt;-&lt;/button&gt;&lt;button type="button" class="push" onclick="pushCardMain('3-39');"&gt;+&lt;/button&gt;&lt;button type="button" class="drop" onclick="dropCardMain('3-39');"&gt;↓&lt;/button&gt;&lt;/div&gt;</text:p>
          </table:table-cell>
          <table:table-cell table:formula="of:=CONCATENATE([$HTML.$A$2];[.$B268];[$HTML.$B$2];[.$M268];[$HTML.$C$2];[.$B268];[$HTML.$D$2];[.$B268];[$HTML.$E$2];[.$B268];[$HTML.$F$2];[.$B268];[$HTML.$G$2])" office:value-type="string" office:string-value="&lt;div class=&quot;card&quot; id=&quot;side-3-39&quot;&gt;&lt;img width=&quot;115&quot; heidht=&quot;160&quot; src=&quot;https://one-draw.jp/ijinden/cardlist/003/card/03_039.png&quot; /&gt;&lt;div class=&quot;numCopies&quot; id=&quot;side-3-39-numCopies&quot;&gt;0&lt;/div&gt;&lt;button type=&quot;button&quot; class=&quot;pop&quot; onclick=&quot;popCardSide('3-39');&quot;&gt;-&lt;/button&gt;&lt;button type=&quot;button&quot; class=&quot;push&quot; onclick=&quot;pushCardSide('3-39');&quot;&gt;+&lt;/button&gt;&lt;button type=&quot;button&quot; class=&quot;raise&quot; onclick=&quot;raiseCardSide('3-39');&quot;&gt;↑&lt;/button&gt;&lt;/div&gt;" calcext:value-type="string">
            <text:p>&lt;div class="card" id="side-3-39"&gt;&lt;img width="115" heidht="160" src="https://one-draw.jp/ijinden/cardlist/003/card/03_039.png" /&gt;&lt;div class="numCopies" id="side-3-39-numCopies"&gt;0&lt;/div&gt;&lt;button type="button" class="pop" onclick="popCardSide('3-39');"&gt;-&lt;/button&gt;&lt;button type="button" class="push" onclick="pushCardSide('3-39');"&gt;+&lt;/button&gt;&lt;button type="button" class="raise" onclick="raiseCardSide('3-39');"&gt;↑&lt;/button&gt;&lt;/div&gt;</text:p>
          </table:table-cell>
          <table:table-cell table:formula="of:=CONCATENATE([$HTML.$A$3];[.B268];[$HTML.$B$3];[.F268];[$HTML.$C$3];[.H268];[$HTML.$D$3];[.J268];[$HTML.$E$3];[.B268];[$HTML.$F$3];[.D268];[$HTML.$G$3];[.I268];[$HTML.$H$3];[.G268];[$HTML.$I$3];[.K268];[$HTML.$J$3];[.B268];[$HTML.$K$3];[.B268];[$HTML.$L$3];[.B268];[$HTML.$M$3];[.B268];[$HTML.$N$3];[.B268];[$HTML.$O$3];[.B268];[$HTML.$P$3])" office:value-type="string" office:string-value="&lt;tr id=&quot;table-3-39&quot; data-expansion=&quot;35&quot; data-type=&quot;1&quot; data-color=&quot;40&quot;&gt;&lt;td&gt;3-39&lt;/td&gt;&lt;td&gt;井伊直弼&lt;/td&gt;&lt;td&gt;黄&lt;/td&gt;&lt;td&gt;イジン&lt;/td&gt;&lt;td&gt;8&lt;/td&gt;&lt;td&gt;&lt;button type=&quot;button&quot; onclick=&quot;popCardMain('3-39')&quot;&gt;-&lt;/button&gt;&lt;/td&gt;&lt;td id=&quot;table-main-3-39-numCopies&quot;&gt;0&lt;/td&gt;&lt;td&gt;&lt;button type=&quot;button&quot; onclick=&quot;pushCardMain('3-39')&quot;&gt;+&lt;/button&gt;&lt;/td&gt;&lt;td&gt;&lt;button type=&quot;button&quot; onclick=&quot;popCardSide('3-39')&quot;&gt;-&lt;/button&gt;&lt;/td&gt;&lt;td id=&quot;table-side-3-39-numCopies&quot;&gt;0&lt;/td&gt;&lt;td&gt;&lt;button type=&quot;button&quot; onclick=&quot;pushCardSide('3-39')&quot;&gt;+&lt;/button&gt;&lt;/td&gt;&lt;/tr&gt;" calcext:value-type="string">
            <text:p>&lt;tr id="table-3-39" data-expansion="35" data-type="1" data-color="40"&gt;&lt;td&gt;3-39&lt;/td&gt;&lt;td&gt;井伊直弼&lt;/td&gt;&lt;td&gt;黄&lt;/td&gt;&lt;td&gt;イジン&lt;/td&gt;&lt;td&gt;8&lt;/td&gt;&lt;td&gt;&lt;button type="button" onclick="popCardMain('3-39')"&gt;-&lt;/button&gt;&lt;/td&gt;&lt;td id="table-main-3-39-numCopies"&gt;0&lt;/td&gt;&lt;td&gt;&lt;button type="button" onclick="pushCardMain('3-39')"&gt;+&lt;/button&gt;&lt;/td&gt;&lt;td&gt;&lt;button type="button" onclick="popCardSide('3-39')"&gt;-&lt;/button&gt;&lt;/td&gt;&lt;td id="table-side-3-39-numCopies"&gt;0&lt;/td&gt;&lt;td&gt;&lt;button type="button" onclick="pushCardSide('3-3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M269];[$HTML.$C$1];[.$B269];[$HTML.$D$1];[.$B269];[$HTML.$E$1];[.$B269];[$HTML.$F$1];[.$B269];[$HTML.$G$1])" office:value-type="string" office:string-value="&lt;div class=&quot;card&quot; id=&quot;main-3-40&quot;&gt;&lt;img width=&quot;115&quot; heidht=&quot;160&quot; src=&quot;https://one-draw.jp/ijinden/cardlist/003/card/03_040.png&quot; /&gt;&lt;div class=&quot;numCopies&quot; id=&quot;main-3-40-numCopies&quot;&gt;0&lt;/div&gt;&lt;button type=&quot;button&quot; class=&quot;pop&quot; onclick=&quot;popCardMain('3-40');&quot;&gt;-&lt;/button&gt;&lt;button type=&quot;button&quot; class=&quot;push&quot; onclick=&quot;pushCardMain('3-40');&quot;&gt;+&lt;/button&gt;&lt;button type=&quot;button&quot; class=&quot;drop&quot; onclick=&quot;dropCardMain('3-40');&quot;&gt;↓&lt;/button&gt;&lt;/div&gt;" calcext:value-type="string">
            <text:p>&lt;div class="card" id="main-3-40"&gt;&lt;img width="115" heidht="160" src="https://one-draw.jp/ijinden/cardlist/003/card/03_040.png" /&gt;&lt;div class="numCopies" id="main-3-40-numCopies"&gt;0&lt;/div&gt;&lt;button type="button" class="pop" onclick="popCardMain('3-40');"&gt;-&lt;/button&gt;&lt;button type="button" class="push" onclick="pushCardMain('3-40');"&gt;+&lt;/button&gt;&lt;button type="button" class="drop" onclick="dropCardMain('3-40');"&gt;↓&lt;/button&gt;&lt;/div&gt;</text:p>
          </table:table-cell>
          <table:table-cell table:formula="of:=CONCATENATE([$HTML.$A$2];[.$B269];[$HTML.$B$2];[.$M269];[$HTML.$C$2];[.$B269];[$HTML.$D$2];[.$B269];[$HTML.$E$2];[.$B269];[$HTML.$F$2];[.$B269];[$HTML.$G$2])" office:value-type="string" office:string-value="&lt;div class=&quot;card&quot; id=&quot;side-3-40&quot;&gt;&lt;img width=&quot;115&quot; heidht=&quot;160&quot; src=&quot;https://one-draw.jp/ijinden/cardlist/003/card/03_040.png&quot; /&gt;&lt;div class=&quot;numCopies&quot; id=&quot;side-3-40-numCopies&quot;&gt;0&lt;/div&gt;&lt;button type=&quot;button&quot; class=&quot;pop&quot; onclick=&quot;popCardSide('3-40');&quot;&gt;-&lt;/button&gt;&lt;button type=&quot;button&quot; class=&quot;push&quot; onclick=&quot;pushCardSide('3-40');&quot;&gt;+&lt;/button&gt;&lt;button type=&quot;button&quot; class=&quot;raise&quot; onclick=&quot;raiseCardSide('3-40');&quot;&gt;↑&lt;/button&gt;&lt;/div&gt;" calcext:value-type="string">
            <text:p>&lt;div class="card" id="side-3-40"&gt;&lt;img width="115" heidht="160" src="https://one-draw.jp/ijinden/cardlist/003/card/03_040.png" /&gt;&lt;div class="numCopies" id="side-3-40-numCopies"&gt;0&lt;/div&gt;&lt;button type="button" class="pop" onclick="popCardSide('3-40');"&gt;-&lt;/button&gt;&lt;button type="button" class="push" onclick="pushCardSide('3-40');"&gt;+&lt;/button&gt;&lt;button type="button" class="raise" onclick="raiseCardSide('3-40');"&gt;↑&lt;/button&gt;&lt;/div&gt;</text:p>
          </table:table-cell>
          <table:table-cell table:formula="of:=CONCATENATE([$HTML.$A$3];[.B269];[$HTML.$B$3];[.F269];[$HTML.$C$3];[.H269];[$HTML.$D$3];[.J269];[$HTML.$E$3];[.B269];[$HTML.$F$3];[.D269];[$HTML.$G$3];[.I269];[$HTML.$H$3];[.G269];[$HTML.$I$3];[.K269];[$HTML.$J$3];[.B269];[$HTML.$K$3];[.B269];[$HTML.$L$3];[.B269];[$HTML.$M$3];[.B269];[$HTML.$N$3];[.B269];[$HTML.$O$3];[.B269];[$HTML.$P$3])" office:value-type="string" office:string-value="&lt;tr id=&quot;table-3-40&quot; data-expansion=&quot;35&quot; data-type=&quot;1&quot; data-color=&quot;40&quot;&gt;&lt;td&gt;3-40&lt;/td&gt;&lt;td&gt;徳川家茂&lt;/td&gt;&lt;td&gt;黄&lt;/td&gt;&lt;td&gt;イジン&lt;/td&gt;&lt;td&gt;3&lt;/td&gt;&lt;td&gt;&lt;button type=&quot;button&quot; onclick=&quot;popCardMain('3-40')&quot;&gt;-&lt;/button&gt;&lt;/td&gt;&lt;td id=&quot;table-main-3-40-numCopies&quot;&gt;0&lt;/td&gt;&lt;td&gt;&lt;button type=&quot;button&quot; onclick=&quot;pushCardMain('3-40')&quot;&gt;+&lt;/button&gt;&lt;/td&gt;&lt;td&gt;&lt;button type=&quot;button&quot; onclick=&quot;popCardSide('3-40')&quot;&gt;-&lt;/button&gt;&lt;/td&gt;&lt;td id=&quot;table-side-3-40-numCopies&quot;&gt;0&lt;/td&gt;&lt;td&gt;&lt;button type=&quot;button&quot; onclick=&quot;pushCardSide('3-40')&quot;&gt;+&lt;/button&gt;&lt;/td&gt;&lt;/tr&gt;" calcext:value-type="string">
            <text:p>&lt;tr id="table-3-40" data-expansion="35" data-type="1" data-color="40"&gt;&lt;td&gt;3-40&lt;/td&gt;&lt;td&gt;徳川家茂&lt;/td&gt;&lt;td&gt;黄&lt;/td&gt;&lt;td&gt;イジン&lt;/td&gt;&lt;td&gt;3&lt;/td&gt;&lt;td&gt;&lt;button type="button" onclick="popCardMain('3-40')"&gt;-&lt;/button&gt;&lt;/td&gt;&lt;td id="table-main-3-40-numCopies"&gt;0&lt;/td&gt;&lt;td&gt;&lt;button type="button" onclick="pushCardMain('3-40')"&gt;+&lt;/button&gt;&lt;/td&gt;&lt;td&gt;&lt;button type="button" onclick="popCardSide('3-40')"&gt;-&lt;/button&gt;&lt;/td&gt;&lt;td id="table-side-3-40-numCopies"&gt;0&lt;/td&gt;&lt;td&gt;&lt;button type="button" onclick="pushCardSide('3-4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M270];[$HTML.$C$1];[.$B270];[$HTML.$D$1];[.$B270];[$HTML.$E$1];[.$B270];[$HTML.$F$1];[.$B270];[$HTML.$G$1])" office:value-type="string" office:string-value="&lt;div class=&quot;card&quot; id=&quot;main-3-41&quot;&gt;&lt;img width=&quot;115&quot; heidht=&quot;160&quot; src=&quot;https://one-draw.jp/ijinden/cardlist/003/card/03_041.png&quot; /&gt;&lt;div class=&quot;numCopies&quot; id=&quot;main-3-41-numCopies&quot;&gt;0&lt;/div&gt;&lt;button type=&quot;button&quot; class=&quot;pop&quot; onclick=&quot;popCardMain('3-41');&quot;&gt;-&lt;/button&gt;&lt;button type=&quot;button&quot; class=&quot;push&quot; onclick=&quot;pushCardMain('3-41');&quot;&gt;+&lt;/button&gt;&lt;button type=&quot;button&quot; class=&quot;drop&quot; onclick=&quot;dropCardMain('3-41');&quot;&gt;↓&lt;/button&gt;&lt;/div&gt;" calcext:value-type="string">
            <text:p>&lt;div class="card" id="main-3-41"&gt;&lt;img width="115" heidht="160" src="https://one-draw.jp/ijinden/cardlist/003/card/03_041.png" /&gt;&lt;div class="numCopies" id="main-3-41-numCopies"&gt;0&lt;/div&gt;&lt;button type="button" class="pop" onclick="popCardMain('3-41');"&gt;-&lt;/button&gt;&lt;button type="button" class="push" onclick="pushCardMain('3-41');"&gt;+&lt;/button&gt;&lt;button type="button" class="drop" onclick="dropCardMain('3-41');"&gt;↓&lt;/button&gt;&lt;/div&gt;</text:p>
          </table:table-cell>
          <table:table-cell table:formula="of:=CONCATENATE([$HTML.$A$2];[.$B270];[$HTML.$B$2];[.$M270];[$HTML.$C$2];[.$B270];[$HTML.$D$2];[.$B270];[$HTML.$E$2];[.$B270];[$HTML.$F$2];[.$B270];[$HTML.$G$2])" office:value-type="string" office:string-value="&lt;div class=&quot;card&quot; id=&quot;side-3-41&quot;&gt;&lt;img width=&quot;115&quot; heidht=&quot;160&quot; src=&quot;https://one-draw.jp/ijinden/cardlist/003/card/03_041.png&quot; /&gt;&lt;div class=&quot;numCopies&quot; id=&quot;side-3-41-numCopies&quot;&gt;0&lt;/div&gt;&lt;button type=&quot;button&quot; class=&quot;pop&quot; onclick=&quot;popCardSide('3-41');&quot;&gt;-&lt;/button&gt;&lt;button type=&quot;button&quot; class=&quot;push&quot; onclick=&quot;pushCardSide('3-41');&quot;&gt;+&lt;/button&gt;&lt;button type=&quot;button&quot; class=&quot;raise&quot; onclick=&quot;raiseCardSide('3-41');&quot;&gt;↑&lt;/button&gt;&lt;/div&gt;" calcext:value-type="string">
            <text:p>&lt;div class="card" id="side-3-41"&gt;&lt;img width="115" heidht="160" src="https://one-draw.jp/ijinden/cardlist/003/card/03_041.png" /&gt;&lt;div class="numCopies" id="side-3-41-numCopies"&gt;0&lt;/div&gt;&lt;button type="button" class="pop" onclick="popCardSide('3-41');"&gt;-&lt;/button&gt;&lt;button type="button" class="push" onclick="pushCardSide('3-41');"&gt;+&lt;/button&gt;&lt;button type="button" class="raise" onclick="raiseCardSide('3-41');"&gt;↑&lt;/button&gt;&lt;/div&gt;</text:p>
          </table:table-cell>
          <table:table-cell table:formula="of:=CONCATENATE([$HTML.$A$3];[.B270];[$HTML.$B$3];[.F270];[$HTML.$C$3];[.H270];[$HTML.$D$3];[.J270];[$HTML.$E$3];[.B270];[$HTML.$F$3];[.D270];[$HTML.$G$3];[.I270];[$HTML.$H$3];[.G270];[$HTML.$I$3];[.K270];[$HTML.$J$3];[.B270];[$HTML.$K$3];[.B270];[$HTML.$L$3];[.B270];[$HTML.$M$3];[.B270];[$HTML.$N$3];[.B270];[$HTML.$O$3];[.B270];[$HTML.$P$3])" office:value-type="string" office:string-value="&lt;tr id=&quot;table-3-41&quot; data-expansion=&quot;35&quot; data-type=&quot;1&quot; data-color=&quot;40&quot;&gt;&lt;td&gt;3-41&lt;/td&gt;&lt;td&gt;松平定信&lt;/td&gt;&lt;td&gt;黄&lt;/td&gt;&lt;td&gt;イジン&lt;/td&gt;&lt;td&gt;7&lt;/td&gt;&lt;td&gt;&lt;button type=&quot;button&quot; onclick=&quot;popCardMain('3-41')&quot;&gt;-&lt;/button&gt;&lt;/td&gt;&lt;td id=&quot;table-main-3-41-numCopies&quot;&gt;0&lt;/td&gt;&lt;td&gt;&lt;button type=&quot;button&quot; onclick=&quot;pushCardMain('3-41')&quot;&gt;+&lt;/button&gt;&lt;/td&gt;&lt;td&gt;&lt;button type=&quot;button&quot; onclick=&quot;popCardSide('3-41')&quot;&gt;-&lt;/button&gt;&lt;/td&gt;&lt;td id=&quot;table-side-3-41-numCopies&quot;&gt;0&lt;/td&gt;&lt;td&gt;&lt;button type=&quot;button&quot; onclick=&quot;pushCardSide('3-41')&quot;&gt;+&lt;/button&gt;&lt;/td&gt;&lt;/tr&gt;" calcext:value-type="string">
            <text:p>&lt;tr id="table-3-41" data-expansion="35" data-type="1" data-color="40"&gt;&lt;td&gt;3-41&lt;/td&gt;&lt;td&gt;松平定信&lt;/td&gt;&lt;td&gt;黄&lt;/td&gt;&lt;td&gt;イジン&lt;/td&gt;&lt;td&gt;7&lt;/td&gt;&lt;td&gt;&lt;button type="button" onclick="popCardMain('3-41')"&gt;-&lt;/button&gt;&lt;/td&gt;&lt;td id="table-main-3-41-numCopies"&gt;0&lt;/td&gt;&lt;td&gt;&lt;button type="button" onclick="pushCardMain('3-41')"&gt;+&lt;/button&gt;&lt;/td&gt;&lt;td&gt;&lt;button type="button" onclick="popCardSide('3-41')"&gt;-&lt;/button&gt;&lt;/td&gt;&lt;td id="table-side-3-41-numCopies"&gt;0&lt;/td&gt;&lt;td&gt;&lt;button type="button" onclick="pushCardSide('3-4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M271];[$HTML.$C$1];[.$B271];[$HTML.$D$1];[.$B271];[$HTML.$E$1];[.$B271];[$HTML.$F$1];[.$B271];[$HTML.$G$1])" office:value-type="string" office:string-value="&lt;div class=&quot;card&quot; id=&quot;main-3-42&quot;&gt;&lt;img width=&quot;115&quot; heidht=&quot;160&quot; src=&quot;https://one-draw.jp/ijinden/cardlist/003/card/03_042.png&quot; /&gt;&lt;div class=&quot;numCopies&quot; id=&quot;main-3-42-numCopies&quot;&gt;0&lt;/div&gt;&lt;button type=&quot;button&quot; class=&quot;pop&quot; onclick=&quot;popCardMain('3-42');&quot;&gt;-&lt;/button&gt;&lt;button type=&quot;button&quot; class=&quot;push&quot; onclick=&quot;pushCardMain('3-42');&quot;&gt;+&lt;/button&gt;&lt;button type=&quot;button&quot; class=&quot;drop&quot; onclick=&quot;dropCardMain('3-42');&quot;&gt;↓&lt;/button&gt;&lt;/div&gt;" calcext:value-type="string">
            <text:p>&lt;div class="card" id="main-3-42"&gt;&lt;img width="115" heidht="160" src="https://one-draw.jp/ijinden/cardlist/003/card/03_042.png" /&gt;&lt;div class="numCopies" id="main-3-42-numCopies"&gt;0&lt;/div&gt;&lt;button type="button" class="pop" onclick="popCardMain('3-42');"&gt;-&lt;/button&gt;&lt;button type="button" class="push" onclick="pushCardMain('3-42');"&gt;+&lt;/button&gt;&lt;button type="button" class="drop" onclick="dropCardMain('3-42');"&gt;↓&lt;/button&gt;&lt;/div&gt;</text:p>
          </table:table-cell>
          <table:table-cell table:formula="of:=CONCATENATE([$HTML.$A$2];[.$B271];[$HTML.$B$2];[.$M271];[$HTML.$C$2];[.$B271];[$HTML.$D$2];[.$B271];[$HTML.$E$2];[.$B271];[$HTML.$F$2];[.$B271];[$HTML.$G$2])" office:value-type="string" office:string-value="&lt;div class=&quot;card&quot; id=&quot;side-3-42&quot;&gt;&lt;img width=&quot;115&quot; heidht=&quot;160&quot; src=&quot;https://one-draw.jp/ijinden/cardlist/003/card/03_042.png&quot; /&gt;&lt;div class=&quot;numCopies&quot; id=&quot;side-3-42-numCopies&quot;&gt;0&lt;/div&gt;&lt;button type=&quot;button&quot; class=&quot;pop&quot; onclick=&quot;popCardSide('3-42');&quot;&gt;-&lt;/button&gt;&lt;button type=&quot;button&quot; class=&quot;push&quot; onclick=&quot;pushCardSide('3-42');&quot;&gt;+&lt;/button&gt;&lt;button type=&quot;button&quot; class=&quot;raise&quot; onclick=&quot;raiseCardSide('3-42');&quot;&gt;↑&lt;/button&gt;&lt;/div&gt;" calcext:value-type="string">
            <text:p>&lt;div class="card" id="side-3-42"&gt;&lt;img width="115" heidht="160" src="https://one-draw.jp/ijinden/cardlist/003/card/03_042.png" /&gt;&lt;div class="numCopies" id="side-3-42-numCopies"&gt;0&lt;/div&gt;&lt;button type="button" class="pop" onclick="popCardSide('3-42');"&gt;-&lt;/button&gt;&lt;button type="button" class="push" onclick="pushCardSide('3-42');"&gt;+&lt;/button&gt;&lt;button type="button" class="raise" onclick="raiseCardSide('3-42');"&gt;↑&lt;/button&gt;&lt;/div&gt;</text:p>
          </table:table-cell>
          <table:table-cell table:formula="of:=CONCATENATE([$HTML.$A$3];[.B271];[$HTML.$B$3];[.F271];[$HTML.$C$3];[.H271];[$HTML.$D$3];[.J271];[$HTML.$E$3];[.B271];[$HTML.$F$3];[.D271];[$HTML.$G$3];[.I271];[$HTML.$H$3];[.G271];[$HTML.$I$3];[.K271];[$HTML.$J$3];[.B271];[$HTML.$K$3];[.B271];[$HTML.$L$3];[.B271];[$HTML.$M$3];[.B271];[$HTML.$N$3];[.B271];[$HTML.$O$3];[.B271];[$HTML.$P$3])" office:value-type="string" office:string-value="&lt;tr id=&quot;table-3-42&quot; data-expansion=&quot;35&quot; data-type=&quot;1&quot; data-color=&quot;40&quot;&gt;&lt;td&gt;3-42&lt;/td&gt;&lt;td&gt;ルイス・キャロル&lt;/td&gt;&lt;td&gt;黄&lt;/td&gt;&lt;td&gt;イジン&lt;/td&gt;&lt;td&gt;2&lt;/td&gt;&lt;td&gt;&lt;button type=&quot;button&quot; onclick=&quot;popCardMain('3-42')&quot;&gt;-&lt;/button&gt;&lt;/td&gt;&lt;td id=&quot;table-main-3-42-numCopies&quot;&gt;0&lt;/td&gt;&lt;td&gt;&lt;button type=&quot;button&quot; onclick=&quot;pushCardMain('3-42')&quot;&gt;+&lt;/button&gt;&lt;/td&gt;&lt;td&gt;&lt;button type=&quot;button&quot; onclick=&quot;popCardSide('3-42')&quot;&gt;-&lt;/button&gt;&lt;/td&gt;&lt;td id=&quot;table-side-3-42-numCopies&quot;&gt;0&lt;/td&gt;&lt;td&gt;&lt;button type=&quot;button&quot; onclick=&quot;pushCardSide('3-42')&quot;&gt;+&lt;/button&gt;&lt;/td&gt;&lt;/tr&gt;" calcext:value-type="string">
            <text:p>&lt;tr id="table-3-42" data-expansion="35" data-type="1" data-color="40"&gt;&lt;td&gt;3-42&lt;/td&gt;&lt;td&gt;ルイス・キャロル&lt;/td&gt;&lt;td&gt;黄&lt;/td&gt;&lt;td&gt;イジン&lt;/td&gt;&lt;td&gt;2&lt;/td&gt;&lt;td&gt;&lt;button type="button" onclick="popCardMain('3-42')"&gt;-&lt;/button&gt;&lt;/td&gt;&lt;td id="table-main-3-42-numCopies"&gt;0&lt;/td&gt;&lt;td&gt;&lt;button type="button" onclick="pushCardMain('3-42')"&gt;+&lt;/button&gt;&lt;/td&gt;&lt;td&gt;&lt;button type="button" onclick="popCardSide('3-42')"&gt;-&lt;/button&gt;&lt;/td&gt;&lt;td id="table-side-3-42-numCopies"&gt;0&lt;/td&gt;&lt;td&gt;&lt;button type="button" onclick="pushCardSide('3-4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M272];[$HTML.$C$1];[.$B272];[$HTML.$D$1];[.$B272];[$HTML.$E$1];[.$B272];[$HTML.$F$1];[.$B272];[$HTML.$G$1])" office:value-type="string" office:string-value="&lt;div class=&quot;card&quot; id=&quot;main-3-43&quot;&gt;&lt;img width=&quot;115&quot; heidht=&quot;160&quot; src=&quot;https://one-draw.jp/ijinden/cardlist/003/card/03_043.png&quot; /&gt;&lt;div class=&quot;numCopies&quot; id=&quot;main-3-43-numCopies&quot;&gt;0&lt;/div&gt;&lt;button type=&quot;button&quot; class=&quot;pop&quot; onclick=&quot;popCardMain('3-43');&quot;&gt;-&lt;/button&gt;&lt;button type=&quot;button&quot; class=&quot;push&quot; onclick=&quot;pushCardMain('3-43');&quot;&gt;+&lt;/button&gt;&lt;button type=&quot;button&quot; class=&quot;drop&quot; onclick=&quot;dropCardMain('3-43');&quot;&gt;↓&lt;/button&gt;&lt;/div&gt;" calcext:value-type="string">
            <text:p>&lt;div class="card" id="main-3-43"&gt;&lt;img width="115" heidht="160" src="https://one-draw.jp/ijinden/cardlist/003/card/03_043.png" /&gt;&lt;div class="numCopies" id="main-3-43-numCopies"&gt;0&lt;/div&gt;&lt;button type="button" class="pop" onclick="popCardMain('3-43');"&gt;-&lt;/button&gt;&lt;button type="button" class="push" onclick="pushCardMain('3-43');"&gt;+&lt;/button&gt;&lt;button type="button" class="drop" onclick="dropCardMain('3-43');"&gt;↓&lt;/button&gt;&lt;/div&gt;</text:p>
          </table:table-cell>
          <table:table-cell table:formula="of:=CONCATENATE([$HTML.$A$2];[.$B272];[$HTML.$B$2];[.$M272];[$HTML.$C$2];[.$B272];[$HTML.$D$2];[.$B272];[$HTML.$E$2];[.$B272];[$HTML.$F$2];[.$B272];[$HTML.$G$2])" office:value-type="string" office:string-value="&lt;div class=&quot;card&quot; id=&quot;side-3-43&quot;&gt;&lt;img width=&quot;115&quot; heidht=&quot;160&quot; src=&quot;https://one-draw.jp/ijinden/cardlist/003/card/03_043.png&quot; /&gt;&lt;div class=&quot;numCopies&quot; id=&quot;side-3-43-numCopies&quot;&gt;0&lt;/div&gt;&lt;button type=&quot;button&quot; class=&quot;pop&quot; onclick=&quot;popCardSide('3-43');&quot;&gt;-&lt;/button&gt;&lt;button type=&quot;button&quot; class=&quot;push&quot; onclick=&quot;pushCardSide('3-43');&quot;&gt;+&lt;/button&gt;&lt;button type=&quot;button&quot; class=&quot;raise&quot; onclick=&quot;raiseCardSide('3-43');&quot;&gt;↑&lt;/button&gt;&lt;/div&gt;" calcext:value-type="string">
            <text:p>&lt;div class="card" id="side-3-43"&gt;&lt;img width="115" heidht="160" src="https://one-draw.jp/ijinden/cardlist/003/card/03_043.png" /&gt;&lt;div class="numCopies" id="side-3-43-numCopies"&gt;0&lt;/div&gt;&lt;button type="button" class="pop" onclick="popCardSide('3-43');"&gt;-&lt;/button&gt;&lt;button type="button" class="push" onclick="pushCardSide('3-43');"&gt;+&lt;/button&gt;&lt;button type="button" class="raise" onclick="raiseCardSide('3-43');"&gt;↑&lt;/button&gt;&lt;/div&gt;</text:p>
          </table:table-cell>
          <table:table-cell table:formula="of:=CONCATENATE([$HTML.$A$3];[.B272];[$HTML.$B$3];[.F272];[$HTML.$C$3];[.H272];[$HTML.$D$3];[.J272];[$HTML.$E$3];[.B272];[$HTML.$F$3];[.D272];[$HTML.$G$3];[.I272];[$HTML.$H$3];[.G272];[$HTML.$I$3];[.K272];[$HTML.$J$3];[.B272];[$HTML.$K$3];[.B272];[$HTML.$L$3];[.B272];[$HTML.$M$3];[.B272];[$HTML.$N$3];[.B272];[$HTML.$O$3];[.B272];[$HTML.$P$3])" office:value-type="string" office:string-value="&lt;tr id=&quot;table-3-43&quot; data-expansion=&quot;35&quot; data-type=&quot;1&quot; data-color=&quot;50&quot;&gt;&lt;td&gt;3-43&lt;/td&gt;&lt;td&gt;芹沢鴨&lt;/td&gt;&lt;td&gt;紫&lt;/td&gt;&lt;td&gt;イジン&lt;/td&gt;&lt;td&gt;1&lt;/td&gt;&lt;td&gt;&lt;button type=&quot;button&quot; onclick=&quot;popCardMain('3-43')&quot;&gt;-&lt;/button&gt;&lt;/td&gt;&lt;td id=&quot;table-main-3-43-numCopies&quot;&gt;0&lt;/td&gt;&lt;td&gt;&lt;button type=&quot;button&quot; onclick=&quot;pushCardMain('3-43')&quot;&gt;+&lt;/button&gt;&lt;/td&gt;&lt;td&gt;&lt;button type=&quot;button&quot; onclick=&quot;popCardSide('3-43')&quot;&gt;-&lt;/button&gt;&lt;/td&gt;&lt;td id=&quot;table-side-3-43-numCopies&quot;&gt;0&lt;/td&gt;&lt;td&gt;&lt;button type=&quot;button&quot; onclick=&quot;pushCardSide('3-43')&quot;&gt;+&lt;/button&gt;&lt;/td&gt;&lt;/tr&gt;" calcext:value-type="string">
            <text:p>&lt;tr id="table-3-43" data-expansion="35" data-type="1" data-color="50"&gt;&lt;td&gt;3-43&lt;/td&gt;&lt;td&gt;芹沢鴨&lt;/td&gt;&lt;td&gt;紫&lt;/td&gt;&lt;td&gt;イジン&lt;/td&gt;&lt;td&gt;1&lt;/td&gt;&lt;td&gt;&lt;button type="button" onclick="popCardMain('3-43')"&gt;-&lt;/button&gt;&lt;/td&gt;&lt;td id="table-main-3-43-numCopies"&gt;0&lt;/td&gt;&lt;td&gt;&lt;button type="button" onclick="pushCardMain('3-43')"&gt;+&lt;/button&gt;&lt;/td&gt;&lt;td&gt;&lt;button type="button" onclick="popCardSide('3-43')"&gt;-&lt;/button&gt;&lt;/td&gt;&lt;td id="table-side-3-43-numCopies"&gt;0&lt;/td&gt;&lt;td&gt;&lt;button type="button" onclick="pushCardSide('3-4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M273];[$HTML.$C$1];[.$B273];[$HTML.$D$1];[.$B273];[$HTML.$E$1];[.$B273];[$HTML.$F$1];[.$B273];[$HTML.$G$1])" office:value-type="string" office:string-value="&lt;div class=&quot;card&quot; id=&quot;main-3-44&quot;&gt;&lt;img width=&quot;115&quot; heidht=&quot;160&quot; src=&quot;https://one-draw.jp/ijinden/cardlist/003/card/03_044.png&quot; /&gt;&lt;div class=&quot;numCopies&quot; id=&quot;main-3-44-numCopies&quot;&gt;0&lt;/div&gt;&lt;button type=&quot;button&quot; class=&quot;pop&quot; onclick=&quot;popCardMain('3-44');&quot;&gt;-&lt;/button&gt;&lt;button type=&quot;button&quot; class=&quot;push&quot; onclick=&quot;pushCardMain('3-44');&quot;&gt;+&lt;/button&gt;&lt;button type=&quot;button&quot; class=&quot;drop&quot; onclick=&quot;dropCardMain('3-44');&quot;&gt;↓&lt;/button&gt;&lt;/div&gt;" calcext:value-type="string">
            <text:p>&lt;div class="card" id="main-3-44"&gt;&lt;img width="115" heidht="160" src="https://one-draw.jp/ijinden/cardlist/003/card/03_044.png" /&gt;&lt;div class="numCopies" id="main-3-44-numCopies"&gt;0&lt;/div&gt;&lt;button type="button" class="pop" onclick="popCardMain('3-44');"&gt;-&lt;/button&gt;&lt;button type="button" class="push" onclick="pushCardMain('3-44');"&gt;+&lt;/button&gt;&lt;button type="button" class="drop" onclick="dropCardMain('3-44');"&gt;↓&lt;/button&gt;&lt;/div&gt;</text:p>
          </table:table-cell>
          <table:table-cell table:formula="of:=CONCATENATE([$HTML.$A$2];[.$B273];[$HTML.$B$2];[.$M273];[$HTML.$C$2];[.$B273];[$HTML.$D$2];[.$B273];[$HTML.$E$2];[.$B273];[$HTML.$F$2];[.$B273];[$HTML.$G$2])" office:value-type="string" office:string-value="&lt;div class=&quot;card&quot; id=&quot;side-3-44&quot;&gt;&lt;img width=&quot;115&quot; heidht=&quot;160&quot; src=&quot;https://one-draw.jp/ijinden/cardlist/003/card/03_044.png&quot; /&gt;&lt;div class=&quot;numCopies&quot; id=&quot;side-3-44-numCopies&quot;&gt;0&lt;/div&gt;&lt;button type=&quot;button&quot; class=&quot;pop&quot; onclick=&quot;popCardSide('3-44');&quot;&gt;-&lt;/button&gt;&lt;button type=&quot;button&quot; class=&quot;push&quot; onclick=&quot;pushCardSide('3-44');&quot;&gt;+&lt;/button&gt;&lt;button type=&quot;button&quot; class=&quot;raise&quot; onclick=&quot;raiseCardSide('3-44');&quot;&gt;↑&lt;/button&gt;&lt;/div&gt;" calcext:value-type="string">
            <text:p>&lt;div class="card" id="side-3-44"&gt;&lt;img width="115" heidht="160" src="https://one-draw.jp/ijinden/cardlist/003/card/03_044.png" /&gt;&lt;div class="numCopies" id="side-3-44-numCopies"&gt;0&lt;/div&gt;&lt;button type="button" class="pop" onclick="popCardSide('3-44');"&gt;-&lt;/button&gt;&lt;button type="button" class="push" onclick="pushCardSide('3-44');"&gt;+&lt;/button&gt;&lt;button type="button" class="raise" onclick="raiseCardSide('3-44');"&gt;↑&lt;/button&gt;&lt;/div&gt;</text:p>
          </table:table-cell>
          <table:table-cell table:formula="of:=CONCATENATE([$HTML.$A$3];[.B273];[$HTML.$B$3];[.F273];[$HTML.$C$3];[.H273];[$HTML.$D$3];[.J273];[$HTML.$E$3];[.B273];[$HTML.$F$3];[.D273];[$HTML.$G$3];[.I273];[$HTML.$H$3];[.G273];[$HTML.$I$3];[.K273];[$HTML.$J$3];[.B273];[$HTML.$K$3];[.B273];[$HTML.$L$3];[.B273];[$HTML.$M$3];[.B273];[$HTML.$N$3];[.B273];[$HTML.$O$3];[.B273];[$HTML.$P$3])" office:value-type="string" office:string-value="&lt;tr id=&quot;table-3-44&quot; data-expansion=&quot;35&quot; data-type=&quot;1&quot; data-color=&quot;50&quot;&gt;&lt;td&gt;3-44&lt;/td&gt;&lt;td&gt;本居宣長&lt;/td&gt;&lt;td&gt;紫&lt;/td&gt;&lt;td&gt;イジン&lt;/td&gt;&lt;td&gt;4&lt;/td&gt;&lt;td&gt;&lt;button type=&quot;button&quot; onclick=&quot;popCardMain('3-44')&quot;&gt;-&lt;/button&gt;&lt;/td&gt;&lt;td id=&quot;table-main-3-44-numCopies&quot;&gt;0&lt;/td&gt;&lt;td&gt;&lt;button type=&quot;button&quot; onclick=&quot;pushCardMain('3-44')&quot;&gt;+&lt;/button&gt;&lt;/td&gt;&lt;td&gt;&lt;button type=&quot;button&quot; onclick=&quot;popCardSide('3-44')&quot;&gt;-&lt;/button&gt;&lt;/td&gt;&lt;td id=&quot;table-side-3-44-numCopies&quot;&gt;0&lt;/td&gt;&lt;td&gt;&lt;button type=&quot;button&quot; onclick=&quot;pushCardSide('3-44')&quot;&gt;+&lt;/button&gt;&lt;/td&gt;&lt;/tr&gt;" calcext:value-type="string">
            <text:p>&lt;tr id="table-3-44" data-expansion="35" data-type="1" data-color="50"&gt;&lt;td&gt;3-44&lt;/td&gt;&lt;td&gt;本居宣長&lt;/td&gt;&lt;td&gt;紫&lt;/td&gt;&lt;td&gt;イジン&lt;/td&gt;&lt;td&gt;4&lt;/td&gt;&lt;td&gt;&lt;button type="button" onclick="popCardMain('3-44')"&gt;-&lt;/button&gt;&lt;/td&gt;&lt;td id="table-main-3-44-numCopies"&gt;0&lt;/td&gt;&lt;td&gt;&lt;button type="button" onclick="pushCardMain('3-44')"&gt;+&lt;/button&gt;&lt;/td&gt;&lt;td&gt;&lt;button type="button" onclick="popCardSide('3-44')"&gt;-&lt;/button&gt;&lt;/td&gt;&lt;td id="table-side-3-44-numCopies"&gt;0&lt;/td&gt;&lt;td&gt;&lt;button type="button" onclick="pushCardSide('3-4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M274];[$HTML.$C$1];[.$B274];[$HTML.$D$1];[.$B274];[$HTML.$E$1];[.$B274];[$HTML.$F$1];[.$B274];[$HTML.$G$1])" office:value-type="string" office:string-value="&lt;div class=&quot;card&quot; id=&quot;main-3-45&quot;&gt;&lt;img width=&quot;115&quot; heidht=&quot;160&quot; src=&quot;https://one-draw.jp/ijinden/cardlist/003/card/03_045.png&quot; /&gt;&lt;div class=&quot;numCopies&quot; id=&quot;main-3-45-numCopies&quot;&gt;0&lt;/div&gt;&lt;button type=&quot;button&quot; class=&quot;pop&quot; onclick=&quot;popCardMain('3-45');&quot;&gt;-&lt;/button&gt;&lt;button type=&quot;button&quot; class=&quot;push&quot; onclick=&quot;pushCardMain('3-45');&quot;&gt;+&lt;/button&gt;&lt;button type=&quot;button&quot; class=&quot;drop&quot; onclick=&quot;dropCardMain('3-45');&quot;&gt;↓&lt;/button&gt;&lt;/div&gt;" calcext:value-type="string">
            <text:p>&lt;div class="card" id="main-3-45"&gt;&lt;img width="115" heidht="160" src="https://one-draw.jp/ijinden/cardlist/003/card/03_045.png" /&gt;&lt;div class="numCopies" id="main-3-45-numCopies"&gt;0&lt;/div&gt;&lt;button type="button" class="pop" onclick="popCardMain('3-45');"&gt;-&lt;/button&gt;&lt;button type="button" class="push" onclick="pushCardMain('3-45');"&gt;+&lt;/button&gt;&lt;button type="button" class="drop" onclick="dropCardMain('3-45');"&gt;↓&lt;/button&gt;&lt;/div&gt;</text:p>
          </table:table-cell>
          <table:table-cell table:formula="of:=CONCATENATE([$HTML.$A$2];[.$B274];[$HTML.$B$2];[.$M274];[$HTML.$C$2];[.$B274];[$HTML.$D$2];[.$B274];[$HTML.$E$2];[.$B274];[$HTML.$F$2];[.$B274];[$HTML.$G$2])" office:value-type="string" office:string-value="&lt;div class=&quot;card&quot; id=&quot;side-3-45&quot;&gt;&lt;img width=&quot;115&quot; heidht=&quot;160&quot; src=&quot;https://one-draw.jp/ijinden/cardlist/003/card/03_045.png&quot; /&gt;&lt;div class=&quot;numCopies&quot; id=&quot;side-3-45-numCopies&quot;&gt;0&lt;/div&gt;&lt;button type=&quot;button&quot; class=&quot;pop&quot; onclick=&quot;popCardSide('3-45');&quot;&gt;-&lt;/button&gt;&lt;button type=&quot;button&quot; class=&quot;push&quot; onclick=&quot;pushCardSide('3-45');&quot;&gt;+&lt;/button&gt;&lt;button type=&quot;button&quot; class=&quot;raise&quot; onclick=&quot;raiseCardSide('3-45');&quot;&gt;↑&lt;/button&gt;&lt;/div&gt;" calcext:value-type="string">
            <text:p>&lt;div class="card" id="side-3-45"&gt;&lt;img width="115" heidht="160" src="https://one-draw.jp/ijinden/cardlist/003/card/03_045.png" /&gt;&lt;div class="numCopies" id="side-3-45-numCopies"&gt;0&lt;/div&gt;&lt;button type="button" class="pop" onclick="popCardSide('3-45');"&gt;-&lt;/button&gt;&lt;button type="button" class="push" onclick="pushCardSide('3-45');"&gt;+&lt;/button&gt;&lt;button type="button" class="raise" onclick="raiseCardSide('3-45');"&gt;↑&lt;/button&gt;&lt;/div&gt;</text:p>
          </table:table-cell>
          <table:table-cell table:formula="of:=CONCATENATE([$HTML.$A$3];[.B274];[$HTML.$B$3];[.F274];[$HTML.$C$3];[.H274];[$HTML.$D$3];[.J274];[$HTML.$E$3];[.B274];[$HTML.$F$3];[.D274];[$HTML.$G$3];[.I274];[$HTML.$H$3];[.G274];[$HTML.$I$3];[.K274];[$HTML.$J$3];[.B274];[$HTML.$K$3];[.B274];[$HTML.$L$3];[.B274];[$HTML.$M$3];[.B274];[$HTML.$N$3];[.B274];[$HTML.$O$3];[.B274];[$HTML.$P$3])" office:value-type="string" office:string-value="&lt;tr id=&quot;table-3-45&quot; data-expansion=&quot;35&quot; data-type=&quot;1&quot; data-color=&quot;50&quot;&gt;&lt;td&gt;3-45&lt;/td&gt;&lt;td&gt;坂本龍馬&lt;/td&gt;&lt;td&gt;紫&lt;/td&gt;&lt;td&gt;イジン&lt;/td&gt;&lt;td&gt;3&lt;/td&gt;&lt;td&gt;&lt;button type=&quot;button&quot; onclick=&quot;popCardMain('3-45')&quot;&gt;-&lt;/button&gt;&lt;/td&gt;&lt;td id=&quot;table-main-3-45-numCopies&quot;&gt;0&lt;/td&gt;&lt;td&gt;&lt;button type=&quot;button&quot; onclick=&quot;pushCardMain('3-45')&quot;&gt;+&lt;/button&gt;&lt;/td&gt;&lt;td&gt;&lt;button type=&quot;button&quot; onclick=&quot;popCardSide('3-45')&quot;&gt;-&lt;/button&gt;&lt;/td&gt;&lt;td id=&quot;table-side-3-45-numCopies&quot;&gt;0&lt;/td&gt;&lt;td&gt;&lt;button type=&quot;button&quot; onclick=&quot;pushCardSide('3-45')&quot;&gt;+&lt;/button&gt;&lt;/td&gt;&lt;/tr&gt;" calcext:value-type="string">
            <text:p>&lt;tr id="table-3-45" data-expansion="35" data-type="1" data-color="50"&gt;&lt;td&gt;3-45&lt;/td&gt;&lt;td&gt;坂本龍馬&lt;/td&gt;&lt;td&gt;紫&lt;/td&gt;&lt;td&gt;イジン&lt;/td&gt;&lt;td&gt;3&lt;/td&gt;&lt;td&gt;&lt;button type="button" onclick="popCardMain('3-45')"&gt;-&lt;/button&gt;&lt;/td&gt;&lt;td id="table-main-3-45-numCopies"&gt;0&lt;/td&gt;&lt;td&gt;&lt;button type="button" onclick="pushCardMain('3-45')"&gt;+&lt;/button&gt;&lt;/td&gt;&lt;td&gt;&lt;button type="button" onclick="popCardSide('3-45')"&gt;-&lt;/button&gt;&lt;/td&gt;&lt;td id="table-side-3-45-numCopies"&gt;0&lt;/td&gt;&lt;td&gt;&lt;button type="button" onclick="pushCardSide('3-4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M275];[$HTML.$C$1];[.$B275];[$HTML.$D$1];[.$B275];[$HTML.$E$1];[.$B275];[$HTML.$F$1];[.$B275];[$HTML.$G$1])" office:value-type="string" office:string-value="&lt;div class=&quot;card&quot; id=&quot;main-3-46&quot;&gt;&lt;img width=&quot;115&quot; heidht=&quot;160&quot; src=&quot;https://one-draw.jp/ijinden/cardlist/003/card/03_046.png&quot; /&gt;&lt;div class=&quot;numCopies&quot; id=&quot;main-3-46-numCopies&quot;&gt;0&lt;/div&gt;&lt;button type=&quot;button&quot; class=&quot;pop&quot; onclick=&quot;popCardMain('3-46');&quot;&gt;-&lt;/button&gt;&lt;button type=&quot;button&quot; class=&quot;push&quot; onclick=&quot;pushCardMain('3-46');&quot;&gt;+&lt;/button&gt;&lt;button type=&quot;button&quot; class=&quot;drop&quot; onclick=&quot;dropCardMain('3-46');&quot;&gt;↓&lt;/button&gt;&lt;/div&gt;" calcext:value-type="string">
            <text:p>&lt;div class="card" id="main-3-46"&gt;&lt;img width="115" heidht="160" src="https://one-draw.jp/ijinden/cardlist/003/card/03_046.png" /&gt;&lt;div class="numCopies" id="main-3-46-numCopies"&gt;0&lt;/div&gt;&lt;button type="button" class="pop" onclick="popCardMain('3-46');"&gt;-&lt;/button&gt;&lt;button type="button" class="push" onclick="pushCardMain('3-46');"&gt;+&lt;/button&gt;&lt;button type="button" class="drop" onclick="dropCardMain('3-46');"&gt;↓&lt;/button&gt;&lt;/div&gt;</text:p>
          </table:table-cell>
          <table:table-cell table:formula="of:=CONCATENATE([$HTML.$A$2];[.$B275];[$HTML.$B$2];[.$M275];[$HTML.$C$2];[.$B275];[$HTML.$D$2];[.$B275];[$HTML.$E$2];[.$B275];[$HTML.$F$2];[.$B275];[$HTML.$G$2])" office:value-type="string" office:string-value="&lt;div class=&quot;card&quot; id=&quot;side-3-46&quot;&gt;&lt;img width=&quot;115&quot; heidht=&quot;160&quot; src=&quot;https://one-draw.jp/ijinden/cardlist/003/card/03_046.png&quot; /&gt;&lt;div class=&quot;numCopies&quot; id=&quot;side-3-46-numCopies&quot;&gt;0&lt;/div&gt;&lt;button type=&quot;button&quot; class=&quot;pop&quot; onclick=&quot;popCardSide('3-46');&quot;&gt;-&lt;/button&gt;&lt;button type=&quot;button&quot; class=&quot;push&quot; onclick=&quot;pushCardSide('3-46');&quot;&gt;+&lt;/button&gt;&lt;button type=&quot;button&quot; class=&quot;raise&quot; onclick=&quot;raiseCardSide('3-46');&quot;&gt;↑&lt;/button&gt;&lt;/div&gt;" calcext:value-type="string">
            <text:p>&lt;div class="card" id="side-3-46"&gt;&lt;img width="115" heidht="160" src="https://one-draw.jp/ijinden/cardlist/003/card/03_046.png" /&gt;&lt;div class="numCopies" id="side-3-46-numCopies"&gt;0&lt;/div&gt;&lt;button type="button" class="pop" onclick="popCardSide('3-46');"&gt;-&lt;/button&gt;&lt;button type="button" class="push" onclick="pushCardSide('3-46');"&gt;+&lt;/button&gt;&lt;button type="button" class="raise" onclick="raiseCardSide('3-46');"&gt;↑&lt;/button&gt;&lt;/div&gt;</text:p>
          </table:table-cell>
          <table:table-cell table:formula="of:=CONCATENATE([$HTML.$A$3];[.B275];[$HTML.$B$3];[.F275];[$HTML.$C$3];[.H275];[$HTML.$D$3];[.J275];[$HTML.$E$3];[.B275];[$HTML.$F$3];[.D275];[$HTML.$G$3];[.I275];[$HTML.$H$3];[.G275];[$HTML.$I$3];[.K275];[$HTML.$J$3];[.B275];[$HTML.$K$3];[.B275];[$HTML.$L$3];[.B275];[$HTML.$M$3];[.B275];[$HTML.$N$3];[.B275];[$HTML.$O$3];[.B275];[$HTML.$P$3])" office:value-type="string" office:string-value="&lt;tr id=&quot;table-3-46&quot; data-expansion=&quot;35&quot; data-type=&quot;1&quot; data-color=&quot;50&quot;&gt;&lt;td&gt;3-46&lt;/td&gt;&lt;td&gt;近藤勇&lt;/td&gt;&lt;td&gt;紫&lt;/td&gt;&lt;td&gt;イジン&lt;/td&gt;&lt;td&gt;7&lt;/td&gt;&lt;td&gt;&lt;button type=&quot;button&quot; onclick=&quot;popCardMain('3-46')&quot;&gt;-&lt;/button&gt;&lt;/td&gt;&lt;td id=&quot;table-main-3-46-numCopies&quot;&gt;0&lt;/td&gt;&lt;td&gt;&lt;button type=&quot;button&quot; onclick=&quot;pushCardMain('3-46')&quot;&gt;+&lt;/button&gt;&lt;/td&gt;&lt;td&gt;&lt;button type=&quot;button&quot; onclick=&quot;popCardSide('3-46')&quot;&gt;-&lt;/button&gt;&lt;/td&gt;&lt;td id=&quot;table-side-3-46-numCopies&quot;&gt;0&lt;/td&gt;&lt;td&gt;&lt;button type=&quot;button&quot; onclick=&quot;pushCardSide('3-46')&quot;&gt;+&lt;/button&gt;&lt;/td&gt;&lt;/tr&gt;" calcext:value-type="string">
            <text:p>&lt;tr id="table-3-46" data-expansion="35" data-type="1" data-color="50"&gt;&lt;td&gt;3-46&lt;/td&gt;&lt;td&gt;近藤勇&lt;/td&gt;&lt;td&gt;紫&lt;/td&gt;&lt;td&gt;イジン&lt;/td&gt;&lt;td&gt;7&lt;/td&gt;&lt;td&gt;&lt;button type="button" onclick="popCardMain('3-46')"&gt;-&lt;/button&gt;&lt;/td&gt;&lt;td id="table-main-3-46-numCopies"&gt;0&lt;/td&gt;&lt;td&gt;&lt;button type="button" onclick="pushCardMain('3-46')"&gt;+&lt;/button&gt;&lt;/td&gt;&lt;td&gt;&lt;button type="button" onclick="popCardSide('3-46')"&gt;-&lt;/button&gt;&lt;/td&gt;&lt;td id="table-side-3-46-numCopies"&gt;0&lt;/td&gt;&lt;td&gt;&lt;button type="button" onclick="pushCardSide('3-4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M276];[$HTML.$C$1];[.$B276];[$HTML.$D$1];[.$B276];[$HTML.$E$1];[.$B276];[$HTML.$F$1];[.$B276];[$HTML.$G$1])" office:value-type="string" office:string-value="&lt;div class=&quot;card&quot; id=&quot;main-3-47&quot;&gt;&lt;img width=&quot;115&quot; heidht=&quot;160&quot; src=&quot;https://one-draw.jp/ijinden/cardlist/003/card/03_047.png&quot; /&gt;&lt;div class=&quot;numCopies&quot; id=&quot;main-3-47-numCopies&quot;&gt;0&lt;/div&gt;&lt;button type=&quot;button&quot; class=&quot;pop&quot; onclick=&quot;popCardMain('3-47');&quot;&gt;-&lt;/button&gt;&lt;button type=&quot;button&quot; class=&quot;push&quot; onclick=&quot;pushCardMain('3-47');&quot;&gt;+&lt;/button&gt;&lt;button type=&quot;button&quot; class=&quot;drop&quot; onclick=&quot;dropCardMain('3-47');&quot;&gt;↓&lt;/button&gt;&lt;/div&gt;" calcext:value-type="string">
            <text:p>&lt;div class="card" id="main-3-47"&gt;&lt;img width="115" heidht="160" src="https://one-draw.jp/ijinden/cardlist/003/card/03_047.png" /&gt;&lt;div class="numCopies" id="main-3-47-numCopies"&gt;0&lt;/div&gt;&lt;button type="button" class="pop" onclick="popCardMain('3-47');"&gt;-&lt;/button&gt;&lt;button type="button" class="push" onclick="pushCardMain('3-47');"&gt;+&lt;/button&gt;&lt;button type="button" class="drop" onclick="dropCardMain('3-47');"&gt;↓&lt;/button&gt;&lt;/div&gt;</text:p>
          </table:table-cell>
          <table:table-cell table:formula="of:=CONCATENATE([$HTML.$A$2];[.$B276];[$HTML.$B$2];[.$M276];[$HTML.$C$2];[.$B276];[$HTML.$D$2];[.$B276];[$HTML.$E$2];[.$B276];[$HTML.$F$2];[.$B276];[$HTML.$G$2])" office:value-type="string" office:string-value="&lt;div class=&quot;card&quot; id=&quot;side-3-47&quot;&gt;&lt;img width=&quot;115&quot; heidht=&quot;160&quot; src=&quot;https://one-draw.jp/ijinden/cardlist/003/card/03_047.png&quot; /&gt;&lt;div class=&quot;numCopies&quot; id=&quot;side-3-47-numCopies&quot;&gt;0&lt;/div&gt;&lt;button type=&quot;button&quot; class=&quot;pop&quot; onclick=&quot;popCardSide('3-47');&quot;&gt;-&lt;/button&gt;&lt;button type=&quot;button&quot; class=&quot;push&quot; onclick=&quot;pushCardSide('3-47');&quot;&gt;+&lt;/button&gt;&lt;button type=&quot;button&quot; class=&quot;raise&quot; onclick=&quot;raiseCardSide('3-47');&quot;&gt;↑&lt;/button&gt;&lt;/div&gt;" calcext:value-type="string">
            <text:p>&lt;div class="card" id="side-3-47"&gt;&lt;img width="115" heidht="160" src="https://one-draw.jp/ijinden/cardlist/003/card/03_047.png" /&gt;&lt;div class="numCopies" id="side-3-47-numCopies"&gt;0&lt;/div&gt;&lt;button type="button" class="pop" onclick="popCardSide('3-47');"&gt;-&lt;/button&gt;&lt;button type="button" class="push" onclick="pushCardSide('3-47');"&gt;+&lt;/button&gt;&lt;button type="button" class="raise" onclick="raiseCardSide('3-47');"&gt;↑&lt;/button&gt;&lt;/div&gt;</text:p>
          </table:table-cell>
          <table:table-cell table:formula="of:=CONCATENATE([$HTML.$A$3];[.B276];[$HTML.$B$3];[.F276];[$HTML.$C$3];[.H276];[$HTML.$D$3];[.J276];[$HTML.$E$3];[.B276];[$HTML.$F$3];[.D276];[$HTML.$G$3];[.I276];[$HTML.$H$3];[.G276];[$HTML.$I$3];[.K276];[$HTML.$J$3];[.B276];[$HTML.$K$3];[.B276];[$HTML.$L$3];[.B276];[$HTML.$M$3];[.B276];[$HTML.$N$3];[.B276];[$HTML.$O$3];[.B276];[$HTML.$P$3])" office:value-type="string" office:string-value="&lt;tr id=&quot;table-3-47&quot; data-expansion=&quot;35&quot; data-type=&quot;1&quot; data-color=&quot;50&quot;&gt;&lt;td&gt;3-47&lt;/td&gt;&lt;td&gt;徳川慶喜&lt;/td&gt;&lt;td&gt;紫&lt;/td&gt;&lt;td&gt;イジン&lt;/td&gt;&lt;td&gt;1&lt;/td&gt;&lt;td&gt;&lt;button type=&quot;button&quot; onclick=&quot;popCardMain('3-47')&quot;&gt;-&lt;/button&gt;&lt;/td&gt;&lt;td id=&quot;table-main-3-47-numCopies&quot;&gt;0&lt;/td&gt;&lt;td&gt;&lt;button type=&quot;button&quot; onclick=&quot;pushCardMain('3-47')&quot;&gt;+&lt;/button&gt;&lt;/td&gt;&lt;td&gt;&lt;button type=&quot;button&quot; onclick=&quot;popCardSide('3-47')&quot;&gt;-&lt;/button&gt;&lt;/td&gt;&lt;td id=&quot;table-side-3-47-numCopies&quot;&gt;0&lt;/td&gt;&lt;td&gt;&lt;button type=&quot;button&quot; onclick=&quot;pushCardSide('3-47')&quot;&gt;+&lt;/button&gt;&lt;/td&gt;&lt;/tr&gt;" calcext:value-type="string">
            <text:p>&lt;tr id="table-3-47" data-expansion="35" data-type="1" data-color="50"&gt;&lt;td&gt;3-47&lt;/td&gt;&lt;td&gt;徳川慶喜&lt;/td&gt;&lt;td&gt;紫&lt;/td&gt;&lt;td&gt;イジン&lt;/td&gt;&lt;td&gt;1&lt;/td&gt;&lt;td&gt;&lt;button type="button" onclick="popCardMain('3-47')"&gt;-&lt;/button&gt;&lt;/td&gt;&lt;td id="table-main-3-47-numCopies"&gt;0&lt;/td&gt;&lt;td&gt;&lt;button type="button" onclick="pushCardMain('3-47')"&gt;+&lt;/button&gt;&lt;/td&gt;&lt;td&gt;&lt;button type="button" onclick="popCardSide('3-47')"&gt;-&lt;/button&gt;&lt;/td&gt;&lt;td id="table-side-3-47-numCopies"&gt;0&lt;/td&gt;&lt;td&gt;&lt;button type="button" onclick="pushCardSide('3-4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M277];[$HTML.$C$1];[.$B277];[$HTML.$D$1];[.$B277];[$HTML.$E$1];[.$B277];[$HTML.$F$1];[.$B277];[$HTML.$G$1])" office:value-type="string" office:string-value="&lt;div class=&quot;card&quot; id=&quot;main-3-48&quot;&gt;&lt;img width=&quot;115&quot; heidht=&quot;160&quot; src=&quot;https://one-draw.jp/ijinden/cardlist/003/card/03_048.png&quot; /&gt;&lt;div class=&quot;numCopies&quot; id=&quot;main-3-48-numCopies&quot;&gt;0&lt;/div&gt;&lt;button type=&quot;button&quot; class=&quot;pop&quot; onclick=&quot;popCardMain('3-48');&quot;&gt;-&lt;/button&gt;&lt;button type=&quot;button&quot; class=&quot;push&quot; onclick=&quot;pushCardMain('3-48');&quot;&gt;+&lt;/button&gt;&lt;button type=&quot;button&quot; class=&quot;drop&quot; onclick=&quot;dropCardMain('3-48');&quot;&gt;↓&lt;/button&gt;&lt;/div&gt;" calcext:value-type="string">
            <text:p>&lt;div class="card" id="main-3-48"&gt;&lt;img width="115" heidht="160" src="https://one-draw.jp/ijinden/cardlist/003/card/03_048.png" /&gt;&lt;div class="numCopies" id="main-3-48-numCopies"&gt;0&lt;/div&gt;&lt;button type="button" class="pop" onclick="popCardMain('3-48');"&gt;-&lt;/button&gt;&lt;button type="button" class="push" onclick="pushCardMain('3-48');"&gt;+&lt;/button&gt;&lt;button type="button" class="drop" onclick="dropCardMain('3-48');"&gt;↓&lt;/button&gt;&lt;/div&gt;</text:p>
          </table:table-cell>
          <table:table-cell table:formula="of:=CONCATENATE([$HTML.$A$2];[.$B277];[$HTML.$B$2];[.$M277];[$HTML.$C$2];[.$B277];[$HTML.$D$2];[.$B277];[$HTML.$E$2];[.$B277];[$HTML.$F$2];[.$B277];[$HTML.$G$2])" office:value-type="string" office:string-value="&lt;div class=&quot;card&quot; id=&quot;side-3-48&quot;&gt;&lt;img width=&quot;115&quot; heidht=&quot;160&quot; src=&quot;https://one-draw.jp/ijinden/cardlist/003/card/03_048.png&quot; /&gt;&lt;div class=&quot;numCopies&quot; id=&quot;side-3-48-numCopies&quot;&gt;0&lt;/div&gt;&lt;button type=&quot;button&quot; class=&quot;pop&quot; onclick=&quot;popCardSide('3-48');&quot;&gt;-&lt;/button&gt;&lt;button type=&quot;button&quot; class=&quot;push&quot; onclick=&quot;pushCardSide('3-48');&quot;&gt;+&lt;/button&gt;&lt;button type=&quot;button&quot; class=&quot;raise&quot; onclick=&quot;raiseCardSide('3-48');&quot;&gt;↑&lt;/button&gt;&lt;/div&gt;" calcext:value-type="string">
            <text:p>&lt;div class="card" id="side-3-48"&gt;&lt;img width="115" heidht="160" src="https://one-draw.jp/ijinden/cardlist/003/card/03_048.png" /&gt;&lt;div class="numCopies" id="side-3-48-numCopies"&gt;0&lt;/div&gt;&lt;button type="button" class="pop" onclick="popCardSide('3-48');"&gt;-&lt;/button&gt;&lt;button type="button" class="push" onclick="pushCardSide('3-48');"&gt;+&lt;/button&gt;&lt;button type="button" class="raise" onclick="raiseCardSide('3-48');"&gt;↑&lt;/button&gt;&lt;/div&gt;</text:p>
          </table:table-cell>
          <table:table-cell table:formula="of:=CONCATENATE([$HTML.$A$3];[.B277];[$HTML.$B$3];[.F277];[$HTML.$C$3];[.H277];[$HTML.$D$3];[.J277];[$HTML.$E$3];[.B277];[$HTML.$F$3];[.D277];[$HTML.$G$3];[.I277];[$HTML.$H$3];[.G277];[$HTML.$I$3];[.K277];[$HTML.$J$3];[.B277];[$HTML.$K$3];[.B277];[$HTML.$L$3];[.B277];[$HTML.$M$3];[.B277];[$HTML.$N$3];[.B277];[$HTML.$O$3];[.B277];[$HTML.$P$3])" office:value-type="string" office:string-value="&lt;tr id=&quot;table-3-48&quot; data-expansion=&quot;35&quot; data-type=&quot;1&quot; data-color=&quot;50&quot;&gt;&lt;td&gt;3-48&lt;/td&gt;&lt;td&gt;マシュー・カルブレイス・ペリー&lt;/td&gt;&lt;td&gt;紫&lt;/td&gt;&lt;td&gt;イジン&lt;/td&gt;&lt;td&gt;4&lt;/td&gt;&lt;td&gt;&lt;button type=&quot;button&quot; onclick=&quot;popCardMain('3-48')&quot;&gt;-&lt;/button&gt;&lt;/td&gt;&lt;td id=&quot;table-main-3-48-numCopies&quot;&gt;0&lt;/td&gt;&lt;td&gt;&lt;button type=&quot;button&quot; onclick=&quot;pushCardMain('3-48')&quot;&gt;+&lt;/button&gt;&lt;/td&gt;&lt;td&gt;&lt;button type=&quot;button&quot; onclick=&quot;popCardSide('3-48')&quot;&gt;-&lt;/button&gt;&lt;/td&gt;&lt;td id=&quot;table-side-3-48-numCopies&quot;&gt;0&lt;/td&gt;&lt;td&gt;&lt;button type=&quot;button&quot; onclick=&quot;pushCardSide('3-48')&quot;&gt;+&lt;/button&gt;&lt;/td&gt;&lt;/tr&gt;" calcext:value-type="string">
            <text:p>&lt;tr id="table-3-48" data-expansion="35" data-type="1" data-color="50"&gt;&lt;td&gt;3-48&lt;/td&gt;&lt;td&gt;マシュー・カルブレイス・ペリー&lt;/td&gt;&lt;td&gt;紫&lt;/td&gt;&lt;td&gt;イジン&lt;/td&gt;&lt;td&gt;4&lt;/td&gt;&lt;td&gt;&lt;button type="button" onclick="popCardMain('3-48')"&gt;-&lt;/button&gt;&lt;/td&gt;&lt;td id="table-main-3-48-numCopies"&gt;0&lt;/td&gt;&lt;td&gt;&lt;button type="button" onclick="pushCardMain('3-48')"&gt;+&lt;/button&gt;&lt;/td&gt;&lt;td&gt;&lt;button type="button" onclick="popCardSide('3-48')"&gt;-&lt;/button&gt;&lt;/td&gt;&lt;td id="table-side-3-48-numCopies"&gt;0&lt;/td&gt;&lt;td&gt;&lt;button type="button" onclick="pushCardSide('3-4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M278];[$HTML.$C$1];[.$B278];[$HTML.$D$1];[.$B278];[$HTML.$E$1];[.$B278];[$HTML.$F$1];[.$B278];[$HTML.$G$1])" office:value-type="string" office:string-value="&lt;div class=&quot;card&quot; id=&quot;main-3-49&quot;&gt;&lt;img width=&quot;115&quot; heidht=&quot;160&quot; src=&quot;https://one-draw.jp/ijinden/cardlist/003/card/03_049.png&quot; /&gt;&lt;div class=&quot;numCopies&quot; id=&quot;main-3-49-numCopies&quot;&gt;0&lt;/div&gt;&lt;button type=&quot;button&quot; class=&quot;pop&quot; onclick=&quot;popCardMain('3-49');&quot;&gt;-&lt;/button&gt;&lt;button type=&quot;button&quot; class=&quot;push&quot; onclick=&quot;pushCardMain('3-49');&quot;&gt;+&lt;/button&gt;&lt;button type=&quot;button&quot; class=&quot;drop&quot; onclick=&quot;dropCardMain('3-49');&quot;&gt;↓&lt;/button&gt;&lt;/div&gt;" calcext:value-type="string">
            <text:p>&lt;div class="card" id="main-3-49"&gt;&lt;img width="115" heidht="160" src="https://one-draw.jp/ijinden/cardlist/003/card/03_049.png" /&gt;&lt;div class="numCopies" id="main-3-49-numCopies"&gt;0&lt;/div&gt;&lt;button type="button" class="pop" onclick="popCardMain('3-49');"&gt;-&lt;/button&gt;&lt;button type="button" class="push" onclick="pushCardMain('3-49');"&gt;+&lt;/button&gt;&lt;button type="button" class="drop" onclick="dropCardMain('3-49');"&gt;↓&lt;/button&gt;&lt;/div&gt;</text:p>
          </table:table-cell>
          <table:table-cell table:formula="of:=CONCATENATE([$HTML.$A$2];[.$B278];[$HTML.$B$2];[.$M278];[$HTML.$C$2];[.$B278];[$HTML.$D$2];[.$B278];[$HTML.$E$2];[.$B278];[$HTML.$F$2];[.$B278];[$HTML.$G$2])" office:value-type="string" office:string-value="&lt;div class=&quot;card&quot; id=&quot;side-3-49&quot;&gt;&lt;img width=&quot;115&quot; heidht=&quot;160&quot; src=&quot;https://one-draw.jp/ijinden/cardlist/003/card/03_049.png&quot; /&gt;&lt;div class=&quot;numCopies&quot; id=&quot;side-3-49-numCopies&quot;&gt;0&lt;/div&gt;&lt;button type=&quot;button&quot; class=&quot;pop&quot; onclick=&quot;popCardSide('3-49');&quot;&gt;-&lt;/button&gt;&lt;button type=&quot;button&quot; class=&quot;push&quot; onclick=&quot;pushCardSide('3-49');&quot;&gt;+&lt;/button&gt;&lt;button type=&quot;button&quot; class=&quot;raise&quot; onclick=&quot;raiseCardSide('3-49');&quot;&gt;↑&lt;/button&gt;&lt;/div&gt;" calcext:value-type="string">
            <text:p>&lt;div class="card" id="side-3-49"&gt;&lt;img width="115" heidht="160" src="https://one-draw.jp/ijinden/cardlist/003/card/03_049.png" /&gt;&lt;div class="numCopies" id="side-3-49-numCopies"&gt;0&lt;/div&gt;&lt;button type="button" class="pop" onclick="popCardSide('3-49');"&gt;-&lt;/button&gt;&lt;button type="button" class="push" onclick="pushCardSide('3-49');"&gt;+&lt;/button&gt;&lt;button type="button" class="raise" onclick="raiseCardSide('3-49');"&gt;↑&lt;/button&gt;&lt;/div&gt;</text:p>
          </table:table-cell>
          <table:table-cell table:formula="of:=CONCATENATE([$HTML.$A$3];[.B278];[$HTML.$B$3];[.F278];[$HTML.$C$3];[.H278];[$HTML.$D$3];[.J278];[$HTML.$E$3];[.B278];[$HTML.$F$3];[.D278];[$HTML.$G$3];[.I278];[$HTML.$H$3];[.G278];[$HTML.$I$3];[.K278];[$HTML.$J$3];[.B278];[$HTML.$K$3];[.B278];[$HTML.$L$3];[.B278];[$HTML.$M$3];[.B278];[$HTML.$N$3];[.B278];[$HTML.$O$3];[.B278];[$HTML.$P$3])" office:value-type="string" office:string-value="&lt;tr id=&quot;table-3-49&quot; data-expansion=&quot;35&quot; data-type=&quot;1&quot; data-color=&quot;50&quot;&gt;&lt;td&gt;3-49&lt;/td&gt;&lt;td&gt;タウンゼント・ハリス&lt;/td&gt;&lt;td&gt;紫&lt;/td&gt;&lt;td&gt;イジン&lt;/td&gt;&lt;td&gt;8&lt;/td&gt;&lt;td&gt;&lt;button type=&quot;button&quot; onclick=&quot;popCardMain('3-49')&quot;&gt;-&lt;/button&gt;&lt;/td&gt;&lt;td id=&quot;table-main-3-49-numCopies&quot;&gt;0&lt;/td&gt;&lt;td&gt;&lt;button type=&quot;button&quot; onclick=&quot;pushCardMain('3-49')&quot;&gt;+&lt;/button&gt;&lt;/td&gt;&lt;td&gt;&lt;button type=&quot;button&quot; onclick=&quot;popCardSide('3-49')&quot;&gt;-&lt;/button&gt;&lt;/td&gt;&lt;td id=&quot;table-side-3-49-numCopies&quot;&gt;0&lt;/td&gt;&lt;td&gt;&lt;button type=&quot;button&quot; onclick=&quot;pushCardSide('3-49')&quot;&gt;+&lt;/button&gt;&lt;/td&gt;&lt;/tr&gt;" calcext:value-type="string">
            <text:p>&lt;tr id="table-3-49" data-expansion="35" data-type="1" data-color="50"&gt;&lt;td&gt;3-49&lt;/td&gt;&lt;td&gt;タウンゼント・ハリス&lt;/td&gt;&lt;td&gt;紫&lt;/td&gt;&lt;td&gt;イジン&lt;/td&gt;&lt;td&gt;8&lt;/td&gt;&lt;td&gt;&lt;button type="button" onclick="popCardMain('3-49')"&gt;-&lt;/button&gt;&lt;/td&gt;&lt;td id="table-main-3-49-numCopies"&gt;0&lt;/td&gt;&lt;td&gt;&lt;button type="button" onclick="pushCardMain('3-49')"&gt;+&lt;/button&gt;&lt;/td&gt;&lt;td&gt;&lt;button type="button" onclick="popCardSide('3-49')"&gt;-&lt;/button&gt;&lt;/td&gt;&lt;td id="table-side-3-49-numCopies"&gt;0&lt;/td&gt;&lt;td&gt;&lt;button type="button" onclick="pushCardSide('3-4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M279];[$HTML.$C$1];[.$B279];[$HTML.$D$1];[.$B279];[$HTML.$E$1];[.$B279];[$HTML.$F$1];[.$B279];[$HTML.$G$1])" office:value-type="string" office:string-value="&lt;div class=&quot;card&quot; id=&quot;main-3-50&quot;&gt;&lt;img width=&quot;115&quot; heidht=&quot;160&quot; src=&quot;https://one-draw.jp/ijinden/cardlist/003/card/03_050.png&quot; /&gt;&lt;div class=&quot;numCopies&quot; id=&quot;main-3-50-numCopies&quot;&gt;0&lt;/div&gt;&lt;button type=&quot;button&quot; class=&quot;pop&quot; onclick=&quot;popCardMain('3-50');&quot;&gt;-&lt;/button&gt;&lt;button type=&quot;button&quot; class=&quot;push&quot; onclick=&quot;pushCardMain('3-50');&quot;&gt;+&lt;/button&gt;&lt;button type=&quot;button&quot; class=&quot;drop&quot; onclick=&quot;dropCardMain('3-50');&quot;&gt;↓&lt;/button&gt;&lt;/div&gt;" calcext:value-type="string">
            <text:p>&lt;div class="card" id="main-3-50"&gt;&lt;img width="115" heidht="160" src="https://one-draw.jp/ijinden/cardlist/003/card/03_050.png" /&gt;&lt;div class="numCopies" id="main-3-50-numCopies"&gt;0&lt;/div&gt;&lt;button type="button" class="pop" onclick="popCardMain('3-50');"&gt;-&lt;/button&gt;&lt;button type="button" class="push" onclick="pushCardMain('3-50');"&gt;+&lt;/button&gt;&lt;button type="button" class="drop" onclick="dropCardMain('3-50');"&gt;↓&lt;/button&gt;&lt;/div&gt;</text:p>
          </table:table-cell>
          <table:table-cell table:formula="of:=CONCATENATE([$HTML.$A$2];[.$B279];[$HTML.$B$2];[.$M279];[$HTML.$C$2];[.$B279];[$HTML.$D$2];[.$B279];[$HTML.$E$2];[.$B279];[$HTML.$F$2];[.$B279];[$HTML.$G$2])" office:value-type="string" office:string-value="&lt;div class=&quot;card&quot; id=&quot;side-3-50&quot;&gt;&lt;img width=&quot;115&quot; heidht=&quot;160&quot; src=&quot;https://one-draw.jp/ijinden/cardlist/003/card/03_050.png&quot; /&gt;&lt;div class=&quot;numCopies&quot; id=&quot;side-3-50-numCopies&quot;&gt;0&lt;/div&gt;&lt;button type=&quot;button&quot; class=&quot;pop&quot; onclick=&quot;popCardSide('3-50');&quot;&gt;-&lt;/button&gt;&lt;button type=&quot;button&quot; class=&quot;push&quot; onclick=&quot;pushCardSide('3-50');&quot;&gt;+&lt;/button&gt;&lt;button type=&quot;button&quot; class=&quot;raise&quot; onclick=&quot;raiseCardSide('3-50');&quot;&gt;↑&lt;/button&gt;&lt;/div&gt;" calcext:value-type="string">
            <text:p>&lt;div class="card" id="side-3-50"&gt;&lt;img width="115" heidht="160" src="https://one-draw.jp/ijinden/cardlist/003/card/03_050.png" /&gt;&lt;div class="numCopies" id="side-3-50-numCopies"&gt;0&lt;/div&gt;&lt;button type="button" class="pop" onclick="popCardSide('3-50');"&gt;-&lt;/button&gt;&lt;button type="button" class="push" onclick="pushCardSide('3-50');"&gt;+&lt;/button&gt;&lt;button type="button" class="raise" onclick="raiseCardSide('3-50');"&gt;↑&lt;/button&gt;&lt;/div&gt;</text:p>
          </table:table-cell>
          <table:table-cell table:formula="of:=CONCATENATE([$HTML.$A$3];[.B279];[$HTML.$B$3];[.F279];[$HTML.$C$3];[.H279];[$HTML.$D$3];[.J279];[$HTML.$E$3];[.B279];[$HTML.$F$3];[.D279];[$HTML.$G$3];[.I279];[$HTML.$H$3];[.G279];[$HTML.$I$3];[.K279];[$HTML.$J$3];[.B279];[$HTML.$K$3];[.B279];[$HTML.$L$3];[.B279];[$HTML.$M$3];[.B279];[$HTML.$N$3];[.B279];[$HTML.$O$3];[.B279];[$HTML.$P$3])" office:value-type="string" office:string-value="&lt;tr id=&quot;table-3-50&quot; data-expansion=&quot;35&quot; data-type=&quot;1&quot; data-color=&quot;50&quot;&gt;&lt;td&gt;3-50&lt;/td&gt;&lt;td&gt;勝海舟&lt;/td&gt;&lt;td&gt;紫&lt;/td&gt;&lt;td&gt;イジン&lt;/td&gt;&lt;td&gt;3&lt;/td&gt;&lt;td&gt;&lt;button type=&quot;button&quot; onclick=&quot;popCardMain('3-50')&quot;&gt;-&lt;/button&gt;&lt;/td&gt;&lt;td id=&quot;table-main-3-50-numCopies&quot;&gt;0&lt;/td&gt;&lt;td&gt;&lt;button type=&quot;button&quot; onclick=&quot;pushCardMain('3-50')&quot;&gt;+&lt;/button&gt;&lt;/td&gt;&lt;td&gt;&lt;button type=&quot;button&quot; onclick=&quot;popCardSide('3-50')&quot;&gt;-&lt;/button&gt;&lt;/td&gt;&lt;td id=&quot;table-side-3-50-numCopies&quot;&gt;0&lt;/td&gt;&lt;td&gt;&lt;button type=&quot;button&quot; onclick=&quot;pushCardSide('3-50')&quot;&gt;+&lt;/button&gt;&lt;/td&gt;&lt;/tr&gt;" calcext:value-type="string">
            <text:p>&lt;tr id="table-3-50" data-expansion="35" data-type="1" data-color="50"&gt;&lt;td&gt;3-50&lt;/td&gt;&lt;td&gt;勝海舟&lt;/td&gt;&lt;td&gt;紫&lt;/td&gt;&lt;td&gt;イジン&lt;/td&gt;&lt;td&gt;3&lt;/td&gt;&lt;td&gt;&lt;button type="button" onclick="popCardMain('3-50')"&gt;-&lt;/button&gt;&lt;/td&gt;&lt;td id="table-main-3-50-numCopies"&gt;0&lt;/td&gt;&lt;td&gt;&lt;button type="button" onclick="pushCardMain('3-50')"&gt;+&lt;/button&gt;&lt;/td&gt;&lt;td&gt;&lt;button type="button" onclick="popCardSide('3-50')"&gt;-&lt;/button&gt;&lt;/td&gt;&lt;td id="table-side-3-50-numCopies"&gt;0&lt;/td&gt;&lt;td&gt;&lt;button type="button" onclick="pushCardSide('3-5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M280];[$HTML.$C$1];[.$B280];[$HTML.$D$1];[.$B280];[$HTML.$E$1];[.$B280];[$HTML.$F$1];[.$B280];[$HTML.$G$1])" office:value-type="string" office:string-value="&lt;div class=&quot;card&quot; id=&quot;main-3-51&quot;&gt;&lt;img width=&quot;115&quot; heidht=&quot;160&quot; src=&quot;https://one-draw.jp/ijinden/cardlist/003/card/03_051.png&quot; /&gt;&lt;div class=&quot;numCopies&quot; id=&quot;main-3-51-numCopies&quot;&gt;0&lt;/div&gt;&lt;button type=&quot;button&quot; class=&quot;pop&quot; onclick=&quot;popCardMain('3-51');&quot;&gt;-&lt;/button&gt;&lt;button type=&quot;button&quot; class=&quot;push&quot; onclick=&quot;pushCardMain('3-51');&quot;&gt;+&lt;/button&gt;&lt;button type=&quot;button&quot; class=&quot;drop&quot; onclick=&quot;dropCardMain('3-51');&quot;&gt;↓&lt;/button&gt;&lt;/div&gt;" calcext:value-type="string">
            <text:p>&lt;div class="card" id="main-3-51"&gt;&lt;img width="115" heidht="160" src="https://one-draw.jp/ijinden/cardlist/003/card/03_051.png" /&gt;&lt;div class="numCopies" id="main-3-51-numCopies"&gt;0&lt;/div&gt;&lt;button type="button" class="pop" onclick="popCardMain('3-51');"&gt;-&lt;/button&gt;&lt;button type="button" class="push" onclick="pushCardMain('3-51');"&gt;+&lt;/button&gt;&lt;button type="button" class="drop" onclick="dropCardMain('3-51');"&gt;↓&lt;/button&gt;&lt;/div&gt;</text:p>
          </table:table-cell>
          <table:table-cell table:formula="of:=CONCATENATE([$HTML.$A$2];[.$B280];[$HTML.$B$2];[.$M280];[$HTML.$C$2];[.$B280];[$HTML.$D$2];[.$B280];[$HTML.$E$2];[.$B280];[$HTML.$F$2];[.$B280];[$HTML.$G$2])" office:value-type="string" office:string-value="&lt;div class=&quot;card&quot; id=&quot;side-3-51&quot;&gt;&lt;img width=&quot;115&quot; heidht=&quot;160&quot; src=&quot;https://one-draw.jp/ijinden/cardlist/003/card/03_051.png&quot; /&gt;&lt;div class=&quot;numCopies&quot; id=&quot;side-3-51-numCopies&quot;&gt;0&lt;/div&gt;&lt;button type=&quot;button&quot; class=&quot;pop&quot; onclick=&quot;popCardSide('3-51');&quot;&gt;-&lt;/button&gt;&lt;button type=&quot;button&quot; class=&quot;push&quot; onclick=&quot;pushCardSide('3-51');&quot;&gt;+&lt;/button&gt;&lt;button type=&quot;button&quot; class=&quot;raise&quot; onclick=&quot;raiseCardSide('3-51');&quot;&gt;↑&lt;/button&gt;&lt;/div&gt;" calcext:value-type="string">
            <text:p>&lt;div class="card" id="side-3-51"&gt;&lt;img width="115" heidht="160" src="https://one-draw.jp/ijinden/cardlist/003/card/03_051.png" /&gt;&lt;div class="numCopies" id="side-3-51-numCopies"&gt;0&lt;/div&gt;&lt;button type="button" class="pop" onclick="popCardSide('3-51');"&gt;-&lt;/button&gt;&lt;button type="button" class="push" onclick="pushCardSide('3-51');"&gt;+&lt;/button&gt;&lt;button type="button" class="raise" onclick="raiseCardSide('3-51');"&gt;↑&lt;/button&gt;&lt;/div&gt;</text:p>
          </table:table-cell>
          <table:table-cell table:formula="of:=CONCATENATE([$HTML.$A$3];[.B280];[$HTML.$B$3];[.F280];[$HTML.$C$3];[.H280];[$HTML.$D$3];[.J280];[$HTML.$E$3];[.B280];[$HTML.$F$3];[.D280];[$HTML.$G$3];[.I280];[$HTML.$H$3];[.G280];[$HTML.$I$3];[.K280];[$HTML.$J$3];[.B280];[$HTML.$K$3];[.B280];[$HTML.$L$3];[.B280];[$HTML.$M$3];[.B280];[$HTML.$N$3];[.B280];[$HTML.$O$3];[.B280];[$HTML.$P$3])" office:value-type="string" office:string-value="&lt;tr id=&quot;table-3-51&quot; data-expansion=&quot;35&quot; data-type=&quot;2&quot; data-color=&quot;10&quot;&gt;&lt;td&gt;3-51&lt;/td&gt;&lt;td&gt;炎上がる天守閣&lt;/td&gt;&lt;td&gt;赤&lt;/td&gt;&lt;td&gt;ハイケイ&lt;/td&gt;&lt;td&gt;3&lt;/td&gt;&lt;td&gt;&lt;button type=&quot;button&quot; onclick=&quot;popCardMain('3-51')&quot;&gt;-&lt;/button&gt;&lt;/td&gt;&lt;td id=&quot;table-main-3-51-numCopies&quot;&gt;0&lt;/td&gt;&lt;td&gt;&lt;button type=&quot;button&quot; onclick=&quot;pushCardMain('3-51')&quot;&gt;+&lt;/button&gt;&lt;/td&gt;&lt;td&gt;&lt;button type=&quot;button&quot; onclick=&quot;popCardSide('3-51')&quot;&gt;-&lt;/button&gt;&lt;/td&gt;&lt;td id=&quot;table-side-3-51-numCopies&quot;&gt;0&lt;/td&gt;&lt;td&gt;&lt;button type=&quot;button&quot; onclick=&quot;pushCardSide('3-51')&quot;&gt;+&lt;/button&gt;&lt;/td&gt;&lt;/tr&gt;" calcext:value-type="string">
            <text:p>&lt;tr id="table-3-51" data-expansion="35" data-type="2" data-color="10"&gt;&lt;td&gt;3-51&lt;/td&gt;&lt;td&gt;炎上がる天守閣&lt;/td&gt;&lt;td&gt;赤&lt;/td&gt;&lt;td&gt;ハイケイ&lt;/td&gt;&lt;td&gt;3&lt;/td&gt;&lt;td&gt;&lt;button type="button" onclick="popCardMain('3-51')"&gt;-&lt;/button&gt;&lt;/td&gt;&lt;td id="table-main-3-51-numCopies"&gt;0&lt;/td&gt;&lt;td&gt;&lt;button type="button" onclick="pushCardMain('3-51')"&gt;+&lt;/button&gt;&lt;/td&gt;&lt;td&gt;&lt;button type="button" onclick="popCardSide('3-51')"&gt;-&lt;/button&gt;&lt;/td&gt;&lt;td id="table-side-3-51-numCopies"&gt;0&lt;/td&gt;&lt;td&gt;&lt;button type="button" onclick="pushCardSide('3-5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M281];[$HTML.$C$1];[.$B281];[$HTML.$D$1];[.$B281];[$HTML.$E$1];[.$B281];[$HTML.$F$1];[.$B281];[$HTML.$G$1])" office:value-type="string" office:string-value="&lt;div class=&quot;card&quot; id=&quot;main-3-52&quot;&gt;&lt;img width=&quot;115&quot; heidht=&quot;160&quot; src=&quot;https://one-draw.jp/ijinden/cardlist/003/card/03_052.png&quot; /&gt;&lt;div class=&quot;numCopies&quot; id=&quot;main-3-52-numCopies&quot;&gt;0&lt;/div&gt;&lt;button type=&quot;button&quot; class=&quot;pop&quot; onclick=&quot;popCardMain('3-52');&quot;&gt;-&lt;/button&gt;&lt;button type=&quot;button&quot; class=&quot;push&quot; onclick=&quot;pushCardMain('3-52');&quot;&gt;+&lt;/button&gt;&lt;button type=&quot;button&quot; class=&quot;drop&quot; onclick=&quot;dropCardMain('3-52');&quot;&gt;↓&lt;/button&gt;&lt;/div&gt;" calcext:value-type="string">
            <text:p>&lt;div class="card" id="main-3-52"&gt;&lt;img width="115" heidht="160" src="https://one-draw.jp/ijinden/cardlist/003/card/03_052.png" /&gt;&lt;div class="numCopies" id="main-3-52-numCopies"&gt;0&lt;/div&gt;&lt;button type="button" class="pop" onclick="popCardMain('3-52');"&gt;-&lt;/button&gt;&lt;button type="button" class="push" onclick="pushCardMain('3-52');"&gt;+&lt;/button&gt;&lt;button type="button" class="drop" onclick="dropCardMain('3-52');"&gt;↓&lt;/button&gt;&lt;/div&gt;</text:p>
          </table:table-cell>
          <table:table-cell table:formula="of:=CONCATENATE([$HTML.$A$2];[.$B281];[$HTML.$B$2];[.$M281];[$HTML.$C$2];[.$B281];[$HTML.$D$2];[.$B281];[$HTML.$E$2];[.$B281];[$HTML.$F$2];[.$B281];[$HTML.$G$2])" office:value-type="string" office:string-value="&lt;div class=&quot;card&quot; id=&quot;side-3-52&quot;&gt;&lt;img width=&quot;115&quot; heidht=&quot;160&quot; src=&quot;https://one-draw.jp/ijinden/cardlist/003/card/03_052.png&quot; /&gt;&lt;div class=&quot;numCopies&quot; id=&quot;side-3-52-numCopies&quot;&gt;0&lt;/div&gt;&lt;button type=&quot;button&quot; class=&quot;pop&quot; onclick=&quot;popCardSide('3-52');&quot;&gt;-&lt;/button&gt;&lt;button type=&quot;button&quot; class=&quot;push&quot; onclick=&quot;pushCardSide('3-52');&quot;&gt;+&lt;/button&gt;&lt;button type=&quot;button&quot; class=&quot;raise&quot; onclick=&quot;raiseCardSide('3-52');&quot;&gt;↑&lt;/button&gt;&lt;/div&gt;" calcext:value-type="string">
            <text:p>&lt;div class="card" id="side-3-52"&gt;&lt;img width="115" heidht="160" src="https://one-draw.jp/ijinden/cardlist/003/card/03_052.png" /&gt;&lt;div class="numCopies" id="side-3-52-numCopies"&gt;0&lt;/div&gt;&lt;button type="button" class="pop" onclick="popCardSide('3-52');"&gt;-&lt;/button&gt;&lt;button type="button" class="push" onclick="pushCardSide('3-52');"&gt;+&lt;/button&gt;&lt;button type="button" class="raise" onclick="raiseCardSide('3-52');"&gt;↑&lt;/button&gt;&lt;/div&gt;</text:p>
          </table:table-cell>
          <table:table-cell table:formula="of:=CONCATENATE([$HTML.$A$3];[.B281];[$HTML.$B$3];[.F281];[$HTML.$C$3];[.H281];[$HTML.$D$3];[.J281];[$HTML.$E$3];[.B281];[$HTML.$F$3];[.D281];[$HTML.$G$3];[.I281];[$HTML.$H$3];[.G281];[$HTML.$I$3];[.K281];[$HTML.$J$3];[.B281];[$HTML.$K$3];[.B281];[$HTML.$L$3];[.B281];[$HTML.$M$3];[.B281];[$HTML.$N$3];[.B281];[$HTML.$O$3];[.B281];[$HTML.$P$3])" office:value-type="string" office:string-value="&lt;tr id=&quot;table-3-52&quot; data-expansion=&quot;35&quot; data-type=&quot;2&quot; data-color=&quot;10&quot;&gt;&lt;td&gt;3-52&lt;/td&gt;&lt;td&gt;天下分け目の主戦場&lt;/td&gt;&lt;td&gt;赤&lt;/td&gt;&lt;td&gt;ハイケイ&lt;/td&gt;&lt;td&gt;1&lt;/td&gt;&lt;td&gt;&lt;button type=&quot;button&quot; onclick=&quot;popCardMain('3-52')&quot;&gt;-&lt;/button&gt;&lt;/td&gt;&lt;td id=&quot;table-main-3-52-numCopies&quot;&gt;0&lt;/td&gt;&lt;td&gt;&lt;button type=&quot;button&quot; onclick=&quot;pushCardMain('3-52')&quot;&gt;+&lt;/button&gt;&lt;/td&gt;&lt;td&gt;&lt;button type=&quot;button&quot; onclick=&quot;popCardSide('3-52')&quot;&gt;-&lt;/button&gt;&lt;/td&gt;&lt;td id=&quot;table-side-3-52-numCopies&quot;&gt;0&lt;/td&gt;&lt;td&gt;&lt;button type=&quot;button&quot; onclick=&quot;pushCardSide('3-52')&quot;&gt;+&lt;/button&gt;&lt;/td&gt;&lt;/tr&gt;" calcext:value-type="string">
            <text:p>&lt;tr id="table-3-52" data-expansion="35" data-type="2" data-color="10"&gt;&lt;td&gt;3-52&lt;/td&gt;&lt;td&gt;天下分け目の主戦場&lt;/td&gt;&lt;td&gt;赤&lt;/td&gt;&lt;td&gt;ハイケイ&lt;/td&gt;&lt;td&gt;1&lt;/td&gt;&lt;td&gt;&lt;button type="button" onclick="popCardMain('3-52')"&gt;-&lt;/button&gt;&lt;/td&gt;&lt;td id="table-main-3-52-numCopies"&gt;0&lt;/td&gt;&lt;td&gt;&lt;button type="button" onclick="pushCardMain('3-52')"&gt;+&lt;/button&gt;&lt;/td&gt;&lt;td&gt;&lt;button type="button" onclick="popCardSide('3-52')"&gt;-&lt;/button&gt;&lt;/td&gt;&lt;td id="table-side-3-52-numCopies"&gt;0&lt;/td&gt;&lt;td&gt;&lt;button type="button" onclick="pushCardSide('3-5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M282];[$HTML.$C$1];[.$B282];[$HTML.$D$1];[.$B282];[$HTML.$E$1];[.$B282];[$HTML.$F$1];[.$B282];[$HTML.$G$1])" office:value-type="string" office:string-value="&lt;div class=&quot;card&quot; id=&quot;main-3-53&quot;&gt;&lt;img width=&quot;115&quot; heidht=&quot;160&quot; src=&quot;https://one-draw.jp/ijinden/cardlist/003/card/03_053.png&quot; /&gt;&lt;div class=&quot;numCopies&quot; id=&quot;main-3-53-numCopies&quot;&gt;0&lt;/div&gt;&lt;button type=&quot;button&quot; class=&quot;pop&quot; onclick=&quot;popCardMain('3-53');&quot;&gt;-&lt;/button&gt;&lt;button type=&quot;button&quot; class=&quot;push&quot; onclick=&quot;pushCardMain('3-53');&quot;&gt;+&lt;/button&gt;&lt;button type=&quot;button&quot; class=&quot;drop&quot; onclick=&quot;dropCardMain('3-53');&quot;&gt;↓&lt;/button&gt;&lt;/div&gt;" calcext:value-type="string">
            <text:p>&lt;div class="card" id="main-3-53"&gt;&lt;img width="115" heidht="160" src="https://one-draw.jp/ijinden/cardlist/003/card/03_053.png" /&gt;&lt;div class="numCopies" id="main-3-53-numCopies"&gt;0&lt;/div&gt;&lt;button type="button" class="pop" onclick="popCardMain('3-53');"&gt;-&lt;/button&gt;&lt;button type="button" class="push" onclick="pushCardMain('3-53');"&gt;+&lt;/button&gt;&lt;button type="button" class="drop" onclick="dropCardMain('3-53');"&gt;↓&lt;/button&gt;&lt;/div&gt;</text:p>
          </table:table-cell>
          <table:table-cell table:formula="of:=CONCATENATE([$HTML.$A$2];[.$B282];[$HTML.$B$2];[.$M282];[$HTML.$C$2];[.$B282];[$HTML.$D$2];[.$B282];[$HTML.$E$2];[.$B282];[$HTML.$F$2];[.$B282];[$HTML.$G$2])" office:value-type="string" office:string-value="&lt;div class=&quot;card&quot; id=&quot;side-3-53&quot;&gt;&lt;img width=&quot;115&quot; heidht=&quot;160&quot; src=&quot;https://one-draw.jp/ijinden/cardlist/003/card/03_053.png&quot; /&gt;&lt;div class=&quot;numCopies&quot; id=&quot;side-3-53-numCopies&quot;&gt;0&lt;/div&gt;&lt;button type=&quot;button&quot; class=&quot;pop&quot; onclick=&quot;popCardSide('3-53');&quot;&gt;-&lt;/button&gt;&lt;button type=&quot;button&quot; class=&quot;push&quot; onclick=&quot;pushCardSide('3-53');&quot;&gt;+&lt;/button&gt;&lt;button type=&quot;button&quot; class=&quot;raise&quot; onclick=&quot;raiseCardSide('3-53');&quot;&gt;↑&lt;/button&gt;&lt;/div&gt;" calcext:value-type="string">
            <text:p>&lt;div class="card" id="side-3-53"&gt;&lt;img width="115" heidht="160" src="https://one-draw.jp/ijinden/cardlist/003/card/03_053.png" /&gt;&lt;div class="numCopies" id="side-3-53-numCopies"&gt;0&lt;/div&gt;&lt;button type="button" class="pop" onclick="popCardSide('3-53');"&gt;-&lt;/button&gt;&lt;button type="button" class="push" onclick="pushCardSide('3-53');"&gt;+&lt;/button&gt;&lt;button type="button" class="raise" onclick="raiseCardSide('3-53');"&gt;↑&lt;/button&gt;&lt;/div&gt;</text:p>
          </table:table-cell>
          <table:table-cell table:formula="of:=CONCATENATE([$HTML.$A$3];[.B282];[$HTML.$B$3];[.F282];[$HTML.$C$3];[.H282];[$HTML.$D$3];[.J282];[$HTML.$E$3];[.B282];[$HTML.$F$3];[.D282];[$HTML.$G$3];[.I282];[$HTML.$H$3];[.G282];[$HTML.$I$3];[.K282];[$HTML.$J$3];[.B282];[$HTML.$K$3];[.B282];[$HTML.$L$3];[.B282];[$HTML.$M$3];[.B282];[$HTML.$N$3];[.B282];[$HTML.$O$3];[.B282];[$HTML.$P$3])" office:value-type="string" office:string-value="&lt;tr id=&quot;table-3-53&quot; data-expansion=&quot;35&quot; data-type=&quot;2&quot; data-color=&quot;20&quot;&gt;&lt;td&gt;3-53&lt;/td&gt;&lt;td&gt;永遠の帝都&lt;/td&gt;&lt;td&gt;青&lt;/td&gt;&lt;td&gt;ハイケイ&lt;/td&gt;&lt;td&gt;4&lt;/td&gt;&lt;td&gt;&lt;button type=&quot;button&quot; onclick=&quot;popCardMain('3-53')&quot;&gt;-&lt;/button&gt;&lt;/td&gt;&lt;td id=&quot;table-main-3-53-numCopies&quot;&gt;0&lt;/td&gt;&lt;td&gt;&lt;button type=&quot;button&quot; onclick=&quot;pushCardMain('3-53')&quot;&gt;+&lt;/button&gt;&lt;/td&gt;&lt;td&gt;&lt;button type=&quot;button&quot; onclick=&quot;popCardSide('3-53')&quot;&gt;-&lt;/button&gt;&lt;/td&gt;&lt;td id=&quot;table-side-3-53-numCopies&quot;&gt;0&lt;/td&gt;&lt;td&gt;&lt;button type=&quot;button&quot; onclick=&quot;pushCardSide('3-53')&quot;&gt;+&lt;/button&gt;&lt;/td&gt;&lt;/tr&gt;" calcext:value-type="string">
            <text:p>&lt;tr id="table-3-53" data-expansion="35" data-type="2" data-color="20"&gt;&lt;td&gt;3-53&lt;/td&gt;&lt;td&gt;永遠の帝都&lt;/td&gt;&lt;td&gt;青&lt;/td&gt;&lt;td&gt;ハイケイ&lt;/td&gt;&lt;td&gt;4&lt;/td&gt;&lt;td&gt;&lt;button type="button" onclick="popCardMain('3-53')"&gt;-&lt;/button&gt;&lt;/td&gt;&lt;td id="table-main-3-53-numCopies"&gt;0&lt;/td&gt;&lt;td&gt;&lt;button type="button" onclick="pushCardMain('3-53')"&gt;+&lt;/button&gt;&lt;/td&gt;&lt;td&gt;&lt;button type="button" onclick="popCardSide('3-53')"&gt;-&lt;/button&gt;&lt;/td&gt;&lt;td id="table-side-3-53-numCopies"&gt;0&lt;/td&gt;&lt;td&gt;&lt;button type="button" onclick="pushCardSide('3-5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M283];[$HTML.$C$1];[.$B283];[$HTML.$D$1];[.$B283];[$HTML.$E$1];[.$B283];[$HTML.$F$1];[.$B283];[$HTML.$G$1])" office:value-type="string" office:string-value="&lt;div class=&quot;card&quot; id=&quot;main-3-54&quot;&gt;&lt;img width=&quot;115&quot; heidht=&quot;160&quot; src=&quot;https://one-draw.jp/ijinden/cardlist/003/card/03_054.png&quot; /&gt;&lt;div class=&quot;numCopies&quot; id=&quot;main-3-54-numCopies&quot;&gt;0&lt;/div&gt;&lt;button type=&quot;button&quot; class=&quot;pop&quot; onclick=&quot;popCardMain('3-54');&quot;&gt;-&lt;/button&gt;&lt;button type=&quot;button&quot; class=&quot;push&quot; onclick=&quot;pushCardMain('3-54');&quot;&gt;+&lt;/button&gt;&lt;button type=&quot;button&quot; class=&quot;drop&quot; onclick=&quot;dropCardMain('3-54');&quot;&gt;↓&lt;/button&gt;&lt;/div&gt;" calcext:value-type="string">
            <text:p>&lt;div class="card" id="main-3-54"&gt;&lt;img width="115" heidht="160" src="https://one-draw.jp/ijinden/cardlist/003/card/03_054.png" /&gt;&lt;div class="numCopies" id="main-3-54-numCopies"&gt;0&lt;/div&gt;&lt;button type="button" class="pop" onclick="popCardMain('3-54');"&gt;-&lt;/button&gt;&lt;button type="button" class="push" onclick="pushCardMain('3-54');"&gt;+&lt;/button&gt;&lt;button type="button" class="drop" onclick="dropCardMain('3-54');"&gt;↓&lt;/button&gt;&lt;/div&gt;</text:p>
          </table:table-cell>
          <table:table-cell table:formula="of:=CONCATENATE([$HTML.$A$2];[.$B283];[$HTML.$B$2];[.$M283];[$HTML.$C$2];[.$B283];[$HTML.$D$2];[.$B283];[$HTML.$E$2];[.$B283];[$HTML.$F$2];[.$B283];[$HTML.$G$2])" office:value-type="string" office:string-value="&lt;div class=&quot;card&quot; id=&quot;side-3-54&quot;&gt;&lt;img width=&quot;115&quot; heidht=&quot;160&quot; src=&quot;https://one-draw.jp/ijinden/cardlist/003/card/03_054.png&quot; /&gt;&lt;div class=&quot;numCopies&quot; id=&quot;side-3-54-numCopies&quot;&gt;0&lt;/div&gt;&lt;button type=&quot;button&quot; class=&quot;pop&quot; onclick=&quot;popCardSide('3-54');&quot;&gt;-&lt;/button&gt;&lt;button type=&quot;button&quot; class=&quot;push&quot; onclick=&quot;pushCardSide('3-54');&quot;&gt;+&lt;/button&gt;&lt;button type=&quot;button&quot; class=&quot;raise&quot; onclick=&quot;raiseCardSide('3-54');&quot;&gt;↑&lt;/button&gt;&lt;/div&gt;" calcext:value-type="string">
            <text:p>&lt;div class="card" id="side-3-54"&gt;&lt;img width="115" heidht="160" src="https://one-draw.jp/ijinden/cardlist/003/card/03_054.png" /&gt;&lt;div class="numCopies" id="side-3-54-numCopies"&gt;0&lt;/div&gt;&lt;button type="button" class="pop" onclick="popCardSide('3-54');"&gt;-&lt;/button&gt;&lt;button type="button" class="push" onclick="pushCardSide('3-54');"&gt;+&lt;/button&gt;&lt;button type="button" class="raise" onclick="raiseCardSide('3-54');"&gt;↑&lt;/button&gt;&lt;/div&gt;</text:p>
          </table:table-cell>
          <table:table-cell table:formula="of:=CONCATENATE([$HTML.$A$3];[.B283];[$HTML.$B$3];[.F283];[$HTML.$C$3];[.H283];[$HTML.$D$3];[.J283];[$HTML.$E$3];[.B283];[$HTML.$F$3];[.D283];[$HTML.$G$3];[.I283];[$HTML.$H$3];[.G283];[$HTML.$I$3];[.K283];[$HTML.$J$3];[.B283];[$HTML.$K$3];[.B283];[$HTML.$L$3];[.B283];[$HTML.$M$3];[.B283];[$HTML.$N$3];[.B283];[$HTML.$O$3];[.B283];[$HTML.$P$3])" office:value-type="string" office:string-value="&lt;tr id=&quot;table-3-54&quot; data-expansion=&quot;35&quot; data-type=&quot;2&quot; data-color=&quot;20&quot;&gt;&lt;td&gt;3-54&lt;/td&gt;&lt;td&gt;暴風岬&lt;/td&gt;&lt;td&gt;青&lt;/td&gt;&lt;td&gt;ハイケイ&lt;/td&gt;&lt;td&gt;5&lt;/td&gt;&lt;td&gt;&lt;button type=&quot;button&quot; onclick=&quot;popCardMain('3-54')&quot;&gt;-&lt;/button&gt;&lt;/td&gt;&lt;td id=&quot;table-main-3-54-numCopies&quot;&gt;0&lt;/td&gt;&lt;td&gt;&lt;button type=&quot;button&quot; onclick=&quot;pushCardMain('3-54')&quot;&gt;+&lt;/button&gt;&lt;/td&gt;&lt;td&gt;&lt;button type=&quot;button&quot; onclick=&quot;popCardSide('3-54')&quot;&gt;-&lt;/button&gt;&lt;/td&gt;&lt;td id=&quot;table-side-3-54-numCopies&quot;&gt;0&lt;/td&gt;&lt;td&gt;&lt;button type=&quot;button&quot; onclick=&quot;pushCardSide('3-54')&quot;&gt;+&lt;/button&gt;&lt;/td&gt;&lt;/tr&gt;" calcext:value-type="string">
            <text:p>&lt;tr id="table-3-54" data-expansion="35" data-type="2" data-color="20"&gt;&lt;td&gt;3-54&lt;/td&gt;&lt;td&gt;暴風岬&lt;/td&gt;&lt;td&gt;青&lt;/td&gt;&lt;td&gt;ハイケイ&lt;/td&gt;&lt;td&gt;5&lt;/td&gt;&lt;td&gt;&lt;button type="button" onclick="popCardMain('3-54')"&gt;-&lt;/button&gt;&lt;/td&gt;&lt;td id="table-main-3-54-numCopies"&gt;0&lt;/td&gt;&lt;td&gt;&lt;button type="button" onclick="pushCardMain('3-54')"&gt;+&lt;/button&gt;&lt;/td&gt;&lt;td&gt;&lt;button type="button" onclick="popCardSide('3-54')"&gt;-&lt;/button&gt;&lt;/td&gt;&lt;td id="table-side-3-54-numCopies"&gt;0&lt;/td&gt;&lt;td&gt;&lt;button type="button" onclick="pushCardSide('3-5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M284];[$HTML.$C$1];[.$B284];[$HTML.$D$1];[.$B284];[$HTML.$E$1];[.$B284];[$HTML.$F$1];[.$B284];[$HTML.$G$1])" office:value-type="string" office:string-value="&lt;div class=&quot;card&quot; id=&quot;main-3-55&quot;&gt;&lt;img width=&quot;115&quot; heidht=&quot;160&quot; src=&quot;https://one-draw.jp/ijinden/cardlist/003/card/03_055.png&quot; /&gt;&lt;div class=&quot;numCopies&quot; id=&quot;main-3-55-numCopies&quot;&gt;0&lt;/div&gt;&lt;button type=&quot;button&quot; class=&quot;pop&quot; onclick=&quot;popCardMain('3-55');&quot;&gt;-&lt;/button&gt;&lt;button type=&quot;button&quot; class=&quot;push&quot; onclick=&quot;pushCardMain('3-55');&quot;&gt;+&lt;/button&gt;&lt;button type=&quot;button&quot; class=&quot;drop&quot; onclick=&quot;dropCardMain('3-55');&quot;&gt;↓&lt;/button&gt;&lt;/div&gt;" calcext:value-type="string">
            <text:p>&lt;div class="card" id="main-3-55"&gt;&lt;img width="115" heidht="160" src="https://one-draw.jp/ijinden/cardlist/003/card/03_055.png" /&gt;&lt;div class="numCopies" id="main-3-55-numCopies"&gt;0&lt;/div&gt;&lt;button type="button" class="pop" onclick="popCardMain('3-55');"&gt;-&lt;/button&gt;&lt;button type="button" class="push" onclick="pushCardMain('3-55');"&gt;+&lt;/button&gt;&lt;button type="button" class="drop" onclick="dropCardMain('3-55');"&gt;↓&lt;/button&gt;&lt;/div&gt;</text:p>
          </table:table-cell>
          <table:table-cell table:formula="of:=CONCATENATE([$HTML.$A$2];[.$B284];[$HTML.$B$2];[.$M284];[$HTML.$C$2];[.$B284];[$HTML.$D$2];[.$B284];[$HTML.$E$2];[.$B284];[$HTML.$F$2];[.$B284];[$HTML.$G$2])" office:value-type="string" office:string-value="&lt;div class=&quot;card&quot; id=&quot;side-3-55&quot;&gt;&lt;img width=&quot;115&quot; heidht=&quot;160&quot; src=&quot;https://one-draw.jp/ijinden/cardlist/003/card/03_055.png&quot; /&gt;&lt;div class=&quot;numCopies&quot; id=&quot;side-3-55-numCopies&quot;&gt;0&lt;/div&gt;&lt;button type=&quot;button&quot; class=&quot;pop&quot; onclick=&quot;popCardSide('3-55');&quot;&gt;-&lt;/button&gt;&lt;button type=&quot;button&quot; class=&quot;push&quot; onclick=&quot;pushCardSide('3-55');&quot;&gt;+&lt;/button&gt;&lt;button type=&quot;button&quot; class=&quot;raise&quot; onclick=&quot;raiseCardSide('3-55');&quot;&gt;↑&lt;/button&gt;&lt;/div&gt;" calcext:value-type="string">
            <text:p>&lt;div class="card" id="side-3-55"&gt;&lt;img width="115" heidht="160" src="https://one-draw.jp/ijinden/cardlist/003/card/03_055.png" /&gt;&lt;div class="numCopies" id="side-3-55-numCopies"&gt;0&lt;/div&gt;&lt;button type="button" class="pop" onclick="popCardSide('3-55');"&gt;-&lt;/button&gt;&lt;button type="button" class="push" onclick="pushCardSide('3-55');"&gt;+&lt;/button&gt;&lt;button type="button" class="raise" onclick="raiseCardSide('3-55');"&gt;↑&lt;/button&gt;&lt;/div&gt;</text:p>
          </table:table-cell>
          <table:table-cell table:formula="of:=CONCATENATE([$HTML.$A$3];[.B284];[$HTML.$B$3];[.F284];[$HTML.$C$3];[.H284];[$HTML.$D$3];[.J284];[$HTML.$E$3];[.B284];[$HTML.$F$3];[.D284];[$HTML.$G$3];[.I284];[$HTML.$H$3];[.G284];[$HTML.$I$3];[.K284];[$HTML.$J$3];[.B284];[$HTML.$K$3];[.B284];[$HTML.$L$3];[.B284];[$HTML.$M$3];[.B284];[$HTML.$N$3];[.B284];[$HTML.$O$3];[.B284];[$HTML.$P$3])" office:value-type="string" office:string-value="&lt;tr id=&quot;table-3-55&quot; data-expansion=&quot;35&quot; data-type=&quot;2&quot; data-color=&quot;30&quot;&gt;&lt;td&gt;3-55&lt;/td&gt;&lt;td&gt;商館並ぶ人工島&lt;/td&gt;&lt;td&gt;緑&lt;/td&gt;&lt;td&gt;ハイケイ&lt;/td&gt;&lt;td&gt;3&lt;/td&gt;&lt;td&gt;&lt;button type=&quot;button&quot; onclick=&quot;popCardMain('3-55')&quot;&gt;-&lt;/button&gt;&lt;/td&gt;&lt;td id=&quot;table-main-3-55-numCopies&quot;&gt;0&lt;/td&gt;&lt;td&gt;&lt;button type=&quot;button&quot; onclick=&quot;pushCardMain('3-55')&quot;&gt;+&lt;/button&gt;&lt;/td&gt;&lt;td&gt;&lt;button type=&quot;button&quot; onclick=&quot;popCardSide('3-55')&quot;&gt;-&lt;/button&gt;&lt;/td&gt;&lt;td id=&quot;table-side-3-55-numCopies&quot;&gt;0&lt;/td&gt;&lt;td&gt;&lt;button type=&quot;button&quot; onclick=&quot;pushCardSide('3-55')&quot;&gt;+&lt;/button&gt;&lt;/td&gt;&lt;/tr&gt;" calcext:value-type="string">
            <text:p>&lt;tr id="table-3-55" data-expansion="35" data-type="2" data-color="30"&gt;&lt;td&gt;3-55&lt;/td&gt;&lt;td&gt;商館並ぶ人工島&lt;/td&gt;&lt;td&gt;緑&lt;/td&gt;&lt;td&gt;ハイケイ&lt;/td&gt;&lt;td&gt;3&lt;/td&gt;&lt;td&gt;&lt;button type="button" onclick="popCardMain('3-55')"&gt;-&lt;/button&gt;&lt;/td&gt;&lt;td id="table-main-3-55-numCopies"&gt;0&lt;/td&gt;&lt;td&gt;&lt;button type="button" onclick="pushCardMain('3-55')"&gt;+&lt;/button&gt;&lt;/td&gt;&lt;td&gt;&lt;button type="button" onclick="popCardSide('3-55')"&gt;-&lt;/button&gt;&lt;/td&gt;&lt;td id="table-side-3-55-numCopies"&gt;0&lt;/td&gt;&lt;td&gt;&lt;button type="button" onclick="pushCardSide('3-5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M285];[$HTML.$C$1];[.$B285];[$HTML.$D$1];[.$B285];[$HTML.$E$1];[.$B285];[$HTML.$F$1];[.$B285];[$HTML.$G$1])" office:value-type="string" office:string-value="&lt;div class=&quot;card&quot; id=&quot;main-3-56&quot;&gt;&lt;img width=&quot;115&quot; heidht=&quot;160&quot; src=&quot;https://one-draw.jp/ijinden/cardlist/003/card/03_056.png&quot; /&gt;&lt;div class=&quot;numCopies&quot; id=&quot;main-3-56-numCopies&quot;&gt;0&lt;/div&gt;&lt;button type=&quot;button&quot; class=&quot;pop&quot; onclick=&quot;popCardMain('3-56');&quot;&gt;-&lt;/button&gt;&lt;button type=&quot;button&quot; class=&quot;push&quot; onclick=&quot;pushCardMain('3-56');&quot;&gt;+&lt;/button&gt;&lt;button type=&quot;button&quot; class=&quot;drop&quot; onclick=&quot;dropCardMain('3-56');&quot;&gt;↓&lt;/button&gt;&lt;/div&gt;" calcext:value-type="string">
            <text:p>&lt;div class="card" id="main-3-56"&gt;&lt;img width="115" heidht="160" src="https://one-draw.jp/ijinden/cardlist/003/card/03_056.png" /&gt;&lt;div class="numCopies" id="main-3-56-numCopies"&gt;0&lt;/div&gt;&lt;button type="button" class="pop" onclick="popCardMain('3-56');"&gt;-&lt;/button&gt;&lt;button type="button" class="push" onclick="pushCardMain('3-56');"&gt;+&lt;/button&gt;&lt;button type="button" class="drop" onclick="dropCardMain('3-56');"&gt;↓&lt;/button&gt;&lt;/div&gt;</text:p>
          </table:table-cell>
          <table:table-cell table:formula="of:=CONCATENATE([$HTML.$A$2];[.$B285];[$HTML.$B$2];[.$M285];[$HTML.$C$2];[.$B285];[$HTML.$D$2];[.$B285];[$HTML.$E$2];[.$B285];[$HTML.$F$2];[.$B285];[$HTML.$G$2])" office:value-type="string" office:string-value="&lt;div class=&quot;card&quot; id=&quot;side-3-56&quot;&gt;&lt;img width=&quot;115&quot; heidht=&quot;160&quot; src=&quot;https://one-draw.jp/ijinden/cardlist/003/card/03_056.png&quot; /&gt;&lt;div class=&quot;numCopies&quot; id=&quot;side-3-56-numCopies&quot;&gt;0&lt;/div&gt;&lt;button type=&quot;button&quot; class=&quot;pop&quot; onclick=&quot;popCardSide('3-56');&quot;&gt;-&lt;/button&gt;&lt;button type=&quot;button&quot; class=&quot;push&quot; onclick=&quot;pushCardSide('3-56');&quot;&gt;+&lt;/button&gt;&lt;button type=&quot;button&quot; class=&quot;raise&quot; onclick=&quot;raiseCardSide('3-56');&quot;&gt;↑&lt;/button&gt;&lt;/div&gt;" calcext:value-type="string">
            <text:p>&lt;div class="card" id="side-3-56"&gt;&lt;img width="115" heidht="160" src="https://one-draw.jp/ijinden/cardlist/003/card/03_056.png" /&gt;&lt;div class="numCopies" id="side-3-56-numCopies"&gt;0&lt;/div&gt;&lt;button type="button" class="pop" onclick="popCardSide('3-56');"&gt;-&lt;/button&gt;&lt;button type="button" class="push" onclick="pushCardSide('3-56');"&gt;+&lt;/button&gt;&lt;button type="button" class="raise" onclick="raiseCardSide('3-56');"&gt;↑&lt;/button&gt;&lt;/div&gt;</text:p>
          </table:table-cell>
          <table:table-cell table:formula="of:=CONCATENATE([$HTML.$A$3];[.B285];[$HTML.$B$3];[.F285];[$HTML.$C$3];[.H285];[$HTML.$D$3];[.J285];[$HTML.$E$3];[.B285];[$HTML.$F$3];[.D285];[$HTML.$G$3];[.I285];[$HTML.$H$3];[.G285];[$HTML.$I$3];[.K285];[$HTML.$J$3];[.B285];[$HTML.$K$3];[.B285];[$HTML.$L$3];[.B285];[$HTML.$M$3];[.B285];[$HTML.$N$3];[.B285];[$HTML.$O$3];[.B285];[$HTML.$P$3])" office:value-type="string" office:string-value="&lt;tr id=&quot;table-3-56&quot; data-expansion=&quot;35&quot; data-type=&quot;2&quot; data-color=&quot;30&quot;&gt;&lt;td&gt;3-56&lt;/td&gt;&lt;td&gt;志士の藩校&lt;/td&gt;&lt;td&gt;緑&lt;/td&gt;&lt;td&gt;ハイケイ&lt;/td&gt;&lt;td&gt;5&lt;/td&gt;&lt;td&gt;&lt;button type=&quot;button&quot; onclick=&quot;popCardMain('3-56')&quot;&gt;-&lt;/button&gt;&lt;/td&gt;&lt;td id=&quot;table-main-3-56-numCopies&quot;&gt;0&lt;/td&gt;&lt;td&gt;&lt;button type=&quot;button&quot; onclick=&quot;pushCardMain('3-56')&quot;&gt;+&lt;/button&gt;&lt;/td&gt;&lt;td&gt;&lt;button type=&quot;button&quot; onclick=&quot;popCardSide('3-56')&quot;&gt;-&lt;/button&gt;&lt;/td&gt;&lt;td id=&quot;table-side-3-56-numCopies&quot;&gt;0&lt;/td&gt;&lt;td&gt;&lt;button type=&quot;button&quot; onclick=&quot;pushCardSide('3-56')&quot;&gt;+&lt;/button&gt;&lt;/td&gt;&lt;/tr&gt;" calcext:value-type="string">
            <text:p>&lt;tr id="table-3-56" data-expansion="35" data-type="2" data-color="30"&gt;&lt;td&gt;3-56&lt;/td&gt;&lt;td&gt;志士の藩校&lt;/td&gt;&lt;td&gt;緑&lt;/td&gt;&lt;td&gt;ハイケイ&lt;/td&gt;&lt;td&gt;5&lt;/td&gt;&lt;td&gt;&lt;button type="button" onclick="popCardMain('3-56')"&gt;-&lt;/button&gt;&lt;/td&gt;&lt;td id="table-main-3-56-numCopies"&gt;0&lt;/td&gt;&lt;td&gt;&lt;button type="button" onclick="pushCardMain('3-56')"&gt;+&lt;/button&gt;&lt;/td&gt;&lt;td&gt;&lt;button type="button" onclick="popCardSide('3-56')"&gt;-&lt;/button&gt;&lt;/td&gt;&lt;td id="table-side-3-56-numCopies"&gt;0&lt;/td&gt;&lt;td&gt;&lt;button type="button" onclick="pushCardSide('3-5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M286];[$HTML.$C$1];[.$B286];[$HTML.$D$1];[.$B286];[$HTML.$E$1];[.$B286];[$HTML.$F$1];[.$B286];[$HTML.$G$1])" office:value-type="string" office:string-value="&lt;div class=&quot;card&quot; id=&quot;main-3-57&quot;&gt;&lt;img width=&quot;115&quot; heidht=&quot;160&quot; src=&quot;https://one-draw.jp/ijinden/cardlist/003/card/03_057.png&quot; /&gt;&lt;div class=&quot;numCopies&quot; id=&quot;main-3-57-numCopies&quot;&gt;0&lt;/div&gt;&lt;button type=&quot;button&quot; class=&quot;pop&quot; onclick=&quot;popCardMain('3-57');&quot;&gt;-&lt;/button&gt;&lt;button type=&quot;button&quot; class=&quot;push&quot; onclick=&quot;pushCardMain('3-57');&quot;&gt;+&lt;/button&gt;&lt;button type=&quot;button&quot; class=&quot;drop&quot; onclick=&quot;dropCardMain('3-57');&quot;&gt;↓&lt;/button&gt;&lt;/div&gt;" calcext:value-type="string">
            <text:p>&lt;div class="card" id="main-3-57"&gt;&lt;img width="115" heidht="160" src="https://one-draw.jp/ijinden/cardlist/003/card/03_057.png" /&gt;&lt;div class="numCopies" id="main-3-57-numCopies"&gt;0&lt;/div&gt;&lt;button type="button" class="pop" onclick="popCardMain('3-57');"&gt;-&lt;/button&gt;&lt;button type="button" class="push" onclick="pushCardMain('3-57');"&gt;+&lt;/button&gt;&lt;button type="button" class="drop" onclick="dropCardMain('3-57');"&gt;↓&lt;/button&gt;&lt;/div&gt;</text:p>
          </table:table-cell>
          <table:table-cell table:formula="of:=CONCATENATE([$HTML.$A$2];[.$B286];[$HTML.$B$2];[.$M286];[$HTML.$C$2];[.$B286];[$HTML.$D$2];[.$B286];[$HTML.$E$2];[.$B286];[$HTML.$F$2];[.$B286];[$HTML.$G$2])" office:value-type="string" office:string-value="&lt;div class=&quot;card&quot; id=&quot;side-3-57&quot;&gt;&lt;img width=&quot;115&quot; heidht=&quot;160&quot; src=&quot;https://one-draw.jp/ijinden/cardlist/003/card/03_057.png&quot; /&gt;&lt;div class=&quot;numCopies&quot; id=&quot;side-3-57-numCopies&quot;&gt;0&lt;/div&gt;&lt;button type=&quot;button&quot; class=&quot;pop&quot; onclick=&quot;popCardSide('3-57');&quot;&gt;-&lt;/button&gt;&lt;button type=&quot;button&quot; class=&quot;push&quot; onclick=&quot;pushCardSide('3-57');&quot;&gt;+&lt;/button&gt;&lt;button type=&quot;button&quot; class=&quot;raise&quot; onclick=&quot;raiseCardSide('3-57');&quot;&gt;↑&lt;/button&gt;&lt;/div&gt;" calcext:value-type="string">
            <text:p>&lt;div class="card" id="side-3-57"&gt;&lt;img width="115" heidht="160" src="https://one-draw.jp/ijinden/cardlist/003/card/03_057.png" /&gt;&lt;div class="numCopies" id="side-3-57-numCopies"&gt;0&lt;/div&gt;&lt;button type="button" class="pop" onclick="popCardSide('3-57');"&gt;-&lt;/button&gt;&lt;button type="button" class="push" onclick="pushCardSide('3-57');"&gt;+&lt;/button&gt;&lt;button type="button" class="raise" onclick="raiseCardSide('3-57');"&gt;↑&lt;/button&gt;&lt;/div&gt;</text:p>
          </table:table-cell>
          <table:table-cell table:formula="of:=CONCATENATE([$HTML.$A$3];[.B286];[$HTML.$B$3];[.F286];[$HTML.$C$3];[.H286];[$HTML.$D$3];[.J286];[$HTML.$E$3];[.B286];[$HTML.$F$3];[.D286];[$HTML.$G$3];[.I286];[$HTML.$H$3];[.G286];[$HTML.$I$3];[.K286];[$HTML.$J$3];[.B286];[$HTML.$K$3];[.B286];[$HTML.$L$3];[.B286];[$HTML.$M$3];[.B286];[$HTML.$N$3];[.B286];[$HTML.$O$3];[.B286];[$HTML.$P$3])" office:value-type="string" office:string-value="&lt;tr id=&quot;table-3-57&quot; data-expansion=&quot;35&quot; data-type=&quot;2&quot; data-color=&quot;40&quot;&gt;&lt;td&gt;3-57&lt;/td&gt;&lt;td&gt;風神雷神図&lt;/td&gt;&lt;td&gt;黄&lt;/td&gt;&lt;td&gt;ハイケイ&lt;/td&gt;&lt;td&gt;4&lt;/td&gt;&lt;td&gt;&lt;button type=&quot;button&quot; onclick=&quot;popCardMain('3-57')&quot;&gt;-&lt;/button&gt;&lt;/td&gt;&lt;td id=&quot;table-main-3-57-numCopies&quot;&gt;0&lt;/td&gt;&lt;td&gt;&lt;button type=&quot;button&quot; onclick=&quot;pushCardMain('3-57')&quot;&gt;+&lt;/button&gt;&lt;/td&gt;&lt;td&gt;&lt;button type=&quot;button&quot; onclick=&quot;popCardSide('3-57')&quot;&gt;-&lt;/button&gt;&lt;/td&gt;&lt;td id=&quot;table-side-3-57-numCopies&quot;&gt;0&lt;/td&gt;&lt;td&gt;&lt;button type=&quot;button&quot; onclick=&quot;pushCardSide('3-57')&quot;&gt;+&lt;/button&gt;&lt;/td&gt;&lt;/tr&gt;" calcext:value-type="string">
            <text:p>&lt;tr id="table-3-57" data-expansion="35" data-type="2" data-color="40"&gt;&lt;td&gt;3-57&lt;/td&gt;&lt;td&gt;風神雷神図&lt;/td&gt;&lt;td&gt;黄&lt;/td&gt;&lt;td&gt;ハイケイ&lt;/td&gt;&lt;td&gt;4&lt;/td&gt;&lt;td&gt;&lt;button type="button" onclick="popCardMain('3-57')"&gt;-&lt;/button&gt;&lt;/td&gt;&lt;td id="table-main-3-57-numCopies"&gt;0&lt;/td&gt;&lt;td&gt;&lt;button type="button" onclick="pushCardMain('3-57')"&gt;+&lt;/button&gt;&lt;/td&gt;&lt;td&gt;&lt;button type="button" onclick="popCardSide('3-57')"&gt;-&lt;/button&gt;&lt;/td&gt;&lt;td id="table-side-3-57-numCopies"&gt;0&lt;/td&gt;&lt;td&gt;&lt;button type="button" onclick="pushCardSide('3-5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M287];[$HTML.$C$1];[.$B287];[$HTML.$D$1];[.$B287];[$HTML.$E$1];[.$B287];[$HTML.$F$1];[.$B287];[$HTML.$G$1])" office:value-type="string" office:string-value="&lt;div class=&quot;card&quot; id=&quot;main-3-58&quot;&gt;&lt;img width=&quot;115&quot; heidht=&quot;160&quot; src=&quot;https://one-draw.jp/ijinden/cardlist/003/card/03_058.png&quot; /&gt;&lt;div class=&quot;numCopies&quot; id=&quot;main-3-58-numCopies&quot;&gt;0&lt;/div&gt;&lt;button type=&quot;button&quot; class=&quot;pop&quot; onclick=&quot;popCardMain('3-58');&quot;&gt;-&lt;/button&gt;&lt;button type=&quot;button&quot; class=&quot;push&quot; onclick=&quot;pushCardMain('3-58');&quot;&gt;+&lt;/button&gt;&lt;button type=&quot;button&quot; class=&quot;drop&quot; onclick=&quot;dropCardMain('3-58');&quot;&gt;↓&lt;/button&gt;&lt;/div&gt;" calcext:value-type="string">
            <text:p>&lt;div class="card" id="main-3-58"&gt;&lt;img width="115" heidht="160" src="https://one-draw.jp/ijinden/cardlist/003/card/03_058.png" /&gt;&lt;div class="numCopies" id="main-3-58-numCopies"&gt;0&lt;/div&gt;&lt;button type="button" class="pop" onclick="popCardMain('3-58');"&gt;-&lt;/button&gt;&lt;button type="button" class="push" onclick="pushCardMain('3-58');"&gt;+&lt;/button&gt;&lt;button type="button" class="drop" onclick="dropCardMain('3-58');"&gt;↓&lt;/button&gt;&lt;/div&gt;</text:p>
          </table:table-cell>
          <table:table-cell table:formula="of:=CONCATENATE([$HTML.$A$2];[.$B287];[$HTML.$B$2];[.$M287];[$HTML.$C$2];[.$B287];[$HTML.$D$2];[.$B287];[$HTML.$E$2];[.$B287];[$HTML.$F$2];[.$B287];[$HTML.$G$2])" office:value-type="string" office:string-value="&lt;div class=&quot;card&quot; id=&quot;side-3-58&quot;&gt;&lt;img width=&quot;115&quot; heidht=&quot;160&quot; src=&quot;https://one-draw.jp/ijinden/cardlist/003/card/03_058.png&quot; /&gt;&lt;div class=&quot;numCopies&quot; id=&quot;side-3-58-numCopies&quot;&gt;0&lt;/div&gt;&lt;button type=&quot;button&quot; class=&quot;pop&quot; onclick=&quot;popCardSide('3-58');&quot;&gt;-&lt;/button&gt;&lt;button type=&quot;button&quot; class=&quot;push&quot; onclick=&quot;pushCardSide('3-58');&quot;&gt;+&lt;/button&gt;&lt;button type=&quot;button&quot; class=&quot;raise&quot; onclick=&quot;raiseCardSide('3-58');&quot;&gt;↑&lt;/button&gt;&lt;/div&gt;" calcext:value-type="string">
            <text:p>&lt;div class="card" id="side-3-58"&gt;&lt;img width="115" heidht="160" src="https://one-draw.jp/ijinden/cardlist/003/card/03_058.png" /&gt;&lt;div class="numCopies" id="side-3-58-numCopies"&gt;0&lt;/div&gt;&lt;button type="button" class="pop" onclick="popCardSide('3-58');"&gt;-&lt;/button&gt;&lt;button type="button" class="push" onclick="pushCardSide('3-58');"&gt;+&lt;/button&gt;&lt;button type="button" class="raise" onclick="raiseCardSide('3-58');"&gt;↑&lt;/button&gt;&lt;/div&gt;</text:p>
          </table:table-cell>
          <table:table-cell table:formula="of:=CONCATENATE([$HTML.$A$3];[.B287];[$HTML.$B$3];[.F287];[$HTML.$C$3];[.H287];[$HTML.$D$3];[.J287];[$HTML.$E$3];[.B287];[$HTML.$F$3];[.D287];[$HTML.$G$3];[.I287];[$HTML.$H$3];[.G287];[$HTML.$I$3];[.K287];[$HTML.$J$3];[.B287];[$HTML.$K$3];[.B287];[$HTML.$L$3];[.B287];[$HTML.$M$3];[.B287];[$HTML.$N$3];[.B287];[$HTML.$O$3];[.B287];[$HTML.$P$3])" office:value-type="string" office:string-value="&lt;tr id=&quot;table-3-58&quot; data-expansion=&quot;35&quot; data-type=&quot;2&quot; data-color=&quot;40&quot;&gt;&lt;td&gt;3-58&lt;/td&gt;&lt;td&gt;茅葺き屋根の張出し舞台&lt;/td&gt;&lt;td&gt;黄&lt;/td&gt;&lt;td&gt;ハイケイ&lt;/td&gt;&lt;td&gt;3&lt;/td&gt;&lt;td&gt;&lt;button type=&quot;button&quot; onclick=&quot;popCardMain('3-58')&quot;&gt;-&lt;/button&gt;&lt;/td&gt;&lt;td id=&quot;table-main-3-58-numCopies&quot;&gt;0&lt;/td&gt;&lt;td&gt;&lt;button type=&quot;button&quot; onclick=&quot;pushCardMain('3-58')&quot;&gt;+&lt;/button&gt;&lt;/td&gt;&lt;td&gt;&lt;button type=&quot;button&quot; onclick=&quot;popCardSide('3-58')&quot;&gt;-&lt;/button&gt;&lt;/td&gt;&lt;td id=&quot;table-side-3-58-numCopies&quot;&gt;0&lt;/td&gt;&lt;td&gt;&lt;button type=&quot;button&quot; onclick=&quot;pushCardSide('3-58')&quot;&gt;+&lt;/button&gt;&lt;/td&gt;&lt;/tr&gt;" calcext:value-type="string">
            <text:p>&lt;tr id="table-3-58" data-expansion="35" data-type="2" data-color="40"&gt;&lt;td&gt;3-58&lt;/td&gt;&lt;td&gt;茅葺き屋根の張出し舞台&lt;/td&gt;&lt;td&gt;黄&lt;/td&gt;&lt;td&gt;ハイケイ&lt;/td&gt;&lt;td&gt;3&lt;/td&gt;&lt;td&gt;&lt;button type="button" onclick="popCardMain('3-58')"&gt;-&lt;/button&gt;&lt;/td&gt;&lt;td id="table-main-3-58-numCopies"&gt;0&lt;/td&gt;&lt;td&gt;&lt;button type="button" onclick="pushCardMain('3-58')"&gt;+&lt;/button&gt;&lt;/td&gt;&lt;td&gt;&lt;button type="button" onclick="popCardSide('3-58')"&gt;-&lt;/button&gt;&lt;/td&gt;&lt;td id="table-side-3-58-numCopies"&gt;0&lt;/td&gt;&lt;td&gt;&lt;button type="button" onclick="pushCardSide('3-5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M288];[$HTML.$C$1];[.$B288];[$HTML.$D$1];[.$B288];[$HTML.$E$1];[.$B288];[$HTML.$F$1];[.$B288];[$HTML.$G$1])" office:value-type="string" office:string-value="&lt;div class=&quot;card&quot; id=&quot;main-3-59&quot;&gt;&lt;img width=&quot;115&quot; heidht=&quot;160&quot; src=&quot;https://one-draw.jp/ijinden/cardlist/003/card/03_059.png&quot; /&gt;&lt;div class=&quot;numCopies&quot; id=&quot;main-3-59-numCopies&quot;&gt;0&lt;/div&gt;&lt;button type=&quot;button&quot; class=&quot;pop&quot; onclick=&quot;popCardMain('3-59');&quot;&gt;-&lt;/button&gt;&lt;button type=&quot;button&quot; class=&quot;push&quot; onclick=&quot;pushCardMain('3-59');&quot;&gt;+&lt;/button&gt;&lt;button type=&quot;button&quot; class=&quot;drop&quot; onclick=&quot;dropCardMain('3-59');&quot;&gt;↓&lt;/button&gt;&lt;/div&gt;" calcext:value-type="string">
            <text:p>&lt;div class="card" id="main-3-59"&gt;&lt;img width="115" heidht="160" src="https://one-draw.jp/ijinden/cardlist/003/card/03_059.png" /&gt;&lt;div class="numCopies" id="main-3-59-numCopies"&gt;0&lt;/div&gt;&lt;button type="button" class="pop" onclick="popCardMain('3-59');"&gt;-&lt;/button&gt;&lt;button type="button" class="push" onclick="pushCardMain('3-59');"&gt;+&lt;/button&gt;&lt;button type="button" class="drop" onclick="dropCardMain('3-59');"&gt;↓&lt;/button&gt;&lt;/div&gt;</text:p>
          </table:table-cell>
          <table:table-cell table:formula="of:=CONCATENATE([$HTML.$A$2];[.$B288];[$HTML.$B$2];[.$M288];[$HTML.$C$2];[.$B288];[$HTML.$D$2];[.$B288];[$HTML.$E$2];[.$B288];[$HTML.$F$2];[.$B288];[$HTML.$G$2])" office:value-type="string" office:string-value="&lt;div class=&quot;card&quot; id=&quot;side-3-59&quot;&gt;&lt;img width=&quot;115&quot; heidht=&quot;160&quot; src=&quot;https://one-draw.jp/ijinden/cardlist/003/card/03_059.png&quot; /&gt;&lt;div class=&quot;numCopies&quot; id=&quot;side-3-59-numCopies&quot;&gt;0&lt;/div&gt;&lt;button type=&quot;button&quot; class=&quot;pop&quot; onclick=&quot;popCardSide('3-59');&quot;&gt;-&lt;/button&gt;&lt;button type=&quot;button&quot; class=&quot;push&quot; onclick=&quot;pushCardSide('3-59');&quot;&gt;+&lt;/button&gt;&lt;button type=&quot;button&quot; class=&quot;raise&quot; onclick=&quot;raiseCardSide('3-59');&quot;&gt;↑&lt;/button&gt;&lt;/div&gt;" calcext:value-type="string">
            <text:p>&lt;div class="card" id="side-3-59"&gt;&lt;img width="115" heidht="160" src="https://one-draw.jp/ijinden/cardlist/003/card/03_059.png" /&gt;&lt;div class="numCopies" id="side-3-59-numCopies"&gt;0&lt;/div&gt;&lt;button type="button" class="pop" onclick="popCardSide('3-59');"&gt;-&lt;/button&gt;&lt;button type="button" class="push" onclick="pushCardSide('3-59');"&gt;+&lt;/button&gt;&lt;button type="button" class="raise" onclick="raiseCardSide('3-59');"&gt;↑&lt;/button&gt;&lt;/div&gt;</text:p>
          </table:table-cell>
          <table:table-cell table:formula="of:=CONCATENATE([$HTML.$A$3];[.B288];[$HTML.$B$3];[.F288];[$HTML.$C$3];[.H288];[$HTML.$D$3];[.J288];[$HTML.$E$3];[.B288];[$HTML.$F$3];[.D288];[$HTML.$G$3];[.I288];[$HTML.$H$3];[.G288];[$HTML.$I$3];[.K288];[$HTML.$J$3];[.B288];[$HTML.$K$3];[.B288];[$HTML.$L$3];[.B288];[$HTML.$M$3];[.B288];[$HTML.$N$3];[.B288];[$HTML.$O$3];[.B288];[$HTML.$P$3])" office:value-type="string" office:string-value="&lt;tr id=&quot;table-3-59&quot; data-expansion=&quot;35&quot; data-type=&quot;2&quot; data-color=&quot;50&quot;&gt;&lt;td&gt;3-59&lt;/td&gt;&lt;td&gt;森閑たる離宮&lt;/td&gt;&lt;td&gt;紫&lt;/td&gt;&lt;td&gt;ハイケイ&lt;/td&gt;&lt;td&gt;2&lt;/td&gt;&lt;td&gt;&lt;button type=&quot;button&quot; onclick=&quot;popCardMain('3-59')&quot;&gt;-&lt;/button&gt;&lt;/td&gt;&lt;td id=&quot;table-main-3-59-numCopies&quot;&gt;0&lt;/td&gt;&lt;td&gt;&lt;button type=&quot;button&quot; onclick=&quot;pushCardMain('3-59')&quot;&gt;+&lt;/button&gt;&lt;/td&gt;&lt;td&gt;&lt;button type=&quot;button&quot; onclick=&quot;popCardSide('3-59')&quot;&gt;-&lt;/button&gt;&lt;/td&gt;&lt;td id=&quot;table-side-3-59-numCopies&quot;&gt;0&lt;/td&gt;&lt;td&gt;&lt;button type=&quot;button&quot; onclick=&quot;pushCardSide('3-59')&quot;&gt;+&lt;/button&gt;&lt;/td&gt;&lt;/tr&gt;" calcext:value-type="string">
            <text:p>&lt;tr id="table-3-59" data-expansion="35" data-type="2" data-color="50"&gt;&lt;td&gt;3-59&lt;/td&gt;&lt;td&gt;森閑たる離宮&lt;/td&gt;&lt;td&gt;紫&lt;/td&gt;&lt;td&gt;ハイケイ&lt;/td&gt;&lt;td&gt;2&lt;/td&gt;&lt;td&gt;&lt;button type="button" onclick="popCardMain('3-59')"&gt;-&lt;/button&gt;&lt;/td&gt;&lt;td id="table-main-3-59-numCopies"&gt;0&lt;/td&gt;&lt;td&gt;&lt;button type="button" onclick="pushCardMain('3-59')"&gt;+&lt;/button&gt;&lt;/td&gt;&lt;td&gt;&lt;button type="button" onclick="popCardSide('3-59')"&gt;-&lt;/button&gt;&lt;/td&gt;&lt;td id="table-side-3-59-numCopies"&gt;0&lt;/td&gt;&lt;td&gt;&lt;button type="button" onclick="pushCardSide('3-5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M289];[$HTML.$C$1];[.$B289];[$HTML.$D$1];[.$B289];[$HTML.$E$1];[.$B289];[$HTML.$F$1];[.$B289];[$HTML.$G$1])" office:value-type="string" office:string-value="&lt;div class=&quot;card&quot; id=&quot;main-3-60&quot;&gt;&lt;img width=&quot;115&quot; heidht=&quot;160&quot; src=&quot;https://one-draw.jp/ijinden/cardlist/003/card/03_060.png&quot; /&gt;&lt;div class=&quot;numCopies&quot; id=&quot;main-3-60-numCopies&quot;&gt;0&lt;/div&gt;&lt;button type=&quot;button&quot; class=&quot;pop&quot; onclick=&quot;popCardMain('3-60');&quot;&gt;-&lt;/button&gt;&lt;button type=&quot;button&quot; class=&quot;push&quot; onclick=&quot;pushCardMain('3-60');&quot;&gt;+&lt;/button&gt;&lt;button type=&quot;button&quot; class=&quot;drop&quot; onclick=&quot;dropCardMain('3-60');&quot;&gt;↓&lt;/button&gt;&lt;/div&gt;" calcext:value-type="string">
            <text:p>&lt;div class="card" id="main-3-60"&gt;&lt;img width="115" heidht="160" src="https://one-draw.jp/ijinden/cardlist/003/card/03_060.png" /&gt;&lt;div class="numCopies" id="main-3-60-numCopies"&gt;0&lt;/div&gt;&lt;button type="button" class="pop" onclick="popCardMain('3-60');"&gt;-&lt;/button&gt;&lt;button type="button" class="push" onclick="pushCardMain('3-60');"&gt;+&lt;/button&gt;&lt;button type="button" class="drop" onclick="dropCardMain('3-60');"&gt;↓&lt;/button&gt;&lt;/div&gt;</text:p>
          </table:table-cell>
          <table:table-cell table:formula="of:=CONCATENATE([$HTML.$A$2];[.$B289];[$HTML.$B$2];[.$M289];[$HTML.$C$2];[.$B289];[$HTML.$D$2];[.$B289];[$HTML.$E$2];[.$B289];[$HTML.$F$2];[.$B289];[$HTML.$G$2])" office:value-type="string" office:string-value="&lt;div class=&quot;card&quot; id=&quot;side-3-60&quot;&gt;&lt;img width=&quot;115&quot; heidht=&quot;160&quot; src=&quot;https://one-draw.jp/ijinden/cardlist/003/card/03_060.png&quot; /&gt;&lt;div class=&quot;numCopies&quot; id=&quot;side-3-60-numCopies&quot;&gt;0&lt;/div&gt;&lt;button type=&quot;button&quot; class=&quot;pop&quot; onclick=&quot;popCardSide('3-60');&quot;&gt;-&lt;/button&gt;&lt;button type=&quot;button&quot; class=&quot;push&quot; onclick=&quot;pushCardSide('3-60');&quot;&gt;+&lt;/button&gt;&lt;button type=&quot;button&quot; class=&quot;raise&quot; onclick=&quot;raiseCardSide('3-60');&quot;&gt;↑&lt;/button&gt;&lt;/div&gt;" calcext:value-type="string">
            <text:p>&lt;div class="card" id="side-3-60"&gt;&lt;img width="115" heidht="160" src="https://one-draw.jp/ijinden/cardlist/003/card/03_060.png" /&gt;&lt;div class="numCopies" id="side-3-60-numCopies"&gt;0&lt;/div&gt;&lt;button type="button" class="pop" onclick="popCardSide('3-60');"&gt;-&lt;/button&gt;&lt;button type="button" class="push" onclick="pushCardSide('3-60');"&gt;+&lt;/button&gt;&lt;button type="button" class="raise" onclick="raiseCardSide('3-60');"&gt;↑&lt;/button&gt;&lt;/div&gt;</text:p>
          </table:table-cell>
          <table:table-cell table:formula="of:=CONCATENATE([$HTML.$A$3];[.B289];[$HTML.$B$3];[.F289];[$HTML.$C$3];[.H289];[$HTML.$D$3];[.J289];[$HTML.$E$3];[.B289];[$HTML.$F$3];[.D289];[$HTML.$G$3];[.I289];[$HTML.$H$3];[.G289];[$HTML.$I$3];[.K289];[$HTML.$J$3];[.B289];[$HTML.$K$3];[.B289];[$HTML.$L$3];[.B289];[$HTML.$M$3];[.B289];[$HTML.$N$3];[.B289];[$HTML.$O$3];[.B289];[$HTML.$P$3])" office:value-type="string" office:string-value="&lt;tr id=&quot;table-3-60&quot; data-expansion=&quot;35&quot; data-type=&quot;2&quot; data-color=&quot;50&quot;&gt;&lt;td&gt;3-60&lt;/td&gt;&lt;td&gt;黒船&lt;/td&gt;&lt;td&gt;紫&lt;/td&gt;&lt;td&gt;ハイケイ&lt;/td&gt;&lt;td&gt;6&lt;/td&gt;&lt;td&gt;&lt;button type=&quot;button&quot; onclick=&quot;popCardMain('3-60')&quot;&gt;-&lt;/button&gt;&lt;/td&gt;&lt;td id=&quot;table-main-3-60-numCopies&quot;&gt;0&lt;/td&gt;&lt;td&gt;&lt;button type=&quot;button&quot; onclick=&quot;pushCardMain('3-60')&quot;&gt;+&lt;/button&gt;&lt;/td&gt;&lt;td&gt;&lt;button type=&quot;button&quot; onclick=&quot;popCardSide('3-60')&quot;&gt;-&lt;/button&gt;&lt;/td&gt;&lt;td id=&quot;table-side-3-60-numCopies&quot;&gt;0&lt;/td&gt;&lt;td&gt;&lt;button type=&quot;button&quot; onclick=&quot;pushCardSide('3-60')&quot;&gt;+&lt;/button&gt;&lt;/td&gt;&lt;/tr&gt;" calcext:value-type="string">
            <text:p>&lt;tr id="table-3-60" data-expansion="35" data-type="2" data-color="50"&gt;&lt;td&gt;3-60&lt;/td&gt;&lt;td&gt;黒船&lt;/td&gt;&lt;td&gt;紫&lt;/td&gt;&lt;td&gt;ハイケイ&lt;/td&gt;&lt;td&gt;6&lt;/td&gt;&lt;td&gt;&lt;button type="button" onclick="popCardMain('3-60')"&gt;-&lt;/button&gt;&lt;/td&gt;&lt;td id="table-main-3-60-numCopies"&gt;0&lt;/td&gt;&lt;td&gt;&lt;button type="button" onclick="pushCardMain('3-60')"&gt;+&lt;/button&gt;&lt;/td&gt;&lt;td&gt;&lt;button type="button" onclick="popCardSide('3-60')"&gt;-&lt;/button&gt;&lt;/td&gt;&lt;td id="table-side-3-60-numCopies"&gt;0&lt;/td&gt;&lt;td&gt;&lt;button type="button" onclick="pushCardSide('3-6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M290];[$HTML.$C$1];[.$B290];[$HTML.$D$1];[.$B290];[$HTML.$E$1];[.$B290];[$HTML.$F$1];[.$B290];[$HTML.$G$1])" office:value-type="string" office:string-value="&lt;div class=&quot;card&quot; id=&quot;main-3-61&quot;&gt;&lt;img width=&quot;115&quot; heidht=&quot;160&quot; src=&quot;https://one-draw.jp/ijinden/cardlist/003/card/03_061.png&quot; /&gt;&lt;div class=&quot;numCopies&quot; id=&quot;main-3-61-numCopies&quot;&gt;0&lt;/div&gt;&lt;button type=&quot;button&quot; class=&quot;pop&quot; onclick=&quot;popCardMain('3-61');&quot;&gt;-&lt;/button&gt;&lt;button type=&quot;button&quot; class=&quot;push&quot; onclick=&quot;pushCardMain('3-61');&quot;&gt;+&lt;/button&gt;&lt;button type=&quot;button&quot; class=&quot;drop&quot; onclick=&quot;dropCardMain('3-61');&quot;&gt;↓&lt;/button&gt;&lt;/div&gt;" calcext:value-type="string">
            <text:p>&lt;div class="card" id="main-3-61"&gt;&lt;img width="115" heidht="160" src="https://one-draw.jp/ijinden/cardlist/003/card/03_061.png" /&gt;&lt;div class="numCopies" id="main-3-61-numCopies"&gt;0&lt;/div&gt;&lt;button type="button" class="pop" onclick="popCardMain('3-61');"&gt;-&lt;/button&gt;&lt;button type="button" class="push" onclick="pushCardMain('3-61');"&gt;+&lt;/button&gt;&lt;button type="button" class="drop" onclick="dropCardMain('3-61');"&gt;↓&lt;/button&gt;&lt;/div&gt;</text:p>
          </table:table-cell>
          <table:table-cell table:formula="of:=CONCATENATE([$HTML.$A$2];[.$B290];[$HTML.$B$2];[.$M290];[$HTML.$C$2];[.$B290];[$HTML.$D$2];[.$B290];[$HTML.$E$2];[.$B290];[$HTML.$F$2];[.$B290];[$HTML.$G$2])" office:value-type="string" office:string-value="&lt;div class=&quot;card&quot; id=&quot;side-3-61&quot;&gt;&lt;img width=&quot;115&quot; heidht=&quot;160&quot; src=&quot;https://one-draw.jp/ijinden/cardlist/003/card/03_061.png&quot; /&gt;&lt;div class=&quot;numCopies&quot; id=&quot;side-3-61-numCopies&quot;&gt;0&lt;/div&gt;&lt;button type=&quot;button&quot; class=&quot;pop&quot; onclick=&quot;popCardSide('3-61');&quot;&gt;-&lt;/button&gt;&lt;button type=&quot;button&quot; class=&quot;push&quot; onclick=&quot;pushCardSide('3-61');&quot;&gt;+&lt;/button&gt;&lt;button type=&quot;button&quot; class=&quot;raise&quot; onclick=&quot;raiseCardSide('3-61');&quot;&gt;↑&lt;/button&gt;&lt;/div&gt;" calcext:value-type="string">
            <text:p>&lt;div class="card" id="side-3-61"&gt;&lt;img width="115" heidht="160" src="https://one-draw.jp/ijinden/cardlist/003/card/03_061.png" /&gt;&lt;div class="numCopies" id="side-3-61-numCopies"&gt;0&lt;/div&gt;&lt;button type="button" class="pop" onclick="popCardSide('3-61');"&gt;-&lt;/button&gt;&lt;button type="button" class="push" onclick="pushCardSide('3-61');"&gt;+&lt;/button&gt;&lt;button type="button" class="raise" onclick="raiseCardSide('3-61');"&gt;↑&lt;/button&gt;&lt;/div&gt;</text:p>
          </table:table-cell>
          <table:table-cell table:formula="of:=CONCATENATE([$HTML.$A$3];[.B290];[$HTML.$B$3];[.F290];[$HTML.$C$3];[.H290];[$HTML.$D$3];[.J290];[$HTML.$E$3];[.B290];[$HTML.$F$3];[.D290];[$HTML.$G$3];[.I290];[$HTML.$H$3];[.G290];[$HTML.$I$3];[.K290];[$HTML.$J$3];[.B290];[$HTML.$K$3];[.B290];[$HTML.$L$3];[.B290];[$HTML.$M$3];[.B290];[$HTML.$N$3];[.B290];[$HTML.$O$3];[.B290];[$HTML.$P$3])" office:value-type="string" office:string-value="&lt;tr id=&quot;table-3-61&quot; data-expansion=&quot;35&quot; data-type=&quot;3&quot; data-color=&quot;10&quot;&gt;&lt;td&gt;3-61&lt;/td&gt;&lt;td&gt;サンダーボルト&lt;/td&gt;&lt;td&gt;赤&lt;/td&gt;&lt;td&gt;マホウ&lt;/td&gt;&lt;td&gt;6&lt;/td&gt;&lt;td&gt;&lt;button type=&quot;button&quot; onclick=&quot;popCardMain('3-61')&quot;&gt;-&lt;/button&gt;&lt;/td&gt;&lt;td id=&quot;table-main-3-61-numCopies&quot;&gt;0&lt;/td&gt;&lt;td&gt;&lt;button type=&quot;button&quot; onclick=&quot;pushCardMain('3-61')&quot;&gt;+&lt;/button&gt;&lt;/td&gt;&lt;td&gt;&lt;button type=&quot;button&quot; onclick=&quot;popCardSide('3-61')&quot;&gt;-&lt;/button&gt;&lt;/td&gt;&lt;td id=&quot;table-side-3-61-numCopies&quot;&gt;0&lt;/td&gt;&lt;td&gt;&lt;button type=&quot;button&quot; onclick=&quot;pushCardSide('3-61')&quot;&gt;+&lt;/button&gt;&lt;/td&gt;&lt;/tr&gt;" calcext:value-type="string">
            <text:p>&lt;tr id="table-3-61" data-expansion="35" data-type="3" data-color="10"&gt;&lt;td&gt;3-61&lt;/td&gt;&lt;td&gt;サンダーボルト&lt;/td&gt;&lt;td&gt;赤&lt;/td&gt;&lt;td&gt;マホウ&lt;/td&gt;&lt;td&gt;6&lt;/td&gt;&lt;td&gt;&lt;button type="button" onclick="popCardMain('3-61')"&gt;-&lt;/button&gt;&lt;/td&gt;&lt;td id="table-main-3-61-numCopies"&gt;0&lt;/td&gt;&lt;td&gt;&lt;button type="button" onclick="pushCardMain('3-61')"&gt;+&lt;/button&gt;&lt;/td&gt;&lt;td&gt;&lt;button type="button" onclick="popCardSide('3-61')"&gt;-&lt;/button&gt;&lt;/td&gt;&lt;td id="table-side-3-61-numCopies"&gt;0&lt;/td&gt;&lt;td&gt;&lt;button type="button" onclick="pushCardSide('3-6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M291];[$HTML.$C$1];[.$B291];[$HTML.$D$1];[.$B291];[$HTML.$E$1];[.$B291];[$HTML.$F$1];[.$B291];[$HTML.$G$1])" office:value-type="string" office:string-value="&lt;div class=&quot;card&quot; id=&quot;main-3-62&quot;&gt;&lt;img width=&quot;115&quot; heidht=&quot;160&quot; src=&quot;https://one-draw.jp/ijinden/cardlist/003/card/03_062.png&quot; /&gt;&lt;div class=&quot;numCopies&quot; id=&quot;main-3-62-numCopies&quot;&gt;0&lt;/div&gt;&lt;button type=&quot;button&quot; class=&quot;pop&quot; onclick=&quot;popCardMain('3-62');&quot;&gt;-&lt;/button&gt;&lt;button type=&quot;button&quot; class=&quot;push&quot; onclick=&quot;pushCardMain('3-62');&quot;&gt;+&lt;/button&gt;&lt;button type=&quot;button&quot; class=&quot;drop&quot; onclick=&quot;dropCardMain('3-62');&quot;&gt;↓&lt;/button&gt;&lt;/div&gt;" calcext:value-type="string">
            <text:p>&lt;div class="card" id="main-3-62"&gt;&lt;img width="115" heidht="160" src="https://one-draw.jp/ijinden/cardlist/003/card/03_062.png" /&gt;&lt;div class="numCopies" id="main-3-62-numCopies"&gt;0&lt;/div&gt;&lt;button type="button" class="pop" onclick="popCardMain('3-62');"&gt;-&lt;/button&gt;&lt;button type="button" class="push" onclick="pushCardMain('3-62');"&gt;+&lt;/button&gt;&lt;button type="button" class="drop" onclick="dropCardMain('3-62');"&gt;↓&lt;/button&gt;&lt;/div&gt;</text:p>
          </table:table-cell>
          <table:table-cell table:formula="of:=CONCATENATE([$HTML.$A$2];[.$B291];[$HTML.$B$2];[.$M291];[$HTML.$C$2];[.$B291];[$HTML.$D$2];[.$B291];[$HTML.$E$2];[.$B291];[$HTML.$F$2];[.$B291];[$HTML.$G$2])" office:value-type="string" office:string-value="&lt;div class=&quot;card&quot; id=&quot;side-3-62&quot;&gt;&lt;img width=&quot;115&quot; heidht=&quot;160&quot; src=&quot;https://one-draw.jp/ijinden/cardlist/003/card/03_062.png&quot; /&gt;&lt;div class=&quot;numCopies&quot; id=&quot;side-3-62-numCopies&quot;&gt;0&lt;/div&gt;&lt;button type=&quot;button&quot; class=&quot;pop&quot; onclick=&quot;popCardSide('3-62');&quot;&gt;-&lt;/button&gt;&lt;button type=&quot;button&quot; class=&quot;push&quot; onclick=&quot;pushCardSide('3-62');&quot;&gt;+&lt;/button&gt;&lt;button type=&quot;button&quot; class=&quot;raise&quot; onclick=&quot;raiseCardSide('3-62');&quot;&gt;↑&lt;/button&gt;&lt;/div&gt;" calcext:value-type="string">
            <text:p>&lt;div class="card" id="side-3-62"&gt;&lt;img width="115" heidht="160" src="https://one-draw.jp/ijinden/cardlist/003/card/03_062.png" /&gt;&lt;div class="numCopies" id="side-3-62-numCopies"&gt;0&lt;/div&gt;&lt;button type="button" class="pop" onclick="popCardSide('3-62');"&gt;-&lt;/button&gt;&lt;button type="button" class="push" onclick="pushCardSide('3-62');"&gt;+&lt;/button&gt;&lt;button type="button" class="raise" onclick="raiseCardSide('3-62');"&gt;↑&lt;/button&gt;&lt;/div&gt;</text:p>
          </table:table-cell>
          <table:table-cell table:formula="of:=CONCATENATE([$HTML.$A$3];[.B291];[$HTML.$B$3];[.F291];[$HTML.$C$3];[.H291];[$HTML.$D$3];[.J291];[$HTML.$E$3];[.B291];[$HTML.$F$3];[.D291];[$HTML.$G$3];[.I291];[$HTML.$H$3];[.G291];[$HTML.$I$3];[.K291];[$HTML.$J$3];[.B291];[$HTML.$K$3];[.B291];[$HTML.$L$3];[.B291];[$HTML.$M$3];[.B291];[$HTML.$N$3];[.B291];[$HTML.$O$3];[.B291];[$HTML.$P$3])" office:value-type="string" office:string-value="&lt;tr id=&quot;table-3-62&quot; data-expansion=&quot;35&quot; data-type=&quot;3&quot; data-color=&quot;10&quot;&gt;&lt;td&gt;3-62&lt;/td&gt;&lt;td&gt;パイロオーラ&lt;/td&gt;&lt;td&gt;赤&lt;/td&gt;&lt;td&gt;マホウ&lt;/td&gt;&lt;td&gt;2&lt;/td&gt;&lt;td&gt;&lt;button type=&quot;button&quot; onclick=&quot;popCardMain('3-62')&quot;&gt;-&lt;/button&gt;&lt;/td&gt;&lt;td id=&quot;table-main-3-62-numCopies&quot;&gt;0&lt;/td&gt;&lt;td&gt;&lt;button type=&quot;button&quot; onclick=&quot;pushCardMain('3-62')&quot;&gt;+&lt;/button&gt;&lt;/td&gt;&lt;td&gt;&lt;button type=&quot;button&quot; onclick=&quot;popCardSide('3-62')&quot;&gt;-&lt;/button&gt;&lt;/td&gt;&lt;td id=&quot;table-side-3-62-numCopies&quot;&gt;0&lt;/td&gt;&lt;td&gt;&lt;button type=&quot;button&quot; onclick=&quot;pushCardSide('3-62')&quot;&gt;+&lt;/button&gt;&lt;/td&gt;&lt;/tr&gt;" calcext:value-type="string">
            <text:p>&lt;tr id="table-3-62" data-expansion="35" data-type="3" data-color="10"&gt;&lt;td&gt;3-62&lt;/td&gt;&lt;td&gt;パイロオーラ&lt;/td&gt;&lt;td&gt;赤&lt;/td&gt;&lt;td&gt;マホウ&lt;/td&gt;&lt;td&gt;2&lt;/td&gt;&lt;td&gt;&lt;button type="button" onclick="popCardMain('3-62')"&gt;-&lt;/button&gt;&lt;/td&gt;&lt;td id="table-main-3-62-numCopies"&gt;0&lt;/td&gt;&lt;td&gt;&lt;button type="button" onclick="pushCardMain('3-62')"&gt;+&lt;/button&gt;&lt;/td&gt;&lt;td&gt;&lt;button type="button" onclick="popCardSide('3-62')"&gt;-&lt;/button&gt;&lt;/td&gt;&lt;td id="table-side-3-62-numCopies"&gt;0&lt;/td&gt;&lt;td&gt;&lt;button type="button" onclick="pushCardSide('3-6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M292];[$HTML.$C$1];[.$B292];[$HTML.$D$1];[.$B292];[$HTML.$E$1];[.$B292];[$HTML.$F$1];[.$B292];[$HTML.$G$1])" office:value-type="string" office:string-value="&lt;div class=&quot;card&quot; id=&quot;main-3-63&quot;&gt;&lt;img width=&quot;115&quot; heidht=&quot;160&quot; src=&quot;https://one-draw.jp/ijinden/cardlist/003/card/03_063.png&quot; /&gt;&lt;div class=&quot;numCopies&quot; id=&quot;main-3-63-numCopies&quot;&gt;0&lt;/div&gt;&lt;button type=&quot;button&quot; class=&quot;pop&quot; onclick=&quot;popCardMain('3-63');&quot;&gt;-&lt;/button&gt;&lt;button type=&quot;button&quot; class=&quot;push&quot; onclick=&quot;pushCardMain('3-63');&quot;&gt;+&lt;/button&gt;&lt;button type=&quot;button&quot; class=&quot;drop&quot; onclick=&quot;dropCardMain('3-63');&quot;&gt;↓&lt;/button&gt;&lt;/div&gt;" calcext:value-type="string">
            <text:p>&lt;div class="card" id="main-3-63"&gt;&lt;img width="115" heidht="160" src="https://one-draw.jp/ijinden/cardlist/003/card/03_063.png" /&gt;&lt;div class="numCopies" id="main-3-63-numCopies"&gt;0&lt;/div&gt;&lt;button type="button" class="pop" onclick="popCardMain('3-63');"&gt;-&lt;/button&gt;&lt;button type="button" class="push" onclick="pushCardMain('3-63');"&gt;+&lt;/button&gt;&lt;button type="button" class="drop" onclick="dropCardMain('3-63');"&gt;↓&lt;/button&gt;&lt;/div&gt;</text:p>
          </table:table-cell>
          <table:table-cell table:formula="of:=CONCATENATE([$HTML.$A$2];[.$B292];[$HTML.$B$2];[.$M292];[$HTML.$C$2];[.$B292];[$HTML.$D$2];[.$B292];[$HTML.$E$2];[.$B292];[$HTML.$F$2];[.$B292];[$HTML.$G$2])" office:value-type="string" office:string-value="&lt;div class=&quot;card&quot; id=&quot;side-3-63&quot;&gt;&lt;img width=&quot;115&quot; heidht=&quot;160&quot; src=&quot;https://one-draw.jp/ijinden/cardlist/003/card/03_063.png&quot; /&gt;&lt;div class=&quot;numCopies&quot; id=&quot;side-3-63-numCopies&quot;&gt;0&lt;/div&gt;&lt;button type=&quot;button&quot; class=&quot;pop&quot; onclick=&quot;popCardSide('3-63');&quot;&gt;-&lt;/button&gt;&lt;button type=&quot;button&quot; class=&quot;push&quot; onclick=&quot;pushCardSide('3-63');&quot;&gt;+&lt;/button&gt;&lt;button type=&quot;button&quot; class=&quot;raise&quot; onclick=&quot;raiseCardSide('3-63');&quot;&gt;↑&lt;/button&gt;&lt;/div&gt;" calcext:value-type="string">
            <text:p>&lt;div class="card" id="side-3-63"&gt;&lt;img width="115" heidht="160" src="https://one-draw.jp/ijinden/cardlist/003/card/03_063.png" /&gt;&lt;div class="numCopies" id="side-3-63-numCopies"&gt;0&lt;/div&gt;&lt;button type="button" class="pop" onclick="popCardSide('3-63');"&gt;-&lt;/button&gt;&lt;button type="button" class="push" onclick="pushCardSide('3-63');"&gt;+&lt;/button&gt;&lt;button type="button" class="raise" onclick="raiseCardSide('3-63');"&gt;↑&lt;/button&gt;&lt;/div&gt;</text:p>
          </table:table-cell>
          <table:table-cell table:formula="of:=CONCATENATE([$HTML.$A$3];[.B292];[$HTML.$B$3];[.F292];[$HTML.$C$3];[.H292];[$HTML.$D$3];[.J292];[$HTML.$E$3];[.B292];[$HTML.$F$3];[.D292];[$HTML.$G$3];[.I292];[$HTML.$H$3];[.G292];[$HTML.$I$3];[.K292];[$HTML.$J$3];[.B292];[$HTML.$K$3];[.B292];[$HTML.$L$3];[.B292];[$HTML.$M$3];[.B292];[$HTML.$N$3];[.B292];[$HTML.$O$3];[.B292];[$HTML.$P$3])" office:value-type="string" office:string-value="&lt;tr id=&quot;table-3-63&quot; data-expansion=&quot;35&quot; data-type=&quot;3&quot; data-color=&quot;20&quot;&gt;&lt;td&gt;3-63&lt;/td&gt;&lt;td&gt;アイオン&lt;/td&gt;&lt;td&gt;青&lt;/td&gt;&lt;td&gt;マホウ&lt;/td&gt;&lt;td&gt;10&lt;/td&gt;&lt;td&gt;&lt;button type=&quot;button&quot; onclick=&quot;popCardMain('3-63')&quot;&gt;-&lt;/button&gt;&lt;/td&gt;&lt;td id=&quot;table-main-3-63-numCopies&quot;&gt;0&lt;/td&gt;&lt;td&gt;&lt;button type=&quot;button&quot; onclick=&quot;pushCardMain('3-63')&quot;&gt;+&lt;/button&gt;&lt;/td&gt;&lt;td&gt;&lt;button type=&quot;button&quot; onclick=&quot;popCardSide('3-63')&quot;&gt;-&lt;/button&gt;&lt;/td&gt;&lt;td id=&quot;table-side-3-63-numCopies&quot;&gt;0&lt;/td&gt;&lt;td&gt;&lt;button type=&quot;button&quot; onclick=&quot;pushCardSide('3-63')&quot;&gt;+&lt;/button&gt;&lt;/td&gt;&lt;/tr&gt;" calcext:value-type="string">
            <text:p>&lt;tr id="table-3-63" data-expansion="35" data-type="3" data-color="20"&gt;&lt;td&gt;3-63&lt;/td&gt;&lt;td&gt;アイオン&lt;/td&gt;&lt;td&gt;青&lt;/td&gt;&lt;td&gt;マホウ&lt;/td&gt;&lt;td&gt;10&lt;/td&gt;&lt;td&gt;&lt;button type="button" onclick="popCardMain('3-63')"&gt;-&lt;/button&gt;&lt;/td&gt;&lt;td id="table-main-3-63-numCopies"&gt;0&lt;/td&gt;&lt;td&gt;&lt;button type="button" onclick="pushCardMain('3-63')"&gt;+&lt;/button&gt;&lt;/td&gt;&lt;td&gt;&lt;button type="button" onclick="popCardSide('3-63')"&gt;-&lt;/button&gt;&lt;/td&gt;&lt;td id="table-side-3-63-numCopies"&gt;0&lt;/td&gt;&lt;td&gt;&lt;button type="button" onclick="pushCardSide('3-6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M293];[$HTML.$C$1];[.$B293];[$HTML.$D$1];[.$B293];[$HTML.$E$1];[.$B293];[$HTML.$F$1];[.$B293];[$HTML.$G$1])" office:value-type="string" office:string-value="&lt;div class=&quot;card&quot; id=&quot;main-3-64&quot;&gt;&lt;img width=&quot;115&quot; heidht=&quot;160&quot; src=&quot;https://one-draw.jp/ijinden/cardlist/003/card/03_064.png&quot; /&gt;&lt;div class=&quot;numCopies&quot; id=&quot;main-3-64-numCopies&quot;&gt;0&lt;/div&gt;&lt;button type=&quot;button&quot; class=&quot;pop&quot; onclick=&quot;popCardMain('3-64');&quot;&gt;-&lt;/button&gt;&lt;button type=&quot;button&quot; class=&quot;push&quot; onclick=&quot;pushCardMain('3-64');&quot;&gt;+&lt;/button&gt;&lt;button type=&quot;button&quot; class=&quot;drop&quot; onclick=&quot;dropCardMain('3-64');&quot;&gt;↓&lt;/button&gt;&lt;/div&gt;" calcext:value-type="string">
            <text:p>&lt;div class="card" id="main-3-64"&gt;&lt;img width="115" heidht="160" src="https://one-draw.jp/ijinden/cardlist/003/card/03_064.png" /&gt;&lt;div class="numCopies" id="main-3-64-numCopies"&gt;0&lt;/div&gt;&lt;button type="button" class="pop" onclick="popCardMain('3-64');"&gt;-&lt;/button&gt;&lt;button type="button" class="push" onclick="pushCardMain('3-64');"&gt;+&lt;/button&gt;&lt;button type="button" class="drop" onclick="dropCardMain('3-64');"&gt;↓&lt;/button&gt;&lt;/div&gt;</text:p>
          </table:table-cell>
          <table:table-cell table:formula="of:=CONCATENATE([$HTML.$A$2];[.$B293];[$HTML.$B$2];[.$M293];[$HTML.$C$2];[.$B293];[$HTML.$D$2];[.$B293];[$HTML.$E$2];[.$B293];[$HTML.$F$2];[.$B293];[$HTML.$G$2])" office:value-type="string" office:string-value="&lt;div class=&quot;card&quot; id=&quot;side-3-64&quot;&gt;&lt;img width=&quot;115&quot; heidht=&quot;160&quot; src=&quot;https://one-draw.jp/ijinden/cardlist/003/card/03_064.png&quot; /&gt;&lt;div class=&quot;numCopies&quot; id=&quot;side-3-64-numCopies&quot;&gt;0&lt;/div&gt;&lt;button type=&quot;button&quot; class=&quot;pop&quot; onclick=&quot;popCardSide('3-64');&quot;&gt;-&lt;/button&gt;&lt;button type=&quot;button&quot; class=&quot;push&quot; onclick=&quot;pushCardSide('3-64');&quot;&gt;+&lt;/button&gt;&lt;button type=&quot;button&quot; class=&quot;raise&quot; onclick=&quot;raiseCardSide('3-64');&quot;&gt;↑&lt;/button&gt;&lt;/div&gt;" calcext:value-type="string">
            <text:p>&lt;div class="card" id="side-3-64"&gt;&lt;img width="115" heidht="160" src="https://one-draw.jp/ijinden/cardlist/003/card/03_064.png" /&gt;&lt;div class="numCopies" id="side-3-64-numCopies"&gt;0&lt;/div&gt;&lt;button type="button" class="pop" onclick="popCardSide('3-64');"&gt;-&lt;/button&gt;&lt;button type="button" class="push" onclick="pushCardSide('3-64');"&gt;+&lt;/button&gt;&lt;button type="button" class="raise" onclick="raiseCardSide('3-64');"&gt;↑&lt;/button&gt;&lt;/div&gt;</text:p>
          </table:table-cell>
          <table:table-cell table:formula="of:=CONCATENATE([$HTML.$A$3];[.B293];[$HTML.$B$3];[.F293];[$HTML.$C$3];[.H293];[$HTML.$D$3];[.J293];[$HTML.$E$3];[.B293];[$HTML.$F$3];[.D293];[$HTML.$G$3];[.I293];[$HTML.$H$3];[.G293];[$HTML.$I$3];[.K293];[$HTML.$J$3];[.B293];[$HTML.$K$3];[.B293];[$HTML.$L$3];[.B293];[$HTML.$M$3];[.B293];[$HTML.$N$3];[.B293];[$HTML.$O$3];[.B293];[$HTML.$P$3])" office:value-type="string" office:string-value="&lt;tr id=&quot;table-3-64&quot; data-expansion=&quot;35&quot; data-type=&quot;3&quot; data-color=&quot;20&quot;&gt;&lt;td&gt;3-64&lt;/td&gt;&lt;td&gt;ハイドロオーラ&lt;/td&gt;&lt;td&gt;青&lt;/td&gt;&lt;td&gt;マホウ&lt;/td&gt;&lt;td&gt;2&lt;/td&gt;&lt;td&gt;&lt;button type=&quot;button&quot; onclick=&quot;popCardMain('3-64')&quot;&gt;-&lt;/button&gt;&lt;/td&gt;&lt;td id=&quot;table-main-3-64-numCopies&quot;&gt;0&lt;/td&gt;&lt;td&gt;&lt;button type=&quot;button&quot; onclick=&quot;pushCardMain('3-64')&quot;&gt;+&lt;/button&gt;&lt;/td&gt;&lt;td&gt;&lt;button type=&quot;button&quot; onclick=&quot;popCardSide('3-64')&quot;&gt;-&lt;/button&gt;&lt;/td&gt;&lt;td id=&quot;table-side-3-64-numCopies&quot;&gt;0&lt;/td&gt;&lt;td&gt;&lt;button type=&quot;button&quot; onclick=&quot;pushCardSide('3-64')&quot;&gt;+&lt;/button&gt;&lt;/td&gt;&lt;/tr&gt;" calcext:value-type="string">
            <text:p>&lt;tr id="table-3-64" data-expansion="35" data-type="3" data-color="20"&gt;&lt;td&gt;3-64&lt;/td&gt;&lt;td&gt;ハイドロオーラ&lt;/td&gt;&lt;td&gt;青&lt;/td&gt;&lt;td&gt;マホウ&lt;/td&gt;&lt;td&gt;2&lt;/td&gt;&lt;td&gt;&lt;button type="button" onclick="popCardMain('3-64')"&gt;-&lt;/button&gt;&lt;/td&gt;&lt;td id="table-main-3-64-numCopies"&gt;0&lt;/td&gt;&lt;td&gt;&lt;button type="button" onclick="pushCardMain('3-64')"&gt;+&lt;/button&gt;&lt;/td&gt;&lt;td&gt;&lt;button type="button" onclick="popCardSide('3-64')"&gt;-&lt;/button&gt;&lt;/td&gt;&lt;td id="table-side-3-64-numCopies"&gt;0&lt;/td&gt;&lt;td&gt;&lt;button type="button" onclick="pushCardSide('3-6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M294];[$HTML.$C$1];[.$B294];[$HTML.$D$1];[.$B294];[$HTML.$E$1];[.$B294];[$HTML.$F$1];[.$B294];[$HTML.$G$1])" office:value-type="string" office:string-value="&lt;div class=&quot;card&quot; id=&quot;main-3-65&quot;&gt;&lt;img width=&quot;115&quot; heidht=&quot;160&quot; src=&quot;https://one-draw.jp/ijinden/cardlist/003/card/03_065.png&quot; /&gt;&lt;div class=&quot;numCopies&quot; id=&quot;main-3-65-numCopies&quot;&gt;0&lt;/div&gt;&lt;button type=&quot;button&quot; class=&quot;pop&quot; onclick=&quot;popCardMain('3-65');&quot;&gt;-&lt;/button&gt;&lt;button type=&quot;button&quot; class=&quot;push&quot; onclick=&quot;pushCardMain('3-65');&quot;&gt;+&lt;/button&gt;&lt;button type=&quot;button&quot; class=&quot;drop&quot; onclick=&quot;dropCardMain('3-65');&quot;&gt;↓&lt;/button&gt;&lt;/div&gt;" calcext:value-type="string">
            <text:p>&lt;div class="card" id="main-3-65"&gt;&lt;img width="115" heidht="160" src="https://one-draw.jp/ijinden/cardlist/003/card/03_065.png" /&gt;&lt;div class="numCopies" id="main-3-65-numCopies"&gt;0&lt;/div&gt;&lt;button type="button" class="pop" onclick="popCardMain('3-65');"&gt;-&lt;/button&gt;&lt;button type="button" class="push" onclick="pushCardMain('3-65');"&gt;+&lt;/button&gt;&lt;button type="button" class="drop" onclick="dropCardMain('3-65');"&gt;↓&lt;/button&gt;&lt;/div&gt;</text:p>
          </table:table-cell>
          <table:table-cell table:formula="of:=CONCATENATE([$HTML.$A$2];[.$B294];[$HTML.$B$2];[.$M294];[$HTML.$C$2];[.$B294];[$HTML.$D$2];[.$B294];[$HTML.$E$2];[.$B294];[$HTML.$F$2];[.$B294];[$HTML.$G$2])" office:value-type="string" office:string-value="&lt;div class=&quot;card&quot; id=&quot;side-3-65&quot;&gt;&lt;img width=&quot;115&quot; heidht=&quot;160&quot; src=&quot;https://one-draw.jp/ijinden/cardlist/003/card/03_065.png&quot; /&gt;&lt;div class=&quot;numCopies&quot; id=&quot;side-3-65-numCopies&quot;&gt;0&lt;/div&gt;&lt;button type=&quot;button&quot; class=&quot;pop&quot; onclick=&quot;popCardSide('3-65');&quot;&gt;-&lt;/button&gt;&lt;button type=&quot;button&quot; class=&quot;push&quot; onclick=&quot;pushCardSide('3-65');&quot;&gt;+&lt;/button&gt;&lt;button type=&quot;button&quot; class=&quot;raise&quot; onclick=&quot;raiseCardSide('3-65');&quot;&gt;↑&lt;/button&gt;&lt;/div&gt;" calcext:value-type="string">
            <text:p>&lt;div class="card" id="side-3-65"&gt;&lt;img width="115" heidht="160" src="https://one-draw.jp/ijinden/cardlist/003/card/03_065.png" /&gt;&lt;div class="numCopies" id="side-3-65-numCopies"&gt;0&lt;/div&gt;&lt;button type="button" class="pop" onclick="popCardSide('3-65');"&gt;-&lt;/button&gt;&lt;button type="button" class="push" onclick="pushCardSide('3-65');"&gt;+&lt;/button&gt;&lt;button type="button" class="raise" onclick="raiseCardSide('3-65');"&gt;↑&lt;/button&gt;&lt;/div&gt;</text:p>
          </table:table-cell>
          <table:table-cell table:formula="of:=CONCATENATE([$HTML.$A$3];[.B294];[$HTML.$B$3];[.F294];[$HTML.$C$3];[.H294];[$HTML.$D$3];[.J294];[$HTML.$E$3];[.B294];[$HTML.$F$3];[.D294];[$HTML.$G$3];[.I294];[$HTML.$H$3];[.G294];[$HTML.$I$3];[.K294];[$HTML.$J$3];[.B294];[$HTML.$K$3];[.B294];[$HTML.$L$3];[.B294];[$HTML.$M$3];[.B294];[$HTML.$N$3];[.B294];[$HTML.$O$3];[.B294];[$HTML.$P$3])" office:value-type="string" office:string-value="&lt;tr id=&quot;table-3-65&quot; data-expansion=&quot;35&quot; data-type=&quot;3&quot; data-color=&quot;30&quot;&gt;&lt;td&gt;3-65&lt;/td&gt;&lt;td&gt;ソーサリー&lt;/td&gt;&lt;td&gt;緑&lt;/td&gt;&lt;td&gt;マホウ&lt;/td&gt;&lt;td&gt;5&lt;/td&gt;&lt;td&gt;&lt;button type=&quot;button&quot; onclick=&quot;popCardMain('3-65')&quot;&gt;-&lt;/button&gt;&lt;/td&gt;&lt;td id=&quot;table-main-3-65-numCopies&quot;&gt;0&lt;/td&gt;&lt;td&gt;&lt;button type=&quot;button&quot; onclick=&quot;pushCardMain('3-65')&quot;&gt;+&lt;/button&gt;&lt;/td&gt;&lt;td&gt;&lt;button type=&quot;button&quot; onclick=&quot;popCardSide('3-65')&quot;&gt;-&lt;/button&gt;&lt;/td&gt;&lt;td id=&quot;table-side-3-65-numCopies&quot;&gt;0&lt;/td&gt;&lt;td&gt;&lt;button type=&quot;button&quot; onclick=&quot;pushCardSide('3-65')&quot;&gt;+&lt;/button&gt;&lt;/td&gt;&lt;/tr&gt;" calcext:value-type="string">
            <text:p>&lt;tr id="table-3-65" data-expansion="35" data-type="3" data-color="30"&gt;&lt;td&gt;3-65&lt;/td&gt;&lt;td&gt;ソーサリー&lt;/td&gt;&lt;td&gt;緑&lt;/td&gt;&lt;td&gt;マホウ&lt;/td&gt;&lt;td&gt;5&lt;/td&gt;&lt;td&gt;&lt;button type="button" onclick="popCardMain('3-65')"&gt;-&lt;/button&gt;&lt;/td&gt;&lt;td id="table-main-3-65-numCopies"&gt;0&lt;/td&gt;&lt;td&gt;&lt;button type="button" onclick="pushCardMain('3-65')"&gt;+&lt;/button&gt;&lt;/td&gt;&lt;td&gt;&lt;button type="button" onclick="popCardSide('3-65')"&gt;-&lt;/button&gt;&lt;/td&gt;&lt;td id="table-side-3-65-numCopies"&gt;0&lt;/td&gt;&lt;td&gt;&lt;button type="button" onclick="pushCardSide('3-6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M295];[$HTML.$C$1];[.$B295];[$HTML.$D$1];[.$B295];[$HTML.$E$1];[.$B295];[$HTML.$F$1];[.$B295];[$HTML.$G$1])" office:value-type="string" office:string-value="&lt;div class=&quot;card&quot; id=&quot;main-3-66&quot;&gt;&lt;img width=&quot;115&quot; heidht=&quot;160&quot; src=&quot;https://one-draw.jp/ijinden/cardlist/003/card/03_066.png&quot; /&gt;&lt;div class=&quot;numCopies&quot; id=&quot;main-3-66-numCopies&quot;&gt;0&lt;/div&gt;&lt;button type=&quot;button&quot; class=&quot;pop&quot; onclick=&quot;popCardMain('3-66');&quot;&gt;-&lt;/button&gt;&lt;button type=&quot;button&quot; class=&quot;push&quot; onclick=&quot;pushCardMain('3-66');&quot;&gt;+&lt;/button&gt;&lt;button type=&quot;button&quot; class=&quot;drop&quot; onclick=&quot;dropCardMain('3-66');&quot;&gt;↓&lt;/button&gt;&lt;/div&gt;" calcext:value-type="string">
            <text:p>&lt;div class="card" id="main-3-66"&gt;&lt;img width="115" heidht="160" src="https://one-draw.jp/ijinden/cardlist/003/card/03_066.png" /&gt;&lt;div class="numCopies" id="main-3-66-numCopies"&gt;0&lt;/div&gt;&lt;button type="button" class="pop" onclick="popCardMain('3-66');"&gt;-&lt;/button&gt;&lt;button type="button" class="push" onclick="pushCardMain('3-66');"&gt;+&lt;/button&gt;&lt;button type="button" class="drop" onclick="dropCardMain('3-66');"&gt;↓&lt;/button&gt;&lt;/div&gt;</text:p>
          </table:table-cell>
          <table:table-cell table:formula="of:=CONCATENATE([$HTML.$A$2];[.$B295];[$HTML.$B$2];[.$M295];[$HTML.$C$2];[.$B295];[$HTML.$D$2];[.$B295];[$HTML.$E$2];[.$B295];[$HTML.$F$2];[.$B295];[$HTML.$G$2])" office:value-type="string" office:string-value="&lt;div class=&quot;card&quot; id=&quot;side-3-66&quot;&gt;&lt;img width=&quot;115&quot; heidht=&quot;160&quot; src=&quot;https://one-draw.jp/ijinden/cardlist/003/card/03_066.png&quot; /&gt;&lt;div class=&quot;numCopies&quot; id=&quot;side-3-66-numCopies&quot;&gt;0&lt;/div&gt;&lt;button type=&quot;button&quot; class=&quot;pop&quot; onclick=&quot;popCardSide('3-66');&quot;&gt;-&lt;/button&gt;&lt;button type=&quot;button&quot; class=&quot;push&quot; onclick=&quot;pushCardSide('3-66');&quot;&gt;+&lt;/button&gt;&lt;button type=&quot;button&quot; class=&quot;raise&quot; onclick=&quot;raiseCardSide('3-66');&quot;&gt;↑&lt;/button&gt;&lt;/div&gt;" calcext:value-type="string">
            <text:p>&lt;div class="card" id="side-3-66"&gt;&lt;img width="115" heidht="160" src="https://one-draw.jp/ijinden/cardlist/003/card/03_066.png" /&gt;&lt;div class="numCopies" id="side-3-66-numCopies"&gt;0&lt;/div&gt;&lt;button type="button" class="pop" onclick="popCardSide('3-66');"&gt;-&lt;/button&gt;&lt;button type="button" class="push" onclick="pushCardSide('3-66');"&gt;+&lt;/button&gt;&lt;button type="button" class="raise" onclick="raiseCardSide('3-66');"&gt;↑&lt;/button&gt;&lt;/div&gt;</text:p>
          </table:table-cell>
          <table:table-cell table:formula="of:=CONCATENATE([$HTML.$A$3];[.B295];[$HTML.$B$3];[.F295];[$HTML.$C$3];[.H295];[$HTML.$D$3];[.J295];[$HTML.$E$3];[.B295];[$HTML.$F$3];[.D295];[$HTML.$G$3];[.I295];[$HTML.$H$3];[.G295];[$HTML.$I$3];[.K295];[$HTML.$J$3];[.B295];[$HTML.$K$3];[.B295];[$HTML.$L$3];[.B295];[$HTML.$M$3];[.B295];[$HTML.$N$3];[.B295];[$HTML.$O$3];[.B295];[$HTML.$P$3])" office:value-type="string" office:string-value="&lt;tr id=&quot;table-3-66&quot; data-expansion=&quot;35&quot; data-type=&quot;3&quot; data-color=&quot;30&quot;&gt;&lt;td&gt;3-66&lt;/td&gt;&lt;td&gt;クロロオーラ&lt;/td&gt;&lt;td&gt;緑&lt;/td&gt;&lt;td&gt;マホウ&lt;/td&gt;&lt;td&gt;2&lt;/td&gt;&lt;td&gt;&lt;button type=&quot;button&quot; onclick=&quot;popCardMain('3-66')&quot;&gt;-&lt;/button&gt;&lt;/td&gt;&lt;td id=&quot;table-main-3-66-numCopies&quot;&gt;0&lt;/td&gt;&lt;td&gt;&lt;button type=&quot;button&quot; onclick=&quot;pushCardMain('3-66')&quot;&gt;+&lt;/button&gt;&lt;/td&gt;&lt;td&gt;&lt;button type=&quot;button&quot; onclick=&quot;popCardSide('3-66')&quot;&gt;-&lt;/button&gt;&lt;/td&gt;&lt;td id=&quot;table-side-3-66-numCopies&quot;&gt;0&lt;/td&gt;&lt;td&gt;&lt;button type=&quot;button&quot; onclick=&quot;pushCardSide('3-66')&quot;&gt;+&lt;/button&gt;&lt;/td&gt;&lt;/tr&gt;" calcext:value-type="string">
            <text:p>&lt;tr id="table-3-66" data-expansion="35" data-type="3" data-color="30"&gt;&lt;td&gt;3-66&lt;/td&gt;&lt;td&gt;クロロオーラ&lt;/td&gt;&lt;td&gt;緑&lt;/td&gt;&lt;td&gt;マホウ&lt;/td&gt;&lt;td&gt;2&lt;/td&gt;&lt;td&gt;&lt;button type="button" onclick="popCardMain('3-66')"&gt;-&lt;/button&gt;&lt;/td&gt;&lt;td id="table-main-3-66-numCopies"&gt;0&lt;/td&gt;&lt;td&gt;&lt;button type="button" onclick="pushCardMain('3-66')"&gt;+&lt;/button&gt;&lt;/td&gt;&lt;td&gt;&lt;button type="button" onclick="popCardSide('3-66')"&gt;-&lt;/button&gt;&lt;/td&gt;&lt;td id="table-side-3-66-numCopies"&gt;0&lt;/td&gt;&lt;td&gt;&lt;button type="button" onclick="pushCardSide('3-6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M296];[$HTML.$C$1];[.$B296];[$HTML.$D$1];[.$B296];[$HTML.$E$1];[.$B296];[$HTML.$F$1];[.$B296];[$HTML.$G$1])" office:value-type="string" office:string-value="&lt;div class=&quot;card&quot; id=&quot;main-3-67&quot;&gt;&lt;img width=&quot;115&quot; heidht=&quot;160&quot; src=&quot;https://one-draw.jp/ijinden/cardlist/003/card/03_067.png&quot; /&gt;&lt;div class=&quot;numCopies&quot; id=&quot;main-3-67-numCopies&quot;&gt;0&lt;/div&gt;&lt;button type=&quot;button&quot; class=&quot;pop&quot; onclick=&quot;popCardMain('3-67');&quot;&gt;-&lt;/button&gt;&lt;button type=&quot;button&quot; class=&quot;push&quot; onclick=&quot;pushCardMain('3-67');&quot;&gt;+&lt;/button&gt;&lt;button type=&quot;button&quot; class=&quot;drop&quot; onclick=&quot;dropCardMain('3-67');&quot;&gt;↓&lt;/button&gt;&lt;/div&gt;" calcext:value-type="string">
            <text:p>&lt;div class="card" id="main-3-67"&gt;&lt;img width="115" heidht="160" src="https://one-draw.jp/ijinden/cardlist/003/card/03_067.png" /&gt;&lt;div class="numCopies" id="main-3-67-numCopies"&gt;0&lt;/div&gt;&lt;button type="button" class="pop" onclick="popCardMain('3-67');"&gt;-&lt;/button&gt;&lt;button type="button" class="push" onclick="pushCardMain('3-67');"&gt;+&lt;/button&gt;&lt;button type="button" class="drop" onclick="dropCardMain('3-67');"&gt;↓&lt;/button&gt;&lt;/div&gt;</text:p>
          </table:table-cell>
          <table:table-cell table:formula="of:=CONCATENATE([$HTML.$A$2];[.$B296];[$HTML.$B$2];[.$M296];[$HTML.$C$2];[.$B296];[$HTML.$D$2];[.$B296];[$HTML.$E$2];[.$B296];[$HTML.$F$2];[.$B296];[$HTML.$G$2])" office:value-type="string" office:string-value="&lt;div class=&quot;card&quot; id=&quot;side-3-67&quot;&gt;&lt;img width=&quot;115&quot; heidht=&quot;160&quot; src=&quot;https://one-draw.jp/ijinden/cardlist/003/card/03_067.png&quot; /&gt;&lt;div class=&quot;numCopies&quot; id=&quot;side-3-67-numCopies&quot;&gt;0&lt;/div&gt;&lt;button type=&quot;button&quot; class=&quot;pop&quot; onclick=&quot;popCardSide('3-67');&quot;&gt;-&lt;/button&gt;&lt;button type=&quot;button&quot; class=&quot;push&quot; onclick=&quot;pushCardSide('3-67');&quot;&gt;+&lt;/button&gt;&lt;button type=&quot;button&quot; class=&quot;raise&quot; onclick=&quot;raiseCardSide('3-67');&quot;&gt;↑&lt;/button&gt;&lt;/div&gt;" calcext:value-type="string">
            <text:p>&lt;div class="card" id="side-3-67"&gt;&lt;img width="115" heidht="160" src="https://one-draw.jp/ijinden/cardlist/003/card/03_067.png" /&gt;&lt;div class="numCopies" id="side-3-67-numCopies"&gt;0&lt;/div&gt;&lt;button type="button" class="pop" onclick="popCardSide('3-67');"&gt;-&lt;/button&gt;&lt;button type="button" class="push" onclick="pushCardSide('3-67');"&gt;+&lt;/button&gt;&lt;button type="button" class="raise" onclick="raiseCardSide('3-67');"&gt;↑&lt;/button&gt;&lt;/div&gt;</text:p>
          </table:table-cell>
          <table:table-cell table:formula="of:=CONCATENATE([$HTML.$A$3];[.B296];[$HTML.$B$3];[.F296];[$HTML.$C$3];[.H296];[$HTML.$D$3];[.J296];[$HTML.$E$3];[.B296];[$HTML.$F$3];[.D296];[$HTML.$G$3];[.I296];[$HTML.$H$3];[.G296];[$HTML.$I$3];[.K296];[$HTML.$J$3];[.B296];[$HTML.$K$3];[.B296];[$HTML.$L$3];[.B296];[$HTML.$M$3];[.B296];[$HTML.$N$3];[.B296];[$HTML.$O$3];[.B296];[$HTML.$P$3])" office:value-type="string" office:string-value="&lt;tr id=&quot;table-3-67&quot; data-expansion=&quot;35&quot; data-type=&quot;3&quot; data-color=&quot;40&quot;&gt;&lt;td&gt;3-67&lt;/td&gt;&lt;td&gt;パシフィック&lt;/td&gt;&lt;td&gt;黄&lt;/td&gt;&lt;td&gt;マホウ&lt;/td&gt;&lt;td&gt;2&lt;/td&gt;&lt;td&gt;&lt;button type=&quot;button&quot; onclick=&quot;popCardMain('3-67')&quot;&gt;-&lt;/button&gt;&lt;/td&gt;&lt;td id=&quot;table-main-3-67-numCopies&quot;&gt;0&lt;/td&gt;&lt;td&gt;&lt;button type=&quot;button&quot; onclick=&quot;pushCardMain('3-67')&quot;&gt;+&lt;/button&gt;&lt;/td&gt;&lt;td&gt;&lt;button type=&quot;button&quot; onclick=&quot;popCardSide('3-67')&quot;&gt;-&lt;/button&gt;&lt;/td&gt;&lt;td id=&quot;table-side-3-67-numCopies&quot;&gt;0&lt;/td&gt;&lt;td&gt;&lt;button type=&quot;button&quot; onclick=&quot;pushCardSide('3-67')&quot;&gt;+&lt;/button&gt;&lt;/td&gt;&lt;/tr&gt;" calcext:value-type="string">
            <text:p>&lt;tr id="table-3-67" data-expansion="35" data-type="3" data-color="40"&gt;&lt;td&gt;3-67&lt;/td&gt;&lt;td&gt;パシフィック&lt;/td&gt;&lt;td&gt;黄&lt;/td&gt;&lt;td&gt;マホウ&lt;/td&gt;&lt;td&gt;2&lt;/td&gt;&lt;td&gt;&lt;button type="button" onclick="popCardMain('3-67')"&gt;-&lt;/button&gt;&lt;/td&gt;&lt;td id="table-main-3-67-numCopies"&gt;0&lt;/td&gt;&lt;td&gt;&lt;button type="button" onclick="pushCardMain('3-67')"&gt;+&lt;/button&gt;&lt;/td&gt;&lt;td&gt;&lt;button type="button" onclick="popCardSide('3-67')"&gt;-&lt;/button&gt;&lt;/td&gt;&lt;td id="table-side-3-67-numCopies"&gt;0&lt;/td&gt;&lt;td&gt;&lt;button type="button" onclick="pushCardSide('3-6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M297];[$HTML.$C$1];[.$B297];[$HTML.$D$1];[.$B297];[$HTML.$E$1];[.$B297];[$HTML.$F$1];[.$B297];[$HTML.$G$1])" office:value-type="string" office:string-value="&lt;div class=&quot;card&quot; id=&quot;main-3-68&quot;&gt;&lt;img width=&quot;115&quot; heidht=&quot;160&quot; src=&quot;https://one-draw.jp/ijinden/cardlist/003/card/03_068.png&quot; /&gt;&lt;div class=&quot;numCopies&quot; id=&quot;main-3-68-numCopies&quot;&gt;0&lt;/div&gt;&lt;button type=&quot;button&quot; class=&quot;pop&quot; onclick=&quot;popCardMain('3-68');&quot;&gt;-&lt;/button&gt;&lt;button type=&quot;button&quot; class=&quot;push&quot; onclick=&quot;pushCardMain('3-68');&quot;&gt;+&lt;/button&gt;&lt;button type=&quot;button&quot; class=&quot;drop&quot; onclick=&quot;dropCardMain('3-68');&quot;&gt;↓&lt;/button&gt;&lt;/div&gt;" calcext:value-type="string">
            <text:p>&lt;div class="card" id="main-3-68"&gt;&lt;img width="115" heidht="160" src="https://one-draw.jp/ijinden/cardlist/003/card/03_068.png" /&gt;&lt;div class="numCopies" id="main-3-68-numCopies"&gt;0&lt;/div&gt;&lt;button type="button" class="pop" onclick="popCardMain('3-68');"&gt;-&lt;/button&gt;&lt;button type="button" class="push" onclick="pushCardMain('3-68');"&gt;+&lt;/button&gt;&lt;button type="button" class="drop" onclick="dropCardMain('3-68');"&gt;↓&lt;/button&gt;&lt;/div&gt;</text:p>
          </table:table-cell>
          <table:table-cell table:formula="of:=CONCATENATE([$HTML.$A$2];[.$B297];[$HTML.$B$2];[.$M297];[$HTML.$C$2];[.$B297];[$HTML.$D$2];[.$B297];[$HTML.$E$2];[.$B297];[$HTML.$F$2];[.$B297];[$HTML.$G$2])" office:value-type="string" office:string-value="&lt;div class=&quot;card&quot; id=&quot;side-3-68&quot;&gt;&lt;img width=&quot;115&quot; heidht=&quot;160&quot; src=&quot;https://one-draw.jp/ijinden/cardlist/003/card/03_068.png&quot; /&gt;&lt;div class=&quot;numCopies&quot; id=&quot;side-3-68-numCopies&quot;&gt;0&lt;/div&gt;&lt;button type=&quot;button&quot; class=&quot;pop&quot; onclick=&quot;popCardSide('3-68');&quot;&gt;-&lt;/button&gt;&lt;button type=&quot;button&quot; class=&quot;push&quot; onclick=&quot;pushCardSide('3-68');&quot;&gt;+&lt;/button&gt;&lt;button type=&quot;button&quot; class=&quot;raise&quot; onclick=&quot;raiseCardSide('3-68');&quot;&gt;↑&lt;/button&gt;&lt;/div&gt;" calcext:value-type="string">
            <text:p>&lt;div class="card" id="side-3-68"&gt;&lt;img width="115" heidht="160" src="https://one-draw.jp/ijinden/cardlist/003/card/03_068.png" /&gt;&lt;div class="numCopies" id="side-3-68-numCopies"&gt;0&lt;/div&gt;&lt;button type="button" class="pop" onclick="popCardSide('3-68');"&gt;-&lt;/button&gt;&lt;button type="button" class="push" onclick="pushCardSide('3-68');"&gt;+&lt;/button&gt;&lt;button type="button" class="raise" onclick="raiseCardSide('3-68');"&gt;↑&lt;/button&gt;&lt;/div&gt;</text:p>
          </table:table-cell>
          <table:table-cell table:formula="of:=CONCATENATE([$HTML.$A$3];[.B297];[$HTML.$B$3];[.F297];[$HTML.$C$3];[.H297];[$HTML.$D$3];[.J297];[$HTML.$E$3];[.B297];[$HTML.$F$3];[.D297];[$HTML.$G$3];[.I297];[$HTML.$H$3];[.G297];[$HTML.$I$3];[.K297];[$HTML.$J$3];[.B297];[$HTML.$K$3];[.B297];[$HTML.$L$3];[.B297];[$HTML.$M$3];[.B297];[$HTML.$N$3];[.B297];[$HTML.$O$3];[.B297];[$HTML.$P$3])" office:value-type="string" office:string-value="&lt;tr id=&quot;table-3-68&quot; data-expansion=&quot;35&quot; data-type=&quot;3&quot; data-color=&quot;40&quot;&gt;&lt;td&gt;3-68&lt;/td&gt;&lt;td&gt;ジオオーラ&lt;/td&gt;&lt;td&gt;黄&lt;/td&gt;&lt;td&gt;マホウ&lt;/td&gt;&lt;td&gt;2&lt;/td&gt;&lt;td&gt;&lt;button type=&quot;button&quot; onclick=&quot;popCardMain('3-68')&quot;&gt;-&lt;/button&gt;&lt;/td&gt;&lt;td id=&quot;table-main-3-68-numCopies&quot;&gt;0&lt;/td&gt;&lt;td&gt;&lt;button type=&quot;button&quot; onclick=&quot;pushCardMain('3-68')&quot;&gt;+&lt;/button&gt;&lt;/td&gt;&lt;td&gt;&lt;button type=&quot;button&quot; onclick=&quot;popCardSide('3-68')&quot;&gt;-&lt;/button&gt;&lt;/td&gt;&lt;td id=&quot;table-side-3-68-numCopies&quot;&gt;0&lt;/td&gt;&lt;td&gt;&lt;button type=&quot;button&quot; onclick=&quot;pushCardSide('3-68')&quot;&gt;+&lt;/button&gt;&lt;/td&gt;&lt;/tr&gt;" calcext:value-type="string">
            <text:p>&lt;tr id="table-3-68" data-expansion="35" data-type="3" data-color="40"&gt;&lt;td&gt;3-68&lt;/td&gt;&lt;td&gt;ジオオーラ&lt;/td&gt;&lt;td&gt;黄&lt;/td&gt;&lt;td&gt;マホウ&lt;/td&gt;&lt;td&gt;2&lt;/td&gt;&lt;td&gt;&lt;button type="button" onclick="popCardMain('3-68')"&gt;-&lt;/button&gt;&lt;/td&gt;&lt;td id="table-main-3-68-numCopies"&gt;0&lt;/td&gt;&lt;td&gt;&lt;button type="button" onclick="pushCardMain('3-68')"&gt;+&lt;/button&gt;&lt;/td&gt;&lt;td&gt;&lt;button type="button" onclick="popCardSide('3-68')"&gt;-&lt;/button&gt;&lt;/td&gt;&lt;td id="table-side-3-68-numCopies"&gt;0&lt;/td&gt;&lt;td&gt;&lt;button type="button" onclick="pushCardSide('3-6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M298];[$HTML.$C$1];[.$B298];[$HTML.$D$1];[.$B298];[$HTML.$E$1];[.$B298];[$HTML.$F$1];[.$B298];[$HTML.$G$1])" office:value-type="string" office:string-value="&lt;div class=&quot;card&quot; id=&quot;main-3-69&quot;&gt;&lt;img width=&quot;115&quot; heidht=&quot;160&quot; src=&quot;https://one-draw.jp/ijinden/cardlist/003/card/03_069.png&quot; /&gt;&lt;div class=&quot;numCopies&quot; id=&quot;main-3-69-numCopies&quot;&gt;0&lt;/div&gt;&lt;button type=&quot;button&quot; class=&quot;pop&quot; onclick=&quot;popCardMain('3-69');&quot;&gt;-&lt;/button&gt;&lt;button type=&quot;button&quot; class=&quot;push&quot; onclick=&quot;pushCardMain('3-69');&quot;&gt;+&lt;/button&gt;&lt;button type=&quot;button&quot; class=&quot;drop&quot; onclick=&quot;dropCardMain('3-69');&quot;&gt;↓&lt;/button&gt;&lt;/div&gt;" calcext:value-type="string">
            <text:p>&lt;div class="card" id="main-3-69"&gt;&lt;img width="115" heidht="160" src="https://one-draw.jp/ijinden/cardlist/003/card/03_069.png" /&gt;&lt;div class="numCopies" id="main-3-69-numCopies"&gt;0&lt;/div&gt;&lt;button type="button" class="pop" onclick="popCardMain('3-69');"&gt;-&lt;/button&gt;&lt;button type="button" class="push" onclick="pushCardMain('3-69');"&gt;+&lt;/button&gt;&lt;button type="button" class="drop" onclick="dropCardMain('3-69');"&gt;↓&lt;/button&gt;&lt;/div&gt;</text:p>
          </table:table-cell>
          <table:table-cell table:formula="of:=CONCATENATE([$HTML.$A$2];[.$B298];[$HTML.$B$2];[.$M298];[$HTML.$C$2];[.$B298];[$HTML.$D$2];[.$B298];[$HTML.$E$2];[.$B298];[$HTML.$F$2];[.$B298];[$HTML.$G$2])" office:value-type="string" office:string-value="&lt;div class=&quot;card&quot; id=&quot;side-3-69&quot;&gt;&lt;img width=&quot;115&quot; heidht=&quot;160&quot; src=&quot;https://one-draw.jp/ijinden/cardlist/003/card/03_069.png&quot; /&gt;&lt;div class=&quot;numCopies&quot; id=&quot;side-3-69-numCopies&quot;&gt;0&lt;/div&gt;&lt;button type=&quot;button&quot; class=&quot;pop&quot; onclick=&quot;popCardSide('3-69');&quot;&gt;-&lt;/button&gt;&lt;button type=&quot;button&quot; class=&quot;push&quot; onclick=&quot;pushCardSide('3-69');&quot;&gt;+&lt;/button&gt;&lt;button type=&quot;button&quot; class=&quot;raise&quot; onclick=&quot;raiseCardSide('3-69');&quot;&gt;↑&lt;/button&gt;&lt;/div&gt;" calcext:value-type="string">
            <text:p>&lt;div class="card" id="side-3-69"&gt;&lt;img width="115" heidht="160" src="https://one-draw.jp/ijinden/cardlist/003/card/03_069.png" /&gt;&lt;div class="numCopies" id="side-3-69-numCopies"&gt;0&lt;/div&gt;&lt;button type="button" class="pop" onclick="popCardSide('3-69');"&gt;-&lt;/button&gt;&lt;button type="button" class="push" onclick="pushCardSide('3-69');"&gt;+&lt;/button&gt;&lt;button type="button" class="raise" onclick="raiseCardSide('3-69');"&gt;↑&lt;/button&gt;&lt;/div&gt;</text:p>
          </table:table-cell>
          <table:table-cell table:formula="of:=CONCATENATE([$HTML.$A$3];[.B298];[$HTML.$B$3];[.F298];[$HTML.$C$3];[.H298];[$HTML.$D$3];[.J298];[$HTML.$E$3];[.B298];[$HTML.$F$3];[.D298];[$HTML.$G$3];[.I298];[$HTML.$H$3];[.G298];[$HTML.$I$3];[.K298];[$HTML.$J$3];[.B298];[$HTML.$K$3];[.B298];[$HTML.$L$3];[.B298];[$HTML.$M$3];[.B298];[$HTML.$N$3];[.B298];[$HTML.$O$3];[.B298];[$HTML.$P$3])" office:value-type="string" office:string-value="&lt;tr id=&quot;table-3-69&quot; data-expansion=&quot;35&quot; data-type=&quot;3&quot; data-color=&quot;50&quot;&gt;&lt;td&gt;3-69&lt;/td&gt;&lt;td&gt;コーザリティ&lt;/td&gt;&lt;td&gt;紫&lt;/td&gt;&lt;td&gt;マホウ&lt;/td&gt;&lt;td&gt;3&lt;/td&gt;&lt;td&gt;&lt;button type=&quot;button&quot; onclick=&quot;popCardMain('3-69')&quot;&gt;-&lt;/button&gt;&lt;/td&gt;&lt;td id=&quot;table-main-3-69-numCopies&quot;&gt;0&lt;/td&gt;&lt;td&gt;&lt;button type=&quot;button&quot; onclick=&quot;pushCardMain('3-69')&quot;&gt;+&lt;/button&gt;&lt;/td&gt;&lt;td&gt;&lt;button type=&quot;button&quot; onclick=&quot;popCardSide('3-69')&quot;&gt;-&lt;/button&gt;&lt;/td&gt;&lt;td id=&quot;table-side-3-69-numCopies&quot;&gt;0&lt;/td&gt;&lt;td&gt;&lt;button type=&quot;button&quot; onclick=&quot;pushCardSide('3-69')&quot;&gt;+&lt;/button&gt;&lt;/td&gt;&lt;/tr&gt;" calcext:value-type="string">
            <text:p>&lt;tr id="table-3-69" data-expansion="35" data-type="3" data-color="50"&gt;&lt;td&gt;3-69&lt;/td&gt;&lt;td&gt;コーザリティ&lt;/td&gt;&lt;td&gt;紫&lt;/td&gt;&lt;td&gt;マホウ&lt;/td&gt;&lt;td&gt;3&lt;/td&gt;&lt;td&gt;&lt;button type="button" onclick="popCardMain('3-69')"&gt;-&lt;/button&gt;&lt;/td&gt;&lt;td id="table-main-3-69-numCopies"&gt;0&lt;/td&gt;&lt;td&gt;&lt;button type="button" onclick="pushCardMain('3-69')"&gt;+&lt;/button&gt;&lt;/td&gt;&lt;td&gt;&lt;button type="button" onclick="popCardSide('3-69')"&gt;-&lt;/button&gt;&lt;/td&gt;&lt;td id="table-side-3-69-numCopies"&gt;0&lt;/td&gt;&lt;td&gt;&lt;button type="button" onclick="pushCardSide('3-6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M299];[$HTML.$C$1];[.$B299];[$HTML.$D$1];[.$B299];[$HTML.$E$1];[.$B299];[$HTML.$F$1];[.$B299];[$HTML.$G$1])" office:value-type="string" office:string-value="&lt;div class=&quot;card&quot; id=&quot;main-3-70&quot;&gt;&lt;img width=&quot;115&quot; heidht=&quot;160&quot; src=&quot;https://one-draw.jp/ijinden/cardlist/003/card/03_070.png&quot; /&gt;&lt;div class=&quot;numCopies&quot; id=&quot;main-3-70-numCopies&quot;&gt;0&lt;/div&gt;&lt;button type=&quot;button&quot; class=&quot;pop&quot; onclick=&quot;popCardMain('3-70');&quot;&gt;-&lt;/button&gt;&lt;button type=&quot;button&quot; class=&quot;push&quot; onclick=&quot;pushCardMain('3-70');&quot;&gt;+&lt;/button&gt;&lt;button type=&quot;button&quot; class=&quot;drop&quot; onclick=&quot;dropCardMain('3-70');&quot;&gt;↓&lt;/button&gt;&lt;/div&gt;" calcext:value-type="string">
            <text:p>&lt;div class="card" id="main-3-70"&gt;&lt;img width="115" heidht="160" src="https://one-draw.jp/ijinden/cardlist/003/card/03_070.png" /&gt;&lt;div class="numCopies" id="main-3-70-numCopies"&gt;0&lt;/div&gt;&lt;button type="button" class="pop" onclick="popCardMain('3-70');"&gt;-&lt;/button&gt;&lt;button type="button" class="push" onclick="pushCardMain('3-70');"&gt;+&lt;/button&gt;&lt;button type="button" class="drop" onclick="dropCardMain('3-70');"&gt;↓&lt;/button&gt;&lt;/div&gt;</text:p>
          </table:table-cell>
          <table:table-cell table:formula="of:=CONCATENATE([$HTML.$A$2];[.$B299];[$HTML.$B$2];[.$M299];[$HTML.$C$2];[.$B299];[$HTML.$D$2];[.$B299];[$HTML.$E$2];[.$B299];[$HTML.$F$2];[.$B299];[$HTML.$G$2])" office:value-type="string" office:string-value="&lt;div class=&quot;card&quot; id=&quot;side-3-70&quot;&gt;&lt;img width=&quot;115&quot; heidht=&quot;160&quot; src=&quot;https://one-draw.jp/ijinden/cardlist/003/card/03_070.png&quot; /&gt;&lt;div class=&quot;numCopies&quot; id=&quot;side-3-70-numCopies&quot;&gt;0&lt;/div&gt;&lt;button type=&quot;button&quot; class=&quot;pop&quot; onclick=&quot;popCardSide('3-70');&quot;&gt;-&lt;/button&gt;&lt;button type=&quot;button&quot; class=&quot;push&quot; onclick=&quot;pushCardSide('3-70');&quot;&gt;+&lt;/button&gt;&lt;button type=&quot;button&quot; class=&quot;raise&quot; onclick=&quot;raiseCardSide('3-70');&quot;&gt;↑&lt;/button&gt;&lt;/div&gt;" calcext:value-type="string">
            <text:p>&lt;div class="card" id="side-3-70"&gt;&lt;img width="115" heidht="160" src="https://one-draw.jp/ijinden/cardlist/003/card/03_070.png" /&gt;&lt;div class="numCopies" id="side-3-70-numCopies"&gt;0&lt;/div&gt;&lt;button type="button" class="pop" onclick="popCardSide('3-70');"&gt;-&lt;/button&gt;&lt;button type="button" class="push" onclick="pushCardSide('3-70');"&gt;+&lt;/button&gt;&lt;button type="button" class="raise" onclick="raiseCardSide('3-70');"&gt;↑&lt;/button&gt;&lt;/div&gt;</text:p>
          </table:table-cell>
          <table:table-cell table:formula="of:=CONCATENATE([$HTML.$A$3];[.B299];[$HTML.$B$3];[.F299];[$HTML.$C$3];[.H299];[$HTML.$D$3];[.J299];[$HTML.$E$3];[.B299];[$HTML.$F$3];[.D299];[$HTML.$G$3];[.I299];[$HTML.$H$3];[.G299];[$HTML.$I$3];[.K299];[$HTML.$J$3];[.B299];[$HTML.$K$3];[.B299];[$HTML.$L$3];[.B299];[$HTML.$M$3];[.B299];[$HTML.$N$3];[.B299];[$HTML.$O$3];[.B299];[$HTML.$P$3])" office:value-type="string" office:string-value="&lt;tr id=&quot;table-3-70&quot; data-expansion=&quot;35&quot; data-type=&quot;3&quot; data-color=&quot;50&quot;&gt;&lt;td&gt;3-70&lt;/td&gt;&lt;td&gt;エアロオーラ&lt;/td&gt;&lt;td&gt;紫&lt;/td&gt;&lt;td&gt;マホウ&lt;/td&gt;&lt;td&gt;2&lt;/td&gt;&lt;td&gt;&lt;button type=&quot;button&quot; onclick=&quot;popCardMain('3-70')&quot;&gt;-&lt;/button&gt;&lt;/td&gt;&lt;td id=&quot;table-main-3-70-numCopies&quot;&gt;0&lt;/td&gt;&lt;td&gt;&lt;button type=&quot;button&quot; onclick=&quot;pushCardMain('3-70')&quot;&gt;+&lt;/button&gt;&lt;/td&gt;&lt;td&gt;&lt;button type=&quot;button&quot; onclick=&quot;popCardSide('3-70')&quot;&gt;-&lt;/button&gt;&lt;/td&gt;&lt;td id=&quot;table-side-3-70-numCopies&quot;&gt;0&lt;/td&gt;&lt;td&gt;&lt;button type=&quot;button&quot; onclick=&quot;pushCardSide('3-70')&quot;&gt;+&lt;/button&gt;&lt;/td&gt;&lt;/tr&gt;" calcext:value-type="string">
            <text:p>&lt;tr id="table-3-70" data-expansion="35" data-type="3" data-color="50"&gt;&lt;td&gt;3-70&lt;/td&gt;&lt;td&gt;エアロオーラ&lt;/td&gt;&lt;td&gt;紫&lt;/td&gt;&lt;td&gt;マホウ&lt;/td&gt;&lt;td&gt;2&lt;/td&gt;&lt;td&gt;&lt;button type="button" onclick="popCardMain('3-70')"&gt;-&lt;/button&gt;&lt;/td&gt;&lt;td id="table-main-3-70-numCopies"&gt;0&lt;/td&gt;&lt;td&gt;&lt;button type="button" onclick="pushCardMain('3-70')"&gt;+&lt;/button&gt;&lt;/td&gt;&lt;td&gt;&lt;button type="button" onclick="popCardSide('3-70')"&gt;-&lt;/button&gt;&lt;/td&gt;&lt;td id="table-side-3-70-numCopies"&gt;0&lt;/td&gt;&lt;td&gt;&lt;button type="button" onclick="pushCardSide('3-70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M300];[$HTML.$C$1];[.$B300];[$HTML.$D$1];[.$B300];[$HTML.$E$1];[.$B300];[$HTML.$F$1];[.$B300];[$HTML.$G$1])" office:value-type="string" office:string-value="&lt;div class=&quot;card&quot; id=&quot;main-3-71&quot;&gt;&lt;img width=&quot;115&quot; heidht=&quot;160&quot; src=&quot;https://one-draw.jp/ijinden/cardlist/003/card/03_071.png&quot; /&gt;&lt;div class=&quot;numCopies&quot; id=&quot;main-3-71-numCopies&quot;&gt;0&lt;/div&gt;&lt;button type=&quot;button&quot; class=&quot;pop&quot; onclick=&quot;popCardMain('3-71');&quot;&gt;-&lt;/button&gt;&lt;button type=&quot;button&quot; class=&quot;push&quot; onclick=&quot;pushCardMain('3-71');&quot;&gt;+&lt;/button&gt;&lt;button type=&quot;button&quot; class=&quot;drop&quot; onclick=&quot;dropCardMain('3-71');&quot;&gt;↓&lt;/button&gt;&lt;/div&gt;" calcext:value-type="string">
            <text:p>&lt;div class="card" id="main-3-71"&gt;&lt;img width="115" heidht="160" src="https://one-draw.jp/ijinden/cardlist/003/card/03_071.png" /&gt;&lt;div class="numCopies" id="main-3-71-numCopies"&gt;0&lt;/div&gt;&lt;button type="button" class="pop" onclick="popCardMain('3-71');"&gt;-&lt;/button&gt;&lt;button type="button" class="push" onclick="pushCardMain('3-71');"&gt;+&lt;/button&gt;&lt;button type="button" class="drop" onclick="dropCardMain('3-71');"&gt;↓&lt;/button&gt;&lt;/div&gt;</text:p>
          </table:table-cell>
          <table:table-cell table:formula="of:=CONCATENATE([$HTML.$A$2];[.$B300];[$HTML.$B$2];[.$M300];[$HTML.$C$2];[.$B300];[$HTML.$D$2];[.$B300];[$HTML.$E$2];[.$B300];[$HTML.$F$2];[.$B300];[$HTML.$G$2])" office:value-type="string" office:string-value="&lt;div class=&quot;card&quot; id=&quot;side-3-71&quot;&gt;&lt;img width=&quot;115&quot; heidht=&quot;160&quot; src=&quot;https://one-draw.jp/ijinden/cardlist/003/card/03_071.png&quot; /&gt;&lt;div class=&quot;numCopies&quot; id=&quot;side-3-71-numCopies&quot;&gt;0&lt;/div&gt;&lt;button type=&quot;button&quot; class=&quot;pop&quot; onclick=&quot;popCardSide('3-71');&quot;&gt;-&lt;/button&gt;&lt;button type=&quot;button&quot; class=&quot;push&quot; onclick=&quot;pushCardSide('3-71');&quot;&gt;+&lt;/button&gt;&lt;button type=&quot;button&quot; class=&quot;raise&quot; onclick=&quot;raiseCardSide('3-71');&quot;&gt;↑&lt;/button&gt;&lt;/div&gt;" calcext:value-type="string">
            <text:p>&lt;div class="card" id="side-3-71"&gt;&lt;img width="115" heidht="160" src="https://one-draw.jp/ijinden/cardlist/003/card/03_071.png" /&gt;&lt;div class="numCopies" id="side-3-71-numCopies"&gt;0&lt;/div&gt;&lt;button type="button" class="pop" onclick="popCardSide('3-71');"&gt;-&lt;/button&gt;&lt;button type="button" class="push" onclick="pushCardSide('3-71');"&gt;+&lt;/button&gt;&lt;button type="button" class="raise" onclick="raiseCardSide('3-71');"&gt;↑&lt;/button&gt;&lt;/div&gt;</text:p>
          </table:table-cell>
          <table:table-cell table:formula="of:=CONCATENATE([$HTML.$A$3];[.B300];[$HTML.$B$3];[.F300];[$HTML.$C$3];[.H300];[$HTML.$D$3];[.J300];[$HTML.$E$3];[.B300];[$HTML.$F$3];[.D300];[$HTML.$G$3];[.I300];[$HTML.$H$3];[.G300];[$HTML.$I$3];[.K300];[$HTML.$J$3];[.B300];[$HTML.$K$3];[.B300];[$HTML.$L$3];[.B300];[$HTML.$M$3];[.B300];[$HTML.$N$3];[.B300];[$HTML.$O$3];[.B300];[$HTML.$P$3])" office:value-type="string" office:string-value="&lt;tr id=&quot;table-3-71&quot; data-expansion=&quot;35&quot; data-type=&quot;4&quot; data-color=&quot;10&quot;&gt;&lt;td&gt;3-71&lt;/td&gt;&lt;td&gt;喜びの種&lt;/td&gt;&lt;td&gt;赤&lt;/td&gt;&lt;td&gt;マリョク&lt;/td&gt;&lt;td&gt;1&lt;/td&gt;&lt;td&gt;&lt;button type=&quot;button&quot; onclick=&quot;popCardMain('3-71')&quot;&gt;-&lt;/button&gt;&lt;/td&gt;&lt;td id=&quot;table-main-3-71-numCopies&quot;&gt;0&lt;/td&gt;&lt;td&gt;&lt;button type=&quot;button&quot; onclick=&quot;pushCardMain('3-71')&quot;&gt;+&lt;/button&gt;&lt;/td&gt;&lt;td&gt;&lt;button type=&quot;button&quot; onclick=&quot;popCardSide('3-71')&quot;&gt;-&lt;/button&gt;&lt;/td&gt;&lt;td id=&quot;table-side-3-71-numCopies&quot;&gt;0&lt;/td&gt;&lt;td&gt;&lt;button type=&quot;button&quot; onclick=&quot;pushCardSide('3-71')&quot;&gt;+&lt;/button&gt;&lt;/td&gt;&lt;/tr&gt;" calcext:value-type="string">
            <text:p>&lt;tr id="table-3-71" data-expansion="35" data-type="4" data-color="10"&gt;&lt;td&gt;3-71&lt;/td&gt;&lt;td&gt;喜びの種&lt;/td&gt;&lt;td&gt;赤&lt;/td&gt;&lt;td&gt;マリョク&lt;/td&gt;&lt;td&gt;1&lt;/td&gt;&lt;td&gt;&lt;button type="button" onclick="popCardMain('3-71')"&gt;-&lt;/button&gt;&lt;/td&gt;&lt;td id="table-main-3-71-numCopies"&gt;0&lt;/td&gt;&lt;td&gt;&lt;button type="button" onclick="pushCardMain('3-71')"&gt;+&lt;/button&gt;&lt;/td&gt;&lt;td&gt;&lt;button type="button" onclick="popCardSide('3-71')"&gt;-&lt;/button&gt;&lt;/td&gt;&lt;td id="table-side-3-71-numCopies"&gt;0&lt;/td&gt;&lt;td&gt;&lt;button type="button" onclick="pushCardSide('3-71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M301];[$HTML.$C$1];[.$B301];[$HTML.$D$1];[.$B301];[$HTML.$E$1];[.$B301];[$HTML.$F$1];[.$B301];[$HTML.$G$1])" office:value-type="string" office:string-value="&lt;div class=&quot;card&quot; id=&quot;main-3-72&quot;&gt;&lt;img width=&quot;115&quot; heidht=&quot;160&quot; src=&quot;https://one-draw.jp/ijinden/cardlist/003/card/03_072.png&quot; /&gt;&lt;div class=&quot;numCopies&quot; id=&quot;main-3-72-numCopies&quot;&gt;0&lt;/div&gt;&lt;button type=&quot;button&quot; class=&quot;pop&quot; onclick=&quot;popCardMain('3-72');&quot;&gt;-&lt;/button&gt;&lt;button type=&quot;button&quot; class=&quot;push&quot; onclick=&quot;pushCardMain('3-72');&quot;&gt;+&lt;/button&gt;&lt;button type=&quot;button&quot; class=&quot;drop&quot; onclick=&quot;dropCardMain('3-72');&quot;&gt;↓&lt;/button&gt;&lt;/div&gt;" calcext:value-type="string">
            <text:p>&lt;div class="card" id="main-3-72"&gt;&lt;img width="115" heidht="160" src="https://one-draw.jp/ijinden/cardlist/003/card/03_072.png" /&gt;&lt;div class="numCopies" id="main-3-72-numCopies"&gt;0&lt;/div&gt;&lt;button type="button" class="pop" onclick="popCardMain('3-72');"&gt;-&lt;/button&gt;&lt;button type="button" class="push" onclick="pushCardMain('3-72');"&gt;+&lt;/button&gt;&lt;button type="button" class="drop" onclick="dropCardMain('3-72');"&gt;↓&lt;/button&gt;&lt;/div&gt;</text:p>
          </table:table-cell>
          <table:table-cell table:formula="of:=CONCATENATE([$HTML.$A$2];[.$B301];[$HTML.$B$2];[.$M301];[$HTML.$C$2];[.$B301];[$HTML.$D$2];[.$B301];[$HTML.$E$2];[.$B301];[$HTML.$F$2];[.$B301];[$HTML.$G$2])" office:value-type="string" office:string-value="&lt;div class=&quot;card&quot; id=&quot;side-3-72&quot;&gt;&lt;img width=&quot;115&quot; heidht=&quot;160&quot; src=&quot;https://one-draw.jp/ijinden/cardlist/003/card/03_072.png&quot; /&gt;&lt;div class=&quot;numCopies&quot; id=&quot;side-3-72-numCopies&quot;&gt;0&lt;/div&gt;&lt;button type=&quot;button&quot; class=&quot;pop&quot; onclick=&quot;popCardSide('3-72');&quot;&gt;-&lt;/button&gt;&lt;button type=&quot;button&quot; class=&quot;push&quot; onclick=&quot;pushCardSide('3-72');&quot;&gt;+&lt;/button&gt;&lt;button type=&quot;button&quot; class=&quot;raise&quot; onclick=&quot;raiseCardSide('3-72');&quot;&gt;↑&lt;/button&gt;&lt;/div&gt;" calcext:value-type="string">
            <text:p>&lt;div class="card" id="side-3-72"&gt;&lt;img width="115" heidht="160" src="https://one-draw.jp/ijinden/cardlist/003/card/03_072.png" /&gt;&lt;div class="numCopies" id="side-3-72-numCopies"&gt;0&lt;/div&gt;&lt;button type="button" class="pop" onclick="popCardSide('3-72');"&gt;-&lt;/button&gt;&lt;button type="button" class="push" onclick="pushCardSide('3-72');"&gt;+&lt;/button&gt;&lt;button type="button" class="raise" onclick="raiseCardSide('3-72');"&gt;↑&lt;/button&gt;&lt;/div&gt;</text:p>
          </table:table-cell>
          <table:table-cell table:formula="of:=CONCATENATE([$HTML.$A$3];[.B301];[$HTML.$B$3];[.F301];[$HTML.$C$3];[.H301];[$HTML.$D$3];[.J301];[$HTML.$E$3];[.B301];[$HTML.$F$3];[.D301];[$HTML.$G$3];[.I301];[$HTML.$H$3];[.G301];[$HTML.$I$3];[.K301];[$HTML.$J$3];[.B301];[$HTML.$K$3];[.B301];[$HTML.$L$3];[.B301];[$HTML.$M$3];[.B301];[$HTML.$N$3];[.B301];[$HTML.$O$3];[.B301];[$HTML.$P$3])" office:value-type="string" office:string-value="&lt;tr id=&quot;table-3-72&quot; data-expansion=&quot;35&quot; data-type=&quot;4&quot; data-color=&quot;20&quot;&gt;&lt;td&gt;3-72&lt;/td&gt;&lt;td&gt;怖れの種&lt;/td&gt;&lt;td&gt;青&lt;/td&gt;&lt;td&gt;マリョク&lt;/td&gt;&lt;td&gt;1&lt;/td&gt;&lt;td&gt;&lt;button type=&quot;button&quot; onclick=&quot;popCardMain('3-72')&quot;&gt;-&lt;/button&gt;&lt;/td&gt;&lt;td id=&quot;table-main-3-72-numCopies&quot;&gt;0&lt;/td&gt;&lt;td&gt;&lt;button type=&quot;button&quot; onclick=&quot;pushCardMain('3-72')&quot;&gt;+&lt;/button&gt;&lt;/td&gt;&lt;td&gt;&lt;button type=&quot;button&quot; onclick=&quot;popCardSide('3-72')&quot;&gt;-&lt;/button&gt;&lt;/td&gt;&lt;td id=&quot;table-side-3-72-numCopies&quot;&gt;0&lt;/td&gt;&lt;td&gt;&lt;button type=&quot;button&quot; onclick=&quot;pushCardSide('3-72')&quot;&gt;+&lt;/button&gt;&lt;/td&gt;&lt;/tr&gt;" calcext:value-type="string">
            <text:p>&lt;tr id="table-3-72" data-expansion="35" data-type="4" data-color="20"&gt;&lt;td&gt;3-72&lt;/td&gt;&lt;td&gt;怖れの種&lt;/td&gt;&lt;td&gt;青&lt;/td&gt;&lt;td&gt;マリョク&lt;/td&gt;&lt;td&gt;1&lt;/td&gt;&lt;td&gt;&lt;button type="button" onclick="popCardMain('3-72')"&gt;-&lt;/button&gt;&lt;/td&gt;&lt;td id="table-main-3-72-numCopies"&gt;0&lt;/td&gt;&lt;td&gt;&lt;button type="button" onclick="pushCardMain('3-72')"&gt;+&lt;/button&gt;&lt;/td&gt;&lt;td&gt;&lt;button type="button" onclick="popCardSide('3-72')"&gt;-&lt;/button&gt;&lt;/td&gt;&lt;td id="table-side-3-72-numCopies"&gt;0&lt;/td&gt;&lt;td&gt;&lt;button type="button" onclick="pushCardSide('3-72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M302];[$HTML.$C$1];[.$B302];[$HTML.$D$1];[.$B302];[$HTML.$E$1];[.$B302];[$HTML.$F$1];[.$B302];[$HTML.$G$1])" office:value-type="string" office:string-value="&lt;div class=&quot;card&quot; id=&quot;main-3-73&quot;&gt;&lt;img width=&quot;115&quot; heidht=&quot;160&quot; src=&quot;https://one-draw.jp/ijinden/cardlist/003/card/03_073.png&quot; /&gt;&lt;div class=&quot;numCopies&quot; id=&quot;main-3-73-numCopies&quot;&gt;0&lt;/div&gt;&lt;button type=&quot;button&quot; class=&quot;pop&quot; onclick=&quot;popCardMain('3-73');&quot;&gt;-&lt;/button&gt;&lt;button type=&quot;button&quot; class=&quot;push&quot; onclick=&quot;pushCardMain('3-73');&quot;&gt;+&lt;/button&gt;&lt;button type=&quot;button&quot; class=&quot;drop&quot; onclick=&quot;dropCardMain('3-73');&quot;&gt;↓&lt;/button&gt;&lt;/div&gt;" calcext:value-type="string">
            <text:p>&lt;div class="card" id="main-3-73"&gt;&lt;img width="115" heidht="160" src="https://one-draw.jp/ijinden/cardlist/003/card/03_073.png" /&gt;&lt;div class="numCopies" id="main-3-73-numCopies"&gt;0&lt;/div&gt;&lt;button type="button" class="pop" onclick="popCardMain('3-73');"&gt;-&lt;/button&gt;&lt;button type="button" class="push" onclick="pushCardMain('3-73');"&gt;+&lt;/button&gt;&lt;button type="button" class="drop" onclick="dropCardMain('3-73');"&gt;↓&lt;/button&gt;&lt;/div&gt;</text:p>
          </table:table-cell>
          <table:table-cell table:formula="of:=CONCATENATE([$HTML.$A$2];[.$B302];[$HTML.$B$2];[.$M302];[$HTML.$C$2];[.$B302];[$HTML.$D$2];[.$B302];[$HTML.$E$2];[.$B302];[$HTML.$F$2];[.$B302];[$HTML.$G$2])" office:value-type="string" office:string-value="&lt;div class=&quot;card&quot; id=&quot;side-3-73&quot;&gt;&lt;img width=&quot;115&quot; heidht=&quot;160&quot; src=&quot;https://one-draw.jp/ijinden/cardlist/003/card/03_073.png&quot; /&gt;&lt;div class=&quot;numCopies&quot; id=&quot;side-3-73-numCopies&quot;&gt;0&lt;/div&gt;&lt;button type=&quot;button&quot; class=&quot;pop&quot; onclick=&quot;popCardSide('3-73');&quot;&gt;-&lt;/button&gt;&lt;button type=&quot;button&quot; class=&quot;push&quot; onclick=&quot;pushCardSide('3-73');&quot;&gt;+&lt;/button&gt;&lt;button type=&quot;button&quot; class=&quot;raise&quot; onclick=&quot;raiseCardSide('3-73');&quot;&gt;↑&lt;/button&gt;&lt;/div&gt;" calcext:value-type="string">
            <text:p>&lt;div class="card" id="side-3-73"&gt;&lt;img width="115" heidht="160" src="https://one-draw.jp/ijinden/cardlist/003/card/03_073.png" /&gt;&lt;div class="numCopies" id="side-3-73-numCopies"&gt;0&lt;/div&gt;&lt;button type="button" class="pop" onclick="popCardSide('3-73');"&gt;-&lt;/button&gt;&lt;button type="button" class="push" onclick="pushCardSide('3-73');"&gt;+&lt;/button&gt;&lt;button type="button" class="raise" onclick="raiseCardSide('3-73');"&gt;↑&lt;/button&gt;&lt;/div&gt;</text:p>
          </table:table-cell>
          <table:table-cell table:formula="of:=CONCATENATE([$HTML.$A$3];[.B302];[$HTML.$B$3];[.F302];[$HTML.$C$3];[.H302];[$HTML.$D$3];[.J302];[$HTML.$E$3];[.B302];[$HTML.$F$3];[.D302];[$HTML.$G$3];[.I302];[$HTML.$H$3];[.G302];[$HTML.$I$3];[.K302];[$HTML.$J$3];[.B302];[$HTML.$K$3];[.B302];[$HTML.$L$3];[.B302];[$HTML.$M$3];[.B302];[$HTML.$N$3];[.B302];[$HTML.$O$3];[.B302];[$HTML.$P$3])" office:value-type="string" office:string-value="&lt;tr id=&quot;table-3-73&quot; data-expansion=&quot;35&quot; data-type=&quot;4&quot; data-color=&quot;30&quot;&gt;&lt;td&gt;3-73&lt;/td&gt;&lt;td&gt;怒りの種&lt;/td&gt;&lt;td&gt;緑&lt;/td&gt;&lt;td&gt;マリョク&lt;/td&gt;&lt;td&gt;1&lt;/td&gt;&lt;td&gt;&lt;button type=&quot;button&quot; onclick=&quot;popCardMain('3-73')&quot;&gt;-&lt;/button&gt;&lt;/td&gt;&lt;td id=&quot;table-main-3-73-numCopies&quot;&gt;0&lt;/td&gt;&lt;td&gt;&lt;button type=&quot;button&quot; onclick=&quot;pushCardMain('3-73')&quot;&gt;+&lt;/button&gt;&lt;/td&gt;&lt;td&gt;&lt;button type=&quot;button&quot; onclick=&quot;popCardSide('3-73')&quot;&gt;-&lt;/button&gt;&lt;/td&gt;&lt;td id=&quot;table-side-3-73-numCopies&quot;&gt;0&lt;/td&gt;&lt;td&gt;&lt;button type=&quot;button&quot; onclick=&quot;pushCardSide('3-73')&quot;&gt;+&lt;/button&gt;&lt;/td&gt;&lt;/tr&gt;" calcext:value-type="string">
            <text:p>&lt;tr id="table-3-73" data-expansion="35" data-type="4" data-color="30"&gt;&lt;td&gt;3-73&lt;/td&gt;&lt;td&gt;怒りの種&lt;/td&gt;&lt;td&gt;緑&lt;/td&gt;&lt;td&gt;マリョク&lt;/td&gt;&lt;td&gt;1&lt;/td&gt;&lt;td&gt;&lt;button type="button" onclick="popCardMain('3-73')"&gt;-&lt;/button&gt;&lt;/td&gt;&lt;td id="table-main-3-73-numCopies"&gt;0&lt;/td&gt;&lt;td&gt;&lt;button type="button" onclick="pushCardMain('3-73')"&gt;+&lt;/button&gt;&lt;/td&gt;&lt;td&gt;&lt;button type="button" onclick="popCardSide('3-73')"&gt;-&lt;/button&gt;&lt;/td&gt;&lt;td id="table-side-3-73-numCopies"&gt;0&lt;/td&gt;&lt;td&gt;&lt;button type="button" onclick="pushCardSide('3-73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M303];[$HTML.$C$1];[.$B303];[$HTML.$D$1];[.$B303];[$HTML.$E$1];[.$B303];[$HTML.$F$1];[.$B303];[$HTML.$G$1])" office:value-type="string" office:string-value="&lt;div class=&quot;card&quot; id=&quot;main-3-74&quot;&gt;&lt;img width=&quot;115&quot; heidht=&quot;160&quot; src=&quot;https://one-draw.jp/ijinden/cardlist/003/card/03_074.png&quot; /&gt;&lt;div class=&quot;numCopies&quot; id=&quot;main-3-74-numCopies&quot;&gt;0&lt;/div&gt;&lt;button type=&quot;button&quot; class=&quot;pop&quot; onclick=&quot;popCardMain('3-74');&quot;&gt;-&lt;/button&gt;&lt;button type=&quot;button&quot; class=&quot;push&quot; onclick=&quot;pushCardMain('3-74');&quot;&gt;+&lt;/button&gt;&lt;button type=&quot;button&quot; class=&quot;drop&quot; onclick=&quot;dropCardMain('3-74');&quot;&gt;↓&lt;/button&gt;&lt;/div&gt;" calcext:value-type="string">
            <text:p>&lt;div class="card" id="main-3-74"&gt;&lt;img width="115" heidht="160" src="https://one-draw.jp/ijinden/cardlist/003/card/03_074.png" /&gt;&lt;div class="numCopies" id="main-3-74-numCopies"&gt;0&lt;/div&gt;&lt;button type="button" class="pop" onclick="popCardMain('3-74');"&gt;-&lt;/button&gt;&lt;button type="button" class="push" onclick="pushCardMain('3-74');"&gt;+&lt;/button&gt;&lt;button type="button" class="drop" onclick="dropCardMain('3-74');"&gt;↓&lt;/button&gt;&lt;/div&gt;</text:p>
          </table:table-cell>
          <table:table-cell table:formula="of:=CONCATENATE([$HTML.$A$2];[.$B303];[$HTML.$B$2];[.$M303];[$HTML.$C$2];[.$B303];[$HTML.$D$2];[.$B303];[$HTML.$E$2];[.$B303];[$HTML.$F$2];[.$B303];[$HTML.$G$2])" office:value-type="string" office:string-value="&lt;div class=&quot;card&quot; id=&quot;side-3-74&quot;&gt;&lt;img width=&quot;115&quot; heidht=&quot;160&quot; src=&quot;https://one-draw.jp/ijinden/cardlist/003/card/03_074.png&quot; /&gt;&lt;div class=&quot;numCopies&quot; id=&quot;side-3-74-numCopies&quot;&gt;0&lt;/div&gt;&lt;button type=&quot;button&quot; class=&quot;pop&quot; onclick=&quot;popCardSide('3-74');&quot;&gt;-&lt;/button&gt;&lt;button type=&quot;button&quot; class=&quot;push&quot; onclick=&quot;pushCardSide('3-74');&quot;&gt;+&lt;/button&gt;&lt;button type=&quot;button&quot; class=&quot;raise&quot; onclick=&quot;raiseCardSide('3-74');&quot;&gt;↑&lt;/button&gt;&lt;/div&gt;" calcext:value-type="string">
            <text:p>&lt;div class="card" id="side-3-74"&gt;&lt;img width="115" heidht="160" src="https://one-draw.jp/ijinden/cardlist/003/card/03_074.png" /&gt;&lt;div class="numCopies" id="side-3-74-numCopies"&gt;0&lt;/div&gt;&lt;button type="button" class="pop" onclick="popCardSide('3-74');"&gt;-&lt;/button&gt;&lt;button type="button" class="push" onclick="pushCardSide('3-74');"&gt;+&lt;/button&gt;&lt;button type="button" class="raise" onclick="raiseCardSide('3-74');"&gt;↑&lt;/button&gt;&lt;/div&gt;</text:p>
          </table:table-cell>
          <table:table-cell table:formula="of:=CONCATENATE([$HTML.$A$3];[.B303];[$HTML.$B$3];[.F303];[$HTML.$C$3];[.H303];[$HTML.$D$3];[.J303];[$HTML.$E$3];[.B303];[$HTML.$F$3];[.D303];[$HTML.$G$3];[.I303];[$HTML.$H$3];[.G303];[$HTML.$I$3];[.K303];[$HTML.$J$3];[.B303];[$HTML.$K$3];[.B303];[$HTML.$L$3];[.B303];[$HTML.$M$3];[.B303];[$HTML.$N$3];[.B303];[$HTML.$O$3];[.B303];[$HTML.$P$3])" office:value-type="string" office:string-value="&lt;tr id=&quot;table-3-74&quot; data-expansion=&quot;35&quot; data-type=&quot;4&quot; data-color=&quot;40&quot;&gt;&lt;td&gt;3-74&lt;/td&gt;&lt;td&gt;苦しみの種&lt;/td&gt;&lt;td&gt;黄&lt;/td&gt;&lt;td&gt;マリョク&lt;/td&gt;&lt;td&gt;1&lt;/td&gt;&lt;td&gt;&lt;button type=&quot;button&quot; onclick=&quot;popCardMain('3-74')&quot;&gt;-&lt;/button&gt;&lt;/td&gt;&lt;td id=&quot;table-main-3-74-numCopies&quot;&gt;0&lt;/td&gt;&lt;td&gt;&lt;button type=&quot;button&quot; onclick=&quot;pushCardMain('3-74')&quot;&gt;+&lt;/button&gt;&lt;/td&gt;&lt;td&gt;&lt;button type=&quot;button&quot; onclick=&quot;popCardSide('3-74')&quot;&gt;-&lt;/button&gt;&lt;/td&gt;&lt;td id=&quot;table-side-3-74-numCopies&quot;&gt;0&lt;/td&gt;&lt;td&gt;&lt;button type=&quot;button&quot; onclick=&quot;pushCardSide('3-74')&quot;&gt;+&lt;/button&gt;&lt;/td&gt;&lt;/tr&gt;" calcext:value-type="string">
            <text:p>&lt;tr id="table-3-74" data-expansion="35" data-type="4" data-color="40"&gt;&lt;td&gt;3-74&lt;/td&gt;&lt;td&gt;苦しみの種&lt;/td&gt;&lt;td&gt;黄&lt;/td&gt;&lt;td&gt;マリョク&lt;/td&gt;&lt;td&gt;1&lt;/td&gt;&lt;td&gt;&lt;button type="button" onclick="popCardMain('3-74')"&gt;-&lt;/button&gt;&lt;/td&gt;&lt;td id="table-main-3-74-numCopies"&gt;0&lt;/td&gt;&lt;td&gt;&lt;button type="button" onclick="pushCardMain('3-74')"&gt;+&lt;/button&gt;&lt;/td&gt;&lt;td&gt;&lt;button type="button" onclick="popCardSide('3-74')"&gt;-&lt;/button&gt;&lt;/td&gt;&lt;td id="table-side-3-74-numCopies"&gt;0&lt;/td&gt;&lt;td&gt;&lt;button type="button" onclick="pushCardSide('3-74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M304];[$HTML.$C$1];[.$B304];[$HTML.$D$1];[.$B304];[$HTML.$E$1];[.$B304];[$HTML.$F$1];[.$B304];[$HTML.$G$1])" office:value-type="string" office:string-value="&lt;div class=&quot;card&quot; id=&quot;main-3-75&quot;&gt;&lt;img width=&quot;115&quot; heidht=&quot;160&quot; src=&quot;https://one-draw.jp/ijinden/cardlist/003/card/03_075.png&quot; /&gt;&lt;div class=&quot;numCopies&quot; id=&quot;main-3-75-numCopies&quot;&gt;0&lt;/div&gt;&lt;button type=&quot;button&quot; class=&quot;pop&quot; onclick=&quot;popCardMain('3-75');&quot;&gt;-&lt;/button&gt;&lt;button type=&quot;button&quot; class=&quot;push&quot; onclick=&quot;pushCardMain('3-75');&quot;&gt;+&lt;/button&gt;&lt;button type=&quot;button&quot; class=&quot;drop&quot; onclick=&quot;dropCardMain('3-75');&quot;&gt;↓&lt;/button&gt;&lt;/div&gt;" calcext:value-type="string">
            <text:p>&lt;div class="card" id="main-3-75"&gt;&lt;img width="115" heidht="160" src="https://one-draw.jp/ijinden/cardlist/003/card/03_075.png" /&gt;&lt;div class="numCopies" id="main-3-75-numCopies"&gt;0&lt;/div&gt;&lt;button type="button" class="pop" onclick="popCardMain('3-75');"&gt;-&lt;/button&gt;&lt;button type="button" class="push" onclick="pushCardMain('3-75');"&gt;+&lt;/button&gt;&lt;button type="button" class="drop" onclick="dropCardMain('3-75');"&gt;↓&lt;/button&gt;&lt;/div&gt;</text:p>
          </table:table-cell>
          <table:table-cell table:formula="of:=CONCATENATE([$HTML.$A$2];[.$B304];[$HTML.$B$2];[.$M304];[$HTML.$C$2];[.$B304];[$HTML.$D$2];[.$B304];[$HTML.$E$2];[.$B304];[$HTML.$F$2];[.$B304];[$HTML.$G$2])" office:value-type="string" office:string-value="&lt;div class=&quot;card&quot; id=&quot;side-3-75&quot;&gt;&lt;img width=&quot;115&quot; heidht=&quot;160&quot; src=&quot;https://one-draw.jp/ijinden/cardlist/003/card/03_075.png&quot; /&gt;&lt;div class=&quot;numCopies&quot; id=&quot;side-3-75-numCopies&quot;&gt;0&lt;/div&gt;&lt;button type=&quot;button&quot; class=&quot;pop&quot; onclick=&quot;popCardSide('3-75');&quot;&gt;-&lt;/button&gt;&lt;button type=&quot;button&quot; class=&quot;push&quot; onclick=&quot;pushCardSide('3-75');&quot;&gt;+&lt;/button&gt;&lt;button type=&quot;button&quot; class=&quot;raise&quot; onclick=&quot;raiseCardSide('3-75');&quot;&gt;↑&lt;/button&gt;&lt;/div&gt;" calcext:value-type="string">
            <text:p>&lt;div class="card" id="side-3-75"&gt;&lt;img width="115" heidht="160" src="https://one-draw.jp/ijinden/cardlist/003/card/03_075.png" /&gt;&lt;div class="numCopies" id="side-3-75-numCopies"&gt;0&lt;/div&gt;&lt;button type="button" class="pop" onclick="popCardSide('3-75');"&gt;-&lt;/button&gt;&lt;button type="button" class="push" onclick="pushCardSide('3-75');"&gt;+&lt;/button&gt;&lt;button type="button" class="raise" onclick="raiseCardSide('3-75');"&gt;↑&lt;/button&gt;&lt;/div&gt;</text:p>
          </table:table-cell>
          <table:table-cell table:formula="of:=CONCATENATE([$HTML.$A$3];[.B304];[$HTML.$B$3];[.F304];[$HTML.$C$3];[.H304];[$HTML.$D$3];[.J304];[$HTML.$E$3];[.B304];[$HTML.$F$3];[.D304];[$HTML.$G$3];[.I304];[$HTML.$H$3];[.G304];[$HTML.$I$3];[.K304];[$HTML.$J$3];[.B304];[$HTML.$K$3];[.B304];[$HTML.$L$3];[.B304];[$HTML.$M$3];[.B304];[$HTML.$N$3];[.B304];[$HTML.$O$3];[.B304];[$HTML.$P$3])" office:value-type="string" office:string-value="&lt;tr id=&quot;table-3-75&quot; data-expansion=&quot;35&quot; data-type=&quot;4&quot; data-color=&quot;50&quot;&gt;&lt;td&gt;3-75&lt;/td&gt;&lt;td&gt;悲しみの種&lt;/td&gt;&lt;td&gt;紫&lt;/td&gt;&lt;td&gt;マリョク&lt;/td&gt;&lt;td&gt;1&lt;/td&gt;&lt;td&gt;&lt;button type=&quot;button&quot; onclick=&quot;popCardMain('3-75')&quot;&gt;-&lt;/button&gt;&lt;/td&gt;&lt;td id=&quot;table-main-3-75-numCopies&quot;&gt;0&lt;/td&gt;&lt;td&gt;&lt;button type=&quot;button&quot; onclick=&quot;pushCardMain('3-75')&quot;&gt;+&lt;/button&gt;&lt;/td&gt;&lt;td&gt;&lt;button type=&quot;button&quot; onclick=&quot;popCardSide('3-75')&quot;&gt;-&lt;/button&gt;&lt;/td&gt;&lt;td id=&quot;table-side-3-75-numCopies&quot;&gt;0&lt;/td&gt;&lt;td&gt;&lt;button type=&quot;button&quot; onclick=&quot;pushCardSide('3-75')&quot;&gt;+&lt;/button&gt;&lt;/td&gt;&lt;/tr&gt;" calcext:value-type="string">
            <text:p>&lt;tr id="table-3-75" data-expansion="35" data-type="4" data-color="50"&gt;&lt;td&gt;3-75&lt;/td&gt;&lt;td&gt;悲しみの種&lt;/td&gt;&lt;td&gt;紫&lt;/td&gt;&lt;td&gt;マリョク&lt;/td&gt;&lt;td&gt;1&lt;/td&gt;&lt;td&gt;&lt;button type="button" onclick="popCardMain('3-75')"&gt;-&lt;/button&gt;&lt;/td&gt;&lt;td id="table-main-3-75-numCopies"&gt;0&lt;/td&gt;&lt;td&gt;&lt;button type="button" onclick="pushCardMain('3-75')"&gt;+&lt;/button&gt;&lt;/td&gt;&lt;td&gt;&lt;button type="button" onclick="popCardSide('3-75')"&gt;-&lt;/button&gt;&lt;/td&gt;&lt;td id="table-side-3-75-numCopies"&gt;0&lt;/td&gt;&lt;td&gt;&lt;button type="button" onclick="pushCardSide('3-75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M305];[$HTML.$C$1];[.$B305];[$HTML.$D$1];[.$B305];[$HTML.$E$1];[.$B305];[$HTML.$F$1];[.$B305];[$HTML.$G$1])" office:value-type="string" office:string-value="&lt;div class=&quot;card&quot; id=&quot;main-3-76&quot;&gt;&lt;img width=&quot;115&quot; heidht=&quot;160&quot; src=&quot;https://one-draw.jp/ijinden/cardlist/003/card/03_076.png&quot; /&gt;&lt;div class=&quot;numCopies&quot; id=&quot;main-3-76-numCopies&quot;&gt;0&lt;/div&gt;&lt;button type=&quot;button&quot; class=&quot;pop&quot; onclick=&quot;popCardMain('3-76');&quot;&gt;-&lt;/button&gt;&lt;button type=&quot;button&quot; class=&quot;push&quot; onclick=&quot;pushCardMain('3-76');&quot;&gt;+&lt;/button&gt;&lt;button type=&quot;button&quot; class=&quot;drop&quot; onclick=&quot;dropCardMain('3-76');&quot;&gt;↓&lt;/button&gt;&lt;/div&gt;" calcext:value-type="string">
            <text:p>&lt;div class="card" id="main-3-76"&gt;&lt;img width="115" heidht="160" src="https://one-draw.jp/ijinden/cardlist/003/card/03_076.png" /&gt;&lt;div class="numCopies" id="main-3-76-numCopies"&gt;0&lt;/div&gt;&lt;button type="button" class="pop" onclick="popCardMain('3-76');"&gt;-&lt;/button&gt;&lt;button type="button" class="push" onclick="pushCardMain('3-76');"&gt;+&lt;/button&gt;&lt;button type="button" class="drop" onclick="dropCardMain('3-76');"&gt;↓&lt;/button&gt;&lt;/div&gt;</text:p>
          </table:table-cell>
          <table:table-cell table:formula="of:=CONCATENATE([$HTML.$A$2];[.$B305];[$HTML.$B$2];[.$M305];[$HTML.$C$2];[.$B305];[$HTML.$D$2];[.$B305];[$HTML.$E$2];[.$B305];[$HTML.$F$2];[.$B305];[$HTML.$G$2])" office:value-type="string" office:string-value="&lt;div class=&quot;card&quot; id=&quot;side-3-76&quot;&gt;&lt;img width=&quot;115&quot; heidht=&quot;160&quot; src=&quot;https://one-draw.jp/ijinden/cardlist/003/card/03_076.png&quot; /&gt;&lt;div class=&quot;numCopies&quot; id=&quot;side-3-76-numCopies&quot;&gt;0&lt;/div&gt;&lt;button type=&quot;button&quot; class=&quot;pop&quot; onclick=&quot;popCardSide('3-76');&quot;&gt;-&lt;/button&gt;&lt;button type=&quot;button&quot; class=&quot;push&quot; onclick=&quot;pushCardSide('3-76');&quot;&gt;+&lt;/button&gt;&lt;button type=&quot;button&quot; class=&quot;raise&quot; onclick=&quot;raiseCardSide('3-76');&quot;&gt;↑&lt;/button&gt;&lt;/div&gt;" calcext:value-type="string">
            <text:p>&lt;div class="card" id="side-3-76"&gt;&lt;img width="115" heidht="160" src="https://one-draw.jp/ijinden/cardlist/003/card/03_076.png" /&gt;&lt;div class="numCopies" id="side-3-76-numCopies"&gt;0&lt;/div&gt;&lt;button type="button" class="pop" onclick="popCardSide('3-76');"&gt;-&lt;/button&gt;&lt;button type="button" class="push" onclick="pushCardSide('3-76');"&gt;+&lt;/button&gt;&lt;button type="button" class="raise" onclick="raiseCardSide('3-76');"&gt;↑&lt;/button&gt;&lt;/div&gt;</text:p>
          </table:table-cell>
          <table:table-cell table:formula="of:=CONCATENATE([$HTML.$A$3];[.B305];[$HTML.$B$3];[.F305];[$HTML.$C$3];[.H305];[$HTML.$D$3];[.J305];[$HTML.$E$3];[.B305];[$HTML.$F$3];[.D305];[$HTML.$G$3];[.I305];[$HTML.$H$3];[.G305];[$HTML.$I$3];[.K305];[$HTML.$J$3];[.B305];[$HTML.$K$3];[.B305];[$HTML.$L$3];[.B305];[$HTML.$M$3];[.B305];[$HTML.$N$3];[.B305];[$HTML.$O$3];[.B305];[$HTML.$P$3])" office:value-type="string" office:string-value="&lt;tr id=&quot;table-3-76&quot; data-expansion=&quot;35&quot; data-type=&quot;4&quot; data-color=&quot;50&quot;&gt;&lt;td&gt;3-76&lt;/td&gt;&lt;td&gt;ダンダラ羽織&lt;/td&gt;&lt;td&gt;紫&lt;/td&gt;&lt;td&gt;マリョク&lt;/td&gt;&lt;td&gt;1&lt;/td&gt;&lt;td&gt;&lt;button type=&quot;button&quot; onclick=&quot;popCardMain('3-76')&quot;&gt;-&lt;/button&gt;&lt;/td&gt;&lt;td id=&quot;table-main-3-76-numCopies&quot;&gt;0&lt;/td&gt;&lt;td&gt;&lt;button type=&quot;button&quot; onclick=&quot;pushCardMain('3-76')&quot;&gt;+&lt;/button&gt;&lt;/td&gt;&lt;td&gt;&lt;button type=&quot;button&quot; onclick=&quot;popCardSide('3-76')&quot;&gt;-&lt;/button&gt;&lt;/td&gt;&lt;td id=&quot;table-side-3-76-numCopies&quot;&gt;0&lt;/td&gt;&lt;td&gt;&lt;button type=&quot;button&quot; onclick=&quot;pushCardSide('3-76')&quot;&gt;+&lt;/button&gt;&lt;/td&gt;&lt;/tr&gt;" calcext:value-type="string">
            <text:p>&lt;tr id="table-3-76" data-expansion="35" data-type="4" data-color="50"&gt;&lt;td&gt;3-76&lt;/td&gt;&lt;td&gt;ダンダラ羽織&lt;/td&gt;&lt;td&gt;紫&lt;/td&gt;&lt;td&gt;マリョク&lt;/td&gt;&lt;td&gt;1&lt;/td&gt;&lt;td&gt;&lt;button type="button" onclick="popCardMain('3-76')"&gt;-&lt;/button&gt;&lt;/td&gt;&lt;td id="table-main-3-76-numCopies"&gt;0&lt;/td&gt;&lt;td&gt;&lt;button type="button" onclick="pushCardMain('3-76')"&gt;+&lt;/button&gt;&lt;/td&gt;&lt;td&gt;&lt;button type="button" onclick="popCardSide('3-76')"&gt;-&lt;/button&gt;&lt;/td&gt;&lt;td id="table-side-3-76-numCopies"&gt;0&lt;/td&gt;&lt;td&gt;&lt;button type="button" onclick="pushCardSide('3-76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M306];[$HTML.$C$1];[.$B306];[$HTML.$D$1];[.$B306];[$HTML.$E$1];[.$B306];[$HTML.$F$1];[.$B306];[$HTML.$G$1])" office:value-type="string" office:string-value="&lt;div class=&quot;card&quot; id=&quot;main-3-77&quot;&gt;&lt;img width=&quot;115&quot; heidht=&quot;160&quot; src=&quot;https://one-draw.jp/ijinden/cardlist/003/card/03_077.png&quot; /&gt;&lt;div class=&quot;numCopies&quot; id=&quot;main-3-77-numCopies&quot;&gt;0&lt;/div&gt;&lt;button type=&quot;button&quot; class=&quot;pop&quot; onclick=&quot;popCardMain('3-77');&quot;&gt;-&lt;/button&gt;&lt;button type=&quot;button&quot; class=&quot;push&quot; onclick=&quot;pushCardMain('3-77');&quot;&gt;+&lt;/button&gt;&lt;button type=&quot;button&quot; class=&quot;drop&quot; onclick=&quot;dropCardMain('3-77');&quot;&gt;↓&lt;/button&gt;&lt;/div&gt;" calcext:value-type="string">
            <text:p>&lt;div class="card" id="main-3-77"&gt;&lt;img width="115" heidht="160" src="https://one-draw.jp/ijinden/cardlist/003/card/03_077.png" /&gt;&lt;div class="numCopies" id="main-3-77-numCopies"&gt;0&lt;/div&gt;&lt;button type="button" class="pop" onclick="popCardMain('3-77');"&gt;-&lt;/button&gt;&lt;button type="button" class="push" onclick="pushCardMain('3-77');"&gt;+&lt;/button&gt;&lt;button type="button" class="drop" onclick="dropCardMain('3-77');"&gt;↓&lt;/button&gt;&lt;/div&gt;</text:p>
          </table:table-cell>
          <table:table-cell table:formula="of:=CONCATENATE([$HTML.$A$2];[.$B306];[$HTML.$B$2];[.$M306];[$HTML.$C$2];[.$B306];[$HTML.$D$2];[.$B306];[$HTML.$E$2];[.$B306];[$HTML.$F$2];[.$B306];[$HTML.$G$2])" office:value-type="string" office:string-value="&lt;div class=&quot;card&quot; id=&quot;side-3-77&quot;&gt;&lt;img width=&quot;115&quot; heidht=&quot;160&quot; src=&quot;https://one-draw.jp/ijinden/cardlist/003/card/03_077.png&quot; /&gt;&lt;div class=&quot;numCopies&quot; id=&quot;side-3-77-numCopies&quot;&gt;0&lt;/div&gt;&lt;button type=&quot;button&quot; class=&quot;pop&quot; onclick=&quot;popCardSide('3-77');&quot;&gt;-&lt;/button&gt;&lt;button type=&quot;button&quot; class=&quot;push&quot; onclick=&quot;pushCardSide('3-77');&quot;&gt;+&lt;/button&gt;&lt;button type=&quot;button&quot; class=&quot;raise&quot; onclick=&quot;raiseCardSide('3-77');&quot;&gt;↑&lt;/button&gt;&lt;/div&gt;" calcext:value-type="string">
            <text:p>&lt;div class="card" id="side-3-77"&gt;&lt;img width="115" heidht="160" src="https://one-draw.jp/ijinden/cardlist/003/card/03_077.png" /&gt;&lt;div class="numCopies" id="side-3-77-numCopies"&gt;0&lt;/div&gt;&lt;button type="button" class="pop" onclick="popCardSide('3-77');"&gt;-&lt;/button&gt;&lt;button type="button" class="push" onclick="pushCardSide('3-77');"&gt;+&lt;/button&gt;&lt;button type="button" class="raise" onclick="raiseCardSide('3-77');"&gt;↑&lt;/button&gt;&lt;/div&gt;</text:p>
          </table:table-cell>
          <table:table-cell table:formula="of:=CONCATENATE([$HTML.$A$3];[.B306];[$HTML.$B$3];[.F306];[$HTML.$C$3];[.H306];[$HTML.$D$3];[.J306];[$HTML.$E$3];[.B306];[$HTML.$F$3];[.D306];[$HTML.$G$3];[.I306];[$HTML.$H$3];[.G306];[$HTML.$I$3];[.K306];[$HTML.$J$3];[.B306];[$HTML.$K$3];[.B306];[$HTML.$L$3];[.B306];[$HTML.$M$3];[.B306];[$HTML.$N$3];[.B306];[$HTML.$O$3];[.B306];[$HTML.$P$3])" office:value-type="string" office:string-value="&lt;tr id=&quot;table-3-77&quot; data-expansion=&quot;35&quot; data-type=&quot;4&quot; data-color=&quot;90&quot;&gt;&lt;td&gt;3-77&lt;/td&gt;&lt;td&gt;遁甲盤&lt;/td&gt;&lt;td&gt;無&lt;/td&gt;&lt;td&gt;マリョク&lt;/td&gt;&lt;td&gt;0&lt;/td&gt;&lt;td&gt;&lt;button type=&quot;button&quot; onclick=&quot;popCardMain('3-77')&quot;&gt;-&lt;/button&gt;&lt;/td&gt;&lt;td id=&quot;table-main-3-77-numCopies&quot;&gt;0&lt;/td&gt;&lt;td&gt;&lt;button type=&quot;button&quot; onclick=&quot;pushCardMain('3-77')&quot;&gt;+&lt;/button&gt;&lt;/td&gt;&lt;td&gt;&lt;button type=&quot;button&quot; onclick=&quot;popCardSide('3-77')&quot;&gt;-&lt;/button&gt;&lt;/td&gt;&lt;td id=&quot;table-side-3-77-numCopies&quot;&gt;0&lt;/td&gt;&lt;td&gt;&lt;button type=&quot;button&quot; onclick=&quot;pushCardSide('3-77')&quot;&gt;+&lt;/button&gt;&lt;/td&gt;&lt;/tr&gt;" calcext:value-type="string">
            <text:p>&lt;tr id="table-3-77" data-expansion="35" data-type="4" data-color="90"&gt;&lt;td&gt;3-77&lt;/td&gt;&lt;td&gt;遁甲盤&lt;/td&gt;&lt;td&gt;無&lt;/td&gt;&lt;td&gt;マリョク&lt;/td&gt;&lt;td&gt;0&lt;/td&gt;&lt;td&gt;&lt;button type="button" onclick="popCardMain('3-77')"&gt;-&lt;/button&gt;&lt;/td&gt;&lt;td id="table-main-3-77-numCopies"&gt;0&lt;/td&gt;&lt;td&gt;&lt;button type="button" onclick="pushCardMain('3-77')"&gt;+&lt;/button&gt;&lt;/td&gt;&lt;td&gt;&lt;button type="button" onclick="popCardSide('3-77')"&gt;-&lt;/button&gt;&lt;/td&gt;&lt;td id="table-side-3-77-numCopies"&gt;0&lt;/td&gt;&lt;td&gt;&lt;button type="button" onclick="pushCardSide('3-77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M307];[$HTML.$C$1];[.$B307];[$HTML.$D$1];[.$B307];[$HTML.$E$1];[.$B307];[$HTML.$F$1];[.$B307];[$HTML.$G$1])" office:value-type="string" office:string-value="&lt;div class=&quot;card&quot; id=&quot;main-3-78&quot;&gt;&lt;img width=&quot;115&quot; heidht=&quot;160&quot; src=&quot;https://one-draw.jp/ijinden/cardlist/003/card/03_078.png&quot; /&gt;&lt;div class=&quot;numCopies&quot; id=&quot;main-3-78-numCopies&quot;&gt;0&lt;/div&gt;&lt;button type=&quot;button&quot; class=&quot;pop&quot; onclick=&quot;popCardMain('3-78');&quot;&gt;-&lt;/button&gt;&lt;button type=&quot;button&quot; class=&quot;push&quot; onclick=&quot;pushCardMain('3-78');&quot;&gt;+&lt;/button&gt;&lt;button type=&quot;button&quot; class=&quot;drop&quot; onclick=&quot;dropCardMain('3-78');&quot;&gt;↓&lt;/button&gt;&lt;/div&gt;" calcext:value-type="string">
            <text:p>&lt;div class="card" id="main-3-78"&gt;&lt;img width="115" heidht="160" src="https://one-draw.jp/ijinden/cardlist/003/card/03_078.png" /&gt;&lt;div class="numCopies" id="main-3-78-numCopies"&gt;0&lt;/div&gt;&lt;button type="button" class="pop" onclick="popCardMain('3-78');"&gt;-&lt;/button&gt;&lt;button type="button" class="push" onclick="pushCardMain('3-78');"&gt;+&lt;/button&gt;&lt;button type="button" class="drop" onclick="dropCardMain('3-78');"&gt;↓&lt;/button&gt;&lt;/div&gt;</text:p>
          </table:table-cell>
          <table:table-cell table:formula="of:=CONCATENATE([$HTML.$A$2];[.$B307];[$HTML.$B$2];[.$M307];[$HTML.$C$2];[.$B307];[$HTML.$D$2];[.$B307];[$HTML.$E$2];[.$B307];[$HTML.$F$2];[.$B307];[$HTML.$G$2])" office:value-type="string" office:string-value="&lt;div class=&quot;card&quot; id=&quot;side-3-78&quot;&gt;&lt;img width=&quot;115&quot; heidht=&quot;160&quot; src=&quot;https://one-draw.jp/ijinden/cardlist/003/card/03_078.png&quot; /&gt;&lt;div class=&quot;numCopies&quot; id=&quot;side-3-78-numCopies&quot;&gt;0&lt;/div&gt;&lt;button type=&quot;button&quot; class=&quot;pop&quot; onclick=&quot;popCardSide('3-78');&quot;&gt;-&lt;/button&gt;&lt;button type=&quot;button&quot; class=&quot;push&quot; onclick=&quot;pushCardSide('3-78');&quot;&gt;+&lt;/button&gt;&lt;button type=&quot;button&quot; class=&quot;raise&quot; onclick=&quot;raiseCardSide('3-78');&quot;&gt;↑&lt;/button&gt;&lt;/div&gt;" calcext:value-type="string">
            <text:p>&lt;div class="card" id="side-3-78"&gt;&lt;img width="115" heidht="160" src="https://one-draw.jp/ijinden/cardlist/003/card/03_078.png" /&gt;&lt;div class="numCopies" id="side-3-78-numCopies"&gt;0&lt;/div&gt;&lt;button type="button" class="pop" onclick="popCardSide('3-78');"&gt;-&lt;/button&gt;&lt;button type="button" class="push" onclick="pushCardSide('3-78');"&gt;+&lt;/button&gt;&lt;button type="button" class="raise" onclick="raiseCardSide('3-78');"&gt;↑&lt;/button&gt;&lt;/div&gt;</text:p>
          </table:table-cell>
          <table:table-cell table:formula="of:=CONCATENATE([$HTML.$A$3];[.B307];[$HTML.$B$3];[.F307];[$HTML.$C$3];[.H307];[$HTML.$D$3];[.J307];[$HTML.$E$3];[.B307];[$HTML.$F$3];[.D307];[$HTML.$G$3];[.I307];[$HTML.$H$3];[.G307];[$HTML.$I$3];[.K307];[$HTML.$J$3];[.B307];[$HTML.$K$3];[.B307];[$HTML.$L$3];[.B307];[$HTML.$M$3];[.B307];[$HTML.$N$3];[.B307];[$HTML.$O$3];[.B307];[$HTML.$P$3])" office:value-type="string" office:string-value="&lt;tr id=&quot;table-3-78&quot; data-expansion=&quot;35&quot; data-type=&quot;4&quot; data-color=&quot;90&quot;&gt;&lt;td&gt;3-78&lt;/td&gt;&lt;td&gt;ホムンクルス&lt;/td&gt;&lt;td&gt;無&lt;/td&gt;&lt;td&gt;マリョク&lt;/td&gt;&lt;td&gt;1&lt;/td&gt;&lt;td&gt;&lt;button type=&quot;button&quot; onclick=&quot;popCardMain('3-78')&quot;&gt;-&lt;/button&gt;&lt;/td&gt;&lt;td id=&quot;table-main-3-78-numCopies&quot;&gt;0&lt;/td&gt;&lt;td&gt;&lt;button type=&quot;button&quot; onclick=&quot;pushCardMain('3-78')&quot;&gt;+&lt;/button&gt;&lt;/td&gt;&lt;td&gt;&lt;button type=&quot;button&quot; onclick=&quot;popCardSide('3-78')&quot;&gt;-&lt;/button&gt;&lt;/td&gt;&lt;td id=&quot;table-side-3-78-numCopies&quot;&gt;0&lt;/td&gt;&lt;td&gt;&lt;button type=&quot;button&quot; onclick=&quot;pushCardSide('3-78')&quot;&gt;+&lt;/button&gt;&lt;/td&gt;&lt;/tr&gt;" calcext:value-type="string">
            <text:p>&lt;tr id="table-3-78" data-expansion="35" data-type="4" data-color="90"&gt;&lt;td&gt;3-78&lt;/td&gt;&lt;td&gt;ホムンクルス&lt;/td&gt;&lt;td&gt;無&lt;/td&gt;&lt;td&gt;マリョク&lt;/td&gt;&lt;td&gt;1&lt;/td&gt;&lt;td&gt;&lt;button type="button" onclick="popCardMain('3-78')"&gt;-&lt;/button&gt;&lt;/td&gt;&lt;td id="table-main-3-78-numCopies"&gt;0&lt;/td&gt;&lt;td&gt;&lt;button type="button" onclick="pushCardMain('3-78')"&gt;+&lt;/button&gt;&lt;/td&gt;&lt;td&gt;&lt;button type="button" onclick="popCardSide('3-78')"&gt;-&lt;/button&gt;&lt;/td&gt;&lt;td id="table-side-3-78-numCopies"&gt;0&lt;/td&gt;&lt;td&gt;&lt;button type="button" onclick="pushCardSide('3-78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M308];[$HTML.$C$1];[.$B308];[$HTML.$D$1];[.$B308];[$HTML.$E$1];[.$B308];[$HTML.$F$1];[.$B308];[$HTML.$G$1])" office:value-type="string" office:string-value="&lt;div class=&quot;card&quot; id=&quot;main-3-79&quot;&gt;&lt;img width=&quot;115&quot; heidht=&quot;160&quot; src=&quot;https://one-draw.jp/ijinden/cardlist/003/card/03_079.png&quot; /&gt;&lt;div class=&quot;numCopies&quot; id=&quot;main-3-79-numCopies&quot;&gt;0&lt;/div&gt;&lt;button type=&quot;button&quot; class=&quot;pop&quot; onclick=&quot;popCardMain('3-79');&quot;&gt;-&lt;/button&gt;&lt;button type=&quot;button&quot; class=&quot;push&quot; onclick=&quot;pushCardMain('3-79');&quot;&gt;+&lt;/button&gt;&lt;button type=&quot;button&quot; class=&quot;drop&quot; onclick=&quot;dropCardMain('3-79');&quot;&gt;↓&lt;/button&gt;&lt;/div&gt;" calcext:value-type="string">
            <text:p>&lt;div class="card" id="main-3-79"&gt;&lt;img width="115" heidht="160" src="https://one-draw.jp/ijinden/cardlist/003/card/03_079.png" /&gt;&lt;div class="numCopies" id="main-3-79-numCopies"&gt;0&lt;/div&gt;&lt;button type="button" class="pop" onclick="popCardMain('3-79');"&gt;-&lt;/button&gt;&lt;button type="button" class="push" onclick="pushCardMain('3-79');"&gt;+&lt;/button&gt;&lt;button type="button" class="drop" onclick="dropCardMain('3-79');"&gt;↓&lt;/button&gt;&lt;/div&gt;</text:p>
          </table:table-cell>
          <table:table-cell table:formula="of:=CONCATENATE([$HTML.$A$2];[.$B308];[$HTML.$B$2];[.$M308];[$HTML.$C$2];[.$B308];[$HTML.$D$2];[.$B308];[$HTML.$E$2];[.$B308];[$HTML.$F$2];[.$B308];[$HTML.$G$2])" office:value-type="string" office:string-value="&lt;div class=&quot;card&quot; id=&quot;side-3-79&quot;&gt;&lt;img width=&quot;115&quot; heidht=&quot;160&quot; src=&quot;https://one-draw.jp/ijinden/cardlist/003/card/03_079.png&quot; /&gt;&lt;div class=&quot;numCopies&quot; id=&quot;side-3-79-numCopies&quot;&gt;0&lt;/div&gt;&lt;button type=&quot;button&quot; class=&quot;pop&quot; onclick=&quot;popCardSide('3-79');&quot;&gt;-&lt;/button&gt;&lt;button type=&quot;button&quot; class=&quot;push&quot; onclick=&quot;pushCardSide('3-79');&quot;&gt;+&lt;/button&gt;&lt;button type=&quot;button&quot; class=&quot;raise&quot; onclick=&quot;raiseCardSide('3-79');&quot;&gt;↑&lt;/button&gt;&lt;/div&gt;" calcext:value-type="string">
            <text:p>&lt;div class="card" id="side-3-79"&gt;&lt;img width="115" heidht="160" src="https://one-draw.jp/ijinden/cardlist/003/card/03_079.png" /&gt;&lt;div class="numCopies" id="side-3-79-numCopies"&gt;0&lt;/div&gt;&lt;button type="button" class="pop" onclick="popCardSide('3-79');"&gt;-&lt;/button&gt;&lt;button type="button" class="push" onclick="pushCardSide('3-79');"&gt;+&lt;/button&gt;&lt;button type="button" class="raise" onclick="raiseCardSide('3-79');"&gt;↑&lt;/button&gt;&lt;/div&gt;</text:p>
          </table:table-cell>
          <table:table-cell table:formula="of:=CONCATENATE([$HTML.$A$3];[.B308];[$HTML.$B$3];[.F308];[$HTML.$C$3];[.H308];[$HTML.$D$3];[.J308];[$HTML.$E$3];[.B308];[$HTML.$F$3];[.D308];[$HTML.$G$3];[.I308];[$HTML.$H$3];[.G308];[$HTML.$I$3];[.K308];[$HTML.$J$3];[.B308];[$HTML.$K$3];[.B308];[$HTML.$L$3];[.B308];[$HTML.$M$3];[.B308];[$HTML.$N$3];[.B308];[$HTML.$O$3];[.B308];[$HTML.$P$3])" office:value-type="string" office:string-value="&lt;tr id=&quot;table-3-79&quot; data-expansion=&quot;35&quot; data-type=&quot;4&quot; data-color=&quot;90&quot;&gt;&lt;td&gt;3-79&lt;/td&gt;&lt;td&gt;ストーンマスク&lt;/td&gt;&lt;td&gt;無&lt;/td&gt;&lt;td&gt;マリョク&lt;/td&gt;&lt;td&gt;1&lt;/td&gt;&lt;td&gt;&lt;button type=&quot;button&quot; onclick=&quot;popCardMain('3-79')&quot;&gt;-&lt;/button&gt;&lt;/td&gt;&lt;td id=&quot;table-main-3-79-numCopies&quot;&gt;0&lt;/td&gt;&lt;td&gt;&lt;button type=&quot;button&quot; onclick=&quot;pushCardMain('3-79')&quot;&gt;+&lt;/button&gt;&lt;/td&gt;&lt;td&gt;&lt;button type=&quot;button&quot; onclick=&quot;popCardSide('3-79')&quot;&gt;-&lt;/button&gt;&lt;/td&gt;&lt;td id=&quot;table-side-3-79-numCopies&quot;&gt;0&lt;/td&gt;&lt;td&gt;&lt;button type=&quot;button&quot; onclick=&quot;pushCardSide('3-79')&quot;&gt;+&lt;/button&gt;&lt;/td&gt;&lt;/tr&gt;" calcext:value-type="string">
            <text:p>&lt;tr id="table-3-79" data-expansion="35" data-type="4" data-color="90"&gt;&lt;td&gt;3-79&lt;/td&gt;&lt;td&gt;ストーンマスク&lt;/td&gt;&lt;td&gt;無&lt;/td&gt;&lt;td&gt;マリョク&lt;/td&gt;&lt;td&gt;1&lt;/td&gt;&lt;td&gt;&lt;button type="button" onclick="popCardMain('3-79')"&gt;-&lt;/button&gt;&lt;/td&gt;&lt;td id="table-main-3-79-numCopies"&gt;0&lt;/td&gt;&lt;td&gt;&lt;button type="button" onclick="pushCardMain('3-79')"&gt;+&lt;/button&gt;&lt;/td&gt;&lt;td&gt;&lt;button type="button" onclick="popCardSide('3-79')"&gt;-&lt;/button&gt;&lt;/td&gt;&lt;td id="table-side-3-79-numCopies"&gt;0&lt;/td&gt;&lt;td&gt;&lt;button type="button" onclick="pushCardSide('3-79')"&gt;+&lt;/button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M309];[$HTML.$C$1];[.$B309];[$HTML.$D$1];[.$B309];[$HTML.$E$1];[.$B309];[$HTML.$F$1];[.$B309];[$HTML.$G$1])" office:value-type="string" office:string-value="&lt;div class=&quot;card&quot; id=&quot;main-3-80&quot;&gt;&lt;img width=&quot;115&quot; heidht=&quot;160&quot; src=&quot;https://one-draw.jp/ijinden/cardlist/003/card/03_080.png&quot; /&gt;&lt;div class=&quot;numCopies&quot; id=&quot;main-3-80-numCopies&quot;&gt;0&lt;/div&gt;&lt;button type=&quot;button&quot; class=&quot;pop&quot; onclick=&quot;popCardMain('3-80');&quot;&gt;-&lt;/button&gt;&lt;button type=&quot;button&quot; class=&quot;push&quot; onclick=&quot;pushCardMain('3-80');&quot;&gt;+&lt;/button&gt;&lt;button type=&quot;button&quot; class=&quot;drop&quot; onclick=&quot;dropCardMain('3-80');&quot;&gt;↓&lt;/button&gt;&lt;/div&gt;" calcext:value-type="string">
            <text:p>&lt;div class="card" id="main-3-80"&gt;&lt;img width="115" heidht="160" src="https://one-draw.jp/ijinden/cardlist/003/card/03_080.png" /&gt;&lt;div class="numCopies" id="main-3-80-numCopies"&gt;0&lt;/div&gt;&lt;button type="button" class="pop" onclick="popCardMain('3-80');"&gt;-&lt;/button&gt;&lt;button type="button" class="push" onclick="pushCardMain('3-80');"&gt;+&lt;/button&gt;&lt;button type="button" class="drop" onclick="dropCardMain('3-80');"&gt;↓&lt;/button&gt;&lt;/div&gt;</text:p>
          </table:table-cell>
          <table:table-cell table:formula="of:=CONCATENATE([$HTML.$A$2];[.$B309];[$HTML.$B$2];[.$M309];[$HTML.$C$2];[.$B309];[$HTML.$D$2];[.$B309];[$HTML.$E$2];[.$B309];[$HTML.$F$2];[.$B309];[$HTML.$G$2])" office:value-type="string" office:string-value="&lt;div class=&quot;card&quot; id=&quot;side-3-80&quot;&gt;&lt;img width=&quot;115&quot; heidht=&quot;160&quot; src=&quot;https://one-draw.jp/ijinden/cardlist/003/card/03_080.png&quot; /&gt;&lt;div class=&quot;numCopies&quot; id=&quot;side-3-80-numCopies&quot;&gt;0&lt;/div&gt;&lt;button type=&quot;button&quot; class=&quot;pop&quot; onclick=&quot;popCardSide('3-80');&quot;&gt;-&lt;/button&gt;&lt;button type=&quot;button&quot; class=&quot;push&quot; onclick=&quot;pushCardSide('3-80');&quot;&gt;+&lt;/button&gt;&lt;button type=&quot;button&quot; class=&quot;raise&quot; onclick=&quot;raiseCardSide('3-80');&quot;&gt;↑&lt;/button&gt;&lt;/div&gt;" calcext:value-type="string">
            <text:p>&lt;div class="card" id="side-3-80"&gt;&lt;img width="115" heidht="160" src="https://one-draw.jp/ijinden/cardlist/003/card/03_080.png" /&gt;&lt;div class="numCopies" id="side-3-80-numCopies"&gt;0&lt;/div&gt;&lt;button type="button" class="pop" onclick="popCardSide('3-80');"&gt;-&lt;/button&gt;&lt;button type="button" class="push" onclick="pushCardSide('3-80');"&gt;+&lt;/button&gt;&lt;button type="button" class="raise" onclick="raiseCardSide('3-80');"&gt;↑&lt;/button&gt;&lt;/div&gt;</text:p>
          </table:table-cell>
          <table:table-cell table:formula="of:=CONCATENATE([$HTML.$A$3];[.B309];[$HTML.$B$3];[.F309];[$HTML.$C$3];[.H309];[$HTML.$D$3];[.J309];[$HTML.$E$3];[.B309];[$HTML.$F$3];[.D309];[$HTML.$G$3];[.I309];[$HTML.$H$3];[.G309];[$HTML.$I$3];[.K309];[$HTML.$J$3];[.B309];[$HTML.$K$3];[.B309];[$HTML.$L$3];[.B309];[$HTML.$M$3];[.B309];[$HTML.$N$3];[.B309];[$HTML.$O$3];[.B309];[$HTML.$P$3])" office:value-type="string" office:string-value="&lt;tr id=&quot;table-3-80&quot; data-expansion=&quot;35&quot; data-type=&quot;4&quot; data-color=&quot;90&quot;&gt;&lt;td&gt;3-80&lt;/td&gt;&lt;td&gt;オブシディアン&lt;/td&gt;&lt;td&gt;無&lt;/td&gt;&lt;td&gt;マリョク&lt;/td&gt;&lt;td&gt;3&lt;/td&gt;&lt;td&gt;&lt;button type=&quot;button&quot; onclick=&quot;popCardMain('3-80')&quot;&gt;-&lt;/button&gt;&lt;/td&gt;&lt;td id=&quot;table-main-3-80-numCopies&quot;&gt;0&lt;/td&gt;&lt;td&gt;&lt;button type=&quot;button&quot; onclick=&quot;pushCardMain('3-80')&quot;&gt;+&lt;/button&gt;&lt;/td&gt;&lt;td&gt;&lt;button type=&quot;button&quot; onclick=&quot;popCardSide('3-80')&quot;&gt;-&lt;/button&gt;&lt;/td&gt;&lt;td id=&quot;table-side-3-80-numCopies&quot;&gt;0&lt;/td&gt;&lt;td&gt;&lt;button type=&quot;button&quot; onclick=&quot;pushCardSide('3-80')&quot;&gt;+&lt;/button&gt;&lt;/td&gt;&lt;/tr&gt;" calcext:value-type="string">
            <text:p>&lt;tr id="table-3-80" data-expansion="35" data-type="4" data-color="90"&gt;&lt;td&gt;3-80&lt;/td&gt;&lt;td&gt;オブシディアン&lt;/td&gt;&lt;td&gt;無&lt;/td&gt;&lt;td&gt;マリョク&lt;/td&gt;&lt;td&gt;3&lt;/td&gt;&lt;td&gt;&lt;button type="button" onclick="popCardMain('3-80')"&gt;-&lt;/button&gt;&lt;/td&gt;&lt;td id="table-main-3-80-numCopies"&gt;0&lt;/td&gt;&lt;td&gt;&lt;button type="button" onclick="pushCardMain('3-80')"&gt;+&lt;/button&gt;&lt;/td&gt;&lt;td&gt;&lt;button type="button" onclick="popCardSide('3-80')"&gt;-&lt;/button&gt;&lt;/td&gt;&lt;td id="table-side-3-80-numCopies"&gt;0&lt;/td&gt;&lt;td&gt;&lt;button type="button" onclick="pushCardSide('3-80')"&gt;+&lt;/button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4"/>
        </table:table-row>
        <table:table-row table:style-name="ro2">
          <table:table-cell table:number-columns-repeated="16364"/>
        </table:table-row>
      </table:table>
      <table:table table:name="収録番号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17"/>
        <table:table-row table:style-name="ro2">
          <table:table-cell office:value-type="string" calcext:value-type="string">
            <text:p>&lt;div class="card" id="main-</text:p>
          </table:table-cell>
          <table:table-cell office:value-type="string" calcext:value-type="string">
            <text:p>"&gt;&lt;img width="115" heidht="160" src="</text:p>
          </table:table-cell>
          <table:table-cell office:value-type="string" calcext:value-type="string">
            <text:p>" /&gt;&lt;div class="numCopies" id="main-</text:p>
          </table:table-cell>
          <table:table-cell office:value-type="string" calcext:value-type="string">
            <text:p>-numCopies"&gt;0&lt;/div&gt;&lt;button type="button" class="pop" onclick="popCardMain('</text:p>
          </table:table-cell>
          <table:table-cell office:value-type="string" calcext:value-type="string">
            <text:p>');"&gt;-&lt;/button&gt;&lt;button type="button" class="push" onclick="pushCardMain('</text:p>
          </table:table-cell>
          <table:table-cell office:value-type="string" calcext:value-type="string">
            <text:p>');"&gt;+&lt;/button&gt;&lt;button type="button" class="drop" onclick="dropCardMain('</text:p>
          </table:table-cell>
          <table:table-cell office:value-type="string" calcext:value-type="string">
            <text:p>');"&gt;↓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ard" id="side-</text:p>
          </table:table-cell>
          <table:table-cell office:value-type="string" calcext:value-type="string">
            <text:p>"&gt;&lt;img width="115" heidht="160" src="</text:p>
          </table:table-cell>
          <table:table-cell office:value-type="string" calcext:value-type="string">
            <text:p>" /&gt;&lt;div class="numCopies" id="side-</text:p>
          </table:table-cell>
          <table:table-cell office:value-type="string" calcext:value-type="string">
            <text:p>-numCopies"&gt;0&lt;/div&gt;&lt;button type="button" class="pop" onclick="popCardSide('</text:p>
          </table:table-cell>
          <table:table-cell office:value-type="string" calcext:value-type="string">
            <text:p>');"&gt;-&lt;/button&gt;&lt;button type="button" class="push" onclick="pushCardSide('</text:p>
          </table:table-cell>
          <table:table-cell office:value-type="string" calcext:value-type="string">
            <text:p>');"&gt;+&lt;/button&gt;&lt;button type="button" class="raise" onclick="raiseCardSide('</text:p>
          </table:table-cell>
          <table:table-cell office:value-type="string" calcext:value-type="string">
            <text:p>');"&gt;↑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&gt;&lt;td&gt;</text:p>
          </table:table-cell>
          <table:table-cell table:number-columns-repeated="4" office:value-type="string" calcext:value-type="string">
            <text:p>&lt;/td&gt;&lt;td&gt;</text:p>
          </table:table-cell>
          <table:table-cell office:value-type="string" calcext:value-type="string">
            <text:p>&lt;/td&gt;&lt;td&gt;&lt;button type="button" onclick="popCardMain('</text:p>
          </table:table-cell>
          <table:table-cell office:value-type="string" calcext:value-type="string">
            <text:p>')"&gt;-&lt;/button&gt;&lt;/td&gt;&lt;td id="table-main-</text:p>
          </table:table-cell>
          <table:table-cell office:value-type="string" calcext:value-type="string">
            <text:p>-numCopies"&gt;0&lt;/td&gt;&lt;td&gt;&lt;button type="button" onclick="pushCardMain('</text:p>
          </table:table-cell>
          <table:table-cell office:value-type="string" calcext:value-type="string">
            <text:p>')"&gt;+&lt;/button&gt;&lt;/td&gt;&lt;td&gt;&lt;button type="button" onclick="popCardSide('</text:p>
          </table:table-cell>
          <table:table-cell office:value-type="string" calcext:value-type="string">
            <text:p>')"&gt;-&lt;/button&gt;&lt;/td&gt;&lt;td id="table-side-</text:p>
          </table:table-cell>
          <table:table-cell office:value-type="string" calcext:value-type="string">
            <text:p>-numCopies"&gt;0&lt;/td&gt;&lt;td&gt;&lt;button type="button" onclick="pushCardSide('</text:p>
          </table:table-cell>
          <table:table-cell office:value-type="string" calcext:value-type="string">
            <text:p>')"&gt;+&lt;/button&gt;&lt;/td&gt;&lt;/tr&gt;</text:p>
          </table:table-cell>
          <table:table-cell table:number-columns-repeated="16368"/>
        </table:table-row>
      </table:table>
      <table:table table:name="更新履歴" table:style-name="ta1">
        <office:forms form:automatic-focus="false" form:apply-design-mode="false"/>
        <table:table-column table:style-name="co10" table:default-cell-style-name="ce21"/>
        <table:table-column table:style-name="co11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P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00/00/00</text:date>, <text:time style:data-style-name="N2" text:time-value="07:33:48.72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03T07:34:20.346000000</dc:date>
    <meta:editing-duration>PT4H45M20S</meta:editing-duration>
    <meta:editing-cycles>150</meta:editing-cycles>
    <meta:generator>LibreOffice/7.5.3.2$Windows_X86_64 LibreOffice_project/9f56dff12ba03b9acd7730a5a481eea045e468f3</meta:generator>
    <meta:document-statistic meta:table-count="6" meta:cell-count="5022" meta:object-count="0"/>
  </office:meta>
</office:document-meta>
</file>